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Umean</text:p>
          </table:table-cell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/>
          <table:table-cell office:value-type="string">
            <text:p>Ufluc</text:p>
          </table:table-cell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/>
          <table:table-cell office:value-type="string">
            <text:p>Vfluc</text:p>
          </table:table-cell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</table:table-row>
        <table:table-row table:style-name="ro1">
          <table:table-cell office:value-type="float" office:value="0.4921875">
            <text:p>0.492187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4921875">
            <text:p>0.4921875</text:p>
          </table:table-cell>
          <table:table-cell table:number-columns-repeated="3" office:value-type="float" office:value="0">
            <text:p>0</text:p>
          </table:table-cell>
          <table:table-cell table:formula="of:=[.G2]^2" office:value-type="float" office:value="0">
            <text:p>0</text:p>
          </table:table-cell>
          <table:table-cell table:formula="of:=[.H2]^2" office:value-type="float" office:value="0">
            <text:p>0</text:p>
          </table:table-cell>
          <table:table-cell table:formula="of:=[.I2]^2" office:value-type="float" office:value="0">
            <text:p>0</text:p>
          </table:table-cell>
          <table:table-cell/>
          <table:table-cell office:value-type="float" office:value="0.4921875">
            <text:p>0.4921875</text:p>
          </table:table-cell>
          <table:table-cell table:number-columns-repeated="3" office:value-type="float" office:value="0">
            <text:p>0</text:p>
          </table:table-cell>
          <table:table-cell table:formula="of:=[.O2]^2" office:value-type="float" office:value="0">
            <text:p>0</text:p>
          </table:table-cell>
          <table:table-cell table:formula="of:=[.P2]^2" office:value-type="float" office:value="0">
            <text:p>0</text:p>
          </table:table-cell>
          <table:table-cell table:formula="of:=[.Q2]^2" office:value-type="float" office:value="0">
            <text:p>0</text:p>
          </table:table-cell>
        </table:table-row>
        <table:table-row table:style-name="ro1">
          <table:table-cell office:value-type="float" office:value="0.5078125">
            <text:p>0.5078125</text:p>
          </table:table-cell>
          <table:table-cell office:value-type="float" office:value="0.00055578">
            <text:p>0.00055578</text:p>
          </table:table-cell>
          <table:table-cell office:value-type="float" office:value="-0.000654715">
            <text:p>-0.000654715</text:p>
          </table:table-cell>
          <table:table-cell office:value-type="float" office:value="-0.00248808">
            <text:p>-0.00248808</text:p>
          </table:table-cell>
          <table:table-cell/>
          <table:table-cell office:value-type="float" office:value="0.5078125">
            <text:p>0.5078125</text:p>
          </table:table-cell>
          <table:table-cell office:value-type="float" office:value="0.318527">
            <text:p>0.318527</text:p>
          </table:table-cell>
          <table:table-cell office:value-type="float" office:value="0.245013">
            <text:p>0.245013</text:p>
          </table:table-cell>
          <table:table-cell office:value-type="float" office:value="0.211153">
            <text:p>0.211153</text:p>
          </table:table-cell>
          <table:table-cell table:formula="of:=[.G3]^2" office:value-type="float" office:value="0.101459449729">
            <text:p>0.101459449729</text:p>
          </table:table-cell>
          <table:table-cell table:formula="of:=[.H3]^2" office:value-type="float" office:value="0.060031370169">
            <text:p>0.060031370169</text:p>
          </table:table-cell>
          <table:table-cell table:formula="of:=[.I3]^2" office:value-type="float" office:value="0.044585589409">
            <text:p>0.044585589409</text:p>
          </table:table-cell>
          <table:table-cell/>
          <table:table-cell office:value-type="float" office:value="0.5078125">
            <text:p>0.5078125</text:p>
          </table:table-cell>
          <table:table-cell office:value-type="float" office:value="0.0194533">
            <text:p>0.0194533</text:p>
          </table:table-cell>
          <table:table-cell office:value-type="float" office:value="0.0275203">
            <text:p>0.0275203</text:p>
          </table:table-cell>
          <table:table-cell office:value-type="float" office:value="0.0317683">
            <text:p>0.0317683</text:p>
          </table:table-cell>
          <table:table-cell table:formula="of:=[.O3]^2" office:value-type="float" office:value="0.00037843088089">
            <text:p>0.00037843088089</text:p>
          </table:table-cell>
          <table:table-cell table:formula="of:=[.P3]^2" office:value-type="float" office:value="0.00075736691209">
            <text:p>0.00075736691209</text:p>
          </table:table-cell>
          <table:table-cell table:formula="of:=[.Q3]^2" office:value-type="float" office:value="0.00100922488489">
            <text:p>0.00100922488489</text:p>
          </table:table-cell>
        </table:table-row>
        <table:table-row table:style-name="ro1">
          <table:table-cell office:value-type="float" office:value="0.5234375">
            <text:p>0.5234375</text:p>
          </table:table-cell>
          <table:table-cell office:value-type="float" office:value="0.00884527">
            <text:p>0.00884527</text:p>
          </table:table-cell>
          <table:table-cell office:value-type="float" office:value="-0.00492145">
            <text:p>-0.00492145</text:p>
          </table:table-cell>
          <table:table-cell office:value-type="float" office:value="-0.0140268">
            <text:p>-0.0140268</text:p>
          </table:table-cell>
          <table:table-cell/>
          <table:table-cell office:value-type="float" office:value="0.5234375">
            <text:p>0.5234375</text:p>
          </table:table-cell>
          <table:table-cell office:value-type="float" office:value="0.726578">
            <text:p>0.726578</text:p>
          </table:table-cell>
          <table:table-cell office:value-type="float" office:value="0.553087">
            <text:p>0.553087</text:p>
          </table:table-cell>
          <table:table-cell office:value-type="float" office:value="0.451594">
            <text:p>0.451594</text:p>
          </table:table-cell>
          <table:table-cell table:formula="of:=[.G4]^2" office:value-type="float" office:value="0.527915590084">
            <text:p>0.527915590084</text:p>
          </table:table-cell>
          <table:table-cell table:formula="of:=[.H4]^2" office:value-type="float" office:value="0.305905229569">
            <text:p>0.305905229569</text:p>
          </table:table-cell>
          <table:table-cell table:formula="of:=[.I4]^2" office:value-type="float" office:value="0.203937140836">
            <text:p>0.203937140836</text:p>
          </table:table-cell>
          <table:table-cell/>
          <table:table-cell office:value-type="float" office:value="0.5234375">
            <text:p>0.5234375</text:p>
          </table:table-cell>
          <table:table-cell office:value-type="float" office:value="0.0764577">
            <text:p>0.0764577</text:p>
          </table:table-cell>
          <table:table-cell office:value-type="float" office:value="0.0985745">
            <text:p>0.0985745</text:p>
          </table:table-cell>
          <table:table-cell office:value-type="float" office:value="0.110928">
            <text:p>0.110928</text:p>
          </table:table-cell>
          <table:table-cell table:formula="of:=[.O4]^2" office:value-type="float" office:value="0.00584577988929">
            <text:p>0.00584577988929</text:p>
          </table:table-cell>
          <table:table-cell table:formula="of:=[.P4]^2" office:value-type="float" office:value="0.00971693205025">
            <text:p>0.00971693205025</text:p>
          </table:table-cell>
          <table:table-cell table:formula="of:=[.Q4]^2" office:value-type="float" office:value="0.012305021184">
            <text:p>0.012305021184</text:p>
          </table:table-cell>
        </table:table-row>
        <table:table-row table:style-name="ro1">
          <table:table-cell office:value-type="float" office:value="0.5390625">
            <text:p>0.5390625</text:p>
          </table:table-cell>
          <table:table-cell office:value-type="float" office:value="0.026201">
            <text:p>0.026201</text:p>
          </table:table-cell>
          <table:table-cell office:value-type="float" office:value="-0.0132075">
            <text:p>-0.0132075</text:p>
          </table:table-cell>
          <table:table-cell office:value-type="float" office:value="-0.025116">
            <text:p>-0.025116</text:p>
          </table:table-cell>
          <table:table-cell/>
          <table:table-cell office:value-type="float" office:value="0.5390625">
            <text:p>0.5390625</text:p>
          </table:table-cell>
          <table:table-cell office:value-type="float" office:value="0.883494">
            <text:p>0.883494</text:p>
          </table:table-cell>
          <table:table-cell office:value-type="float" office:value="0.642077">
            <text:p>0.642077</text:p>
          </table:table-cell>
          <table:table-cell office:value-type="float" office:value="0.506027">
            <text:p>0.506027</text:p>
          </table:table-cell>
          <table:table-cell table:formula="of:=[.G5]^2" office:value-type="float" office:value="0.780561648036">
            <text:p>0.780561648036</text:p>
          </table:table-cell>
          <table:table-cell table:formula="of:=[.H5]^2" office:value-type="float" office:value="0.412262873929">
            <text:p>0.412262873929</text:p>
          </table:table-cell>
          <table:table-cell table:formula="of:=[.I5]^2" office:value-type="float" office:value="0.256063324729">
            <text:p>0.256063324729</text:p>
          </table:table-cell>
          <table:table-cell/>
          <table:table-cell office:value-type="float" office:value="0.5390625">
            <text:p>0.5390625</text:p>
          </table:table-cell>
          <table:table-cell office:value-type="float" office:value="0.157242">
            <text:p>0.157242</text:p>
          </table:table-cell>
          <table:table-cell office:value-type="float" office:value="0.168919">
            <text:p>0.168919</text:p>
          </table:table-cell>
          <table:table-cell office:value-type="float" office:value="0.171047">
            <text:p>0.171047</text:p>
          </table:table-cell>
          <table:table-cell table:formula="of:=[.O5]^2" office:value-type="float" office:value="0.024725046564">
            <text:p>0.024725046564</text:p>
          </table:table-cell>
          <table:table-cell table:formula="of:=[.P5]^2" office:value-type="float" office:value="0.028533628561">
            <text:p>0.028533628561</text:p>
          </table:table-cell>
          <table:table-cell table:formula="of:=[.Q5]^2" office:value-type="float" office:value="0.029257076209">
            <text:p>0.029257076209</text:p>
          </table:table-cell>
        </table:table-row>
        <table:table-row table:style-name="ro1">
          <table:table-cell office:value-type="float" office:value="0.5546875">
            <text:p>0.5546875</text:p>
          </table:table-cell>
          <table:table-cell office:value-type="float" office:value="0.044408">
            <text:p>0.044408</text:p>
          </table:table-cell>
          <table:table-cell office:value-type="float" office:value="-0.0228355">
            <text:p>-0.0228355</text:p>
          </table:table-cell>
          <table:table-cell office:value-type="float" office:value="-0.0327495">
            <text:p>-0.0327495</text:p>
          </table:table-cell>
          <table:table-cell/>
          <table:table-cell office:value-type="float" office:value="0.5546875">
            <text:p>0.5546875</text:p>
          </table:table-cell>
          <table:table-cell office:value-type="float" office:value="0.951541">
            <text:p>0.951541</text:p>
          </table:table-cell>
          <table:table-cell office:value-type="float" office:value="0.663592">
            <text:p>0.663592</text:p>
          </table:table-cell>
          <table:table-cell office:value-type="float" office:value="0.526013">
            <text:p>0.526013</text:p>
          </table:table-cell>
          <table:table-cell table:formula="of:=[.G6]^2" office:value-type="float" office:value="0.905430274681">
            <text:p>0.905430274681</text:p>
          </table:table-cell>
          <table:table-cell table:formula="of:=[.H6]^2" office:value-type="float" office:value="0.440354342464">
            <text:p>0.440354342464</text:p>
          </table:table-cell>
          <table:table-cell table:formula="of:=[.I6]^2" office:value-type="float" office:value="0.276689676169">
            <text:p>0.276689676169</text:p>
          </table:table-cell>
          <table:table-cell/>
          <table:table-cell office:value-type="float" office:value="0.5546875">
            <text:p>0.5546875</text:p>
          </table:table-cell>
          <table:table-cell office:value-type="float" office:value="0.23423">
            <text:p>0.23423</text:p>
          </table:table-cell>
          <table:table-cell office:value-type="float" office:value="0.211602">
            <text:p>0.211602</text:p>
          </table:table-cell>
          <table:table-cell office:value-type="float" office:value="0.200817">
            <text:p>0.200817</text:p>
          </table:table-cell>
          <table:table-cell table:formula="of:=[.O6]^2" office:value-type="float" office:value="0.0548636929">
            <text:p>0.0548636929</text:p>
          </table:table-cell>
          <table:table-cell table:formula="of:=[.P6]^2" office:value-type="float" office:value="0.044775406404">
            <text:p>0.044775406404</text:p>
          </table:table-cell>
          <table:table-cell table:formula="of:=[.Q6]^2" office:value-type="float" office:value="0.040327467489">
            <text:p>0.040327467489</text:p>
          </table:table-cell>
        </table:table-row>
        <table:table-row table:style-name="ro1">
          <table:table-cell office:value-type="float" office:value="0.5703125">
            <text:p>0.5703125</text:p>
          </table:table-cell>
          <table:table-cell office:value-type="float" office:value="0.0550475">
            <text:p>0.0550475</text:p>
          </table:table-cell>
          <table:table-cell office:value-type="float" office:value="-0.0326977">
            <text:p>-0.0326977</text:p>
          </table:table-cell>
          <table:table-cell office:value-type="float" office:value="-0.0438363">
            <text:p>-0.0438363</text:p>
          </table:table-cell>
          <table:table-cell/>
          <table:table-cell office:value-type="float" office:value="0.5703125">
            <text:p>0.5703125</text:p>
          </table:table-cell>
          <table:table-cell office:value-type="float" office:value="0.985606">
            <text:p>0.985606</text:p>
          </table:table-cell>
          <table:table-cell office:value-type="float" office:value="0.674467">
            <text:p>0.674467</text:p>
          </table:table-cell>
          <table:table-cell office:value-type="float" office:value="0.540048">
            <text:p>0.540048</text:p>
          </table:table-cell>
          <table:table-cell table:formula="of:=[.G7]^2" office:value-type="float" office:value="0.971419187236">
            <text:p>0.971419187236</text:p>
          </table:table-cell>
          <table:table-cell table:formula="of:=[.H7]^2" office:value-type="float" office:value="0.454905734089">
            <text:p>0.454905734089</text:p>
          </table:table-cell>
          <table:table-cell table:formula="of:=[.I7]^2" office:value-type="float" office:value="0.291651842304">
            <text:p>0.291651842304</text:p>
          </table:table-cell>
          <table:table-cell/>
          <table:table-cell office:value-type="float" office:value="0.5703125">
            <text:p>0.5703125</text:p>
          </table:table-cell>
          <table:table-cell office:value-type="float" office:value="0.303384">
            <text:p>0.303384</text:p>
          </table:table-cell>
          <table:table-cell office:value-type="float" office:value="0.235343">
            <text:p>0.235343</text:p>
          </table:table-cell>
          <table:table-cell office:value-type="float" office:value="0.225837">
            <text:p>0.225837</text:p>
          </table:table-cell>
          <table:table-cell table:formula="of:=[.O7]^2" office:value-type="float" office:value="0.092041851456">
            <text:p>0.092041851456</text:p>
          </table:table-cell>
          <table:table-cell table:formula="of:=[.P7]^2" office:value-type="float" office:value="0.055386327649">
            <text:p>0.055386327649</text:p>
          </table:table-cell>
          <table:table-cell table:formula="of:=[.Q7]^2" office:value-type="float" office:value="0.051002350569">
            <text:p>0.051002350569</text:p>
          </table:table-cell>
        </table:table-row>
        <table:table-row table:style-name="ro1">
          <table:table-cell office:value-type="float" office:value="0.5859375">
            <text:p>0.5859375</text:p>
          </table:table-cell>
          <table:table-cell office:value-type="float" office:value="0.0540078">
            <text:p>0.0540078</text:p>
          </table:table-cell>
          <table:table-cell office:value-type="float" office:value="-0.0459655">
            <text:p>-0.0459655</text:p>
          </table:table-cell>
          <table:table-cell office:value-type="float" office:value="-0.0581852">
            <text:p>-0.0581852</text:p>
          </table:table-cell>
          <table:table-cell/>
          <table:table-cell office:value-type="float" office:value="0.5859375">
            <text:p>0.5859375</text:p>
          </table:table-cell>
          <table:table-cell office:value-type="float" office:value="0.994812">
            <text:p>0.994812</text:p>
          </table:table-cell>
          <table:table-cell office:value-type="float" office:value="0.677383">
            <text:p>0.677383</text:p>
          </table:table-cell>
          <table:table-cell office:value-type="float" office:value="0.548565">
            <text:p>0.548565</text:p>
          </table:table-cell>
          <table:table-cell table:formula="of:=[.G8]^2" office:value-type="float" office:value="0.989650915344">
            <text:p>0.989650915344</text:p>
          </table:table-cell>
          <table:table-cell table:formula="of:=[.H8]^2" office:value-type="float" office:value="0.458847728689">
            <text:p>0.458847728689</text:p>
          </table:table-cell>
          <table:table-cell table:formula="of:=[.I8]^2" office:value-type="float" office:value="0.300923559225">
            <text:p>0.300923559225</text:p>
          </table:table-cell>
          <table:table-cell/>
          <table:table-cell office:value-type="float" office:value="0.5859375">
            <text:p>0.5859375</text:p>
          </table:table-cell>
          <table:table-cell office:value-type="float" office:value="0.359281">
            <text:p>0.359281</text:p>
          </table:table-cell>
          <table:table-cell office:value-type="float" office:value="0.248033">
            <text:p>0.248033</text:p>
          </table:table-cell>
          <table:table-cell office:value-type="float" office:value="0.241629">
            <text:p>0.241629</text:p>
          </table:table-cell>
          <table:table-cell table:formula="of:=[.O8]^2" office:value-type="float" office:value="0.129082836961">
            <text:p>0.129082836961</text:p>
          </table:table-cell>
          <table:table-cell table:formula="of:=[.P8]^2" office:value-type="float" office:value="0.061520369089">
            <text:p>0.061520369089</text:p>
          </table:table-cell>
          <table:table-cell table:formula="of:=[.Q8]^2" office:value-type="float" office:value="0.058384573641">
            <text:p>0.058384573641</text:p>
          </table:table-cell>
        </table:table-row>
        <table:table-row table:style-name="ro1">
          <table:table-cell office:value-type="float" office:value="0.601562">
            <text:p>0.601562</text:p>
          </table:table-cell>
          <table:table-cell office:value-type="float" office:value="0.04418">
            <text:p>0.04418</text:p>
          </table:table-cell>
          <table:table-cell office:value-type="float" office:value="-0.063287">
            <text:p>-0.063287</text:p>
          </table:table-cell>
          <table:table-cell office:value-type="float" office:value="-0.0743337">
            <text:p>-0.0743337</text:p>
          </table:table-cell>
          <table:table-cell/>
          <table:table-cell office:value-type="float" office:value="0.601562">
            <text:p>0.601562</text:p>
          </table:table-cell>
          <table:table-cell office:value-type="float" office:value="0.992084">
            <text:p>0.992084</text:p>
          </table:table-cell>
          <table:table-cell office:value-type="float" office:value="0.675126">
            <text:p>0.675126</text:p>
          </table:table-cell>
          <table:table-cell office:value-type="float" office:value="0.548518">
            <text:p>0.548518</text:p>
          </table:table-cell>
          <table:table-cell table:formula="of:=[.G9]^2" office:value-type="float" office:value="0.984230663056">
            <text:p>0.984230663056</text:p>
          </table:table-cell>
          <table:table-cell table:formula="of:=[.H9]^2" office:value-type="float" office:value="0.455795115876">
            <text:p>0.455795115876</text:p>
          </table:table-cell>
          <table:table-cell table:formula="of:=[.I9]^2" office:value-type="float" office:value="0.300871996324">
            <text:p>0.300871996324</text:p>
          </table:table-cell>
          <table:table-cell/>
          <table:table-cell office:value-type="float" office:value="0.601562">
            <text:p>0.601562</text:p>
          </table:table-cell>
          <table:table-cell office:value-type="float" office:value="0.402097">
            <text:p>0.402097</text:p>
          </table:table-cell>
          <table:table-cell office:value-type="float" office:value="0.255698">
            <text:p>0.255698</text:p>
          </table:table-cell>
          <table:table-cell office:value-type="float" office:value="0.25165">
            <text:p>0.25165</text:p>
          </table:table-cell>
          <table:table-cell table:formula="of:=[.O9]^2" office:value-type="float" office:value="0.161681997409">
            <text:p>0.161681997409</text:p>
          </table:table-cell>
          <table:table-cell table:formula="of:=[.P9]^2" office:value-type="float" office:value="0.065381467204">
            <text:p>0.065381467204</text:p>
          </table:table-cell>
          <table:table-cell table:formula="of:=[.Q9]^2" office:value-type="float" office:value="0.0633277225">
            <text:p>0.0633277225</text:p>
          </table:table-cell>
        </table:table-row>
        <table:table-row table:style-name="ro1">
          <table:table-cell office:value-type="float" office:value="0.617188">
            <text:p>0.617188</text:p>
          </table:table-cell>
          <table:table-cell office:value-type="float" office:value="0.0354763">
            <text:p>0.0354763</text:p>
          </table:table-cell>
          <table:table-cell office:value-type="float" office:value="-0.0807535">
            <text:p>-0.0807535</text:p>
          </table:table-cell>
          <table:table-cell office:value-type="float" office:value="-0.0889848">
            <text:p>-0.0889848</text:p>
          </table:table-cell>
          <table:table-cell/>
          <table:table-cell office:value-type="float" office:value="0.617188">
            <text:p>0.617188</text:p>
          </table:table-cell>
          <table:table-cell office:value-type="float" office:value="0.986034">
            <text:p>0.986034</text:p>
          </table:table-cell>
          <table:table-cell office:value-type="float" office:value="0.672721">
            <text:p>0.672721</text:p>
          </table:table-cell>
          <table:table-cell office:value-type="float" office:value="0.547635">
            <text:p>0.547635</text:p>
          </table:table-cell>
          <table:table-cell table:formula="of:=[.G10]^2" office:value-type="float" office:value="0.972263049156">
            <text:p>0.972263049156</text:p>
          </table:table-cell>
          <table:table-cell table:formula="of:=[.H10]^2" office:value-type="float" office:value="0.452553543841">
            <text:p>0.452553543841</text:p>
          </table:table-cell>
          <table:table-cell table:formula="of:=[.I10]^2" office:value-type="float" office:value="0.299904093225">
            <text:p>0.299904093225</text:p>
          </table:table-cell>
          <table:table-cell/>
          <table:table-cell office:value-type="float" office:value="0.617188">
            <text:p>0.617188</text:p>
          </table:table-cell>
          <table:table-cell office:value-type="float" office:value="0.435675">
            <text:p>0.435675</text:p>
          </table:table-cell>
          <table:table-cell office:value-type="float" office:value="0.264926">
            <text:p>0.264926</text:p>
          </table:table-cell>
          <table:table-cell office:value-type="float" office:value="0.262005">
            <text:p>0.262005</text:p>
          </table:table-cell>
          <table:table-cell table:formula="of:=[.O10]^2" office:value-type="float" office:value="0.189812705625">
            <text:p>0.189812705625</text:p>
          </table:table-cell>
          <table:table-cell table:formula="of:=[.P10]^2" office:value-type="float" office:value="0.070185785476">
            <text:p>0.070185785476</text:p>
          </table:table-cell>
          <table:table-cell table:formula="of:=[.Q10]^2" office:value-type="float" office:value="0.068646620025">
            <text:p>0.068646620025</text:p>
          </table:table-cell>
        </table:table-row>
        <table:table-row table:style-name="ro1">
          <table:table-cell office:value-type="float" office:value="0.632812">
            <text:p>0.632812</text:p>
          </table:table-cell>
          <table:table-cell office:value-type="float" office:value="0.0272167">
            <text:p>0.0272167</text:p>
          </table:table-cell>
          <table:table-cell office:value-type="float" office:value="-0.095261">
            <text:p>-0.095261</text:p>
          </table:table-cell>
          <table:table-cell office:value-type="float" office:value="-0.101384">
            <text:p>-0.101384</text:p>
          </table:table-cell>
          <table:table-cell/>
          <table:table-cell office:value-type="float" office:value="0.632812">
            <text:p>0.632812</text:p>
          </table:table-cell>
          <table:table-cell office:value-type="float" office:value="0.974073">
            <text:p>0.974073</text:p>
          </table:table-cell>
          <table:table-cell office:value-type="float" office:value="0.676582">
            <text:p>0.676582</text:p>
          </table:table-cell>
          <table:table-cell office:value-type="float" office:value="0.548658">
            <text:p>0.548658</text:p>
          </table:table-cell>
          <table:table-cell table:formula="of:=[.G11]^2" office:value-type="float" office:value="0.948818209329">
            <text:p>0.948818209329</text:p>
          </table:table-cell>
          <table:table-cell table:formula="of:=[.H11]^2" office:value-type="float" office:value="0.457763202724">
            <text:p>0.457763202724</text:p>
          </table:table-cell>
          <table:table-cell table:formula="of:=[.I11]^2" office:value-type="float" office:value="0.301025600964">
            <text:p>0.301025600964</text:p>
          </table:table-cell>
          <table:table-cell/>
          <table:table-cell office:value-type="float" office:value="0.632812">
            <text:p>0.632812</text:p>
          </table:table-cell>
          <table:table-cell office:value-type="float" office:value="0.464974">
            <text:p>0.464974</text:p>
          </table:table-cell>
          <table:table-cell office:value-type="float" office:value="0.272854">
            <text:p>0.272854</text:p>
          </table:table-cell>
          <table:table-cell office:value-type="float" office:value="0.269309">
            <text:p>0.269309</text:p>
          </table:table-cell>
          <table:table-cell table:formula="of:=[.O11]^2" office:value-type="float" office:value="0.216200820676">
            <text:p>0.216200820676</text:p>
          </table:table-cell>
          <table:table-cell table:formula="of:=[.P11]^2" office:value-type="float" office:value="0.074449305316">
            <text:p>0.074449305316</text:p>
          </table:table-cell>
          <table:table-cell table:formula="of:=[.Q11]^2" office:value-type="float" office:value="0.072527337481">
            <text:p>0.072527337481</text:p>
          </table:table-cell>
        </table:table-row>
        <table:table-row table:style-name="ro1">
          <table:table-cell office:value-type="float" office:value="0.648438">
            <text:p>0.648438</text:p>
          </table:table-cell>
          <table:table-cell office:value-type="float" office:value="0.0182593">
            <text:p>0.0182593</text:p>
          </table:table-cell>
          <table:table-cell office:value-type="float" office:value="-0.106217">
            <text:p>-0.106217</text:p>
          </table:table-cell>
          <table:table-cell office:value-type="float" office:value="-0.111673">
            <text:p>-0.111673</text:p>
          </table:table-cell>
          <table:table-cell/>
          <table:table-cell office:value-type="float" office:value="0.648438">
            <text:p>0.648438</text:p>
          </table:table-cell>
          <table:table-cell office:value-type="float" office:value="0.959915">
            <text:p>0.959915</text:p>
          </table:table-cell>
          <table:table-cell office:value-type="float" office:value="0.680158">
            <text:p>0.680158</text:p>
          </table:table-cell>
          <table:table-cell office:value-type="float" office:value="0.549447">
            <text:p>0.549447</text:p>
          </table:table-cell>
          <table:table-cell table:formula="of:=[.G12]^2" office:value-type="float" office:value="0.921436807225">
            <text:p>0.921436807225</text:p>
          </table:table-cell>
          <table:table-cell table:formula="of:=[.H12]^2" office:value-type="float" office:value="0.462614904964">
            <text:p>0.462614904964</text:p>
          </table:table-cell>
          <table:table-cell table:formula="of:=[.I12]^2" office:value-type="float" office:value="0.301892005809">
            <text:p>0.301892005809</text:p>
          </table:table-cell>
          <table:table-cell/>
          <table:table-cell office:value-type="float" office:value="0.648438">
            <text:p>0.648438</text:p>
          </table:table-cell>
          <table:table-cell office:value-type="float" office:value="0.489825">
            <text:p>0.489825</text:p>
          </table:table-cell>
          <table:table-cell office:value-type="float" office:value="0.275684">
            <text:p>0.275684</text:p>
          </table:table-cell>
          <table:table-cell office:value-type="float" office:value="0.275073">
            <text:p>0.275073</text:p>
          </table:table-cell>
          <table:table-cell table:formula="of:=[.O12]^2" office:value-type="float" office:value="0.239928530625">
            <text:p>0.239928530625</text:p>
          </table:table-cell>
          <table:table-cell table:formula="of:=[.P12]^2" office:value-type="float" office:value="0.076001667856">
            <text:p>0.076001667856</text:p>
          </table:table-cell>
          <table:table-cell table:formula="of:=[.Q12]^2" office:value-type="float" office:value="0.075665155329">
            <text:p>0.075665155329</text:p>
          </table:table-cell>
        </table:table-row>
        <table:table-row table:style-name="ro1">
          <table:table-cell office:value-type="float" office:value="0.664062">
            <text:p>0.664062</text:p>
          </table:table-cell>
          <table:table-cell office:value-type="float" office:value="0.0119447">
            <text:p>0.0119447</text:p>
          </table:table-cell>
          <table:table-cell office:value-type="float" office:value="-0.1167">
            <text:p>-0.1167</text:p>
          </table:table-cell>
          <table:table-cell office:value-type="float" office:value="-0.121498">
            <text:p>-0.121498</text:p>
          </table:table-cell>
          <table:table-cell/>
          <table:table-cell office:value-type="float" office:value="0.664062">
            <text:p>0.664062</text:p>
          </table:table-cell>
          <table:table-cell office:value-type="float" office:value="0.947328">
            <text:p>0.947328</text:p>
          </table:table-cell>
          <table:table-cell office:value-type="float" office:value="0.677826">
            <text:p>0.677826</text:p>
          </table:table-cell>
          <table:table-cell office:value-type="float" office:value="0.551873">
            <text:p>0.551873</text:p>
          </table:table-cell>
          <table:table-cell table:formula="of:=[.G13]^2" office:value-type="float" office:value="0.897430339584">
            <text:p>0.897430339584</text:p>
          </table:table-cell>
          <table:table-cell table:formula="of:=[.H13]^2" office:value-type="float" office:value="0.459448086276">
            <text:p>0.459448086276</text:p>
          </table:table-cell>
          <table:table-cell table:formula="of:=[.I13]^2" office:value-type="float" office:value="0.304563808129">
            <text:p>0.304563808129</text:p>
          </table:table-cell>
          <table:table-cell/>
          <table:table-cell office:value-type="float" office:value="0.664062">
            <text:p>0.664062</text:p>
          </table:table-cell>
          <table:table-cell office:value-type="float" office:value="0.513923">
            <text:p>0.513923</text:p>
          </table:table-cell>
          <table:table-cell office:value-type="float" office:value="0.274063">
            <text:p>0.274063</text:p>
          </table:table-cell>
          <table:table-cell office:value-type="float" office:value="0.277664">
            <text:p>0.277664</text:p>
          </table:table-cell>
          <table:table-cell table:formula="of:=[.O13]^2" office:value-type="float" office:value="0.264116849929">
            <text:p>0.264116849929</text:p>
          </table:table-cell>
          <table:table-cell table:formula="of:=[.P13]^2" office:value-type="float" office:value="0.075110527969">
            <text:p>0.075110527969</text:p>
          </table:table-cell>
          <table:table-cell table:formula="of:=[.Q13]^2" office:value-type="float" office:value="0.077097296896">
            <text:p>0.077097296896</text:p>
          </table:table-cell>
        </table:table-row>
        <table:table-row table:style-name="ro1">
          <table:table-cell office:value-type="float" office:value="0.679688">
            <text:p>0.679688</text:p>
          </table:table-cell>
          <table:table-cell office:value-type="float" office:value="0.00927912">
            <text:p>0.00927912</text:p>
          </table:table-cell>
          <table:table-cell office:value-type="float" office:value="-0.128308">
            <text:p>-0.128308</text:p>
          </table:table-cell>
          <table:table-cell office:value-type="float" office:value="-0.131336">
            <text:p>-0.131336</text:p>
          </table:table-cell>
          <table:table-cell/>
          <table:table-cell office:value-type="float" office:value="0.679688">
            <text:p>0.679688</text:p>
          </table:table-cell>
          <table:table-cell office:value-type="float" office:value="0.93839">
            <text:p>0.93839</text:p>
          </table:table-cell>
          <table:table-cell office:value-type="float" office:value="0.67825">
            <text:p>0.67825</text:p>
          </table:table-cell>
          <table:table-cell office:value-type="float" office:value="0.557282">
            <text:p>0.557282</text:p>
          </table:table-cell>
          <table:table-cell table:formula="of:=[.G14]^2" office:value-type="float" office:value="0.8805757921">
            <text:p>0.8805757921</text:p>
          </table:table-cell>
          <table:table-cell table:formula="of:=[.H14]^2" office:value-type="float" office:value="0.4600230625">
            <text:p>0.4600230625</text:p>
          </table:table-cell>
          <table:table-cell table:formula="of:=[.I14]^2" office:value-type="float" office:value="0.310563227524">
            <text:p>0.310563227524</text:p>
          </table:table-cell>
          <table:table-cell/>
          <table:table-cell office:value-type="float" office:value="0.679688">
            <text:p>0.679688</text:p>
          </table:table-cell>
          <table:table-cell office:value-type="float" office:value="0.537309">
            <text:p>0.537309</text:p>
          </table:table-cell>
          <table:table-cell office:value-type="float" office:value="0.274978">
            <text:p>0.274978</text:p>
          </table:table-cell>
          <table:table-cell office:value-type="float" office:value="0.279703">
            <text:p>0.279703</text:p>
          </table:table-cell>
          <table:table-cell table:formula="of:=[.O14]^2" office:value-type="float" office:value="0.288700961481">
            <text:p>0.288700961481</text:p>
          </table:table-cell>
          <table:table-cell table:formula="of:=[.P14]^2" office:value-type="float" office:value="0.075612900484">
            <text:p>0.075612900484</text:p>
          </table:table-cell>
          <table:table-cell table:formula="of:=[.Q14]^2" office:value-type="float" office:value="0.078233768209">
            <text:p>0.078233768209</text:p>
          </table:table-cell>
        </table:table-row>
        <table:table-row table:style-name="ro1">
          <table:table-cell office:value-type="float" office:value="0.695312">
            <text:p>0.695312</text:p>
          </table:table-cell>
          <table:table-cell office:value-type="float" office:value="0.00768422">
            <text:p>0.00768422</text:p>
          </table:table-cell>
          <table:table-cell office:value-type="float" office:value="-0.137694">
            <text:p>-0.137694</text:p>
          </table:table-cell>
          <table:table-cell office:value-type="float" office:value="-0.141633">
            <text:p>-0.141633</text:p>
          </table:table-cell>
          <table:table-cell/>
          <table:table-cell office:value-type="float" office:value="0.695312">
            <text:p>0.695312</text:p>
          </table:table-cell>
          <table:table-cell office:value-type="float" office:value="0.932245">
            <text:p>0.932245</text:p>
          </table:table-cell>
          <table:table-cell office:value-type="float" office:value="0.679454">
            <text:p>0.679454</text:p>
          </table:table-cell>
          <table:table-cell office:value-type="float" office:value="0.562268">
            <text:p>0.562268</text:p>
          </table:table-cell>
          <table:table-cell table:formula="of:=[.G15]^2" office:value-type="float" office:value="0.869080740025">
            <text:p>0.869080740025</text:p>
          </table:table-cell>
          <table:table-cell table:formula="of:=[.H15]^2" office:value-type="float" office:value="0.461657738116">
            <text:p>0.461657738116</text:p>
          </table:table-cell>
          <table:table-cell table:formula="of:=[.I15]^2" office:value-type="float" office:value="0.316145303824">
            <text:p>0.316145303824</text:p>
          </table:table-cell>
          <table:table-cell/>
          <table:table-cell office:value-type="float" office:value="0.695312">
            <text:p>0.695312</text:p>
          </table:table-cell>
          <table:table-cell office:value-type="float" office:value="0.558857">
            <text:p>0.558857</text:p>
          </table:table-cell>
          <table:table-cell office:value-type="float" office:value="0.279844">
            <text:p>0.279844</text:p>
          </table:table-cell>
          <table:table-cell office:value-type="float" office:value="0.282722">
            <text:p>0.282722</text:p>
          </table:table-cell>
          <table:table-cell table:formula="of:=[.O15]^2" office:value-type="float" office:value="0.312321146449">
            <text:p>0.312321146449</text:p>
          </table:table-cell>
          <table:table-cell table:formula="of:=[.P15]^2" office:value-type="float" office:value="0.078312664336">
            <text:p>0.078312664336</text:p>
          </table:table-cell>
          <table:table-cell table:formula="of:=[.Q15]^2" office:value-type="float" office:value="0.079931729284">
            <text:p>0.079931729284</text:p>
          </table:table-cell>
        </table:table-row>
        <table:table-row table:style-name="ro1">
          <table:table-cell office:value-type="float" office:value="0.710938">
            <text:p>0.710938</text:p>
          </table:table-cell>
          <table:table-cell office:value-type="float" office:value="0.00647965">
            <text:p>0.00647965</text:p>
          </table:table-cell>
          <table:table-cell office:value-type="float" office:value="-0.14242">
            <text:p>-0.14242</text:p>
          </table:table-cell>
          <table:table-cell office:value-type="float" office:value="-0.151764">
            <text:p>-0.151764</text:p>
          </table:table-cell>
          <table:table-cell/>
          <table:table-cell office:value-type="float" office:value="0.710938">
            <text:p>0.710938</text:p>
          </table:table-cell>
          <table:table-cell office:value-type="float" office:value="0.929408">
            <text:p>0.929408</text:p>
          </table:table-cell>
          <table:table-cell office:value-type="float" office:value="0.67959">
            <text:p>0.67959</text:p>
          </table:table-cell>
          <table:table-cell office:value-type="float" office:value="0.565025">
            <text:p>0.565025</text:p>
          </table:table-cell>
          <table:table-cell table:formula="of:=[.G16]^2" office:value-type="float" office:value="0.863799230464">
            <text:p>0.863799230464</text:p>
          </table:table-cell>
          <table:table-cell table:formula="of:=[.H16]^2" office:value-type="float" office:value="0.4618425681">
            <text:p>0.4618425681</text:p>
          </table:table-cell>
          <table:table-cell table:formula="of:=[.I16]^2" office:value-type="float" office:value="0.319253250625">
            <text:p>0.319253250625</text:p>
          </table:table-cell>
          <table:table-cell/>
          <table:table-cell office:value-type="float" office:value="0.710938">
            <text:p>0.710938</text:p>
          </table:table-cell>
          <table:table-cell office:value-type="float" office:value="0.578265">
            <text:p>0.578265</text:p>
          </table:table-cell>
          <table:table-cell office:value-type="float" office:value="0.282961">
            <text:p>0.282961</text:p>
          </table:table-cell>
          <table:table-cell office:value-type="float" office:value="0.284143">
            <text:p>0.284143</text:p>
          </table:table-cell>
          <table:table-cell table:formula="of:=[.O16]^2" office:value-type="float" office:value="0.334390410225">
            <text:p>0.334390410225</text:p>
          </table:table-cell>
          <table:table-cell table:formula="of:=[.P16]^2" office:value-type="float" office:value="0.080066927521">
            <text:p>0.080066927521</text:p>
          </table:table-cell>
          <table:table-cell table:formula="of:=[.Q16]^2" office:value-type="float" office:value="0.080737244449">
            <text:p>0.080737244449</text:p>
          </table:table-cell>
        </table:table-row>
        <table:table-row table:style-name="ro1">
          <table:table-cell office:value-type="float" office:value="0.726562">
            <text:p>0.726562</text:p>
          </table:table-cell>
          <table:table-cell office:value-type="float" office:value="0.00533152">
            <text:p>0.00533152</text:p>
          </table:table-cell>
          <table:table-cell office:value-type="float" office:value="-0.145459">
            <text:p>-0.145459</text:p>
          </table:table-cell>
          <table:table-cell office:value-type="float" office:value="-0.16182">
            <text:p>-0.16182</text:p>
          </table:table-cell>
          <table:table-cell/>
          <table:table-cell office:value-type="float" office:value="0.726562">
            <text:p>0.726562</text:p>
          </table:table-cell>
          <table:table-cell office:value-type="float" office:value="0.929808">
            <text:p>0.929808</text:p>
          </table:table-cell>
          <table:table-cell office:value-type="float" office:value="0.677767">
            <text:p>0.677767</text:p>
          </table:table-cell>
          <table:table-cell office:value-type="float" office:value="0.565938">
            <text:p>0.565938</text:p>
          </table:table-cell>
          <table:table-cell table:formula="of:=[.G17]^2" office:value-type="float" office:value="0.864542916864">
            <text:p>0.864542916864</text:p>
          </table:table-cell>
          <table:table-cell table:formula="of:=[.H17]^2" office:value-type="float" office:value="0.459368106289">
            <text:p>0.459368106289</text:p>
          </table:table-cell>
          <table:table-cell table:formula="of:=[.I17]^2" office:value-type="float" office:value="0.320285819844">
            <text:p>0.320285819844</text:p>
          </table:table-cell>
          <table:table-cell/>
          <table:table-cell office:value-type="float" office:value="0.726562">
            <text:p>0.726562</text:p>
          </table:table-cell>
          <table:table-cell office:value-type="float" office:value="0.598419">
            <text:p>0.598419</text:p>
          </table:table-cell>
          <table:table-cell office:value-type="float" office:value="0.286392">
            <text:p>0.286392</text:p>
          </table:table-cell>
          <table:table-cell office:value-type="float" office:value="0.284103">
            <text:p>0.284103</text:p>
          </table:table-cell>
          <table:table-cell table:formula="of:=[.O17]^2" office:value-type="float" office:value="0.358105299561">
            <text:p>0.358105299561</text:p>
          </table:table-cell>
          <table:table-cell table:formula="of:=[.P17]^2" office:value-type="float" office:value="0.082020377664">
            <text:p>0.082020377664</text:p>
          </table:table-cell>
          <table:table-cell table:formula="of:=[.Q17]^2" office:value-type="float" office:value="0.080714514609">
            <text:p>0.080714514609</text:p>
          </table:table-cell>
        </table:table-row>
        <table:table-row table:style-name="ro1">
          <table:table-cell office:value-type="float" office:value="0.742188">
            <text:p>0.742188</text:p>
          </table:table-cell>
          <table:table-cell office:value-type="float" office:value="0.00335012">
            <text:p>0.00335012</text:p>
          </table:table-cell>
          <table:table-cell office:value-type="float" office:value="-0.150954">
            <text:p>-0.150954</text:p>
          </table:table-cell>
          <table:table-cell office:value-type="float" office:value="-0.171841">
            <text:p>-0.171841</text:p>
          </table:table-cell>
          <table:table-cell/>
          <table:table-cell office:value-type="float" office:value="0.742188">
            <text:p>0.742188</text:p>
          </table:table-cell>
          <table:table-cell office:value-type="float" office:value="0.93251">
            <text:p>0.93251</text:p>
          </table:table-cell>
          <table:table-cell office:value-type="float" office:value="0.673692">
            <text:p>0.673692</text:p>
          </table:table-cell>
          <table:table-cell office:value-type="float" office:value="0.568411">
            <text:p>0.568411</text:p>
          </table:table-cell>
          <table:table-cell table:formula="of:=[.G18]^2" office:value-type="float" office:value="0.8695749001">
            <text:p>0.8695749001</text:p>
          </table:table-cell>
          <table:table-cell table:formula="of:=[.H18]^2" office:value-type="float" office:value="0.453860910864">
            <text:p>0.453860910864</text:p>
          </table:table-cell>
          <table:table-cell table:formula="of:=[.I18]^2" office:value-type="float" office:value="0.323091064921">
            <text:p>0.323091064921</text:p>
          </table:table-cell>
          <table:table-cell/>
          <table:table-cell office:value-type="float" office:value="0.742188">
            <text:p>0.742188</text:p>
          </table:table-cell>
          <table:table-cell office:value-type="float" office:value="0.616237">
            <text:p>0.616237</text:p>
          </table:table-cell>
          <table:table-cell office:value-type="float" office:value="0.291914">
            <text:p>0.291914</text:p>
          </table:table-cell>
          <table:table-cell office:value-type="float" office:value="0.286596">
            <text:p>0.286596</text:p>
          </table:table-cell>
          <table:table-cell table:formula="of:=[.O18]^2" office:value-type="float" office:value="0.379748040169">
            <text:p>0.379748040169</text:p>
          </table:table-cell>
          <table:table-cell table:formula="of:=[.P18]^2" office:value-type="float" office:value="0.085213783396">
            <text:p>0.085213783396</text:p>
          </table:table-cell>
          <table:table-cell table:formula="of:=[.Q18]^2" office:value-type="float" office:value="0.082137267216">
            <text:p>0.082137267216</text:p>
          </table:table-cell>
        </table:table-row>
        <table:table-row table:style-name="ro1">
          <table:table-cell office:value-type="float" office:value="0.757812">
            <text:p>0.757812</text:p>
          </table:table-cell>
          <table:table-cell office:value-type="float" office:value="0.0047422">
            <text:p>0.0047422</text:p>
          </table:table-cell>
          <table:table-cell office:value-type="float" office:value="-0.155713">
            <text:p>-0.155713</text:p>
          </table:table-cell>
          <table:table-cell office:value-type="float" office:value="-0.179791">
            <text:p>-0.179791</text:p>
          </table:table-cell>
          <table:table-cell/>
          <table:table-cell office:value-type="float" office:value="0.757812">
            <text:p>0.757812</text:p>
          </table:table-cell>
          <table:table-cell office:value-type="float" office:value="0.936656">
            <text:p>0.936656</text:p>
          </table:table-cell>
          <table:table-cell office:value-type="float" office:value="0.671522">
            <text:p>0.671522</text:p>
          </table:table-cell>
          <table:table-cell office:value-type="float" office:value="0.572445">
            <text:p>0.572445</text:p>
          </table:table-cell>
          <table:table-cell table:formula="of:=[.G19]^2" office:value-type="float" office:value="0.877324462336">
            <text:p>0.877324462336</text:p>
          </table:table-cell>
          <table:table-cell table:formula="of:=[.H19]^2" office:value-type="float" office:value="0.450941796484">
            <text:p>0.450941796484</text:p>
          </table:table-cell>
          <table:table-cell table:formula="of:=[.I19]^2" office:value-type="float" office:value="0.327693278025">
            <text:p>0.327693278025</text:p>
          </table:table-cell>
          <table:table-cell/>
          <table:table-cell office:value-type="float" office:value="0.757812">
            <text:p>0.757812</text:p>
          </table:table-cell>
          <table:table-cell office:value-type="float" office:value="0.631438">
            <text:p>0.631438</text:p>
          </table:table-cell>
          <table:table-cell office:value-type="float" office:value="0.296722">
            <text:p>0.296722</text:p>
          </table:table-cell>
          <table:table-cell office:value-type="float" office:value="0.291429">
            <text:p>0.291429</text:p>
          </table:table-cell>
          <table:table-cell table:formula="of:=[.O19]^2" office:value-type="float" office:value="0.398713947844">
            <text:p>0.398713947844</text:p>
          </table:table-cell>
          <table:table-cell table:formula="of:=[.P19]^2" office:value-type="float" office:value="0.088043945284">
            <text:p>0.088043945284</text:p>
          </table:table-cell>
          <table:table-cell table:formula="of:=[.Q19]^2" office:value-type="float" office:value="0.084930862041">
            <text:p>0.084930862041</text:p>
          </table:table-cell>
        </table:table-row>
        <table:table-row table:style-name="ro1">
          <table:table-cell office:value-type="float" office:value="0.773438">
            <text:p>0.773438</text:p>
          </table:table-cell>
          <table:table-cell office:value-type="float" office:value="0.0104641">
            <text:p>0.0104641</text:p>
          </table:table-cell>
          <table:table-cell office:value-type="float" office:value="-0.154542">
            <text:p>-0.154542</text:p>
          </table:table-cell>
          <table:table-cell office:value-type="float" office:value="-0.184989">
            <text:p>-0.184989</text:p>
          </table:table-cell>
          <table:table-cell/>
          <table:table-cell office:value-type="float" office:value="0.773438">
            <text:p>0.773438</text:p>
          </table:table-cell>
          <table:table-cell office:value-type="float" office:value="0.941694">
            <text:p>0.941694</text:p>
          </table:table-cell>
          <table:table-cell office:value-type="float" office:value="0.669592">
            <text:p>0.669592</text:p>
          </table:table-cell>
          <table:table-cell office:value-type="float" office:value="0.573406">
            <text:p>0.573406</text:p>
          </table:table-cell>
          <table:table-cell table:formula="of:=[.G20]^2" office:value-type="float" office:value="0.886787589636">
            <text:p>0.886787589636</text:p>
          </table:table-cell>
          <table:table-cell table:formula="of:=[.H20]^2" office:value-type="float" office:value="0.448353446464">
            <text:p>0.448353446464</text:p>
          </table:table-cell>
          <table:table-cell table:formula="of:=[.I20]^2" office:value-type="float" office:value="0.328794440836">
            <text:p>0.328794440836</text:p>
          </table:table-cell>
          <table:table-cell/>
          <table:table-cell office:value-type="float" office:value="0.773438">
            <text:p>0.773438</text:p>
          </table:table-cell>
          <table:table-cell office:value-type="float" office:value="0.646277">
            <text:p>0.646277</text:p>
          </table:table-cell>
          <table:table-cell office:value-type="float" office:value="0.298733">
            <text:p>0.298733</text:p>
          </table:table-cell>
          <table:table-cell office:value-type="float" office:value="0.29585">
            <text:p>0.29585</text:p>
          </table:table-cell>
          <table:table-cell table:formula="of:=[.O20]^2" office:value-type="float" office:value="0.417673960729">
            <text:p>0.417673960729</text:p>
          </table:table-cell>
          <table:table-cell table:formula="of:=[.P20]^2" office:value-type="float" office:value="0.089241405289">
            <text:p>0.089241405289</text:p>
          </table:table-cell>
          <table:table-cell table:formula="of:=[.Q20]^2" office:value-type="float" office:value="0.0875272225">
            <text:p>0.0875272225</text:p>
          </table:table-cell>
        </table:table-row>
        <table:table-row table:style-name="ro1">
          <table:table-cell office:value-type="float" office:value="0.789062">
            <text:p>0.789062</text:p>
          </table:table-cell>
          <table:table-cell office:value-type="float" office:value="0.014242">
            <text:p>0.014242</text:p>
          </table:table-cell>
          <table:table-cell office:value-type="float" office:value="-0.149974">
            <text:p>-0.149974</text:p>
          </table:table-cell>
          <table:table-cell office:value-type="float" office:value="-0.188067">
            <text:p>-0.188067</text:p>
          </table:table-cell>
          <table:table-cell/>
          <table:table-cell office:value-type="float" office:value="0.789062">
            <text:p>0.789062</text:p>
          </table:table-cell>
          <table:table-cell office:value-type="float" office:value="0.946672">
            <text:p>0.946672</text:p>
          </table:table-cell>
          <table:table-cell office:value-type="float" office:value="0.66535">
            <text:p>0.66535</text:p>
          </table:table-cell>
          <table:table-cell office:value-type="float" office:value="0.573436">
            <text:p>0.573436</text:p>
          </table:table-cell>
          <table:table-cell table:formula="of:=[.G21]^2" office:value-type="float" office:value="0.896187875584">
            <text:p>0.896187875584</text:p>
          </table:table-cell>
          <table:table-cell table:formula="of:=[.H21]^2" office:value-type="float" office:value="0.4426906225">
            <text:p>0.4426906225</text:p>
          </table:table-cell>
          <table:table-cell table:formula="of:=[.I21]^2" office:value-type="float" office:value="0.328828846096">
            <text:p>0.328828846096</text:p>
          </table:table-cell>
          <table:table-cell/>
          <table:table-cell office:value-type="float" office:value="0.789062">
            <text:p>0.789062</text:p>
          </table:table-cell>
          <table:table-cell office:value-type="float" office:value="0.661047">
            <text:p>0.661047</text:p>
          </table:table-cell>
          <table:table-cell office:value-type="float" office:value="0.303614">
            <text:p>0.303614</text:p>
          </table:table-cell>
          <table:table-cell office:value-type="float" office:value="0.298007">
            <text:p>0.298007</text:p>
          </table:table-cell>
          <table:table-cell table:formula="of:=[.O21]^2" office:value-type="float" office:value="0.436983136209">
            <text:p>0.436983136209</text:p>
          </table:table-cell>
          <table:table-cell table:formula="of:=[.P21]^2" office:value-type="float" office:value="0.092181460996">
            <text:p>0.092181460996</text:p>
          </table:table-cell>
          <table:table-cell table:formula="of:=[.Q21]^2" office:value-type="float" office:value="0.088808172049">
            <text:p>0.088808172049</text:p>
          </table:table-cell>
        </table:table-row>
        <table:table-row table:style-name="ro1">
          <table:table-cell office:value-type="float" office:value="0.804688">
            <text:p>0.804688</text:p>
          </table:table-cell>
          <table:table-cell office:value-type="float" office:value="0.0182707">
            <text:p>0.0182707</text:p>
          </table:table-cell>
          <table:table-cell office:value-type="float" office:value="-0.146007">
            <text:p>-0.146007</text:p>
          </table:table-cell>
          <table:table-cell office:value-type="float" office:value="-0.189701">
            <text:p>-0.189701</text:p>
          </table:table-cell>
          <table:table-cell/>
          <table:table-cell office:value-type="float" office:value="0.804688">
            <text:p>0.804688</text:p>
          </table:table-cell>
          <table:table-cell office:value-type="float" office:value="0.952434">
            <text:p>0.952434</text:p>
          </table:table-cell>
          <table:table-cell office:value-type="float" office:value="0.663128">
            <text:p>0.663128</text:p>
          </table:table-cell>
          <table:table-cell office:value-type="float" office:value="0.573636">
            <text:p>0.573636</text:p>
          </table:table-cell>
          <table:table-cell table:formula="of:=[.G22]^2" office:value-type="float" office:value="0.907130524356">
            <text:p>0.907130524356</text:p>
          </table:table-cell>
          <table:table-cell table:formula="of:=[.H22]^2" office:value-type="float" office:value="0.439738744384">
            <text:p>0.439738744384</text:p>
          </table:table-cell>
          <table:table-cell table:formula="of:=[.I22]^2" office:value-type="float" office:value="0.329058260496">
            <text:p>0.329058260496</text:p>
          </table:table-cell>
          <table:table-cell/>
          <table:table-cell office:value-type="float" office:value="0.804688">
            <text:p>0.804688</text:p>
          </table:table-cell>
          <table:table-cell office:value-type="float" office:value="0.674083">
            <text:p>0.674083</text:p>
          </table:table-cell>
          <table:table-cell office:value-type="float" office:value="0.307326">
            <text:p>0.307326</text:p>
          </table:table-cell>
          <table:table-cell office:value-type="float" office:value="0.297396">
            <text:p>0.297396</text:p>
          </table:table-cell>
          <table:table-cell table:formula="of:=[.O22]^2" office:value-type="float" office:value="0.454387890889">
            <text:p>0.454387890889</text:p>
          </table:table-cell>
          <table:table-cell table:formula="of:=[.P22]^2" office:value-type="float" office:value="0.094449270276">
            <text:p>0.094449270276</text:p>
          </table:table-cell>
          <table:table-cell table:formula="of:=[.Q22]^2" office:value-type="float" office:value="0.088444380816">
            <text:p>0.088444380816</text:p>
          </table:table-cell>
        </table:table-row>
        <table:table-row table:style-name="ro1">
          <table:table-cell office:value-type="float" office:value="0.820312">
            <text:p>0.820312</text:p>
          </table:table-cell>
          <table:table-cell office:value-type="float" office:value="0.0271105">
            <text:p>0.0271105</text:p>
          </table:table-cell>
          <table:table-cell office:value-type="float" office:value="-0.140942">
            <text:p>-0.140942</text:p>
          </table:table-cell>
          <table:table-cell office:value-type="float" office:value="-0.189195">
            <text:p>-0.189195</text:p>
          </table:table-cell>
          <table:table-cell/>
          <table:table-cell office:value-type="float" office:value="0.820312">
            <text:p>0.820312</text:p>
          </table:table-cell>
          <table:table-cell office:value-type="float" office:value="0.962003">
            <text:p>0.962003</text:p>
          </table:table-cell>
          <table:table-cell office:value-type="float" office:value="0.663832">
            <text:p>0.663832</text:p>
          </table:table-cell>
          <table:table-cell office:value-type="float" office:value="0.578057">
            <text:p>0.578057</text:p>
          </table:table-cell>
          <table:table-cell table:formula="of:=[.G23]^2" office:value-type="float" office:value="0.925449772009">
            <text:p>0.925449772009</text:p>
          </table:table-cell>
          <table:table-cell table:formula="of:=[.H23]^2" office:value-type="float" office:value="0.440672924224">
            <text:p>0.440672924224</text:p>
          </table:table-cell>
          <table:table-cell table:formula="of:=[.I23]^2" office:value-type="float" office:value="0.334149895249">
            <text:p>0.334149895249</text:p>
          </table:table-cell>
          <table:table-cell/>
          <table:table-cell office:value-type="float" office:value="0.820312">
            <text:p>0.820312</text:p>
          </table:table-cell>
          <table:table-cell office:value-type="float" office:value="0.68514">
            <text:p>0.68514</text:p>
          </table:table-cell>
          <table:table-cell office:value-type="float" office:value="0.310674">
            <text:p>0.310674</text:p>
          </table:table-cell>
          <table:table-cell office:value-type="float" office:value="0.298513">
            <text:p>0.298513</text:p>
          </table:table-cell>
          <table:table-cell table:formula="of:=[.O23]^2" office:value-type="float" office:value="0.4694168196">
            <text:p>0.4694168196</text:p>
          </table:table-cell>
          <table:table-cell table:formula="of:=[.P23]^2" office:value-type="float" office:value="0.096518334276">
            <text:p>0.096518334276</text:p>
          </table:table-cell>
          <table:table-cell table:formula="of:=[.Q23]^2" office:value-type="float" office:value="0.089110011169">
            <text:p>0.089110011169</text:p>
          </table:table-cell>
        </table:table-row>
        <table:table-row table:style-name="ro1">
          <table:table-cell office:value-type="float" office:value="0.835938">
            <text:p>0.835938</text:p>
          </table:table-cell>
          <table:table-cell office:value-type="float" office:value="0.036277">
            <text:p>0.036277</text:p>
          </table:table-cell>
          <table:table-cell office:value-type="float" office:value="-0.134109">
            <text:p>-0.134109</text:p>
          </table:table-cell>
          <table:table-cell office:value-type="float" office:value="-0.184659">
            <text:p>-0.184659</text:p>
          </table:table-cell>
          <table:table-cell/>
          <table:table-cell office:value-type="float" office:value="0.835938">
            <text:p>0.835938</text:p>
          </table:table-cell>
          <table:table-cell office:value-type="float" office:value="0.973557">
            <text:p>0.973557</text:p>
          </table:table-cell>
          <table:table-cell office:value-type="float" office:value="0.669475">
            <text:p>0.669475</text:p>
          </table:table-cell>
          <table:table-cell office:value-type="float" office:value="0.581416">
            <text:p>0.581416</text:p>
          </table:table-cell>
          <table:table-cell table:formula="of:=[.G24]^2" office:value-type="float" office:value="0.947813232249">
            <text:p>0.947813232249</text:p>
          </table:table-cell>
          <table:table-cell table:formula="of:=[.H24]^2" office:value-type="float" office:value="0.448196775625">
            <text:p>0.448196775625</text:p>
          </table:table-cell>
          <table:table-cell table:formula="of:=[.I24]^2" office:value-type="float" office:value="0.338044565056">
            <text:p>0.338044565056</text:p>
          </table:table-cell>
          <table:table-cell/>
          <table:table-cell office:value-type="float" office:value="0.835938">
            <text:p>0.835938</text:p>
          </table:table-cell>
          <table:table-cell office:value-type="float" office:value="0.695989">
            <text:p>0.695989</text:p>
          </table:table-cell>
          <table:table-cell office:value-type="float" office:value="0.315529">
            <text:p>0.315529</text:p>
          </table:table-cell>
          <table:table-cell office:value-type="float" office:value="0.303041">
            <text:p>0.303041</text:p>
          </table:table-cell>
          <table:table-cell table:formula="of:=[.O24]^2" office:value-type="float" office:value="0.484400688121">
            <text:p>0.484400688121</text:p>
          </table:table-cell>
          <table:table-cell table:formula="of:=[.P24]^2" office:value-type="float" office:value="0.099558549841">
            <text:p>0.099558549841</text:p>
          </table:table-cell>
          <table:table-cell table:formula="of:=[.Q24]^2" office:value-type="float" office:value="0.091833847681">
            <text:p>0.091833847681</text:p>
          </table:table-cell>
        </table:table-row>
        <table:table-row table:style-name="ro1">
          <table:table-cell office:value-type="float" office:value="0.851562">
            <text:p>0.851562</text:p>
          </table:table-cell>
          <table:table-cell office:value-type="float" office:value="0.0431767">
            <text:p>0.0431767</text:p>
          </table:table-cell>
          <table:table-cell office:value-type="float" office:value="-0.125234">
            <text:p>-0.125234</text:p>
          </table:table-cell>
          <table:table-cell office:value-type="float" office:value="-0.178641">
            <text:p>-0.178641</text:p>
          </table:table-cell>
          <table:table-cell/>
          <table:table-cell office:value-type="float" office:value="0.851562">
            <text:p>0.851562</text:p>
          </table:table-cell>
          <table:table-cell office:value-type="float" office:value="0.984235">
            <text:p>0.984235</text:p>
          </table:table-cell>
          <table:table-cell office:value-type="float" office:value="0.678967">
            <text:p>0.678967</text:p>
          </table:table-cell>
          <table:table-cell office:value-type="float" office:value="0.579773">
            <text:p>0.579773</text:p>
          </table:table-cell>
          <table:table-cell table:formula="of:=[.G25]^2" office:value-type="float" office:value="0.968718535225">
            <text:p>0.968718535225</text:p>
          </table:table-cell>
          <table:table-cell table:formula="of:=[.H25]^2" office:value-type="float" office:value="0.460996187089">
            <text:p>0.460996187089</text:p>
          </table:table-cell>
          <table:table-cell table:formula="of:=[.I25]^2" office:value-type="float" office:value="0.336136731529">
            <text:p>0.336136731529</text:p>
          </table:table-cell>
          <table:table-cell/>
          <table:table-cell office:value-type="float" office:value="0.851562">
            <text:p>0.851562</text:p>
          </table:table-cell>
          <table:table-cell office:value-type="float" office:value="0.705385">
            <text:p>0.705385</text:p>
          </table:table-cell>
          <table:table-cell office:value-type="float" office:value="0.320161">
            <text:p>0.320161</text:p>
          </table:table-cell>
          <table:table-cell office:value-type="float" office:value="0.3036">
            <text:p>0.3036</text:p>
          </table:table-cell>
          <table:table-cell table:formula="of:=[.O25]^2" office:value-type="float" office:value="0.497567998225">
            <text:p>0.497567998225</text:p>
          </table:table-cell>
          <table:table-cell table:formula="of:=[.P25]^2" office:value-type="float" office:value="0.102503065921">
            <text:p>0.102503065921</text:p>
          </table:table-cell>
          <table:table-cell table:formula="of:=[.Q25]^2" office:value-type="float" office:value="0.09217296">
            <text:p>0.09217296</text:p>
          </table:table-cell>
        </table:table-row>
        <table:table-row table:style-name="ro1">
          <table:table-cell office:value-type="float" office:value="0.867188">
            <text:p>0.867188</text:p>
          </table:table-cell>
          <table:table-cell office:value-type="float" office:value="0.0508843">
            <text:p>0.0508843</text:p>
          </table:table-cell>
          <table:table-cell office:value-type="float" office:value="-0.115088">
            <text:p>-0.115088</text:p>
          </table:table-cell>
          <table:table-cell office:value-type="float" office:value="-0.175477">
            <text:p>-0.175477</text:p>
          </table:table-cell>
          <table:table-cell/>
          <table:table-cell office:value-type="float" office:value="0.867188">
            <text:p>0.867188</text:p>
          </table:table-cell>
          <table:table-cell office:value-type="float" office:value="0.994048">
            <text:p>0.994048</text:p>
          </table:table-cell>
          <table:table-cell office:value-type="float" office:value="0.683267">
            <text:p>0.683267</text:p>
          </table:table-cell>
          <table:table-cell office:value-type="float" office:value="0.578798">
            <text:p>0.578798</text:p>
          </table:table-cell>
          <table:table-cell table:formula="of:=[.G26]^2" office:value-type="float" office:value="0.988131426304">
            <text:p>0.988131426304</text:p>
          </table:table-cell>
          <table:table-cell table:formula="of:=[.H26]^2" office:value-type="float" office:value="0.466853793289">
            <text:p>0.466853793289</text:p>
          </table:table-cell>
          <table:table-cell table:formula="of:=[.I26]^2" office:value-type="float" office:value="0.335007124804">
            <text:p>0.335007124804</text:p>
          </table:table-cell>
          <table:table-cell/>
          <table:table-cell office:value-type="float" office:value="0.867188">
            <text:p>0.867188</text:p>
          </table:table-cell>
          <table:table-cell office:value-type="float" office:value="0.713057">
            <text:p>0.713057</text:p>
          </table:table-cell>
          <table:table-cell office:value-type="float" office:value="0.325623">
            <text:p>0.325623</text:p>
          </table:table-cell>
          <table:table-cell office:value-type="float" office:value="0.302747">
            <text:p>0.302747</text:p>
          </table:table-cell>
          <table:table-cell table:formula="of:=[.O26]^2" office:value-type="float" office:value="0.508450285249">
            <text:p>0.508450285249</text:p>
          </table:table-cell>
          <table:table-cell table:formula="of:=[.P26]^2" office:value-type="float" office:value="0.106030338129">
            <text:p>0.106030338129</text:p>
          </table:table-cell>
          <table:table-cell table:formula="of:=[.Q26]^2" office:value-type="float" office:value="0.091655746009">
            <text:p>0.091655746009</text:p>
          </table:table-cell>
        </table:table-row>
        <table:table-row table:style-name="ro1">
          <table:table-cell office:value-type="float" office:value="0.882812">
            <text:p>0.882812</text:p>
          </table:table-cell>
          <table:table-cell office:value-type="float" office:value="0.0601352">
            <text:p>0.0601352</text:p>
          </table:table-cell>
          <table:table-cell office:value-type="float" office:value="-0.105005">
            <text:p>-0.105005</text:p>
          </table:table-cell>
          <table:table-cell office:value-type="float" office:value="-0.173986">
            <text:p>-0.173986</text:p>
          </table:table-cell>
          <table:table-cell/>
          <table:table-cell office:value-type="float" office:value="0.882812">
            <text:p>0.882812</text:p>
          </table:table-cell>
          <table:table-cell office:value-type="float" office:value="1.00457">
            <text:p>1.00457</text:p>
          </table:table-cell>
          <table:table-cell office:value-type="float" office:value="0.685947">
            <text:p>0.685947</text:p>
          </table:table-cell>
          <table:table-cell office:value-type="float" office:value="0.582497">
            <text:p>0.582497</text:p>
          </table:table-cell>
          <table:table-cell table:formula="of:=[.G27]^2" office:value-type="float" office:value="1.0091608849">
            <text:p>1.0091608849</text:p>
          </table:table-cell>
          <table:table-cell table:formula="of:=[.H27]^2" office:value-type="float" office:value="0.470523286809">
            <text:p>0.470523286809</text:p>
          </table:table-cell>
          <table:table-cell table:formula="of:=[.I27]^2" office:value-type="float" office:value="0.339302755009">
            <text:p>0.339302755009</text:p>
          </table:table-cell>
          <table:table-cell/>
          <table:table-cell office:value-type="float" office:value="0.882812">
            <text:p>0.882812</text:p>
          </table:table-cell>
          <table:table-cell office:value-type="float" office:value="0.719578">
            <text:p>0.719578</text:p>
          </table:table-cell>
          <table:table-cell office:value-type="float" office:value="0.330068">
            <text:p>0.330068</text:p>
          </table:table-cell>
          <table:table-cell office:value-type="float" office:value="0.301631">
            <text:p>0.301631</text:p>
          </table:table-cell>
          <table:table-cell table:formula="of:=[.O27]^2" office:value-type="float" office:value="0.517792498084">
            <text:p>0.517792498084</text:p>
          </table:table-cell>
          <table:table-cell table:formula="of:=[.P27]^2" office:value-type="float" office:value="0.108944884624">
            <text:p>0.108944884624</text:p>
          </table:table-cell>
          <table:table-cell table:formula="of:=[.Q27]^2" office:value-type="float" office:value="0.090981260161">
            <text:p>0.090981260161</text:p>
          </table:table-cell>
        </table:table-row>
        <table:table-row table:style-name="ro1">
          <table:table-cell office:value-type="float" office:value="0.898438">
            <text:p>0.898438</text:p>
          </table:table-cell>
          <table:table-cell office:value-type="float" office:value="0.0711613">
            <text:p>0.0711613</text:p>
          </table:table-cell>
          <table:table-cell office:value-type="float" office:value="-0.0956675">
            <text:p>-0.0956675</text:p>
          </table:table-cell>
          <table:table-cell office:value-type="float" office:value="-0.170175">
            <text:p>-0.170175</text:p>
          </table:table-cell>
          <table:table-cell/>
          <table:table-cell office:value-type="float" office:value="0.898438">
            <text:p>0.898438</text:p>
          </table:table-cell>
          <table:table-cell office:value-type="float" office:value="1.01511">
            <text:p>1.01511</text:p>
          </table:table-cell>
          <table:table-cell office:value-type="float" office:value="0.693748">
            <text:p>0.693748</text:p>
          </table:table-cell>
          <table:table-cell office:value-type="float" office:value="0.588549">
            <text:p>0.588549</text:p>
          </table:table-cell>
          <table:table-cell table:formula="of:=[.G28]^2" office:value-type="float" office:value="1.0304483121">
            <text:p>1.0304483121</text:p>
          </table:table-cell>
          <table:table-cell table:formula="of:=[.H28]^2" office:value-type="float" office:value="0.481286287504">
            <text:p>0.481286287504</text:p>
          </table:table-cell>
          <table:table-cell table:formula="of:=[.I28]^2" office:value-type="float" office:value="0.346389925401">
            <text:p>0.346389925401</text:p>
          </table:table-cell>
          <table:table-cell/>
          <table:table-cell office:value-type="float" office:value="0.898438">
            <text:p>0.898438</text:p>
          </table:table-cell>
          <table:table-cell office:value-type="float" office:value="0.725318">
            <text:p>0.725318</text:p>
          </table:table-cell>
          <table:table-cell office:value-type="float" office:value="0.333466">
            <text:p>0.333466</text:p>
          </table:table-cell>
          <table:table-cell office:value-type="float" office:value="0.302731">
            <text:p>0.302731</text:p>
          </table:table-cell>
          <table:table-cell table:formula="of:=[.O28]^2" office:value-type="float" office:value="0.526086201124">
            <text:p>0.526086201124</text:p>
          </table:table-cell>
          <table:table-cell table:formula="of:=[.P28]^2" office:value-type="float" office:value="0.111199573156">
            <text:p>0.111199573156</text:p>
          </table:table-cell>
          <table:table-cell table:formula="of:=[.Q28]^2" office:value-type="float" office:value="0.091646058361">
            <text:p>0.091646058361</text:p>
          </table:table-cell>
        </table:table-row>
        <table:table-row table:style-name="ro1">
          <table:table-cell office:value-type="float" office:value="0.914062">
            <text:p>0.914062</text:p>
          </table:table-cell>
          <table:table-cell office:value-type="float" office:value="0.0832975">
            <text:p>0.0832975</text:p>
          </table:table-cell>
          <table:table-cell office:value-type="float" office:value="-0.0839295">
            <text:p>-0.0839295</text:p>
          </table:table-cell>
          <table:table-cell office:value-type="float" office:value="-0.165185">
            <text:p>-0.165185</text:p>
          </table:table-cell>
          <table:table-cell/>
          <table:table-cell office:value-type="float" office:value="0.914062">
            <text:p>0.914062</text:p>
          </table:table-cell>
          <table:table-cell office:value-type="float" office:value="1.02612">
            <text:p>1.02612</text:p>
          </table:table-cell>
          <table:table-cell office:value-type="float" office:value="0.704172">
            <text:p>0.704172</text:p>
          </table:table-cell>
          <table:table-cell office:value-type="float" office:value="0.59181">
            <text:p>0.59181</text:p>
          </table:table-cell>
          <table:table-cell table:formula="of:=[.G29]^2" office:value-type="float" office:value="1.0529222544">
            <text:p>1.0529222544</text:p>
          </table:table-cell>
          <table:table-cell table:formula="of:=[.H29]^2" office:value-type="float" office:value="0.495858205584">
            <text:p>0.495858205584</text:p>
          </table:table-cell>
          <table:table-cell table:formula="of:=[.I29]^2" office:value-type="float" office:value="0.3502390761">
            <text:p>0.3502390761</text:p>
          </table:table-cell>
          <table:table-cell/>
          <table:table-cell office:value-type="float" office:value="0.914062">
            <text:p>0.914062</text:p>
          </table:table-cell>
          <table:table-cell office:value-type="float" office:value="0.73077">
            <text:p>0.73077</text:p>
          </table:table-cell>
          <table:table-cell office:value-type="float" office:value="0.337124">
            <text:p>0.337124</text:p>
          </table:table-cell>
          <table:table-cell office:value-type="float" office:value="0.30346">
            <text:p>0.30346</text:p>
          </table:table-cell>
          <table:table-cell table:formula="of:=[.O29]^2" office:value-type="float" office:value="0.5340247929">
            <text:p>0.5340247929</text:p>
          </table:table-cell>
          <table:table-cell table:formula="of:=[.P29]^2" office:value-type="float" office:value="0.113652591376">
            <text:p>0.113652591376</text:p>
          </table:table-cell>
          <table:table-cell table:formula="of:=[.Q29]^2" office:value-type="float" office:value="0.0920879716">
            <text:p>0.0920879716</text:p>
          </table:table-cell>
        </table:table-row>
        <table:table-row table:style-name="ro1">
          <table:table-cell office:value-type="float" office:value="0.929688">
            <text:p>0.929688</text:p>
          </table:table-cell>
          <table:table-cell office:value-type="float" office:value="0.0927683">
            <text:p>0.0927683</text:p>
          </table:table-cell>
          <table:table-cell office:value-type="float" office:value="-0.0693333">
            <text:p>-0.0693333</text:p>
          </table:table-cell>
          <table:table-cell office:value-type="float" office:value="-0.15869">
            <text:p>-0.15869</text:p>
          </table:table-cell>
          <table:table-cell/>
          <table:table-cell office:value-type="float" office:value="0.929688">
            <text:p>0.929688</text:p>
          </table:table-cell>
          <table:table-cell office:value-type="float" office:value="1.03679">
            <text:p>1.03679</text:p>
          </table:table-cell>
          <table:table-cell office:value-type="float" office:value="0.715788">
            <text:p>0.715788</text:p>
          </table:table-cell>
          <table:table-cell office:value-type="float" office:value="0.598256">
            <text:p>0.598256</text:p>
          </table:table-cell>
          <table:table-cell table:formula="of:=[.G30]^2" office:value-type="float" office:value="1.0749335041">
            <text:p>1.0749335041</text:p>
          </table:table-cell>
          <table:table-cell table:formula="of:=[.H30]^2" office:value-type="float" office:value="0.512352460944">
            <text:p>0.512352460944</text:p>
          </table:table-cell>
          <table:table-cell table:formula="of:=[.I30]^2" office:value-type="float" office:value="0.357910241536">
            <text:p>0.357910241536</text:p>
          </table:table-cell>
          <table:table-cell/>
          <table:table-cell office:value-type="float" office:value="0.929688">
            <text:p>0.929688</text:p>
          </table:table-cell>
          <table:table-cell office:value-type="float" office:value="0.734292">
            <text:p>0.734292</text:p>
          </table:table-cell>
          <table:table-cell office:value-type="float" office:value="0.339685">
            <text:p>0.339685</text:p>
          </table:table-cell>
          <table:table-cell office:value-type="float" office:value="0.303992">
            <text:p>0.303992</text:p>
          </table:table-cell>
          <table:table-cell table:formula="of:=[.O30]^2" office:value-type="float" office:value="0.539184741264">
            <text:p>0.539184741264</text:p>
          </table:table-cell>
          <table:table-cell table:formula="of:=[.P30]^2" office:value-type="float" office:value="0.115385899225">
            <text:p>0.115385899225</text:p>
          </table:table-cell>
          <table:table-cell table:formula="of:=[.Q30]^2" office:value-type="float" office:value="0.092411136064">
            <text:p>0.092411136064</text:p>
          </table:table-cell>
        </table:table-row>
        <table:table-row table:style-name="ro1">
          <table:table-cell office:value-type="float" office:value="0.945312">
            <text:p>0.945312</text:p>
          </table:table-cell>
          <table:table-cell office:value-type="float" office:value="0.100787">
            <text:p>0.100787</text:p>
          </table:table-cell>
          <table:table-cell office:value-type="float" office:value="-0.056395">
            <text:p>-0.056395</text:p>
          </table:table-cell>
          <table:table-cell office:value-type="float" office:value="-0.149269">
            <text:p>-0.149269</text:p>
          </table:table-cell>
          <table:table-cell/>
          <table:table-cell office:value-type="float" office:value="0.945312">
            <text:p>0.945312</text:p>
          </table:table-cell>
          <table:table-cell office:value-type="float" office:value="1.04553">
            <text:p>1.04553</text:p>
          </table:table-cell>
          <table:table-cell office:value-type="float" office:value="0.730665">
            <text:p>0.730665</text:p>
          </table:table-cell>
          <table:table-cell office:value-type="float" office:value="0.605285">
            <text:p>0.605285</text:p>
          </table:table-cell>
          <table:table-cell table:formula="of:=[.G31]^2" office:value-type="float" office:value="1.0931329809">
            <text:p>1.0931329809</text:p>
          </table:table-cell>
          <table:table-cell table:formula="of:=[.H31]^2" office:value-type="float" office:value="0.533871342225">
            <text:p>0.533871342225</text:p>
          </table:table-cell>
          <table:table-cell table:formula="of:=[.I31]^2" office:value-type="float" office:value="0.366369931225">
            <text:p>0.366369931225</text:p>
          </table:table-cell>
          <table:table-cell/>
          <table:table-cell office:value-type="float" office:value="0.945312">
            <text:p>0.945312</text:p>
          </table:table-cell>
          <table:table-cell office:value-type="float" office:value="0.737334">
            <text:p>0.737334</text:p>
          </table:table-cell>
          <table:table-cell office:value-type="float" office:value="0.34023">
            <text:p>0.34023</text:p>
          </table:table-cell>
          <table:table-cell office:value-type="float" office:value="0.30719">
            <text:p>0.30719</text:p>
          </table:table-cell>
          <table:table-cell table:formula="of:=[.O31]^2" office:value-type="float" office:value="0.543661427556">
            <text:p>0.543661427556</text:p>
          </table:table-cell>
          <table:table-cell table:formula="of:=[.P31]^2" office:value-type="float" office:value="0.1157564529">
            <text:p>0.1157564529</text:p>
          </table:table-cell>
          <table:table-cell table:formula="of:=[.Q31]^2" office:value-type="float" office:value="0.0943656961">
            <text:p>0.0943656961</text:p>
          </table:table-cell>
        </table:table-row>
        <table:table-row table:style-name="ro1">
          <table:table-cell office:value-type="float" office:value="0.960938">
            <text:p>0.960938</text:p>
          </table:table-cell>
          <table:table-cell office:value-type="float" office:value="0.111804">
            <text:p>0.111804</text:p>
          </table:table-cell>
          <table:table-cell office:value-type="float" office:value="-0.0434345">
            <text:p>-0.0434345</text:p>
          </table:table-cell>
          <table:table-cell office:value-type="float" office:value="-0.139392">
            <text:p>-0.139392</text:p>
          </table:table-cell>
          <table:table-cell/>
          <table:table-cell office:value-type="float" office:value="0.960938">
            <text:p>0.960938</text:p>
          </table:table-cell>
          <table:table-cell office:value-type="float" office:value="1.05317">
            <text:p>1.05317</text:p>
          </table:table-cell>
          <table:table-cell office:value-type="float" office:value="0.747455">
            <text:p>0.747455</text:p>
          </table:table-cell>
          <table:table-cell office:value-type="float" office:value="0.615649">
            <text:p>0.615649</text:p>
          </table:table-cell>
          <table:table-cell table:formula="of:=[.G32]^2" office:value-type="float" office:value="1.1091670489">
            <text:p>1.1091670489</text:p>
          </table:table-cell>
          <table:table-cell table:formula="of:=[.H32]^2" office:value-type="float" office:value="0.558688977025">
            <text:p>0.558688977025</text:p>
          </table:table-cell>
          <table:table-cell table:formula="of:=[.I32]^2" office:value-type="float" office:value="0.379023691201">
            <text:p>0.379023691201</text:p>
          </table:table-cell>
          <table:table-cell/>
          <table:table-cell office:value-type="float" office:value="0.960938">
            <text:p>0.960938</text:p>
          </table:table-cell>
          <table:table-cell office:value-type="float" office:value="0.739848">
            <text:p>0.739848</text:p>
          </table:table-cell>
          <table:table-cell office:value-type="float" office:value="0.343062">
            <text:p>0.343062</text:p>
          </table:table-cell>
          <table:table-cell office:value-type="float" office:value="0.312667">
            <text:p>0.312667</text:p>
          </table:table-cell>
          <table:table-cell table:formula="of:=[.O32]^2" office:value-type="float" office:value="0.547375063104">
            <text:p>0.547375063104</text:p>
          </table:table-cell>
          <table:table-cell table:formula="of:=[.P32]^2" office:value-type="float" office:value="0.117691535844">
            <text:p>0.117691535844</text:p>
          </table:table-cell>
          <table:table-cell table:formula="of:=[.Q32]^2" office:value-type="float" office:value="0.097760652889">
            <text:p>0.097760652889</text:p>
          </table:table-cell>
        </table:table-row>
        <table:table-row table:style-name="ro1">
          <table:table-cell office:value-type="float" office:value="0.976562">
            <text:p>0.976562</text:p>
          </table:table-cell>
          <table:table-cell office:value-type="float" office:value="0.122915">
            <text:p>0.122915</text:p>
          </table:table-cell>
          <table:table-cell office:value-type="float" office:value="-0.0271292">
            <text:p>-0.0271292</text:p>
          </table:table-cell>
          <table:table-cell office:value-type="float" office:value="-0.127162">
            <text:p>-0.127162</text:p>
          </table:table-cell>
          <table:table-cell/>
          <table:table-cell office:value-type="float" office:value="0.976562">
            <text:p>0.976562</text:p>
          </table:table-cell>
          <table:table-cell office:value-type="float" office:value="1.05976">
            <text:p>1.05976</text:p>
          </table:table-cell>
          <table:table-cell office:value-type="float" office:value="0.76199">
            <text:p>0.76199</text:p>
          </table:table-cell>
          <table:table-cell office:value-type="float" office:value="0.631411">
            <text:p>0.631411</text:p>
          </table:table-cell>
          <table:table-cell table:formula="of:=[.G33]^2" office:value-type="float" office:value="1.1230912576">
            <text:p>1.1230912576</text:p>
          </table:table-cell>
          <table:table-cell table:formula="of:=[.H33]^2" office:value-type="float" office:value="0.5806287601">
            <text:p>0.5806287601</text:p>
          </table:table-cell>
          <table:table-cell table:formula="of:=[.I33]^2" office:value-type="float" office:value="0.398679850921">
            <text:p>0.398679850921</text:p>
          </table:table-cell>
          <table:table-cell/>
          <table:table-cell office:value-type="float" office:value="0.976562">
            <text:p>0.976562</text:p>
          </table:table-cell>
          <table:table-cell office:value-type="float" office:value="0.741704">
            <text:p>0.741704</text:p>
          </table:table-cell>
          <table:table-cell office:value-type="float" office:value="0.345924">
            <text:p>0.345924</text:p>
          </table:table-cell>
          <table:table-cell office:value-type="float" office:value="0.319942">
            <text:p>0.319942</text:p>
          </table:table-cell>
          <table:table-cell table:formula="of:=[.O33]^2" office:value-type="float" office:value="0.550124823616">
            <text:p>0.550124823616</text:p>
          </table:table-cell>
          <table:table-cell table:formula="of:=[.P33]^2" office:value-type="float" office:value="0.119663413776">
            <text:p>0.119663413776</text:p>
          </table:table-cell>
          <table:table-cell table:formula="of:=[.Q33]^2" office:value-type="float" office:value="0.102362883364">
            <text:p>0.102362883364</text:p>
          </table:table-cell>
        </table:table-row>
        <table:table-row table:style-name="ro1">
          <table:table-cell office:value-type="float" office:value="0.992188">
            <text:p>0.992188</text:p>
          </table:table-cell>
          <table:table-cell office:value-type="float" office:value="0.130944">
            <text:p>0.130944</text:p>
          </table:table-cell>
          <table:table-cell office:value-type="float" office:value="-0.0103023">
            <text:p>-0.0103023</text:p>
          </table:table-cell>
          <table:table-cell office:value-type="float" office:value="-0.112295">
            <text:p>-0.112295</text:p>
          </table:table-cell>
          <table:table-cell/>
          <table:table-cell office:value-type="float" office:value="0.992188">
            <text:p>0.992188</text:p>
          </table:table-cell>
          <table:table-cell office:value-type="float" office:value="1.06491">
            <text:p>1.06491</text:p>
          </table:table-cell>
          <table:table-cell office:value-type="float" office:value="0.773898">
            <text:p>0.773898</text:p>
          </table:table-cell>
          <table:table-cell office:value-type="float" office:value="0.643663">
            <text:p>0.643663</text:p>
          </table:table-cell>
          <table:table-cell table:formula="of:=[.G34]^2" office:value-type="float" office:value="1.1340333081">
            <text:p>1.1340333081</text:p>
          </table:table-cell>
          <table:table-cell table:formula="of:=[.H34]^2" office:value-type="float" office:value="0.598918114404">
            <text:p>0.598918114404</text:p>
          </table:table-cell>
          <table:table-cell table:formula="of:=[.I34]^2" office:value-type="float" office:value="0.414302057569">
            <text:p>0.414302057569</text:p>
          </table:table-cell>
          <table:table-cell/>
          <table:table-cell office:value-type="float" office:value="0.992188">
            <text:p>0.992188</text:p>
          </table:table-cell>
          <table:table-cell office:value-type="float" office:value="0.742641">
            <text:p>0.742641</text:p>
          </table:table-cell>
          <table:table-cell office:value-type="float" office:value="0.346761">
            <text:p>0.346761</text:p>
          </table:table-cell>
          <table:table-cell office:value-type="float" office:value="0.323936">
            <text:p>0.323936</text:p>
          </table:table-cell>
          <table:table-cell table:formula="of:=[.O34]^2" office:value-type="float" office:value="0.551515654881">
            <text:p>0.551515654881</text:p>
          </table:table-cell>
          <table:table-cell table:formula="of:=[.P34]^2" office:value-type="float" office:value="0.120243191121">
            <text:p>0.120243191121</text:p>
          </table:table-cell>
          <table:table-cell table:formula="of:=[.Q34]^2" office:value-type="float" office:value="0.104934532096">
            <text:p>0.104934532096</text:p>
          </table:table-cell>
        </table:table-row>
        <table:table-row table:style-name="ro1">
          <table:table-cell office:value-type="float" office:value="1.007812">
            <text:p>1.007812</text:p>
          </table:table-cell>
          <table:table-cell office:value-type="float" office:value="0.138791">
            <text:p>0.138791</text:p>
          </table:table-cell>
          <table:table-cell office:value-type="float" office:value="0.004315">
            <text:p>0.004315</text:p>
          </table:table-cell>
          <table:table-cell office:value-type="float" office:value="-0.0998877">
            <text:p>-0.0998877</text:p>
          </table:table-cell>
          <table:table-cell/>
          <table:table-cell office:value-type="float" office:value="1.007812">
            <text:p>1.007812</text:p>
          </table:table-cell>
          <table:table-cell office:value-type="float" office:value="1.06945">
            <text:p>1.06945</text:p>
          </table:table-cell>
          <table:table-cell office:value-type="float" office:value="0.786098">
            <text:p>0.786098</text:p>
          </table:table-cell>
          <table:table-cell office:value-type="float" office:value="0.649788">
            <text:p>0.649788</text:p>
          </table:table-cell>
          <table:table-cell table:formula="of:=[.G35]^2" office:value-type="float" office:value="1.1437233025">
            <text:p>1.1437233025</text:p>
          </table:table-cell>
          <table:table-cell table:formula="of:=[.H35]^2" office:value-type="float" office:value="0.617950065604">
            <text:p>0.617950065604</text:p>
          </table:table-cell>
          <table:table-cell table:formula="of:=[.I35]^2" office:value-type="float" office:value="0.422224444944">
            <text:p>0.422224444944</text:p>
          </table:table-cell>
          <table:table-cell/>
          <table:table-cell office:value-type="float" office:value="1.007812">
            <text:p>1.007812</text:p>
          </table:table-cell>
          <table:table-cell office:value-type="float" office:value="0.744043">
            <text:p>0.744043</text:p>
          </table:table-cell>
          <table:table-cell office:value-type="float" office:value="0.347461">
            <text:p>0.347461</text:p>
          </table:table-cell>
          <table:table-cell office:value-type="float" office:value="0.324299">
            <text:p>0.324299</text:p>
          </table:table-cell>
          <table:table-cell table:formula="of:=[.O35]^2" office:value-type="float" office:value="0.553599985849">
            <text:p>0.553599985849</text:p>
          </table:table-cell>
          <table:table-cell table:formula="of:=[.P35]^2" office:value-type="float" office:value="0.120729146521">
            <text:p>0.120729146521</text:p>
          </table:table-cell>
          <table:table-cell table:formula="of:=[.Q35]^2" office:value-type="float" office:value="0.105169841401">
            <text:p>0.105169841401</text:p>
          </table:table-cell>
        </table:table-row>
        <table:table-row table:style-name="ro1">
          <table:table-cell office:value-type="float" office:value="1.023438">
            <text:p>1.023438</text:p>
          </table:table-cell>
          <table:table-cell office:value-type="float" office:value="0.149315">
            <text:p>0.149315</text:p>
          </table:table-cell>
          <table:table-cell office:value-type="float" office:value="0.0196194">
            <text:p>0.0196194</text:p>
          </table:table-cell>
          <table:table-cell office:value-type="float" office:value="-0.0902338">
            <text:p>-0.0902338</text:p>
          </table:table-cell>
          <table:table-cell/>
          <table:table-cell office:value-type="float" office:value="1.023438">
            <text:p>1.023438</text:p>
          </table:table-cell>
          <table:table-cell office:value-type="float" office:value="1.07179">
            <text:p>1.07179</text:p>
          </table:table-cell>
          <table:table-cell office:value-type="float" office:value="0.80007">
            <text:p>0.80007</text:p>
          </table:table-cell>
          <table:table-cell office:value-type="float" office:value="0.656737">
            <text:p>0.656737</text:p>
          </table:table-cell>
          <table:table-cell table:formula="of:=[.G36]^2" office:value-type="float" office:value="1.1487338041">
            <text:p>1.1487338041</text:p>
          </table:table-cell>
          <table:table-cell table:formula="of:=[.H36]^2" office:value-type="float" office:value="0.6401120049">
            <text:p>0.6401120049</text:p>
          </table:table-cell>
          <table:table-cell table:formula="of:=[.I36]^2" office:value-type="float" office:value="0.431303487169">
            <text:p>0.431303487169</text:p>
          </table:table-cell>
          <table:table-cell/>
          <table:table-cell office:value-type="float" office:value="1.023438">
            <text:p>1.023438</text:p>
          </table:table-cell>
          <table:table-cell office:value-type="float" office:value="0.744815">
            <text:p>0.744815</text:p>
          </table:table-cell>
          <table:table-cell office:value-type="float" office:value="0.350414">
            <text:p>0.350414</text:p>
          </table:table-cell>
          <table:table-cell office:value-type="float" office:value="0.325858">
            <text:p>0.325858</text:p>
          </table:table-cell>
          <table:table-cell table:formula="of:=[.O36]^2" office:value-type="float" office:value="0.554749384225">
            <text:p>0.554749384225</text:p>
          </table:table-cell>
          <table:table-cell table:formula="of:=[.P36]^2" office:value-type="float" office:value="0.122789971396">
            <text:p>0.122789971396</text:p>
          </table:table-cell>
          <table:table-cell table:formula="of:=[.Q36]^2" office:value-type="float" office:value="0.106183436164">
            <text:p>0.106183436164</text:p>
          </table:table-cell>
        </table:table-row>
        <table:table-row table:style-name="ro1">
          <table:table-cell office:value-type="float" office:value="1.039062">
            <text:p>1.039062</text:p>
          </table:table-cell>
          <table:table-cell office:value-type="float" office:value="0.159828">
            <text:p>0.159828</text:p>
          </table:table-cell>
          <table:table-cell office:value-type="float" office:value="0.0398453">
            <text:p>0.0398453</text:p>
          </table:table-cell>
          <table:table-cell office:value-type="float" office:value="-0.0797015">
            <text:p>-0.0797015</text:p>
          </table:table-cell>
          <table:table-cell/>
          <table:table-cell office:value-type="float" office:value="1.039062">
            <text:p>1.039062</text:p>
          </table:table-cell>
          <table:table-cell office:value-type="float" office:value="1.07193">
            <text:p>1.07193</text:p>
          </table:table-cell>
          <table:table-cell office:value-type="float" office:value="0.817095">
            <text:p>0.817095</text:p>
          </table:table-cell>
          <table:table-cell office:value-type="float" office:value="0.668415">
            <text:p>0.668415</text:p>
          </table:table-cell>
          <table:table-cell table:formula="of:=[.G37]^2" office:value-type="float" office:value="1.1490339249">
            <text:p>1.1490339249</text:p>
          </table:table-cell>
          <table:table-cell table:formula="of:=[.H37]^2" office:value-type="float" office:value="0.667644239025">
            <text:p>0.667644239025</text:p>
          </table:table-cell>
          <table:table-cell table:formula="of:=[.I37]^2" office:value-type="float" office:value="0.446778612225">
            <text:p>0.446778612225</text:p>
          </table:table-cell>
          <table:table-cell/>
          <table:table-cell office:value-type="float" office:value="1.039062">
            <text:p>1.039062</text:p>
          </table:table-cell>
          <table:table-cell office:value-type="float" office:value="0.745471">
            <text:p>0.745471</text:p>
          </table:table-cell>
          <table:table-cell office:value-type="float" office:value="0.352016">
            <text:p>0.352016</text:p>
          </table:table-cell>
          <table:table-cell office:value-type="float" office:value="0.330968">
            <text:p>0.330968</text:p>
          </table:table-cell>
          <table:table-cell table:formula="of:=[.O37]^2" office:value-type="float" office:value="0.555727011841">
            <text:p>0.555727011841</text:p>
          </table:table-cell>
          <table:table-cell table:formula="of:=[.P37]^2" office:value-type="float" office:value="0.123915264256">
            <text:p>0.123915264256</text:p>
          </table:table-cell>
          <table:table-cell table:formula="of:=[.Q37]^2" office:value-type="float" office:value="0.109539817024">
            <text:p>0.109539817024</text:p>
          </table:table-cell>
        </table:table-row>
        <table:table-row table:style-name="ro1">
          <table:table-cell office:value-type="float" office:value="1.054688">
            <text:p>1.054688</text:p>
          </table:table-cell>
          <table:table-cell office:value-type="float" office:value="0.167033">
            <text:p>0.167033</text:p>
          </table:table-cell>
          <table:table-cell office:value-type="float" office:value="0.0612917">
            <text:p>0.0612917</text:p>
          </table:table-cell>
          <table:table-cell office:value-type="float" office:value="-0.0657153">
            <text:p>-0.0657153</text:p>
          </table:table-cell>
          <table:table-cell/>
          <table:table-cell office:value-type="float" office:value="1.054688">
            <text:p>1.054688</text:p>
          </table:table-cell>
          <table:table-cell office:value-type="float" office:value="1.07215">
            <text:p>1.07215</text:p>
          </table:table-cell>
          <table:table-cell office:value-type="float" office:value="0.834232">
            <text:p>0.834232</text:p>
          </table:table-cell>
          <table:table-cell office:value-type="float" office:value="0.683847">
            <text:p>0.683847</text:p>
          </table:table-cell>
          <table:table-cell table:formula="of:=[.G38]^2" office:value-type="float" office:value="1.1495056225">
            <text:p>1.1495056225</text:p>
          </table:table-cell>
          <table:table-cell table:formula="of:=[.H38]^2" office:value-type="float" office:value="0.695943029824">
            <text:p>0.695943029824</text:p>
          </table:table-cell>
          <table:table-cell table:formula="of:=[.I38]^2" office:value-type="float" office:value="0.467646719409">
            <text:p>0.467646719409</text:p>
          </table:table-cell>
          <table:table-cell/>
          <table:table-cell office:value-type="float" office:value="1.054688">
            <text:p>1.054688</text:p>
          </table:table-cell>
          <table:table-cell office:value-type="float" office:value="0.745393">
            <text:p>0.745393</text:p>
          </table:table-cell>
          <table:table-cell office:value-type="float" office:value="0.350744">
            <text:p>0.350744</text:p>
          </table:table-cell>
          <table:table-cell office:value-type="float" office:value="0.333646">
            <text:p>0.333646</text:p>
          </table:table-cell>
          <table:table-cell table:formula="of:=[.O38]^2" office:value-type="float" office:value="0.555610724449">
            <text:p>0.555610724449</text:p>
          </table:table-cell>
          <table:table-cell table:formula="of:=[.P38]^2" office:value-type="float" office:value="0.123021353536">
            <text:p>0.123021353536</text:p>
          </table:table-cell>
          <table:table-cell table:formula="of:=[.Q38]^2" office:value-type="float" office:value="0.111319653316">
            <text:p>0.111319653316</text:p>
          </table:table-cell>
        </table:table-row>
        <table:table-row table:style-name="ro1">
          <table:table-cell office:value-type="float" office:value="1.070312">
            <text:p>1.070312</text:p>
          </table:table-cell>
          <table:table-cell office:value-type="float" office:value="0.173618">
            <text:p>0.173618</text:p>
          </table:table-cell>
          <table:table-cell office:value-type="float" office:value="0.0784672">
            <text:p>0.0784672</text:p>
          </table:table-cell>
          <table:table-cell office:value-type="float" office:value="-0.049157">
            <text:p>-0.049157</text:p>
          </table:table-cell>
          <table:table-cell/>
          <table:table-cell office:value-type="float" office:value="1.070312">
            <text:p>1.070312</text:p>
          </table:table-cell>
          <table:table-cell office:value-type="float" office:value="1.07464">
            <text:p>1.07464</text:p>
          </table:table-cell>
          <table:table-cell office:value-type="float" office:value="0.85075">
            <text:p>0.85075</text:p>
          </table:table-cell>
          <table:table-cell office:value-type="float" office:value="0.697546">
            <text:p>0.697546</text:p>
          </table:table-cell>
          <table:table-cell table:formula="of:=[.G39]^2" office:value-type="float" office:value="1.1548511296">
            <text:p>1.1548511296</text:p>
          </table:table-cell>
          <table:table-cell table:formula="of:=[.H39]^2" office:value-type="float" office:value="0.7237755625">
            <text:p>0.7237755625</text:p>
          </table:table-cell>
          <table:table-cell table:formula="of:=[.I39]^2" office:value-type="float" office:value="0.486570422116">
            <text:p>0.486570422116</text:p>
          </table:table-cell>
          <table:table-cell/>
          <table:table-cell office:value-type="float" office:value="1.070312">
            <text:p>1.070312</text:p>
          </table:table-cell>
          <table:table-cell office:value-type="float" office:value="0.743406">
            <text:p>0.743406</text:p>
          </table:table-cell>
          <table:table-cell office:value-type="float" office:value="0.34913">
            <text:p>0.34913</text:p>
          </table:table-cell>
          <table:table-cell office:value-type="float" office:value="0.333894">
            <text:p>0.333894</text:p>
          </table:table-cell>
          <table:table-cell table:formula="of:=[.O39]^2" office:value-type="float" office:value="0.552652480836">
            <text:p>0.552652480836</text:p>
          </table:table-cell>
          <table:table-cell table:formula="of:=[.P39]^2" office:value-type="float" office:value="0.1218917569">
            <text:p>0.1218917569</text:p>
          </table:table-cell>
          <table:table-cell table:formula="of:=[.Q39]^2" office:value-type="float" office:value="0.111485203236">
            <text:p>0.111485203236</text:p>
          </table:table-cell>
        </table:table-row>
        <table:table-row table:style-name="ro1">
          <table:table-cell office:value-type="float" office:value="1.085938">
            <text:p>1.085938</text:p>
          </table:table-cell>
          <table:table-cell office:value-type="float" office:value="0.18257">
            <text:p>0.18257</text:p>
          </table:table-cell>
          <table:table-cell office:value-type="float" office:value="0.0943407">
            <text:p>0.0943407</text:p>
          </table:table-cell>
          <table:table-cell office:value-type="float" office:value="-0.032675">
            <text:p>-0.032675</text:p>
          </table:table-cell>
          <table:table-cell/>
          <table:table-cell office:value-type="float" office:value="1.085938">
            <text:p>1.085938</text:p>
          </table:table-cell>
          <table:table-cell office:value-type="float" office:value="1.0777">
            <text:p>1.0777</text:p>
          </table:table-cell>
          <table:table-cell office:value-type="float" office:value="0.867475">
            <text:p>0.867475</text:p>
          </table:table-cell>
          <table:table-cell office:value-type="float" office:value="0.709497">
            <text:p>0.709497</text:p>
          </table:table-cell>
          <table:table-cell table:formula="of:=[.G40]^2" office:value-type="float" office:value="1.16143729">
            <text:p>1.16143729</text:p>
          </table:table-cell>
          <table:table-cell table:formula="of:=[.H40]^2" office:value-type="float" office:value="0.752512875625">
            <text:p>0.752512875625</text:p>
          </table:table-cell>
          <table:table-cell table:formula="of:=[.I40]^2" office:value-type="float" office:value="0.503385993009">
            <text:p>0.503385993009</text:p>
          </table:table-cell>
          <table:table-cell/>
          <table:table-cell office:value-type="float" office:value="1.085938">
            <text:p>1.085938</text:p>
          </table:table-cell>
          <table:table-cell office:value-type="float" office:value="0.740027">
            <text:p>0.740027</text:p>
          </table:table-cell>
          <table:table-cell office:value-type="float" office:value="0.34836">
            <text:p>0.34836</text:p>
          </table:table-cell>
          <table:table-cell office:value-type="float" office:value="0.33649">
            <text:p>0.33649</text:p>
          </table:table-cell>
          <table:table-cell table:formula="of:=[.O40]^2" office:value-type="float" office:value="0.547639960729">
            <text:p>0.547639960729</text:p>
          </table:table-cell>
          <table:table-cell table:formula="of:=[.P40]^2" office:value-type="float" office:value="0.1213546896">
            <text:p>0.1213546896</text:p>
          </table:table-cell>
          <table:table-cell table:formula="of:=[.Q40]^2" office:value-type="float" office:value="0.1132255201">
            <text:p>0.1132255201</text:p>
          </table:table-cell>
        </table:table-row>
        <table:table-row table:style-name="ro1">
          <table:table-cell office:value-type="float" office:value="1.101562">
            <text:p>1.101562</text:p>
          </table:table-cell>
          <table:table-cell office:value-type="float" office:value="0.191461">
            <text:p>0.191461</text:p>
          </table:table-cell>
          <table:table-cell office:value-type="float" office:value="0.1123">
            <text:p>0.1123</text:p>
          </table:table-cell>
          <table:table-cell office:value-type="float" office:value="-0.0176798">
            <text:p>-0.0176798</text:p>
          </table:table-cell>
          <table:table-cell/>
          <table:table-cell office:value-type="float" office:value="1.101562">
            <text:p>1.101562</text:p>
          </table:table-cell>
          <table:table-cell office:value-type="float" office:value="1.07767">
            <text:p>1.07767</text:p>
          </table:table-cell>
          <table:table-cell office:value-type="float" office:value="0.882231">
            <text:p>0.882231</text:p>
          </table:table-cell>
          <table:table-cell office:value-type="float" office:value="0.722791">
            <text:p>0.722791</text:p>
          </table:table-cell>
          <table:table-cell table:formula="of:=[.G41]^2" office:value-type="float" office:value="1.1613726289">
            <text:p>1.1613726289</text:p>
          </table:table-cell>
          <table:table-cell table:formula="of:=[.H41]^2" office:value-type="float" office:value="0.778331537361">
            <text:p>0.778331537361</text:p>
          </table:table-cell>
          <table:table-cell table:formula="of:=[.I41]^2" office:value-type="float" office:value="0.522426829681">
            <text:p>0.522426829681</text:p>
          </table:table-cell>
          <table:table-cell/>
          <table:table-cell office:value-type="float" office:value="1.101562">
            <text:p>1.101562</text:p>
          </table:table-cell>
          <table:table-cell office:value-type="float" office:value="0.736806">
            <text:p>0.736806</text:p>
          </table:table-cell>
          <table:table-cell office:value-type="float" office:value="0.345099">
            <text:p>0.345099</text:p>
          </table:table-cell>
          <table:table-cell office:value-type="float" office:value="0.340411">
            <text:p>0.340411</text:p>
          </table:table-cell>
          <table:table-cell table:formula="of:=[.O41]^2" office:value-type="float" office:value="0.542883081636">
            <text:p>0.542883081636</text:p>
          </table:table-cell>
          <table:table-cell table:formula="of:=[.P41]^2" office:value-type="float" office:value="0.119093319801">
            <text:p>0.119093319801</text:p>
          </table:table-cell>
          <table:table-cell table:formula="of:=[.Q41]^2" office:value-type="float" office:value="0.115879648921">
            <text:p>0.115879648921</text:p>
          </table:table-cell>
        </table:table-row>
        <table:table-row table:style-name="ro1">
          <table:table-cell office:value-type="float" office:value="1.117188">
            <text:p>1.117188</text:p>
          </table:table-cell>
          <table:table-cell office:value-type="float" office:value="0.199214">
            <text:p>0.199214</text:p>
          </table:table-cell>
          <table:table-cell office:value-type="float" office:value="0.131471">
            <text:p>0.131471</text:p>
          </table:table-cell>
          <table:table-cell office:value-type="float" office:value="-0.00605233">
            <text:p>-0.00605233</text:p>
          </table:table-cell>
          <table:table-cell/>
          <table:table-cell office:value-type="float" office:value="1.117188">
            <text:p>1.117188</text:p>
          </table:table-cell>
          <table:table-cell office:value-type="float" office:value="1.07488">
            <text:p>1.07488</text:p>
          </table:table-cell>
          <table:table-cell office:value-type="float" office:value="0.893672">
            <text:p>0.893672</text:p>
          </table:table-cell>
          <table:table-cell office:value-type="float" office:value="0.73475">
            <text:p>0.73475</text:p>
          </table:table-cell>
          <table:table-cell table:formula="of:=[.G42]^2" office:value-type="float" office:value="1.1553670144">
            <text:p>1.1553670144</text:p>
          </table:table-cell>
          <table:table-cell table:formula="of:=[.H42]^2" office:value-type="float" office:value="0.798649643584">
            <text:p>0.798649643584</text:p>
          </table:table-cell>
          <table:table-cell table:formula="of:=[.I42]^2" office:value-type="float" office:value="0.5398575625">
            <text:p>0.5398575625</text:p>
          </table:table-cell>
          <table:table-cell/>
          <table:table-cell office:value-type="float" office:value="1.117188">
            <text:p>1.117188</text:p>
          </table:table-cell>
          <table:table-cell office:value-type="float" office:value="0.734555">
            <text:p>0.734555</text:p>
          </table:table-cell>
          <table:table-cell office:value-type="float" office:value="0.343293">
            <text:p>0.343293</text:p>
          </table:table-cell>
          <table:table-cell office:value-type="float" office:value="0.337188">
            <text:p>0.337188</text:p>
          </table:table-cell>
          <table:table-cell table:formula="of:=[.O42]^2" office:value-type="float" office:value="0.539571048025">
            <text:p>0.539571048025</text:p>
          </table:table-cell>
          <table:table-cell table:formula="of:=[.P42]^2" office:value-type="float" office:value="0.117850083849">
            <text:p>0.117850083849</text:p>
          </table:table-cell>
          <table:table-cell table:formula="of:=[.Q42]^2" office:value-type="float" office:value="0.113695747344">
            <text:p>0.113695747344</text:p>
          </table:table-cell>
        </table:table-row>
        <table:table-row table:style-name="ro1">
          <table:table-cell office:value-type="float" office:value="1.132812">
            <text:p>1.132812</text:p>
          </table:table-cell>
          <table:table-cell office:value-type="float" office:value="0.207485">
            <text:p>0.207485</text:p>
          </table:table-cell>
          <table:table-cell office:value-type="float" office:value="0.149791">
            <text:p>0.149791</text:p>
          </table:table-cell>
          <table:table-cell office:value-type="float" office:value="0.00860305">
            <text:p>0.00860305</text:p>
          </table:table-cell>
          <table:table-cell/>
          <table:table-cell office:value-type="float" office:value="1.132812">
            <text:p>1.132812</text:p>
          </table:table-cell>
          <table:table-cell office:value-type="float" office:value="1.07324">
            <text:p>1.07324</text:p>
          </table:table-cell>
          <table:table-cell office:value-type="float" office:value="0.90501">
            <text:p>0.90501</text:p>
          </table:table-cell>
          <table:table-cell office:value-type="float" office:value="0.744006">
            <text:p>0.744006</text:p>
          </table:table-cell>
          <table:table-cell table:formula="of:=[.G43]^2" office:value-type="float" office:value="1.1518440976">
            <text:p>1.1518440976</text:p>
          </table:table-cell>
          <table:table-cell table:formula="of:=[.H43]^2" office:value-type="float" office:value="0.8190431001">
            <text:p>0.8190431001</text:p>
          </table:table-cell>
          <table:table-cell table:formula="of:=[.I43]^2" office:value-type="float" office:value="0.553544928036">
            <text:p>0.553544928036</text:p>
          </table:table-cell>
          <table:table-cell/>
          <table:table-cell office:value-type="float" office:value="1.132812">
            <text:p>1.132812</text:p>
          </table:table-cell>
          <table:table-cell office:value-type="float" office:value="0.732034">
            <text:p>0.732034</text:p>
          </table:table-cell>
          <table:table-cell office:value-type="float" office:value="0.343136">
            <text:p>0.343136</text:p>
          </table:table-cell>
          <table:table-cell office:value-type="float" office:value="0.32957">
            <text:p>0.32957</text:p>
          </table:table-cell>
          <table:table-cell table:formula="of:=[.O43]^2" office:value-type="float" office:value="0.535873777156">
            <text:p>0.535873777156</text:p>
          </table:table-cell>
          <table:table-cell table:formula="of:=[.P43]^2" office:value-type="float" office:value="0.117742314496">
            <text:p>0.117742314496</text:p>
          </table:table-cell>
          <table:table-cell table:formula="of:=[.Q43]^2" office:value-type="float" office:value="0.1086163849">
            <text:p>0.1086163849</text:p>
          </table:table-cell>
        </table:table-row>
        <table:table-row table:style-name="ro1">
          <table:table-cell office:value-type="float" office:value="1.148438">
            <text:p>1.148438</text:p>
          </table:table-cell>
          <table:table-cell office:value-type="float" office:value="0.216218">
            <text:p>0.216218</text:p>
          </table:table-cell>
          <table:table-cell office:value-type="float" office:value="0.166876">
            <text:p>0.166876</text:p>
          </table:table-cell>
          <table:table-cell office:value-type="float" office:value="0.0302242">
            <text:p>0.0302242</text:p>
          </table:table-cell>
          <table:table-cell/>
          <table:table-cell office:value-type="float" office:value="1.148438">
            <text:p>1.148438</text:p>
          </table:table-cell>
          <table:table-cell office:value-type="float" office:value="1.073">
            <text:p>1.073</text:p>
          </table:table-cell>
          <table:table-cell office:value-type="float" office:value="0.915417">
            <text:p>0.915417</text:p>
          </table:table-cell>
          <table:table-cell office:value-type="float" office:value="0.751066">
            <text:p>0.751066</text:p>
          </table:table-cell>
          <table:table-cell table:formula="of:=[.G44]^2" office:value-type="float" office:value="1.151329">
            <text:p>1.151329</text:p>
          </table:table-cell>
          <table:table-cell table:formula="of:=[.H44]^2" office:value-type="float" office:value="0.837988283889">
            <text:p>0.837988283889</text:p>
          </table:table-cell>
          <table:table-cell table:formula="of:=[.I44]^2" office:value-type="float" office:value="0.564100136356">
            <text:p>0.564100136356</text:p>
          </table:table-cell>
          <table:table-cell/>
          <table:table-cell office:value-type="float" office:value="1.148438">
            <text:p>1.148438</text:p>
          </table:table-cell>
          <table:table-cell office:value-type="float" office:value="0.728246">
            <text:p>0.728246</text:p>
          </table:table-cell>
          <table:table-cell office:value-type="float" office:value="0.341862">
            <text:p>0.341862</text:p>
          </table:table-cell>
          <table:table-cell office:value-type="float" office:value="0.324855">
            <text:p>0.324855</text:p>
          </table:table-cell>
          <table:table-cell table:formula="of:=[.O44]^2" office:value-type="float" office:value="0.530342236516">
            <text:p>0.530342236516</text:p>
          </table:table-cell>
          <table:table-cell table:formula="of:=[.P44]^2" office:value-type="float" office:value="0.116869627044">
            <text:p>0.116869627044</text:p>
          </table:table-cell>
          <table:table-cell table:formula="of:=[.Q44]^2" office:value-type="float" office:value="0.105530771025">
            <text:p>0.105530771025</text:p>
          </table:table-cell>
        </table:table-row>
        <table:table-row table:style-name="ro1">
          <table:table-cell office:value-type="float" office:value="1.164062">
            <text:p>1.164062</text:p>
          </table:table-cell>
          <table:table-cell office:value-type="float" office:value="0.225273">
            <text:p>0.225273</text:p>
          </table:table-cell>
          <table:table-cell office:value-type="float" office:value="0.183213">
            <text:p>0.183213</text:p>
          </table:table-cell>
          <table:table-cell office:value-type="float" office:value="0.0485082">
            <text:p>0.0485082</text:p>
          </table:table-cell>
          <table:table-cell/>
          <table:table-cell office:value-type="float" office:value="1.164062">
            <text:p>1.164062</text:p>
          </table:table-cell>
          <table:table-cell office:value-type="float" office:value="1.07201">
            <text:p>1.07201</text:p>
          </table:table-cell>
          <table:table-cell office:value-type="float" office:value="0.925635">
            <text:p>0.925635</text:p>
          </table:table-cell>
          <table:table-cell office:value-type="float" office:value="0.759488">
            <text:p>0.759488</text:p>
          </table:table-cell>
          <table:table-cell table:formula="of:=[.G45]^2" office:value-type="float" office:value="1.1492054401">
            <text:p>1.1492054401</text:p>
          </table:table-cell>
          <table:table-cell table:formula="of:=[.H45]^2" office:value-type="float" office:value="0.856800153225">
            <text:p>0.856800153225</text:p>
          </table:table-cell>
          <table:table-cell table:formula="of:=[.I45]^2" office:value-type="float" office:value="0.576822022144">
            <text:p>0.576822022144</text:p>
          </table:table-cell>
          <table:table-cell/>
          <table:table-cell office:value-type="float" office:value="1.164062">
            <text:p>1.164062</text:p>
          </table:table-cell>
          <table:table-cell office:value-type="float" office:value="0.723333">
            <text:p>0.723333</text:p>
          </table:table-cell>
          <table:table-cell office:value-type="float" office:value="0.3384">
            <text:p>0.3384</text:p>
          </table:table-cell>
          <table:table-cell office:value-type="float" office:value="0.324357">
            <text:p>0.324357</text:p>
          </table:table-cell>
          <table:table-cell table:formula="of:=[.O45]^2" office:value-type="float" office:value="0.523210628889">
            <text:p>0.523210628889</text:p>
          </table:table-cell>
          <table:table-cell table:formula="of:=[.P45]^2" office:value-type="float" office:value="0.11451456">
            <text:p>0.11451456</text:p>
          </table:table-cell>
          <table:table-cell table:formula="of:=[.Q45]^2" office:value-type="float" office:value="0.105207463449">
            <text:p>0.105207463449</text:p>
          </table:table-cell>
        </table:table-row>
        <table:table-row table:style-name="ro1">
          <table:table-cell office:value-type="float" office:value="1.179688">
            <text:p>1.179688</text:p>
          </table:table-cell>
          <table:table-cell office:value-type="float" office:value="0.235472">
            <text:p>0.235472</text:p>
          </table:table-cell>
          <table:table-cell office:value-type="float" office:value="0.199913">
            <text:p>0.199913</text:p>
          </table:table-cell>
          <table:table-cell office:value-type="float" office:value="0.062266">
            <text:p>0.062266</text:p>
          </table:table-cell>
          <table:table-cell/>
          <table:table-cell office:value-type="float" office:value="1.179688">
            <text:p>1.179688</text:p>
          </table:table-cell>
          <table:table-cell office:value-type="float" office:value="1.07075">
            <text:p>1.07075</text:p>
          </table:table-cell>
          <table:table-cell office:value-type="float" office:value="0.938236">
            <text:p>0.938236</text:p>
          </table:table-cell>
          <table:table-cell office:value-type="float" office:value="0.771966">
            <text:p>0.771966</text:p>
          </table:table-cell>
          <table:table-cell table:formula="of:=[.G46]^2" office:value-type="float" office:value="1.1465055625">
            <text:p>1.1465055625</text:p>
          </table:table-cell>
          <table:table-cell table:formula="of:=[.H46]^2" office:value-type="float" office:value="0.880286791696">
            <text:p>0.880286791696</text:p>
          </table:table-cell>
          <table:table-cell table:formula="of:=[.I46]^2" office:value-type="float" office:value="0.595931505156">
            <text:p>0.595931505156</text:p>
          </table:table-cell>
          <table:table-cell/>
          <table:table-cell office:value-type="float" office:value="1.179688">
            <text:p>1.179688</text:p>
          </table:table-cell>
          <table:table-cell office:value-type="float" office:value="0.719336">
            <text:p>0.719336</text:p>
          </table:table-cell>
          <table:table-cell office:value-type="float" office:value="0.337057">
            <text:p>0.337057</text:p>
          </table:table-cell>
          <table:table-cell office:value-type="float" office:value="0.324866">
            <text:p>0.324866</text:p>
          </table:table-cell>
          <table:table-cell table:formula="of:=[.O46]^2" office:value-type="float" office:value="0.517444280896">
            <text:p>0.517444280896</text:p>
          </table:table-cell>
          <table:table-cell table:formula="of:=[.P46]^2" office:value-type="float" office:value="0.113607421249">
            <text:p>0.113607421249</text:p>
          </table:table-cell>
          <table:table-cell table:formula="of:=[.Q46]^2" office:value-type="float" office:value="0.105537917956">
            <text:p>0.105537917956</text:p>
          </table:table-cell>
        </table:table-row>
        <table:table-row table:style-name="ro1">
          <table:table-cell office:value-type="float" office:value="1.195312">
            <text:p>1.195312</text:p>
          </table:table-cell>
          <table:table-cell office:value-type="float" office:value="0.245394">
            <text:p>0.245394</text:p>
          </table:table-cell>
          <table:table-cell office:value-type="float" office:value="0.22079">
            <text:p>0.22079</text:p>
          </table:table-cell>
          <table:table-cell office:value-type="float" office:value="0.0812767">
            <text:p>0.0812767</text:p>
          </table:table-cell>
          <table:table-cell/>
          <table:table-cell office:value-type="float" office:value="1.195312">
            <text:p>1.195312</text:p>
          </table:table-cell>
          <table:table-cell office:value-type="float" office:value="1.06884">
            <text:p>1.06884</text:p>
          </table:table-cell>
          <table:table-cell office:value-type="float" office:value="0.95027">
            <text:p>0.95027</text:p>
          </table:table-cell>
          <table:table-cell office:value-type="float" office:value="0.785959">
            <text:p>0.785959</text:p>
          </table:table-cell>
          <table:table-cell table:formula="of:=[.G47]^2" office:value-type="float" office:value="1.1424189456">
            <text:p>1.1424189456</text:p>
          </table:table-cell>
          <table:table-cell table:formula="of:=[.H47]^2" office:value-type="float" office:value="0.9030130729">
            <text:p>0.9030130729</text:p>
          </table:table-cell>
          <table:table-cell table:formula="of:=[.I47]^2" office:value-type="float" office:value="0.617731549681">
            <text:p>0.617731549681</text:p>
          </table:table-cell>
          <table:table-cell/>
          <table:table-cell office:value-type="float" office:value="1.195312">
            <text:p>1.195312</text:p>
          </table:table-cell>
          <table:table-cell office:value-type="float" office:value="0.715698">
            <text:p>0.715698</text:p>
          </table:table-cell>
          <table:table-cell office:value-type="float" office:value="0.337394">
            <text:p>0.337394</text:p>
          </table:table-cell>
          <table:table-cell office:value-type="float" office:value="0.32476">
            <text:p>0.32476</text:p>
          </table:table-cell>
          <table:table-cell table:formula="of:=[.O47]^2" office:value-type="float" office:value="0.512223627204">
            <text:p>0.512223627204</text:p>
          </table:table-cell>
          <table:table-cell table:formula="of:=[.P47]^2" office:value-type="float" office:value="0.113834711236">
            <text:p>0.113834711236</text:p>
          </table:table-cell>
          <table:table-cell table:formula="of:=[.Q47]^2" office:value-type="float" office:value="0.1054690576">
            <text:p>0.1054690576</text:p>
          </table:table-cell>
        </table:table-row>
        <table:table-row table:style-name="ro1">
          <table:table-cell office:value-type="float" office:value="1.210938">
            <text:p>1.210938</text:p>
          </table:table-cell>
          <table:table-cell office:value-type="float" office:value="0.253653">
            <text:p>0.253653</text:p>
          </table:table-cell>
          <table:table-cell office:value-type="float" office:value="0.244612">
            <text:p>0.244612</text:p>
          </table:table-cell>
          <table:table-cell office:value-type="float" office:value="0.104645">
            <text:p>0.104645</text:p>
          </table:table-cell>
          <table:table-cell/>
          <table:table-cell office:value-type="float" office:value="1.210938">
            <text:p>1.210938</text:p>
          </table:table-cell>
          <table:table-cell office:value-type="float" office:value="1.06561">
            <text:p>1.06561</text:p>
          </table:table-cell>
          <table:table-cell office:value-type="float" office:value="0.961061">
            <text:p>0.961061</text:p>
          </table:table-cell>
          <table:table-cell office:value-type="float" office:value="0.797582">
            <text:p>0.797582</text:p>
          </table:table-cell>
          <table:table-cell table:formula="of:=[.G48]^2" office:value-type="float" office:value="1.1355246721">
            <text:p>1.1355246721</text:p>
          </table:table-cell>
          <table:table-cell table:formula="of:=[.H48]^2" office:value-type="float" office:value="0.923638245721">
            <text:p>0.923638245721</text:p>
          </table:table-cell>
          <table:table-cell table:formula="of:=[.I48]^2" office:value-type="float" office:value="0.636137046724">
            <text:p>0.636137046724</text:p>
          </table:table-cell>
          <table:table-cell/>
          <table:table-cell office:value-type="float" office:value="1.210938">
            <text:p>1.210938</text:p>
          </table:table-cell>
          <table:table-cell office:value-type="float" office:value="0.711472">
            <text:p>0.711472</text:p>
          </table:table-cell>
          <table:table-cell office:value-type="float" office:value="0.334257">
            <text:p>0.334257</text:p>
          </table:table-cell>
          <table:table-cell office:value-type="float" office:value="0.32458">
            <text:p>0.32458</text:p>
          </table:table-cell>
          <table:table-cell table:formula="of:=[.O48]^2" office:value-type="float" office:value="0.506192406784">
            <text:p>0.506192406784</text:p>
          </table:table-cell>
          <table:table-cell table:formula="of:=[.P48]^2" office:value-type="float" office:value="0.111727742049">
            <text:p>0.111727742049</text:p>
          </table:table-cell>
          <table:table-cell table:formula="of:=[.Q48]^2" office:value-type="float" office:value="0.1053521764">
            <text:p>0.1053521764</text:p>
          </table:table-cell>
        </table:table-row>
        <table:table-row table:style-name="ro1">
          <table:table-cell office:value-type="float" office:value="1.226562">
            <text:p>1.226562</text:p>
          </table:table-cell>
          <table:table-cell office:value-type="float" office:value="0.261992">
            <text:p>0.261992</text:p>
          </table:table-cell>
          <table:table-cell office:value-type="float" office:value="0.262908">
            <text:p>0.262908</text:p>
          </table:table-cell>
          <table:table-cell office:value-type="float" office:value="0.124855">
            <text:p>0.124855</text:p>
          </table:table-cell>
          <table:table-cell/>
          <table:table-cell office:value-type="float" office:value="1.226562">
            <text:p>1.226562</text:p>
          </table:table-cell>
          <table:table-cell office:value-type="float" office:value="1.06277">
            <text:p>1.06277</text:p>
          </table:table-cell>
          <table:table-cell office:value-type="float" office:value="0.970667">
            <text:p>0.970667</text:p>
          </table:table-cell>
          <table:table-cell office:value-type="float" office:value="0.807136">
            <text:p>0.807136</text:p>
          </table:table-cell>
          <table:table-cell table:formula="of:=[.G49]^2" office:value-type="float" office:value="1.1294800729">
            <text:p>1.1294800729</text:p>
          </table:table-cell>
          <table:table-cell table:formula="of:=[.H49]^2" office:value-type="float" office:value="0.942194424889">
            <text:p>0.942194424889</text:p>
          </table:table-cell>
          <table:table-cell table:formula="of:=[.I49]^2" office:value-type="float" office:value="0.651468522496">
            <text:p>0.651468522496</text:p>
          </table:table-cell>
          <table:table-cell/>
          <table:table-cell office:value-type="float" office:value="1.226562">
            <text:p>1.226562</text:p>
          </table:table-cell>
          <table:table-cell office:value-type="float" office:value="0.707173">
            <text:p>0.707173</text:p>
          </table:table-cell>
          <table:table-cell office:value-type="float" office:value="0.328814">
            <text:p>0.328814</text:p>
          </table:table-cell>
          <table:table-cell office:value-type="float" office:value="0.324697">
            <text:p>0.324697</text:p>
          </table:table-cell>
          <table:table-cell table:formula="of:=[.O49]^2" office:value-type="float" office:value="0.500093651929">
            <text:p>0.500093651929</text:p>
          </table:table-cell>
          <table:table-cell table:formula="of:=[.P49]^2" office:value-type="float" office:value="0.108118646596">
            <text:p>0.108118646596</text:p>
          </table:table-cell>
          <table:table-cell table:formula="of:=[.Q49]^2" office:value-type="float" office:value="0.105428141809">
            <text:p>0.105428141809</text:p>
          </table:table-cell>
        </table:table-row>
        <table:table-row table:style-name="ro1">
          <table:table-cell office:value-type="float" office:value="1.242188">
            <text:p>1.242188</text:p>
          </table:table-cell>
          <table:table-cell office:value-type="float" office:value="0.272345">
            <text:p>0.272345</text:p>
          </table:table-cell>
          <table:table-cell office:value-type="float" office:value="0.27745">
            <text:p>0.27745</text:p>
          </table:table-cell>
          <table:table-cell office:value-type="float" office:value="0.14041">
            <text:p>0.14041</text:p>
          </table:table-cell>
          <table:table-cell/>
          <table:table-cell office:value-type="float" office:value="1.242188">
            <text:p>1.242188</text:p>
          </table:table-cell>
          <table:table-cell office:value-type="float" office:value="1.06039">
            <text:p>1.06039</text:p>
          </table:table-cell>
          <table:table-cell office:value-type="float" office:value="0.976873">
            <text:p>0.976873</text:p>
          </table:table-cell>
          <table:table-cell office:value-type="float" office:value="0.817121">
            <text:p>0.817121</text:p>
          </table:table-cell>
          <table:table-cell table:formula="of:=[.G50]^2" office:value-type="float" office:value="1.1244269521">
            <text:p>1.1244269521</text:p>
          </table:table-cell>
          <table:table-cell table:formula="of:=[.H50]^2" office:value-type="float" office:value="0.954280858129">
            <text:p>0.954280858129</text:p>
          </table:table-cell>
          <table:table-cell table:formula="of:=[.I50]^2" office:value-type="float" office:value="0.667686728641">
            <text:p>0.667686728641</text:p>
          </table:table-cell>
          <table:table-cell/>
          <table:table-cell office:value-type="float" office:value="1.242188">
            <text:p>1.242188</text:p>
          </table:table-cell>
          <table:table-cell office:value-type="float" office:value="0.702846">
            <text:p>0.702846</text:p>
          </table:table-cell>
          <table:table-cell office:value-type="float" office:value="0.325976">
            <text:p>0.325976</text:p>
          </table:table-cell>
          <table:table-cell office:value-type="float" office:value="0.324722">
            <text:p>0.324722</text:p>
          </table:table-cell>
          <table:table-cell table:formula="of:=[.O50]^2" office:value-type="float" office:value="0.493992499716">
            <text:p>0.493992499716</text:p>
          </table:table-cell>
          <table:table-cell table:formula="of:=[.P50]^2" office:value-type="float" office:value="0.106260352576">
            <text:p>0.106260352576</text:p>
          </table:table-cell>
          <table:table-cell table:formula="of:=[.Q50]^2" office:value-type="float" office:value="0.105444377284">
            <text:p>0.105444377284</text:p>
          </table:table-cell>
        </table:table-row>
        <table:table-row table:style-name="ro1">
          <table:table-cell office:value-type="float" office:value="1.257812">
            <text:p>1.257812</text:p>
          </table:table-cell>
          <table:table-cell office:value-type="float" office:value="0.283893">
            <text:p>0.283893</text:p>
          </table:table-cell>
          <table:table-cell office:value-type="float" office:value="0.294522">
            <text:p>0.294522</text:p>
          </table:table-cell>
          <table:table-cell office:value-type="float" office:value="0.155833">
            <text:p>0.155833</text:p>
          </table:table-cell>
          <table:table-cell/>
          <table:table-cell office:value-type="float" office:value="1.257812">
            <text:p>1.257812</text:p>
          </table:table-cell>
          <table:table-cell office:value-type="float" office:value="1.05704">
            <text:p>1.05704</text:p>
          </table:table-cell>
          <table:table-cell office:value-type="float" office:value="0.980175">
            <text:p>0.980175</text:p>
          </table:table-cell>
          <table:table-cell office:value-type="float" office:value="0.828251">
            <text:p>0.828251</text:p>
          </table:table-cell>
          <table:table-cell table:formula="of:=[.G51]^2" office:value-type="float" office:value="1.1173335616">
            <text:p>1.1173335616</text:p>
          </table:table-cell>
          <table:table-cell table:formula="of:=[.H51]^2" office:value-type="float" office:value="0.960743030625">
            <text:p>0.960743030625</text:p>
          </table:table-cell>
          <table:table-cell table:formula="of:=[.I51]^2" office:value-type="float" office:value="0.685999719001">
            <text:p>0.685999719001</text:p>
          </table:table-cell>
          <table:table-cell/>
          <table:table-cell office:value-type="float" office:value="1.257812">
            <text:p>1.257812</text:p>
          </table:table-cell>
          <table:table-cell office:value-type="float" office:value="0.698732">
            <text:p>0.698732</text:p>
          </table:table-cell>
          <table:table-cell office:value-type="float" office:value="0.324015">
            <text:p>0.324015</text:p>
          </table:table-cell>
          <table:table-cell office:value-type="float" office:value="0.323307">
            <text:p>0.323307</text:p>
          </table:table-cell>
          <table:table-cell table:formula="of:=[.O51]^2" office:value-type="float" office:value="0.488226407824">
            <text:p>0.488226407824</text:p>
          </table:table-cell>
          <table:table-cell table:formula="of:=[.P51]^2" office:value-type="float" office:value="0.104985720225">
            <text:p>0.104985720225</text:p>
          </table:table-cell>
          <table:table-cell table:formula="of:=[.Q51]^2" office:value-type="float" office:value="0.104527416249">
            <text:p>0.104527416249</text:p>
          </table:table-cell>
        </table:table-row>
        <table:table-row table:style-name="ro1">
          <table:table-cell office:value-type="float" office:value="1.273438">
            <text:p>1.273438</text:p>
          </table:table-cell>
          <table:table-cell office:value-type="float" office:value="0.294435">
            <text:p>0.294435</text:p>
          </table:table-cell>
          <table:table-cell office:value-type="float" office:value="0.31247">
            <text:p>0.31247</text:p>
          </table:table-cell>
          <table:table-cell office:value-type="float" office:value="0.174098">
            <text:p>0.174098</text:p>
          </table:table-cell>
          <table:table-cell/>
          <table:table-cell office:value-type="float" office:value="1.273438">
            <text:p>1.273438</text:p>
          </table:table-cell>
          <table:table-cell office:value-type="float" office:value="1.0534">
            <text:p>1.0534</text:p>
          </table:table-cell>
          <table:table-cell office:value-type="float" office:value="0.98117">
            <text:p>0.98117</text:p>
          </table:table-cell>
          <table:table-cell office:value-type="float" office:value="0.836977">
            <text:p>0.836977</text:p>
          </table:table-cell>
          <table:table-cell table:formula="of:=[.G52]^2" office:value-type="float" office:value="1.10965156">
            <text:p>1.10965156</text:p>
          </table:table-cell>
          <table:table-cell table:formula="of:=[.H52]^2" office:value-type="float" office:value="0.9626945689">
            <text:p>0.9626945689</text:p>
          </table:table-cell>
          <table:table-cell table:formula="of:=[.I52]^2" office:value-type="float" office:value="0.700530498529">
            <text:p>0.700530498529</text:p>
          </table:table-cell>
          <table:table-cell/>
          <table:table-cell office:value-type="float" office:value="1.273438">
            <text:p>1.273438</text:p>
          </table:table-cell>
          <table:table-cell office:value-type="float" office:value="0.694142">
            <text:p>0.694142</text:p>
          </table:table-cell>
          <table:table-cell office:value-type="float" office:value="0.319854">
            <text:p>0.319854</text:p>
          </table:table-cell>
          <table:table-cell office:value-type="float" office:value="0.32011">
            <text:p>0.32011</text:p>
          </table:table-cell>
          <table:table-cell table:formula="of:=[.O52]^2" office:value-type="float" office:value="0.481833116164">
            <text:p>0.481833116164</text:p>
          </table:table-cell>
          <table:table-cell table:formula="of:=[.P52]^2" office:value-type="float" office:value="0.102306581316">
            <text:p>0.102306581316</text:p>
          </table:table-cell>
          <table:table-cell table:formula="of:=[.Q52]^2" office:value-type="float" office:value="0.1024704121">
            <text:p>0.1024704121</text:p>
          </table:table-cell>
        </table:table-row>
        <table:table-row table:style-name="ro1">
          <table:table-cell office:value-type="float" office:value="1.289062">
            <text:p>1.289062</text:p>
          </table:table-cell>
          <table:table-cell office:value-type="float" office:value="0.303207">
            <text:p>0.303207</text:p>
          </table:table-cell>
          <table:table-cell office:value-type="float" office:value="0.329152">
            <text:p>0.329152</text:p>
          </table:table-cell>
          <table:table-cell office:value-type="float" office:value="0.193214">
            <text:p>0.193214</text:p>
          </table:table-cell>
          <table:table-cell/>
          <table:table-cell office:value-type="float" office:value="1.289062">
            <text:p>1.289062</text:p>
          </table:table-cell>
          <table:table-cell office:value-type="float" office:value="1.04985">
            <text:p>1.04985</text:p>
          </table:table-cell>
          <table:table-cell office:value-type="float" office:value="0.979994">
            <text:p>0.979994</text:p>
          </table:table-cell>
          <table:table-cell office:value-type="float" office:value="0.846227">
            <text:p>0.846227</text:p>
          </table:table-cell>
          <table:table-cell table:formula="of:=[.G53]^2" office:value-type="float" office:value="1.1021850225">
            <text:p>1.1021850225</text:p>
          </table:table-cell>
          <table:table-cell table:formula="of:=[.H53]^2" office:value-type="float" office:value="0.960388240036">
            <text:p>0.960388240036</text:p>
          </table:table-cell>
          <table:table-cell table:formula="of:=[.I53]^2" office:value-type="float" office:value="0.716100135529">
            <text:p>0.716100135529</text:p>
          </table:table-cell>
          <table:table-cell/>
          <table:table-cell office:value-type="float" office:value="1.289062">
            <text:p>1.289062</text:p>
          </table:table-cell>
          <table:table-cell office:value-type="float" office:value="0.689178">
            <text:p>0.689178</text:p>
          </table:table-cell>
          <table:table-cell office:value-type="float" office:value="0.31544">
            <text:p>0.31544</text:p>
          </table:table-cell>
          <table:table-cell office:value-type="float" office:value="0.318773">
            <text:p>0.318773</text:p>
          </table:table-cell>
          <table:table-cell table:formula="of:=[.O53]^2" office:value-type="float" office:value="0.474966315684">
            <text:p>0.474966315684</text:p>
          </table:table-cell>
          <table:table-cell table:formula="of:=[.P53]^2" office:value-type="float" office:value="0.0995023936">
            <text:p>0.0995023936</text:p>
          </table:table-cell>
          <table:table-cell table:formula="of:=[.Q53]^2" office:value-type="float" office:value="0.101616225529">
            <text:p>0.101616225529</text:p>
          </table:table-cell>
        </table:table-row>
        <table:table-row table:style-name="ro1">
          <table:table-cell office:value-type="float" office:value="1.304688">
            <text:p>1.304688</text:p>
          </table:table-cell>
          <table:table-cell office:value-type="float" office:value="0.311147">
            <text:p>0.311147</text:p>
          </table:table-cell>
          <table:table-cell office:value-type="float" office:value="0.344813">
            <text:p>0.344813</text:p>
          </table:table-cell>
          <table:table-cell office:value-type="float" office:value="0.209986">
            <text:p>0.209986</text:p>
          </table:table-cell>
          <table:table-cell/>
          <table:table-cell office:value-type="float" office:value="1.304688">
            <text:p>1.304688</text:p>
          </table:table-cell>
          <table:table-cell office:value-type="float" office:value="1.0444">
            <text:p>1.0444</text:p>
          </table:table-cell>
          <table:table-cell office:value-type="float" office:value="0.980899">
            <text:p>0.980899</text:p>
          </table:table-cell>
          <table:table-cell office:value-type="float" office:value="0.855756">
            <text:p>0.855756</text:p>
          </table:table-cell>
          <table:table-cell table:formula="of:=[.G54]^2" office:value-type="float" office:value="1.09077136">
            <text:p>1.09077136</text:p>
          </table:table-cell>
          <table:table-cell table:formula="of:=[.H54]^2" office:value-type="float" office:value="0.962162848201">
            <text:p>0.962162848201</text:p>
          </table:table-cell>
          <table:table-cell table:formula="of:=[.I54]^2" office:value-type="float" office:value="0.732318331536">
            <text:p>0.732318331536</text:p>
          </table:table-cell>
          <table:table-cell/>
          <table:table-cell office:value-type="float" office:value="1.304688">
            <text:p>1.304688</text:p>
          </table:table-cell>
          <table:table-cell office:value-type="float" office:value="0.684518">
            <text:p>0.684518</text:p>
          </table:table-cell>
          <table:table-cell office:value-type="float" office:value="0.31196">
            <text:p>0.31196</text:p>
          </table:table-cell>
          <table:table-cell office:value-type="float" office:value="0.320329">
            <text:p>0.320329</text:p>
          </table:table-cell>
          <table:table-cell table:formula="of:=[.O54]^2" office:value-type="float" office:value="0.468564892324">
            <text:p>0.468564892324</text:p>
          </table:table-cell>
          <table:table-cell table:formula="of:=[.P54]^2" office:value-type="float" office:value="0.0973190416">
            <text:p>0.0973190416</text:p>
          </table:table-cell>
          <table:table-cell table:formula="of:=[.Q54]^2" office:value-type="float" office:value="0.102610668241">
            <text:p>0.102610668241</text:p>
          </table:table-cell>
        </table:table-row>
        <table:table-row table:style-name="ro1">
          <table:table-cell office:value-type="float" office:value="1.320312">
            <text:p>1.320312</text:p>
          </table:table-cell>
          <table:table-cell office:value-type="float" office:value="0.319275">
            <text:p>0.319275</text:p>
          </table:table-cell>
          <table:table-cell office:value-type="float" office:value="0.359927">
            <text:p>0.359927</text:p>
          </table:table-cell>
          <table:table-cell office:value-type="float" office:value="0.225326">
            <text:p>0.225326</text:p>
          </table:table-cell>
          <table:table-cell/>
          <table:table-cell office:value-type="float" office:value="1.320312">
            <text:p>1.320312</text:p>
          </table:table-cell>
          <table:table-cell office:value-type="float" office:value="1.03811">
            <text:p>1.03811</text:p>
          </table:table-cell>
          <table:table-cell office:value-type="float" office:value="0.983393">
            <text:p>0.983393</text:p>
          </table:table-cell>
          <table:table-cell office:value-type="float" office:value="0.865043">
            <text:p>0.865043</text:p>
          </table:table-cell>
          <table:table-cell table:formula="of:=[.G55]^2" office:value-type="float" office:value="1.0776723721">
            <text:p>1.0776723721</text:p>
          </table:table-cell>
          <table:table-cell table:formula="of:=[.H55]^2" office:value-type="float" office:value="0.967061792449">
            <text:p>0.967061792449</text:p>
          </table:table-cell>
          <table:table-cell table:formula="of:=[.I55]^2" office:value-type="float" office:value="0.748299391849">
            <text:p>0.748299391849</text:p>
          </table:table-cell>
          <table:table-cell/>
          <table:table-cell office:value-type="float" office:value="1.320312">
            <text:p>1.320312</text:p>
          </table:table-cell>
          <table:table-cell office:value-type="float" office:value="0.680689">
            <text:p>0.680689</text:p>
          </table:table-cell>
          <table:table-cell office:value-type="float" office:value="0.311248">
            <text:p>0.311248</text:p>
          </table:table-cell>
          <table:table-cell office:value-type="float" office:value="0.318502">
            <text:p>0.318502</text:p>
          </table:table-cell>
          <table:table-cell table:formula="of:=[.O55]^2" office:value-type="float" office:value="0.463337514721">
            <text:p>0.463337514721</text:p>
          </table:table-cell>
          <table:table-cell table:formula="of:=[.P55]^2" office:value-type="float" office:value="0.096875317504">
            <text:p>0.096875317504</text:p>
          </table:table-cell>
          <table:table-cell table:formula="of:=[.Q55]^2" office:value-type="float" office:value="0.101443524004">
            <text:p>0.101443524004</text:p>
          </table:table-cell>
        </table:table-row>
        <table:table-row table:style-name="ro1">
          <table:table-cell office:value-type="float" office:value="1.335938">
            <text:p>1.335938</text:p>
          </table:table-cell>
          <table:table-cell office:value-type="float" office:value="0.328115">
            <text:p>0.328115</text:p>
          </table:table-cell>
          <table:table-cell office:value-type="float" office:value="0.372365">
            <text:p>0.372365</text:p>
          </table:table-cell>
          <table:table-cell office:value-type="float" office:value="0.240978">
            <text:p>0.240978</text:p>
          </table:table-cell>
          <table:table-cell/>
          <table:table-cell office:value-type="float" office:value="1.335938">
            <text:p>1.335938</text:p>
          </table:table-cell>
          <table:table-cell office:value-type="float" office:value="1.03335">
            <text:p>1.03335</text:p>
          </table:table-cell>
          <table:table-cell office:value-type="float" office:value="0.98407">
            <text:p>0.98407</text:p>
          </table:table-cell>
          <table:table-cell office:value-type="float" office:value="0.871805">
            <text:p>0.871805</text:p>
          </table:table-cell>
          <table:table-cell table:formula="of:=[.G56]^2" office:value-type="float" office:value="1.0678122225">
            <text:p>1.0678122225</text:p>
          </table:table-cell>
          <table:table-cell table:formula="of:=[.H56]^2" office:value-type="float" office:value="0.9683937649">
            <text:p>0.9683937649</text:p>
          </table:table-cell>
          <table:table-cell table:formula="of:=[.I56]^2" office:value-type="float" office:value="0.760043958025">
            <text:p>0.760043958025</text:p>
          </table:table-cell>
          <table:table-cell/>
          <table:table-cell office:value-type="float" office:value="1.335938">
            <text:p>1.335938</text:p>
          </table:table-cell>
          <table:table-cell office:value-type="float" office:value="0.677604">
            <text:p>0.677604</text:p>
          </table:table-cell>
          <table:table-cell office:value-type="float" office:value="0.310761">
            <text:p>0.310761</text:p>
          </table:table-cell>
          <table:table-cell office:value-type="float" office:value="0.315141">
            <text:p>0.315141</text:p>
          </table:table-cell>
          <table:table-cell table:formula="of:=[.O56]^2" office:value-type="float" office:value="0.459147180816">
            <text:p>0.459147180816</text:p>
          </table:table-cell>
          <table:table-cell table:formula="of:=[.P56]^2" office:value-type="float" office:value="0.096572399121">
            <text:p>0.096572399121</text:p>
          </table:table-cell>
          <table:table-cell table:formula="of:=[.Q56]^2" office:value-type="float" office:value="0.099313849881">
            <text:p>0.099313849881</text:p>
          </table:table-cell>
        </table:table-row>
        <table:table-row table:style-name="ro1">
          <table:table-cell office:value-type="float" office:value="1.351562">
            <text:p>1.351562</text:p>
          </table:table-cell>
          <table:table-cell office:value-type="float" office:value="0.3373">
            <text:p>0.3373</text:p>
          </table:table-cell>
          <table:table-cell office:value-type="float" office:value="0.382948">
            <text:p>0.382948</text:p>
          </table:table-cell>
          <table:table-cell office:value-type="float" office:value="0.256132">
            <text:p>0.256132</text:p>
          </table:table-cell>
          <table:table-cell/>
          <table:table-cell office:value-type="float" office:value="1.351562">
            <text:p>1.351562</text:p>
          </table:table-cell>
          <table:table-cell office:value-type="float" office:value="1.03076">
            <text:p>1.03076</text:p>
          </table:table-cell>
          <table:table-cell office:value-type="float" office:value="0.983111">
            <text:p>0.983111</text:p>
          </table:table-cell>
          <table:table-cell office:value-type="float" office:value="0.873259">
            <text:p>0.873259</text:p>
          </table:table-cell>
          <table:table-cell table:formula="of:=[.G57]^2" office:value-type="float" office:value="1.0624661776">
            <text:p>1.0624661776</text:p>
          </table:table-cell>
          <table:table-cell table:formula="of:=[.H57]^2" office:value-type="float" office:value="0.966507238321">
            <text:p>0.966507238321</text:p>
          </table:table-cell>
          <table:table-cell table:formula="of:=[.I57]^2" office:value-type="float" office:value="0.762581281081">
            <text:p>0.762581281081</text:p>
          </table:table-cell>
          <table:table-cell/>
          <table:table-cell office:value-type="float" office:value="1.351562">
            <text:p>1.351562</text:p>
          </table:table-cell>
          <table:table-cell office:value-type="float" office:value="0.672833">
            <text:p>0.672833</text:p>
          </table:table-cell>
          <table:table-cell office:value-type="float" office:value="0.309331">
            <text:p>0.309331</text:p>
          </table:table-cell>
          <table:table-cell office:value-type="float" office:value="0.311722">
            <text:p>0.311722</text:p>
          </table:table-cell>
          <table:table-cell table:formula="of:=[.O57]^2" office:value-type="float" office:value="0.452704245889">
            <text:p>0.452704245889</text:p>
          </table:table-cell>
          <table:table-cell table:formula="of:=[.P57]^2" office:value-type="float" office:value="0.095685667561">
            <text:p>0.095685667561</text:p>
          </table:table-cell>
          <table:table-cell table:formula="of:=[.Q57]^2" office:value-type="float" office:value="0.097170605284">
            <text:p>0.097170605284</text:p>
          </table:table-cell>
        </table:table-row>
        <table:table-row table:style-name="ro1">
          <table:table-cell office:value-type="float" office:value="1.367188">
            <text:p>1.367188</text:p>
          </table:table-cell>
          <table:table-cell office:value-type="float" office:value="0.345513">
            <text:p>0.345513</text:p>
          </table:table-cell>
          <table:table-cell office:value-type="float" office:value="0.396825">
            <text:p>0.396825</text:p>
          </table:table-cell>
          <table:table-cell office:value-type="float" office:value="0.271365">
            <text:p>0.271365</text:p>
          </table:table-cell>
          <table:table-cell/>
          <table:table-cell office:value-type="float" office:value="1.367188">
            <text:p>1.367188</text:p>
          </table:table-cell>
          <table:table-cell office:value-type="float" office:value="1.02869">
            <text:p>1.02869</text:p>
          </table:table-cell>
          <table:table-cell office:value-type="float" office:value="0.981364">
            <text:p>0.981364</text:p>
          </table:table-cell>
          <table:table-cell office:value-type="float" office:value="0.875025">
            <text:p>0.875025</text:p>
          </table:table-cell>
          <table:table-cell table:formula="of:=[.G58]^2" office:value-type="float" office:value="1.0582031161">
            <text:p>1.0582031161</text:p>
          </table:table-cell>
          <table:table-cell table:formula="of:=[.H58]^2" office:value-type="float" office:value="0.963075300496">
            <text:p>0.963075300496</text:p>
          </table:table-cell>
          <table:table-cell table:formula="of:=[.I58]^2" office:value-type="float" office:value="0.765668750625">
            <text:p>0.765668750625</text:p>
          </table:table-cell>
          <table:table-cell/>
          <table:table-cell office:value-type="float" office:value="1.367188">
            <text:p>1.367188</text:p>
          </table:table-cell>
          <table:table-cell office:value-type="float" office:value="0.668967">
            <text:p>0.668967</text:p>
          </table:table-cell>
          <table:table-cell office:value-type="float" office:value="0.307239">
            <text:p>0.307239</text:p>
          </table:table-cell>
          <table:table-cell office:value-type="float" office:value="0.311145">
            <text:p>0.311145</text:p>
          </table:table-cell>
          <table:table-cell table:formula="of:=[.O58]^2" office:value-type="float" office:value="0.447516847089">
            <text:p>0.447516847089</text:p>
          </table:table-cell>
          <table:table-cell table:formula="of:=[.P58]^2" office:value-type="float" office:value="0.094395803121">
            <text:p>0.094395803121</text:p>
          </table:table-cell>
          <table:table-cell table:formula="of:=[.Q58]^2" office:value-type="float" office:value="0.096811211025">
            <text:p>0.096811211025</text:p>
          </table:table-cell>
        </table:table-row>
        <table:table-row table:style-name="ro1">
          <table:table-cell office:value-type="float" office:value="1.382812">
            <text:p>1.382812</text:p>
          </table:table-cell>
          <table:table-cell office:value-type="float" office:value="0.35284">
            <text:p>0.35284</text:p>
          </table:table-cell>
          <table:table-cell office:value-type="float" office:value="0.411783">
            <text:p>0.411783</text:p>
          </table:table-cell>
          <table:table-cell office:value-type="float" office:value="0.285852">
            <text:p>0.285852</text:p>
          </table:table-cell>
          <table:table-cell/>
          <table:table-cell office:value-type="float" office:value="1.382812">
            <text:p>1.382812</text:p>
          </table:table-cell>
          <table:table-cell office:value-type="float" office:value="1.02583">
            <text:p>1.02583</text:p>
          </table:table-cell>
          <table:table-cell office:value-type="float" office:value="0.979308">
            <text:p>0.979308</text:p>
          </table:table-cell>
          <table:table-cell office:value-type="float" office:value="0.880263">
            <text:p>0.880263</text:p>
          </table:table-cell>
          <table:table-cell table:formula="of:=[.G59]^2" office:value-type="float" office:value="1.0523271889">
            <text:p>1.0523271889</text:p>
          </table:table-cell>
          <table:table-cell table:formula="of:=[.H59]^2" office:value-type="float" office:value="0.959044158864">
            <text:p>0.959044158864</text:p>
          </table:table-cell>
          <table:table-cell table:formula="of:=[.I59]^2" office:value-type="float" office:value="0.774862949169">
            <text:p>0.774862949169</text:p>
          </table:table-cell>
          <table:table-cell/>
          <table:table-cell office:value-type="float" office:value="1.382812">
            <text:p>1.382812</text:p>
          </table:table-cell>
          <table:table-cell office:value-type="float" office:value="0.666337">
            <text:p>0.666337</text:p>
          </table:table-cell>
          <table:table-cell office:value-type="float" office:value="0.304531">
            <text:p>0.304531</text:p>
          </table:table-cell>
          <table:table-cell office:value-type="float" office:value="0.310296">
            <text:p>0.310296</text:p>
          </table:table-cell>
          <table:table-cell table:formula="of:=[.O59]^2" office:value-type="float" office:value="0.444004997569">
            <text:p>0.444004997569</text:p>
          </table:table-cell>
          <table:table-cell table:formula="of:=[.P59]^2" office:value-type="float" office:value="0.092739129961">
            <text:p>0.092739129961</text:p>
          </table:table-cell>
          <table:table-cell table:formula="of:=[.Q59]^2" office:value-type="float" office:value="0.096283607616">
            <text:p>0.096283607616</text:p>
          </table:table-cell>
        </table:table-row>
        <table:table-row table:style-name="ro1">
          <table:table-cell office:value-type="float" office:value="1.398438">
            <text:p>1.398438</text:p>
          </table:table-cell>
          <table:table-cell office:value-type="float" office:value="0.35986">
            <text:p>0.35986</text:p>
          </table:table-cell>
          <table:table-cell office:value-type="float" office:value="0.422538">
            <text:p>0.422538</text:p>
          </table:table-cell>
          <table:table-cell office:value-type="float" office:value="0.298108">
            <text:p>0.298108</text:p>
          </table:table-cell>
          <table:table-cell/>
          <table:table-cell office:value-type="float" office:value="1.398438">
            <text:p>1.398438</text:p>
          </table:table-cell>
          <table:table-cell office:value-type="float" office:value="1.0209">
            <text:p>1.0209</text:p>
          </table:table-cell>
          <table:table-cell office:value-type="float" office:value="0.977765">
            <text:p>0.977765</text:p>
          </table:table-cell>
          <table:table-cell office:value-type="float" office:value="0.885152">
            <text:p>0.885152</text:p>
          </table:table-cell>
          <table:table-cell table:formula="of:=[.G60]^2" office:value-type="float" office:value="1.04223681">
            <text:p>1.04223681</text:p>
          </table:table-cell>
          <table:table-cell table:formula="of:=[.H60]^2" office:value-type="float" office:value="0.956024395225">
            <text:p>0.956024395225</text:p>
          </table:table-cell>
          <table:table-cell table:formula="of:=[.I60]^2" office:value-type="float" office:value="0.783494063104">
            <text:p>0.783494063104</text:p>
          </table:table-cell>
          <table:table-cell/>
          <table:table-cell office:value-type="float" office:value="1.398438">
            <text:p>1.398438</text:p>
          </table:table-cell>
          <table:table-cell office:value-type="float" office:value="0.663438">
            <text:p>0.663438</text:p>
          </table:table-cell>
          <table:table-cell office:value-type="float" office:value="0.300647">
            <text:p>0.300647</text:p>
          </table:table-cell>
          <table:table-cell office:value-type="float" office:value="0.309582">
            <text:p>0.309582</text:p>
          </table:table-cell>
          <table:table-cell table:formula="of:=[.O60]^2" office:value-type="float" office:value="0.440149979844">
            <text:p>0.440149979844</text:p>
          </table:table-cell>
          <table:table-cell table:formula="of:=[.P60]^2" office:value-type="float" office:value="0.090388618609">
            <text:p>0.090388618609</text:p>
          </table:table-cell>
          <table:table-cell table:formula="of:=[.Q60]^2" office:value-type="float" office:value="0.095841014724">
            <text:p>0.095841014724</text:p>
          </table:table-cell>
        </table:table-row>
        <table:table-row table:style-name="ro1">
          <table:table-cell office:value-type="float" office:value="1.414062">
            <text:p>1.414062</text:p>
          </table:table-cell>
          <table:table-cell office:value-type="float" office:value="0.367345">
            <text:p>0.367345</text:p>
          </table:table-cell>
          <table:table-cell office:value-type="float" office:value="0.43285">
            <text:p>0.43285</text:p>
          </table:table-cell>
          <table:table-cell office:value-type="float" office:value="0.310332">
            <text:p>0.310332</text:p>
          </table:table-cell>
          <table:table-cell/>
          <table:table-cell office:value-type="float" office:value="1.414062">
            <text:p>1.414062</text:p>
          </table:table-cell>
          <table:table-cell office:value-type="float" office:value="1.01568">
            <text:p>1.01568</text:p>
          </table:table-cell>
          <table:table-cell office:value-type="float" office:value="0.974593">
            <text:p>0.974593</text:p>
          </table:table-cell>
          <table:table-cell office:value-type="float" office:value="0.884435">
            <text:p>0.884435</text:p>
          </table:table-cell>
          <table:table-cell table:formula="of:=[.G61]^2" office:value-type="float" office:value="1.0316058624">
            <text:p>1.0316058624</text:p>
          </table:table-cell>
          <table:table-cell table:formula="of:=[.H61]^2" office:value-type="float" office:value="0.949831515649">
            <text:p>0.949831515649</text:p>
          </table:table-cell>
          <table:table-cell table:formula="of:=[.I61]^2" office:value-type="float" office:value="0.782225269225">
            <text:p>0.782225269225</text:p>
          </table:table-cell>
          <table:table-cell/>
          <table:table-cell office:value-type="float" office:value="1.414062">
            <text:p>1.414062</text:p>
          </table:table-cell>
          <table:table-cell office:value-type="float" office:value="0.659849">
            <text:p>0.659849</text:p>
          </table:table-cell>
          <table:table-cell office:value-type="float" office:value="0.296776">
            <text:p>0.296776</text:p>
          </table:table-cell>
          <table:table-cell office:value-type="float" office:value="0.309575">
            <text:p>0.309575</text:p>
          </table:table-cell>
          <table:table-cell table:formula="of:=[.O61]^2" office:value-type="float" office:value="0.435400702801">
            <text:p>0.435400702801</text:p>
          </table:table-cell>
          <table:table-cell table:formula="of:=[.P61]^2" office:value-type="float" office:value="0.088075994176">
            <text:p>0.088075994176</text:p>
          </table:table-cell>
          <table:table-cell table:formula="of:=[.Q61]^2" office:value-type="float" office:value="0.095836680625">
            <text:p>0.095836680625</text:p>
          </table:table-cell>
        </table:table-row>
        <table:table-row table:style-name="ro1">
          <table:table-cell office:value-type="float" office:value="1.429688">
            <text:p>1.429688</text:p>
          </table:table-cell>
          <table:table-cell office:value-type="float" office:value="0.375867">
            <text:p>0.375867</text:p>
          </table:table-cell>
          <table:table-cell office:value-type="float" office:value="0.445482">
            <text:p>0.445482</text:p>
          </table:table-cell>
          <table:table-cell office:value-type="float" office:value="0.32544">
            <text:p>0.32544</text:p>
          </table:table-cell>
          <table:table-cell/>
          <table:table-cell office:value-type="float" office:value="1.429688">
            <text:p>1.429688</text:p>
          </table:table-cell>
          <table:table-cell office:value-type="float" office:value="1.01185">
            <text:p>1.01185</text:p>
          </table:table-cell>
          <table:table-cell office:value-type="float" office:value="0.96894">
            <text:p>0.96894</text:p>
          </table:table-cell>
          <table:table-cell office:value-type="float" office:value="0.881086">
            <text:p>0.881086</text:p>
          </table:table-cell>
          <table:table-cell table:formula="of:=[.G62]^2" office:value-type="float" office:value="1.0238404225">
            <text:p>1.0238404225</text:p>
          </table:table-cell>
          <table:table-cell table:formula="of:=[.H62]^2" office:value-type="float" office:value="0.9388447236">
            <text:p>0.9388447236</text:p>
          </table:table-cell>
          <table:table-cell table:formula="of:=[.I62]^2" office:value-type="float" office:value="0.776312539396">
            <text:p>0.776312539396</text:p>
          </table:table-cell>
          <table:table-cell/>
          <table:table-cell office:value-type="float" office:value="1.429688">
            <text:p>1.429688</text:p>
          </table:table-cell>
          <table:table-cell office:value-type="float" office:value="0.658137">
            <text:p>0.658137</text:p>
          </table:table-cell>
          <table:table-cell office:value-type="float" office:value="0.294548">
            <text:p>0.294548</text:p>
          </table:table-cell>
          <table:table-cell office:value-type="float" office:value="0.306707">
            <text:p>0.306707</text:p>
          </table:table-cell>
          <table:table-cell table:formula="of:=[.O62]^2" office:value-type="float" office:value="0.433144310769">
            <text:p>0.433144310769</text:p>
          </table:table-cell>
          <table:table-cell table:formula="of:=[.P62]^2" office:value-type="float" office:value="0.086758524304">
            <text:p>0.086758524304</text:p>
          </table:table-cell>
          <table:table-cell table:formula="of:=[.Q62]^2" office:value-type="float" office:value="0.094069183849">
            <text:p>0.094069183849</text:p>
          </table:table-cell>
        </table:table-row>
        <table:table-row table:style-name="ro1">
          <table:table-cell office:value-type="float" office:value="1.445312">
            <text:p>1.445312</text:p>
          </table:table-cell>
          <table:table-cell office:value-type="float" office:value="0.383213">
            <text:p>0.383213</text:p>
          </table:table-cell>
          <table:table-cell office:value-type="float" office:value="0.457148">
            <text:p>0.457148</text:p>
          </table:table-cell>
          <table:table-cell office:value-type="float" office:value="0.343347">
            <text:p>0.343347</text:p>
          </table:table-cell>
          <table:table-cell/>
          <table:table-cell office:value-type="float" office:value="1.445312">
            <text:p>1.445312</text:p>
          </table:table-cell>
          <table:table-cell office:value-type="float" office:value="1.00821">
            <text:p>1.00821</text:p>
          </table:table-cell>
          <table:table-cell office:value-type="float" office:value="0.963545">
            <text:p>0.963545</text:p>
          </table:table-cell>
          <table:table-cell office:value-type="float" office:value="0.881082">
            <text:p>0.881082</text:p>
          </table:table-cell>
          <table:table-cell table:formula="of:=[.G63]^2" office:value-type="float" office:value="1.0164874041">
            <text:p>1.0164874041</text:p>
          </table:table-cell>
          <table:table-cell table:formula="of:=[.H63]^2" office:value-type="float" office:value="0.928418967025">
            <text:p>0.928418967025</text:p>
          </table:table-cell>
          <table:table-cell table:formula="of:=[.I63]^2" office:value-type="float" office:value="0.776305490724">
            <text:p>0.776305490724</text:p>
          </table:table-cell>
          <table:table-cell/>
          <table:table-cell office:value-type="float" office:value="1.445312">
            <text:p>1.445312</text:p>
          </table:table-cell>
          <table:table-cell office:value-type="float" office:value="0.656623">
            <text:p>0.656623</text:p>
          </table:table-cell>
          <table:table-cell office:value-type="float" office:value="0.291988">
            <text:p>0.291988</text:p>
          </table:table-cell>
          <table:table-cell office:value-type="float" office:value="0.301468">
            <text:p>0.301468</text:p>
          </table:table-cell>
          <table:table-cell table:formula="of:=[.O63]^2" office:value-type="float" office:value="0.431153764129">
            <text:p>0.431153764129</text:p>
          </table:table-cell>
          <table:table-cell table:formula="of:=[.P63]^2" office:value-type="float" office:value="0.085256992144">
            <text:p>0.085256992144</text:p>
          </table:table-cell>
          <table:table-cell table:formula="of:=[.Q63]^2" office:value-type="float" office:value="0.090882955024">
            <text:p>0.090882955024</text:p>
          </table:table-cell>
        </table:table-row>
        <table:table-row table:style-name="ro1">
          <table:table-cell office:value-type="float" office:value="1.460938">
            <text:p>1.460938</text:p>
          </table:table-cell>
          <table:table-cell office:value-type="float" office:value="0.388793">
            <text:p>0.388793</text:p>
          </table:table-cell>
          <table:table-cell office:value-type="float" office:value="0.466538">
            <text:p>0.466538</text:p>
          </table:table-cell>
          <table:table-cell office:value-type="float" office:value="0.359865">
            <text:p>0.359865</text:p>
          </table:table-cell>
          <table:table-cell/>
          <table:table-cell office:value-type="float" office:value="1.460938">
            <text:p>1.460938</text:p>
          </table:table-cell>
          <table:table-cell office:value-type="float" office:value="1.0035">
            <text:p>1.0035</text:p>
          </table:table-cell>
          <table:table-cell office:value-type="float" office:value="0.959925">
            <text:p>0.959925</text:p>
          </table:table-cell>
          <table:table-cell office:value-type="float" office:value="0.88256">
            <text:p>0.88256</text:p>
          </table:table-cell>
          <table:table-cell table:formula="of:=[.G64]^2" office:value-type="float" office:value="1.00701225">
            <text:p>1.00701225</text:p>
          </table:table-cell>
          <table:table-cell table:formula="of:=[.H64]^2" office:value-type="float" office:value="0.921456005625">
            <text:p>0.921456005625</text:p>
          </table:table-cell>
          <table:table-cell table:formula="of:=[.I64]^2" office:value-type="float" office:value="0.7789121536">
            <text:p>0.7789121536</text:p>
          </table:table-cell>
          <table:table-cell/>
          <table:table-cell office:value-type="float" office:value="1.460938">
            <text:p>1.460938</text:p>
          </table:table-cell>
          <table:table-cell office:value-type="float" office:value="0.653747">
            <text:p>0.653747</text:p>
          </table:table-cell>
          <table:table-cell office:value-type="float" office:value="0.288201">
            <text:p>0.288201</text:p>
          </table:table-cell>
          <table:table-cell office:value-type="float" office:value="0.299047">
            <text:p>0.299047</text:p>
          </table:table-cell>
          <table:table-cell table:formula="of:=[.O64]^2" office:value-type="float" office:value="0.427385140009">
            <text:p>0.427385140009</text:p>
          </table:table-cell>
          <table:table-cell table:formula="of:=[.P64]^2" office:value-type="float" office:value="0.083059816401">
            <text:p>0.083059816401</text:p>
          </table:table-cell>
          <table:table-cell table:formula="of:=[.Q64]^2" office:value-type="float" office:value="0.089429108209">
            <text:p>0.089429108209</text:p>
          </table:table-cell>
        </table:table-row>
        <table:table-row table:style-name="ro1">
          <table:table-cell office:value-type="float" office:value="1.476562">
            <text:p>1.476562</text:p>
          </table:table-cell>
          <table:table-cell office:value-type="float" office:value="0.395665">
            <text:p>0.395665</text:p>
          </table:table-cell>
          <table:table-cell office:value-type="float" office:value="0.476393">
            <text:p>0.476393</text:p>
          </table:table-cell>
          <table:table-cell office:value-type="float" office:value="0.372535">
            <text:p>0.372535</text:p>
          </table:table-cell>
          <table:table-cell/>
          <table:table-cell office:value-type="float" office:value="1.476562">
            <text:p>1.476562</text:p>
          </table:table-cell>
          <table:table-cell office:value-type="float" office:value="0.99827">
            <text:p>0.99827</text:p>
          </table:table-cell>
          <table:table-cell office:value-type="float" office:value="0.959362">
            <text:p>0.959362</text:p>
          </table:table-cell>
          <table:table-cell office:value-type="float" office:value="0.881192">
            <text:p>0.881192</text:p>
          </table:table-cell>
          <table:table-cell table:formula="of:=[.G65]^2" office:value-type="float" office:value="0.9965429929">
            <text:p>0.9965429929</text:p>
          </table:table-cell>
          <table:table-cell table:formula="of:=[.H65]^2" office:value-type="float" office:value="0.920375447044">
            <text:p>0.920375447044</text:p>
          </table:table-cell>
          <table:table-cell table:formula="of:=[.I65]^2" office:value-type="float" office:value="0.776499340864">
            <text:p>0.776499340864</text:p>
          </table:table-cell>
          <table:table-cell/>
          <table:table-cell office:value-type="float" office:value="1.476562">
            <text:p>1.476562</text:p>
          </table:table-cell>
          <table:table-cell office:value-type="float" office:value="0.651088">
            <text:p>0.651088</text:p>
          </table:table-cell>
          <table:table-cell office:value-type="float" office:value="0.284714">
            <text:p>0.284714</text:p>
          </table:table-cell>
          <table:table-cell office:value-type="float" office:value="0.297661">
            <text:p>0.297661</text:p>
          </table:table-cell>
          <table:table-cell table:formula="of:=[.O65]^2" office:value-type="float" office:value="0.423915583744">
            <text:p>0.423915583744</text:p>
          </table:table-cell>
          <table:table-cell table:formula="of:=[.P65]^2" office:value-type="float" office:value="0.081062061796">
            <text:p>0.081062061796</text:p>
          </table:table-cell>
          <table:table-cell table:formula="of:=[.Q65]^2" office:value-type="float" office:value="0.088602070921">
            <text:p>0.088602070921</text:p>
          </table:table-cell>
        </table:table-row>
        <table:table-row table:style-name="ro1">
          <table:table-cell office:value-type="float" office:value="1.492188">
            <text:p>1.492188</text:p>
          </table:table-cell>
          <table:table-cell office:value-type="float" office:value="0.403567">
            <text:p>0.403567</text:p>
          </table:table-cell>
          <table:table-cell office:value-type="float" office:value="0.486632">
            <text:p>0.486632</text:p>
          </table:table-cell>
          <table:table-cell office:value-type="float" office:value="0.383242">
            <text:p>0.383242</text:p>
          </table:table-cell>
          <table:table-cell/>
          <table:table-cell office:value-type="float" office:value="1.492188">
            <text:p>1.492188</text:p>
          </table:table-cell>
          <table:table-cell office:value-type="float" office:value="0.993136">
            <text:p>0.993136</text:p>
          </table:table-cell>
          <table:table-cell office:value-type="float" office:value="0.959492">
            <text:p>0.959492</text:p>
          </table:table-cell>
          <table:table-cell office:value-type="float" office:value="0.878319">
            <text:p>0.878319</text:p>
          </table:table-cell>
          <table:table-cell table:formula="of:=[.G66]^2" office:value-type="float" office:value="0.986319114496">
            <text:p>0.986319114496</text:p>
          </table:table-cell>
          <table:table-cell table:formula="of:=[.H66]^2" office:value-type="float" office:value="0.920624898064">
            <text:p>0.920624898064</text:p>
          </table:table-cell>
          <table:table-cell table:formula="of:=[.I66]^2" office:value-type="float" office:value="0.771444265761">
            <text:p>0.771444265761</text:p>
          </table:table-cell>
          <table:table-cell/>
          <table:table-cell office:value-type="float" office:value="1.492188">
            <text:p>1.492188</text:p>
          </table:table-cell>
          <table:table-cell office:value-type="float" office:value="0.650017">
            <text:p>0.650017</text:p>
          </table:table-cell>
          <table:table-cell office:value-type="float" office:value="0.282803">
            <text:p>0.282803</text:p>
          </table:table-cell>
          <table:table-cell office:value-type="float" office:value="0.294497">
            <text:p>0.294497</text:p>
          </table:table-cell>
          <table:table-cell table:formula="of:=[.O66]^2" office:value-type="float" office:value="0.422522100289">
            <text:p>0.422522100289</text:p>
          </table:table-cell>
          <table:table-cell table:formula="of:=[.P66]^2" office:value-type="float" office:value="0.079977536809">
            <text:p>0.079977536809</text:p>
          </table:table-cell>
          <table:table-cell table:formula="of:=[.Q66]^2" office:value-type="float" office:value="0.086728483009">
            <text:p>0.086728483009</text:p>
          </table:table-cell>
        </table:table-row>
        <table:table-row table:style-name="ro1">
          <table:table-cell office:value-type="float" office:value="1.50781">
            <text:p>1.50781</text:p>
          </table:table-cell>
          <table:table-cell office:value-type="float" office:value="0.410158">
            <text:p>0.410158</text:p>
          </table:table-cell>
          <table:table-cell office:value-type="float" office:value="0.495645">
            <text:p>0.495645</text:p>
          </table:table-cell>
          <table:table-cell office:value-type="float" office:value="0.394868">
            <text:p>0.394868</text:p>
          </table:table-cell>
          <table:table-cell/>
          <table:table-cell office:value-type="float" office:value="1.50781">
            <text:p>1.50781</text:p>
          </table:table-cell>
          <table:table-cell office:value-type="float" office:value="0.987538">
            <text:p>0.987538</text:p>
          </table:table-cell>
          <table:table-cell office:value-type="float" office:value="0.955644">
            <text:p>0.955644</text:p>
          </table:table-cell>
          <table:table-cell office:value-type="float" office:value="0.875928">
            <text:p>0.875928</text:p>
          </table:table-cell>
          <table:table-cell table:formula="of:=[.G67]^2" office:value-type="float" office:value="0.975231301444">
            <text:p>0.975231301444</text:p>
          </table:table-cell>
          <table:table-cell table:formula="of:=[.H67]^2" office:value-type="float" office:value="0.913255454736">
            <text:p>0.913255454736</text:p>
          </table:table-cell>
          <table:table-cell table:formula="of:=[.I67]^2" office:value-type="float" office:value="0.767249861184">
            <text:p>0.767249861184</text:p>
          </table:table-cell>
          <table:table-cell/>
          <table:table-cell office:value-type="float" office:value="1.50781">
            <text:p>1.50781</text:p>
          </table:table-cell>
          <table:table-cell office:value-type="float" office:value="0.649681">
            <text:p>0.649681</text:p>
          </table:table-cell>
          <table:table-cell office:value-type="float" office:value="0.279528">
            <text:p>0.279528</text:p>
          </table:table-cell>
          <table:table-cell office:value-type="float" office:value="0.293509">
            <text:p>0.293509</text:p>
          </table:table-cell>
          <table:table-cell table:formula="of:=[.O67]^2" office:value-type="float" office:value="0.422085401761">
            <text:p>0.422085401761</text:p>
          </table:table-cell>
          <table:table-cell table:formula="of:=[.P67]^2" office:value-type="float" office:value="0.078135902784">
            <text:p>0.078135902784</text:p>
          </table:table-cell>
          <table:table-cell table:formula="of:=[.Q67]^2" office:value-type="float" office:value="0.086147533081">
            <text:p>0.086147533081</text:p>
          </table:table-cell>
        </table:table-row>
        <table:table-row table:style-name="ro1">
          <table:table-cell office:value-type="float" office:value="1.52344">
            <text:p>1.52344</text:p>
          </table:table-cell>
          <table:table-cell office:value-type="float" office:value="0.41628">
            <text:p>0.41628</text:p>
          </table:table-cell>
          <table:table-cell office:value-type="float" office:value="0.503753">
            <text:p>0.503753</text:p>
          </table:table-cell>
          <table:table-cell office:value-type="float" office:value="0.407862">
            <text:p>0.407862</text:p>
          </table:table-cell>
          <table:table-cell/>
          <table:table-cell office:value-type="float" office:value="1.52344">
            <text:p>1.52344</text:p>
          </table:table-cell>
          <table:table-cell office:value-type="float" office:value="0.982153">
            <text:p>0.982153</text:p>
          </table:table-cell>
          <table:table-cell office:value-type="float" office:value="0.950191">
            <text:p>0.950191</text:p>
          </table:table-cell>
          <table:table-cell office:value-type="float" office:value="0.872629">
            <text:p>0.872629</text:p>
          </table:table-cell>
          <table:table-cell table:formula="of:=[.G68]^2" office:value-type="float" office:value="0.964624515409">
            <text:p>0.964624515409</text:p>
          </table:table-cell>
          <table:table-cell table:formula="of:=[.H68]^2" office:value-type="float" office:value="0.902862936481">
            <text:p>0.902862936481</text:p>
          </table:table-cell>
          <table:table-cell table:formula="of:=[.I68]^2" office:value-type="float" office:value="0.761481371641">
            <text:p>0.761481371641</text:p>
          </table:table-cell>
          <table:table-cell/>
          <table:table-cell office:value-type="float" office:value="1.52344">
            <text:p>1.52344</text:p>
          </table:table-cell>
          <table:table-cell office:value-type="float" office:value="0.648782">
            <text:p>0.648782</text:p>
          </table:table-cell>
          <table:table-cell office:value-type="float" office:value="0.27784">
            <text:p>0.27784</text:p>
          </table:table-cell>
          <table:table-cell office:value-type="float" office:value="0.292801">
            <text:p>0.292801</text:p>
          </table:table-cell>
          <table:table-cell table:formula="of:=[.O68]^2" office:value-type="float" office:value="0.420918083524">
            <text:p>0.420918083524</text:p>
          </table:table-cell>
          <table:table-cell table:formula="of:=[.P68]^2" office:value-type="float" office:value="0.0771950656">
            <text:p>0.0771950656</text:p>
          </table:table-cell>
          <table:table-cell table:formula="of:=[.Q68]^2" office:value-type="float" office:value="0.085732425601">
            <text:p>0.085732425601</text:p>
          </table:table-cell>
        </table:table-row>
        <table:table-row table:style-name="ro1">
          <table:table-cell office:value-type="float" office:value="1.53906">
            <text:p>1.53906</text:p>
          </table:table-cell>
          <table:table-cell office:value-type="float" office:value="0.423338">
            <text:p>0.423338</text:p>
          </table:table-cell>
          <table:table-cell office:value-type="float" office:value="0.511272">
            <text:p>0.511272</text:p>
          </table:table-cell>
          <table:table-cell office:value-type="float" office:value="0.420525">
            <text:p>0.420525</text:p>
          </table:table-cell>
          <table:table-cell/>
          <table:table-cell office:value-type="float" office:value="1.53906">
            <text:p>1.53906</text:p>
          </table:table-cell>
          <table:table-cell office:value-type="float" office:value="0.976508">
            <text:p>0.976508</text:p>
          </table:table-cell>
          <table:table-cell office:value-type="float" office:value="0.945661">
            <text:p>0.945661</text:p>
          </table:table-cell>
          <table:table-cell office:value-type="float" office:value="0.87004">
            <text:p>0.87004</text:p>
          </table:table-cell>
          <table:table-cell table:formula="of:=[.G69]^2" office:value-type="float" office:value="0.953567874064">
            <text:p>0.953567874064</text:p>
          </table:table-cell>
          <table:table-cell table:formula="of:=[.H69]^2" office:value-type="float" office:value="0.894274726921">
            <text:p>0.894274726921</text:p>
          </table:table-cell>
          <table:table-cell table:formula="of:=[.I69]^2" office:value-type="float" office:value="0.7569696016">
            <text:p>0.7569696016</text:p>
          </table:table-cell>
          <table:table-cell/>
          <table:table-cell office:value-type="float" office:value="1.53906">
            <text:p>1.53906</text:p>
          </table:table-cell>
          <table:table-cell office:value-type="float" office:value="0.646634">
            <text:p>0.646634</text:p>
          </table:table-cell>
          <table:table-cell office:value-type="float" office:value="0.276566">
            <text:p>0.276566</text:p>
          </table:table-cell>
          <table:table-cell office:value-type="float" office:value="0.290792">
            <text:p>0.290792</text:p>
          </table:table-cell>
          <table:table-cell table:formula="of:=[.O69]^2" office:value-type="float" office:value="0.418135529956">
            <text:p>0.418135529956</text:p>
          </table:table-cell>
          <table:table-cell table:formula="of:=[.P69]^2" office:value-type="float" office:value="0.076488752356">
            <text:p>0.076488752356</text:p>
          </table:table-cell>
          <table:table-cell table:formula="of:=[.Q69]^2" office:value-type="float" office:value="0.084559987264">
            <text:p>0.084559987264</text:p>
          </table:table-cell>
        </table:table-row>
        <table:table-row table:style-name="ro1">
          <table:table-cell office:value-type="float" office:value="1.55469">
            <text:p>1.55469</text:p>
          </table:table-cell>
          <table:table-cell office:value-type="float" office:value="0.431525">
            <text:p>0.431525</text:p>
          </table:table-cell>
          <table:table-cell office:value-type="float" office:value="0.51937">
            <text:p>0.51937</text:p>
          </table:table-cell>
          <table:table-cell office:value-type="float" office:value="0.432087">
            <text:p>0.432087</text:p>
          </table:table-cell>
          <table:table-cell/>
          <table:table-cell office:value-type="float" office:value="1.55469">
            <text:p>1.55469</text:p>
          </table:table-cell>
          <table:table-cell office:value-type="float" office:value="0.970383">
            <text:p>0.970383</text:p>
          </table:table-cell>
          <table:table-cell office:value-type="float" office:value="0.941262">
            <text:p>0.941262</text:p>
          </table:table-cell>
          <table:table-cell office:value-type="float" office:value="0.869953">
            <text:p>0.869953</text:p>
          </table:table-cell>
          <table:table-cell table:formula="of:=[.G70]^2" office:value-type="float" office:value="0.941643166689">
            <text:p>0.941643166689</text:p>
          </table:table-cell>
          <table:table-cell table:formula="of:=[.H70]^2" office:value-type="float" office:value="0.885974152644">
            <text:p>0.885974152644</text:p>
          </table:table-cell>
          <table:table-cell table:formula="of:=[.I70]^2" office:value-type="float" office:value="0.756818222209">
            <text:p>0.756818222209</text:p>
          </table:table-cell>
          <table:table-cell/>
          <table:table-cell office:value-type="float" office:value="1.55469">
            <text:p>1.55469</text:p>
          </table:table-cell>
          <table:table-cell office:value-type="float" office:value="0.64515">
            <text:p>0.64515</text:p>
          </table:table-cell>
          <table:table-cell office:value-type="float" office:value="0.274523">
            <text:p>0.274523</text:p>
          </table:table-cell>
          <table:table-cell office:value-type="float" office:value="0.289349">
            <text:p>0.289349</text:p>
          </table:table-cell>
          <table:table-cell table:formula="of:=[.O70]^2" office:value-type="float" office:value="0.4162185225">
            <text:p>0.4162185225</text:p>
          </table:table-cell>
          <table:table-cell table:formula="of:=[.P70]^2" office:value-type="float" office:value="0.075362877529">
            <text:p>0.075362877529</text:p>
          </table:table-cell>
          <table:table-cell table:formula="of:=[.Q70]^2" office:value-type="float" office:value="0.083722843801">
            <text:p>0.083722843801</text:p>
          </table:table-cell>
        </table:table-row>
        <table:table-row table:style-name="ro1">
          <table:table-cell office:value-type="float" office:value="1.57031">
            <text:p>1.57031</text:p>
          </table:table-cell>
          <table:table-cell office:value-type="float" office:value="0.439097">
            <text:p>0.439097</text:p>
          </table:table-cell>
          <table:table-cell office:value-type="float" office:value="0.530015">
            <text:p>0.530015</text:p>
          </table:table-cell>
          <table:table-cell office:value-type="float" office:value="0.443027">
            <text:p>0.443027</text:p>
          </table:table-cell>
          <table:table-cell/>
          <table:table-cell office:value-type="float" office:value="1.57031">
            <text:p>1.57031</text:p>
          </table:table-cell>
          <table:table-cell office:value-type="float" office:value="0.965045">
            <text:p>0.965045</text:p>
          </table:table-cell>
          <table:table-cell office:value-type="float" office:value="0.937047">
            <text:p>0.937047</text:p>
          </table:table-cell>
          <table:table-cell office:value-type="float" office:value="0.870987">
            <text:p>0.870987</text:p>
          </table:table-cell>
          <table:table-cell table:formula="of:=[.G71]^2" office:value-type="float" office:value="0.931311852025">
            <text:p>0.931311852025</text:p>
          </table:table-cell>
          <table:table-cell table:formula="of:=[.H71]^2" office:value-type="float" office:value="0.878057080209">
            <text:p>0.878057080209</text:p>
          </table:table-cell>
          <table:table-cell table:formula="of:=[.I71]^2" office:value-type="float" office:value="0.758618354169">
            <text:p>0.758618354169</text:p>
          </table:table-cell>
          <table:table-cell/>
          <table:table-cell office:value-type="float" office:value="1.57031">
            <text:p>1.57031</text:p>
          </table:table-cell>
          <table:table-cell office:value-type="float" office:value="0.644714">
            <text:p>0.644714</text:p>
          </table:table-cell>
          <table:table-cell office:value-type="float" office:value="0.275362">
            <text:p>0.275362</text:p>
          </table:table-cell>
          <table:table-cell office:value-type="float" office:value="0.28793">
            <text:p>0.28793</text:p>
          </table:table-cell>
          <table:table-cell table:formula="of:=[.O71]^2" office:value-type="float" office:value="0.415656141796">
            <text:p>0.415656141796</text:p>
          </table:table-cell>
          <table:table-cell table:formula="of:=[.P71]^2" office:value-type="float" office:value="0.075824231044">
            <text:p>0.075824231044</text:p>
          </table:table-cell>
          <table:table-cell table:formula="of:=[.Q71]^2" office:value-type="float" office:value="0.0829036849">
            <text:p>0.0829036849</text:p>
          </table:table-cell>
        </table:table-row>
        <table:table-row table:style-name="ro1">
          <table:table-cell office:value-type="float" office:value="1.58594">
            <text:p>1.58594</text:p>
          </table:table-cell>
          <table:table-cell office:value-type="float" office:value="0.44388">
            <text:p>0.44388</text:p>
          </table:table-cell>
          <table:table-cell office:value-type="float" office:value="0.540105">
            <text:p>0.540105</text:p>
          </table:table-cell>
          <table:table-cell office:value-type="float" office:value="0.4522">
            <text:p>0.4522</text:p>
          </table:table-cell>
          <table:table-cell/>
          <table:table-cell office:value-type="float" office:value="1.58594">
            <text:p>1.58594</text:p>
          </table:table-cell>
          <table:table-cell office:value-type="float" office:value="0.960033">
            <text:p>0.960033</text:p>
          </table:table-cell>
          <table:table-cell office:value-type="float" office:value="0.934425">
            <text:p>0.934425</text:p>
          </table:table-cell>
          <table:table-cell office:value-type="float" office:value="0.871837">
            <text:p>0.871837</text:p>
          </table:table-cell>
          <table:table-cell table:formula="of:=[.G72]^2" office:value-type="float" office:value="0.921663361089">
            <text:p>0.921663361089</text:p>
          </table:table-cell>
          <table:table-cell table:formula="of:=[.H72]^2" office:value-type="float" office:value="0.873150080625">
            <text:p>0.873150080625</text:p>
          </table:table-cell>
          <table:table-cell table:formula="of:=[.I72]^2" office:value-type="float" office:value="0.760099754569">
            <text:p>0.760099754569</text:p>
          </table:table-cell>
          <table:table-cell/>
          <table:table-cell office:value-type="float" office:value="1.58594">
            <text:p>1.58594</text:p>
          </table:table-cell>
          <table:table-cell office:value-type="float" office:value="0.643093">
            <text:p>0.643093</text:p>
          </table:table-cell>
          <table:table-cell office:value-type="float" office:value="0.277377">
            <text:p>0.277377</text:p>
          </table:table-cell>
          <table:table-cell office:value-type="float" office:value="0.2858">
            <text:p>0.2858</text:p>
          </table:table-cell>
          <table:table-cell table:formula="of:=[.O72]^2" office:value-type="float" office:value="0.413568606649">
            <text:p>0.413568606649</text:p>
          </table:table-cell>
          <table:table-cell table:formula="of:=[.P72]^2" office:value-type="float" office:value="0.076938000129">
            <text:p>0.076938000129</text:p>
          </table:table-cell>
          <table:table-cell table:formula="of:=[.Q72]^2" office:value-type="float" office:value="0.08168164">
            <text:p>0.08168164</text:p>
          </table:table-cell>
        </table:table-row>
        <table:table-row table:style-name="ro1">
          <table:table-cell office:value-type="float" office:value="1.60156">
            <text:p>1.60156</text:p>
          </table:table-cell>
          <table:table-cell office:value-type="float" office:value="0.44827">
            <text:p>0.44827</text:p>
          </table:table-cell>
          <table:table-cell office:value-type="float" office:value="0.546268">
            <text:p>0.546268</text:p>
          </table:table-cell>
          <table:table-cell office:value-type="float" office:value="0.46073">
            <text:p>0.46073</text:p>
          </table:table-cell>
          <table:table-cell/>
          <table:table-cell office:value-type="float" office:value="1.60156">
            <text:p>1.60156</text:p>
          </table:table-cell>
          <table:table-cell office:value-type="float" office:value="0.95518">
            <text:p>0.95518</text:p>
          </table:table-cell>
          <table:table-cell office:value-type="float" office:value="0.931789">
            <text:p>0.931789</text:p>
          </table:table-cell>
          <table:table-cell office:value-type="float" office:value="0.871672">
            <text:p>0.871672</text:p>
          </table:table-cell>
          <table:table-cell table:formula="of:=[.G73]^2" office:value-type="float" office:value="0.9123688324">
            <text:p>0.9123688324</text:p>
          </table:table-cell>
          <table:table-cell table:formula="of:=[.H73]^2" office:value-type="float" office:value="0.868230740521">
            <text:p>0.868230740521</text:p>
          </table:table-cell>
          <table:table-cell table:formula="of:=[.I73]^2" office:value-type="float" office:value="0.759812075584">
            <text:p>0.759812075584</text:p>
          </table:table-cell>
          <table:table-cell/>
          <table:table-cell office:value-type="float" office:value="1.60156">
            <text:p>1.60156</text:p>
          </table:table-cell>
          <table:table-cell office:value-type="float" office:value="0.640396">
            <text:p>0.640396</text:p>
          </table:table-cell>
          <table:table-cell office:value-type="float" office:value="0.278029">
            <text:p>0.278029</text:p>
          </table:table-cell>
          <table:table-cell office:value-type="float" office:value="0.281882">
            <text:p>0.281882</text:p>
          </table:table-cell>
          <table:table-cell table:formula="of:=[.O73]^2" office:value-type="float" office:value="0.410107036816">
            <text:p>0.410107036816</text:p>
          </table:table-cell>
          <table:table-cell table:formula="of:=[.P73]^2" office:value-type="float" office:value="0.077300124841">
            <text:p>0.077300124841</text:p>
          </table:table-cell>
          <table:table-cell table:formula="of:=[.Q73]^2" office:value-type="float" office:value="0.079457461924">
            <text:p>0.079457461924</text:p>
          </table:table-cell>
        </table:table-row>
        <table:table-row table:style-name="ro1">
          <table:table-cell office:value-type="float" office:value="1.61719">
            <text:p>1.61719</text:p>
          </table:table-cell>
          <table:table-cell office:value-type="float" office:value="0.455838">
            <text:p>0.455838</text:p>
          </table:table-cell>
          <table:table-cell office:value-type="float" office:value="0.553293">
            <text:p>0.553293</text:p>
          </table:table-cell>
          <table:table-cell office:value-type="float" office:value="0.469433">
            <text:p>0.469433</text:p>
          </table:table-cell>
          <table:table-cell/>
          <table:table-cell office:value-type="float" office:value="1.61719">
            <text:p>1.61719</text:p>
          </table:table-cell>
          <table:table-cell office:value-type="float" office:value="0.951131">
            <text:p>0.951131</text:p>
          </table:table-cell>
          <table:table-cell office:value-type="float" office:value="0.926782">
            <text:p>0.926782</text:p>
          </table:table-cell>
          <table:table-cell office:value-type="float" office:value="0.869698">
            <text:p>0.869698</text:p>
          </table:table-cell>
          <table:table-cell table:formula="of:=[.G74]^2" office:value-type="float" office:value="0.904650179161">
            <text:p>0.904650179161</text:p>
          </table:table-cell>
          <table:table-cell table:formula="of:=[.H74]^2" office:value-type="float" office:value="0.858924875524">
            <text:p>0.858924875524</text:p>
          </table:table-cell>
          <table:table-cell table:formula="of:=[.I74]^2" office:value-type="float" office:value="0.756374611204">
            <text:p>0.756374611204</text:p>
          </table:table-cell>
          <table:table-cell/>
          <table:table-cell office:value-type="float" office:value="1.61719">
            <text:p>1.61719</text:p>
          </table:table-cell>
          <table:table-cell office:value-type="float" office:value="0.6391">
            <text:p>0.6391</text:p>
          </table:table-cell>
          <table:table-cell office:value-type="float" office:value="0.275495">
            <text:p>0.275495</text:p>
          </table:table-cell>
          <table:table-cell office:value-type="float" office:value="0.278266">
            <text:p>0.278266</text:p>
          </table:table-cell>
          <table:table-cell table:formula="of:=[.O74]^2" office:value-type="float" office:value="0.40844881">
            <text:p>0.40844881</text:p>
          </table:table-cell>
          <table:table-cell table:formula="of:=[.P74]^2" office:value-type="float" office:value="0.075897495025">
            <text:p>0.075897495025</text:p>
          </table:table-cell>
          <table:table-cell table:formula="of:=[.Q74]^2" office:value-type="float" office:value="0.077431966756">
            <text:p>0.077431966756</text:p>
          </table:table-cell>
        </table:table-row>
        <table:table-row table:style-name="ro1">
          <table:table-cell office:value-type="float" office:value="1.63281">
            <text:p>1.63281</text:p>
          </table:table-cell>
          <table:table-cell office:value-type="float" office:value="0.464368">
            <text:p>0.464368</text:p>
          </table:table-cell>
          <table:table-cell office:value-type="float" office:value="0.565055">
            <text:p>0.565055</text:p>
          </table:table-cell>
          <table:table-cell office:value-type="float" office:value="0.476828">
            <text:p>0.476828</text:p>
          </table:table-cell>
          <table:table-cell/>
          <table:table-cell office:value-type="float" office:value="1.63281">
            <text:p>1.63281</text:p>
          </table:table-cell>
          <table:table-cell office:value-type="float" office:value="0.94613">
            <text:p>0.94613</text:p>
          </table:table-cell>
          <table:table-cell office:value-type="float" office:value="0.921748">
            <text:p>0.921748</text:p>
          </table:table-cell>
          <table:table-cell office:value-type="float" office:value="0.865661">
            <text:p>0.865661</text:p>
          </table:table-cell>
          <table:table-cell table:formula="of:=[.G75]^2" office:value-type="float" office:value="0.8951619769">
            <text:p>0.8951619769</text:p>
          </table:table-cell>
          <table:table-cell table:formula="of:=[.H75]^2" office:value-type="float" office:value="0.849619375504">
            <text:p>0.849619375504</text:p>
          </table:table-cell>
          <table:table-cell table:formula="of:=[.I75]^2" office:value-type="float" office:value="0.749368966921">
            <text:p>0.749368966921</text:p>
          </table:table-cell>
          <table:table-cell/>
          <table:table-cell office:value-type="float" office:value="1.63281">
            <text:p>1.63281</text:p>
          </table:table-cell>
          <table:table-cell office:value-type="float" office:value="0.638029">
            <text:p>0.638029</text:p>
          </table:table-cell>
          <table:table-cell office:value-type="float" office:value="0.270361">
            <text:p>0.270361</text:p>
          </table:table-cell>
          <table:table-cell office:value-type="float" office:value="0.27757">
            <text:p>0.27757</text:p>
          </table:table-cell>
          <table:table-cell table:formula="of:=[.O75]^2" office:value-type="float" office:value="0.407081004841">
            <text:p>0.407081004841</text:p>
          </table:table-cell>
          <table:table-cell table:formula="of:=[.P75]^2" office:value-type="float" office:value="0.073095070321">
            <text:p>0.073095070321</text:p>
          </table:table-cell>
          <table:table-cell table:formula="of:=[.Q75]^2" office:value-type="float" office:value="0.0770451049">
            <text:p>0.0770451049</text:p>
          </table:table-cell>
        </table:table-row>
        <table:table-row table:style-name="ro1">
          <table:table-cell office:value-type="float" office:value="1.64844">
            <text:p>1.64844</text:p>
          </table:table-cell>
          <table:table-cell office:value-type="float" office:value="0.46882">
            <text:p>0.46882</text:p>
          </table:table-cell>
          <table:table-cell office:value-type="float" office:value="0.575665">
            <text:p>0.575665</text:p>
          </table:table-cell>
          <table:table-cell office:value-type="float" office:value="0.484702">
            <text:p>0.484702</text:p>
          </table:table-cell>
          <table:table-cell/>
          <table:table-cell office:value-type="float" office:value="1.64844">
            <text:p>1.64844</text:p>
          </table:table-cell>
          <table:table-cell office:value-type="float" office:value="0.939631">
            <text:p>0.939631</text:p>
          </table:table-cell>
          <table:table-cell office:value-type="float" office:value="0.918848">
            <text:p>0.918848</text:p>
          </table:table-cell>
          <table:table-cell office:value-type="float" office:value="0.862634">
            <text:p>0.862634</text:p>
          </table:table-cell>
          <table:table-cell table:formula="of:=[.G76]^2" office:value-type="float" office:value="0.882906416161">
            <text:p>0.882906416161</text:p>
          </table:table-cell>
          <table:table-cell table:formula="of:=[.H76]^2" office:value-type="float" office:value="0.844281647104">
            <text:p>0.844281647104</text:p>
          </table:table-cell>
          <table:table-cell table:formula="of:=[.I76]^2" office:value-type="float" office:value="0.744137417956">
            <text:p>0.744137417956</text:p>
          </table:table-cell>
          <table:table-cell/>
          <table:table-cell office:value-type="float" office:value="1.64844">
            <text:p>1.64844</text:p>
          </table:table-cell>
          <table:table-cell office:value-type="float" office:value="0.635679">
            <text:p>0.635679</text:p>
          </table:table-cell>
          <table:table-cell office:value-type="float" office:value="0.266608">
            <text:p>0.266608</text:p>
          </table:table-cell>
          <table:table-cell office:value-type="float" office:value="0.276541">
            <text:p>0.276541</text:p>
          </table:table-cell>
          <table:table-cell table:formula="of:=[.O76]^2" office:value-type="float" office:value="0.404087791041">
            <text:p>0.404087791041</text:p>
          </table:table-cell>
          <table:table-cell table:formula="of:=[.P76]^2" office:value-type="float" office:value="0.071079825664">
            <text:p>0.071079825664</text:p>
          </table:table-cell>
          <table:table-cell table:formula="of:=[.Q76]^2" office:value-type="float" office:value="0.076474924681">
            <text:p>0.076474924681</text:p>
          </table:table-cell>
        </table:table-row>
        <table:table-row table:style-name="ro1">
          <table:table-cell office:value-type="float" office:value="1.66406">
            <text:p>1.66406</text:p>
          </table:table-cell>
          <table:table-cell office:value-type="float" office:value="0.47047">
            <text:p>0.47047</text:p>
          </table:table-cell>
          <table:table-cell office:value-type="float" office:value="0.580248">
            <text:p>0.580248</text:p>
          </table:table-cell>
          <table:table-cell office:value-type="float" office:value="0.495412">
            <text:p>0.495412</text:p>
          </table:table-cell>
          <table:table-cell/>
          <table:table-cell office:value-type="float" office:value="1.66406">
            <text:p>1.66406</text:p>
          </table:table-cell>
          <table:table-cell office:value-type="float" office:value="0.93409">
            <text:p>0.93409</text:p>
          </table:table-cell>
          <table:table-cell office:value-type="float" office:value="0.918011">
            <text:p>0.918011</text:p>
          </table:table-cell>
          <table:table-cell office:value-type="float" office:value="0.859611">
            <text:p>0.859611</text:p>
          </table:table-cell>
          <table:table-cell table:formula="of:=[.G77]^2" office:value-type="float" office:value="0.8725241281">
            <text:p>0.8725241281</text:p>
          </table:table-cell>
          <table:table-cell table:formula="of:=[.H77]^2" office:value-type="float" office:value="0.842744196121">
            <text:p>0.842744196121</text:p>
          </table:table-cell>
          <table:table-cell table:formula="of:=[.I77]^2" office:value-type="float" office:value="0.738931071321">
            <text:p>0.738931071321</text:p>
          </table:table-cell>
          <table:table-cell/>
          <table:table-cell office:value-type="float" office:value="1.66406">
            <text:p>1.66406</text:p>
          </table:table-cell>
          <table:table-cell office:value-type="float" office:value="0.633205">
            <text:p>0.633205</text:p>
          </table:table-cell>
          <table:table-cell office:value-type="float" office:value="0.264882">
            <text:p>0.264882</text:p>
          </table:table-cell>
          <table:table-cell office:value-type="float" office:value="0.272407">
            <text:p>0.272407</text:p>
          </table:table-cell>
          <table:table-cell table:formula="of:=[.O77]^2" office:value-type="float" office:value="0.400948572025">
            <text:p>0.400948572025</text:p>
          </table:table-cell>
          <table:table-cell table:formula="of:=[.P77]^2" office:value-type="float" office:value="0.070162473924">
            <text:p>0.070162473924</text:p>
          </table:table-cell>
          <table:table-cell table:formula="of:=[.Q77]^2" office:value-type="float" office:value="0.074205573649">
            <text:p>0.074205573649</text:p>
          </table:table-cell>
        </table:table-row>
        <table:table-row table:style-name="ro1">
          <table:table-cell office:value-type="float" office:value="1.67969">
            <text:p>1.67969</text:p>
          </table:table-cell>
          <table:table-cell office:value-type="float" office:value="0.475238">
            <text:p>0.475238</text:p>
          </table:table-cell>
          <table:table-cell office:value-type="float" office:value="0.58444">
            <text:p>0.58444</text:p>
          </table:table-cell>
          <table:table-cell office:value-type="float" office:value="0.505763">
            <text:p>0.505763</text:p>
          </table:table-cell>
          <table:table-cell/>
          <table:table-cell office:value-type="float" office:value="1.67969">
            <text:p>1.67969</text:p>
          </table:table-cell>
          <table:table-cell office:value-type="float" office:value="0.92922">
            <text:p>0.92922</text:p>
          </table:table-cell>
          <table:table-cell office:value-type="float" office:value="0.91674">
            <text:p>0.91674</text:p>
          </table:table-cell>
          <table:table-cell office:value-type="float" office:value="0.857343">
            <text:p>0.857343</text:p>
          </table:table-cell>
          <table:table-cell table:formula="of:=[.G78]^2" office:value-type="float" office:value="0.8634498084">
            <text:p>0.8634498084</text:p>
          </table:table-cell>
          <table:table-cell table:formula="of:=[.H78]^2" office:value-type="float" office:value="0.8404122276">
            <text:p>0.8404122276</text:p>
          </table:table-cell>
          <table:table-cell table:formula="of:=[.I78]^2" office:value-type="float" office:value="0.735037019649">
            <text:p>0.735037019649</text:p>
          </table:table-cell>
          <table:table-cell/>
          <table:table-cell office:value-type="float" office:value="1.67969">
            <text:p>1.67969</text:p>
          </table:table-cell>
          <table:table-cell office:value-type="float" office:value="0.632169">
            <text:p>0.632169</text:p>
          </table:table-cell>
          <table:table-cell office:value-type="float" office:value="0.263664">
            <text:p>0.263664</text:p>
          </table:table-cell>
          <table:table-cell office:value-type="float" office:value="0.271419">
            <text:p>0.271419</text:p>
          </table:table-cell>
          <table:table-cell table:formula="of:=[.O78]^2" office:value-type="float" office:value="0.399637644561">
            <text:p>0.399637644561</text:p>
          </table:table-cell>
          <table:table-cell table:formula="of:=[.P78]^2" office:value-type="float" office:value="0.069518704896">
            <text:p>0.069518704896</text:p>
          </table:table-cell>
          <table:table-cell table:formula="of:=[.Q78]^2" office:value-type="float" office:value="0.073668273561">
            <text:p>0.073668273561</text:p>
          </table:table-cell>
        </table:table-row>
        <table:table-row table:style-name="ro1">
          <table:table-cell office:value-type="float" office:value="1.69531">
            <text:p>1.69531</text:p>
          </table:table-cell>
          <table:table-cell office:value-type="float" office:value="0.483357">
            <text:p>0.483357</text:p>
          </table:table-cell>
          <table:table-cell office:value-type="float" office:value="0.593695">
            <text:p>0.593695</text:p>
          </table:table-cell>
          <table:table-cell office:value-type="float" office:value="0.513228">
            <text:p>0.513228</text:p>
          </table:table-cell>
          <table:table-cell/>
          <table:table-cell office:value-type="float" office:value="1.69531">
            <text:p>1.69531</text:p>
          </table:table-cell>
          <table:table-cell office:value-type="float" office:value="0.923448">
            <text:p>0.923448</text:p>
          </table:table-cell>
          <table:table-cell office:value-type="float" office:value="0.91313">
            <text:p>0.91313</text:p>
          </table:table-cell>
          <table:table-cell office:value-type="float" office:value="0.856665">
            <text:p>0.856665</text:p>
          </table:table-cell>
          <table:table-cell table:formula="of:=[.G79]^2" office:value-type="float" office:value="0.852756208704">
            <text:p>0.852756208704</text:p>
          </table:table-cell>
          <table:table-cell table:formula="of:=[.H79]^2" office:value-type="float" office:value="0.8338063969">
            <text:p>0.8338063969</text:p>
          </table:table-cell>
          <table:table-cell table:formula="of:=[.I79]^2" office:value-type="float" office:value="0.733874922225">
            <text:p>0.733874922225</text:p>
          </table:table-cell>
          <table:table-cell/>
          <table:table-cell office:value-type="float" office:value="1.69531">
            <text:p>1.69531</text:p>
          </table:table-cell>
          <table:table-cell office:value-type="float" office:value="0.630841">
            <text:p>0.630841</text:p>
          </table:table-cell>
          <table:table-cell office:value-type="float" office:value="0.261816">
            <text:p>0.261816</text:p>
          </table:table-cell>
          <table:table-cell office:value-type="float" office:value="0.271544">
            <text:p>0.271544</text:p>
          </table:table-cell>
          <table:table-cell table:formula="of:=[.O79]^2" office:value-type="float" office:value="0.397960367281">
            <text:p>0.397960367281</text:p>
          </table:table-cell>
          <table:table-cell table:formula="of:=[.P79]^2" office:value-type="float" office:value="0.068547617856">
            <text:p>0.068547617856</text:p>
          </table:table-cell>
          <table:table-cell table:formula="of:=[.Q79]^2" office:value-type="float" office:value="0.073736143936">
            <text:p>0.073736143936</text:p>
          </table:table-cell>
        </table:table-row>
        <table:table-row table:style-name="ro1">
          <table:table-cell office:value-type="float" office:value="1.71094">
            <text:p>1.71094</text:p>
          </table:table-cell>
          <table:table-cell office:value-type="float" office:value="0.48986">
            <text:p>0.48986</text:p>
          </table:table-cell>
          <table:table-cell office:value-type="float" office:value="0.603092">
            <text:p>0.603092</text:p>
          </table:table-cell>
          <table:table-cell office:value-type="float" office:value="0.518672">
            <text:p>0.518672</text:p>
          </table:table-cell>
          <table:table-cell/>
          <table:table-cell office:value-type="float" office:value="1.71094">
            <text:p>1.71094</text:p>
          </table:table-cell>
          <table:table-cell office:value-type="float" office:value="0.916604">
            <text:p>0.916604</text:p>
          </table:table-cell>
          <table:table-cell office:value-type="float" office:value="0.909248">
            <text:p>0.909248</text:p>
          </table:table-cell>
          <table:table-cell office:value-type="float" office:value="0.854963">
            <text:p>0.854963</text:p>
          </table:table-cell>
          <table:table-cell table:formula="of:=[.G80]^2" office:value-type="float" office:value="0.840162892816">
            <text:p>0.840162892816</text:p>
          </table:table-cell>
          <table:table-cell table:formula="of:=[.H80]^2" office:value-type="float" office:value="0.826731925504">
            <text:p>0.826731925504</text:p>
          </table:table-cell>
          <table:table-cell table:formula="of:=[.I80]^2" office:value-type="float" office:value="0.730961731369">
            <text:p>0.730961731369</text:p>
          </table:table-cell>
          <table:table-cell/>
          <table:table-cell office:value-type="float" office:value="1.71094">
            <text:p>1.71094</text:p>
          </table:table-cell>
          <table:table-cell office:value-type="float" office:value="0.62761">
            <text:p>0.62761</text:p>
          </table:table-cell>
          <table:table-cell office:value-type="float" office:value="0.261026">
            <text:p>0.261026</text:p>
          </table:table-cell>
          <table:table-cell office:value-type="float" office:value="0.270847">
            <text:p>0.270847</text:p>
          </table:table-cell>
          <table:table-cell table:formula="of:=[.O80]^2" office:value-type="float" office:value="0.3938943121">
            <text:p>0.3938943121</text:p>
          </table:table-cell>
          <table:table-cell table:formula="of:=[.P80]^2" office:value-type="float" office:value="0.068134572676">
            <text:p>0.068134572676</text:p>
          </table:table-cell>
          <table:table-cell table:formula="of:=[.Q80]^2" office:value-type="float" office:value="0.073358097409">
            <text:p>0.073358097409</text:p>
          </table:table-cell>
        </table:table-row>
        <table:table-row table:style-name="ro1">
          <table:table-cell office:value-type="float" office:value="1.72656">
            <text:p>1.72656</text:p>
          </table:table-cell>
          <table:table-cell office:value-type="float" office:value="0.49406">
            <text:p>0.49406</text:p>
          </table:table-cell>
          <table:table-cell office:value-type="float" office:value="0.608837">
            <text:p>0.608837</text:p>
          </table:table-cell>
          <table:table-cell office:value-type="float" office:value="0.524327">
            <text:p>0.524327</text:p>
          </table:table-cell>
          <table:table-cell/>
          <table:table-cell office:value-type="float" office:value="1.72656">
            <text:p>1.72656</text:p>
          </table:table-cell>
          <table:table-cell office:value-type="float" office:value="0.909945">
            <text:p>0.909945</text:p>
          </table:table-cell>
          <table:table-cell office:value-type="float" office:value="0.907751">
            <text:p>0.907751</text:p>
          </table:table-cell>
          <table:table-cell office:value-type="float" office:value="0.851132">
            <text:p>0.851132</text:p>
          </table:table-cell>
          <table:table-cell table:formula="of:=[.G81]^2" office:value-type="float" office:value="0.827999903025">
            <text:p>0.827999903025</text:p>
          </table:table-cell>
          <table:table-cell table:formula="of:=[.H81]^2" office:value-type="float" office:value="0.824011878001">
            <text:p>0.824011878001</text:p>
          </table:table-cell>
          <table:table-cell table:formula="of:=[.I81]^2" office:value-type="float" office:value="0.724425681424">
            <text:p>0.724425681424</text:p>
          </table:table-cell>
          <table:table-cell/>
          <table:table-cell office:value-type="float" office:value="1.72656">
            <text:p>1.72656</text:p>
          </table:table-cell>
          <table:table-cell office:value-type="float" office:value="0.625089">
            <text:p>0.625089</text:p>
          </table:table-cell>
          <table:table-cell office:value-type="float" office:value="0.264045">
            <text:p>0.264045</text:p>
          </table:table-cell>
          <table:table-cell office:value-type="float" office:value="0.271375">
            <text:p>0.271375</text:p>
          </table:table-cell>
          <table:table-cell table:formula="of:=[.O81]^2" office:value-type="float" office:value="0.390736257921">
            <text:p>0.390736257921</text:p>
          </table:table-cell>
          <table:table-cell table:formula="of:=[.P81]^2" office:value-type="float" office:value="0.069719762025">
            <text:p>0.069719762025</text:p>
          </table:table-cell>
          <table:table-cell table:formula="of:=[.Q81]^2" office:value-type="float" office:value="0.073644390625">
            <text:p>0.073644390625</text:p>
          </table:table-cell>
        </table:table-row>
        <table:table-row table:style-name="ro1">
          <table:table-cell office:value-type="float" office:value="1.74219">
            <text:p>1.74219</text:p>
          </table:table-cell>
          <table:table-cell office:value-type="float" office:value="0.49805">
            <text:p>0.49805</text:p>
          </table:table-cell>
          <table:table-cell office:value-type="float" office:value="0.614055">
            <text:p>0.614055</text:p>
          </table:table-cell>
          <table:table-cell office:value-type="float" office:value="0.531695">
            <text:p>0.531695</text:p>
          </table:table-cell>
          <table:table-cell/>
          <table:table-cell office:value-type="float" office:value="1.74219">
            <text:p>1.74219</text:p>
          </table:table-cell>
          <table:table-cell office:value-type="float" office:value="0.90377">
            <text:p>0.90377</text:p>
          </table:table-cell>
          <table:table-cell office:value-type="float" office:value="0.907152">
            <text:p>0.907152</text:p>
          </table:table-cell>
          <table:table-cell office:value-type="float" office:value="0.847891">
            <text:p>0.847891</text:p>
          </table:table-cell>
          <table:table-cell table:formula="of:=[.G82]^2" office:value-type="float" office:value="0.8168002129">
            <text:p>0.8168002129</text:p>
          </table:table-cell>
          <table:table-cell table:formula="of:=[.H82]^2" office:value-type="float" office:value="0.822924751104">
            <text:p>0.822924751104</text:p>
          </table:table-cell>
          <table:table-cell table:formula="of:=[.I82]^2" office:value-type="float" office:value="0.718919147881">
            <text:p>0.718919147881</text:p>
          </table:table-cell>
          <table:table-cell/>
          <table:table-cell office:value-type="float" office:value="1.74219">
            <text:p>1.74219</text:p>
          </table:table-cell>
          <table:table-cell office:value-type="float" office:value="0.624319">
            <text:p>0.624319</text:p>
          </table:table-cell>
          <table:table-cell office:value-type="float" office:value="0.265268">
            <text:p>0.265268</text:p>
          </table:table-cell>
          <table:table-cell office:value-type="float" office:value="0.269501">
            <text:p>0.269501</text:p>
          </table:table-cell>
          <table:table-cell table:formula="of:=[.O82]^2" office:value-type="float" office:value="0.389774213761">
            <text:p>0.389774213761</text:p>
          </table:table-cell>
          <table:table-cell table:formula="of:=[.P82]^2" office:value-type="float" office:value="0.070367111824">
            <text:p>0.070367111824</text:p>
          </table:table-cell>
          <table:table-cell table:formula="of:=[.Q82]^2" office:value-type="float" office:value="0.072630789001">
            <text:p>0.072630789001</text:p>
          </table:table-cell>
        </table:table-row>
        <table:table-row table:style-name="ro1">
          <table:table-cell office:value-type="float" office:value="1.75781">
            <text:p>1.75781</text:p>
          </table:table-cell>
          <table:table-cell office:value-type="float" office:value="0.501985">
            <text:p>0.501985</text:p>
          </table:table-cell>
          <table:table-cell office:value-type="float" office:value="0.619707">
            <text:p>0.619707</text:p>
          </table:table-cell>
          <table:table-cell office:value-type="float" office:value="0.538713">
            <text:p>0.538713</text:p>
          </table:table-cell>
          <table:table-cell/>
          <table:table-cell office:value-type="float" office:value="1.75781">
            <text:p>1.75781</text:p>
          </table:table-cell>
          <table:table-cell office:value-type="float" office:value="0.896451">
            <text:p>0.896451</text:p>
          </table:table-cell>
          <table:table-cell office:value-type="float" office:value="0.904938">
            <text:p>0.904938</text:p>
          </table:table-cell>
          <table:table-cell office:value-type="float" office:value="0.845861">
            <text:p>0.845861</text:p>
          </table:table-cell>
          <table:table-cell table:formula="of:=[.G83]^2" office:value-type="float" office:value="0.803624395401">
            <text:p>0.803624395401</text:p>
          </table:table-cell>
          <table:table-cell table:formula="of:=[.H83]^2" office:value-type="float" office:value="0.818912783844">
            <text:p>0.818912783844</text:p>
          </table:table-cell>
          <table:table-cell table:formula="of:=[.I83]^2" office:value-type="float" office:value="0.715480831321">
            <text:p>0.715480831321</text:p>
          </table:table-cell>
          <table:table-cell/>
          <table:table-cell office:value-type="float" office:value="1.75781">
            <text:p>1.75781</text:p>
          </table:table-cell>
          <table:table-cell office:value-type="float" office:value="0.622232">
            <text:p>0.622232</text:p>
          </table:table-cell>
          <table:table-cell office:value-type="float" office:value="0.263738">
            <text:p>0.263738</text:p>
          </table:table-cell>
          <table:table-cell office:value-type="float" office:value="0.267648">
            <text:p>0.267648</text:p>
          </table:table-cell>
          <table:table-cell table:formula="of:=[.O83]^2" office:value-type="float" office:value="0.387172661824">
            <text:p>0.387172661824</text:p>
          </table:table-cell>
          <table:table-cell table:formula="of:=[.P83]^2" office:value-type="float" office:value="0.069557732644">
            <text:p>0.069557732644</text:p>
          </table:table-cell>
          <table:table-cell table:formula="of:=[.Q83]^2" office:value-type="float" office:value="0.071635451904">
            <text:p>0.071635451904</text:p>
          </table:table-cell>
        </table:table-row>
        <table:table-row table:style-name="ro1">
          <table:table-cell office:value-type="float" office:value="1.77344">
            <text:p>1.77344</text:p>
          </table:table-cell>
          <table:table-cell office:value-type="float" office:value="0.507972">
            <text:p>0.507972</text:p>
          </table:table-cell>
          <table:table-cell office:value-type="float" office:value="0.624888">
            <text:p>0.624888</text:p>
          </table:table-cell>
          <table:table-cell office:value-type="float" office:value="0.544118">
            <text:p>0.544118</text:p>
          </table:table-cell>
          <table:table-cell/>
          <table:table-cell office:value-type="float" office:value="1.77344">
            <text:p>1.77344</text:p>
          </table:table-cell>
          <table:table-cell office:value-type="float" office:value="0.89007">
            <text:p>0.89007</text:p>
          </table:table-cell>
          <table:table-cell office:value-type="float" office:value="0.902587">
            <text:p>0.902587</text:p>
          </table:table-cell>
          <table:table-cell office:value-type="float" office:value="0.841936">
            <text:p>0.841936</text:p>
          </table:table-cell>
          <table:table-cell table:formula="of:=[.G84]^2" office:value-type="float" office:value="0.7922246049">
            <text:p>0.7922246049</text:p>
          </table:table-cell>
          <table:table-cell table:formula="of:=[.H84]^2" office:value-type="float" office:value="0.814663292569">
            <text:p>0.814663292569</text:p>
          </table:table-cell>
          <table:table-cell table:formula="of:=[.I84]^2" office:value-type="float" office:value="0.708856228096">
            <text:p>0.708856228096</text:p>
          </table:table-cell>
          <table:table-cell/>
          <table:table-cell office:value-type="float" office:value="1.77344">
            <text:p>1.77344</text:p>
          </table:table-cell>
          <table:table-cell office:value-type="float" office:value="0.619119">
            <text:p>0.619119</text:p>
          </table:table-cell>
          <table:table-cell office:value-type="float" office:value="0.262182">
            <text:p>0.262182</text:p>
          </table:table-cell>
          <table:table-cell office:value-type="float" office:value="0.264749">
            <text:p>0.264749</text:p>
          </table:table-cell>
          <table:table-cell table:formula="of:=[.O84]^2" office:value-type="float" office:value="0.383308336161">
            <text:p>0.383308336161</text:p>
          </table:table-cell>
          <table:table-cell table:formula="of:=[.P84]^2" office:value-type="float" office:value="0.068739401124">
            <text:p>0.068739401124</text:p>
          </table:table-cell>
          <table:table-cell table:formula="of:=[.Q84]^2" office:value-type="float" office:value="0.070092033001">
            <text:p>0.070092033001</text:p>
          </table:table-cell>
        </table:table-row>
        <table:table-row table:style-name="ro1">
          <table:table-cell office:value-type="float" office:value="1.78906">
            <text:p>1.78906</text:p>
          </table:table-cell>
          <table:table-cell office:value-type="float" office:value="0.516153">
            <text:p>0.516153</text:p>
          </table:table-cell>
          <table:table-cell office:value-type="float" office:value="0.629407">
            <text:p>0.629407</text:p>
          </table:table-cell>
          <table:table-cell office:value-type="float" office:value="0.550412">
            <text:p>0.550412</text:p>
          </table:table-cell>
          <table:table-cell/>
          <table:table-cell office:value-type="float" office:value="1.78906">
            <text:p>1.78906</text:p>
          </table:table-cell>
          <table:table-cell office:value-type="float" office:value="0.885166">
            <text:p>0.885166</text:p>
          </table:table-cell>
          <table:table-cell office:value-type="float" office:value="0.900413">
            <text:p>0.900413</text:p>
          </table:table-cell>
          <table:table-cell office:value-type="float" office:value="0.836447">
            <text:p>0.836447</text:p>
          </table:table-cell>
          <table:table-cell table:formula="of:=[.G85]^2" office:value-type="float" office:value="0.783518847556">
            <text:p>0.783518847556</text:p>
          </table:table-cell>
          <table:table-cell table:formula="of:=[.H85]^2" office:value-type="float" office:value="0.810743570569">
            <text:p>0.810743570569</text:p>
          </table:table-cell>
          <table:table-cell table:formula="of:=[.I85]^2" office:value-type="float" office:value="0.699643583809">
            <text:p>0.699643583809</text:p>
          </table:table-cell>
          <table:table-cell/>
          <table:table-cell office:value-type="float" office:value="1.78906">
            <text:p>1.78906</text:p>
          </table:table-cell>
          <table:table-cell office:value-type="float" office:value="0.617797">
            <text:p>0.617797</text:p>
          </table:table-cell>
          <table:table-cell office:value-type="float" office:value="0.261695">
            <text:p>0.261695</text:p>
          </table:table-cell>
          <table:table-cell office:value-type="float" office:value="0.261157">
            <text:p>0.261157</text:p>
          </table:table-cell>
          <table:table-cell table:formula="of:=[.O85]^2" office:value-type="float" office:value="0.381673133209">
            <text:p>0.381673133209</text:p>
          </table:table-cell>
          <table:table-cell table:formula="of:=[.P85]^2" office:value-type="float" office:value="0.068484273025">
            <text:p>0.068484273025</text:p>
          </table:table-cell>
          <table:table-cell table:formula="of:=[.Q85]^2" office:value-type="float" office:value="0.068202978649">
            <text:p>0.068202978649</text:p>
          </table:table-cell>
        </table:table-row>
        <table:table-row table:style-name="ro1">
          <table:table-cell office:value-type="float" office:value="1.80469">
            <text:p>1.80469</text:p>
          </table:table-cell>
          <table:table-cell office:value-type="float" office:value="0.521185">
            <text:p>0.521185</text:p>
          </table:table-cell>
          <table:table-cell office:value-type="float" office:value="0.63449">
            <text:p>0.63449</text:p>
          </table:table-cell>
          <table:table-cell office:value-type="float" office:value="0.557055">
            <text:p>0.557055</text:p>
          </table:table-cell>
          <table:table-cell/>
          <table:table-cell office:value-type="float" office:value="1.80469">
            <text:p>1.80469</text:p>
          </table:table-cell>
          <table:table-cell office:value-type="float" office:value="0.879627">
            <text:p>0.879627</text:p>
          </table:table-cell>
          <table:table-cell office:value-type="float" office:value="0.89735">
            <text:p>0.89735</text:p>
          </table:table-cell>
          <table:table-cell office:value-type="float" office:value="0.834599">
            <text:p>0.834599</text:p>
          </table:table-cell>
          <table:table-cell table:formula="of:=[.G86]^2" office:value-type="float" office:value="0.773743659129">
            <text:p>0.773743659129</text:p>
          </table:table-cell>
          <table:table-cell table:formula="of:=[.H86]^2" office:value-type="float" office:value="0.8052370225">
            <text:p>0.8052370225</text:p>
          </table:table-cell>
          <table:table-cell table:formula="of:=[.I86]^2" office:value-type="float" office:value="0.696555490801">
            <text:p>0.696555490801</text:p>
          </table:table-cell>
          <table:table-cell/>
          <table:table-cell office:value-type="float" office:value="1.80469">
            <text:p>1.80469</text:p>
          </table:table-cell>
          <table:table-cell office:value-type="float" office:value="0.615315">
            <text:p>0.615315</text:p>
          </table:table-cell>
          <table:table-cell office:value-type="float" office:value="0.25943">
            <text:p>0.25943</text:p>
          </table:table-cell>
          <table:table-cell office:value-type="float" office:value="0.259663">
            <text:p>0.259663</text:p>
          </table:table-cell>
          <table:table-cell table:formula="of:=[.O86]^2" office:value-type="float" office:value="0.378612549225">
            <text:p>0.378612549225</text:p>
          </table:table-cell>
          <table:table-cell table:formula="of:=[.P86]^2" office:value-type="float" office:value="0.0673039249">
            <text:p>0.0673039249</text:p>
          </table:table-cell>
          <table:table-cell table:formula="of:=[.Q86]^2" office:value-type="float" office:value="0.067424873569">
            <text:p>0.067424873569</text:p>
          </table:table-cell>
        </table:table-row>
        <table:table-row table:style-name="ro1">
          <table:table-cell office:value-type="float" office:value="1.82031">
            <text:p>1.82031</text:p>
          </table:table-cell>
          <table:table-cell office:value-type="float" office:value="0.5233">
            <text:p>0.5233</text:p>
          </table:table-cell>
          <table:table-cell office:value-type="float" office:value="0.642115">
            <text:p>0.642115</text:p>
          </table:table-cell>
          <table:table-cell office:value-type="float" office:value="0.560495">
            <text:p>0.560495</text:p>
          </table:table-cell>
          <table:table-cell/>
          <table:table-cell office:value-type="float" office:value="1.82031">
            <text:p>1.82031</text:p>
          </table:table-cell>
          <table:table-cell office:value-type="float" office:value="0.874693">
            <text:p>0.874693</text:p>
          </table:table-cell>
          <table:table-cell office:value-type="float" office:value="0.894354">
            <text:p>0.894354</text:p>
          </table:table-cell>
          <table:table-cell office:value-type="float" office:value="0.835101">
            <text:p>0.835101</text:p>
          </table:table-cell>
          <table:table-cell table:formula="of:=[.G87]^2" office:value-type="float" office:value="0.765087844249">
            <text:p>0.765087844249</text:p>
          </table:table-cell>
          <table:table-cell table:formula="of:=[.H87]^2" office:value-type="float" office:value="0.799869077316">
            <text:p>0.799869077316</text:p>
          </table:table-cell>
          <table:table-cell table:formula="of:=[.I87]^2" office:value-type="float" office:value="0.697393680201">
            <text:p>0.697393680201</text:p>
          </table:table-cell>
          <table:table-cell/>
          <table:table-cell office:value-type="float" office:value="1.82031">
            <text:p>1.82031</text:p>
          </table:table-cell>
          <table:table-cell office:value-type="float" office:value="0.611815">
            <text:p>0.611815</text:p>
          </table:table-cell>
          <table:table-cell office:value-type="float" office:value="0.257534">
            <text:p>0.257534</text:p>
          </table:table-cell>
          <table:table-cell office:value-type="float" office:value="0.259744">
            <text:p>0.259744</text:p>
          </table:table-cell>
          <table:table-cell table:formula="of:=[.O87]^2" office:value-type="float" office:value="0.374317594225">
            <text:p>0.374317594225</text:p>
          </table:table-cell>
          <table:table-cell table:formula="of:=[.P87]^2" office:value-type="float" office:value="0.066323761156">
            <text:p>0.066323761156</text:p>
          </table:table-cell>
          <table:table-cell table:formula="of:=[.Q87]^2" office:value-type="float" office:value="0.067466945536">
            <text:p>0.067466945536</text:p>
          </table:table-cell>
        </table:table-row>
        <table:table-row table:style-name="ro1">
          <table:table-cell office:value-type="float" office:value="1.83594">
            <text:p>1.83594</text:p>
          </table:table-cell>
          <table:table-cell office:value-type="float" office:value="0.528328">
            <text:p>0.528328</text:p>
          </table:table-cell>
          <table:table-cell office:value-type="float" office:value="0.651435">
            <text:p>0.651435</text:p>
          </table:table-cell>
          <table:table-cell office:value-type="float" office:value="0.563263">
            <text:p>0.563263</text:p>
          </table:table-cell>
          <table:table-cell/>
          <table:table-cell office:value-type="float" office:value="1.83594">
            <text:p>1.83594</text:p>
          </table:table-cell>
          <table:table-cell office:value-type="float" office:value="0.869853">
            <text:p>0.869853</text:p>
          </table:table-cell>
          <table:table-cell office:value-type="float" office:value="0.890986">
            <text:p>0.890986</text:p>
          </table:table-cell>
          <table:table-cell office:value-type="float" office:value="0.835348">
            <text:p>0.835348</text:p>
          </table:table-cell>
          <table:table-cell table:formula="of:=[.G88]^2" office:value-type="float" office:value="0.756644241609">
            <text:p>0.756644241609</text:p>
          </table:table-cell>
          <table:table-cell table:formula="of:=[.H88]^2" office:value-type="float" office:value="0.793856052196">
            <text:p>0.793856052196</text:p>
          </table:table-cell>
          <table:table-cell table:formula="of:=[.I88]^2" office:value-type="float" office:value="0.697806281104">
            <text:p>0.697806281104</text:p>
          </table:table-cell>
          <table:table-cell/>
          <table:table-cell office:value-type="float" office:value="1.83594">
            <text:p>1.83594</text:p>
          </table:table-cell>
          <table:table-cell office:value-type="float" office:value="0.60996">
            <text:p>0.60996</text:p>
          </table:table-cell>
          <table:table-cell office:value-type="float" office:value="0.259445">
            <text:p>0.259445</text:p>
          </table:table-cell>
          <table:table-cell office:value-type="float" office:value="0.260237">
            <text:p>0.260237</text:p>
          </table:table-cell>
          <table:table-cell table:formula="of:=[.O88]^2" office:value-type="float" office:value="0.3720512016">
            <text:p>0.3720512016</text:p>
          </table:table-cell>
          <table:table-cell table:formula="of:=[.P88]^2" office:value-type="float" office:value="0.067311708025">
            <text:p>0.067311708025</text:p>
          </table:table-cell>
          <table:table-cell table:formula="of:=[.Q88]^2" office:value-type="float" office:value="0.067723296169">
            <text:p>0.067723296169</text:p>
          </table:table-cell>
        </table:table-row>
        <table:table-row table:style-name="ro1">
          <table:table-cell office:value-type="float" office:value="1.85156">
            <text:p>1.85156</text:p>
          </table:table-cell>
          <table:table-cell office:value-type="float" office:value="0.53455">
            <text:p>0.53455</text:p>
          </table:table-cell>
          <table:table-cell office:value-type="float" office:value="0.657635">
            <text:p>0.657635</text:p>
          </table:table-cell>
          <table:table-cell office:value-type="float" office:value="0.569363">
            <text:p>0.569363</text:p>
          </table:table-cell>
          <table:table-cell/>
          <table:table-cell office:value-type="float" office:value="1.85156">
            <text:p>1.85156</text:p>
          </table:table-cell>
          <table:table-cell office:value-type="float" office:value="0.863952">
            <text:p>0.863952</text:p>
          </table:table-cell>
          <table:table-cell office:value-type="float" office:value="0.886334">
            <text:p>0.886334</text:p>
          </table:table-cell>
          <table:table-cell office:value-type="float" office:value="0.835131">
            <text:p>0.835131</text:p>
          </table:table-cell>
          <table:table-cell table:formula="of:=[.G89]^2" office:value-type="float" office:value="0.746413058304">
            <text:p>0.746413058304</text:p>
          </table:table-cell>
          <table:table-cell table:formula="of:=[.H89]^2" office:value-type="float" office:value="0.785587959556">
            <text:p>0.785587959556</text:p>
          </table:table-cell>
          <table:table-cell table:formula="of:=[.I89]^2" office:value-type="float" office:value="0.697443787161">
            <text:p>0.697443787161</text:p>
          </table:table-cell>
          <table:table-cell/>
          <table:table-cell office:value-type="float" office:value="1.85156">
            <text:p>1.85156</text:p>
          </table:table-cell>
          <table:table-cell office:value-type="float" office:value="0.60791">
            <text:p>0.60791</text:p>
          </table:table-cell>
          <table:table-cell office:value-type="float" office:value="0.259758">
            <text:p>0.259758</text:p>
          </table:table-cell>
          <table:table-cell office:value-type="float" office:value="0.261906">
            <text:p>0.261906</text:p>
          </table:table-cell>
          <table:table-cell table:formula="of:=[.O89]^2" office:value-type="float" office:value="0.3695545681">
            <text:p>0.3695545681</text:p>
          </table:table-cell>
          <table:table-cell table:formula="of:=[.P89]^2" office:value-type="float" office:value="0.067474218564">
            <text:p>0.067474218564</text:p>
          </table:table-cell>
          <table:table-cell table:formula="of:=[.Q89]^2" office:value-type="float" office:value="0.068594752836">
            <text:p>0.068594752836</text:p>
          </table:table-cell>
        </table:table-row>
        <table:table-row table:style-name="ro1">
          <table:table-cell office:value-type="float" office:value="1.86719">
            <text:p>1.86719</text:p>
          </table:table-cell>
          <table:table-cell office:value-type="float" office:value="0.537517">
            <text:p>0.537517</text:p>
          </table:table-cell>
          <table:table-cell office:value-type="float" office:value="0.659545">
            <text:p>0.659545</text:p>
          </table:table-cell>
          <table:table-cell office:value-type="float" office:value="0.575795">
            <text:p>0.575795</text:p>
          </table:table-cell>
          <table:table-cell/>
          <table:table-cell office:value-type="float" office:value="1.86719">
            <text:p>1.86719</text:p>
          </table:table-cell>
          <table:table-cell office:value-type="float" office:value="0.85864">
            <text:p>0.85864</text:p>
          </table:table-cell>
          <table:table-cell office:value-type="float" office:value="0.880834">
            <text:p>0.880834</text:p>
          </table:table-cell>
          <table:table-cell office:value-type="float" office:value="0.833817">
            <text:p>0.833817</text:p>
          </table:table-cell>
          <table:table-cell table:formula="of:=[.G90]^2" office:value-type="float" office:value="0.7372626496">
            <text:p>0.7372626496</text:p>
          </table:table-cell>
          <table:table-cell table:formula="of:=[.H90]^2" office:value-type="float" office:value="0.775868535556">
            <text:p>0.775868535556</text:p>
          </table:table-cell>
          <table:table-cell table:formula="of:=[.I90]^2" office:value-type="float" office:value="0.695250789489">
            <text:p>0.695250789489</text:p>
          </table:table-cell>
          <table:table-cell/>
          <table:table-cell office:value-type="float" office:value="1.86719">
            <text:p>1.86719</text:p>
          </table:table-cell>
          <table:table-cell office:value-type="float" office:value="0.604157">
            <text:p>0.604157</text:p>
          </table:table-cell>
          <table:table-cell office:value-type="float" office:value="0.258256">
            <text:p>0.258256</text:p>
          </table:table-cell>
          <table:table-cell office:value-type="float" office:value="0.260893">
            <text:p>0.260893</text:p>
          </table:table-cell>
          <table:table-cell table:formula="of:=[.O90]^2" office:value-type="float" office:value="0.365005680649">
            <text:p>0.365005680649</text:p>
          </table:table-cell>
          <table:table-cell table:formula="of:=[.P90]^2" office:value-type="float" office:value="0.066696161536">
            <text:p>0.066696161536</text:p>
          </table:table-cell>
          <table:table-cell table:formula="of:=[.Q90]^2" office:value-type="float" office:value="0.068065157449">
            <text:p>0.068065157449</text:p>
          </table:table-cell>
        </table:table-row>
        <table:table-row table:style-name="ro1">
          <table:table-cell office:value-type="float" office:value="1.88281">
            <text:p>1.88281</text:p>
          </table:table-cell>
          <table:table-cell office:value-type="float" office:value="0.538875">
            <text:p>0.538875</text:p>
          </table:table-cell>
          <table:table-cell office:value-type="float" office:value="0.662705">
            <text:p>0.662705</text:p>
          </table:table-cell>
          <table:table-cell office:value-type="float" office:value="0.579515">
            <text:p>0.579515</text:p>
          </table:table-cell>
          <table:table-cell/>
          <table:table-cell office:value-type="float" office:value="1.88281">
            <text:p>1.88281</text:p>
          </table:table-cell>
          <table:table-cell office:value-type="float" office:value="0.853764">
            <text:p>0.853764</text:p>
          </table:table-cell>
          <table:table-cell office:value-type="float" office:value="0.877315">
            <text:p>0.877315</text:p>
          </table:table-cell>
          <table:table-cell office:value-type="float" office:value="0.830632">
            <text:p>0.830632</text:p>
          </table:table-cell>
          <table:table-cell table:formula="of:=[.G91]^2" office:value-type="float" office:value="0.728912967696">
            <text:p>0.728912967696</text:p>
          </table:table-cell>
          <table:table-cell table:formula="of:=[.H91]^2" office:value-type="float" office:value="0.769681609225">
            <text:p>0.769681609225</text:p>
          </table:table-cell>
          <table:table-cell table:formula="of:=[.I91]^2" office:value-type="float" office:value="0.689949519424">
            <text:p>0.689949519424</text:p>
          </table:table-cell>
          <table:table-cell/>
          <table:table-cell office:value-type="float" office:value="1.88281">
            <text:p>1.88281</text:p>
          </table:table-cell>
          <table:table-cell office:value-type="float" office:value="0.600733">
            <text:p>0.600733</text:p>
          </table:table-cell>
          <table:table-cell office:value-type="float" office:value="0.258323">
            <text:p>0.258323</text:p>
          </table:table-cell>
          <table:table-cell office:value-type="float" office:value="0.260646">
            <text:p>0.260646</text:p>
          </table:table-cell>
          <table:table-cell table:formula="of:=[.O91]^2" office:value-type="float" office:value="0.360880137289">
            <text:p>0.360880137289</text:p>
          </table:table-cell>
          <table:table-cell table:formula="of:=[.P91]^2" office:value-type="float" office:value="0.066730772329">
            <text:p>0.066730772329</text:p>
          </table:table-cell>
          <table:table-cell table:formula="of:=[.Q91]^2" office:value-type="float" office:value="0.067936337316">
            <text:p>0.067936337316</text:p>
          </table:table-cell>
        </table:table-row>
        <table:table-row table:style-name="ro1">
          <table:table-cell office:value-type="float" office:value="1.89844">
            <text:p>1.89844</text:p>
          </table:table-cell>
          <table:table-cell office:value-type="float" office:value="0.542175">
            <text:p>0.542175</text:p>
          </table:table-cell>
          <table:table-cell office:value-type="float" office:value="0.668543">
            <text:p>0.668543</text:p>
          </table:table-cell>
          <table:table-cell office:value-type="float" office:value="0.58384">
            <text:p>0.58384</text:p>
          </table:table-cell>
          <table:table-cell/>
          <table:table-cell office:value-type="float" office:value="1.89844">
            <text:p>1.89844</text:p>
          </table:table-cell>
          <table:table-cell office:value-type="float" office:value="0.849294">
            <text:p>0.849294</text:p>
          </table:table-cell>
          <table:table-cell office:value-type="float" office:value="0.876802">
            <text:p>0.876802</text:p>
          </table:table-cell>
          <table:table-cell office:value-type="float" office:value="0.826272">
            <text:p>0.826272</text:p>
          </table:table-cell>
          <table:table-cell table:formula="of:=[.G92]^2" office:value-type="float" office:value="0.721300298436">
            <text:p>0.721300298436</text:p>
          </table:table-cell>
          <table:table-cell table:formula="of:=[.H92]^2" office:value-type="float" office:value="0.768781747204">
            <text:p>0.768781747204</text:p>
          </table:table-cell>
          <table:table-cell table:formula="of:=[.I92]^2" office:value-type="float" office:value="0.682725417984">
            <text:p>0.682725417984</text:p>
          </table:table-cell>
          <table:table-cell/>
          <table:table-cell office:value-type="float" office:value="1.89844">
            <text:p>1.89844</text:p>
          </table:table-cell>
          <table:table-cell office:value-type="float" office:value="0.599791">
            <text:p>0.599791</text:p>
          </table:table-cell>
          <table:table-cell office:value-type="float" office:value="0.259518">
            <text:p>0.259518</text:p>
          </table:table-cell>
          <table:table-cell office:value-type="float" office:value="0.259899">
            <text:p>0.259899</text:p>
          </table:table-cell>
          <table:table-cell table:formula="of:=[.O92]^2" office:value-type="float" office:value="0.359749243681">
            <text:p>0.359749243681</text:p>
          </table:table-cell>
          <table:table-cell table:formula="of:=[.P92]^2" office:value-type="float" office:value="0.067349592324">
            <text:p>0.067349592324</text:p>
          </table:table-cell>
          <table:table-cell table:formula="of:=[.Q92]^2" office:value-type="float" office:value="0.067547490201">
            <text:p>0.067547490201</text:p>
          </table:table-cell>
        </table:table-row>
        <table:table-row table:style-name="ro1">
          <table:table-cell office:value-type="float" office:value="1.91406">
            <text:p>1.91406</text:p>
          </table:table-cell>
          <table:table-cell office:value-type="float" office:value="0.54668">
            <text:p>0.54668</text:p>
          </table:table-cell>
          <table:table-cell office:value-type="float" office:value="0.672253">
            <text:p>0.672253</text:p>
          </table:table-cell>
          <table:table-cell office:value-type="float" office:value="0.591285">
            <text:p>0.591285</text:p>
          </table:table-cell>
          <table:table-cell/>
          <table:table-cell office:value-type="float" office:value="1.91406">
            <text:p>1.91406</text:p>
          </table:table-cell>
          <table:table-cell office:value-type="float" office:value="0.84568">
            <text:p>0.84568</text:p>
          </table:table-cell>
          <table:table-cell office:value-type="float" office:value="0.87729">
            <text:p>0.87729</text:p>
          </table:table-cell>
          <table:table-cell office:value-type="float" office:value="0.823992">
            <text:p>0.823992</text:p>
          </table:table-cell>
          <table:table-cell table:formula="of:=[.G93]^2" office:value-type="float" office:value="0.7151746624">
            <text:p>0.7151746624</text:p>
          </table:table-cell>
          <table:table-cell table:formula="of:=[.H93]^2" office:value-type="float" office:value="0.7696377441">
            <text:p>0.7696377441</text:p>
          </table:table-cell>
          <table:table-cell table:formula="of:=[.I93]^2" office:value-type="float" office:value="0.678962816064">
            <text:p>0.678962816064</text:p>
          </table:table-cell>
          <table:table-cell/>
          <table:table-cell office:value-type="float" office:value="1.91406">
            <text:p>1.91406</text:p>
          </table:table-cell>
          <table:table-cell office:value-type="float" office:value="0.599381">
            <text:p>0.599381</text:p>
          </table:table-cell>
          <table:table-cell office:value-type="float" office:value="0.258775">
            <text:p>0.258775</text:p>
          </table:table-cell>
          <table:table-cell office:value-type="float" office:value="0.258204">
            <text:p>0.258204</text:p>
          </table:table-cell>
          <table:table-cell table:formula="of:=[.O93]^2" office:value-type="float" office:value="0.359257583161">
            <text:p>0.359257583161</text:p>
          </table:table-cell>
          <table:table-cell table:formula="of:=[.P93]^2" office:value-type="float" office:value="0.066964500625">
            <text:p>0.066964500625</text:p>
          </table:table-cell>
          <table:table-cell table:formula="of:=[.Q93]^2" office:value-type="float" office:value="0.066669305616">
            <text:p>0.066669305616</text:p>
          </table:table-cell>
        </table:table-row>
        <table:table-row table:style-name="ro1">
          <table:table-cell office:value-type="float" office:value="1.92969">
            <text:p>1.92969</text:p>
          </table:table-cell>
          <table:table-cell office:value-type="float" office:value="0.549812">
            <text:p>0.549812</text:p>
          </table:table-cell>
          <table:table-cell office:value-type="float" office:value="0.673272">
            <text:p>0.673272</text:p>
          </table:table-cell>
          <table:table-cell office:value-type="float" office:value="0.599765">
            <text:p>0.599765</text:p>
          </table:table-cell>
          <table:table-cell/>
          <table:table-cell office:value-type="float" office:value="1.92969">
            <text:p>1.92969</text:p>
          </table:table-cell>
          <table:table-cell office:value-type="float" office:value="0.841724">
            <text:p>0.841724</text:p>
          </table:table-cell>
          <table:table-cell office:value-type="float" office:value="0.8774">
            <text:p>0.8774</text:p>
          </table:table-cell>
          <table:table-cell office:value-type="float" office:value="0.825746">
            <text:p>0.825746</text:p>
          </table:table-cell>
          <table:table-cell table:formula="of:=[.G94]^2" office:value-type="float" office:value="0.708499292176">
            <text:p>0.708499292176</text:p>
          </table:table-cell>
          <table:table-cell table:formula="of:=[.H94]^2" office:value-type="float" office:value="0.76983076">
            <text:p>0.76983076</text:p>
          </table:table-cell>
          <table:table-cell table:formula="of:=[.I94]^2" office:value-type="float" office:value="0.681856456516">
            <text:p>0.681856456516</text:p>
          </table:table-cell>
          <table:table-cell/>
          <table:table-cell office:value-type="float" office:value="1.92969">
            <text:p>1.92969</text:p>
          </table:table-cell>
          <table:table-cell office:value-type="float" office:value="0.596716">
            <text:p>0.596716</text:p>
          </table:table-cell>
          <table:table-cell office:value-type="float" office:value="0.256826">
            <text:p>0.256826</text:p>
          </table:table-cell>
          <table:table-cell office:value-type="float" office:value="0.257315">
            <text:p>0.257315</text:p>
          </table:table-cell>
          <table:table-cell table:formula="of:=[.O94]^2" office:value-type="float" office:value="0.356069984656">
            <text:p>0.356069984656</text:p>
          </table:table-cell>
          <table:table-cell table:formula="of:=[.P94]^2" office:value-type="float" office:value="0.065959594276">
            <text:p>0.065959594276</text:p>
          </table:table-cell>
          <table:table-cell table:formula="of:=[.Q94]^2" office:value-type="float" office:value="0.066211009225">
            <text:p>0.066211009225</text:p>
          </table:table-cell>
        </table:table-row>
        <table:table-row table:style-name="ro1">
          <table:table-cell office:value-type="float" office:value="1.94531">
            <text:p>1.94531</text:p>
          </table:table-cell>
          <table:table-cell office:value-type="float" office:value="0.55118">
            <text:p>0.55118</text:p>
          </table:table-cell>
          <table:table-cell office:value-type="float" office:value="0.676065">
            <text:p>0.676065</text:p>
          </table:table-cell>
          <table:table-cell office:value-type="float" office:value="0.60689">
            <text:p>0.60689</text:p>
          </table:table-cell>
          <table:table-cell/>
          <table:table-cell office:value-type="float" office:value="1.94531">
            <text:p>1.94531</text:p>
          </table:table-cell>
          <table:table-cell office:value-type="float" office:value="0.83731">
            <text:p>0.83731</text:p>
          </table:table-cell>
          <table:table-cell office:value-type="float" office:value="0.878664">
            <text:p>0.878664</text:p>
          </table:table-cell>
          <table:table-cell office:value-type="float" office:value="0.826797">
            <text:p>0.826797</text:p>
          </table:table-cell>
          <table:table-cell table:formula="of:=[.G95]^2" office:value-type="float" office:value="0.7010880361">
            <text:p>0.7010880361</text:p>
          </table:table-cell>
          <table:table-cell table:formula="of:=[.H95]^2" office:value-type="float" office:value="0.772050424896">
            <text:p>0.772050424896</text:p>
          </table:table-cell>
          <table:table-cell table:formula="of:=[.I95]^2" office:value-type="float" office:value="0.683593279209">
            <text:p>0.683593279209</text:p>
          </table:table-cell>
          <table:table-cell/>
          <table:table-cell office:value-type="float" office:value="1.94531">
            <text:p>1.94531</text:p>
          </table:table-cell>
          <table:table-cell office:value-type="float" office:value="0.592091">
            <text:p>0.592091</text:p>
          </table:table-cell>
          <table:table-cell office:value-type="float" office:value="0.255192">
            <text:p>0.255192</text:p>
          </table:table-cell>
          <table:table-cell office:value-type="float" office:value="0.256908">
            <text:p>0.256908</text:p>
          </table:table-cell>
          <table:table-cell table:formula="of:=[.O95]^2" office:value-type="float" office:value="0.350571752281">
            <text:p>0.350571752281</text:p>
          </table:table-cell>
          <table:table-cell table:formula="of:=[.P95]^2" office:value-type="float" office:value="0.065122956864">
            <text:p>0.065122956864</text:p>
          </table:table-cell>
          <table:table-cell table:formula="of:=[.Q95]^2" office:value-type="float" office:value="0.066001720464">
            <text:p>0.066001720464</text:p>
          </table:table-cell>
        </table:table-row>
        <table:table-row table:style-name="ro1">
          <table:table-cell office:value-type="float" office:value="1.96094">
            <text:p>1.96094</text:p>
          </table:table-cell>
          <table:table-cell office:value-type="float" office:value="0.552978">
            <text:p>0.552978</text:p>
          </table:table-cell>
          <table:table-cell office:value-type="float" office:value="0.68126">
            <text:p>0.68126</text:p>
          </table:table-cell>
          <table:table-cell office:value-type="float" office:value="0.611973">
            <text:p>0.611973</text:p>
          </table:table-cell>
          <table:table-cell/>
          <table:table-cell office:value-type="float" office:value="1.96094">
            <text:p>1.96094</text:p>
          </table:table-cell>
          <table:table-cell office:value-type="float" office:value="0.832094">
            <text:p>0.832094</text:p>
          </table:table-cell>
          <table:table-cell office:value-type="float" office:value="0.880579">
            <text:p>0.880579</text:p>
          </table:table-cell>
          <table:table-cell office:value-type="float" office:value="0.823829">
            <text:p>0.823829</text:p>
          </table:table-cell>
          <table:table-cell table:formula="of:=[.G96]^2" office:value-type="float" office:value="0.692380424836">
            <text:p>0.692380424836</text:p>
          </table:table-cell>
          <table:table-cell table:formula="of:=[.H96]^2" office:value-type="float" office:value="0.775419375241">
            <text:p>0.775419375241</text:p>
          </table:table-cell>
          <table:table-cell table:formula="of:=[.I96]^2" office:value-type="float" office:value="0.678694221241">
            <text:p>0.678694221241</text:p>
          </table:table-cell>
          <table:table-cell/>
          <table:table-cell office:value-type="float" office:value="1.96094">
            <text:p>1.96094</text:p>
          </table:table-cell>
          <table:table-cell office:value-type="float" office:value="0.588378">
            <text:p>0.588378</text:p>
          </table:table-cell>
          <table:table-cell office:value-type="float" office:value="0.256266">
            <text:p>0.256266</text:p>
          </table:table-cell>
          <table:table-cell office:value-type="float" office:value="0.257614">
            <text:p>0.257614</text:p>
          </table:table-cell>
          <table:table-cell table:formula="of:=[.O96]^2" office:value-type="float" office:value="0.346188670884">
            <text:p>0.346188670884</text:p>
          </table:table-cell>
          <table:table-cell table:formula="of:=[.P96]^2" office:value-type="float" office:value="0.065672262756">
            <text:p>0.065672262756</text:p>
          </table:table-cell>
          <table:table-cell table:formula="of:=[.Q96]^2" office:value-type="float" office:value="0.066364972996">
            <text:p>0.066364972996</text:p>
          </table:table-cell>
        </table:table-row>
        <table:table-row table:style-name="ro1">
          <table:table-cell office:value-type="float" office:value="1.97656">
            <text:p>1.97656</text:p>
          </table:table-cell>
          <table:table-cell office:value-type="float" office:value="0.557338">
            <text:p>0.557338</text:p>
          </table:table-cell>
          <table:table-cell office:value-type="float" office:value="0.685562">
            <text:p>0.685562</text:p>
          </table:table-cell>
          <table:table-cell office:value-type="float" office:value="0.61555">
            <text:p>0.61555</text:p>
          </table:table-cell>
          <table:table-cell/>
          <table:table-cell office:value-type="float" office:value="1.97656">
            <text:p>1.97656</text:p>
          </table:table-cell>
          <table:table-cell office:value-type="float" office:value="0.826287">
            <text:p>0.826287</text:p>
          </table:table-cell>
          <table:table-cell office:value-type="float" office:value="0.879862">
            <text:p>0.879862</text:p>
          </table:table-cell>
          <table:table-cell office:value-type="float" office:value="0.819767">
            <text:p>0.819767</text:p>
          </table:table-cell>
          <table:table-cell table:formula="of:=[.G97]^2" office:value-type="float" office:value="0.682750206369">
            <text:p>0.682750206369</text:p>
          </table:table-cell>
          <table:table-cell table:formula="of:=[.H97]^2" office:value-type="float" office:value="0.774157139044">
            <text:p>0.774157139044</text:p>
          </table:table-cell>
          <table:table-cell table:formula="of:=[.I97]^2" office:value-type="float" office:value="0.672017934289">
            <text:p>0.672017934289</text:p>
          </table:table-cell>
          <table:table-cell/>
          <table:table-cell office:value-type="float" office:value="1.97656">
            <text:p>1.97656</text:p>
          </table:table-cell>
          <table:table-cell office:value-type="float" office:value="0.587031">
            <text:p>0.587031</text:p>
          </table:table-cell>
          <table:table-cell office:value-type="float" office:value="0.257085">
            <text:p>0.257085</text:p>
          </table:table-cell>
          <table:table-cell office:value-type="float" office:value="0.25721">
            <text:p>0.25721</text:p>
          </table:table-cell>
          <table:table-cell table:formula="of:=[.O97]^2" office:value-type="float" office:value="0.344605394961">
            <text:p>0.344605394961</text:p>
          </table:table-cell>
          <table:table-cell table:formula="of:=[.P97]^2" office:value-type="float" office:value="0.066092697225">
            <text:p>0.066092697225</text:p>
          </table:table-cell>
          <table:table-cell table:formula="of:=[.Q97]^2" office:value-type="float" office:value="0.0661569841">
            <text:p>0.0661569841</text:p>
          </table:table-cell>
        </table:table-row>
        <table:table-row table:style-name="ro1">
          <table:table-cell office:value-type="float" office:value="1.99219">
            <text:p>1.99219</text:p>
          </table:table-cell>
          <table:table-cell office:value-type="float" office:value="0.562865">
            <text:p>0.562865</text:p>
          </table:table-cell>
          <table:table-cell office:value-type="float" office:value="0.687783">
            <text:p>0.687783</text:p>
          </table:table-cell>
          <table:table-cell office:value-type="float" office:value="0.619585">
            <text:p>0.619585</text:p>
          </table:table-cell>
          <table:table-cell/>
          <table:table-cell office:value-type="float" office:value="1.99219">
            <text:p>1.99219</text:p>
          </table:table-cell>
          <table:table-cell office:value-type="float" office:value="0.820929">
            <text:p>0.820929</text:p>
          </table:table-cell>
          <table:table-cell office:value-type="float" office:value="0.875175">
            <text:p>0.875175</text:p>
          </table:table-cell>
          <table:table-cell office:value-type="float" office:value="0.816077">
            <text:p>0.816077</text:p>
          </table:table-cell>
          <table:table-cell table:formula="of:=[.G98]^2" office:value-type="float" office:value="0.673924423041">
            <text:p>0.673924423041</text:p>
          </table:table-cell>
          <table:table-cell table:formula="of:=[.H98]^2" office:value-type="float" office:value="0.765931280625">
            <text:p>0.765931280625</text:p>
          </table:table-cell>
          <table:table-cell table:formula="of:=[.I98]^2" office:value-type="float" office:value="0.665981669929">
            <text:p>0.665981669929</text:p>
          </table:table-cell>
          <table:table-cell/>
          <table:table-cell office:value-type="float" office:value="1.99219">
            <text:p>1.99219</text:p>
          </table:table-cell>
          <table:table-cell office:value-type="float" office:value="0.584646">
            <text:p>0.584646</text:p>
          </table:table-cell>
          <table:table-cell office:value-type="float" office:value="0.257336">
            <text:p>0.257336</text:p>
          </table:table-cell>
          <table:table-cell office:value-type="float" office:value="0.254896">
            <text:p>0.254896</text:p>
          </table:table-cell>
          <table:table-cell table:formula="of:=[.O98]^2" office:value-type="float" office:value="0.341810945316">
            <text:p>0.341810945316</text:p>
          </table:table-cell>
          <table:table-cell table:formula="of:=[.P98]^2" office:value-type="float" office:value="0.066221816896">
            <text:p>0.066221816896</text:p>
          </table:table-cell>
          <table:table-cell table:formula="of:=[.Q98]^2" office:value-type="float" office:value="0.064971970816">
            <text:p>0.064971970816</text:p>
          </table:table-cell>
        </table:table-row>
        <table:table-row table:style-name="ro1">
          <table:table-cell office:value-type="float" office:value="2.00781">
            <text:p>2.00781</text:p>
          </table:table-cell>
          <table:table-cell office:value-type="float" office:value="0.564342">
            <text:p>0.564342</text:p>
          </table:table-cell>
          <table:table-cell office:value-type="float" office:value="0.69029">
            <text:p>0.69029</text:p>
          </table:table-cell>
          <table:table-cell office:value-type="float" office:value="0.624077">
            <text:p>0.624077</text:p>
          </table:table-cell>
          <table:table-cell/>
          <table:table-cell office:value-type="float" office:value="2.00781">
            <text:p>2.00781</text:p>
          </table:table-cell>
          <table:table-cell office:value-type="float" office:value="0.816689">
            <text:p>0.816689</text:p>
          </table:table-cell>
          <table:table-cell office:value-type="float" office:value="0.86894">
            <text:p>0.86894</text:p>
          </table:table-cell>
          <table:table-cell office:value-type="float" office:value="0.813346">
            <text:p>0.813346</text:p>
          </table:table-cell>
          <table:table-cell table:formula="of:=[.G99]^2" office:value-type="float" office:value="0.666980922721">
            <text:p>0.666980922721</text:p>
          </table:table-cell>
          <table:table-cell table:formula="of:=[.H99]^2" office:value-type="float" office:value="0.7550567236">
            <text:p>0.7550567236</text:p>
          </table:table-cell>
          <table:table-cell table:formula="of:=[.I99]^2" office:value-type="float" office:value="0.661531715716">
            <text:p>0.661531715716</text:p>
          </table:table-cell>
          <table:table-cell/>
          <table:table-cell office:value-type="float" office:value="2.00781">
            <text:p>2.00781</text:p>
          </table:table-cell>
          <table:table-cell office:value-type="float" office:value="0.580454">
            <text:p>0.580454</text:p>
          </table:table-cell>
          <table:table-cell office:value-type="float" office:value="0.25716">
            <text:p>0.25716</text:p>
          </table:table-cell>
          <table:table-cell office:value-type="float" office:value="0.254436">
            <text:p>0.254436</text:p>
          </table:table-cell>
          <table:table-cell table:formula="of:=[.O99]^2" office:value-type="float" office:value="0.336926846116">
            <text:p>0.336926846116</text:p>
          </table:table-cell>
          <table:table-cell table:formula="of:=[.P99]^2" office:value-type="float" office:value="0.0661312656">
            <text:p>0.0661312656</text:p>
          </table:table-cell>
          <table:table-cell table:formula="of:=[.Q99]^2" office:value-type="float" office:value="0.064737678096">
            <text:p>0.064737678096</text:p>
          </table:table-cell>
        </table:table-row>
        <table:table-row table:style-name="ro1">
          <table:table-cell office:value-type="float" office:value="2.02344">
            <text:p>2.02344</text:p>
          </table:table-cell>
          <table:table-cell office:value-type="float" office:value="0.561915">
            <text:p>0.561915</text:p>
          </table:table-cell>
          <table:table-cell office:value-type="float" office:value="0.695695">
            <text:p>0.695695</text:p>
          </table:table-cell>
          <table:table-cell office:value-type="float" office:value="0.627123">
            <text:p>0.627123</text:p>
          </table:table-cell>
          <table:table-cell/>
          <table:table-cell office:value-type="float" office:value="2.02344">
            <text:p>2.02344</text:p>
          </table:table-cell>
          <table:table-cell office:value-type="float" office:value="0.814137">
            <text:p>0.814137</text:p>
          </table:table-cell>
          <table:table-cell office:value-type="float" office:value="0.86556">
            <text:p>0.86556</text:p>
          </table:table-cell>
          <table:table-cell office:value-type="float" office:value="0.811522">
            <text:p>0.811522</text:p>
          </table:table-cell>
          <table:table-cell table:formula="of:=[.G100]^2" office:value-type="float" office:value="0.662819054769">
            <text:p>0.662819054769</text:p>
          </table:table-cell>
          <table:table-cell table:formula="of:=[.H100]^2" office:value-type="float" office:value="0.7491941136">
            <text:p>0.7491941136</text:p>
          </table:table-cell>
          <table:table-cell table:formula="of:=[.I100]^2" office:value-type="float" office:value="0.658567956484">
            <text:p>0.658567956484</text:p>
          </table:table-cell>
          <table:table-cell/>
          <table:table-cell office:value-type="float" office:value="2.02344">
            <text:p>2.02344</text:p>
          </table:table-cell>
          <table:table-cell office:value-type="float" office:value="0.576793">
            <text:p>0.576793</text:p>
          </table:table-cell>
          <table:table-cell office:value-type="float" office:value="0.256599">
            <text:p>0.256599</text:p>
          </table:table-cell>
          <table:table-cell office:value-type="float" office:value="0.259058">
            <text:p>0.259058</text:p>
          </table:table-cell>
          <table:table-cell table:formula="of:=[.O100]^2" office:value-type="float" office:value="0.332690164849">
            <text:p>0.332690164849</text:p>
          </table:table-cell>
          <table:table-cell table:formula="of:=[.P100]^2" office:value-type="float" office:value="0.065843046801">
            <text:p>0.065843046801</text:p>
          </table:table-cell>
          <table:table-cell table:formula="of:=[.Q100]^2" office:value-type="float" office:value="0.067111047364">
            <text:p>0.067111047364</text:p>
          </table:table-cell>
        </table:table-row>
        <table:table-row table:style-name="ro1">
          <table:table-cell office:value-type="float" office:value="2.03906">
            <text:p>2.03906</text:p>
          </table:table-cell>
          <table:table-cell office:value-type="float" office:value="0.56227">
            <text:p>0.56227</text:p>
          </table:table-cell>
          <table:table-cell office:value-type="float" office:value="0.702413">
            <text:p>0.702413</text:p>
          </table:table-cell>
          <table:table-cell office:value-type="float" office:value="0.628967">
            <text:p>0.628967</text:p>
          </table:table-cell>
          <table:table-cell/>
          <table:table-cell office:value-type="float" office:value="2.03906">
            <text:p>2.03906</text:p>
          </table:table-cell>
          <table:table-cell office:value-type="float" office:value="0.811164">
            <text:p>0.811164</text:p>
          </table:table-cell>
          <table:table-cell office:value-type="float" office:value="0.86534">
            <text:p>0.86534</text:p>
          </table:table-cell>
          <table:table-cell office:value-type="float" office:value="0.810413">
            <text:p>0.810413</text:p>
          </table:table-cell>
          <table:table-cell table:formula="of:=[.G101]^2" office:value-type="float" office:value="0.657987034896">
            <text:p>0.657987034896</text:p>
          </table:table-cell>
          <table:table-cell table:formula="of:=[.H101]^2" office:value-type="float" office:value="0.7488133156">
            <text:p>0.7488133156</text:p>
          </table:table-cell>
          <table:table-cell table:formula="of:=[.I101]^2" office:value-type="float" office:value="0.656769230569">
            <text:p>0.656769230569</text:p>
          </table:table-cell>
          <table:table-cell/>
          <table:table-cell office:value-type="float" office:value="2.03906">
            <text:p>2.03906</text:p>
          </table:table-cell>
          <table:table-cell office:value-type="float" office:value="0.575135">
            <text:p>0.575135</text:p>
          </table:table-cell>
          <table:table-cell office:value-type="float" office:value="0.25417">
            <text:p>0.25417</text:p>
          </table:table-cell>
          <table:table-cell office:value-type="float" office:value="0.261645">
            <text:p>0.261645</text:p>
          </table:table-cell>
          <table:table-cell table:formula="of:=[.O101]^2" office:value-type="float" office:value="0.330780268225">
            <text:p>0.330780268225</text:p>
          </table:table-cell>
          <table:table-cell table:formula="of:=[.P101]^2" office:value-type="float" office:value="0.0646023889">
            <text:p>0.0646023889</text:p>
          </table:table-cell>
          <table:table-cell table:formula="of:=[.Q101]^2" office:value-type="float" office:value="0.068458106025">
            <text:p>0.068458106025</text:p>
          </table:table-cell>
        </table:table-row>
        <table:table-row table:style-name="ro1">
          <table:table-cell office:value-type="float" office:value="2.05469">
            <text:p>2.05469</text:p>
          </table:table-cell>
          <table:table-cell office:value-type="float" office:value="0.566828">
            <text:p>0.566828</text:p>
          </table:table-cell>
          <table:table-cell office:value-type="float" office:value="0.70623">
            <text:p>0.70623</text:p>
          </table:table-cell>
          <table:table-cell office:value-type="float" office:value="0.632672">
            <text:p>0.632672</text:p>
          </table:table-cell>
          <table:table-cell/>
          <table:table-cell office:value-type="float" office:value="2.05469">
            <text:p>2.05469</text:p>
          </table:table-cell>
          <table:table-cell office:value-type="float" office:value="0.807248">
            <text:p>0.807248</text:p>
          </table:table-cell>
          <table:table-cell office:value-type="float" office:value="0.864715">
            <text:p>0.864715</text:p>
          </table:table-cell>
          <table:table-cell office:value-type="float" office:value="0.809811">
            <text:p>0.809811</text:p>
          </table:table-cell>
          <table:table-cell table:formula="of:=[.G102]^2" office:value-type="float" office:value="0.651649333504">
            <text:p>0.651649333504</text:p>
          </table:table-cell>
          <table:table-cell table:formula="of:=[.H102]^2" office:value-type="float" office:value="0.747732031225">
            <text:p>0.747732031225</text:p>
          </table:table-cell>
          <table:table-cell table:formula="of:=[.I102]^2" office:value-type="float" office:value="0.655793855721">
            <text:p>0.655793855721</text:p>
          </table:table-cell>
          <table:table-cell/>
          <table:table-cell office:value-type="float" office:value="2.05469">
            <text:p>2.05469</text:p>
          </table:table-cell>
          <table:table-cell office:value-type="float" office:value="0.57337">
            <text:p>0.57337</text:p>
          </table:table-cell>
          <table:table-cell office:value-type="float" office:value="0.25277">
            <text:p>0.25277</text:p>
          </table:table-cell>
          <table:table-cell office:value-type="float" office:value="0.259575">
            <text:p>0.259575</text:p>
          </table:table-cell>
          <table:table-cell table:formula="of:=[.O102]^2" office:value-type="float" office:value="0.3287531569">
            <text:p>0.3287531569</text:p>
          </table:table-cell>
          <table:table-cell table:formula="of:=[.P102]^2" office:value-type="float" office:value="0.0638926729">
            <text:p>0.0638926729</text:p>
          </table:table-cell>
          <table:table-cell table:formula="of:=[.Q102]^2" office:value-type="float" office:value="0.067379180625">
            <text:p>0.067379180625</text:p>
          </table:table-cell>
        </table:table-row>
        <table:table-row table:style-name="ro1">
          <table:table-cell office:value-type="float" office:value="2.07031">
            <text:p>2.07031</text:p>
          </table:table-cell>
          <table:table-cell office:value-type="float" office:value="0.568672">
            <text:p>0.568672</text:p>
          </table:table-cell>
          <table:table-cell office:value-type="float" office:value="0.70786">
            <text:p>0.70786</text:p>
          </table:table-cell>
          <table:table-cell office:value-type="float" office:value="0.639713">
            <text:p>0.639713</text:p>
          </table:table-cell>
          <table:table-cell/>
          <table:table-cell office:value-type="float" office:value="2.07031">
            <text:p>2.07031</text:p>
          </table:table-cell>
          <table:table-cell office:value-type="float" office:value="0.802196">
            <text:p>0.802196</text:p>
          </table:table-cell>
          <table:table-cell office:value-type="float" office:value="0.862514">
            <text:p>0.862514</text:p>
          </table:table-cell>
          <table:table-cell office:value-type="float" office:value="0.808513">
            <text:p>0.808513</text:p>
          </table:table-cell>
          <table:table-cell table:formula="of:=[.G103]^2" office:value-type="float" office:value="0.643518422416">
            <text:p>0.643518422416</text:p>
          </table:table-cell>
          <table:table-cell table:formula="of:=[.H103]^2" office:value-type="float" office:value="0.743930400196">
            <text:p>0.743930400196</text:p>
          </table:table-cell>
          <table:table-cell table:formula="of:=[.I103]^2" office:value-type="float" office:value="0.653693271169">
            <text:p>0.653693271169</text:p>
          </table:table-cell>
          <table:table-cell/>
          <table:table-cell office:value-type="float" office:value="2.07031">
            <text:p>2.07031</text:p>
          </table:table-cell>
          <table:table-cell office:value-type="float" office:value="0.568749">
            <text:p>0.568749</text:p>
          </table:table-cell>
          <table:table-cell office:value-type="float" office:value="0.253134">
            <text:p>0.253134</text:p>
          </table:table-cell>
          <table:table-cell office:value-type="float" office:value="0.255979">
            <text:p>0.255979</text:p>
          </table:table-cell>
          <table:table-cell table:formula="of:=[.O103]^2" office:value-type="float" office:value="0.323475425001">
            <text:p>0.323475425001</text:p>
          </table:table-cell>
          <table:table-cell table:formula="of:=[.P103]^2" office:value-type="float" office:value="0.064076821956">
            <text:p>0.064076821956</text:p>
          </table:table-cell>
          <table:table-cell table:formula="of:=[.Q103]^2" office:value-type="float" office:value="0.065525248441">
            <text:p>0.065525248441</text:p>
          </table:table-cell>
        </table:table-row>
        <table:table-row table:style-name="ro1">
          <table:table-cell office:value-type="float" office:value="2.08594">
            <text:p>2.08594</text:p>
          </table:table-cell>
          <table:table-cell office:value-type="float" office:value="0.56733">
            <text:p>0.56733</text:p>
          </table:table-cell>
          <table:table-cell office:value-type="float" office:value="0.71074">
            <text:p>0.71074</text:p>
          </table:table-cell>
          <table:table-cell office:value-type="float" office:value="0.647473">
            <text:p>0.647473</text:p>
          </table:table-cell>
          <table:table-cell/>
          <table:table-cell office:value-type="float" office:value="2.08594">
            <text:p>2.08594</text:p>
          </table:table-cell>
          <table:table-cell office:value-type="float" office:value="0.795758">
            <text:p>0.795758</text:p>
          </table:table-cell>
          <table:table-cell office:value-type="float" office:value="0.859531">
            <text:p>0.859531</text:p>
          </table:table-cell>
          <table:table-cell office:value-type="float" office:value="0.804002">
            <text:p>0.804002</text:p>
          </table:table-cell>
          <table:table-cell table:formula="of:=[.G104]^2" office:value-type="float" office:value="0.633230794564">
            <text:p>0.633230794564</text:p>
          </table:table-cell>
          <table:table-cell table:formula="of:=[.H104]^2" office:value-type="float" office:value="0.738793539961">
            <text:p>0.738793539961</text:p>
          </table:table-cell>
          <table:table-cell table:formula="of:=[.I104]^2" office:value-type="float" office:value="0.646419216004">
            <text:p>0.646419216004</text:p>
          </table:table-cell>
          <table:table-cell/>
          <table:table-cell office:value-type="float" office:value="2.08594">
            <text:p>2.08594</text:p>
          </table:table-cell>
          <table:table-cell office:value-type="float" office:value="0.564113">
            <text:p>0.564113</text:p>
          </table:table-cell>
          <table:table-cell office:value-type="float" office:value="0.254276">
            <text:p>0.254276</text:p>
          </table:table-cell>
          <table:table-cell office:value-type="float" office:value="0.253737">
            <text:p>0.253737</text:p>
          </table:table-cell>
          <table:table-cell table:formula="of:=[.O104]^2" office:value-type="float" office:value="0.318223476769">
            <text:p>0.318223476769</text:p>
          </table:table-cell>
          <table:table-cell table:formula="of:=[.P104]^2" office:value-type="float" office:value="0.064656284176">
            <text:p>0.064656284176</text:p>
          </table:table-cell>
          <table:table-cell table:formula="of:=[.Q104]^2" office:value-type="float" office:value="0.064382465169">
            <text:p>0.064382465169</text:p>
          </table:table-cell>
        </table:table-row>
        <table:table-row table:style-name="ro1">
          <table:table-cell office:value-type="float" office:value="2.10156">
            <text:p>2.10156</text:p>
          </table:table-cell>
          <table:table-cell office:value-type="float" office:value="0.569372">
            <text:p>0.569372</text:p>
          </table:table-cell>
          <table:table-cell office:value-type="float" office:value="0.714617">
            <text:p>0.714617</text:p>
          </table:table-cell>
          <table:table-cell office:value-type="float" office:value="0.65225">
            <text:p>0.65225</text:p>
          </table:table-cell>
          <table:table-cell/>
          <table:table-cell office:value-type="float" office:value="2.10156">
            <text:p>2.10156</text:p>
          </table:table-cell>
          <table:table-cell office:value-type="float" office:value="0.789665">
            <text:p>0.789665</text:p>
          </table:table-cell>
          <table:table-cell office:value-type="float" office:value="0.858276">
            <text:p>0.858276</text:p>
          </table:table-cell>
          <table:table-cell office:value-type="float" office:value="0.799449">
            <text:p>0.799449</text:p>
          </table:table-cell>
          <table:table-cell table:formula="of:=[.G105]^2" office:value-type="float" office:value="0.623570812225">
            <text:p>0.623570812225</text:p>
          </table:table-cell>
          <table:table-cell table:formula="of:=[.H105]^2" office:value-type="float" office:value="0.736637692176">
            <text:p>0.736637692176</text:p>
          </table:table-cell>
          <table:table-cell table:formula="of:=[.I105]^2" office:value-type="float" office:value="0.639118703601">
            <text:p>0.639118703601</text:p>
          </table:table-cell>
          <table:table-cell/>
          <table:table-cell office:value-type="float" office:value="2.10156">
            <text:p>2.10156</text:p>
          </table:table-cell>
          <table:table-cell office:value-type="float" office:value="0.562677">
            <text:p>0.562677</text:p>
          </table:table-cell>
          <table:table-cell office:value-type="float" office:value="0.252356">
            <text:p>0.252356</text:p>
          </table:table-cell>
          <table:table-cell office:value-type="float" office:value="0.252486">
            <text:p>0.252486</text:p>
          </table:table-cell>
          <table:table-cell table:formula="of:=[.O105]^2" office:value-type="float" office:value="0.316605406329">
            <text:p>0.316605406329</text:p>
          </table:table-cell>
          <table:table-cell table:formula="of:=[.P105]^2" office:value-type="float" office:value="0.063683550736">
            <text:p>0.063683550736</text:p>
          </table:table-cell>
          <table:table-cell table:formula="of:=[.Q105]^2" office:value-type="float" office:value="0.063749180196">
            <text:p>0.063749180196</text:p>
          </table:table-cell>
        </table:table-row>
        <table:table-row table:style-name="ro1">
          <table:table-cell office:value-type="float" office:value="2.11719">
            <text:p>2.11719</text:p>
          </table:table-cell>
          <table:table-cell office:value-type="float" office:value="0.57315">
            <text:p>0.57315</text:p>
          </table:table-cell>
          <table:table-cell office:value-type="float" office:value="0.71727">
            <text:p>0.71727</text:p>
          </table:table-cell>
          <table:table-cell office:value-type="float" office:value="0.654822">
            <text:p>0.654822</text:p>
          </table:table-cell>
          <table:table-cell/>
          <table:table-cell office:value-type="float" office:value="2.11719">
            <text:p>2.11719</text:p>
          </table:table-cell>
          <table:table-cell office:value-type="float" office:value="0.785702">
            <text:p>0.785702</text:p>
          </table:table-cell>
          <table:table-cell office:value-type="float" office:value="0.858261">
            <text:p>0.858261</text:p>
          </table:table-cell>
          <table:table-cell office:value-type="float" office:value="0.798733">
            <text:p>0.798733</text:p>
          </table:table-cell>
          <table:table-cell table:formula="of:=[.G106]^2" office:value-type="float" office:value="0.617327632804">
            <text:p>0.617327632804</text:p>
          </table:table-cell>
          <table:table-cell table:formula="of:=[.H106]^2" office:value-type="float" office:value="0.736611944121">
            <text:p>0.736611944121</text:p>
          </table:table-cell>
          <table:table-cell table:formula="of:=[.I106]^2" office:value-type="float" office:value="0.637974405289">
            <text:p>0.637974405289</text:p>
          </table:table-cell>
          <table:table-cell/>
          <table:table-cell office:value-type="float" office:value="2.11719">
            <text:p>2.11719</text:p>
          </table:table-cell>
          <table:table-cell office:value-type="float" office:value="0.562837">
            <text:p>0.562837</text:p>
          </table:table-cell>
          <table:table-cell office:value-type="float" office:value="0.248882">
            <text:p>0.248882</text:p>
          </table:table-cell>
          <table:table-cell office:value-type="float" office:value="0.250973">
            <text:p>0.250973</text:p>
          </table:table-cell>
          <table:table-cell table:formula="of:=[.O106]^2" office:value-type="float" office:value="0.316785488569">
            <text:p>0.316785488569</text:p>
          </table:table-cell>
          <table:table-cell table:formula="of:=[.P106]^2" office:value-type="float" office:value="0.061942249924">
            <text:p>0.061942249924</text:p>
          </table:table-cell>
          <table:table-cell table:formula="of:=[.Q106]^2" office:value-type="float" office:value="0.062987446729">
            <text:p>0.062987446729</text:p>
          </table:table-cell>
        </table:table-row>
        <table:table-row table:style-name="ro1">
          <table:table-cell office:value-type="float" office:value="2.13281">
            <text:p>2.13281</text:p>
          </table:table-cell>
          <table:table-cell office:value-type="float" office:value="0.572908">
            <text:p>0.572908</text:p>
          </table:table-cell>
          <table:table-cell office:value-type="float" office:value="0.718575">
            <text:p>0.718575</text:p>
          </table:table-cell>
          <table:table-cell office:value-type="float" office:value="0.658112">
            <text:p>0.658112</text:p>
          </table:table-cell>
          <table:table-cell/>
          <table:table-cell office:value-type="float" office:value="2.13281">
            <text:p>2.13281</text:p>
          </table:table-cell>
          <table:table-cell office:value-type="float" office:value="0.783798">
            <text:p>0.783798</text:p>
          </table:table-cell>
          <table:table-cell office:value-type="float" office:value="0.857442">
            <text:p>0.857442</text:p>
          </table:table-cell>
          <table:table-cell office:value-type="float" office:value="0.799124">
            <text:p>0.799124</text:p>
          </table:table-cell>
          <table:table-cell table:formula="of:=[.G107]^2" office:value-type="float" office:value="0.614339304804">
            <text:p>0.614339304804</text:p>
          </table:table-cell>
          <table:table-cell table:formula="of:=[.H107]^2" office:value-type="float" office:value="0.735206783364">
            <text:p>0.735206783364</text:p>
          </table:table-cell>
          <table:table-cell table:formula="of:=[.I107]^2" office:value-type="float" office:value="0.638599167376">
            <text:p>0.638599167376</text:p>
          </table:table-cell>
          <table:table-cell/>
          <table:table-cell office:value-type="float" office:value="2.13281">
            <text:p>2.13281</text:p>
          </table:table-cell>
          <table:table-cell office:value-type="float" office:value="0.561291">
            <text:p>0.561291</text:p>
          </table:table-cell>
          <table:table-cell office:value-type="float" office:value="0.248494">
            <text:p>0.248494</text:p>
          </table:table-cell>
          <table:table-cell office:value-type="float" office:value="0.250411">
            <text:p>0.250411</text:p>
          </table:table-cell>
          <table:table-cell table:formula="of:=[.O107]^2" office:value-type="float" office:value="0.315047586681">
            <text:p>0.315047586681</text:p>
          </table:table-cell>
          <table:table-cell table:formula="of:=[.P107]^2" office:value-type="float" office:value="0.061749268036">
            <text:p>0.061749268036</text:p>
          </table:table-cell>
          <table:table-cell table:formula="of:=[.Q107]^2" office:value-type="float" office:value="0.062705668921">
            <text:p>0.062705668921</text:p>
          </table:table-cell>
        </table:table-row>
        <table:table-row table:style-name="ro1">
          <table:table-cell office:value-type="float" office:value="2.14844">
            <text:p>2.14844</text:p>
          </table:table-cell>
          <table:table-cell office:value-type="float" office:value="0.571715">
            <text:p>0.571715</text:p>
          </table:table-cell>
          <table:table-cell office:value-type="float" office:value="0.72069">
            <text:p>0.72069</text:p>
          </table:table-cell>
          <table:table-cell office:value-type="float" office:value="0.661732">
            <text:p>0.661732</text:p>
          </table:table-cell>
          <table:table-cell/>
          <table:table-cell office:value-type="float" office:value="2.14844">
            <text:p>2.14844</text:p>
          </table:table-cell>
          <table:table-cell office:value-type="float" office:value="0.783588">
            <text:p>0.783588</text:p>
          </table:table-cell>
          <table:table-cell office:value-type="float" office:value="0.85572">
            <text:p>0.85572</text:p>
          </table:table-cell>
          <table:table-cell office:value-type="float" office:value="0.798698">
            <text:p>0.798698</text:p>
          </table:table-cell>
          <table:table-cell table:formula="of:=[.G108]^2" office:value-type="float" office:value="0.614010153744">
            <text:p>0.614010153744</text:p>
          </table:table-cell>
          <table:table-cell table:formula="of:=[.H108]^2" office:value-type="float" office:value="0.7322567184">
            <text:p>0.7322567184</text:p>
          </table:table-cell>
          <table:table-cell table:formula="of:=[.I108]^2" office:value-type="float" office:value="0.637918495204">
            <text:p>0.637918495204</text:p>
          </table:table-cell>
          <table:table-cell/>
          <table:table-cell office:value-type="float" office:value="2.14844">
            <text:p>2.14844</text:p>
          </table:table-cell>
          <table:table-cell office:value-type="float" office:value="0.559189">
            <text:p>0.559189</text:p>
          </table:table-cell>
          <table:table-cell office:value-type="float" office:value="0.249949">
            <text:p>0.249949</text:p>
          </table:table-cell>
          <table:table-cell office:value-type="float" office:value="0.249188">
            <text:p>0.249188</text:p>
          </table:table-cell>
          <table:table-cell table:formula="of:=[.O108]^2" office:value-type="float" office:value="0.312692337721">
            <text:p>0.312692337721</text:p>
          </table:table-cell>
          <table:table-cell table:formula="of:=[.P108]^2" office:value-type="float" office:value="0.062474502601">
            <text:p>0.062474502601</text:p>
          </table:table-cell>
          <table:table-cell table:formula="of:=[.Q108]^2" office:value-type="float" office:value="0.062094659344">
            <text:p>0.062094659344</text:p>
          </table:table-cell>
        </table:table-row>
        <table:table-row table:style-name="ro1">
          <table:table-cell office:value-type="float" office:value="2.16406">
            <text:p>2.16406</text:p>
          </table:table-cell>
          <table:table-cell office:value-type="float" office:value="0.573963">
            <text:p>0.573963</text:p>
          </table:table-cell>
          <table:table-cell office:value-type="float" office:value="0.723378">
            <text:p>0.723378</text:p>
          </table:table-cell>
          <table:table-cell office:value-type="float" office:value="0.665165">
            <text:p>0.665165</text:p>
          </table:table-cell>
          <table:table-cell/>
          <table:table-cell office:value-type="float" office:value="2.16406">
            <text:p>2.16406</text:p>
          </table:table-cell>
          <table:table-cell office:value-type="float" office:value="0.781822">
            <text:p>0.781822</text:p>
          </table:table-cell>
          <table:table-cell office:value-type="float" office:value="0.856428">
            <text:p>0.856428</text:p>
          </table:table-cell>
          <table:table-cell office:value-type="float" office:value="0.798765">
            <text:p>0.798765</text:p>
          </table:table-cell>
          <table:table-cell table:formula="of:=[.G109]^2" office:value-type="float" office:value="0.611245639684">
            <text:p>0.611245639684</text:p>
          </table:table-cell>
          <table:table-cell table:formula="of:=[.H109]^2" office:value-type="float" office:value="0.733468919184">
            <text:p>0.733468919184</text:p>
          </table:table-cell>
          <table:table-cell table:formula="of:=[.I109]^2" office:value-type="float" office:value="0.638025525225">
            <text:p>0.638025525225</text:p>
          </table:table-cell>
          <table:table-cell/>
          <table:table-cell office:value-type="float" office:value="2.16406">
            <text:p>2.16406</text:p>
          </table:table-cell>
          <table:table-cell office:value-type="float" office:value="0.557243">
            <text:p>0.557243</text:p>
          </table:table-cell>
          <table:table-cell office:value-type="float" office:value="0.251111">
            <text:p>0.251111</text:p>
          </table:table-cell>
          <table:table-cell office:value-type="float" office:value="0.248992">
            <text:p>0.248992</text:p>
          </table:table-cell>
          <table:table-cell table:formula="of:=[.O109]^2" office:value-type="float" office:value="0.310519761049">
            <text:p>0.310519761049</text:p>
          </table:table-cell>
          <table:table-cell table:formula="of:=[.P109]^2" office:value-type="float" office:value="0.063056734321">
            <text:p>0.063056734321</text:p>
          </table:table-cell>
          <table:table-cell table:formula="of:=[.Q109]^2" office:value-type="float" office:value="0.061997016064">
            <text:p>0.061997016064</text:p>
          </table:table-cell>
        </table:table-row>
        <table:table-row table:style-name="ro1">
          <table:table-cell office:value-type="float" office:value="2.17969">
            <text:p>2.17969</text:p>
          </table:table-cell>
          <table:table-cell office:value-type="float" office:value="0.576693">
            <text:p>0.576693</text:p>
          </table:table-cell>
          <table:table-cell office:value-type="float" office:value="0.7255">
            <text:p>0.7255</text:p>
          </table:table-cell>
          <table:table-cell office:value-type="float" office:value="0.671032">
            <text:p>0.671032</text:p>
          </table:table-cell>
          <table:table-cell/>
          <table:table-cell office:value-type="float" office:value="2.17969">
            <text:p>2.17969</text:p>
          </table:table-cell>
          <table:table-cell office:value-type="float" office:value="0.777464">
            <text:p>0.777464</text:p>
          </table:table-cell>
          <table:table-cell office:value-type="float" office:value="0.858585">
            <text:p>0.858585</text:p>
          </table:table-cell>
          <table:table-cell office:value-type="float" office:value="0.798307">
            <text:p>0.798307</text:p>
          </table:table-cell>
          <table:table-cell table:formula="of:=[.G110]^2" office:value-type="float" office:value="0.604450271296">
            <text:p>0.604450271296</text:p>
          </table:table-cell>
          <table:table-cell table:formula="of:=[.H110]^2" office:value-type="float" office:value="0.737168202225">
            <text:p>0.737168202225</text:p>
          </table:table-cell>
          <table:table-cell table:formula="of:=[.I110]^2" office:value-type="float" office:value="0.637294066249">
            <text:p>0.637294066249</text:p>
          </table:table-cell>
          <table:table-cell/>
          <table:table-cell office:value-type="float" office:value="2.17969">
            <text:p>2.17969</text:p>
          </table:table-cell>
          <table:table-cell office:value-type="float" office:value="0.556082">
            <text:p>0.556082</text:p>
          </table:table-cell>
          <table:table-cell office:value-type="float" office:value="0.249787">
            <text:p>0.249787</text:p>
          </table:table-cell>
          <table:table-cell office:value-type="float" office:value="0.250388">
            <text:p>0.250388</text:p>
          </table:table-cell>
          <table:table-cell table:formula="of:=[.O110]^2" office:value-type="float" office:value="0.309227190724">
            <text:p>0.309227190724</text:p>
          </table:table-cell>
          <table:table-cell table:formula="of:=[.P110]^2" office:value-type="float" office:value="0.062393545369">
            <text:p>0.062393545369</text:p>
          </table:table-cell>
          <table:table-cell table:formula="of:=[.Q110]^2" office:value-type="float" office:value="0.062694150544">
            <text:p>0.062694150544</text:p>
          </table:table-cell>
        </table:table-row>
        <table:table-row table:style-name="ro1">
          <table:table-cell office:value-type="float" office:value="2.19531">
            <text:p>2.19531</text:p>
          </table:table-cell>
          <table:table-cell office:value-type="float" office:value="0.577227">
            <text:p>0.577227</text:p>
          </table:table-cell>
          <table:table-cell office:value-type="float" office:value="0.727978">
            <text:p>0.727978</text:p>
          </table:table-cell>
          <table:table-cell office:value-type="float" office:value="0.676982">
            <text:p>0.676982</text:p>
          </table:table-cell>
          <table:table-cell/>
          <table:table-cell office:value-type="float" office:value="2.19531">
            <text:p>2.19531</text:p>
          </table:table-cell>
          <table:table-cell office:value-type="float" office:value="0.773421">
            <text:p>0.773421</text:p>
          </table:table-cell>
          <table:table-cell office:value-type="float" office:value="0.859506">
            <text:p>0.859506</text:p>
          </table:table-cell>
          <table:table-cell office:value-type="float" office:value="0.796202">
            <text:p>0.796202</text:p>
          </table:table-cell>
          <table:table-cell table:formula="of:=[.G111]^2" office:value-type="float" office:value="0.598180043241">
            <text:p>0.598180043241</text:p>
          </table:table-cell>
          <table:table-cell table:formula="of:=[.H111]^2" office:value-type="float" office:value="0.738750564036">
            <text:p>0.738750564036</text:p>
          </table:table-cell>
          <table:table-cell table:formula="of:=[.I111]^2" office:value-type="float" office:value="0.633937624804">
            <text:p>0.633937624804</text:p>
          </table:table-cell>
          <table:table-cell/>
          <table:table-cell office:value-type="float" office:value="2.19531">
            <text:p>2.19531</text:p>
          </table:table-cell>
          <table:table-cell office:value-type="float" office:value="0.557312">
            <text:p>0.557312</text:p>
          </table:table-cell>
          <table:table-cell office:value-type="float" office:value="0.249856">
            <text:p>0.249856</text:p>
          </table:table-cell>
          <table:table-cell office:value-type="float" office:value="0.249954">
            <text:p>0.249954</text:p>
          </table:table-cell>
          <table:table-cell table:formula="of:=[.O111]^2" office:value-type="float" office:value="0.310596665344">
            <text:p>0.310596665344</text:p>
          </table:table-cell>
          <table:table-cell table:formula="of:=[.P111]^2" office:value-type="float" office:value="0.062428020736">
            <text:p>0.062428020736</text:p>
          </table:table-cell>
          <table:table-cell table:formula="of:=[.Q111]^2" office:value-type="float" office:value="0.062477002116">
            <text:p>0.062477002116</text:p>
          </table:table-cell>
        </table:table-row>
        <table:table-row table:style-name="ro1">
          <table:table-cell office:value-type="float" office:value="2.21094">
            <text:p>2.21094</text:p>
          </table:table-cell>
          <table:table-cell office:value-type="float" office:value="0.578268">
            <text:p>0.578268</text:p>
          </table:table-cell>
          <table:table-cell office:value-type="float" office:value="0.731732">
            <text:p>0.731732</text:p>
          </table:table-cell>
          <table:table-cell office:value-type="float" office:value="0.678615">
            <text:p>0.678615</text:p>
          </table:table-cell>
          <table:table-cell/>
          <table:table-cell office:value-type="float" office:value="2.21094">
            <text:p>2.21094</text:p>
          </table:table-cell>
          <table:table-cell office:value-type="float" office:value="0.77051">
            <text:p>0.77051</text:p>
          </table:table-cell>
          <table:table-cell office:value-type="float" office:value="0.859248">
            <text:p>0.859248</text:p>
          </table:table-cell>
          <table:table-cell office:value-type="float" office:value="0.794501">
            <text:p>0.794501</text:p>
          </table:table-cell>
          <table:table-cell table:formula="of:=[.G112]^2" office:value-type="float" office:value="0.5936856601">
            <text:p>0.5936856601</text:p>
          </table:table-cell>
          <table:table-cell table:formula="of:=[.H112]^2" office:value-type="float" office:value="0.738307125504">
            <text:p>0.738307125504</text:p>
          </table:table-cell>
          <table:table-cell table:formula="of:=[.I112]^2" office:value-type="float" office:value="0.631231839001">
            <text:p>0.631231839001</text:p>
          </table:table-cell>
          <table:table-cell/>
          <table:table-cell office:value-type="float" office:value="2.21094">
            <text:p>2.21094</text:p>
          </table:table-cell>
          <table:table-cell office:value-type="float" office:value="0.557661">
            <text:p>0.557661</text:p>
          </table:table-cell>
          <table:table-cell office:value-type="float" office:value="0.252044">
            <text:p>0.252044</text:p>
          </table:table-cell>
          <table:table-cell office:value-type="float" office:value="0.249496">
            <text:p>0.249496</text:p>
          </table:table-cell>
          <table:table-cell table:formula="of:=[.O112]^2" office:value-type="float" office:value="0.310985790921">
            <text:p>0.310985790921</text:p>
          </table:table-cell>
          <table:table-cell table:formula="of:=[.P112]^2" office:value-type="float" office:value="0.063526177936">
            <text:p>0.063526177936</text:p>
          </table:table-cell>
          <table:table-cell table:formula="of:=[.Q112]^2" office:value-type="float" office:value="0.062248254016">
            <text:p>0.062248254016</text:p>
          </table:table-cell>
        </table:table-row>
        <table:table-row table:style-name="ro1">
          <table:table-cell office:value-type="float" office:value="2.22656">
            <text:p>2.22656</text:p>
          </table:table-cell>
          <table:table-cell office:value-type="float" office:value="0.581433">
            <text:p>0.581433</text:p>
          </table:table-cell>
          <table:table-cell office:value-type="float" office:value="0.734452">
            <text:p>0.734452</text:p>
          </table:table-cell>
          <table:table-cell office:value-type="float" office:value="0.67802">
            <text:p>0.67802</text:p>
          </table:table-cell>
          <table:table-cell/>
          <table:table-cell office:value-type="float" office:value="2.22656">
            <text:p>2.22656</text:p>
          </table:table-cell>
          <table:table-cell office:value-type="float" office:value="0.767925">
            <text:p>0.767925</text:p>
          </table:table-cell>
          <table:table-cell office:value-type="float" office:value="0.859309">
            <text:p>0.859309</text:p>
          </table:table-cell>
          <table:table-cell office:value-type="float" office:value="0.793335">
            <text:p>0.793335</text:p>
          </table:table-cell>
          <table:table-cell table:formula="of:=[.G113]^2" office:value-type="float" office:value="0.589708805625">
            <text:p>0.589708805625</text:p>
          </table:table-cell>
          <table:table-cell table:formula="of:=[.H113]^2" office:value-type="float" office:value="0.738411957481">
            <text:p>0.738411957481</text:p>
          </table:table-cell>
          <table:table-cell table:formula="of:=[.I113]^2" office:value-type="float" office:value="0.629380422225">
            <text:p>0.629380422225</text:p>
          </table:table-cell>
          <table:table-cell/>
          <table:table-cell office:value-type="float" office:value="2.22656">
            <text:p>2.22656</text:p>
          </table:table-cell>
          <table:table-cell office:value-type="float" office:value="0.555002">
            <text:p>0.555002</text:p>
          </table:table-cell>
          <table:table-cell office:value-type="float" office:value="0.250092">
            <text:p>0.250092</text:p>
          </table:table-cell>
          <table:table-cell office:value-type="float" office:value="0.249199">
            <text:p>0.249199</text:p>
          </table:table-cell>
          <table:table-cell table:formula="of:=[.O113]^2" office:value-type="float" office:value="0.308027220004">
            <text:p>0.308027220004</text:p>
          </table:table-cell>
          <table:table-cell table:formula="of:=[.P113]^2" office:value-type="float" office:value="0.062546008464">
            <text:p>0.062546008464</text:p>
          </table:table-cell>
          <table:table-cell table:formula="of:=[.Q113]^2" office:value-type="float" office:value="0.062100141601">
            <text:p>0.062100141601</text:p>
          </table:table-cell>
        </table:table-row>
        <table:table-row table:style-name="ro1">
          <table:table-cell office:value-type="float" office:value="2.24219">
            <text:p>2.24219</text:p>
          </table:table-cell>
          <table:table-cell office:value-type="float" office:value="0.583987">
            <text:p>0.583987</text:p>
          </table:table-cell>
          <table:table-cell office:value-type="float" office:value="0.73453">
            <text:p>0.73453</text:p>
          </table:table-cell>
          <table:table-cell office:value-type="float" office:value="0.678688">
            <text:p>0.678688</text:p>
          </table:table-cell>
          <table:table-cell/>
          <table:table-cell office:value-type="float" office:value="2.24219">
            <text:p>2.24219</text:p>
          </table:table-cell>
          <table:table-cell office:value-type="float" office:value="0.766862">
            <text:p>0.766862</text:p>
          </table:table-cell>
          <table:table-cell office:value-type="float" office:value="0.859007">
            <text:p>0.859007</text:p>
          </table:table-cell>
          <table:table-cell office:value-type="float" office:value="0.793245">
            <text:p>0.793245</text:p>
          </table:table-cell>
          <table:table-cell table:formula="of:=[.G114]^2" office:value-type="float" office:value="0.588077327044">
            <text:p>0.588077327044</text:p>
          </table:table-cell>
          <table:table-cell table:formula="of:=[.H114]^2" office:value-type="float" office:value="0.737893026049">
            <text:p>0.737893026049</text:p>
          </table:table-cell>
          <table:table-cell table:formula="of:=[.I114]^2" office:value-type="float" office:value="0.629237630025">
            <text:p>0.629237630025</text:p>
          </table:table-cell>
          <table:table-cell/>
          <table:table-cell office:value-type="float" office:value="2.24219">
            <text:p>2.24219</text:p>
          </table:table-cell>
          <table:table-cell office:value-type="float" office:value="0.553728">
            <text:p>0.553728</text:p>
          </table:table-cell>
          <table:table-cell office:value-type="float" office:value="0.245207">
            <text:p>0.245207</text:p>
          </table:table-cell>
          <table:table-cell office:value-type="float" office:value="0.247999">
            <text:p>0.247999</text:p>
          </table:table-cell>
          <table:table-cell table:formula="of:=[.O114]^2" office:value-type="float" office:value="0.306614697984">
            <text:p>0.306614697984</text:p>
          </table:table-cell>
          <table:table-cell table:formula="of:=[.P114]^2" office:value-type="float" office:value="0.060126472849">
            <text:p>0.060126472849</text:p>
          </table:table-cell>
          <table:table-cell table:formula="of:=[.Q114]^2" office:value-type="float" office:value="0.061503504001">
            <text:p>0.061503504001</text:p>
          </table:table-cell>
        </table:table-row>
        <table:table-row table:style-name="ro1">
          <table:table-cell office:value-type="float" office:value="2.25781">
            <text:p>2.25781</text:p>
          </table:table-cell>
          <table:table-cell office:value-type="float" office:value="0.585133">
            <text:p>0.585133</text:p>
          </table:table-cell>
          <table:table-cell office:value-type="float" office:value="0.733402">
            <text:p>0.733402</text:p>
          </table:table-cell>
          <table:table-cell office:value-type="float" office:value="0.68166">
            <text:p>0.68166</text:p>
          </table:table-cell>
          <table:table-cell/>
          <table:table-cell office:value-type="float" office:value="2.25781">
            <text:p>2.25781</text:p>
          </table:table-cell>
          <table:table-cell office:value-type="float" office:value="0.766539">
            <text:p>0.766539</text:p>
          </table:table-cell>
          <table:table-cell office:value-type="float" office:value="0.858727">
            <text:p>0.858727</text:p>
          </table:table-cell>
          <table:table-cell office:value-type="float" office:value="0.793981">
            <text:p>0.793981</text:p>
          </table:table-cell>
          <table:table-cell table:formula="of:=[.G115]^2" office:value-type="float" office:value="0.587582038521">
            <text:p>0.587582038521</text:p>
          </table:table-cell>
          <table:table-cell table:formula="of:=[.H115]^2" office:value-type="float" office:value="0.737412060529">
            <text:p>0.737412060529</text:p>
          </table:table-cell>
          <table:table-cell table:formula="of:=[.I115]^2" office:value-type="float" office:value="0.630405828361">
            <text:p>0.630405828361</text:p>
          </table:table-cell>
          <table:table-cell/>
          <table:table-cell office:value-type="float" office:value="2.25781">
            <text:p>2.25781</text:p>
          </table:table-cell>
          <table:table-cell office:value-type="float" office:value="0.553614">
            <text:p>0.553614</text:p>
          </table:table-cell>
          <table:table-cell office:value-type="float" office:value="0.243892">
            <text:p>0.243892</text:p>
          </table:table-cell>
          <table:table-cell office:value-type="float" office:value="0.245776">
            <text:p>0.245776</text:p>
          </table:table-cell>
          <table:table-cell table:formula="of:=[.O115]^2" office:value-type="float" office:value="0.306488460996">
            <text:p>0.306488460996</text:p>
          </table:table-cell>
          <table:table-cell table:formula="of:=[.P115]^2" office:value-type="float" office:value="0.059483307664">
            <text:p>0.059483307664</text:p>
          </table:table-cell>
          <table:table-cell table:formula="of:=[.Q115]^2" office:value-type="float" office:value="0.060405842176">
            <text:p>0.060405842176</text:p>
          </table:table-cell>
        </table:table-row>
        <table:table-row table:style-name="ro1">
          <table:table-cell office:value-type="float" office:value="2.27344">
            <text:p>2.27344</text:p>
          </table:table-cell>
          <table:table-cell office:value-type="float" office:value="0.585447">
            <text:p>0.585447</text:p>
          </table:table-cell>
          <table:table-cell office:value-type="float" office:value="0.734293">
            <text:p>0.734293</text:p>
          </table:table-cell>
          <table:table-cell office:value-type="float" office:value="0.686768">
            <text:p>0.686768</text:p>
          </table:table-cell>
          <table:table-cell/>
          <table:table-cell office:value-type="float" office:value="2.27344">
            <text:p>2.27344</text:p>
          </table:table-cell>
          <table:table-cell office:value-type="float" office:value="0.765305">
            <text:p>0.765305</text:p>
          </table:table-cell>
          <table:table-cell office:value-type="float" office:value="0.858782">
            <text:p>0.858782</text:p>
          </table:table-cell>
          <table:table-cell office:value-type="float" office:value="0.791245">
            <text:p>0.791245</text:p>
          </table:table-cell>
          <table:table-cell table:formula="of:=[.G116]^2" office:value-type="float" office:value="0.585691743025">
            <text:p>0.585691743025</text:p>
          </table:table-cell>
          <table:table-cell table:formula="of:=[.H116]^2" office:value-type="float" office:value="0.737506523524">
            <text:p>0.737506523524</text:p>
          </table:table-cell>
          <table:table-cell table:formula="of:=[.I116]^2" office:value-type="float" office:value="0.626068650025">
            <text:p>0.626068650025</text:p>
          </table:table-cell>
          <table:table-cell/>
          <table:table-cell office:value-type="float" office:value="2.27344">
            <text:p>2.27344</text:p>
          </table:table-cell>
          <table:table-cell office:value-type="float" office:value="0.553516">
            <text:p>0.553516</text:p>
          </table:table-cell>
          <table:table-cell office:value-type="float" office:value="0.247112">
            <text:p>0.247112</text:p>
          </table:table-cell>
          <table:table-cell office:value-type="float" office:value="0.245502">
            <text:p>0.245502</text:p>
          </table:table-cell>
          <table:table-cell table:formula="of:=[.O116]^2" office:value-type="float" office:value="0.306379962256">
            <text:p>0.306379962256</text:p>
          </table:table-cell>
          <table:table-cell table:formula="of:=[.P116]^2" office:value-type="float" office:value="0.061064340544">
            <text:p>0.061064340544</text:p>
          </table:table-cell>
          <table:table-cell table:formula="of:=[.Q116]^2" office:value-type="float" office:value="0.060271232004">
            <text:p>0.060271232004</text:p>
          </table:table-cell>
        </table:table-row>
        <table:table-row table:style-name="ro1">
          <table:table-cell office:value-type="float" office:value="2.28906">
            <text:p>2.28906</text:p>
          </table:table-cell>
          <table:table-cell office:value-type="float" office:value="0.583593">
            <text:p>0.583593</text:p>
          </table:table-cell>
          <table:table-cell office:value-type="float" office:value="0.738847">
            <text:p>0.738847</text:p>
          </table:table-cell>
          <table:table-cell office:value-type="float" office:value="0.691513">
            <text:p>0.691513</text:p>
          </table:table-cell>
          <table:table-cell/>
          <table:table-cell office:value-type="float" office:value="2.28906">
            <text:p>2.28906</text:p>
          </table:table-cell>
          <table:table-cell office:value-type="float" office:value="0.763489">
            <text:p>0.763489</text:p>
          </table:table-cell>
          <table:table-cell office:value-type="float" office:value="0.857937">
            <text:p>0.857937</text:p>
          </table:table-cell>
          <table:table-cell office:value-type="float" office:value="0.787057">
            <text:p>0.787057</text:p>
          </table:table-cell>
          <table:table-cell table:formula="of:=[.G117]^2" office:value-type="float" office:value="0.582915453121">
            <text:p>0.582915453121</text:p>
          </table:table-cell>
          <table:table-cell table:formula="of:=[.H117]^2" office:value-type="float" office:value="0.736055895969">
            <text:p>0.736055895969</text:p>
          </table:table-cell>
          <table:table-cell table:formula="of:=[.I117]^2" office:value-type="float" office:value="0.619458721249">
            <text:p>0.619458721249</text:p>
          </table:table-cell>
          <table:table-cell/>
          <table:table-cell office:value-type="float" office:value="2.28906">
            <text:p>2.28906</text:p>
          </table:table-cell>
          <table:table-cell office:value-type="float" office:value="0.553974">
            <text:p>0.553974</text:p>
          </table:table-cell>
          <table:table-cell office:value-type="float" office:value="0.249621">
            <text:p>0.249621</text:p>
          </table:table-cell>
          <table:table-cell office:value-type="float" office:value="0.245968">
            <text:p>0.245968</text:p>
          </table:table-cell>
          <table:table-cell table:formula="of:=[.O117]^2" office:value-type="float" office:value="0.306887192676">
            <text:p>0.306887192676</text:p>
          </table:table-cell>
          <table:table-cell table:formula="of:=[.P117]^2" office:value-type="float" office:value="0.062310643641">
            <text:p>0.062310643641</text:p>
          </table:table-cell>
          <table:table-cell table:formula="of:=[.Q117]^2" office:value-type="float" office:value="0.060500257024">
            <text:p>0.060500257024</text:p>
          </table:table-cell>
        </table:table-row>
        <table:table-row table:style-name="ro1">
          <table:table-cell office:value-type="float" office:value="2.30469">
            <text:p>2.30469</text:p>
          </table:table-cell>
          <table:table-cell office:value-type="float" office:value="0.581935">
            <text:p>0.581935</text:p>
          </table:table-cell>
          <table:table-cell office:value-type="float" office:value="0.743057">
            <text:p>0.743057</text:p>
          </table:table-cell>
          <table:table-cell office:value-type="float" office:value="0.694288">
            <text:p>0.694288</text:p>
          </table:table-cell>
          <table:table-cell/>
          <table:table-cell office:value-type="float" office:value="2.30469">
            <text:p>2.30469</text:p>
          </table:table-cell>
          <table:table-cell office:value-type="float" office:value="0.761414">
            <text:p>0.761414</text:p>
          </table:table-cell>
          <table:table-cell office:value-type="float" office:value="0.856512">
            <text:p>0.856512</text:p>
          </table:table-cell>
          <table:table-cell office:value-type="float" office:value="0.783318">
            <text:p>0.783318</text:p>
          </table:table-cell>
          <table:table-cell table:formula="of:=[.G118]^2" office:value-type="float" office:value="0.579751279396">
            <text:p>0.579751279396</text:p>
          </table:table-cell>
          <table:table-cell table:formula="of:=[.H118]^2" office:value-type="float" office:value="0.733612806144">
            <text:p>0.733612806144</text:p>
          </table:table-cell>
          <table:table-cell table:formula="of:=[.I118]^2" office:value-type="float" office:value="0.613587089124">
            <text:p>0.613587089124</text:p>
          </table:table-cell>
          <table:table-cell/>
          <table:table-cell office:value-type="float" office:value="2.30469">
            <text:p>2.30469</text:p>
          </table:table-cell>
          <table:table-cell office:value-type="float" office:value="0.554941">
            <text:p>0.554941</text:p>
          </table:table-cell>
          <table:table-cell office:value-type="float" office:value="0.249258">
            <text:p>0.249258</text:p>
          </table:table-cell>
          <table:table-cell office:value-type="float" office:value="0.24646">
            <text:p>0.24646</text:p>
          </table:table-cell>
          <table:table-cell table:formula="of:=[.O118]^2" office:value-type="float" office:value="0.307959513481">
            <text:p>0.307959513481</text:p>
          </table:table-cell>
          <table:table-cell table:formula="of:=[.P118]^2" office:value-type="float" office:value="0.062129550564">
            <text:p>0.062129550564</text:p>
          </table:table-cell>
          <table:table-cell table:formula="of:=[.Q118]^2" office:value-type="float" office:value="0.0607425316">
            <text:p>0.0607425316</text:p>
          </table:table-cell>
        </table:table-row>
        <table:table-row table:style-name="ro1">
          <table:table-cell office:value-type="float" office:value="2.32031">
            <text:p>2.32031</text:p>
          </table:table-cell>
          <table:table-cell office:value-type="float" office:value="0.58332">
            <text:p>0.58332</text:p>
          </table:table-cell>
          <table:table-cell office:value-type="float" office:value="0.742545">
            <text:p>0.742545</text:p>
          </table:table-cell>
          <table:table-cell office:value-type="float" office:value="0.695307">
            <text:p>0.695307</text:p>
          </table:table-cell>
          <table:table-cell/>
          <table:table-cell office:value-type="float" office:value="2.32031">
            <text:p>2.32031</text:p>
          </table:table-cell>
          <table:table-cell office:value-type="float" office:value="0.757483">
            <text:p>0.757483</text:p>
          </table:table-cell>
          <table:table-cell office:value-type="float" office:value="0.854572">
            <text:p>0.854572</text:p>
          </table:table-cell>
          <table:table-cell office:value-type="float" office:value="0.779175">
            <text:p>0.779175</text:p>
          </table:table-cell>
          <table:table-cell table:formula="of:=[.G119]^2" office:value-type="float" office:value="0.573780495289">
            <text:p>0.573780495289</text:p>
          </table:table-cell>
          <table:table-cell table:formula="of:=[.H119]^2" office:value-type="float" office:value="0.730293303184">
            <text:p>0.730293303184</text:p>
          </table:table-cell>
          <table:table-cell table:formula="of:=[.I119]^2" office:value-type="float" office:value="0.607113680625">
            <text:p>0.607113680625</text:p>
          </table:table-cell>
          <table:table-cell/>
          <table:table-cell office:value-type="float" office:value="2.32031">
            <text:p>2.32031</text:p>
          </table:table-cell>
          <table:table-cell office:value-type="float" office:value="0.554626">
            <text:p>0.554626</text:p>
          </table:table-cell>
          <table:table-cell office:value-type="float" office:value="0.246373">
            <text:p>0.246373</text:p>
          </table:table-cell>
          <table:table-cell office:value-type="float" office:value="0.245624">
            <text:p>0.245624</text:p>
          </table:table-cell>
          <table:table-cell table:formula="of:=[.O119]^2" office:value-type="float" office:value="0.307609999876">
            <text:p>0.307609999876</text:p>
          </table:table-cell>
          <table:table-cell table:formula="of:=[.P119]^2" office:value-type="float" office:value="0.060699655129">
            <text:p>0.060699655129</text:p>
          </table:table-cell>
          <table:table-cell table:formula="of:=[.Q119]^2" office:value-type="float" office:value="0.060331149376">
            <text:p>0.060331149376</text:p>
          </table:table-cell>
        </table:table-row>
        <table:table-row table:style-name="ro1">
          <table:table-cell office:value-type="float" office:value="2.33594">
            <text:p>2.33594</text:p>
          </table:table-cell>
          <table:table-cell office:value-type="float" office:value="0.584945">
            <text:p>0.584945</text:p>
          </table:table-cell>
          <table:table-cell office:value-type="float" office:value="0.740623">
            <text:p>0.740623</text:p>
          </table:table-cell>
          <table:table-cell office:value-type="float" office:value="0.69519">
            <text:p>0.69519</text:p>
          </table:table-cell>
          <table:table-cell/>
          <table:table-cell office:value-type="float" office:value="2.33594">
            <text:p>2.33594</text:p>
          </table:table-cell>
          <table:table-cell office:value-type="float" office:value="0.75294">
            <text:p>0.75294</text:p>
          </table:table-cell>
          <table:table-cell office:value-type="float" office:value="0.85294">
            <text:p>0.85294</text:p>
          </table:table-cell>
          <table:table-cell office:value-type="float" office:value="0.777169">
            <text:p>0.777169</text:p>
          </table:table-cell>
          <table:table-cell table:formula="of:=[.G120]^2" office:value-type="float" office:value="0.5669186436">
            <text:p>0.5669186436</text:p>
          </table:table-cell>
          <table:table-cell table:formula="of:=[.H120]^2" office:value-type="float" office:value="0.7275066436">
            <text:p>0.7275066436</text:p>
          </table:table-cell>
          <table:table-cell table:formula="of:=[.I120]^2" office:value-type="float" office:value="0.603991654561">
            <text:p>0.603991654561</text:p>
          </table:table-cell>
          <table:table-cell/>
          <table:table-cell office:value-type="float" office:value="2.33594">
            <text:p>2.33594</text:p>
          </table:table-cell>
          <table:table-cell office:value-type="float" office:value="0.552756">
            <text:p>0.552756</text:p>
          </table:table-cell>
          <table:table-cell office:value-type="float" office:value="0.247382">
            <text:p>0.247382</text:p>
          </table:table-cell>
          <table:table-cell office:value-type="float" office:value="0.246111">
            <text:p>0.246111</text:p>
          </table:table-cell>
          <table:table-cell table:formula="of:=[.O120]^2" office:value-type="float" office:value="0.305539195536">
            <text:p>0.305539195536</text:p>
          </table:table-cell>
          <table:table-cell table:formula="of:=[.P120]^2" office:value-type="float" office:value="0.061197853924">
            <text:p>0.061197853924</text:p>
          </table:table-cell>
          <table:table-cell table:formula="of:=[.Q120]^2" office:value-type="float" office:value="0.060570624321">
            <text:p>0.060570624321</text:p>
          </table:table-cell>
        </table:table-row>
        <table:table-row table:style-name="ro1">
          <table:table-cell office:value-type="float" office:value="2.35156">
            <text:p>2.35156</text:p>
          </table:table-cell>
          <table:table-cell office:value-type="float" office:value="0.585068">
            <text:p>0.585068</text:p>
          </table:table-cell>
          <table:table-cell office:value-type="float" office:value="0.742492">
            <text:p>0.742492</text:p>
          </table:table-cell>
          <table:table-cell office:value-type="float" office:value="0.697405">
            <text:p>0.697405</text:p>
          </table:table-cell>
          <table:table-cell/>
          <table:table-cell office:value-type="float" office:value="2.35156">
            <text:p>2.35156</text:p>
          </table:table-cell>
          <table:table-cell office:value-type="float" office:value="0.750745">
            <text:p>0.750745</text:p>
          </table:table-cell>
          <table:table-cell office:value-type="float" office:value="0.854748">
            <text:p>0.854748</text:p>
          </table:table-cell>
          <table:table-cell office:value-type="float" office:value="0.777822">
            <text:p>0.777822</text:p>
          </table:table-cell>
          <table:table-cell table:formula="of:=[.G121]^2" office:value-type="float" office:value="0.563618055025">
            <text:p>0.563618055025</text:p>
          </table:table-cell>
          <table:table-cell table:formula="of:=[.H121]^2" office:value-type="float" office:value="0.730594143504">
            <text:p>0.730594143504</text:p>
          </table:table-cell>
          <table:table-cell table:formula="of:=[.I121]^2" office:value-type="float" office:value="0.605007063684">
            <text:p>0.605007063684</text:p>
          </table:table-cell>
          <table:table-cell/>
          <table:table-cell office:value-type="float" office:value="2.35156">
            <text:p>2.35156</text:p>
          </table:table-cell>
          <table:table-cell office:value-type="float" office:value="0.55103">
            <text:p>0.55103</text:p>
          </table:table-cell>
          <table:table-cell office:value-type="float" office:value="0.250352">
            <text:p>0.250352</text:p>
          </table:table-cell>
          <table:table-cell office:value-type="float" office:value="0.247838">
            <text:p>0.247838</text:p>
          </table:table-cell>
          <table:table-cell table:formula="of:=[.O121]^2" office:value-type="float" office:value="0.3036340609">
            <text:p>0.3036340609</text:p>
          </table:table-cell>
          <table:table-cell table:formula="of:=[.P121]^2" office:value-type="float" office:value="0.062676123904">
            <text:p>0.062676123904</text:p>
          </table:table-cell>
          <table:table-cell table:formula="of:=[.Q121]^2" office:value-type="float" office:value="0.061423674244">
            <text:p>0.061423674244</text:p>
          </table:table-cell>
        </table:table-row>
        <table:table-row table:style-name="ro1">
          <table:table-cell office:value-type="float" office:value="2.36719">
            <text:p>2.36719</text:p>
          </table:table-cell>
          <table:table-cell office:value-type="float" office:value="0.583875">
            <text:p>0.583875</text:p>
          </table:table-cell>
          <table:table-cell office:value-type="float" office:value="0.745883">
            <text:p>0.745883</text:p>
          </table:table-cell>
          <table:table-cell office:value-type="float" office:value="0.703888">
            <text:p>0.703888</text:p>
          </table:table-cell>
          <table:table-cell/>
          <table:table-cell office:value-type="float" office:value="2.36719">
            <text:p>2.36719</text:p>
          </table:table-cell>
          <table:table-cell office:value-type="float" office:value="0.750489">
            <text:p>0.750489</text:p>
          </table:table-cell>
          <table:table-cell office:value-type="float" office:value="0.85848">
            <text:p>0.85848</text:p>
          </table:table-cell>
          <table:table-cell office:value-type="float" office:value="0.778179">
            <text:p>0.778179</text:p>
          </table:table-cell>
          <table:table-cell table:formula="of:=[.G122]^2" office:value-type="float" office:value="0.563233739121">
            <text:p>0.563233739121</text:p>
          </table:table-cell>
          <table:table-cell table:formula="of:=[.H122]^2" office:value-type="float" office:value="0.7369879104">
            <text:p>0.7369879104</text:p>
          </table:table-cell>
          <table:table-cell table:formula="of:=[.I122]^2" office:value-type="float" office:value="0.605562556041">
            <text:p>0.605562556041</text:p>
          </table:table-cell>
          <table:table-cell/>
          <table:table-cell office:value-type="float" office:value="2.36719">
            <text:p>2.36719</text:p>
          </table:table-cell>
          <table:table-cell office:value-type="float" office:value="0.551366">
            <text:p>0.551366</text:p>
          </table:table-cell>
          <table:table-cell office:value-type="float" office:value="0.25129">
            <text:p>0.25129</text:p>
          </table:table-cell>
          <table:table-cell office:value-type="float" office:value="0.248019">
            <text:p>0.248019</text:p>
          </table:table-cell>
          <table:table-cell table:formula="of:=[.O122]^2" office:value-type="float" office:value="0.304004465956">
            <text:p>0.304004465956</text:p>
          </table:table-cell>
          <table:table-cell table:formula="of:=[.P122]^2" office:value-type="float" office:value="0.0631466641">
            <text:p>0.0631466641</text:p>
          </table:table-cell>
          <table:table-cell table:formula="of:=[.Q122]^2" office:value-type="float" office:value="0.061513424361">
            <text:p>0.061513424361</text:p>
          </table:table-cell>
        </table:table-row>
        <table:table-row table:style-name="ro1">
          <table:table-cell office:value-type="float" office:value="2.38281">
            <text:p>2.38281</text:p>
          </table:table-cell>
          <table:table-cell office:value-type="float" office:value="0.584045">
            <text:p>0.584045</text:p>
          </table:table-cell>
          <table:table-cell office:value-type="float" office:value="0.746885">
            <text:p>0.746885</text:p>
          </table:table-cell>
          <table:table-cell office:value-type="float" office:value="0.710113">
            <text:p>0.710113</text:p>
          </table:table-cell>
          <table:table-cell/>
          <table:table-cell office:value-type="float" office:value="2.38281">
            <text:p>2.38281</text:p>
          </table:table-cell>
          <table:table-cell office:value-type="float" office:value="0.750731">
            <text:p>0.750731</text:p>
          </table:table-cell>
          <table:table-cell office:value-type="float" office:value="0.857063">
            <text:p>0.857063</text:p>
          </table:table-cell>
          <table:table-cell office:value-type="float" office:value="0.775092">
            <text:p>0.775092</text:p>
          </table:table-cell>
          <table:table-cell table:formula="of:=[.G123]^2" office:value-type="float" office:value="0.563597034361">
            <text:p>0.563597034361</text:p>
          </table:table-cell>
          <table:table-cell table:formula="of:=[.H123]^2" office:value-type="float" office:value="0.734556985969">
            <text:p>0.734556985969</text:p>
          </table:table-cell>
          <table:table-cell table:formula="of:=[.I123]^2" office:value-type="float" office:value="0.600767608464">
            <text:p>0.600767608464</text:p>
          </table:table-cell>
          <table:table-cell/>
          <table:table-cell office:value-type="float" office:value="2.38281">
            <text:p>2.38281</text:p>
          </table:table-cell>
          <table:table-cell office:value-type="float" office:value="0.552632">
            <text:p>0.552632</text:p>
          </table:table-cell>
          <table:table-cell office:value-type="float" office:value="0.251498">
            <text:p>0.251498</text:p>
          </table:table-cell>
          <table:table-cell office:value-type="float" office:value="0.246449">
            <text:p>0.246449</text:p>
          </table:table-cell>
          <table:table-cell table:formula="of:=[.O123]^2" office:value-type="float" office:value="0.305402127424">
            <text:p>0.305402127424</text:p>
          </table:table-cell>
          <table:table-cell table:formula="of:=[.P123]^2" office:value-type="float" office:value="0.063251244004">
            <text:p>0.063251244004</text:p>
          </table:table-cell>
          <table:table-cell table:formula="of:=[.Q123]^2" office:value-type="float" office:value="0.060737109601">
            <text:p>0.060737109601</text:p>
          </table:table-cell>
        </table:table-row>
        <table:table-row table:style-name="ro1">
          <table:table-cell office:value-type="float" office:value="2.39844">
            <text:p>2.39844</text:p>
          </table:table-cell>
          <table:table-cell office:value-type="float" office:value="0.587767">
            <text:p>0.587767</text:p>
          </table:table-cell>
          <table:table-cell office:value-type="float" office:value="0.746922">
            <text:p>0.746922</text:p>
          </table:table-cell>
          <table:table-cell office:value-type="float" office:value="0.710705">
            <text:p>0.710705</text:p>
          </table:table-cell>
          <table:table-cell/>
          <table:table-cell office:value-type="float" office:value="2.39844">
            <text:p>2.39844</text:p>
          </table:table-cell>
          <table:table-cell office:value-type="float" office:value="0.749764">
            <text:p>0.749764</text:p>
          </table:table-cell>
          <table:table-cell office:value-type="float" office:value="0.848594">
            <text:p>0.848594</text:p>
          </table:table-cell>
          <table:table-cell office:value-type="float" office:value="0.770632">
            <text:p>0.770632</text:p>
          </table:table-cell>
          <table:table-cell table:formula="of:=[.G124]^2" office:value-type="float" office:value="0.562146055696">
            <text:p>0.562146055696</text:p>
          </table:table-cell>
          <table:table-cell table:formula="of:=[.H124]^2" office:value-type="float" office:value="0.720111776836">
            <text:p>0.720111776836</text:p>
          </table:table-cell>
          <table:table-cell table:formula="of:=[.I124]^2" office:value-type="float" office:value="0.593873679424">
            <text:p>0.593873679424</text:p>
          </table:table-cell>
          <table:table-cell/>
          <table:table-cell office:value-type="float" office:value="2.39844">
            <text:p>2.39844</text:p>
          </table:table-cell>
          <table:table-cell office:value-type="float" office:value="0.553283">
            <text:p>0.553283</text:p>
          </table:table-cell>
          <table:table-cell office:value-type="float" office:value="0.251754">
            <text:p>0.251754</text:p>
          </table:table-cell>
          <table:table-cell office:value-type="float" office:value="0.244814">
            <text:p>0.244814</text:p>
          </table:table-cell>
          <table:table-cell table:formula="of:=[.O124]^2" office:value-type="float" office:value="0.306122078089">
            <text:p>0.306122078089</text:p>
          </table:table-cell>
          <table:table-cell table:formula="of:=[.P124]^2" office:value-type="float" office:value="0.063380076516">
            <text:p>0.063380076516</text:p>
          </table:table-cell>
          <table:table-cell table:formula="of:=[.Q124]^2" office:value-type="float" office:value="0.059933894596">
            <text:p>0.059933894596</text:p>
          </table:table-cell>
        </table:table-row>
        <table:table-row table:style-name="ro1">
          <table:table-cell office:value-type="float" office:value="2.41406">
            <text:p>2.41406</text:p>
          </table:table-cell>
          <table:table-cell office:value-type="float" office:value="0.589182">
            <text:p>0.589182</text:p>
          </table:table-cell>
          <table:table-cell office:value-type="float" office:value="0.74879">
            <text:p>0.74879</text:p>
          </table:table-cell>
          <table:table-cell office:value-type="float" office:value="0.707393">
            <text:p>0.707393</text:p>
          </table:table-cell>
          <table:table-cell/>
          <table:table-cell office:value-type="float" office:value="2.41406">
            <text:p>2.41406</text:p>
          </table:table-cell>
          <table:table-cell office:value-type="float" office:value="0.747448">
            <text:p>0.747448</text:p>
          </table:table-cell>
          <table:table-cell office:value-type="float" office:value="0.841268">
            <text:p>0.841268</text:p>
          </table:table-cell>
          <table:table-cell office:value-type="float" office:value="0.769174">
            <text:p>0.769174</text:p>
          </table:table-cell>
          <table:table-cell table:formula="of:=[.G125]^2" office:value-type="float" office:value="0.558678512704">
            <text:p>0.558678512704</text:p>
          </table:table-cell>
          <table:table-cell table:formula="of:=[.H125]^2" office:value-type="float" office:value="0.707731847824">
            <text:p>0.707731847824</text:p>
          </table:table-cell>
          <table:table-cell table:formula="of:=[.I125]^2" office:value-type="float" office:value="0.591628642276">
            <text:p>0.591628642276</text:p>
          </table:table-cell>
          <table:table-cell/>
          <table:table-cell office:value-type="float" office:value="2.41406">
            <text:p>2.41406</text:p>
          </table:table-cell>
          <table:table-cell office:value-type="float" office:value="0.552862">
            <text:p>0.552862</text:p>
          </table:table-cell>
          <table:table-cell office:value-type="float" office:value="0.250082">
            <text:p>0.250082</text:p>
          </table:table-cell>
          <table:table-cell office:value-type="float" office:value="0.242411">
            <text:p>0.242411</text:p>
          </table:table-cell>
          <table:table-cell table:formula="of:=[.O125]^2" office:value-type="float" office:value="0.305656391044">
            <text:p>0.305656391044</text:p>
          </table:table-cell>
          <table:table-cell table:formula="of:=[.P125]^2" office:value-type="float" office:value="0.062541006724">
            <text:p>0.062541006724</text:p>
          </table:table-cell>
          <table:table-cell table:formula="of:=[.Q125]^2" office:value-type="float" office:value="0.058763092921">
            <text:p>0.058763092921</text:p>
          </table:table-cell>
        </table:table-row>
        <table:table-row table:style-name="ro1">
          <table:table-cell office:value-type="float" office:value="2.42969">
            <text:p>2.42969</text:p>
          </table:table-cell>
          <table:table-cell office:value-type="float" office:value="0.586435">
            <text:p>0.586435</text:p>
          </table:table-cell>
          <table:table-cell office:value-type="float" office:value="0.751458">
            <text:p>0.751458</text:p>
          </table:table-cell>
          <table:table-cell office:value-type="float" office:value="0.707985">
            <text:p>0.707985</text:p>
          </table:table-cell>
          <table:table-cell/>
          <table:table-cell office:value-type="float" office:value="2.42969">
            <text:p>2.42969</text:p>
          </table:table-cell>
          <table:table-cell office:value-type="float" office:value="0.745059">
            <text:p>0.745059</text:p>
          </table:table-cell>
          <table:table-cell office:value-type="float" office:value="0.841502">
            <text:p>0.841502</text:p>
          </table:table-cell>
          <table:table-cell office:value-type="float" office:value="0.771091">
            <text:p>0.771091</text:p>
          </table:table-cell>
          <table:table-cell table:formula="of:=[.G126]^2" office:value-type="float" office:value="0.555112913481">
            <text:p>0.555112913481</text:p>
          </table:table-cell>
          <table:table-cell table:formula="of:=[.H126]^2" office:value-type="float" office:value="0.708125616004">
            <text:p>0.708125616004</text:p>
          </table:table-cell>
          <table:table-cell table:formula="of:=[.I126]^2" office:value-type="float" office:value="0.594581330281">
            <text:p>0.594581330281</text:p>
          </table:table-cell>
          <table:table-cell/>
          <table:table-cell office:value-type="float" office:value="2.42969">
            <text:p>2.42969</text:p>
          </table:table-cell>
          <table:table-cell office:value-type="float" office:value="0.551547">
            <text:p>0.551547</text:p>
          </table:table-cell>
          <table:table-cell office:value-type="float" office:value="0.246466">
            <text:p>0.246466</text:p>
          </table:table-cell>
          <table:table-cell office:value-type="float" office:value="0.243017">
            <text:p>0.243017</text:p>
          </table:table-cell>
          <table:table-cell table:formula="of:=[.O126]^2" office:value-type="float" office:value="0.304204093209">
            <text:p>0.304204093209</text:p>
          </table:table-cell>
          <table:table-cell table:formula="of:=[.P126]^2" office:value-type="float" office:value="0.060745489156">
            <text:p>0.060745489156</text:p>
          </table:table-cell>
          <table:table-cell table:formula="of:=[.Q126]^2" office:value-type="float" office:value="0.059057262289">
            <text:p>0.059057262289</text:p>
          </table:table-cell>
        </table:table-row>
        <table:table-row table:style-name="ro1">
          <table:table-cell office:value-type="float" office:value="2.44531">
            <text:p>2.44531</text:p>
          </table:table-cell>
          <table:table-cell office:value-type="float" office:value="0.585948">
            <text:p>0.585948</text:p>
          </table:table-cell>
          <table:table-cell office:value-type="float" office:value="0.75193">
            <text:p>0.75193</text:p>
          </table:table-cell>
          <table:table-cell office:value-type="float" office:value="0.71414">
            <text:p>0.71414</text:p>
          </table:table-cell>
          <table:table-cell/>
          <table:table-cell office:value-type="float" office:value="2.44531">
            <text:p>2.44531</text:p>
          </table:table-cell>
          <table:table-cell office:value-type="float" office:value="0.74364">
            <text:p>0.74364</text:p>
          </table:table-cell>
          <table:table-cell office:value-type="float" office:value="0.84449">
            <text:p>0.84449</text:p>
          </table:table-cell>
          <table:table-cell office:value-type="float" office:value="0.771961">
            <text:p>0.771961</text:p>
          </table:table-cell>
          <table:table-cell table:formula="of:=[.G127]^2" office:value-type="float" office:value="0.5530004496">
            <text:p>0.5530004496</text:p>
          </table:table-cell>
          <table:table-cell table:formula="of:=[.H127]^2" office:value-type="float" office:value="0.7131633601">
            <text:p>0.7131633601</text:p>
          </table:table-cell>
          <table:table-cell table:formula="of:=[.I127]^2" office:value-type="float" office:value="0.595923785521">
            <text:p>0.595923785521</text:p>
          </table:table-cell>
          <table:table-cell/>
          <table:table-cell office:value-type="float" office:value="2.44531">
            <text:p>2.44531</text:p>
          </table:table-cell>
          <table:table-cell office:value-type="float" office:value="0.549011">
            <text:p>0.549011</text:p>
          </table:table-cell>
          <table:table-cell office:value-type="float" office:value="0.246282">
            <text:p>0.246282</text:p>
          </table:table-cell>
          <table:table-cell office:value-type="float" office:value="0.244269">
            <text:p>0.244269</text:p>
          </table:table-cell>
          <table:table-cell table:formula="of:=[.O127]^2" office:value-type="float" office:value="0.301413078121">
            <text:p>0.301413078121</text:p>
          </table:table-cell>
          <table:table-cell table:formula="of:=[.P127]^2" office:value-type="float" office:value="0.060654823524">
            <text:p>0.060654823524</text:p>
          </table:table-cell>
          <table:table-cell table:formula="of:=[.Q127]^2" office:value-type="float" office:value="0.059667344361">
            <text:p>0.059667344361</text:p>
          </table:table-cell>
        </table:table-row>
        <table:table-row table:style-name="ro1">
          <table:table-cell office:value-type="float" office:value="2.46094">
            <text:p>2.46094</text:p>
          </table:table-cell>
          <table:table-cell office:value-type="float" office:value="0.58862">
            <text:p>0.58862</text:p>
          </table:table-cell>
          <table:table-cell office:value-type="float" office:value="0.751113">
            <text:p>0.751113</text:p>
          </table:table-cell>
          <table:table-cell office:value-type="float" office:value="0.71985">
            <text:p>0.71985</text:p>
          </table:table-cell>
          <table:table-cell/>
          <table:table-cell office:value-type="float" office:value="2.46094">
            <text:p>2.46094</text:p>
          </table:table-cell>
          <table:table-cell office:value-type="float" office:value="0.742149">
            <text:p>0.742149</text:p>
          </table:table-cell>
          <table:table-cell office:value-type="float" office:value="0.843693">
            <text:p>0.843693</text:p>
          </table:table-cell>
          <table:table-cell office:value-type="float" office:value="0.771705">
            <text:p>0.771705</text:p>
          </table:table-cell>
          <table:table-cell table:formula="of:=[.G128]^2" office:value-type="float" office:value="0.550785138201">
            <text:p>0.550785138201</text:p>
          </table:table-cell>
          <table:table-cell table:formula="of:=[.H128]^2" office:value-type="float" office:value="0.711817878249">
            <text:p>0.711817878249</text:p>
          </table:table-cell>
          <table:table-cell table:formula="of:=[.I128]^2" office:value-type="float" office:value="0.595528607025">
            <text:p>0.595528607025</text:p>
          </table:table-cell>
          <table:table-cell/>
          <table:table-cell office:value-type="float" office:value="2.46094">
            <text:p>2.46094</text:p>
          </table:table-cell>
          <table:table-cell office:value-type="float" office:value="0.547447">
            <text:p>0.547447</text:p>
          </table:table-cell>
          <table:table-cell office:value-type="float" office:value="0.249804">
            <text:p>0.249804</text:p>
          </table:table-cell>
          <table:table-cell office:value-type="float" office:value="0.244793">
            <text:p>0.244793</text:p>
          </table:table-cell>
          <table:table-cell table:formula="of:=[.O128]^2" office:value-type="float" office:value="0.299698217809">
            <text:p>0.299698217809</text:p>
          </table:table-cell>
          <table:table-cell table:formula="of:=[.P128]^2" office:value-type="float" office:value="0.062402038416">
            <text:p>0.062402038416</text:p>
          </table:table-cell>
          <table:table-cell table:formula="of:=[.Q128]^2" office:value-type="float" office:value="0.059923612849">
            <text:p>0.059923612849</text:p>
          </table:table-cell>
        </table:table-row>
        <table:table-row table:style-name="ro1">
          <table:table-cell office:value-type="float" office:value="2.47656">
            <text:p>2.47656</text:p>
          </table:table-cell>
          <table:table-cell office:value-type="float" office:value="0.589225">
            <text:p>0.589225</text:p>
          </table:table-cell>
          <table:table-cell office:value-type="float" office:value="0.752608">
            <text:p>0.752608</text:p>
          </table:table-cell>
          <table:table-cell office:value-type="float" office:value="0.72169">
            <text:p>0.72169</text:p>
          </table:table-cell>
          <table:table-cell/>
          <table:table-cell office:value-type="float" office:value="2.47656">
            <text:p>2.47656</text:p>
          </table:table-cell>
          <table:table-cell office:value-type="float" office:value="0.739346">
            <text:p>0.739346</text:p>
          </table:table-cell>
          <table:table-cell office:value-type="float" office:value="0.840658">
            <text:p>0.840658</text:p>
          </table:table-cell>
          <table:table-cell office:value-type="float" office:value="0.771457">
            <text:p>0.771457</text:p>
          </table:table-cell>
          <table:table-cell table:formula="of:=[.G129]^2" office:value-type="float" office:value="0.546632507716">
            <text:p>0.546632507716</text:p>
          </table:table-cell>
          <table:table-cell table:formula="of:=[.H129]^2" office:value-type="float" office:value="0.706705872964">
            <text:p>0.706705872964</text:p>
          </table:table-cell>
          <table:table-cell table:formula="of:=[.I129]^2" office:value-type="float" office:value="0.595145902849">
            <text:p>0.595145902849</text:p>
          </table:table-cell>
          <table:table-cell/>
          <table:table-cell office:value-type="float" office:value="2.47656">
            <text:p>2.47656</text:p>
          </table:table-cell>
          <table:table-cell office:value-type="float" office:value="0.548061">
            <text:p>0.548061</text:p>
          </table:table-cell>
          <table:table-cell office:value-type="float" office:value="0.252838">
            <text:p>0.252838</text:p>
          </table:table-cell>
          <table:table-cell office:value-type="float" office:value="0.245321">
            <text:p>0.245321</text:p>
          </table:table-cell>
          <table:table-cell table:formula="of:=[.O129]^2" office:value-type="float" office:value="0.300370859721">
            <text:p>0.300370859721</text:p>
          </table:table-cell>
          <table:table-cell table:formula="of:=[.P129]^2" office:value-type="float" office:value="0.063927054244">
            <text:p>0.063927054244</text:p>
          </table:table-cell>
          <table:table-cell table:formula="of:=[.Q129]^2" office:value-type="float" office:value="0.060182393041">
            <text:p>0.060182393041</text:p>
          </table:table-cell>
        </table:table-row>
        <table:table-row table:style-name="ro1">
          <table:table-cell office:value-type="float" office:value="2.49219">
            <text:p>2.49219</text:p>
          </table:table-cell>
          <table:table-cell office:value-type="float" office:value="0.587393">
            <text:p>0.587393</text:p>
          </table:table-cell>
          <table:table-cell office:value-type="float" office:value="0.754812">
            <text:p>0.754812</text:p>
          </table:table-cell>
          <table:table-cell office:value-type="float" office:value="0.72103">
            <text:p>0.72103</text:p>
          </table:table-cell>
          <table:table-cell/>
          <table:table-cell office:value-type="float" office:value="2.49219">
            <text:p>2.49219</text:p>
          </table:table-cell>
          <table:table-cell office:value-type="float" office:value="0.734999">
            <text:p>0.734999</text:p>
          </table:table-cell>
          <table:table-cell office:value-type="float" office:value="0.837287">
            <text:p>0.837287</text:p>
          </table:table-cell>
          <table:table-cell office:value-type="float" office:value="0.769885">
            <text:p>0.769885</text:p>
          </table:table-cell>
          <table:table-cell table:formula="of:=[.G130]^2" office:value-type="float" office:value="0.540223530001">
            <text:p>0.540223530001</text:p>
          </table:table-cell>
          <table:table-cell table:formula="of:=[.H130]^2" office:value-type="float" office:value="0.701049520369">
            <text:p>0.701049520369</text:p>
          </table:table-cell>
          <table:table-cell table:formula="of:=[.I130]^2" office:value-type="float" office:value="0.592722913225">
            <text:p>0.592722913225</text:p>
          </table:table-cell>
          <table:table-cell/>
          <table:table-cell office:value-type="float" office:value="2.49219">
            <text:p>2.49219</text:p>
          </table:table-cell>
          <table:table-cell office:value-type="float" office:value="0.547236">
            <text:p>0.547236</text:p>
          </table:table-cell>
          <table:table-cell office:value-type="float" office:value="0.254719">
            <text:p>0.254719</text:p>
          </table:table-cell>
          <table:table-cell office:value-type="float" office:value="0.245894">
            <text:p>0.245894</text:p>
          </table:table-cell>
          <table:table-cell table:formula="of:=[.O130]^2" office:value-type="float" office:value="0.299467239696">
            <text:p>0.299467239696</text:p>
          </table:table-cell>
          <table:table-cell table:formula="of:=[.P130]^2" office:value-type="float" office:value="0.064881768961">
            <text:p>0.064881768961</text:p>
          </table:table-cell>
          <table:table-cell table:formula="of:=[.Q130]^2" office:value-type="float" office:value="0.060463859236">
            <text:p>0.060463859236</text:p>
          </table:table-cell>
        </table:table-row>
        <table:table-row table:style-name="ro1">
          <table:table-cell office:value-type="float" office:value="2.50781">
            <text:p>2.50781</text:p>
          </table:table-cell>
          <table:table-cell office:value-type="float" office:value="0.588573">
            <text:p>0.588573</text:p>
          </table:table-cell>
          <table:table-cell office:value-type="float" office:value="0.7527">
            <text:p>0.7527</text:p>
          </table:table-cell>
          <table:table-cell office:value-type="float" office:value="0.720625">
            <text:p>0.720625</text:p>
          </table:table-cell>
          <table:table-cell/>
          <table:table-cell office:value-type="float" office:value="2.50781">
            <text:p>2.50781</text:p>
          </table:table-cell>
          <table:table-cell office:value-type="float" office:value="0.730348">
            <text:p>0.730348</text:p>
          </table:table-cell>
          <table:table-cell office:value-type="float" office:value="0.834745">
            <text:p>0.834745</text:p>
          </table:table-cell>
          <table:table-cell office:value-type="float" office:value="0.76693">
            <text:p>0.76693</text:p>
          </table:table-cell>
          <table:table-cell table:formula="of:=[.G131]^2" office:value-type="float" office:value="0.533408201104">
            <text:p>0.533408201104</text:p>
          </table:table-cell>
          <table:table-cell table:formula="of:=[.H131]^2" office:value-type="float" office:value="0.696799215025">
            <text:p>0.696799215025</text:p>
          </table:table-cell>
          <table:table-cell table:formula="of:=[.I131]^2" office:value-type="float" office:value="0.5881816249">
            <text:p>0.5881816249</text:p>
          </table:table-cell>
          <table:table-cell/>
          <table:table-cell office:value-type="float" office:value="2.50781">
            <text:p>2.50781</text:p>
          </table:table-cell>
          <table:table-cell office:value-type="float" office:value="0.545908">
            <text:p>0.545908</text:p>
          </table:table-cell>
          <table:table-cell office:value-type="float" office:value="0.255015">
            <text:p>0.255015</text:p>
          </table:table-cell>
          <table:table-cell office:value-type="float" office:value="0.245792">
            <text:p>0.245792</text:p>
          </table:table-cell>
          <table:table-cell table:formula="of:=[.O131]^2" office:value-type="float" office:value="0.298015544464">
            <text:p>0.298015544464</text:p>
          </table:table-cell>
          <table:table-cell table:formula="of:=[.P131]^2" office:value-type="float" office:value="0.065032650225">
            <text:p>0.065032650225</text:p>
          </table:table-cell>
          <table:table-cell table:formula="of:=[.Q131]^2" office:value-type="float" office:value="0.060413707264">
            <text:p>0.060413707264</text:p>
          </table:table-cell>
        </table:table-row>
        <table:table-row table:style-name="ro1">
          <table:table-cell office:value-type="float" office:value="2.52344">
            <text:p>2.52344</text:p>
          </table:table-cell>
          <table:table-cell office:value-type="float" office:value="0.59238">
            <text:p>0.59238</text:p>
          </table:table-cell>
          <table:table-cell office:value-type="float" office:value="0.749417">
            <text:p>0.749417</text:p>
          </table:table-cell>
          <table:table-cell office:value-type="float" office:value="0.721963">
            <text:p>0.721963</text:p>
          </table:table-cell>
          <table:table-cell/>
          <table:table-cell office:value-type="float" office:value="2.52344">
            <text:p>2.52344</text:p>
          </table:table-cell>
          <table:table-cell office:value-type="float" office:value="0.727792">
            <text:p>0.727792</text:p>
          </table:table-cell>
          <table:table-cell office:value-type="float" office:value="0.834843">
            <text:p>0.834843</text:p>
          </table:table-cell>
          <table:table-cell office:value-type="float" office:value="0.763844">
            <text:p>0.763844</text:p>
          </table:table-cell>
          <table:table-cell table:formula="of:=[.G132]^2" office:value-type="float" office:value="0.529681195264">
            <text:p>0.529681195264</text:p>
          </table:table-cell>
          <table:table-cell table:formula="of:=[.H132]^2" office:value-type="float" office:value="0.696962834649">
            <text:p>0.696962834649</text:p>
          </table:table-cell>
          <table:table-cell table:formula="of:=[.I132]^2" office:value-type="float" office:value="0.583457656336">
            <text:p>0.583457656336</text:p>
          </table:table-cell>
          <table:table-cell/>
          <table:table-cell office:value-type="float" office:value="2.52344">
            <text:p>2.52344</text:p>
          </table:table-cell>
          <table:table-cell office:value-type="float" office:value="0.545641">
            <text:p>0.545641</text:p>
          </table:table-cell>
          <table:table-cell office:value-type="float" office:value="0.253371">
            <text:p>0.253371</text:p>
          </table:table-cell>
          <table:table-cell office:value-type="float" office:value="0.244338">
            <text:p>0.244338</text:p>
          </table:table-cell>
          <table:table-cell table:formula="of:=[.O132]^2" office:value-type="float" office:value="0.297724100881">
            <text:p>0.297724100881</text:p>
          </table:table-cell>
          <table:table-cell table:formula="of:=[.P132]^2" office:value-type="float" office:value="0.064196863641">
            <text:p>0.064196863641</text:p>
          </table:table-cell>
          <table:table-cell table:formula="of:=[.Q132]^2" office:value-type="float" office:value="0.059701058244">
            <text:p>0.059701058244</text:p>
          </table:table-cell>
        </table:table-row>
        <table:table-row table:style-name="ro1">
          <table:table-cell office:value-type="float" office:value="2.53906">
            <text:p>2.53906</text:p>
          </table:table-cell>
          <table:table-cell office:value-type="float" office:value="0.59408">
            <text:p>0.59408</text:p>
          </table:table-cell>
          <table:table-cell office:value-type="float" office:value="0.751742">
            <text:p>0.751742</text:p>
          </table:table-cell>
          <table:table-cell office:value-type="float" office:value="0.724018">
            <text:p>0.724018</text:p>
          </table:table-cell>
          <table:table-cell/>
          <table:table-cell office:value-type="float" office:value="2.53906">
            <text:p>2.53906</text:p>
          </table:table-cell>
          <table:table-cell office:value-type="float" office:value="0.72745">
            <text:p>0.72745</text:p>
          </table:table-cell>
          <table:table-cell office:value-type="float" office:value="0.836029">
            <text:p>0.836029</text:p>
          </table:table-cell>
          <table:table-cell office:value-type="float" office:value="0.762293">
            <text:p>0.762293</text:p>
          </table:table-cell>
          <table:table-cell table:formula="of:=[.G133]^2" office:value-type="float" office:value="0.5291835025">
            <text:p>0.5291835025</text:p>
          </table:table-cell>
          <table:table-cell table:formula="of:=[.H133]^2" office:value-type="float" office:value="0.698944488841">
            <text:p>0.698944488841</text:p>
          </table:table-cell>
          <table:table-cell table:formula="of:=[.I133]^2" office:value-type="float" office:value="0.581090617849">
            <text:p>0.581090617849</text:p>
          </table:table-cell>
          <table:table-cell/>
          <table:table-cell office:value-type="float" office:value="2.53906">
            <text:p>2.53906</text:p>
          </table:table-cell>
          <table:table-cell office:value-type="float" office:value="0.546273">
            <text:p>0.546273</text:p>
          </table:table-cell>
          <table:table-cell office:value-type="float" office:value="0.252205">
            <text:p>0.252205</text:p>
          </table:table-cell>
          <table:table-cell office:value-type="float" office:value="0.2434">
            <text:p>0.2434</text:p>
          </table:table-cell>
          <table:table-cell table:formula="of:=[.O133]^2" office:value-type="float" office:value="0.298414190529">
            <text:p>0.298414190529</text:p>
          </table:table-cell>
          <table:table-cell table:formula="of:=[.P133]^2" office:value-type="float" office:value="0.063607362025">
            <text:p>0.063607362025</text:p>
          </table:table-cell>
          <table:table-cell table:formula="of:=[.Q133]^2" office:value-type="float" office:value="0.05924356">
            <text:p>0.05924356</text:p>
          </table:table-cell>
        </table:table-row>
        <table:table-row table:style-name="ro1">
          <table:table-cell office:value-type="float" office:value="2.55469">
            <text:p>2.55469</text:p>
          </table:table-cell>
          <table:table-cell office:value-type="float" office:value="0.593872">
            <text:p>0.593872</text:p>
          </table:table-cell>
          <table:table-cell office:value-type="float" office:value="0.755245">
            <text:p>0.755245</text:p>
          </table:table-cell>
          <table:table-cell office:value-type="float" office:value="0.725585">
            <text:p>0.725585</text:p>
          </table:table-cell>
          <table:table-cell/>
          <table:table-cell office:value-type="float" office:value="2.55469">
            <text:p>2.55469</text:p>
          </table:table-cell>
          <table:table-cell office:value-type="float" office:value="0.726906">
            <text:p>0.726906</text:p>
          </table:table-cell>
          <table:table-cell office:value-type="float" office:value="0.835049">
            <text:p>0.835049</text:p>
          </table:table-cell>
          <table:table-cell office:value-type="float" office:value="0.761689">
            <text:p>0.761689</text:p>
          </table:table-cell>
          <table:table-cell table:formula="of:=[.G134]^2" office:value-type="float" office:value="0.528392332836">
            <text:p>0.528392332836</text:p>
          </table:table-cell>
          <table:table-cell table:formula="of:=[.H134]^2" office:value-type="float" office:value="0.697306832401">
            <text:p>0.697306832401</text:p>
          </table:table-cell>
          <table:table-cell table:formula="of:=[.I134]^2" office:value-type="float" office:value="0.580170132721">
            <text:p>0.580170132721</text:p>
          </table:table-cell>
          <table:table-cell/>
          <table:table-cell office:value-type="float" office:value="2.55469">
            <text:p>2.55469</text:p>
          </table:table-cell>
          <table:table-cell office:value-type="float" office:value="0.545822">
            <text:p>0.545822</text:p>
          </table:table-cell>
          <table:table-cell office:value-type="float" office:value="0.251256">
            <text:p>0.251256</text:p>
          </table:table-cell>
          <table:table-cell office:value-type="float" office:value="0.243325">
            <text:p>0.243325</text:p>
          </table:table-cell>
          <table:table-cell table:formula="of:=[.O134]^2" office:value-type="float" office:value="0.297921655684">
            <text:p>0.297921655684</text:p>
          </table:table-cell>
          <table:table-cell table:formula="of:=[.P134]^2" office:value-type="float" office:value="0.063129577536">
            <text:p>0.063129577536</text:p>
          </table:table-cell>
          <table:table-cell table:formula="of:=[.Q134]^2" office:value-type="float" office:value="0.059207055625">
            <text:p>0.059207055625</text:p>
          </table:table-cell>
        </table:table-row>
        <table:table-row table:style-name="ro1">
          <table:table-cell office:value-type="float" office:value="2.57031">
            <text:p>2.57031</text:p>
          </table:table-cell>
          <table:table-cell office:value-type="float" office:value="0.593815">
            <text:p>0.593815</text:p>
          </table:table-cell>
          <table:table-cell office:value-type="float" office:value="0.75397">
            <text:p>0.75397</text:p>
          </table:table-cell>
          <table:table-cell office:value-type="float" office:value="0.725977">
            <text:p>0.725977</text:p>
          </table:table-cell>
          <table:table-cell/>
          <table:table-cell office:value-type="float" office:value="2.57031">
            <text:p>2.57031</text:p>
          </table:table-cell>
          <table:table-cell office:value-type="float" office:value="0.726546">
            <text:p>0.726546</text:p>
          </table:table-cell>
          <table:table-cell office:value-type="float" office:value="0.830399">
            <text:p>0.830399</text:p>
          </table:table-cell>
          <table:table-cell office:value-type="float" office:value="0.760122">
            <text:p>0.760122</text:p>
          </table:table-cell>
          <table:table-cell table:formula="of:=[.G135]^2" office:value-type="float" office:value="0.527869090116">
            <text:p>0.527869090116</text:p>
          </table:table-cell>
          <table:table-cell table:formula="of:=[.H135]^2" office:value-type="float" office:value="0.689562499201">
            <text:p>0.689562499201</text:p>
          </table:table-cell>
          <table:table-cell table:formula="of:=[.I135]^2" office:value-type="float" office:value="0.577785454884">
            <text:p>0.577785454884</text:p>
          </table:table-cell>
          <table:table-cell/>
          <table:table-cell office:value-type="float" office:value="2.57031">
            <text:p>2.57031</text:p>
          </table:table-cell>
          <table:table-cell office:value-type="float" office:value="0.545209">
            <text:p>0.545209</text:p>
          </table:table-cell>
          <table:table-cell office:value-type="float" office:value="0.250903">
            <text:p>0.250903</text:p>
          </table:table-cell>
          <table:table-cell office:value-type="float" office:value="0.243138">
            <text:p>0.243138</text:p>
          </table:table-cell>
          <table:table-cell table:formula="of:=[.O135]^2" office:value-type="float" office:value="0.297252853681">
            <text:p>0.297252853681</text:p>
          </table:table-cell>
          <table:table-cell table:formula="of:=[.P135]^2" office:value-type="float" office:value="0.062952315409">
            <text:p>0.062952315409</text:p>
          </table:table-cell>
          <table:table-cell table:formula="of:=[.Q135]^2" office:value-type="float" office:value="0.059116087044">
            <text:p>0.059116087044</text:p>
          </table:table-cell>
        </table:table-row>
        <table:table-row table:style-name="ro1">
          <table:table-cell office:value-type="float" office:value="2.58594">
            <text:p>2.58594</text:p>
          </table:table-cell>
          <table:table-cell office:value-type="float" office:value="0.595105">
            <text:p>0.595105</text:p>
          </table:table-cell>
          <table:table-cell office:value-type="float" office:value="0.751397">
            <text:p>0.751397</text:p>
          </table:table-cell>
          <table:table-cell office:value-type="float" office:value="0.726218">
            <text:p>0.726218</text:p>
          </table:table-cell>
          <table:table-cell/>
          <table:table-cell office:value-type="float" office:value="2.58594">
            <text:p>2.58594</text:p>
          </table:table-cell>
          <table:table-cell office:value-type="float" office:value="0.72622">
            <text:p>0.72622</text:p>
          </table:table-cell>
          <table:table-cell office:value-type="float" office:value="0.826771">
            <text:p>0.826771</text:p>
          </table:table-cell>
          <table:table-cell office:value-type="float" office:value="0.75835">
            <text:p>0.75835</text:p>
          </table:table-cell>
          <table:table-cell table:formula="of:=[.G136]^2" office:value-type="float" office:value="0.5273954884">
            <text:p>0.5273954884</text:p>
          </table:table-cell>
          <table:table-cell table:formula="of:=[.H136]^2" office:value-type="float" office:value="0.683550286441">
            <text:p>0.683550286441</text:p>
          </table:table-cell>
          <table:table-cell table:formula="of:=[.I136]^2" office:value-type="float" office:value="0.5750947225">
            <text:p>0.5750947225</text:p>
          </table:table-cell>
          <table:table-cell/>
          <table:table-cell office:value-type="float" office:value="2.58594">
            <text:p>2.58594</text:p>
          </table:table-cell>
          <table:table-cell office:value-type="float" office:value="0.544686">
            <text:p>0.544686</text:p>
          </table:table-cell>
          <table:table-cell office:value-type="float" office:value="0.252574">
            <text:p>0.252574</text:p>
          </table:table-cell>
          <table:table-cell office:value-type="float" office:value="0.241857">
            <text:p>0.241857</text:p>
          </table:table-cell>
          <table:table-cell table:formula="of:=[.O136]^2" office:value-type="float" office:value="0.296682838596">
            <text:p>0.296682838596</text:p>
          </table:table-cell>
          <table:table-cell table:formula="of:=[.P136]^2" office:value-type="float" office:value="0.063793625476">
            <text:p>0.063793625476</text:p>
          </table:table-cell>
          <table:table-cell table:formula="of:=[.Q136]^2" office:value-type="float" office:value="0.058494808449">
            <text:p>0.058494808449</text:p>
          </table:table-cell>
        </table:table-row>
        <table:table-row table:style-name="ro1">
          <table:table-cell office:value-type="float" office:value="2.60156">
            <text:p>2.60156</text:p>
          </table:table-cell>
          <table:table-cell office:value-type="float" office:value="0.597235">
            <text:p>0.597235</text:p>
          </table:table-cell>
          <table:table-cell office:value-type="float" office:value="0.751045">
            <text:p>0.751045</text:p>
          </table:table-cell>
          <table:table-cell office:value-type="float" office:value="0.728252">
            <text:p>0.728252</text:p>
          </table:table-cell>
          <table:table-cell/>
          <table:table-cell office:value-type="float" office:value="2.60156">
            <text:p>2.60156</text:p>
          </table:table-cell>
          <table:table-cell office:value-type="float" office:value="0.724135">
            <text:p>0.724135</text:p>
          </table:table-cell>
          <table:table-cell office:value-type="float" office:value="0.828357">
            <text:p>0.828357</text:p>
          </table:table-cell>
          <table:table-cell office:value-type="float" office:value="0.75928">
            <text:p>0.75928</text:p>
          </table:table-cell>
          <table:table-cell table:formula="of:=[.G137]^2" office:value-type="float" office:value="0.524371498225">
            <text:p>0.524371498225</text:p>
          </table:table-cell>
          <table:table-cell table:formula="of:=[.H137]^2" office:value-type="float" office:value="0.686175319449">
            <text:p>0.686175319449</text:p>
          </table:table-cell>
          <table:table-cell table:formula="of:=[.I137]^2" office:value-type="float" office:value="0.5765061184">
            <text:p>0.5765061184</text:p>
          </table:table-cell>
          <table:table-cell/>
          <table:table-cell office:value-type="float" office:value="2.60156">
            <text:p>2.60156</text:p>
          </table:table-cell>
          <table:table-cell office:value-type="float" office:value="0.544574">
            <text:p>0.544574</text:p>
          </table:table-cell>
          <table:table-cell office:value-type="float" office:value="0.254457">
            <text:p>0.254457</text:p>
          </table:table-cell>
          <table:table-cell office:value-type="float" office:value="0.242913">
            <text:p>0.242913</text:p>
          </table:table-cell>
          <table:table-cell table:formula="of:=[.O137]^2" office:value-type="float" office:value="0.296560841476">
            <text:p>0.296560841476</text:p>
          </table:table-cell>
          <table:table-cell table:formula="of:=[.P137]^2" office:value-type="float" office:value="0.064748364849">
            <text:p>0.064748364849</text:p>
          </table:table-cell>
          <table:table-cell table:formula="of:=[.Q137]^2" office:value-type="float" office:value="0.059006725569">
            <text:p>0.059006725569</text:p>
          </table:table-cell>
        </table:table-row>
        <table:table-row table:style-name="ro1">
          <table:table-cell office:value-type="float" office:value="2.61719">
            <text:p>2.61719</text:p>
          </table:table-cell>
          <table:table-cell office:value-type="float" office:value="0.599185">
            <text:p>0.599185</text:p>
          </table:table-cell>
          <table:table-cell office:value-type="float" office:value="0.751943">
            <text:p>0.751943</text:p>
          </table:table-cell>
          <table:table-cell office:value-type="float" office:value="0.733015">
            <text:p>0.733015</text:p>
          </table:table-cell>
          <table:table-cell/>
          <table:table-cell office:value-type="float" office:value="2.61719">
            <text:p>2.61719</text:p>
          </table:table-cell>
          <table:table-cell office:value-type="float" office:value="0.722018">
            <text:p>0.722018</text:p>
          </table:table-cell>
          <table:table-cell office:value-type="float" office:value="0.831467">
            <text:p>0.831467</text:p>
          </table:table-cell>
          <table:table-cell office:value-type="float" office:value="0.76064">
            <text:p>0.76064</text:p>
          </table:table-cell>
          <table:table-cell table:formula="of:=[.G138]^2" office:value-type="float" office:value="0.521309992324">
            <text:p>0.521309992324</text:p>
          </table:table-cell>
          <table:table-cell table:formula="of:=[.H138]^2" office:value-type="float" office:value="0.691337372089">
            <text:p>0.691337372089</text:p>
          </table:table-cell>
          <table:table-cell table:formula="of:=[.I138]^2" office:value-type="float" office:value="0.5785732096">
            <text:p>0.5785732096</text:p>
          </table:table-cell>
          <table:table-cell/>
          <table:table-cell office:value-type="float" office:value="2.61719">
            <text:p>2.61719</text:p>
          </table:table-cell>
          <table:table-cell office:value-type="float" office:value="0.545229">
            <text:p>0.545229</text:p>
          </table:table-cell>
          <table:table-cell office:value-type="float" office:value="0.256041">
            <text:p>0.256041</text:p>
          </table:table-cell>
          <table:table-cell office:value-type="float" office:value="0.245741">
            <text:p>0.245741</text:p>
          </table:table-cell>
          <table:table-cell table:formula="of:=[.O138]^2" office:value-type="float" office:value="0.297274662441">
            <text:p>0.297274662441</text:p>
          </table:table-cell>
          <table:table-cell table:formula="of:=[.P138]^2" office:value-type="float" office:value="0.065556993681">
            <text:p>0.065556993681</text:p>
          </table:table-cell>
          <table:table-cell table:formula="of:=[.Q138]^2" office:value-type="float" office:value="0.060388639081">
            <text:p>0.060388639081</text:p>
          </table:table-cell>
        </table:table-row>
        <table:table-row table:style-name="ro1">
          <table:table-cell office:value-type="float" office:value="2.63281">
            <text:p>2.63281</text:p>
          </table:table-cell>
          <table:table-cell office:value-type="float" office:value="0.600452">
            <text:p>0.600452</text:p>
          </table:table-cell>
          <table:table-cell office:value-type="float" office:value="0.753407">
            <text:p>0.753407</text:p>
          </table:table-cell>
          <table:table-cell office:value-type="float" office:value="0.738672">
            <text:p>0.738672</text:p>
          </table:table-cell>
          <table:table-cell/>
          <table:table-cell office:value-type="float" office:value="2.63281">
            <text:p>2.63281</text:p>
          </table:table-cell>
          <table:table-cell office:value-type="float" office:value="0.720571">
            <text:p>0.720571</text:p>
          </table:table-cell>
          <table:table-cell office:value-type="float" office:value="0.830392">
            <text:p>0.830392</text:p>
          </table:table-cell>
          <table:table-cell office:value-type="float" office:value="0.759315">
            <text:p>0.759315</text:p>
          </table:table-cell>
          <table:table-cell table:formula="of:=[.G139]^2" office:value-type="float" office:value="0.519222566041">
            <text:p>0.519222566041</text:p>
          </table:table-cell>
          <table:table-cell table:formula="of:=[.H139]^2" office:value-type="float" office:value="0.689550873664">
            <text:p>0.689550873664</text:p>
          </table:table-cell>
          <table:table-cell table:formula="of:=[.I139]^2" office:value-type="float" office:value="0.576559269225">
            <text:p>0.576559269225</text:p>
          </table:table-cell>
          <table:table-cell/>
          <table:table-cell office:value-type="float" office:value="2.63281">
            <text:p>2.63281</text:p>
          </table:table-cell>
          <table:table-cell office:value-type="float" office:value="0.545387">
            <text:p>0.545387</text:p>
          </table:table-cell>
          <table:table-cell office:value-type="float" office:value="0.256391">
            <text:p>0.256391</text:p>
          </table:table-cell>
          <table:table-cell office:value-type="float" office:value="0.248226">
            <text:p>0.248226</text:p>
          </table:table-cell>
          <table:table-cell table:formula="of:=[.O139]^2" office:value-type="float" office:value="0.297446979769">
            <text:p>0.297446979769</text:p>
          </table:table-cell>
          <table:table-cell table:formula="of:=[.P139]^2" office:value-type="float" office:value="0.065736344881">
            <text:p>0.065736344881</text:p>
          </table:table-cell>
          <table:table-cell table:formula="of:=[.Q139]^2" office:value-type="float" office:value="0.061616147076">
            <text:p>0.061616147076</text:p>
          </table:table-cell>
        </table:table-row>
        <table:table-row table:style-name="ro1">
          <table:table-cell office:value-type="float" office:value="2.64844">
            <text:p>2.64844</text:p>
          </table:table-cell>
          <table:table-cell office:value-type="float" office:value="0.600918">
            <text:p>0.600918</text:p>
          </table:table-cell>
          <table:table-cell office:value-type="float" office:value="0.75527">
            <text:p>0.75527</text:p>
          </table:table-cell>
          <table:table-cell office:value-type="float" office:value="0.741403">
            <text:p>0.741403</text:p>
          </table:table-cell>
          <table:table-cell/>
          <table:table-cell office:value-type="float" office:value="2.64844">
            <text:p>2.64844</text:p>
          </table:table-cell>
          <table:table-cell office:value-type="float" office:value="0.719818">
            <text:p>0.719818</text:p>
          </table:table-cell>
          <table:table-cell office:value-type="float" office:value="0.826185">
            <text:p>0.826185</text:p>
          </table:table-cell>
          <table:table-cell office:value-type="float" office:value="0.760646">
            <text:p>0.760646</text:p>
          </table:table-cell>
          <table:table-cell table:formula="of:=[.G140]^2" office:value-type="float" office:value="0.518137953124">
            <text:p>0.518137953124</text:p>
          </table:table-cell>
          <table:table-cell table:formula="of:=[.H140]^2" office:value-type="float" office:value="0.682581654225">
            <text:p>0.682581654225</text:p>
          </table:table-cell>
          <table:table-cell table:formula="of:=[.I140]^2" office:value-type="float" office:value="0.578582337316">
            <text:p>0.578582337316</text:p>
          </table:table-cell>
          <table:table-cell/>
          <table:table-cell office:value-type="float" office:value="2.64844">
            <text:p>2.64844</text:p>
          </table:table-cell>
          <table:table-cell office:value-type="float" office:value="0.545942">
            <text:p>0.545942</text:p>
          </table:table-cell>
          <table:table-cell office:value-type="float" office:value="0.256105">
            <text:p>0.256105</text:p>
          </table:table-cell>
          <table:table-cell office:value-type="float" office:value="0.249687">
            <text:p>0.249687</text:p>
          </table:table-cell>
          <table:table-cell table:formula="of:=[.O140]^2" office:value-type="float" office:value="0.298052667364">
            <text:p>0.298052667364</text:p>
          </table:table-cell>
          <table:table-cell table:formula="of:=[.P140]^2" office:value-type="float" office:value="0.065589771025">
            <text:p>0.065589771025</text:p>
          </table:table-cell>
          <table:table-cell table:formula="of:=[.Q140]^2" office:value-type="float" office:value="0.062343597969">
            <text:p>0.062343597969</text:p>
          </table:table-cell>
        </table:table-row>
        <table:table-row table:style-name="ro1">
          <table:table-cell office:value-type="float" office:value="2.66406">
            <text:p>2.66406</text:p>
          </table:table-cell>
          <table:table-cell office:value-type="float" office:value="0.601812">
            <text:p>0.601812</text:p>
          </table:table-cell>
          <table:table-cell office:value-type="float" office:value="0.755235">
            <text:p>0.755235</text:p>
          </table:table-cell>
          <table:table-cell office:value-type="float" office:value="0.740335">
            <text:p>0.740335</text:p>
          </table:table-cell>
          <table:table-cell/>
          <table:table-cell office:value-type="float" office:value="2.66406">
            <text:p>2.66406</text:p>
          </table:table-cell>
          <table:table-cell office:value-type="float" office:value="0.720743">
            <text:p>0.720743</text:p>
          </table:table-cell>
          <table:table-cell office:value-type="float" office:value="0.826018">
            <text:p>0.826018</text:p>
          </table:table-cell>
          <table:table-cell office:value-type="float" office:value="0.765595">
            <text:p>0.765595</text:p>
          </table:table-cell>
          <table:table-cell table:formula="of:=[.G141]^2" office:value-type="float" office:value="0.519470472049">
            <text:p>0.519470472049</text:p>
          </table:table-cell>
          <table:table-cell table:formula="of:=[.H141]^2" office:value-type="float" office:value="0.682305736324">
            <text:p>0.682305736324</text:p>
          </table:table-cell>
          <table:table-cell table:formula="of:=[.I141]^2" office:value-type="float" office:value="0.586135704025">
            <text:p>0.586135704025</text:p>
          </table:table-cell>
          <table:table-cell/>
          <table:table-cell office:value-type="float" office:value="2.66406">
            <text:p>2.66406</text:p>
          </table:table-cell>
          <table:table-cell office:value-type="float" office:value="0.546108">
            <text:p>0.546108</text:p>
          </table:table-cell>
          <table:table-cell office:value-type="float" office:value="0.258007">
            <text:p>0.258007</text:p>
          </table:table-cell>
          <table:table-cell office:value-type="float" office:value="0.251741">
            <text:p>0.251741</text:p>
          </table:table-cell>
          <table:table-cell table:formula="of:=[.O141]^2" office:value-type="float" office:value="0.298233947664">
            <text:p>0.298233947664</text:p>
          </table:table-cell>
          <table:table-cell table:formula="of:=[.P141]^2" office:value-type="float" office:value="0.066567612049">
            <text:p>0.066567612049</text:p>
          </table:table-cell>
          <table:table-cell table:formula="of:=[.Q141]^2" office:value-type="float" office:value="0.063373531081">
            <text:p>0.063373531081</text:p>
          </table:table-cell>
        </table:table-row>
        <table:table-row table:style-name="ro1">
          <table:table-cell office:value-type="float" office:value="2.67969">
            <text:p>2.67969</text:p>
          </table:table-cell>
          <table:table-cell office:value-type="float" office:value="0.602697">
            <text:p>0.602697</text:p>
          </table:table-cell>
          <table:table-cell office:value-type="float" office:value="0.75325">
            <text:p>0.75325</text:p>
          </table:table-cell>
          <table:table-cell office:value-type="float" office:value="0.737685">
            <text:p>0.737685</text:p>
          </table:table-cell>
          <table:table-cell/>
          <table:table-cell office:value-type="float" office:value="2.67969">
            <text:p>2.67969</text:p>
          </table:table-cell>
          <table:table-cell office:value-type="float" office:value="0.722233">
            <text:p>0.722233</text:p>
          </table:table-cell>
          <table:table-cell office:value-type="float" office:value="0.828704">
            <text:p>0.828704</text:p>
          </table:table-cell>
          <table:table-cell office:value-type="float" office:value="0.766756">
            <text:p>0.766756</text:p>
          </table:table-cell>
          <table:table-cell table:formula="of:=[.G142]^2" office:value-type="float" office:value="0.521620506289">
            <text:p>0.521620506289</text:p>
          </table:table-cell>
          <table:table-cell table:formula="of:=[.H142]^2" office:value-type="float" office:value="0.686750319616">
            <text:p>0.686750319616</text:p>
          </table:table-cell>
          <table:table-cell table:formula="of:=[.I142]^2" office:value-type="float" office:value="0.587914763536">
            <text:p>0.587914763536</text:p>
          </table:table-cell>
          <table:table-cell/>
          <table:table-cell office:value-type="float" office:value="2.67969">
            <text:p>2.67969</text:p>
          </table:table-cell>
          <table:table-cell office:value-type="float" office:value="0.54407">
            <text:p>0.54407</text:p>
          </table:table-cell>
          <table:table-cell office:value-type="float" office:value="0.258924">
            <text:p>0.258924</text:p>
          </table:table-cell>
          <table:table-cell office:value-type="float" office:value="0.251239">
            <text:p>0.251239</text:p>
          </table:table-cell>
          <table:table-cell table:formula="of:=[.O142]^2" office:value-type="float" office:value="0.2960121649">
            <text:p>0.2960121649</text:p>
          </table:table-cell>
          <table:table-cell table:formula="of:=[.P142]^2" office:value-type="float" office:value="0.067041637776">
            <text:p>0.067041637776</text:p>
          </table:table-cell>
          <table:table-cell table:formula="of:=[.Q142]^2" office:value-type="float" office:value="0.063121035121">
            <text:p>0.063121035121</text:p>
          </table:table-cell>
        </table:table-row>
        <table:table-row table:style-name="ro1">
          <table:table-cell office:value-type="float" office:value="2.69531">
            <text:p>2.69531</text:p>
          </table:table-cell>
          <table:table-cell office:value-type="float" office:value="0.602973">
            <text:p>0.602973</text:p>
          </table:table-cell>
          <table:table-cell office:value-type="float" office:value="0.75312">
            <text:p>0.75312</text:p>
          </table:table-cell>
          <table:table-cell office:value-type="float" office:value="0.73668">
            <text:p>0.73668</text:p>
          </table:table-cell>
          <table:table-cell/>
          <table:table-cell office:value-type="float" office:value="2.69531">
            <text:p>2.69531</text:p>
          </table:table-cell>
          <table:table-cell office:value-type="float" office:value="0.722955">
            <text:p>0.722955</text:p>
          </table:table-cell>
          <table:table-cell office:value-type="float" office:value="0.830745">
            <text:p>0.830745</text:p>
          </table:table-cell>
          <table:table-cell office:value-type="float" office:value="0.761344">
            <text:p>0.761344</text:p>
          </table:table-cell>
          <table:table-cell table:formula="of:=[.G143]^2" office:value-type="float" office:value="0.522663932025">
            <text:p>0.522663932025</text:p>
          </table:table-cell>
          <table:table-cell table:formula="of:=[.H143]^2" office:value-type="float" office:value="0.690137255025">
            <text:p>0.690137255025</text:p>
          </table:table-cell>
          <table:table-cell table:formula="of:=[.I143]^2" office:value-type="float" office:value="0.579644686336">
            <text:p>0.579644686336</text:p>
          </table:table-cell>
          <table:table-cell/>
          <table:table-cell office:value-type="float" office:value="2.69531">
            <text:p>2.69531</text:p>
          </table:table-cell>
          <table:table-cell office:value-type="float" office:value="0.54371">
            <text:p>0.54371</text:p>
          </table:table-cell>
          <table:table-cell office:value-type="float" office:value="0.260956">
            <text:p>0.260956</text:p>
          </table:table-cell>
          <table:table-cell office:value-type="float" office:value="0.247523">
            <text:p>0.247523</text:p>
          </table:table-cell>
          <table:table-cell table:formula="of:=[.O143]^2" office:value-type="float" office:value="0.2956205641">
            <text:p>0.2956205641</text:p>
          </table:table-cell>
          <table:table-cell table:formula="of:=[.P143]^2" office:value-type="float" office:value="0.068098033936">
            <text:p>0.068098033936</text:p>
          </table:table-cell>
          <table:table-cell table:formula="of:=[.Q143]^2" office:value-type="float" office:value="0.061267635529">
            <text:p>0.061267635529</text:p>
          </table:table-cell>
        </table:table-row>
        <table:table-row table:style-name="ro1">
          <table:table-cell office:value-type="float" office:value="2.71094">
            <text:p>2.71094</text:p>
          </table:table-cell>
          <table:table-cell office:value-type="float" office:value="0.603927">
            <text:p>0.603927</text:p>
          </table:table-cell>
          <table:table-cell office:value-type="float" office:value="0.75488">
            <text:p>0.75488</text:p>
          </table:table-cell>
          <table:table-cell office:value-type="float" office:value="0.736912">
            <text:p>0.736912</text:p>
          </table:table-cell>
          <table:table-cell/>
          <table:table-cell office:value-type="float" office:value="2.71094">
            <text:p>2.71094</text:p>
          </table:table-cell>
          <table:table-cell office:value-type="float" office:value="0.721378">
            <text:p>0.721378</text:p>
          </table:table-cell>
          <table:table-cell office:value-type="float" office:value="0.830335">
            <text:p>0.830335</text:p>
          </table:table-cell>
          <table:table-cell office:value-type="float" office:value="0.755599">
            <text:p>0.755599</text:p>
          </table:table-cell>
          <table:table-cell table:formula="of:=[.G144]^2" office:value-type="float" office:value="0.520386218884">
            <text:p>0.520386218884</text:p>
          </table:table-cell>
          <table:table-cell table:formula="of:=[.H144]^2" office:value-type="float" office:value="0.689456212225">
            <text:p>0.689456212225</text:p>
          </table:table-cell>
          <table:table-cell table:formula="of:=[.I144]^2" office:value-type="float" office:value="0.570929848801">
            <text:p>0.570929848801</text:p>
          </table:table-cell>
          <table:table-cell/>
          <table:table-cell office:value-type="float" office:value="2.71094">
            <text:p>2.71094</text:p>
          </table:table-cell>
          <table:table-cell office:value-type="float" office:value="0.544963">
            <text:p>0.544963</text:p>
          </table:table-cell>
          <table:table-cell office:value-type="float" office:value="0.263848">
            <text:p>0.263848</text:p>
          </table:table-cell>
          <table:table-cell office:value-type="float" office:value="0.246793">
            <text:p>0.246793</text:p>
          </table:table-cell>
          <table:table-cell table:formula="of:=[.O144]^2" office:value-type="float" office:value="0.296984671369">
            <text:p>0.296984671369</text:p>
          </table:table-cell>
          <table:table-cell table:formula="of:=[.P144]^2" office:value-type="float" office:value="0.069615767104">
            <text:p>0.069615767104</text:p>
          </table:table-cell>
          <table:table-cell table:formula="of:=[.Q144]^2" office:value-type="float" office:value="0.060906784849">
            <text:p>0.060906784849</text:p>
          </table:table-cell>
        </table:table-row>
        <table:table-row table:style-name="ro1">
          <table:table-cell office:value-type="float" office:value="2.72656">
            <text:p>2.72656</text:p>
          </table:table-cell>
          <table:table-cell office:value-type="float" office:value="0.605165">
            <text:p>0.605165</text:p>
          </table:table-cell>
          <table:table-cell office:value-type="float" office:value="0.75592">
            <text:p>0.75592</text:p>
          </table:table-cell>
          <table:table-cell office:value-type="float" office:value="0.736992">
            <text:p>0.736992</text:p>
          </table:table-cell>
          <table:table-cell/>
          <table:table-cell office:value-type="float" office:value="2.72656">
            <text:p>2.72656</text:p>
          </table:table-cell>
          <table:table-cell office:value-type="float" office:value="0.71841">
            <text:p>0.71841</text:p>
          </table:table-cell>
          <table:table-cell office:value-type="float" office:value="0.828281">
            <text:p>0.828281</text:p>
          </table:table-cell>
          <table:table-cell office:value-type="float" office:value="0.752828">
            <text:p>0.752828</text:p>
          </table:table-cell>
          <table:table-cell table:formula="of:=[.G145]^2" office:value-type="float" office:value="0.5161129281">
            <text:p>0.5161129281</text:p>
          </table:table-cell>
          <table:table-cell table:formula="of:=[.H145]^2" office:value-type="float" office:value="0.686049414961">
            <text:p>0.686049414961</text:p>
          </table:table-cell>
          <table:table-cell table:formula="of:=[.I145]^2" office:value-type="float" office:value="0.566749997584">
            <text:p>0.566749997584</text:p>
          </table:table-cell>
          <table:table-cell/>
          <table:table-cell office:value-type="float" office:value="2.72656">
            <text:p>2.72656</text:p>
          </table:table-cell>
          <table:table-cell office:value-type="float" office:value="0.545372">
            <text:p>0.545372</text:p>
          </table:table-cell>
          <table:table-cell office:value-type="float" office:value="0.267539">
            <text:p>0.267539</text:p>
          </table:table-cell>
          <table:table-cell office:value-type="float" office:value="0.245223">
            <text:p>0.245223</text:p>
          </table:table-cell>
          <table:table-cell table:formula="of:=[.O145]^2" office:value-type="float" office:value="0.297430618384">
            <text:p>0.297430618384</text:p>
          </table:table-cell>
          <table:table-cell table:formula="of:=[.P145]^2" office:value-type="float" office:value="0.071577116521">
            <text:p>0.071577116521</text:p>
          </table:table-cell>
          <table:table-cell table:formula="of:=[.Q145]^2" office:value-type="float" office:value="0.060134319729">
            <text:p>0.060134319729</text:p>
          </table:table-cell>
        </table:table-row>
        <table:table-row table:style-name="ro1">
          <table:table-cell office:value-type="float" office:value="2.74219">
            <text:p>2.74219</text:p>
          </table:table-cell>
          <table:table-cell office:value-type="float" office:value="0.606085">
            <text:p>0.606085</text:p>
          </table:table-cell>
          <table:table-cell office:value-type="float" office:value="0.754658">
            <text:p>0.754658</text:p>
          </table:table-cell>
          <table:table-cell office:value-type="float" office:value="0.739588">
            <text:p>0.739588</text:p>
          </table:table-cell>
          <table:table-cell/>
          <table:table-cell office:value-type="float" office:value="2.74219">
            <text:p>2.74219</text:p>
          </table:table-cell>
          <table:table-cell office:value-type="float" office:value="0.714631">
            <text:p>0.714631</text:p>
          </table:table-cell>
          <table:table-cell office:value-type="float" office:value="0.8273">
            <text:p>0.8273</text:p>
          </table:table-cell>
          <table:table-cell office:value-type="float" office:value="0.753842">
            <text:p>0.753842</text:p>
          </table:table-cell>
          <table:table-cell table:formula="of:=[.G146]^2" office:value-type="float" office:value="0.510697466161">
            <text:p>0.510697466161</text:p>
          </table:table-cell>
          <table:table-cell table:formula="of:=[.H146]^2" office:value-type="float" office:value="0.68442529">
            <text:p>0.68442529</text:p>
          </table:table-cell>
          <table:table-cell table:formula="of:=[.I146]^2" office:value-type="float" office:value="0.568277760964">
            <text:p>0.568277760964</text:p>
          </table:table-cell>
          <table:table-cell/>
          <table:table-cell office:value-type="float" office:value="2.74219">
            <text:p>2.74219</text:p>
          </table:table-cell>
          <table:table-cell office:value-type="float" office:value="0.546059">
            <text:p>0.546059</text:p>
          </table:table-cell>
          <table:table-cell office:value-type="float" office:value="0.268512">
            <text:p>0.268512</text:p>
          </table:table-cell>
          <table:table-cell office:value-type="float" office:value="0.245308">
            <text:p>0.245308</text:p>
          </table:table-cell>
          <table:table-cell table:formula="of:=[.O146]^2" office:value-type="float" office:value="0.298180431481">
            <text:p>0.298180431481</text:p>
          </table:table-cell>
          <table:table-cell table:formula="of:=[.P146]^2" office:value-type="float" office:value="0.072098694144">
            <text:p>0.072098694144</text:p>
          </table:table-cell>
          <table:table-cell table:formula="of:=[.Q146]^2" office:value-type="float" office:value="0.060176014864">
            <text:p>0.060176014864</text:p>
          </table:table-cell>
        </table:table-row>
        <table:table-row table:style-name="ro1">
          <table:table-cell office:value-type="float" office:value="2.75781">
            <text:p>2.75781</text:p>
          </table:table-cell>
          <table:table-cell office:value-type="float" office:value="0.608512">
            <text:p>0.608512</text:p>
          </table:table-cell>
          <table:table-cell office:value-type="float" office:value="0.75126">
            <text:p>0.75126</text:p>
          </table:table-cell>
          <table:table-cell office:value-type="float" office:value="0.742945">
            <text:p>0.742945</text:p>
          </table:table-cell>
          <table:table-cell/>
          <table:table-cell office:value-type="float" office:value="2.75781">
            <text:p>2.75781</text:p>
          </table:table-cell>
          <table:table-cell office:value-type="float" office:value="0.712253">
            <text:p>0.712253</text:p>
          </table:table-cell>
          <table:table-cell office:value-type="float" office:value="0.82713">
            <text:p>0.82713</text:p>
          </table:table-cell>
          <table:table-cell office:value-type="float" office:value="0.756967">
            <text:p>0.756967</text:p>
          </table:table-cell>
          <table:table-cell table:formula="of:=[.G147]^2" office:value-type="float" office:value="0.507304336009">
            <text:p>0.507304336009</text:p>
          </table:table-cell>
          <table:table-cell table:formula="of:=[.H147]^2" office:value-type="float" office:value="0.6841440369">
            <text:p>0.6841440369</text:p>
          </table:table-cell>
          <table:table-cell table:formula="of:=[.I147]^2" office:value-type="float" office:value="0.572999039089">
            <text:p>0.572999039089</text:p>
          </table:table-cell>
          <table:table-cell/>
          <table:table-cell office:value-type="float" office:value="2.75781">
            <text:p>2.75781</text:p>
          </table:table-cell>
          <table:table-cell office:value-type="float" office:value="0.546314">
            <text:p>0.546314</text:p>
          </table:table-cell>
          <table:table-cell office:value-type="float" office:value="0.267772">
            <text:p>0.267772</text:p>
          </table:table-cell>
          <table:table-cell office:value-type="float" office:value="0.245218">
            <text:p>0.245218</text:p>
          </table:table-cell>
          <table:table-cell table:formula="of:=[.O147]^2" office:value-type="float" office:value="0.298458986596">
            <text:p>0.298458986596</text:p>
          </table:table-cell>
          <table:table-cell table:formula="of:=[.P147]^2" office:value-type="float" office:value="0.071701843984">
            <text:p>0.071701843984</text:p>
          </table:table-cell>
          <table:table-cell table:formula="of:=[.Q147]^2" office:value-type="float" office:value="0.060131867524">
            <text:p>0.060131867524</text:p>
          </table:table-cell>
        </table:table-row>
        <table:table-row table:style-name="ro1">
          <table:table-cell office:value-type="float" office:value="2.77344">
            <text:p>2.77344</text:p>
          </table:table-cell>
          <table:table-cell office:value-type="float" office:value="0.61164">
            <text:p>0.61164</text:p>
          </table:table-cell>
          <table:table-cell office:value-type="float" office:value="0.748902">
            <text:p>0.748902</text:p>
          </table:table-cell>
          <table:table-cell office:value-type="float" office:value="0.744027">
            <text:p>0.744027</text:p>
          </table:table-cell>
          <table:table-cell/>
          <table:table-cell office:value-type="float" office:value="2.77344">
            <text:p>2.77344</text:p>
          </table:table-cell>
          <table:table-cell office:value-type="float" office:value="0.711742">
            <text:p>0.711742</text:p>
          </table:table-cell>
          <table:table-cell office:value-type="float" office:value="0.825568">
            <text:p>0.825568</text:p>
          </table:table-cell>
          <table:table-cell office:value-type="float" office:value="0.758758">
            <text:p>0.758758</text:p>
          </table:table-cell>
          <table:table-cell table:formula="of:=[.G148]^2" office:value-type="float" office:value="0.506576674564">
            <text:p>0.506576674564</text:p>
          </table:table-cell>
          <table:table-cell table:formula="of:=[.H148]^2" office:value-type="float" office:value="0.681562522624">
            <text:p>0.681562522624</text:p>
          </table:table-cell>
          <table:table-cell table:formula="of:=[.I148]^2" office:value-type="float" office:value="0.575713702564">
            <text:p>0.575713702564</text:p>
          </table:table-cell>
          <table:table-cell/>
          <table:table-cell office:value-type="float" office:value="2.77344">
            <text:p>2.77344</text:p>
          </table:table-cell>
          <table:table-cell office:value-type="float" office:value="0.545358">
            <text:p>0.545358</text:p>
          </table:table-cell>
          <table:table-cell office:value-type="float" office:value="0.267407">
            <text:p>0.267407</text:p>
          </table:table-cell>
          <table:table-cell office:value-type="float" office:value="0.24566">
            <text:p>0.24566</text:p>
          </table:table-cell>
          <table:table-cell table:formula="of:=[.O148]^2" office:value-type="float" office:value="0.297415348164">
            <text:p>0.297415348164</text:p>
          </table:table-cell>
          <table:table-cell table:formula="of:=[.P148]^2" office:value-type="float" office:value="0.071506503649">
            <text:p>0.071506503649</text:p>
          </table:table-cell>
          <table:table-cell table:formula="of:=[.Q148]^2" office:value-type="float" office:value="0.0603488356">
            <text:p>0.0603488356</text:p>
          </table:table-cell>
        </table:table-row>
        <table:table-row table:style-name="ro1">
          <table:table-cell office:value-type="float" office:value="2.78906">
            <text:p>2.78906</text:p>
          </table:table-cell>
          <table:table-cell office:value-type="float" office:value="0.612175">
            <text:p>0.612175</text:p>
          </table:table-cell>
          <table:table-cell office:value-type="float" office:value="0.74893">
            <text:p>0.74893</text:p>
          </table:table-cell>
          <table:table-cell office:value-type="float" office:value="0.74553">
            <text:p>0.74553</text:p>
          </table:table-cell>
          <table:table-cell/>
          <table:table-cell office:value-type="float" office:value="2.78906">
            <text:p>2.78906</text:p>
          </table:table-cell>
          <table:table-cell office:value-type="float" office:value="0.711096">
            <text:p>0.711096</text:p>
          </table:table-cell>
          <table:table-cell office:value-type="float" office:value="0.822922">
            <text:p>0.822922</text:p>
          </table:table-cell>
          <table:table-cell office:value-type="float" office:value="0.757302">
            <text:p>0.757302</text:p>
          </table:table-cell>
          <table:table-cell table:formula="of:=[.G149]^2" office:value-type="float" office:value="0.505657521216">
            <text:p>0.505657521216</text:p>
          </table:table-cell>
          <table:table-cell table:formula="of:=[.H149]^2" office:value-type="float" office:value="0.677200618084">
            <text:p>0.677200618084</text:p>
          </table:table-cell>
          <table:table-cell table:formula="of:=[.I149]^2" office:value-type="float" office:value="0.573506319204">
            <text:p>0.573506319204</text:p>
          </table:table-cell>
          <table:table-cell/>
          <table:table-cell office:value-type="float" office:value="2.78906">
            <text:p>2.78906</text:p>
          </table:table-cell>
          <table:table-cell office:value-type="float" office:value="0.54441">
            <text:p>0.54441</text:p>
          </table:table-cell>
          <table:table-cell office:value-type="float" office:value="0.26816">
            <text:p>0.26816</text:p>
          </table:table-cell>
          <table:table-cell office:value-type="float" office:value="0.245825">
            <text:p>0.245825</text:p>
          </table:table-cell>
          <table:table-cell table:formula="of:=[.O149]^2" office:value-type="float" office:value="0.2963822481">
            <text:p>0.2963822481</text:p>
          </table:table-cell>
          <table:table-cell table:formula="of:=[.P149]^2" office:value-type="float" office:value="0.0719097856">
            <text:p>0.0719097856</text:p>
          </table:table-cell>
          <table:table-cell table:formula="of:=[.Q149]^2" office:value-type="float" office:value="0.060429930625">
            <text:p>0.060429930625</text:p>
          </table:table-cell>
        </table:table-row>
        <table:table-row table:style-name="ro1">
          <table:table-cell office:value-type="float" office:value="2.80469">
            <text:p>2.80469</text:p>
          </table:table-cell>
          <table:table-cell office:value-type="float" office:value="0.612137">
            <text:p>0.612137</text:p>
          </table:table-cell>
          <table:table-cell office:value-type="float" office:value="0.74824">
            <text:p>0.74824</text:p>
          </table:table-cell>
          <table:table-cell office:value-type="float" office:value="0.748073">
            <text:p>0.748073</text:p>
          </table:table-cell>
          <table:table-cell/>
          <table:table-cell office:value-type="float" office:value="2.80469">
            <text:p>2.80469</text:p>
          </table:table-cell>
          <table:table-cell office:value-type="float" office:value="0.709066">
            <text:p>0.709066</text:p>
          </table:table-cell>
          <table:table-cell office:value-type="float" office:value="0.82067">
            <text:p>0.82067</text:p>
          </table:table-cell>
          <table:table-cell office:value-type="float" office:value="0.75443">
            <text:p>0.75443</text:p>
          </table:table-cell>
          <table:table-cell table:formula="of:=[.G150]^2" office:value-type="float" office:value="0.502774592356">
            <text:p>0.502774592356</text:p>
          </table:table-cell>
          <table:table-cell table:formula="of:=[.H150]^2" office:value-type="float" office:value="0.6734992489">
            <text:p>0.6734992489</text:p>
          </table:table-cell>
          <table:table-cell table:formula="of:=[.I150]^2" office:value-type="float" office:value="0.5691646249">
            <text:p>0.5691646249</text:p>
          </table:table-cell>
          <table:table-cell/>
          <table:table-cell office:value-type="float" office:value="2.80469">
            <text:p>2.80469</text:p>
          </table:table-cell>
          <table:table-cell office:value-type="float" office:value="0.545786">
            <text:p>0.545786</text:p>
          </table:table-cell>
          <table:table-cell office:value-type="float" office:value="0.267993">
            <text:p>0.267993</text:p>
          </table:table-cell>
          <table:table-cell office:value-type="float" office:value="0.245729">
            <text:p>0.245729</text:p>
          </table:table-cell>
          <table:table-cell table:formula="of:=[.O150]^2" office:value-type="float" office:value="0.297882357796">
            <text:p>0.297882357796</text:p>
          </table:table-cell>
          <table:table-cell table:formula="of:=[.P150]^2" office:value-type="float" office:value="0.071820248049">
            <text:p>0.071820248049</text:p>
          </table:table-cell>
          <table:table-cell table:formula="of:=[.Q150]^2" office:value-type="float" office:value="0.060382741441">
            <text:p>0.060382741441</text:p>
          </table:table-cell>
        </table:table-row>
        <table:table-row table:style-name="ro1">
          <table:table-cell office:value-type="float" office:value="2.82031">
            <text:p>2.82031</text:p>
          </table:table-cell>
          <table:table-cell office:value-type="float" office:value="0.615692">
            <text:p>0.615692</text:p>
          </table:table-cell>
          <table:table-cell office:value-type="float" office:value="0.746647">
            <text:p>0.746647</text:p>
          </table:table-cell>
          <table:table-cell office:value-type="float" office:value="0.748795">
            <text:p>0.748795</text:p>
          </table:table-cell>
          <table:table-cell/>
          <table:table-cell office:value-type="float" office:value="2.82031">
            <text:p>2.82031</text:p>
          </table:table-cell>
          <table:table-cell office:value-type="float" office:value="0.706383">
            <text:p>0.706383</text:p>
          </table:table-cell>
          <table:table-cell office:value-type="float" office:value="0.819443">
            <text:p>0.819443</text:p>
          </table:table-cell>
          <table:table-cell office:value-type="float" office:value="0.752676">
            <text:p>0.752676</text:p>
          </table:table-cell>
          <table:table-cell table:formula="of:=[.G151]^2" office:value-type="float" office:value="0.498976942689">
            <text:p>0.498976942689</text:p>
          </table:table-cell>
          <table:table-cell table:formula="of:=[.H151]^2" office:value-type="float" office:value="0.671486830249">
            <text:p>0.671486830249</text:p>
          </table:table-cell>
          <table:table-cell table:formula="of:=[.I151]^2" office:value-type="float" office:value="0.566521160976">
            <text:p>0.566521160976</text:p>
          </table:table-cell>
          <table:table-cell/>
          <table:table-cell office:value-type="float" office:value="2.82031">
            <text:p>2.82031</text:p>
          </table:table-cell>
          <table:table-cell office:value-type="float" office:value="0.546267">
            <text:p>0.546267</text:p>
          </table:table-cell>
          <table:table-cell office:value-type="float" office:value="0.266407">
            <text:p>0.266407</text:p>
          </table:table-cell>
          <table:table-cell office:value-type="float" office:value="0.246557">
            <text:p>0.246557</text:p>
          </table:table-cell>
          <table:table-cell table:formula="of:=[.O151]^2" office:value-type="float" office:value="0.298407635289">
            <text:p>0.298407635289</text:p>
          </table:table-cell>
          <table:table-cell table:formula="of:=[.P151]^2" office:value-type="float" office:value="0.070972689649">
            <text:p>0.070972689649</text:p>
          </table:table-cell>
          <table:table-cell table:formula="of:=[.Q151]^2" office:value-type="float" office:value="0.060790354249">
            <text:p>0.060790354249</text:p>
          </table:table-cell>
        </table:table-row>
        <table:table-row table:style-name="ro1">
          <table:table-cell office:value-type="float" office:value="2.83594">
            <text:p>2.83594</text:p>
          </table:table-cell>
          <table:table-cell office:value-type="float" office:value="0.61981">
            <text:p>0.61981</text:p>
          </table:table-cell>
          <table:table-cell office:value-type="float" office:value="0.74548">
            <text:p>0.74548</text:p>
          </table:table-cell>
          <table:table-cell office:value-type="float" office:value="0.74772">
            <text:p>0.74772</text:p>
          </table:table-cell>
          <table:table-cell/>
          <table:table-cell office:value-type="float" office:value="2.83594">
            <text:p>2.83594</text:p>
          </table:table-cell>
          <table:table-cell office:value-type="float" office:value="0.702917">
            <text:p>0.702917</text:p>
          </table:table-cell>
          <table:table-cell office:value-type="float" office:value="0.819432">
            <text:p>0.819432</text:p>
          </table:table-cell>
          <table:table-cell office:value-type="float" office:value="0.751623">
            <text:p>0.751623</text:p>
          </table:table-cell>
          <table:table-cell table:formula="of:=[.G152]^2" office:value-type="float" office:value="0.494092308889">
            <text:p>0.494092308889</text:p>
          </table:table-cell>
          <table:table-cell table:formula="of:=[.H152]^2" office:value-type="float" office:value="0.671468802624">
            <text:p>0.671468802624</text:p>
          </table:table-cell>
          <table:table-cell table:formula="of:=[.I152]^2" office:value-type="float" office:value="0.564937134129">
            <text:p>0.564937134129</text:p>
          </table:table-cell>
          <table:table-cell/>
          <table:table-cell office:value-type="float" office:value="2.83594">
            <text:p>2.83594</text:p>
          </table:table-cell>
          <table:table-cell office:value-type="float" office:value="0.543331">
            <text:p>0.543331</text:p>
          </table:table-cell>
          <table:table-cell office:value-type="float" office:value="0.269632">
            <text:p>0.269632</text:p>
          </table:table-cell>
          <table:table-cell office:value-type="float" office:value="0.246732">
            <text:p>0.246732</text:p>
          </table:table-cell>
          <table:table-cell table:formula="of:=[.O152]^2" office:value-type="float" office:value="0.295208575561">
            <text:p>0.295208575561</text:p>
          </table:table-cell>
          <table:table-cell table:formula="of:=[.P152]^2" office:value-type="float" office:value="0.072701415424">
            <text:p>0.072701415424</text:p>
          </table:table-cell>
          <table:table-cell table:formula="of:=[.Q152]^2" office:value-type="float" office:value="0.060876679824">
            <text:p>0.060876679824</text:p>
          </table:table-cell>
        </table:table-row>
        <table:table-row table:style-name="ro1">
          <table:table-cell office:value-type="float" office:value="2.85156">
            <text:p>2.85156</text:p>
          </table:table-cell>
          <table:table-cell office:value-type="float" office:value="0.620438">
            <text:p>0.620438</text:p>
          </table:table-cell>
          <table:table-cell office:value-type="float" office:value="0.744495">
            <text:p>0.744495</text:p>
          </table:table-cell>
          <table:table-cell office:value-type="float" office:value="0.74708">
            <text:p>0.74708</text:p>
          </table:table-cell>
          <table:table-cell/>
          <table:table-cell office:value-type="float" office:value="2.85156">
            <text:p>2.85156</text:p>
          </table:table-cell>
          <table:table-cell office:value-type="float" office:value="0.699776">
            <text:p>0.699776</text:p>
          </table:table-cell>
          <table:table-cell office:value-type="float" office:value="0.821173">
            <text:p>0.821173</text:p>
          </table:table-cell>
          <table:table-cell office:value-type="float" office:value="0.75045">
            <text:p>0.75045</text:p>
          </table:table-cell>
          <table:table-cell table:formula="of:=[.G153]^2" office:value-type="float" office:value="0.489686450176">
            <text:p>0.489686450176</text:p>
          </table:table-cell>
          <table:table-cell table:formula="of:=[.H153]^2" office:value-type="float" office:value="0.674325095929">
            <text:p>0.674325095929</text:p>
          </table:table-cell>
          <table:table-cell table:formula="of:=[.I153]^2" office:value-type="float" office:value="0.5631752025">
            <text:p>0.5631752025</text:p>
          </table:table-cell>
          <table:table-cell/>
          <table:table-cell office:value-type="float" office:value="2.85156">
            <text:p>2.85156</text:p>
          </table:table-cell>
          <table:table-cell office:value-type="float" office:value="0.540451">
            <text:p>0.540451</text:p>
          </table:table-cell>
          <table:table-cell office:value-type="float" office:value="0.27386">
            <text:p>0.27386</text:p>
          </table:table-cell>
          <table:table-cell office:value-type="float" office:value="0.244598">
            <text:p>0.244598</text:p>
          </table:table-cell>
          <table:table-cell table:formula="of:=[.O153]^2" office:value-type="float" office:value="0.292087283401">
            <text:p>0.292087283401</text:p>
          </table:table-cell>
          <table:table-cell table:formula="of:=[.P153]^2" office:value-type="float" office:value="0.0749992996">
            <text:p>0.0749992996</text:p>
          </table:table-cell>
          <table:table-cell table:formula="of:=[.Q153]^2" office:value-type="float" office:value="0.059828181604">
            <text:p>0.059828181604</text:p>
          </table:table-cell>
        </table:table-row>
        <table:table-row table:style-name="ro1">
          <table:table-cell office:value-type="float" office:value="2.86719">
            <text:p>2.86719</text:p>
          </table:table-cell>
          <table:table-cell office:value-type="float" office:value="0.619772">
            <text:p>0.619772</text:p>
          </table:table-cell>
          <table:table-cell office:value-type="float" office:value="0.743847">
            <text:p>0.743847</text:p>
          </table:table-cell>
          <table:table-cell office:value-type="float" office:value="0.74748">
            <text:p>0.74748</text:p>
          </table:table-cell>
          <table:table-cell/>
          <table:table-cell office:value-type="float" office:value="2.86719">
            <text:p>2.86719</text:p>
          </table:table-cell>
          <table:table-cell office:value-type="float" office:value="0.698861">
            <text:p>0.698861</text:p>
          </table:table-cell>
          <table:table-cell office:value-type="float" office:value="0.82332">
            <text:p>0.82332</text:p>
          </table:table-cell>
          <table:table-cell office:value-type="float" office:value="0.748609">
            <text:p>0.748609</text:p>
          </table:table-cell>
          <table:table-cell table:formula="of:=[.G154]^2" office:value-type="float" office:value="0.488406697321">
            <text:p>0.488406697321</text:p>
          </table:table-cell>
          <table:table-cell table:formula="of:=[.H154]^2" office:value-type="float" office:value="0.6778558224">
            <text:p>0.6778558224</text:p>
          </table:table-cell>
          <table:table-cell table:formula="of:=[.I154]^2" office:value-type="float" office:value="0.560415434881">
            <text:p>0.560415434881</text:p>
          </table:table-cell>
          <table:table-cell/>
          <table:table-cell office:value-type="float" office:value="2.86719">
            <text:p>2.86719</text:p>
          </table:table-cell>
          <table:table-cell office:value-type="float" office:value="0.541854">
            <text:p>0.541854</text:p>
          </table:table-cell>
          <table:table-cell office:value-type="float" office:value="0.27498">
            <text:p>0.27498</text:p>
          </table:table-cell>
          <table:table-cell office:value-type="float" office:value="0.242104">
            <text:p>0.242104</text:p>
          </table:table-cell>
          <table:table-cell table:formula="of:=[.O154]^2" office:value-type="float" office:value="0.293605757316">
            <text:p>0.293605757316</text:p>
          </table:table-cell>
          <table:table-cell table:formula="of:=[.P154]^2" office:value-type="float" office:value="0.0756140004">
            <text:p>0.0756140004</text:p>
          </table:table-cell>
          <table:table-cell table:formula="of:=[.Q154]^2" office:value-type="float" office:value="0.058614346816">
            <text:p>0.058614346816</text:p>
          </table:table-cell>
        </table:table-row>
        <table:table-row table:style-name="ro1">
          <table:table-cell office:value-type="float" office:value="2.88281">
            <text:p>2.88281</text:p>
          </table:table-cell>
          <table:table-cell office:value-type="float" office:value="0.620115">
            <text:p>0.620115</text:p>
          </table:table-cell>
          <table:table-cell office:value-type="float" office:value="0.744855">
            <text:p>0.744855</text:p>
          </table:table-cell>
          <table:table-cell office:value-type="float" office:value="0.748045">
            <text:p>0.748045</text:p>
          </table:table-cell>
          <table:table-cell/>
          <table:table-cell office:value-type="float" office:value="2.88281">
            <text:p>2.88281</text:p>
          </table:table-cell>
          <table:table-cell office:value-type="float" office:value="0.698804">
            <text:p>0.698804</text:p>
          </table:table-cell>
          <table:table-cell office:value-type="float" office:value="0.82283">
            <text:p>0.82283</text:p>
          </table:table-cell>
          <table:table-cell office:value-type="float" office:value="0.747434">
            <text:p>0.747434</text:p>
          </table:table-cell>
          <table:table-cell table:formula="of:=[.G155]^2" office:value-type="float" office:value="0.488327030416">
            <text:p>0.488327030416</text:p>
          </table:table-cell>
          <table:table-cell table:formula="of:=[.H155]^2" office:value-type="float" office:value="0.6770492089">
            <text:p>0.6770492089</text:p>
          </table:table-cell>
          <table:table-cell table:formula="of:=[.I155]^2" office:value-type="float" office:value="0.558657584356">
            <text:p>0.558657584356</text:p>
          </table:table-cell>
          <table:table-cell/>
          <table:table-cell office:value-type="float" office:value="2.88281">
            <text:p>2.88281</text:p>
          </table:table-cell>
          <table:table-cell office:value-type="float" office:value="0.543701">
            <text:p>0.543701</text:p>
          </table:table-cell>
          <table:table-cell office:value-type="float" office:value="0.2762">
            <text:p>0.2762</text:p>
          </table:table-cell>
          <table:table-cell office:value-type="float" office:value="0.243279">
            <text:p>0.243279</text:p>
          </table:table-cell>
          <table:table-cell table:formula="of:=[.O155]^2" office:value-type="float" office:value="0.295610777401">
            <text:p>0.295610777401</text:p>
          </table:table-cell>
          <table:table-cell table:formula="of:=[.P155]^2" office:value-type="float" office:value="0.07628644">
            <text:p>0.07628644</text:p>
          </table:table-cell>
          <table:table-cell table:formula="of:=[.Q155]^2" office:value-type="float" office:value="0.059184671841">
            <text:p>0.059184671841</text:p>
          </table:table-cell>
        </table:table-row>
        <table:table-row table:style-name="ro1">
          <table:table-cell office:value-type="float" office:value="2.89844">
            <text:p>2.89844</text:p>
          </table:table-cell>
          <table:table-cell office:value-type="float" office:value="0.621965">
            <text:p>0.621965</text:p>
          </table:table-cell>
          <table:table-cell office:value-type="float" office:value="0.747783">
            <text:p>0.747783</text:p>
          </table:table-cell>
          <table:table-cell office:value-type="float" office:value="0.749525">
            <text:p>0.749525</text:p>
          </table:table-cell>
          <table:table-cell/>
          <table:table-cell office:value-type="float" office:value="2.89844">
            <text:p>2.89844</text:p>
          </table:table-cell>
          <table:table-cell office:value-type="float" office:value="0.697857">
            <text:p>0.697857</text:p>
          </table:table-cell>
          <table:table-cell office:value-type="float" office:value="0.819619">
            <text:p>0.819619</text:p>
          </table:table-cell>
          <table:table-cell office:value-type="float" office:value="0.747145">
            <text:p>0.747145</text:p>
          </table:table-cell>
          <table:table-cell table:formula="of:=[.G156]^2" office:value-type="float" office:value="0.487004392449">
            <text:p>0.487004392449</text:p>
          </table:table-cell>
          <table:table-cell table:formula="of:=[.H156]^2" office:value-type="float" office:value="0.671775305161">
            <text:p>0.671775305161</text:p>
          </table:table-cell>
          <table:table-cell table:formula="of:=[.I156]^2" office:value-type="float" office:value="0.558225651025">
            <text:p>0.558225651025</text:p>
          </table:table-cell>
          <table:table-cell/>
          <table:table-cell office:value-type="float" office:value="2.89844">
            <text:p>2.89844</text:p>
          </table:table-cell>
          <table:table-cell office:value-type="float" office:value="0.541838">
            <text:p>0.541838</text:p>
          </table:table-cell>
          <table:table-cell office:value-type="float" office:value="0.277467">
            <text:p>0.277467</text:p>
          </table:table-cell>
          <table:table-cell office:value-type="float" office:value="0.245961">
            <text:p>0.245961</text:p>
          </table:table-cell>
          <table:table-cell table:formula="of:=[.O156]^2" office:value-type="float" office:value="0.293588418244">
            <text:p>0.293588418244</text:p>
          </table:table-cell>
          <table:table-cell table:formula="of:=[.P156]^2" office:value-type="float" office:value="0.076987936089">
            <text:p>0.076987936089</text:p>
          </table:table-cell>
          <table:table-cell table:formula="of:=[.Q156]^2" office:value-type="float" office:value="0.060496813521">
            <text:p>0.060496813521</text:p>
          </table:table-cell>
        </table:table-row>
        <table:table-row table:style-name="ro1">
          <table:table-cell office:value-type="float" office:value="2.91406">
            <text:p>2.91406</text:p>
          </table:table-cell>
          <table:table-cell office:value-type="float" office:value="0.626737">
            <text:p>0.626737</text:p>
          </table:table-cell>
          <table:table-cell office:value-type="float" office:value="0.75036">
            <text:p>0.75036</text:p>
          </table:table-cell>
          <table:table-cell office:value-type="float" office:value="0.752568">
            <text:p>0.752568</text:p>
          </table:table-cell>
          <table:table-cell/>
          <table:table-cell office:value-type="float" office:value="2.91406">
            <text:p>2.91406</text:p>
          </table:table-cell>
          <table:table-cell office:value-type="float" office:value="0.696284">
            <text:p>0.696284</text:p>
          </table:table-cell>
          <table:table-cell office:value-type="float" office:value="0.816861">
            <text:p>0.816861</text:p>
          </table:table-cell>
          <table:table-cell office:value-type="float" office:value="0.745562">
            <text:p>0.745562</text:p>
          </table:table-cell>
          <table:table-cell table:formula="of:=[.G157]^2" office:value-type="float" office:value="0.484811408656">
            <text:p>0.484811408656</text:p>
          </table:table-cell>
          <table:table-cell table:formula="of:=[.H157]^2" office:value-type="float" office:value="0.667261893321">
            <text:p>0.667261893321</text:p>
          </table:table-cell>
          <table:table-cell table:formula="of:=[.I157]^2" office:value-type="float" office:value="0.555862695844">
            <text:p>0.555862695844</text:p>
          </table:table-cell>
          <table:table-cell/>
          <table:table-cell office:value-type="float" office:value="2.91406">
            <text:p>2.91406</text:p>
          </table:table-cell>
          <table:table-cell office:value-type="float" office:value="0.538899">
            <text:p>0.538899</text:p>
          </table:table-cell>
          <table:table-cell office:value-type="float" office:value="0.275162">
            <text:p>0.275162</text:p>
          </table:table-cell>
          <table:table-cell office:value-type="float" office:value="0.248062">
            <text:p>0.248062</text:p>
          </table:table-cell>
          <table:table-cell table:formula="of:=[.O157]^2" office:value-type="float" office:value="0.290412132201">
            <text:p>0.290412132201</text:p>
          </table:table-cell>
          <table:table-cell table:formula="of:=[.P157]^2" office:value-type="float" office:value="0.075714126244">
            <text:p>0.075714126244</text:p>
          </table:table-cell>
          <table:table-cell table:formula="of:=[.Q157]^2" office:value-type="float" office:value="0.061534755844">
            <text:p>0.061534755844</text:p>
          </table:table-cell>
        </table:table-row>
        <table:table-row table:style-name="ro1">
          <table:table-cell office:value-type="float" office:value="2.92969">
            <text:p>2.92969</text:p>
          </table:table-cell>
          <table:table-cell office:value-type="float" office:value="0.632505">
            <text:p>0.632505</text:p>
          </table:table-cell>
          <table:table-cell office:value-type="float" office:value="0.750558">
            <text:p>0.750558</text:p>
          </table:table-cell>
          <table:table-cell office:value-type="float" office:value="0.755158">
            <text:p>0.755158</text:p>
          </table:table-cell>
          <table:table-cell/>
          <table:table-cell office:value-type="float" office:value="2.92969">
            <text:p>2.92969</text:p>
          </table:table-cell>
          <table:table-cell office:value-type="float" office:value="0.694387">
            <text:p>0.694387</text:p>
          </table:table-cell>
          <table:table-cell office:value-type="float" office:value="0.816578">
            <text:p>0.816578</text:p>
          </table:table-cell>
          <table:table-cell office:value-type="float" office:value="0.742092">
            <text:p>0.742092</text:p>
          </table:table-cell>
          <table:table-cell table:formula="of:=[.G158]^2" office:value-type="float" office:value="0.482173305769">
            <text:p>0.482173305769</text:p>
          </table:table-cell>
          <table:table-cell table:formula="of:=[.H158]^2" office:value-type="float" office:value="0.666799630084">
            <text:p>0.666799630084</text:p>
          </table:table-cell>
          <table:table-cell table:formula="of:=[.I158]^2" office:value-type="float" office:value="0.550700536464">
            <text:p>0.550700536464</text:p>
          </table:table-cell>
          <table:table-cell/>
          <table:table-cell office:value-type="float" office:value="2.92969">
            <text:p>2.92969</text:p>
          </table:table-cell>
          <table:table-cell office:value-type="float" office:value="0.538459">
            <text:p>0.538459</text:p>
          </table:table-cell>
          <table:table-cell office:value-type="float" office:value="0.269764">
            <text:p>0.269764</text:p>
          </table:table-cell>
          <table:table-cell office:value-type="float" office:value="0.250864">
            <text:p>0.250864</text:p>
          </table:table-cell>
          <table:table-cell table:formula="of:=[.O158]^2" office:value-type="float" office:value="0.289938094681">
            <text:p>0.289938094681</text:p>
          </table:table-cell>
          <table:table-cell table:formula="of:=[.P158]^2" office:value-type="float" office:value="0.072772615696">
            <text:p>0.072772615696</text:p>
          </table:table-cell>
          <table:table-cell table:formula="of:=[.Q158]^2" office:value-type="float" office:value="0.062932746496">
            <text:p>0.062932746496</text:p>
          </table:table-cell>
        </table:table-row>
        <table:table-row table:style-name="ro1">
          <table:table-cell office:value-type="float" office:value="2.94531">
            <text:p>2.94531</text:p>
          </table:table-cell>
          <table:table-cell office:value-type="float" office:value="0.63532">
            <text:p>0.63532</text:p>
          </table:table-cell>
          <table:table-cell office:value-type="float" office:value="0.748783">
            <text:p>0.748783</text:p>
          </table:table-cell>
          <table:table-cell office:value-type="float" office:value="0.755572">
            <text:p>0.755572</text:p>
          </table:table-cell>
          <table:table-cell/>
          <table:table-cell office:value-type="float" office:value="2.94531">
            <text:p>2.94531</text:p>
          </table:table-cell>
          <table:table-cell office:value-type="float" office:value="0.692957">
            <text:p>0.692957</text:p>
          </table:table-cell>
          <table:table-cell office:value-type="float" office:value="0.816207">
            <text:p>0.816207</text:p>
          </table:table-cell>
          <table:table-cell office:value-type="float" office:value="0.74117">
            <text:p>0.74117</text:p>
          </table:table-cell>
          <table:table-cell table:formula="of:=[.G159]^2" office:value-type="float" office:value="0.480189403849">
            <text:p>0.480189403849</text:p>
          </table:table-cell>
          <table:table-cell table:formula="of:=[.H159]^2" office:value-type="float" office:value="0.666193866849">
            <text:p>0.666193866849</text:p>
          </table:table-cell>
          <table:table-cell table:formula="of:=[.I159]^2" office:value-type="float" office:value="0.5493329689">
            <text:p>0.5493329689</text:p>
          </table:table-cell>
          <table:table-cell/>
          <table:table-cell office:value-type="float" office:value="2.94531">
            <text:p>2.94531</text:p>
          </table:table-cell>
          <table:table-cell office:value-type="float" office:value="0.538011">
            <text:p>0.538011</text:p>
          </table:table-cell>
          <table:table-cell office:value-type="float" office:value="0.269547">
            <text:p>0.269547</text:p>
          </table:table-cell>
          <table:table-cell office:value-type="float" office:value="0.252535">
            <text:p>0.252535</text:p>
          </table:table-cell>
          <table:table-cell table:formula="of:=[.O159]^2" office:value-type="float" office:value="0.289455836121">
            <text:p>0.289455836121</text:p>
          </table:table-cell>
          <table:table-cell table:formula="of:=[.P159]^2" office:value-type="float" office:value="0.072655585209">
            <text:p>0.072655585209</text:p>
          </table:table-cell>
          <table:table-cell table:formula="of:=[.Q159]^2" office:value-type="float" office:value="0.063773926225">
            <text:p>0.063773926225</text:p>
          </table:table-cell>
        </table:table-row>
        <table:table-row table:style-name="ro1">
          <table:table-cell office:value-type="float" office:value="2.96094">
            <text:p>2.96094</text:p>
          </table:table-cell>
          <table:table-cell office:value-type="float" office:value="0.635575">
            <text:p>0.635575</text:p>
          </table:table-cell>
          <table:table-cell office:value-type="float" office:value="0.748333">
            <text:p>0.748333</text:p>
          </table:table-cell>
          <table:table-cell office:value-type="float" office:value="0.752883">
            <text:p>0.752883</text:p>
          </table:table-cell>
          <table:table-cell/>
          <table:table-cell office:value-type="float" office:value="2.96094">
            <text:p>2.96094</text:p>
          </table:table-cell>
          <table:table-cell office:value-type="float" office:value="0.691367">
            <text:p>0.691367</text:p>
          </table:table-cell>
          <table:table-cell office:value-type="float" office:value="0.814321">
            <text:p>0.814321</text:p>
          </table:table-cell>
          <table:table-cell office:value-type="float" office:value="0.743414">
            <text:p>0.743414</text:p>
          </table:table-cell>
          <table:table-cell table:formula="of:=[.G160]^2" office:value-type="float" office:value="0.477988328689">
            <text:p>0.477988328689</text:p>
          </table:table-cell>
          <table:table-cell table:formula="of:=[.H160]^2" office:value-type="float" office:value="0.663118691041">
            <text:p>0.663118691041</text:p>
          </table:table-cell>
          <table:table-cell table:formula="of:=[.I160]^2" office:value-type="float" office:value="0.552664375396">
            <text:p>0.552664375396</text:p>
          </table:table-cell>
          <table:table-cell/>
          <table:table-cell office:value-type="float" office:value="2.96094">
            <text:p>2.96094</text:p>
          </table:table-cell>
          <table:table-cell office:value-type="float" office:value="0.536056">
            <text:p>0.536056</text:p>
          </table:table-cell>
          <table:table-cell office:value-type="float" office:value="0.273032">
            <text:p>0.273032</text:p>
          </table:table-cell>
          <table:table-cell office:value-type="float" office:value="0.251274">
            <text:p>0.251274</text:p>
          </table:table-cell>
          <table:table-cell table:formula="of:=[.O160]^2" office:value-type="float" office:value="0.287356035136">
            <text:p>0.287356035136</text:p>
          </table:table-cell>
          <table:table-cell table:formula="of:=[.P160]^2" office:value-type="float" office:value="0.074546473024">
            <text:p>0.074546473024</text:p>
          </table:table-cell>
          <table:table-cell table:formula="of:=[.Q160]^2" office:value-type="float" office:value="0.063138623076">
            <text:p>0.063138623076</text:p>
          </table:table-cell>
        </table:table-row>
        <table:table-row table:style-name="ro1">
          <table:table-cell office:value-type="float" office:value="2.97656">
            <text:p>2.97656</text:p>
          </table:table-cell>
          <table:table-cell office:value-type="float" office:value="0.637145">
            <text:p>0.637145</text:p>
          </table:table-cell>
          <table:table-cell office:value-type="float" office:value="0.749943">
            <text:p>0.749943</text:p>
          </table:table-cell>
          <table:table-cell office:value-type="float" office:value="0.748372">
            <text:p>0.748372</text:p>
          </table:table-cell>
          <table:table-cell/>
          <table:table-cell office:value-type="float" office:value="2.97656">
            <text:p>2.97656</text:p>
          </table:table-cell>
          <table:table-cell office:value-type="float" office:value="0.689297">
            <text:p>0.689297</text:p>
          </table:table-cell>
          <table:table-cell office:value-type="float" office:value="0.809869">
            <text:p>0.809869</text:p>
          </table:table-cell>
          <table:table-cell office:value-type="float" office:value="0.745109">
            <text:p>0.745109</text:p>
          </table:table-cell>
          <table:table-cell table:formula="of:=[.G161]^2" office:value-type="float" office:value="0.475130354209">
            <text:p>0.475130354209</text:p>
          </table:table-cell>
          <table:table-cell table:formula="of:=[.H161]^2" office:value-type="float" office:value="0.655887797161">
            <text:p>0.655887797161</text:p>
          </table:table-cell>
          <table:table-cell table:formula="of:=[.I161]^2" office:value-type="float" office:value="0.555187421881">
            <text:p>0.555187421881</text:p>
          </table:table-cell>
          <table:table-cell/>
          <table:table-cell office:value-type="float" office:value="2.97656">
            <text:p>2.97656</text:p>
          </table:table-cell>
          <table:table-cell office:value-type="float" office:value="0.533659">
            <text:p>0.533659</text:p>
          </table:table-cell>
          <table:table-cell office:value-type="float" office:value="0.277501">
            <text:p>0.277501</text:p>
          </table:table-cell>
          <table:table-cell office:value-type="float" office:value="0.248064">
            <text:p>0.248064</text:p>
          </table:table-cell>
          <table:table-cell table:formula="of:=[.O161]^2" office:value-type="float" office:value="0.284791928281">
            <text:p>0.284791928281</text:p>
          </table:table-cell>
          <table:table-cell table:formula="of:=[.P161]^2" office:value-type="float" office:value="0.077006805001">
            <text:p>0.077006805001</text:p>
          </table:table-cell>
          <table:table-cell table:formula="of:=[.Q161]^2" office:value-type="float" office:value="0.061535748096">
            <text:p>0.061535748096</text:p>
          </table:table-cell>
        </table:table-row>
        <table:table-row table:style-name="ro1">
          <table:table-cell office:value-type="float" office:value="2.99219">
            <text:p>2.99219</text:p>
          </table:table-cell>
          <table:table-cell office:value-type="float" office:value="0.639598">
            <text:p>0.639598</text:p>
          </table:table-cell>
          <table:table-cell office:value-type="float" office:value="0.75017">
            <text:p>0.75017</text:p>
          </table:table-cell>
          <table:table-cell office:value-type="float" office:value="0.745165">
            <text:p>0.745165</text:p>
          </table:table-cell>
          <table:table-cell/>
          <table:table-cell office:value-type="float" office:value="2.99219">
            <text:p>2.99219</text:p>
          </table:table-cell>
          <table:table-cell office:value-type="float" office:value="0.687736">
            <text:p>0.687736</text:p>
          </table:table-cell>
          <table:table-cell office:value-type="float" office:value="0.806218">
            <text:p>0.806218</text:p>
          </table:table-cell>
          <table:table-cell office:value-type="float" office:value="0.744389">
            <text:p>0.744389</text:p>
          </table:table-cell>
          <table:table-cell table:formula="of:=[.G162]^2" office:value-type="float" office:value="0.472980805696">
            <text:p>0.472980805696</text:p>
          </table:table-cell>
          <table:table-cell table:formula="of:=[.H162]^2" office:value-type="float" office:value="0.649987463524">
            <text:p>0.649987463524</text:p>
          </table:table-cell>
          <table:table-cell table:formula="of:=[.I162]^2" office:value-type="float" office:value="0.554114983321">
            <text:p>0.554114983321</text:p>
          </table:table-cell>
          <table:table-cell/>
          <table:table-cell office:value-type="float" office:value="2.99219">
            <text:p>2.99219</text:p>
          </table:table-cell>
          <table:table-cell office:value-type="float" office:value="0.53219">
            <text:p>0.53219</text:p>
          </table:table-cell>
          <table:table-cell office:value-type="float" office:value="0.279866">
            <text:p>0.279866</text:p>
          </table:table-cell>
          <table:table-cell office:value-type="float" office:value="0.247248">
            <text:p>0.247248</text:p>
          </table:table-cell>
          <table:table-cell table:formula="of:=[.O162]^2" office:value-type="float" office:value="0.2832261961">
            <text:p>0.2832261961</text:p>
          </table:table-cell>
          <table:table-cell table:formula="of:=[.P162]^2" office:value-type="float" office:value="0.078324977956">
            <text:p>0.078324977956</text:p>
          </table:table-cell>
          <table:table-cell table:formula="of:=[.Q162]^2" office:value-type="float" office:value="0.061131573504">
            <text:p>0.061131573504</text:p>
          </table:table-cell>
        </table:table-row>
        <table:table-row table:style-name="ro1">
          <table:table-cell office:value-type="float" office:value="3.00781">
            <text:p>3.00781</text:p>
          </table:table-cell>
          <table:table-cell office:value-type="float" office:value="0.64065">
            <text:p>0.64065</text:p>
          </table:table-cell>
          <table:table-cell office:value-type="float" office:value="0.74924">
            <text:p>0.74924</text:p>
          </table:table-cell>
          <table:table-cell office:value-type="float" office:value="0.743937">
            <text:p>0.743937</text:p>
          </table:table-cell>
          <table:table-cell/>
          <table:table-cell office:value-type="float" office:value="3.00781">
            <text:p>3.00781</text:p>
          </table:table-cell>
          <table:table-cell office:value-type="float" office:value="0.685938">
            <text:p>0.685938</text:p>
          </table:table-cell>
          <table:table-cell office:value-type="float" office:value="0.806234">
            <text:p>0.806234</text:p>
          </table:table-cell>
          <table:table-cell office:value-type="float" office:value="0.741756">
            <text:p>0.741756</text:p>
          </table:table-cell>
          <table:table-cell table:formula="of:=[.G163]^2" office:value-type="float" office:value="0.470510939844">
            <text:p>0.470510939844</text:p>
          </table:table-cell>
          <table:table-cell table:formula="of:=[.H163]^2" office:value-type="float" office:value="0.650013262756">
            <text:p>0.650013262756</text:p>
          </table:table-cell>
          <table:table-cell table:formula="of:=[.I163]^2" office:value-type="float" office:value="0.550201963536">
            <text:p>0.550201963536</text:p>
          </table:table-cell>
          <table:table-cell/>
          <table:table-cell office:value-type="float" office:value="3.00781">
            <text:p>3.00781</text:p>
          </table:table-cell>
          <table:table-cell office:value-type="float" office:value="0.531565">
            <text:p>0.531565</text:p>
          </table:table-cell>
          <table:table-cell office:value-type="float" office:value="0.282492">
            <text:p>0.282492</text:p>
          </table:table-cell>
          <table:table-cell office:value-type="float" office:value="0.249266">
            <text:p>0.249266</text:p>
          </table:table-cell>
          <table:table-cell table:formula="of:=[.O163]^2" office:value-type="float" office:value="0.282561349225">
            <text:p>0.282561349225</text:p>
          </table:table-cell>
          <table:table-cell table:formula="of:=[.P163]^2" office:value-type="float" office:value="0.079801730064">
            <text:p>0.079801730064</text:p>
          </table:table-cell>
          <table:table-cell table:formula="of:=[.Q163]^2" office:value-type="float" office:value="0.062133538756">
            <text:p>0.062133538756</text:p>
          </table:table-cell>
        </table:table-row>
        <table:table-row table:style-name="ro1">
          <table:table-cell office:value-type="float" office:value="3.02344">
            <text:p>3.02344</text:p>
          </table:table-cell>
          <table:table-cell office:value-type="float" office:value="0.642355">
            <text:p>0.642355</text:p>
          </table:table-cell>
          <table:table-cell office:value-type="float" office:value="0.750048">
            <text:p>0.750048</text:p>
          </table:table-cell>
          <table:table-cell office:value-type="float" office:value="0.74422">
            <text:p>0.74422</text:p>
          </table:table-cell>
          <table:table-cell/>
          <table:table-cell office:value-type="float" office:value="3.02344">
            <text:p>3.02344</text:p>
          </table:table-cell>
          <table:table-cell office:value-type="float" office:value="0.683084">
            <text:p>0.683084</text:p>
          </table:table-cell>
          <table:table-cell office:value-type="float" office:value="0.80733">
            <text:p>0.80733</text:p>
          </table:table-cell>
          <table:table-cell office:value-type="float" office:value="0.737828">
            <text:p>0.737828</text:p>
          </table:table-cell>
          <table:table-cell table:formula="of:=[.G164]^2" office:value-type="float" office:value="0.466603751056">
            <text:p>0.466603751056</text:p>
          </table:table-cell>
          <table:table-cell table:formula="of:=[.H164]^2" office:value-type="float" office:value="0.6517817289">
            <text:p>0.6517817289</text:p>
          </table:table-cell>
          <table:table-cell table:formula="of:=[.I164]^2" office:value-type="float" office:value="0.544390157584">
            <text:p>0.544390157584</text:p>
          </table:table-cell>
          <table:table-cell/>
          <table:table-cell office:value-type="float" office:value="3.02344">
            <text:p>3.02344</text:p>
          </table:table-cell>
          <table:table-cell office:value-type="float" office:value="0.530355">
            <text:p>0.530355</text:p>
          </table:table-cell>
          <table:table-cell office:value-type="float" office:value="0.283949">
            <text:p>0.283949</text:p>
          </table:table-cell>
          <table:table-cell office:value-type="float" office:value="0.251846">
            <text:p>0.251846</text:p>
          </table:table-cell>
          <table:table-cell table:formula="of:=[.O164]^2" office:value-type="float" office:value="0.281276426025">
            <text:p>0.281276426025</text:p>
          </table:table-cell>
          <table:table-cell table:formula="of:=[.P164]^2" office:value-type="float" office:value="0.080627034601">
            <text:p>0.080627034601</text:p>
          </table:table-cell>
          <table:table-cell table:formula="of:=[.Q164]^2" office:value-type="float" office:value="0.063426407716">
            <text:p>0.063426407716</text:p>
          </table:table-cell>
        </table:table-row>
        <table:table-row table:style-name="ro1">
          <table:table-cell office:value-type="float" office:value="3.03906">
            <text:p>3.03906</text:p>
          </table:table-cell>
          <table:table-cell office:value-type="float" office:value="0.645545">
            <text:p>0.645545</text:p>
          </table:table-cell>
          <table:table-cell office:value-type="float" office:value="0.750988">
            <text:p>0.750988</text:p>
          </table:table-cell>
          <table:table-cell office:value-type="float" office:value="0.745505">
            <text:p>0.745505</text:p>
          </table:table-cell>
          <table:table-cell/>
          <table:table-cell office:value-type="float" office:value="3.03906">
            <text:p>3.03906</text:p>
          </table:table-cell>
          <table:table-cell office:value-type="float" office:value="0.681152">
            <text:p>0.681152</text:p>
          </table:table-cell>
          <table:table-cell office:value-type="float" office:value="0.805764">
            <text:p>0.805764</text:p>
          </table:table-cell>
          <table:table-cell office:value-type="float" office:value="0.73555">
            <text:p>0.73555</text:p>
          </table:table-cell>
          <table:table-cell table:formula="of:=[.G165]^2" office:value-type="float" office:value="0.463968047104">
            <text:p>0.463968047104</text:p>
          </table:table-cell>
          <table:table-cell table:formula="of:=[.H165]^2" office:value-type="float" office:value="0.649255623696">
            <text:p>0.649255623696</text:p>
          </table:table-cell>
          <table:table-cell table:formula="of:=[.I165]^2" office:value-type="float" office:value="0.5410338025">
            <text:p>0.5410338025</text:p>
          </table:table-cell>
          <table:table-cell/>
          <table:table-cell office:value-type="float" office:value="3.03906">
            <text:p>3.03906</text:p>
          </table:table-cell>
          <table:table-cell office:value-type="float" office:value="0.528986">
            <text:p>0.528986</text:p>
          </table:table-cell>
          <table:table-cell office:value-type="float" office:value="0.282155">
            <text:p>0.282155</text:p>
          </table:table-cell>
          <table:table-cell office:value-type="float" office:value="0.253095">
            <text:p>0.253095</text:p>
          </table:table-cell>
          <table:table-cell table:formula="of:=[.O165]^2" office:value-type="float" office:value="0.279826188196">
            <text:p>0.279826188196</text:p>
          </table:table-cell>
          <table:table-cell table:formula="of:=[.P165]^2" office:value-type="float" office:value="0.079611444025">
            <text:p>0.079611444025</text:p>
          </table:table-cell>
          <table:table-cell table:formula="of:=[.Q165]^2" office:value-type="float" office:value="0.064057079025">
            <text:p>0.064057079025</text:p>
          </table:table-cell>
        </table:table-row>
        <table:table-row table:style-name="ro1">
          <table:table-cell office:value-type="float" office:value="3.05469">
            <text:p>3.05469</text:p>
          </table:table-cell>
          <table:table-cell office:value-type="float" office:value="0.646338">
            <text:p>0.646338</text:p>
          </table:table-cell>
          <table:table-cell office:value-type="float" office:value="0.750152">
            <text:p>0.750152</text:p>
          </table:table-cell>
          <table:table-cell office:value-type="float" office:value="0.745995">
            <text:p>0.745995</text:p>
          </table:table-cell>
          <table:table-cell/>
          <table:table-cell office:value-type="float" office:value="3.05469">
            <text:p>3.05469</text:p>
          </table:table-cell>
          <table:table-cell office:value-type="float" office:value="0.680508">
            <text:p>0.680508</text:p>
          </table:table-cell>
          <table:table-cell office:value-type="float" office:value="0.80559">
            <text:p>0.80559</text:p>
          </table:table-cell>
          <table:table-cell office:value-type="float" office:value="0.736532">
            <text:p>0.736532</text:p>
          </table:table-cell>
          <table:table-cell table:formula="of:=[.G166]^2" office:value-type="float" office:value="0.463091138064">
            <text:p>0.463091138064</text:p>
          </table:table-cell>
          <table:table-cell table:formula="of:=[.H166]^2" office:value-type="float" office:value="0.6489752481">
            <text:p>0.6489752481</text:p>
          </table:table-cell>
          <table:table-cell table:formula="of:=[.I166]^2" office:value-type="float" office:value="0.542479387024">
            <text:p>0.542479387024</text:p>
          </table:table-cell>
          <table:table-cell/>
          <table:table-cell office:value-type="float" office:value="3.05469">
            <text:p>3.05469</text:p>
          </table:table-cell>
          <table:table-cell office:value-type="float" office:value="0.528835">
            <text:p>0.528835</text:p>
          </table:table-cell>
          <table:table-cell office:value-type="float" office:value="0.282657">
            <text:p>0.282657</text:p>
          </table:table-cell>
          <table:table-cell office:value-type="float" office:value="0.252167">
            <text:p>0.252167</text:p>
          </table:table-cell>
          <table:table-cell table:formula="of:=[.O166]^2" office:value-type="float" office:value="0.279666457225">
            <text:p>0.279666457225</text:p>
          </table:table-cell>
          <table:table-cell table:formula="of:=[.P166]^2" office:value-type="float" office:value="0.079894979649">
            <text:p>0.079894979649</text:p>
          </table:table-cell>
          <table:table-cell table:formula="of:=[.Q166]^2" office:value-type="float" office:value="0.063588195889">
            <text:p>0.063588195889</text:p>
          </table:table-cell>
        </table:table-row>
        <table:table-row table:style-name="ro1">
          <table:table-cell office:value-type="float" office:value="3.07031">
            <text:p>3.07031</text:p>
          </table:table-cell>
          <table:table-cell office:value-type="float" office:value="0.645352">
            <text:p>0.645352</text:p>
          </table:table-cell>
          <table:table-cell office:value-type="float" office:value="0.750333">
            <text:p>0.750333</text:p>
          </table:table-cell>
          <table:table-cell office:value-type="float" office:value="0.746437">
            <text:p>0.746437</text:p>
          </table:table-cell>
          <table:table-cell/>
          <table:table-cell office:value-type="float" office:value="3.07031">
            <text:p>3.07031</text:p>
          </table:table-cell>
          <table:table-cell office:value-type="float" office:value="0.678863">
            <text:p>0.678863</text:p>
          </table:table-cell>
          <table:table-cell office:value-type="float" office:value="0.807585">
            <text:p>0.807585</text:p>
          </table:table-cell>
          <table:table-cell office:value-type="float" office:value="0.738161">
            <text:p>0.738161</text:p>
          </table:table-cell>
          <table:table-cell table:formula="of:=[.G167]^2" office:value-type="float" office:value="0.460854972769">
            <text:p>0.460854972769</text:p>
          </table:table-cell>
          <table:table-cell table:formula="of:=[.H167]^2" office:value-type="float" office:value="0.652193532225">
            <text:p>0.652193532225</text:p>
          </table:table-cell>
          <table:table-cell table:formula="of:=[.I167]^2" office:value-type="float" office:value="0.544881661921">
            <text:p>0.544881661921</text:p>
          </table:table-cell>
          <table:table-cell/>
          <table:table-cell office:value-type="float" office:value="3.07031">
            <text:p>3.07031</text:p>
          </table:table-cell>
          <table:table-cell office:value-type="float" office:value="0.527697">
            <text:p>0.527697</text:p>
          </table:table-cell>
          <table:table-cell office:value-type="float" office:value="0.282592">
            <text:p>0.282592</text:p>
          </table:table-cell>
          <table:table-cell office:value-type="float" office:value="0.252172">
            <text:p>0.252172</text:p>
          </table:table-cell>
          <table:table-cell table:formula="of:=[.O167]^2" office:value-type="float" office:value="0.278464123809">
            <text:p>0.278464123809</text:p>
          </table:table-cell>
          <table:table-cell table:formula="of:=[.P167]^2" office:value-type="float" office:value="0.079858238464">
            <text:p>0.079858238464</text:p>
          </table:table-cell>
          <table:table-cell table:formula="of:=[.Q167]^2" office:value-type="float" office:value="0.063590717584">
            <text:p>0.063590717584</text:p>
          </table:table-cell>
        </table:table-row>
        <table:table-row table:style-name="ro1">
          <table:table-cell office:value-type="float" office:value="3.08594">
            <text:p>3.08594</text:p>
          </table:table-cell>
          <table:table-cell office:value-type="float" office:value="0.646745">
            <text:p>0.646745</text:p>
          </table:table-cell>
          <table:table-cell office:value-type="float" office:value="0.75055">
            <text:p>0.75055</text:p>
          </table:table-cell>
          <table:table-cell office:value-type="float" office:value="0.747922">
            <text:p>0.747922</text:p>
          </table:table-cell>
          <table:table-cell/>
          <table:table-cell office:value-type="float" office:value="3.08594">
            <text:p>3.08594</text:p>
          </table:table-cell>
          <table:table-cell office:value-type="float" office:value="0.676638">
            <text:p>0.676638</text:p>
          </table:table-cell>
          <table:table-cell office:value-type="float" office:value="0.805877">
            <text:p>0.805877</text:p>
          </table:table-cell>
          <table:table-cell office:value-type="float" office:value="0.736667">
            <text:p>0.736667</text:p>
          </table:table-cell>
          <table:table-cell table:formula="of:=[.G168]^2" office:value-type="float" office:value="0.457838983044">
            <text:p>0.457838983044</text:p>
          </table:table-cell>
          <table:table-cell table:formula="of:=[.H168]^2" office:value-type="float" office:value="0.649437739129">
            <text:p>0.649437739129</text:p>
          </table:table-cell>
          <table:table-cell table:formula="of:=[.I168]^2" office:value-type="float" office:value="0.542678268889">
            <text:p>0.542678268889</text:p>
          </table:table-cell>
          <table:table-cell/>
          <table:table-cell office:value-type="float" office:value="3.08594">
            <text:p>3.08594</text:p>
          </table:table-cell>
          <table:table-cell office:value-type="float" office:value="0.52651">
            <text:p>0.52651</text:p>
          </table:table-cell>
          <table:table-cell office:value-type="float" office:value="0.283061">
            <text:p>0.283061</text:p>
          </table:table-cell>
          <table:table-cell office:value-type="float" office:value="0.251045">
            <text:p>0.251045</text:p>
          </table:table-cell>
          <table:table-cell table:formula="of:=[.O168]^2" office:value-type="float" office:value="0.2772127801">
            <text:p>0.2772127801</text:p>
          </table:table-cell>
          <table:table-cell table:formula="of:=[.P168]^2" office:value-type="float" office:value="0.080123529721">
            <text:p>0.080123529721</text:p>
          </table:table-cell>
          <table:table-cell table:formula="of:=[.Q168]^2" office:value-type="float" office:value="0.063023592025">
            <text:p>0.063023592025</text:p>
          </table:table-cell>
        </table:table-row>
        <table:table-row table:style-name="ro1">
          <table:table-cell office:value-type="float" office:value="3.10156">
            <text:p>3.10156</text:p>
          </table:table-cell>
          <table:table-cell office:value-type="float" office:value="0.648093">
            <text:p>0.648093</text:p>
          </table:table-cell>
          <table:table-cell office:value-type="float" office:value="0.747092">
            <text:p>0.747092</text:p>
          </table:table-cell>
          <table:table-cell office:value-type="float" office:value="0.747463">
            <text:p>0.747463</text:p>
          </table:table-cell>
          <table:table-cell/>
          <table:table-cell office:value-type="float" office:value="3.10156">
            <text:p>3.10156</text:p>
          </table:table-cell>
          <table:table-cell office:value-type="float" office:value="0.674705">
            <text:p>0.674705</text:p>
          </table:table-cell>
          <table:table-cell office:value-type="float" office:value="0.800952">
            <text:p>0.800952</text:p>
          </table:table-cell>
          <table:table-cell office:value-type="float" office:value="0.732286">
            <text:p>0.732286</text:p>
          </table:table-cell>
          <table:table-cell table:formula="of:=[.G169]^2" office:value-type="float" office:value="0.455226837025">
            <text:p>0.455226837025</text:p>
          </table:table-cell>
          <table:table-cell table:formula="of:=[.H169]^2" office:value-type="float" office:value="0.641524106304">
            <text:p>0.641524106304</text:p>
          </table:table-cell>
          <table:table-cell table:formula="of:=[.I169]^2" office:value-type="float" office:value="0.536242785796">
            <text:p>0.536242785796</text:p>
          </table:table-cell>
          <table:table-cell/>
          <table:table-cell office:value-type="float" office:value="3.10156">
            <text:p>3.10156</text:p>
          </table:table-cell>
          <table:table-cell office:value-type="float" office:value="0.52593">
            <text:p>0.52593</text:p>
          </table:table-cell>
          <table:table-cell office:value-type="float" office:value="0.283131">
            <text:p>0.283131</text:p>
          </table:table-cell>
          <table:table-cell office:value-type="float" office:value="0.247452">
            <text:p>0.247452</text:p>
          </table:table-cell>
          <table:table-cell table:formula="of:=[.O169]^2" office:value-type="float" office:value="0.2766023649">
            <text:p>0.2766023649</text:p>
          </table:table-cell>
          <table:table-cell table:formula="of:=[.P169]^2" office:value-type="float" office:value="0.080163163161">
            <text:p>0.080163163161</text:p>
          </table:table-cell>
          <table:table-cell table:formula="of:=[.Q169]^2" office:value-type="float" office:value="0.061232492304">
            <text:p>0.061232492304</text:p>
          </table:table-cell>
        </table:table-row>
        <table:table-row table:style-name="ro1">
          <table:table-cell office:value-type="float" office:value="3.11719">
            <text:p>3.11719</text:p>
          </table:table-cell>
          <table:table-cell office:value-type="float" office:value="0.6471">
            <text:p>0.6471</text:p>
          </table:table-cell>
          <table:table-cell office:value-type="float" office:value="0.743185">
            <text:p>0.743185</text:p>
          </table:table-cell>
          <table:table-cell office:value-type="float" office:value="0.7451">
            <text:p>0.7451</text:p>
          </table:table-cell>
          <table:table-cell/>
          <table:table-cell office:value-type="float" office:value="3.11719">
            <text:p>3.11719</text:p>
          </table:table-cell>
          <table:table-cell office:value-type="float" office:value="0.671901">
            <text:p>0.671901</text:p>
          </table:table-cell>
          <table:table-cell office:value-type="float" office:value="0.798452">
            <text:p>0.798452</text:p>
          </table:table-cell>
          <table:table-cell office:value-type="float" office:value="0.729797">
            <text:p>0.729797</text:p>
          </table:table-cell>
          <table:table-cell table:formula="of:=[.G170]^2" office:value-type="float" office:value="0.451450953801">
            <text:p>0.451450953801</text:p>
          </table:table-cell>
          <table:table-cell table:formula="of:=[.H170]^2" office:value-type="float" office:value="0.637525596304">
            <text:p>0.637525596304</text:p>
          </table:table-cell>
          <table:table-cell table:formula="of:=[.I170]^2" office:value-type="float" office:value="0.532603661209">
            <text:p>0.532603661209</text:p>
          </table:table-cell>
          <table:table-cell/>
          <table:table-cell office:value-type="float" office:value="3.11719">
            <text:p>3.11719</text:p>
          </table:table-cell>
          <table:table-cell office:value-type="float" office:value="0.524305">
            <text:p>0.524305</text:p>
          </table:table-cell>
          <table:table-cell office:value-type="float" office:value="0.28232">
            <text:p>0.28232</text:p>
          </table:table-cell>
          <table:table-cell office:value-type="float" office:value="0.247238">
            <text:p>0.247238</text:p>
          </table:table-cell>
          <table:table-cell table:formula="of:=[.O170]^2" office:value-type="float" office:value="0.274895733025">
            <text:p>0.274895733025</text:p>
          </table:table-cell>
          <table:table-cell table:formula="of:=[.P170]^2" office:value-type="float" office:value="0.0797045824">
            <text:p>0.0797045824</text:p>
          </table:table-cell>
          <table:table-cell table:formula="of:=[.Q170]^2" office:value-type="float" office:value="0.061126628644">
            <text:p>0.061126628644</text:p>
          </table:table-cell>
        </table:table-row>
        <table:table-row table:style-name="ro1">
          <table:table-cell office:value-type="float" office:value="3.13281">
            <text:p>3.13281</text:p>
          </table:table-cell>
          <table:table-cell office:value-type="float" office:value="0.649023">
            <text:p>0.649023</text:p>
          </table:table-cell>
          <table:table-cell office:value-type="float" office:value="0.742495">
            <text:p>0.742495</text:p>
          </table:table-cell>
          <table:table-cell office:value-type="float" office:value="0.74531">
            <text:p>0.74531</text:p>
          </table:table-cell>
          <table:table-cell/>
          <table:table-cell office:value-type="float" office:value="3.13281">
            <text:p>3.13281</text:p>
          </table:table-cell>
          <table:table-cell office:value-type="float" office:value="0.668915">
            <text:p>0.668915</text:p>
          </table:table-cell>
          <table:table-cell office:value-type="float" office:value="0.79916">
            <text:p>0.79916</text:p>
          </table:table-cell>
          <table:table-cell office:value-type="float" office:value="0.730813">
            <text:p>0.730813</text:p>
          </table:table-cell>
          <table:table-cell table:formula="of:=[.G171]^2" office:value-type="float" office:value="0.447447277225">
            <text:p>0.447447277225</text:p>
          </table:table-cell>
          <table:table-cell table:formula="of:=[.H171]^2" office:value-type="float" office:value="0.6386567056">
            <text:p>0.6386567056</text:p>
          </table:table-cell>
          <table:table-cell table:formula="of:=[.I171]^2" office:value-type="float" office:value="0.534087640969">
            <text:p>0.534087640969</text:p>
          </table:table-cell>
          <table:table-cell/>
          <table:table-cell office:value-type="float" office:value="3.13281">
            <text:p>3.13281</text:p>
          </table:table-cell>
          <table:table-cell office:value-type="float" office:value="0.522335">
            <text:p>0.522335</text:p>
          </table:table-cell>
          <table:table-cell office:value-type="float" office:value="0.281782">
            <text:p>0.281782</text:p>
          </table:table-cell>
          <table:table-cell office:value-type="float" office:value="0.250081">
            <text:p>0.250081</text:p>
          </table:table-cell>
          <table:table-cell table:formula="of:=[.O171]^2" office:value-type="float" office:value="0.272833852225">
            <text:p>0.272833852225</text:p>
          </table:table-cell>
          <table:table-cell table:formula="of:=[.P171]^2" office:value-type="float" office:value="0.079401095524">
            <text:p>0.079401095524</text:p>
          </table:table-cell>
          <table:table-cell table:formula="of:=[.Q171]^2" office:value-type="float" office:value="0.062540506561">
            <text:p>0.062540506561</text:p>
          </table:table-cell>
        </table:table-row>
        <table:table-row table:style-name="ro1">
          <table:table-cell office:value-type="float" office:value="3.14844">
            <text:p>3.14844</text:p>
          </table:table-cell>
          <table:table-cell office:value-type="float" office:value="0.653592">
            <text:p>0.653592</text:p>
          </table:table-cell>
          <table:table-cell office:value-type="float" office:value="0.742765">
            <text:p>0.742765</text:p>
          </table:table-cell>
          <table:table-cell office:value-type="float" office:value="0.748038">
            <text:p>0.748038</text:p>
          </table:table-cell>
          <table:table-cell/>
          <table:table-cell office:value-type="float" office:value="3.14844">
            <text:p>3.14844</text:p>
          </table:table-cell>
          <table:table-cell office:value-type="float" office:value="0.667941">
            <text:p>0.667941</text:p>
          </table:table-cell>
          <table:table-cell office:value-type="float" office:value="0.799742">
            <text:p>0.799742</text:p>
          </table:table-cell>
          <table:table-cell office:value-type="float" office:value="0.733196">
            <text:p>0.733196</text:p>
          </table:table-cell>
          <table:table-cell table:formula="of:=[.G172]^2" office:value-type="float" office:value="0.446145179481">
            <text:p>0.446145179481</text:p>
          </table:table-cell>
          <table:table-cell table:formula="of:=[.H172]^2" office:value-type="float" office:value="0.639587266564">
            <text:p>0.639587266564</text:p>
          </table:table-cell>
          <table:table-cell table:formula="of:=[.I172]^2" office:value-type="float" office:value="0.537576374416">
            <text:p>0.537576374416</text:p>
          </table:table-cell>
          <table:table-cell/>
          <table:table-cell office:value-type="float" office:value="3.14844">
            <text:p>3.14844</text:p>
          </table:table-cell>
          <table:table-cell office:value-type="float" office:value="0.521599">
            <text:p>0.521599</text:p>
          </table:table-cell>
          <table:table-cell office:value-type="float" office:value="0.283243">
            <text:p>0.283243</text:p>
          </table:table-cell>
          <table:table-cell office:value-type="float" office:value="0.251807">
            <text:p>0.251807</text:p>
          </table:table-cell>
          <table:table-cell table:formula="of:=[.O172]^2" office:value-type="float" office:value="0.272065516801">
            <text:p>0.272065516801</text:p>
          </table:table-cell>
          <table:table-cell table:formula="of:=[.P172]^2" office:value-type="float" office:value="0.080226597049">
            <text:p>0.080226597049</text:p>
          </table:table-cell>
          <table:table-cell table:formula="of:=[.Q172]^2" office:value-type="float" office:value="0.063406765249">
            <text:p>0.063406765249</text:p>
          </table:table-cell>
        </table:table-row>
        <table:table-row table:style-name="ro1">
          <table:table-cell office:value-type="float" office:value="3.16406">
            <text:p>3.16406</text:p>
          </table:table-cell>
          <table:table-cell office:value-type="float" office:value="0.654132">
            <text:p>0.654132</text:p>
          </table:table-cell>
          <table:table-cell office:value-type="float" office:value="0.741513">
            <text:p>0.741513</text:p>
          </table:table-cell>
          <table:table-cell office:value-type="float" office:value="0.750077">
            <text:p>0.750077</text:p>
          </table:table-cell>
          <table:table-cell/>
          <table:table-cell office:value-type="float" office:value="3.16406">
            <text:p>3.16406</text:p>
          </table:table-cell>
          <table:table-cell office:value-type="float" office:value="0.667831">
            <text:p>0.667831</text:p>
          </table:table-cell>
          <table:table-cell office:value-type="float" office:value="0.797849">
            <text:p>0.797849</text:p>
          </table:table-cell>
          <table:table-cell office:value-type="float" office:value="0.732426">
            <text:p>0.732426</text:p>
          </table:table-cell>
          <table:table-cell table:formula="of:=[.G173]^2" office:value-type="float" office:value="0.445998244561">
            <text:p>0.445998244561</text:p>
          </table:table-cell>
          <table:table-cell table:formula="of:=[.H173]^2" office:value-type="float" office:value="0.636563026801">
            <text:p>0.636563026801</text:p>
          </table:table-cell>
          <table:table-cell table:formula="of:=[.I173]^2" office:value-type="float" office:value="0.536447845476">
            <text:p>0.536447845476</text:p>
          </table:table-cell>
          <table:table-cell/>
          <table:table-cell office:value-type="float" office:value="3.16406">
            <text:p>3.16406</text:p>
          </table:table-cell>
          <table:table-cell office:value-type="float" office:value="0.520907">
            <text:p>0.520907</text:p>
          </table:table-cell>
          <table:table-cell office:value-type="float" office:value="0.285546">
            <text:p>0.285546</text:p>
          </table:table-cell>
          <table:table-cell office:value-type="float" office:value="0.254115">
            <text:p>0.254115</text:p>
          </table:table-cell>
          <table:table-cell table:formula="of:=[.O173]^2" office:value-type="float" office:value="0.271344102649">
            <text:p>0.271344102649</text:p>
          </table:table-cell>
          <table:table-cell table:formula="of:=[.P173]^2" office:value-type="float" office:value="0.081536518116">
            <text:p>0.081536518116</text:p>
          </table:table-cell>
          <table:table-cell table:formula="of:=[.Q173]^2" office:value-type="float" office:value="0.064574433225">
            <text:p>0.064574433225</text:p>
          </table:table-cell>
        </table:table-row>
        <table:table-row table:style-name="ro1">
          <table:table-cell office:value-type="float" office:value="3.17969">
            <text:p>3.17969</text:p>
          </table:table-cell>
          <table:table-cell office:value-type="float" office:value="0.651237">
            <text:p>0.651237</text:p>
          </table:table-cell>
          <table:table-cell office:value-type="float" office:value="0.739123">
            <text:p>0.739123</text:p>
          </table:table-cell>
          <table:table-cell office:value-type="float" office:value="0.751458">
            <text:p>0.751458</text:p>
          </table:table-cell>
          <table:table-cell/>
          <table:table-cell office:value-type="float" office:value="3.17969">
            <text:p>3.17969</text:p>
          </table:table-cell>
          <table:table-cell office:value-type="float" office:value="0.668283">
            <text:p>0.668283</text:p>
          </table:table-cell>
          <table:table-cell office:value-type="float" office:value="0.793426">
            <text:p>0.793426</text:p>
          </table:table-cell>
          <table:table-cell office:value-type="float" office:value="0.727675">
            <text:p>0.727675</text:p>
          </table:table-cell>
          <table:table-cell table:formula="of:=[.G174]^2" office:value-type="float" office:value="0.446602168089">
            <text:p>0.446602168089</text:p>
          </table:table-cell>
          <table:table-cell table:formula="of:=[.H174]^2" office:value-type="float" office:value="0.629524817476">
            <text:p>0.629524817476</text:p>
          </table:table-cell>
          <table:table-cell table:formula="of:=[.I174]^2" office:value-type="float" office:value="0.529510905625">
            <text:p>0.529510905625</text:p>
          </table:table-cell>
          <table:table-cell/>
          <table:table-cell office:value-type="float" office:value="3.17969">
            <text:p>3.17969</text:p>
          </table:table-cell>
          <table:table-cell office:value-type="float" office:value="0.518531">
            <text:p>0.518531</text:p>
          </table:table-cell>
          <table:table-cell office:value-type="float" office:value="0.289629">
            <text:p>0.289629</text:p>
          </table:table-cell>
          <table:table-cell office:value-type="float" office:value="0.254504">
            <text:p>0.254504</text:p>
          </table:table-cell>
          <table:table-cell table:formula="of:=[.O174]^2" office:value-type="float" office:value="0.268874397961">
            <text:p>0.268874397961</text:p>
          </table:table-cell>
          <table:table-cell table:formula="of:=[.P174]^2" office:value-type="float" office:value="0.083884957641">
            <text:p>0.083884957641</text:p>
          </table:table-cell>
          <table:table-cell table:formula="of:=[.Q174]^2" office:value-type="float" office:value="0.064772286016">
            <text:p>0.064772286016</text:p>
          </table:table-cell>
        </table:table-row>
        <table:table-row table:style-name="ro1">
          <table:table-cell office:value-type="float" office:value="3.19531">
            <text:p>3.19531</text:p>
          </table:table-cell>
          <table:table-cell office:value-type="float" office:value="0.651798">
            <text:p>0.651798</text:p>
          </table:table-cell>
          <table:table-cell office:value-type="float" office:value="0.736543">
            <text:p>0.736543</text:p>
          </table:table-cell>
          <table:table-cell office:value-type="float" office:value="0.752172">
            <text:p>0.752172</text:p>
          </table:table-cell>
          <table:table-cell/>
          <table:table-cell office:value-type="float" office:value="3.19531">
            <text:p>3.19531</text:p>
          </table:table-cell>
          <table:table-cell office:value-type="float" office:value="0.667849">
            <text:p>0.667849</text:p>
          </table:table-cell>
          <table:table-cell office:value-type="float" office:value="0.788619">
            <text:p>0.788619</text:p>
          </table:table-cell>
          <table:table-cell office:value-type="float" office:value="0.724284">
            <text:p>0.724284</text:p>
          </table:table-cell>
          <table:table-cell table:formula="of:=[.G175]^2" office:value-type="float" office:value="0.446022286801">
            <text:p>0.446022286801</text:p>
          </table:table-cell>
          <table:table-cell table:formula="of:=[.H175]^2" office:value-type="float" office:value="0.621919927161">
            <text:p>0.621919927161</text:p>
          </table:table-cell>
          <table:table-cell table:formula="of:=[.I175]^2" office:value-type="float" office:value="0.524587312656">
            <text:p>0.524587312656</text:p>
          </table:table-cell>
          <table:table-cell/>
          <table:table-cell office:value-type="float" office:value="3.19531">
            <text:p>3.19531</text:p>
          </table:table-cell>
          <table:table-cell office:value-type="float" office:value="0.515896">
            <text:p>0.515896</text:p>
          </table:table-cell>
          <table:table-cell office:value-type="float" office:value="0.295076">
            <text:p>0.295076</text:p>
          </table:table-cell>
          <table:table-cell office:value-type="float" office:value="0.254815">
            <text:p>0.254815</text:p>
          </table:table-cell>
          <table:table-cell table:formula="of:=[.O175]^2" office:value-type="float" office:value="0.266148682816">
            <text:p>0.266148682816</text:p>
          </table:table-cell>
          <table:table-cell table:formula="of:=[.P175]^2" office:value-type="float" office:value="0.087069845776">
            <text:p>0.087069845776</text:p>
          </table:table-cell>
          <table:table-cell table:formula="of:=[.Q175]^2" office:value-type="float" office:value="0.064930684225">
            <text:p>0.064930684225</text:p>
          </table:table-cell>
        </table:table-row>
        <table:table-row table:style-name="ro1">
          <table:table-cell office:value-type="float" office:value="3.21094">
            <text:p>3.21094</text:p>
          </table:table-cell>
          <table:table-cell office:value-type="float" office:value="0.656757">
            <text:p>0.656757</text:p>
          </table:table-cell>
          <table:table-cell office:value-type="float" office:value="0.73492">
            <text:p>0.73492</text:p>
          </table:table-cell>
          <table:table-cell office:value-type="float" office:value="0.752783">
            <text:p>0.752783</text:p>
          </table:table-cell>
          <table:table-cell/>
          <table:table-cell office:value-type="float" office:value="3.21094">
            <text:p>3.21094</text:p>
          </table:table-cell>
          <table:table-cell office:value-type="float" office:value="0.664379">
            <text:p>0.664379</text:p>
          </table:table-cell>
          <table:table-cell office:value-type="float" office:value="0.786845">
            <text:p>0.786845</text:p>
          </table:table-cell>
          <table:table-cell office:value-type="float" office:value="0.723663">
            <text:p>0.723663</text:p>
          </table:table-cell>
          <table:table-cell table:formula="of:=[.G176]^2" office:value-type="float" office:value="0.441399455641">
            <text:p>0.441399455641</text:p>
          </table:table-cell>
          <table:table-cell table:formula="of:=[.H176]^2" office:value-type="float" office:value="0.619125054025">
            <text:p>0.619125054025</text:p>
          </table:table-cell>
          <table:table-cell table:formula="of:=[.I176]^2" office:value-type="float" office:value="0.523688137569">
            <text:p>0.523688137569</text:p>
          </table:table-cell>
          <table:table-cell/>
          <table:table-cell office:value-type="float" office:value="3.21094">
            <text:p>3.21094</text:p>
          </table:table-cell>
          <table:table-cell office:value-type="float" office:value="0.513969">
            <text:p>0.513969</text:p>
          </table:table-cell>
          <table:table-cell office:value-type="float" office:value="0.296556">
            <text:p>0.296556</text:p>
          </table:table-cell>
          <table:table-cell office:value-type="float" office:value="0.254709">
            <text:p>0.254709</text:p>
          </table:table-cell>
          <table:table-cell table:formula="of:=[.O176]^2" office:value-type="float" office:value="0.264164132961">
            <text:p>0.264164132961</text:p>
          </table:table-cell>
          <table:table-cell table:formula="of:=[.P176]^2" office:value-type="float" office:value="0.087945461136">
            <text:p>0.087945461136</text:p>
          </table:table-cell>
          <table:table-cell table:formula="of:=[.Q176]^2" office:value-type="float" office:value="0.064876674681">
            <text:p>0.064876674681</text:p>
          </table:table-cell>
        </table:table-row>
        <table:table-row table:style-name="ro1">
          <table:table-cell office:value-type="float" office:value="3.22656">
            <text:p>3.22656</text:p>
          </table:table-cell>
          <table:table-cell office:value-type="float" office:value="0.659127">
            <text:p>0.659127</text:p>
          </table:table-cell>
          <table:table-cell office:value-type="float" office:value="0.733832">
            <text:p>0.733832</text:p>
          </table:table-cell>
          <table:table-cell office:value-type="float" office:value="0.752993">
            <text:p>0.752993</text:p>
          </table:table-cell>
          <table:table-cell/>
          <table:table-cell office:value-type="float" office:value="3.22656">
            <text:p>3.22656</text:p>
          </table:table-cell>
          <table:table-cell office:value-type="float" office:value="0.658563">
            <text:p>0.658563</text:p>
          </table:table-cell>
          <table:table-cell office:value-type="float" office:value="0.788469">
            <text:p>0.788469</text:p>
          </table:table-cell>
          <table:table-cell office:value-type="float" office:value="0.72265">
            <text:p>0.72265</text:p>
          </table:table-cell>
          <table:table-cell table:formula="of:=[.G177]^2" office:value-type="float" office:value="0.433705224969">
            <text:p>0.433705224969</text:p>
          </table:table-cell>
          <table:table-cell table:formula="of:=[.H177]^2" office:value-type="float" office:value="0.621683363961">
            <text:p>0.621683363961</text:p>
          </table:table-cell>
          <table:table-cell table:formula="of:=[.I177]^2" office:value-type="float" office:value="0.5222230225">
            <text:p>0.5222230225</text:p>
          </table:table-cell>
          <table:table-cell/>
          <table:table-cell office:value-type="float" office:value="3.22656">
            <text:p>3.22656</text:p>
          </table:table-cell>
          <table:table-cell office:value-type="float" office:value="0.513231">
            <text:p>0.513231</text:p>
          </table:table-cell>
          <table:table-cell office:value-type="float" office:value="0.294668">
            <text:p>0.294668</text:p>
          </table:table-cell>
          <table:table-cell office:value-type="float" office:value="0.253721">
            <text:p>0.253721</text:p>
          </table:table-cell>
          <table:table-cell table:formula="of:=[.O177]^2" office:value-type="float" office:value="0.263406059361">
            <text:p>0.263406059361</text:p>
          </table:table-cell>
          <table:table-cell table:formula="of:=[.P177]^2" office:value-type="float" office:value="0.086829230224">
            <text:p>0.086829230224</text:p>
          </table:table-cell>
          <table:table-cell table:formula="of:=[.Q177]^2" office:value-type="float" office:value="0.064374345841">
            <text:p>0.064374345841</text:p>
          </table:table-cell>
        </table:table-row>
        <table:table-row table:style-name="ro1">
          <table:table-cell office:value-type="float" office:value="3.24219">
            <text:p>3.24219</text:p>
          </table:table-cell>
          <table:table-cell office:value-type="float" office:value="0.657093">
            <text:p>0.657093</text:p>
          </table:table-cell>
          <table:table-cell office:value-type="float" office:value="0.731655">
            <text:p>0.731655</text:p>
          </table:table-cell>
          <table:table-cell office:value-type="float" office:value="0.75174">
            <text:p>0.75174</text:p>
          </table:table-cell>
          <table:table-cell/>
          <table:table-cell office:value-type="float" office:value="3.24219">
            <text:p>3.24219</text:p>
          </table:table-cell>
          <table:table-cell office:value-type="float" office:value="0.653501">
            <text:p>0.653501</text:p>
          </table:table-cell>
          <table:table-cell office:value-type="float" office:value="0.791731">
            <text:p>0.791731</text:p>
          </table:table-cell>
          <table:table-cell office:value-type="float" office:value="0.720767">
            <text:p>0.720767</text:p>
          </table:table-cell>
          <table:table-cell table:formula="of:=[.G178]^2" office:value-type="float" office:value="0.427063557001">
            <text:p>0.427063557001</text:p>
          </table:table-cell>
          <table:table-cell table:formula="of:=[.H178]^2" office:value-type="float" office:value="0.626837976361">
            <text:p>0.626837976361</text:p>
          </table:table-cell>
          <table:table-cell table:formula="of:=[.I178]^2" office:value-type="float" office:value="0.519505068289">
            <text:p>0.519505068289</text:p>
          </table:table-cell>
          <table:table-cell/>
          <table:table-cell office:value-type="float" office:value="3.24219">
            <text:p>3.24219</text:p>
          </table:table-cell>
          <table:table-cell office:value-type="float" office:value="0.511419">
            <text:p>0.511419</text:p>
          </table:table-cell>
          <table:table-cell office:value-type="float" office:value="0.293068">
            <text:p>0.293068</text:p>
          </table:table-cell>
          <table:table-cell office:value-type="float" office:value="0.255329">
            <text:p>0.255329</text:p>
          </table:table-cell>
          <table:table-cell table:formula="of:=[.O178]^2" office:value-type="float" office:value="0.261549393561">
            <text:p>0.261549393561</text:p>
          </table:table-cell>
          <table:table-cell table:formula="of:=[.P178]^2" office:value-type="float" office:value="0.085888852624">
            <text:p>0.085888852624</text:p>
          </table:table-cell>
          <table:table-cell table:formula="of:=[.Q178]^2" office:value-type="float" office:value="0.065192898241">
            <text:p>0.065192898241</text:p>
          </table:table-cell>
        </table:table-row>
        <table:table-row table:style-name="ro1">
          <table:table-cell office:value-type="float" office:value="3.25781">
            <text:p>3.25781</text:p>
          </table:table-cell>
          <table:table-cell office:value-type="float" office:value="0.655845">
            <text:p>0.655845</text:p>
          </table:table-cell>
          <table:table-cell office:value-type="float" office:value="0.728688">
            <text:p>0.728688</text:p>
          </table:table-cell>
          <table:table-cell office:value-type="float" office:value="0.750682">
            <text:p>0.750682</text:p>
          </table:table-cell>
          <table:table-cell/>
          <table:table-cell office:value-type="float" office:value="3.25781">
            <text:p>3.25781</text:p>
          </table:table-cell>
          <table:table-cell office:value-type="float" office:value="0.6507">
            <text:p>0.6507</text:p>
          </table:table-cell>
          <table:table-cell office:value-type="float" office:value="0.794489">
            <text:p>0.794489</text:p>
          </table:table-cell>
          <table:table-cell office:value-type="float" office:value="0.718954">
            <text:p>0.718954</text:p>
          </table:table-cell>
          <table:table-cell table:formula="of:=[.G179]^2" office:value-type="float" office:value="0.42341049">
            <text:p>0.42341049</text:p>
          </table:table-cell>
          <table:table-cell table:formula="of:=[.H179]^2" office:value-type="float" office:value="0.631212771121">
            <text:p>0.631212771121</text:p>
          </table:table-cell>
          <table:table-cell table:formula="of:=[.I179]^2" office:value-type="float" office:value="0.516894854116">
            <text:p>0.516894854116</text:p>
          </table:table-cell>
          <table:table-cell/>
          <table:table-cell office:value-type="float" office:value="3.25781">
            <text:p>3.25781</text:p>
          </table:table-cell>
          <table:table-cell office:value-type="float" office:value="0.51002">
            <text:p>0.51002</text:p>
          </table:table-cell>
          <table:table-cell office:value-type="float" office:value="0.294873">
            <text:p>0.294873</text:p>
          </table:table-cell>
          <table:table-cell office:value-type="float" office:value="0.257712">
            <text:p>0.257712</text:p>
          </table:table-cell>
          <table:table-cell table:formula="of:=[.O179]^2" office:value-type="float" office:value="0.2601204004">
            <text:p>0.2601204004</text:p>
          </table:table-cell>
          <table:table-cell table:formula="of:=[.P179]^2" office:value-type="float" office:value="0.086950086129">
            <text:p>0.086950086129</text:p>
          </table:table-cell>
          <table:table-cell table:formula="of:=[.Q179]^2" office:value-type="float" office:value="0.066415474944">
            <text:p>0.066415474944</text:p>
          </table:table-cell>
        </table:table-row>
        <table:table-row table:style-name="ro1">
          <table:table-cell office:value-type="float" office:value="3.27344">
            <text:p>3.27344</text:p>
          </table:table-cell>
          <table:table-cell office:value-type="float" office:value="0.657393">
            <text:p>0.657393</text:p>
          </table:table-cell>
          <table:table-cell office:value-type="float" office:value="0.72771">
            <text:p>0.72771</text:p>
          </table:table-cell>
          <table:table-cell office:value-type="float" office:value="0.751257">
            <text:p>0.751257</text:p>
          </table:table-cell>
          <table:table-cell/>
          <table:table-cell office:value-type="float" office:value="3.27344">
            <text:p>3.27344</text:p>
          </table:table-cell>
          <table:table-cell office:value-type="float" office:value="0.649265">
            <text:p>0.649265</text:p>
          </table:table-cell>
          <table:table-cell office:value-type="float" office:value="0.795263">
            <text:p>0.795263</text:p>
          </table:table-cell>
          <table:table-cell office:value-type="float" office:value="0.717223">
            <text:p>0.717223</text:p>
          </table:table-cell>
          <table:table-cell table:formula="of:=[.G180]^2" office:value-type="float" office:value="0.421545040225">
            <text:p>0.421545040225</text:p>
          </table:table-cell>
          <table:table-cell table:formula="of:=[.H180]^2" office:value-type="float" office:value="0.632443239169">
            <text:p>0.632443239169</text:p>
          </table:table-cell>
          <table:table-cell table:formula="of:=[.I180]^2" office:value-type="float" office:value="0.514408831729">
            <text:p>0.514408831729</text:p>
          </table:table-cell>
          <table:table-cell/>
          <table:table-cell office:value-type="float" office:value="3.27344">
            <text:p>3.27344</text:p>
          </table:table-cell>
          <table:table-cell office:value-type="float" office:value="0.510551">
            <text:p>0.510551</text:p>
          </table:table-cell>
          <table:table-cell office:value-type="float" office:value="0.298893">
            <text:p>0.298893</text:p>
          </table:table-cell>
          <table:table-cell office:value-type="float" office:value="0.257437">
            <text:p>0.257437</text:p>
          </table:table-cell>
          <table:table-cell table:formula="of:=[.O180]^2" office:value-type="float" office:value="0.260662323601">
            <text:p>0.260662323601</text:p>
          </table:table-cell>
          <table:table-cell table:formula="of:=[.P180]^2" office:value-type="float" office:value="0.089337025449">
            <text:p>0.089337025449</text:p>
          </table:table-cell>
          <table:table-cell table:formula="of:=[.Q180]^2" office:value-type="float" office:value="0.066273808969">
            <text:p>0.066273808969</text:p>
          </table:table-cell>
        </table:table-row>
        <table:table-row table:style-name="ro1">
          <table:table-cell office:value-type="float" office:value="3.28906">
            <text:p>3.28906</text:p>
          </table:table-cell>
          <table:table-cell office:value-type="float" office:value="0.659205">
            <text:p>0.659205</text:p>
          </table:table-cell>
          <table:table-cell office:value-type="float" office:value="0.728987">
            <text:p>0.728987</text:p>
          </table:table-cell>
          <table:table-cell office:value-type="float" office:value="0.750705">
            <text:p>0.750705</text:p>
          </table:table-cell>
          <table:table-cell/>
          <table:table-cell office:value-type="float" office:value="3.28906">
            <text:p>3.28906</text:p>
          </table:table-cell>
          <table:table-cell office:value-type="float" office:value="0.648547">
            <text:p>0.648547</text:p>
          </table:table-cell>
          <table:table-cell office:value-type="float" office:value="0.795978">
            <text:p>0.795978</text:p>
          </table:table-cell>
          <table:table-cell office:value-type="float" office:value="0.715783">
            <text:p>0.715783</text:p>
          </table:table-cell>
          <table:table-cell table:formula="of:=[.G181]^2" office:value-type="float" office:value="0.420613211209">
            <text:p>0.420613211209</text:p>
          </table:table-cell>
          <table:table-cell table:formula="of:=[.H181]^2" office:value-type="float" office:value="0.633580976484">
            <text:p>0.633580976484</text:p>
          </table:table-cell>
          <table:table-cell table:formula="of:=[.I181]^2" office:value-type="float" office:value="0.512345303089">
            <text:p>0.512345303089</text:p>
          </table:table-cell>
          <table:table-cell/>
          <table:table-cell office:value-type="float" office:value="3.28906">
            <text:p>3.28906</text:p>
          </table:table-cell>
          <table:table-cell office:value-type="float" office:value="0.510366">
            <text:p>0.510366</text:p>
          </table:table-cell>
          <table:table-cell office:value-type="float" office:value="0.299556">
            <text:p>0.299556</text:p>
          </table:table-cell>
          <table:table-cell office:value-type="float" office:value="0.255809">
            <text:p>0.255809</text:p>
          </table:table-cell>
          <table:table-cell table:formula="of:=[.O181]^2" office:value-type="float" office:value="0.260473453956">
            <text:p>0.260473453956</text:p>
          </table:table-cell>
          <table:table-cell table:formula="of:=[.P181]^2" office:value-type="float" office:value="0.089733797136">
            <text:p>0.089733797136</text:p>
          </table:table-cell>
          <table:table-cell table:formula="of:=[.Q181]^2" office:value-type="float" office:value="0.065438244481">
            <text:p>0.065438244481</text:p>
          </table:table-cell>
        </table:table-row>
        <table:table-row table:style-name="ro1">
          <table:table-cell office:value-type="float" office:value="3.30469">
            <text:p>3.30469</text:p>
          </table:table-cell>
          <table:table-cell office:value-type="float" office:value="0.660388">
            <text:p>0.660388</text:p>
          </table:table-cell>
          <table:table-cell office:value-type="float" office:value="0.729897">
            <text:p>0.729897</text:p>
          </table:table-cell>
          <table:table-cell office:value-type="float" office:value="0.747562">
            <text:p>0.747562</text:p>
          </table:table-cell>
          <table:table-cell/>
          <table:table-cell office:value-type="float" office:value="3.30469">
            <text:p>3.30469</text:p>
          </table:table-cell>
          <table:table-cell office:value-type="float" office:value="0.648372">
            <text:p>0.648372</text:p>
          </table:table-cell>
          <table:table-cell office:value-type="float" office:value="0.795338">
            <text:p>0.795338</text:p>
          </table:table-cell>
          <table:table-cell office:value-type="float" office:value="0.716403">
            <text:p>0.716403</text:p>
          </table:table-cell>
          <table:table-cell table:formula="of:=[.G182]^2" office:value-type="float" office:value="0.420386250384">
            <text:p>0.420386250384</text:p>
          </table:table-cell>
          <table:table-cell table:formula="of:=[.H182]^2" office:value-type="float" office:value="0.632562534244">
            <text:p>0.632562534244</text:p>
          </table:table-cell>
          <table:table-cell table:formula="of:=[.I182]^2" office:value-type="float" office:value="0.513233258409">
            <text:p>0.513233258409</text:p>
          </table:table-cell>
          <table:table-cell/>
          <table:table-cell office:value-type="float" office:value="3.30469">
            <text:p>3.30469</text:p>
          </table:table-cell>
          <table:table-cell office:value-type="float" office:value="0.508565">
            <text:p>0.508565</text:p>
          </table:table-cell>
          <table:table-cell office:value-type="float" office:value="0.297614">
            <text:p>0.297614</text:p>
          </table:table-cell>
          <table:table-cell office:value-type="float" office:value="0.256349">
            <text:p>0.256349</text:p>
          </table:table-cell>
          <table:table-cell table:formula="of:=[.O182]^2" office:value-type="float" office:value="0.258638359225">
            <text:p>0.258638359225</text:p>
          </table:table-cell>
          <table:table-cell table:formula="of:=[.P182]^2" office:value-type="float" office:value="0.088574092996">
            <text:p>0.088574092996</text:p>
          </table:table-cell>
          <table:table-cell table:formula="of:=[.Q182]^2" office:value-type="float" office:value="0.065714809801">
            <text:p>0.065714809801</text:p>
          </table:table-cell>
        </table:table-row>
        <table:table-row table:style-name="ro1">
          <table:table-cell office:value-type="float" office:value="3.32031">
            <text:p>3.32031</text:p>
          </table:table-cell>
          <table:table-cell office:value-type="float" office:value="0.662167">
            <text:p>0.662167</text:p>
          </table:table-cell>
          <table:table-cell office:value-type="float" office:value="0.728555">
            <text:p>0.728555</text:p>
          </table:table-cell>
          <table:table-cell office:value-type="float" office:value="0.746458">
            <text:p>0.746458</text:p>
          </table:table-cell>
          <table:table-cell/>
          <table:table-cell office:value-type="float" office:value="3.32031">
            <text:p>3.32031</text:p>
          </table:table-cell>
          <table:table-cell office:value-type="float" office:value="0.647714">
            <text:p>0.647714</text:p>
          </table:table-cell>
          <table:table-cell office:value-type="float" office:value="0.792106">
            <text:p>0.792106</text:p>
          </table:table-cell>
          <table:table-cell office:value-type="float" office:value="0.717246">
            <text:p>0.717246</text:p>
          </table:table-cell>
          <table:table-cell table:formula="of:=[.G183]^2" office:value-type="float" office:value="0.419533425796">
            <text:p>0.419533425796</text:p>
          </table:table-cell>
          <table:table-cell table:formula="of:=[.H183]^2" office:value-type="float" office:value="0.627431915236">
            <text:p>0.627431915236</text:p>
          </table:table-cell>
          <table:table-cell table:formula="of:=[.I183]^2" office:value-type="float" office:value="0.514441824516">
            <text:p>0.514441824516</text:p>
          </table:table-cell>
          <table:table-cell/>
          <table:table-cell office:value-type="float" office:value="3.32031">
            <text:p>3.32031</text:p>
          </table:table-cell>
          <table:table-cell office:value-type="float" office:value="0.507512">
            <text:p>0.507512</text:p>
          </table:table-cell>
          <table:table-cell office:value-type="float" office:value="0.29786">
            <text:p>0.29786</text:p>
          </table:table-cell>
          <table:table-cell office:value-type="float" office:value="0.257778">
            <text:p>0.257778</text:p>
          </table:table-cell>
          <table:table-cell table:formula="of:=[.O183]^2" office:value-type="float" office:value="0.257568430144">
            <text:p>0.257568430144</text:p>
          </table:table-cell>
          <table:table-cell table:formula="of:=[.P183]^2" office:value-type="float" office:value="0.0887205796">
            <text:p>0.0887205796</text:p>
          </table:table-cell>
          <table:table-cell table:formula="of:=[.Q183]^2" office:value-type="float" office:value="0.066449497284">
            <text:p>0.066449497284</text:p>
          </table:table-cell>
        </table:table-row>
        <table:table-row table:style-name="ro1">
          <table:table-cell office:value-type="float" office:value="3.33594">
            <text:p>3.33594</text:p>
          </table:table-cell>
          <table:table-cell office:value-type="float" office:value="0.663978">
            <text:p>0.663978</text:p>
          </table:table-cell>
          <table:table-cell office:value-type="float" office:value="0.725975">
            <text:p>0.725975</text:p>
          </table:table-cell>
          <table:table-cell office:value-type="float" office:value="0.749682">
            <text:p>0.749682</text:p>
          </table:table-cell>
          <table:table-cell/>
          <table:table-cell office:value-type="float" office:value="3.33594">
            <text:p>3.33594</text:p>
          </table:table-cell>
          <table:table-cell office:value-type="float" office:value="0.64508">
            <text:p>0.64508</text:p>
          </table:table-cell>
          <table:table-cell office:value-type="float" office:value="0.788321">
            <text:p>0.788321</text:p>
          </table:table-cell>
          <table:table-cell office:value-type="float" office:value="0.71589">
            <text:p>0.71589</text:p>
          </table:table-cell>
          <table:table-cell table:formula="of:=[.G184]^2" office:value-type="float" office:value="0.4161282064">
            <text:p>0.4161282064</text:p>
          </table:table-cell>
          <table:table-cell table:formula="of:=[.H184]^2" office:value-type="float" office:value="0.621449999041">
            <text:p>0.621449999041</text:p>
          </table:table-cell>
          <table:table-cell table:formula="of:=[.I184]^2" office:value-type="float" office:value="0.5124984921">
            <text:p>0.5124984921</text:p>
          </table:table-cell>
          <table:table-cell/>
          <table:table-cell office:value-type="float" office:value="3.33594">
            <text:p>3.33594</text:p>
          </table:table-cell>
          <table:table-cell office:value-type="float" office:value="0.506369">
            <text:p>0.506369</text:p>
          </table:table-cell>
          <table:table-cell office:value-type="float" office:value="0.30002">
            <text:p>0.30002</text:p>
          </table:table-cell>
          <table:table-cell office:value-type="float" office:value="0.259542">
            <text:p>0.259542</text:p>
          </table:table-cell>
          <table:table-cell table:formula="of:=[.O184]^2" office:value-type="float" office:value="0.256409564161">
            <text:p>0.256409564161</text:p>
          </table:table-cell>
          <table:table-cell table:formula="of:=[.P184]^2" office:value-type="float" office:value="0.0900120004">
            <text:p>0.0900120004</text:p>
          </table:table-cell>
          <table:table-cell table:formula="of:=[.Q184]^2" office:value-type="float" office:value="0.067362049764">
            <text:p>0.067362049764</text:p>
          </table:table-cell>
        </table:table-row>
        <table:table-row table:style-name="ro1">
          <table:table-cell office:value-type="float" office:value="3.35156">
            <text:p>3.35156</text:p>
          </table:table-cell>
          <table:table-cell office:value-type="float" office:value="0.663825">
            <text:p>0.663825</text:p>
          </table:table-cell>
          <table:table-cell office:value-type="float" office:value="0.726158">
            <text:p>0.726158</text:p>
          </table:table-cell>
          <table:table-cell office:value-type="float" office:value="0.753055">
            <text:p>0.753055</text:p>
          </table:table-cell>
          <table:table-cell/>
          <table:table-cell office:value-type="float" office:value="3.35156">
            <text:p>3.35156</text:p>
          </table:table-cell>
          <table:table-cell office:value-type="float" office:value="0.641803">
            <text:p>0.641803</text:p>
          </table:table-cell>
          <table:table-cell office:value-type="float" office:value="0.787034">
            <text:p>0.787034</text:p>
          </table:table-cell>
          <table:table-cell office:value-type="float" office:value="0.715153">
            <text:p>0.715153</text:p>
          </table:table-cell>
          <table:table-cell table:formula="of:=[.G185]^2" office:value-type="float" office:value="0.411911090809">
            <text:p>0.411911090809</text:p>
          </table:table-cell>
          <table:table-cell table:formula="of:=[.H185]^2" office:value-type="float" office:value="0.619422517156">
            <text:p>0.619422517156</text:p>
          </table:table-cell>
          <table:table-cell table:formula="of:=[.I185]^2" office:value-type="float" office:value="0.511443813409">
            <text:p>0.511443813409</text:p>
          </table:table-cell>
          <table:table-cell/>
          <table:table-cell office:value-type="float" office:value="3.35156">
            <text:p>3.35156</text:p>
          </table:table-cell>
          <table:table-cell office:value-type="float" office:value="0.504618">
            <text:p>0.504618</text:p>
          </table:table-cell>
          <table:table-cell office:value-type="float" office:value="0.301025">
            <text:p>0.301025</text:p>
          </table:table-cell>
          <table:table-cell office:value-type="float" office:value="0.261747">
            <text:p>0.261747</text:p>
          </table:table-cell>
          <table:table-cell table:formula="of:=[.O185]^2" office:value-type="float" office:value="0.254639325924">
            <text:p>0.254639325924</text:p>
          </table:table-cell>
          <table:table-cell table:formula="of:=[.P185]^2" office:value-type="float" office:value="0.090616050625">
            <text:p>0.090616050625</text:p>
          </table:table-cell>
          <table:table-cell table:formula="of:=[.Q185]^2" office:value-type="float" office:value="0.068511492009">
            <text:p>0.068511492009</text:p>
          </table:table-cell>
        </table:table-row>
        <table:table-row table:style-name="ro1">
          <table:table-cell office:value-type="float" office:value="3.36719">
            <text:p>3.36719</text:p>
          </table:table-cell>
          <table:table-cell office:value-type="float" office:value="0.662728">
            <text:p>0.662728</text:p>
          </table:table-cell>
          <table:table-cell office:value-type="float" office:value="0.729713">
            <text:p>0.729713</text:p>
          </table:table-cell>
          <table:table-cell office:value-type="float" office:value="0.753922">
            <text:p>0.753922</text:p>
          </table:table-cell>
          <table:table-cell/>
          <table:table-cell office:value-type="float" office:value="3.36719">
            <text:p>3.36719</text:p>
          </table:table-cell>
          <table:table-cell office:value-type="float" office:value="0.637958">
            <text:p>0.637958</text:p>
          </table:table-cell>
          <table:table-cell office:value-type="float" office:value="0.785976">
            <text:p>0.785976</text:p>
          </table:table-cell>
          <table:table-cell office:value-type="float" office:value="0.715414">
            <text:p>0.715414</text:p>
          </table:table-cell>
          <table:table-cell table:formula="of:=[.G186]^2" office:value-type="float" office:value="0.406990409764">
            <text:p>0.406990409764</text:p>
          </table:table-cell>
          <table:table-cell table:formula="of:=[.H186]^2" office:value-type="float" office:value="0.617758272576">
            <text:p>0.617758272576</text:p>
          </table:table-cell>
          <table:table-cell table:formula="of:=[.I186]^2" office:value-type="float" office:value="0.511817191396">
            <text:p>0.511817191396</text:p>
          </table:table-cell>
          <table:table-cell/>
          <table:table-cell office:value-type="float" office:value="3.36719">
            <text:p>3.36719</text:p>
          </table:table-cell>
          <table:table-cell office:value-type="float" office:value="0.504881">
            <text:p>0.504881</text:p>
          </table:table-cell>
          <table:table-cell office:value-type="float" office:value="0.299755">
            <text:p>0.299755</text:p>
          </table:table-cell>
          <table:table-cell office:value-type="float" office:value="0.263326">
            <text:p>0.263326</text:p>
          </table:table-cell>
          <table:table-cell table:formula="of:=[.O186]^2" office:value-type="float" office:value="0.254904824161">
            <text:p>0.254904824161</text:p>
          </table:table-cell>
          <table:table-cell table:formula="of:=[.P186]^2" office:value-type="float" office:value="0.089853060025">
            <text:p>0.089853060025</text:p>
          </table:table-cell>
          <table:table-cell table:formula="of:=[.Q186]^2" office:value-type="float" office:value="0.069340582276">
            <text:p>0.069340582276</text:p>
          </table:table-cell>
        </table:table-row>
        <table:table-row table:style-name="ro1">
          <table:table-cell office:value-type="float" office:value="3.38281">
            <text:p>3.38281</text:p>
          </table:table-cell>
          <table:table-cell office:value-type="float" office:value="0.66422">
            <text:p>0.66422</text:p>
          </table:table-cell>
          <table:table-cell office:value-type="float" office:value="0.731933">
            <text:p>0.731933</text:p>
          </table:table-cell>
          <table:table-cell office:value-type="float" office:value="0.753202">
            <text:p>0.753202</text:p>
          </table:table-cell>
          <table:table-cell/>
          <table:table-cell office:value-type="float" office:value="3.38281">
            <text:p>3.38281</text:p>
          </table:table-cell>
          <table:table-cell office:value-type="float" office:value="0.63425">
            <text:p>0.63425</text:p>
          </table:table-cell>
          <table:table-cell office:value-type="float" office:value="0.78378">
            <text:p>0.78378</text:p>
          </table:table-cell>
          <table:table-cell office:value-type="float" office:value="0.714341">
            <text:p>0.714341</text:p>
          </table:table-cell>
          <table:table-cell table:formula="of:=[.G187]^2" office:value-type="float" office:value="0.4022730625">
            <text:p>0.4022730625</text:p>
          </table:table-cell>
          <table:table-cell table:formula="of:=[.H187]^2" office:value-type="float" office:value="0.6143110884">
            <text:p>0.6143110884</text:p>
          </table:table-cell>
          <table:table-cell table:formula="of:=[.I187]^2" office:value-type="float" office:value="0.510283064281">
            <text:p>0.510283064281</text:p>
          </table:table-cell>
          <table:table-cell/>
          <table:table-cell office:value-type="float" office:value="3.38281">
            <text:p>3.38281</text:p>
          </table:table-cell>
          <table:table-cell office:value-type="float" office:value="0.506893">
            <text:p>0.506893</text:p>
          </table:table-cell>
          <table:table-cell office:value-type="float" office:value="0.301644">
            <text:p>0.301644</text:p>
          </table:table-cell>
          <table:table-cell office:value-type="float" office:value="0.263377">
            <text:p>0.263377</text:p>
          </table:table-cell>
          <table:table-cell table:formula="of:=[.O187]^2" office:value-type="float" office:value="0.256940513449">
            <text:p>0.256940513449</text:p>
          </table:table-cell>
          <table:table-cell table:formula="of:=[.P187]^2" office:value-type="float" office:value="0.090989102736">
            <text:p>0.090989102736</text:p>
          </table:table-cell>
          <table:table-cell table:formula="of:=[.Q187]^2" office:value-type="float" office:value="0.069367444129">
            <text:p>0.069367444129</text:p>
          </table:table-cell>
        </table:table-row>
        <table:table-row table:style-name="ro1">
          <table:table-cell office:value-type="float" office:value="3.39844">
            <text:p>3.39844</text:p>
          </table:table-cell>
          <table:table-cell office:value-type="float" office:value="0.66686">
            <text:p>0.66686</text:p>
          </table:table-cell>
          <table:table-cell office:value-type="float" office:value="0.732035">
            <text:p>0.732035</text:p>
          </table:table-cell>
          <table:table-cell office:value-type="float" office:value="0.750888">
            <text:p>0.750888</text:p>
          </table:table-cell>
          <table:table-cell/>
          <table:table-cell office:value-type="float" office:value="3.39844">
            <text:p>3.39844</text:p>
          </table:table-cell>
          <table:table-cell office:value-type="float" office:value="0.632036">
            <text:p>0.632036</text:p>
          </table:table-cell>
          <table:table-cell office:value-type="float" office:value="0.783547">
            <text:p>0.783547</text:p>
          </table:table-cell>
          <table:table-cell office:value-type="float" office:value="0.714494">
            <text:p>0.714494</text:p>
          </table:table-cell>
          <table:table-cell table:formula="of:=[.G188]^2" office:value-type="float" office:value="0.399469505296">
            <text:p>0.399469505296</text:p>
          </table:table-cell>
          <table:table-cell table:formula="of:=[.H188]^2" office:value-type="float" office:value="0.613945901209">
            <text:p>0.613945901209</text:p>
          </table:table-cell>
          <table:table-cell table:formula="of:=[.I188]^2" office:value-type="float" office:value="0.510501676036">
            <text:p>0.510501676036</text:p>
          </table:table-cell>
          <table:table-cell/>
          <table:table-cell office:value-type="float" office:value="3.39844">
            <text:p>3.39844</text:p>
          </table:table-cell>
          <table:table-cell office:value-type="float" office:value="0.507093">
            <text:p>0.507093</text:p>
          </table:table-cell>
          <table:table-cell office:value-type="float" office:value="0.303872">
            <text:p>0.303872</text:p>
          </table:table-cell>
          <table:table-cell office:value-type="float" office:value="0.262131">
            <text:p>0.262131</text:p>
          </table:table-cell>
          <table:table-cell table:formula="of:=[.O188]^2" office:value-type="float" office:value="0.257143310649">
            <text:p>0.257143310649</text:p>
          </table:table-cell>
          <table:table-cell table:formula="of:=[.P188]^2" office:value-type="float" office:value="0.092338192384">
            <text:p>0.092338192384</text:p>
          </table:table-cell>
          <table:table-cell table:formula="of:=[.Q188]^2" office:value-type="float" office:value="0.068712661161">
            <text:p>0.068712661161</text:p>
          </table:table-cell>
        </table:table-row>
        <table:table-row table:style-name="ro1">
          <table:table-cell office:value-type="float" office:value="3.41406">
            <text:p>3.41406</text:p>
          </table:table-cell>
          <table:table-cell office:value-type="float" office:value="0.667048">
            <text:p>0.667048</text:p>
          </table:table-cell>
          <table:table-cell office:value-type="float" office:value="0.731678">
            <text:p>0.731678</text:p>
          </table:table-cell>
          <table:table-cell office:value-type="float" office:value="0.74587">
            <text:p>0.74587</text:p>
          </table:table-cell>
          <table:table-cell/>
          <table:table-cell office:value-type="float" office:value="3.41406">
            <text:p>3.41406</text:p>
          </table:table-cell>
          <table:table-cell office:value-type="float" office:value="0.631876">
            <text:p>0.631876</text:p>
          </table:table-cell>
          <table:table-cell office:value-type="float" office:value="0.784601">
            <text:p>0.784601</text:p>
          </table:table-cell>
          <table:table-cell office:value-type="float" office:value="0.715876">
            <text:p>0.715876</text:p>
          </table:table-cell>
          <table:table-cell table:formula="of:=[.G189]^2" office:value-type="float" office:value="0.399267279376">
            <text:p>0.399267279376</text:p>
          </table:table-cell>
          <table:table-cell table:formula="of:=[.H189]^2" office:value-type="float" office:value="0.615598729201">
            <text:p>0.615598729201</text:p>
          </table:table-cell>
          <table:table-cell table:formula="of:=[.I189]^2" office:value-type="float" office:value="0.512478447376">
            <text:p>0.512478447376</text:p>
          </table:table-cell>
          <table:table-cell/>
          <table:table-cell office:value-type="float" office:value="3.41406">
            <text:p>3.41406</text:p>
          </table:table-cell>
          <table:table-cell office:value-type="float" office:value="0.506048">
            <text:p>0.506048</text:p>
          </table:table-cell>
          <table:table-cell office:value-type="float" office:value="0.304723">
            <text:p>0.304723</text:p>
          </table:table-cell>
          <table:table-cell office:value-type="float" office:value="0.259867">
            <text:p>0.259867</text:p>
          </table:table-cell>
          <table:table-cell table:formula="of:=[.O189]^2" office:value-type="float" office:value="0.256084578304">
            <text:p>0.256084578304</text:p>
          </table:table-cell>
          <table:table-cell table:formula="of:=[.P189]^2" office:value-type="float" office:value="0.092856106729">
            <text:p>0.092856106729</text:p>
          </table:table-cell>
          <table:table-cell table:formula="of:=[.Q189]^2" office:value-type="float" office:value="0.067530857689">
            <text:p>0.067530857689</text:p>
          </table:table-cell>
        </table:table-row>
        <table:table-row table:style-name="ro1">
          <table:table-cell office:value-type="float" office:value="3.42969">
            <text:p>3.42969</text:p>
          </table:table-cell>
          <table:table-cell office:value-type="float" office:value="0.666788">
            <text:p>0.666788</text:p>
          </table:table-cell>
          <table:table-cell office:value-type="float" office:value="0.729028">
            <text:p>0.729028</text:p>
          </table:table-cell>
          <table:table-cell office:value-type="float" office:value="0.74136">
            <text:p>0.74136</text:p>
          </table:table-cell>
          <table:table-cell/>
          <table:table-cell office:value-type="float" office:value="3.42969">
            <text:p>3.42969</text:p>
          </table:table-cell>
          <table:table-cell office:value-type="float" office:value="0.632417">
            <text:p>0.632417</text:p>
          </table:table-cell>
          <table:table-cell office:value-type="float" office:value="0.784111">
            <text:p>0.784111</text:p>
          </table:table-cell>
          <table:table-cell office:value-type="float" office:value="0.714157">
            <text:p>0.714157</text:p>
          </table:table-cell>
          <table:table-cell table:formula="of:=[.G190]^2" office:value-type="float" office:value="0.399951261889">
            <text:p>0.399951261889</text:p>
          </table:table-cell>
          <table:table-cell table:formula="of:=[.H190]^2" office:value-type="float" office:value="0.614830060321">
            <text:p>0.614830060321</text:p>
          </table:table-cell>
          <table:table-cell table:formula="of:=[.I190]^2" office:value-type="float" office:value="0.510020220649">
            <text:p>0.510020220649</text:p>
          </table:table-cell>
          <table:table-cell/>
          <table:table-cell office:value-type="float" office:value="3.42969">
            <text:p>3.42969</text:p>
          </table:table-cell>
          <table:table-cell office:value-type="float" office:value="0.504882">
            <text:p>0.504882</text:p>
          </table:table-cell>
          <table:table-cell office:value-type="float" office:value="0.303631">
            <text:p>0.303631</text:p>
          </table:table-cell>
          <table:table-cell office:value-type="float" office:value="0.259334">
            <text:p>0.259334</text:p>
          </table:table-cell>
          <table:table-cell table:formula="of:=[.O190]^2" office:value-type="float" office:value="0.254905833924">
            <text:p>0.254905833924</text:p>
          </table:table-cell>
          <table:table-cell table:formula="of:=[.P190]^2" office:value-type="float" office:value="0.092191784161">
            <text:p>0.092191784161</text:p>
          </table:table-cell>
          <table:table-cell table:formula="of:=[.Q190]^2" office:value-type="float" office:value="0.067254123556">
            <text:p>0.067254123556</text:p>
          </table:table-cell>
        </table:table-row>
        <table:table-row table:style-name="ro1">
          <table:table-cell office:value-type="float" office:value="3.44531">
            <text:p>3.44531</text:p>
          </table:table-cell>
          <table:table-cell office:value-type="float" office:value="0.66734">
            <text:p>0.66734</text:p>
          </table:table-cell>
          <table:table-cell office:value-type="float" office:value="0.726055">
            <text:p>0.726055</text:p>
          </table:table-cell>
          <table:table-cell office:value-type="float" office:value="0.742608">
            <text:p>0.742608</text:p>
          </table:table-cell>
          <table:table-cell/>
          <table:table-cell office:value-type="float" office:value="3.44531">
            <text:p>3.44531</text:p>
          </table:table-cell>
          <table:table-cell office:value-type="float" office:value="0.633054">
            <text:p>0.633054</text:p>
          </table:table-cell>
          <table:table-cell office:value-type="float" office:value="0.783793">
            <text:p>0.783793</text:p>
          </table:table-cell>
          <table:table-cell office:value-type="float" office:value="0.709709">
            <text:p>0.709709</text:p>
          </table:table-cell>
          <table:table-cell table:formula="of:=[.G191]^2" office:value-type="float" office:value="0.400757366916">
            <text:p>0.400757366916</text:p>
          </table:table-cell>
          <table:table-cell table:formula="of:=[.H191]^2" office:value-type="float" office:value="0.614331466849">
            <text:p>0.614331466849</text:p>
          </table:table-cell>
          <table:table-cell table:formula="of:=[.I191]^2" office:value-type="float" office:value="0.503686864681">
            <text:p>0.503686864681</text:p>
          </table:table-cell>
          <table:table-cell/>
          <table:table-cell office:value-type="float" office:value="3.44531">
            <text:p>3.44531</text:p>
          </table:table-cell>
          <table:table-cell office:value-type="float" office:value="0.504857">
            <text:p>0.504857</text:p>
          </table:table-cell>
          <table:table-cell office:value-type="float" office:value="0.304731">
            <text:p>0.304731</text:p>
          </table:table-cell>
          <table:table-cell office:value-type="float" office:value="0.262844">
            <text:p>0.262844</text:p>
          </table:table-cell>
          <table:table-cell table:formula="of:=[.O191]^2" office:value-type="float" office:value="0.254880590449">
            <text:p>0.254880590449</text:p>
          </table:table-cell>
          <table:table-cell table:formula="of:=[.P191]^2" office:value-type="float" office:value="0.092860982361">
            <text:p>0.092860982361</text:p>
          </table:table-cell>
          <table:table-cell table:formula="of:=[.Q191]^2" office:value-type="float" office:value="0.069086968336">
            <text:p>0.069086968336</text:p>
          </table:table-cell>
        </table:table-row>
        <table:table-row table:style-name="ro1">
          <table:table-cell office:value-type="float" office:value="3.46094">
            <text:p>3.46094</text:p>
          </table:table-cell>
          <table:table-cell office:value-type="float" office:value="0.66602">
            <text:p>0.66602</text:p>
          </table:table-cell>
          <table:table-cell office:value-type="float" office:value="0.727197">
            <text:p>0.727197</text:p>
          </table:table-cell>
          <table:table-cell office:value-type="float" office:value="0.74914">
            <text:p>0.74914</text:p>
          </table:table-cell>
          <table:table-cell/>
          <table:table-cell office:value-type="float" office:value="3.46094">
            <text:p>3.46094</text:p>
          </table:table-cell>
          <table:table-cell office:value-type="float" office:value="0.631804">
            <text:p>0.631804</text:p>
          </table:table-cell>
          <table:table-cell office:value-type="float" office:value="0.780851">
            <text:p>0.780851</text:p>
          </table:table-cell>
          <table:table-cell office:value-type="float" office:value="0.709117">
            <text:p>0.709117</text:p>
          </table:table-cell>
          <table:table-cell table:formula="of:=[.G192]^2" office:value-type="float" office:value="0.399176294416">
            <text:p>0.399176294416</text:p>
          </table:table-cell>
          <table:table-cell table:formula="of:=[.H192]^2" office:value-type="float" office:value="0.609728284201">
            <text:p>0.609728284201</text:p>
          </table:table-cell>
          <table:table-cell table:formula="of:=[.I192]^2" office:value-type="float" office:value="0.502846919689">
            <text:p>0.502846919689</text:p>
          </table:table-cell>
          <table:table-cell/>
          <table:table-cell office:value-type="float" office:value="3.46094">
            <text:p>3.46094</text:p>
          </table:table-cell>
          <table:table-cell office:value-type="float" office:value="0.504564">
            <text:p>0.504564</text:p>
          </table:table-cell>
          <table:table-cell office:value-type="float" office:value="0.306472">
            <text:p>0.306472</text:p>
          </table:table-cell>
          <table:table-cell office:value-type="float" office:value="0.266422">
            <text:p>0.266422</text:p>
          </table:table-cell>
          <table:table-cell table:formula="of:=[.O192]^2" office:value-type="float" office:value="0.254584830096">
            <text:p>0.254584830096</text:p>
          </table:table-cell>
          <table:table-cell table:formula="of:=[.P192]^2" office:value-type="float" office:value="0.093925086784">
            <text:p>0.093925086784</text:p>
          </table:table-cell>
          <table:table-cell table:formula="of:=[.Q192]^2" office:value-type="float" office:value="0.070980682084">
            <text:p>0.070980682084</text:p>
          </table:table-cell>
        </table:table-row>
        <table:table-row table:style-name="ro1">
          <table:table-cell office:value-type="float" office:value="3.47656">
            <text:p>3.47656</text:p>
          </table:table-cell>
          <table:table-cell office:value-type="float" office:value="0.664237">
            <text:p>0.664237</text:p>
          </table:table-cell>
          <table:table-cell office:value-type="float" office:value="0.731427">
            <text:p>0.731427</text:p>
          </table:table-cell>
          <table:table-cell office:value-type="float" office:value="0.75416">
            <text:p>0.75416</text:p>
          </table:table-cell>
          <table:table-cell/>
          <table:table-cell office:value-type="float" office:value="3.47656">
            <text:p>3.47656</text:p>
          </table:table-cell>
          <table:table-cell office:value-type="float" office:value="0.6284">
            <text:p>0.6284</text:p>
          </table:table-cell>
          <table:table-cell office:value-type="float" office:value="0.774896">
            <text:p>0.774896</text:p>
          </table:table-cell>
          <table:table-cell office:value-type="float" office:value="0.712484">
            <text:p>0.712484</text:p>
          </table:table-cell>
          <table:table-cell table:formula="of:=[.G193]^2" office:value-type="float" office:value="0.39488656">
            <text:p>0.39488656</text:p>
          </table:table-cell>
          <table:table-cell table:formula="of:=[.H193]^2" office:value-type="float" office:value="0.600463810816">
            <text:p>0.600463810816</text:p>
          </table:table-cell>
          <table:table-cell table:formula="of:=[.I193]^2" office:value-type="float" office:value="0.507633450256">
            <text:p>0.507633450256</text:p>
          </table:table-cell>
          <table:table-cell/>
          <table:table-cell office:value-type="float" office:value="3.47656">
            <text:p>3.47656</text:p>
          </table:table-cell>
          <table:table-cell office:value-type="float" office:value="0.504771">
            <text:p>0.504771</text:p>
          </table:table-cell>
          <table:table-cell office:value-type="float" office:value="0.309671">
            <text:p>0.309671</text:p>
          </table:table-cell>
          <table:table-cell office:value-type="float" office:value="0.267242">
            <text:p>0.267242</text:p>
          </table:table-cell>
          <table:table-cell table:formula="of:=[.O193]^2" office:value-type="float" office:value="0.254793762441">
            <text:p>0.254793762441</text:p>
          </table:table-cell>
          <table:table-cell table:formula="of:=[.P193]^2" office:value-type="float" office:value="0.095896128241">
            <text:p>0.095896128241</text:p>
          </table:table-cell>
          <table:table-cell table:formula="of:=[.Q193]^2" office:value-type="float" office:value="0.071418286564">
            <text:p>0.071418286564</text:p>
          </table:table-cell>
        </table:table-row>
        <table:table-row table:style-name="ro1">
          <table:table-cell office:value-type="float" office:value="3.49219">
            <text:p>3.49219</text:p>
          </table:table-cell>
          <table:table-cell office:value-type="float" office:value="0.666825">
            <text:p>0.666825</text:p>
          </table:table-cell>
          <table:table-cell office:value-type="float" office:value="0.733742">
            <text:p>0.733742</text:p>
          </table:table-cell>
          <table:table-cell office:value-type="float" office:value="0.754467">
            <text:p>0.754467</text:p>
          </table:table-cell>
          <table:table-cell/>
          <table:table-cell office:value-type="float" office:value="3.49219">
            <text:p>3.49219</text:p>
          </table:table-cell>
          <table:table-cell office:value-type="float" office:value="0.625119">
            <text:p>0.625119</text:p>
          </table:table-cell>
          <table:table-cell office:value-type="float" office:value="0.773876">
            <text:p>0.773876</text:p>
          </table:table-cell>
          <table:table-cell office:value-type="float" office:value="0.713084">
            <text:p>0.713084</text:p>
          </table:table-cell>
          <table:table-cell table:formula="of:=[.G194]^2" office:value-type="float" office:value="0.390773764161">
            <text:p>0.390773764161</text:p>
          </table:table-cell>
          <table:table-cell table:formula="of:=[.H194]^2" office:value-type="float" office:value="0.598884063376">
            <text:p>0.598884063376</text:p>
          </table:table-cell>
          <table:table-cell table:formula="of:=[.I194]^2" office:value-type="float" office:value="0.508488791056">
            <text:p>0.508488791056</text:p>
          </table:table-cell>
          <table:table-cell/>
          <table:table-cell office:value-type="float" office:value="3.49219">
            <text:p>3.49219</text:p>
          </table:table-cell>
          <table:table-cell office:value-type="float" office:value="0.504373">
            <text:p>0.504373</text:p>
          </table:table-cell>
          <table:table-cell office:value-type="float" office:value="0.312566">
            <text:p>0.312566</text:p>
          </table:table-cell>
          <table:table-cell office:value-type="float" office:value="0.266677">
            <text:p>0.266677</text:p>
          </table:table-cell>
          <table:table-cell table:formula="of:=[.O194]^2" office:value-type="float" office:value="0.254392123129">
            <text:p>0.254392123129</text:p>
          </table:table-cell>
          <table:table-cell table:formula="of:=[.P194]^2" office:value-type="float" office:value="0.097697504356">
            <text:p>0.097697504356</text:p>
          </table:table-cell>
          <table:table-cell table:formula="of:=[.Q194]^2" office:value-type="float" office:value="0.071116622329">
            <text:p>0.071116622329</text:p>
          </table:table-cell>
        </table:table-row>
        <table:table-row table:style-name="ro1">
          <table:table-cell office:value-type="float" office:value="3.50781">
            <text:p>3.50781</text:p>
          </table:table-cell>
          <table:table-cell office:value-type="float" office:value="0.672818">
            <text:p>0.672818</text:p>
          </table:table-cell>
          <table:table-cell office:value-type="float" office:value="0.73195">
            <text:p>0.73195</text:p>
          </table:table-cell>
          <table:table-cell office:value-type="float" office:value="0.753265">
            <text:p>0.753265</text:p>
          </table:table-cell>
          <table:table-cell/>
          <table:table-cell office:value-type="float" office:value="3.50781">
            <text:p>3.50781</text:p>
          </table:table-cell>
          <table:table-cell office:value-type="float" office:value="0.623225">
            <text:p>0.623225</text:p>
          </table:table-cell>
          <table:table-cell office:value-type="float" office:value="0.777847">
            <text:p>0.777847</text:p>
          </table:table-cell>
          <table:table-cell office:value-type="float" office:value="0.71017">
            <text:p>0.71017</text:p>
          </table:table-cell>
          <table:table-cell table:formula="of:=[.G195]^2" office:value-type="float" office:value="0.388409400625">
            <text:p>0.388409400625</text:p>
          </table:table-cell>
          <table:table-cell table:formula="of:=[.H195]^2" office:value-type="float" office:value="0.605045955409">
            <text:p>0.605045955409</text:p>
          </table:table-cell>
          <table:table-cell table:formula="of:=[.I195]^2" office:value-type="float" office:value="0.5043414289">
            <text:p>0.5043414289</text:p>
          </table:table-cell>
          <table:table-cell/>
          <table:table-cell office:value-type="float" office:value="3.50781">
            <text:p>3.50781</text:p>
          </table:table-cell>
          <table:table-cell office:value-type="float" office:value="0.503323">
            <text:p>0.503323</text:p>
          </table:table-cell>
          <table:table-cell office:value-type="float" office:value="0.309021">
            <text:p>0.309021</text:p>
          </table:table-cell>
          <table:table-cell office:value-type="float" office:value="0.265205">
            <text:p>0.265205</text:p>
          </table:table-cell>
          <table:table-cell table:formula="of:=[.O195]^2" office:value-type="float" office:value="0.253334042329">
            <text:p>0.253334042329</text:p>
          </table:table-cell>
          <table:table-cell table:formula="of:=[.P195]^2" office:value-type="float" office:value="0.095493978441">
            <text:p>0.095493978441</text:p>
          </table:table-cell>
          <table:table-cell table:formula="of:=[.Q195]^2" office:value-type="float" office:value="0.070333692025">
            <text:p>0.070333692025</text:p>
          </table:table-cell>
        </table:table-row>
        <table:table-row table:style-name="ro1">
          <table:table-cell office:value-type="float" office:value="3.52344">
            <text:p>3.52344</text:p>
          </table:table-cell>
          <table:table-cell office:value-type="float" office:value="0.67585">
            <text:p>0.67585</text:p>
          </table:table-cell>
          <table:table-cell office:value-type="float" office:value="0.729662">
            <text:p>0.729662</text:p>
          </table:table-cell>
          <table:table-cell office:value-type="float" office:value="0.75081">
            <text:p>0.75081</text:p>
          </table:table-cell>
          <table:table-cell/>
          <table:table-cell office:value-type="float" office:value="3.52344">
            <text:p>3.52344</text:p>
          </table:table-cell>
          <table:table-cell office:value-type="float" office:value="0.621827">
            <text:p>0.621827</text:p>
          </table:table-cell>
          <table:table-cell office:value-type="float" office:value="0.779456">
            <text:p>0.779456</text:p>
          </table:table-cell>
          <table:table-cell office:value-type="float" office:value="0.707489">
            <text:p>0.707489</text:p>
          </table:table-cell>
          <table:table-cell table:formula="of:=[.G196]^2" office:value-type="float" office:value="0.386668817929">
            <text:p>0.386668817929</text:p>
          </table:table-cell>
          <table:table-cell table:formula="of:=[.H196]^2" office:value-type="float" office:value="0.607551655936">
            <text:p>0.607551655936</text:p>
          </table:table-cell>
          <table:table-cell table:formula="of:=[.I196]^2" office:value-type="float" office:value="0.500540685121">
            <text:p>0.500540685121</text:p>
          </table:table-cell>
          <table:table-cell/>
          <table:table-cell office:value-type="float" office:value="3.52344">
            <text:p>3.52344</text:p>
          </table:table-cell>
          <table:table-cell office:value-type="float" office:value="0.502621">
            <text:p>0.502621</text:p>
          </table:table-cell>
          <table:table-cell office:value-type="float" office:value="0.303436">
            <text:p>0.303436</text:p>
          </table:table-cell>
          <table:table-cell office:value-type="float" office:value="0.266587">
            <text:p>0.266587</text:p>
          </table:table-cell>
          <table:table-cell table:formula="of:=[.O196]^2" office:value-type="float" office:value="0.252627869641">
            <text:p>0.252627869641</text:p>
          </table:table-cell>
          <table:table-cell table:formula="of:=[.P196]^2" office:value-type="float" office:value="0.092073406096">
            <text:p>0.092073406096</text:p>
          </table:table-cell>
          <table:table-cell table:formula="of:=[.Q196]^2" office:value-type="float" office:value="0.071068628569">
            <text:p>0.071068628569</text:p>
          </table:table-cell>
        </table:table-row>
        <table:table-row table:style-name="ro1">
          <table:table-cell office:value-type="float" office:value="3.53906">
            <text:p>3.53906</text:p>
          </table:table-cell>
          <table:table-cell office:value-type="float" office:value="0.673905">
            <text:p>0.673905</text:p>
          </table:table-cell>
          <table:table-cell office:value-type="float" office:value="0.728443">
            <text:p>0.728443</text:p>
          </table:table-cell>
          <table:table-cell office:value-type="float" office:value="0.746565">
            <text:p>0.746565</text:p>
          </table:table-cell>
          <table:table-cell/>
          <table:table-cell office:value-type="float" office:value="3.53906">
            <text:p>3.53906</text:p>
          </table:table-cell>
          <table:table-cell office:value-type="float" office:value="0.621607">
            <text:p>0.621607</text:p>
          </table:table-cell>
          <table:table-cell office:value-type="float" office:value="0.77553">
            <text:p>0.77553</text:p>
          </table:table-cell>
          <table:table-cell office:value-type="float" office:value="0.705874">
            <text:p>0.705874</text:p>
          </table:table-cell>
          <table:table-cell table:formula="of:=[.G197]^2" office:value-type="float" office:value="0.386395262449">
            <text:p>0.386395262449</text:p>
          </table:table-cell>
          <table:table-cell table:formula="of:=[.H197]^2" office:value-type="float" office:value="0.6014467809">
            <text:p>0.6014467809</text:p>
          </table:table-cell>
          <table:table-cell table:formula="of:=[.I197]^2" office:value-type="float" office:value="0.498258103876">
            <text:p>0.498258103876</text:p>
          </table:table-cell>
          <table:table-cell/>
          <table:table-cell office:value-type="float" office:value="3.53906">
            <text:p>3.53906</text:p>
          </table:table-cell>
          <table:table-cell office:value-type="float" office:value="0.501627">
            <text:p>0.501627</text:p>
          </table:table-cell>
          <table:table-cell office:value-type="float" office:value="0.302803">
            <text:p>0.302803</text:p>
          </table:table-cell>
          <table:table-cell office:value-type="float" office:value="0.269459">
            <text:p>0.269459</text:p>
          </table:table-cell>
          <table:table-cell table:formula="of:=[.O197]^2" office:value-type="float" office:value="0.251629647129">
            <text:p>0.251629647129</text:p>
          </table:table-cell>
          <table:table-cell table:formula="of:=[.P197]^2" office:value-type="float" office:value="0.091689656809">
            <text:p>0.091689656809</text:p>
          </table:table-cell>
          <table:table-cell table:formula="of:=[.Q197]^2" office:value-type="float" office:value="0.072608152681">
            <text:p>0.072608152681</text:p>
          </table:table-cell>
        </table:table-row>
        <table:table-row table:style-name="ro1">
          <table:table-cell office:value-type="float" office:value="3.55469">
            <text:p>3.55469</text:p>
          </table:table-cell>
          <table:table-cell office:value-type="float" office:value="0.672685">
            <text:p>0.672685</text:p>
          </table:table-cell>
          <table:table-cell office:value-type="float" office:value="0.726373">
            <text:p>0.726373</text:p>
          </table:table-cell>
          <table:table-cell office:value-type="float" office:value="0.74576">
            <text:p>0.74576</text:p>
          </table:table-cell>
          <table:table-cell/>
          <table:table-cell office:value-type="float" office:value="3.55469">
            <text:p>3.55469</text:p>
          </table:table-cell>
          <table:table-cell office:value-type="float" office:value="0.620822">
            <text:p>0.620822</text:p>
          </table:table-cell>
          <table:table-cell office:value-type="float" office:value="0.769467">
            <text:p>0.769467</text:p>
          </table:table-cell>
          <table:table-cell office:value-type="float" office:value="0.703281">
            <text:p>0.703281</text:p>
          </table:table-cell>
          <table:table-cell table:formula="of:=[.G198]^2" office:value-type="float" office:value="0.385419955684">
            <text:p>0.385419955684</text:p>
          </table:table-cell>
          <table:table-cell table:formula="of:=[.H198]^2" office:value-type="float" office:value="0.592079464089">
            <text:p>0.592079464089</text:p>
          </table:table-cell>
          <table:table-cell table:formula="of:=[.I198]^2" office:value-type="float" office:value="0.494604164961">
            <text:p>0.494604164961</text:p>
          </table:table-cell>
          <table:table-cell/>
          <table:table-cell office:value-type="float" office:value="3.55469">
            <text:p>3.55469</text:p>
          </table:table-cell>
          <table:table-cell office:value-type="float" office:value="0.500154">
            <text:p>0.500154</text:p>
          </table:table-cell>
          <table:table-cell office:value-type="float" office:value="0.30492">
            <text:p>0.30492</text:p>
          </table:table-cell>
          <table:table-cell office:value-type="float" office:value="0.27163">
            <text:p>0.27163</text:p>
          </table:table-cell>
          <table:table-cell table:formula="of:=[.O198]^2" office:value-type="float" office:value="0.250154023716">
            <text:p>0.250154023716</text:p>
          </table:table-cell>
          <table:table-cell table:formula="of:=[.P198]^2" office:value-type="float" office:value="0.0929762064">
            <text:p>0.0929762064</text:p>
          </table:table-cell>
          <table:table-cell table:formula="of:=[.Q198]^2" office:value-type="float" office:value="0.0737828569">
            <text:p>0.0737828569</text:p>
          </table:table-cell>
        </table:table-row>
        <table:table-row table:style-name="ro1">
          <table:table-cell office:value-type="float" office:value="3.57031">
            <text:p>3.57031</text:p>
          </table:table-cell>
          <table:table-cell office:value-type="float" office:value="0.67521">
            <text:p>0.67521</text:p>
          </table:table-cell>
          <table:table-cell office:value-type="float" office:value="0.723437">
            <text:p>0.723437</text:p>
          </table:table-cell>
          <table:table-cell office:value-type="float" office:value="0.74961">
            <text:p>0.74961</text:p>
          </table:table-cell>
          <table:table-cell/>
          <table:table-cell office:value-type="float" office:value="3.57031">
            <text:p>3.57031</text:p>
          </table:table-cell>
          <table:table-cell office:value-type="float" office:value="0.617889">
            <text:p>0.617889</text:p>
          </table:table-cell>
          <table:table-cell office:value-type="float" office:value="0.766786">
            <text:p>0.766786</text:p>
          </table:table-cell>
          <table:table-cell office:value-type="float" office:value="0.703945">
            <text:p>0.703945</text:p>
          </table:table-cell>
          <table:table-cell table:formula="of:=[.G199]^2" office:value-type="float" office:value="0.381786816321">
            <text:p>0.381786816321</text:p>
          </table:table-cell>
          <table:table-cell table:formula="of:=[.H199]^2" office:value-type="float" office:value="0.587960769796">
            <text:p>0.587960769796</text:p>
          </table:table-cell>
          <table:table-cell table:formula="of:=[.I199]^2" office:value-type="float" office:value="0.495538563025">
            <text:p>0.495538563025</text:p>
          </table:table-cell>
          <table:table-cell/>
          <table:table-cell office:value-type="float" office:value="3.57031">
            <text:p>3.57031</text:p>
          </table:table-cell>
          <table:table-cell office:value-type="float" office:value="0.499087">
            <text:p>0.499087</text:p>
          </table:table-cell>
          <table:table-cell office:value-type="float" office:value="0.308082">
            <text:p>0.308082</text:p>
          </table:table-cell>
          <table:table-cell office:value-type="float" office:value="0.271681">
            <text:p>0.271681</text:p>
          </table:table-cell>
          <table:table-cell table:formula="of:=[.O199]^2" office:value-type="float" office:value="0.249087833569">
            <text:p>0.249087833569</text:p>
          </table:table-cell>
          <table:table-cell table:formula="of:=[.P199]^2" office:value-type="float" office:value="0.094914518724">
            <text:p>0.094914518724</text:p>
          </table:table-cell>
          <table:table-cell table:formula="of:=[.Q199]^2" office:value-type="float" office:value="0.073810565761">
            <text:p>0.073810565761</text:p>
          </table:table-cell>
        </table:table-row>
        <table:table-row table:style-name="ro1">
          <table:table-cell office:value-type="float" office:value="3.58594">
            <text:p>3.58594</text:p>
          </table:table-cell>
          <table:table-cell office:value-type="float" office:value="0.677127">
            <text:p>0.677127</text:p>
          </table:table-cell>
          <table:table-cell office:value-type="float" office:value="0.721935">
            <text:p>0.721935</text:p>
          </table:table-cell>
          <table:table-cell office:value-type="float" office:value="0.751908">
            <text:p>0.751908</text:p>
          </table:table-cell>
          <table:table-cell/>
          <table:table-cell office:value-type="float" office:value="3.58594">
            <text:p>3.58594</text:p>
          </table:table-cell>
          <table:table-cell office:value-type="float" office:value="0.614717">
            <text:p>0.614717</text:p>
          </table:table-cell>
          <table:table-cell office:value-type="float" office:value="0.767709">
            <text:p>0.767709</text:p>
          </table:table-cell>
          <table:table-cell office:value-type="float" office:value="0.70848">
            <text:p>0.70848</text:p>
          </table:table-cell>
          <table:table-cell table:formula="of:=[.G200]^2" office:value-type="float" office:value="0.377876990089">
            <text:p>0.377876990089</text:p>
          </table:table-cell>
          <table:table-cell table:formula="of:=[.H200]^2" office:value-type="float" office:value="0.589377108681">
            <text:p>0.589377108681</text:p>
          </table:table-cell>
          <table:table-cell table:formula="of:=[.I200]^2" office:value-type="float" office:value="0.5019439104">
            <text:p>0.5019439104</text:p>
          </table:table-cell>
          <table:table-cell/>
          <table:table-cell office:value-type="float" office:value="3.58594">
            <text:p>3.58594</text:p>
          </table:table-cell>
          <table:table-cell office:value-type="float" office:value="0.498916">
            <text:p>0.498916</text:p>
          </table:table-cell>
          <table:table-cell office:value-type="float" office:value="0.309973">
            <text:p>0.309973</text:p>
          </table:table-cell>
          <table:table-cell office:value-type="float" office:value="0.269286">
            <text:p>0.269286</text:p>
          </table:table-cell>
          <table:table-cell table:formula="of:=[.O200]^2" office:value-type="float" office:value="0.248917175056">
            <text:p>0.248917175056</text:p>
          </table:table-cell>
          <table:table-cell table:formula="of:=[.P200]^2" office:value-type="float" office:value="0.096083260729">
            <text:p>0.096083260729</text:p>
          </table:table-cell>
          <table:table-cell table:formula="of:=[.Q200]^2" office:value-type="float" office:value="0.072514949796">
            <text:p>0.072514949796</text:p>
          </table:table-cell>
        </table:table-row>
        <table:table-row table:style-name="ro1">
          <table:table-cell office:value-type="float" office:value="3.60156">
            <text:p>3.60156</text:p>
          </table:table-cell>
          <table:table-cell office:value-type="float" office:value="0.676392">
            <text:p>0.676392</text:p>
          </table:table-cell>
          <table:table-cell office:value-type="float" office:value="0.722025">
            <text:p>0.722025</text:p>
          </table:table-cell>
          <table:table-cell office:value-type="float" office:value="0.75026">
            <text:p>0.75026</text:p>
          </table:table-cell>
          <table:table-cell/>
          <table:table-cell office:value-type="float" office:value="3.60156">
            <text:p>3.60156</text:p>
          </table:table-cell>
          <table:table-cell office:value-type="float" office:value="0.612926">
            <text:p>0.612926</text:p>
          </table:table-cell>
          <table:table-cell office:value-type="float" office:value="0.7671">
            <text:p>0.7671</text:p>
          </table:table-cell>
          <table:table-cell office:value-type="float" office:value="0.70882">
            <text:p>0.70882</text:p>
          </table:table-cell>
          <table:table-cell table:formula="of:=[.G201]^2" office:value-type="float" office:value="0.375678281476">
            <text:p>0.375678281476</text:p>
          </table:table-cell>
          <table:table-cell table:formula="of:=[.H201]^2" office:value-type="float" office:value="0.58844241">
            <text:p>0.58844241</text:p>
          </table:table-cell>
          <table:table-cell table:formula="of:=[.I201]^2" office:value-type="float" office:value="0.5024257924">
            <text:p>0.5024257924</text:p>
          </table:table-cell>
          <table:table-cell/>
          <table:table-cell office:value-type="float" office:value="3.60156">
            <text:p>3.60156</text:p>
          </table:table-cell>
          <table:table-cell office:value-type="float" office:value="0.49945">
            <text:p>0.49945</text:p>
          </table:table-cell>
          <table:table-cell office:value-type="float" office:value="0.310142">
            <text:p>0.310142</text:p>
          </table:table-cell>
          <table:table-cell office:value-type="float" office:value="0.267112">
            <text:p>0.267112</text:p>
          </table:table-cell>
          <table:table-cell table:formula="of:=[.O201]^2" office:value-type="float" office:value="0.2494503025">
            <text:p>0.2494503025</text:p>
          </table:table-cell>
          <table:table-cell table:formula="of:=[.P201]^2" office:value-type="float" office:value="0.096188060164">
            <text:p>0.096188060164</text:p>
          </table:table-cell>
          <table:table-cell table:formula="of:=[.Q201]^2" office:value-type="float" office:value="0.071348820544">
            <text:p>0.071348820544</text:p>
          </table:table-cell>
        </table:table-row>
        <table:table-row table:style-name="ro1">
          <table:table-cell office:value-type="float" office:value="3.61719">
            <text:p>3.61719</text:p>
          </table:table-cell>
          <table:table-cell office:value-type="float" office:value="0.675282">
            <text:p>0.675282</text:p>
          </table:table-cell>
          <table:table-cell office:value-type="float" office:value="0.721343">
            <text:p>0.721343</text:p>
          </table:table-cell>
          <table:table-cell office:value-type="float" office:value="0.747073">
            <text:p>0.747073</text:p>
          </table:table-cell>
          <table:table-cell/>
          <table:table-cell office:value-type="float" office:value="3.61719">
            <text:p>3.61719</text:p>
          </table:table-cell>
          <table:table-cell office:value-type="float" office:value="0.612425">
            <text:p>0.612425</text:p>
          </table:table-cell>
          <table:table-cell office:value-type="float" office:value="0.764703">
            <text:p>0.764703</text:p>
          </table:table-cell>
          <table:table-cell office:value-type="float" office:value="0.705636">
            <text:p>0.705636</text:p>
          </table:table-cell>
          <table:table-cell table:formula="of:=[.G202]^2" office:value-type="float" office:value="0.375064380625">
            <text:p>0.375064380625</text:p>
          </table:table-cell>
          <table:table-cell table:formula="of:=[.H202]^2" office:value-type="float" office:value="0.584770678209">
            <text:p>0.584770678209</text:p>
          </table:table-cell>
          <table:table-cell table:formula="of:=[.I202]^2" office:value-type="float" office:value="0.497922164496">
            <text:p>0.497922164496</text:p>
          </table:table-cell>
          <table:table-cell/>
          <table:table-cell office:value-type="float" office:value="3.61719">
            <text:p>3.61719</text:p>
          </table:table-cell>
          <table:table-cell office:value-type="float" office:value="0.49963">
            <text:p>0.49963</text:p>
          </table:table-cell>
          <table:table-cell office:value-type="float" office:value="0.310851">
            <text:p>0.310851</text:p>
          </table:table-cell>
          <table:table-cell office:value-type="float" office:value="0.267449">
            <text:p>0.267449</text:p>
          </table:table-cell>
          <table:table-cell table:formula="of:=[.O202]^2" office:value-type="float" office:value="0.2496301369">
            <text:p>0.2496301369</text:p>
          </table:table-cell>
          <table:table-cell table:formula="of:=[.P202]^2" office:value-type="float" office:value="0.096628344201">
            <text:p>0.096628344201</text:p>
          </table:table-cell>
          <table:table-cell table:formula="of:=[.Q202]^2" office:value-type="float" office:value="0.071528967601">
            <text:p>0.071528967601</text:p>
          </table:table-cell>
        </table:table-row>
        <table:table-row table:style-name="ro1">
          <table:table-cell office:value-type="float" office:value="3.63281">
            <text:p>3.63281</text:p>
          </table:table-cell>
          <table:table-cell office:value-type="float" office:value="0.675685">
            <text:p>0.675685</text:p>
          </table:table-cell>
          <table:table-cell office:value-type="float" office:value="0.72016">
            <text:p>0.72016</text:p>
          </table:table-cell>
          <table:table-cell office:value-type="float" office:value="0.744597">
            <text:p>0.744597</text:p>
          </table:table-cell>
          <table:table-cell/>
          <table:table-cell office:value-type="float" office:value="3.63281">
            <text:p>3.63281</text:p>
          </table:table-cell>
          <table:table-cell office:value-type="float" office:value="0.613017">
            <text:p>0.613017</text:p>
          </table:table-cell>
          <table:table-cell office:value-type="float" office:value="0.763607">
            <text:p>0.763607</text:p>
          </table:table-cell>
          <table:table-cell office:value-type="float" office:value="0.705804">
            <text:p>0.705804</text:p>
          </table:table-cell>
          <table:table-cell table:formula="of:=[.G203]^2" office:value-type="float" office:value="0.375789842289">
            <text:p>0.375789842289</text:p>
          </table:table-cell>
          <table:table-cell table:formula="of:=[.H203]^2" office:value-type="float" office:value="0.583095650449">
            <text:p>0.583095650449</text:p>
          </table:table-cell>
          <table:table-cell table:formula="of:=[.I203]^2" office:value-type="float" office:value="0.498159286416">
            <text:p>0.498159286416</text:p>
          </table:table-cell>
          <table:table-cell/>
          <table:table-cell office:value-type="float" office:value="3.63281">
            <text:p>3.63281</text:p>
          </table:table-cell>
          <table:table-cell office:value-type="float" office:value="0.49875">
            <text:p>0.49875</text:p>
          </table:table-cell>
          <table:table-cell office:value-type="float" office:value="0.312497">
            <text:p>0.312497</text:p>
          </table:table-cell>
          <table:table-cell office:value-type="float" office:value="0.268868">
            <text:p>0.268868</text:p>
          </table:table-cell>
          <table:table-cell table:formula="of:=[.O203]^2" office:value-type="float" office:value="0.2487515625">
            <text:p>0.2487515625</text:p>
          </table:table-cell>
          <table:table-cell table:formula="of:=[.P203]^2" office:value-type="float" office:value="0.097654375009">
            <text:p>0.097654375009</text:p>
          </table:table-cell>
          <table:table-cell table:formula="of:=[.Q203]^2" office:value-type="float" office:value="0.072290001424">
            <text:p>0.072290001424</text:p>
          </table:table-cell>
        </table:table-row>
        <table:table-row table:style-name="ro1">
          <table:table-cell office:value-type="float" office:value="3.64844">
            <text:p>3.64844</text:p>
          </table:table-cell>
          <table:table-cell office:value-type="float" office:value="0.677405">
            <text:p>0.677405</text:p>
          </table:table-cell>
          <table:table-cell office:value-type="float" office:value="0.719868">
            <text:p>0.719868</text:p>
          </table:table-cell>
          <table:table-cell office:value-type="float" office:value="0.743535">
            <text:p>0.743535</text:p>
          </table:table-cell>
          <table:table-cell/>
          <table:table-cell office:value-type="float" office:value="3.64844">
            <text:p>3.64844</text:p>
          </table:table-cell>
          <table:table-cell office:value-type="float" office:value="0.614023">
            <text:p>0.614023</text:p>
          </table:table-cell>
          <table:table-cell office:value-type="float" office:value="0.765773">
            <text:p>0.765773</text:p>
          </table:table-cell>
          <table:table-cell office:value-type="float" office:value="0.706463">
            <text:p>0.706463</text:p>
          </table:table-cell>
          <table:table-cell table:formula="of:=[.G204]^2" office:value-type="float" office:value="0.377024244529">
            <text:p>0.377024244529</text:p>
          </table:table-cell>
          <table:table-cell table:formula="of:=[.H204]^2" office:value-type="float" office:value="0.586408287529">
            <text:p>0.586408287529</text:p>
          </table:table-cell>
          <table:table-cell table:formula="of:=[.I204]^2" office:value-type="float" office:value="0.499089970369">
            <text:p>0.499089970369</text:p>
          </table:table-cell>
          <table:table-cell/>
          <table:table-cell office:value-type="float" office:value="3.64844">
            <text:p>3.64844</text:p>
          </table:table-cell>
          <table:table-cell office:value-type="float" office:value="0.497314">
            <text:p>0.497314</text:p>
          </table:table-cell>
          <table:table-cell office:value-type="float" office:value="0.312021">
            <text:p>0.312021</text:p>
          </table:table-cell>
          <table:table-cell office:value-type="float" office:value="0.271529">
            <text:p>0.271529</text:p>
          </table:table-cell>
          <table:table-cell table:formula="of:=[.O204]^2" office:value-type="float" office:value="0.247321214596">
            <text:p>0.247321214596</text:p>
          </table:table-cell>
          <table:table-cell table:formula="of:=[.P204]^2" office:value-type="float" office:value="0.097357104441">
            <text:p>0.097357104441</text:p>
          </table:table-cell>
          <table:table-cell table:formula="of:=[.Q204]^2" office:value-type="float" office:value="0.073727997841">
            <text:p>0.073727997841</text:p>
          </table:table-cell>
        </table:table-row>
        <table:table-row table:style-name="ro1">
          <table:table-cell office:value-type="float" office:value="3.66406">
            <text:p>3.66406</text:p>
          </table:table-cell>
          <table:table-cell office:value-type="float" office:value="0.678903">
            <text:p>0.678903</text:p>
          </table:table-cell>
          <table:table-cell office:value-type="float" office:value="0.718988">
            <text:p>0.718988</text:p>
          </table:table-cell>
          <table:table-cell office:value-type="float" office:value="0.742188">
            <text:p>0.742188</text:p>
          </table:table-cell>
          <table:table-cell/>
          <table:table-cell office:value-type="float" office:value="3.66406">
            <text:p>3.66406</text:p>
          </table:table-cell>
          <table:table-cell office:value-type="float" office:value="0.613865">
            <text:p>0.613865</text:p>
          </table:table-cell>
          <table:table-cell office:value-type="float" office:value="0.767497">
            <text:p>0.767497</text:p>
          </table:table-cell>
          <table:table-cell office:value-type="float" office:value="0.703061">
            <text:p>0.703061</text:p>
          </table:table-cell>
          <table:table-cell table:formula="of:=[.G205]^2" office:value-type="float" office:value="0.376830238225">
            <text:p>0.376830238225</text:p>
          </table:table-cell>
          <table:table-cell table:formula="of:=[.H205]^2" office:value-type="float" office:value="0.589051645009">
            <text:p>0.589051645009</text:p>
          </table:table-cell>
          <table:table-cell table:formula="of:=[.I205]^2" office:value-type="float" office:value="0.494294769721">
            <text:p>0.494294769721</text:p>
          </table:table-cell>
          <table:table-cell/>
          <table:table-cell office:value-type="float" office:value="3.66406">
            <text:p>3.66406</text:p>
          </table:table-cell>
          <table:table-cell office:value-type="float" office:value="0.495892">
            <text:p>0.495892</text:p>
          </table:table-cell>
          <table:table-cell office:value-type="float" office:value="0.308677">
            <text:p>0.308677</text:p>
          </table:table-cell>
          <table:table-cell office:value-type="float" office:value="0.270728">
            <text:p>0.270728</text:p>
          </table:table-cell>
          <table:table-cell table:formula="of:=[.O205]^2" office:value-type="float" office:value="0.245908875664">
            <text:p>0.245908875664</text:p>
          </table:table-cell>
          <table:table-cell table:formula="of:=[.P205]^2" office:value-type="float" office:value="0.095281490329">
            <text:p>0.095281490329</text:p>
          </table:table-cell>
          <table:table-cell table:formula="of:=[.Q205]^2" office:value-type="float" office:value="0.073293649984">
            <text:p>0.073293649984</text:p>
          </table:table-cell>
        </table:table-row>
        <table:table-row table:style-name="ro1">
          <table:table-cell office:value-type="float" office:value="3.67969">
            <text:p>3.67969</text:p>
          </table:table-cell>
          <table:table-cell office:value-type="float" office:value="0.680815">
            <text:p>0.680815</text:p>
          </table:table-cell>
          <table:table-cell office:value-type="float" office:value="0.716875">
            <text:p>0.716875</text:p>
          </table:table-cell>
          <table:table-cell office:value-type="float" office:value="0.740692">
            <text:p>0.740692</text:p>
          </table:table-cell>
          <table:table-cell/>
          <table:table-cell office:value-type="float" office:value="3.67969">
            <text:p>3.67969</text:p>
          </table:table-cell>
          <table:table-cell office:value-type="float" office:value="0.611759">
            <text:p>0.611759</text:p>
          </table:table-cell>
          <table:table-cell office:value-type="float" office:value="0.763589">
            <text:p>0.763589</text:p>
          </table:table-cell>
          <table:table-cell office:value-type="float" office:value="0.698363">
            <text:p>0.698363</text:p>
          </table:table-cell>
          <table:table-cell table:formula="of:=[.G206]^2" office:value-type="float" office:value="0.374249074081">
            <text:p>0.374249074081</text:p>
          </table:table-cell>
          <table:table-cell table:formula="of:=[.H206]^2" office:value-type="float" office:value="0.583068160921">
            <text:p>0.583068160921</text:p>
          </table:table-cell>
          <table:table-cell table:formula="of:=[.I206]^2" office:value-type="float" office:value="0.487710879769">
            <text:p>0.487710879769</text:p>
          </table:table-cell>
          <table:table-cell/>
          <table:table-cell office:value-type="float" office:value="3.67969">
            <text:p>3.67969</text:p>
          </table:table-cell>
          <table:table-cell office:value-type="float" office:value="0.493343">
            <text:p>0.493343</text:p>
          </table:table-cell>
          <table:table-cell office:value-type="float" office:value="0.307539">
            <text:p>0.307539</text:p>
          </table:table-cell>
          <table:table-cell office:value-type="float" office:value="0.268018">
            <text:p>0.268018</text:p>
          </table:table-cell>
          <table:table-cell table:formula="of:=[.O206]^2" office:value-type="float" office:value="0.243387315649">
            <text:p>0.243387315649</text:p>
          </table:table-cell>
          <table:table-cell table:formula="of:=[.P206]^2" office:value-type="float" office:value="0.094580236521">
            <text:p>0.094580236521</text:p>
          </table:table-cell>
          <table:table-cell table:formula="of:=[.Q206]^2" office:value-type="float" office:value="0.071833648324">
            <text:p>0.071833648324</text:p>
          </table:table-cell>
        </table:table-row>
        <table:table-row table:style-name="ro1">
          <table:table-cell office:value-type="float" office:value="3.69531">
            <text:p>3.69531</text:p>
          </table:table-cell>
          <table:table-cell office:value-type="float" office:value="0.683523">
            <text:p>0.683523</text:p>
          </table:table-cell>
          <table:table-cell office:value-type="float" office:value="0.716715">
            <text:p>0.716715</text:p>
          </table:table-cell>
          <table:table-cell office:value-type="float" office:value="0.740898">
            <text:p>0.740898</text:p>
          </table:table-cell>
          <table:table-cell/>
          <table:table-cell office:value-type="float" office:value="3.69531">
            <text:p>3.69531</text:p>
          </table:table-cell>
          <table:table-cell office:value-type="float" office:value="0.608788">
            <text:p>0.608788</text:p>
          </table:table-cell>
          <table:table-cell office:value-type="float" office:value="0.756918">
            <text:p>0.756918</text:p>
          </table:table-cell>
          <table:table-cell office:value-type="float" office:value="0.697127">
            <text:p>0.697127</text:p>
          </table:table-cell>
          <table:table-cell table:formula="of:=[.G207]^2" office:value-type="float" office:value="0.370622828944">
            <text:p>0.370622828944</text:p>
          </table:table-cell>
          <table:table-cell table:formula="of:=[.H207]^2" office:value-type="float" office:value="0.572924858724">
            <text:p>0.572924858724</text:p>
          </table:table-cell>
          <table:table-cell table:formula="of:=[.I207]^2" office:value-type="float" office:value="0.485986054129">
            <text:p>0.485986054129</text:p>
          </table:table-cell>
          <table:table-cell/>
          <table:table-cell office:value-type="float" office:value="3.69531">
            <text:p>3.69531</text:p>
          </table:table-cell>
          <table:table-cell office:value-type="float" office:value="0.491495">
            <text:p>0.491495</text:p>
          </table:table-cell>
          <table:table-cell office:value-type="float" office:value="0.308725">
            <text:p>0.308725</text:p>
          </table:table-cell>
          <table:table-cell office:value-type="float" office:value="0.26889">
            <text:p>0.26889</text:p>
          </table:table-cell>
          <table:table-cell table:formula="of:=[.O207]^2" office:value-type="float" office:value="0.241567335025">
            <text:p>0.241567335025</text:p>
          </table:table-cell>
          <table:table-cell table:formula="of:=[.P207]^2" office:value-type="float" office:value="0.095311125625">
            <text:p>0.095311125625</text:p>
          </table:table-cell>
          <table:table-cell table:formula="of:=[.Q207]^2" office:value-type="float" office:value="0.0723018321">
            <text:p>0.0723018321</text:p>
          </table:table-cell>
        </table:table-row>
        <table:table-row table:style-name="ro1">
          <table:table-cell office:value-type="float" office:value="3.71094">
            <text:p>3.71094</text:p>
          </table:table-cell>
          <table:table-cell office:value-type="float" office:value="0.684275">
            <text:p>0.684275</text:p>
          </table:table-cell>
          <table:table-cell office:value-type="float" office:value="0.719615">
            <text:p>0.719615</text:p>
          </table:table-cell>
          <table:table-cell office:value-type="float" office:value="0.741387">
            <text:p>0.741387</text:p>
          </table:table-cell>
          <table:table-cell/>
          <table:table-cell office:value-type="float" office:value="3.71094">
            <text:p>3.71094</text:p>
          </table:table-cell>
          <table:table-cell office:value-type="float" office:value="0.607338">
            <text:p>0.607338</text:p>
          </table:table-cell>
          <table:table-cell office:value-type="float" office:value="0.753379">
            <text:p>0.753379</text:p>
          </table:table-cell>
          <table:table-cell office:value-type="float" office:value="0.700737">
            <text:p>0.700737</text:p>
          </table:table-cell>
          <table:table-cell table:formula="of:=[.G208]^2" office:value-type="float" office:value="0.368859446244">
            <text:p>0.368859446244</text:p>
          </table:table-cell>
          <table:table-cell table:formula="of:=[.H208]^2" office:value-type="float" office:value="0.567579917641">
            <text:p>0.567579917641</text:p>
          </table:table-cell>
          <table:table-cell table:formula="of:=[.I208]^2" office:value-type="float" office:value="0.491032343169">
            <text:p>0.491032343169</text:p>
          </table:table-cell>
          <table:table-cell/>
          <table:table-cell office:value-type="float" office:value="3.71094">
            <text:p>3.71094</text:p>
          </table:table-cell>
          <table:table-cell office:value-type="float" office:value="0.49266">
            <text:p>0.49266</text:p>
          </table:table-cell>
          <table:table-cell office:value-type="float" office:value="0.312077">
            <text:p>0.312077</text:p>
          </table:table-cell>
          <table:table-cell office:value-type="float" office:value="0.269817">
            <text:p>0.269817</text:p>
          </table:table-cell>
          <table:table-cell table:formula="of:=[.O208]^2" office:value-type="float" office:value="0.2427138756">
            <text:p>0.2427138756</text:p>
          </table:table-cell>
          <table:table-cell table:formula="of:=[.P208]^2" office:value-type="float" office:value="0.097392053929">
            <text:p>0.097392053929</text:p>
          </table:table-cell>
          <table:table-cell table:formula="of:=[.Q208]^2" office:value-type="float" office:value="0.072801213489">
            <text:p>0.072801213489</text:p>
          </table:table-cell>
        </table:table-row>
        <table:table-row table:style-name="ro1">
          <table:table-cell office:value-type="float" office:value="3.72656">
            <text:p>3.72656</text:p>
          </table:table-cell>
          <table:table-cell office:value-type="float" office:value="0.683258">
            <text:p>0.683258</text:p>
          </table:table-cell>
          <table:table-cell office:value-type="float" office:value="0.722012">
            <text:p>0.722012</text:p>
          </table:table-cell>
          <table:table-cell office:value-type="float" office:value="0.741498">
            <text:p>0.741498</text:p>
          </table:table-cell>
          <table:table-cell/>
          <table:table-cell office:value-type="float" office:value="3.72656">
            <text:p>3.72656</text:p>
          </table:table-cell>
          <table:table-cell office:value-type="float" office:value="0.606288">
            <text:p>0.606288</text:p>
          </table:table-cell>
          <table:table-cell office:value-type="float" office:value="0.753453">
            <text:p>0.753453</text:p>
          </table:table-cell>
          <table:table-cell office:value-type="float" office:value="0.703807">
            <text:p>0.703807</text:p>
          </table:table-cell>
          <table:table-cell table:formula="of:=[.G209]^2" office:value-type="float" office:value="0.367585138944">
            <text:p>0.367585138944</text:p>
          </table:table-cell>
          <table:table-cell table:formula="of:=[.H209]^2" office:value-type="float" office:value="0.567691423209">
            <text:p>0.567691423209</text:p>
          </table:table-cell>
          <table:table-cell table:formula="of:=[.I209]^2" office:value-type="float" office:value="0.495344293249">
            <text:p>0.495344293249</text:p>
          </table:table-cell>
          <table:table-cell/>
          <table:table-cell office:value-type="float" office:value="3.72656">
            <text:p>3.72656</text:p>
          </table:table-cell>
          <table:table-cell office:value-type="float" office:value="0.494497">
            <text:p>0.494497</text:p>
          </table:table-cell>
          <table:table-cell office:value-type="float" office:value="0.31709">
            <text:p>0.31709</text:p>
          </table:table-cell>
          <table:table-cell office:value-type="float" office:value="0.269009">
            <text:p>0.269009</text:p>
          </table:table-cell>
          <table:table-cell table:formula="of:=[.O209]^2" office:value-type="float" office:value="0.244527283009">
            <text:p>0.244527283009</text:p>
          </table:table-cell>
          <table:table-cell table:formula="of:=[.P209]^2" office:value-type="float" office:value="0.1005460681">
            <text:p>0.1005460681</text:p>
          </table:table-cell>
          <table:table-cell table:formula="of:=[.Q209]^2" office:value-type="float" office:value="0.072365842081">
            <text:p>0.072365842081</text:p>
          </table:table-cell>
        </table:table-row>
        <table:table-row table:style-name="ro1">
          <table:table-cell office:value-type="float" office:value="3.74219">
            <text:p>3.74219</text:p>
          </table:table-cell>
          <table:table-cell office:value-type="float" office:value="0.68379">
            <text:p>0.68379</text:p>
          </table:table-cell>
          <table:table-cell office:value-type="float" office:value="0.721763">
            <text:p>0.721763</text:p>
          </table:table-cell>
          <table:table-cell office:value-type="float" office:value="0.74275">
            <text:p>0.74275</text:p>
          </table:table-cell>
          <table:table-cell/>
          <table:table-cell office:value-type="float" office:value="3.74219">
            <text:p>3.74219</text:p>
          </table:table-cell>
          <table:table-cell office:value-type="float" office:value="0.606526">
            <text:p>0.606526</text:p>
          </table:table-cell>
          <table:table-cell office:value-type="float" office:value="0.756087">
            <text:p>0.756087</text:p>
          </table:table-cell>
          <table:table-cell office:value-type="float" office:value="0.703453">
            <text:p>0.703453</text:p>
          </table:table-cell>
          <table:table-cell table:formula="of:=[.G210]^2" office:value-type="float" office:value="0.367873788676">
            <text:p>0.367873788676</text:p>
          </table:table-cell>
          <table:table-cell table:formula="of:=[.H210]^2" office:value-type="float" office:value="0.571667551569">
            <text:p>0.571667551569</text:p>
          </table:table-cell>
          <table:table-cell table:formula="of:=[.I210]^2" office:value-type="float" office:value="0.494846123209">
            <text:p>0.494846123209</text:p>
          </table:table-cell>
          <table:table-cell/>
          <table:table-cell office:value-type="float" office:value="3.74219">
            <text:p>3.74219</text:p>
          </table:table-cell>
          <table:table-cell office:value-type="float" office:value="0.494505">
            <text:p>0.494505</text:p>
          </table:table-cell>
          <table:table-cell office:value-type="float" office:value="0.319659">
            <text:p>0.319659</text:p>
          </table:table-cell>
          <table:table-cell office:value-type="float" office:value="0.267336">
            <text:p>0.267336</text:p>
          </table:table-cell>
          <table:table-cell table:formula="of:=[.O210]^2" office:value-type="float" office:value="0.244535195025">
            <text:p>0.244535195025</text:p>
          </table:table-cell>
          <table:table-cell table:formula="of:=[.P210]^2" office:value-type="float" office:value="0.102181876281">
            <text:p>0.102181876281</text:p>
          </table:table-cell>
          <table:table-cell table:formula="of:=[.Q210]^2" office:value-type="float" office:value="0.071468536896">
            <text:p>0.071468536896</text:p>
          </table:table-cell>
        </table:table-row>
        <table:table-row table:style-name="ro1">
          <table:table-cell office:value-type="float" office:value="3.75781">
            <text:p>3.75781</text:p>
          </table:table-cell>
          <table:table-cell office:value-type="float" office:value="0.684907">
            <text:p>0.684907</text:p>
          </table:table-cell>
          <table:table-cell office:value-type="float" office:value="0.719553">
            <text:p>0.719553</text:p>
          </table:table-cell>
          <table:table-cell office:value-type="float" office:value="0.742718">
            <text:p>0.742718</text:p>
          </table:table-cell>
          <table:table-cell/>
          <table:table-cell office:value-type="float" office:value="3.75781">
            <text:p>3.75781</text:p>
          </table:table-cell>
          <table:table-cell office:value-type="float" office:value="0.608265">
            <text:p>0.608265</text:p>
          </table:table-cell>
          <table:table-cell office:value-type="float" office:value="0.759318">
            <text:p>0.759318</text:p>
          </table:table-cell>
          <table:table-cell office:value-type="float" office:value="0.7012">
            <text:p>0.7012</text:p>
          </table:table-cell>
          <table:table-cell table:formula="of:=[.G211]^2" office:value-type="float" office:value="0.369986310225">
            <text:p>0.369986310225</text:p>
          </table:table-cell>
          <table:table-cell table:formula="of:=[.H211]^2" office:value-type="float" office:value="0.576563825124">
            <text:p>0.576563825124</text:p>
          </table:table-cell>
          <table:table-cell table:formula="of:=[.I211]^2" office:value-type="float" office:value="0.49168144">
            <text:p>0.49168144</text:p>
          </table:table-cell>
          <table:table-cell/>
          <table:table-cell office:value-type="float" office:value="3.75781">
            <text:p>3.75781</text:p>
          </table:table-cell>
          <table:table-cell office:value-type="float" office:value="0.493591">
            <text:p>0.493591</text:p>
          </table:table-cell>
          <table:table-cell office:value-type="float" office:value="0.317234">
            <text:p>0.317234</text:p>
          </table:table-cell>
          <table:table-cell office:value-type="float" office:value="0.266977">
            <text:p>0.266977</text:p>
          </table:table-cell>
          <table:table-cell table:formula="of:=[.O211]^2" office:value-type="float" office:value="0.243632075281">
            <text:p>0.243632075281</text:p>
          </table:table-cell>
          <table:table-cell table:formula="of:=[.P211]^2" office:value-type="float" office:value="0.100637410756">
            <text:p>0.100637410756</text:p>
          </table:table-cell>
          <table:table-cell table:formula="of:=[.Q211]^2" office:value-type="float" office:value="0.071276718529">
            <text:p>0.071276718529</text:p>
          </table:table-cell>
        </table:table-row>
        <table:table-row table:style-name="ro1">
          <table:table-cell office:value-type="float" office:value="3.77344">
            <text:p>3.77344</text:p>
          </table:table-cell>
          <table:table-cell office:value-type="float" office:value="0.684703">
            <text:p>0.684703</text:p>
          </table:table-cell>
          <table:table-cell office:value-type="float" office:value="0.718437">
            <text:p>0.718437</text:p>
          </table:table-cell>
          <table:table-cell office:value-type="float" office:value="0.740568">
            <text:p>0.740568</text:p>
          </table:table-cell>
          <table:table-cell/>
          <table:table-cell office:value-type="float" office:value="3.77344">
            <text:p>3.77344</text:p>
          </table:table-cell>
          <table:table-cell office:value-type="float" office:value="0.607984">
            <text:p>0.607984</text:p>
          </table:table-cell>
          <table:table-cell office:value-type="float" office:value="0.759942">
            <text:p>0.759942</text:p>
          </table:table-cell>
          <table:table-cell office:value-type="float" office:value="0.698502">
            <text:p>0.698502</text:p>
          </table:table-cell>
          <table:table-cell table:formula="of:=[.G212]^2" office:value-type="float" office:value="0.369644544256">
            <text:p>0.369644544256</text:p>
          </table:table-cell>
          <table:table-cell table:formula="of:=[.H212]^2" office:value-type="float" office:value="0.577511843364">
            <text:p>0.577511843364</text:p>
          </table:table-cell>
          <table:table-cell table:formula="of:=[.I212]^2" office:value-type="float" office:value="0.487905044004">
            <text:p>0.487905044004</text:p>
          </table:table-cell>
          <table:table-cell/>
          <table:table-cell office:value-type="float" office:value="3.77344">
            <text:p>3.77344</text:p>
          </table:table-cell>
          <table:table-cell office:value-type="float" office:value="0.494064">
            <text:p>0.494064</text:p>
          </table:table-cell>
          <table:table-cell office:value-type="float" office:value="0.314229">
            <text:p>0.314229</text:p>
          </table:table-cell>
          <table:table-cell office:value-type="float" office:value="0.26638">
            <text:p>0.26638</text:p>
          </table:table-cell>
          <table:table-cell table:formula="of:=[.O212]^2" office:value-type="float" office:value="0.244099236096">
            <text:p>0.244099236096</text:p>
          </table:table-cell>
          <table:table-cell table:formula="of:=[.P212]^2" office:value-type="float" office:value="0.098739864441">
            <text:p>0.098739864441</text:p>
          </table:table-cell>
          <table:table-cell table:formula="of:=[.Q212]^2" office:value-type="float" office:value="0.0709583044">
            <text:p>0.0709583044</text:p>
          </table:table-cell>
        </table:table-row>
        <table:table-row table:style-name="ro1">
          <table:table-cell office:value-type="float" office:value="3.78906">
            <text:p>3.78906</text:p>
          </table:table-cell>
          <table:table-cell office:value-type="float" office:value="0.685225">
            <text:p>0.685225</text:p>
          </table:table-cell>
          <table:table-cell office:value-type="float" office:value="0.721188">
            <text:p>0.721188</text:p>
          </table:table-cell>
          <table:table-cell office:value-type="float" office:value="0.740405">
            <text:p>0.740405</text:p>
          </table:table-cell>
          <table:table-cell/>
          <table:table-cell office:value-type="float" office:value="3.78906">
            <text:p>3.78906</text:p>
          </table:table-cell>
          <table:table-cell office:value-type="float" office:value="0.605347">
            <text:p>0.605347</text:p>
          </table:table-cell>
          <table:table-cell office:value-type="float" office:value="0.757287">
            <text:p>0.757287</text:p>
          </table:table-cell>
          <table:table-cell office:value-type="float" office:value="0.697677">
            <text:p>0.697677</text:p>
          </table:table-cell>
          <table:table-cell table:formula="of:=[.G213]^2" office:value-type="float" office:value="0.366444990409">
            <text:p>0.366444990409</text:p>
          </table:table-cell>
          <table:table-cell table:formula="of:=[.H213]^2" office:value-type="float" office:value="0.573483600369">
            <text:p>0.573483600369</text:p>
          </table:table-cell>
          <table:table-cell table:formula="of:=[.I213]^2" office:value-type="float" office:value="0.486753196329">
            <text:p>0.486753196329</text:p>
          </table:table-cell>
          <table:table-cell/>
          <table:table-cell office:value-type="float" office:value="3.78906">
            <text:p>3.78906</text:p>
          </table:table-cell>
          <table:table-cell office:value-type="float" office:value="0.49308">
            <text:p>0.49308</text:p>
          </table:table-cell>
          <table:table-cell office:value-type="float" office:value="0.314965">
            <text:p>0.314965</text:p>
          </table:table-cell>
          <table:table-cell office:value-type="float" office:value="0.267535">
            <text:p>0.267535</text:p>
          </table:table-cell>
          <table:table-cell table:formula="of:=[.O213]^2" office:value-type="float" office:value="0.2431278864">
            <text:p>0.2431278864</text:p>
          </table:table-cell>
          <table:table-cell table:formula="of:=[.P213]^2" office:value-type="float" office:value="0.099202951225">
            <text:p>0.099202951225</text:p>
          </table:table-cell>
          <table:table-cell table:formula="of:=[.Q213]^2" office:value-type="float" office:value="0.071574976225">
            <text:p>0.071574976225</text:p>
          </table:table-cell>
        </table:table-row>
        <table:table-row table:style-name="ro1">
          <table:table-cell office:value-type="float" office:value="3.80469">
            <text:p>3.80469</text:p>
          </table:table-cell>
          <table:table-cell office:value-type="float" office:value="0.686993">
            <text:p>0.686993</text:p>
          </table:table-cell>
          <table:table-cell office:value-type="float" office:value="0.726115">
            <text:p>0.726115</text:p>
          </table:table-cell>
          <table:table-cell office:value-type="float" office:value="0.742518">
            <text:p>0.742518</text:p>
          </table:table-cell>
          <table:table-cell/>
          <table:table-cell office:value-type="float" office:value="3.80469">
            <text:p>3.80469</text:p>
          </table:table-cell>
          <table:table-cell office:value-type="float" office:value="0.602774">
            <text:p>0.602774</text:p>
          </table:table-cell>
          <table:table-cell office:value-type="float" office:value="0.752003">
            <text:p>0.752003</text:p>
          </table:table-cell>
          <table:table-cell office:value-type="float" office:value="0.698756">
            <text:p>0.698756</text:p>
          </table:table-cell>
          <table:table-cell table:formula="of:=[.G214]^2" office:value-type="float" office:value="0.363336495076">
            <text:p>0.363336495076</text:p>
          </table:table-cell>
          <table:table-cell table:formula="of:=[.H214]^2" office:value-type="float" office:value="0.565508512009">
            <text:p>0.565508512009</text:p>
          </table:table-cell>
          <table:table-cell table:formula="of:=[.I214]^2" office:value-type="float" office:value="0.488259947536">
            <text:p>0.488259947536</text:p>
          </table:table-cell>
          <table:table-cell/>
          <table:table-cell office:value-type="float" office:value="3.80469">
            <text:p>3.80469</text:p>
          </table:table-cell>
          <table:table-cell office:value-type="float" office:value="0.491292">
            <text:p>0.491292</text:p>
          </table:table-cell>
          <table:table-cell office:value-type="float" office:value="0.318157">
            <text:p>0.318157</text:p>
          </table:table-cell>
          <table:table-cell office:value-type="float" office:value="0.268326">
            <text:p>0.268326</text:p>
          </table:table-cell>
          <table:table-cell table:formula="of:=[.O214]^2" office:value-type="float" office:value="0.241367829264">
            <text:p>0.241367829264</text:p>
          </table:table-cell>
          <table:table-cell table:formula="of:=[.P214]^2" office:value-type="float" office:value="0.101223876649">
            <text:p>0.101223876649</text:p>
          </table:table-cell>
          <table:table-cell table:formula="of:=[.Q214]^2" office:value-type="float" office:value="0.071998842276">
            <text:p>0.071998842276</text:p>
          </table:table-cell>
        </table:table-row>
        <table:table-row table:style-name="ro1">
          <table:table-cell office:value-type="float" office:value="3.82031">
            <text:p>3.82031</text:p>
          </table:table-cell>
          <table:table-cell office:value-type="float" office:value="0.68701">
            <text:p>0.68701</text:p>
          </table:table-cell>
          <table:table-cell office:value-type="float" office:value="0.726438">
            <text:p>0.726438</text:p>
          </table:table-cell>
          <table:table-cell office:value-type="float" office:value="0.74273">
            <text:p>0.74273</text:p>
          </table:table-cell>
          <table:table-cell/>
          <table:table-cell office:value-type="float" office:value="3.82031">
            <text:p>3.82031</text:p>
          </table:table-cell>
          <table:table-cell office:value-type="float" office:value="0.600859">
            <text:p>0.600859</text:p>
          </table:table-cell>
          <table:table-cell office:value-type="float" office:value="0.751494">
            <text:p>0.751494</text:p>
          </table:table-cell>
          <table:table-cell office:value-type="float" office:value="0.698132">
            <text:p>0.698132</text:p>
          </table:table-cell>
          <table:table-cell table:formula="of:=[.G215]^2" office:value-type="float" office:value="0.361031537881">
            <text:p>0.361031537881</text:p>
          </table:table-cell>
          <table:table-cell table:formula="of:=[.H215]^2" office:value-type="float" office:value="0.564743232036">
            <text:p>0.564743232036</text:p>
          </table:table-cell>
          <table:table-cell table:formula="of:=[.I215]^2" office:value-type="float" office:value="0.487388289424">
            <text:p>0.487388289424</text:p>
          </table:table-cell>
          <table:table-cell/>
          <table:table-cell office:value-type="float" office:value="3.82031">
            <text:p>3.82031</text:p>
          </table:table-cell>
          <table:table-cell office:value-type="float" office:value="0.490292">
            <text:p>0.490292</text:p>
          </table:table-cell>
          <table:table-cell office:value-type="float" office:value="0.319733">
            <text:p>0.319733</text:p>
          </table:table-cell>
          <table:table-cell office:value-type="float" office:value="0.265569">
            <text:p>0.265569</text:p>
          </table:table-cell>
          <table:table-cell table:formula="of:=[.O215]^2" office:value-type="float" office:value="0.240386245264">
            <text:p>0.240386245264</text:p>
          </table:table-cell>
          <table:table-cell table:formula="of:=[.P215]^2" office:value-type="float" office:value="0.102229191289">
            <text:p>0.102229191289</text:p>
          </table:table-cell>
          <table:table-cell table:formula="of:=[.Q215]^2" office:value-type="float" office:value="0.070526893761">
            <text:p>0.070526893761</text:p>
          </table:table-cell>
        </table:table-row>
        <table:table-row table:style-name="ro1">
          <table:table-cell office:value-type="float" office:value="3.83594">
            <text:p>3.83594</text:p>
          </table:table-cell>
          <table:table-cell office:value-type="float" office:value="0.68729">
            <text:p>0.68729</text:p>
          </table:table-cell>
          <table:table-cell office:value-type="float" office:value="0.720222">
            <text:p>0.720222</text:p>
          </table:table-cell>
          <table:table-cell office:value-type="float" office:value="0.741465">
            <text:p>0.741465</text:p>
          </table:table-cell>
          <table:table-cell/>
          <table:table-cell office:value-type="float" office:value="3.83594">
            <text:p>3.83594</text:p>
          </table:table-cell>
          <table:table-cell office:value-type="float" office:value="0.600151">
            <text:p>0.600151</text:p>
          </table:table-cell>
          <table:table-cell office:value-type="float" office:value="0.757827">
            <text:p>0.757827</text:p>
          </table:table-cell>
          <table:table-cell office:value-type="float" office:value="0.692873">
            <text:p>0.692873</text:p>
          </table:table-cell>
          <table:table-cell table:formula="of:=[.G216]^2" office:value-type="float" office:value="0.360181222801">
            <text:p>0.360181222801</text:p>
          </table:table-cell>
          <table:table-cell table:formula="of:=[.H216]^2" office:value-type="float" office:value="0.574301761929">
            <text:p>0.574301761929</text:p>
          </table:table-cell>
          <table:table-cell table:formula="of:=[.I216]^2" office:value-type="float" office:value="0.480072994129">
            <text:p>0.480072994129</text:p>
          </table:table-cell>
          <table:table-cell/>
          <table:table-cell office:value-type="float" office:value="3.83594">
            <text:p>3.83594</text:p>
          </table:table-cell>
          <table:table-cell office:value-type="float" office:value="0.489565">
            <text:p>0.489565</text:p>
          </table:table-cell>
          <table:table-cell office:value-type="float" office:value="0.317111">
            <text:p>0.317111</text:p>
          </table:table-cell>
          <table:table-cell office:value-type="float" office:value="0.265524">
            <text:p>0.265524</text:p>
          </table:table-cell>
          <table:table-cell table:formula="of:=[.O216]^2" office:value-type="float" office:value="0.239673889225">
            <text:p>0.239673889225</text:p>
          </table:table-cell>
          <table:table-cell table:formula="of:=[.P216]^2" office:value-type="float" office:value="0.100559386321">
            <text:p>0.100559386321</text:p>
          </table:table-cell>
          <table:table-cell table:formula="of:=[.Q216]^2" office:value-type="float" office:value="0.070502994576">
            <text:p>0.070502994576</text:p>
          </table:table-cell>
        </table:table-row>
        <table:table-row table:style-name="ro1">
          <table:table-cell office:value-type="float" office:value="3.85156">
            <text:p>3.85156</text:p>
          </table:table-cell>
          <table:table-cell office:value-type="float" office:value="0.690302">
            <text:p>0.690302</text:p>
          </table:table-cell>
          <table:table-cell office:value-type="float" office:value="0.71654">
            <text:p>0.71654</text:p>
          </table:table-cell>
          <table:table-cell office:value-type="float" office:value="0.742113">
            <text:p>0.742113</text:p>
          </table:table-cell>
          <table:table-cell/>
          <table:table-cell office:value-type="float" office:value="3.85156">
            <text:p>3.85156</text:p>
          </table:table-cell>
          <table:table-cell office:value-type="float" office:value="0.599564">
            <text:p>0.599564</text:p>
          </table:table-cell>
          <table:table-cell office:value-type="float" office:value="0.75996">
            <text:p>0.75996</text:p>
          </table:table-cell>
          <table:table-cell office:value-type="float" office:value="0.685945">
            <text:p>0.685945</text:p>
          </table:table-cell>
          <table:table-cell table:formula="of:=[.G217]^2" office:value-type="float" office:value="0.359476990096">
            <text:p>0.359476990096</text:p>
          </table:table-cell>
          <table:table-cell table:formula="of:=[.H217]^2" office:value-type="float" office:value="0.5775392016">
            <text:p>0.5775392016</text:p>
          </table:table-cell>
          <table:table-cell table:formula="of:=[.I217]^2" office:value-type="float" office:value="0.470520543025">
            <text:p>0.470520543025</text:p>
          </table:table-cell>
          <table:table-cell/>
          <table:table-cell office:value-type="float" office:value="3.85156">
            <text:p>3.85156</text:p>
          </table:table-cell>
          <table:table-cell office:value-type="float" office:value="0.488667">
            <text:p>0.488667</text:p>
          </table:table-cell>
          <table:table-cell office:value-type="float" office:value="0.315536">
            <text:p>0.315536</text:p>
          </table:table-cell>
          <table:table-cell office:value-type="float" office:value="0.271779">
            <text:p>0.271779</text:p>
          </table:table-cell>
          <table:table-cell table:formula="of:=[.O217]^2" office:value-type="float" office:value="0.238795436889">
            <text:p>0.238795436889</text:p>
          </table:table-cell>
          <table:table-cell table:formula="of:=[.P217]^2" office:value-type="float" office:value="0.099562967296">
            <text:p>0.099562967296</text:p>
          </table:table-cell>
          <table:table-cell table:formula="of:=[.Q217]^2" office:value-type="float" office:value="0.073863824841">
            <text:p>0.073863824841</text:p>
          </table:table-cell>
        </table:table-row>
        <table:table-row table:style-name="ro1">
          <table:table-cell office:value-type="float" office:value="3.86719">
            <text:p>3.86719</text:p>
          </table:table-cell>
          <table:table-cell office:value-type="float" office:value="0.691097">
            <text:p>0.691097</text:p>
          </table:table-cell>
          <table:table-cell office:value-type="float" office:value="0.719315">
            <text:p>0.719315</text:p>
          </table:table-cell>
          <table:table-cell office:value-type="float" office:value="0.743927">
            <text:p>0.743927</text:p>
          </table:table-cell>
          <table:table-cell/>
          <table:table-cell office:value-type="float" office:value="3.86719">
            <text:p>3.86719</text:p>
          </table:table-cell>
          <table:table-cell office:value-type="float" office:value="0.597749">
            <text:p>0.597749</text:p>
          </table:table-cell>
          <table:table-cell office:value-type="float" office:value="0.754384">
            <text:p>0.754384</text:p>
          </table:table-cell>
          <table:table-cell office:value-type="float" office:value="0.682691">
            <text:p>0.682691</text:p>
          </table:table-cell>
          <table:table-cell table:formula="of:=[.G218]^2" office:value-type="float" office:value="0.357303867001">
            <text:p>0.357303867001</text:p>
          </table:table-cell>
          <table:table-cell table:formula="of:=[.H218]^2" office:value-type="float" office:value="0.569095219456">
            <text:p>0.569095219456</text:p>
          </table:table-cell>
          <table:table-cell table:formula="of:=[.I218]^2" office:value-type="float" office:value="0.466067001481">
            <text:p>0.466067001481</text:p>
          </table:table-cell>
          <table:table-cell/>
          <table:table-cell office:value-type="float" office:value="3.86719">
            <text:p>3.86719</text:p>
          </table:table-cell>
          <table:table-cell office:value-type="float" office:value="0.488499">
            <text:p>0.488499</text:p>
          </table:table-cell>
          <table:table-cell office:value-type="float" office:value="0.315735">
            <text:p>0.315735</text:p>
          </table:table-cell>
          <table:table-cell office:value-type="float" office:value="0.277802">
            <text:p>0.277802</text:p>
          </table:table-cell>
          <table:table-cell table:formula="of:=[.O218]^2" office:value-type="float" office:value="0.238631273001">
            <text:p>0.238631273001</text:p>
          </table:table-cell>
          <table:table-cell table:formula="of:=[.P218]^2" office:value-type="float" office:value="0.099688590225">
            <text:p>0.099688590225</text:p>
          </table:table-cell>
          <table:table-cell table:formula="of:=[.Q218]^2" office:value-type="float" office:value="0.077173951204">
            <text:p>0.077173951204</text:p>
          </table:table-cell>
        </table:table-row>
        <table:table-row table:style-name="ro1">
          <table:table-cell office:value-type="float" office:value="3.88281">
            <text:p>3.88281</text:p>
          </table:table-cell>
          <table:table-cell office:value-type="float" office:value="0.68831">
            <text:p>0.68831</text:p>
          </table:table-cell>
          <table:table-cell office:value-type="float" office:value="0.72255">
            <text:p>0.72255</text:p>
          </table:table-cell>
          <table:table-cell office:value-type="float" office:value="0.743293">
            <text:p>0.743293</text:p>
          </table:table-cell>
          <table:table-cell/>
          <table:table-cell office:value-type="float" office:value="3.88281">
            <text:p>3.88281</text:p>
          </table:table-cell>
          <table:table-cell office:value-type="float" office:value="0.595067">
            <text:p>0.595067</text:p>
          </table:table-cell>
          <table:table-cell office:value-type="float" office:value="0.750719">
            <text:p>0.750719</text:p>
          </table:table-cell>
          <table:table-cell office:value-type="float" office:value="0.682225">
            <text:p>0.682225</text:p>
          </table:table-cell>
          <table:table-cell table:formula="of:=[.G219]^2" office:value-type="float" office:value="0.354104734489">
            <text:p>0.354104734489</text:p>
          </table:table-cell>
          <table:table-cell table:formula="of:=[.H219]^2" office:value-type="float" office:value="0.563579016961">
            <text:p>0.563579016961</text:p>
          </table:table-cell>
          <table:table-cell table:formula="of:=[.I219]^2" office:value-type="float" office:value="0.465430950625">
            <text:p>0.465430950625</text:p>
          </table:table-cell>
          <table:table-cell/>
          <table:table-cell office:value-type="float" office:value="3.88281">
            <text:p>3.88281</text:p>
          </table:table-cell>
          <table:table-cell office:value-type="float" office:value="0.488745">
            <text:p>0.488745</text:p>
          </table:table-cell>
          <table:table-cell office:value-type="float" office:value="0.318972">
            <text:p>0.318972</text:p>
          </table:table-cell>
          <table:table-cell office:value-type="float" office:value="0.276628">
            <text:p>0.276628</text:p>
          </table:table-cell>
          <table:table-cell table:formula="of:=[.O219]^2" office:value-type="float" office:value="0.238871675025">
            <text:p>0.238871675025</text:p>
          </table:table-cell>
          <table:table-cell table:formula="of:=[.P219]^2" office:value-type="float" office:value="0.101743136784">
            <text:p>0.101743136784</text:p>
          </table:table-cell>
          <table:table-cell table:formula="of:=[.Q219]^2" office:value-type="float" office:value="0.076523050384">
            <text:p>0.076523050384</text:p>
          </table:table-cell>
        </table:table-row>
        <table:table-row table:style-name="ro1">
          <table:table-cell office:value-type="float" office:value="3.89844">
            <text:p>3.89844</text:p>
          </table:table-cell>
          <table:table-cell office:value-type="float" office:value="0.6892">
            <text:p>0.6892</text:p>
          </table:table-cell>
          <table:table-cell office:value-type="float" office:value="0.721323">
            <text:p>0.721323</text:p>
          </table:table-cell>
          <table:table-cell office:value-type="float" office:value="0.73956">
            <text:p>0.73956</text:p>
          </table:table-cell>
          <table:table-cell/>
          <table:table-cell office:value-type="float" office:value="3.89844">
            <text:p>3.89844</text:p>
          </table:table-cell>
          <table:table-cell office:value-type="float" office:value="0.593043">
            <text:p>0.593043</text:p>
          </table:table-cell>
          <table:table-cell office:value-type="float" office:value="0.75403">
            <text:p>0.75403</text:p>
          </table:table-cell>
          <table:table-cell office:value-type="float" office:value="0.68411">
            <text:p>0.68411</text:p>
          </table:table-cell>
          <table:table-cell table:formula="of:=[.G220]^2" office:value-type="float" office:value="0.351699999849">
            <text:p>0.351699999849</text:p>
          </table:table-cell>
          <table:table-cell table:formula="of:=[.H220]^2" office:value-type="float" office:value="0.5685612409">
            <text:p>0.5685612409</text:p>
          </table:table-cell>
          <table:table-cell table:formula="of:=[.I220]^2" office:value-type="float" office:value="0.4680064921">
            <text:p>0.4680064921</text:p>
          </table:table-cell>
          <table:table-cell/>
          <table:table-cell office:value-type="float" office:value="3.89844">
            <text:p>3.89844</text:p>
          </table:table-cell>
          <table:table-cell office:value-type="float" office:value="0.488018">
            <text:p>0.488018</text:p>
          </table:table-cell>
          <table:table-cell office:value-type="float" office:value="0.319757">
            <text:p>0.319757</text:p>
          </table:table-cell>
          <table:table-cell office:value-type="float" office:value="0.271551">
            <text:p>0.271551</text:p>
          </table:table-cell>
          <table:table-cell table:formula="of:=[.O220]^2" office:value-type="float" office:value="0.238161568324">
            <text:p>0.238161568324</text:p>
          </table:table-cell>
          <table:table-cell table:formula="of:=[.P220]^2" office:value-type="float" office:value="0.102244539049">
            <text:p>0.102244539049</text:p>
          </table:table-cell>
          <table:table-cell table:formula="of:=[.Q220]^2" office:value-type="float" office:value="0.073739945601">
            <text:p>0.073739945601</text:p>
          </table:table-cell>
        </table:table-row>
        <table:table-row table:style-name="ro1">
          <table:table-cell office:value-type="float" office:value="3.91406">
            <text:p>3.91406</text:p>
          </table:table-cell>
          <table:table-cell office:value-type="float" office:value="0.69468">
            <text:p>0.69468</text:p>
          </table:table-cell>
          <table:table-cell office:value-type="float" office:value="0.71877">
            <text:p>0.71877</text:p>
          </table:table-cell>
          <table:table-cell office:value-type="float" office:value="0.737895">
            <text:p>0.737895</text:p>
          </table:table-cell>
          <table:table-cell/>
          <table:table-cell office:value-type="float" office:value="3.91406">
            <text:p>3.91406</text:p>
          </table:table-cell>
          <table:table-cell office:value-type="float" office:value="0.59208">
            <text:p>0.59208</text:p>
          </table:table-cell>
          <table:table-cell office:value-type="float" office:value="0.756786">
            <text:p>0.756786</text:p>
          </table:table-cell>
          <table:table-cell office:value-type="float" office:value="0.687616">
            <text:p>0.687616</text:p>
          </table:table-cell>
          <table:table-cell table:formula="of:=[.G221]^2" office:value-type="float" office:value="0.3505587264">
            <text:p>0.3505587264</text:p>
          </table:table-cell>
          <table:table-cell table:formula="of:=[.H221]^2" office:value-type="float" office:value="0.572725049796">
            <text:p>0.572725049796</text:p>
          </table:table-cell>
          <table:table-cell table:formula="of:=[.I221]^2" office:value-type="float" office:value="0.472815763456">
            <text:p>0.472815763456</text:p>
          </table:table-cell>
          <table:table-cell/>
          <table:table-cell office:value-type="float" office:value="3.91406">
            <text:p>3.91406</text:p>
          </table:table-cell>
          <table:table-cell office:value-type="float" office:value="0.485536">
            <text:p>0.485536</text:p>
          </table:table-cell>
          <table:table-cell office:value-type="float" office:value="0.318724">
            <text:p>0.318724</text:p>
          </table:table-cell>
          <table:table-cell office:value-type="float" office:value="0.269874">
            <text:p>0.269874</text:p>
          </table:table-cell>
          <table:table-cell table:formula="of:=[.O221]^2" office:value-type="float" office:value="0.235745207296">
            <text:p>0.235745207296</text:p>
          </table:table-cell>
          <table:table-cell table:formula="of:=[.P221]^2" office:value-type="float" office:value="0.101584988176">
            <text:p>0.101584988176</text:p>
          </table:table-cell>
          <table:table-cell table:formula="of:=[.Q221]^2" office:value-type="float" office:value="0.072831975876">
            <text:p>0.072831975876</text:p>
          </table:table-cell>
        </table:table-row>
        <table:table-row table:style-name="ro1">
          <table:table-cell office:value-type="float" office:value="3.92969">
            <text:p>3.92969</text:p>
          </table:table-cell>
          <table:table-cell office:value-type="float" office:value="0.696285">
            <text:p>0.696285</text:p>
          </table:table-cell>
          <table:table-cell office:value-type="float" office:value="0.719635">
            <text:p>0.719635</text:p>
          </table:table-cell>
          <table:table-cell office:value-type="float" office:value="0.740602">
            <text:p>0.740602</text:p>
          </table:table-cell>
          <table:table-cell/>
          <table:table-cell office:value-type="float" office:value="3.92969">
            <text:p>3.92969</text:p>
          </table:table-cell>
          <table:table-cell office:value-type="float" office:value="0.59227">
            <text:p>0.59227</text:p>
          </table:table-cell>
          <table:table-cell office:value-type="float" office:value="0.754711">
            <text:p>0.754711</text:p>
          </table:table-cell>
          <table:table-cell office:value-type="float" office:value="0.69005">
            <text:p>0.69005</text:p>
          </table:table-cell>
          <table:table-cell table:formula="of:=[.G222]^2" office:value-type="float" office:value="0.3507837529">
            <text:p>0.3507837529</text:p>
          </table:table-cell>
          <table:table-cell table:formula="of:=[.H222]^2" office:value-type="float" office:value="0.569588693521">
            <text:p>0.569588693521</text:p>
          </table:table-cell>
          <table:table-cell table:formula="of:=[.I222]^2" office:value-type="float" office:value="0.4761690025">
            <text:p>0.4761690025</text:p>
          </table:table-cell>
          <table:table-cell/>
          <table:table-cell office:value-type="float" office:value="3.92969">
            <text:p>3.92969</text:p>
          </table:table-cell>
          <table:table-cell office:value-type="float" office:value="0.485896">
            <text:p>0.485896</text:p>
          </table:table-cell>
          <table:table-cell office:value-type="float" office:value="0.318627">
            <text:p>0.318627</text:p>
          </table:table-cell>
          <table:table-cell office:value-type="float" office:value="0.272244">
            <text:p>0.272244</text:p>
          </table:table-cell>
          <table:table-cell table:formula="of:=[.O222]^2" office:value-type="float" office:value="0.236094922816">
            <text:p>0.236094922816</text:p>
          </table:table-cell>
          <table:table-cell table:formula="of:=[.P222]^2" office:value-type="float" office:value="0.101523165129">
            <text:p>0.101523165129</text:p>
          </table:table-cell>
          <table:table-cell table:formula="of:=[.Q222]^2" office:value-type="float" office:value="0.074116795536">
            <text:p>0.074116795536</text:p>
          </table:table-cell>
        </table:table-row>
        <table:table-row table:style-name="ro1">
          <table:table-cell office:value-type="float" office:value="3.94531">
            <text:p>3.94531</text:p>
          </table:table-cell>
          <table:table-cell office:value-type="float" office:value="0.692355">
            <text:p>0.692355</text:p>
          </table:table-cell>
          <table:table-cell office:value-type="float" office:value="0.723455">
            <text:p>0.723455</text:p>
          </table:table-cell>
          <table:table-cell office:value-type="float" office:value="0.743395">
            <text:p>0.743395</text:p>
          </table:table-cell>
          <table:table-cell/>
          <table:table-cell office:value-type="float" office:value="3.94531">
            <text:p>3.94531</text:p>
          </table:table-cell>
          <table:table-cell office:value-type="float" office:value="0.593504">
            <text:p>0.593504</text:p>
          </table:table-cell>
          <table:table-cell office:value-type="float" office:value="0.751211">
            <text:p>0.751211</text:p>
          </table:table-cell>
          <table:table-cell office:value-type="float" office:value="0.691742">
            <text:p>0.691742</text:p>
          </table:table-cell>
          <table:table-cell table:formula="of:=[.G223]^2" office:value-type="float" office:value="0.352246998016">
            <text:p>0.352246998016</text:p>
          </table:table-cell>
          <table:table-cell table:formula="of:=[.H223]^2" office:value-type="float" office:value="0.564317966521">
            <text:p>0.564317966521</text:p>
          </table:table-cell>
          <table:table-cell table:formula="of:=[.I223]^2" office:value-type="float" office:value="0.478506994564">
            <text:p>0.478506994564</text:p>
          </table:table-cell>
          <table:table-cell/>
          <table:table-cell office:value-type="float" office:value="3.94531">
            <text:p>3.94531</text:p>
          </table:table-cell>
          <table:table-cell office:value-type="float" office:value="0.489187">
            <text:p>0.489187</text:p>
          </table:table-cell>
          <table:table-cell office:value-type="float" office:value="0.318447">
            <text:p>0.318447</text:p>
          </table:table-cell>
          <table:table-cell office:value-type="float" office:value="0.276213">
            <text:p>0.276213</text:p>
          </table:table-cell>
          <table:table-cell table:formula="of:=[.O223]^2" office:value-type="float" office:value="0.239303920969">
            <text:p>0.239303920969</text:p>
          </table:table-cell>
          <table:table-cell table:formula="of:=[.P223]^2" office:value-type="float" office:value="0.101408491809">
            <text:p>0.101408491809</text:p>
          </table:table-cell>
          <table:table-cell table:formula="of:=[.Q223]^2" office:value-type="float" office:value="0.076293621369">
            <text:p>0.076293621369</text:p>
          </table:table-cell>
        </table:table-row>
        <table:table-row table:style-name="ro1">
          <table:table-cell office:value-type="float" office:value="3.96094">
            <text:p>3.96094</text:p>
          </table:table-cell>
          <table:table-cell office:value-type="float" office:value="0.691858">
            <text:p>0.691858</text:p>
          </table:table-cell>
          <table:table-cell office:value-type="float" office:value="0.725048">
            <text:p>0.725048</text:p>
          </table:table-cell>
          <table:table-cell office:value-type="float" office:value="0.744493">
            <text:p>0.744493</text:p>
          </table:table-cell>
          <table:table-cell/>
          <table:table-cell office:value-type="float" office:value="3.96094">
            <text:p>3.96094</text:p>
          </table:table-cell>
          <table:table-cell office:value-type="float" office:value="0.594145">
            <text:p>0.594145</text:p>
          </table:table-cell>
          <table:table-cell office:value-type="float" office:value="0.749741">
            <text:p>0.749741</text:p>
          </table:table-cell>
          <table:table-cell office:value-type="float" office:value="0.692282">
            <text:p>0.692282</text:p>
          </table:table-cell>
          <table:table-cell table:formula="of:=[.G224]^2" office:value-type="float" office:value="0.353008281025">
            <text:p>0.353008281025</text:p>
          </table:table-cell>
          <table:table-cell table:formula="of:=[.H224]^2" office:value-type="float" office:value="0.562111567081">
            <text:p>0.562111567081</text:p>
          </table:table-cell>
          <table:table-cell table:formula="of:=[.I224]^2" office:value-type="float" office:value="0.479254367524">
            <text:p>0.479254367524</text:p>
          </table:table-cell>
          <table:table-cell/>
          <table:table-cell office:value-type="float" office:value="3.96094">
            <text:p>3.96094</text:p>
          </table:table-cell>
          <table:table-cell office:value-type="float" office:value="0.489022">
            <text:p>0.489022</text:p>
          </table:table-cell>
          <table:table-cell office:value-type="float" office:value="0.319693">
            <text:p>0.319693</text:p>
          </table:table-cell>
          <table:table-cell office:value-type="float" office:value="0.276794">
            <text:p>0.276794</text:p>
          </table:table-cell>
          <table:table-cell table:formula="of:=[.O224]^2" office:value-type="float" office:value="0.239142516484">
            <text:p>0.239142516484</text:p>
          </table:table-cell>
          <table:table-cell table:formula="of:=[.P224]^2" office:value-type="float" office:value="0.102203614249">
            <text:p>0.102203614249</text:p>
          </table:table-cell>
          <table:table-cell table:formula="of:=[.Q224]^2" office:value-type="float" office:value="0.076614918436">
            <text:p>0.076614918436</text:p>
          </table:table-cell>
        </table:table-row>
        <table:table-row table:style-name="ro1">
          <table:table-cell office:value-type="float" office:value="3.97656">
            <text:p>3.97656</text:p>
          </table:table-cell>
          <table:table-cell office:value-type="float" office:value="0.696432">
            <text:p>0.696432</text:p>
          </table:table-cell>
          <table:table-cell office:value-type="float" office:value="0.723383">
            <text:p>0.723383</text:p>
          </table:table-cell>
          <table:table-cell office:value-type="float" office:value="0.74481">
            <text:p>0.74481</text:p>
          </table:table-cell>
          <table:table-cell/>
          <table:table-cell office:value-type="float" office:value="3.97656">
            <text:p>3.97656</text:p>
          </table:table-cell>
          <table:table-cell office:value-type="float" office:value="0.591376">
            <text:p>0.591376</text:p>
          </table:table-cell>
          <table:table-cell office:value-type="float" office:value="0.749954">
            <text:p>0.749954</text:p>
          </table:table-cell>
          <table:table-cell office:value-type="float" office:value="0.68968">
            <text:p>0.68968</text:p>
          </table:table-cell>
          <table:table-cell table:formula="of:=[.G225]^2" office:value-type="float" office:value="0.349725573376">
            <text:p>0.349725573376</text:p>
          </table:table-cell>
          <table:table-cell table:formula="of:=[.H225]^2" office:value-type="float" office:value="0.562431002116">
            <text:p>0.562431002116</text:p>
          </table:table-cell>
          <table:table-cell table:formula="of:=[.I225]^2" office:value-type="float" office:value="0.4756585024">
            <text:p>0.4756585024</text:p>
          </table:table-cell>
          <table:table-cell/>
          <table:table-cell office:value-type="float" office:value="3.97656">
            <text:p>3.97656</text:p>
          </table:table-cell>
          <table:table-cell office:value-type="float" office:value="0.487475">
            <text:p>0.487475</text:p>
          </table:table-cell>
          <table:table-cell office:value-type="float" office:value="0.320638">
            <text:p>0.320638</text:p>
          </table:table-cell>
          <table:table-cell office:value-type="float" office:value="0.276696">
            <text:p>0.276696</text:p>
          </table:table-cell>
          <table:table-cell table:formula="of:=[.O225]^2" office:value-type="float" office:value="0.237631875625">
            <text:p>0.237631875625</text:p>
          </table:table-cell>
          <table:table-cell table:formula="of:=[.P225]^2" office:value-type="float" office:value="0.102808727044">
            <text:p>0.102808727044</text:p>
          </table:table-cell>
          <table:table-cell table:formula="of:=[.Q225]^2" office:value-type="float" office:value="0.076560676416">
            <text:p>0.076560676416</text:p>
          </table:table-cell>
        </table:table-row>
        <table:table-row table:style-name="ro1">
          <table:table-cell office:value-type="float" office:value="3.99219">
            <text:p>3.99219</text:p>
          </table:table-cell>
          <table:table-cell office:value-type="float" office:value="0.697762">
            <text:p>0.697762</text:p>
          </table:table-cell>
          <table:table-cell office:value-type="float" office:value="0.723055">
            <text:p>0.723055</text:p>
          </table:table-cell>
          <table:table-cell office:value-type="float" office:value="0.742528">
            <text:p>0.742528</text:p>
          </table:table-cell>
          <table:table-cell/>
          <table:table-cell office:value-type="float" office:value="3.99219">
            <text:p>3.99219</text:p>
          </table:table-cell>
          <table:table-cell office:value-type="float" office:value="0.588468">
            <text:p>0.588468</text:p>
          </table:table-cell>
          <table:table-cell office:value-type="float" office:value="0.750959">
            <text:p>0.750959</text:p>
          </table:table-cell>
          <table:table-cell office:value-type="float" office:value="0.684452">
            <text:p>0.684452</text:p>
          </table:table-cell>
          <table:table-cell table:formula="of:=[.G226]^2" office:value-type="float" office:value="0.346294587024">
            <text:p>0.346294587024</text:p>
          </table:table-cell>
          <table:table-cell table:formula="of:=[.H226]^2" office:value-type="float" office:value="0.563939419681">
            <text:p>0.563939419681</text:p>
          </table:table-cell>
          <table:table-cell table:formula="of:=[.I226]^2" office:value-type="float" office:value="0.468474540304">
            <text:p>0.468474540304</text:p>
          </table:table-cell>
          <table:table-cell/>
          <table:table-cell office:value-type="float" office:value="3.99219">
            <text:p>3.99219</text:p>
          </table:table-cell>
          <table:table-cell office:value-type="float" office:value="0.489604">
            <text:p>0.489604</text:p>
          </table:table-cell>
          <table:table-cell office:value-type="float" office:value="0.319629">
            <text:p>0.319629</text:p>
          </table:table-cell>
          <table:table-cell office:value-type="float" office:value="0.274655">
            <text:p>0.274655</text:p>
          </table:table-cell>
          <table:table-cell table:formula="of:=[.O226]^2" office:value-type="float" office:value="0.239712076816">
            <text:p>0.239712076816</text:p>
          </table:table-cell>
          <table:table-cell table:formula="of:=[.P226]^2" office:value-type="float" office:value="0.102162697641">
            <text:p>0.102162697641</text:p>
          </table:table-cell>
          <table:table-cell table:formula="of:=[.Q226]^2" office:value-type="float" office:value="0.075435369025">
            <text:p>0.075435369025</text:p>
          </table:table-cell>
        </table:table-row>
        <table:table-row table:style-name="ro1">
          <table:table-cell office:value-type="float" office:value="4.00781">
            <text:p>4.00781</text:p>
          </table:table-cell>
          <table:table-cell office:value-type="float" office:value="0.69429">
            <text:p>0.69429</text:p>
          </table:table-cell>
          <table:table-cell office:value-type="float" office:value="0.726205">
            <text:p>0.726205</text:p>
          </table:table-cell>
          <table:table-cell office:value-type="float" office:value="0.73814">
            <text:p>0.73814</text:p>
          </table:table-cell>
          <table:table-cell/>
          <table:table-cell office:value-type="float" office:value="4.00781">
            <text:p>4.00781</text:p>
          </table:table-cell>
          <table:table-cell office:value-type="float" office:value="0.587447">
            <text:p>0.587447</text:p>
          </table:table-cell>
          <table:table-cell office:value-type="float" office:value="0.752658">
            <text:p>0.752658</text:p>
          </table:table-cell>
          <table:table-cell office:value-type="float" office:value="0.681997">
            <text:p>0.681997</text:p>
          </table:table-cell>
          <table:table-cell table:formula="of:=[.G227]^2" office:value-type="float" office:value="0.345093977809">
            <text:p>0.345093977809</text:p>
          </table:table-cell>
          <table:table-cell table:formula="of:=[.H227]^2" office:value-type="float" office:value="0.566494064964">
            <text:p>0.566494064964</text:p>
          </table:table-cell>
          <table:table-cell table:formula="of:=[.I227]^2" office:value-type="float" office:value="0.465119908009">
            <text:p>0.465119908009</text:p>
          </table:table-cell>
          <table:table-cell/>
          <table:table-cell office:value-type="float" office:value="4.00781">
            <text:p>4.00781</text:p>
          </table:table-cell>
          <table:table-cell office:value-type="float" office:value="0.493245">
            <text:p>0.493245</text:p>
          </table:table-cell>
          <table:table-cell office:value-type="float" office:value="0.319185">
            <text:p>0.319185</text:p>
          </table:table-cell>
          <table:table-cell office:value-type="float" office:value="0.273891">
            <text:p>0.273891</text:p>
          </table:table-cell>
          <table:table-cell table:formula="of:=[.O227]^2" office:value-type="float" office:value="0.243290630025">
            <text:p>0.243290630025</text:p>
          </table:table-cell>
          <table:table-cell table:formula="of:=[.P227]^2" office:value-type="float" office:value="0.101879064225">
            <text:p>0.101879064225</text:p>
          </table:table-cell>
          <table:table-cell table:formula="of:=[.Q227]^2" office:value-type="float" office:value="0.075016279881">
            <text:p>0.075016279881</text:p>
          </table:table-cell>
        </table:table-row>
        <table:table-row table:style-name="ro1">
          <table:table-cell office:value-type="float" office:value="4.02344">
            <text:p>4.02344</text:p>
          </table:table-cell>
          <table:table-cell office:value-type="float" office:value="0.693202">
            <text:p>0.693202</text:p>
          </table:table-cell>
          <table:table-cell office:value-type="float" office:value="0.730075">
            <text:p>0.730075</text:p>
          </table:table-cell>
          <table:table-cell office:value-type="float" office:value="0.738525">
            <text:p>0.738525</text:p>
          </table:table-cell>
          <table:table-cell/>
          <table:table-cell office:value-type="float" office:value="4.02344">
            <text:p>4.02344</text:p>
          </table:table-cell>
          <table:table-cell office:value-type="float" office:value="0.587175">
            <text:p>0.587175</text:p>
          </table:table-cell>
          <table:table-cell office:value-type="float" office:value="0.752778">
            <text:p>0.752778</text:p>
          </table:table-cell>
          <table:table-cell office:value-type="float" office:value="0.682114">
            <text:p>0.682114</text:p>
          </table:table-cell>
          <table:table-cell table:formula="of:=[.G228]^2" office:value-type="float" office:value="0.344774480625">
            <text:p>0.344774480625</text:p>
          </table:table-cell>
          <table:table-cell table:formula="of:=[.H228]^2" office:value-type="float" office:value="0.566674717284">
            <text:p>0.566674717284</text:p>
          </table:table-cell>
          <table:table-cell table:formula="of:=[.I228]^2" office:value-type="float" office:value="0.465279508996">
            <text:p>0.465279508996</text:p>
          </table:table-cell>
          <table:table-cell/>
          <table:table-cell office:value-type="float" office:value="4.02344">
            <text:p>4.02344</text:p>
          </table:table-cell>
          <table:table-cell office:value-type="float" office:value="0.4938">
            <text:p>0.4938</text:p>
          </table:table-cell>
          <table:table-cell office:value-type="float" office:value="0.320958">
            <text:p>0.320958</text:p>
          </table:table-cell>
          <table:table-cell office:value-type="float" office:value="0.274034">
            <text:p>0.274034</text:p>
          </table:table-cell>
          <table:table-cell table:formula="of:=[.O228]^2" office:value-type="float" office:value="0.24383844">
            <text:p>0.24383844</text:p>
          </table:table-cell>
          <table:table-cell table:formula="of:=[.P228]^2" office:value-type="float" office:value="0.103014037764">
            <text:p>0.103014037764</text:p>
          </table:table-cell>
          <table:table-cell table:formula="of:=[.Q228]^2" office:value-type="float" office:value="0.075094633156">
            <text:p>0.075094633156</text:p>
          </table:table-cell>
        </table:table-row>
        <table:table-row table:style-name="ro1">
          <table:table-cell office:value-type="float" office:value="4.03906">
            <text:p>4.03906</text:p>
          </table:table-cell>
          <table:table-cell office:value-type="float" office:value="0.69485">
            <text:p>0.69485</text:p>
          </table:table-cell>
          <table:table-cell office:value-type="float" office:value="0.730583">
            <text:p>0.730583</text:p>
          </table:table-cell>
          <table:table-cell office:value-type="float" office:value="0.74504">
            <text:p>0.74504</text:p>
          </table:table-cell>
          <table:table-cell/>
          <table:table-cell office:value-type="float" office:value="4.03906">
            <text:p>4.03906</text:p>
          </table:table-cell>
          <table:table-cell office:value-type="float" office:value="0.587695">
            <text:p>0.587695</text:p>
          </table:table-cell>
          <table:table-cell office:value-type="float" office:value="0.749866">
            <text:p>0.749866</text:p>
          </table:table-cell>
          <table:table-cell office:value-type="float" office:value="0.681705">
            <text:p>0.681705</text:p>
          </table:table-cell>
          <table:table-cell table:formula="of:=[.G229]^2" office:value-type="float" office:value="0.345385413025">
            <text:p>0.345385413025</text:p>
          </table:table-cell>
          <table:table-cell table:formula="of:=[.H229]^2" office:value-type="float" office:value="0.562299017956">
            <text:p>0.562299017956</text:p>
          </table:table-cell>
          <table:table-cell table:formula="of:=[.I229]^2" office:value-type="float" office:value="0.464721707025">
            <text:p>0.464721707025</text:p>
          </table:table-cell>
          <table:table-cell/>
          <table:table-cell office:value-type="float" office:value="4.03906">
            <text:p>4.03906</text:p>
          </table:table-cell>
          <table:table-cell office:value-type="float" office:value="0.492876">
            <text:p>0.492876</text:p>
          </table:table-cell>
          <table:table-cell office:value-type="float" office:value="0.324516">
            <text:p>0.324516</text:p>
          </table:table-cell>
          <table:table-cell office:value-type="float" office:value="0.275827">
            <text:p>0.275827</text:p>
          </table:table-cell>
          <table:table-cell table:formula="of:=[.O229]^2" office:value-type="float" office:value="0.242926751376">
            <text:p>0.242926751376</text:p>
          </table:table-cell>
          <table:table-cell table:formula="of:=[.P229]^2" office:value-type="float" office:value="0.105310634256">
            <text:p>0.105310634256</text:p>
          </table:table-cell>
          <table:table-cell table:formula="of:=[.Q229]^2" office:value-type="float" office:value="0.076080533929">
            <text:p>0.076080533929</text:p>
          </table:table-cell>
        </table:table-row>
        <table:table-row table:style-name="ro1">
          <table:table-cell office:value-type="float" office:value="4.05469">
            <text:p>4.05469</text:p>
          </table:table-cell>
          <table:table-cell office:value-type="float" office:value="0.694165">
            <text:p>0.694165</text:p>
          </table:table-cell>
          <table:table-cell office:value-type="float" office:value="0.727625">
            <text:p>0.727625</text:p>
          </table:table-cell>
          <table:table-cell office:value-type="float" office:value="0.748445">
            <text:p>0.748445</text:p>
          </table:table-cell>
          <table:table-cell/>
          <table:table-cell office:value-type="float" office:value="4.05469">
            <text:p>4.05469</text:p>
          </table:table-cell>
          <table:table-cell office:value-type="float" office:value="0.588034">
            <text:p>0.588034</text:p>
          </table:table-cell>
          <table:table-cell office:value-type="float" office:value="0.746579">
            <text:p>0.746579</text:p>
          </table:table-cell>
          <table:table-cell office:value-type="float" office:value="0.680003">
            <text:p>0.680003</text:p>
          </table:table-cell>
          <table:table-cell table:formula="of:=[.G230]^2" office:value-type="float" office:value="0.345783985156">
            <text:p>0.345783985156</text:p>
          </table:table-cell>
          <table:table-cell table:formula="of:=[.H230]^2" office:value-type="float" office:value="0.557380203241">
            <text:p>0.557380203241</text:p>
          </table:table-cell>
          <table:table-cell table:formula="of:=[.I230]^2" office:value-type="float" office:value="0.462404080009">
            <text:p>0.462404080009</text:p>
          </table:table-cell>
          <table:table-cell/>
          <table:table-cell office:value-type="float" office:value="4.05469">
            <text:p>4.05469</text:p>
          </table:table-cell>
          <table:table-cell office:value-type="float" office:value="0.494902">
            <text:p>0.494902</text:p>
          </table:table-cell>
          <table:table-cell office:value-type="float" office:value="0.325178">
            <text:p>0.325178</text:p>
          </table:table-cell>
          <table:table-cell office:value-type="float" office:value="0.278749">
            <text:p>0.278749</text:p>
          </table:table-cell>
          <table:table-cell table:formula="of:=[.O230]^2" office:value-type="float" office:value="0.244927989604">
            <text:p>0.244927989604</text:p>
          </table:table-cell>
          <table:table-cell table:formula="of:=[.P230]^2" office:value-type="float" office:value="0.105740731684">
            <text:p>0.105740731684</text:p>
          </table:table-cell>
          <table:table-cell table:formula="of:=[.Q230]^2" office:value-type="float" office:value="0.077701005001">
            <text:p>0.077701005001</text:p>
          </table:table-cell>
        </table:table-row>
        <table:table-row table:style-name="ro1">
          <table:table-cell office:value-type="float" office:value="4.07031">
            <text:p>4.07031</text:p>
          </table:table-cell>
          <table:table-cell office:value-type="float" office:value="0.694745">
            <text:p>0.694745</text:p>
          </table:table-cell>
          <table:table-cell office:value-type="float" office:value="0.726582">
            <text:p>0.726582</text:p>
          </table:table-cell>
          <table:table-cell office:value-type="float" office:value="0.74532">
            <text:p>0.74532</text:p>
          </table:table-cell>
          <table:table-cell/>
          <table:table-cell office:value-type="float" office:value="4.07031">
            <text:p>4.07031</text:p>
          </table:table-cell>
          <table:table-cell office:value-type="float" office:value="0.588291">
            <text:p>0.588291</text:p>
          </table:table-cell>
          <table:table-cell office:value-type="float" office:value="0.746542">
            <text:p>0.746542</text:p>
          </table:table-cell>
          <table:table-cell office:value-type="float" office:value="0.679226">
            <text:p>0.679226</text:p>
          </table:table-cell>
          <table:table-cell table:formula="of:=[.G231]^2" office:value-type="float" office:value="0.346086300681">
            <text:p>0.346086300681</text:p>
          </table:table-cell>
          <table:table-cell table:formula="of:=[.H231]^2" office:value-type="float" office:value="0.557324957764">
            <text:p>0.557324957764</text:p>
          </table:table-cell>
          <table:table-cell table:formula="of:=[.I231]^2" office:value-type="float" office:value="0.461347959076">
            <text:p>0.461347959076</text:p>
          </table:table-cell>
          <table:table-cell/>
          <table:table-cell office:value-type="float" office:value="4.07031">
            <text:p>4.07031</text:p>
          </table:table-cell>
          <table:table-cell office:value-type="float" office:value="0.496835">
            <text:p>0.496835</text:p>
          </table:table-cell>
          <table:table-cell office:value-type="float" office:value="0.322372">
            <text:p>0.322372</text:p>
          </table:table-cell>
          <table:table-cell office:value-type="float" office:value="0.280086">
            <text:p>0.280086</text:p>
          </table:table-cell>
          <table:table-cell table:formula="of:=[.O231]^2" office:value-type="float" office:value="0.246845017225">
            <text:p>0.246845017225</text:p>
          </table:table-cell>
          <table:table-cell table:formula="of:=[.P231]^2" office:value-type="float" office:value="0.103923706384">
            <text:p>0.103923706384</text:p>
          </table:table-cell>
          <table:table-cell table:formula="of:=[.Q231]^2" office:value-type="float" office:value="0.078448167396">
            <text:p>0.078448167396</text:p>
          </table:table-cell>
        </table:table-row>
        <table:table-row table:style-name="ro1">
          <table:table-cell office:value-type="float" office:value="4.08594">
            <text:p>4.08594</text:p>
          </table:table-cell>
          <table:table-cell office:value-type="float" office:value="0.69842">
            <text:p>0.69842</text:p>
          </table:table-cell>
          <table:table-cell office:value-type="float" office:value="0.727655">
            <text:p>0.727655</text:p>
          </table:table-cell>
          <table:table-cell office:value-type="float" office:value="0.741612">
            <text:p>0.741612</text:p>
          </table:table-cell>
          <table:table-cell/>
          <table:table-cell office:value-type="float" office:value="4.08594">
            <text:p>4.08594</text:p>
          </table:table-cell>
          <table:table-cell office:value-type="float" office:value="0.588765">
            <text:p>0.588765</text:p>
          </table:table-cell>
          <table:table-cell office:value-type="float" office:value="0.749584">
            <text:p>0.749584</text:p>
          </table:table-cell>
          <table:table-cell office:value-type="float" office:value="0.682033">
            <text:p>0.682033</text:p>
          </table:table-cell>
          <table:table-cell table:formula="of:=[.G232]^2" office:value-type="float" office:value="0.346644225225">
            <text:p>0.346644225225</text:p>
          </table:table-cell>
          <table:table-cell table:formula="of:=[.H232]^2" office:value-type="float" office:value="0.561876173056">
            <text:p>0.561876173056</text:p>
          </table:table-cell>
          <table:table-cell table:formula="of:=[.I232]^2" office:value-type="float" office:value="0.465169013089">
            <text:p>0.465169013089</text:p>
          </table:table-cell>
          <table:table-cell/>
          <table:table-cell office:value-type="float" office:value="4.08594">
            <text:p>4.08594</text:p>
          </table:table-cell>
          <table:table-cell office:value-type="float" office:value="0.494739">
            <text:p>0.494739</text:p>
          </table:table-cell>
          <table:table-cell office:value-type="float" office:value="0.321902">
            <text:p>0.321902</text:p>
          </table:table-cell>
          <table:table-cell office:value-type="float" office:value="0.277922">
            <text:p>0.277922</text:p>
          </table:table-cell>
          <table:table-cell table:formula="of:=[.O232]^2" office:value-type="float" office:value="0.244766678121">
            <text:p>0.244766678121</text:p>
          </table:table-cell>
          <table:table-cell table:formula="of:=[.P232]^2" office:value-type="float" office:value="0.103620897604">
            <text:p>0.103620897604</text:p>
          </table:table-cell>
          <table:table-cell table:formula="of:=[.Q232]^2" office:value-type="float" office:value="0.077240638084">
            <text:p>0.077240638084</text:p>
          </table:table-cell>
        </table:table-row>
        <table:table-row table:style-name="ro1">
          <table:table-cell office:value-type="float" office:value="4.10156">
            <text:p>4.10156</text:p>
          </table:table-cell>
          <table:table-cell office:value-type="float" office:value="0.697242">
            <text:p>0.697242</text:p>
          </table:table-cell>
          <table:table-cell office:value-type="float" office:value="0.725555">
            <text:p>0.725555</text:p>
          </table:table-cell>
          <table:table-cell office:value-type="float" office:value="0.740515">
            <text:p>0.740515</text:p>
          </table:table-cell>
          <table:table-cell/>
          <table:table-cell office:value-type="float" office:value="4.10156">
            <text:p>4.10156</text:p>
          </table:table-cell>
          <table:table-cell office:value-type="float" office:value="0.587903">
            <text:p>0.587903</text:p>
          </table:table-cell>
          <table:table-cell office:value-type="float" office:value="0.749148">
            <text:p>0.749148</text:p>
          </table:table-cell>
          <table:table-cell office:value-type="float" office:value="0.686387">
            <text:p>0.686387</text:p>
          </table:table-cell>
          <table:table-cell table:formula="of:=[.G233]^2" office:value-type="float" office:value="0.345629937409">
            <text:p>0.345629937409</text:p>
          </table:table-cell>
          <table:table-cell table:formula="of:=[.H233]^2" office:value-type="float" office:value="0.561222725904">
            <text:p>0.561222725904</text:p>
          </table:table-cell>
          <table:table-cell table:formula="of:=[.I233]^2" office:value-type="float" office:value="0.471127113769">
            <text:p>0.471127113769</text:p>
          </table:table-cell>
          <table:table-cell/>
          <table:table-cell office:value-type="float" office:value="4.10156">
            <text:p>4.10156</text:p>
          </table:table-cell>
          <table:table-cell office:value-type="float" office:value="0.494426">
            <text:p>0.494426</text:p>
          </table:table-cell>
          <table:table-cell office:value-type="float" office:value="0.322061">
            <text:p>0.322061</text:p>
          </table:table-cell>
          <table:table-cell office:value-type="float" office:value="0.27551">
            <text:p>0.27551</text:p>
          </table:table-cell>
          <table:table-cell table:formula="of:=[.O233]^2" office:value-type="float" office:value="0.244457069476">
            <text:p>0.244457069476</text:p>
          </table:table-cell>
          <table:table-cell table:formula="of:=[.P233]^2" office:value-type="float" office:value="0.103723287721">
            <text:p>0.103723287721</text:p>
          </table:table-cell>
          <table:table-cell table:formula="of:=[.Q233]^2" office:value-type="float" office:value="0.0759057601">
            <text:p>0.0759057601</text:p>
          </table:table-cell>
        </table:table-row>
        <table:table-row table:style-name="ro1">
          <table:table-cell office:value-type="float" office:value="4.11719">
            <text:p>4.11719</text:p>
          </table:table-cell>
          <table:table-cell office:value-type="float" office:value="0.693558">
            <text:p>0.693558</text:p>
          </table:table-cell>
          <table:table-cell office:value-type="float" office:value="0.720807">
            <text:p>0.720807</text:p>
          </table:table-cell>
          <table:table-cell office:value-type="float" office:value="0.74039">
            <text:p>0.74039</text:p>
          </table:table-cell>
          <table:table-cell/>
          <table:table-cell office:value-type="float" office:value="4.11719">
            <text:p>4.11719</text:p>
          </table:table-cell>
          <table:table-cell office:value-type="float" office:value="0.586059">
            <text:p>0.586059</text:p>
          </table:table-cell>
          <table:table-cell office:value-type="float" office:value="0.746417">
            <text:p>0.746417</text:p>
          </table:table-cell>
          <table:table-cell office:value-type="float" office:value="0.687431">
            <text:p>0.687431</text:p>
          </table:table-cell>
          <table:table-cell table:formula="of:=[.G234]^2" office:value-type="float" office:value="0.343465151481">
            <text:p>0.343465151481</text:p>
          </table:table-cell>
          <table:table-cell table:formula="of:=[.H234]^2" office:value-type="float" office:value="0.557138337889">
            <text:p>0.557138337889</text:p>
          </table:table-cell>
          <table:table-cell table:formula="of:=[.I234]^2" office:value-type="float" office:value="0.472561379761">
            <text:p>0.472561379761</text:p>
          </table:table-cell>
          <table:table-cell/>
          <table:table-cell office:value-type="float" office:value="4.11719">
            <text:p>4.11719</text:p>
          </table:table-cell>
          <table:table-cell office:value-type="float" office:value="0.497671">
            <text:p>0.497671</text:p>
          </table:table-cell>
          <table:table-cell office:value-type="float" office:value="0.322892">
            <text:p>0.322892</text:p>
          </table:table-cell>
          <table:table-cell office:value-type="float" office:value="0.273827">
            <text:p>0.273827</text:p>
          </table:table-cell>
          <table:table-cell table:formula="of:=[.O234]^2" office:value-type="float" office:value="0.247676424241">
            <text:p>0.247676424241</text:p>
          </table:table-cell>
          <table:table-cell table:formula="of:=[.P234]^2" office:value-type="float" office:value="0.104259243664">
            <text:p>0.104259243664</text:p>
          </table:table-cell>
          <table:table-cell table:formula="of:=[.Q234]^2" office:value-type="float" office:value="0.074981225929">
            <text:p>0.074981225929</text:p>
          </table:table-cell>
        </table:table-row>
        <table:table-row table:style-name="ro1">
          <table:table-cell office:value-type="float" office:value="4.13281">
            <text:p>4.13281</text:p>
          </table:table-cell>
          <table:table-cell office:value-type="float" office:value="0.69661">
            <text:p>0.69661</text:p>
          </table:table-cell>
          <table:table-cell office:value-type="float" office:value="0.71831">
            <text:p>0.71831</text:p>
          </table:table-cell>
          <table:table-cell office:value-type="float" office:value="0.738585">
            <text:p>0.738585</text:p>
          </table:table-cell>
          <table:table-cell/>
          <table:table-cell office:value-type="float" office:value="4.13281">
            <text:p>4.13281</text:p>
          </table:table-cell>
          <table:table-cell office:value-type="float" office:value="0.584455">
            <text:p>0.584455</text:p>
          </table:table-cell>
          <table:table-cell office:value-type="float" office:value="0.746744">
            <text:p>0.746744</text:p>
          </table:table-cell>
          <table:table-cell office:value-type="float" office:value="0.683312">
            <text:p>0.683312</text:p>
          </table:table-cell>
          <table:table-cell table:formula="of:=[.G235]^2" office:value-type="float" office:value="0.341587647025">
            <text:p>0.341587647025</text:p>
          </table:table-cell>
          <table:table-cell table:formula="of:=[.H235]^2" office:value-type="float" office:value="0.557626601536">
            <text:p>0.557626601536</text:p>
          </table:table-cell>
          <table:table-cell table:formula="of:=[.I235]^2" office:value-type="float" office:value="0.466915289344">
            <text:p>0.466915289344</text:p>
          </table:table-cell>
          <table:table-cell/>
          <table:table-cell office:value-type="float" office:value="4.13281">
            <text:p>4.13281</text:p>
          </table:table-cell>
          <table:table-cell office:value-type="float" office:value="0.497998">
            <text:p>0.497998</text:p>
          </table:table-cell>
          <table:table-cell office:value-type="float" office:value="0.322555">
            <text:p>0.322555</text:p>
          </table:table-cell>
          <table:table-cell office:value-type="float" office:value="0.274655">
            <text:p>0.274655</text:p>
          </table:table-cell>
          <table:table-cell table:formula="of:=[.O235]^2" office:value-type="float" office:value="0.248002008004">
            <text:p>0.248002008004</text:p>
          </table:table-cell>
          <table:table-cell table:formula="of:=[.P235]^2" office:value-type="float" office:value="0.104041728025">
            <text:p>0.104041728025</text:p>
          </table:table-cell>
          <table:table-cell table:formula="of:=[.Q235]^2" office:value-type="float" office:value="0.075435369025">
            <text:p>0.075435369025</text:p>
          </table:table-cell>
        </table:table-row>
        <table:table-row table:style-name="ro1">
          <table:table-cell office:value-type="float" office:value="4.14844">
            <text:p>4.14844</text:p>
          </table:table-cell>
          <table:table-cell office:value-type="float" office:value="0.70132">
            <text:p>0.70132</text:p>
          </table:table-cell>
          <table:table-cell office:value-type="float" office:value="0.72002">
            <text:p>0.72002</text:p>
          </table:table-cell>
          <table:table-cell office:value-type="float" office:value="0.734705">
            <text:p>0.734705</text:p>
          </table:table-cell>
          <table:table-cell/>
          <table:table-cell office:value-type="float" office:value="4.14844">
            <text:p>4.14844</text:p>
          </table:table-cell>
          <table:table-cell office:value-type="float" office:value="0.583188">
            <text:p>0.583188</text:p>
          </table:table-cell>
          <table:table-cell office:value-type="float" office:value="0.747027">
            <text:p>0.747027</text:p>
          </table:table-cell>
          <table:table-cell office:value-type="float" office:value="0.675849">
            <text:p>0.675849</text:p>
          </table:table-cell>
          <table:table-cell table:formula="of:=[.G236]^2" office:value-type="float" office:value="0.340108243344">
            <text:p>0.340108243344</text:p>
          </table:table-cell>
          <table:table-cell table:formula="of:=[.H236]^2" office:value-type="float" office:value="0.558049338729">
            <text:p>0.558049338729</text:p>
          </table:table-cell>
          <table:table-cell table:formula="of:=[.I236]^2" office:value-type="float" office:value="0.456771870801">
            <text:p>0.456771870801</text:p>
          </table:table-cell>
          <table:table-cell/>
          <table:table-cell office:value-type="float" office:value="4.14844">
            <text:p>4.14844</text:p>
          </table:table-cell>
          <table:table-cell office:value-type="float" office:value="0.494637">
            <text:p>0.494637</text:p>
          </table:table-cell>
          <table:table-cell office:value-type="float" office:value="0.32302">
            <text:p>0.32302</text:p>
          </table:table-cell>
          <table:table-cell office:value-type="float" office:value="0.275966">
            <text:p>0.275966</text:p>
          </table:table-cell>
          <table:table-cell table:formula="of:=[.O236]^2" office:value-type="float" office:value="0.244665761769">
            <text:p>0.244665761769</text:p>
          </table:table-cell>
          <table:table-cell table:formula="of:=[.P236]^2" office:value-type="float" office:value="0.1043419204">
            <text:p>0.1043419204</text:p>
          </table:table-cell>
          <table:table-cell table:formula="of:=[.Q236]^2" office:value-type="float" office:value="0.076157233156">
            <text:p>0.076157233156</text:p>
          </table:table-cell>
        </table:table-row>
        <table:table-row table:style-name="ro1">
          <table:table-cell office:value-type="float" office:value="4.16406">
            <text:p>4.16406</text:p>
          </table:table-cell>
          <table:table-cell office:value-type="float" office:value="0.69902">
            <text:p>0.69902</text:p>
          </table:table-cell>
          <table:table-cell office:value-type="float" office:value="0.722035">
            <text:p>0.722035</text:p>
          </table:table-cell>
          <table:table-cell office:value-type="float" office:value="0.731838">
            <text:p>0.731838</text:p>
          </table:table-cell>
          <table:table-cell/>
          <table:table-cell office:value-type="float" office:value="4.16406">
            <text:p>4.16406</text:p>
          </table:table-cell>
          <table:table-cell office:value-type="float" office:value="0.582158">
            <text:p>0.582158</text:p>
          </table:table-cell>
          <table:table-cell office:value-type="float" office:value="0.744367">
            <text:p>0.744367</text:p>
          </table:table-cell>
          <table:table-cell office:value-type="float" office:value="0.671095">
            <text:p>0.671095</text:p>
          </table:table-cell>
          <table:table-cell table:formula="of:=[.G237]^2" office:value-type="float" office:value="0.338907936964">
            <text:p>0.338907936964</text:p>
          </table:table-cell>
          <table:table-cell table:formula="of:=[.H237]^2" office:value-type="float" office:value="0.554082230689">
            <text:p>0.554082230689</text:p>
          </table:table-cell>
          <table:table-cell table:formula="of:=[.I237]^2" office:value-type="float" office:value="0.450368499025">
            <text:p>0.450368499025</text:p>
          </table:table-cell>
          <table:table-cell/>
          <table:table-cell office:value-type="float" office:value="4.16406">
            <text:p>4.16406</text:p>
          </table:table-cell>
          <table:table-cell office:value-type="float" office:value="0.49454">
            <text:p>0.49454</text:p>
          </table:table-cell>
          <table:table-cell office:value-type="float" office:value="0.327597">
            <text:p>0.327597</text:p>
          </table:table-cell>
          <table:table-cell office:value-type="float" office:value="0.278031">
            <text:p>0.278031</text:p>
          </table:table-cell>
          <table:table-cell table:formula="of:=[.O237]^2" office:value-type="float" office:value="0.2445698116">
            <text:p>0.2445698116</text:p>
          </table:table-cell>
          <table:table-cell table:formula="of:=[.P237]^2" office:value-type="float" office:value="0.107319794409">
            <text:p>0.107319794409</text:p>
          </table:table-cell>
          <table:table-cell table:formula="of:=[.Q237]^2" office:value-type="float" office:value="0.077301236961">
            <text:p>0.077301236961</text:p>
          </table:table-cell>
        </table:table-row>
        <table:table-row table:style-name="ro1">
          <table:table-cell office:value-type="float" office:value="4.17969">
            <text:p>4.17969</text:p>
          </table:table-cell>
          <table:table-cell office:value-type="float" office:value="0.694663">
            <text:p>0.694663</text:p>
          </table:table-cell>
          <table:table-cell office:value-type="float" office:value="0.721348">
            <text:p>0.721348</text:p>
          </table:table-cell>
          <table:table-cell office:value-type="float" office:value="0.733537">
            <text:p>0.733537</text:p>
          </table:table-cell>
          <table:table-cell/>
          <table:table-cell office:value-type="float" office:value="4.17969">
            <text:p>4.17969</text:p>
          </table:table-cell>
          <table:table-cell office:value-type="float" office:value="0.580748">
            <text:p>0.580748</text:p>
          </table:table-cell>
          <table:table-cell office:value-type="float" office:value="0.740252">
            <text:p>0.740252</text:p>
          </table:table-cell>
          <table:table-cell office:value-type="float" office:value="0.673832">
            <text:p>0.673832</text:p>
          </table:table-cell>
          <table:table-cell table:formula="of:=[.G238]^2" office:value-type="float" office:value="0.337268239504">
            <text:p>0.337268239504</text:p>
          </table:table-cell>
          <table:table-cell table:formula="of:=[.H238]^2" office:value-type="float" office:value="0.547973023504">
            <text:p>0.547973023504</text:p>
          </table:table-cell>
          <table:table-cell table:formula="of:=[.I238]^2" office:value-type="float" office:value="0.454049564224">
            <text:p>0.454049564224</text:p>
          </table:table-cell>
          <table:table-cell/>
          <table:table-cell office:value-type="float" office:value="4.17969">
            <text:p>4.17969</text:p>
          </table:table-cell>
          <table:table-cell office:value-type="float" office:value="0.497312">
            <text:p>0.497312</text:p>
          </table:table-cell>
          <table:table-cell office:value-type="float" office:value="0.330047">
            <text:p>0.330047</text:p>
          </table:table-cell>
          <table:table-cell office:value-type="float" office:value="0.279521">
            <text:p>0.279521</text:p>
          </table:table-cell>
          <table:table-cell table:formula="of:=[.O238]^2" office:value-type="float" office:value="0.247319225344">
            <text:p>0.247319225344</text:p>
          </table:table-cell>
          <table:table-cell table:formula="of:=[.P238]^2" office:value-type="float" office:value="0.108931022209">
            <text:p>0.108931022209</text:p>
          </table:table-cell>
          <table:table-cell table:formula="of:=[.Q238]^2" office:value-type="float" office:value="0.078131989441">
            <text:p>0.078131989441</text:p>
          </table:table-cell>
        </table:table-row>
        <table:table-row table:style-name="ro1">
          <table:table-cell office:value-type="float" office:value="4.19531">
            <text:p>4.19531</text:p>
          </table:table-cell>
          <table:table-cell office:value-type="float" office:value="0.6956">
            <text:p>0.6956</text:p>
          </table:table-cell>
          <table:table-cell office:value-type="float" office:value="0.721377">
            <text:p>0.721377</text:p>
          </table:table-cell>
          <table:table-cell office:value-type="float" office:value="0.7398">
            <text:p>0.7398</text:p>
          </table:table-cell>
          <table:table-cell/>
          <table:table-cell office:value-type="float" office:value="4.19531">
            <text:p>4.19531</text:p>
          </table:table-cell>
          <table:table-cell office:value-type="float" office:value="0.579642">
            <text:p>0.579642</text:p>
          </table:table-cell>
          <table:table-cell office:value-type="float" office:value="0.739255">
            <text:p>0.739255</text:p>
          </table:table-cell>
          <table:table-cell office:value-type="float" office:value="0.67961">
            <text:p>0.67961</text:p>
          </table:table-cell>
          <table:table-cell table:formula="of:=[.G239]^2" office:value-type="float" office:value="0.335984848164">
            <text:p>0.335984848164</text:p>
          </table:table-cell>
          <table:table-cell table:formula="of:=[.H239]^2" office:value-type="float" office:value="0.546497955025">
            <text:p>0.546497955025</text:p>
          </table:table-cell>
          <table:table-cell table:formula="of:=[.I239]^2" office:value-type="float" office:value="0.4618697521">
            <text:p>0.4618697521</text:p>
          </table:table-cell>
          <table:table-cell/>
          <table:table-cell office:value-type="float" office:value="4.19531">
            <text:p>4.19531</text:p>
          </table:table-cell>
          <table:table-cell office:value-type="float" office:value="0.498611">
            <text:p>0.498611</text:p>
          </table:table-cell>
          <table:table-cell office:value-type="float" office:value="0.328874">
            <text:p>0.328874</text:p>
          </table:table-cell>
          <table:table-cell office:value-type="float" office:value="0.278385">
            <text:p>0.278385</text:p>
          </table:table-cell>
          <table:table-cell table:formula="of:=[.O239]^2" office:value-type="float" office:value="0.248612929321">
            <text:p>0.248612929321</text:p>
          </table:table-cell>
          <table:table-cell table:formula="of:=[.P239]^2" office:value-type="float" office:value="0.108158107876">
            <text:p>0.108158107876</text:p>
          </table:table-cell>
          <table:table-cell table:formula="of:=[.Q239]^2" office:value-type="float" office:value="0.077498208225">
            <text:p>0.077498208225</text:p>
          </table:table-cell>
        </table:table-row>
        <table:table-row table:style-name="ro1">
          <table:table-cell office:value-type="float" office:value="4.21094">
            <text:p>4.21094</text:p>
          </table:table-cell>
          <table:table-cell office:value-type="float" office:value="0.698083">
            <text:p>0.698083</text:p>
          </table:table-cell>
          <table:table-cell office:value-type="float" office:value="0.723905">
            <text:p>0.723905</text:p>
          </table:table-cell>
          <table:table-cell office:value-type="float" office:value="0.744825">
            <text:p>0.744825</text:p>
          </table:table-cell>
          <table:table-cell/>
          <table:table-cell office:value-type="float" office:value="4.21094">
            <text:p>4.21094</text:p>
          </table:table-cell>
          <table:table-cell office:value-type="float" office:value="0.580495">
            <text:p>0.580495</text:p>
          </table:table-cell>
          <table:table-cell office:value-type="float" office:value="0.741149">
            <text:p>0.741149</text:p>
          </table:table-cell>
          <table:table-cell office:value-type="float" office:value="0.683364">
            <text:p>0.683364</text:p>
          </table:table-cell>
          <table:table-cell table:formula="of:=[.G240]^2" office:value-type="float" office:value="0.336974445025">
            <text:p>0.336974445025</text:p>
          </table:table-cell>
          <table:table-cell table:formula="of:=[.H240]^2" office:value-type="float" office:value="0.549301840201">
            <text:p>0.549301840201</text:p>
          </table:table-cell>
          <table:table-cell table:formula="of:=[.I240]^2" office:value-type="float" office:value="0.466986356496">
            <text:p>0.466986356496</text:p>
          </table:table-cell>
          <table:table-cell/>
          <table:table-cell office:value-type="float" office:value="4.21094">
            <text:p>4.21094</text:p>
          </table:table-cell>
          <table:table-cell office:value-type="float" office:value="0.497523">
            <text:p>0.497523</text:p>
          </table:table-cell>
          <table:table-cell office:value-type="float" office:value="0.328385">
            <text:p>0.328385</text:p>
          </table:table-cell>
          <table:table-cell office:value-type="float" office:value="0.277589">
            <text:p>0.277589</text:p>
          </table:table-cell>
          <table:table-cell table:formula="of:=[.O240]^2" office:value-type="float" office:value="0.247529135529">
            <text:p>0.247529135529</text:p>
          </table:table-cell>
          <table:table-cell table:formula="of:=[.P240]^2" office:value-type="float" office:value="0.107836708225">
            <text:p>0.107836708225</text:p>
          </table:table-cell>
          <table:table-cell table:formula="of:=[.Q240]^2" office:value-type="float" office:value="0.077055652921">
            <text:p>0.077055652921</text:p>
          </table:table-cell>
        </table:table-row>
        <table:table-row table:style-name="ro1">
          <table:table-cell office:value-type="float" office:value="4.22656">
            <text:p>4.22656</text:p>
          </table:table-cell>
          <table:table-cell office:value-type="float" office:value="0.69849">
            <text:p>0.69849</text:p>
          </table:table-cell>
          <table:table-cell office:value-type="float" office:value="0.725197">
            <text:p>0.725197</text:p>
          </table:table-cell>
          <table:table-cell office:value-type="float" office:value="0.744698">
            <text:p>0.744698</text:p>
          </table:table-cell>
          <table:table-cell/>
          <table:table-cell office:value-type="float" office:value="4.22656">
            <text:p>4.22656</text:p>
          </table:table-cell>
          <table:table-cell office:value-type="float" office:value="0.582288">
            <text:p>0.582288</text:p>
          </table:table-cell>
          <table:table-cell office:value-type="float" office:value="0.743944">
            <text:p>0.743944</text:p>
          </table:table-cell>
          <table:table-cell office:value-type="float" office:value="0.682014">
            <text:p>0.682014</text:p>
          </table:table-cell>
          <table:table-cell table:formula="of:=[.G241]^2" office:value-type="float" office:value="0.339059314944">
            <text:p>0.339059314944</text:p>
          </table:table-cell>
          <table:table-cell table:formula="of:=[.H241]^2" office:value-type="float" office:value="0.553452675136">
            <text:p>0.553452675136</text:p>
          </table:table-cell>
          <table:table-cell table:formula="of:=[.I241]^2" office:value-type="float" office:value="0.465143096196">
            <text:p>0.465143096196</text:p>
          </table:table-cell>
          <table:table-cell/>
          <table:table-cell office:value-type="float" office:value="4.22656">
            <text:p>4.22656</text:p>
          </table:table-cell>
          <table:table-cell office:value-type="float" office:value="0.496113">
            <text:p>0.496113</text:p>
          </table:table-cell>
          <table:table-cell office:value-type="float" office:value="0.328011">
            <text:p>0.328011</text:p>
          </table:table-cell>
          <table:table-cell office:value-type="float" office:value="0.277284">
            <text:p>0.277284</text:p>
          </table:table-cell>
          <table:table-cell table:formula="of:=[.O241]^2" office:value-type="float" office:value="0.246128108769">
            <text:p>0.246128108769</text:p>
          </table:table-cell>
          <table:table-cell table:formula="of:=[.P241]^2" office:value-type="float" office:value="0.107591216121">
            <text:p>0.107591216121</text:p>
          </table:table-cell>
          <table:table-cell table:formula="of:=[.Q241]^2" office:value-type="float" office:value="0.076886416656">
            <text:p>0.076886416656</text:p>
          </table:table-cell>
        </table:table-row>
        <table:table-row table:style-name="ro1">
          <table:table-cell office:value-type="float" office:value="4.24219">
            <text:p>4.24219</text:p>
          </table:table-cell>
          <table:table-cell office:value-type="float" office:value="0.69959">
            <text:p>0.69959</text:p>
          </table:table-cell>
          <table:table-cell office:value-type="float" office:value="0.724518">
            <text:p>0.724518</text:p>
          </table:table-cell>
          <table:table-cell office:value-type="float" office:value="0.743185">
            <text:p>0.743185</text:p>
          </table:table-cell>
          <table:table-cell/>
          <table:table-cell office:value-type="float" office:value="4.24219">
            <text:p>4.24219</text:p>
          </table:table-cell>
          <table:table-cell office:value-type="float" office:value="0.581835">
            <text:p>0.581835</text:p>
          </table:table-cell>
          <table:table-cell office:value-type="float" office:value="0.744456">
            <text:p>0.744456</text:p>
          </table:table-cell>
          <table:table-cell office:value-type="float" office:value="0.676255">
            <text:p>0.676255</text:p>
          </table:table-cell>
          <table:table-cell table:formula="of:=[.G242]^2" office:value-type="float" office:value="0.338531967225">
            <text:p>0.338531967225</text:p>
          </table:table-cell>
          <table:table-cell table:formula="of:=[.H242]^2" office:value-type="float" office:value="0.554214735936">
            <text:p>0.554214735936</text:p>
          </table:table-cell>
          <table:table-cell table:formula="of:=[.I242]^2" office:value-type="float" office:value="0.457320825025">
            <text:p>0.457320825025</text:p>
          </table:table-cell>
          <table:table-cell/>
          <table:table-cell office:value-type="float" office:value="4.24219">
            <text:p>4.24219</text:p>
          </table:table-cell>
          <table:table-cell office:value-type="float" office:value="0.496041">
            <text:p>0.496041</text:p>
          </table:table-cell>
          <table:table-cell office:value-type="float" office:value="0.323528">
            <text:p>0.323528</text:p>
          </table:table-cell>
          <table:table-cell office:value-type="float" office:value="0.281633">
            <text:p>0.281633</text:p>
          </table:table-cell>
          <table:table-cell table:formula="of:=[.O242]^2" office:value-type="float" office:value="0.246056673681">
            <text:p>0.246056673681</text:p>
          </table:table-cell>
          <table:table-cell table:formula="of:=[.P242]^2" office:value-type="float" office:value="0.104670366784">
            <text:p>0.104670366784</text:p>
          </table:table-cell>
          <table:table-cell table:formula="of:=[.Q242]^2" office:value-type="float" office:value="0.079317146689">
            <text:p>0.079317146689</text:p>
          </table:table-cell>
        </table:table-row>
        <table:table-row table:style-name="ro1">
          <table:table-cell office:value-type="float" office:value="4.25781">
            <text:p>4.25781</text:p>
          </table:table-cell>
          <table:table-cell office:value-type="float" office:value="0.7017">
            <text:p>0.7017</text:p>
          </table:table-cell>
          <table:table-cell office:value-type="float" office:value="0.724845">
            <text:p>0.724845</text:p>
          </table:table-cell>
          <table:table-cell office:value-type="float" office:value="0.743927">
            <text:p>0.743927</text:p>
          </table:table-cell>
          <table:table-cell/>
          <table:table-cell office:value-type="float" office:value="4.25781">
            <text:p>4.25781</text:p>
          </table:table-cell>
          <table:table-cell office:value-type="float" office:value="0.579688">
            <text:p>0.579688</text:p>
          </table:table-cell>
          <table:table-cell office:value-type="float" office:value="0.740652">
            <text:p>0.740652</text:p>
          </table:table-cell>
          <table:table-cell office:value-type="float" office:value="0.672298">
            <text:p>0.672298</text:p>
          </table:table-cell>
          <table:table-cell table:formula="of:=[.G243]^2" office:value-type="float" office:value="0.336038177344">
            <text:p>0.336038177344</text:p>
          </table:table-cell>
          <table:table-cell table:formula="of:=[.H243]^2" office:value-type="float" office:value="0.548565385104">
            <text:p>0.548565385104</text:p>
          </table:table-cell>
          <table:table-cell table:formula="of:=[.I243]^2" office:value-type="float" office:value="0.451984600804">
            <text:p>0.451984600804</text:p>
          </table:table-cell>
          <table:table-cell/>
          <table:table-cell office:value-type="float" office:value="4.25781">
            <text:p>4.25781</text:p>
          </table:table-cell>
          <table:table-cell office:value-type="float" office:value="0.496075">
            <text:p>0.496075</text:p>
          </table:table-cell>
          <table:table-cell office:value-type="float" office:value="0.31889">
            <text:p>0.31889</text:p>
          </table:table-cell>
          <table:table-cell office:value-type="float" office:value="0.285399">
            <text:p>0.285399</text:p>
          </table:table-cell>
          <table:table-cell table:formula="of:=[.O243]^2" office:value-type="float" office:value="0.246090405625">
            <text:p>0.246090405625</text:p>
          </table:table-cell>
          <table:table-cell table:formula="of:=[.P243]^2" office:value-type="float" office:value="0.1016908321">
            <text:p>0.1016908321</text:p>
          </table:table-cell>
          <table:table-cell table:formula="of:=[.Q243]^2" office:value-type="float" office:value="0.081452589201">
            <text:p>0.081452589201</text:p>
          </table:table-cell>
        </table:table-row>
        <table:table-row table:style-name="ro1">
          <table:table-cell office:value-type="float" office:value="4.27344">
            <text:p>4.27344</text:p>
          </table:table-cell>
          <table:table-cell office:value-type="float" office:value="0.702765">
            <text:p>0.702765</text:p>
          </table:table-cell>
          <table:table-cell office:value-type="float" office:value="0.724147">
            <text:p>0.724147</text:p>
          </table:table-cell>
          <table:table-cell office:value-type="float" office:value="0.74441">
            <text:p>0.74441</text:p>
          </table:table-cell>
          <table:table-cell/>
          <table:table-cell office:value-type="float" office:value="4.27344">
            <text:p>4.27344</text:p>
          </table:table-cell>
          <table:table-cell office:value-type="float" office:value="0.577056">
            <text:p>0.577056</text:p>
          </table:table-cell>
          <table:table-cell office:value-type="float" office:value="0.738006">
            <text:p>0.738006</text:p>
          </table:table-cell>
          <table:table-cell office:value-type="float" office:value="0.671727">
            <text:p>0.671727</text:p>
          </table:table-cell>
          <table:table-cell table:formula="of:=[.G244]^2" office:value-type="float" office:value="0.332993627136">
            <text:p>0.332993627136</text:p>
          </table:table-cell>
          <table:table-cell table:formula="of:=[.H244]^2" office:value-type="float" office:value="0.544652856036">
            <text:p>0.544652856036</text:p>
          </table:table-cell>
          <table:table-cell table:formula="of:=[.I244]^2" office:value-type="float" office:value="0.451217162529">
            <text:p>0.451217162529</text:p>
          </table:table-cell>
          <table:table-cell/>
          <table:table-cell office:value-type="float" office:value="4.27344">
            <text:p>4.27344</text:p>
          </table:table-cell>
          <table:table-cell office:value-type="float" office:value="0.496156">
            <text:p>0.496156</text:p>
          </table:table-cell>
          <table:table-cell office:value-type="float" office:value="0.317123">
            <text:p>0.317123</text:p>
          </table:table-cell>
          <table:table-cell office:value-type="float" office:value="0.284275">
            <text:p>0.284275</text:p>
          </table:table-cell>
          <table:table-cell table:formula="of:=[.O244]^2" office:value-type="float" office:value="0.246170776336">
            <text:p>0.246170776336</text:p>
          </table:table-cell>
          <table:table-cell table:formula="of:=[.P244]^2" office:value-type="float" office:value="0.100566997129">
            <text:p>0.100566997129</text:p>
          </table:table-cell>
          <table:table-cell table:formula="of:=[.Q244]^2" office:value-type="float" office:value="0.080812275625">
            <text:p>0.080812275625</text:p>
          </table:table-cell>
        </table:table-row>
        <table:table-row table:style-name="ro1">
          <table:table-cell office:value-type="float" office:value="4.28906">
            <text:p>4.28906</text:p>
          </table:table-cell>
          <table:table-cell office:value-type="float" office:value="0.702287">
            <text:p>0.702287</text:p>
          </table:table-cell>
          <table:table-cell office:value-type="float" office:value="0.722502">
            <text:p>0.722502</text:p>
          </table:table-cell>
          <table:table-cell office:value-type="float" office:value="0.742728">
            <text:p>0.742728</text:p>
          </table:table-cell>
          <table:table-cell/>
          <table:table-cell office:value-type="float" office:value="4.28906">
            <text:p>4.28906</text:p>
          </table:table-cell>
          <table:table-cell office:value-type="float" office:value="0.575221">
            <text:p>0.575221</text:p>
          </table:table-cell>
          <table:table-cell office:value-type="float" office:value="0.739807">
            <text:p>0.739807</text:p>
          </table:table-cell>
          <table:table-cell office:value-type="float" office:value="0.673478">
            <text:p>0.673478</text:p>
          </table:table-cell>
          <table:table-cell table:formula="of:=[.G245]^2" office:value-type="float" office:value="0.330879198841">
            <text:p>0.330879198841</text:p>
          </table:table-cell>
          <table:table-cell table:formula="of:=[.H245]^2" office:value-type="float" office:value="0.547314397249">
            <text:p>0.547314397249</text:p>
          </table:table-cell>
          <table:table-cell table:formula="of:=[.I245]^2" office:value-type="float" office:value="0.453572616484">
            <text:p>0.453572616484</text:p>
          </table:table-cell>
          <table:table-cell/>
          <table:table-cell office:value-type="float" office:value="4.28906">
            <text:p>4.28906</text:p>
          </table:table-cell>
          <table:table-cell office:value-type="float" office:value="0.495241">
            <text:p>0.495241</text:p>
          </table:table-cell>
          <table:table-cell office:value-type="float" office:value="0.317653">
            <text:p>0.317653</text:p>
          </table:table-cell>
          <table:table-cell office:value-type="float" office:value="0.280271">
            <text:p>0.280271</text:p>
          </table:table-cell>
          <table:table-cell table:formula="of:=[.O245]^2" office:value-type="float" office:value="0.245263648081">
            <text:p>0.245263648081</text:p>
          </table:table-cell>
          <table:table-cell table:formula="of:=[.P245]^2" office:value-type="float" office:value="0.100903428409">
            <text:p>0.100903428409</text:p>
          </table:table-cell>
          <table:table-cell table:formula="of:=[.Q245]^2" office:value-type="float" office:value="0.078551833441">
            <text:p>0.078551833441</text:p>
          </table:table-cell>
        </table:table-row>
        <table:table-row table:style-name="ro1">
          <table:table-cell office:value-type="float" office:value="4.30469">
            <text:p>4.30469</text:p>
          </table:table-cell>
          <table:table-cell office:value-type="float" office:value="0.700562">
            <text:p>0.700562</text:p>
          </table:table-cell>
          <table:table-cell office:value-type="float" office:value="0.724695">
            <text:p>0.724695</text:p>
          </table:table-cell>
          <table:table-cell office:value-type="float" office:value="0.740327">
            <text:p>0.740327</text:p>
          </table:table-cell>
          <table:table-cell/>
          <table:table-cell office:value-type="float" office:value="4.30469">
            <text:p>4.30469</text:p>
          </table:table-cell>
          <table:table-cell office:value-type="float" office:value="0.577375">
            <text:p>0.577375</text:p>
          </table:table-cell>
          <table:table-cell office:value-type="float" office:value="0.741651">
            <text:p>0.741651</text:p>
          </table:table-cell>
          <table:table-cell office:value-type="float" office:value="0.675135">
            <text:p>0.675135</text:p>
          </table:table-cell>
          <table:table-cell table:formula="of:=[.G246]^2" office:value-type="float" office:value="0.333361890625">
            <text:p>0.333361890625</text:p>
          </table:table-cell>
          <table:table-cell table:formula="of:=[.H246]^2" office:value-type="float" office:value="0.550046205801">
            <text:p>0.550046205801</text:p>
          </table:table-cell>
          <table:table-cell table:formula="of:=[.I246]^2" office:value-type="float" office:value="0.455807268225">
            <text:p>0.455807268225</text:p>
          </table:table-cell>
          <table:table-cell/>
          <table:table-cell office:value-type="float" office:value="4.30469">
            <text:p>4.30469</text:p>
          </table:table-cell>
          <table:table-cell office:value-type="float" office:value="0.493885">
            <text:p>0.493885</text:p>
          </table:table-cell>
          <table:table-cell office:value-type="float" office:value="0.316208">
            <text:p>0.316208</text:p>
          </table:table-cell>
          <table:table-cell office:value-type="float" office:value="0.277444">
            <text:p>0.277444</text:p>
          </table:table-cell>
          <table:table-cell table:formula="of:=[.O246]^2" office:value-type="float" office:value="0.243922393225">
            <text:p>0.243922393225</text:p>
          </table:table-cell>
          <table:table-cell table:formula="of:=[.P246]^2" office:value-type="float" office:value="0.099987499264">
            <text:p>0.099987499264</text:p>
          </table:table-cell>
          <table:table-cell table:formula="of:=[.Q246]^2" office:value-type="float" office:value="0.076975173136">
            <text:p>0.076975173136</text:p>
          </table:table-cell>
        </table:table-row>
        <table:table-row table:style-name="ro1">
          <table:table-cell office:value-type="float" office:value="4.32031">
            <text:p>4.32031</text:p>
          </table:table-cell>
          <table:table-cell office:value-type="float" office:value="0.70018">
            <text:p>0.70018</text:p>
          </table:table-cell>
          <table:table-cell office:value-type="float" office:value="0.729212">
            <text:p>0.729212</text:p>
          </table:table-cell>
          <table:table-cell office:value-type="float" office:value="0.739685">
            <text:p>0.739685</text:p>
          </table:table-cell>
          <table:table-cell/>
          <table:table-cell office:value-type="float" office:value="4.32031">
            <text:p>4.32031</text:p>
          </table:table-cell>
          <table:table-cell office:value-type="float" office:value="0.581535">
            <text:p>0.581535</text:p>
          </table:table-cell>
          <table:table-cell office:value-type="float" office:value="0.74088">
            <text:p>0.74088</text:p>
          </table:table-cell>
          <table:table-cell office:value-type="float" office:value="0.674222">
            <text:p>0.674222</text:p>
          </table:table-cell>
          <table:table-cell table:formula="of:=[.G247]^2" office:value-type="float" office:value="0.338182956225">
            <text:p>0.338182956225</text:p>
          </table:table-cell>
          <table:table-cell table:formula="of:=[.H247]^2" office:value-type="float" office:value="0.5489031744">
            <text:p>0.5489031744</text:p>
          </table:table-cell>
          <table:table-cell table:formula="of:=[.I247]^2" office:value-type="float" office:value="0.454575305284">
            <text:p>0.454575305284</text:p>
          </table:table-cell>
          <table:table-cell/>
          <table:table-cell office:value-type="float" office:value="4.32031">
            <text:p>4.32031</text:p>
          </table:table-cell>
          <table:table-cell office:value-type="float" office:value="0.494053">
            <text:p>0.494053</text:p>
          </table:table-cell>
          <table:table-cell office:value-type="float" office:value="0.31777">
            <text:p>0.31777</text:p>
          </table:table-cell>
          <table:table-cell office:value-type="float" office:value="0.276268">
            <text:p>0.276268</text:p>
          </table:table-cell>
          <table:table-cell table:formula="of:=[.O247]^2" office:value-type="float" office:value="0.244088366809">
            <text:p>0.244088366809</text:p>
          </table:table-cell>
          <table:table-cell table:formula="of:=[.P247]^2" office:value-type="float" office:value="0.1009777729">
            <text:p>0.1009777729</text:p>
          </table:table-cell>
          <table:table-cell table:formula="of:=[.Q247]^2" office:value-type="float" office:value="0.076324007824">
            <text:p>0.076324007824</text:p>
          </table:table-cell>
        </table:table-row>
        <table:table-row table:style-name="ro1">
          <table:table-cell office:value-type="float" office:value="4.33594">
            <text:p>4.33594</text:p>
          </table:table-cell>
          <table:table-cell office:value-type="float" office:value="0.703715">
            <text:p>0.703715</text:p>
          </table:table-cell>
          <table:table-cell office:value-type="float" office:value="0.730408">
            <text:p>0.730408</text:p>
          </table:table-cell>
          <table:table-cell office:value-type="float" office:value="0.742723">
            <text:p>0.742723</text:p>
          </table:table-cell>
          <table:table-cell/>
          <table:table-cell office:value-type="float" office:value="4.33594">
            <text:p>4.33594</text:p>
          </table:table-cell>
          <table:table-cell office:value-type="float" office:value="0.583746">
            <text:p>0.583746</text:p>
          </table:table-cell>
          <table:table-cell office:value-type="float" office:value="0.741923">
            <text:p>0.741923</text:p>
          </table:table-cell>
          <table:table-cell office:value-type="float" office:value="0.674422">
            <text:p>0.674422</text:p>
          </table:table-cell>
          <table:table-cell table:formula="of:=[.G248]^2" office:value-type="float" office:value="0.340759392516">
            <text:p>0.340759392516</text:p>
          </table:table-cell>
          <table:table-cell table:formula="of:=[.H248]^2" office:value-type="float" office:value="0.550449737929">
            <text:p>0.550449737929</text:p>
          </table:table-cell>
          <table:table-cell table:formula="of:=[.I248]^2" office:value-type="float" office:value="0.454845034084">
            <text:p>0.454845034084</text:p>
          </table:table-cell>
          <table:table-cell/>
          <table:table-cell office:value-type="float" office:value="4.33594">
            <text:p>4.33594</text:p>
          </table:table-cell>
          <table:table-cell office:value-type="float" office:value="0.495037">
            <text:p>0.495037</text:p>
          </table:table-cell>
          <table:table-cell office:value-type="float" office:value="0.322255">
            <text:p>0.322255</text:p>
          </table:table-cell>
          <table:table-cell office:value-type="float" office:value="0.276244">
            <text:p>0.276244</text:p>
          </table:table-cell>
          <table:table-cell table:formula="of:=[.O248]^2" office:value-type="float" office:value="0.245061631369">
            <text:p>0.245061631369</text:p>
          </table:table-cell>
          <table:table-cell table:formula="of:=[.P248]^2" office:value-type="float" office:value="0.103848285025">
            <text:p>0.103848285025</text:p>
          </table:table-cell>
          <table:table-cell table:formula="of:=[.Q248]^2" office:value-type="float" office:value="0.076310747536">
            <text:p>0.076310747536</text:p>
          </table:table-cell>
        </table:table-row>
        <table:table-row table:style-name="ro1">
          <table:table-cell office:value-type="float" office:value="4.35156">
            <text:p>4.35156</text:p>
          </table:table-cell>
          <table:table-cell office:value-type="float" office:value="0.70839">
            <text:p>0.70839</text:p>
          </table:table-cell>
          <table:table-cell office:value-type="float" office:value="0.727548">
            <text:p>0.727548</text:p>
          </table:table-cell>
          <table:table-cell office:value-type="float" office:value="0.747195">
            <text:p>0.747195</text:p>
          </table:table-cell>
          <table:table-cell/>
          <table:table-cell office:value-type="float" office:value="4.35156">
            <text:p>4.35156</text:p>
          </table:table-cell>
          <table:table-cell office:value-type="float" office:value="0.58307">
            <text:p>0.58307</text:p>
          </table:table-cell>
          <table:table-cell office:value-type="float" office:value="0.742554">
            <text:p>0.742554</text:p>
          </table:table-cell>
          <table:table-cell office:value-type="float" office:value="0.674036">
            <text:p>0.674036</text:p>
          </table:table-cell>
          <table:table-cell table:formula="of:=[.G249]^2" office:value-type="float" office:value="0.3399706249">
            <text:p>0.3399706249</text:p>
          </table:table-cell>
          <table:table-cell table:formula="of:=[.H249]^2" office:value-type="float" office:value="0.551386442916">
            <text:p>0.551386442916</text:p>
          </table:table-cell>
          <table:table-cell table:formula="of:=[.I249]^2" office:value-type="float" office:value="0.454324529296">
            <text:p>0.454324529296</text:p>
          </table:table-cell>
          <table:table-cell/>
          <table:table-cell office:value-type="float" office:value="4.35156">
            <text:p>4.35156</text:p>
          </table:table-cell>
          <table:table-cell office:value-type="float" office:value="0.493631">
            <text:p>0.493631</text:p>
          </table:table-cell>
          <table:table-cell office:value-type="float" office:value="0.323304">
            <text:p>0.323304</text:p>
          </table:table-cell>
          <table:table-cell office:value-type="float" office:value="0.277221">
            <text:p>0.277221</text:p>
          </table:table-cell>
          <table:table-cell table:formula="of:=[.O249]^2" office:value-type="float" office:value="0.243671564161">
            <text:p>0.243671564161</text:p>
          </table:table-cell>
          <table:table-cell table:formula="of:=[.P249]^2" office:value-type="float" office:value="0.104525476416">
            <text:p>0.104525476416</text:p>
          </table:table-cell>
          <table:table-cell table:formula="of:=[.Q249]^2" office:value-type="float" office:value="0.076851482841">
            <text:p>0.076851482841</text:p>
          </table:table-cell>
        </table:table-row>
        <table:table-row table:style-name="ro1">
          <table:table-cell office:value-type="float" office:value="4.36719">
            <text:p>4.36719</text:p>
          </table:table-cell>
          <table:table-cell office:value-type="float" office:value="0.710338">
            <text:p>0.710338</text:p>
          </table:table-cell>
          <table:table-cell office:value-type="float" office:value="0.726682">
            <text:p>0.726682</text:p>
          </table:table-cell>
          <table:table-cell office:value-type="float" office:value="0.748688">
            <text:p>0.748688</text:p>
          </table:table-cell>
          <table:table-cell/>
          <table:table-cell office:value-type="float" office:value="4.36719">
            <text:p>4.36719</text:p>
          </table:table-cell>
          <table:table-cell office:value-type="float" office:value="0.580746">
            <text:p>0.580746</text:p>
          </table:table-cell>
          <table:table-cell office:value-type="float" office:value="0.740586">
            <text:p>0.740586</text:p>
          </table:table-cell>
          <table:table-cell office:value-type="float" office:value="0.672442">
            <text:p>0.672442</text:p>
          </table:table-cell>
          <table:table-cell table:formula="of:=[.G250]^2" office:value-type="float" office:value="0.337265916516">
            <text:p>0.337265916516</text:p>
          </table:table-cell>
          <table:table-cell table:formula="of:=[.H250]^2" office:value-type="float" office:value="0.548467623396">
            <text:p>0.548467623396</text:p>
          </table:table-cell>
          <table:table-cell table:formula="of:=[.I250]^2" office:value-type="float" office:value="0.452178243364">
            <text:p>0.452178243364</text:p>
          </table:table-cell>
          <table:table-cell/>
          <table:table-cell office:value-type="float" office:value="4.36719">
            <text:p>4.36719</text:p>
          </table:table-cell>
          <table:table-cell office:value-type="float" office:value="0.491196">
            <text:p>0.491196</text:p>
          </table:table-cell>
          <table:table-cell office:value-type="float" office:value="0.323814">
            <text:p>0.323814</text:p>
          </table:table-cell>
          <table:table-cell office:value-type="float" office:value="0.280374">
            <text:p>0.280374</text:p>
          </table:table-cell>
          <table:table-cell table:formula="of:=[.O250]^2" office:value-type="float" office:value="0.241273510416">
            <text:p>0.241273510416</text:p>
          </table:table-cell>
          <table:table-cell table:formula="of:=[.P250]^2" office:value-type="float" office:value="0.104855506596">
            <text:p>0.104855506596</text:p>
          </table:table-cell>
          <table:table-cell table:formula="of:=[.Q250]^2" office:value-type="float" office:value="0.078609579876">
            <text:p>0.078609579876</text:p>
          </table:table-cell>
        </table:table-row>
        <table:table-row table:style-name="ro1">
          <table:table-cell office:value-type="float" office:value="4.38281">
            <text:p>4.38281</text:p>
          </table:table-cell>
          <table:table-cell office:value-type="float" office:value="0.708602">
            <text:p>0.708602</text:p>
          </table:table-cell>
          <table:table-cell office:value-type="float" office:value="0.729415">
            <text:p>0.729415</text:p>
          </table:table-cell>
          <table:table-cell office:value-type="float" office:value="0.74757">
            <text:p>0.74757</text:p>
          </table:table-cell>
          <table:table-cell/>
          <table:table-cell office:value-type="float" office:value="4.38281">
            <text:p>4.38281</text:p>
          </table:table-cell>
          <table:table-cell office:value-type="float" office:value="0.578597">
            <text:p>0.578597</text:p>
          </table:table-cell>
          <table:table-cell office:value-type="float" office:value="0.736948">
            <text:p>0.736948</text:p>
          </table:table-cell>
          <table:table-cell office:value-type="float" office:value="0.671665">
            <text:p>0.671665</text:p>
          </table:table-cell>
          <table:table-cell table:formula="of:=[.G251]^2" office:value-type="float" office:value="0.334774488409">
            <text:p>0.334774488409</text:p>
          </table:table-cell>
          <table:table-cell table:formula="of:=[.H251]^2" office:value-type="float" office:value="0.543092354704">
            <text:p>0.543092354704</text:p>
          </table:table-cell>
          <table:table-cell table:formula="of:=[.I251]^2" office:value-type="float" office:value="0.451133872225">
            <text:p>0.451133872225</text:p>
          </table:table-cell>
          <table:table-cell/>
          <table:table-cell office:value-type="float" office:value="4.38281">
            <text:p>4.38281</text:p>
          </table:table-cell>
          <table:table-cell office:value-type="float" office:value="0.492664">
            <text:p>0.492664</text:p>
          </table:table-cell>
          <table:table-cell office:value-type="float" office:value="0.323116">
            <text:p>0.323116</text:p>
          </table:table-cell>
          <table:table-cell office:value-type="float" office:value="0.280919">
            <text:p>0.280919</text:p>
          </table:table-cell>
          <table:table-cell table:formula="of:=[.O251]^2" office:value-type="float" office:value="0.242717816896">
            <text:p>0.242717816896</text:p>
          </table:table-cell>
          <table:table-cell table:formula="of:=[.P251]^2" office:value-type="float" office:value="0.104403949456">
            <text:p>0.104403949456</text:p>
          </table:table-cell>
          <table:table-cell table:formula="of:=[.Q251]^2" office:value-type="float" office:value="0.078915484561">
            <text:p>0.078915484561</text:p>
          </table:table-cell>
        </table:table-row>
        <table:table-row table:style-name="ro1">
          <table:table-cell office:value-type="float" office:value="4.39844">
            <text:p>4.39844</text:p>
          </table:table-cell>
          <table:table-cell office:value-type="float" office:value="0.706057">
            <text:p>0.706057</text:p>
          </table:table-cell>
          <table:table-cell office:value-type="float" office:value="0.729088">
            <text:p>0.729088</text:p>
          </table:table-cell>
          <table:table-cell office:value-type="float" office:value="0.747317">
            <text:p>0.747317</text:p>
          </table:table-cell>
          <table:table-cell/>
          <table:table-cell office:value-type="float" office:value="4.39844">
            <text:p>4.39844</text:p>
          </table:table-cell>
          <table:table-cell office:value-type="float" office:value="0.576432">
            <text:p>0.576432</text:p>
          </table:table-cell>
          <table:table-cell office:value-type="float" office:value="0.732431">
            <text:p>0.732431</text:p>
          </table:table-cell>
          <table:table-cell office:value-type="float" office:value="0.672899">
            <text:p>0.672899</text:p>
          </table:table-cell>
          <table:table-cell table:formula="of:=[.G252]^2" office:value-type="float" office:value="0.332273850624">
            <text:p>0.332273850624</text:p>
          </table:table-cell>
          <table:table-cell table:formula="of:=[.H252]^2" office:value-type="float" office:value="0.536455169761">
            <text:p>0.536455169761</text:p>
          </table:table-cell>
          <table:table-cell table:formula="of:=[.I252]^2" office:value-type="float" office:value="0.452793064201">
            <text:p>0.452793064201</text:p>
          </table:table-cell>
          <table:table-cell/>
          <table:table-cell office:value-type="float" office:value="4.39844">
            <text:p>4.39844</text:p>
          </table:table-cell>
          <table:table-cell office:value-type="float" office:value="0.495641">
            <text:p>0.495641</text:p>
          </table:table-cell>
          <table:table-cell office:value-type="float" office:value="0.322446">
            <text:p>0.322446</text:p>
          </table:table-cell>
          <table:table-cell office:value-type="float" office:value="0.277748">
            <text:p>0.277748</text:p>
          </table:table-cell>
          <table:table-cell table:formula="of:=[.O252]^2" office:value-type="float" office:value="0.245660000881">
            <text:p>0.245660000881</text:p>
          </table:table-cell>
          <table:table-cell table:formula="of:=[.P252]^2" office:value-type="float" office:value="0.103971422916">
            <text:p>0.103971422916</text:p>
          </table:table-cell>
          <table:table-cell table:formula="of:=[.Q252]^2" office:value-type="float" office:value="0.077143951504">
            <text:p>0.077143951504</text:p>
          </table:table-cell>
        </table:table-row>
        <table:table-row table:style-name="ro1">
          <table:table-cell office:value-type="float" office:value="4.41406">
            <text:p>4.41406</text:p>
          </table:table-cell>
          <table:table-cell office:value-type="float" office:value="0.708108">
            <text:p>0.708108</text:p>
          </table:table-cell>
          <table:table-cell office:value-type="float" office:value="0.72545">
            <text:p>0.72545</text:p>
          </table:table-cell>
          <table:table-cell office:value-type="float" office:value="0.748417">
            <text:p>0.748417</text:p>
          </table:table-cell>
          <table:table-cell/>
          <table:table-cell office:value-type="float" office:value="4.41406">
            <text:p>4.41406</text:p>
          </table:table-cell>
          <table:table-cell office:value-type="float" office:value="0.576895">
            <text:p>0.576895</text:p>
          </table:table-cell>
          <table:table-cell office:value-type="float" office:value="0.729898">
            <text:p>0.729898</text:p>
          </table:table-cell>
          <table:table-cell office:value-type="float" office:value="0.6736">
            <text:p>0.6736</text:p>
          </table:table-cell>
          <table:table-cell table:formula="of:=[.G253]^2" office:value-type="float" office:value="0.332807841025">
            <text:p>0.332807841025</text:p>
          </table:table-cell>
          <table:table-cell table:formula="of:=[.H253]^2" office:value-type="float" office:value="0.532751090404">
            <text:p>0.532751090404</text:p>
          </table:table-cell>
          <table:table-cell table:formula="of:=[.I253]^2" office:value-type="float" office:value="0.45373696">
            <text:p>0.45373696</text:p>
          </table:table-cell>
          <table:table-cell/>
          <table:table-cell office:value-type="float" office:value="4.41406">
            <text:p>4.41406</text:p>
          </table:table-cell>
          <table:table-cell office:value-type="float" office:value="0.492785">
            <text:p>0.492785</text:p>
          </table:table-cell>
          <table:table-cell office:value-type="float" office:value="0.322773">
            <text:p>0.322773</text:p>
          </table:table-cell>
          <table:table-cell office:value-type="float" office:value="0.276327">
            <text:p>0.276327</text:p>
          </table:table-cell>
          <table:table-cell table:formula="of:=[.O253]^2" office:value-type="float" office:value="0.242837056225">
            <text:p>0.242837056225</text:p>
          </table:table-cell>
          <table:table-cell table:formula="of:=[.P253]^2" office:value-type="float" office:value="0.104182409529">
            <text:p>0.104182409529</text:p>
          </table:table-cell>
          <table:table-cell table:formula="of:=[.Q253]^2" office:value-type="float" office:value="0.076356610929">
            <text:p>0.076356610929</text:p>
          </table:table-cell>
        </table:table-row>
        <table:table-row table:style-name="ro1">
          <table:table-cell office:value-type="float" office:value="4.42969">
            <text:p>4.42969</text:p>
          </table:table-cell>
          <table:table-cell office:value-type="float" office:value="0.713585">
            <text:p>0.713585</text:p>
          </table:table-cell>
          <table:table-cell office:value-type="float" office:value="0.726427">
            <text:p>0.726427</text:p>
          </table:table-cell>
          <table:table-cell office:value-type="float" office:value="0.749337">
            <text:p>0.749337</text:p>
          </table:table-cell>
          <table:table-cell/>
          <table:table-cell office:value-type="float" office:value="4.42969">
            <text:p>4.42969</text:p>
          </table:table-cell>
          <table:table-cell office:value-type="float" office:value="0.579002">
            <text:p>0.579002</text:p>
          </table:table-cell>
          <table:table-cell office:value-type="float" office:value="0.730648">
            <text:p>0.730648</text:p>
          </table:table-cell>
          <table:table-cell office:value-type="float" office:value="0.67074">
            <text:p>0.67074</text:p>
          </table:table-cell>
          <table:table-cell table:formula="of:=[.G254]^2" office:value-type="float" office:value="0.335243316004">
            <text:p>0.335243316004</text:p>
          </table:table-cell>
          <table:table-cell table:formula="of:=[.H254]^2" office:value-type="float" office:value="0.533846499904">
            <text:p>0.533846499904</text:p>
          </table:table-cell>
          <table:table-cell table:formula="of:=[.I254]^2" office:value-type="float" office:value="0.4498921476">
            <text:p>0.4498921476</text:p>
          </table:table-cell>
          <table:table-cell/>
          <table:table-cell office:value-type="float" office:value="4.42969">
            <text:p>4.42969</text:p>
          </table:table-cell>
          <table:table-cell office:value-type="float" office:value="0.489767">
            <text:p>0.489767</text:p>
          </table:table-cell>
          <table:table-cell office:value-type="float" office:value="0.324135">
            <text:p>0.324135</text:p>
          </table:table-cell>
          <table:table-cell office:value-type="float" office:value="0.277226">
            <text:p>0.277226</text:p>
          </table:table-cell>
          <table:table-cell table:formula="of:=[.O254]^2" office:value-type="float" office:value="0.239871714289">
            <text:p>0.239871714289</text:p>
          </table:table-cell>
          <table:table-cell table:formula="of:=[.P254]^2" office:value-type="float" office:value="0.105063498225">
            <text:p>0.105063498225</text:p>
          </table:table-cell>
          <table:table-cell table:formula="of:=[.Q254]^2" office:value-type="float" office:value="0.076854255076">
            <text:p>0.076854255076</text:p>
          </table:table-cell>
        </table:table-row>
        <table:table-row table:style-name="ro1">
          <table:table-cell office:value-type="float" office:value="4.44531">
            <text:p>4.44531</text:p>
          </table:table-cell>
          <table:table-cell office:value-type="float" office:value="0.715563">
            <text:p>0.715563</text:p>
          </table:table-cell>
          <table:table-cell office:value-type="float" office:value="0.731535">
            <text:p>0.731535</text:p>
          </table:table-cell>
          <table:table-cell office:value-type="float" office:value="0.748428">
            <text:p>0.748428</text:p>
          </table:table-cell>
          <table:table-cell/>
          <table:table-cell office:value-type="float" office:value="4.44531">
            <text:p>4.44531</text:p>
          </table:table-cell>
          <table:table-cell office:value-type="float" office:value="0.579019">
            <text:p>0.579019</text:p>
          </table:table-cell>
          <table:table-cell office:value-type="float" office:value="0.732808">
            <text:p>0.732808</text:p>
          </table:table-cell>
          <table:table-cell office:value-type="float" office:value="0.667613">
            <text:p>0.667613</text:p>
          </table:table-cell>
          <table:table-cell table:formula="of:=[.G255]^2" office:value-type="float" office:value="0.335263002361">
            <text:p>0.335263002361</text:p>
          </table:table-cell>
          <table:table-cell table:formula="of:=[.H255]^2" office:value-type="float" office:value="0.537007564864">
            <text:p>0.537007564864</text:p>
          </table:table-cell>
          <table:table-cell table:formula="of:=[.I255]^2" office:value-type="float" office:value="0.445707117769">
            <text:p>0.445707117769</text:p>
          </table:table-cell>
          <table:table-cell/>
          <table:table-cell office:value-type="float" office:value="4.44531">
            <text:p>4.44531</text:p>
          </table:table-cell>
          <table:table-cell office:value-type="float" office:value="0.492529">
            <text:p>0.492529</text:p>
          </table:table-cell>
          <table:table-cell office:value-type="float" office:value="0.323458">
            <text:p>0.323458</text:p>
          </table:table-cell>
          <table:table-cell office:value-type="float" office:value="0.278142">
            <text:p>0.278142</text:p>
          </table:table-cell>
          <table:table-cell table:formula="of:=[.O255]^2" office:value-type="float" office:value="0.242584815841">
            <text:p>0.242584815841</text:p>
          </table:table-cell>
          <table:table-cell table:formula="of:=[.P255]^2" office:value-type="float" office:value="0.104625077764">
            <text:p>0.104625077764</text:p>
          </table:table-cell>
          <table:table-cell table:formula="of:=[.Q255]^2" office:value-type="float" office:value="0.077362972164">
            <text:p>0.077362972164</text:p>
          </table:table-cell>
        </table:table-row>
        <table:table-row table:style-name="ro1">
          <table:table-cell office:value-type="float" office:value="4.46094">
            <text:p>4.46094</text:p>
          </table:table-cell>
          <table:table-cell office:value-type="float" office:value="0.714092">
            <text:p>0.714092</text:p>
          </table:table-cell>
          <table:table-cell office:value-type="float" office:value="0.731325">
            <text:p>0.731325</text:p>
          </table:table-cell>
          <table:table-cell office:value-type="float" office:value="0.748155">
            <text:p>0.748155</text:p>
          </table:table-cell>
          <table:table-cell/>
          <table:table-cell office:value-type="float" office:value="4.46094">
            <text:p>4.46094</text:p>
          </table:table-cell>
          <table:table-cell office:value-type="float" office:value="0.578894">
            <text:p>0.578894</text:p>
          </table:table-cell>
          <table:table-cell office:value-type="float" office:value="0.732329">
            <text:p>0.732329</text:p>
          </table:table-cell>
          <table:table-cell office:value-type="float" office:value="0.667571">
            <text:p>0.667571</text:p>
          </table:table-cell>
          <table:table-cell table:formula="of:=[.G256]^2" office:value-type="float" office:value="0.335118263236">
            <text:p>0.335118263236</text:p>
          </table:table-cell>
          <table:table-cell table:formula="of:=[.H256]^2" office:value-type="float" office:value="0.536305764241">
            <text:p>0.536305764241</text:p>
          </table:table-cell>
          <table:table-cell table:formula="of:=[.I256]^2" office:value-type="float" office:value="0.445651040041">
            <text:p>0.445651040041</text:p>
          </table:table-cell>
          <table:table-cell/>
          <table:table-cell office:value-type="float" office:value="4.46094">
            <text:p>4.46094</text:p>
          </table:table-cell>
          <table:table-cell office:value-type="float" office:value="0.494353">
            <text:p>0.494353</text:p>
          </table:table-cell>
          <table:table-cell office:value-type="float" office:value="0.323229">
            <text:p>0.323229</text:p>
          </table:table-cell>
          <table:table-cell office:value-type="float" office:value="0.277085">
            <text:p>0.277085</text:p>
          </table:table-cell>
          <table:table-cell table:formula="of:=[.O256]^2" office:value-type="float" office:value="0.244384888609">
            <text:p>0.244384888609</text:p>
          </table:table-cell>
          <table:table-cell table:formula="of:=[.P256]^2" office:value-type="float" office:value="0.104476986441">
            <text:p>0.104476986441</text:p>
          </table:table-cell>
          <table:table-cell table:formula="of:=[.Q256]^2" office:value-type="float" office:value="0.076776097225">
            <text:p>0.076776097225</text:p>
          </table:table-cell>
        </table:table-row>
        <table:table-row table:style-name="ro1">
          <table:table-cell office:value-type="float" office:value="4.47656">
            <text:p>4.47656</text:p>
          </table:table-cell>
          <table:table-cell office:value-type="float" office:value="0.714515">
            <text:p>0.714515</text:p>
          </table:table-cell>
          <table:table-cell office:value-type="float" office:value="0.72525">
            <text:p>0.72525</text:p>
          </table:table-cell>
          <table:table-cell office:value-type="float" office:value="0.750185">
            <text:p>0.750185</text:p>
          </table:table-cell>
          <table:table-cell/>
          <table:table-cell office:value-type="float" office:value="4.47656">
            <text:p>4.47656</text:p>
          </table:table-cell>
          <table:table-cell office:value-type="float" office:value="0.578955">
            <text:p>0.578955</text:p>
          </table:table-cell>
          <table:table-cell office:value-type="float" office:value="0.731044">
            <text:p>0.731044</text:p>
          </table:table-cell>
          <table:table-cell office:value-type="float" office:value="0.668883">
            <text:p>0.668883</text:p>
          </table:table-cell>
          <table:table-cell table:formula="of:=[.G257]^2" office:value-type="float" office:value="0.335188892025">
            <text:p>0.335188892025</text:p>
          </table:table-cell>
          <table:table-cell table:formula="of:=[.H257]^2" office:value-type="float" office:value="0.534425329936">
            <text:p>0.534425329936</text:p>
          </table:table-cell>
          <table:table-cell table:formula="of:=[.I257]^2" office:value-type="float" office:value="0.447404467689">
            <text:p>0.447404467689</text:p>
          </table:table-cell>
          <table:table-cell/>
          <table:table-cell office:value-type="float" office:value="4.47656">
            <text:p>4.47656</text:p>
          </table:table-cell>
          <table:table-cell office:value-type="float" office:value="0.491283">
            <text:p>0.491283</text:p>
          </table:table-cell>
          <table:table-cell office:value-type="float" office:value="0.324747">
            <text:p>0.324747</text:p>
          </table:table-cell>
          <table:table-cell office:value-type="float" office:value="0.276476">
            <text:p>0.276476</text:p>
          </table:table-cell>
          <table:table-cell table:formula="of:=[.O257]^2" office:value-type="float" office:value="0.241358986089">
            <text:p>0.241358986089</text:p>
          </table:table-cell>
          <table:table-cell table:formula="of:=[.P257]^2" office:value-type="float" office:value="0.105460614009">
            <text:p>0.105460614009</text:p>
          </table:table-cell>
          <table:table-cell table:formula="of:=[.Q257]^2" office:value-type="float" office:value="0.076438978576">
            <text:p>0.076438978576</text:p>
          </table:table-cell>
        </table:table-row>
        <table:table-row table:style-name="ro1">
          <table:table-cell office:value-type="float" office:value="4.49219">
            <text:p>4.49219</text:p>
          </table:table-cell>
          <table:table-cell office:value-type="float" office:value="0.716225">
            <text:p>0.716225</text:p>
          </table:table-cell>
          <table:table-cell office:value-type="float" office:value="0.72265">
            <text:p>0.72265</text:p>
          </table:table-cell>
          <table:table-cell office:value-type="float" office:value="0.751565">
            <text:p>0.751565</text:p>
          </table:table-cell>
          <table:table-cell/>
          <table:table-cell office:value-type="float" office:value="4.49219">
            <text:p>4.49219</text:p>
          </table:table-cell>
          <table:table-cell office:value-type="float" office:value="0.577871">
            <text:p>0.577871</text:p>
          </table:table-cell>
          <table:table-cell office:value-type="float" office:value="0.730313">
            <text:p>0.730313</text:p>
          </table:table-cell>
          <table:table-cell office:value-type="float" office:value="0.669234">
            <text:p>0.669234</text:p>
          </table:table-cell>
          <table:table-cell table:formula="of:=[.G258]^2" office:value-type="float" office:value="0.333934892641">
            <text:p>0.333934892641</text:p>
          </table:table-cell>
          <table:table-cell table:formula="of:=[.H258]^2" office:value-type="float" office:value="0.533357077969">
            <text:p>0.533357077969</text:p>
          </table:table-cell>
          <table:table-cell table:formula="of:=[.I258]^2" office:value-type="float" office:value="0.447874146756">
            <text:p>0.447874146756</text:p>
          </table:table-cell>
          <table:table-cell/>
          <table:table-cell office:value-type="float" office:value="4.49219">
            <text:p>4.49219</text:p>
          </table:table-cell>
          <table:table-cell office:value-type="float" office:value="0.489797">
            <text:p>0.489797</text:p>
          </table:table-cell>
          <table:table-cell office:value-type="float" office:value="0.325242">
            <text:p>0.325242</text:p>
          </table:table-cell>
          <table:table-cell office:value-type="float" office:value="0.279567">
            <text:p>0.279567</text:p>
          </table:table-cell>
          <table:table-cell table:formula="of:=[.O258]^2" office:value-type="float" office:value="0.239901101209">
            <text:p>0.239901101209</text:p>
          </table:table-cell>
          <table:table-cell table:formula="of:=[.P258]^2" office:value-type="float" office:value="0.105782358564">
            <text:p>0.105782358564</text:p>
          </table:table-cell>
          <table:table-cell table:formula="of:=[.Q258]^2" office:value-type="float" office:value="0.078157707489">
            <text:p>0.078157707489</text:p>
          </table:table-cell>
        </table:table-row>
        <table:table-row table:style-name="ro1">
          <table:table-cell office:value-type="float" office:value="4.50781">
            <text:p>4.50781</text:p>
          </table:table-cell>
          <table:table-cell office:value-type="float" office:value="0.71638">
            <text:p>0.71638</text:p>
          </table:table-cell>
          <table:table-cell office:value-type="float" office:value="0.725852">
            <text:p>0.725852</text:p>
          </table:table-cell>
          <table:table-cell office:value-type="float" office:value="0.750588">
            <text:p>0.750588</text:p>
          </table:table-cell>
          <table:table-cell/>
          <table:table-cell office:value-type="float" office:value="4.50781">
            <text:p>4.50781</text:p>
          </table:table-cell>
          <table:table-cell office:value-type="float" office:value="0.576972">
            <text:p>0.576972</text:p>
          </table:table-cell>
          <table:table-cell office:value-type="float" office:value="0.730949">
            <text:p>0.730949</text:p>
          </table:table-cell>
          <table:table-cell office:value-type="float" office:value="0.668319">
            <text:p>0.668319</text:p>
          </table:table-cell>
          <table:table-cell table:formula="of:=[.G259]^2" office:value-type="float" office:value="0.332896688784">
            <text:p>0.332896688784</text:p>
          </table:table-cell>
          <table:table-cell table:formula="of:=[.H259]^2" office:value-type="float" office:value="0.534286440601">
            <text:p>0.534286440601</text:p>
          </table:table-cell>
          <table:table-cell table:formula="of:=[.I259]^2" office:value-type="float" office:value="0.446650285761">
            <text:p>0.446650285761</text:p>
          </table:table-cell>
          <table:table-cell/>
          <table:table-cell office:value-type="float" office:value="4.50781">
            <text:p>4.50781</text:p>
          </table:table-cell>
          <table:table-cell office:value-type="float" office:value="0.492091">
            <text:p>0.492091</text:p>
          </table:table-cell>
          <table:table-cell office:value-type="float" office:value="0.323411">
            <text:p>0.323411</text:p>
          </table:table-cell>
          <table:table-cell office:value-type="float" office:value="0.284098">
            <text:p>0.284098</text:p>
          </table:table-cell>
          <table:table-cell table:formula="of:=[.O259]^2" office:value-type="float" office:value="0.242153552281">
            <text:p>0.242153552281</text:p>
          </table:table-cell>
          <table:table-cell table:formula="of:=[.P259]^2" office:value-type="float" office:value="0.104594674921">
            <text:p>0.104594674921</text:p>
          </table:table-cell>
          <table:table-cell table:formula="of:=[.Q259]^2" office:value-type="float" office:value="0.080711673604">
            <text:p>0.080711673604</text:p>
          </table:table-cell>
        </table:table-row>
        <table:table-row table:style-name="ro1">
          <table:table-cell office:value-type="float" office:value="4.52344">
            <text:p>4.52344</text:p>
          </table:table-cell>
          <table:table-cell office:value-type="float" office:value="0.716902">
            <text:p>0.716902</text:p>
          </table:table-cell>
          <table:table-cell office:value-type="float" office:value="0.72862">
            <text:p>0.72862</text:p>
          </table:table-cell>
          <table:table-cell office:value-type="float" office:value="0.747208">
            <text:p>0.747208</text:p>
          </table:table-cell>
          <table:table-cell/>
          <table:table-cell office:value-type="float" office:value="4.52344">
            <text:p>4.52344</text:p>
          </table:table-cell>
          <table:table-cell office:value-type="float" office:value="0.575905">
            <text:p>0.575905</text:p>
          </table:table-cell>
          <table:table-cell office:value-type="float" office:value="0.732735">
            <text:p>0.732735</text:p>
          </table:table-cell>
          <table:table-cell office:value-type="float" office:value="0.667072">
            <text:p>0.667072</text:p>
          </table:table-cell>
          <table:table-cell table:formula="of:=[.G260]^2" office:value-type="float" office:value="0.331666569025">
            <text:p>0.331666569025</text:p>
          </table:table-cell>
          <table:table-cell table:formula="of:=[.H260]^2" office:value-type="float" office:value="0.536900580225">
            <text:p>0.536900580225</text:p>
          </table:table-cell>
          <table:table-cell table:formula="of:=[.I260]^2" office:value-type="float" office:value="0.444985053184">
            <text:p>0.444985053184</text:p>
          </table:table-cell>
          <table:table-cell/>
          <table:table-cell office:value-type="float" office:value="4.52344">
            <text:p>4.52344</text:p>
          </table:table-cell>
          <table:table-cell office:value-type="float" office:value="0.493015">
            <text:p>0.493015</text:p>
          </table:table-cell>
          <table:table-cell office:value-type="float" office:value="0.322711">
            <text:p>0.322711</text:p>
          </table:table-cell>
          <table:table-cell office:value-type="float" office:value="0.283303">
            <text:p>0.283303</text:p>
          </table:table-cell>
          <table:table-cell table:formula="of:=[.O260]^2" office:value-type="float" office:value="0.243063790225">
            <text:p>0.243063790225</text:p>
          </table:table-cell>
          <table:table-cell table:formula="of:=[.P260]^2" office:value-type="float" office:value="0.104142389521">
            <text:p>0.104142389521</text:p>
          </table:table-cell>
          <table:table-cell table:formula="of:=[.Q260]^2" office:value-type="float" office:value="0.080260589809">
            <text:p>0.080260589809</text:p>
          </table:table-cell>
        </table:table-row>
        <table:table-row table:style-name="ro1">
          <table:table-cell office:value-type="float" office:value="4.53906">
            <text:p>4.53906</text:p>
          </table:table-cell>
          <table:table-cell office:value-type="float" office:value="0.719695">
            <text:p>0.719695</text:p>
          </table:table-cell>
          <table:table-cell office:value-type="float" office:value="0.727035">
            <text:p>0.727035</text:p>
          </table:table-cell>
          <table:table-cell office:value-type="float" office:value="0.74324">
            <text:p>0.74324</text:p>
          </table:table-cell>
          <table:table-cell/>
          <table:table-cell office:value-type="float" office:value="4.53906">
            <text:p>4.53906</text:p>
          </table:table-cell>
          <table:table-cell office:value-type="float" office:value="0.575355">
            <text:p>0.575355</text:p>
          </table:table-cell>
          <table:table-cell office:value-type="float" office:value="0.734333">
            <text:p>0.734333</text:p>
          </table:table-cell>
          <table:table-cell office:value-type="float" office:value="0.667917">
            <text:p>0.667917</text:p>
          </table:table-cell>
          <table:table-cell table:formula="of:=[.G261]^2" office:value-type="float" office:value="0.331033376025">
            <text:p>0.331033376025</text:p>
          </table:table-cell>
          <table:table-cell table:formula="of:=[.H261]^2" office:value-type="float" office:value="0.539244954889">
            <text:p>0.539244954889</text:p>
          </table:table-cell>
          <table:table-cell table:formula="of:=[.I261]^2" office:value-type="float" office:value="0.446113118889">
            <text:p>0.446113118889</text:p>
          </table:table-cell>
          <table:table-cell/>
          <table:table-cell office:value-type="float" office:value="4.53906">
            <text:p>4.53906</text:p>
          </table:table-cell>
          <table:table-cell office:value-type="float" office:value="0.490174">
            <text:p>0.490174</text:p>
          </table:table-cell>
          <table:table-cell office:value-type="float" office:value="0.323759">
            <text:p>0.323759</text:p>
          </table:table-cell>
          <table:table-cell office:value-type="float" office:value="0.281941">
            <text:p>0.281941</text:p>
          </table:table-cell>
          <table:table-cell table:formula="of:=[.O261]^2" office:value-type="float" office:value="0.240270550276">
            <text:p>0.240270550276</text:p>
          </table:table-cell>
          <table:table-cell table:formula="of:=[.P261]^2" office:value-type="float" office:value="0.104819890081">
            <text:p>0.104819890081</text:p>
          </table:table-cell>
          <table:table-cell table:formula="of:=[.Q261]^2" office:value-type="float" office:value="0.079490727481">
            <text:p>0.079490727481</text:p>
          </table:table-cell>
        </table:table-row>
        <table:table-row table:style-name="ro1">
          <table:table-cell office:value-type="float" office:value="4.55469">
            <text:p>4.55469</text:p>
          </table:table-cell>
          <table:table-cell office:value-type="float" office:value="0.721088">
            <text:p>0.721088</text:p>
          </table:table-cell>
          <table:table-cell office:value-type="float" office:value="0.724293">
            <text:p>0.724293</text:p>
          </table:table-cell>
          <table:table-cell office:value-type="float" office:value="0.742447">
            <text:p>0.742447</text:p>
          </table:table-cell>
          <table:table-cell/>
          <table:table-cell office:value-type="float" office:value="4.55469">
            <text:p>4.55469</text:p>
          </table:table-cell>
          <table:table-cell office:value-type="float" office:value="0.575936">
            <text:p>0.575936</text:p>
          </table:table-cell>
          <table:table-cell office:value-type="float" office:value="0.734702">
            <text:p>0.734702</text:p>
          </table:table-cell>
          <table:table-cell office:value-type="float" office:value="0.668366">
            <text:p>0.668366</text:p>
          </table:table-cell>
          <table:table-cell table:formula="of:=[.G262]^2" office:value-type="float" office:value="0.331702276096">
            <text:p>0.331702276096</text:p>
          </table:table-cell>
          <table:table-cell table:formula="of:=[.H262]^2" office:value-type="float" office:value="0.539787028804">
            <text:p>0.539787028804</text:p>
          </table:table-cell>
          <table:table-cell table:formula="of:=[.I262]^2" office:value-type="float" office:value="0.446713109956">
            <text:p>0.446713109956</text:p>
          </table:table-cell>
          <table:table-cell/>
          <table:table-cell office:value-type="float" office:value="4.55469">
            <text:p>4.55469</text:p>
          </table:table-cell>
          <table:table-cell office:value-type="float" office:value="0.488405">
            <text:p>0.488405</text:p>
          </table:table-cell>
          <table:table-cell office:value-type="float" office:value="0.324637">
            <text:p>0.324637</text:p>
          </table:table-cell>
          <table:table-cell office:value-type="float" office:value="0.282413">
            <text:p>0.282413</text:p>
          </table:table-cell>
          <table:table-cell table:formula="of:=[.O262]^2" office:value-type="float" office:value="0.238539444025">
            <text:p>0.238539444025</text:p>
          </table:table-cell>
          <table:table-cell table:formula="of:=[.P262]^2" office:value-type="float" office:value="0.105389181769">
            <text:p>0.105389181769</text:p>
          </table:table-cell>
          <table:table-cell table:formula="of:=[.Q262]^2" office:value-type="float" office:value="0.079757102569">
            <text:p>0.079757102569</text:p>
          </table:table-cell>
        </table:table-row>
        <table:table-row table:style-name="ro1">
          <table:table-cell office:value-type="float" office:value="4.57031">
            <text:p>4.57031</text:p>
          </table:table-cell>
          <table:table-cell office:value-type="float" office:value="0.721015">
            <text:p>0.721015</text:p>
          </table:table-cell>
          <table:table-cell office:value-type="float" office:value="0.725253">
            <text:p>0.725253</text:p>
          </table:table-cell>
          <table:table-cell office:value-type="float" office:value="0.744715">
            <text:p>0.744715</text:p>
          </table:table-cell>
          <table:table-cell/>
          <table:table-cell office:value-type="float" office:value="4.57031">
            <text:p>4.57031</text:p>
          </table:table-cell>
          <table:table-cell office:value-type="float" office:value="0.577124">
            <text:p>0.577124</text:p>
          </table:table-cell>
          <table:table-cell office:value-type="float" office:value="0.7338">
            <text:p>0.7338</text:p>
          </table:table-cell>
          <table:table-cell office:value-type="float" office:value="0.666661">
            <text:p>0.666661</text:p>
          </table:table-cell>
          <table:table-cell table:formula="of:=[.G263]^2" office:value-type="float" office:value="0.333072111376">
            <text:p>0.333072111376</text:p>
          </table:table-cell>
          <table:table-cell table:formula="of:=[.H263]^2" office:value-type="float" office:value="0.53846244">
            <text:p>0.53846244</text:p>
          </table:table-cell>
          <table:table-cell table:formula="of:=[.I263]^2" office:value-type="float" office:value="0.444436888921">
            <text:p>0.444436888921</text:p>
          </table:table-cell>
          <table:table-cell/>
          <table:table-cell office:value-type="float" office:value="4.57031">
            <text:p>4.57031</text:p>
          </table:table-cell>
          <table:table-cell office:value-type="float" office:value="0.488382">
            <text:p>0.488382</text:p>
          </table:table-cell>
          <table:table-cell office:value-type="float" office:value="0.323902">
            <text:p>0.323902</text:p>
          </table:table-cell>
          <table:table-cell office:value-type="float" office:value="0.281302">
            <text:p>0.281302</text:p>
          </table:table-cell>
          <table:table-cell table:formula="of:=[.O263]^2" office:value-type="float" office:value="0.238516977924">
            <text:p>0.238516977924</text:p>
          </table:table-cell>
          <table:table-cell table:formula="of:=[.P263]^2" office:value-type="float" office:value="0.104912505604">
            <text:p>0.104912505604</text:p>
          </table:table-cell>
          <table:table-cell table:formula="of:=[.Q263]^2" office:value-type="float" office:value="0.079130815204">
            <text:p>0.079130815204</text:p>
          </table:table-cell>
        </table:table-row>
        <table:table-row table:style-name="ro1">
          <table:table-cell office:value-type="float" office:value="4.58594">
            <text:p>4.58594</text:p>
          </table:table-cell>
          <table:table-cell office:value-type="float" office:value="0.723962">
            <text:p>0.723962</text:p>
          </table:table-cell>
          <table:table-cell office:value-type="float" office:value="0.729972">
            <text:p>0.729972</text:p>
          </table:table-cell>
          <table:table-cell office:value-type="float" office:value="0.746397">
            <text:p>0.746397</text:p>
          </table:table-cell>
          <table:table-cell/>
          <table:table-cell office:value-type="float" office:value="4.58594">
            <text:p>4.58594</text:p>
          </table:table-cell>
          <table:table-cell office:value-type="float" office:value="0.57583">
            <text:p>0.57583</text:p>
          </table:table-cell>
          <table:table-cell office:value-type="float" office:value="0.732421">
            <text:p>0.732421</text:p>
          </table:table-cell>
          <table:table-cell office:value-type="float" office:value="0.664815">
            <text:p>0.664815</text:p>
          </table:table-cell>
          <table:table-cell table:formula="of:=[.G264]^2" office:value-type="float" office:value="0.3315801889">
            <text:p>0.3315801889</text:p>
          </table:table-cell>
          <table:table-cell table:formula="of:=[.H264]^2" office:value-type="float" office:value="0.536440521241">
            <text:p>0.536440521241</text:p>
          </table:table-cell>
          <table:table-cell table:formula="of:=[.I264]^2" office:value-type="float" office:value="0.441978984225">
            <text:p>0.441978984225</text:p>
          </table:table-cell>
          <table:table-cell/>
          <table:table-cell office:value-type="float" office:value="4.58594">
            <text:p>4.58594</text:p>
          </table:table-cell>
          <table:table-cell office:value-type="float" office:value="0.488654">
            <text:p>0.488654</text:p>
          </table:table-cell>
          <table:table-cell office:value-type="float" office:value="0.324323">
            <text:p>0.324323</text:p>
          </table:table-cell>
          <table:table-cell office:value-type="float" office:value="0.28056">
            <text:p>0.28056</text:p>
          </table:table-cell>
          <table:table-cell table:formula="of:=[.O264]^2" office:value-type="float" office:value="0.238782731716">
            <text:p>0.238782731716</text:p>
          </table:table-cell>
          <table:table-cell table:formula="of:=[.P264]^2" office:value-type="float" office:value="0.105185408329">
            <text:p>0.105185408329</text:p>
          </table:table-cell>
          <table:table-cell table:formula="of:=[.Q264]^2" office:value-type="float" office:value="0.0787139136">
            <text:p>0.0787139136</text:p>
          </table:table-cell>
        </table:table-row>
        <table:table-row table:style-name="ro1">
          <table:table-cell office:value-type="float" office:value="4.60156">
            <text:p>4.60156</text:p>
          </table:table-cell>
          <table:table-cell office:value-type="float" office:value="0.727552">
            <text:p>0.727552</text:p>
          </table:table-cell>
          <table:table-cell office:value-type="float" office:value="0.734818">
            <text:p>0.734818</text:p>
          </table:table-cell>
          <table:table-cell office:value-type="float" office:value="0.745438">
            <text:p>0.745438</text:p>
          </table:table-cell>
          <table:table-cell/>
          <table:table-cell office:value-type="float" office:value="4.60156">
            <text:p>4.60156</text:p>
          </table:table-cell>
          <table:table-cell office:value-type="float" office:value="0.572581">
            <text:p>0.572581</text:p>
          </table:table-cell>
          <table:table-cell office:value-type="float" office:value="0.733432">
            <text:p>0.733432</text:p>
          </table:table-cell>
          <table:table-cell office:value-type="float" office:value="0.664252">
            <text:p>0.664252</text:p>
          </table:table-cell>
          <table:table-cell table:formula="of:=[.G265]^2" office:value-type="float" office:value="0.327849001561">
            <text:p>0.327849001561</text:p>
          </table:table-cell>
          <table:table-cell table:formula="of:=[.H265]^2" office:value-type="float" office:value="0.537922498624">
            <text:p>0.537922498624</text:p>
          </table:table-cell>
          <table:table-cell table:formula="of:=[.I265]^2" office:value-type="float" office:value="0.441230719504">
            <text:p>0.441230719504</text:p>
          </table:table-cell>
          <table:table-cell/>
          <table:table-cell office:value-type="float" office:value="4.60156">
            <text:p>4.60156</text:p>
          </table:table-cell>
          <table:table-cell office:value-type="float" office:value="0.488765">
            <text:p>0.488765</text:p>
          </table:table-cell>
          <table:table-cell office:value-type="float" office:value="0.324923">
            <text:p>0.324923</text:p>
          </table:table-cell>
          <table:table-cell office:value-type="float" office:value="0.28368">
            <text:p>0.28368</text:p>
          </table:table-cell>
          <table:table-cell table:formula="of:=[.O265]^2" office:value-type="float" office:value="0.238891225225">
            <text:p>0.238891225225</text:p>
          </table:table-cell>
          <table:table-cell table:formula="of:=[.P265]^2" office:value-type="float" office:value="0.105574955929">
            <text:p>0.105574955929</text:p>
          </table:table-cell>
          <table:table-cell table:formula="of:=[.Q265]^2" office:value-type="float" office:value="0.0804743424">
            <text:p>0.0804743424</text:p>
          </table:table-cell>
        </table:table-row>
        <table:table-row table:style-name="ro1">
          <table:table-cell office:value-type="float" office:value="4.61719">
            <text:p>4.61719</text:p>
          </table:table-cell>
          <table:table-cell office:value-type="float" office:value="0.727375">
            <text:p>0.727375</text:p>
          </table:table-cell>
          <table:table-cell office:value-type="float" office:value="0.73673">
            <text:p>0.73673</text:p>
          </table:table-cell>
          <table:table-cell office:value-type="float" office:value="0.744043">
            <text:p>0.744043</text:p>
          </table:table-cell>
          <table:table-cell/>
          <table:table-cell office:value-type="float" office:value="4.61719">
            <text:p>4.61719</text:p>
          </table:table-cell>
          <table:table-cell office:value-type="float" office:value="0.571059">
            <text:p>0.571059</text:p>
          </table:table-cell>
          <table:table-cell office:value-type="float" office:value="0.734402">
            <text:p>0.734402</text:p>
          </table:table-cell>
          <table:table-cell office:value-type="float" office:value="0.665377">
            <text:p>0.665377</text:p>
          </table:table-cell>
          <table:table-cell table:formula="of:=[.G266]^2" office:value-type="float" office:value="0.326108381481">
            <text:p>0.326108381481</text:p>
          </table:table-cell>
          <table:table-cell table:formula="of:=[.H266]^2" office:value-type="float" office:value="0.539346297604">
            <text:p>0.539346297604</text:p>
          </table:table-cell>
          <table:table-cell table:formula="of:=[.I266]^2" office:value-type="float" office:value="0.442726552129">
            <text:p>0.442726552129</text:p>
          </table:table-cell>
          <table:table-cell/>
          <table:table-cell office:value-type="float" office:value="4.61719">
            <text:p>4.61719</text:p>
          </table:table-cell>
          <table:table-cell office:value-type="float" office:value="0.487833">
            <text:p>0.487833</text:p>
          </table:table-cell>
          <table:table-cell office:value-type="float" office:value="0.32694">
            <text:p>0.32694</text:p>
          </table:table-cell>
          <table:table-cell office:value-type="float" office:value="0.285451">
            <text:p>0.285451</text:p>
          </table:table-cell>
          <table:table-cell table:formula="of:=[.O266]^2" office:value-type="float" office:value="0.237981035889">
            <text:p>0.237981035889</text:p>
          </table:table-cell>
          <table:table-cell table:formula="of:=[.P266]^2" office:value-type="float" office:value="0.1068897636">
            <text:p>0.1068897636</text:p>
          </table:table-cell>
          <table:table-cell table:formula="of:=[.Q266]^2" office:value-type="float" office:value="0.081482273401">
            <text:p>0.081482273401</text:p>
          </table:table-cell>
        </table:table-row>
        <table:table-row table:style-name="ro1">
          <table:table-cell office:value-type="float" office:value="4.63281">
            <text:p>4.63281</text:p>
          </table:table-cell>
          <table:table-cell office:value-type="float" office:value="0.72649">
            <text:p>0.72649</text:p>
          </table:table-cell>
          <table:table-cell office:value-type="float" office:value="0.734698">
            <text:p>0.734698</text:p>
          </table:table-cell>
          <table:table-cell office:value-type="float" office:value="0.74501">
            <text:p>0.74501</text:p>
          </table:table-cell>
          <table:table-cell/>
          <table:table-cell office:value-type="float" office:value="4.63281">
            <text:p>4.63281</text:p>
          </table:table-cell>
          <table:table-cell office:value-type="float" office:value="0.571155">
            <text:p>0.571155</text:p>
          </table:table-cell>
          <table:table-cell office:value-type="float" office:value="0.733622">
            <text:p>0.733622</text:p>
          </table:table-cell>
          <table:table-cell office:value-type="float" office:value="0.668417">
            <text:p>0.668417</text:p>
          </table:table-cell>
          <table:table-cell table:formula="of:=[.G267]^2" office:value-type="float" office:value="0.326218034025">
            <text:p>0.326218034025</text:p>
          </table:table-cell>
          <table:table-cell table:formula="of:=[.H267]^2" office:value-type="float" office:value="0.538201238884">
            <text:p>0.538201238884</text:p>
          </table:table-cell>
          <table:table-cell table:formula="of:=[.I267]^2" office:value-type="float" office:value="0.446781285889">
            <text:p>0.446781285889</text:p>
          </table:table-cell>
          <table:table-cell/>
          <table:table-cell office:value-type="float" office:value="4.63281">
            <text:p>4.63281</text:p>
          </table:table-cell>
          <table:table-cell office:value-type="float" office:value="0.487306">
            <text:p>0.487306</text:p>
          </table:table-cell>
          <table:table-cell office:value-type="float" office:value="0.328517">
            <text:p>0.328517</text:p>
          </table:table-cell>
          <table:table-cell office:value-type="float" office:value="0.28427">
            <text:p>0.28427</text:p>
          </table:table-cell>
          <table:table-cell table:formula="of:=[.O267]^2" office:value-type="float" office:value="0.237467137636">
            <text:p>0.237467137636</text:p>
          </table:table-cell>
          <table:table-cell table:formula="of:=[.P267]^2" office:value-type="float" office:value="0.107923419289">
            <text:p>0.107923419289</text:p>
          </table:table-cell>
          <table:table-cell table:formula="of:=[.Q267]^2" office:value-type="float" office:value="0.0808094329">
            <text:p>0.0808094329</text:p>
          </table:table-cell>
        </table:table-row>
        <table:table-row table:style-name="ro1">
          <table:table-cell office:value-type="float" office:value="4.64844">
            <text:p>4.64844</text:p>
          </table:table-cell>
          <table:table-cell office:value-type="float" office:value="0.729068">
            <text:p>0.729068</text:p>
          </table:table-cell>
          <table:table-cell office:value-type="float" office:value="0.730875">
            <text:p>0.730875</text:p>
          </table:table-cell>
          <table:table-cell office:value-type="float" office:value="0.747455">
            <text:p>0.747455</text:p>
          </table:table-cell>
          <table:table-cell/>
          <table:table-cell office:value-type="float" office:value="4.64844">
            <text:p>4.64844</text:p>
          </table:table-cell>
          <table:table-cell office:value-type="float" office:value="0.570815">
            <text:p>0.570815</text:p>
          </table:table-cell>
          <table:table-cell office:value-type="float" office:value="0.73512">
            <text:p>0.73512</text:p>
          </table:table-cell>
          <table:table-cell office:value-type="float" office:value="0.66942">
            <text:p>0.66942</text:p>
          </table:table-cell>
          <table:table-cell table:formula="of:=[.G268]^2" office:value-type="float" office:value="0.325829764225">
            <text:p>0.325829764225</text:p>
          </table:table-cell>
          <table:table-cell table:formula="of:=[.H268]^2" office:value-type="float" office:value="0.5404014144">
            <text:p>0.5404014144</text:p>
          </table:table-cell>
          <table:table-cell table:formula="of:=[.I268]^2" office:value-type="float" office:value="0.4481231364">
            <text:p>0.4481231364</text:p>
          </table:table-cell>
          <table:table-cell/>
          <table:table-cell office:value-type="float" office:value="4.64844">
            <text:p>4.64844</text:p>
          </table:table-cell>
          <table:table-cell office:value-type="float" office:value="0.485919">
            <text:p>0.485919</text:p>
          </table:table-cell>
          <table:table-cell office:value-type="float" office:value="0.326788">
            <text:p>0.326788</text:p>
          </table:table-cell>
          <table:table-cell office:value-type="float" office:value="0.284315">
            <text:p>0.284315</text:p>
          </table:table-cell>
          <table:table-cell table:formula="of:=[.O268]^2" office:value-type="float" office:value="0.236117274561">
            <text:p>0.236117274561</text:p>
          </table:table-cell>
          <table:table-cell table:formula="of:=[.P268]^2" office:value-type="float" office:value="0.106790396944">
            <text:p>0.106790396944</text:p>
          </table:table-cell>
          <table:table-cell table:formula="of:=[.Q268]^2" office:value-type="float" office:value="0.080835019225">
            <text:p>0.080835019225</text:p>
          </table:table-cell>
        </table:table-row>
        <table:table-row table:style-name="ro1">
          <table:table-cell office:value-type="float" office:value="4.66406">
            <text:p>4.66406</text:p>
          </table:table-cell>
          <table:table-cell office:value-type="float" office:value="0.732643">
            <text:p>0.732643</text:p>
          </table:table-cell>
          <table:table-cell office:value-type="float" office:value="0.730932">
            <text:p>0.730932</text:p>
          </table:table-cell>
          <table:table-cell office:value-type="float" office:value="0.75016">
            <text:p>0.75016</text:p>
          </table:table-cell>
          <table:table-cell/>
          <table:table-cell office:value-type="float" office:value="4.66406">
            <text:p>4.66406</text:p>
          </table:table-cell>
          <table:table-cell office:value-type="float" office:value="0.569569">
            <text:p>0.569569</text:p>
          </table:table-cell>
          <table:table-cell office:value-type="float" office:value="0.737236">
            <text:p>0.737236</text:p>
          </table:table-cell>
          <table:table-cell office:value-type="float" office:value="0.668021">
            <text:p>0.668021</text:p>
          </table:table-cell>
          <table:table-cell table:formula="of:=[.G269]^2" office:value-type="float" office:value="0.324408845761">
            <text:p>0.324408845761</text:p>
          </table:table-cell>
          <table:table-cell table:formula="of:=[.H269]^2" office:value-type="float" office:value="0.543516919696">
            <text:p>0.543516919696</text:p>
          </table:table-cell>
          <table:table-cell table:formula="of:=[.I269]^2" office:value-type="float" office:value="0.446252056441">
            <text:p>0.446252056441</text:p>
          </table:table-cell>
          <table:table-cell/>
          <table:table-cell office:value-type="float" office:value="4.66406">
            <text:p>4.66406</text:p>
          </table:table-cell>
          <table:table-cell office:value-type="float" office:value="0.485009">
            <text:p>0.485009</text:p>
          </table:table-cell>
          <table:table-cell office:value-type="float" office:value="0.324641">
            <text:p>0.324641</text:p>
          </table:table-cell>
          <table:table-cell office:value-type="float" office:value="0.286321">
            <text:p>0.286321</text:p>
          </table:table-cell>
          <table:table-cell table:formula="of:=[.O269]^2" office:value-type="float" office:value="0.235233730081">
            <text:p>0.235233730081</text:p>
          </table:table-cell>
          <table:table-cell table:formula="of:=[.P269]^2" office:value-type="float" office:value="0.105391778881">
            <text:p>0.105391778881</text:p>
          </table:table-cell>
          <table:table-cell table:formula="of:=[.Q269]^2" office:value-type="float" office:value="0.081979715041">
            <text:p>0.081979715041</text:p>
          </table:table-cell>
        </table:table-row>
        <table:table-row table:style-name="ro1">
          <table:table-cell office:value-type="float" office:value="4.67969">
            <text:p>4.67969</text:p>
          </table:table-cell>
          <table:table-cell office:value-type="float" office:value="0.733748">
            <text:p>0.733748</text:p>
          </table:table-cell>
          <table:table-cell office:value-type="float" office:value="0.735783">
            <text:p>0.735783</text:p>
          </table:table-cell>
          <table:table-cell office:value-type="float" office:value="0.753">
            <text:p>0.753</text:p>
          </table:table-cell>
          <table:table-cell/>
          <table:table-cell office:value-type="float" office:value="4.67969">
            <text:p>4.67969</text:p>
          </table:table-cell>
          <table:table-cell office:value-type="float" office:value="0.567693">
            <text:p>0.567693</text:p>
          </table:table-cell>
          <table:table-cell office:value-type="float" office:value="0.733782">
            <text:p>0.733782</text:p>
          </table:table-cell>
          <table:table-cell office:value-type="float" office:value="0.667813">
            <text:p>0.667813</text:p>
          </table:table-cell>
          <table:table-cell table:formula="of:=[.G270]^2" office:value-type="float" office:value="0.322275342249">
            <text:p>0.322275342249</text:p>
          </table:table-cell>
          <table:table-cell table:formula="of:=[.H270]^2" office:value-type="float" office:value="0.538436023524">
            <text:p>0.538436023524</text:p>
          </table:table-cell>
          <table:table-cell table:formula="of:=[.I270]^2" office:value-type="float" office:value="0.445974202969">
            <text:p>0.445974202969</text:p>
          </table:table-cell>
          <table:table-cell/>
          <table:table-cell office:value-type="float" office:value="4.67969">
            <text:p>4.67969</text:p>
          </table:table-cell>
          <table:table-cell office:value-type="float" office:value="0.48576">
            <text:p>0.48576</text:p>
          </table:table-cell>
          <table:table-cell office:value-type="float" office:value="0.323177">
            <text:p>0.323177</text:p>
          </table:table-cell>
          <table:table-cell office:value-type="float" office:value="0.28857">
            <text:p>0.28857</text:p>
          </table:table-cell>
          <table:table-cell table:formula="of:=[.O270]^2" office:value-type="float" office:value="0.2359627776">
            <text:p>0.2359627776</text:p>
          </table:table-cell>
          <table:table-cell table:formula="of:=[.P270]^2" office:value-type="float" office:value="0.104443373329">
            <text:p>0.104443373329</text:p>
          </table:table-cell>
          <table:table-cell table:formula="of:=[.Q270]^2" office:value-type="float" office:value="0.0832726449">
            <text:p>0.0832726449</text:p>
          </table:table-cell>
        </table:table-row>
        <table:table-row table:style-name="ro1">
          <table:table-cell office:value-type="float" office:value="4.69531">
            <text:p>4.69531</text:p>
          </table:table-cell>
          <table:table-cell office:value-type="float" office:value="0.73317">
            <text:p>0.73317</text:p>
          </table:table-cell>
          <table:table-cell office:value-type="float" office:value="0.736952">
            <text:p>0.736952</text:p>
          </table:table-cell>
          <table:table-cell office:value-type="float" office:value="0.754822">
            <text:p>0.754822</text:p>
          </table:table-cell>
          <table:table-cell/>
          <table:table-cell office:value-type="float" office:value="4.69531">
            <text:p>4.69531</text:p>
          </table:table-cell>
          <table:table-cell office:value-type="float" office:value="0.565006">
            <text:p>0.565006</text:p>
          </table:table-cell>
          <table:table-cell office:value-type="float" office:value="0.729277">
            <text:p>0.729277</text:p>
          </table:table-cell>
          <table:table-cell office:value-type="float" office:value="0.668035">
            <text:p>0.668035</text:p>
          </table:table-cell>
          <table:table-cell table:formula="of:=[.G271]^2" office:value-type="float" office:value="0.319231780036">
            <text:p>0.319231780036</text:p>
          </table:table-cell>
          <table:table-cell table:formula="of:=[.H271]^2" office:value-type="float" office:value="0.531844942729">
            <text:p>0.531844942729</text:p>
          </table:table-cell>
          <table:table-cell table:formula="of:=[.I271]^2" office:value-type="float" office:value="0.446270761225">
            <text:p>0.446270761225</text:p>
          </table:table-cell>
          <table:table-cell/>
          <table:table-cell office:value-type="float" office:value="4.69531">
            <text:p>4.69531</text:p>
          </table:table-cell>
          <table:table-cell office:value-type="float" office:value="0.487053">
            <text:p>0.487053</text:p>
          </table:table-cell>
          <table:table-cell office:value-type="float" office:value="0.324668">
            <text:p>0.324668</text:p>
          </table:table-cell>
          <table:table-cell office:value-type="float" office:value="0.288978">
            <text:p>0.288978</text:p>
          </table:table-cell>
          <table:table-cell table:formula="of:=[.O271]^2" office:value-type="float" office:value="0.237220624809">
            <text:p>0.237220624809</text:p>
          </table:table-cell>
          <table:table-cell table:formula="of:=[.P271]^2" office:value-type="float" office:value="0.105409310224">
            <text:p>0.105409310224</text:p>
          </table:table-cell>
          <table:table-cell table:formula="of:=[.Q271]^2" office:value-type="float" office:value="0.083508284484">
            <text:p>0.083508284484</text:p>
          </table:table-cell>
        </table:table-row>
        <table:table-row table:style-name="ro1">
          <table:table-cell office:value-type="float" office:value="4.71094">
            <text:p>4.71094</text:p>
          </table:table-cell>
          <table:table-cell office:value-type="float" office:value="0.733517">
            <text:p>0.733517</text:p>
          </table:table-cell>
          <table:table-cell office:value-type="float" office:value="0.7316">
            <text:p>0.7316</text:p>
          </table:table-cell>
          <table:table-cell office:value-type="float" office:value="0.753653">
            <text:p>0.753653</text:p>
          </table:table-cell>
          <table:table-cell/>
          <table:table-cell office:value-type="float" office:value="4.71094">
            <text:p>4.71094</text:p>
          </table:table-cell>
          <table:table-cell office:value-type="float" office:value="0.563234">
            <text:p>0.563234</text:p>
          </table:table-cell>
          <table:table-cell office:value-type="float" office:value="0.729036">
            <text:p>0.729036</text:p>
          </table:table-cell>
          <table:table-cell office:value-type="float" office:value="0.667342">
            <text:p>0.667342</text:p>
          </table:table-cell>
          <table:table-cell table:formula="of:=[.G272]^2" office:value-type="float" office:value="0.317232538756">
            <text:p>0.317232538756</text:p>
          </table:table-cell>
          <table:table-cell table:formula="of:=[.H272]^2" office:value-type="float" office:value="0.531493489296">
            <text:p>0.531493489296</text:p>
          </table:table-cell>
          <table:table-cell table:formula="of:=[.I272]^2" office:value-type="float" office:value="0.445345344964">
            <text:p>0.445345344964</text:p>
          </table:table-cell>
          <table:table-cell/>
          <table:table-cell office:value-type="float" office:value="4.71094">
            <text:p>4.71094</text:p>
          </table:table-cell>
          <table:table-cell office:value-type="float" office:value="0.487854">
            <text:p>0.487854</text:p>
          </table:table-cell>
          <table:table-cell office:value-type="float" office:value="0.328371">
            <text:p>0.328371</text:p>
          </table:table-cell>
          <table:table-cell office:value-type="float" office:value="0.286382">
            <text:p>0.286382</text:p>
          </table:table-cell>
          <table:table-cell table:formula="of:=[.O272]^2" office:value-type="float" office:value="0.238001525316">
            <text:p>0.238001525316</text:p>
          </table:table-cell>
          <table:table-cell table:formula="of:=[.P272]^2" office:value-type="float" office:value="0.107827513641">
            <text:p>0.107827513641</text:p>
          </table:table-cell>
          <table:table-cell table:formula="of:=[.Q272]^2" office:value-type="float" office:value="0.082014649924">
            <text:p>0.082014649924</text:p>
          </table:table-cell>
        </table:table-row>
        <table:table-row table:style-name="ro1">
          <table:table-cell office:value-type="float" office:value="4.72656">
            <text:p>4.72656</text:p>
          </table:table-cell>
          <table:table-cell office:value-type="float" office:value="0.735223">
            <text:p>0.735223</text:p>
          </table:table-cell>
          <table:table-cell office:value-type="float" office:value="0.72705">
            <text:p>0.72705</text:p>
          </table:table-cell>
          <table:table-cell office:value-type="float" office:value="0.749608">
            <text:p>0.749608</text:p>
          </table:table-cell>
          <table:table-cell/>
          <table:table-cell office:value-type="float" office:value="4.72656">
            <text:p>4.72656</text:p>
          </table:table-cell>
          <table:table-cell office:value-type="float" office:value="0.563309">
            <text:p>0.563309</text:p>
          </table:table-cell>
          <table:table-cell office:value-type="float" office:value="0.731078">
            <text:p>0.731078</text:p>
          </table:table-cell>
          <table:table-cell office:value-type="float" office:value="0.66731">
            <text:p>0.66731</text:p>
          </table:table-cell>
          <table:table-cell table:formula="of:=[.G273]^2" office:value-type="float" office:value="0.317317029481">
            <text:p>0.317317029481</text:p>
          </table:table-cell>
          <table:table-cell table:formula="of:=[.H273]^2" office:value-type="float" office:value="0.534475042084">
            <text:p>0.534475042084</text:p>
          </table:table-cell>
          <table:table-cell table:formula="of:=[.I273]^2" office:value-type="float" office:value="0.4453026361">
            <text:p>0.4453026361</text:p>
          </table:table-cell>
          <table:table-cell/>
          <table:table-cell office:value-type="float" office:value="4.72656">
            <text:p>4.72656</text:p>
          </table:table-cell>
          <table:table-cell office:value-type="float" office:value="0.487878">
            <text:p>0.487878</text:p>
          </table:table-cell>
          <table:table-cell office:value-type="float" office:value="0.328441">
            <text:p>0.328441</text:p>
          </table:table-cell>
          <table:table-cell office:value-type="float" office:value="0.283611">
            <text:p>0.283611</text:p>
          </table:table-cell>
          <table:table-cell table:formula="of:=[.O273]^2" office:value-type="float" office:value="0.238024942884">
            <text:p>0.238024942884</text:p>
          </table:table-cell>
          <table:table-cell table:formula="of:=[.P273]^2" office:value-type="float" office:value="0.107873490481">
            <text:p>0.107873490481</text:p>
          </table:table-cell>
          <table:table-cell table:formula="of:=[.Q273]^2" office:value-type="float" office:value="0.080435199321">
            <text:p>0.080435199321</text:p>
          </table:table-cell>
        </table:table-row>
        <table:table-row table:style-name="ro1">
          <table:table-cell office:value-type="float" office:value="4.74219">
            <text:p>4.74219</text:p>
          </table:table-cell>
          <table:table-cell office:value-type="float" office:value="0.736355">
            <text:p>0.736355</text:p>
          </table:table-cell>
          <table:table-cell office:value-type="float" office:value="0.72739">
            <text:p>0.72739</text:p>
          </table:table-cell>
          <table:table-cell office:value-type="float" office:value="0.747562">
            <text:p>0.747562</text:p>
          </table:table-cell>
          <table:table-cell/>
          <table:table-cell office:value-type="float" office:value="4.74219">
            <text:p>4.74219</text:p>
          </table:table-cell>
          <table:table-cell office:value-type="float" office:value="0.563374">
            <text:p>0.563374</text:p>
          </table:table-cell>
          <table:table-cell office:value-type="float" office:value="0.73229">
            <text:p>0.73229</text:p>
          </table:table-cell>
          <table:table-cell office:value-type="float" office:value="0.667538">
            <text:p>0.667538</text:p>
          </table:table-cell>
          <table:table-cell table:formula="of:=[.G274]^2" office:value-type="float" office:value="0.317390263876">
            <text:p>0.317390263876</text:p>
          </table:table-cell>
          <table:table-cell table:formula="of:=[.H274]^2" office:value-type="float" office:value="0.5362486441">
            <text:p>0.5362486441</text:p>
          </table:table-cell>
          <table:table-cell table:formula="of:=[.I274]^2" office:value-type="float" office:value="0.445606981444">
            <text:p>0.445606981444</text:p>
          </table:table-cell>
          <table:table-cell/>
          <table:table-cell office:value-type="float" office:value="4.74219">
            <text:p>4.74219</text:p>
          </table:table-cell>
          <table:table-cell office:value-type="float" office:value="0.486272">
            <text:p>0.486272</text:p>
          </table:table-cell>
          <table:table-cell office:value-type="float" office:value="0.327393">
            <text:p>0.327393</text:p>
          </table:table-cell>
          <table:table-cell office:value-type="float" office:value="0.282486">
            <text:p>0.282486</text:p>
          </table:table-cell>
          <table:table-cell table:formula="of:=[.O274]^2" office:value-type="float" office:value="0.236460457984">
            <text:p>0.236460457984</text:p>
          </table:table-cell>
          <table:table-cell table:formula="of:=[.P274]^2" office:value-type="float" office:value="0.107186176449">
            <text:p>0.107186176449</text:p>
          </table:table-cell>
          <table:table-cell table:formula="of:=[.Q274]^2" office:value-type="float" office:value="0.079798340196">
            <text:p>0.079798340196</text:p>
          </table:table-cell>
        </table:table-row>
        <table:table-row table:style-name="ro1">
          <table:table-cell office:value-type="float" office:value="4.75781">
            <text:p>4.75781</text:p>
          </table:table-cell>
          <table:table-cell office:value-type="float" office:value="0.736193">
            <text:p>0.736193</text:p>
          </table:table-cell>
          <table:table-cell office:value-type="float" office:value="0.729078">
            <text:p>0.729078</text:p>
          </table:table-cell>
          <table:table-cell office:value-type="float" office:value="0.75088">
            <text:p>0.75088</text:p>
          </table:table-cell>
          <table:table-cell/>
          <table:table-cell office:value-type="float" office:value="4.75781">
            <text:p>4.75781</text:p>
          </table:table-cell>
          <table:table-cell office:value-type="float" office:value="0.563816">
            <text:p>0.563816</text:p>
          </table:table-cell>
          <table:table-cell office:value-type="float" office:value="0.732046">
            <text:p>0.732046</text:p>
          </table:table-cell>
          <table:table-cell office:value-type="float" office:value="0.665729">
            <text:p>0.665729</text:p>
          </table:table-cell>
          <table:table-cell table:formula="of:=[.G275]^2" office:value-type="float" office:value="0.317888481856">
            <text:p>0.317888481856</text:p>
          </table:table-cell>
          <table:table-cell table:formula="of:=[.H275]^2" office:value-type="float" office:value="0.535891346116">
            <text:p>0.535891346116</text:p>
          </table:table-cell>
          <table:table-cell table:formula="of:=[.I275]^2" office:value-type="float" office:value="0.443195101441">
            <text:p>0.443195101441</text:p>
          </table:table-cell>
          <table:table-cell/>
          <table:table-cell office:value-type="float" office:value="4.75781">
            <text:p>4.75781</text:p>
          </table:table-cell>
          <table:table-cell office:value-type="float" office:value="0.4859">
            <text:p>0.4859</text:p>
          </table:table-cell>
          <table:table-cell office:value-type="float" office:value="0.329998">
            <text:p>0.329998</text:p>
          </table:table-cell>
          <table:table-cell office:value-type="float" office:value="0.284418">
            <text:p>0.284418</text:p>
          </table:table-cell>
          <table:table-cell table:formula="of:=[.O275]^2" office:value-type="float" office:value="0.23609881">
            <text:p>0.23609881</text:p>
          </table:table-cell>
          <table:table-cell table:formula="of:=[.P275]^2" office:value-type="float" office:value="0.108898680004">
            <text:p>0.108898680004</text:p>
          </table:table-cell>
          <table:table-cell table:formula="of:=[.Q275]^2" office:value-type="float" office:value="0.080893598724">
            <text:p>0.080893598724</text:p>
          </table:table-cell>
        </table:table-row>
        <table:table-row table:style-name="ro1">
          <table:table-cell office:value-type="float" office:value="4.77344">
            <text:p>4.77344</text:p>
          </table:table-cell>
          <table:table-cell office:value-type="float" office:value="0.73647">
            <text:p>0.73647</text:p>
          </table:table-cell>
          <table:table-cell office:value-type="float" office:value="0.729107">
            <text:p>0.729107</text:p>
          </table:table-cell>
          <table:table-cell office:value-type="float" office:value="0.75564">
            <text:p>0.75564</text:p>
          </table:table-cell>
          <table:table-cell/>
          <table:table-cell office:value-type="float" office:value="4.77344">
            <text:p>4.77344</text:p>
          </table:table-cell>
          <table:table-cell office:value-type="float" office:value="0.564547">
            <text:p>0.564547</text:p>
          </table:table-cell>
          <table:table-cell office:value-type="float" office:value="0.73052">
            <text:p>0.73052</text:p>
          </table:table-cell>
          <table:table-cell office:value-type="float" office:value="0.661027">
            <text:p>0.661027</text:p>
          </table:table-cell>
          <table:table-cell table:formula="of:=[.G276]^2" office:value-type="float" office:value="0.318713315209">
            <text:p>0.318713315209</text:p>
          </table:table-cell>
          <table:table-cell table:formula="of:=[.H276]^2" office:value-type="float" office:value="0.5336594704">
            <text:p>0.5336594704</text:p>
          </table:table-cell>
          <table:table-cell table:formula="of:=[.I276]^2" office:value-type="float" office:value="0.436956694729">
            <text:p>0.436956694729</text:p>
          </table:table-cell>
          <table:table-cell/>
          <table:table-cell office:value-type="float" office:value="4.77344">
            <text:p>4.77344</text:p>
          </table:table-cell>
          <table:table-cell office:value-type="float" office:value="0.486426">
            <text:p>0.486426</text:p>
          </table:table-cell>
          <table:table-cell office:value-type="float" office:value="0.331832">
            <text:p>0.331832</text:p>
          </table:table-cell>
          <table:table-cell office:value-type="float" office:value="0.286185">
            <text:p>0.286185</text:p>
          </table:table-cell>
          <table:table-cell table:formula="of:=[.O276]^2" office:value-type="float" office:value="0.236610253476">
            <text:p>0.236610253476</text:p>
          </table:table-cell>
          <table:table-cell table:formula="of:=[.P276]^2" office:value-type="float" office:value="0.110112476224">
            <text:p>0.110112476224</text:p>
          </table:table-cell>
          <table:table-cell table:formula="of:=[.Q276]^2" office:value-type="float" office:value="0.081901854225">
            <text:p>0.081901854225</text:p>
          </table:table-cell>
        </table:table-row>
        <table:table-row table:style-name="ro1">
          <table:table-cell office:value-type="float" office:value="4.78906">
            <text:p>4.78906</text:p>
          </table:table-cell>
          <table:table-cell office:value-type="float" office:value="0.739615">
            <text:p>0.739615</text:p>
          </table:table-cell>
          <table:table-cell office:value-type="float" office:value="0.728117">
            <text:p>0.728117</text:p>
          </table:table-cell>
          <table:table-cell office:value-type="float" office:value="0.755598">
            <text:p>0.755598</text:p>
          </table:table-cell>
          <table:table-cell/>
          <table:table-cell office:value-type="float" office:value="4.78906">
            <text:p>4.78906</text:p>
          </table:table-cell>
          <table:table-cell office:value-type="float" office:value="0.564699">
            <text:p>0.564699</text:p>
          </table:table-cell>
          <table:table-cell office:value-type="float" office:value="0.729129">
            <text:p>0.729129</text:p>
          </table:table-cell>
          <table:table-cell office:value-type="float" office:value="0.659565">
            <text:p>0.659565</text:p>
          </table:table-cell>
          <table:table-cell table:formula="of:=[.G277]^2" office:value-type="float" office:value="0.318884960601">
            <text:p>0.318884960601</text:p>
          </table:table-cell>
          <table:table-cell table:formula="of:=[.H277]^2" office:value-type="float" office:value="0.531629098641">
            <text:p>0.531629098641</text:p>
          </table:table-cell>
          <table:table-cell table:formula="of:=[.I277]^2" office:value-type="float" office:value="0.435025989225">
            <text:p>0.435025989225</text:p>
          </table:table-cell>
          <table:table-cell/>
          <table:table-cell office:value-type="float" office:value="4.78906">
            <text:p>4.78906</text:p>
          </table:table-cell>
          <table:table-cell office:value-type="float" office:value="0.484283">
            <text:p>0.484283</text:p>
          </table:table-cell>
          <table:table-cell office:value-type="float" office:value="0.33045">
            <text:p>0.33045</text:p>
          </table:table-cell>
          <table:table-cell office:value-type="float" office:value="0.284694">
            <text:p>0.284694</text:p>
          </table:table-cell>
          <table:table-cell table:formula="of:=[.O277]^2" office:value-type="float" office:value="0.234530024089">
            <text:p>0.234530024089</text:p>
          </table:table-cell>
          <table:table-cell table:formula="of:=[.P277]^2" office:value-type="float" office:value="0.1091972025">
            <text:p>0.1091972025</text:p>
          </table:table-cell>
          <table:table-cell table:formula="of:=[.Q277]^2" office:value-type="float" office:value="0.081050673636">
            <text:p>0.081050673636</text:p>
          </table:table-cell>
        </table:table-row>
        <table:table-row table:style-name="ro1">
          <table:table-cell office:value-type="float" office:value="4.80469">
            <text:p>4.80469</text:p>
          </table:table-cell>
          <table:table-cell office:value-type="float" office:value="0.743625">
            <text:p>0.743625</text:p>
          </table:table-cell>
          <table:table-cell office:value-type="float" office:value="0.729402">
            <text:p>0.729402</text:p>
          </table:table-cell>
          <table:table-cell office:value-type="float" office:value="0.750867">
            <text:p>0.750867</text:p>
          </table:table-cell>
          <table:table-cell/>
          <table:table-cell office:value-type="float" office:value="4.80469">
            <text:p>4.80469</text:p>
          </table:table-cell>
          <table:table-cell office:value-type="float" office:value="0.563464">
            <text:p>0.563464</text:p>
          </table:table-cell>
          <table:table-cell office:value-type="float" office:value="0.728679">
            <text:p>0.728679</text:p>
          </table:table-cell>
          <table:table-cell office:value-type="float" office:value="0.663393">
            <text:p>0.663393</text:p>
          </table:table-cell>
          <table:table-cell table:formula="of:=[.G278]^2" office:value-type="float" office:value="0.317491679296">
            <text:p>0.317491679296</text:p>
          </table:table-cell>
          <table:table-cell table:formula="of:=[.H278]^2" office:value-type="float" office:value="0.530973085041">
            <text:p>0.530973085041</text:p>
          </table:table-cell>
          <table:table-cell table:formula="of:=[.I278]^2" office:value-type="float" office:value="0.440090272449">
            <text:p>0.440090272449</text:p>
          </table:table-cell>
          <table:table-cell/>
          <table:table-cell office:value-type="float" office:value="4.80469">
            <text:p>4.80469</text:p>
          </table:table-cell>
          <table:table-cell office:value-type="float" office:value="0.484167">
            <text:p>0.484167</text:p>
          </table:table-cell>
          <table:table-cell office:value-type="float" office:value="0.33127">
            <text:p>0.33127</text:p>
          </table:table-cell>
          <table:table-cell office:value-type="float" office:value="0.282427">
            <text:p>0.282427</text:p>
          </table:table-cell>
          <table:table-cell table:formula="of:=[.O278]^2" office:value-type="float" office:value="0.234417683889">
            <text:p>0.234417683889</text:p>
          </table:table-cell>
          <table:table-cell table:formula="of:=[.P278]^2" office:value-type="float" office:value="0.1097398129">
            <text:p>0.1097398129</text:p>
          </table:table-cell>
          <table:table-cell table:formula="of:=[.Q278]^2" office:value-type="float" office:value="0.079765010329">
            <text:p>0.079765010329</text:p>
          </table:table-cell>
        </table:table-row>
        <table:table-row table:style-name="ro1">
          <table:table-cell office:value-type="float" office:value="4.82031">
            <text:p>4.82031</text:p>
          </table:table-cell>
          <table:table-cell office:value-type="float" office:value="0.743375">
            <text:p>0.743375</text:p>
          </table:table-cell>
          <table:table-cell office:value-type="float" office:value="0.733548">
            <text:p>0.733548</text:p>
          </table:table-cell>
          <table:table-cell office:value-type="float" office:value="0.74783">
            <text:p>0.74783</text:p>
          </table:table-cell>
          <table:table-cell/>
          <table:table-cell office:value-type="float" office:value="4.82031">
            <text:p>4.82031</text:p>
          </table:table-cell>
          <table:table-cell office:value-type="float" office:value="0.560925">
            <text:p>0.560925</text:p>
          </table:table-cell>
          <table:table-cell office:value-type="float" office:value="0.730219">
            <text:p>0.730219</text:p>
          </table:table-cell>
          <table:table-cell office:value-type="float" office:value="0.664826">
            <text:p>0.664826</text:p>
          </table:table-cell>
          <table:table-cell table:formula="of:=[.G279]^2" office:value-type="float" office:value="0.314636855625">
            <text:p>0.314636855625</text:p>
          </table:table-cell>
          <table:table-cell table:formula="of:=[.H279]^2" office:value-type="float" office:value="0.533219787961">
            <text:p>0.533219787961</text:p>
          </table:table-cell>
          <table:table-cell table:formula="of:=[.I279]^2" office:value-type="float" office:value="0.441993610276">
            <text:p>0.441993610276</text:p>
          </table:table-cell>
          <table:table-cell/>
          <table:table-cell office:value-type="float" office:value="4.82031">
            <text:p>4.82031</text:p>
          </table:table-cell>
          <table:table-cell office:value-type="float" office:value="0.485169">
            <text:p>0.485169</text:p>
          </table:table-cell>
          <table:table-cell office:value-type="float" office:value="0.33347">
            <text:p>0.33347</text:p>
          </table:table-cell>
          <table:table-cell office:value-type="float" office:value="0.283638">
            <text:p>0.283638</text:p>
          </table:table-cell>
          <table:table-cell table:formula="of:=[.O279]^2" office:value-type="float" office:value="0.235388958561">
            <text:p>0.235388958561</text:p>
          </table:table-cell>
          <table:table-cell table:formula="of:=[.P279]^2" office:value-type="float" office:value="0.1112022409">
            <text:p>0.1112022409</text:p>
          </table:table-cell>
          <table:table-cell table:formula="of:=[.Q279]^2" office:value-type="float" office:value="0.080450515044">
            <text:p>0.080450515044</text:p>
          </table:table-cell>
        </table:table-row>
        <table:table-row table:style-name="ro1">
          <table:table-cell office:value-type="float" office:value="4.83594">
            <text:p>4.83594</text:p>
          </table:table-cell>
          <table:table-cell office:value-type="float" office:value="0.740965">
            <text:p>0.740965</text:p>
          </table:table-cell>
          <table:table-cell office:value-type="float" office:value="0.73566">
            <text:p>0.73566</text:p>
          </table:table-cell>
          <table:table-cell office:value-type="float" office:value="0.748892">
            <text:p>0.748892</text:p>
          </table:table-cell>
          <table:table-cell/>
          <table:table-cell office:value-type="float" office:value="4.83594">
            <text:p>4.83594</text:p>
          </table:table-cell>
          <table:table-cell office:value-type="float" office:value="0.557633">
            <text:p>0.557633</text:p>
          </table:table-cell>
          <table:table-cell office:value-type="float" office:value="0.73372">
            <text:p>0.73372</text:p>
          </table:table-cell>
          <table:table-cell office:value-type="float" office:value="0.661642">
            <text:p>0.661642</text:p>
          </table:table-cell>
          <table:table-cell table:formula="of:=[.G280]^2" office:value-type="float" office:value="0.310954562689">
            <text:p>0.310954562689</text:p>
          </table:table-cell>
          <table:table-cell table:formula="of:=[.H280]^2" office:value-type="float" office:value="0.5383450384">
            <text:p>0.5383450384</text:p>
          </table:table-cell>
          <table:table-cell table:formula="of:=[.I280]^2" office:value-type="float" office:value="0.437770136164">
            <text:p>0.437770136164</text:p>
          </table:table-cell>
          <table:table-cell/>
          <table:table-cell office:value-type="float" office:value="4.83594">
            <text:p>4.83594</text:p>
          </table:table-cell>
          <table:table-cell office:value-type="float" office:value="0.484039">
            <text:p>0.484039</text:p>
          </table:table-cell>
          <table:table-cell office:value-type="float" office:value="0.336513">
            <text:p>0.336513</text:p>
          </table:table-cell>
          <table:table-cell office:value-type="float" office:value="0.285802">
            <text:p>0.285802</text:p>
          </table:table-cell>
          <table:table-cell table:formula="of:=[.O280]^2" office:value-type="float" office:value="0.234293753521">
            <text:p>0.234293753521</text:p>
          </table:table-cell>
          <table:table-cell table:formula="of:=[.P280]^2" office:value-type="float" office:value="0.113240999169">
            <text:p>0.113240999169</text:p>
          </table:table-cell>
          <table:table-cell table:formula="of:=[.Q280]^2" office:value-type="float" office:value="0.081682783204">
            <text:p>0.081682783204</text:p>
          </table:table-cell>
        </table:table-row>
        <table:table-row table:style-name="ro1">
          <table:table-cell office:value-type="float" office:value="4.85156">
            <text:p>4.85156</text:p>
          </table:table-cell>
          <table:table-cell office:value-type="float" office:value="0.743158">
            <text:p>0.743158</text:p>
          </table:table-cell>
          <table:table-cell office:value-type="float" office:value="0.73231">
            <text:p>0.73231</text:p>
          </table:table-cell>
          <table:table-cell office:value-type="float" office:value="0.75067">
            <text:p>0.75067</text:p>
          </table:table-cell>
          <table:table-cell/>
          <table:table-cell office:value-type="float" office:value="4.85156">
            <text:p>4.85156</text:p>
          </table:table-cell>
          <table:table-cell office:value-type="float" office:value="0.555147">
            <text:p>0.555147</text:p>
          </table:table-cell>
          <table:table-cell office:value-type="float" office:value="0.736978">
            <text:p>0.736978</text:p>
          </table:table-cell>
          <table:table-cell office:value-type="float" office:value="0.66071">
            <text:p>0.66071</text:p>
          </table:table-cell>
          <table:table-cell table:formula="of:=[.G281]^2" office:value-type="float" office:value="0.308188191609">
            <text:p>0.308188191609</text:p>
          </table:table-cell>
          <table:table-cell table:formula="of:=[.H281]^2" office:value-type="float" office:value="0.543136572484">
            <text:p>0.543136572484</text:p>
          </table:table-cell>
          <table:table-cell table:formula="of:=[.I281]^2" office:value-type="float" office:value="0.4365377041">
            <text:p>0.4365377041</text:p>
          </table:table-cell>
          <table:table-cell/>
          <table:table-cell office:value-type="float" office:value="4.85156">
            <text:p>4.85156</text:p>
          </table:table-cell>
          <table:table-cell office:value-type="float" office:value="0.481224">
            <text:p>0.481224</text:p>
          </table:table-cell>
          <table:table-cell office:value-type="float" office:value="0.337519">
            <text:p>0.337519</text:p>
          </table:table-cell>
          <table:table-cell office:value-type="float" office:value="0.286387">
            <text:p>0.286387</text:p>
          </table:table-cell>
          <table:table-cell table:formula="of:=[.O281]^2" office:value-type="float" office:value="0.231576538176">
            <text:p>0.231576538176</text:p>
          </table:table-cell>
          <table:table-cell table:formula="of:=[.P281]^2" office:value-type="float" office:value="0.113919075361">
            <text:p>0.113919075361</text:p>
          </table:table-cell>
          <table:table-cell table:formula="of:=[.Q281]^2" office:value-type="float" office:value="0.082017513769">
            <text:p>0.082017513769</text:p>
          </table:table-cell>
        </table:table-row>
        <table:table-row table:style-name="ro1">
          <table:table-cell office:value-type="float" office:value="4.86719">
            <text:p>4.86719</text:p>
          </table:table-cell>
          <table:table-cell office:value-type="float" office:value="0.747288">
            <text:p>0.747288</text:p>
          </table:table-cell>
          <table:table-cell office:value-type="float" office:value="0.729887">
            <text:p>0.729887</text:p>
          </table:table-cell>
          <table:table-cell office:value-type="float" office:value="0.751583">
            <text:p>0.751583</text:p>
          </table:table-cell>
          <table:table-cell/>
          <table:table-cell office:value-type="float" office:value="4.86719">
            <text:p>4.86719</text:p>
          </table:table-cell>
          <table:table-cell office:value-type="float" office:value="0.554553">
            <text:p>0.554553</text:p>
          </table:table-cell>
          <table:table-cell office:value-type="float" office:value="0.735544">
            <text:p>0.735544</text:p>
          </table:table-cell>
          <table:table-cell office:value-type="float" office:value="0.66228">
            <text:p>0.66228</text:p>
          </table:table-cell>
          <table:table-cell table:formula="of:=[.G282]^2" office:value-type="float" office:value="0.307529029809">
            <text:p>0.307529029809</text:p>
          </table:table-cell>
          <table:table-cell table:formula="of:=[.H282]^2" office:value-type="float" office:value="0.541024975936">
            <text:p>0.541024975936</text:p>
          </table:table-cell>
          <table:table-cell table:formula="of:=[.I282]^2" office:value-type="float" office:value="0.4386147984">
            <text:p>0.4386147984</text:p>
          </table:table-cell>
          <table:table-cell/>
          <table:table-cell office:value-type="float" office:value="4.86719">
            <text:p>4.86719</text:p>
          </table:table-cell>
          <table:table-cell office:value-type="float" office:value="0.48157">
            <text:p>0.48157</text:p>
          </table:table-cell>
          <table:table-cell office:value-type="float" office:value="0.338062">
            <text:p>0.338062</text:p>
          </table:table-cell>
          <table:table-cell office:value-type="float" office:value="0.28574">
            <text:p>0.28574</text:p>
          </table:table-cell>
          <table:table-cell table:formula="of:=[.O282]^2" office:value-type="float" office:value="0.2319096649">
            <text:p>0.2319096649</text:p>
          </table:table-cell>
          <table:table-cell table:formula="of:=[.P282]^2" office:value-type="float" office:value="0.114285915844">
            <text:p>0.114285915844</text:p>
          </table:table-cell>
          <table:table-cell table:formula="of:=[.Q282]^2" office:value-type="float" office:value="0.0816473476">
            <text:p>0.0816473476</text:p>
          </table:table-cell>
        </table:table-row>
        <table:table-row table:style-name="ro1">
          <table:table-cell office:value-type="float" office:value="4.88281">
            <text:p>4.88281</text:p>
          </table:table-cell>
          <table:table-cell office:value-type="float" office:value="0.748255">
            <text:p>0.748255</text:p>
          </table:table-cell>
          <table:table-cell office:value-type="float" office:value="0.7325">
            <text:p>0.7325</text:p>
          </table:table-cell>
          <table:table-cell office:value-type="float" office:value="0.753655">
            <text:p>0.753655</text:p>
          </table:table-cell>
          <table:table-cell/>
          <table:table-cell office:value-type="float" office:value="4.88281">
            <text:p>4.88281</text:p>
          </table:table-cell>
          <table:table-cell office:value-type="float" office:value="0.554539">
            <text:p>0.554539</text:p>
          </table:table-cell>
          <table:table-cell office:value-type="float" office:value="0.73069">
            <text:p>0.73069</text:p>
          </table:table-cell>
          <table:table-cell office:value-type="float" office:value="0.662467">
            <text:p>0.662467</text:p>
          </table:table-cell>
          <table:table-cell table:formula="of:=[.G283]^2" office:value-type="float" office:value="0.307513502521">
            <text:p>0.307513502521</text:p>
          </table:table-cell>
          <table:table-cell table:formula="of:=[.H283]^2" office:value-type="float" office:value="0.5339078761">
            <text:p>0.5339078761</text:p>
          </table:table-cell>
          <table:table-cell table:formula="of:=[.I283]^2" office:value-type="float" office:value="0.438862526089">
            <text:p>0.438862526089</text:p>
          </table:table-cell>
          <table:table-cell/>
          <table:table-cell office:value-type="float" office:value="4.88281">
            <text:p>4.88281</text:p>
          </table:table-cell>
          <table:table-cell office:value-type="float" office:value="0.481258">
            <text:p>0.481258</text:p>
          </table:table-cell>
          <table:table-cell office:value-type="float" office:value="0.338628">
            <text:p>0.338628</text:p>
          </table:table-cell>
          <table:table-cell office:value-type="float" office:value="0.286905">
            <text:p>0.286905</text:p>
          </table:table-cell>
          <table:table-cell table:formula="of:=[.O283]^2" office:value-type="float" office:value="0.231609262564">
            <text:p>0.231609262564</text:p>
          </table:table-cell>
          <table:table-cell table:formula="of:=[.P283]^2" office:value-type="float" office:value="0.114668922384">
            <text:p>0.114668922384</text:p>
          </table:table-cell>
          <table:table-cell table:formula="of:=[.Q283]^2" office:value-type="float" office:value="0.082314479025">
            <text:p>0.082314479025</text:p>
          </table:table-cell>
        </table:table-row>
        <table:table-row table:style-name="ro1">
          <table:table-cell office:value-type="float" office:value="4.89844">
            <text:p>4.89844</text:p>
          </table:table-cell>
          <table:table-cell office:value-type="float" office:value="0.74822">
            <text:p>0.74822</text:p>
          </table:table-cell>
          <table:table-cell office:value-type="float" office:value="0.735168">
            <text:p>0.735168</text:p>
          </table:table-cell>
          <table:table-cell office:value-type="float" office:value="0.758155">
            <text:p>0.758155</text:p>
          </table:table-cell>
          <table:table-cell/>
          <table:table-cell office:value-type="float" office:value="4.89844">
            <text:p>4.89844</text:p>
          </table:table-cell>
          <table:table-cell office:value-type="float" office:value="0.552909">
            <text:p>0.552909</text:p>
          </table:table-cell>
          <table:table-cell office:value-type="float" office:value="0.725844">
            <text:p>0.725844</text:p>
          </table:table-cell>
          <table:table-cell office:value-type="float" office:value="0.661847">
            <text:p>0.661847</text:p>
          </table:table-cell>
          <table:table-cell table:formula="of:=[.G284]^2" office:value-type="float" office:value="0.305708362281">
            <text:p>0.305708362281</text:p>
          </table:table-cell>
          <table:table-cell table:formula="of:=[.H284]^2" office:value-type="float" office:value="0.526849512336">
            <text:p>0.526849512336</text:p>
          </table:table-cell>
          <table:table-cell table:formula="of:=[.I284]^2" office:value-type="float" office:value="0.438041451409">
            <text:p>0.438041451409</text:p>
          </table:table-cell>
          <table:table-cell/>
          <table:table-cell office:value-type="float" office:value="4.89844">
            <text:p>4.89844</text:p>
          </table:table-cell>
          <table:table-cell office:value-type="float" office:value="0.479732">
            <text:p>0.479732</text:p>
          </table:table-cell>
          <table:table-cell office:value-type="float" office:value="0.335744">
            <text:p>0.335744</text:p>
          </table:table-cell>
          <table:table-cell office:value-type="float" office:value="0.287019">
            <text:p>0.287019</text:p>
          </table:table-cell>
          <table:table-cell table:formula="of:=[.O284]^2" office:value-type="float" office:value="0.230142791824">
            <text:p>0.230142791824</text:p>
          </table:table-cell>
          <table:table-cell table:formula="of:=[.P284]^2" office:value-type="float" office:value="0.112724033536">
            <text:p>0.112724033536</text:p>
          </table:table-cell>
          <table:table-cell table:formula="of:=[.Q284]^2" office:value-type="float" office:value="0.082379906361">
            <text:p>0.082379906361</text:p>
          </table:table-cell>
        </table:table-row>
        <table:table-row table:style-name="ro1">
          <table:table-cell office:value-type="float" office:value="4.91406">
            <text:p>4.91406</text:p>
          </table:table-cell>
          <table:table-cell office:value-type="float" office:value="0.748875">
            <text:p>0.748875</text:p>
          </table:table-cell>
          <table:table-cell office:value-type="float" office:value="0.7344">
            <text:p>0.7344</text:p>
          </table:table-cell>
          <table:table-cell office:value-type="float" office:value="0.760318">
            <text:p>0.760318</text:p>
          </table:table-cell>
          <table:table-cell/>
          <table:table-cell office:value-type="float" office:value="4.91406">
            <text:p>4.91406</text:p>
          </table:table-cell>
          <table:table-cell office:value-type="float" office:value="0.551322">
            <text:p>0.551322</text:p>
          </table:table-cell>
          <table:table-cell office:value-type="float" office:value="0.723311">
            <text:p>0.723311</text:p>
          </table:table-cell>
          <table:table-cell office:value-type="float" office:value="0.660027">
            <text:p>0.660027</text:p>
          </table:table-cell>
          <table:table-cell table:formula="of:=[.G285]^2" office:value-type="float" office:value="0.303955947684">
            <text:p>0.303955947684</text:p>
          </table:table-cell>
          <table:table-cell table:formula="of:=[.H285]^2" office:value-type="float" office:value="0.523178802721">
            <text:p>0.523178802721</text:p>
          </table:table-cell>
          <table:table-cell table:formula="of:=[.I285]^2" office:value-type="float" office:value="0.435635640729">
            <text:p>0.435635640729</text:p>
          </table:table-cell>
          <table:table-cell/>
          <table:table-cell office:value-type="float" office:value="4.91406">
            <text:p>4.91406</text:p>
          </table:table-cell>
          <table:table-cell office:value-type="float" office:value="0.480137">
            <text:p>0.480137</text:p>
          </table:table-cell>
          <table:table-cell office:value-type="float" office:value="0.332941">
            <text:p>0.332941</text:p>
          </table:table-cell>
          <table:table-cell office:value-type="float" office:value="0.284815">
            <text:p>0.284815</text:p>
          </table:table-cell>
          <table:table-cell table:formula="of:=[.O285]^2" office:value-type="float" office:value="0.230531538769">
            <text:p>0.230531538769</text:p>
          </table:table-cell>
          <table:table-cell table:formula="of:=[.P285]^2" office:value-type="float" office:value="0.110849709481">
            <text:p>0.110849709481</text:p>
          </table:table-cell>
          <table:table-cell table:formula="of:=[.Q285]^2" office:value-type="float" office:value="0.081119584225">
            <text:p>0.081119584225</text:p>
          </table:table-cell>
        </table:table-row>
        <table:table-row table:style-name="ro1">
          <table:table-cell office:value-type="float" office:value="4.92969">
            <text:p>4.92969</text:p>
          </table:table-cell>
          <table:table-cell office:value-type="float" office:value="0.75071">
            <text:p>0.75071</text:p>
          </table:table-cell>
          <table:table-cell office:value-type="float" office:value="0.732925">
            <text:p>0.732925</text:p>
          </table:table-cell>
          <table:table-cell office:value-type="float" office:value="0.756952">
            <text:p>0.756952</text:p>
          </table:table-cell>
          <table:table-cell/>
          <table:table-cell office:value-type="float" office:value="4.92969">
            <text:p>4.92969</text:p>
          </table:table-cell>
          <table:table-cell office:value-type="float" office:value="0.550227">
            <text:p>0.550227</text:p>
          </table:table-cell>
          <table:table-cell office:value-type="float" office:value="0.721066">
            <text:p>0.721066</text:p>
          </table:table-cell>
          <table:table-cell office:value-type="float" office:value="0.659235">
            <text:p>0.659235</text:p>
          </table:table-cell>
          <table:table-cell table:formula="of:=[.G286]^2" office:value-type="float" office:value="0.302749751529">
            <text:p>0.302749751529</text:p>
          </table:table-cell>
          <table:table-cell table:formula="of:=[.H286]^2" office:value-type="float" office:value="0.519936176356">
            <text:p>0.519936176356</text:p>
          </table:table-cell>
          <table:table-cell table:formula="of:=[.I286]^2" office:value-type="float" office:value="0.434590785225">
            <text:p>0.434590785225</text:p>
          </table:table-cell>
          <table:table-cell/>
          <table:table-cell office:value-type="float" office:value="4.92969">
            <text:p>4.92969</text:p>
          </table:table-cell>
          <table:table-cell office:value-type="float" office:value="0.481326">
            <text:p>0.481326</text:p>
          </table:table-cell>
          <table:table-cell office:value-type="float" office:value="0.334006">
            <text:p>0.334006</text:p>
          </table:table-cell>
          <table:table-cell office:value-type="float" office:value="0.284669">
            <text:p>0.284669</text:p>
          </table:table-cell>
          <table:table-cell table:formula="of:=[.O286]^2" office:value-type="float" office:value="0.231674718276">
            <text:p>0.231674718276</text:p>
          </table:table-cell>
          <table:table-cell table:formula="of:=[.P286]^2" office:value-type="float" office:value="0.111560008036">
            <text:p>0.111560008036</text:p>
          </table:table-cell>
          <table:table-cell table:formula="of:=[.Q286]^2" office:value-type="float" office:value="0.081036439561">
            <text:p>0.081036439561</text:p>
          </table:table-cell>
        </table:table-row>
        <table:table-row table:style-name="ro1">
          <table:table-cell office:value-type="float" office:value="4.94531">
            <text:p>4.94531</text:p>
          </table:table-cell>
          <table:table-cell office:value-type="float" office:value="0.75375">
            <text:p>0.75375</text:p>
          </table:table-cell>
          <table:table-cell office:value-type="float" office:value="0.733205">
            <text:p>0.733205</text:p>
          </table:table-cell>
          <table:table-cell office:value-type="float" office:value="0.753795">
            <text:p>0.753795</text:p>
          </table:table-cell>
          <table:table-cell/>
          <table:table-cell office:value-type="float" office:value="4.94531">
            <text:p>4.94531</text:p>
          </table:table-cell>
          <table:table-cell office:value-type="float" office:value="0.550495">
            <text:p>0.550495</text:p>
          </table:table-cell>
          <table:table-cell office:value-type="float" office:value="0.719956">
            <text:p>0.719956</text:p>
          </table:table-cell>
          <table:table-cell office:value-type="float" office:value="0.659838">
            <text:p>0.659838</text:p>
          </table:table-cell>
          <table:table-cell table:formula="of:=[.G287]^2" office:value-type="float" office:value="0.303044745025">
            <text:p>0.303044745025</text:p>
          </table:table-cell>
          <table:table-cell table:formula="of:=[.H287]^2" office:value-type="float" office:value="0.518336641936">
            <text:p>0.518336641936</text:p>
          </table:table-cell>
          <table:table-cell table:formula="of:=[.I287]^2" office:value-type="float" office:value="0.435386186244">
            <text:p>0.435386186244</text:p>
          </table:table-cell>
          <table:table-cell/>
          <table:table-cell office:value-type="float" office:value="4.94531">
            <text:p>4.94531</text:p>
          </table:table-cell>
          <table:table-cell office:value-type="float" office:value="0.480029">
            <text:p>0.480029</text:p>
          </table:table-cell>
          <table:table-cell office:value-type="float" office:value="0.338179">
            <text:p>0.338179</text:p>
          </table:table-cell>
          <table:table-cell office:value-type="float" office:value="0.284922">
            <text:p>0.284922</text:p>
          </table:table-cell>
          <table:table-cell table:formula="of:=[.O287]^2" office:value-type="float" office:value="0.230427840841">
            <text:p>0.230427840841</text:p>
          </table:table-cell>
          <table:table-cell table:formula="of:=[.P287]^2" office:value-type="float" office:value="0.114365036041">
            <text:p>0.114365036041</text:p>
          </table:table-cell>
          <table:table-cell table:formula="of:=[.Q287]^2" office:value-type="float" office:value="0.081180546084">
            <text:p>0.081180546084</text:p>
          </table:table-cell>
        </table:table-row>
        <table:table-row table:style-name="ro1">
          <table:table-cell office:value-type="float" office:value="4.96094">
            <text:p>4.96094</text:p>
          </table:table-cell>
          <table:table-cell office:value-type="float" office:value="0.75413">
            <text:p>0.75413</text:p>
          </table:table-cell>
          <table:table-cell office:value-type="float" office:value="0.73422">
            <text:p>0.73422</text:p>
          </table:table-cell>
          <table:table-cell office:value-type="float" office:value="0.754555">
            <text:p>0.754555</text:p>
          </table:table-cell>
          <table:table-cell/>
          <table:table-cell office:value-type="float" office:value="4.96094">
            <text:p>4.96094</text:p>
          </table:table-cell>
          <table:table-cell office:value-type="float" office:value="0.551662">
            <text:p>0.551662</text:p>
          </table:table-cell>
          <table:table-cell office:value-type="float" office:value="0.721812">
            <text:p>0.721812</text:p>
          </table:table-cell>
          <table:table-cell office:value-type="float" office:value="0.658229">
            <text:p>0.658229</text:p>
          </table:table-cell>
          <table:table-cell table:formula="of:=[.G288]^2" office:value-type="float" office:value="0.304330962244">
            <text:p>0.304330962244</text:p>
          </table:table-cell>
          <table:table-cell table:formula="of:=[.H288]^2" office:value-type="float" office:value="0.521012563344">
            <text:p>0.521012563344</text:p>
          </table:table-cell>
          <table:table-cell table:formula="of:=[.I288]^2" office:value-type="float" office:value="0.433265416441">
            <text:p>0.433265416441</text:p>
          </table:table-cell>
          <table:table-cell/>
          <table:table-cell office:value-type="float" office:value="4.96094">
            <text:p>4.96094</text:p>
          </table:table-cell>
          <table:table-cell office:value-type="float" office:value="0.47941">
            <text:p>0.47941</text:p>
          </table:table-cell>
          <table:table-cell office:value-type="float" office:value="0.337895">
            <text:p>0.337895</text:p>
          </table:table-cell>
          <table:table-cell office:value-type="float" office:value="0.283891">
            <text:p>0.283891</text:p>
          </table:table-cell>
          <table:table-cell table:formula="of:=[.O288]^2" office:value-type="float" office:value="0.2298339481">
            <text:p>0.2298339481</text:p>
          </table:table-cell>
          <table:table-cell table:formula="of:=[.P288]^2" office:value-type="float" office:value="0.114173031025">
            <text:p>0.114173031025</text:p>
          </table:table-cell>
          <table:table-cell table:formula="of:=[.Q288]^2" office:value-type="float" office:value="0.080594099881">
            <text:p>0.080594099881</text:p>
          </table:table-cell>
        </table:table-row>
        <table:table-row table:style-name="ro1">
          <table:table-cell office:value-type="float" office:value="4.97656">
            <text:p>4.97656</text:p>
          </table:table-cell>
          <table:table-cell office:value-type="float" office:value="0.752145">
            <text:p>0.752145</text:p>
          </table:table-cell>
          <table:table-cell office:value-type="float" office:value="0.735533">
            <text:p>0.735533</text:p>
          </table:table-cell>
          <table:table-cell office:value-type="float" office:value="0.755375">
            <text:p>0.755375</text:p>
          </table:table-cell>
          <table:table-cell/>
          <table:table-cell office:value-type="float" office:value="4.97656">
            <text:p>4.97656</text:p>
          </table:table-cell>
          <table:table-cell office:value-type="float" office:value="0.551466">
            <text:p>0.551466</text:p>
          </table:table-cell>
          <table:table-cell office:value-type="float" office:value="0.723648">
            <text:p>0.723648</text:p>
          </table:table-cell>
          <table:table-cell office:value-type="float" office:value="0.656676">
            <text:p>0.656676</text:p>
          </table:table-cell>
          <table:table-cell table:formula="of:=[.G289]^2" office:value-type="float" office:value="0.304114749156">
            <text:p>0.304114749156</text:p>
          </table:table-cell>
          <table:table-cell table:formula="of:=[.H289]^2" office:value-type="float" office:value="0.523666427904">
            <text:p>0.523666427904</text:p>
          </table:table-cell>
          <table:table-cell table:formula="of:=[.I289]^2" office:value-type="float" office:value="0.431223368976">
            <text:p>0.431223368976</text:p>
          </table:table-cell>
          <table:table-cell/>
          <table:table-cell office:value-type="float" office:value="4.97656">
            <text:p>4.97656</text:p>
          </table:table-cell>
          <table:table-cell office:value-type="float" office:value="0.481431">
            <text:p>0.481431</text:p>
          </table:table-cell>
          <table:table-cell office:value-type="float" office:value="0.334342">
            <text:p>0.334342</text:p>
          </table:table-cell>
          <table:table-cell office:value-type="float" office:value="0.283513">
            <text:p>0.283513</text:p>
          </table:table-cell>
          <table:table-cell table:formula="of:=[.O289]^2" office:value-type="float" office:value="0.231775807761">
            <text:p>0.231775807761</text:p>
          </table:table-cell>
          <table:table-cell table:formula="of:=[.P289]^2" office:value-type="float" office:value="0.111784572964">
            <text:p>0.111784572964</text:p>
          </table:table-cell>
          <table:table-cell table:formula="of:=[.Q289]^2" office:value-type="float" office:value="0.080379621169">
            <text:p>0.080379621169</text:p>
          </table:table-cell>
        </table:table-row>
        <table:table-row table:style-name="ro1">
          <table:table-cell office:value-type="float" office:value="4.99219">
            <text:p>4.99219</text:p>
          </table:table-cell>
          <table:table-cell office:value-type="float" office:value="0.753163">
            <text:p>0.753163</text:p>
          </table:table-cell>
          <table:table-cell office:value-type="float" office:value="0.736172">
            <text:p>0.736172</text:p>
          </table:table-cell>
          <table:table-cell office:value-type="float" office:value="0.75435">
            <text:p>0.75435</text:p>
          </table:table-cell>
          <table:table-cell/>
          <table:table-cell office:value-type="float" office:value="4.99219">
            <text:p>4.99219</text:p>
          </table:table-cell>
          <table:table-cell office:value-type="float" office:value="0.54958">
            <text:p>0.54958</text:p>
          </table:table-cell>
          <table:table-cell office:value-type="float" office:value="0.721602">
            <text:p>0.721602</text:p>
          </table:table-cell>
          <table:table-cell office:value-type="float" office:value="0.657874">
            <text:p>0.657874</text:p>
          </table:table-cell>
          <table:table-cell table:formula="of:=[.G290]^2" office:value-type="float" office:value="0.3020381764">
            <text:p>0.3020381764</text:p>
          </table:table-cell>
          <table:table-cell table:formula="of:=[.H290]^2" office:value-type="float" office:value="0.520709446404">
            <text:p>0.520709446404</text:p>
          </table:table-cell>
          <table:table-cell table:formula="of:=[.I290]^2" office:value-type="float" office:value="0.432798199876">
            <text:p>0.432798199876</text:p>
          </table:table-cell>
          <table:table-cell/>
          <table:table-cell office:value-type="float" office:value="4.99219">
            <text:p>4.99219</text:p>
          </table:table-cell>
          <table:table-cell office:value-type="float" office:value="0.482417">
            <text:p>0.482417</text:p>
          </table:table-cell>
          <table:table-cell office:value-type="float" office:value="0.333587">
            <text:p>0.333587</text:p>
          </table:table-cell>
          <table:table-cell office:value-type="float" office:value="0.284582">
            <text:p>0.284582</text:p>
          </table:table-cell>
          <table:table-cell table:formula="of:=[.O290]^2" office:value-type="float" office:value="0.232726161889">
            <text:p>0.232726161889</text:p>
          </table:table-cell>
          <table:table-cell table:formula="of:=[.P290]^2" office:value-type="float" office:value="0.111280286569">
            <text:p>0.111280286569</text:p>
          </table:table-cell>
          <table:table-cell table:formula="of:=[.Q290]^2" office:value-type="float" office:value="0.080986914724">
            <text:p>0.080986914724</text:p>
          </table:table-cell>
        </table:table-row>
        <table:table-row table:style-name="ro1">
          <table:table-cell office:value-type="float" office:value="5.00781">
            <text:p>5.00781</text:p>
          </table:table-cell>
          <table:table-cell office:value-type="float" office:value="0.756965">
            <text:p>0.756965</text:p>
          </table:table-cell>
          <table:table-cell office:value-type="float" office:value="0.733485">
            <text:p>0.733485</text:p>
          </table:table-cell>
          <table:table-cell office:value-type="float" office:value="0.752005">
            <text:p>0.752005</text:p>
          </table:table-cell>
          <table:table-cell/>
          <table:table-cell office:value-type="float" office:value="5.00781">
            <text:p>5.00781</text:p>
          </table:table-cell>
          <table:table-cell office:value-type="float" office:value="0.547957">
            <text:p>0.547957</text:p>
          </table:table-cell>
          <table:table-cell office:value-type="float" office:value="0.719132">
            <text:p>0.719132</text:p>
          </table:table-cell>
          <table:table-cell office:value-type="float" office:value="0.658015">
            <text:p>0.658015</text:p>
          </table:table-cell>
          <table:table-cell table:formula="of:=[.G291]^2" office:value-type="float" office:value="0.300256873849">
            <text:p>0.300256873849</text:p>
          </table:table-cell>
          <table:table-cell table:formula="of:=[.H291]^2" office:value-type="float" office:value="0.517150833424">
            <text:p>0.517150833424</text:p>
          </table:table-cell>
          <table:table-cell table:formula="of:=[.I291]^2" office:value-type="float" office:value="0.432983740225">
            <text:p>0.432983740225</text:p>
          </table:table-cell>
          <table:table-cell/>
          <table:table-cell office:value-type="float" office:value="5.00781">
            <text:p>5.00781</text:p>
          </table:table-cell>
          <table:table-cell office:value-type="float" office:value="0.480816">
            <text:p>0.480816</text:p>
          </table:table-cell>
          <table:table-cell office:value-type="float" office:value="0.33433">
            <text:p>0.33433</text:p>
          </table:table-cell>
          <table:table-cell office:value-type="float" office:value="0.285531">
            <text:p>0.285531</text:p>
          </table:table-cell>
          <table:table-cell table:formula="of:=[.O291]^2" office:value-type="float" office:value="0.231184025856">
            <text:p>0.231184025856</text:p>
          </table:table-cell>
          <table:table-cell table:formula="of:=[.P291]^2" office:value-type="float" office:value="0.1117765489">
            <text:p>0.1117765489</text:p>
          </table:table-cell>
          <table:table-cell table:formula="of:=[.Q291]^2" office:value-type="float" office:value="0.081527951961">
            <text:p>0.081527951961</text:p>
          </table:table-cell>
        </table:table-row>
        <table:table-row table:style-name="ro1">
          <table:table-cell office:value-type="float" office:value="5.02344">
            <text:p>5.02344</text:p>
          </table:table-cell>
          <table:table-cell office:value-type="float" office:value="0.75822">
            <text:p>0.75822</text:p>
          </table:table-cell>
          <table:table-cell office:value-type="float" office:value="0.73084">
            <text:p>0.73084</text:p>
          </table:table-cell>
          <table:table-cell office:value-type="float" office:value="0.750607">
            <text:p>0.750607</text:p>
          </table:table-cell>
          <table:table-cell/>
          <table:table-cell office:value-type="float" office:value="5.02344">
            <text:p>5.02344</text:p>
          </table:table-cell>
          <table:table-cell office:value-type="float" office:value="0.546573">
            <text:p>0.546573</text:p>
          </table:table-cell>
          <table:table-cell office:value-type="float" office:value="0.718411">
            <text:p>0.718411</text:p>
          </table:table-cell>
          <table:table-cell office:value-type="float" office:value="0.656828">
            <text:p>0.656828</text:p>
          </table:table-cell>
          <table:table-cell table:formula="of:=[.G292]^2" office:value-type="float" office:value="0.298742044329">
            <text:p>0.298742044329</text:p>
          </table:table-cell>
          <table:table-cell table:formula="of:=[.H292]^2" office:value-type="float" office:value="0.516114364921">
            <text:p>0.516114364921</text:p>
          </table:table-cell>
          <table:table-cell table:formula="of:=[.I292]^2" office:value-type="float" office:value="0.431423021584">
            <text:p>0.431423021584</text:p>
          </table:table-cell>
          <table:table-cell/>
          <table:table-cell office:value-type="float" office:value="5.02344">
            <text:p>5.02344</text:p>
          </table:table-cell>
          <table:table-cell office:value-type="float" office:value="0.480718">
            <text:p>0.480718</text:p>
          </table:table-cell>
          <table:table-cell office:value-type="float" office:value="0.334775">
            <text:p>0.334775</text:p>
          </table:table-cell>
          <table:table-cell office:value-type="float" office:value="0.284635">
            <text:p>0.284635</text:p>
          </table:table-cell>
          <table:table-cell table:formula="of:=[.O292]^2" office:value-type="float" office:value="0.231089795524">
            <text:p>0.231089795524</text:p>
          </table:table-cell>
          <table:table-cell table:formula="of:=[.P292]^2" office:value-type="float" office:value="0.112074300625">
            <text:p>0.112074300625</text:p>
          </table:table-cell>
          <table:table-cell table:formula="of:=[.Q292]^2" office:value-type="float" office:value="0.081017083225">
            <text:p>0.081017083225</text:p>
          </table:table-cell>
        </table:table-row>
        <table:table-row table:style-name="ro1">
          <table:table-cell office:value-type="float" office:value="5.03906">
            <text:p>5.03906</text:p>
          </table:table-cell>
          <table:table-cell office:value-type="float" office:value="0.756238">
            <text:p>0.756238</text:p>
          </table:table-cell>
          <table:table-cell office:value-type="float" office:value="0.73229">
            <text:p>0.73229</text:p>
          </table:table-cell>
          <table:table-cell office:value-type="float" office:value="0.753663">
            <text:p>0.753663</text:p>
          </table:table-cell>
          <table:table-cell/>
          <table:table-cell office:value-type="float" office:value="5.03906">
            <text:p>5.03906</text:p>
          </table:table-cell>
          <table:table-cell office:value-type="float" office:value="0.545961">
            <text:p>0.545961</text:p>
          </table:table-cell>
          <table:table-cell office:value-type="float" office:value="0.716926">
            <text:p>0.716926</text:p>
          </table:table-cell>
          <table:table-cell office:value-type="float" office:value="0.65744">
            <text:p>0.65744</text:p>
          </table:table-cell>
          <table:table-cell table:formula="of:=[.G293]^2" office:value-type="float" office:value="0.298073413521">
            <text:p>0.298073413521</text:p>
          </table:table-cell>
          <table:table-cell table:formula="of:=[.H293]^2" office:value-type="float" office:value="0.513982889476">
            <text:p>0.513982889476</text:p>
          </table:table-cell>
          <table:table-cell table:formula="of:=[.I293]^2" office:value-type="float" office:value="0.4322273536">
            <text:p>0.4322273536</text:p>
          </table:table-cell>
          <table:table-cell/>
          <table:table-cell office:value-type="float" office:value="5.03906">
            <text:p>5.03906</text:p>
          </table:table-cell>
          <table:table-cell office:value-type="float" office:value="0.482106">
            <text:p>0.482106</text:p>
          </table:table-cell>
          <table:table-cell office:value-type="float" office:value="0.335066">
            <text:p>0.335066</text:p>
          </table:table-cell>
          <table:table-cell office:value-type="float" office:value="0.281221">
            <text:p>0.281221</text:p>
          </table:table-cell>
          <table:table-cell table:formula="of:=[.O293]^2" office:value-type="float" office:value="0.232426195236">
            <text:p>0.232426195236</text:p>
          </table:table-cell>
          <table:table-cell table:formula="of:=[.P293]^2" office:value-type="float" office:value="0.112269224356">
            <text:p>0.112269224356</text:p>
          </table:table-cell>
          <table:table-cell table:formula="of:=[.Q293]^2" office:value-type="float" office:value="0.079085250841">
            <text:p>0.079085250841</text:p>
          </table:table-cell>
        </table:table-row>
        <table:table-row table:style-name="ro1">
          <table:table-cell office:value-type="float" office:value="5.05469">
            <text:p>5.05469</text:p>
          </table:table-cell>
          <table:table-cell office:value-type="float" office:value="0.756683">
            <text:p>0.756683</text:p>
          </table:table-cell>
          <table:table-cell office:value-type="float" office:value="0.7329">
            <text:p>0.7329</text:p>
          </table:table-cell>
          <table:table-cell office:value-type="float" office:value="0.75782">
            <text:p>0.75782</text:p>
          </table:table-cell>
          <table:table-cell/>
          <table:table-cell office:value-type="float" office:value="5.05469">
            <text:p>5.05469</text:p>
          </table:table-cell>
          <table:table-cell office:value-type="float" office:value="0.546454">
            <text:p>0.546454</text:p>
          </table:table-cell>
          <table:table-cell office:value-type="float" office:value="0.716826">
            <text:p>0.716826</text:p>
          </table:table-cell>
          <table:table-cell office:value-type="float" office:value="0.659687">
            <text:p>0.659687</text:p>
          </table:table-cell>
          <table:table-cell table:formula="of:=[.G294]^2" office:value-type="float" office:value="0.298611974116">
            <text:p>0.298611974116</text:p>
          </table:table-cell>
          <table:table-cell table:formula="of:=[.H294]^2" office:value-type="float" office:value="0.513839514276">
            <text:p>0.513839514276</text:p>
          </table:table-cell>
          <table:table-cell table:formula="of:=[.I294]^2" office:value-type="float" office:value="0.435186937969">
            <text:p>0.435186937969</text:p>
          </table:table-cell>
          <table:table-cell/>
          <table:table-cell office:value-type="float" office:value="5.05469">
            <text:p>5.05469</text:p>
          </table:table-cell>
          <table:table-cell office:value-type="float" office:value="0.482426">
            <text:p>0.482426</text:p>
          </table:table-cell>
          <table:table-cell office:value-type="float" office:value="0.336963">
            <text:p>0.336963</text:p>
          </table:table-cell>
          <table:table-cell office:value-type="float" office:value="0.277808">
            <text:p>0.277808</text:p>
          </table:table-cell>
          <table:table-cell table:formula="of:=[.O294]^2" office:value-type="float" office:value="0.232734845476">
            <text:p>0.232734845476</text:p>
          </table:table-cell>
          <table:table-cell table:formula="of:=[.P294]^2" office:value-type="float" office:value="0.113544063369">
            <text:p>0.113544063369</text:p>
          </table:table-cell>
          <table:table-cell table:formula="of:=[.Q294]^2" office:value-type="float" office:value="0.077177284864">
            <text:p>0.077177284864</text:p>
          </table:table-cell>
        </table:table-row>
        <table:table-row table:style-name="ro1">
          <table:table-cell office:value-type="float" office:value="5.07031">
            <text:p>5.07031</text:p>
          </table:table-cell>
          <table:table-cell office:value-type="float" office:value="0.761035">
            <text:p>0.761035</text:p>
          </table:table-cell>
          <table:table-cell office:value-type="float" office:value="0.728585">
            <text:p>0.728585</text:p>
          </table:table-cell>
          <table:table-cell office:value-type="float" office:value="0.755713">
            <text:p>0.755713</text:p>
          </table:table-cell>
          <table:table-cell/>
          <table:table-cell office:value-type="float" office:value="5.07031">
            <text:p>5.07031</text:p>
          </table:table-cell>
          <table:table-cell office:value-type="float" office:value="0.545868">
            <text:p>0.545868</text:p>
          </table:table-cell>
          <table:table-cell office:value-type="float" office:value="0.7204">
            <text:p>0.7204</text:p>
          </table:table-cell>
          <table:table-cell office:value-type="float" office:value="0.661073">
            <text:p>0.661073</text:p>
          </table:table-cell>
          <table:table-cell table:formula="of:=[.G295]^2" office:value-type="float" office:value="0.297971873424">
            <text:p>0.297971873424</text:p>
          </table:table-cell>
          <table:table-cell table:formula="of:=[.H295]^2" office:value-type="float" office:value="0.51897616">
            <text:p>0.51897616</text:p>
          </table:table-cell>
          <table:table-cell table:formula="of:=[.I295]^2" office:value-type="float" office:value="0.437017511329">
            <text:p>0.437017511329</text:p>
          </table:table-cell>
          <table:table-cell/>
          <table:table-cell office:value-type="float" office:value="5.07031">
            <text:p>5.07031</text:p>
          </table:table-cell>
          <table:table-cell office:value-type="float" office:value="0.479831">
            <text:p>0.479831</text:p>
          </table:table-cell>
          <table:table-cell office:value-type="float" office:value="0.335663">
            <text:p>0.335663</text:p>
          </table:table-cell>
          <table:table-cell office:value-type="float" office:value="0.278171">
            <text:p>0.278171</text:p>
          </table:table-cell>
          <table:table-cell table:formula="of:=[.O295]^2" office:value-type="float" office:value="0.230237788561">
            <text:p>0.230237788561</text:p>
          </table:table-cell>
          <table:table-cell table:formula="of:=[.P295]^2" office:value-type="float" office:value="0.112669649569">
            <text:p>0.112669649569</text:p>
          </table:table-cell>
          <table:table-cell table:formula="of:=[.Q295]^2" office:value-type="float" office:value="0.077379105241">
            <text:p>0.077379105241</text:p>
          </table:table-cell>
        </table:table-row>
        <table:table-row table:style-name="ro1">
          <table:table-cell office:value-type="float" office:value="5.08594">
            <text:p>5.08594</text:p>
          </table:table-cell>
          <table:table-cell office:value-type="float" office:value="0.764392">
            <text:p>0.764392</text:p>
          </table:table-cell>
          <table:table-cell office:value-type="float" office:value="0.72813">
            <text:p>0.72813</text:p>
          </table:table-cell>
          <table:table-cell office:value-type="float" office:value="0.750595">
            <text:p>0.750595</text:p>
          </table:table-cell>
          <table:table-cell/>
          <table:table-cell office:value-type="float" office:value="5.08594">
            <text:p>5.08594</text:p>
          </table:table-cell>
          <table:table-cell office:value-type="float" office:value="0.544714">
            <text:p>0.544714</text:p>
          </table:table-cell>
          <table:table-cell office:value-type="float" office:value="0.725306">
            <text:p>0.725306</text:p>
          </table:table-cell>
          <table:table-cell office:value-type="float" office:value="0.661151">
            <text:p>0.661151</text:p>
          </table:table-cell>
          <table:table-cell table:formula="of:=[.G296]^2" office:value-type="float" office:value="0.296713341796">
            <text:p>0.296713341796</text:p>
          </table:table-cell>
          <table:table-cell table:formula="of:=[.H296]^2" office:value-type="float" office:value="0.526068793636">
            <text:p>0.526068793636</text:p>
          </table:table-cell>
          <table:table-cell table:formula="of:=[.I296]^2" office:value-type="float" office:value="0.437120644801">
            <text:p>0.437120644801</text:p>
          </table:table-cell>
          <table:table-cell/>
          <table:table-cell office:value-type="float" office:value="5.08594">
            <text:p>5.08594</text:p>
          </table:table-cell>
          <table:table-cell office:value-type="float" office:value="0.478598">
            <text:p>0.478598</text:p>
          </table:table-cell>
          <table:table-cell office:value-type="float" office:value="0.333054">
            <text:p>0.333054</text:p>
          </table:table-cell>
          <table:table-cell office:value-type="float" office:value="0.279035">
            <text:p>0.279035</text:p>
          </table:table-cell>
          <table:table-cell table:formula="of:=[.O296]^2" office:value-type="float" office:value="0.229056045604">
            <text:p>0.229056045604</text:p>
          </table:table-cell>
          <table:table-cell table:formula="of:=[.P296]^2" office:value-type="float" office:value="0.110924966916">
            <text:p>0.110924966916</text:p>
          </table:table-cell>
          <table:table-cell table:formula="of:=[.Q296]^2" office:value-type="float" office:value="0.077860531225">
            <text:p>0.077860531225</text:p>
          </table:table-cell>
        </table:table-row>
        <table:table-row table:style-name="ro1">
          <table:table-cell office:value-type="float" office:value="5.10156">
            <text:p>5.10156</text:p>
          </table:table-cell>
          <table:table-cell office:value-type="float" office:value="0.764052">
            <text:p>0.764052</text:p>
          </table:table-cell>
          <table:table-cell office:value-type="float" office:value="0.735547">
            <text:p>0.735547</text:p>
          </table:table-cell>
          <table:table-cell office:value-type="float" office:value="0.75023">
            <text:p>0.75023</text:p>
          </table:table-cell>
          <table:table-cell/>
          <table:table-cell office:value-type="float" office:value="5.10156">
            <text:p>5.10156</text:p>
          </table:table-cell>
          <table:table-cell office:value-type="float" office:value="0.54433">
            <text:p>0.54433</text:p>
          </table:table-cell>
          <table:table-cell office:value-type="float" office:value="0.725375">
            <text:p>0.725375</text:p>
          </table:table-cell>
          <table:table-cell office:value-type="float" office:value="0.662688">
            <text:p>0.662688</text:p>
          </table:table-cell>
          <table:table-cell table:formula="of:=[.G297]^2" office:value-type="float" office:value="0.2962951489">
            <text:p>0.2962951489</text:p>
          </table:table-cell>
          <table:table-cell table:formula="of:=[.H297]^2" office:value-type="float" office:value="0.526168890625">
            <text:p>0.526168890625</text:p>
          </table:table-cell>
          <table:table-cell table:formula="of:=[.I297]^2" office:value-type="float" office:value="0.439155385344">
            <text:p>0.439155385344</text:p>
          </table:table-cell>
          <table:table-cell/>
          <table:table-cell office:value-type="float" office:value="5.10156">
            <text:p>5.10156</text:p>
          </table:table-cell>
          <table:table-cell office:value-type="float" office:value="0.480474">
            <text:p>0.480474</text:p>
          </table:table-cell>
          <table:table-cell office:value-type="float" office:value="0.330052">
            <text:p>0.330052</text:p>
          </table:table-cell>
          <table:table-cell office:value-type="float" office:value="0.280492">
            <text:p>0.280492</text:p>
          </table:table-cell>
          <table:table-cell table:formula="of:=[.O297]^2" office:value-type="float" office:value="0.230855264676">
            <text:p>0.230855264676</text:p>
          </table:table-cell>
          <table:table-cell table:formula="of:=[.P297]^2" office:value-type="float" office:value="0.108934322704">
            <text:p>0.108934322704</text:p>
          </table:table-cell>
          <table:table-cell table:formula="of:=[.Q297]^2" office:value-type="float" office:value="0.078675762064">
            <text:p>0.078675762064</text:p>
          </table:table-cell>
        </table:table-row>
        <table:table-row table:style-name="ro1">
          <table:table-cell office:value-type="float" office:value="5.11719">
            <text:p>5.11719</text:p>
          </table:table-cell>
          <table:table-cell office:value-type="float" office:value="0.762015">
            <text:p>0.762015</text:p>
          </table:table-cell>
          <table:table-cell office:value-type="float" office:value="0.741322">
            <text:p>0.741322</text:p>
          </table:table-cell>
          <table:table-cell office:value-type="float" office:value="0.75333">
            <text:p>0.75333</text:p>
          </table:table-cell>
          <table:table-cell/>
          <table:table-cell office:value-type="float" office:value="5.11719">
            <text:p>5.11719</text:p>
          </table:table-cell>
          <table:table-cell office:value-type="float" office:value="0.545191">
            <text:p>0.545191</text:p>
          </table:table-cell>
          <table:table-cell office:value-type="float" office:value="0.71982">
            <text:p>0.71982</text:p>
          </table:table-cell>
          <table:table-cell office:value-type="float" office:value="0.662165">
            <text:p>0.662165</text:p>
          </table:table-cell>
          <table:table-cell table:formula="of:=[.G298]^2" office:value-type="float" office:value="0.297233226481">
            <text:p>0.297233226481</text:p>
          </table:table-cell>
          <table:table-cell table:formula="of:=[.H298]^2" office:value-type="float" office:value="0.5181408324">
            <text:p>0.5181408324</text:p>
          </table:table-cell>
          <table:table-cell table:formula="of:=[.I298]^2" office:value-type="float" office:value="0.438462487225">
            <text:p>0.438462487225</text:p>
          </table:table-cell>
          <table:table-cell/>
          <table:table-cell office:value-type="float" office:value="5.11719">
            <text:p>5.11719</text:p>
          </table:table-cell>
          <table:table-cell office:value-type="float" office:value="0.482016">
            <text:p>0.482016</text:p>
          </table:table-cell>
          <table:table-cell office:value-type="float" office:value="0.330206">
            <text:p>0.330206</text:p>
          </table:table-cell>
          <table:table-cell office:value-type="float" office:value="0.281137">
            <text:p>0.281137</text:p>
          </table:table-cell>
          <table:table-cell table:formula="of:=[.O298]^2" office:value-type="float" office:value="0.232339424256">
            <text:p>0.232339424256</text:p>
          </table:table-cell>
          <table:table-cell table:formula="of:=[.P298]^2" office:value-type="float" office:value="0.109036002436">
            <text:p>0.109036002436</text:p>
          </table:table-cell>
          <table:table-cell table:formula="of:=[.Q298]^2" office:value-type="float" office:value="0.079038012769">
            <text:p>0.079038012769</text:p>
          </table:table-cell>
        </table:table-row>
        <table:table-row table:style-name="ro1">
          <table:table-cell office:value-type="float" office:value="5.13281">
            <text:p>5.13281</text:p>
          </table:table-cell>
          <table:table-cell office:value-type="float" office:value="0.761712">
            <text:p>0.761712</text:p>
          </table:table-cell>
          <table:table-cell office:value-type="float" office:value="0.738375">
            <text:p>0.738375</text:p>
          </table:table-cell>
          <table:table-cell office:value-type="float" office:value="0.755568">
            <text:p>0.755568</text:p>
          </table:table-cell>
          <table:table-cell/>
          <table:table-cell office:value-type="float" office:value="5.13281">
            <text:p>5.13281</text:p>
          </table:table-cell>
          <table:table-cell office:value-type="float" office:value="0.545452">
            <text:p>0.545452</text:p>
          </table:table-cell>
          <table:table-cell office:value-type="float" office:value="0.715065">
            <text:p>0.715065</text:p>
          </table:table-cell>
          <table:table-cell office:value-type="float" office:value="0.657622">
            <text:p>0.657622</text:p>
          </table:table-cell>
          <table:table-cell table:formula="of:=[.G299]^2" office:value-type="float" office:value="0.297517884304">
            <text:p>0.297517884304</text:p>
          </table:table-cell>
          <table:table-cell table:formula="of:=[.H299]^2" office:value-type="float" office:value="0.511317954225">
            <text:p>0.511317954225</text:p>
          </table:table-cell>
          <table:table-cell table:formula="of:=[.I299]^2" office:value-type="float" office:value="0.432466694884">
            <text:p>0.432466694884</text:p>
          </table:table-cell>
          <table:table-cell/>
          <table:table-cell office:value-type="float" office:value="5.13281">
            <text:p>5.13281</text:p>
          </table:table-cell>
          <table:table-cell office:value-type="float" office:value="0.480098">
            <text:p>0.480098</text:p>
          </table:table-cell>
          <table:table-cell office:value-type="float" office:value="0.33141">
            <text:p>0.33141</text:p>
          </table:table-cell>
          <table:table-cell office:value-type="float" office:value="0.283315">
            <text:p>0.283315</text:p>
          </table:table-cell>
          <table:table-cell table:formula="of:=[.O299]^2" office:value-type="float" office:value="0.230494089604">
            <text:p>0.230494089604</text:p>
          </table:table-cell>
          <table:table-cell table:formula="of:=[.P299]^2" office:value-type="float" office:value="0.1098325881">
            <text:p>0.1098325881</text:p>
          </table:table-cell>
          <table:table-cell table:formula="of:=[.Q299]^2" office:value-type="float" office:value="0.080267389225">
            <text:p>0.080267389225</text:p>
          </table:table-cell>
        </table:table-row>
        <table:table-row table:style-name="ro1">
          <table:table-cell office:value-type="float" office:value="5.14844">
            <text:p>5.14844</text:p>
          </table:table-cell>
          <table:table-cell office:value-type="float" office:value="0.76323">
            <text:p>0.76323</text:p>
          </table:table-cell>
          <table:table-cell office:value-type="float" office:value="0.733113">
            <text:p>0.733113</text:p>
          </table:table-cell>
          <table:table-cell office:value-type="float" office:value="0.75576">
            <text:p>0.75576</text:p>
          </table:table-cell>
          <table:table-cell/>
          <table:table-cell office:value-type="float" office:value="5.14844">
            <text:p>5.14844</text:p>
          </table:table-cell>
          <table:table-cell office:value-type="float" office:value="0.545406">
            <text:p>0.545406</text:p>
          </table:table-cell>
          <table:table-cell office:value-type="float" office:value="0.71436">
            <text:p>0.71436</text:p>
          </table:table-cell>
          <table:table-cell office:value-type="float" office:value="0.655017">
            <text:p>0.655017</text:p>
          </table:table-cell>
          <table:table-cell table:formula="of:=[.G300]^2" office:value-type="float" office:value="0.297467704836">
            <text:p>0.297467704836</text:p>
          </table:table-cell>
          <table:table-cell table:formula="of:=[.H300]^2" office:value-type="float" office:value="0.5103102096">
            <text:p>0.5103102096</text:p>
          </table:table-cell>
          <table:table-cell table:formula="of:=[.I300]^2" office:value-type="float" office:value="0.429047270289">
            <text:p>0.429047270289</text:p>
          </table:table-cell>
          <table:table-cell/>
          <table:table-cell office:value-type="float" office:value="5.14844">
            <text:p>5.14844</text:p>
          </table:table-cell>
          <table:table-cell office:value-type="float" office:value="0.478449">
            <text:p>0.478449</text:p>
          </table:table-cell>
          <table:table-cell office:value-type="float" office:value="0.329479">
            <text:p>0.329479</text:p>
          </table:table-cell>
          <table:table-cell office:value-type="float" office:value="0.283868">
            <text:p>0.283868</text:p>
          </table:table-cell>
          <table:table-cell table:formula="of:=[.O300]^2" office:value-type="float" office:value="0.228913445601">
            <text:p>0.228913445601</text:p>
          </table:table-cell>
          <table:table-cell table:formula="of:=[.P300]^2" office:value-type="float" office:value="0.108556411441">
            <text:p>0.108556411441</text:p>
          </table:table-cell>
          <table:table-cell table:formula="of:=[.Q300]^2" office:value-type="float" office:value="0.080581041424">
            <text:p>0.080581041424</text:p>
          </table:table-cell>
        </table:table-row>
        <table:table-row table:style-name="ro1">
          <table:table-cell office:value-type="float" office:value="5.16406">
            <text:p>5.16406</text:p>
          </table:table-cell>
          <table:table-cell office:value-type="float" office:value="0.76435">
            <text:p>0.76435</text:p>
          </table:table-cell>
          <table:table-cell office:value-type="float" office:value="0.734622">
            <text:p>0.734622</text:p>
          </table:table-cell>
          <table:table-cell office:value-type="float" office:value="0.75516">
            <text:p>0.75516</text:p>
          </table:table-cell>
          <table:table-cell/>
          <table:table-cell office:value-type="float" office:value="5.16406">
            <text:p>5.16406</text:p>
          </table:table-cell>
          <table:table-cell office:value-type="float" office:value="0.545901">
            <text:p>0.545901</text:p>
          </table:table-cell>
          <table:table-cell office:value-type="float" office:value="0.71632">
            <text:p>0.71632</text:p>
          </table:table-cell>
          <table:table-cell office:value-type="float" office:value="0.656478">
            <text:p>0.656478</text:p>
          </table:table-cell>
          <table:table-cell table:formula="of:=[.G301]^2" office:value-type="float" office:value="0.298007901801">
            <text:p>0.298007901801</text:p>
          </table:table-cell>
          <table:table-cell table:formula="of:=[.H301]^2" office:value-type="float" office:value="0.5131143424">
            <text:p>0.5131143424</text:p>
          </table:table-cell>
          <table:table-cell table:formula="of:=[.I301]^2" office:value-type="float" office:value="0.430963364484">
            <text:p>0.430963364484</text:p>
          </table:table-cell>
          <table:table-cell/>
          <table:table-cell office:value-type="float" office:value="5.16406">
            <text:p>5.16406</text:p>
          </table:table-cell>
          <table:table-cell office:value-type="float" office:value="0.479479">
            <text:p>0.479479</text:p>
          </table:table-cell>
          <table:table-cell office:value-type="float" office:value="0.328594">
            <text:p>0.328594</text:p>
          </table:table-cell>
          <table:table-cell office:value-type="float" office:value="0.282133">
            <text:p>0.282133</text:p>
          </table:table-cell>
          <table:table-cell table:formula="of:=[.O301]^2" office:value-type="float" office:value="0.229900111441">
            <text:p>0.229900111441</text:p>
          </table:table-cell>
          <table:table-cell table:formula="of:=[.P301]^2" office:value-type="float" office:value="0.107974016836">
            <text:p>0.107974016836</text:p>
          </table:table-cell>
          <table:table-cell table:formula="of:=[.Q301]^2" office:value-type="float" office:value="0.079599029689">
            <text:p>0.079599029689</text:p>
          </table:table-cell>
        </table:table-row>
        <table:table-row table:style-name="ro1">
          <table:table-cell office:value-type="float" office:value="5.17969">
            <text:p>5.17969</text:p>
          </table:table-cell>
          <table:table-cell office:value-type="float" office:value="0.76663">
            <text:p>0.76663</text:p>
          </table:table-cell>
          <table:table-cell office:value-type="float" office:value="0.738492">
            <text:p>0.738492</text:p>
          </table:table-cell>
          <table:table-cell office:value-type="float" office:value="0.758313">
            <text:p>0.758313</text:p>
          </table:table-cell>
          <table:table-cell/>
          <table:table-cell office:value-type="float" office:value="5.17969">
            <text:p>5.17969</text:p>
          </table:table-cell>
          <table:table-cell office:value-type="float" office:value="0.545504">
            <text:p>0.545504</text:p>
          </table:table-cell>
          <table:table-cell office:value-type="float" office:value="0.717662">
            <text:p>0.717662</text:p>
          </table:table-cell>
          <table:table-cell office:value-type="float" office:value="0.657609">
            <text:p>0.657609</text:p>
          </table:table-cell>
          <table:table-cell table:formula="of:=[.G302]^2" office:value-type="float" office:value="0.297574614016">
            <text:p>0.297574614016</text:p>
          </table:table-cell>
          <table:table-cell table:formula="of:=[.H302]^2" office:value-type="float" office:value="0.515038746244">
            <text:p>0.515038746244</text:p>
          </table:table-cell>
          <table:table-cell table:formula="of:=[.I302]^2" office:value-type="float" office:value="0.432449596881">
            <text:p>0.432449596881</text:p>
          </table:table-cell>
          <table:table-cell/>
          <table:table-cell office:value-type="float" office:value="5.17969">
            <text:p>5.17969</text:p>
          </table:table-cell>
          <table:table-cell office:value-type="float" office:value="0.480674">
            <text:p>0.480674</text:p>
          </table:table-cell>
          <table:table-cell office:value-type="float" office:value="0.328254">
            <text:p>0.328254</text:p>
          </table:table-cell>
          <table:table-cell office:value-type="float" office:value="0.281608">
            <text:p>0.281608</text:p>
          </table:table-cell>
          <table:table-cell table:formula="of:=[.O302]^2" office:value-type="float" office:value="0.231047494276">
            <text:p>0.231047494276</text:p>
          </table:table-cell>
          <table:table-cell table:formula="of:=[.P302]^2" office:value-type="float" office:value="0.107750688516">
            <text:p>0.107750688516</text:p>
          </table:table-cell>
          <table:table-cell table:formula="of:=[.Q302]^2" office:value-type="float" office:value="0.079303065664">
            <text:p>0.079303065664</text:p>
          </table:table-cell>
        </table:table-row>
        <table:table-row table:style-name="ro1">
          <table:table-cell office:value-type="float" office:value="5.19531">
            <text:p>5.19531</text:p>
          </table:table-cell>
          <table:table-cell office:value-type="float" office:value="0.768872">
            <text:p>0.768872</text:p>
          </table:table-cell>
          <table:table-cell office:value-type="float" office:value="0.738248">
            <text:p>0.738248</text:p>
          </table:table-cell>
          <table:table-cell office:value-type="float" office:value="0.764035">
            <text:p>0.764035</text:p>
          </table:table-cell>
          <table:table-cell/>
          <table:table-cell office:value-type="float" office:value="5.19531">
            <text:p>5.19531</text:p>
          </table:table-cell>
          <table:table-cell office:value-type="float" office:value="0.545124">
            <text:p>0.545124</text:p>
          </table:table-cell>
          <table:table-cell office:value-type="float" office:value="0.717977">
            <text:p>0.717977</text:p>
          </table:table-cell>
          <table:table-cell office:value-type="float" office:value="0.65722">
            <text:p>0.65722</text:p>
          </table:table-cell>
          <table:table-cell table:formula="of:=[.G303]^2" office:value-type="float" office:value="0.297160175376">
            <text:p>0.297160175376</text:p>
          </table:table-cell>
          <table:table-cell table:formula="of:=[.H303]^2" office:value-type="float" office:value="0.515490972529">
            <text:p>0.515490972529</text:p>
          </table:table-cell>
          <table:table-cell table:formula="of:=[.I303]^2" office:value-type="float" office:value="0.4319381284">
            <text:p>0.4319381284</text:p>
          </table:table-cell>
          <table:table-cell/>
          <table:table-cell office:value-type="float" office:value="5.19531">
            <text:p>5.19531</text:p>
          </table:table-cell>
          <table:table-cell office:value-type="float" office:value="0.480256">
            <text:p>0.480256</text:p>
          </table:table-cell>
          <table:table-cell office:value-type="float" office:value="0.329318">
            <text:p>0.329318</text:p>
          </table:table-cell>
          <table:table-cell office:value-type="float" office:value="0.282722">
            <text:p>0.282722</text:p>
          </table:table-cell>
          <table:table-cell table:formula="of:=[.O303]^2" office:value-type="float" office:value="0.230645825536">
            <text:p>0.230645825536</text:p>
          </table:table-cell>
          <table:table-cell table:formula="of:=[.P303]^2" office:value-type="float" office:value="0.108450345124">
            <text:p>0.108450345124</text:p>
          </table:table-cell>
          <table:table-cell table:formula="of:=[.Q303]^2" office:value-type="float" office:value="0.079931729284">
            <text:p>0.079931729284</text:p>
          </table:table-cell>
        </table:table-row>
        <table:table-row table:style-name="ro1">
          <table:table-cell office:value-type="float" office:value="5.21094">
            <text:p>5.21094</text:p>
          </table:table-cell>
          <table:table-cell office:value-type="float" office:value="0.766688">
            <text:p>0.766688</text:p>
          </table:table-cell>
          <table:table-cell office:value-type="float" office:value="0.737893">
            <text:p>0.737893</text:p>
          </table:table-cell>
          <table:table-cell office:value-type="float" office:value="0.76392">
            <text:p>0.76392</text:p>
          </table:table-cell>
          <table:table-cell/>
          <table:table-cell office:value-type="float" office:value="5.21094">
            <text:p>5.21094</text:p>
          </table:table-cell>
          <table:table-cell office:value-type="float" office:value="0.546561">
            <text:p>0.546561</text:p>
          </table:table-cell>
          <table:table-cell office:value-type="float" office:value="0.720998">
            <text:p>0.720998</text:p>
          </table:table-cell>
          <table:table-cell office:value-type="float" office:value="0.657809">
            <text:p>0.657809</text:p>
          </table:table-cell>
          <table:table-cell table:formula="of:=[.G304]^2" office:value-type="float" office:value="0.298728926721">
            <text:p>0.298728926721</text:p>
          </table:table-cell>
          <table:table-cell table:formula="of:=[.H304]^2" office:value-type="float" office:value="0.519838116004">
            <text:p>0.519838116004</text:p>
          </table:table-cell>
          <table:table-cell table:formula="of:=[.I304]^2" office:value-type="float" office:value="0.432712680481">
            <text:p>0.432712680481</text:p>
          </table:table-cell>
          <table:table-cell/>
          <table:table-cell office:value-type="float" office:value="5.21094">
            <text:p>5.21094</text:p>
          </table:table-cell>
          <table:table-cell office:value-type="float" office:value="0.479952">
            <text:p>0.479952</text:p>
          </table:table-cell>
          <table:table-cell office:value-type="float" office:value="0.329284">
            <text:p>0.329284</text:p>
          </table:table-cell>
          <table:table-cell office:value-type="float" office:value="0.285201">
            <text:p>0.285201</text:p>
          </table:table-cell>
          <table:table-cell table:formula="of:=[.O304]^2" office:value-type="float" office:value="0.230353922304">
            <text:p>0.230353922304</text:p>
          </table:table-cell>
          <table:table-cell table:formula="of:=[.P304]^2" office:value-type="float" office:value="0.108427952656">
            <text:p>0.108427952656</text:p>
          </table:table-cell>
          <table:table-cell table:formula="of:=[.Q304]^2" office:value-type="float" office:value="0.081339610401">
            <text:p>0.081339610401</text:p>
          </table:table-cell>
        </table:table-row>
        <table:table-row table:style-name="ro1">
          <table:table-cell office:value-type="float" office:value="5.22656">
            <text:p>5.22656</text:p>
          </table:table-cell>
          <table:table-cell office:value-type="float" office:value="0.763488">
            <text:p>0.763488</text:p>
          </table:table-cell>
          <table:table-cell office:value-type="float" office:value="0.739727">
            <text:p>0.739727</text:p>
          </table:table-cell>
          <table:table-cell office:value-type="float" office:value="0.757175">
            <text:p>0.757175</text:p>
          </table:table-cell>
          <table:table-cell/>
          <table:table-cell office:value-type="float" office:value="5.22656">
            <text:p>5.22656</text:p>
          </table:table-cell>
          <table:table-cell office:value-type="float" office:value="0.548352">
            <text:p>0.548352</text:p>
          </table:table-cell>
          <table:table-cell office:value-type="float" office:value="0.722854">
            <text:p>0.722854</text:p>
          </table:table-cell>
          <table:table-cell office:value-type="float" office:value="0.658389">
            <text:p>0.658389</text:p>
          </table:table-cell>
          <table:table-cell table:formula="of:=[.G305]^2" office:value-type="float" office:value="0.300689915904">
            <text:p>0.300689915904</text:p>
          </table:table-cell>
          <table:table-cell table:formula="of:=[.H305]^2" office:value-type="float" office:value="0.522517905316">
            <text:p>0.522517905316</text:p>
          </table:table-cell>
          <table:table-cell table:formula="of:=[.I305]^2" office:value-type="float" office:value="0.433476075321">
            <text:p>0.433476075321</text:p>
          </table:table-cell>
          <table:table-cell/>
          <table:table-cell office:value-type="float" office:value="5.22656">
            <text:p>5.22656</text:p>
          </table:table-cell>
          <table:table-cell office:value-type="float" office:value="0.48071">
            <text:p>0.48071</text:p>
          </table:table-cell>
          <table:table-cell office:value-type="float" office:value="0.328103">
            <text:p>0.328103</text:p>
          </table:table-cell>
          <table:table-cell office:value-type="float" office:value="0.285095">
            <text:p>0.285095</text:p>
          </table:table-cell>
          <table:table-cell table:formula="of:=[.O305]^2" office:value-type="float" office:value="0.2310821041">
            <text:p>0.2310821041</text:p>
          </table:table-cell>
          <table:table-cell table:formula="of:=[.P305]^2" office:value-type="float" office:value="0.107651578609">
            <text:p>0.107651578609</text:p>
          </table:table-cell>
          <table:table-cell table:formula="of:=[.Q305]^2" office:value-type="float" office:value="0.081279159025">
            <text:p>0.081279159025</text:p>
          </table:table-cell>
        </table:table-row>
        <table:table-row table:style-name="ro1">
          <table:table-cell office:value-type="float" office:value="5.24219">
            <text:p>5.24219</text:p>
          </table:table-cell>
          <table:table-cell office:value-type="float" office:value="0.764318">
            <text:p>0.764318</text:p>
          </table:table-cell>
          <table:table-cell office:value-type="float" office:value="0.739643">
            <text:p>0.739643</text:p>
          </table:table-cell>
          <table:table-cell office:value-type="float" office:value="0.75185">
            <text:p>0.75185</text:p>
          </table:table-cell>
          <table:table-cell/>
          <table:table-cell office:value-type="float" office:value="5.24219">
            <text:p>5.24219</text:p>
          </table:table-cell>
          <table:table-cell office:value-type="float" office:value="0.547993">
            <text:p>0.547993</text:p>
          </table:table-cell>
          <table:table-cell office:value-type="float" office:value="0.720738">
            <text:p>0.720738</text:p>
          </table:table-cell>
          <table:table-cell office:value-type="float" office:value="0.656254">
            <text:p>0.656254</text:p>
          </table:table-cell>
          <table:table-cell table:formula="of:=[.G306]^2" office:value-type="float" office:value="0.300296328049">
            <text:p>0.300296328049</text:p>
          </table:table-cell>
          <table:table-cell table:formula="of:=[.H306]^2" office:value-type="float" office:value="0.519463264644">
            <text:p>0.519463264644</text:p>
          </table:table-cell>
          <table:table-cell table:formula="of:=[.I306]^2" office:value-type="float" office:value="0.430669312516">
            <text:p>0.430669312516</text:p>
          </table:table-cell>
          <table:table-cell/>
          <table:table-cell office:value-type="float" office:value="5.24219">
            <text:p>5.24219</text:p>
          </table:table-cell>
          <table:table-cell office:value-type="float" office:value="0.481788">
            <text:p>0.481788</text:p>
          </table:table-cell>
          <table:table-cell office:value-type="float" office:value="0.329564">
            <text:p>0.329564</text:p>
          </table:table-cell>
          <table:table-cell office:value-type="float" office:value="0.281495">
            <text:p>0.281495</text:p>
          </table:table-cell>
          <table:table-cell table:formula="of:=[.O306]^2" office:value-type="float" office:value="0.232119676944">
            <text:p>0.232119676944</text:p>
          </table:table-cell>
          <table:table-cell table:formula="of:=[.P306]^2" office:value-type="float" office:value="0.108612430096">
            <text:p>0.108612430096</text:p>
          </table:table-cell>
          <table:table-cell table:formula="of:=[.Q306]^2" office:value-type="float" office:value="0.079239435025">
            <text:p>0.079239435025</text:p>
          </table:table-cell>
        </table:table-row>
        <table:table-row table:style-name="ro1">
          <table:table-cell office:value-type="float" office:value="5.25781">
            <text:p>5.25781</text:p>
          </table:table-cell>
          <table:table-cell office:value-type="float" office:value="0.76676">
            <text:p>0.76676</text:p>
          </table:table-cell>
          <table:table-cell office:value-type="float" office:value="0.735817">
            <text:p>0.735817</text:p>
          </table:table-cell>
          <table:table-cell office:value-type="float" office:value="0.75063">
            <text:p>0.75063</text:p>
          </table:table-cell>
          <table:table-cell/>
          <table:table-cell office:value-type="float" office:value="5.25781">
            <text:p>5.25781</text:p>
          </table:table-cell>
          <table:table-cell office:value-type="float" office:value="0.545999">
            <text:p>0.545999</text:p>
          </table:table-cell>
          <table:table-cell office:value-type="float" office:value="0.718208">
            <text:p>0.718208</text:p>
          </table:table-cell>
          <table:table-cell office:value-type="float" office:value="0.653587">
            <text:p>0.653587</text:p>
          </table:table-cell>
          <table:table-cell table:formula="of:=[.G307]^2" office:value-type="float" office:value="0.298114908001">
            <text:p>0.298114908001</text:p>
          </table:table-cell>
          <table:table-cell table:formula="of:=[.H307]^2" office:value-type="float" office:value="0.515822731264">
            <text:p>0.515822731264</text:p>
          </table:table-cell>
          <table:table-cell table:formula="of:=[.I307]^2" office:value-type="float" office:value="0.427175966569">
            <text:p>0.427175966569</text:p>
          </table:table-cell>
          <table:table-cell/>
          <table:table-cell office:value-type="float" office:value="5.25781">
            <text:p>5.25781</text:p>
          </table:table-cell>
          <table:table-cell office:value-type="float" office:value="0.482319">
            <text:p>0.482319</text:p>
          </table:table-cell>
          <table:table-cell office:value-type="float" office:value="0.331653">
            <text:p>0.331653</text:p>
          </table:table-cell>
          <table:table-cell office:value-type="float" office:value="0.281221">
            <text:p>0.281221</text:p>
          </table:table-cell>
          <table:table-cell table:formula="of:=[.O307]^2" office:value-type="float" office:value="0.232631617761">
            <text:p>0.232631617761</text:p>
          </table:table-cell>
          <table:table-cell table:formula="of:=[.P307]^2" office:value-type="float" office:value="0.109993712409">
            <text:p>0.109993712409</text:p>
          </table:table-cell>
          <table:table-cell table:formula="of:=[.Q307]^2" office:value-type="float" office:value="0.079085250841">
            <text:p>0.079085250841</text:p>
          </table:table-cell>
        </table:table-row>
        <table:table-row table:style-name="ro1">
          <table:table-cell office:value-type="float" office:value="5.27344">
            <text:p>5.27344</text:p>
          </table:table-cell>
          <table:table-cell office:value-type="float" office:value="0.7669">
            <text:p>0.7669</text:p>
          </table:table-cell>
          <table:table-cell office:value-type="float" office:value="0.732767">
            <text:p>0.732767</text:p>
          </table:table-cell>
          <table:table-cell office:value-type="float" office:value="0.75153">
            <text:p>0.75153</text:p>
          </table:table-cell>
          <table:table-cell/>
          <table:table-cell office:value-type="float" office:value="5.27344">
            <text:p>5.27344</text:p>
          </table:table-cell>
          <table:table-cell office:value-type="float" office:value="0.543662">
            <text:p>0.543662</text:p>
          </table:table-cell>
          <table:table-cell office:value-type="float" office:value="0.718379">
            <text:p>0.718379</text:p>
          </table:table-cell>
          <table:table-cell office:value-type="float" office:value="0.652572">
            <text:p>0.652572</text:p>
          </table:table-cell>
          <table:table-cell table:formula="of:=[.G308]^2" office:value-type="float" office:value="0.295568370244">
            <text:p>0.295568370244</text:p>
          </table:table-cell>
          <table:table-cell table:formula="of:=[.H308]^2" office:value-type="float" office:value="0.516068387641">
            <text:p>0.516068387641</text:p>
          </table:table-cell>
          <table:table-cell table:formula="of:=[.I308]^2" office:value-type="float" office:value="0.425850215184">
            <text:p>0.425850215184</text:p>
          </table:table-cell>
          <table:table-cell/>
          <table:table-cell office:value-type="float" office:value="5.27344">
            <text:p>5.27344</text:p>
          </table:table-cell>
          <table:table-cell office:value-type="float" office:value="0.482681">
            <text:p>0.482681</text:p>
          </table:table-cell>
          <table:table-cell office:value-type="float" office:value="0.332784">
            <text:p>0.332784</text:p>
          </table:table-cell>
          <table:table-cell office:value-type="float" office:value="0.281675">
            <text:p>0.281675</text:p>
          </table:table-cell>
          <table:table-cell table:formula="of:=[.O308]^2" office:value-type="float" office:value="0.232980947761">
            <text:p>0.232980947761</text:p>
          </table:table-cell>
          <table:table-cell table:formula="of:=[.P308]^2" office:value-type="float" office:value="0.110745190656">
            <text:p>0.110745190656</text:p>
          </table:table-cell>
          <table:table-cell table:formula="of:=[.Q308]^2" office:value-type="float" office:value="0.079340805625">
            <text:p>0.079340805625</text:p>
          </table:table-cell>
        </table:table-row>
        <table:table-row table:style-name="ro1">
          <table:table-cell office:value-type="float" office:value="5.28906">
            <text:p>5.28906</text:p>
          </table:table-cell>
          <table:table-cell office:value-type="float" office:value="0.766455">
            <text:p>0.766455</text:p>
          </table:table-cell>
          <table:table-cell office:value-type="float" office:value="0.734865">
            <text:p>0.734865</text:p>
          </table:table-cell>
          <table:table-cell office:value-type="float" office:value="0.753507">
            <text:p>0.753507</text:p>
          </table:table-cell>
          <table:table-cell/>
          <table:table-cell office:value-type="float" office:value="5.28906">
            <text:p>5.28906</text:p>
          </table:table-cell>
          <table:table-cell office:value-type="float" office:value="0.541475">
            <text:p>0.541475</text:p>
          </table:table-cell>
          <table:table-cell office:value-type="float" office:value="0.71917">
            <text:p>0.71917</text:p>
          </table:table-cell>
          <table:table-cell office:value-type="float" office:value="0.651236">
            <text:p>0.651236</text:p>
          </table:table-cell>
          <table:table-cell table:formula="of:=[.G309]^2" office:value-type="float" office:value="0.293195175625">
            <text:p>0.293195175625</text:p>
          </table:table-cell>
          <table:table-cell table:formula="of:=[.H309]^2" office:value-type="float" office:value="0.5172054889">
            <text:p>0.5172054889</text:p>
          </table:table-cell>
          <table:table-cell table:formula="of:=[.I309]^2" office:value-type="float" office:value="0.424108327696">
            <text:p>0.424108327696</text:p>
          </table:table-cell>
          <table:table-cell/>
          <table:table-cell office:value-type="float" office:value="5.28906">
            <text:p>5.28906</text:p>
          </table:table-cell>
          <table:table-cell office:value-type="float" office:value="0.483212">
            <text:p>0.483212</text:p>
          </table:table-cell>
          <table:table-cell office:value-type="float" office:value="0.332899">
            <text:p>0.332899</text:p>
          </table:table-cell>
          <table:table-cell office:value-type="float" office:value="0.283058">
            <text:p>0.283058</text:p>
          </table:table-cell>
          <table:table-cell table:formula="of:=[.O309]^2" office:value-type="float" office:value="0.233493836944">
            <text:p>0.233493836944</text:p>
          </table:table-cell>
          <table:table-cell table:formula="of:=[.P309]^2" office:value-type="float" office:value="0.110821744201">
            <text:p>0.110821744201</text:p>
          </table:table-cell>
          <table:table-cell table:formula="of:=[.Q309]^2" office:value-type="float" office:value="0.080121831364">
            <text:p>0.080121831364</text:p>
          </table:table-cell>
        </table:table-row>
        <table:table-row table:style-name="ro1">
          <table:table-cell office:value-type="float" office:value="5.30469">
            <text:p>5.30469</text:p>
          </table:table-cell>
          <table:table-cell office:value-type="float" office:value="0.766677">
            <text:p>0.766677</text:p>
          </table:table-cell>
          <table:table-cell office:value-type="float" office:value="0.738828">
            <text:p>0.738828</text:p>
          </table:table-cell>
          <table:table-cell office:value-type="float" office:value="0.755387">
            <text:p>0.755387</text:p>
          </table:table-cell>
          <table:table-cell/>
          <table:table-cell office:value-type="float" office:value="5.30469">
            <text:p>5.30469</text:p>
          </table:table-cell>
          <table:table-cell office:value-type="float" office:value="0.540382">
            <text:p>0.540382</text:p>
          </table:table-cell>
          <table:table-cell office:value-type="float" office:value="0.718955">
            <text:p>0.718955</text:p>
          </table:table-cell>
          <table:table-cell office:value-type="float" office:value="0.652191">
            <text:p>0.652191</text:p>
          </table:table-cell>
          <table:table-cell table:formula="of:=[.G310]^2" office:value-type="float" office:value="0.292012705924">
            <text:p>0.292012705924</text:p>
          </table:table-cell>
          <table:table-cell table:formula="of:=[.H310]^2" office:value-type="float" office:value="0.516896292025">
            <text:p>0.516896292025</text:p>
          </table:table-cell>
          <table:table-cell table:formula="of:=[.I310]^2" office:value-type="float" office:value="0.425353100481">
            <text:p>0.425353100481</text:p>
          </table:table-cell>
          <table:table-cell/>
          <table:table-cell office:value-type="float" office:value="5.30469">
            <text:p>5.30469</text:p>
          </table:table-cell>
          <table:table-cell office:value-type="float" office:value="0.482988">
            <text:p>0.482988</text:p>
          </table:table-cell>
          <table:table-cell office:value-type="float" office:value="0.335085">
            <text:p>0.335085</text:p>
          </table:table-cell>
          <table:table-cell office:value-type="float" office:value="0.287205">
            <text:p>0.287205</text:p>
          </table:table-cell>
          <table:table-cell table:formula="of:=[.O310]^2" office:value-type="float" office:value="0.233277408144">
            <text:p>0.233277408144</text:p>
          </table:table-cell>
          <table:table-cell table:formula="of:=[.P310]^2" office:value-type="float" office:value="0.112281957225">
            <text:p>0.112281957225</text:p>
          </table:table-cell>
          <table:table-cell table:formula="of:=[.Q310]^2" office:value-type="float" office:value="0.082486712025">
            <text:p>0.082486712025</text:p>
          </table:table-cell>
        </table:table-row>
        <table:table-row table:style-name="ro1">
          <table:table-cell office:value-type="float" office:value="5.32031">
            <text:p>5.32031</text:p>
          </table:table-cell>
          <table:table-cell office:value-type="float" office:value="0.766677">
            <text:p>0.766677</text:p>
          </table:table-cell>
          <table:table-cell office:value-type="float" office:value="0.73967">
            <text:p>0.73967</text:p>
          </table:table-cell>
          <table:table-cell office:value-type="float" office:value="0.7562">
            <text:p>0.7562</text:p>
          </table:table-cell>
          <table:table-cell/>
          <table:table-cell office:value-type="float" office:value="5.32031">
            <text:p>5.32031</text:p>
          </table:table-cell>
          <table:table-cell office:value-type="float" office:value="0.540875">
            <text:p>0.540875</text:p>
          </table:table-cell>
          <table:table-cell office:value-type="float" office:value="0.718083">
            <text:p>0.718083</text:p>
          </table:table-cell>
          <table:table-cell office:value-type="float" office:value="0.656472">
            <text:p>0.656472</text:p>
          </table:table-cell>
          <table:table-cell table:formula="of:=[.G311]^2" office:value-type="float" office:value="0.292545765625">
            <text:p>0.292545765625</text:p>
          </table:table-cell>
          <table:table-cell table:formula="of:=[.H311]^2" office:value-type="float" office:value="0.515643194889">
            <text:p>0.515643194889</text:p>
          </table:table-cell>
          <table:table-cell table:formula="of:=[.I311]^2" office:value-type="float" office:value="0.430955486784">
            <text:p>0.430955486784</text:p>
          </table:table-cell>
          <table:table-cell/>
          <table:table-cell office:value-type="float" office:value="5.32031">
            <text:p>5.32031</text:p>
          </table:table-cell>
          <table:table-cell office:value-type="float" office:value="0.479656">
            <text:p>0.479656</text:p>
          </table:table-cell>
          <table:table-cell office:value-type="float" office:value="0.337632">
            <text:p>0.337632</text:p>
          </table:table-cell>
          <table:table-cell office:value-type="float" office:value="0.287049">
            <text:p>0.287049</text:p>
          </table:table-cell>
          <table:table-cell table:formula="of:=[.O311]^2" office:value-type="float" office:value="0.230069878336">
            <text:p>0.230069878336</text:p>
          </table:table-cell>
          <table:table-cell table:formula="of:=[.P311]^2" office:value-type="float" office:value="0.113995367424">
            <text:p>0.113995367424</text:p>
          </table:table-cell>
          <table:table-cell table:formula="of:=[.Q311]^2" office:value-type="float" office:value="0.082397128401">
            <text:p>0.082397128401</text:p>
          </table:table-cell>
        </table:table-row>
        <table:table-row table:style-name="ro1">
          <table:table-cell office:value-type="float" office:value="5.33594">
            <text:p>5.33594</text:p>
          </table:table-cell>
          <table:table-cell office:value-type="float" office:value="0.766288">
            <text:p>0.766288</text:p>
          </table:table-cell>
          <table:table-cell office:value-type="float" office:value="0.736857">
            <text:p>0.736857</text:p>
          </table:table-cell>
          <table:table-cell office:value-type="float" office:value="0.756375">
            <text:p>0.756375</text:p>
          </table:table-cell>
          <table:table-cell/>
          <table:table-cell office:value-type="float" office:value="5.33594">
            <text:p>5.33594</text:p>
          </table:table-cell>
          <table:table-cell office:value-type="float" office:value="0.541918">
            <text:p>0.541918</text:p>
          </table:table-cell>
          <table:table-cell office:value-type="float" office:value="0.714852">
            <text:p>0.714852</text:p>
          </table:table-cell>
          <table:table-cell office:value-type="float" office:value="0.658634">
            <text:p>0.658634</text:p>
          </table:table-cell>
          <table:table-cell table:formula="of:=[.G312]^2" office:value-type="float" office:value="0.293675118724">
            <text:p>0.293675118724</text:p>
          </table:table-cell>
          <table:table-cell table:formula="of:=[.H312]^2" office:value-type="float" office:value="0.511013381904">
            <text:p>0.511013381904</text:p>
          </table:table-cell>
          <table:table-cell table:formula="of:=[.I312]^2" office:value-type="float" office:value="0.433798745956">
            <text:p>0.433798745956</text:p>
          </table:table-cell>
          <table:table-cell/>
          <table:table-cell office:value-type="float" office:value="5.33594">
            <text:p>5.33594</text:p>
          </table:table-cell>
          <table:table-cell office:value-type="float" office:value="0.47927">
            <text:p>0.47927</text:p>
          </table:table-cell>
          <table:table-cell office:value-type="float" office:value="0.335088">
            <text:p>0.335088</text:p>
          </table:table-cell>
          <table:table-cell office:value-type="float" office:value="0.285875">
            <text:p>0.285875</text:p>
          </table:table-cell>
          <table:table-cell table:formula="of:=[.O312]^2" office:value-type="float" office:value="0.2296997329">
            <text:p>0.2296997329</text:p>
          </table:table-cell>
          <table:table-cell table:formula="of:=[.P312]^2" office:value-type="float" office:value="0.112283967744">
            <text:p>0.112283967744</text:p>
          </table:table-cell>
          <table:table-cell table:formula="of:=[.Q312]^2" office:value-type="float" office:value="0.081724515625">
            <text:p>0.081724515625</text:p>
          </table:table-cell>
        </table:table-row>
        <table:table-row table:style-name="ro1">
          <table:table-cell office:value-type="float" office:value="5.35156">
            <text:p>5.35156</text:p>
          </table:table-cell>
          <table:table-cell office:value-type="float" office:value="0.766473">
            <text:p>0.766473</text:p>
          </table:table-cell>
          <table:table-cell office:value-type="float" office:value="0.732967">
            <text:p>0.732967</text:p>
          </table:table-cell>
          <table:table-cell office:value-type="float" office:value="0.756725">
            <text:p>0.756725</text:p>
          </table:table-cell>
          <table:table-cell/>
          <table:table-cell office:value-type="float" office:value="5.35156">
            <text:p>5.35156</text:p>
          </table:table-cell>
          <table:table-cell office:value-type="float" office:value="0.541737">
            <text:p>0.541737</text:p>
          </table:table-cell>
          <table:table-cell office:value-type="float" office:value="0.709853">
            <text:p>0.709853</text:p>
          </table:table-cell>
          <table:table-cell office:value-type="float" office:value="0.658072">
            <text:p>0.658072</text:p>
          </table:table-cell>
          <table:table-cell table:formula="of:=[.G313]^2" office:value-type="float" office:value="0.293478977169">
            <text:p>0.293478977169</text:p>
          </table:table-cell>
          <table:table-cell table:formula="of:=[.H313]^2" office:value-type="float" office:value="0.503891281609">
            <text:p>0.503891281609</text:p>
          </table:table-cell>
          <table:table-cell table:formula="of:=[.I313]^2" office:value-type="float" office:value="0.433058757184">
            <text:p>0.433058757184</text:p>
          </table:table-cell>
          <table:table-cell/>
          <table:table-cell office:value-type="float" office:value="5.35156">
            <text:p>5.35156</text:p>
          </table:table-cell>
          <table:table-cell office:value-type="float" office:value="0.482872">
            <text:p>0.482872</text:p>
          </table:table-cell>
          <table:table-cell office:value-type="float" office:value="0.333034">
            <text:p>0.333034</text:p>
          </table:table-cell>
          <table:table-cell office:value-type="float" office:value="0.285853">
            <text:p>0.285853</text:p>
          </table:table-cell>
          <table:table-cell table:formula="of:=[.O313]^2" office:value-type="float" office:value="0.233165368384">
            <text:p>0.233165368384</text:p>
          </table:table-cell>
          <table:table-cell table:formula="of:=[.P313]^2" office:value-type="float" office:value="0.110911645156">
            <text:p>0.110911645156</text:p>
          </table:table-cell>
          <table:table-cell table:formula="of:=[.Q313]^2" office:value-type="float" office:value="0.081711937609">
            <text:p>0.081711937609</text:p>
          </table:table-cell>
        </table:table-row>
        <table:table-row table:style-name="ro1">
          <table:table-cell office:value-type="float" office:value="5.36719">
            <text:p>5.36719</text:p>
          </table:table-cell>
          <table:table-cell office:value-type="float" office:value="0.766995">
            <text:p>0.766995</text:p>
          </table:table-cell>
          <table:table-cell office:value-type="float" office:value="0.731895">
            <text:p>0.731895</text:p>
          </table:table-cell>
          <table:table-cell office:value-type="float" office:value="0.758445">
            <text:p>0.758445</text:p>
          </table:table-cell>
          <table:table-cell/>
          <table:table-cell office:value-type="float" office:value="5.36719">
            <text:p>5.36719</text:p>
          </table:table-cell>
          <table:table-cell office:value-type="float" office:value="0.540889">
            <text:p>0.540889</text:p>
          </table:table-cell>
          <table:table-cell office:value-type="float" office:value="0.70708">
            <text:p>0.70708</text:p>
          </table:table-cell>
          <table:table-cell office:value-type="float" office:value="0.658213">
            <text:p>0.658213</text:p>
          </table:table-cell>
          <table:table-cell table:formula="of:=[.G314]^2" office:value-type="float" office:value="0.292560910321">
            <text:p>0.292560910321</text:p>
          </table:table-cell>
          <table:table-cell table:formula="of:=[.H314]^2" office:value-type="float" office:value="0.4999621264">
            <text:p>0.4999621264</text:p>
          </table:table-cell>
          <table:table-cell table:formula="of:=[.I314]^2" office:value-type="float" office:value="0.433244353369">
            <text:p>0.433244353369</text:p>
          </table:table-cell>
          <table:table-cell/>
          <table:table-cell office:value-type="float" office:value="5.36719">
            <text:p>5.36719</text:p>
          </table:table-cell>
          <table:table-cell office:value-type="float" office:value="0.483908">
            <text:p>0.483908</text:p>
          </table:table-cell>
          <table:table-cell office:value-type="float" office:value="0.335184">
            <text:p>0.335184</text:p>
          </table:table-cell>
          <table:table-cell office:value-type="float" office:value="0.283359">
            <text:p>0.283359</text:p>
          </table:table-cell>
          <table:table-cell table:formula="of:=[.O314]^2" office:value-type="float" office:value="0.234166952464">
            <text:p>0.234166952464</text:p>
          </table:table-cell>
          <table:table-cell table:formula="of:=[.P314]^2" office:value-type="float" office:value="0.112348313856">
            <text:p>0.112348313856</text:p>
          </table:table-cell>
          <table:table-cell table:formula="of:=[.Q314]^2" office:value-type="float" office:value="0.080292322881">
            <text:p>0.080292322881</text:p>
          </table:table-cell>
        </table:table-row>
        <table:table-row table:style-name="ro1">
          <table:table-cell office:value-type="float" office:value="5.38281">
            <text:p>5.38281</text:p>
          </table:table-cell>
          <table:table-cell office:value-type="float" office:value="0.766542">
            <text:p>0.766542</text:p>
          </table:table-cell>
          <table:table-cell office:value-type="float" office:value="0.735065">
            <text:p>0.735065</text:p>
          </table:table-cell>
          <table:table-cell office:value-type="float" office:value="0.762105">
            <text:p>0.762105</text:p>
          </table:table-cell>
          <table:table-cell/>
          <table:table-cell office:value-type="float" office:value="5.38281">
            <text:p>5.38281</text:p>
          </table:table-cell>
          <table:table-cell office:value-type="float" office:value="0.540726">
            <text:p>0.540726</text:p>
          </table:table-cell>
          <table:table-cell office:value-type="float" office:value="0.705734">
            <text:p>0.705734</text:p>
          </table:table-cell>
          <table:table-cell office:value-type="float" office:value="0.656232">
            <text:p>0.656232</text:p>
          </table:table-cell>
          <table:table-cell table:formula="of:=[.G315]^2" office:value-type="float" office:value="0.292384607076">
            <text:p>0.292384607076</text:p>
          </table:table-cell>
          <table:table-cell table:formula="of:=[.H315]^2" office:value-type="float" office:value="0.498060478756">
            <text:p>0.498060478756</text:p>
          </table:table-cell>
          <table:table-cell table:formula="of:=[.I315]^2" office:value-type="float" office:value="0.430640437824">
            <text:p>0.430640437824</text:p>
          </table:table-cell>
          <table:table-cell/>
          <table:table-cell office:value-type="float" office:value="5.38281">
            <text:p>5.38281</text:p>
          </table:table-cell>
          <table:table-cell office:value-type="float" office:value="0.482214">
            <text:p>0.482214</text:p>
          </table:table-cell>
          <table:table-cell office:value-type="float" office:value="0.338916">
            <text:p>0.338916</text:p>
          </table:table-cell>
          <table:table-cell office:value-type="float" office:value="0.279583">
            <text:p>0.279583</text:p>
          </table:table-cell>
          <table:table-cell table:formula="of:=[.O315]^2" office:value-type="float" office:value="0.232530341796">
            <text:p>0.232530341796</text:p>
          </table:table-cell>
          <table:table-cell table:formula="of:=[.P315]^2" office:value-type="float" office:value="0.114864055056">
            <text:p>0.114864055056</text:p>
          </table:table-cell>
          <table:table-cell table:formula="of:=[.Q315]^2" office:value-type="float" office:value="0.078166653889">
            <text:p>0.078166653889</text:p>
          </table:table-cell>
        </table:table-row>
        <table:table-row table:style-name="ro1">
          <table:table-cell office:value-type="float" office:value="5.39844">
            <text:p>5.39844</text:p>
          </table:table-cell>
          <table:table-cell office:value-type="float" office:value="0.76578">
            <text:p>0.76578</text:p>
          </table:table-cell>
          <table:table-cell office:value-type="float" office:value="0.738798">
            <text:p>0.738798</text:p>
          </table:table-cell>
          <table:table-cell office:value-type="float" office:value="0.7662">
            <text:p>0.7662</text:p>
          </table:table-cell>
          <table:table-cell/>
          <table:table-cell office:value-type="float" office:value="5.39844">
            <text:p>5.39844</text:p>
          </table:table-cell>
          <table:table-cell office:value-type="float" office:value="0.540828">
            <text:p>0.540828</text:p>
          </table:table-cell>
          <table:table-cell office:value-type="float" office:value="0.705501">
            <text:p>0.705501</text:p>
          </table:table-cell>
          <table:table-cell office:value-type="float" office:value="0.65598">
            <text:p>0.65598</text:p>
          </table:table-cell>
          <table:table-cell table:formula="of:=[.G316]^2" office:value-type="float" office:value="0.292494925584">
            <text:p>0.292494925584</text:p>
          </table:table-cell>
          <table:table-cell table:formula="of:=[.H316]^2" office:value-type="float" office:value="0.497731661001">
            <text:p>0.497731661001</text:p>
          </table:table-cell>
          <table:table-cell table:formula="of:=[.I316]^2" office:value-type="float" office:value="0.4303097604">
            <text:p>0.4303097604</text:p>
          </table:table-cell>
          <table:table-cell/>
          <table:table-cell office:value-type="float" office:value="5.39844">
            <text:p>5.39844</text:p>
          </table:table-cell>
          <table:table-cell office:value-type="float" office:value="0.482953">
            <text:p>0.482953</text:p>
          </table:table-cell>
          <table:table-cell office:value-type="float" office:value="0.337117">
            <text:p>0.337117</text:p>
          </table:table-cell>
          <table:table-cell office:value-type="float" office:value="0.281701">
            <text:p>0.281701</text:p>
          </table:table-cell>
          <table:table-cell table:formula="of:=[.O316]^2" office:value-type="float" office:value="0.233243600209">
            <text:p>0.233243600209</text:p>
          </table:table-cell>
          <table:table-cell table:formula="of:=[.P316]^2" office:value-type="float" office:value="0.113647871689">
            <text:p>0.113647871689</text:p>
          </table:table-cell>
          <table:table-cell table:formula="of:=[.Q316]^2" office:value-type="float" office:value="0.079355453401">
            <text:p>0.079355453401</text:p>
          </table:table-cell>
        </table:table-row>
        <table:table-row table:style-name="ro1">
          <table:table-cell office:value-type="float" office:value="5.41406">
            <text:p>5.41406</text:p>
          </table:table-cell>
          <table:table-cell office:value-type="float" office:value="0.76588">
            <text:p>0.76588</text:p>
          </table:table-cell>
          <table:table-cell office:value-type="float" office:value="0.738995">
            <text:p>0.738995</text:p>
          </table:table-cell>
          <table:table-cell office:value-type="float" office:value="0.766765">
            <text:p>0.766765</text:p>
          </table:table-cell>
          <table:table-cell/>
          <table:table-cell office:value-type="float" office:value="5.41406">
            <text:p>5.41406</text:p>
          </table:table-cell>
          <table:table-cell office:value-type="float" office:value="0.540342">
            <text:p>0.540342</text:p>
          </table:table-cell>
          <table:table-cell office:value-type="float" office:value="0.707075">
            <text:p>0.707075</text:p>
          </table:table-cell>
          <table:table-cell office:value-type="float" office:value="0.658265">
            <text:p>0.658265</text:p>
          </table:table-cell>
          <table:table-cell table:formula="of:=[.G317]^2" office:value-type="float" office:value="0.291969476964">
            <text:p>0.291969476964</text:p>
          </table:table-cell>
          <table:table-cell table:formula="of:=[.H317]^2" office:value-type="float" office:value="0.499955055625">
            <text:p>0.499955055625</text:p>
          </table:table-cell>
          <table:table-cell table:formula="of:=[.I317]^2" office:value-type="float" office:value="0.433312810225">
            <text:p>0.433312810225</text:p>
          </table:table-cell>
          <table:table-cell/>
          <table:table-cell office:value-type="float" office:value="5.41406">
            <text:p>5.41406</text:p>
          </table:table-cell>
          <table:table-cell office:value-type="float" office:value="0.484627">
            <text:p>0.484627</text:p>
          </table:table-cell>
          <table:table-cell office:value-type="float" office:value="0.331631">
            <text:p>0.331631</text:p>
          </table:table-cell>
          <table:table-cell office:value-type="float" office:value="0.282696">
            <text:p>0.282696</text:p>
          </table:table-cell>
          <table:table-cell table:formula="of:=[.O317]^2" office:value-type="float" office:value="0.234863329129">
            <text:p>0.234863329129</text:p>
          </table:table-cell>
          <table:table-cell table:formula="of:=[.P317]^2" office:value-type="float" office:value="0.109979120161">
            <text:p>0.109979120161</text:p>
          </table:table-cell>
          <table:table-cell table:formula="of:=[.Q317]^2" office:value-type="float" office:value="0.079917028416">
            <text:p>0.079917028416</text:p>
          </table:table-cell>
        </table:table-row>
        <table:table-row table:style-name="ro1">
          <table:table-cell office:value-type="float" office:value="5.42969">
            <text:p>5.42969</text:p>
          </table:table-cell>
          <table:table-cell office:value-type="float" office:value="0.765132">
            <text:p>0.765132</text:p>
          </table:table-cell>
          <table:table-cell office:value-type="float" office:value="0.736787">
            <text:p>0.736787</text:p>
          </table:table-cell>
          <table:table-cell office:value-type="float" office:value="0.762315">
            <text:p>0.762315</text:p>
          </table:table-cell>
          <table:table-cell/>
          <table:table-cell office:value-type="float" office:value="5.42969">
            <text:p>5.42969</text:p>
          </table:table-cell>
          <table:table-cell office:value-type="float" office:value="0.539522">
            <text:p>0.539522</text:p>
          </table:table-cell>
          <table:table-cell office:value-type="float" office:value="0.707443">
            <text:p>0.707443</text:p>
          </table:table-cell>
          <table:table-cell office:value-type="float" office:value="0.655915">
            <text:p>0.655915</text:p>
          </table:table-cell>
          <table:table-cell table:formula="of:=[.G318]^2" office:value-type="float" office:value="0.291083988484">
            <text:p>0.291083988484</text:p>
          </table:table-cell>
          <table:table-cell table:formula="of:=[.H318]^2" office:value-type="float" office:value="0.500475598249">
            <text:p>0.500475598249</text:p>
          </table:table-cell>
          <table:table-cell table:formula="of:=[.I318]^2" office:value-type="float" office:value="0.430224487225">
            <text:p>0.430224487225</text:p>
          </table:table-cell>
          <table:table-cell/>
          <table:table-cell office:value-type="float" office:value="5.42969">
            <text:p>5.42969</text:p>
          </table:table-cell>
          <table:table-cell office:value-type="float" office:value="0.484849">
            <text:p>0.484849</text:p>
          </table:table-cell>
          <table:table-cell office:value-type="float" office:value="0.329813">
            <text:p>0.329813</text:p>
          </table:table-cell>
          <table:table-cell office:value-type="float" office:value="0.2834">
            <text:p>0.2834</text:p>
          </table:table-cell>
          <table:table-cell table:formula="of:=[.O318]^2" office:value-type="float" office:value="0.235078552801">
            <text:p>0.235078552801</text:p>
          </table:table-cell>
          <table:table-cell table:formula="of:=[.P318]^2" office:value-type="float" office:value="0.108776614969">
            <text:p>0.108776614969</text:p>
          </table:table-cell>
          <table:table-cell table:formula="of:=[.Q318]^2" office:value-type="float" office:value="0.08031556">
            <text:p>0.08031556</text:p>
          </table:table-cell>
        </table:table-row>
        <table:table-row table:style-name="ro1">
          <table:table-cell office:value-type="float" office:value="5.44531">
            <text:p>5.44531</text:p>
          </table:table-cell>
          <table:table-cell office:value-type="float" office:value="0.7634">
            <text:p>0.7634</text:p>
          </table:table-cell>
          <table:table-cell office:value-type="float" office:value="0.732843">
            <text:p>0.732843</text:p>
          </table:table-cell>
          <table:table-cell office:value-type="float" office:value="0.759597">
            <text:p>0.759597</text:p>
          </table:table-cell>
          <table:table-cell/>
          <table:table-cell office:value-type="float" office:value="5.44531">
            <text:p>5.44531</text:p>
          </table:table-cell>
          <table:table-cell office:value-type="float" office:value="0.539296">
            <text:p>0.539296</text:p>
          </table:table-cell>
          <table:table-cell office:value-type="float" office:value="0.7049">
            <text:p>0.7049</text:p>
          </table:table-cell>
          <table:table-cell office:value-type="float" office:value="0.650998">
            <text:p>0.650998</text:p>
          </table:table-cell>
          <table:table-cell table:formula="of:=[.G319]^2" office:value-type="float" office:value="0.290840175616">
            <text:p>0.290840175616</text:p>
          </table:table-cell>
          <table:table-cell table:formula="of:=[.H319]^2" office:value-type="float" office:value="0.49688401">
            <text:p>0.49688401</text:p>
          </table:table-cell>
          <table:table-cell table:formula="of:=[.I319]^2" office:value-type="float" office:value="0.423798396004">
            <text:p>0.423798396004</text:p>
          </table:table-cell>
          <table:table-cell/>
          <table:table-cell office:value-type="float" office:value="5.44531">
            <text:p>5.44531</text:p>
          </table:table-cell>
          <table:table-cell office:value-type="float" office:value="0.485785">
            <text:p>0.485785</text:p>
          </table:table-cell>
          <table:table-cell office:value-type="float" office:value="0.331122">
            <text:p>0.331122</text:p>
          </table:table-cell>
          <table:table-cell office:value-type="float" office:value="0.287075">
            <text:p>0.287075</text:p>
          </table:table-cell>
          <table:table-cell table:formula="of:=[.O319]^2" office:value-type="float" office:value="0.235987066225">
            <text:p>0.235987066225</text:p>
          </table:table-cell>
          <table:table-cell table:formula="of:=[.P319]^2" office:value-type="float" office:value="0.109641778884">
            <text:p>0.109641778884</text:p>
          </table:table-cell>
          <table:table-cell table:formula="of:=[.Q319]^2" office:value-type="float" office:value="0.082412055625">
            <text:p>0.082412055625</text:p>
          </table:table-cell>
        </table:table-row>
        <table:table-row table:style-name="ro1">
          <table:table-cell office:value-type="float" office:value="5.46094">
            <text:p>5.46094</text:p>
          </table:table-cell>
          <table:table-cell office:value-type="float" office:value="0.762417">
            <text:p>0.762417</text:p>
          </table:table-cell>
          <table:table-cell office:value-type="float" office:value="0.72952">
            <text:p>0.72952</text:p>
          </table:table-cell>
          <table:table-cell office:value-type="float" office:value="0.762868">
            <text:p>0.762868</text:p>
          </table:table-cell>
          <table:table-cell/>
          <table:table-cell office:value-type="float" office:value="5.46094">
            <text:p>5.46094</text:p>
          </table:table-cell>
          <table:table-cell office:value-type="float" office:value="0.538644">
            <text:p>0.538644</text:p>
          </table:table-cell>
          <table:table-cell office:value-type="float" office:value="0.703673">
            <text:p>0.703673</text:p>
          </table:table-cell>
          <table:table-cell office:value-type="float" office:value="0.649817">
            <text:p>0.649817</text:p>
          </table:table-cell>
          <table:table-cell table:formula="of:=[.G320]^2" office:value-type="float" office:value="0.290137358736">
            <text:p>0.290137358736</text:p>
          </table:table-cell>
          <table:table-cell table:formula="of:=[.H320]^2" office:value-type="float" office:value="0.495155690929">
            <text:p>0.495155690929</text:p>
          </table:table-cell>
          <table:table-cell table:formula="of:=[.I320]^2" office:value-type="float" office:value="0.422262133489">
            <text:p>0.422262133489</text:p>
          </table:table-cell>
          <table:table-cell/>
          <table:table-cell office:value-type="float" office:value="5.46094">
            <text:p>5.46094</text:p>
          </table:table-cell>
          <table:table-cell office:value-type="float" office:value="0.485871">
            <text:p>0.485871</text:p>
          </table:table-cell>
          <table:table-cell office:value-type="float" office:value="0.331945">
            <text:p>0.331945</text:p>
          </table:table-cell>
          <table:table-cell office:value-type="float" office:value="0.290171">
            <text:p>0.290171</text:p>
          </table:table-cell>
          <table:table-cell table:formula="of:=[.O320]^2" office:value-type="float" office:value="0.236070628641">
            <text:p>0.236070628641</text:p>
          </table:table-cell>
          <table:table-cell table:formula="of:=[.P320]^2" office:value-type="float" office:value="0.110187483025">
            <text:p>0.110187483025</text:p>
          </table:table-cell>
          <table:table-cell table:formula="of:=[.Q320]^2" office:value-type="float" office:value="0.084199209241">
            <text:p>0.084199209241</text:p>
          </table:table-cell>
        </table:table-row>
        <table:table-row table:style-name="ro1">
          <table:table-cell office:value-type="float" office:value="5.47656">
            <text:p>5.47656</text:p>
          </table:table-cell>
          <table:table-cell office:value-type="float" office:value="0.761697">
            <text:p>0.761697</text:p>
          </table:table-cell>
          <table:table-cell office:value-type="float" office:value="0.72959">
            <text:p>0.72959</text:p>
          </table:table-cell>
          <table:table-cell office:value-type="float" office:value="0.766598">
            <text:p>0.766598</text:p>
          </table:table-cell>
          <table:table-cell/>
          <table:table-cell office:value-type="float" office:value="5.47656">
            <text:p>5.47656</text:p>
          </table:table-cell>
          <table:table-cell office:value-type="float" office:value="0.538115">
            <text:p>0.538115</text:p>
          </table:table-cell>
          <table:table-cell office:value-type="float" office:value="0.706427">
            <text:p>0.706427</text:p>
          </table:table-cell>
          <table:table-cell office:value-type="float" office:value="0.649441">
            <text:p>0.649441</text:p>
          </table:table-cell>
          <table:table-cell table:formula="of:=[.G321]^2" office:value-type="float" office:value="0.289567753225">
            <text:p>0.289567753225</text:p>
          </table:table-cell>
          <table:table-cell table:formula="of:=[.H321]^2" office:value-type="float" office:value="0.499039106329">
            <text:p>0.499039106329</text:p>
          </table:table-cell>
          <table:table-cell table:formula="of:=[.I321]^2" office:value-type="float" office:value="0.421773612481">
            <text:p>0.421773612481</text:p>
          </table:table-cell>
          <table:table-cell/>
          <table:table-cell office:value-type="float" office:value="5.47656">
            <text:p>5.47656</text:p>
          </table:table-cell>
          <table:table-cell office:value-type="float" office:value="0.486039">
            <text:p>0.486039</text:p>
          </table:table-cell>
          <table:table-cell office:value-type="float" office:value="0.333441">
            <text:p>0.333441</text:p>
          </table:table-cell>
          <table:table-cell office:value-type="float" office:value="0.293355">
            <text:p>0.293355</text:p>
          </table:table-cell>
          <table:table-cell table:formula="of:=[.O321]^2" office:value-type="float" office:value="0.236233909521">
            <text:p>0.236233909521</text:p>
          </table:table-cell>
          <table:table-cell table:formula="of:=[.P321]^2" office:value-type="float" office:value="0.111182900481">
            <text:p>0.111182900481</text:p>
          </table:table-cell>
          <table:table-cell table:formula="of:=[.Q321]^2" office:value-type="float" office:value="0.086057156025">
            <text:p>0.086057156025</text:p>
          </table:table-cell>
        </table:table-row>
        <table:table-row table:style-name="ro1">
          <table:table-cell office:value-type="float" office:value="5.49219">
            <text:p>5.49219</text:p>
          </table:table-cell>
          <table:table-cell office:value-type="float" office:value="0.760957">
            <text:p>0.760957</text:p>
          </table:table-cell>
          <table:table-cell office:value-type="float" office:value="0.73203">
            <text:p>0.73203</text:p>
          </table:table-cell>
          <table:table-cell office:value-type="float" office:value="0.767595">
            <text:p>0.767595</text:p>
          </table:table-cell>
          <table:table-cell/>
          <table:table-cell office:value-type="float" office:value="5.49219">
            <text:p>5.49219</text:p>
          </table:table-cell>
          <table:table-cell office:value-type="float" office:value="0.538966">
            <text:p>0.538966</text:p>
          </table:table-cell>
          <table:table-cell office:value-type="float" office:value="0.709559">
            <text:p>0.709559</text:p>
          </table:table-cell>
          <table:table-cell office:value-type="float" office:value="0.647033">
            <text:p>0.647033</text:p>
          </table:table-cell>
          <table:table-cell table:formula="of:=[.G322]^2" office:value-type="float" office:value="0.290484349156">
            <text:p>0.290484349156</text:p>
          </table:table-cell>
          <table:table-cell table:formula="of:=[.H322]^2" office:value-type="float" office:value="0.503473974481">
            <text:p>0.503473974481</text:p>
          </table:table-cell>
          <table:table-cell table:formula="of:=[.I322]^2" office:value-type="float" office:value="0.418651703089">
            <text:p>0.418651703089</text:p>
          </table:table-cell>
          <table:table-cell/>
          <table:table-cell office:value-type="float" office:value="5.49219">
            <text:p>5.49219</text:p>
          </table:table-cell>
          <table:table-cell office:value-type="float" office:value="0.48732">
            <text:p>0.48732</text:p>
          </table:table-cell>
          <table:table-cell office:value-type="float" office:value="0.334617">
            <text:p>0.334617</text:p>
          </table:table-cell>
          <table:table-cell office:value-type="float" office:value="0.29281">
            <text:p>0.29281</text:p>
          </table:table-cell>
          <table:table-cell table:formula="of:=[.O322]^2" office:value-type="float" office:value="0.2374807824">
            <text:p>0.2374807824</text:p>
          </table:table-cell>
          <table:table-cell table:formula="of:=[.P322]^2" office:value-type="float" office:value="0.111968536689">
            <text:p>0.111968536689</text:p>
          </table:table-cell>
          <table:table-cell table:formula="of:=[.Q322]^2" office:value-type="float" office:value="0.0857376961">
            <text:p>0.0857376961</text:p>
          </table:table-cell>
        </table:table-row>
        <table:table-row table:style-name="ro1">
          <table:table-cell office:value-type="float" office:value="5.50781">
            <text:p>5.50781</text:p>
          </table:table-cell>
          <table:table-cell office:value-type="float" office:value="0.761">
            <text:p>0.761</text:p>
          </table:table-cell>
          <table:table-cell office:value-type="float" office:value="0.736042">
            <text:p>0.736042</text:p>
          </table:table-cell>
          <table:table-cell office:value-type="float" office:value="0.765962">
            <text:p>0.765962</text:p>
          </table:table-cell>
          <table:table-cell/>
          <table:table-cell office:value-type="float" office:value="5.50781">
            <text:p>5.50781</text:p>
          </table:table-cell>
          <table:table-cell office:value-type="float" office:value="0.539389">
            <text:p>0.539389</text:p>
          </table:table-cell>
          <table:table-cell office:value-type="float" office:value="0.710699">
            <text:p>0.710699</text:p>
          </table:table-cell>
          <table:table-cell office:value-type="float" office:value="0.649616">
            <text:p>0.649616</text:p>
          </table:table-cell>
          <table:table-cell table:formula="of:=[.G323]^2" office:value-type="float" office:value="0.290940493321">
            <text:p>0.290940493321</text:p>
          </table:table-cell>
          <table:table-cell table:formula="of:=[.H323]^2" office:value-type="float" office:value="0.505093068601">
            <text:p>0.505093068601</text:p>
          </table:table-cell>
          <table:table-cell table:formula="of:=[.I323]^2" office:value-type="float" office:value="0.422000947456">
            <text:p>0.422000947456</text:p>
          </table:table-cell>
          <table:table-cell/>
          <table:table-cell office:value-type="float" office:value="5.50781">
            <text:p>5.50781</text:p>
          </table:table-cell>
          <table:table-cell office:value-type="float" office:value="0.48889">
            <text:p>0.48889</text:p>
          </table:table-cell>
          <table:table-cell office:value-type="float" office:value="0.334021">
            <text:p>0.334021</text:p>
          </table:table-cell>
          <table:table-cell office:value-type="float" office:value="0.287997">
            <text:p>0.287997</text:p>
          </table:table-cell>
          <table:table-cell table:formula="of:=[.O323]^2" office:value-type="float" office:value="0.2390134321">
            <text:p>0.2390134321</text:p>
          </table:table-cell>
          <table:table-cell table:formula="of:=[.P323]^2" office:value-type="float" office:value="0.111570028441">
            <text:p>0.111570028441</text:p>
          </table:table-cell>
          <table:table-cell table:formula="of:=[.Q323]^2" office:value-type="float" office:value="0.082942272009">
            <text:p>0.082942272009</text:p>
          </table:table-cell>
        </table:table-row>
        <table:table-row table:style-name="ro1">
          <table:table-cell office:value-type="float" office:value="5.52344">
            <text:p>5.52344</text:p>
          </table:table-cell>
          <table:table-cell office:value-type="float" office:value="0.7613">
            <text:p>0.7613</text:p>
          </table:table-cell>
          <table:table-cell office:value-type="float" office:value="0.740687">
            <text:p>0.740687</text:p>
          </table:table-cell>
          <table:table-cell office:value-type="float" office:value="0.763138">
            <text:p>0.763138</text:p>
          </table:table-cell>
          <table:table-cell/>
          <table:table-cell office:value-type="float" office:value="5.52344">
            <text:p>5.52344</text:p>
          </table:table-cell>
          <table:table-cell office:value-type="float" office:value="0.538464">
            <text:p>0.538464</text:p>
          </table:table-cell>
          <table:table-cell office:value-type="float" office:value="0.709729">
            <text:p>0.709729</text:p>
          </table:table-cell>
          <table:table-cell office:value-type="float" office:value="0.656347">
            <text:p>0.656347</text:p>
          </table:table-cell>
          <table:table-cell table:formula="of:=[.G324]^2" office:value-type="float" office:value="0.289943479296">
            <text:p>0.289943479296</text:p>
          </table:table-cell>
          <table:table-cell table:formula="of:=[.H324]^2" office:value-type="float" office:value="0.503715253441">
            <text:p>0.503715253441</text:p>
          </table:table-cell>
          <table:table-cell table:formula="of:=[.I324]^2" office:value-type="float" office:value="0.430791384409">
            <text:p>0.430791384409</text:p>
          </table:table-cell>
          <table:table-cell/>
          <table:table-cell office:value-type="float" office:value="5.52344">
            <text:p>5.52344</text:p>
          </table:table-cell>
          <table:table-cell office:value-type="float" office:value="0.490078">
            <text:p>0.490078</text:p>
          </table:table-cell>
          <table:table-cell office:value-type="float" office:value="0.33468">
            <text:p>0.33468</text:p>
          </table:table-cell>
          <table:table-cell office:value-type="float" office:value="0.282677">
            <text:p>0.282677</text:p>
          </table:table-cell>
          <table:table-cell table:formula="of:=[.O324]^2" office:value-type="float" office:value="0.240176446084">
            <text:p>0.240176446084</text:p>
          </table:table-cell>
          <table:table-cell table:formula="of:=[.P324]^2" office:value-type="float" office:value="0.1120107024">
            <text:p>0.1120107024</text:p>
          </table:table-cell>
          <table:table-cell table:formula="of:=[.Q324]^2" office:value-type="float" office:value="0.079906286329">
            <text:p>0.079906286329</text:p>
          </table:table-cell>
        </table:table-row>
        <table:table-row table:style-name="ro1">
          <table:table-cell office:value-type="float" office:value="5.53906">
            <text:p>5.53906</text:p>
          </table:table-cell>
          <table:table-cell office:value-type="float" office:value="0.76143">
            <text:p>0.76143</text:p>
          </table:table-cell>
          <table:table-cell office:value-type="float" office:value="0.744035">
            <text:p>0.744035</text:p>
          </table:table-cell>
          <table:table-cell office:value-type="float" office:value="0.762485">
            <text:p>0.762485</text:p>
          </table:table-cell>
          <table:table-cell/>
          <table:table-cell office:value-type="float" office:value="5.53906">
            <text:p>5.53906</text:p>
          </table:table-cell>
          <table:table-cell office:value-type="float" office:value="0.538342">
            <text:p>0.538342</text:p>
          </table:table-cell>
          <table:table-cell office:value-type="float" office:value="0.707719">
            <text:p>0.707719</text:p>
          </table:table-cell>
          <table:table-cell office:value-type="float" office:value="0.656866">
            <text:p>0.656866</text:p>
          </table:table-cell>
          <table:table-cell table:formula="of:=[.G325]^2" office:value-type="float" office:value="0.289812108964">
            <text:p>0.289812108964</text:p>
          </table:table-cell>
          <table:table-cell table:formula="of:=[.H325]^2" office:value-type="float" office:value="0.500866182961">
            <text:p>0.500866182961</text:p>
          </table:table-cell>
          <table:table-cell table:formula="of:=[.I325]^2" office:value-type="float" office:value="0.431472941956">
            <text:p>0.431472941956</text:p>
          </table:table-cell>
          <table:table-cell/>
          <table:table-cell office:value-type="float" office:value="5.53906">
            <text:p>5.53906</text:p>
          </table:table-cell>
          <table:table-cell office:value-type="float" office:value="0.491894">
            <text:p>0.491894</text:p>
          </table:table-cell>
          <table:table-cell office:value-type="float" office:value="0.334622">
            <text:p>0.334622</text:p>
          </table:table-cell>
          <table:table-cell office:value-type="float" office:value="0.283369">
            <text:p>0.283369</text:p>
          </table:table-cell>
          <table:table-cell table:formula="of:=[.O325]^2" office:value-type="float" office:value="0.241959707236">
            <text:p>0.241959707236</text:p>
          </table:table-cell>
          <table:table-cell table:formula="of:=[.P325]^2" office:value-type="float" office:value="0.111971882884">
            <text:p>0.111971882884</text:p>
          </table:table-cell>
          <table:table-cell table:formula="of:=[.Q325]^2" office:value-type="float" office:value="0.080297990161">
            <text:p>0.080297990161</text:p>
          </table:table-cell>
        </table:table-row>
        <table:table-row table:style-name="ro1">
          <table:table-cell office:value-type="float" office:value="5.55469">
            <text:p>5.55469</text:p>
          </table:table-cell>
          <table:table-cell office:value-type="float" office:value="0.761428">
            <text:p>0.761428</text:p>
          </table:table-cell>
          <table:table-cell office:value-type="float" office:value="0.743607">
            <text:p>0.743607</text:p>
          </table:table-cell>
          <table:table-cell office:value-type="float" office:value="0.762028">
            <text:p>0.762028</text:p>
          </table:table-cell>
          <table:table-cell/>
          <table:table-cell office:value-type="float" office:value="5.55469">
            <text:p>5.55469</text:p>
          </table:table-cell>
          <table:table-cell office:value-type="float" office:value="0.538864">
            <text:p>0.538864</text:p>
          </table:table-cell>
          <table:table-cell office:value-type="float" office:value="0.705129">
            <text:p>0.705129</text:p>
          </table:table-cell>
          <table:table-cell office:value-type="float" office:value="0.652533">
            <text:p>0.652533</text:p>
          </table:table-cell>
          <table:table-cell table:formula="of:=[.G326]^2" office:value-type="float" office:value="0.290374410496">
            <text:p>0.290374410496</text:p>
          </table:table-cell>
          <table:table-cell table:formula="of:=[.H326]^2" office:value-type="float" office:value="0.497206906641">
            <text:p>0.497206906641</text:p>
          </table:table-cell>
          <table:table-cell table:formula="of:=[.I326]^2" office:value-type="float" office:value="0.425799316089">
            <text:p>0.425799316089</text:p>
          </table:table-cell>
          <table:table-cell/>
          <table:table-cell office:value-type="float" office:value="5.55469">
            <text:p>5.55469</text:p>
          </table:table-cell>
          <table:table-cell office:value-type="float" office:value="0.494416">
            <text:p>0.494416</text:p>
          </table:table-cell>
          <table:table-cell office:value-type="float" office:value="0.336945">
            <text:p>0.336945</text:p>
          </table:table-cell>
          <table:table-cell office:value-type="float" office:value="0.28921">
            <text:p>0.28921</text:p>
          </table:table-cell>
          <table:table-cell table:formula="of:=[.O326]^2" office:value-type="float" office:value="0.244447181056">
            <text:p>0.244447181056</text:p>
          </table:table-cell>
          <table:table-cell table:formula="of:=[.P326]^2" office:value-type="float" office:value="0.113531933025">
            <text:p>0.113531933025</text:p>
          </table:table-cell>
          <table:table-cell table:formula="of:=[.Q326]^2" office:value-type="float" office:value="0.0836424241">
            <text:p>0.0836424241</text:p>
          </table:table-cell>
        </table:table-row>
        <table:table-row table:style-name="ro1">
          <table:table-cell office:value-type="float" office:value="5.57031">
            <text:p>5.57031</text:p>
          </table:table-cell>
          <table:table-cell office:value-type="float" office:value="0.76105">
            <text:p>0.76105</text:p>
          </table:table-cell>
          <table:table-cell office:value-type="float" office:value="0.740495">
            <text:p>0.740495</text:p>
          </table:table-cell>
          <table:table-cell office:value-type="float" office:value="0.757485">
            <text:p>0.757485</text:p>
          </table:table-cell>
          <table:table-cell/>
          <table:table-cell office:value-type="float" office:value="5.57031">
            <text:p>5.57031</text:p>
          </table:table-cell>
          <table:table-cell office:value-type="float" office:value="0.538569">
            <text:p>0.538569</text:p>
          </table:table-cell>
          <table:table-cell office:value-type="float" office:value="0.704459">
            <text:p>0.704459</text:p>
          </table:table-cell>
          <table:table-cell office:value-type="float" office:value="0.651209">
            <text:p>0.651209</text:p>
          </table:table-cell>
          <table:table-cell table:formula="of:=[.G327]^2" office:value-type="float" office:value="0.290056567761">
            <text:p>0.290056567761</text:p>
          </table:table-cell>
          <table:table-cell table:formula="of:=[.H327]^2" office:value-type="float" office:value="0.496262482681">
            <text:p>0.496262482681</text:p>
          </table:table-cell>
          <table:table-cell table:formula="of:=[.I327]^2" office:value-type="float" office:value="0.424073161681">
            <text:p>0.424073161681</text:p>
          </table:table-cell>
          <table:table-cell/>
          <table:table-cell office:value-type="float" office:value="5.57031">
            <text:p>5.57031</text:p>
          </table:table-cell>
          <table:table-cell office:value-type="float" office:value="0.495794">
            <text:p>0.495794</text:p>
          </table:table-cell>
          <table:table-cell office:value-type="float" office:value="0.339297">
            <text:p>0.339297</text:p>
          </table:table-cell>
          <table:table-cell office:value-type="float" office:value="0.290619">
            <text:p>0.290619</text:p>
          </table:table-cell>
          <table:table-cell table:formula="of:=[.O327]^2" office:value-type="float" office:value="0.245811690436">
            <text:p>0.245811690436</text:p>
          </table:table-cell>
          <table:table-cell table:formula="of:=[.P327]^2" office:value-type="float" office:value="0.115122454209">
            <text:p>0.115122454209</text:p>
          </table:table-cell>
          <table:table-cell table:formula="of:=[.Q327]^2" office:value-type="float" office:value="0.084459403161">
            <text:p>0.084459403161</text:p>
          </table:table-cell>
        </table:table-row>
        <table:table-row table:style-name="ro1">
          <table:table-cell office:value-type="float" office:value="5.58594">
            <text:p>5.58594</text:p>
          </table:table-cell>
          <table:table-cell office:value-type="float" office:value="0.76085">
            <text:p>0.76085</text:p>
          </table:table-cell>
          <table:table-cell office:value-type="float" office:value="0.738203">
            <text:p>0.738203</text:p>
          </table:table-cell>
          <table:table-cell office:value-type="float" office:value="0.752595">
            <text:p>0.752595</text:p>
          </table:table-cell>
          <table:table-cell/>
          <table:table-cell office:value-type="float" office:value="5.58594">
            <text:p>5.58594</text:p>
          </table:table-cell>
          <table:table-cell office:value-type="float" office:value="0.5391">
            <text:p>0.5391</text:p>
          </table:table-cell>
          <table:table-cell office:value-type="float" office:value="0.708004">
            <text:p>0.708004</text:p>
          </table:table-cell>
          <table:table-cell office:value-type="float" office:value="0.654791">
            <text:p>0.654791</text:p>
          </table:table-cell>
          <table:table-cell table:formula="of:=[.G328]^2" office:value-type="float" office:value="0.29062881">
            <text:p>0.29062881</text:p>
          </table:table-cell>
          <table:table-cell table:formula="of:=[.H328]^2" office:value-type="float" office:value="0.501269664016">
            <text:p>0.501269664016</text:p>
          </table:table-cell>
          <table:table-cell table:formula="of:=[.I328]^2" office:value-type="float" office:value="0.428751253681">
            <text:p>0.428751253681</text:p>
          </table:table-cell>
          <table:table-cell/>
          <table:table-cell office:value-type="float" office:value="5.58594">
            <text:p>5.58594</text:p>
          </table:table-cell>
          <table:table-cell office:value-type="float" office:value="0.495724">
            <text:p>0.495724</text:p>
          </table:table-cell>
          <table:table-cell office:value-type="float" office:value="0.339218">
            <text:p>0.339218</text:p>
          </table:table-cell>
          <table:table-cell office:value-type="float" office:value="0.288073">
            <text:p>0.288073</text:p>
          </table:table-cell>
          <table:table-cell table:formula="of:=[.O328]^2" office:value-type="float" office:value="0.245742284176">
            <text:p>0.245742284176</text:p>
          </table:table-cell>
          <table:table-cell table:formula="of:=[.P328]^2" office:value-type="float" office:value="0.115068851524">
            <text:p>0.115068851524</text:p>
          </table:table-cell>
          <table:table-cell table:formula="of:=[.Q328]^2" office:value-type="float" office:value="0.082986053329">
            <text:p>0.082986053329</text:p>
          </table:table-cell>
        </table:table-row>
        <table:table-row table:style-name="ro1">
          <table:table-cell office:value-type="float" office:value="5.60156">
            <text:p>5.60156</text:p>
          </table:table-cell>
          <table:table-cell office:value-type="float" office:value="0.760025">
            <text:p>0.760025</text:p>
          </table:table-cell>
          <table:table-cell office:value-type="float" office:value="0.737108">
            <text:p>0.737108</text:p>
          </table:table-cell>
          <table:table-cell office:value-type="float" office:value="0.754223">
            <text:p>0.754223</text:p>
          </table:table-cell>
          <table:table-cell/>
          <table:table-cell office:value-type="float" office:value="5.60156">
            <text:p>5.60156</text:p>
          </table:table-cell>
          <table:table-cell office:value-type="float" office:value="0.540228">
            <text:p>0.540228</text:p>
          </table:table-cell>
          <table:table-cell office:value-type="float" office:value="0.711048">
            <text:p>0.711048</text:p>
          </table:table-cell>
          <table:table-cell office:value-type="float" office:value="0.657505">
            <text:p>0.657505</text:p>
          </table:table-cell>
          <table:table-cell table:formula="of:=[.G329]^2" office:value-type="float" office:value="0.291846291984">
            <text:p>0.291846291984</text:p>
          </table:table-cell>
          <table:table-cell table:formula="of:=[.H329]^2" office:value-type="float" office:value="0.505589258304">
            <text:p>0.505589258304</text:p>
          </table:table-cell>
          <table:table-cell table:formula="of:=[.I329]^2" office:value-type="float" office:value="0.432312825025">
            <text:p>0.432312825025</text:p>
          </table:table-cell>
          <table:table-cell/>
          <table:table-cell office:value-type="float" office:value="5.60156">
            <text:p>5.60156</text:p>
          </table:table-cell>
          <table:table-cell office:value-type="float" office:value="0.495455">
            <text:p>0.495455</text:p>
          </table:table-cell>
          <table:table-cell office:value-type="float" office:value="0.337205">
            <text:p>0.337205</text:p>
          </table:table-cell>
          <table:table-cell office:value-type="float" office:value="0.285525">
            <text:p>0.285525</text:p>
          </table:table-cell>
          <table:table-cell table:formula="of:=[.O329]^2" office:value-type="float" office:value="0.245475657025">
            <text:p>0.245475657025</text:p>
          </table:table-cell>
          <table:table-cell table:formula="of:=[.P329]^2" office:value-type="float" office:value="0.113707212025">
            <text:p>0.113707212025</text:p>
          </table:table-cell>
          <table:table-cell table:formula="of:=[.Q329]^2" office:value-type="float" office:value="0.081524525625">
            <text:p>0.081524525625</text:p>
          </table:table-cell>
        </table:table-row>
        <table:table-row table:style-name="ro1">
          <table:table-cell office:value-type="float" office:value="5.61719">
            <text:p>5.61719</text:p>
          </table:table-cell>
          <table:table-cell office:value-type="float" office:value="0.757605">
            <text:p>0.757605</text:p>
          </table:table-cell>
          <table:table-cell office:value-type="float" office:value="0.736355">
            <text:p>0.736355</text:p>
          </table:table-cell>
          <table:table-cell office:value-type="float" office:value="0.76022">
            <text:p>0.76022</text:p>
          </table:table-cell>
          <table:table-cell/>
          <table:table-cell office:value-type="float" office:value="5.61719">
            <text:p>5.61719</text:p>
          </table:table-cell>
          <table:table-cell office:value-type="float" office:value="0.540628">
            <text:p>0.540628</text:p>
          </table:table-cell>
          <table:table-cell office:value-type="float" office:value="0.707719">
            <text:p>0.707719</text:p>
          </table:table-cell>
          <table:table-cell office:value-type="float" office:value="0.657863">
            <text:p>0.657863</text:p>
          </table:table-cell>
          <table:table-cell table:formula="of:=[.G330]^2" office:value-type="float" office:value="0.292278634384">
            <text:p>0.292278634384</text:p>
          </table:table-cell>
          <table:table-cell table:formula="of:=[.H330]^2" office:value-type="float" office:value="0.500866182961">
            <text:p>0.500866182961</text:p>
          </table:table-cell>
          <table:table-cell table:formula="of:=[.I330]^2" office:value-type="float" office:value="0.432783726769">
            <text:p>0.432783726769</text:p>
          </table:table-cell>
          <table:table-cell/>
          <table:table-cell office:value-type="float" office:value="5.61719">
            <text:p>5.61719</text:p>
          </table:table-cell>
          <table:table-cell office:value-type="float" office:value="0.495892">
            <text:p>0.495892</text:p>
          </table:table-cell>
          <table:table-cell office:value-type="float" office:value="0.33524">
            <text:p>0.33524</text:p>
          </table:table-cell>
          <table:table-cell office:value-type="float" office:value="0.283999">
            <text:p>0.283999</text:p>
          </table:table-cell>
          <table:table-cell table:formula="of:=[.O330]^2" office:value-type="float" office:value="0.245908875664">
            <text:p>0.245908875664</text:p>
          </table:table-cell>
          <table:table-cell table:formula="of:=[.P330]^2" office:value-type="float" office:value="0.1123858576">
            <text:p>0.1123858576</text:p>
          </table:table-cell>
          <table:table-cell table:formula="of:=[.Q330]^2" office:value-type="float" office:value="0.080655432001">
            <text:p>0.080655432001</text:p>
          </table:table-cell>
        </table:table-row>
        <table:table-row table:style-name="ro1">
          <table:table-cell office:value-type="float" office:value="5.63281">
            <text:p>5.63281</text:p>
          </table:table-cell>
          <table:table-cell office:value-type="float" office:value="0.75809">
            <text:p>0.75809</text:p>
          </table:table-cell>
          <table:table-cell office:value-type="float" office:value="0.73565">
            <text:p>0.73565</text:p>
          </table:table-cell>
          <table:table-cell office:value-type="float" office:value="0.76291">
            <text:p>0.76291</text:p>
          </table:table-cell>
          <table:table-cell/>
          <table:table-cell office:value-type="float" office:value="5.63281">
            <text:p>5.63281</text:p>
          </table:table-cell>
          <table:table-cell office:value-type="float" office:value="0.540845">
            <text:p>0.540845</text:p>
          </table:table-cell>
          <table:table-cell office:value-type="float" office:value="0.703343">
            <text:p>0.703343</text:p>
          </table:table-cell>
          <table:table-cell office:value-type="float" office:value="0.660108">
            <text:p>0.660108</text:p>
          </table:table-cell>
          <table:table-cell table:formula="of:=[.G331]^2" office:value-type="float" office:value="0.292513314025">
            <text:p>0.292513314025</text:p>
          </table:table-cell>
          <table:table-cell table:formula="of:=[.H331]^2" office:value-type="float" office:value="0.494691375649">
            <text:p>0.494691375649</text:p>
          </table:table-cell>
          <table:table-cell table:formula="of:=[.I331]^2" office:value-type="float" office:value="0.435742571664">
            <text:p>0.435742571664</text:p>
          </table:table-cell>
          <table:table-cell/>
          <table:table-cell office:value-type="float" office:value="5.63281">
            <text:p>5.63281</text:p>
          </table:table-cell>
          <table:table-cell office:value-type="float" office:value="0.496515">
            <text:p>0.496515</text:p>
          </table:table-cell>
          <table:table-cell office:value-type="float" office:value="0.336681">
            <text:p>0.336681</text:p>
          </table:table-cell>
          <table:table-cell office:value-type="float" office:value="0.283202">
            <text:p>0.283202</text:p>
          </table:table-cell>
          <table:table-cell table:formula="of:=[.O331]^2" office:value-type="float" office:value="0.246527145225">
            <text:p>0.246527145225</text:p>
          </table:table-cell>
          <table:table-cell table:formula="of:=[.P331]^2" office:value-type="float" office:value="0.113354095761">
            <text:p>0.113354095761</text:p>
          </table:table-cell>
          <table:table-cell table:formula="of:=[.Q331]^2" office:value-type="float" office:value="0.080203372804">
            <text:p>0.080203372804</text:p>
          </table:table-cell>
        </table:table-row>
        <table:table-row table:style-name="ro1">
          <table:table-cell office:value-type="float" office:value="5.64844">
            <text:p>5.64844</text:p>
          </table:table-cell>
          <table:table-cell office:value-type="float" office:value="0.762455">
            <text:p>0.762455</text:p>
          </table:table-cell>
          <table:table-cell office:value-type="float" office:value="0.734707">
            <text:p>0.734707</text:p>
          </table:table-cell>
          <table:table-cell office:value-type="float" office:value="0.760725">
            <text:p>0.760725</text:p>
          </table:table-cell>
          <table:table-cell/>
          <table:table-cell office:value-type="float" office:value="5.64844">
            <text:p>5.64844</text:p>
          </table:table-cell>
          <table:table-cell office:value-type="float" office:value="0.539671">
            <text:p>0.539671</text:p>
          </table:table-cell>
          <table:table-cell office:value-type="float" office:value="0.704612">
            <text:p>0.704612</text:p>
          </table:table-cell>
          <table:table-cell office:value-type="float" office:value="0.663584">
            <text:p>0.663584</text:p>
          </table:table-cell>
          <table:table-cell table:formula="of:=[.G332]^2" office:value-type="float" office:value="0.291244788241">
            <text:p>0.291244788241</text:p>
          </table:table-cell>
          <table:table-cell table:formula="of:=[.H332]^2" office:value-type="float" office:value="0.496478070544">
            <text:p>0.496478070544</text:p>
          </table:table-cell>
          <table:table-cell table:formula="of:=[.I332]^2" office:value-type="float" office:value="0.440343725056">
            <text:p>0.440343725056</text:p>
          </table:table-cell>
          <table:table-cell/>
          <table:table-cell office:value-type="float" office:value="5.64844">
            <text:p>5.64844</text:p>
          </table:table-cell>
          <table:table-cell office:value-type="float" office:value="0.495039">
            <text:p>0.495039</text:p>
          </table:table-cell>
          <table:table-cell office:value-type="float" office:value="0.341317">
            <text:p>0.341317</text:p>
          </table:table-cell>
          <table:table-cell office:value-type="float" office:value="0.284273">
            <text:p>0.284273</text:p>
          </table:table-cell>
          <table:table-cell table:formula="of:=[.O332]^2" office:value-type="float" office:value="0.245063611521">
            <text:p>0.245063611521</text:p>
          </table:table-cell>
          <table:table-cell table:formula="of:=[.P332]^2" office:value-type="float" office:value="0.116497294489">
            <text:p>0.116497294489</text:p>
          </table:table-cell>
          <table:table-cell table:formula="of:=[.Q332]^2" office:value-type="float" office:value="0.080811138529">
            <text:p>0.080811138529</text:p>
          </table:table-cell>
        </table:table-row>
        <table:table-row table:style-name="ro1">
          <table:table-cell office:value-type="float" office:value="5.66406">
            <text:p>5.66406</text:p>
          </table:table-cell>
          <table:table-cell office:value-type="float" office:value="0.763417">
            <text:p>0.763417</text:p>
          </table:table-cell>
          <table:table-cell office:value-type="float" office:value="0.734483">
            <text:p>0.734483</text:p>
          </table:table-cell>
          <table:table-cell office:value-type="float" office:value="0.756805">
            <text:p>0.756805</text:p>
          </table:table-cell>
          <table:table-cell/>
          <table:table-cell office:value-type="float" office:value="5.66406">
            <text:p>5.66406</text:p>
          </table:table-cell>
          <table:table-cell office:value-type="float" office:value="0.537248">
            <text:p>0.537248</text:p>
          </table:table-cell>
          <table:table-cell office:value-type="float" office:value="0.709448">
            <text:p>0.709448</text:p>
          </table:table-cell>
          <table:table-cell office:value-type="float" office:value="0.662451">
            <text:p>0.662451</text:p>
          </table:table-cell>
          <table:table-cell table:formula="of:=[.G333]^2" office:value-type="float" office:value="0.288635413504">
            <text:p>0.288635413504</text:p>
          </table:table-cell>
          <table:table-cell table:formula="of:=[.H333]^2" office:value-type="float" office:value="0.503316464704">
            <text:p>0.503316464704</text:p>
          </table:table-cell>
          <table:table-cell table:formula="of:=[.I333]^2" office:value-type="float" office:value="0.438841327401">
            <text:p>0.438841327401</text:p>
          </table:table-cell>
          <table:table-cell/>
          <table:table-cell office:value-type="float" office:value="5.66406">
            <text:p>5.66406</text:p>
          </table:table-cell>
          <table:table-cell office:value-type="float" office:value="0.49434">
            <text:p>0.49434</text:p>
          </table:table-cell>
          <table:table-cell office:value-type="float" office:value="0.342128">
            <text:p>0.342128</text:p>
          </table:table-cell>
          <table:table-cell office:value-type="float" office:value="0.287693">
            <text:p>0.287693</text:p>
          </table:table-cell>
          <table:table-cell table:formula="of:=[.O333]^2" office:value-type="float" office:value="0.2443720356">
            <text:p>0.2443720356</text:p>
          </table:table-cell>
          <table:table-cell table:formula="of:=[.P333]^2" office:value-type="float" office:value="0.117051568384">
            <text:p>0.117051568384</text:p>
          </table:table-cell>
          <table:table-cell table:formula="of:=[.Q333]^2" office:value-type="float" office:value="0.082767262249">
            <text:p>0.082767262249</text:p>
          </table:table-cell>
        </table:table-row>
        <table:table-row table:style-name="ro1">
          <table:table-cell office:value-type="float" office:value="5.67969">
            <text:p>5.67969</text:p>
          </table:table-cell>
          <table:table-cell office:value-type="float" office:value="0.760813">
            <text:p>0.760813</text:p>
          </table:table-cell>
          <table:table-cell office:value-type="float" office:value="0.735642">
            <text:p>0.735642</text:p>
          </table:table-cell>
          <table:table-cell office:value-type="float" office:value="0.753775">
            <text:p>0.753775</text:p>
          </table:table-cell>
          <table:table-cell/>
          <table:table-cell office:value-type="float" office:value="5.67969">
            <text:p>5.67969</text:p>
          </table:table-cell>
          <table:table-cell office:value-type="float" office:value="0.536868">
            <text:p>0.536868</text:p>
          </table:table-cell>
          <table:table-cell office:value-type="float" office:value="0.71301">
            <text:p>0.71301</text:p>
          </table:table-cell>
          <table:table-cell office:value-type="float" office:value="0.659449">
            <text:p>0.659449</text:p>
          </table:table-cell>
          <table:table-cell table:formula="of:=[.G334]^2" office:value-type="float" office:value="0.288227249424">
            <text:p>0.288227249424</text:p>
          </table:table-cell>
          <table:table-cell table:formula="of:=[.H334]^2" office:value-type="float" office:value="0.5083832601">
            <text:p>0.5083832601</text:p>
          </table:table-cell>
          <table:table-cell table:formula="of:=[.I334]^2" office:value-type="float" office:value="0.434872983601">
            <text:p>0.434872983601</text:p>
          </table:table-cell>
          <table:table-cell/>
          <table:table-cell office:value-type="float" office:value="5.67969">
            <text:p>5.67969</text:p>
          </table:table-cell>
          <table:table-cell office:value-type="float" office:value="0.495223">
            <text:p>0.495223</text:p>
          </table:table-cell>
          <table:table-cell office:value-type="float" office:value="0.342086">
            <text:p>0.342086</text:p>
          </table:table-cell>
          <table:table-cell office:value-type="float" office:value="0.289082">
            <text:p>0.289082</text:p>
          </table:table-cell>
          <table:table-cell table:formula="of:=[.O334]^2" office:value-type="float" office:value="0.245245819729">
            <text:p>0.245245819729</text:p>
          </table:table-cell>
          <table:table-cell table:formula="of:=[.P334]^2" office:value-type="float" office:value="0.117022831396">
            <text:p>0.117022831396</text:p>
          </table:table-cell>
          <table:table-cell table:formula="of:=[.Q334]^2" office:value-type="float" office:value="0.083568402724">
            <text:p>0.083568402724</text:p>
          </table:table-cell>
        </table:table-row>
        <table:table-row table:style-name="ro1">
          <table:table-cell office:value-type="float" office:value="5.69531">
            <text:p>5.69531</text:p>
          </table:table-cell>
          <table:table-cell office:value-type="float" office:value="0.761643">
            <text:p>0.761643</text:p>
          </table:table-cell>
          <table:table-cell office:value-type="float" office:value="0.736663">
            <text:p>0.736663</text:p>
          </table:table-cell>
          <table:table-cell office:value-type="float" office:value="0.754318">
            <text:p>0.754318</text:p>
          </table:table-cell>
          <table:table-cell/>
          <table:table-cell office:value-type="float" office:value="5.69531">
            <text:p>5.69531</text:p>
          </table:table-cell>
          <table:table-cell office:value-type="float" office:value="0.538197">
            <text:p>0.538197</text:p>
          </table:table-cell>
          <table:table-cell office:value-type="float" office:value="0.708907">
            <text:p>0.708907</text:p>
          </table:table-cell>
          <table:table-cell office:value-type="float" office:value="0.661153">
            <text:p>0.661153</text:p>
          </table:table-cell>
          <table:table-cell table:formula="of:=[.G335]^2" office:value-type="float" office:value="0.289656010809">
            <text:p>0.289656010809</text:p>
          </table:table-cell>
          <table:table-cell table:formula="of:=[.H335]^2" office:value-type="float" office:value="0.502549134649">
            <text:p>0.502549134649</text:p>
          </table:table-cell>
          <table:table-cell table:formula="of:=[.I335]^2" office:value-type="float" office:value="0.437123289409">
            <text:p>0.437123289409</text:p>
          </table:table-cell>
          <table:table-cell/>
          <table:table-cell office:value-type="float" office:value="5.69531">
            <text:p>5.69531</text:p>
          </table:table-cell>
          <table:table-cell office:value-type="float" office:value="0.494535">
            <text:p>0.494535</text:p>
          </table:table-cell>
          <table:table-cell office:value-type="float" office:value="0.33997">
            <text:p>0.33997</text:p>
          </table:table-cell>
          <table:table-cell office:value-type="float" office:value="0.285244">
            <text:p>0.285244</text:p>
          </table:table-cell>
          <table:table-cell table:formula="of:=[.O335]^2" office:value-type="float" office:value="0.244564866225">
            <text:p>0.244564866225</text:p>
          </table:table-cell>
          <table:table-cell table:formula="of:=[.P335]^2" office:value-type="float" office:value="0.1155796009">
            <text:p>0.1155796009</text:p>
          </table:table-cell>
          <table:table-cell table:formula="of:=[.Q335]^2" office:value-type="float" office:value="0.081364139536">
            <text:p>0.081364139536</text:p>
          </table:table-cell>
        </table:table-row>
        <table:table-row table:style-name="ro1">
          <table:table-cell office:value-type="float" office:value="5.71094">
            <text:p>5.71094</text:p>
          </table:table-cell>
          <table:table-cell office:value-type="float" office:value="0.764037">
            <text:p>0.764037</text:p>
          </table:table-cell>
          <table:table-cell office:value-type="float" office:value="0.735438">
            <text:p>0.735438</text:p>
          </table:table-cell>
          <table:table-cell office:value-type="float" office:value="0.757903">
            <text:p>0.757903</text:p>
          </table:table-cell>
          <table:table-cell/>
          <table:table-cell office:value-type="float" office:value="5.71094">
            <text:p>5.71094</text:p>
          </table:table-cell>
          <table:table-cell office:value-type="float" office:value="0.538319">
            <text:p>0.538319</text:p>
          </table:table-cell>
          <table:table-cell office:value-type="float" office:value="0.70191">
            <text:p>0.70191</text:p>
          </table:table-cell>
          <table:table-cell office:value-type="float" office:value="0.663068">
            <text:p>0.663068</text:p>
          </table:table-cell>
          <table:table-cell table:formula="of:=[.G336]^2" office:value-type="float" office:value="0.289787345761">
            <text:p>0.289787345761</text:p>
          </table:table-cell>
          <table:table-cell table:formula="of:=[.H336]^2" office:value-type="float" office:value="0.4926776481">
            <text:p>0.4926776481</text:p>
          </table:table-cell>
          <table:table-cell table:formula="of:=[.I336]^2" office:value-type="float" office:value="0.439659172624">
            <text:p>0.439659172624</text:p>
          </table:table-cell>
          <table:table-cell/>
          <table:table-cell office:value-type="float" office:value="5.71094">
            <text:p>5.71094</text:p>
          </table:table-cell>
          <table:table-cell office:value-type="float" office:value="0.495534">
            <text:p>0.495534</text:p>
          </table:table-cell>
          <table:table-cell office:value-type="float" office:value="0.33605">
            <text:p>0.33605</text:p>
          </table:table-cell>
          <table:table-cell office:value-type="float" office:value="0.283049">
            <text:p>0.283049</text:p>
          </table:table-cell>
          <table:table-cell table:formula="of:=[.O336]^2" office:value-type="float" office:value="0.245553945156">
            <text:p>0.245553945156</text:p>
          </table:table-cell>
          <table:table-cell table:formula="of:=[.P336]^2" office:value-type="float" office:value="0.1129296025">
            <text:p>0.1129296025</text:p>
          </table:table-cell>
          <table:table-cell table:formula="of:=[.Q336]^2" office:value-type="float" office:value="0.080116736401">
            <text:p>0.080116736401</text:p>
          </table:table-cell>
        </table:table-row>
        <table:table-row table:style-name="ro1">
          <table:table-cell office:value-type="float" office:value="5.72656">
            <text:p>5.72656</text:p>
          </table:table-cell>
          <table:table-cell office:value-type="float" office:value="0.762995">
            <text:p>0.762995</text:p>
          </table:table-cell>
          <table:table-cell office:value-type="float" office:value="0.732917">
            <text:p>0.732917</text:p>
          </table:table-cell>
          <table:table-cell office:value-type="float" office:value="0.759403">
            <text:p>0.759403</text:p>
          </table:table-cell>
          <table:table-cell/>
          <table:table-cell office:value-type="float" office:value="5.72656">
            <text:p>5.72656</text:p>
          </table:table-cell>
          <table:table-cell office:value-type="float" office:value="0.538568">
            <text:p>0.538568</text:p>
          </table:table-cell>
          <table:table-cell office:value-type="float" office:value="0.698815">
            <text:p>0.698815</text:p>
          </table:table-cell>
          <table:table-cell office:value-type="float" office:value="0.660408">
            <text:p>0.660408</text:p>
          </table:table-cell>
          <table:table-cell table:formula="of:=[.G337]^2" office:value-type="float" office:value="0.290055490624">
            <text:p>0.290055490624</text:p>
          </table:table-cell>
          <table:table-cell table:formula="of:=[.H337]^2" office:value-type="float" office:value="0.488342404225">
            <text:p>0.488342404225</text:p>
          </table:table-cell>
          <table:table-cell table:formula="of:=[.I337]^2" office:value-type="float" office:value="0.436138726464">
            <text:p>0.436138726464</text:p>
          </table:table-cell>
          <table:table-cell/>
          <table:table-cell office:value-type="float" office:value="5.72656">
            <text:p>5.72656</text:p>
          </table:table-cell>
          <table:table-cell office:value-type="float" office:value="0.498945">
            <text:p>0.498945</text:p>
          </table:table-cell>
          <table:table-cell office:value-type="float" office:value="0.335097">
            <text:p>0.335097</text:p>
          </table:table-cell>
          <table:table-cell office:value-type="float" office:value="0.283173">
            <text:p>0.283173</text:p>
          </table:table-cell>
          <table:table-cell table:formula="of:=[.O337]^2" office:value-type="float" office:value="0.248946113025">
            <text:p>0.248946113025</text:p>
          </table:table-cell>
          <table:table-cell table:formula="of:=[.P337]^2" office:value-type="float" office:value="0.112289999409">
            <text:p>0.112289999409</text:p>
          </table:table-cell>
          <table:table-cell table:formula="of:=[.Q337]^2" office:value-type="float" office:value="0.080186947929">
            <text:p>0.080186947929</text:p>
          </table:table-cell>
        </table:table-row>
        <table:table-row table:style-name="ro1">
          <table:table-cell office:value-type="float" office:value="5.74219">
            <text:p>5.74219</text:p>
          </table:table-cell>
          <table:table-cell office:value-type="float" office:value="0.761832">
            <text:p>0.761832</text:p>
          </table:table-cell>
          <table:table-cell office:value-type="float" office:value="0.73445">
            <text:p>0.73445</text:p>
          </table:table-cell>
          <table:table-cell office:value-type="float" office:value="0.757665">
            <text:p>0.757665</text:p>
          </table:table-cell>
          <table:table-cell/>
          <table:table-cell office:value-type="float" office:value="5.74219">
            <text:p>5.74219</text:p>
          </table:table-cell>
          <table:table-cell office:value-type="float" office:value="0.538325">
            <text:p>0.538325</text:p>
          </table:table-cell>
          <table:table-cell office:value-type="float" office:value="0.697995">
            <text:p>0.697995</text:p>
          </table:table-cell>
          <table:table-cell office:value-type="float" office:value="0.65916">
            <text:p>0.65916</text:p>
          </table:table-cell>
          <table:table-cell table:formula="of:=[.G338]^2" office:value-type="float" office:value="0.289793805625">
            <text:p>0.289793805625</text:p>
          </table:table-cell>
          <table:table-cell table:formula="of:=[.H338]^2" office:value-type="float" office:value="0.487197020025">
            <text:p>0.487197020025</text:p>
          </table:table-cell>
          <table:table-cell table:formula="of:=[.I338]^2" office:value-type="float" office:value="0.4344919056">
            <text:p>0.4344919056</text:p>
          </table:table-cell>
          <table:table-cell/>
          <table:table-cell office:value-type="float" office:value="5.74219">
            <text:p>5.74219</text:p>
          </table:table-cell>
          <table:table-cell office:value-type="float" office:value="0.497965">
            <text:p>0.497965</text:p>
          </table:table-cell>
          <table:table-cell office:value-type="float" office:value="0.338379">
            <text:p>0.338379</text:p>
          </table:table-cell>
          <table:table-cell office:value-type="float" office:value="0.283499">
            <text:p>0.283499</text:p>
          </table:table-cell>
          <table:table-cell table:formula="of:=[.O338]^2" office:value-type="float" office:value="0.247969141225">
            <text:p>0.247969141225</text:p>
          </table:table-cell>
          <table:table-cell table:formula="of:=[.P338]^2" office:value-type="float" office:value="0.114500347641">
            <text:p>0.114500347641</text:p>
          </table:table-cell>
          <table:table-cell table:formula="of:=[.Q338]^2" office:value-type="float" office:value="0.080371683001">
            <text:p>0.080371683001</text:p>
          </table:table-cell>
        </table:table-row>
        <table:table-row table:style-name="ro1">
          <table:table-cell office:value-type="float" office:value="5.75781">
            <text:p>5.75781</text:p>
          </table:table-cell>
          <table:table-cell office:value-type="float" office:value="0.763763">
            <text:p>0.763763</text:p>
          </table:table-cell>
          <table:table-cell office:value-type="float" office:value="0.737958">
            <text:p>0.737958</text:p>
          </table:table-cell>
          <table:table-cell office:value-type="float" office:value="0.75583">
            <text:p>0.75583</text:p>
          </table:table-cell>
          <table:table-cell/>
          <table:table-cell office:value-type="float" office:value="5.75781">
            <text:p>5.75781</text:p>
          </table:table-cell>
          <table:table-cell office:value-type="float" office:value="0.537284">
            <text:p>0.537284</text:p>
          </table:table-cell>
          <table:table-cell office:value-type="float" office:value="0.697784">
            <text:p>0.697784</text:p>
          </table:table-cell>
          <table:table-cell office:value-type="float" office:value="0.662564">
            <text:p>0.662564</text:p>
          </table:table-cell>
          <table:table-cell table:formula="of:=[.G339]^2" office:value-type="float" office:value="0.288674096656">
            <text:p>0.288674096656</text:p>
          </table:table-cell>
          <table:table-cell table:formula="of:=[.H339]^2" office:value-type="float" office:value="0.486902510656">
            <text:p>0.486902510656</text:p>
          </table:table-cell>
          <table:table-cell table:formula="of:=[.I339]^2" office:value-type="float" office:value="0.438991054096">
            <text:p>0.438991054096</text:p>
          </table:table-cell>
          <table:table-cell/>
          <table:table-cell office:value-type="float" office:value="5.75781">
            <text:p>5.75781</text:p>
          </table:table-cell>
          <table:table-cell office:value-type="float" office:value="0.493594">
            <text:p>0.493594</text:p>
          </table:table-cell>
          <table:table-cell office:value-type="float" office:value="0.340858">
            <text:p>0.340858</text:p>
          </table:table-cell>
          <table:table-cell office:value-type="float" office:value="0.282874">
            <text:p>0.282874</text:p>
          </table:table-cell>
          <table:table-cell table:formula="of:=[.O339]^2" office:value-type="float" office:value="0.243635036836">
            <text:p>0.243635036836</text:p>
          </table:table-cell>
          <table:table-cell table:formula="of:=[.P339]^2" office:value-type="float" office:value="0.116184176164">
            <text:p>0.116184176164</text:p>
          </table:table-cell>
          <table:table-cell table:formula="of:=[.Q339]^2" office:value-type="float" office:value="0.080017699876">
            <text:p>0.080017699876</text:p>
          </table:table-cell>
        </table:table-row>
        <table:table-row table:style-name="ro1">
          <table:table-cell office:value-type="float" office:value="5.77344">
            <text:p>5.77344</text:p>
          </table:table-cell>
          <table:table-cell office:value-type="float" office:value="0.765972">
            <text:p>0.765972</text:p>
          </table:table-cell>
          <table:table-cell office:value-type="float" office:value="0.737583">
            <text:p>0.737583</text:p>
          </table:table-cell>
          <table:table-cell office:value-type="float" office:value="0.755387">
            <text:p>0.755387</text:p>
          </table:table-cell>
          <table:table-cell/>
          <table:table-cell office:value-type="float" office:value="5.77344">
            <text:p>5.77344</text:p>
          </table:table-cell>
          <table:table-cell office:value-type="float" office:value="0.536521">
            <text:p>0.536521</text:p>
          </table:table-cell>
          <table:table-cell office:value-type="float" office:value="0.701354">
            <text:p>0.701354</text:p>
          </table:table-cell>
          <table:table-cell office:value-type="float" office:value="0.662268">
            <text:p>0.662268</text:p>
          </table:table-cell>
          <table:table-cell table:formula="of:=[.G340]^2" office:value-type="float" office:value="0.287854783441">
            <text:p>0.287854783441</text:p>
          </table:table-cell>
          <table:table-cell table:formula="of:=[.H340]^2" office:value-type="float" office:value="0.491897433316">
            <text:p>0.491897433316</text:p>
          </table:table-cell>
          <table:table-cell table:formula="of:=[.I340]^2" office:value-type="float" office:value="0.438598903824">
            <text:p>0.438598903824</text:p>
          </table:table-cell>
          <table:table-cell/>
          <table:table-cell office:value-type="float" office:value="5.77344">
            <text:p>5.77344</text:p>
          </table:table-cell>
          <table:table-cell office:value-type="float" office:value="0.496866">
            <text:p>0.496866</text:p>
          </table:table-cell>
          <table:table-cell office:value-type="float" office:value="0.338636">
            <text:p>0.338636</text:p>
          </table:table-cell>
          <table:table-cell office:value-type="float" office:value="0.282358">
            <text:p>0.282358</text:p>
          </table:table-cell>
          <table:table-cell table:formula="of:=[.O340]^2" office:value-type="float" office:value="0.246875821956">
            <text:p>0.246875821956</text:p>
          </table:table-cell>
          <table:table-cell table:formula="of:=[.P340]^2" office:value-type="float" office:value="0.114674340496">
            <text:p>0.114674340496</text:p>
          </table:table-cell>
          <table:table-cell table:formula="of:=[.Q340]^2" office:value-type="float" office:value="0.079726040164">
            <text:p>0.079726040164</text:p>
          </table:table-cell>
        </table:table-row>
        <table:table-row table:style-name="ro1">
          <table:table-cell office:value-type="float" office:value="5.78906">
            <text:p>5.78906</text:p>
          </table:table-cell>
          <table:table-cell office:value-type="float" office:value="0.765803">
            <text:p>0.765803</text:p>
          </table:table-cell>
          <table:table-cell office:value-type="float" office:value="0.735658">
            <text:p>0.735658</text:p>
          </table:table-cell>
          <table:table-cell office:value-type="float" office:value="0.757423">
            <text:p>0.757423</text:p>
          </table:table-cell>
          <table:table-cell/>
          <table:table-cell office:value-type="float" office:value="5.78906">
            <text:p>5.78906</text:p>
          </table:table-cell>
          <table:table-cell office:value-type="float" office:value="0.53623">
            <text:p>0.53623</text:p>
          </table:table-cell>
          <table:table-cell office:value-type="float" office:value="0.703626">
            <text:p>0.703626</text:p>
          </table:table-cell>
          <table:table-cell office:value-type="float" office:value="0.657163">
            <text:p>0.657163</text:p>
          </table:table-cell>
          <table:table-cell table:formula="of:=[.G341]^2" office:value-type="float" office:value="0.2875426129">
            <text:p>0.2875426129</text:p>
          </table:table-cell>
          <table:table-cell table:formula="of:=[.H341]^2" office:value-type="float" office:value="0.495089547876">
            <text:p>0.495089547876</text:p>
          </table:table-cell>
          <table:table-cell table:formula="of:=[.I341]^2" office:value-type="float" office:value="0.431863208569">
            <text:p>0.431863208569</text:p>
          </table:table-cell>
          <table:table-cell/>
          <table:table-cell office:value-type="float" office:value="5.78906">
            <text:p>5.78906</text:p>
          </table:table-cell>
          <table:table-cell office:value-type="float" office:value="0.502117">
            <text:p>0.502117</text:p>
          </table:table-cell>
          <table:table-cell office:value-type="float" office:value="0.335212">
            <text:p>0.335212</text:p>
          </table:table-cell>
          <table:table-cell office:value-type="float" office:value="0.285041">
            <text:p>0.285041</text:p>
          </table:table-cell>
          <table:table-cell table:formula="of:=[.O341]^2" office:value-type="float" office:value="0.252121481689">
            <text:p>0.252121481689</text:p>
          </table:table-cell>
          <table:table-cell table:formula="of:=[.P341]^2" office:value-type="float" office:value="0.112367084944">
            <text:p>0.112367084944</text:p>
          </table:table-cell>
          <table:table-cell table:formula="of:=[.Q341]^2" office:value-type="float" office:value="0.081248371681">
            <text:p>0.081248371681</text:p>
          </table:table-cell>
        </table:table-row>
        <table:table-row table:style-name="ro1">
          <table:table-cell office:value-type="float" office:value="5.80469">
            <text:p>5.80469</text:p>
          </table:table-cell>
          <table:table-cell office:value-type="float" office:value="0.765662">
            <text:p>0.765662</text:p>
          </table:table-cell>
          <table:table-cell office:value-type="float" office:value="0.734863">
            <text:p>0.734863</text:p>
          </table:table-cell>
          <table:table-cell office:value-type="float" office:value="0.762245">
            <text:p>0.762245</text:p>
          </table:table-cell>
          <table:table-cell/>
          <table:table-cell office:value-type="float" office:value="5.80469">
            <text:p>5.80469</text:p>
          </table:table-cell>
          <table:table-cell office:value-type="float" office:value="0.536048">
            <text:p>0.536048</text:p>
          </table:table-cell>
          <table:table-cell office:value-type="float" office:value="0.701083">
            <text:p>0.701083</text:p>
          </table:table-cell>
          <table:table-cell office:value-type="float" office:value="0.653273">
            <text:p>0.653273</text:p>
          </table:table-cell>
          <table:table-cell table:formula="of:=[.G342]^2" office:value-type="float" office:value="0.287347458304">
            <text:p>0.287347458304</text:p>
          </table:table-cell>
          <table:table-cell table:formula="of:=[.H342]^2" office:value-type="float" office:value="0.491517372889">
            <text:p>0.491517372889</text:p>
          </table:table-cell>
          <table:table-cell table:formula="of:=[.I342]^2" office:value-type="float" office:value="0.426765612529">
            <text:p>0.426765612529</text:p>
          </table:table-cell>
          <table:table-cell/>
          <table:table-cell office:value-type="float" office:value="5.80469">
            <text:p>5.80469</text:p>
          </table:table-cell>
          <table:table-cell office:value-type="float" office:value="0.500824">
            <text:p>0.500824</text:p>
          </table:table-cell>
          <table:table-cell office:value-type="float" office:value="0.337015">
            <text:p>0.337015</text:p>
          </table:table-cell>
          <table:table-cell office:value-type="float" office:value="0.286081">
            <text:p>0.286081</text:p>
          </table:table-cell>
          <table:table-cell table:formula="of:=[.O342]^2" office:value-type="float" office:value="0.250824678976">
            <text:p>0.250824678976</text:p>
          </table:table-cell>
          <table:table-cell table:formula="of:=[.P342]^2" office:value-type="float" office:value="0.113579110225">
            <text:p>0.113579110225</text:p>
          </table:table-cell>
          <table:table-cell table:formula="of:=[.Q342]^2" office:value-type="float" office:value="0.081842338561">
            <text:p>0.081842338561</text:p>
          </table:table-cell>
        </table:table-row>
        <table:table-row table:style-name="ro1">
          <table:table-cell office:value-type="float" office:value="5.82031">
            <text:p>5.82031</text:p>
          </table:table-cell>
          <table:table-cell office:value-type="float" office:value="0.768507">
            <text:p>0.768507</text:p>
          </table:table-cell>
          <table:table-cell office:value-type="float" office:value="0.734823">
            <text:p>0.734823</text:p>
          </table:table-cell>
          <table:table-cell office:value-type="float" office:value="0.76636">
            <text:p>0.76636</text:p>
          </table:table-cell>
          <table:table-cell/>
          <table:table-cell office:value-type="float" office:value="5.82031">
            <text:p>5.82031</text:p>
          </table:table-cell>
          <table:table-cell office:value-type="float" office:value="0.537146">
            <text:p>0.537146</text:p>
          </table:table-cell>
          <table:table-cell office:value-type="float" office:value="0.698947">
            <text:p>0.698947</text:p>
          </table:table-cell>
          <table:table-cell office:value-type="float" office:value="0.651975">
            <text:p>0.651975</text:p>
          </table:table-cell>
          <table:table-cell table:formula="of:=[.G343]^2" office:value-type="float" office:value="0.288525825316">
            <text:p>0.288525825316</text:p>
          </table:table-cell>
          <table:table-cell table:formula="of:=[.H343]^2" office:value-type="float" office:value="0.488526908809">
            <text:p>0.488526908809</text:p>
          </table:table-cell>
          <table:table-cell table:formula="of:=[.I343]^2" office:value-type="float" office:value="0.425071400625">
            <text:p>0.425071400625</text:p>
          </table:table-cell>
          <table:table-cell/>
          <table:table-cell office:value-type="float" office:value="5.82031">
            <text:p>5.82031</text:p>
          </table:table-cell>
          <table:table-cell office:value-type="float" office:value="0.498044">
            <text:p>0.498044</text:p>
          </table:table-cell>
          <table:table-cell office:value-type="float" office:value="0.338645">
            <text:p>0.338645</text:p>
          </table:table-cell>
          <table:table-cell office:value-type="float" office:value="0.287127">
            <text:p>0.287127</text:p>
          </table:table-cell>
          <table:table-cell table:formula="of:=[.O343]^2" office:value-type="float" office:value="0.248047825936">
            <text:p>0.248047825936</text:p>
          </table:table-cell>
          <table:table-cell table:formula="of:=[.P343]^2" office:value-type="float" office:value="0.114680436025">
            <text:p>0.114680436025</text:p>
          </table:table-cell>
          <table:table-cell table:formula="of:=[.Q343]^2" office:value-type="float" office:value="0.082441914129">
            <text:p>0.082441914129</text:p>
          </table:table-cell>
        </table:table-row>
        <table:table-row table:style-name="ro1">
          <table:table-cell office:value-type="float" office:value="5.83594">
            <text:p>5.83594</text:p>
          </table:table-cell>
          <table:table-cell office:value-type="float" office:value="0.77228">
            <text:p>0.77228</text:p>
          </table:table-cell>
          <table:table-cell office:value-type="float" office:value="0.736403">
            <text:p>0.736403</text:p>
          </table:table-cell>
          <table:table-cell office:value-type="float" office:value="0.766005">
            <text:p>0.766005</text:p>
          </table:table-cell>
          <table:table-cell/>
          <table:table-cell office:value-type="float" office:value="5.83594">
            <text:p>5.83594</text:p>
          </table:table-cell>
          <table:table-cell office:value-type="float" office:value="0.538303">
            <text:p>0.538303</text:p>
          </table:table-cell>
          <table:table-cell office:value-type="float" office:value="0.699847">
            <text:p>0.699847</text:p>
          </table:table-cell>
          <table:table-cell office:value-type="float" office:value="0.652107">
            <text:p>0.652107</text:p>
          </table:table-cell>
          <table:table-cell table:formula="of:=[.G344]^2" office:value-type="float" office:value="0.289770119809">
            <text:p>0.289770119809</text:p>
          </table:table-cell>
          <table:table-cell table:formula="of:=[.H344]^2" office:value-type="float" office:value="0.489785823409">
            <text:p>0.489785823409</text:p>
          </table:table-cell>
          <table:table-cell table:formula="of:=[.I344]^2" office:value-type="float" office:value="0.425243539449">
            <text:p>0.425243539449</text:p>
          </table:table-cell>
          <table:table-cell/>
          <table:table-cell office:value-type="float" office:value="5.83594">
            <text:p>5.83594</text:p>
          </table:table-cell>
          <table:table-cell office:value-type="float" office:value="0.499122">
            <text:p>0.499122</text:p>
          </table:table-cell>
          <table:table-cell office:value-type="float" office:value="0.337179">
            <text:p>0.337179</text:p>
          </table:table-cell>
          <table:table-cell office:value-type="float" office:value="0.2905">
            <text:p>0.2905</text:p>
          </table:table-cell>
          <table:table-cell table:formula="of:=[.O344]^2" office:value-type="float" office:value="0.249122770884">
            <text:p>0.249122770884</text:p>
          </table:table-cell>
          <table:table-cell table:formula="of:=[.P344]^2" office:value-type="float" office:value="0.113689678041">
            <text:p>0.113689678041</text:p>
          </table:table-cell>
          <table:table-cell table:formula="of:=[.Q344]^2" office:value-type="float" office:value="0.08439025">
            <text:p>0.08439025</text:p>
          </table:table-cell>
        </table:table-row>
        <table:table-row table:style-name="ro1">
          <table:table-cell office:value-type="float" office:value="5.85156">
            <text:p>5.85156</text:p>
          </table:table-cell>
          <table:table-cell office:value-type="float" office:value="0.773398">
            <text:p>0.773398</text:p>
          </table:table-cell>
          <table:table-cell office:value-type="float" office:value="0.738358">
            <text:p>0.738358</text:p>
          </table:table-cell>
          <table:table-cell office:value-type="float" office:value="0.761845">
            <text:p>0.761845</text:p>
          </table:table-cell>
          <table:table-cell/>
          <table:table-cell office:value-type="float" office:value="5.85156">
            <text:p>5.85156</text:p>
          </table:table-cell>
          <table:table-cell office:value-type="float" office:value="0.53788">
            <text:p>0.53788</text:p>
          </table:table-cell>
          <table:table-cell office:value-type="float" office:value="0.699131">
            <text:p>0.699131</text:p>
          </table:table-cell>
          <table:table-cell office:value-type="float" office:value="0.654896">
            <text:p>0.654896</text:p>
          </table:table-cell>
          <table:table-cell table:formula="of:=[.G345]^2" office:value-type="float" office:value="0.2893148944">
            <text:p>0.2893148944</text:p>
          </table:table-cell>
          <table:table-cell table:formula="of:=[.H345]^2" office:value-type="float" office:value="0.488784155161">
            <text:p>0.488784155161</text:p>
          </table:table-cell>
          <table:table-cell table:formula="of:=[.I345]^2" office:value-type="float" office:value="0.428888770816">
            <text:p>0.428888770816</text:p>
          </table:table-cell>
          <table:table-cell/>
          <table:table-cell office:value-type="float" office:value="5.85156">
            <text:p>5.85156</text:p>
          </table:table-cell>
          <table:table-cell office:value-type="float" office:value="0.501008">
            <text:p>0.501008</text:p>
          </table:table-cell>
          <table:table-cell office:value-type="float" office:value="0.33828">
            <text:p>0.33828</text:p>
          </table:table-cell>
          <table:table-cell office:value-type="float" office:value="0.291345">
            <text:p>0.291345</text:p>
          </table:table-cell>
          <table:table-cell table:formula="of:=[.O345]^2" office:value-type="float" office:value="0.251009016064">
            <text:p>0.251009016064</text:p>
          </table:table-cell>
          <table:table-cell table:formula="of:=[.P345]^2" office:value-type="float" office:value="0.1144333584">
            <text:p>0.1144333584</text:p>
          </table:table-cell>
          <table:table-cell table:formula="of:=[.Q345]^2" office:value-type="float" office:value="0.084881909025">
            <text:p>0.084881909025</text:p>
          </table:table-cell>
        </table:table-row>
        <table:table-row table:style-name="ro1">
          <table:table-cell office:value-type="float" office:value="5.86719">
            <text:p>5.86719</text:p>
          </table:table-cell>
          <table:table-cell office:value-type="float" office:value="0.771492">
            <text:p>0.771492</text:p>
          </table:table-cell>
          <table:table-cell office:value-type="float" office:value="0.737807">
            <text:p>0.737807</text:p>
          </table:table-cell>
          <table:table-cell office:value-type="float" office:value="0.758292">
            <text:p>0.758292</text:p>
          </table:table-cell>
          <table:table-cell/>
          <table:table-cell office:value-type="float" office:value="5.86719">
            <text:p>5.86719</text:p>
          </table:table-cell>
          <table:table-cell office:value-type="float" office:value="0.537337">
            <text:p>0.537337</text:p>
          </table:table-cell>
          <table:table-cell office:value-type="float" office:value="0.69754">
            <text:p>0.69754</text:p>
          </table:table-cell>
          <table:table-cell office:value-type="float" office:value="0.658528">
            <text:p>0.658528</text:p>
          </table:table-cell>
          <table:table-cell table:formula="of:=[.G346]^2" office:value-type="float" office:value="0.288731051569">
            <text:p>0.288731051569</text:p>
          </table:table-cell>
          <table:table-cell table:formula="of:=[.H346]^2" office:value-type="float" office:value="0.4865620516">
            <text:p>0.4865620516</text:p>
          </table:table-cell>
          <table:table-cell table:formula="of:=[.I346]^2" office:value-type="float" office:value="0.433659126784">
            <text:p>0.433659126784</text:p>
          </table:table-cell>
          <table:table-cell/>
          <table:table-cell office:value-type="float" office:value="5.86719">
            <text:p>5.86719</text:p>
          </table:table-cell>
          <table:table-cell office:value-type="float" office:value="0.500784">
            <text:p>0.500784</text:p>
          </table:table-cell>
          <table:table-cell office:value-type="float" office:value="0.339586">
            <text:p>0.339586</text:p>
          </table:table-cell>
          <table:table-cell office:value-type="float" office:value="0.290289">
            <text:p>0.290289</text:p>
          </table:table-cell>
          <table:table-cell table:formula="of:=[.O346]^2" office:value-type="float" office:value="0.250784614656">
            <text:p>0.250784614656</text:p>
          </table:table-cell>
          <table:table-cell table:formula="of:=[.P346]^2" office:value-type="float" office:value="0.115318651396">
            <text:p>0.115318651396</text:p>
          </table:table-cell>
          <table:table-cell table:formula="of:=[.Q346]^2" office:value-type="float" office:value="0.084267703521">
            <text:p>0.084267703521</text:p>
          </table:table-cell>
        </table:table-row>
        <table:table-row table:style-name="ro1">
          <table:table-cell office:value-type="float" office:value="5.88281">
            <text:p>5.88281</text:p>
          </table:table-cell>
          <table:table-cell office:value-type="float" office:value="0.76934">
            <text:p>0.76934</text:p>
          </table:table-cell>
          <table:table-cell office:value-type="float" office:value="0.734553">
            <text:p>0.734553</text:p>
          </table:table-cell>
          <table:table-cell office:value-type="float" office:value="0.759978">
            <text:p>0.759978</text:p>
          </table:table-cell>
          <table:table-cell/>
          <table:table-cell office:value-type="float" office:value="5.88281">
            <text:p>5.88281</text:p>
          </table:table-cell>
          <table:table-cell office:value-type="float" office:value="0.535394">
            <text:p>0.535394</text:p>
          </table:table-cell>
          <table:table-cell office:value-type="float" office:value="0.699355">
            <text:p>0.699355</text:p>
          </table:table-cell>
          <table:table-cell office:value-type="float" office:value="0.657757">
            <text:p>0.657757</text:p>
          </table:table-cell>
          <table:table-cell table:formula="of:=[.G347]^2" office:value-type="float" office:value="0.286646735236">
            <text:p>0.286646735236</text:p>
          </table:table-cell>
          <table:table-cell table:formula="of:=[.H347]^2" office:value-type="float" office:value="0.489097416025">
            <text:p>0.489097416025</text:p>
          </table:table-cell>
          <table:table-cell table:formula="of:=[.I347]^2" office:value-type="float" office:value="0.432644271049">
            <text:p>0.432644271049</text:p>
          </table:table-cell>
          <table:table-cell/>
          <table:table-cell office:value-type="float" office:value="5.88281">
            <text:p>5.88281</text:p>
          </table:table-cell>
          <table:table-cell office:value-type="float" office:value="0.501583">
            <text:p>0.501583</text:p>
          </table:table-cell>
          <table:table-cell office:value-type="float" office:value="0.339035">
            <text:p>0.339035</text:p>
          </table:table-cell>
          <table:table-cell office:value-type="float" office:value="0.289595">
            <text:p>0.289595</text:p>
          </table:table-cell>
          <table:table-cell table:formula="of:=[.O347]^2" office:value-type="float" office:value="0.251585505889">
            <text:p>0.251585505889</text:p>
          </table:table-cell>
          <table:table-cell table:formula="of:=[.P347]^2" office:value-type="float" office:value="0.114944731225">
            <text:p>0.114944731225</text:p>
          </table:table-cell>
          <table:table-cell table:formula="of:=[.Q347]^2" office:value-type="float" office:value="0.083865264025">
            <text:p>0.083865264025</text:p>
          </table:table-cell>
        </table:table-row>
        <table:table-row table:style-name="ro1">
          <table:table-cell office:value-type="float" office:value="5.89844">
            <text:p>5.89844</text:p>
          </table:table-cell>
          <table:table-cell office:value-type="float" office:value="0.769377">
            <text:p>0.769377</text:p>
          </table:table-cell>
          <table:table-cell office:value-type="float" office:value="0.732485">
            <text:p>0.732485</text:p>
          </table:table-cell>
          <table:table-cell office:value-type="float" office:value="0.76534">
            <text:p>0.76534</text:p>
          </table:table-cell>
          <table:table-cell/>
          <table:table-cell office:value-type="float" office:value="5.89844">
            <text:p>5.89844</text:p>
          </table:table-cell>
          <table:table-cell office:value-type="float" office:value="0.533966">
            <text:p>0.533966</text:p>
          </table:table-cell>
          <table:table-cell office:value-type="float" office:value="0.701519">
            <text:p>0.701519</text:p>
          </table:table-cell>
          <table:table-cell office:value-type="float" office:value="0.654541">
            <text:p>0.654541</text:p>
          </table:table-cell>
          <table:table-cell table:formula="of:=[.G348]^2" office:value-type="float" office:value="0.285119689156">
            <text:p>0.285119689156</text:p>
          </table:table-cell>
          <table:table-cell table:formula="of:=[.H348]^2" office:value-type="float" office:value="0.492128907361">
            <text:p>0.492128907361</text:p>
          </table:table-cell>
          <table:table-cell table:formula="of:=[.I348]^2" office:value-type="float" office:value="0.428423920681">
            <text:p>0.428423920681</text:p>
          </table:table-cell>
          <table:table-cell/>
          <table:table-cell office:value-type="float" office:value="5.89844">
            <text:p>5.89844</text:p>
          </table:table-cell>
          <table:table-cell office:value-type="float" office:value="0.501113">
            <text:p>0.501113</text:p>
          </table:table-cell>
          <table:table-cell office:value-type="float" office:value="0.337462">
            <text:p>0.337462</text:p>
          </table:table-cell>
          <table:table-cell office:value-type="float" office:value="0.289195">
            <text:p>0.289195</text:p>
          </table:table-cell>
          <table:table-cell table:formula="of:=[.O348]^2" office:value-type="float" office:value="0.251114238769">
            <text:p>0.251114238769</text:p>
          </table:table-cell>
          <table:table-cell table:formula="of:=[.P348]^2" office:value-type="float" office:value="0.113880601444">
            <text:p>0.113880601444</text:p>
          </table:table-cell>
          <table:table-cell table:formula="of:=[.Q348]^2" office:value-type="float" office:value="0.083633748025">
            <text:p>0.083633748025</text:p>
          </table:table-cell>
        </table:table-row>
        <table:table-row table:style-name="ro1">
          <table:table-cell office:value-type="float" office:value="5.91406">
            <text:p>5.91406</text:p>
          </table:table-cell>
          <table:table-cell office:value-type="float" office:value="0.771307">
            <text:p>0.771307</text:p>
          </table:table-cell>
          <table:table-cell office:value-type="float" office:value="0.734688">
            <text:p>0.734688</text:p>
          </table:table-cell>
          <table:table-cell office:value-type="float" office:value="0.767025">
            <text:p>0.767025</text:p>
          </table:table-cell>
          <table:table-cell/>
          <table:table-cell office:value-type="float" office:value="5.91406">
            <text:p>5.91406</text:p>
          </table:table-cell>
          <table:table-cell office:value-type="float" office:value="0.53597">
            <text:p>0.53597</text:p>
          </table:table-cell>
          <table:table-cell office:value-type="float" office:value="0.700576">
            <text:p>0.700576</text:p>
          </table:table-cell>
          <table:table-cell office:value-type="float" office:value="0.649753">
            <text:p>0.649753</text:p>
          </table:table-cell>
          <table:table-cell table:formula="of:=[.G349]^2" office:value-type="float" office:value="0.2872638409">
            <text:p>0.2872638409</text:p>
          </table:table-cell>
          <table:table-cell table:formula="of:=[.H349]^2" office:value-type="float" office:value="0.490806731776">
            <text:p>0.490806731776</text:p>
          </table:table-cell>
          <table:table-cell table:formula="of:=[.I349]^2" office:value-type="float" office:value="0.422178961009">
            <text:p>0.422178961009</text:p>
          </table:table-cell>
          <table:table-cell/>
          <table:table-cell office:value-type="float" office:value="5.91406">
            <text:p>5.91406</text:p>
          </table:table-cell>
          <table:table-cell office:value-type="float" office:value="0.499629">
            <text:p>0.499629</text:p>
          </table:table-cell>
          <table:table-cell office:value-type="float" office:value="0.337527">
            <text:p>0.337527</text:p>
          </table:table-cell>
          <table:table-cell office:value-type="float" office:value="0.288399">
            <text:p>0.288399</text:p>
          </table:table-cell>
          <table:table-cell table:formula="of:=[.O349]^2" office:value-type="float" office:value="0.249629137641">
            <text:p>0.249629137641</text:p>
          </table:table-cell>
          <table:table-cell table:formula="of:=[.P349]^2" office:value-type="float" office:value="0.113924475729">
            <text:p>0.113924475729</text:p>
          </table:table-cell>
          <table:table-cell table:formula="of:=[.Q349]^2" office:value-type="float" office:value="0.083173983201">
            <text:p>0.083173983201</text:p>
          </table:table-cell>
        </table:table-row>
        <table:table-row table:style-name="ro1">
          <table:table-cell office:value-type="float" office:value="5.92969">
            <text:p>5.92969</text:p>
          </table:table-cell>
          <table:table-cell office:value-type="float" office:value="0.771508">
            <text:p>0.771508</text:p>
          </table:table-cell>
          <table:table-cell office:value-type="float" office:value="0.739845">
            <text:p>0.739845</text:p>
          </table:table-cell>
          <table:table-cell office:value-type="float" office:value="0.762857">
            <text:p>0.762857</text:p>
          </table:table-cell>
          <table:table-cell/>
          <table:table-cell office:value-type="float" office:value="5.92969">
            <text:p>5.92969</text:p>
          </table:table-cell>
          <table:table-cell office:value-type="float" office:value="0.537881">
            <text:p>0.537881</text:p>
          </table:table-cell>
          <table:table-cell office:value-type="float" office:value="0.697068">
            <text:p>0.697068</text:p>
          </table:table-cell>
          <table:table-cell office:value-type="float" office:value="0.644574">
            <text:p>0.644574</text:p>
          </table:table-cell>
          <table:table-cell table:formula="of:=[.G350]^2" office:value-type="float" office:value="0.289315970161">
            <text:p>0.289315970161</text:p>
          </table:table-cell>
          <table:table-cell table:formula="of:=[.H350]^2" office:value-type="float" office:value="0.485903796624">
            <text:p>0.485903796624</text:p>
          </table:table-cell>
          <table:table-cell table:formula="of:=[.I350]^2" office:value-type="float" office:value="0.415475641476">
            <text:p>0.415475641476</text:p>
          </table:table-cell>
          <table:table-cell/>
          <table:table-cell office:value-type="float" office:value="5.92969">
            <text:p>5.92969</text:p>
          </table:table-cell>
          <table:table-cell office:value-type="float" office:value="0.500993">
            <text:p>0.500993</text:p>
          </table:table-cell>
          <table:table-cell office:value-type="float" office:value="0.341575">
            <text:p>0.341575</text:p>
          </table:table-cell>
          <table:table-cell office:value-type="float" office:value="0.289908">
            <text:p>0.289908</text:p>
          </table:table-cell>
          <table:table-cell table:formula="of:=[.O350]^2" office:value-type="float" office:value="0.250993986049">
            <text:p>0.250993986049</text:p>
          </table:table-cell>
          <table:table-cell table:formula="of:=[.P350]^2" office:value-type="float" office:value="0.116673480625">
            <text:p>0.116673480625</text:p>
          </table:table-cell>
          <table:table-cell table:formula="of:=[.Q350]^2" office:value-type="float" office:value="0.084046648464">
            <text:p>0.084046648464</text:p>
          </table:table-cell>
        </table:table-row>
        <table:table-row table:style-name="ro1">
          <table:table-cell office:value-type="float" office:value="5.94531">
            <text:p>5.94531</text:p>
          </table:table-cell>
          <table:table-cell office:value-type="float" office:value="0.768942">
            <text:p>0.768942</text:p>
          </table:table-cell>
          <table:table-cell office:value-type="float" office:value="0.741567">
            <text:p>0.741567</text:p>
          </table:table-cell>
          <table:table-cell office:value-type="float" office:value="0.758995">
            <text:p>0.758995</text:p>
          </table:table-cell>
          <table:table-cell/>
          <table:table-cell office:value-type="float" office:value="5.94531">
            <text:p>5.94531</text:p>
          </table:table-cell>
          <table:table-cell office:value-type="float" office:value="0.538208">
            <text:p>0.538208</text:p>
          </table:table-cell>
          <table:table-cell office:value-type="float" office:value="0.694718">
            <text:p>0.694718</text:p>
          </table:table-cell>
          <table:table-cell office:value-type="float" office:value="0.644959">
            <text:p>0.644959</text:p>
          </table:table-cell>
          <table:table-cell table:formula="of:=[.G351]^2" office:value-type="float" office:value="0.289667851264">
            <text:p>0.289667851264</text:p>
          </table:table-cell>
          <table:table-cell table:formula="of:=[.H351]^2" office:value-type="float" office:value="0.482633099524">
            <text:p>0.482633099524</text:p>
          </table:table-cell>
          <table:table-cell table:formula="of:=[.I351]^2" office:value-type="float" office:value="0.415972111681">
            <text:p>0.415972111681</text:p>
          </table:table-cell>
          <table:table-cell/>
          <table:table-cell office:value-type="float" office:value="5.94531">
            <text:p>5.94531</text:p>
          </table:table-cell>
          <table:table-cell office:value-type="float" office:value="0.503045">
            <text:p>0.503045</text:p>
          </table:table-cell>
          <table:table-cell office:value-type="float" office:value="0.345504">
            <text:p>0.345504</text:p>
          </table:table-cell>
          <table:table-cell office:value-type="float" office:value="0.292958">
            <text:p>0.292958</text:p>
          </table:table-cell>
          <table:table-cell table:formula="of:=[.O351]^2" office:value-type="float" office:value="0.253054272025">
            <text:p>0.253054272025</text:p>
          </table:table-cell>
          <table:table-cell table:formula="of:=[.P351]^2" office:value-type="float" office:value="0.119373014016">
            <text:p>0.119373014016</text:p>
          </table:table-cell>
          <table:table-cell table:formula="of:=[.Q351]^2" office:value-type="float" office:value="0.085824389764">
            <text:p>0.085824389764</text:p>
          </table:table-cell>
        </table:table-row>
        <table:table-row table:style-name="ro1">
          <table:table-cell office:value-type="float" office:value="5.96094">
            <text:p>5.96094</text:p>
          </table:table-cell>
          <table:table-cell office:value-type="float" office:value="0.768088">
            <text:p>0.768088</text:p>
          </table:table-cell>
          <table:table-cell office:value-type="float" office:value="0.738065">
            <text:p>0.738065</text:p>
          </table:table-cell>
          <table:table-cell office:value-type="float" office:value="0.758952">
            <text:p>0.758952</text:p>
          </table:table-cell>
          <table:table-cell/>
          <table:table-cell office:value-type="float" office:value="5.96094">
            <text:p>5.96094</text:p>
          </table:table-cell>
          <table:table-cell office:value-type="float" office:value="0.537719">
            <text:p>0.537719</text:p>
          </table:table-cell>
          <table:table-cell office:value-type="float" office:value="0.694388">
            <text:p>0.694388</text:p>
          </table:table-cell>
          <table:table-cell office:value-type="float" office:value="0.649379">
            <text:p>0.649379</text:p>
          </table:table-cell>
          <table:table-cell table:formula="of:=[.G352]^2" office:value-type="float" office:value="0.289141722961">
            <text:p>0.289141722961</text:p>
          </table:table-cell>
          <table:table-cell table:formula="of:=[.H352]^2" office:value-type="float" office:value="0.482174694544">
            <text:p>0.482174694544</text:p>
          </table:table-cell>
          <table:table-cell table:formula="of:=[.I352]^2" office:value-type="float" office:value="0.421693085641">
            <text:p>0.421693085641</text:p>
          </table:table-cell>
          <table:table-cell/>
          <table:table-cell office:value-type="float" office:value="5.96094">
            <text:p>5.96094</text:p>
          </table:table-cell>
          <table:table-cell office:value-type="float" office:value="0.502499">
            <text:p>0.502499</text:p>
          </table:table-cell>
          <table:table-cell office:value-type="float" office:value="0.345861">
            <text:p>0.345861</text:p>
          </table:table-cell>
          <table:table-cell office:value-type="float" office:value="0.292314">
            <text:p>0.292314</text:p>
          </table:table-cell>
          <table:table-cell table:formula="of:=[.O352]^2" office:value-type="float" office:value="0.252505245001">
            <text:p>0.252505245001</text:p>
          </table:table-cell>
          <table:table-cell table:formula="of:=[.P352]^2" office:value-type="float" office:value="0.119619831321">
            <text:p>0.119619831321</text:p>
          </table:table-cell>
          <table:table-cell table:formula="of:=[.Q352]^2" office:value-type="float" office:value="0.085447474596">
            <text:p>0.085447474596</text:p>
          </table:table-cell>
        </table:table-row>
        <table:table-row table:style-name="ro1">
          <table:table-cell office:value-type="float" office:value="5.97656">
            <text:p>5.97656</text:p>
          </table:table-cell>
          <table:table-cell office:value-type="float" office:value="0.77043">
            <text:p>0.77043</text:p>
          </table:table-cell>
          <table:table-cell office:value-type="float" office:value="0.7358">
            <text:p>0.7358</text:p>
          </table:table-cell>
          <table:table-cell office:value-type="float" office:value="0.760895">
            <text:p>0.760895</text:p>
          </table:table-cell>
          <table:table-cell/>
          <table:table-cell office:value-type="float" office:value="5.97656">
            <text:p>5.97656</text:p>
          </table:table-cell>
          <table:table-cell office:value-type="float" office:value="0.536439">
            <text:p>0.536439</text:p>
          </table:table-cell>
          <table:table-cell office:value-type="float" office:value="0.693593">
            <text:p>0.693593</text:p>
          </table:table-cell>
          <table:table-cell office:value-type="float" office:value="0.650393">
            <text:p>0.650393</text:p>
          </table:table-cell>
          <table:table-cell table:formula="of:=[.G353]^2" office:value-type="float" office:value="0.287766800721">
            <text:p>0.287766800721</text:p>
          </table:table-cell>
          <table:table-cell table:formula="of:=[.H353]^2" office:value-type="float" office:value="0.481071249649">
            <text:p>0.481071249649</text:p>
          </table:table-cell>
          <table:table-cell table:formula="of:=[.I353]^2" office:value-type="float" office:value="0.423011054449">
            <text:p>0.423011054449</text:p>
          </table:table-cell>
          <table:table-cell/>
          <table:table-cell office:value-type="float" office:value="5.97656">
            <text:p>5.97656</text:p>
          </table:table-cell>
          <table:table-cell office:value-type="float" office:value="0.50034">
            <text:p>0.50034</text:p>
          </table:table-cell>
          <table:table-cell office:value-type="float" office:value="0.345509">
            <text:p>0.345509</text:p>
          </table:table-cell>
          <table:table-cell office:value-type="float" office:value="0.291671">
            <text:p>0.291671</text:p>
          </table:table-cell>
          <table:table-cell table:formula="of:=[.O353]^2" office:value-type="float" office:value="0.2503401156">
            <text:p>0.2503401156</text:p>
          </table:table-cell>
          <table:table-cell table:formula="of:=[.P353]^2" office:value-type="float" office:value="0.119376469081">
            <text:p>0.119376469081</text:p>
          </table:table-cell>
          <table:table-cell table:formula="of:=[.Q353]^2" office:value-type="float" office:value="0.085071972241">
            <text:p>0.085071972241</text:p>
          </table:table-cell>
        </table:table-row>
        <table:table-row table:style-name="ro1">
          <table:table-cell office:value-type="float" office:value="5.99219">
            <text:p>5.99219</text:p>
          </table:table-cell>
          <table:table-cell office:value-type="float" office:value="0.7716">
            <text:p>0.7716</text:p>
          </table:table-cell>
          <table:table-cell office:value-type="float" office:value="0.736035">
            <text:p>0.736035</text:p>
          </table:table-cell>
          <table:table-cell office:value-type="float" office:value="0.763377">
            <text:p>0.763377</text:p>
          </table:table-cell>
          <table:table-cell/>
          <table:table-cell office:value-type="float" office:value="5.99219">
            <text:p>5.99219</text:p>
          </table:table-cell>
          <table:table-cell office:value-type="float" office:value="0.535036">
            <text:p>0.535036</text:p>
          </table:table-cell>
          <table:table-cell office:value-type="float" office:value="0.694034">
            <text:p>0.694034</text:p>
          </table:table-cell>
          <table:table-cell office:value-type="float" office:value="0.648962">
            <text:p>0.648962</text:p>
          </table:table-cell>
          <table:table-cell table:formula="of:=[.G354]^2" office:value-type="float" office:value="0.286263521296">
            <text:p>0.286263521296</text:p>
          </table:table-cell>
          <table:table-cell table:formula="of:=[.H354]^2" office:value-type="float" office:value="0.481683193156">
            <text:p>0.481683193156</text:p>
          </table:table-cell>
          <table:table-cell table:formula="of:=[.I354]^2" office:value-type="float" office:value="0.421151677444">
            <text:p>0.421151677444</text:p>
          </table:table-cell>
          <table:table-cell/>
          <table:table-cell office:value-type="float" office:value="5.99219">
            <text:p>5.99219</text:p>
          </table:table-cell>
          <table:table-cell office:value-type="float" office:value="0.501079">
            <text:p>0.501079</text:p>
          </table:table-cell>
          <table:table-cell office:value-type="float" office:value="0.344895">
            <text:p>0.344895</text:p>
          </table:table-cell>
          <table:table-cell office:value-type="float" office:value="0.29337">
            <text:p>0.29337</text:p>
          </table:table-cell>
          <table:table-cell table:formula="of:=[.O354]^2" office:value-type="float" office:value="0.251080164241">
            <text:p>0.251080164241</text:p>
          </table:table-cell>
          <table:table-cell table:formula="of:=[.P354]^2" office:value-type="float" office:value="0.118952561025">
            <text:p>0.118952561025</text:p>
          </table:table-cell>
          <table:table-cell table:formula="of:=[.Q354]^2" office:value-type="float" office:value="0.0860659569">
            <text:p>0.0860659569</text:p>
          </table:table-cell>
        </table:table-row>
        <table:table-row table:style-name="ro1">
          <table:table-cell office:value-type="float" office:value="6.00781">
            <text:p>6.00781</text:p>
          </table:table-cell>
          <table:table-cell office:value-type="float" office:value="0.77057">
            <text:p>0.77057</text:p>
          </table:table-cell>
          <table:table-cell office:value-type="float" office:value="0.733795">
            <text:p>0.733795</text:p>
          </table:table-cell>
          <table:table-cell office:value-type="float" office:value="0.764265">
            <text:p>0.764265</text:p>
          </table:table-cell>
          <table:table-cell/>
          <table:table-cell office:value-type="float" office:value="6.00781">
            <text:p>6.00781</text:p>
          </table:table-cell>
          <table:table-cell office:value-type="float" office:value="0.53598">
            <text:p>0.53598</text:p>
          </table:table-cell>
          <table:table-cell office:value-type="float" office:value="0.693641">
            <text:p>0.693641</text:p>
          </table:table-cell>
          <table:table-cell office:value-type="float" office:value="0.648469">
            <text:p>0.648469</text:p>
          </table:table-cell>
          <table:table-cell table:formula="of:=[.G355]^2" office:value-type="float" office:value="0.2872745604">
            <text:p>0.2872745604</text:p>
          </table:table-cell>
          <table:table-cell table:formula="of:=[.H355]^2" office:value-type="float" office:value="0.481137836881">
            <text:p>0.481137836881</text:p>
          </table:table-cell>
          <table:table-cell table:formula="of:=[.I355]^2" office:value-type="float" office:value="0.420512043961">
            <text:p>0.420512043961</text:p>
          </table:table-cell>
          <table:table-cell/>
          <table:table-cell office:value-type="float" office:value="6.00781">
            <text:p>6.00781</text:p>
          </table:table-cell>
          <table:table-cell office:value-type="float" office:value="0.504479">
            <text:p>0.504479</text:p>
          </table:table-cell>
          <table:table-cell office:value-type="float" office:value="0.343406">
            <text:p>0.343406</text:p>
          </table:table-cell>
          <table:table-cell office:value-type="float" office:value="0.294974">
            <text:p>0.294974</text:p>
          </table:table-cell>
          <table:table-cell table:formula="of:=[.O355]^2" office:value-type="float" office:value="0.254499061441">
            <text:p>0.254499061441</text:p>
          </table:table-cell>
          <table:table-cell table:formula="of:=[.P355]^2" office:value-type="float" office:value="0.117927680836">
            <text:p>0.117927680836</text:p>
          </table:table-cell>
          <table:table-cell table:formula="of:=[.Q355]^2" office:value-type="float" office:value="0.087009660676">
            <text:p>0.087009660676</text:p>
          </table:table-cell>
        </table:table-row>
        <table:table-row table:style-name="ro1">
          <table:table-cell office:value-type="float" office:value="6.02344">
            <text:p>6.02344</text:p>
          </table:table-cell>
          <table:table-cell office:value-type="float" office:value="0.77092">
            <text:p>0.77092</text:p>
          </table:table-cell>
          <table:table-cell office:value-type="float" office:value="0.730878">
            <text:p>0.730878</text:p>
          </table:table-cell>
          <table:table-cell office:value-type="float" office:value="0.7622">
            <text:p>0.7622</text:p>
          </table:table-cell>
          <table:table-cell/>
          <table:table-cell office:value-type="float" office:value="6.02344">
            <text:p>6.02344</text:p>
          </table:table-cell>
          <table:table-cell office:value-type="float" office:value="0.536931">
            <text:p>0.536931</text:p>
          </table:table-cell>
          <table:table-cell office:value-type="float" office:value="0.692689">
            <text:p>0.692689</text:p>
          </table:table-cell>
          <table:table-cell office:value-type="float" office:value="0.646308">
            <text:p>0.646308</text:p>
          </table:table-cell>
          <table:table-cell table:formula="of:=[.G356]^2" office:value-type="float" office:value="0.288294898761">
            <text:p>0.288294898761</text:p>
          </table:table-cell>
          <table:table-cell table:formula="of:=[.H356]^2" office:value-type="float" office:value="0.479818050721">
            <text:p>0.479818050721</text:p>
          </table:table-cell>
          <table:table-cell table:formula="of:=[.I356]^2" office:value-type="float" office:value="0.417714030864">
            <text:p>0.417714030864</text:p>
          </table:table-cell>
          <table:table-cell/>
          <table:table-cell office:value-type="float" office:value="6.02344">
            <text:p>6.02344</text:p>
          </table:table-cell>
          <table:table-cell office:value-type="float" office:value="0.505064">
            <text:p>0.505064</text:p>
          </table:table-cell>
          <table:table-cell office:value-type="float" office:value="0.340758">
            <text:p>0.340758</text:p>
          </table:table-cell>
          <table:table-cell office:value-type="float" office:value="0.296245">
            <text:p>0.296245</text:p>
          </table:table-cell>
          <table:table-cell table:formula="of:=[.O356]^2" office:value-type="float" office:value="0.255089644096">
            <text:p>0.255089644096</text:p>
          </table:table-cell>
          <table:table-cell table:formula="of:=[.P356]^2" office:value-type="float" office:value="0.116116014564">
            <text:p>0.116116014564</text:p>
          </table:table-cell>
          <table:table-cell table:formula="of:=[.Q356]^2" office:value-type="float" office:value="0.087761100025">
            <text:p>0.087761100025</text:p>
          </table:table-cell>
        </table:table-row>
        <table:table-row table:style-name="ro1">
          <table:table-cell office:value-type="float" office:value="6.03906">
            <text:p>6.03906</text:p>
          </table:table-cell>
          <table:table-cell office:value-type="float" office:value="0.772777">
            <text:p>0.772777</text:p>
          </table:table-cell>
          <table:table-cell office:value-type="float" office:value="0.732285">
            <text:p>0.732285</text:p>
          </table:table-cell>
          <table:table-cell office:value-type="float" office:value="0.760532">
            <text:p>0.760532</text:p>
          </table:table-cell>
          <table:table-cell/>
          <table:table-cell office:value-type="float" office:value="6.03906">
            <text:p>6.03906</text:p>
          </table:table-cell>
          <table:table-cell office:value-type="float" office:value="0.536407">
            <text:p>0.536407</text:p>
          </table:table-cell>
          <table:table-cell office:value-type="float" office:value="0.693913">
            <text:p>0.693913</text:p>
          </table:table-cell>
          <table:table-cell office:value-type="float" office:value="0.643086">
            <text:p>0.643086</text:p>
          </table:table-cell>
          <table:table-cell table:formula="of:=[.G357]^2" office:value-type="float" office:value="0.287732469649">
            <text:p>0.287732469649</text:p>
          </table:table-cell>
          <table:table-cell table:formula="of:=[.H357]^2" office:value-type="float" office:value="0.481515251569">
            <text:p>0.481515251569</text:p>
          </table:table-cell>
          <table:table-cell table:formula="of:=[.I357]^2" office:value-type="float" office:value="0.413559603396">
            <text:p>0.413559603396</text:p>
          </table:table-cell>
          <table:table-cell/>
          <table:table-cell office:value-type="float" office:value="6.03906">
            <text:p>6.03906</text:p>
          </table:table-cell>
          <table:table-cell office:value-type="float" office:value="0.503897">
            <text:p>0.503897</text:p>
          </table:table-cell>
          <table:table-cell office:value-type="float" office:value="0.340012">
            <text:p>0.340012</text:p>
          </table:table-cell>
          <table:table-cell office:value-type="float" office:value="0.293953">
            <text:p>0.293953</text:p>
          </table:table-cell>
          <table:table-cell table:formula="of:=[.O357]^2" office:value-type="float" office:value="0.253912186609">
            <text:p>0.253912186609</text:p>
          </table:table-cell>
          <table:table-cell table:formula="of:=[.P357]^2" office:value-type="float" office:value="0.115608160144">
            <text:p>0.115608160144</text:p>
          </table:table-cell>
          <table:table-cell table:formula="of:=[.Q357]^2" office:value-type="float" office:value="0.086408366209">
            <text:p>0.086408366209</text:p>
          </table:table-cell>
        </table:table-row>
        <table:table-row table:style-name="ro1">
          <table:table-cell office:value-type="float" office:value="6.05469">
            <text:p>6.05469</text:p>
          </table:table-cell>
          <table:table-cell office:value-type="float" office:value="0.773008">
            <text:p>0.773008</text:p>
          </table:table-cell>
          <table:table-cell office:value-type="float" office:value="0.736162">
            <text:p>0.736162</text:p>
          </table:table-cell>
          <table:table-cell office:value-type="float" office:value="0.762485">
            <text:p>0.762485</text:p>
          </table:table-cell>
          <table:table-cell/>
          <table:table-cell office:value-type="float" office:value="6.05469">
            <text:p>6.05469</text:p>
          </table:table-cell>
          <table:table-cell office:value-type="float" office:value="0.536217">
            <text:p>0.536217</text:p>
          </table:table-cell>
          <table:table-cell office:value-type="float" office:value="0.693287">
            <text:p>0.693287</text:p>
          </table:table-cell>
          <table:table-cell office:value-type="float" office:value="0.6447">
            <text:p>0.6447</text:p>
          </table:table-cell>
          <table:table-cell table:formula="of:=[.G358]^2" office:value-type="float" office:value="0.287528671089">
            <text:p>0.287528671089</text:p>
          </table:table-cell>
          <table:table-cell table:formula="of:=[.H358]^2" office:value-type="float" office:value="0.480646864369">
            <text:p>0.480646864369</text:p>
          </table:table-cell>
          <table:table-cell table:formula="of:=[.I358]^2" office:value-type="float" office:value="0.41563809">
            <text:p>0.41563809</text:p>
          </table:table-cell>
          <table:table-cell/>
          <table:table-cell office:value-type="float" office:value="6.05469">
            <text:p>6.05469</text:p>
          </table:table-cell>
          <table:table-cell office:value-type="float" office:value="0.505893">
            <text:p>0.505893</text:p>
          </table:table-cell>
          <table:table-cell office:value-type="float" office:value="0.339729">
            <text:p>0.339729</text:p>
          </table:table-cell>
          <table:table-cell office:value-type="float" office:value="0.289782">
            <text:p>0.289782</text:p>
          </table:table-cell>
          <table:table-cell table:formula="of:=[.O358]^2" office:value-type="float" office:value="0.255927727449">
            <text:p>0.255927727449</text:p>
          </table:table-cell>
          <table:table-cell table:formula="of:=[.P358]^2" office:value-type="float" office:value="0.115415793441">
            <text:p>0.115415793441</text:p>
          </table:table-cell>
          <table:table-cell table:formula="of:=[.Q358]^2" office:value-type="float" office:value="0.083973607524">
            <text:p>0.083973607524</text:p>
          </table:table-cell>
        </table:table-row>
        <table:table-row table:style-name="ro1">
          <table:table-cell office:value-type="float" office:value="6.07031">
            <text:p>6.07031</text:p>
          </table:table-cell>
          <table:table-cell office:value-type="float" office:value="0.772762">
            <text:p>0.772762</text:p>
          </table:table-cell>
          <table:table-cell office:value-type="float" office:value="0.7363">
            <text:p>0.7363</text:p>
          </table:table-cell>
          <table:table-cell office:value-type="float" office:value="0.76424">
            <text:p>0.76424</text:p>
          </table:table-cell>
          <table:table-cell/>
          <table:table-cell office:value-type="float" office:value="6.07031">
            <text:p>6.07031</text:p>
          </table:table-cell>
          <table:table-cell office:value-type="float" office:value="0.536282">
            <text:p>0.536282</text:p>
          </table:table-cell>
          <table:table-cell office:value-type="float" office:value="0.6898">
            <text:p>0.6898</text:p>
          </table:table-cell>
          <table:table-cell office:value-type="float" office:value="0.649964">
            <text:p>0.649964</text:p>
          </table:table-cell>
          <table:table-cell table:formula="of:=[.G359]^2" office:value-type="float" office:value="0.287598383524">
            <text:p>0.287598383524</text:p>
          </table:table-cell>
          <table:table-cell table:formula="of:=[.H359]^2" office:value-type="float" office:value="0.47582404">
            <text:p>0.47582404</text:p>
          </table:table-cell>
          <table:table-cell table:formula="of:=[.I359]^2" office:value-type="float" office:value="0.422453201296">
            <text:p>0.422453201296</text:p>
          </table:table-cell>
          <table:table-cell/>
          <table:table-cell office:value-type="float" office:value="6.07031">
            <text:p>6.07031</text:p>
          </table:table-cell>
          <table:table-cell office:value-type="float" office:value="0.508941">
            <text:p>0.508941</text:p>
          </table:table-cell>
          <table:table-cell office:value-type="float" office:value="0.341286">
            <text:p>0.341286</text:p>
          </table:table-cell>
          <table:table-cell office:value-type="float" office:value="0.287923">
            <text:p>0.287923</text:p>
          </table:table-cell>
          <table:table-cell table:formula="of:=[.O359]^2" office:value-type="float" office:value="0.259020941481">
            <text:p>0.259020941481</text:p>
          </table:table-cell>
          <table:table-cell table:formula="of:=[.P359]^2" office:value-type="float" office:value="0.116476133796">
            <text:p>0.116476133796</text:p>
          </table:table-cell>
          <table:table-cell table:formula="of:=[.Q359]^2" office:value-type="float" office:value="0.082899653929">
            <text:p>0.082899653929</text:p>
          </table:table-cell>
        </table:table-row>
        <table:table-row table:style-name="ro1">
          <table:table-cell office:value-type="float" office:value="6.08594">
            <text:p>6.08594</text:p>
          </table:table-cell>
          <table:table-cell office:value-type="float" office:value="0.773202">
            <text:p>0.773202</text:p>
          </table:table-cell>
          <table:table-cell office:value-type="float" office:value="0.732068">
            <text:p>0.732068</text:p>
          </table:table-cell>
          <table:table-cell office:value-type="float" office:value="0.76218">
            <text:p>0.76218</text:p>
          </table:table-cell>
          <table:table-cell/>
          <table:table-cell office:value-type="float" office:value="6.08594">
            <text:p>6.08594</text:p>
          </table:table-cell>
          <table:table-cell office:value-type="float" office:value="0.534065">
            <text:p>0.534065</text:p>
          </table:table-cell>
          <table:table-cell office:value-type="float" office:value="0.689145">
            <text:p>0.689145</text:p>
          </table:table-cell>
          <table:table-cell office:value-type="float" office:value="0.652394">
            <text:p>0.652394</text:p>
          </table:table-cell>
          <table:table-cell table:formula="of:=[.G360]^2" office:value-type="float" office:value="0.285225424225">
            <text:p>0.285225424225</text:p>
          </table:table-cell>
          <table:table-cell table:formula="of:=[.H360]^2" office:value-type="float" office:value="0.474920831025">
            <text:p>0.474920831025</text:p>
          </table:table-cell>
          <table:table-cell table:formula="of:=[.I360]^2" office:value-type="float" office:value="0.425617931236">
            <text:p>0.425617931236</text:p>
          </table:table-cell>
          <table:table-cell/>
          <table:table-cell office:value-type="float" office:value="6.08594">
            <text:p>6.08594</text:p>
          </table:table-cell>
          <table:table-cell office:value-type="float" office:value="0.510029">
            <text:p>0.510029</text:p>
          </table:table-cell>
          <table:table-cell office:value-type="float" office:value="0.343721">
            <text:p>0.343721</text:p>
          </table:table-cell>
          <table:table-cell office:value-type="float" office:value="0.285148">
            <text:p>0.285148</text:p>
          </table:table-cell>
          <table:table-cell table:formula="of:=[.O360]^2" office:value-type="float" office:value="0.260129580841">
            <text:p>0.260129580841</text:p>
          </table:table-cell>
          <table:table-cell table:formula="of:=[.P360]^2" office:value-type="float" office:value="0.118144125841">
            <text:p>0.118144125841</text:p>
          </table:table-cell>
          <table:table-cell table:formula="of:=[.Q360]^2" office:value-type="float" office:value="0.081309381904">
            <text:p>0.081309381904</text:p>
          </table:table-cell>
        </table:table-row>
        <table:table-row table:style-name="ro1">
          <table:table-cell office:value-type="float" office:value="6.10156">
            <text:p>6.10156</text:p>
          </table:table-cell>
          <table:table-cell office:value-type="float" office:value="0.773208">
            <text:p>0.773208</text:p>
          </table:table-cell>
          <table:table-cell office:value-type="float" office:value="0.729227">
            <text:p>0.729227</text:p>
          </table:table-cell>
          <table:table-cell office:value-type="float" office:value="0.759953">
            <text:p>0.759953</text:p>
          </table:table-cell>
          <table:table-cell/>
          <table:table-cell office:value-type="float" office:value="6.10156">
            <text:p>6.10156</text:p>
          </table:table-cell>
          <table:table-cell office:value-type="float" office:value="0.53147">
            <text:p>0.53147</text:p>
          </table:table-cell>
          <table:table-cell office:value-type="float" office:value="0.689499">
            <text:p>0.689499</text:p>
          </table:table-cell>
          <table:table-cell office:value-type="float" office:value="0.64995">
            <text:p>0.64995</text:p>
          </table:table-cell>
          <table:table-cell table:formula="of:=[.G361]^2" office:value-type="float" office:value="0.2824603609">
            <text:p>0.2824603609</text:p>
          </table:table-cell>
          <table:table-cell table:formula="of:=[.H361]^2" office:value-type="float" office:value="0.475408871001">
            <text:p>0.475408871001</text:p>
          </table:table-cell>
          <table:table-cell table:formula="of:=[.I361]^2" office:value-type="float" office:value="0.4224350025">
            <text:p>0.4224350025</text:p>
          </table:table-cell>
          <table:table-cell/>
          <table:table-cell office:value-type="float" office:value="6.10156">
            <text:p>6.10156</text:p>
          </table:table-cell>
          <table:table-cell office:value-type="float" office:value="0.50787">
            <text:p>0.50787</text:p>
          </table:table-cell>
          <table:table-cell office:value-type="float" office:value="0.342317">
            <text:p>0.342317</text:p>
          </table:table-cell>
          <table:table-cell office:value-type="float" office:value="0.284696">
            <text:p>0.284696</text:p>
          </table:table-cell>
          <table:table-cell table:formula="of:=[.O361]^2" office:value-type="float" office:value="0.2579319369">
            <text:p>0.2579319369</text:p>
          </table:table-cell>
          <table:table-cell table:formula="of:=[.P361]^2" office:value-type="float" office:value="0.117180928489">
            <text:p>0.117180928489</text:p>
          </table:table-cell>
          <table:table-cell table:formula="of:=[.Q361]^2" office:value-type="float" office:value="0.081051812416">
            <text:p>0.081051812416</text:p>
          </table:table-cell>
        </table:table-row>
        <table:table-row table:style-name="ro1">
          <table:table-cell office:value-type="float" office:value="6.11719">
            <text:p>6.11719</text:p>
          </table:table-cell>
          <table:table-cell office:value-type="float" office:value="0.77352">
            <text:p>0.77352</text:p>
          </table:table-cell>
          <table:table-cell office:value-type="float" office:value="0.732087">
            <text:p>0.732087</text:p>
          </table:table-cell>
          <table:table-cell office:value-type="float" office:value="0.75926">
            <text:p>0.75926</text:p>
          </table:table-cell>
          <table:table-cell/>
          <table:table-cell office:value-type="float" office:value="6.11719">
            <text:p>6.11719</text:p>
          </table:table-cell>
          <table:table-cell office:value-type="float" office:value="0.530256">
            <text:p>0.530256</text:p>
          </table:table-cell>
          <table:table-cell office:value-type="float" office:value="0.687663">
            <text:p>0.687663</text:p>
          </table:table-cell>
          <table:table-cell office:value-type="float" office:value="0.645253">
            <text:p>0.645253</text:p>
          </table:table-cell>
          <table:table-cell table:formula="of:=[.G362]^2" office:value-type="float" office:value="0.281171425536">
            <text:p>0.281171425536</text:p>
          </table:table-cell>
          <table:table-cell table:formula="of:=[.H362]^2" office:value-type="float" office:value="0.472880401569">
            <text:p>0.472880401569</text:p>
          </table:table-cell>
          <table:table-cell table:formula="of:=[.I362]^2" office:value-type="float" office:value="0.416351434009">
            <text:p>0.416351434009</text:p>
          </table:table-cell>
          <table:table-cell/>
          <table:table-cell office:value-type="float" office:value="6.11719">
            <text:p>6.11719</text:p>
          </table:table-cell>
          <table:table-cell office:value-type="float" office:value="0.507462">
            <text:p>0.507462</text:p>
          </table:table-cell>
          <table:table-cell office:value-type="float" office:value="0.340924">
            <text:p>0.340924</text:p>
          </table:table-cell>
          <table:table-cell office:value-type="float" office:value="0.284513">
            <text:p>0.284513</text:p>
          </table:table-cell>
          <table:table-cell table:formula="of:=[.O362]^2" office:value-type="float" office:value="0.257517681444">
            <text:p>0.257517681444</text:p>
          </table:table-cell>
          <table:table-cell table:formula="of:=[.P362]^2" office:value-type="float" office:value="0.116229173776">
            <text:p>0.116229173776</text:p>
          </table:table-cell>
          <table:table-cell table:formula="of:=[.Q362]^2" office:value-type="float" office:value="0.080947647169">
            <text:p>0.080947647169</text:p>
          </table:table-cell>
        </table:table-row>
        <table:table-row table:style-name="ro1">
          <table:table-cell office:value-type="float" office:value="6.13281">
            <text:p>6.13281</text:p>
          </table:table-cell>
          <table:table-cell office:value-type="float" office:value="0.775235">
            <text:p>0.775235</text:p>
          </table:table-cell>
          <table:table-cell office:value-type="float" office:value="0.737908">
            <text:p>0.737908</text:p>
          </table:table-cell>
          <table:table-cell office:value-type="float" office:value="0.757375">
            <text:p>0.757375</text:p>
          </table:table-cell>
          <table:table-cell/>
          <table:table-cell office:value-type="float" office:value="6.13281">
            <text:p>6.13281</text:p>
          </table:table-cell>
          <table:table-cell office:value-type="float" office:value="0.529772">
            <text:p>0.529772</text:p>
          </table:table-cell>
          <table:table-cell office:value-type="float" office:value="0.687018">
            <text:p>0.687018</text:p>
          </table:table-cell>
          <table:table-cell office:value-type="float" office:value="0.643206">
            <text:p>0.643206</text:p>
          </table:table-cell>
          <table:table-cell table:formula="of:=[.G363]^2" office:value-type="float" office:value="0.280658371984">
            <text:p>0.280658371984</text:p>
          </table:table-cell>
          <table:table-cell table:formula="of:=[.H363]^2" office:value-type="float" office:value="0.471993732324">
            <text:p>0.471993732324</text:p>
          </table:table-cell>
          <table:table-cell table:formula="of:=[.I363]^2" office:value-type="float" office:value="0.413713958436">
            <text:p>0.413713958436</text:p>
          </table:table-cell>
          <table:table-cell/>
          <table:table-cell office:value-type="float" office:value="6.13281">
            <text:p>6.13281</text:p>
          </table:table-cell>
          <table:table-cell office:value-type="float" office:value="0.51029">
            <text:p>0.51029</text:p>
          </table:table-cell>
          <table:table-cell office:value-type="float" office:value="0.341334">
            <text:p>0.341334</text:p>
          </table:table-cell>
          <table:table-cell office:value-type="float" office:value="0.285219">
            <text:p>0.285219</text:p>
          </table:table-cell>
          <table:table-cell table:formula="of:=[.O363]^2" office:value-type="float" office:value="0.2603958841">
            <text:p>0.2603958841</text:p>
          </table:table-cell>
          <table:table-cell table:formula="of:=[.P363]^2" office:value-type="float" office:value="0.116508899556">
            <text:p>0.116508899556</text:p>
          </table:table-cell>
          <table:table-cell table:formula="of:=[.Q363]^2" office:value-type="float" office:value="0.081349877961">
            <text:p>0.081349877961</text:p>
          </table:table-cell>
        </table:table-row>
        <table:table-row table:style-name="ro1">
          <table:table-cell office:value-type="float" office:value="6.14844">
            <text:p>6.14844</text:p>
          </table:table-cell>
          <table:table-cell office:value-type="float" office:value="0.776507">
            <text:p>0.776507</text:p>
          </table:table-cell>
          <table:table-cell office:value-type="float" office:value="0.739603">
            <text:p>0.739603</text:p>
          </table:table-cell>
          <table:table-cell office:value-type="float" office:value="0.75426">
            <text:p>0.75426</text:p>
          </table:table-cell>
          <table:table-cell/>
          <table:table-cell office:value-type="float" office:value="6.14844">
            <text:p>6.14844</text:p>
          </table:table-cell>
          <table:table-cell office:value-type="float" office:value="0.529558">
            <text:p>0.529558</text:p>
          </table:table-cell>
          <table:table-cell office:value-type="float" office:value="0.689999">
            <text:p>0.689999</text:p>
          </table:table-cell>
          <table:table-cell office:value-type="float" office:value="0.644454">
            <text:p>0.644454</text:p>
          </table:table-cell>
          <table:table-cell table:formula="of:=[.G364]^2" office:value-type="float" office:value="0.280431675364">
            <text:p>0.280431675364</text:p>
          </table:table-cell>
          <table:table-cell table:formula="of:=[.H364]^2" office:value-type="float" office:value="0.476098620001">
            <text:p>0.476098620001</text:p>
          </table:table-cell>
          <table:table-cell table:formula="of:=[.I364]^2" office:value-type="float" office:value="0.415320958116">
            <text:p>0.415320958116</text:p>
          </table:table-cell>
          <table:table-cell/>
          <table:table-cell office:value-type="float" office:value="6.14844">
            <text:p>6.14844</text:p>
          </table:table-cell>
          <table:table-cell office:value-type="float" office:value="0.511445">
            <text:p>0.511445</text:p>
          </table:table-cell>
          <table:table-cell office:value-type="float" office:value="0.341414">
            <text:p>0.341414</text:p>
          </table:table-cell>
          <table:table-cell office:value-type="float" office:value="0.28535">
            <text:p>0.28535</text:p>
          </table:table-cell>
          <table:table-cell table:formula="of:=[.O364]^2" office:value-type="float" office:value="0.261575988025">
            <text:p>0.261575988025</text:p>
          </table:table-cell>
          <table:table-cell table:formula="of:=[.P364]^2" office:value-type="float" office:value="0.116563519396">
            <text:p>0.116563519396</text:p>
          </table:table-cell>
          <table:table-cell table:formula="of:=[.Q364]^2" office:value-type="float" office:value="0.0814246225">
            <text:p>0.0814246225</text:p>
          </table:table-cell>
        </table:table-row>
        <table:table-row table:style-name="ro1">
          <table:table-cell office:value-type="float" office:value="6.16406">
            <text:p>6.16406</text:p>
          </table:table-cell>
          <table:table-cell office:value-type="float" office:value="0.77433">
            <text:p>0.77433</text:p>
          </table:table-cell>
          <table:table-cell office:value-type="float" office:value="0.733718">
            <text:p>0.733718</text:p>
          </table:table-cell>
          <table:table-cell office:value-type="float" office:value="0.75158">
            <text:p>0.75158</text:p>
          </table:table-cell>
          <table:table-cell/>
          <table:table-cell office:value-type="float" office:value="6.16406">
            <text:p>6.16406</text:p>
          </table:table-cell>
          <table:table-cell office:value-type="float" office:value="0.528835">
            <text:p>0.528835</text:p>
          </table:table-cell>
          <table:table-cell office:value-type="float" office:value="0.69378">
            <text:p>0.69378</text:p>
          </table:table-cell>
          <table:table-cell office:value-type="float" office:value="0.648725">
            <text:p>0.648725</text:p>
          </table:table-cell>
          <table:table-cell table:formula="of:=[.G365]^2" office:value-type="float" office:value="0.279666457225">
            <text:p>0.279666457225</text:p>
          </table:table-cell>
          <table:table-cell table:formula="of:=[.H365]^2" office:value-type="float" office:value="0.4813306884">
            <text:p>0.4813306884</text:p>
          </table:table-cell>
          <table:table-cell table:formula="of:=[.I365]^2" office:value-type="float" office:value="0.420844125625">
            <text:p>0.420844125625</text:p>
          </table:table-cell>
          <table:table-cell/>
          <table:table-cell office:value-type="float" office:value="6.16406">
            <text:p>6.16406</text:p>
          </table:table-cell>
          <table:table-cell office:value-type="float" office:value="0.509157">
            <text:p>0.509157</text:p>
          </table:table-cell>
          <table:table-cell office:value-type="float" office:value="0.343649">
            <text:p>0.343649</text:p>
          </table:table-cell>
          <table:table-cell office:value-type="float" office:value="0.286051">
            <text:p>0.286051</text:p>
          </table:table-cell>
          <table:table-cell table:formula="of:=[.O365]^2" office:value-type="float" office:value="0.259240850649">
            <text:p>0.259240850649</text:p>
          </table:table-cell>
          <table:table-cell table:formula="of:=[.P365]^2" office:value-type="float" office:value="0.118094635201">
            <text:p>0.118094635201</text:p>
          </table:table-cell>
          <table:table-cell table:formula="of:=[.Q365]^2" office:value-type="float" office:value="0.081825174601">
            <text:p>0.081825174601</text:p>
          </table:table-cell>
        </table:table-row>
        <table:table-row table:style-name="ro1">
          <table:table-cell office:value-type="float" office:value="6.17969">
            <text:p>6.17969</text:p>
          </table:table-cell>
          <table:table-cell office:value-type="float" office:value="0.770808">
            <text:p>0.770808</text:p>
          </table:table-cell>
          <table:table-cell office:value-type="float" office:value="0.72321">
            <text:p>0.72321</text:p>
          </table:table-cell>
          <table:table-cell office:value-type="float" office:value="0.750505">
            <text:p>0.750505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52792">
            <text:p>0.52792</text:p>
          </table:table-cell>
          <table:table-cell office:value-type="float" office:value="0.692076">
            <text:p>0.692076</text:p>
          </table:table-cell>
          <table:table-cell office:value-type="float" office:value="0.651649">
            <text:p>0.651649</text:p>
          </table:table-cell>
          <table:table-cell table:formula="of:=[.G366]^2" office:value-type="float" office:value="0.2786995264">
            <text:p>0.2786995264</text:p>
          </table:table-cell>
          <table:table-cell table:formula="of:=[.H366]^2" office:value-type="float" office:value="0.478969189776">
            <text:p>0.478969189776</text:p>
          </table:table-cell>
          <table:table-cell table:formula="of:=[.I366]^2" office:value-type="float" office:value="0.424646419201">
            <text:p>0.424646419201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507797">
            <text:p>0.507797</text:p>
          </table:table-cell>
          <table:table-cell office:value-type="float" office:value="0.344452">
            <text:p>0.344452</text:p>
          </table:table-cell>
          <table:table-cell office:value-type="float" office:value="0.286308">
            <text:p>0.286308</text:p>
          </table:table-cell>
          <table:table-cell table:formula="of:=[.O366]^2" office:value-type="float" office:value="0.257857793209">
            <text:p>0.257857793209</text:p>
          </table:table-cell>
          <table:table-cell table:formula="of:=[.P366]^2" office:value-type="float" office:value="0.118647180304">
            <text:p>0.118647180304</text:p>
          </table:table-cell>
          <table:table-cell table:formula="of:=[.Q366]^2" office:value-type="float" office:value="0.081972270864">
            <text:p>0.081972270864</text:p>
          </table:table-cell>
        </table:table-row>
        <table:table-row table:style-name="ro1">
          <table:table-cell office:value-type="float" office:value="6.19531">
            <text:p>6.19531</text:p>
          </table:table-cell>
          <table:table-cell office:value-type="float" office:value="0.769725">
            <text:p>0.769725</text:p>
          </table:table-cell>
          <table:table-cell office:value-type="float" office:value="0.717037">
            <text:p>0.717037</text:p>
          </table:table-cell>
          <table:table-cell office:value-type="float" office:value="0.752598">
            <text:p>0.752598</text:p>
          </table:table-cell>
          <table:table-cell/>
          <table:table-cell office:value-type="float" office:value="6.19531">
            <text:p>6.19531</text:p>
          </table:table-cell>
          <table:table-cell office:value-type="float" office:value="0.527746">
            <text:p>0.527746</text:p>
          </table:table-cell>
          <table:table-cell office:value-type="float" office:value="0.687217">
            <text:p>0.687217</text:p>
          </table:table-cell>
          <table:table-cell office:value-type="float" office:value="0.650756">
            <text:p>0.650756</text:p>
          </table:table-cell>
          <table:table-cell table:formula="of:=[.G367]^2" office:value-type="float" office:value="0.278515840516">
            <text:p>0.278515840516</text:p>
          </table:table-cell>
          <table:table-cell table:formula="of:=[.H367]^2" office:value-type="float" office:value="0.472267205089">
            <text:p>0.472267205089</text:p>
          </table:table-cell>
          <table:table-cell table:formula="of:=[.I367]^2" office:value-type="float" office:value="0.423483371536">
            <text:p>0.423483371536</text:p>
          </table:table-cell>
          <table:table-cell/>
          <table:table-cell office:value-type="float" office:value="6.19531">
            <text:p>6.19531</text:p>
          </table:table-cell>
          <table:table-cell office:value-type="float" office:value="0.510711">
            <text:p>0.510711</text:p>
          </table:table-cell>
          <table:table-cell office:value-type="float" office:value="0.345257">
            <text:p>0.345257</text:p>
          </table:table-cell>
          <table:table-cell office:value-type="float" office:value="0.288084">
            <text:p>0.288084</text:p>
          </table:table-cell>
          <table:table-cell table:formula="of:=[.O367]^2" office:value-type="float" office:value="0.260825725521">
            <text:p>0.260825725521</text:p>
          </table:table-cell>
          <table:table-cell table:formula="of:=[.P367]^2" office:value-type="float" office:value="0.119202396049">
            <text:p>0.119202396049</text:p>
          </table:table-cell>
          <table:table-cell table:formula="of:=[.Q367]^2" office:value-type="float" office:value="0.082992391056">
            <text:p>0.082992391056</text:p>
          </table:table-cell>
        </table:table-row>
        <table:table-row table:style-name="ro1">
          <table:table-cell office:value-type="float" office:value="6.21094">
            <text:p>6.21094</text:p>
          </table:table-cell>
          <table:table-cell office:value-type="float" office:value="0.76996">
            <text:p>0.76996</text:p>
          </table:table-cell>
          <table:table-cell office:value-type="float" office:value="0.723105">
            <text:p>0.723105</text:p>
          </table:table-cell>
          <table:table-cell office:value-type="float" office:value="0.75626">
            <text:p>0.75626</text:p>
          </table:table-cell>
          <table:table-cell/>
          <table:table-cell office:value-type="float" office:value="6.21094">
            <text:p>6.21094</text:p>
          </table:table-cell>
          <table:table-cell office:value-type="float" office:value="0.528603">
            <text:p>0.528603</text:p>
          </table:table-cell>
          <table:table-cell office:value-type="float" office:value="0.687968">
            <text:p>0.687968</text:p>
          </table:table-cell>
          <table:table-cell office:value-type="float" office:value="0.650022">
            <text:p>0.650022</text:p>
          </table:table-cell>
          <table:table-cell table:formula="of:=[.G368]^2" office:value-type="float" office:value="0.279421131609">
            <text:p>0.279421131609</text:p>
          </table:table-cell>
          <table:table-cell table:formula="of:=[.H368]^2" office:value-type="float" office:value="0.473299969024">
            <text:p>0.473299969024</text:p>
          </table:table-cell>
          <table:table-cell table:formula="of:=[.I368]^2" office:value-type="float" office:value="0.422528600484">
            <text:p>0.422528600484</text:p>
          </table:table-cell>
          <table:table-cell/>
          <table:table-cell office:value-type="float" office:value="6.21094">
            <text:p>6.21094</text:p>
          </table:table-cell>
          <table:table-cell office:value-type="float" office:value="0.513568">
            <text:p>0.513568</text:p>
          </table:table-cell>
          <table:table-cell office:value-type="float" office:value="0.344345">
            <text:p>0.344345</text:p>
          </table:table-cell>
          <table:table-cell office:value-type="float" office:value="0.288987">
            <text:p>0.288987</text:p>
          </table:table-cell>
          <table:table-cell table:formula="of:=[.O368]^2" office:value-type="float" office:value="0.263752090624">
            <text:p>0.263752090624</text:p>
          </table:table-cell>
          <table:table-cell table:formula="of:=[.P368]^2" office:value-type="float" office:value="0.118573479025">
            <text:p>0.118573479025</text:p>
          </table:table-cell>
          <table:table-cell table:formula="of:=[.Q368]^2" office:value-type="float" office:value="0.083513486169">
            <text:p>0.083513486169</text:p>
          </table:table-cell>
        </table:table-row>
        <table:table-row table:style-name="ro1">
          <table:table-cell office:value-type="float" office:value="6.22656">
            <text:p>6.22656</text:p>
          </table:table-cell>
          <table:table-cell office:value-type="float" office:value="0.769827">
            <text:p>0.769827</text:p>
          </table:table-cell>
          <table:table-cell office:value-type="float" office:value="0.734603">
            <text:p>0.734603</text:p>
          </table:table-cell>
          <table:table-cell office:value-type="float" office:value="0.757095">
            <text:p>0.757095</text:p>
          </table:table-cell>
          <table:table-cell/>
          <table:table-cell office:value-type="float" office:value="6.22656">
            <text:p>6.22656</text:p>
          </table:table-cell>
          <table:table-cell office:value-type="float" office:value="0.529081">
            <text:p>0.529081</text:p>
          </table:table-cell>
          <table:table-cell office:value-type="float" office:value="0.694165">
            <text:p>0.694165</text:p>
          </table:table-cell>
          <table:table-cell office:value-type="float" office:value="0.647176">
            <text:p>0.647176</text:p>
          </table:table-cell>
          <table:table-cell table:formula="of:=[.G369]^2" office:value-type="float" office:value="0.279926704561">
            <text:p>0.279926704561</text:p>
          </table:table-cell>
          <table:table-cell table:formula="of:=[.H369]^2" office:value-type="float" office:value="0.481865047225">
            <text:p>0.481865047225</text:p>
          </table:table-cell>
          <table:table-cell table:formula="of:=[.I369]^2" office:value-type="float" office:value="0.418836774976">
            <text:p>0.418836774976</text:p>
          </table:table-cell>
          <table:table-cell/>
          <table:table-cell office:value-type="float" office:value="6.22656">
            <text:p>6.22656</text:p>
          </table:table-cell>
          <table:table-cell office:value-type="float" office:value="0.512562">
            <text:p>0.512562</text:p>
          </table:table-cell>
          <table:table-cell office:value-type="float" office:value="0.343294">
            <text:p>0.343294</text:p>
          </table:table-cell>
          <table:table-cell office:value-type="float" office:value="0.287784">
            <text:p>0.287784</text:p>
          </table:table-cell>
          <table:table-cell table:formula="of:=[.O369]^2" office:value-type="float" office:value="0.262719803844">
            <text:p>0.262719803844</text:p>
          </table:table-cell>
          <table:table-cell table:formula="of:=[.P369]^2" office:value-type="float" office:value="0.117850770436">
            <text:p>0.117850770436</text:p>
          </table:table-cell>
          <table:table-cell table:formula="of:=[.Q369]^2" office:value-type="float" office:value="0.082819630656">
            <text:p>0.082819630656</text:p>
          </table:table-cell>
        </table:table-row>
        <table:table-row table:style-name="ro1">
          <table:table-cell office:value-type="float" office:value="6.24219">
            <text:p>6.24219</text:p>
          </table:table-cell>
          <table:table-cell office:value-type="float" office:value="0.770265">
            <text:p>0.770265</text:p>
          </table:table-cell>
          <table:table-cell office:value-type="float" office:value="0.737567">
            <text:p>0.737567</text:p>
          </table:table-cell>
          <table:table-cell office:value-type="float" office:value="0.755645">
            <text:p>0.755645</text:p>
          </table:table-cell>
          <table:table-cell/>
          <table:table-cell office:value-type="float" office:value="6.24219">
            <text:p>6.24219</text:p>
          </table:table-cell>
          <table:table-cell office:value-type="float" office:value="0.529688">
            <text:p>0.529688</text:p>
          </table:table-cell>
          <table:table-cell office:value-type="float" office:value="0.696029">
            <text:p>0.696029</text:p>
          </table:table-cell>
          <table:table-cell office:value-type="float" office:value="0.643872">
            <text:p>0.643872</text:p>
          </table:table-cell>
          <table:table-cell table:formula="of:=[.G370]^2" office:value-type="float" office:value="0.280569377344">
            <text:p>0.280569377344</text:p>
          </table:table-cell>
          <table:table-cell table:formula="of:=[.H370]^2" office:value-type="float" office:value="0.484456368841">
            <text:p>0.484456368841</text:p>
          </table:table-cell>
          <table:table-cell table:formula="of:=[.I370]^2" office:value-type="float" office:value="0.414571152384">
            <text:p>0.414571152384</text:p>
          </table:table-cell>
          <table:table-cell/>
          <table:table-cell office:value-type="float" office:value="6.24219">
            <text:p>6.24219</text:p>
          </table:table-cell>
          <table:table-cell office:value-type="float" office:value="0.511014">
            <text:p>0.511014</text:p>
          </table:table-cell>
          <table:table-cell office:value-type="float" office:value="0.343077">
            <text:p>0.343077</text:p>
          </table:table-cell>
          <table:table-cell office:value-type="float" office:value="0.287943">
            <text:p>0.287943</text:p>
          </table:table-cell>
          <table:table-cell table:formula="of:=[.O370]^2" office:value-type="float" office:value="0.261135308196">
            <text:p>0.261135308196</text:p>
          </table:table-cell>
          <table:table-cell table:formula="of:=[.P370]^2" office:value-type="float" office:value="0.117701827929">
            <text:p>0.117701827929</text:p>
          </table:table-cell>
          <table:table-cell table:formula="of:=[.Q370]^2" office:value-type="float" office:value="0.082911171249">
            <text:p>0.082911171249</text:p>
          </table:table-cell>
        </table:table-row>
        <table:table-row table:style-name="ro1">
          <table:table-cell office:value-type="float" office:value="6.25781">
            <text:p>6.25781</text:p>
          </table:table-cell>
          <table:table-cell office:value-type="float" office:value="0.77156">
            <text:p>0.77156</text:p>
          </table:table-cell>
          <table:table-cell office:value-type="float" office:value="0.732028">
            <text:p>0.732028</text:p>
          </table:table-cell>
          <table:table-cell office:value-type="float" office:value="0.756225">
            <text:p>0.756225</text:p>
          </table:table-cell>
          <table:table-cell/>
          <table:table-cell office:value-type="float" office:value="6.25781">
            <text:p>6.25781</text:p>
          </table:table-cell>
          <table:table-cell office:value-type="float" office:value="0.529856">
            <text:p>0.529856</text:p>
          </table:table-cell>
          <table:table-cell office:value-type="float" office:value="0.688537">
            <text:p>0.688537</text:p>
          </table:table-cell>
          <table:table-cell office:value-type="float" office:value="0.643258">
            <text:p>0.643258</text:p>
          </table:table-cell>
          <table:table-cell table:formula="of:=[.G371]^2" office:value-type="float" office:value="0.280747380736">
            <text:p>0.280747380736</text:p>
          </table:table-cell>
          <table:table-cell table:formula="of:=[.H371]^2" office:value-type="float" office:value="0.474083200369">
            <text:p>0.474083200369</text:p>
          </table:table-cell>
          <table:table-cell table:formula="of:=[.I371]^2" office:value-type="float" office:value="0.413780854564">
            <text:p>0.413780854564</text:p>
          </table:table-cell>
          <table:table-cell/>
          <table:table-cell office:value-type="float" office:value="6.25781">
            <text:p>6.25781</text:p>
          </table:table-cell>
          <table:table-cell office:value-type="float" office:value="0.512251">
            <text:p>0.512251</text:p>
          </table:table-cell>
          <table:table-cell office:value-type="float" office:value="0.341305">
            <text:p>0.341305</text:p>
          </table:table-cell>
          <table:table-cell office:value-type="float" office:value="0.288801">
            <text:p>0.288801</text:p>
          </table:table-cell>
          <table:table-cell table:formula="of:=[.O371]^2" office:value-type="float" office:value="0.262401087001">
            <text:p>0.262401087001</text:p>
          </table:table-cell>
          <table:table-cell table:formula="of:=[.P371]^2" office:value-type="float" office:value="0.116489103025">
            <text:p>0.116489103025</text:p>
          </table:table-cell>
          <table:table-cell table:formula="of:=[.Q371]^2" office:value-type="float" office:value="0.083406017601">
            <text:p>0.083406017601</text:p>
          </table:table-cell>
        </table:table-row>
        <table:table-row table:style-name="ro1">
          <table:table-cell office:value-type="float" office:value="6.27344">
            <text:p>6.27344</text:p>
          </table:table-cell>
          <table:table-cell office:value-type="float" office:value="0.771745">
            <text:p>0.771745</text:p>
          </table:table-cell>
          <table:table-cell office:value-type="float" office:value="0.728013">
            <text:p>0.728013</text:p>
          </table:table-cell>
          <table:table-cell office:value-type="float" office:value="0.75822">
            <text:p>0.75822</text:p>
          </table:table-cell>
          <table:table-cell/>
          <table:table-cell office:value-type="float" office:value="6.27344">
            <text:p>6.27344</text:p>
          </table:table-cell>
          <table:table-cell office:value-type="float" office:value="0.529427">
            <text:p>0.529427</text:p>
          </table:table-cell>
          <table:table-cell office:value-type="float" office:value="0.681254">
            <text:p>0.681254</text:p>
          </table:table-cell>
          <table:table-cell office:value-type="float" office:value="0.644137">
            <text:p>0.644137</text:p>
          </table:table-cell>
          <table:table-cell table:formula="of:=[.G372]^2" office:value-type="float" office:value="0.280292948329">
            <text:p>0.280292948329</text:p>
          </table:table-cell>
          <table:table-cell table:formula="of:=[.H372]^2" office:value-type="float" office:value="0.464107012516">
            <text:p>0.464107012516</text:p>
          </table:table-cell>
          <table:table-cell table:formula="of:=[.I372]^2" office:value-type="float" office:value="0.414912474769">
            <text:p>0.414912474769</text:p>
          </table:table-cell>
          <table:table-cell/>
          <table:table-cell office:value-type="float" office:value="6.27344">
            <text:p>6.27344</text:p>
          </table:table-cell>
          <table:table-cell office:value-type="float" office:value="0.513382">
            <text:p>0.513382</text:p>
          </table:table-cell>
          <table:table-cell office:value-type="float" office:value="0.341464">
            <text:p>0.341464</text:p>
          </table:table-cell>
          <table:table-cell office:value-type="float" office:value="0.28964">
            <text:p>0.28964</text:p>
          </table:table-cell>
          <table:table-cell table:formula="of:=[.O372]^2" office:value-type="float" office:value="0.263561077924">
            <text:p>0.263561077924</text:p>
          </table:table-cell>
          <table:table-cell table:formula="of:=[.P372]^2" office:value-type="float" office:value="0.116597663296">
            <text:p>0.116597663296</text:p>
          </table:table-cell>
          <table:table-cell table:formula="of:=[.Q372]^2" office:value-type="float" office:value="0.0838913296">
            <text:p>0.0838913296</text:p>
          </table:table-cell>
        </table:table-row>
        <table:table-row table:style-name="ro1">
          <table:table-cell office:value-type="float" office:value="6.28906">
            <text:p>6.28906</text:p>
          </table:table-cell>
          <table:table-cell office:value-type="float" office:value="0.7716">
            <text:p>0.7716</text:p>
          </table:table-cell>
          <table:table-cell office:value-type="float" office:value="0.729023">
            <text:p>0.729023</text:p>
          </table:table-cell>
          <table:table-cell office:value-type="float" office:value="0.75833">
            <text:p>0.75833</text:p>
          </table:table-cell>
          <table:table-cell/>
          <table:table-cell office:value-type="float" office:value="6.28906">
            <text:p>6.28906</text:p>
          </table:table-cell>
          <table:table-cell office:value-type="float" office:value="0.529792">
            <text:p>0.529792</text:p>
          </table:table-cell>
          <table:table-cell office:value-type="float" office:value="0.682956">
            <text:p>0.682956</text:p>
          </table:table-cell>
          <table:table-cell office:value-type="float" office:value="0.64497">
            <text:p>0.64497</text:p>
          </table:table-cell>
          <table:table-cell table:formula="of:=[.G373]^2" office:value-type="float" office:value="0.280679563264">
            <text:p>0.280679563264</text:p>
          </table:table-cell>
          <table:table-cell table:formula="of:=[.H373]^2" office:value-type="float" office:value="0.466428897936">
            <text:p>0.466428897936</text:p>
          </table:table-cell>
          <table:table-cell table:formula="of:=[.I373]^2" office:value-type="float" office:value="0.4159863009">
            <text:p>0.4159863009</text:p>
          </table:table-cell>
          <table:table-cell/>
          <table:table-cell office:value-type="float" office:value="6.28906">
            <text:p>6.28906</text:p>
          </table:table-cell>
          <table:table-cell office:value-type="float" office:value="0.514559">
            <text:p>0.514559</text:p>
          </table:table-cell>
          <table:table-cell office:value-type="float" office:value="0.341348">
            <text:p>0.341348</text:p>
          </table:table-cell>
          <table:table-cell office:value-type="float" office:value="0.290766">
            <text:p>0.290766</text:p>
          </table:table-cell>
          <table:table-cell table:formula="of:=[.O373]^2" office:value-type="float" office:value="0.264770964481">
            <text:p>0.264770964481</text:p>
          </table:table-cell>
          <table:table-cell table:formula="of:=[.P373]^2" office:value-type="float" office:value="0.116518457104">
            <text:p>0.116518457104</text:p>
          </table:table-cell>
          <table:table-cell table:formula="of:=[.Q373]^2" office:value-type="float" office:value="0.084544866756">
            <text:p>0.084544866756</text:p>
          </table:table-cell>
        </table:table-row>
        <table:table-row table:style-name="ro1">
          <table:table-cell office:value-type="float" office:value="6.30469">
            <text:p>6.30469</text:p>
          </table:table-cell>
          <table:table-cell office:value-type="float" office:value="0.77302">
            <text:p>0.77302</text:p>
          </table:table-cell>
          <table:table-cell office:value-type="float" office:value="0.730885">
            <text:p>0.730885</text:p>
          </table:table-cell>
          <table:table-cell office:value-type="float" office:value="0.755495">
            <text:p>0.755495</text:p>
          </table:table-cell>
          <table:table-cell/>
          <table:table-cell office:value-type="float" office:value="6.30469">
            <text:p>6.30469</text:p>
          </table:table-cell>
          <table:table-cell office:value-type="float" office:value="0.530625">
            <text:p>0.530625</text:p>
          </table:table-cell>
          <table:table-cell office:value-type="float" office:value="0.687496">
            <text:p>0.687496</text:p>
          </table:table-cell>
          <table:table-cell office:value-type="float" office:value="0.642097">
            <text:p>0.642097</text:p>
          </table:table-cell>
          <table:table-cell table:formula="of:=[.G374]^2" office:value-type="float" office:value="0.281562890625">
            <text:p>0.281562890625</text:p>
          </table:table-cell>
          <table:table-cell table:formula="of:=[.H374]^2" office:value-type="float" office:value="0.472650750016">
            <text:p>0.472650750016</text:p>
          </table:table-cell>
          <table:table-cell table:formula="of:=[.I374]^2" office:value-type="float" office:value="0.412288557409">
            <text:p>0.412288557409</text:p>
          </table:table-cell>
          <table:table-cell/>
          <table:table-cell office:value-type="float" office:value="6.30469">
            <text:p>6.30469</text:p>
          </table:table-cell>
          <table:table-cell office:value-type="float" office:value="0.516517">
            <text:p>0.516517</text:p>
          </table:table-cell>
          <table:table-cell office:value-type="float" office:value="0.340487">
            <text:p>0.340487</text:p>
          </table:table-cell>
          <table:table-cell office:value-type="float" office:value="0.29231">
            <text:p>0.29231</text:p>
          </table:table-cell>
          <table:table-cell table:formula="of:=[.O374]^2" office:value-type="float" office:value="0.266789811289">
            <text:p>0.266789811289</text:p>
          </table:table-cell>
          <table:table-cell table:formula="of:=[.P374]^2" office:value-type="float" office:value="0.115931397169">
            <text:p>0.115931397169</text:p>
          </table:table-cell>
          <table:table-cell table:formula="of:=[.Q374]^2" office:value-type="float" office:value="0.0854451361">
            <text:p>0.0854451361</text:p>
          </table:table-cell>
        </table:table-row>
        <table:table-row table:style-name="ro1">
          <table:table-cell office:value-type="float" office:value="6.32031">
            <text:p>6.32031</text:p>
          </table:table-cell>
          <table:table-cell office:value-type="float" office:value="0.773752">
            <text:p>0.773752</text:p>
          </table:table-cell>
          <table:table-cell office:value-type="float" office:value="0.728842">
            <text:p>0.728842</text:p>
          </table:table-cell>
          <table:table-cell office:value-type="float" office:value="0.750795">
            <text:p>0.750795</text:p>
          </table:table-cell>
          <table:table-cell/>
          <table:table-cell office:value-type="float" office:value="6.32031">
            <text:p>6.32031</text:p>
          </table:table-cell>
          <table:table-cell office:value-type="float" office:value="0.531248">
            <text:p>0.531248</text:p>
          </table:table-cell>
          <table:table-cell office:value-type="float" office:value="0.687442">
            <text:p>0.687442</text:p>
          </table:table-cell>
          <table:table-cell office:value-type="float" office:value="0.637161">
            <text:p>0.637161</text:p>
          </table:table-cell>
          <table:table-cell table:formula="of:=[.G375]^2" office:value-type="float" office:value="0.282224437504">
            <text:p>0.282224437504</text:p>
          </table:table-cell>
          <table:table-cell table:formula="of:=[.H375]^2" office:value-type="float" office:value="0.472576503364">
            <text:p>0.472576503364</text:p>
          </table:table-cell>
          <table:table-cell table:formula="of:=[.I375]^2" office:value-type="float" office:value="0.405974139921">
            <text:p>0.405974139921</text:p>
          </table:table-cell>
          <table:table-cell/>
          <table:table-cell office:value-type="float" office:value="6.32031">
            <text:p>6.32031</text:p>
          </table:table-cell>
          <table:table-cell office:value-type="float" office:value="0.517561">
            <text:p>0.517561</text:p>
          </table:table-cell>
          <table:table-cell office:value-type="float" office:value="0.340957">
            <text:p>0.340957</text:p>
          </table:table-cell>
          <table:table-cell office:value-type="float" office:value="0.294535">
            <text:p>0.294535</text:p>
          </table:table-cell>
          <table:table-cell table:formula="of:=[.O375]^2" office:value-type="float" office:value="0.267869388721">
            <text:p>0.267869388721</text:p>
          </table:table-cell>
          <table:table-cell table:formula="of:=[.P375]^2" office:value-type="float" office:value="0.116251675849">
            <text:p>0.116251675849</text:p>
          </table:table-cell>
          <table:table-cell table:formula="of:=[.Q375]^2" office:value-type="float" office:value="0.086750866225">
            <text:p>0.086750866225</text:p>
          </table:table-cell>
        </table:table-row>
        <table:table-row table:style-name="ro1">
          <table:table-cell office:value-type="float" office:value="6.33594">
            <text:p>6.33594</text:p>
          </table:table-cell>
          <table:table-cell office:value-type="float" office:value="0.7722">
            <text:p>0.7722</text:p>
          </table:table-cell>
          <table:table-cell office:value-type="float" office:value="0.72227">
            <text:p>0.72227</text:p>
          </table:table-cell>
          <table:table-cell office:value-type="float" office:value="0.748627">
            <text:p>0.748627</text:p>
          </table:table-cell>
          <table:table-cell/>
          <table:table-cell office:value-type="float" office:value="6.33594">
            <text:p>6.33594</text:p>
          </table:table-cell>
          <table:table-cell office:value-type="float" office:value="0.531478">
            <text:p>0.531478</text:p>
          </table:table-cell>
          <table:table-cell office:value-type="float" office:value="0.686519">
            <text:p>0.686519</text:p>
          </table:table-cell>
          <table:table-cell office:value-type="float" office:value="0.63703">
            <text:p>0.63703</text:p>
          </table:table-cell>
          <table:table-cell table:formula="of:=[.G376]^2" office:value-type="float" office:value="0.282468864484">
            <text:p>0.282468864484</text:p>
          </table:table-cell>
          <table:table-cell table:formula="of:=[.H376]^2" office:value-type="float" office:value="0.471308337361">
            <text:p>0.471308337361</text:p>
          </table:table-cell>
          <table:table-cell table:formula="of:=[.I376]^2" office:value-type="float" office:value="0.4058072209">
            <text:p>0.4058072209</text:p>
          </table:table-cell>
          <table:table-cell/>
          <table:table-cell office:value-type="float" office:value="6.33594">
            <text:p>6.33594</text:p>
          </table:table-cell>
          <table:table-cell office:value-type="float" office:value="0.516523">
            <text:p>0.516523</text:p>
          </table:table-cell>
          <table:table-cell office:value-type="float" office:value="0.34092">
            <text:p>0.34092</text:p>
          </table:table-cell>
          <table:table-cell office:value-type="float" office:value="0.293815">
            <text:p>0.293815</text:p>
          </table:table-cell>
          <table:table-cell table:formula="of:=[.O376]^2" office:value-type="float" office:value="0.266796009529">
            <text:p>0.266796009529</text:p>
          </table:table-cell>
          <table:table-cell table:formula="of:=[.P376]^2" office:value-type="float" office:value="0.1162264464">
            <text:p>0.1162264464</text:p>
          </table:table-cell>
          <table:table-cell table:formula="of:=[.Q376]^2" office:value-type="float" office:value="0.086327254225">
            <text:p>0.086327254225</text:p>
          </table:table-cell>
        </table:table-row>
        <table:table-row table:style-name="ro1">
          <table:table-cell office:value-type="float" office:value="6.35156">
            <text:p>6.35156</text:p>
          </table:table-cell>
          <table:table-cell office:value-type="float" office:value="0.770712">
            <text:p>0.770712</text:p>
          </table:table-cell>
          <table:table-cell office:value-type="float" office:value="0.716862">
            <text:p>0.716862</text:p>
          </table:table-cell>
          <table:table-cell office:value-type="float" office:value="0.751955">
            <text:p>0.751955</text:p>
          </table:table-cell>
          <table:table-cell/>
          <table:table-cell office:value-type="float" office:value="6.35156">
            <text:p>6.35156</text:p>
          </table:table-cell>
          <table:table-cell office:value-type="float" office:value="0.531857">
            <text:p>0.531857</text:p>
          </table:table-cell>
          <table:table-cell office:value-type="float" office:value="0.685399">
            <text:p>0.685399</text:p>
          </table:table-cell>
          <table:table-cell office:value-type="float" office:value="0.640663">
            <text:p>0.640663</text:p>
          </table:table-cell>
          <table:table-cell table:formula="of:=[.G377]^2" office:value-type="float" office:value="0.282871868449">
            <text:p>0.282871868449</text:p>
          </table:table-cell>
          <table:table-cell table:formula="of:=[.H377]^2" office:value-type="float" office:value="0.469771789201">
            <text:p>0.469771789201</text:p>
          </table:table-cell>
          <table:table-cell table:formula="of:=[.I377]^2" office:value-type="float" office:value="0.410449079569">
            <text:p>0.410449079569</text:p>
          </table:table-cell>
          <table:table-cell/>
          <table:table-cell office:value-type="float" office:value="6.35156">
            <text:p>6.35156</text:p>
          </table:table-cell>
          <table:table-cell office:value-type="float" office:value="0.516614">
            <text:p>0.516614</text:p>
          </table:table-cell>
          <table:table-cell office:value-type="float" office:value="0.342547">
            <text:p>0.342547</text:p>
          </table:table-cell>
          <table:table-cell office:value-type="float" office:value="0.291778">
            <text:p>0.291778</text:p>
          </table:table-cell>
          <table:table-cell table:formula="of:=[.O377]^2" office:value-type="float" office:value="0.266890024996">
            <text:p>0.266890024996</text:p>
          </table:table-cell>
          <table:table-cell table:formula="of:=[.P377]^2" office:value-type="float" office:value="0.117338447209">
            <text:p>0.117338447209</text:p>
          </table:table-cell>
          <table:table-cell table:formula="of:=[.Q377]^2" office:value-type="float" office:value="0.085134401284">
            <text:p>0.085134401284</text:p>
          </table:table-cell>
        </table:table-row>
        <table:table-row table:style-name="ro1">
          <table:table-cell office:value-type="float" office:value="6.36719">
            <text:p>6.36719</text:p>
          </table:table-cell>
          <table:table-cell office:value-type="float" office:value="0.772008">
            <text:p>0.772008</text:p>
          </table:table-cell>
          <table:table-cell office:value-type="float" office:value="0.718055">
            <text:p>0.718055</text:p>
          </table:table-cell>
          <table:table-cell office:value-type="float" office:value="0.75659">
            <text:p>0.75659</text:p>
          </table:table-cell>
          <table:table-cell/>
          <table:table-cell office:value-type="float" office:value="6.36719">
            <text:p>6.36719</text:p>
          </table:table-cell>
          <table:table-cell office:value-type="float" office:value="0.531563">
            <text:p>0.531563</text:p>
          </table:table-cell>
          <table:table-cell office:value-type="float" office:value="0.683323">
            <text:p>0.683323</text:p>
          </table:table-cell>
          <table:table-cell office:value-type="float" office:value="0.643028">
            <text:p>0.643028</text:p>
          </table:table-cell>
          <table:table-cell table:formula="of:=[.G378]^2" office:value-type="float" office:value="0.282559222969">
            <text:p>0.282559222969</text:p>
          </table:table-cell>
          <table:table-cell table:formula="of:=[.H378]^2" office:value-type="float" office:value="0.466930322329">
            <text:p>0.466930322329</text:p>
          </table:table-cell>
          <table:table-cell table:formula="of:=[.I378]^2" office:value-type="float" office:value="0.413485008784">
            <text:p>0.413485008784</text:p>
          </table:table-cell>
          <table:table-cell/>
          <table:table-cell office:value-type="float" office:value="6.36719">
            <text:p>6.36719</text:p>
          </table:table-cell>
          <table:table-cell office:value-type="float" office:value="0.518244">
            <text:p>0.518244</text:p>
          </table:table-cell>
          <table:table-cell office:value-type="float" office:value="0.3441">
            <text:p>0.3441</text:p>
          </table:table-cell>
          <table:table-cell office:value-type="float" office:value="0.291187">
            <text:p>0.291187</text:p>
          </table:table-cell>
          <table:table-cell table:formula="of:=[.O378]^2" office:value-type="float" office:value="0.268576843536">
            <text:p>0.268576843536</text:p>
          </table:table-cell>
          <table:table-cell table:formula="of:=[.P378]^2" office:value-type="float" office:value="0.11840481">
            <text:p>0.11840481</text:p>
          </table:table-cell>
          <table:table-cell table:formula="of:=[.Q378]^2" office:value-type="float" office:value="0.084789868969">
            <text:p>0.084789868969</text:p>
          </table:table-cell>
        </table:table-row>
        <table:table-row table:style-name="ro1">
          <table:table-cell office:value-type="float" office:value="6.38281">
            <text:p>6.38281</text:p>
          </table:table-cell>
          <table:table-cell office:value-type="float" office:value="0.774112">
            <text:p>0.774112</text:p>
          </table:table-cell>
          <table:table-cell office:value-type="float" office:value="0.72211">
            <text:p>0.72211</text:p>
          </table:table-cell>
          <table:table-cell office:value-type="float" office:value="0.757155">
            <text:p>0.757155</text:p>
          </table:table-cell>
          <table:table-cell/>
          <table:table-cell office:value-type="float" office:value="6.38281">
            <text:p>6.38281</text:p>
          </table:table-cell>
          <table:table-cell office:value-type="float" office:value="0.530233">
            <text:p>0.530233</text:p>
          </table:table-cell>
          <table:table-cell office:value-type="float" office:value="0.682491">
            <text:p>0.682491</text:p>
          </table:table-cell>
          <table:table-cell office:value-type="float" office:value="0.641968">
            <text:p>0.641968</text:p>
          </table:table-cell>
          <table:table-cell table:formula="of:=[.G379]^2" office:value-type="float" office:value="0.281147034289">
            <text:p>0.281147034289</text:p>
          </table:table-cell>
          <table:table-cell table:formula="of:=[.H379]^2" office:value-type="float" office:value="0.465793965081">
            <text:p>0.465793965081</text:p>
          </table:table-cell>
          <table:table-cell table:formula="of:=[.I379]^2" office:value-type="float" office:value="0.412122913024">
            <text:p>0.412122913024</text:p>
          </table:table-cell>
          <table:table-cell/>
          <table:table-cell office:value-type="float" office:value="6.38281">
            <text:p>6.38281</text:p>
          </table:table-cell>
          <table:table-cell office:value-type="float" office:value="0.518825">
            <text:p>0.518825</text:p>
          </table:table-cell>
          <table:table-cell office:value-type="float" office:value="0.345115">
            <text:p>0.345115</text:p>
          </table:table-cell>
          <table:table-cell office:value-type="float" office:value="0.291111">
            <text:p>0.291111</text:p>
          </table:table-cell>
          <table:table-cell table:formula="of:=[.O379]^2" office:value-type="float" office:value="0.269179380625">
            <text:p>0.269179380625</text:p>
          </table:table-cell>
          <table:table-cell table:formula="of:=[.P379]^2" office:value-type="float" office:value="0.119104363225">
            <text:p>0.119104363225</text:p>
          </table:table-cell>
          <table:table-cell table:formula="of:=[.Q379]^2" office:value-type="float" office:value="0.084745614321">
            <text:p>0.084745614321</text:p>
          </table:table-cell>
        </table:table-row>
        <table:table-row table:style-name="ro1">
          <table:table-cell office:value-type="float" office:value="6.39844">
            <text:p>6.39844</text:p>
          </table:table-cell>
          <table:table-cell office:value-type="float" office:value="0.77291">
            <text:p>0.77291</text:p>
          </table:table-cell>
          <table:table-cell office:value-type="float" office:value="0.72277">
            <text:p>0.72277</text:p>
          </table:table-cell>
          <table:table-cell office:value-type="float" office:value="0.755177">
            <text:p>0.755177</text:p>
          </table:table-cell>
          <table:table-cell/>
          <table:table-cell office:value-type="float" office:value="6.39844">
            <text:p>6.39844</text:p>
          </table:table-cell>
          <table:table-cell office:value-type="float" office:value="0.529237">
            <text:p>0.529237</text:p>
          </table:table-cell>
          <table:table-cell office:value-type="float" office:value="0.682642">
            <text:p>0.682642</text:p>
          </table:table-cell>
          <table:table-cell office:value-type="float" office:value="0.639348">
            <text:p>0.639348</text:p>
          </table:table-cell>
          <table:table-cell table:formula="of:=[.G380]^2" office:value-type="float" office:value="0.280091802169">
            <text:p>0.280091802169</text:p>
          </table:table-cell>
          <table:table-cell table:formula="of:=[.H380]^2" office:value-type="float" office:value="0.466000100164">
            <text:p>0.466000100164</text:p>
          </table:table-cell>
          <table:table-cell table:formula="of:=[.I380]^2" office:value-type="float" office:value="0.408765865104">
            <text:p>0.408765865104</text:p>
          </table:table-cell>
          <table:table-cell/>
          <table:table-cell office:value-type="float" office:value="6.39844">
            <text:p>6.39844</text:p>
          </table:table-cell>
          <table:table-cell office:value-type="float" office:value="0.516281">
            <text:p>0.516281</text:p>
          </table:table-cell>
          <table:table-cell office:value-type="float" office:value="0.346906">
            <text:p>0.346906</text:p>
          </table:table-cell>
          <table:table-cell office:value-type="float" office:value="0.29173">
            <text:p>0.29173</text:p>
          </table:table-cell>
          <table:table-cell table:formula="of:=[.O380]^2" office:value-type="float" office:value="0.266546070961">
            <text:p>0.266546070961</text:p>
          </table:table-cell>
          <table:table-cell table:formula="of:=[.P380]^2" office:value-type="float" office:value="0.120343772836">
            <text:p>0.120343772836</text:p>
          </table:table-cell>
          <table:table-cell table:formula="of:=[.Q380]^2" office:value-type="float" office:value="0.0851063929">
            <text:p>0.0851063929</text:p>
          </table:table-cell>
        </table:table-row>
        <table:table-row table:style-name="ro1">
          <table:table-cell office:value-type="float" office:value="6.41406">
            <text:p>6.41406</text:p>
          </table:table-cell>
          <table:table-cell office:value-type="float" office:value="0.769068">
            <text:p>0.769068</text:p>
          </table:table-cell>
          <table:table-cell office:value-type="float" office:value="0.71965">
            <text:p>0.71965</text:p>
          </table:table-cell>
          <table:table-cell office:value-type="float" office:value="0.75542">
            <text:p>0.75542</text:p>
          </table:table-cell>
          <table:table-cell/>
          <table:table-cell office:value-type="float" office:value="6.41406">
            <text:p>6.41406</text:p>
          </table:table-cell>
          <table:table-cell office:value-type="float" office:value="0.529354">
            <text:p>0.529354</text:p>
          </table:table-cell>
          <table:table-cell office:value-type="float" office:value="0.681042">
            <text:p>0.681042</text:p>
          </table:table-cell>
          <table:table-cell office:value-type="float" office:value="0.63749">
            <text:p>0.63749</text:p>
          </table:table-cell>
          <table:table-cell table:formula="of:=[.G381]^2" office:value-type="float" office:value="0.280215657316">
            <text:p>0.280215657316</text:p>
          </table:table-cell>
          <table:table-cell table:formula="of:=[.H381]^2" office:value-type="float" office:value="0.463818205764">
            <text:p>0.463818205764</text:p>
          </table:table-cell>
          <table:table-cell table:formula="of:=[.I381]^2" office:value-type="float" office:value="0.4063935001">
            <text:p>0.4063935001</text:p>
          </table:table-cell>
          <table:table-cell/>
          <table:table-cell office:value-type="float" office:value="6.41406">
            <text:p>6.41406</text:p>
          </table:table-cell>
          <table:table-cell office:value-type="float" office:value="0.515469">
            <text:p>0.515469</text:p>
          </table:table-cell>
          <table:table-cell office:value-type="float" office:value="0.344137">
            <text:p>0.344137</text:p>
          </table:table-cell>
          <table:table-cell office:value-type="float" office:value="0.290402">
            <text:p>0.290402</text:p>
          </table:table-cell>
          <table:table-cell table:formula="of:=[.O381]^2" office:value-type="float" office:value="0.265708289961">
            <text:p>0.265708289961</text:p>
          </table:table-cell>
          <table:table-cell table:formula="of:=[.P381]^2" office:value-type="float" office:value="0.118430274769">
            <text:p>0.118430274769</text:p>
          </table:table-cell>
          <table:table-cell table:formula="of:=[.Q381]^2" office:value-type="float" office:value="0.084333321604">
            <text:p>0.084333321604</text:p>
          </table:table-cell>
        </table:table-row>
        <table:table-row table:style-name="ro1">
          <table:table-cell office:value-type="float" office:value="6.42969">
            <text:p>6.42969</text:p>
          </table:table-cell>
          <table:table-cell office:value-type="float" office:value="0.768383">
            <text:p>0.768383</text:p>
          </table:table-cell>
          <table:table-cell office:value-type="float" office:value="0.717225">
            <text:p>0.717225</text:p>
          </table:table-cell>
          <table:table-cell office:value-type="float" office:value="0.75728">
            <text:p>0.75728</text:p>
          </table:table-cell>
          <table:table-cell/>
          <table:table-cell office:value-type="float" office:value="6.42969">
            <text:p>6.42969</text:p>
          </table:table-cell>
          <table:table-cell office:value-type="float" office:value="0.527721">
            <text:p>0.527721</text:p>
          </table:table-cell>
          <table:table-cell office:value-type="float" office:value="0.679213">
            <text:p>0.679213</text:p>
          </table:table-cell>
          <table:table-cell office:value-type="float" office:value="0.637874">
            <text:p>0.637874</text:p>
          </table:table-cell>
          <table:table-cell table:formula="of:=[.G382]^2" office:value-type="float" office:value="0.278489453841">
            <text:p>0.278489453841</text:p>
          </table:table-cell>
          <table:table-cell table:formula="of:=[.H382]^2" office:value-type="float" office:value="0.461330299369">
            <text:p>0.461330299369</text:p>
          </table:table-cell>
          <table:table-cell table:formula="of:=[.I382]^2" office:value-type="float" office:value="0.406883239876">
            <text:p>0.406883239876</text:p>
          </table:table-cell>
          <table:table-cell/>
          <table:table-cell office:value-type="float" office:value="6.42969">
            <text:p>6.42969</text:p>
          </table:table-cell>
          <table:table-cell office:value-type="float" office:value="0.517315">
            <text:p>0.517315</text:p>
          </table:table-cell>
          <table:table-cell office:value-type="float" office:value="0.341568">
            <text:p>0.341568</text:p>
          </table:table-cell>
          <table:table-cell office:value-type="float" office:value="0.289749">
            <text:p>0.289749</text:p>
          </table:table-cell>
          <table:table-cell table:formula="of:=[.O382]^2" office:value-type="float" office:value="0.267614809225">
            <text:p>0.267614809225</text:p>
          </table:table-cell>
          <table:table-cell table:formula="of:=[.P382]^2" office:value-type="float" office:value="0.116668698624">
            <text:p>0.116668698624</text:p>
          </table:table-cell>
          <table:table-cell table:formula="of:=[.Q382]^2" office:value-type="float" office:value="0.083954483001">
            <text:p>0.083954483001</text:p>
          </table:table-cell>
        </table:table-row>
        <table:table-row table:style-name="ro1">
          <table:table-cell office:value-type="float" office:value="6.44531">
            <text:p>6.44531</text:p>
          </table:table-cell>
          <table:table-cell office:value-type="float" office:value="0.770603">
            <text:p>0.770603</text:p>
          </table:table-cell>
          <table:table-cell office:value-type="float" office:value="0.718115">
            <text:p>0.718115</text:p>
          </table:table-cell>
          <table:table-cell office:value-type="float" office:value="0.756935">
            <text:p>0.756935</text:p>
          </table:table-cell>
          <table:table-cell/>
          <table:table-cell office:value-type="float" office:value="6.44531">
            <text:p>6.44531</text:p>
          </table:table-cell>
          <table:table-cell office:value-type="float" office:value="0.526785">
            <text:p>0.526785</text:p>
          </table:table-cell>
          <table:table-cell office:value-type="float" office:value="0.679215">
            <text:p>0.679215</text:p>
          </table:table-cell>
          <table:table-cell office:value-type="float" office:value="0.63859">
            <text:p>0.63859</text:p>
          </table:table-cell>
          <table:table-cell table:formula="of:=[.G383]^2" office:value-type="float" office:value="0.277502436225">
            <text:p>0.277502436225</text:p>
          </table:table-cell>
          <table:table-cell table:formula="of:=[.H383]^2" office:value-type="float" office:value="0.461333016225">
            <text:p>0.461333016225</text:p>
          </table:table-cell>
          <table:table-cell table:formula="of:=[.I383]^2" office:value-type="float" office:value="0.4077971881">
            <text:p>0.4077971881</text:p>
          </table:table-cell>
          <table:table-cell/>
          <table:table-cell office:value-type="float" office:value="6.44531">
            <text:p>6.44531</text:p>
          </table:table-cell>
          <table:table-cell office:value-type="float" office:value="0.516632">
            <text:p>0.516632</text:p>
          </table:table-cell>
          <table:table-cell office:value-type="float" office:value="0.342038">
            <text:p>0.342038</text:p>
          </table:table-cell>
          <table:table-cell office:value-type="float" office:value="0.289654">
            <text:p>0.289654</text:p>
          </table:table-cell>
          <table:table-cell table:formula="of:=[.O383]^2" office:value-type="float" office:value="0.266908623424">
            <text:p>0.266908623424</text:p>
          </table:table-cell>
          <table:table-cell table:formula="of:=[.P383]^2" office:value-type="float" office:value="0.116989993444">
            <text:p>0.116989993444</text:p>
          </table:table-cell>
          <table:table-cell table:formula="of:=[.Q383]^2" office:value-type="float" office:value="0.083899439716">
            <text:p>0.083899439716</text:p>
          </table:table-cell>
        </table:table-row>
        <table:table-row table:style-name="ro1">
          <table:table-cell office:value-type="float" office:value="6.46094">
            <text:p>6.46094</text:p>
          </table:table-cell>
          <table:table-cell office:value-type="float" office:value="0.771495">
            <text:p>0.771495</text:p>
          </table:table-cell>
          <table:table-cell office:value-type="float" office:value="0.718668">
            <text:p>0.718668</text:p>
          </table:table-cell>
          <table:table-cell office:value-type="float" office:value="0.752622">
            <text:p>0.752622</text:p>
          </table:table-cell>
          <table:table-cell/>
          <table:table-cell office:value-type="float" office:value="6.46094">
            <text:p>6.46094</text:p>
          </table:table-cell>
          <table:table-cell office:value-type="float" office:value="0.527649">
            <text:p>0.527649</text:p>
          </table:table-cell>
          <table:table-cell office:value-type="float" office:value="0.680439">
            <text:p>0.680439</text:p>
          </table:table-cell>
          <table:table-cell office:value-type="float" office:value="0.635936">
            <text:p>0.635936</text:p>
          </table:table-cell>
          <table:table-cell table:formula="of:=[.G384]^2" office:value-type="float" office:value="0.278413467201">
            <text:p>0.278413467201</text:p>
          </table:table-cell>
          <table:table-cell table:formula="of:=[.H384]^2" office:value-type="float" office:value="0.462997232721">
            <text:p>0.462997232721</text:p>
          </table:table-cell>
          <table:table-cell table:formula="of:=[.I384]^2" office:value-type="float" office:value="0.404414596096">
            <text:p>0.404414596096</text:p>
          </table:table-cell>
          <table:table-cell/>
          <table:table-cell office:value-type="float" office:value="6.46094">
            <text:p>6.46094</text:p>
          </table:table-cell>
          <table:table-cell office:value-type="float" office:value="0.51424">
            <text:p>0.51424</text:p>
          </table:table-cell>
          <table:table-cell office:value-type="float" office:value="0.344472">
            <text:p>0.344472</text:p>
          </table:table-cell>
          <table:table-cell office:value-type="float" office:value="0.289606">
            <text:p>0.289606</text:p>
          </table:table-cell>
          <table:table-cell table:formula="of:=[.O384]^2" office:value-type="float" office:value="0.2644427776">
            <text:p>0.2644427776</text:p>
          </table:table-cell>
          <table:table-cell table:formula="of:=[.P384]^2" office:value-type="float" office:value="0.118660958784">
            <text:p>0.118660958784</text:p>
          </table:table-cell>
          <table:table-cell table:formula="of:=[.Q384]^2" office:value-type="float" office:value="0.083871635236">
            <text:p>0.083871635236</text:p>
          </table:table-cell>
        </table:table-row>
        <table:table-row table:style-name="ro1">
          <table:table-cell office:value-type="float" office:value="6.47656">
            <text:p>6.47656</text:p>
          </table:table-cell>
          <table:table-cell office:value-type="float" office:value="0.771662">
            <text:p>0.771662</text:p>
          </table:table-cell>
          <table:table-cell office:value-type="float" office:value="0.716372">
            <text:p>0.716372</text:p>
          </table:table-cell>
          <table:table-cell office:value-type="float" office:value="0.74799">
            <text:p>0.74799</text:p>
          </table:table-cell>
          <table:table-cell/>
          <table:table-cell office:value-type="float" office:value="6.47656">
            <text:p>6.47656</text:p>
          </table:table-cell>
          <table:table-cell office:value-type="float" office:value="0.527339">
            <text:p>0.527339</text:p>
          </table:table-cell>
          <table:table-cell office:value-type="float" office:value="0.681166">
            <text:p>0.681166</text:p>
          </table:table-cell>
          <table:table-cell office:value-type="float" office:value="0.632238">
            <text:p>0.632238</text:p>
          </table:table-cell>
          <table:table-cell table:formula="of:=[.G385]^2" office:value-type="float" office:value="0.278086420921">
            <text:p>0.278086420921</text:p>
          </table:table-cell>
          <table:table-cell table:formula="of:=[.H385]^2" office:value-type="float" office:value="0.463987119556">
            <text:p>0.463987119556</text:p>
          </table:table-cell>
          <table:table-cell table:formula="of:=[.I385]^2" office:value-type="float" office:value="0.399724888644">
            <text:p>0.399724888644</text:p>
          </table:table-cell>
          <table:table-cell/>
          <table:table-cell office:value-type="float" office:value="6.47656">
            <text:p>6.47656</text:p>
          </table:table-cell>
          <table:table-cell office:value-type="float" office:value="0.514065">
            <text:p>0.514065</text:p>
          </table:table-cell>
          <table:table-cell office:value-type="float" office:value="0.344073">
            <text:p>0.344073</text:p>
          </table:table-cell>
          <table:table-cell office:value-type="float" office:value="0.286957">
            <text:p>0.286957</text:p>
          </table:table-cell>
          <table:table-cell table:formula="of:=[.O385]^2" office:value-type="float" office:value="0.264262824225">
            <text:p>0.264262824225</text:p>
          </table:table-cell>
          <table:table-cell table:formula="of:=[.P385]^2" office:value-type="float" office:value="0.118386229329">
            <text:p>0.118386229329</text:p>
          </table:table-cell>
          <table:table-cell table:formula="of:=[.Q385]^2" office:value-type="float" office:value="0.082344319849">
            <text:p>0.082344319849</text:p>
          </table:table-cell>
        </table:table-row>
        <table:table-row table:style-name="ro1">
          <table:table-cell office:value-type="float" office:value="6.49219">
            <text:p>6.49219</text:p>
          </table:table-cell>
          <table:table-cell office:value-type="float" office:value="0.773005">
            <text:p>0.773005</text:p>
          </table:table-cell>
          <table:table-cell office:value-type="float" office:value="0.7144">
            <text:p>0.7144</text:p>
          </table:table-cell>
          <table:table-cell office:value-type="float" office:value="0.748042">
            <text:p>0.748042</text:p>
          </table:table-cell>
          <table:table-cell/>
          <table:table-cell office:value-type="float" office:value="6.49219">
            <text:p>6.49219</text:p>
          </table:table-cell>
          <table:table-cell office:value-type="float" office:value="0.527722">
            <text:p>0.527722</text:p>
          </table:table-cell>
          <table:table-cell office:value-type="float" office:value="0.678293">
            <text:p>0.678293</text:p>
          </table:table-cell>
          <table:table-cell office:value-type="float" office:value="0.632849">
            <text:p>0.632849</text:p>
          </table:table-cell>
          <table:table-cell table:formula="of:=[.G386]^2" office:value-type="float" office:value="0.278490509284">
            <text:p>0.278490509284</text:p>
          </table:table-cell>
          <table:table-cell table:formula="of:=[.H386]^2" office:value-type="float" office:value="0.460081393849">
            <text:p>0.460081393849</text:p>
          </table:table-cell>
          <table:table-cell table:formula="of:=[.I386]^2" office:value-type="float" office:value="0.400497856801">
            <text:p>0.400497856801</text:p>
          </table:table-cell>
          <table:table-cell/>
          <table:table-cell office:value-type="float" office:value="6.49219">
            <text:p>6.49219</text:p>
          </table:table-cell>
          <table:table-cell office:value-type="float" office:value="0.514477">
            <text:p>0.514477</text:p>
          </table:table-cell>
          <table:table-cell office:value-type="float" office:value="0.340732">
            <text:p>0.340732</text:p>
          </table:table-cell>
          <table:table-cell office:value-type="float" office:value="0.285495">
            <text:p>0.285495</text:p>
          </table:table-cell>
          <table:table-cell table:formula="of:=[.O386]^2" office:value-type="float" office:value="0.264686583529">
            <text:p>0.264686583529</text:p>
          </table:table-cell>
          <table:table-cell table:formula="of:=[.P386]^2" office:value-type="float" office:value="0.116098295824">
            <text:p>0.116098295824</text:p>
          </table:table-cell>
          <table:table-cell table:formula="of:=[.Q386]^2" office:value-type="float" office:value="0.081507395025">
            <text:p>0.081507395025</text:p>
          </table:table-cell>
        </table:table-row>
        <table:table-row table:style-name="ro1">
          <table:table-cell office:value-type="float" office:value="6.50781">
            <text:p>6.50781</text:p>
          </table:table-cell>
          <table:table-cell office:value-type="float" office:value="0.774948">
            <text:p>0.774948</text:p>
          </table:table-cell>
          <table:table-cell office:value-type="float" office:value="0.715487">
            <text:p>0.715487</text:p>
          </table:table-cell>
          <table:table-cell office:value-type="float" office:value="0.749308">
            <text:p>0.749308</text:p>
          </table:table-cell>
          <table:table-cell/>
          <table:table-cell office:value-type="float" office:value="6.50781">
            <text:p>6.50781</text:p>
          </table:table-cell>
          <table:table-cell office:value-type="float" office:value="0.528451">
            <text:p>0.528451</text:p>
          </table:table-cell>
          <table:table-cell office:value-type="float" office:value="0.677795">
            <text:p>0.677795</text:p>
          </table:table-cell>
          <table:table-cell office:value-type="float" office:value="0.634533">
            <text:p>0.634533</text:p>
          </table:table-cell>
          <table:table-cell table:formula="of:=[.G387]^2" office:value-type="float" office:value="0.279260459401">
            <text:p>0.279260459401</text:p>
          </table:table-cell>
          <table:table-cell table:formula="of:=[.H387]^2" office:value-type="float" office:value="0.459406062025">
            <text:p>0.459406062025</text:p>
          </table:table-cell>
          <table:table-cell table:formula="of:=[.I387]^2" office:value-type="float" office:value="0.402632128089">
            <text:p>0.402632128089</text:p>
          </table:table-cell>
          <table:table-cell/>
          <table:table-cell office:value-type="float" office:value="6.50781">
            <text:p>6.50781</text:p>
          </table:table-cell>
          <table:table-cell office:value-type="float" office:value="0.513873">
            <text:p>0.513873</text:p>
          </table:table-cell>
          <table:table-cell office:value-type="float" office:value="0.343045">
            <text:p>0.343045</text:p>
          </table:table-cell>
          <table:table-cell office:value-type="float" office:value="0.283835">
            <text:p>0.283835</text:p>
          </table:table-cell>
          <table:table-cell table:formula="of:=[.O387]^2" office:value-type="float" office:value="0.264065460129">
            <text:p>0.264065460129</text:p>
          </table:table-cell>
          <table:table-cell table:formula="of:=[.P387]^2" office:value-type="float" office:value="0.117679872025">
            <text:p>0.117679872025</text:p>
          </table:table-cell>
          <table:table-cell table:formula="of:=[.Q387]^2" office:value-type="float" office:value="0.080562307225">
            <text:p>0.080562307225</text:p>
          </table:table-cell>
        </table:table-row>
        <table:table-row table:style-name="ro1">
          <table:table-cell office:value-type="float" office:value="6.52344">
            <text:p>6.52344</text:p>
          </table:table-cell>
          <table:table-cell office:value-type="float" office:value="0.77556">
            <text:p>0.77556</text:p>
          </table:table-cell>
          <table:table-cell office:value-type="float" office:value="0.71848">
            <text:p>0.71848</text:p>
          </table:table-cell>
          <table:table-cell office:value-type="float" office:value="0.746305">
            <text:p>0.746305</text:p>
          </table:table-cell>
          <table:table-cell/>
          <table:table-cell office:value-type="float" office:value="6.52344">
            <text:p>6.52344</text:p>
          </table:table-cell>
          <table:table-cell office:value-type="float" office:value="0.528669">
            <text:p>0.528669</text:p>
          </table:table-cell>
          <table:table-cell office:value-type="float" office:value="0.679031">
            <text:p>0.679031</text:p>
          </table:table-cell>
          <table:table-cell office:value-type="float" office:value="0.6332">
            <text:p>0.6332</text:p>
          </table:table-cell>
          <table:table-cell table:formula="of:=[.G388]^2" office:value-type="float" office:value="0.279490911561">
            <text:p>0.279490911561</text:p>
          </table:table-cell>
          <table:table-cell table:formula="of:=[.H388]^2" office:value-type="float" office:value="0.461083098961">
            <text:p>0.461083098961</text:p>
          </table:table-cell>
          <table:table-cell table:formula="of:=[.I388]^2" office:value-type="float" office:value="0.40094224">
            <text:p>0.40094224</text:p>
          </table:table-cell>
          <table:table-cell/>
          <table:table-cell office:value-type="float" office:value="6.52344">
            <text:p>6.52344</text:p>
          </table:table-cell>
          <table:table-cell office:value-type="float" office:value="0.512701">
            <text:p>0.512701</text:p>
          </table:table-cell>
          <table:table-cell office:value-type="float" office:value="0.345174">
            <text:p>0.345174</text:p>
          </table:table-cell>
          <table:table-cell office:value-type="float" office:value="0.284038">
            <text:p>0.284038</text:p>
          </table:table-cell>
          <table:table-cell table:formula="of:=[.O388]^2" office:value-type="float" office:value="0.262862315401">
            <text:p>0.262862315401</text:p>
          </table:table-cell>
          <table:table-cell table:formula="of:=[.P388]^2" office:value-type="float" office:value="0.119145090276">
            <text:p>0.119145090276</text:p>
          </table:table-cell>
          <table:table-cell table:formula="of:=[.Q388]^2" office:value-type="float" office:value="0.080677585444">
            <text:p>0.080677585444</text:p>
          </table:table-cell>
        </table:table-row>
        <table:table-row table:style-name="ro1">
          <table:table-cell office:value-type="float" office:value="6.53906">
            <text:p>6.53906</text:p>
          </table:table-cell>
          <table:table-cell office:value-type="float" office:value="0.775017">
            <text:p>0.775017</text:p>
          </table:table-cell>
          <table:table-cell office:value-type="float" office:value="0.72111">
            <text:p>0.72111</text:p>
          </table:table-cell>
          <table:table-cell office:value-type="float" office:value="0.74257">
            <text:p>0.74257</text:p>
          </table:table-cell>
          <table:table-cell/>
          <table:table-cell office:value-type="float" office:value="6.53906">
            <text:p>6.53906</text:p>
          </table:table-cell>
          <table:table-cell office:value-type="float" office:value="0.529412">
            <text:p>0.529412</text:p>
          </table:table-cell>
          <table:table-cell office:value-type="float" office:value="0.678591">
            <text:p>0.678591</text:p>
          </table:table-cell>
          <table:table-cell office:value-type="float" office:value="0.630693">
            <text:p>0.630693</text:p>
          </table:table-cell>
          <table:table-cell table:formula="of:=[.G389]^2" office:value-type="float" office:value="0.280277065744">
            <text:p>0.280277065744</text:p>
          </table:table-cell>
          <table:table-cell table:formula="of:=[.H389]^2" office:value-type="float" office:value="0.460485745281">
            <text:p>0.460485745281</text:p>
          </table:table-cell>
          <table:table-cell table:formula="of:=[.I389]^2" office:value-type="float" office:value="0.397773660249">
            <text:p>0.397773660249</text:p>
          </table:table-cell>
          <table:table-cell/>
          <table:table-cell office:value-type="float" office:value="6.53906">
            <text:p>6.53906</text:p>
          </table:table-cell>
          <table:table-cell office:value-type="float" office:value="0.513922">
            <text:p>0.513922</text:p>
          </table:table-cell>
          <table:table-cell office:value-type="float" office:value="0.343978">
            <text:p>0.343978</text:p>
          </table:table-cell>
          <table:table-cell office:value-type="float" office:value="0.286993">
            <text:p>0.286993</text:p>
          </table:table-cell>
          <table:table-cell table:formula="of:=[.O389]^2" office:value-type="float" office:value="0.264115822084">
            <text:p>0.264115822084</text:p>
          </table:table-cell>
          <table:table-cell table:formula="of:=[.P389]^2" office:value-type="float" office:value="0.118320864484">
            <text:p>0.118320864484</text:p>
          </table:table-cell>
          <table:table-cell table:formula="of:=[.Q389]^2" office:value-type="float" office:value="0.082364982049">
            <text:p>0.082364982049</text:p>
          </table:table-cell>
        </table:table-row>
        <table:table-row table:style-name="ro1">
          <table:table-cell office:value-type="float" office:value="6.55469">
            <text:p>6.55469</text:p>
          </table:table-cell>
          <table:table-cell office:value-type="float" office:value="0.775795">
            <text:p>0.775795</text:p>
          </table:table-cell>
          <table:table-cell office:value-type="float" office:value="0.721532">
            <text:p>0.721532</text:p>
          </table:table-cell>
          <table:table-cell office:value-type="float" office:value="0.741138">
            <text:p>0.741138</text:p>
          </table:table-cell>
          <table:table-cell/>
          <table:table-cell office:value-type="float" office:value="6.55469">
            <text:p>6.55469</text:p>
          </table:table-cell>
          <table:table-cell office:value-type="float" office:value="0.530486">
            <text:p>0.530486</text:p>
          </table:table-cell>
          <table:table-cell office:value-type="float" office:value="0.676171">
            <text:p>0.676171</text:p>
          </table:table-cell>
          <table:table-cell office:value-type="float" office:value="0.629256">
            <text:p>0.629256</text:p>
          </table:table-cell>
          <table:table-cell table:formula="of:=[.G390]^2" office:value-type="float" office:value="0.281415396196">
            <text:p>0.281415396196</text:p>
          </table:table-cell>
          <table:table-cell table:formula="of:=[.H390]^2" office:value-type="float" office:value="0.457207221241">
            <text:p>0.457207221241</text:p>
          </table:table-cell>
          <table:table-cell table:formula="of:=[.I390]^2" office:value-type="float" office:value="0.395963113536">
            <text:p>0.395963113536</text:p>
          </table:table-cell>
          <table:table-cell/>
          <table:table-cell office:value-type="float" office:value="6.55469">
            <text:p>6.55469</text:p>
          </table:table-cell>
          <table:table-cell office:value-type="float" office:value="0.51613">
            <text:p>0.51613</text:p>
          </table:table-cell>
          <table:table-cell office:value-type="float" office:value="0.343637">
            <text:p>0.343637</text:p>
          </table:table-cell>
          <table:table-cell office:value-type="float" office:value="0.288583">
            <text:p>0.288583</text:p>
          </table:table-cell>
          <table:table-cell table:formula="of:=[.O390]^2" office:value-type="float" office:value="0.2663901769">
            <text:p>0.2663901769</text:p>
          </table:table-cell>
          <table:table-cell table:formula="of:=[.P390]^2" office:value-type="float" office:value="0.118086387769">
            <text:p>0.118086387769</text:p>
          </table:table-cell>
          <table:table-cell table:formula="of:=[.Q390]^2" office:value-type="float" office:value="0.083280147889">
            <text:p>0.083280147889</text:p>
          </table:table-cell>
        </table:table-row>
        <table:table-row table:style-name="ro1">
          <table:table-cell office:value-type="float" office:value="6.57031">
            <text:p>6.57031</text:p>
          </table:table-cell>
          <table:table-cell office:value-type="float" office:value="0.77677">
            <text:p>0.77677</text:p>
          </table:table-cell>
          <table:table-cell office:value-type="float" office:value="0.718285">
            <text:p>0.718285</text:p>
          </table:table-cell>
          <table:table-cell office:value-type="float" office:value="0.740795">
            <text:p>0.740795</text:p>
          </table:table-cell>
          <table:table-cell/>
          <table:table-cell office:value-type="float" office:value="6.57031">
            <text:p>6.57031</text:p>
          </table:table-cell>
          <table:table-cell office:value-type="float" office:value="0.531444">
            <text:p>0.531444</text:p>
          </table:table-cell>
          <table:table-cell office:value-type="float" office:value="0.672998">
            <text:p>0.672998</text:p>
          </table:table-cell>
          <table:table-cell office:value-type="float" office:value="0.629725">
            <text:p>0.629725</text:p>
          </table:table-cell>
          <table:table-cell table:formula="of:=[.G391]^2" office:value-type="float" office:value="0.282432725136">
            <text:p>0.282432725136</text:p>
          </table:table-cell>
          <table:table-cell table:formula="of:=[.H391]^2" office:value-type="float" office:value="0.452926308004">
            <text:p>0.452926308004</text:p>
          </table:table-cell>
          <table:table-cell table:formula="of:=[.I391]^2" office:value-type="float" office:value="0.396553575625">
            <text:p>0.396553575625</text:p>
          </table:table-cell>
          <table:table-cell/>
          <table:table-cell office:value-type="float" office:value="6.57031">
            <text:p>6.57031</text:p>
          </table:table-cell>
          <table:table-cell office:value-type="float" office:value="0.515079">
            <text:p>0.515079</text:p>
          </table:table-cell>
          <table:table-cell office:value-type="float" office:value="0.346155">
            <text:p>0.346155</text:p>
          </table:table-cell>
          <table:table-cell office:value-type="float" office:value="0.289976">
            <text:p>0.289976</text:p>
          </table:table-cell>
          <table:table-cell table:formula="of:=[.O391]^2" office:value-type="float" office:value="0.265306376241">
            <text:p>0.265306376241</text:p>
          </table:table-cell>
          <table:table-cell table:formula="of:=[.P391]^2" office:value-type="float" office:value="0.119823284025">
            <text:p>0.119823284025</text:p>
          </table:table-cell>
          <table:table-cell table:formula="of:=[.Q391]^2" office:value-type="float" office:value="0.084086080576">
            <text:p>0.084086080576</text:p>
          </table:table-cell>
        </table:table-row>
        <table:table-row table:style-name="ro1">
          <table:table-cell office:value-type="float" office:value="6.58594">
            <text:p>6.58594</text:p>
          </table:table-cell>
          <table:table-cell office:value-type="float" office:value="0.77663">
            <text:p>0.77663</text:p>
          </table:table-cell>
          <table:table-cell office:value-type="float" office:value="0.714548">
            <text:p>0.714548</text:p>
          </table:table-cell>
          <table:table-cell office:value-type="float" office:value="0.742172">
            <text:p>0.742172</text:p>
          </table:table-cell>
          <table:table-cell/>
          <table:table-cell office:value-type="float" office:value="6.58594">
            <text:p>6.58594</text:p>
          </table:table-cell>
          <table:table-cell office:value-type="float" office:value="0.532856">
            <text:p>0.532856</text:p>
          </table:table-cell>
          <table:table-cell office:value-type="float" office:value="0.670075">
            <text:p>0.670075</text:p>
          </table:table-cell>
          <table:table-cell office:value-type="float" office:value="0.630661">
            <text:p>0.630661</text:p>
          </table:table-cell>
          <table:table-cell table:formula="of:=[.G392]^2" office:value-type="float" office:value="0.283935516736">
            <text:p>0.283935516736</text:p>
          </table:table-cell>
          <table:table-cell table:formula="of:=[.H392]^2" office:value-type="float" office:value="0.449000505625">
            <text:p>0.449000505625</text:p>
          </table:table-cell>
          <table:table-cell table:formula="of:=[.I392]^2" office:value-type="float" office:value="0.397733296921">
            <text:p>0.397733296921</text:p>
          </table:table-cell>
          <table:table-cell/>
          <table:table-cell office:value-type="float" office:value="6.58594">
            <text:p>6.58594</text:p>
          </table:table-cell>
          <table:table-cell office:value-type="float" office:value="0.513691">
            <text:p>0.513691</text:p>
          </table:table-cell>
          <table:table-cell office:value-type="float" office:value="0.345993">
            <text:p>0.345993</text:p>
          </table:table-cell>
          <table:table-cell office:value-type="float" office:value="0.290514">
            <text:p>0.290514</text:p>
          </table:table-cell>
          <table:table-cell table:formula="of:=[.O392]^2" office:value-type="float" office:value="0.263878443481">
            <text:p>0.263878443481</text:p>
          </table:table-cell>
          <table:table-cell table:formula="of:=[.P392]^2" office:value-type="float" office:value="0.119711156049">
            <text:p>0.119711156049</text:p>
          </table:table-cell>
          <table:table-cell table:formula="of:=[.Q392]^2" office:value-type="float" office:value="0.084398384196">
            <text:p>0.084398384196</text:p>
          </table:table-cell>
        </table:table-row>
        <table:table-row table:style-name="ro1">
          <table:table-cell office:value-type="float" office:value="6.60156">
            <text:p>6.60156</text:p>
          </table:table-cell>
          <table:table-cell office:value-type="float" office:value="0.776083">
            <text:p>0.776083</text:p>
          </table:table-cell>
          <table:table-cell office:value-type="float" office:value="0.714563">
            <text:p>0.714563</text:p>
          </table:table-cell>
          <table:table-cell office:value-type="float" office:value="0.745448">
            <text:p>0.745448</text:p>
          </table:table-cell>
          <table:table-cell/>
          <table:table-cell office:value-type="float" office:value="6.60156">
            <text:p>6.60156</text:p>
          </table:table-cell>
          <table:table-cell office:value-type="float" office:value="0.533716">
            <text:p>0.533716</text:p>
          </table:table-cell>
          <table:table-cell office:value-type="float" office:value="0.66968">
            <text:p>0.66968</text:p>
          </table:table-cell>
          <table:table-cell office:value-type="float" office:value="0.631363">
            <text:p>0.631363</text:p>
          </table:table-cell>
          <table:table-cell table:formula="of:=[.G393]^2" office:value-type="float" office:value="0.284852768656">
            <text:p>0.284852768656</text:p>
          </table:table-cell>
          <table:table-cell table:formula="of:=[.H393]^2" office:value-type="float" office:value="0.4484713024">
            <text:p>0.4484713024</text:p>
          </table:table-cell>
          <table:table-cell table:formula="of:=[.I393]^2" office:value-type="float" office:value="0.398619237769">
            <text:p>0.398619237769</text:p>
          </table:table-cell>
          <table:table-cell/>
          <table:table-cell office:value-type="float" office:value="6.60156">
            <text:p>6.60156</text:p>
          </table:table-cell>
          <table:table-cell office:value-type="float" office:value="0.514412">
            <text:p>0.514412</text:p>
          </table:table-cell>
          <table:table-cell office:value-type="float" office:value="0.341555">
            <text:p>0.341555</text:p>
          </table:table-cell>
          <table:table-cell office:value-type="float" office:value="0.288277">
            <text:p>0.288277</text:p>
          </table:table-cell>
          <table:table-cell table:formula="of:=[.O393]^2" office:value-type="float" office:value="0.264619705744">
            <text:p>0.264619705744</text:p>
          </table:table-cell>
          <table:table-cell table:formula="of:=[.P393]^2" office:value-type="float" office:value="0.116659818025">
            <text:p>0.116659818025</text:p>
          </table:table-cell>
          <table:table-cell table:formula="of:=[.Q393]^2" office:value-type="float" office:value="0.083103628729">
            <text:p>0.083103628729</text:p>
          </table:table-cell>
        </table:table-row>
        <table:table-row table:style-name="ro1">
          <table:table-cell office:value-type="float" office:value="6.61719">
            <text:p>6.61719</text:p>
          </table:table-cell>
          <table:table-cell office:value-type="float" office:value="0.77617">
            <text:p>0.77617</text:p>
          </table:table-cell>
          <table:table-cell office:value-type="float" office:value="0.716838">
            <text:p>0.716838</text:p>
          </table:table-cell>
          <table:table-cell office:value-type="float" office:value="0.748762">
            <text:p>0.748762</text:p>
          </table:table-cell>
          <table:table-cell/>
          <table:table-cell office:value-type="float" office:value="6.61719">
            <text:p>6.61719</text:p>
          </table:table-cell>
          <table:table-cell office:value-type="float" office:value="0.534287">
            <text:p>0.534287</text:p>
          </table:table-cell>
          <table:table-cell office:value-type="float" office:value="0.671086">
            <text:p>0.671086</text:p>
          </table:table-cell>
          <table:table-cell office:value-type="float" office:value="0.631884">
            <text:p>0.631884</text:p>
          </table:table-cell>
          <table:table-cell table:formula="of:=[.G394]^2" office:value-type="float" office:value="0.285462598369">
            <text:p>0.285462598369</text:p>
          </table:table-cell>
          <table:table-cell table:formula="of:=[.H394]^2" office:value-type="float" office:value="0.450356419396">
            <text:p>0.450356419396</text:p>
          </table:table-cell>
          <table:table-cell table:formula="of:=[.I394]^2" office:value-type="float" office:value="0.399277389456">
            <text:p>0.399277389456</text:p>
          </table:table-cell>
          <table:table-cell/>
          <table:table-cell office:value-type="float" office:value="6.61719">
            <text:p>6.61719</text:p>
          </table:table-cell>
          <table:table-cell office:value-type="float" office:value="0.512887">
            <text:p>0.512887</text:p>
          </table:table-cell>
          <table:table-cell office:value-type="float" office:value="0.339585">
            <text:p>0.339585</text:p>
          </table:table-cell>
          <table:table-cell office:value-type="float" office:value="0.286951">
            <text:p>0.286951</text:p>
          </table:table-cell>
          <table:table-cell table:formula="of:=[.O394]^2" office:value-type="float" office:value="0.263053074769">
            <text:p>0.263053074769</text:p>
          </table:table-cell>
          <table:table-cell table:formula="of:=[.P394]^2" office:value-type="float" office:value="0.115317972225">
            <text:p>0.115317972225</text:p>
          </table:table-cell>
          <table:table-cell table:formula="of:=[.Q394]^2" office:value-type="float" office:value="0.082340876401">
            <text:p>0.082340876401</text:p>
          </table:table-cell>
        </table:table-row>
        <table:table-row table:style-name="ro1">
          <table:table-cell office:value-type="float" office:value="6.63281">
            <text:p>6.63281</text:p>
          </table:table-cell>
          <table:table-cell office:value-type="float" office:value="0.776965">
            <text:p>0.776965</text:p>
          </table:table-cell>
          <table:table-cell office:value-type="float" office:value="0.717553">
            <text:p>0.717553</text:p>
          </table:table-cell>
          <table:table-cell office:value-type="float" office:value="0.747702">
            <text:p>0.747702</text:p>
          </table:table-cell>
          <table:table-cell/>
          <table:table-cell office:value-type="float" office:value="6.63281">
            <text:p>6.63281</text:p>
          </table:table-cell>
          <table:table-cell office:value-type="float" office:value="0.535274">
            <text:p>0.535274</text:p>
          </table:table-cell>
          <table:table-cell office:value-type="float" office:value="0.6723">
            <text:p>0.6723</text:p>
          </table:table-cell>
          <table:table-cell office:value-type="float" office:value="0.629199">
            <text:p>0.629199</text:p>
          </table:table-cell>
          <table:table-cell table:formula="of:=[.G395]^2" office:value-type="float" office:value="0.286518255076">
            <text:p>0.286518255076</text:p>
          </table:table-cell>
          <table:table-cell table:formula="of:=[.H395]^2" office:value-type="float" office:value="0.45198729">
            <text:p>0.45198729</text:p>
          </table:table-cell>
          <table:table-cell table:formula="of:=[.I395]^2" office:value-type="float" office:value="0.395891381601">
            <text:p>0.395891381601</text:p>
          </table:table-cell>
          <table:table-cell/>
          <table:table-cell office:value-type="float" office:value="6.63281">
            <text:p>6.63281</text:p>
          </table:table-cell>
          <table:table-cell office:value-type="float" office:value="0.51034">
            <text:p>0.51034</text:p>
          </table:table-cell>
          <table:table-cell office:value-type="float" office:value="0.342354">
            <text:p>0.342354</text:p>
          </table:table-cell>
          <table:table-cell office:value-type="float" office:value="0.287792">
            <text:p>0.287792</text:p>
          </table:table-cell>
          <table:table-cell table:formula="of:=[.O395]^2" office:value-type="float" office:value="0.2604469156">
            <text:p>0.2604469156</text:p>
          </table:table-cell>
          <table:table-cell table:formula="of:=[.P395]^2" office:value-type="float" office:value="0.117206261316">
            <text:p>0.117206261316</text:p>
          </table:table-cell>
          <table:table-cell table:formula="of:=[.Q395]^2" office:value-type="float" office:value="0.082824235264">
            <text:p>0.082824235264</text:p>
          </table:table-cell>
        </table:table-row>
        <table:table-row table:style-name="ro1">
          <table:table-cell office:value-type="float" office:value="6.64844">
            <text:p>6.64844</text:p>
          </table:table-cell>
          <table:table-cell office:value-type="float" office:value="0.776748">
            <text:p>0.776748</text:p>
          </table:table-cell>
          <table:table-cell office:value-type="float" office:value="0.716012">
            <text:p>0.716012</text:p>
          </table:table-cell>
          <table:table-cell office:value-type="float" office:value="0.740245">
            <text:p>0.740245</text:p>
          </table:table-cell>
          <table:table-cell/>
          <table:table-cell office:value-type="float" office:value="6.64844">
            <text:p>6.64844</text:p>
          </table:table-cell>
          <table:table-cell office:value-type="float" office:value="0.534679">
            <text:p>0.534679</text:p>
          </table:table-cell>
          <table:table-cell office:value-type="float" office:value="0.670327">
            <text:p>0.670327</text:p>
          </table:table-cell>
          <table:table-cell office:value-type="float" office:value="0.624427">
            <text:p>0.624427</text:p>
          </table:table-cell>
          <table:table-cell table:formula="of:=[.G396]^2" office:value-type="float" office:value="0.285881633041">
            <text:p>0.285881633041</text:p>
          </table:table-cell>
          <table:table-cell table:formula="of:=[.H396]^2" office:value-type="float" office:value="0.449338286929">
            <text:p>0.449338286929</text:p>
          </table:table-cell>
          <table:table-cell table:formula="of:=[.I396]^2" office:value-type="float" office:value="0.389909078329">
            <text:p>0.389909078329</text:p>
          </table:table-cell>
          <table:table-cell/>
          <table:table-cell office:value-type="float" office:value="6.64844">
            <text:p>6.64844</text:p>
          </table:table-cell>
          <table:table-cell office:value-type="float" office:value="0.510467">
            <text:p>0.510467</text:p>
          </table:table-cell>
          <table:table-cell office:value-type="float" office:value="0.344374">
            <text:p>0.344374</text:p>
          </table:table-cell>
          <table:table-cell office:value-type="float" office:value="0.288547">
            <text:p>0.288547</text:p>
          </table:table-cell>
          <table:table-cell table:formula="of:=[.O396]^2" office:value-type="float" office:value="0.260576558089">
            <text:p>0.260576558089</text:p>
          </table:table-cell>
          <table:table-cell table:formula="of:=[.P396]^2" office:value-type="float" office:value="0.118593451876">
            <text:p>0.118593451876</text:p>
          </table:table-cell>
          <table:table-cell table:formula="of:=[.Q396]^2" office:value-type="float" office:value="0.083259371209">
            <text:p>0.083259371209</text:p>
          </table:table-cell>
        </table:table-row>
        <table:table-row table:style-name="ro1">
          <table:table-cell office:value-type="float" office:value="6.66406">
            <text:p>6.66406</text:p>
          </table:table-cell>
          <table:table-cell office:value-type="float" office:value="0.775308">
            <text:p>0.775308</text:p>
          </table:table-cell>
          <table:table-cell office:value-type="float" office:value="0.71417">
            <text:p>0.71417</text:p>
          </table:table-cell>
          <table:table-cell office:value-type="float" office:value="0.732668">
            <text:p>0.732668</text:p>
          </table:table-cell>
          <table:table-cell/>
          <table:table-cell office:value-type="float" office:value="6.66406">
            <text:p>6.66406</text:p>
          </table:table-cell>
          <table:table-cell office:value-type="float" office:value="0.534058">
            <text:p>0.534058</text:p>
          </table:table-cell>
          <table:table-cell office:value-type="float" office:value="0.667296">
            <text:p>0.667296</text:p>
          </table:table-cell>
          <table:table-cell office:value-type="float" office:value="0.622715">
            <text:p>0.622715</text:p>
          </table:table-cell>
          <table:table-cell table:formula="of:=[.G397]^2" office:value-type="float" office:value="0.285217947364">
            <text:p>0.285217947364</text:p>
          </table:table-cell>
          <table:table-cell table:formula="of:=[.H397]^2" office:value-type="float" office:value="0.445283951616">
            <text:p>0.445283951616</text:p>
          </table:table-cell>
          <table:table-cell table:formula="of:=[.I397]^2" office:value-type="float" office:value="0.387773971225">
            <text:p>0.387773971225</text:p>
          </table:table-cell>
          <table:table-cell/>
          <table:table-cell office:value-type="float" office:value="6.66406">
            <text:p>6.66406</text:p>
          </table:table-cell>
          <table:table-cell office:value-type="float" office:value="0.510736">
            <text:p>0.510736</text:p>
          </table:table-cell>
          <table:table-cell office:value-type="float" office:value="0.343617">
            <text:p>0.343617</text:p>
          </table:table-cell>
          <table:table-cell office:value-type="float" office:value="0.287942">
            <text:p>0.287942</text:p>
          </table:table-cell>
          <table:table-cell table:formula="of:=[.O397]^2" office:value-type="float" office:value="0.260851261696">
            <text:p>0.260851261696</text:p>
          </table:table-cell>
          <table:table-cell table:formula="of:=[.P397]^2" office:value-type="float" office:value="0.118072642689">
            <text:p>0.118072642689</text:p>
          </table:table-cell>
          <table:table-cell table:formula="of:=[.Q397]^2" office:value-type="float" office:value="0.082910595364">
            <text:p>0.082910595364</text:p>
          </table:table-cell>
        </table:table-row>
        <table:table-row table:style-name="ro1">
          <table:table-cell office:value-type="float" office:value="6.67969">
            <text:p>6.67969</text:p>
          </table:table-cell>
          <table:table-cell office:value-type="float" office:value="0.77466">
            <text:p>0.77466</text:p>
          </table:table-cell>
          <table:table-cell office:value-type="float" office:value="0.713705">
            <text:p>0.713705</text:p>
          </table:table-cell>
          <table:table-cell office:value-type="float" office:value="0.732008">
            <text:p>0.732008</text:p>
          </table:table-cell>
          <table:table-cell/>
          <table:table-cell office:value-type="float" office:value="6.67969">
            <text:p>6.67969</text:p>
          </table:table-cell>
          <table:table-cell office:value-type="float" office:value="0.533312">
            <text:p>0.533312</text:p>
          </table:table-cell>
          <table:table-cell office:value-type="float" office:value="0.666807">
            <text:p>0.666807</text:p>
          </table:table-cell>
          <table:table-cell office:value-type="float" office:value="0.622839">
            <text:p>0.622839</text:p>
          </table:table-cell>
          <table:table-cell table:formula="of:=[.G398]^2" office:value-type="float" office:value="0.284421689344">
            <text:p>0.284421689344</text:p>
          </table:table-cell>
          <table:table-cell table:formula="of:=[.H398]^2" office:value-type="float" office:value="0.444631575249">
            <text:p>0.444631575249</text:p>
          </table:table-cell>
          <table:table-cell table:formula="of:=[.I398]^2" office:value-type="float" office:value="0.387928419921">
            <text:p>0.387928419921</text:p>
          </table:table-cell>
          <table:table-cell/>
          <table:table-cell office:value-type="float" office:value="6.67969">
            <text:p>6.67969</text:p>
          </table:table-cell>
          <table:table-cell office:value-type="float" office:value="0.509724">
            <text:p>0.509724</text:p>
          </table:table-cell>
          <table:table-cell office:value-type="float" office:value="0.342996">
            <text:p>0.342996</text:p>
          </table:table-cell>
          <table:table-cell office:value-type="float" office:value="0.287916">
            <text:p>0.287916</text:p>
          </table:table-cell>
          <table:table-cell table:formula="of:=[.O398]^2" office:value-type="float" office:value="0.259818556176">
            <text:p>0.259818556176</text:p>
          </table:table-cell>
          <table:table-cell table:formula="of:=[.P398]^2" office:value-type="float" office:value="0.117646256016">
            <text:p>0.117646256016</text:p>
          </table:table-cell>
          <table:table-cell table:formula="of:=[.Q398]^2" office:value-type="float" office:value="0.082895623056">
            <text:p>0.082895623056</text:p>
          </table:table-cell>
        </table:table-row>
        <table:table-row table:style-name="ro1">
          <table:table-cell office:value-type="float" office:value="6.69531">
            <text:p>6.69531</text:p>
          </table:table-cell>
          <table:table-cell office:value-type="float" office:value="0.774743">
            <text:p>0.774743</text:p>
          </table:table-cell>
          <table:table-cell office:value-type="float" office:value="0.713682">
            <text:p>0.713682</text:p>
          </table:table-cell>
          <table:table-cell office:value-type="float" office:value="0.73551">
            <text:p>0.73551</text:p>
          </table:table-cell>
          <table:table-cell/>
          <table:table-cell office:value-type="float" office:value="6.69531">
            <text:p>6.69531</text:p>
          </table:table-cell>
          <table:table-cell office:value-type="float" office:value="0.531339">
            <text:p>0.531339</text:p>
          </table:table-cell>
          <table:table-cell office:value-type="float" office:value="0.66706">
            <text:p>0.66706</text:p>
          </table:table-cell>
          <table:table-cell office:value-type="float" office:value="0.624222">
            <text:p>0.624222</text:p>
          </table:table-cell>
          <table:table-cell table:formula="of:=[.G399]^2" office:value-type="float" office:value="0.282321132921">
            <text:p>0.282321132921</text:p>
          </table:table-cell>
          <table:table-cell table:formula="of:=[.H399]^2" office:value-type="float" office:value="0.4449690436">
            <text:p>0.4449690436</text:p>
          </table:table-cell>
          <table:table-cell table:formula="of:=[.I399]^2" office:value-type="float" office:value="0.389653105284">
            <text:p>0.389653105284</text:p>
          </table:table-cell>
          <table:table-cell/>
          <table:table-cell office:value-type="float" office:value="6.69531">
            <text:p>6.69531</text:p>
          </table:table-cell>
          <table:table-cell office:value-type="float" office:value="0.508362">
            <text:p>0.508362</text:p>
          </table:table-cell>
          <table:table-cell office:value-type="float" office:value="0.344454">
            <text:p>0.344454</text:p>
          </table:table-cell>
          <table:table-cell office:value-type="float" office:value="0.290424">
            <text:p>0.290424</text:p>
          </table:table-cell>
          <table:table-cell table:formula="of:=[.O399]^2" office:value-type="float" office:value="0.258431923044">
            <text:p>0.258431923044</text:p>
          </table:table-cell>
          <table:table-cell table:formula="of:=[.P399]^2" office:value-type="float" office:value="0.118648558116">
            <text:p>0.118648558116</text:p>
          </table:table-cell>
          <table:table-cell table:formula="of:=[.Q399]^2" office:value-type="float" office:value="0.084346099776">
            <text:p>0.084346099776</text:p>
          </table:table-cell>
        </table:table-row>
        <table:table-row table:style-name="ro1">
          <table:table-cell office:value-type="float" office:value="6.71094">
            <text:p>6.71094</text:p>
          </table:table-cell>
          <table:table-cell office:value-type="float" office:value="0.776395">
            <text:p>0.776395</text:p>
          </table:table-cell>
          <table:table-cell office:value-type="float" office:value="0.71403">
            <text:p>0.71403</text:p>
          </table:table-cell>
          <table:table-cell office:value-type="float" office:value="0.737645">
            <text:p>0.737645</text:p>
          </table:table-cell>
          <table:table-cell/>
          <table:table-cell office:value-type="float" office:value="6.71094">
            <text:p>6.71094</text:p>
          </table:table-cell>
          <table:table-cell office:value-type="float" office:value="0.529321">
            <text:p>0.529321</text:p>
          </table:table-cell>
          <table:table-cell office:value-type="float" office:value="0.667969">
            <text:p>0.667969</text:p>
          </table:table-cell>
          <table:table-cell office:value-type="float" office:value="0.623948">
            <text:p>0.623948</text:p>
          </table:table-cell>
          <table:table-cell table:formula="of:=[.G400]^2" office:value-type="float" office:value="0.280180721041">
            <text:p>0.280180721041</text:p>
          </table:table-cell>
          <table:table-cell table:formula="of:=[.H400]^2" office:value-type="float" office:value="0.446182584961">
            <text:p>0.446182584961</text:p>
          </table:table-cell>
          <table:table-cell table:formula="of:=[.I400]^2" office:value-type="float" office:value="0.389311106704">
            <text:p>0.389311106704</text:p>
          </table:table-cell>
          <table:table-cell/>
          <table:table-cell office:value-type="float" office:value="6.71094">
            <text:p>6.71094</text:p>
          </table:table-cell>
          <table:table-cell office:value-type="float" office:value="0.507176">
            <text:p>0.507176</text:p>
          </table:table-cell>
          <table:table-cell office:value-type="float" office:value="0.347659">
            <text:p>0.347659</text:p>
          </table:table-cell>
          <table:table-cell office:value-type="float" office:value="0.290901">
            <text:p>0.290901</text:p>
          </table:table-cell>
          <table:table-cell table:formula="of:=[.O400]^2" office:value-type="float" office:value="0.257227494976">
            <text:p>0.257227494976</text:p>
          </table:table-cell>
          <table:table-cell table:formula="of:=[.P400]^2" office:value-type="float" office:value="0.120866780281">
            <text:p>0.120866780281</text:p>
          </table:table-cell>
          <table:table-cell table:formula="of:=[.Q400]^2" office:value-type="float" office:value="0.084623391801">
            <text:p>0.084623391801</text:p>
          </table:table-cell>
        </table:table-row>
        <table:table-row table:style-name="ro1">
          <table:table-cell office:value-type="float" office:value="6.72656">
            <text:p>6.72656</text:p>
          </table:table-cell>
          <table:table-cell office:value-type="float" office:value="0.778975">
            <text:p>0.778975</text:p>
          </table:table-cell>
          <table:table-cell office:value-type="float" office:value="0.714527">
            <text:p>0.714527</text:p>
          </table:table-cell>
          <table:table-cell office:value-type="float" office:value="0.737522">
            <text:p>0.737522</text:p>
          </table:table-cell>
          <table:table-cell/>
          <table:table-cell office:value-type="float" office:value="6.72656">
            <text:p>6.72656</text:p>
          </table:table-cell>
          <table:table-cell office:value-type="float" office:value="0.52889">
            <text:p>0.52889</text:p>
          </table:table-cell>
          <table:table-cell office:value-type="float" office:value="0.666876">
            <text:p>0.666876</text:p>
          </table:table-cell>
          <table:table-cell office:value-type="float" office:value="0.622241">
            <text:p>0.622241</text:p>
          </table:table-cell>
          <table:table-cell table:formula="of:=[.G401]^2" office:value-type="float" office:value="0.2797246321">
            <text:p>0.2797246321</text:p>
          </table:table-cell>
          <table:table-cell table:formula="of:=[.H401]^2" office:value-type="float" office:value="0.444723599376">
            <text:p>0.444723599376</text:p>
          </table:table-cell>
          <table:table-cell table:formula="of:=[.I401]^2" office:value-type="float" office:value="0.387183862081">
            <text:p>0.387183862081</text:p>
          </table:table-cell>
          <table:table-cell/>
          <table:table-cell office:value-type="float" office:value="6.72656">
            <text:p>6.72656</text:p>
          </table:table-cell>
          <table:table-cell office:value-type="float" office:value="0.507227">
            <text:p>0.507227</text:p>
          </table:table-cell>
          <table:table-cell office:value-type="float" office:value="0.345794">
            <text:p>0.345794</text:p>
          </table:table-cell>
          <table:table-cell office:value-type="float" office:value="0.290112">
            <text:p>0.290112</text:p>
          </table:table-cell>
          <table:table-cell table:formula="of:=[.O401]^2" office:value-type="float" office:value="0.257279229529">
            <text:p>0.257279229529</text:p>
          </table:table-cell>
          <table:table-cell table:formula="of:=[.P401]^2" office:value-type="float" office:value="0.119573490436">
            <text:p>0.119573490436</text:p>
          </table:table-cell>
          <table:table-cell table:formula="of:=[.Q401]^2" office:value-type="float" office:value="0.084164972544">
            <text:p>0.084164972544</text:p>
          </table:table-cell>
        </table:table-row>
        <table:table-row table:style-name="ro1">
          <table:table-cell office:value-type="float" office:value="6.74219">
            <text:p>6.74219</text:p>
          </table:table-cell>
          <table:table-cell office:value-type="float" office:value="0.779255">
            <text:p>0.779255</text:p>
          </table:table-cell>
          <table:table-cell office:value-type="float" office:value="0.713207">
            <text:p>0.713207</text:p>
          </table:table-cell>
          <table:table-cell office:value-type="float" office:value="0.734505">
            <text:p>0.734505</text:p>
          </table:table-cell>
          <table:table-cell/>
          <table:table-cell office:value-type="float" office:value="6.74219">
            <text:p>6.74219</text:p>
          </table:table-cell>
          <table:table-cell office:value-type="float" office:value="0.52899">
            <text:p>0.52899</text:p>
          </table:table-cell>
          <table:table-cell office:value-type="float" office:value="0.66428">
            <text:p>0.66428</text:p>
          </table:table-cell>
          <table:table-cell office:value-type="float" office:value="0.621185">
            <text:p>0.621185</text:p>
          </table:table-cell>
          <table:table-cell table:formula="of:=[.G402]^2" office:value-type="float" office:value="0.2798304201">
            <text:p>0.2798304201</text:p>
          </table:table-cell>
          <table:table-cell table:formula="of:=[.H402]^2" office:value-type="float" office:value="0.4412679184">
            <text:p>0.4412679184</text:p>
          </table:table-cell>
          <table:table-cell table:formula="of:=[.I402]^2" office:value-type="float" office:value="0.385870804225">
            <text:p>0.385870804225</text:p>
          </table:table-cell>
          <table:table-cell/>
          <table:table-cell office:value-type="float" office:value="6.74219">
            <text:p>6.74219</text:p>
          </table:table-cell>
          <table:table-cell office:value-type="float" office:value="0.506857">
            <text:p>0.506857</text:p>
          </table:table-cell>
          <table:table-cell office:value-type="float" office:value="0.342538">
            <text:p>0.342538</text:p>
          </table:table-cell>
          <table:table-cell office:value-type="float" office:value="0.288479">
            <text:p>0.288479</text:p>
          </table:table-cell>
          <table:table-cell table:formula="of:=[.O402]^2" office:value-type="float" office:value="0.256904018449">
            <text:p>0.256904018449</text:p>
          </table:table-cell>
          <table:table-cell table:formula="of:=[.P402]^2" office:value-type="float" office:value="0.117332281444">
            <text:p>0.117332281444</text:p>
          </table:table-cell>
          <table:table-cell table:formula="of:=[.Q402]^2" office:value-type="float" office:value="0.083220133441">
            <text:p>0.083220133441</text:p>
          </table:table-cell>
        </table:table-row>
        <table:table-row table:style-name="ro1">
          <table:table-cell office:value-type="float" office:value="6.75781">
            <text:p>6.75781</text:p>
          </table:table-cell>
          <table:table-cell office:value-type="float" office:value="0.777092">
            <text:p>0.777092</text:p>
          </table:table-cell>
          <table:table-cell office:value-type="float" office:value="0.710998">
            <text:p>0.710998</text:p>
          </table:table-cell>
          <table:table-cell office:value-type="float" office:value="0.730795">
            <text:p>0.730795</text:p>
          </table:table-cell>
          <table:table-cell/>
          <table:table-cell office:value-type="float" office:value="6.75781">
            <text:p>6.75781</text:p>
          </table:table-cell>
          <table:table-cell office:value-type="float" office:value="0.529065">
            <text:p>0.529065</text:p>
          </table:table-cell>
          <table:table-cell office:value-type="float" office:value="0.664576">
            <text:p>0.664576</text:p>
          </table:table-cell>
          <table:table-cell office:value-type="float" office:value="0.618503">
            <text:p>0.618503</text:p>
          </table:table-cell>
          <table:table-cell table:formula="of:=[.G403]^2" office:value-type="float" office:value="0.279909774225">
            <text:p>0.279909774225</text:p>
          </table:table-cell>
          <table:table-cell table:formula="of:=[.H403]^2" office:value-type="float" office:value="0.441661259776">
            <text:p>0.441661259776</text:p>
          </table:table-cell>
          <table:table-cell table:formula="of:=[.I403]^2" office:value-type="float" office:value="0.382545961009">
            <text:p>0.382545961009</text:p>
          </table:table-cell>
          <table:table-cell/>
          <table:table-cell office:value-type="float" office:value="6.75781">
            <text:p>6.75781</text:p>
          </table:table-cell>
          <table:table-cell office:value-type="float" office:value="0.505612">
            <text:p>0.505612</text:p>
          </table:table-cell>
          <table:table-cell office:value-type="float" office:value="0.341254">
            <text:p>0.341254</text:p>
          </table:table-cell>
          <table:table-cell office:value-type="float" office:value="0.287828">
            <text:p>0.287828</text:p>
          </table:table-cell>
          <table:table-cell table:formula="of:=[.O403]^2" office:value-type="float" office:value="0.255643494544">
            <text:p>0.255643494544</text:p>
          </table:table-cell>
          <table:table-cell table:formula="of:=[.P403]^2" office:value-type="float" office:value="0.116454292516">
            <text:p>0.116454292516</text:p>
          </table:table-cell>
          <table:table-cell table:formula="of:=[.Q403]^2" office:value-type="float" office:value="0.082844957584">
            <text:p>0.082844957584</text:p>
          </table:table-cell>
        </table:table-row>
        <table:table-row table:style-name="ro1">
          <table:table-cell office:value-type="float" office:value="6.77344">
            <text:p>6.77344</text:p>
          </table:table-cell>
          <table:table-cell office:value-type="float" office:value="0.776383">
            <text:p>0.776383</text:p>
          </table:table-cell>
          <table:table-cell office:value-type="float" office:value="0.710083">
            <text:p>0.710083</text:p>
          </table:table-cell>
          <table:table-cell office:value-type="float" office:value="0.7296">
            <text:p>0.7296</text:p>
          </table:table-cell>
          <table:table-cell/>
          <table:table-cell office:value-type="float" office:value="6.77344">
            <text:p>6.77344</text:p>
          </table:table-cell>
          <table:table-cell office:value-type="float" office:value="0.529621">
            <text:p>0.529621</text:p>
          </table:table-cell>
          <table:table-cell office:value-type="float" office:value="0.663063">
            <text:p>0.663063</text:p>
          </table:table-cell>
          <table:table-cell office:value-type="float" office:value="0.615742">
            <text:p>0.615742</text:p>
          </table:table-cell>
          <table:table-cell table:formula="of:=[.G404]^2" office:value-type="float" office:value="0.280498403641">
            <text:p>0.280498403641</text:p>
          </table:table-cell>
          <table:table-cell table:formula="of:=[.H404]^2" office:value-type="float" office:value="0.439652541969">
            <text:p>0.439652541969</text:p>
          </table:table-cell>
          <table:table-cell table:formula="of:=[.I404]^2" office:value-type="float" office:value="0.379138210564">
            <text:p>0.379138210564</text:p>
          </table:table-cell>
          <table:table-cell/>
          <table:table-cell office:value-type="float" office:value="6.77344">
            <text:p>6.77344</text:p>
          </table:table-cell>
          <table:table-cell office:value-type="float" office:value="0.504717">
            <text:p>0.504717</text:p>
          </table:table-cell>
          <table:table-cell office:value-type="float" office:value="0.340586">
            <text:p>0.340586</text:p>
          </table:table-cell>
          <table:table-cell office:value-type="float" office:value="0.288995">
            <text:p>0.288995</text:p>
          </table:table-cell>
          <table:table-cell table:formula="of:=[.O404]^2" office:value-type="float" office:value="0.254739250089">
            <text:p>0.254739250089</text:p>
          </table:table-cell>
          <table:table-cell table:formula="of:=[.P404]^2" office:value-type="float" office:value="0.115998823396">
            <text:p>0.115998823396</text:p>
          </table:table-cell>
          <table:table-cell table:formula="of:=[.Q404]^2" office:value-type="float" office:value="0.083518110025">
            <text:p>0.083518110025</text:p>
          </table:table-cell>
        </table:table-row>
        <table:table-row table:style-name="ro1">
          <table:table-cell office:value-type="float" office:value="6.78906">
            <text:p>6.78906</text:p>
          </table:table-cell>
          <table:table-cell office:value-type="float" office:value="0.777292">
            <text:p>0.777292</text:p>
          </table:table-cell>
          <table:table-cell office:value-type="float" office:value="0.7097">
            <text:p>0.7097</text:p>
          </table:table-cell>
          <table:table-cell office:value-type="float" office:value="0.729012">
            <text:p>0.729012</text:p>
          </table:table-cell>
          <table:table-cell/>
          <table:table-cell office:value-type="float" office:value="6.78906">
            <text:p>6.78906</text:p>
          </table:table-cell>
          <table:table-cell office:value-type="float" office:value="0.529307">
            <text:p>0.529307</text:p>
          </table:table-cell>
          <table:table-cell office:value-type="float" office:value="0.659497">
            <text:p>0.659497</text:p>
          </table:table-cell>
          <table:table-cell office:value-type="float" office:value="0.61564">
            <text:p>0.61564</text:p>
          </table:table-cell>
          <table:table-cell table:formula="of:=[.G405]^2" office:value-type="float" office:value="0.280165900249">
            <text:p>0.280165900249</text:p>
          </table:table-cell>
          <table:table-cell table:formula="of:=[.H405]^2" office:value-type="float" office:value="0.434936293009">
            <text:p>0.434936293009</text:p>
          </table:table-cell>
          <table:table-cell table:formula="of:=[.I405]^2" office:value-type="float" office:value="0.3790126096">
            <text:p>0.3790126096</text:p>
          </table:table-cell>
          <table:table-cell/>
          <table:table-cell office:value-type="float" office:value="6.78906">
            <text:p>6.78906</text:p>
          </table:table-cell>
          <table:table-cell office:value-type="float" office:value="0.504668">
            <text:p>0.504668</text:p>
          </table:table-cell>
          <table:table-cell office:value-type="float" office:value="0.341167">
            <text:p>0.341167</text:p>
          </table:table-cell>
          <table:table-cell office:value-type="float" office:value="0.289776">
            <text:p>0.289776</text:p>
          </table:table-cell>
          <table:table-cell table:formula="of:=[.O405]^2" office:value-type="float" office:value="0.254689790224">
            <text:p>0.254689790224</text:p>
          </table:table-cell>
          <table:table-cell table:formula="of:=[.P405]^2" office:value-type="float" office:value="0.116394921889">
            <text:p>0.116394921889</text:p>
          </table:table-cell>
          <table:table-cell table:formula="of:=[.Q405]^2" office:value-type="float" office:value="0.083970130176">
            <text:p>0.083970130176</text:p>
          </table:table-cell>
        </table:table-row>
        <table:table-row table:style-name="ro1">
          <table:table-cell office:value-type="float" office:value="6.80469">
            <text:p>6.80469</text:p>
          </table:table-cell>
          <table:table-cell office:value-type="float" office:value="0.77765">
            <text:p>0.77765</text:p>
          </table:table-cell>
          <table:table-cell office:value-type="float" office:value="0.708995">
            <text:p>0.708995</text:p>
          </table:table-cell>
          <table:table-cell office:value-type="float" office:value="0.727683">
            <text:p>0.727683</text:p>
          </table:table-cell>
          <table:table-cell/>
          <table:table-cell office:value-type="float" office:value="6.80469">
            <text:p>6.80469</text:p>
          </table:table-cell>
          <table:table-cell office:value-type="float" office:value="0.528232">
            <text:p>0.528232</text:p>
          </table:table-cell>
          <table:table-cell office:value-type="float" office:value="0.6596">
            <text:p>0.6596</text:p>
          </table:table-cell>
          <table:table-cell office:value-type="float" office:value="0.619806">
            <text:p>0.619806</text:p>
          </table:table-cell>
          <table:table-cell table:formula="of:=[.G406]^2" office:value-type="float" office:value="0.279029045824">
            <text:p>0.279029045824</text:p>
          </table:table-cell>
          <table:table-cell table:formula="of:=[.H406]^2" office:value-type="float" office:value="0.43507216">
            <text:p>0.43507216</text:p>
          </table:table-cell>
          <table:table-cell table:formula="of:=[.I406]^2" office:value-type="float" office:value="0.384159477636">
            <text:p>0.384159477636</text:p>
          </table:table-cell>
          <table:table-cell/>
          <table:table-cell office:value-type="float" office:value="6.80469">
            <text:p>6.80469</text:p>
          </table:table-cell>
          <table:table-cell office:value-type="float" office:value="0.505571">
            <text:p>0.505571</text:p>
          </table:table-cell>
          <table:table-cell office:value-type="float" office:value="0.337386">
            <text:p>0.337386</text:p>
          </table:table-cell>
          <table:table-cell office:value-type="float" office:value="0.28912">
            <text:p>0.28912</text:p>
          </table:table-cell>
          <table:table-cell table:formula="of:=[.O406]^2" office:value-type="float" office:value="0.255602036041">
            <text:p>0.255602036041</text:p>
          </table:table-cell>
          <table:table-cell table:formula="of:=[.P406]^2" office:value-type="float" office:value="0.113829312996">
            <text:p>0.113829312996</text:p>
          </table:table-cell>
          <table:table-cell table:formula="of:=[.Q406]^2" office:value-type="float" office:value="0.0835903744">
            <text:p>0.0835903744</text:p>
          </table:table-cell>
        </table:table-row>
        <table:table-row table:style-name="ro1">
          <table:table-cell office:value-type="float" office:value="6.82031">
            <text:p>6.82031</text:p>
          </table:table-cell>
          <table:table-cell office:value-type="float" office:value="0.776568">
            <text:p>0.776568</text:p>
          </table:table-cell>
          <table:table-cell office:value-type="float" office:value="0.707982">
            <text:p>0.707982</text:p>
          </table:table-cell>
          <table:table-cell office:value-type="float" office:value="0.729972">
            <text:p>0.729972</text:p>
          </table:table-cell>
          <table:table-cell/>
          <table:table-cell office:value-type="float" office:value="6.82031">
            <text:p>6.82031</text:p>
          </table:table-cell>
          <table:table-cell office:value-type="float" office:value="0.527986">
            <text:p>0.527986</text:p>
          </table:table-cell>
          <table:table-cell office:value-type="float" office:value="0.660134">
            <text:p>0.660134</text:p>
          </table:table-cell>
          <table:table-cell office:value-type="float" office:value="0.624777">
            <text:p>0.624777</text:p>
          </table:table-cell>
          <table:table-cell table:formula="of:=[.G407]^2" office:value-type="float" office:value="0.278769216196">
            <text:p>0.278769216196</text:p>
          </table:table-cell>
          <table:table-cell table:formula="of:=[.H407]^2" office:value-type="float" office:value="0.435776897956">
            <text:p>0.435776897956</text:p>
          </table:table-cell>
          <table:table-cell table:formula="of:=[.I407]^2" office:value-type="float" office:value="0.390346299729">
            <text:p>0.390346299729</text:p>
          </table:table-cell>
          <table:table-cell/>
          <table:table-cell office:value-type="float" office:value="6.82031">
            <text:p>6.82031</text:p>
          </table:table-cell>
          <table:table-cell office:value-type="float" office:value="0.506788">
            <text:p>0.506788</text:p>
          </table:table-cell>
          <table:table-cell office:value-type="float" office:value="0.333626">
            <text:p>0.333626</text:p>
          </table:table-cell>
          <table:table-cell office:value-type="float" office:value="0.289009">
            <text:p>0.289009</text:p>
          </table:table-cell>
          <table:table-cell table:formula="of:=[.O407]^2" office:value-type="float" office:value="0.256834076944">
            <text:p>0.256834076944</text:p>
          </table:table-cell>
          <table:table-cell table:formula="of:=[.P407]^2" office:value-type="float" office:value="0.111306307876">
            <text:p>0.111306307876</text:p>
          </table:table-cell>
          <table:table-cell table:formula="of:=[.Q407]^2" office:value-type="float" office:value="0.083526202081">
            <text:p>0.083526202081</text:p>
          </table:table-cell>
        </table:table-row>
        <table:table-row table:style-name="ro1">
          <table:table-cell office:value-type="float" office:value="6.83594">
            <text:p>6.83594</text:p>
          </table:table-cell>
          <table:table-cell office:value-type="float" office:value="0.775853">
            <text:p>0.775853</text:p>
          </table:table-cell>
          <table:table-cell office:value-type="float" office:value="0.707185">
            <text:p>0.707185</text:p>
          </table:table-cell>
          <table:table-cell office:value-type="float" office:value="0.736055">
            <text:p>0.736055</text:p>
          </table:table-cell>
          <table:table-cell/>
          <table:table-cell office:value-type="float" office:value="6.83594">
            <text:p>6.83594</text:p>
          </table:table-cell>
          <table:table-cell office:value-type="float" office:value="0.529138">
            <text:p>0.529138</text:p>
          </table:table-cell>
          <table:table-cell office:value-type="float" office:value="0.657583">
            <text:p>0.657583</text:p>
          </table:table-cell>
          <table:table-cell office:value-type="float" office:value="0.623225">
            <text:p>0.623225</text:p>
          </table:table-cell>
          <table:table-cell table:formula="of:=[.G408]^2" office:value-type="float" office:value="0.279987023044">
            <text:p>0.279987023044</text:p>
          </table:table-cell>
          <table:table-cell table:formula="of:=[.H408]^2" office:value-type="float" office:value="0.432415401889">
            <text:p>0.432415401889</text:p>
          </table:table-cell>
          <table:table-cell table:formula="of:=[.I408]^2" office:value-type="float" office:value="0.388409400625">
            <text:p>0.388409400625</text:p>
          </table:table-cell>
          <table:table-cell/>
          <table:table-cell office:value-type="float" office:value="6.83594">
            <text:p>6.83594</text:p>
          </table:table-cell>
          <table:table-cell office:value-type="float" office:value="0.506517">
            <text:p>0.506517</text:p>
          </table:table-cell>
          <table:table-cell office:value-type="float" office:value="0.333721">
            <text:p>0.333721</text:p>
          </table:table-cell>
          <table:table-cell office:value-type="float" office:value="0.292221">
            <text:p>0.292221</text:p>
          </table:table-cell>
          <table:table-cell table:formula="of:=[.O408]^2" office:value-type="float" office:value="0.256559471289">
            <text:p>0.256559471289</text:p>
          </table:table-cell>
          <table:table-cell table:formula="of:=[.P408]^2" office:value-type="float" office:value="0.111369705841">
            <text:p>0.111369705841</text:p>
          </table:table-cell>
          <table:table-cell table:formula="of:=[.Q408]^2" office:value-type="float" office:value="0.085393112841">
            <text:p>0.085393112841</text:p>
          </table:table-cell>
        </table:table-row>
        <table:table-row table:style-name="ro1">
          <table:table-cell office:value-type="float" office:value="6.85156">
            <text:p>6.85156</text:p>
          </table:table-cell>
          <table:table-cell office:value-type="float" office:value="0.777332">
            <text:p>0.777332</text:p>
          </table:table-cell>
          <table:table-cell office:value-type="float" office:value="0.70767">
            <text:p>0.70767</text:p>
          </table:table-cell>
          <table:table-cell office:value-type="float" office:value="0.736735">
            <text:p>0.736735</text:p>
          </table:table-cell>
          <table:table-cell/>
          <table:table-cell office:value-type="float" office:value="6.85156">
            <text:p>6.85156</text:p>
          </table:table-cell>
          <table:table-cell office:value-type="float" office:value="0.529966">
            <text:p>0.529966</text:p>
          </table:table-cell>
          <table:table-cell office:value-type="float" office:value="0.657014">
            <text:p>0.657014</text:p>
          </table:table-cell>
          <table:table-cell office:value-type="float" office:value="0.61786">
            <text:p>0.61786</text:p>
          </table:table-cell>
          <table:table-cell table:formula="of:=[.G409]^2" office:value-type="float" office:value="0.280863961156">
            <text:p>0.280863961156</text:p>
          </table:table-cell>
          <table:table-cell table:formula="of:=[.H409]^2" office:value-type="float" office:value="0.431667396196">
            <text:p>0.431667396196</text:p>
          </table:table-cell>
          <table:table-cell table:formula="of:=[.I409]^2" office:value-type="float" office:value="0.3817509796">
            <text:p>0.3817509796</text:p>
          </table:table-cell>
          <table:table-cell/>
          <table:table-cell office:value-type="float" office:value="6.85156">
            <text:p>6.85156</text:p>
          </table:table-cell>
          <table:table-cell office:value-type="float" office:value="0.50597">
            <text:p>0.50597</text:p>
          </table:table-cell>
          <table:table-cell office:value-type="float" office:value="0.337804">
            <text:p>0.337804</text:p>
          </table:table-cell>
          <table:table-cell office:value-type="float" office:value="0.294652">
            <text:p>0.294652</text:p>
          </table:table-cell>
          <table:table-cell table:formula="of:=[.O409]^2" office:value-type="float" office:value="0.2560056409">
            <text:p>0.2560056409</text:p>
          </table:table-cell>
          <table:table-cell table:formula="of:=[.P409]^2" office:value-type="float" office:value="0.114111542416">
            <text:p>0.114111542416</text:p>
          </table:table-cell>
          <table:table-cell table:formula="of:=[.Q409]^2" office:value-type="float" office:value="0.086819801104">
            <text:p>0.086819801104</text:p>
          </table:table-cell>
        </table:table-row>
        <table:table-row table:style-name="ro1">
          <table:table-cell office:value-type="float" office:value="6.86719">
            <text:p>6.86719</text:p>
          </table:table-cell>
          <table:table-cell office:value-type="float" office:value="0.778183">
            <text:p>0.778183</text:p>
          </table:table-cell>
          <table:table-cell office:value-type="float" office:value="0.707483">
            <text:p>0.707483</text:p>
          </table:table-cell>
          <table:table-cell office:value-type="float" office:value="0.72948">
            <text:p>0.72948</text:p>
          </table:table-cell>
          <table:table-cell/>
          <table:table-cell office:value-type="float" office:value="6.86719">
            <text:p>6.86719</text:p>
          </table:table-cell>
          <table:table-cell office:value-type="float" office:value="0.529748">
            <text:p>0.529748</text:p>
          </table:table-cell>
          <table:table-cell office:value-type="float" office:value="0.658323">
            <text:p>0.658323</text:p>
          </table:table-cell>
          <table:table-cell office:value-type="float" office:value="0.616602">
            <text:p>0.616602</text:p>
          </table:table-cell>
          <table:table-cell table:formula="of:=[.G410]^2" office:value-type="float" office:value="0.280632943504">
            <text:p>0.280632943504</text:p>
          </table:table-cell>
          <table:table-cell table:formula="of:=[.H410]^2" office:value-type="float" office:value="0.433389172329">
            <text:p>0.433389172329</text:p>
          </table:table-cell>
          <table:table-cell table:formula="of:=[.I410]^2" office:value-type="float" office:value="0.380198026404">
            <text:p>0.380198026404</text:p>
          </table:table-cell>
          <table:table-cell/>
          <table:table-cell office:value-type="float" office:value="6.86719">
            <text:p>6.86719</text:p>
          </table:table-cell>
          <table:table-cell office:value-type="float" office:value="0.507845">
            <text:p>0.507845</text:p>
          </table:table-cell>
          <table:table-cell office:value-type="float" office:value="0.340892">
            <text:p>0.340892</text:p>
          </table:table-cell>
          <table:table-cell office:value-type="float" office:value="0.294579">
            <text:p>0.294579</text:p>
          </table:table-cell>
          <table:table-cell table:formula="of:=[.O410]^2" office:value-type="float" office:value="0.257906544025">
            <text:p>0.257906544025</text:p>
          </table:table-cell>
          <table:table-cell table:formula="of:=[.P410]^2" office:value-type="float" office:value="0.116207355664">
            <text:p>0.116207355664</text:p>
          </table:table-cell>
          <table:table-cell table:formula="of:=[.Q410]^2" office:value-type="float" office:value="0.086776787241">
            <text:p>0.086776787241</text:p>
          </table:table-cell>
        </table:table-row>
        <table:table-row table:style-name="ro1">
          <table:table-cell office:value-type="float" office:value="6.88281">
            <text:p>6.88281</text:p>
          </table:table-cell>
          <table:table-cell office:value-type="float" office:value="0.776105">
            <text:p>0.776105</text:p>
          </table:table-cell>
          <table:table-cell office:value-type="float" office:value="0.705002">
            <text:p>0.705002</text:p>
          </table:table-cell>
          <table:table-cell office:value-type="float" office:value="0.723665">
            <text:p>0.723665</text:p>
          </table:table-cell>
          <table:table-cell/>
          <table:table-cell office:value-type="float" office:value="6.88281">
            <text:p>6.88281</text:p>
          </table:table-cell>
          <table:table-cell office:value-type="float" office:value="0.52907">
            <text:p>0.52907</text:p>
          </table:table-cell>
          <table:table-cell office:value-type="float" office:value="0.658611">
            <text:p>0.658611</text:p>
          </table:table-cell>
          <table:table-cell office:value-type="float" office:value="0.616866">
            <text:p>0.616866</text:p>
          </table:table-cell>
          <table:table-cell table:formula="of:=[.G411]^2" office:value-type="float" office:value="0.2799150649">
            <text:p>0.2799150649</text:p>
          </table:table-cell>
          <table:table-cell table:formula="of:=[.H411]^2" office:value-type="float" office:value="0.433768449321">
            <text:p>0.433768449321</text:p>
          </table:table-cell>
          <table:table-cell table:formula="of:=[.I411]^2" office:value-type="float" office:value="0.380523661956">
            <text:p>0.380523661956</text:p>
          </table:table-cell>
          <table:table-cell/>
          <table:table-cell office:value-type="float" office:value="6.88281">
            <text:p>6.88281</text:p>
          </table:table-cell>
          <table:table-cell office:value-type="float" office:value="0.509918">
            <text:p>0.509918</text:p>
          </table:table-cell>
          <table:table-cell office:value-type="float" office:value="0.342099">
            <text:p>0.342099</text:p>
          </table:table-cell>
          <table:table-cell office:value-type="float" office:value="0.291743">
            <text:p>0.291743</text:p>
          </table:table-cell>
          <table:table-cell table:formula="of:=[.O411]^2" office:value-type="float" office:value="0.260016366724">
            <text:p>0.260016366724</text:p>
          </table:table-cell>
          <table:table-cell table:formula="of:=[.P411]^2" office:value-type="float" office:value="0.117031725801">
            <text:p>0.117031725801</text:p>
          </table:table-cell>
          <table:table-cell table:formula="of:=[.Q411]^2" office:value-type="float" office:value="0.085113978049">
            <text:p>0.085113978049</text:p>
          </table:table-cell>
        </table:table-row>
        <table:table-row table:style-name="ro1">
          <table:table-cell office:value-type="float" office:value="6.89844">
            <text:p>6.89844</text:p>
          </table:table-cell>
          <table:table-cell office:value-type="float" office:value="0.774727">
            <text:p>0.774727</text:p>
          </table:table-cell>
          <table:table-cell office:value-type="float" office:value="0.701903">
            <text:p>0.701903</text:p>
          </table:table-cell>
          <table:table-cell office:value-type="float" office:value="0.723795">
            <text:p>0.723795</text:p>
          </table:table-cell>
          <table:table-cell/>
          <table:table-cell office:value-type="float" office:value="6.89844">
            <text:p>6.89844</text:p>
          </table:table-cell>
          <table:table-cell office:value-type="float" office:value="0.528714">
            <text:p>0.528714</text:p>
          </table:table-cell>
          <table:table-cell office:value-type="float" office:value="0.655294">
            <text:p>0.655294</text:p>
          </table:table-cell>
          <table:table-cell office:value-type="float" office:value="0.614208">
            <text:p>0.614208</text:p>
          </table:table-cell>
          <table:table-cell table:formula="of:=[.G412]^2" office:value-type="float" office:value="0.279538493796">
            <text:p>0.279538493796</text:p>
          </table:table-cell>
          <table:table-cell table:formula="of:=[.H412]^2" office:value-type="float" office:value="0.429410226436">
            <text:p>0.429410226436</text:p>
          </table:table-cell>
          <table:table-cell table:formula="of:=[.I412]^2" office:value-type="float" office:value="0.377251467264">
            <text:p>0.377251467264</text:p>
          </table:table-cell>
          <table:table-cell/>
          <table:table-cell office:value-type="float" office:value="6.89844">
            <text:p>6.89844</text:p>
          </table:table-cell>
          <table:table-cell office:value-type="float" office:value="0.509147">
            <text:p>0.509147</text:p>
          </table:table-cell>
          <table:table-cell office:value-type="float" office:value="0.339187">
            <text:p>0.339187</text:p>
          </table:table-cell>
          <table:table-cell office:value-type="float" office:value="0.289472">
            <text:p>0.289472</text:p>
          </table:table-cell>
          <table:table-cell table:formula="of:=[.O412]^2" office:value-type="float" office:value="0.259230667609">
            <text:p>0.259230667609</text:p>
          </table:table-cell>
          <table:table-cell table:formula="of:=[.P412]^2" office:value-type="float" office:value="0.115047820969">
            <text:p>0.115047820969</text:p>
          </table:table-cell>
          <table:table-cell table:formula="of:=[.Q412]^2" office:value-type="float" office:value="0.083794038784">
            <text:p>0.083794038784</text:p>
          </table:table-cell>
        </table:table-row>
        <table:table-row table:style-name="ro1">
          <table:table-cell office:value-type="float" office:value="6.91406">
            <text:p>6.91406</text:p>
          </table:table-cell>
          <table:table-cell office:value-type="float" office:value="0.77607">
            <text:p>0.77607</text:p>
          </table:table-cell>
          <table:table-cell office:value-type="float" office:value="0.699848">
            <text:p>0.699848</text:p>
          </table:table-cell>
          <table:table-cell office:value-type="float" office:value="0.726323">
            <text:p>0.726323</text:p>
          </table:table-cell>
          <table:table-cell/>
          <table:table-cell office:value-type="float" office:value="6.91406">
            <text:p>6.91406</text:p>
          </table:table-cell>
          <table:table-cell office:value-type="float" office:value="0.527569">
            <text:p>0.527569</text:p>
          </table:table-cell>
          <table:table-cell office:value-type="float" office:value="0.651975">
            <text:p>0.651975</text:p>
          </table:table-cell>
          <table:table-cell office:value-type="float" office:value="0.611837">
            <text:p>0.611837</text:p>
          </table:table-cell>
          <table:table-cell table:formula="of:=[.G413]^2" office:value-type="float" office:value="0.278329049761">
            <text:p>0.278329049761</text:p>
          </table:table-cell>
          <table:table-cell table:formula="of:=[.H413]^2" office:value-type="float" office:value="0.425071400625">
            <text:p>0.425071400625</text:p>
          </table:table-cell>
          <table:table-cell table:formula="of:=[.I413]^2" office:value-type="float" office:value="0.374344514569">
            <text:p>0.374344514569</text:p>
          </table:table-cell>
          <table:table-cell/>
          <table:table-cell office:value-type="float" office:value="6.91406">
            <text:p>6.91406</text:p>
          </table:table-cell>
          <table:table-cell office:value-type="float" office:value="0.506997">
            <text:p>0.506997</text:p>
          </table:table-cell>
          <table:table-cell office:value-type="float" office:value="0.337684">
            <text:p>0.337684</text:p>
          </table:table-cell>
          <table:table-cell office:value-type="float" office:value="0.288437">
            <text:p>0.288437</text:p>
          </table:table-cell>
          <table:table-cell table:formula="of:=[.O413]^2" office:value-type="float" office:value="0.257045958009">
            <text:p>0.257045958009</text:p>
          </table:table-cell>
          <table:table-cell table:formula="of:=[.P413]^2" office:value-type="float" office:value="0.114030483856">
            <text:p>0.114030483856</text:p>
          </table:table-cell>
          <table:table-cell table:formula="of:=[.Q413]^2" office:value-type="float" office:value="0.083195902969">
            <text:p>0.083195902969</text:p>
          </table:table-cell>
        </table:table-row>
        <table:table-row table:style-name="ro1">
          <table:table-cell office:value-type="float" office:value="6.92969">
            <text:p>6.92969</text:p>
          </table:table-cell>
          <table:table-cell office:value-type="float" office:value="0.776818">
            <text:p>0.776818</text:p>
          </table:table-cell>
          <table:table-cell office:value-type="float" office:value="0.700278">
            <text:p>0.700278</text:p>
          </table:table-cell>
          <table:table-cell office:value-type="float" office:value="0.72879">
            <text:p>0.72879</text:p>
          </table:table-cell>
          <table:table-cell/>
          <table:table-cell office:value-type="float" office:value="6.92969">
            <text:p>6.92969</text:p>
          </table:table-cell>
          <table:table-cell office:value-type="float" office:value="0.525012">
            <text:p>0.525012</text:p>
          </table:table-cell>
          <table:table-cell office:value-type="float" office:value="0.651925">
            <text:p>0.651925</text:p>
          </table:table-cell>
          <table:table-cell office:value-type="float" office:value="0.610818">
            <text:p>0.610818</text:p>
          </table:table-cell>
          <table:table-cell table:formula="of:=[.G414]^2" office:value-type="float" office:value="0.275637600144">
            <text:p>0.275637600144</text:p>
          </table:table-cell>
          <table:table-cell table:formula="of:=[.H414]^2" office:value-type="float" office:value="0.425006205625">
            <text:p>0.425006205625</text:p>
          </table:table-cell>
          <table:table-cell table:formula="of:=[.I414]^2" office:value-type="float" office:value="0.373098629124">
            <text:p>0.373098629124</text:p>
          </table:table-cell>
          <table:table-cell/>
          <table:table-cell office:value-type="float" office:value="6.92969">
            <text:p>6.92969</text:p>
          </table:table-cell>
          <table:table-cell office:value-type="float" office:value="0.504855">
            <text:p>0.504855</text:p>
          </table:table-cell>
          <table:table-cell office:value-type="float" office:value="0.337328">
            <text:p>0.337328</text:p>
          </table:table-cell>
          <table:table-cell office:value-type="float" office:value="0.28519">
            <text:p>0.28519</text:p>
          </table:table-cell>
          <table:table-cell table:formula="of:=[.O414]^2" office:value-type="float" office:value="0.254878571025">
            <text:p>0.254878571025</text:p>
          </table:table-cell>
          <table:table-cell table:formula="of:=[.P414]^2" office:value-type="float" office:value="0.113790179584">
            <text:p>0.113790179584</text:p>
          </table:table-cell>
          <table:table-cell table:formula="of:=[.Q414]^2" office:value-type="float" office:value="0.0813333361">
            <text:p>0.0813333361</text:p>
          </table:table-cell>
        </table:table-row>
        <table:table-row table:style-name="ro1">
          <table:table-cell office:value-type="float" office:value="6.94531">
            <text:p>6.94531</text:p>
          </table:table-cell>
          <table:table-cell office:value-type="float" office:value="0.776978">
            <text:p>0.776978</text:p>
          </table:table-cell>
          <table:table-cell office:value-type="float" office:value="0.702575">
            <text:p>0.702575</text:p>
          </table:table-cell>
          <table:table-cell office:value-type="float" office:value="0.73082">
            <text:p>0.73082</text:p>
          </table:table-cell>
          <table:table-cell/>
          <table:table-cell office:value-type="float" office:value="6.94531">
            <text:p>6.94531</text:p>
          </table:table-cell>
          <table:table-cell office:value-type="float" office:value="0.523282">
            <text:p>0.523282</text:p>
          </table:table-cell>
          <table:table-cell office:value-type="float" office:value="0.652959">
            <text:p>0.652959</text:p>
          </table:table-cell>
          <table:table-cell office:value-type="float" office:value="0.610648">
            <text:p>0.610648</text:p>
          </table:table-cell>
          <table:table-cell table:formula="of:=[.G415]^2" office:value-type="float" office:value="0.273824051524">
            <text:p>0.273824051524</text:p>
          </table:table-cell>
          <table:table-cell table:formula="of:=[.H415]^2" office:value-type="float" office:value="0.426355455681">
            <text:p>0.426355455681</text:p>
          </table:table-cell>
          <table:table-cell table:formula="of:=[.I415]^2" office:value-type="float" office:value="0.372890979904">
            <text:p>0.372890979904</text:p>
          </table:table-cell>
          <table:table-cell/>
          <table:table-cell office:value-type="float" office:value="6.94531">
            <text:p>6.94531</text:p>
          </table:table-cell>
          <table:table-cell office:value-type="float" office:value="0.505058">
            <text:p>0.505058</text:p>
          </table:table-cell>
          <table:table-cell office:value-type="float" office:value="0.335673">
            <text:p>0.335673</text:p>
          </table:table-cell>
          <table:table-cell office:value-type="float" office:value="0.28395">
            <text:p>0.28395</text:p>
          </table:table-cell>
          <table:table-cell table:formula="of:=[.O415]^2" office:value-type="float" office:value="0.255083583364">
            <text:p>0.255083583364</text:p>
          </table:table-cell>
          <table:table-cell table:formula="of:=[.P415]^2" office:value-type="float" office:value="0.112676362929">
            <text:p>0.112676362929</text:p>
          </table:table-cell>
          <table:table-cell table:formula="of:=[.Q415]^2" office:value-type="float" office:value="0.0806276025">
            <text:p>0.0806276025</text:p>
          </table:table-cell>
        </table:table-row>
        <table:table-row table:style-name="ro1">
          <table:table-cell office:value-type="float" office:value="6.96094">
            <text:p>6.96094</text:p>
          </table:table-cell>
          <table:table-cell office:value-type="float" office:value="0.778233">
            <text:p>0.778233</text:p>
          </table:table-cell>
          <table:table-cell office:value-type="float" office:value="0.70268">
            <text:p>0.70268</text:p>
          </table:table-cell>
          <table:table-cell office:value-type="float" office:value="0.730632">
            <text:p>0.730632</text:p>
          </table:table-cell>
          <table:table-cell/>
          <table:table-cell office:value-type="float" office:value="6.96094">
            <text:p>6.96094</text:p>
          </table:table-cell>
          <table:table-cell office:value-type="float" office:value="0.521948">
            <text:p>0.521948</text:p>
          </table:table-cell>
          <table:table-cell office:value-type="float" office:value="0.6529">
            <text:p>0.6529</text:p>
          </table:table-cell>
          <table:table-cell office:value-type="float" office:value="0.609386">
            <text:p>0.609386</text:p>
          </table:table-cell>
          <table:table-cell table:formula="of:=[.G416]^2" office:value-type="float" office:value="0.272429714704">
            <text:p>0.272429714704</text:p>
          </table:table-cell>
          <table:table-cell table:formula="of:=[.H416]^2" office:value-type="float" office:value="0.42627841">
            <text:p>0.42627841</text:p>
          </table:table-cell>
          <table:table-cell table:formula="of:=[.I416]^2" office:value-type="float" office:value="0.371351296996">
            <text:p>0.371351296996</text:p>
          </table:table-cell>
          <table:table-cell/>
          <table:table-cell office:value-type="float" office:value="6.96094">
            <text:p>6.96094</text:p>
          </table:table-cell>
          <table:table-cell office:value-type="float" office:value="0.50521">
            <text:p>0.50521</text:p>
          </table:table-cell>
          <table:table-cell office:value-type="float" office:value="0.33307">
            <text:p>0.33307</text:p>
          </table:table-cell>
          <table:table-cell office:value-type="float" office:value="0.284007">
            <text:p>0.284007</text:p>
          </table:table-cell>
          <table:table-cell table:formula="of:=[.O416]^2" office:value-type="float" office:value="0.2552371441">
            <text:p>0.2552371441</text:p>
          </table:table-cell>
          <table:table-cell table:formula="of:=[.P416]^2" office:value-type="float" office:value="0.1109356249">
            <text:p>0.1109356249</text:p>
          </table:table-cell>
          <table:table-cell table:formula="of:=[.Q416]^2" office:value-type="float" office:value="0.080659976049">
            <text:p>0.080659976049</text:p>
          </table:table-cell>
        </table:table-row>
        <table:table-row table:style-name="ro1">
          <table:table-cell office:value-type="float" office:value="6.97656">
            <text:p>6.97656</text:p>
          </table:table-cell>
          <table:table-cell office:value-type="float" office:value="0.778553">
            <text:p>0.778553</text:p>
          </table:table-cell>
          <table:table-cell office:value-type="float" office:value="0.697437">
            <text:p>0.697437</text:p>
          </table:table-cell>
          <table:table-cell office:value-type="float" office:value="0.727628">
            <text:p>0.727628</text:p>
          </table:table-cell>
          <table:table-cell/>
          <table:table-cell office:value-type="float" office:value="6.97656">
            <text:p>6.97656</text:p>
          </table:table-cell>
          <table:table-cell office:value-type="float" office:value="0.519981">
            <text:p>0.519981</text:p>
          </table:table-cell>
          <table:table-cell office:value-type="float" office:value="0.649698">
            <text:p>0.649698</text:p>
          </table:table-cell>
          <table:table-cell office:value-type="float" office:value="0.60776">
            <text:p>0.60776</text:p>
          </table:table-cell>
          <table:table-cell table:formula="of:=[.G417]^2" office:value-type="float" office:value="0.270380240361">
            <text:p>0.270380240361</text:p>
          </table:table-cell>
          <table:table-cell table:formula="of:=[.H417]^2" office:value-type="float" office:value="0.422107491204">
            <text:p>0.422107491204</text:p>
          </table:table-cell>
          <table:table-cell table:formula="of:=[.I417]^2" office:value-type="float" office:value="0.3693722176">
            <text:p>0.3693722176</text:p>
          </table:table-cell>
          <table:table-cell/>
          <table:table-cell office:value-type="float" office:value="6.97656">
            <text:p>6.97656</text:p>
          </table:table-cell>
          <table:table-cell office:value-type="float" office:value="0.503686">
            <text:p>0.503686</text:p>
          </table:table-cell>
          <table:table-cell office:value-type="float" office:value="0.333948">
            <text:p>0.333948</text:p>
          </table:table-cell>
          <table:table-cell office:value-type="float" office:value="0.285894">
            <text:p>0.285894</text:p>
          </table:table-cell>
          <table:table-cell table:formula="of:=[.O417]^2" office:value-type="float" office:value="0.253699586596">
            <text:p>0.253699586596</text:p>
          </table:table-cell>
          <table:table-cell table:formula="of:=[.P417]^2" office:value-type="float" office:value="0.111521266704">
            <text:p>0.111521266704</text:p>
          </table:table-cell>
          <table:table-cell table:formula="of:=[.Q417]^2" office:value-type="float" office:value="0.081735379236">
            <text:p>0.081735379236</text:p>
          </table:table-cell>
        </table:table-row>
        <table:table-row table:style-name="ro1">
          <table:table-cell office:value-type="float" office:value="6.99219">
            <text:p>6.99219</text:p>
          </table:table-cell>
          <table:table-cell office:value-type="float" office:value="0.777025">
            <text:p>0.777025</text:p>
          </table:table-cell>
          <table:table-cell office:value-type="float" office:value="0.691375">
            <text:p>0.691375</text:p>
          </table:table-cell>
          <table:table-cell office:value-type="float" office:value="0.724245">
            <text:p>0.724245</text:p>
          </table:table-cell>
          <table:table-cell/>
          <table:table-cell office:value-type="float" office:value="6.99219">
            <text:p>6.99219</text:p>
          </table:table-cell>
          <table:table-cell office:value-type="float" office:value="0.518526">
            <text:p>0.518526</text:p>
          </table:table-cell>
          <table:table-cell office:value-type="float" office:value="0.645274">
            <text:p>0.645274</text:p>
          </table:table-cell>
          <table:table-cell office:value-type="float" office:value="0.606482">
            <text:p>0.606482</text:p>
          </table:table-cell>
          <table:table-cell table:formula="of:=[.G418]^2" office:value-type="float" office:value="0.268869212676">
            <text:p>0.268869212676</text:p>
          </table:table-cell>
          <table:table-cell table:formula="of:=[.H418]^2" office:value-type="float" office:value="0.416378535076">
            <text:p>0.416378535076</text:p>
          </table:table-cell>
          <table:table-cell table:formula="of:=[.I418]^2" office:value-type="float" office:value="0.367820416324">
            <text:p>0.367820416324</text:p>
          </table:table-cell>
          <table:table-cell/>
          <table:table-cell office:value-type="float" office:value="6.99219">
            <text:p>6.99219</text:p>
          </table:table-cell>
          <table:table-cell office:value-type="float" office:value="0.500134">
            <text:p>0.500134</text:p>
          </table:table-cell>
          <table:table-cell office:value-type="float" office:value="0.337916">
            <text:p>0.337916</text:p>
          </table:table-cell>
          <table:table-cell office:value-type="float" office:value="0.288499">
            <text:p>0.288499</text:p>
          </table:table-cell>
          <table:table-cell table:formula="of:=[.O418]^2" office:value-type="float" office:value="0.250134017956">
            <text:p>0.250134017956</text:p>
          </table:table-cell>
          <table:table-cell table:formula="of:=[.P418]^2" office:value-type="float" office:value="0.114187223056">
            <text:p>0.114187223056</text:p>
          </table:table-cell>
          <table:table-cell table:formula="of:=[.Q418]^2" office:value-type="float" office:value="0.083231673001">
            <text:p>0.083231673001</text:p>
          </table:table-cell>
        </table:table-row>
        <table:table-row table:style-name="ro1">
          <table:table-cell office:value-type="float" office:value="7.00781">
            <text:p>7.00781</text:p>
          </table:table-cell>
          <table:table-cell office:value-type="float" office:value="0.775365">
            <text:p>0.775365</text:p>
          </table:table-cell>
          <table:table-cell office:value-type="float" office:value="0.68953">
            <text:p>0.68953</text:p>
          </table:table-cell>
          <table:table-cell office:value-type="float" office:value="0.722342">
            <text:p>0.722342</text:p>
          </table:table-cell>
          <table:table-cell/>
          <table:table-cell office:value-type="float" office:value="7.00781">
            <text:p>7.00781</text:p>
          </table:table-cell>
          <table:table-cell office:value-type="float" office:value="0.518697">
            <text:p>0.518697</text:p>
          </table:table-cell>
          <table:table-cell office:value-type="float" office:value="0.642817">
            <text:p>0.642817</text:p>
          </table:table-cell>
          <table:table-cell office:value-type="float" office:value="0.603597">
            <text:p>0.603597</text:p>
          </table:table-cell>
          <table:table-cell table:formula="of:=[.G419]^2" office:value-type="float" office:value="0.269046577809">
            <text:p>0.269046577809</text:p>
          </table:table-cell>
          <table:table-cell table:formula="of:=[.H419]^2" office:value-type="float" office:value="0.413213695489">
            <text:p>0.413213695489</text:p>
          </table:table-cell>
          <table:table-cell table:formula="of:=[.I419]^2" office:value-type="float" office:value="0.364329338409">
            <text:p>0.364329338409</text:p>
          </table:table-cell>
          <table:table-cell/>
          <table:table-cell office:value-type="float" office:value="7.00781">
            <text:p>7.00781</text:p>
          </table:table-cell>
          <table:table-cell office:value-type="float" office:value="0.499659">
            <text:p>0.499659</text:p>
          </table:table-cell>
          <table:table-cell office:value-type="float" office:value="0.340243">
            <text:p>0.340243</text:p>
          </table:table-cell>
          <table:table-cell office:value-type="float" office:value="0.285564">
            <text:p>0.285564</text:p>
          </table:table-cell>
          <table:table-cell table:formula="of:=[.O419]^2" office:value-type="float" office:value="0.249659116281">
            <text:p>0.249659116281</text:p>
          </table:table-cell>
          <table:table-cell table:formula="of:=[.P419]^2" office:value-type="float" office:value="0.115765299049">
            <text:p>0.115765299049</text:p>
          </table:table-cell>
          <table:table-cell table:formula="of:=[.Q419]^2" office:value-type="float" office:value="0.081546798096">
            <text:p>0.081546798096</text:p>
          </table:table-cell>
        </table:table-row>
        <table:table-row table:style-name="ro1">
          <table:table-cell office:value-type="float" office:value="7.02344">
            <text:p>7.02344</text:p>
          </table:table-cell>
          <table:table-cell office:value-type="float" office:value="0.775055">
            <text:p>0.775055</text:p>
          </table:table-cell>
          <table:table-cell office:value-type="float" office:value="0.688002">
            <text:p>0.688002</text:p>
          </table:table-cell>
          <table:table-cell office:value-type="float" office:value="0.723158">
            <text:p>0.723158</text:p>
          </table:table-cell>
          <table:table-cell/>
          <table:table-cell office:value-type="float" office:value="7.02344">
            <text:p>7.02344</text:p>
          </table:table-cell>
          <table:table-cell office:value-type="float" office:value="0.519497">
            <text:p>0.519497</text:p>
          </table:table-cell>
          <table:table-cell office:value-type="float" office:value="0.64164">
            <text:p>0.64164</text:p>
          </table:table-cell>
          <table:table-cell office:value-type="float" office:value="0.601074">
            <text:p>0.601074</text:p>
          </table:table-cell>
          <table:table-cell table:formula="of:=[.G420]^2" office:value-type="float" office:value="0.269877133009">
            <text:p>0.269877133009</text:p>
          </table:table-cell>
          <table:table-cell table:formula="of:=[.H420]^2" office:value-type="float" office:value="0.4117018896">
            <text:p>0.4117018896</text:p>
          </table:table-cell>
          <table:table-cell table:formula="of:=[.I420]^2" office:value-type="float" office:value="0.361289953476">
            <text:p>0.361289953476</text:p>
          </table:table-cell>
          <table:table-cell/>
          <table:table-cell office:value-type="float" office:value="7.02344">
            <text:p>7.02344</text:p>
          </table:table-cell>
          <table:table-cell office:value-type="float" office:value="0.503796">
            <text:p>0.503796</text:p>
          </table:table-cell>
          <table:table-cell office:value-type="float" office:value="0.339195">
            <text:p>0.339195</text:p>
          </table:table-cell>
          <table:table-cell office:value-type="float" office:value="0.281074">
            <text:p>0.281074</text:p>
          </table:table-cell>
          <table:table-cell table:formula="of:=[.O420]^2" office:value-type="float" office:value="0.253810409616">
            <text:p>0.253810409616</text:p>
          </table:table-cell>
          <table:table-cell table:formula="of:=[.P420]^2" office:value-type="float" office:value="0.115053248025">
            <text:p>0.115053248025</text:p>
          </table:table-cell>
          <table:table-cell table:formula="of:=[.Q420]^2" office:value-type="float" office:value="0.079002593476">
            <text:p>0.079002593476</text:p>
          </table:table-cell>
        </table:table-row>
        <table:table-row table:style-name="ro1">
          <table:table-cell office:value-type="float" office:value="7.03906">
            <text:p>7.03906</text:p>
          </table:table-cell>
          <table:table-cell office:value-type="float" office:value="0.77572">
            <text:p>0.77572</text:p>
          </table:table-cell>
          <table:table-cell office:value-type="float" office:value="0.68614">
            <text:p>0.68614</text:p>
          </table:table-cell>
          <table:table-cell office:value-type="float" office:value="0.725118">
            <text:p>0.725118</text:p>
          </table:table-cell>
          <table:table-cell/>
          <table:table-cell office:value-type="float" office:value="7.03906">
            <text:p>7.03906</text:p>
          </table:table-cell>
          <table:table-cell office:value-type="float" office:value="0.519406">
            <text:p>0.519406</text:p>
          </table:table-cell>
          <table:table-cell office:value-type="float" office:value="0.638886">
            <text:p>0.638886</text:p>
          </table:table-cell>
          <table:table-cell office:value-type="float" office:value="0.602116">
            <text:p>0.602116</text:p>
          </table:table-cell>
          <table:table-cell table:formula="of:=[.G421]^2" office:value-type="float" office:value="0.269782592836">
            <text:p>0.269782592836</text:p>
          </table:table-cell>
          <table:table-cell table:formula="of:=[.H421]^2" office:value-type="float" office:value="0.408175320996">
            <text:p>0.408175320996</text:p>
          </table:table-cell>
          <table:table-cell table:formula="of:=[.I421]^2" office:value-type="float" office:value="0.362543677456">
            <text:p>0.362543677456</text:p>
          </table:table-cell>
          <table:table-cell/>
          <table:table-cell office:value-type="float" office:value="7.03906">
            <text:p>7.03906</text:p>
          </table:table-cell>
          <table:table-cell office:value-type="float" office:value="0.503786">
            <text:p>0.503786</text:p>
          </table:table-cell>
          <table:table-cell office:value-type="float" office:value="0.336707">
            <text:p>0.336707</text:p>
          </table:table-cell>
          <table:table-cell office:value-type="float" office:value="0.284413">
            <text:p>0.284413</text:p>
          </table:table-cell>
          <table:table-cell table:formula="of:=[.O421]^2" office:value-type="float" office:value="0.253800333796">
            <text:p>0.253800333796</text:p>
          </table:table-cell>
          <table:table-cell table:formula="of:=[.P421]^2" office:value-type="float" office:value="0.113371603849">
            <text:p>0.113371603849</text:p>
          </table:table-cell>
          <table:table-cell table:formula="of:=[.Q421]^2" office:value-type="float" office:value="0.080890754569">
            <text:p>0.080890754569</text:p>
          </table:table-cell>
        </table:table-row>
        <table:table-row table:style-name="ro1">
          <table:table-cell office:value-type="float" office:value="7.05469">
            <text:p>7.05469</text:p>
          </table:table-cell>
          <table:table-cell office:value-type="float" office:value="0.773947">
            <text:p>0.773947</text:p>
          </table:table-cell>
          <table:table-cell office:value-type="float" office:value="0.686448">
            <text:p>0.686448</text:p>
          </table:table-cell>
          <table:table-cell office:value-type="float" office:value="0.725475">
            <text:p>0.725475</text:p>
          </table:table-cell>
          <table:table-cell/>
          <table:table-cell office:value-type="float" office:value="7.05469">
            <text:p>7.05469</text:p>
          </table:table-cell>
          <table:table-cell office:value-type="float" office:value="0.51853">
            <text:p>0.51853</text:p>
          </table:table-cell>
          <table:table-cell office:value-type="float" office:value="0.635988">
            <text:p>0.635988</text:p>
          </table:table-cell>
          <table:table-cell office:value-type="float" office:value="0.603512">
            <text:p>0.603512</text:p>
          </table:table-cell>
          <table:table-cell table:formula="of:=[.G422]^2" office:value-type="float" office:value="0.2688733609">
            <text:p>0.2688733609</text:p>
          </table:table-cell>
          <table:table-cell table:formula="of:=[.H422]^2" office:value-type="float" office:value="0.404480736144">
            <text:p>0.404480736144</text:p>
          </table:table-cell>
          <table:table-cell table:formula="of:=[.I422]^2" office:value-type="float" office:value="0.364226734144">
            <text:p>0.364226734144</text:p>
          </table:table-cell>
          <table:table-cell/>
          <table:table-cell office:value-type="float" office:value="7.05469">
            <text:p>7.05469</text:p>
          </table:table-cell>
          <table:table-cell office:value-type="float" office:value="0.501305">
            <text:p>0.501305</text:p>
          </table:table-cell>
          <table:table-cell office:value-type="float" office:value="0.337056">
            <text:p>0.337056</text:p>
          </table:table-cell>
          <table:table-cell office:value-type="float" office:value="0.286313">
            <text:p>0.286313</text:p>
          </table:table-cell>
          <table:table-cell table:formula="of:=[.O422]^2" office:value-type="float" office:value="0.251306703025">
            <text:p>0.251306703025</text:p>
          </table:table-cell>
          <table:table-cell table:formula="of:=[.P422]^2" office:value-type="float" office:value="0.113606747136">
            <text:p>0.113606747136</text:p>
          </table:table-cell>
          <table:table-cell table:formula="of:=[.Q422]^2" office:value-type="float" office:value="0.081975133969">
            <text:p>0.081975133969</text:p>
          </table:table-cell>
        </table:table-row>
        <table:table-row table:style-name="ro1">
          <table:table-cell office:value-type="float" office:value="7.07031">
            <text:p>7.07031</text:p>
          </table:table-cell>
          <table:table-cell office:value-type="float" office:value="0.77183">
            <text:p>0.77183</text:p>
          </table:table-cell>
          <table:table-cell office:value-type="float" office:value="0.68786">
            <text:p>0.68786</text:p>
          </table:table-cell>
          <table:table-cell office:value-type="float" office:value="0.72405">
            <text:p>0.72405</text:p>
          </table:table-cell>
          <table:table-cell/>
          <table:table-cell office:value-type="float" office:value="7.07031">
            <text:p>7.07031</text:p>
          </table:table-cell>
          <table:table-cell office:value-type="float" office:value="0.518111">
            <text:p>0.518111</text:p>
          </table:table-cell>
          <table:table-cell office:value-type="float" office:value="0.63515">
            <text:p>0.63515</text:p>
          </table:table-cell>
          <table:table-cell office:value-type="float" office:value="0.602258">
            <text:p>0.602258</text:p>
          </table:table-cell>
          <table:table-cell table:formula="of:=[.G423]^2" office:value-type="float" office:value="0.268439008321">
            <text:p>0.268439008321</text:p>
          </table:table-cell>
          <table:table-cell table:formula="of:=[.H423]^2" office:value-type="float" office:value="0.4034155225">
            <text:p>0.4034155225</text:p>
          </table:table-cell>
          <table:table-cell table:formula="of:=[.I423]^2" office:value-type="float" office:value="0.362714698564">
            <text:p>0.362714698564</text:p>
          </table:table-cell>
          <table:table-cell/>
          <table:table-cell office:value-type="float" office:value="7.07031">
            <text:p>7.07031</text:p>
          </table:table-cell>
          <table:table-cell office:value-type="float" office:value="0.502249">
            <text:p>0.502249</text:p>
          </table:table-cell>
          <table:table-cell office:value-type="float" office:value="0.337858">
            <text:p>0.337858</text:p>
          </table:table-cell>
          <table:table-cell office:value-type="float" office:value="0.283786">
            <text:p>0.283786</text:p>
          </table:table-cell>
          <table:table-cell table:formula="of:=[.O423]^2" office:value-type="float" office:value="0.252254058001">
            <text:p>0.252254058001</text:p>
          </table:table-cell>
          <table:table-cell table:formula="of:=[.P423]^2" office:value-type="float" office:value="0.114148028164">
            <text:p>0.114148028164</text:p>
          </table:table-cell>
          <table:table-cell table:formula="of:=[.Q423]^2" office:value-type="float" office:value="0.080534493796">
            <text:p>0.080534493796</text:p>
          </table:table-cell>
        </table:table-row>
        <table:table-row table:style-name="ro1">
          <table:table-cell office:value-type="float" office:value="7.08594">
            <text:p>7.08594</text:p>
          </table:table-cell>
          <table:table-cell office:value-type="float" office:value="0.772255">
            <text:p>0.772255</text:p>
          </table:table-cell>
          <table:table-cell office:value-type="float" office:value="0.689278">
            <text:p>0.689278</text:p>
          </table:table-cell>
          <table:table-cell office:value-type="float" office:value="0.721393">
            <text:p>0.721393</text:p>
          </table:table-cell>
          <table:table-cell/>
          <table:table-cell office:value-type="float" office:value="7.08594">
            <text:p>7.08594</text:p>
          </table:table-cell>
          <table:table-cell office:value-type="float" office:value="0.517566">
            <text:p>0.517566</text:p>
          </table:table-cell>
          <table:table-cell office:value-type="float" office:value="0.638489">
            <text:p>0.638489</text:p>
          </table:table-cell>
          <table:table-cell office:value-type="float" office:value="0.600493">
            <text:p>0.600493</text:p>
          </table:table-cell>
          <table:table-cell table:formula="of:=[.G424]^2" office:value-type="float" office:value="0.267874564356">
            <text:p>0.267874564356</text:p>
          </table:table-cell>
          <table:table-cell table:formula="of:=[.H424]^2" office:value-type="float" office:value="0.407668203121">
            <text:p>0.407668203121</text:p>
          </table:table-cell>
          <table:table-cell table:formula="of:=[.I424]^2" office:value-type="float" office:value="0.360591843049">
            <text:p>0.360591843049</text:p>
          </table:table-cell>
          <table:table-cell/>
          <table:table-cell office:value-type="float" office:value="7.08594">
            <text:p>7.08594</text:p>
          </table:table-cell>
          <table:table-cell office:value-type="float" office:value="0.502716">
            <text:p>0.502716</text:p>
          </table:table-cell>
          <table:table-cell office:value-type="float" office:value="0.335922">
            <text:p>0.335922</text:p>
          </table:table-cell>
          <table:table-cell office:value-type="float" office:value="0.282901">
            <text:p>0.282901</text:p>
          </table:table-cell>
          <table:table-cell table:formula="of:=[.O424]^2" office:value-type="float" office:value="0.252723376656">
            <text:p>0.252723376656</text:p>
          </table:table-cell>
          <table:table-cell table:formula="of:=[.P424]^2" office:value-type="float" office:value="0.112843590084">
            <text:p>0.112843590084</text:p>
          </table:table-cell>
          <table:table-cell table:formula="of:=[.Q424]^2" office:value-type="float" office:value="0.080032975801">
            <text:p>0.080032975801</text:p>
          </table:table-cell>
        </table:table-row>
        <table:table-row table:style-name="ro1">
          <table:table-cell office:value-type="float" office:value="7.10156">
            <text:p>7.10156</text:p>
          </table:table-cell>
          <table:table-cell office:value-type="float" office:value="0.771858">
            <text:p>0.771858</text:p>
          </table:table-cell>
          <table:table-cell office:value-type="float" office:value="0.689483">
            <text:p>0.689483</text:p>
          </table:table-cell>
          <table:table-cell office:value-type="float" office:value="0.72012">
            <text:p>0.72012</text:p>
          </table:table-cell>
          <table:table-cell/>
          <table:table-cell office:value-type="float" office:value="7.10156">
            <text:p>7.10156</text:p>
          </table:table-cell>
          <table:table-cell office:value-type="float" office:value="0.517185">
            <text:p>0.517185</text:p>
          </table:table-cell>
          <table:table-cell office:value-type="float" office:value="0.638528">
            <text:p>0.638528</text:p>
          </table:table-cell>
          <table:table-cell office:value-type="float" office:value="0.6012">
            <text:p>0.6012</text:p>
          </table:table-cell>
          <table:table-cell table:formula="of:=[.G425]^2" office:value-type="float" office:value="0.267480324225">
            <text:p>0.267480324225</text:p>
          </table:table-cell>
          <table:table-cell table:formula="of:=[.H425]^2" office:value-type="float" office:value="0.407718006784">
            <text:p>0.407718006784</text:p>
          </table:table-cell>
          <table:table-cell table:formula="of:=[.I425]^2" office:value-type="float" office:value="0.36144144">
            <text:p>0.36144144</text:p>
          </table:table-cell>
          <table:table-cell/>
          <table:table-cell office:value-type="float" office:value="7.10156">
            <text:p>7.10156</text:p>
          </table:table-cell>
          <table:table-cell office:value-type="float" office:value="0.500276">
            <text:p>0.500276</text:p>
          </table:table-cell>
          <table:table-cell office:value-type="float" office:value="0.332198">
            <text:p>0.332198</text:p>
          </table:table-cell>
          <table:table-cell office:value-type="float" office:value="0.284108">
            <text:p>0.284108</text:p>
          </table:table-cell>
          <table:table-cell table:formula="of:=[.O425]^2" office:value-type="float" office:value="0.250276076176">
            <text:p>0.250276076176</text:p>
          </table:table-cell>
          <table:table-cell table:formula="of:=[.P425]^2" office:value-type="float" office:value="0.110355511204">
            <text:p>0.110355511204</text:p>
          </table:table-cell>
          <table:table-cell table:formula="of:=[.Q425]^2" office:value-type="float" office:value="0.080717355664">
            <text:p>0.080717355664</text:p>
          </table:table-cell>
        </table:table-row>
        <table:table-row table:style-name="ro1">
          <table:table-cell office:value-type="float" office:value="7.11719">
            <text:p>7.11719</text:p>
          </table:table-cell>
          <table:table-cell office:value-type="float" office:value="0.76989">
            <text:p>0.76989</text:p>
          </table:table-cell>
          <table:table-cell office:value-type="float" office:value="0.688425">
            <text:p>0.688425</text:p>
          </table:table-cell>
          <table:table-cell office:value-type="float" office:value="0.72007">
            <text:p>0.72007</text:p>
          </table:table-cell>
          <table:table-cell/>
          <table:table-cell office:value-type="float" office:value="7.11719">
            <text:p>7.11719</text:p>
          </table:table-cell>
          <table:table-cell office:value-type="float" office:value="0.516784">
            <text:p>0.516784</text:p>
          </table:table-cell>
          <table:table-cell office:value-type="float" office:value="0.632581">
            <text:p>0.632581</text:p>
          </table:table-cell>
          <table:table-cell office:value-type="float" office:value="0.601614">
            <text:p>0.601614</text:p>
          </table:table-cell>
          <table:table-cell table:formula="of:=[.G426]^2" office:value-type="float" office:value="0.267065702656">
            <text:p>0.267065702656</text:p>
          </table:table-cell>
          <table:table-cell table:formula="of:=[.H426]^2" office:value-type="float" office:value="0.400158721561">
            <text:p>0.400158721561</text:p>
          </table:table-cell>
          <table:table-cell table:formula="of:=[.I426]^2" office:value-type="float" office:value="0.361939404996">
            <text:p>0.361939404996</text:p>
          </table:table-cell>
          <table:table-cell/>
          <table:table-cell office:value-type="float" office:value="7.11719">
            <text:p>7.11719</text:p>
          </table:table-cell>
          <table:table-cell office:value-type="float" office:value="0.502134">
            <text:p>0.502134</text:p>
          </table:table-cell>
          <table:table-cell office:value-type="float" office:value="0.330299">
            <text:p>0.330299</text:p>
          </table:table-cell>
          <table:table-cell office:value-type="float" office:value="0.286127">
            <text:p>0.286127</text:p>
          </table:table-cell>
          <table:table-cell table:formula="of:=[.O426]^2" office:value-type="float" office:value="0.252138553956">
            <text:p>0.252138553956</text:p>
          </table:table-cell>
          <table:table-cell table:formula="of:=[.P426]^2" office:value-type="float" office:value="0.109097429401">
            <text:p>0.109097429401</text:p>
          </table:table-cell>
          <table:table-cell table:formula="of:=[.Q426]^2" office:value-type="float" office:value="0.081868660129">
            <text:p>0.081868660129</text:p>
          </table:table-cell>
        </table:table-row>
        <table:table-row table:style-name="ro1">
          <table:table-cell office:value-type="float" office:value="7.13281">
            <text:p>7.13281</text:p>
          </table:table-cell>
          <table:table-cell office:value-type="float" office:value="0.770535">
            <text:p>0.770535</text:p>
          </table:table-cell>
          <table:table-cell office:value-type="float" office:value="0.686493">
            <text:p>0.686493</text:p>
          </table:table-cell>
          <table:table-cell office:value-type="float" office:value="0.71695">
            <text:p>0.71695</text:p>
          </table:table-cell>
          <table:table-cell/>
          <table:table-cell office:value-type="float" office:value="7.13281">
            <text:p>7.13281</text:p>
          </table:table-cell>
          <table:table-cell office:value-type="float" office:value="0.515912">
            <text:p>0.515912</text:p>
          </table:table-cell>
          <table:table-cell office:value-type="float" office:value="0.626421">
            <text:p>0.626421</text:p>
          </table:table-cell>
          <table:table-cell office:value-type="float" office:value="0.600438">
            <text:p>0.600438</text:p>
          </table:table-cell>
          <table:table-cell table:formula="of:=[.G427]^2" office:value-type="float" office:value="0.266165191744">
            <text:p>0.266165191744</text:p>
          </table:table-cell>
          <table:table-cell table:formula="of:=[.H427]^2" office:value-type="float" office:value="0.392403269241">
            <text:p>0.392403269241</text:p>
          </table:table-cell>
          <table:table-cell table:formula="of:=[.I427]^2" office:value-type="float" office:value="0.360525791844">
            <text:p>0.360525791844</text:p>
          </table:table-cell>
          <table:table-cell/>
          <table:table-cell office:value-type="float" office:value="7.13281">
            <text:p>7.13281</text:p>
          </table:table-cell>
          <table:table-cell office:value-type="float" office:value="0.505076">
            <text:p>0.505076</text:p>
          </table:table-cell>
          <table:table-cell office:value-type="float" office:value="0.331554">
            <text:p>0.331554</text:p>
          </table:table-cell>
          <table:table-cell office:value-type="float" office:value="0.288809">
            <text:p>0.288809</text:p>
          </table:table-cell>
          <table:table-cell table:formula="of:=[.O427]^2" office:value-type="float" office:value="0.255101765776">
            <text:p>0.255101765776</text:p>
          </table:table-cell>
          <table:table-cell table:formula="of:=[.P427]^2" office:value-type="float" office:value="0.109928054916">
            <text:p>0.109928054916</text:p>
          </table:table-cell>
          <table:table-cell table:formula="of:=[.Q427]^2" office:value-type="float" office:value="0.083410638481">
            <text:p>0.083410638481</text:p>
          </table:table-cell>
        </table:table-row>
        <table:table-row table:style-name="ro1">
          <table:table-cell office:value-type="float" office:value="7.14844">
            <text:p>7.14844</text:p>
          </table:table-cell>
          <table:table-cell office:value-type="float" office:value="0.772322">
            <text:p>0.772322</text:p>
          </table:table-cell>
          <table:table-cell office:value-type="float" office:value="0.685045">
            <text:p>0.685045</text:p>
          </table:table-cell>
          <table:table-cell office:value-type="float" office:value="0.71265">
            <text:p>0.71265</text:p>
          </table:table-cell>
          <table:table-cell/>
          <table:table-cell office:value-type="float" office:value="7.14844">
            <text:p>7.14844</text:p>
          </table:table-cell>
          <table:table-cell office:value-type="float" office:value="0.515061">
            <text:p>0.515061</text:p>
          </table:table-cell>
          <table:table-cell office:value-type="float" office:value="0.624958">
            <text:p>0.624958</text:p>
          </table:table-cell>
          <table:table-cell office:value-type="float" office:value="0.596156">
            <text:p>0.596156</text:p>
          </table:table-cell>
          <table:table-cell table:formula="of:=[.G428]^2" office:value-type="float" office:value="0.265287833721">
            <text:p>0.265287833721</text:p>
          </table:table-cell>
          <table:table-cell table:formula="of:=[.H428]^2" office:value-type="float" office:value="0.390572501764">
            <text:p>0.390572501764</text:p>
          </table:table-cell>
          <table:table-cell table:formula="of:=[.I428]^2" office:value-type="float" office:value="0.355401976336">
            <text:p>0.355401976336</text:p>
          </table:table-cell>
          <table:table-cell/>
          <table:table-cell office:value-type="float" office:value="7.14844">
            <text:p>7.14844</text:p>
          </table:table-cell>
          <table:table-cell office:value-type="float" office:value="0.50406">
            <text:p>0.50406</text:p>
          </table:table-cell>
          <table:table-cell office:value-type="float" office:value="0.334788">
            <text:p>0.334788</text:p>
          </table:table-cell>
          <table:table-cell office:value-type="float" office:value="0.287343">
            <text:p>0.287343</text:p>
          </table:table-cell>
          <table:table-cell table:formula="of:=[.O428]^2" office:value-type="float" office:value="0.2540764836">
            <text:p>0.2540764836</text:p>
          </table:table-cell>
          <table:table-cell table:formula="of:=[.P428]^2" office:value-type="float" office:value="0.112083004944">
            <text:p>0.112083004944</text:p>
          </table:table-cell>
          <table:table-cell table:formula="of:=[.Q428]^2" office:value-type="float" office:value="0.082565999649">
            <text:p>0.082565999649</text:p>
          </table:table-cell>
        </table:table-row>
        <table:table-row table:style-name="ro1">
          <table:table-cell office:value-type="float" office:value="7.16406">
            <text:p>7.16406</text:p>
          </table:table-cell>
          <table:table-cell office:value-type="float" office:value="0.77213">
            <text:p>0.77213</text:p>
          </table:table-cell>
          <table:table-cell office:value-type="float" office:value="0.686165">
            <text:p>0.686165</text:p>
          </table:table-cell>
          <table:table-cell office:value-type="float" office:value="0.711965">
            <text:p>0.711965</text:p>
          </table:table-cell>
          <table:table-cell/>
          <table:table-cell office:value-type="float" office:value="7.16406">
            <text:p>7.16406</text:p>
          </table:table-cell>
          <table:table-cell office:value-type="float" office:value="0.514444">
            <text:p>0.514444</text:p>
          </table:table-cell>
          <table:table-cell office:value-type="float" office:value="0.628828">
            <text:p>0.628828</text:p>
          </table:table-cell>
          <table:table-cell office:value-type="float" office:value="0.592174">
            <text:p>0.592174</text:p>
          </table:table-cell>
          <table:table-cell table:formula="of:=[.G429]^2" office:value-type="float" office:value="0.264652629136">
            <text:p>0.264652629136</text:p>
          </table:table-cell>
          <table:table-cell table:formula="of:=[.H429]^2" office:value-type="float" office:value="0.395424653584">
            <text:p>0.395424653584</text:p>
          </table:table-cell>
          <table:table-cell table:formula="of:=[.I429]^2" office:value-type="float" office:value="0.350670046276">
            <text:p>0.350670046276</text:p>
          </table:table-cell>
          <table:table-cell/>
          <table:table-cell office:value-type="float" office:value="7.16406">
            <text:p>7.16406</text:p>
          </table:table-cell>
          <table:table-cell office:value-type="float" office:value="0.502838">
            <text:p>0.502838</text:p>
          </table:table-cell>
          <table:table-cell office:value-type="float" office:value="0.337364">
            <text:p>0.337364</text:p>
          </table:table-cell>
          <table:table-cell office:value-type="float" office:value="0.284142">
            <text:p>0.284142</text:p>
          </table:table-cell>
          <table:table-cell table:formula="of:=[.O429]^2" office:value-type="float" office:value="0.252846054244">
            <text:p>0.252846054244</text:p>
          </table:table-cell>
          <table:table-cell table:formula="of:=[.P429]^2" office:value-type="float" office:value="0.113814468496">
            <text:p>0.113814468496</text:p>
          </table:table-cell>
          <table:table-cell table:formula="of:=[.Q429]^2" office:value-type="float" office:value="0.080736676164">
            <text:p>0.080736676164</text:p>
          </table:table-cell>
        </table:table-row>
        <table:table-row table:style-name="ro1">
          <table:table-cell office:value-type="float" office:value="7.17969">
            <text:p>7.17969</text:p>
          </table:table-cell>
          <table:table-cell office:value-type="float" office:value="0.770123">
            <text:p>0.770123</text:p>
          </table:table-cell>
          <table:table-cell office:value-type="float" office:value="0.685237">
            <text:p>0.685237</text:p>
          </table:table-cell>
          <table:table-cell office:value-type="float" office:value="0.71267">
            <text:p>0.71267</text:p>
          </table:table-cell>
          <table:table-cell/>
          <table:table-cell office:value-type="float" office:value="7.17969">
            <text:p>7.17969</text:p>
          </table:table-cell>
          <table:table-cell office:value-type="float" office:value="0.513475">
            <text:p>0.513475</text:p>
          </table:table-cell>
          <table:table-cell office:value-type="float" office:value="0.630761">
            <text:p>0.630761</text:p>
          </table:table-cell>
          <table:table-cell office:value-type="float" office:value="0.594793">
            <text:p>0.594793</text:p>
          </table:table-cell>
          <table:table-cell table:formula="of:=[.G430]^2" office:value-type="float" office:value="0.263656575625">
            <text:p>0.263656575625</text:p>
          </table:table-cell>
          <table:table-cell table:formula="of:=[.H430]^2" office:value-type="float" office:value="0.397859439121">
            <text:p>0.397859439121</text:p>
          </table:table-cell>
          <table:table-cell table:formula="of:=[.I430]^2" office:value-type="float" office:value="0.353778712849">
            <text:p>0.353778712849</text:p>
          </table:table-cell>
          <table:table-cell/>
          <table:table-cell office:value-type="float" office:value="7.17969">
            <text:p>7.17969</text:p>
          </table:table-cell>
          <table:table-cell office:value-type="float" office:value="0.503177">
            <text:p>0.503177</text:p>
          </table:table-cell>
          <table:table-cell office:value-type="float" office:value="0.337295">
            <text:p>0.337295</text:p>
          </table:table-cell>
          <table:table-cell office:value-type="float" office:value="0.281291">
            <text:p>0.281291</text:p>
          </table:table-cell>
          <table:table-cell table:formula="of:=[.O430]^2" office:value-type="float" office:value="0.253187093329">
            <text:p>0.253187093329</text:p>
          </table:table-cell>
          <table:table-cell table:formula="of:=[.P430]^2" office:value-type="float" office:value="0.113767917025">
            <text:p>0.113767917025</text:p>
          </table:table-cell>
          <table:table-cell table:formula="of:=[.Q430]^2" office:value-type="float" office:value="0.079124626681">
            <text:p>0.079124626681</text:p>
          </table:table-cell>
        </table:table-row>
        <table:table-row table:style-name="ro1">
          <table:table-cell office:value-type="float" office:value="7.19531">
            <text:p>7.19531</text:p>
          </table:table-cell>
          <table:table-cell office:value-type="float" office:value="0.768965">
            <text:p>0.768965</text:p>
          </table:table-cell>
          <table:table-cell office:value-type="float" office:value="0.678837">
            <text:p>0.678837</text:p>
          </table:table-cell>
          <table:table-cell office:value-type="float" office:value="0.711282">
            <text:p>0.711282</text:p>
          </table:table-cell>
          <table:table-cell/>
          <table:table-cell office:value-type="float" office:value="7.19531">
            <text:p>7.19531</text:p>
          </table:table-cell>
          <table:table-cell office:value-type="float" office:value="0.511395">
            <text:p>0.511395</text:p>
          </table:table-cell>
          <table:table-cell office:value-type="float" office:value="0.62709">
            <text:p>0.62709</text:p>
          </table:table-cell>
          <table:table-cell office:value-type="float" office:value="0.599828">
            <text:p>0.599828</text:p>
          </table:table-cell>
          <table:table-cell table:formula="of:=[.G431]^2" office:value-type="float" office:value="0.261524846025">
            <text:p>0.261524846025</text:p>
          </table:table-cell>
          <table:table-cell table:formula="of:=[.H431]^2" office:value-type="float" office:value="0.3932418681">
            <text:p>0.3932418681</text:p>
          </table:table-cell>
          <table:table-cell table:formula="of:=[.I431]^2" office:value-type="float" office:value="0.359793629584">
            <text:p>0.359793629584</text:p>
          </table:table-cell>
          <table:table-cell/>
          <table:table-cell office:value-type="float" office:value="7.19531">
            <text:p>7.19531</text:p>
          </table:table-cell>
          <table:table-cell office:value-type="float" office:value="0.50236">
            <text:p>0.50236</text:p>
          </table:table-cell>
          <table:table-cell office:value-type="float" office:value="0.336118">
            <text:p>0.336118</text:p>
          </table:table-cell>
          <table:table-cell office:value-type="float" office:value="0.282378">
            <text:p>0.282378</text:p>
          </table:table-cell>
          <table:table-cell table:formula="of:=[.O431]^2" office:value-type="float" office:value="0.2523655696">
            <text:p>0.2523655696</text:p>
          </table:table-cell>
          <table:table-cell table:formula="of:=[.P431]^2" office:value-type="float" office:value="0.112975309924">
            <text:p>0.112975309924</text:p>
          </table:table-cell>
          <table:table-cell table:formula="of:=[.Q431]^2" office:value-type="float" office:value="0.079737334884">
            <text:p>0.079737334884</text:p>
          </table:table-cell>
        </table:table-row>
        <table:table-row table:style-name="ro1">
          <table:table-cell office:value-type="float" office:value="7.21094">
            <text:p>7.21094</text:p>
          </table:table-cell>
          <table:table-cell office:value-type="float" office:value="0.76863">
            <text:p>0.76863</text:p>
          </table:table-cell>
          <table:table-cell office:value-type="float" office:value="0.673295">
            <text:p>0.673295</text:p>
          </table:table-cell>
          <table:table-cell office:value-type="float" office:value="0.707597">
            <text:p>0.707597</text:p>
          </table:table-cell>
          <table:table-cell/>
          <table:table-cell office:value-type="float" office:value="7.21094">
            <text:p>7.21094</text:p>
          </table:table-cell>
          <table:table-cell office:value-type="float" office:value="0.511221">
            <text:p>0.511221</text:p>
          </table:table-cell>
          <table:table-cell office:value-type="float" office:value="0.62314">
            <text:p>0.62314</text:p>
          </table:table-cell>
          <table:table-cell office:value-type="float" office:value="0.59966">
            <text:p>0.59966</text:p>
          </table:table-cell>
          <table:table-cell table:formula="of:=[.G432]^2" office:value-type="float" office:value="0.261346910841">
            <text:p>0.261346910841</text:p>
          </table:table-cell>
          <table:table-cell table:formula="of:=[.H432]^2" office:value-type="float" office:value="0.3883034596">
            <text:p>0.3883034596</text:p>
          </table:table-cell>
          <table:table-cell table:formula="of:=[.I432]^2" office:value-type="float" office:value="0.3595921156">
            <text:p>0.3595921156</text:p>
          </table:table-cell>
          <table:table-cell/>
          <table:table-cell office:value-type="float" office:value="7.21094">
            <text:p>7.21094</text:p>
          </table:table-cell>
          <table:table-cell office:value-type="float" office:value="0.503702">
            <text:p>0.503702</text:p>
          </table:table-cell>
          <table:table-cell office:value-type="float" office:value="0.333087">
            <text:p>0.333087</text:p>
          </table:table-cell>
          <table:table-cell office:value-type="float" office:value="0.285348">
            <text:p>0.285348</text:p>
          </table:table-cell>
          <table:table-cell table:formula="of:=[.O432]^2" office:value-type="float" office:value="0.253715704804">
            <text:p>0.253715704804</text:p>
          </table:table-cell>
          <table:table-cell table:formula="of:=[.P432]^2" office:value-type="float" office:value="0.110946949569">
            <text:p>0.110946949569</text:p>
          </table:table-cell>
          <table:table-cell table:formula="of:=[.Q432]^2" office:value-type="float" office:value="0.081423481104">
            <text:p>0.081423481104</text:p>
          </table:table-cell>
        </table:table-row>
        <table:table-row table:style-name="ro1">
          <table:table-cell office:value-type="float" office:value="7.22656">
            <text:p>7.22656</text:p>
          </table:table-cell>
          <table:table-cell office:value-type="float" office:value="0.7676">
            <text:p>0.7676</text:p>
          </table:table-cell>
          <table:table-cell office:value-type="float" office:value="0.673135">
            <text:p>0.673135</text:p>
          </table:table-cell>
          <table:table-cell office:value-type="float" office:value="0.705638">
            <text:p>0.705638</text:p>
          </table:table-cell>
          <table:table-cell/>
          <table:table-cell office:value-type="float" office:value="7.22656">
            <text:p>7.22656</text:p>
          </table:table-cell>
          <table:table-cell office:value-type="float" office:value="0.511321">
            <text:p>0.511321</text:p>
          </table:table-cell>
          <table:table-cell office:value-type="float" office:value="0.622897">
            <text:p>0.622897</text:p>
          </table:table-cell>
          <table:table-cell office:value-type="float" office:value="0.59584">
            <text:p>0.59584</text:p>
          </table:table-cell>
          <table:table-cell table:formula="of:=[.G433]^2" office:value-type="float" office:value="0.261449165041">
            <text:p>0.261449165041</text:p>
          </table:table-cell>
          <table:table-cell table:formula="of:=[.H433]^2" office:value-type="float" office:value="0.388000672609">
            <text:p>0.388000672609</text:p>
          </table:table-cell>
          <table:table-cell table:formula="of:=[.I433]^2" office:value-type="float" office:value="0.3550253056">
            <text:p>0.3550253056</text:p>
          </table:table-cell>
          <table:table-cell/>
          <table:table-cell office:value-type="float" office:value="7.22656">
            <text:p>7.22656</text:p>
          </table:table-cell>
          <table:table-cell office:value-type="float" office:value="0.507603">
            <text:p>0.507603</text:p>
          </table:table-cell>
          <table:table-cell office:value-type="float" office:value="0.32876">
            <text:p>0.32876</text:p>
          </table:table-cell>
          <table:table-cell office:value-type="float" office:value="0.285693">
            <text:p>0.285693</text:p>
          </table:table-cell>
          <table:table-cell table:formula="of:=[.O433]^2" office:value-type="float" office:value="0.257660805609">
            <text:p>0.257660805609</text:p>
          </table:table-cell>
          <table:table-cell table:formula="of:=[.P433]^2" office:value-type="float" office:value="0.1080831376">
            <text:p>0.1080831376</text:p>
          </table:table-cell>
          <table:table-cell table:formula="of:=[.Q433]^2" office:value-type="float" office:value="0.081620490249">
            <text:p>0.081620490249</text:p>
          </table:table-cell>
        </table:table-row>
        <table:table-row table:style-name="ro1">
          <table:table-cell office:value-type="float" office:value="7.24219">
            <text:p>7.24219</text:p>
          </table:table-cell>
          <table:table-cell office:value-type="float" office:value="0.767187">
            <text:p>0.767187</text:p>
          </table:table-cell>
          <table:table-cell office:value-type="float" office:value="0.672668">
            <text:p>0.672668</text:p>
          </table:table-cell>
          <table:table-cell office:value-type="float" office:value="0.70668">
            <text:p>0.70668</text:p>
          </table:table-cell>
          <table:table-cell/>
          <table:table-cell office:value-type="float" office:value="7.24219">
            <text:p>7.24219</text:p>
          </table:table-cell>
          <table:table-cell office:value-type="float" office:value="0.509589">
            <text:p>0.509589</text:p>
          </table:table-cell>
          <table:table-cell office:value-type="float" office:value="0.621427">
            <text:p>0.621427</text:p>
          </table:table-cell>
          <table:table-cell office:value-type="float" office:value="0.591169">
            <text:p>0.591169</text:p>
          </table:table-cell>
          <table:table-cell table:formula="of:=[.G434]^2" office:value-type="float" office:value="0.259680948921">
            <text:p>0.259680948921</text:p>
          </table:table-cell>
          <table:table-cell table:formula="of:=[.H434]^2" office:value-type="float" office:value="0.386171516329">
            <text:p>0.386171516329</text:p>
          </table:table-cell>
          <table:table-cell table:formula="of:=[.I434]^2" office:value-type="float" office:value="0.349480786561">
            <text:p>0.349480786561</text:p>
          </table:table-cell>
          <table:table-cell/>
          <table:table-cell office:value-type="float" office:value="7.24219">
            <text:p>7.24219</text:p>
          </table:table-cell>
          <table:table-cell office:value-type="float" office:value="0.505991">
            <text:p>0.505991</text:p>
          </table:table-cell>
          <table:table-cell office:value-type="float" office:value="0.32769">
            <text:p>0.32769</text:p>
          </table:table-cell>
          <table:table-cell office:value-type="float" office:value="0.284505">
            <text:p>0.284505</text:p>
          </table:table-cell>
          <table:table-cell table:formula="of:=[.O434]^2" office:value-type="float" office:value="0.256026892081">
            <text:p>0.256026892081</text:p>
          </table:table-cell>
          <table:table-cell table:formula="of:=[.P434]^2" office:value-type="float" office:value="0.1073807361">
            <text:p>0.1073807361</text:p>
          </table:table-cell>
          <table:table-cell table:formula="of:=[.Q434]^2" office:value-type="float" office:value="0.080943095025">
            <text:p>0.080943095025</text:p>
          </table:table-cell>
        </table:table-row>
        <table:table-row table:style-name="ro1">
          <table:table-cell office:value-type="float" office:value="7.25781">
            <text:p>7.25781</text:p>
          </table:table-cell>
          <table:table-cell office:value-type="float" office:value="0.768708">
            <text:p>0.768708</text:p>
          </table:table-cell>
          <table:table-cell office:value-type="float" office:value="0.66768">
            <text:p>0.66768</text:p>
          </table:table-cell>
          <table:table-cell office:value-type="float" office:value="0.7057">
            <text:p>0.7057</text:p>
          </table:table-cell>
          <table:table-cell/>
          <table:table-cell office:value-type="float" office:value="7.25781">
            <text:p>7.25781</text:p>
          </table:table-cell>
          <table:table-cell office:value-type="float" office:value="0.508742">
            <text:p>0.508742</text:p>
          </table:table-cell>
          <table:table-cell office:value-type="float" office:value="0.61799">
            <text:p>0.61799</text:p>
          </table:table-cell>
          <table:table-cell office:value-type="float" office:value="0.587964">
            <text:p>0.587964</text:p>
          </table:table-cell>
          <table:table-cell table:formula="of:=[.G435]^2" office:value-type="float" office:value="0.258818422564">
            <text:p>0.258818422564</text:p>
          </table:table-cell>
          <table:table-cell table:formula="of:=[.H435]^2" office:value-type="float" office:value="0.3819116401">
            <text:p>0.3819116401</text:p>
          </table:table-cell>
          <table:table-cell table:formula="of:=[.I435]^2" office:value-type="float" office:value="0.345701665296">
            <text:p>0.345701665296</text:p>
          </table:table-cell>
          <table:table-cell/>
          <table:table-cell office:value-type="float" office:value="7.25781">
            <text:p>7.25781</text:p>
          </table:table-cell>
          <table:table-cell office:value-type="float" office:value="0.504415">
            <text:p>0.504415</text:p>
          </table:table-cell>
          <table:table-cell office:value-type="float" office:value="0.331042">
            <text:p>0.331042</text:p>
          </table:table-cell>
          <table:table-cell office:value-type="float" office:value="0.281821">
            <text:p>0.281821</text:p>
          </table:table-cell>
          <table:table-cell table:formula="of:=[.O435]^2" office:value-type="float" office:value="0.254434492225">
            <text:p>0.254434492225</text:p>
          </table:table-cell>
          <table:table-cell table:formula="of:=[.P435]^2" office:value-type="float" office:value="0.109588805764">
            <text:p>0.109588805764</text:p>
          </table:table-cell>
          <table:table-cell table:formula="of:=[.Q435]^2" office:value-type="float" office:value="0.079423076041">
            <text:p>0.079423076041</text:p>
          </table:table-cell>
        </table:table-row>
        <table:table-row table:style-name="ro1">
          <table:table-cell office:value-type="float" office:value="7.27344">
            <text:p>7.27344</text:p>
          </table:table-cell>
          <table:table-cell office:value-type="float" office:value="0.769673">
            <text:p>0.769673</text:p>
          </table:table-cell>
          <table:table-cell office:value-type="float" office:value="0.66162">
            <text:p>0.66162</text:p>
          </table:table-cell>
          <table:table-cell office:value-type="float" office:value="0.702935">
            <text:p>0.702935</text:p>
          </table:table-cell>
          <table:table-cell/>
          <table:table-cell office:value-type="float" office:value="7.27344">
            <text:p>7.27344</text:p>
          </table:table-cell>
          <table:table-cell office:value-type="float" office:value="0.50819">
            <text:p>0.50819</text:p>
          </table:table-cell>
          <table:table-cell office:value-type="float" office:value="0.613364">
            <text:p>0.613364</text:p>
          </table:table-cell>
          <table:table-cell office:value-type="float" office:value="0.585872">
            <text:p>0.585872</text:p>
          </table:table-cell>
          <table:table-cell table:formula="of:=[.G436]^2" office:value-type="float" office:value="0.2582570761">
            <text:p>0.2582570761</text:p>
          </table:table-cell>
          <table:table-cell table:formula="of:=[.H436]^2" office:value-type="float" office:value="0.376215396496">
            <text:p>0.376215396496</text:p>
          </table:table-cell>
          <table:table-cell table:formula="of:=[.I436]^2" office:value-type="float" office:value="0.343246000384">
            <text:p>0.343246000384</text:p>
          </table:table-cell>
          <table:table-cell/>
          <table:table-cell office:value-type="float" office:value="7.27344">
            <text:p>7.27344</text:p>
          </table:table-cell>
          <table:table-cell office:value-type="float" office:value="0.505535">
            <text:p>0.505535</text:p>
          </table:table-cell>
          <table:table-cell office:value-type="float" office:value="0.332903">
            <text:p>0.332903</text:p>
          </table:table-cell>
          <table:table-cell office:value-type="float" office:value="0.282101">
            <text:p>0.282101</text:p>
          </table:table-cell>
          <table:table-cell table:formula="of:=[.O436]^2" office:value-type="float" office:value="0.255565636225">
            <text:p>0.255565636225</text:p>
          </table:table-cell>
          <table:table-cell table:formula="of:=[.P436]^2" office:value-type="float" office:value="0.110824407409">
            <text:p>0.110824407409</text:p>
          </table:table-cell>
          <table:table-cell table:formula="of:=[.Q436]^2" office:value-type="float" office:value="0.079580974201">
            <text:p>0.079580974201</text:p>
          </table:table-cell>
        </table:table-row>
        <table:table-row table:style-name="ro1">
          <table:table-cell office:value-type="float" office:value="7.28906">
            <text:p>7.28906</text:p>
          </table:table-cell>
          <table:table-cell office:value-type="float" office:value="0.76852">
            <text:p>0.76852</text:p>
          </table:table-cell>
          <table:table-cell office:value-type="float" office:value="0.65687">
            <text:p>0.65687</text:p>
          </table:table-cell>
          <table:table-cell office:value-type="float" office:value="0.703835">
            <text:p>0.703835</text:p>
          </table:table-cell>
          <table:table-cell/>
          <table:table-cell office:value-type="float" office:value="7.28906">
            <text:p>7.28906</text:p>
          </table:table-cell>
          <table:table-cell office:value-type="float" office:value="0.506331">
            <text:p>0.506331</text:p>
          </table:table-cell>
          <table:table-cell office:value-type="float" office:value="0.610605">
            <text:p>0.610605</text:p>
          </table:table-cell>
          <table:table-cell office:value-type="float" office:value="0.5844">
            <text:p>0.5844</text:p>
          </table:table-cell>
          <table:table-cell table:formula="of:=[.G437]^2" office:value-type="float" office:value="0.256371081561">
            <text:p>0.256371081561</text:p>
          </table:table-cell>
          <table:table-cell table:formula="of:=[.H437]^2" office:value-type="float" office:value="0.372838466025">
            <text:p>0.372838466025</text:p>
          </table:table-cell>
          <table:table-cell table:formula="of:=[.I437]^2" office:value-type="float" office:value="0.34152336">
            <text:p>0.34152336</text:p>
          </table:table-cell>
          <table:table-cell/>
          <table:table-cell office:value-type="float" office:value="7.28906">
            <text:p>7.28906</text:p>
          </table:table-cell>
          <table:table-cell office:value-type="float" office:value="0.505179">
            <text:p>0.505179</text:p>
          </table:table-cell>
          <table:table-cell office:value-type="float" office:value="0.330853">
            <text:p>0.330853</text:p>
          </table:table-cell>
          <table:table-cell office:value-type="float" office:value="0.28569">
            <text:p>0.28569</text:p>
          </table:table-cell>
          <table:table-cell table:formula="of:=[.O437]^2" office:value-type="float" office:value="0.255205822041">
            <text:p>0.255205822041</text:p>
          </table:table-cell>
          <table:table-cell table:formula="of:=[.P437]^2" office:value-type="float" office:value="0.109463707609">
            <text:p>0.109463707609</text:p>
          </table:table-cell>
          <table:table-cell table:formula="of:=[.Q437]^2" office:value-type="float" office:value="0.0816187761">
            <text:p>0.0816187761</text:p>
          </table:table-cell>
        </table:table-row>
        <table:table-row table:style-name="ro1">
          <table:table-cell office:value-type="float" office:value="7.30469">
            <text:p>7.30469</text:p>
          </table:table-cell>
          <table:table-cell office:value-type="float" office:value="0.768158">
            <text:p>0.768158</text:p>
          </table:table-cell>
          <table:table-cell office:value-type="float" office:value="0.653502">
            <text:p>0.653502</text:p>
          </table:table-cell>
          <table:table-cell office:value-type="float" office:value="0.704888">
            <text:p>0.704888</text:p>
          </table:table-cell>
          <table:table-cell/>
          <table:table-cell office:value-type="float" office:value="7.30469">
            <text:p>7.30469</text:p>
          </table:table-cell>
          <table:table-cell office:value-type="float" office:value="0.505236">
            <text:p>0.505236</text:p>
          </table:table-cell>
          <table:table-cell office:value-type="float" office:value="0.610389">
            <text:p>0.610389</text:p>
          </table:table-cell>
          <table:table-cell office:value-type="float" office:value="0.582815">
            <text:p>0.582815</text:p>
          </table:table-cell>
          <table:table-cell table:formula="of:=[.G438]^2" office:value-type="float" office:value="0.255263415696">
            <text:p>0.255263415696</text:p>
          </table:table-cell>
          <table:table-cell table:formula="of:=[.H438]^2" office:value-type="float" office:value="0.372574731321">
            <text:p>0.372574731321</text:p>
          </table:table-cell>
          <table:table-cell table:formula="of:=[.I438]^2" office:value-type="float" office:value="0.339673324225">
            <text:p>0.339673324225</text:p>
          </table:table-cell>
          <table:table-cell/>
          <table:table-cell office:value-type="float" office:value="7.30469">
            <text:p>7.30469</text:p>
          </table:table-cell>
          <table:table-cell office:value-type="float" office:value="0.505932">
            <text:p>0.505932</text:p>
          </table:table-cell>
          <table:table-cell office:value-type="float" office:value="0.327522">
            <text:p>0.327522</text:p>
          </table:table-cell>
          <table:table-cell office:value-type="float" office:value="0.287501">
            <text:p>0.287501</text:p>
          </table:table-cell>
          <table:table-cell table:formula="of:=[.O438]^2" office:value-type="float" office:value="0.255967188624">
            <text:p>0.255967188624</text:p>
          </table:table-cell>
          <table:table-cell table:formula="of:=[.P438]^2" office:value-type="float" office:value="0.107270660484">
            <text:p>0.107270660484</text:p>
          </table:table-cell>
          <table:table-cell table:formula="of:=[.Q438]^2" office:value-type="float" office:value="0.082656825001">
            <text:p>0.082656825001</text:p>
          </table:table-cell>
        </table:table-row>
        <table:table-row table:style-name="ro1">
          <table:table-cell office:value-type="float" office:value="7.32031">
            <text:p>7.32031</text:p>
          </table:table-cell>
          <table:table-cell office:value-type="float" office:value="0.767227">
            <text:p>0.767227</text:p>
          </table:table-cell>
          <table:table-cell office:value-type="float" office:value="0.650827">
            <text:p>0.650827</text:p>
          </table:table-cell>
          <table:table-cell office:value-type="float" office:value="0.701598">
            <text:p>0.701598</text:p>
          </table:table-cell>
          <table:table-cell/>
          <table:table-cell office:value-type="float" office:value="7.32031">
            <text:p>7.32031</text:p>
          </table:table-cell>
          <table:table-cell office:value-type="float" office:value="0.504497">
            <text:p>0.504497</text:p>
          </table:table-cell>
          <table:table-cell office:value-type="float" office:value="0.611094">
            <text:p>0.611094</text:p>
          </table:table-cell>
          <table:table-cell office:value-type="float" office:value="0.581911">
            <text:p>0.581911</text:p>
          </table:table-cell>
          <table:table-cell table:formula="of:=[.G439]^2" office:value-type="float" office:value="0.254517223009">
            <text:p>0.254517223009</text:p>
          </table:table-cell>
          <table:table-cell table:formula="of:=[.H439]^2" office:value-type="float" office:value="0.373435876836">
            <text:p>0.373435876836</text:p>
          </table:table-cell>
          <table:table-cell table:formula="of:=[.I439]^2" office:value-type="float" office:value="0.338620411921">
            <text:p>0.338620411921</text:p>
          </table:table-cell>
          <table:table-cell/>
          <table:table-cell office:value-type="float" office:value="7.32031">
            <text:p>7.32031</text:p>
          </table:table-cell>
          <table:table-cell office:value-type="float" office:value="0.505565">
            <text:p>0.505565</text:p>
          </table:table-cell>
          <table:table-cell office:value-type="float" office:value="0.328165">
            <text:p>0.328165</text:p>
          </table:table-cell>
          <table:table-cell office:value-type="float" office:value="0.285742">
            <text:p>0.285742</text:p>
          </table:table-cell>
          <table:table-cell table:formula="of:=[.O439]^2" office:value-type="float" office:value="0.255595969225">
            <text:p>0.255595969225</text:p>
          </table:table-cell>
          <table:table-cell table:formula="of:=[.P439]^2" office:value-type="float" office:value="0.107692267225">
            <text:p>0.107692267225</text:p>
          </table:table-cell>
          <table:table-cell table:formula="of:=[.Q439]^2" office:value-type="float" office:value="0.081648490564">
            <text:p>0.081648490564</text:p>
          </table:table-cell>
        </table:table-row>
        <table:table-row table:style-name="ro1">
          <table:table-cell office:value-type="float" office:value="7.33594">
            <text:p>7.33594</text:p>
          </table:table-cell>
          <table:table-cell office:value-type="float" office:value="0.763807">
            <text:p>0.763807</text:p>
          </table:table-cell>
          <table:table-cell office:value-type="float" office:value="0.649463">
            <text:p>0.649463</text:p>
          </table:table-cell>
          <table:table-cell office:value-type="float" office:value="0.69932">
            <text:p>0.69932</text:p>
          </table:table-cell>
          <table:table-cell/>
          <table:table-cell office:value-type="float" office:value="7.33594">
            <text:p>7.33594</text:p>
          </table:table-cell>
          <table:table-cell office:value-type="float" office:value="0.502252">
            <text:p>0.502252</text:p>
          </table:table-cell>
          <table:table-cell office:value-type="float" office:value="0.609294">
            <text:p>0.609294</text:p>
          </table:table-cell>
          <table:table-cell office:value-type="float" office:value="0.580731">
            <text:p>0.580731</text:p>
          </table:table-cell>
          <table:table-cell table:formula="of:=[.G440]^2" office:value-type="float" office:value="0.252257071504">
            <text:p>0.252257071504</text:p>
          </table:table-cell>
          <table:table-cell table:formula="of:=[.H440]^2" office:value-type="float" office:value="0.371239178436">
            <text:p>0.371239178436</text:p>
          </table:table-cell>
          <table:table-cell table:formula="of:=[.I440]^2" office:value-type="float" office:value="0.337248494361">
            <text:p>0.337248494361</text:p>
          </table:table-cell>
          <table:table-cell/>
          <table:table-cell office:value-type="float" office:value="7.33594">
            <text:p>7.33594</text:p>
          </table:table-cell>
          <table:table-cell office:value-type="float" office:value="0.505392">
            <text:p>0.505392</text:p>
          </table:table-cell>
          <table:table-cell office:value-type="float" office:value="0.329564">
            <text:p>0.329564</text:p>
          </table:table-cell>
          <table:table-cell office:value-type="float" office:value="0.284676">
            <text:p>0.284676</text:p>
          </table:table-cell>
          <table:table-cell table:formula="of:=[.O440]^2" office:value-type="float" office:value="0.255421073664">
            <text:p>0.255421073664</text:p>
          </table:table-cell>
          <table:table-cell table:formula="of:=[.P440]^2" office:value-type="float" office:value="0.108612430096">
            <text:p>0.108612430096</text:p>
          </table:table-cell>
          <table:table-cell table:formula="of:=[.Q440]^2" office:value-type="float" office:value="0.081040424976">
            <text:p>0.081040424976</text:p>
          </table:table-cell>
        </table:table-row>
        <table:table-row table:style-name="ro1">
          <table:table-cell office:value-type="float" office:value="7.35156">
            <text:p>7.35156</text:p>
          </table:table-cell>
          <table:table-cell office:value-type="float" office:value="0.761613">
            <text:p>0.761613</text:p>
          </table:table-cell>
          <table:table-cell office:value-type="float" office:value="0.65078">
            <text:p>0.65078</text:p>
          </table:table-cell>
          <table:table-cell office:value-type="float" office:value="0.701782">
            <text:p>0.701782</text:p>
          </table:table-cell>
          <table:table-cell/>
          <table:table-cell office:value-type="float" office:value="7.35156">
            <text:p>7.35156</text:p>
          </table:table-cell>
          <table:table-cell office:value-type="float" office:value="0.500955">
            <text:p>0.500955</text:p>
          </table:table-cell>
          <table:table-cell office:value-type="float" office:value="0.607815">
            <text:p>0.607815</text:p>
          </table:table-cell>
          <table:table-cell office:value-type="float" office:value="0.580138">
            <text:p>0.580138</text:p>
          </table:table-cell>
          <table:table-cell table:formula="of:=[.G441]^2" office:value-type="float" office:value="0.250955912025">
            <text:p>0.250955912025</text:p>
          </table:table-cell>
          <table:table-cell table:formula="of:=[.H441]^2" office:value-type="float" office:value="0.369439074225">
            <text:p>0.369439074225</text:p>
          </table:table-cell>
          <table:table-cell table:formula="of:=[.I441]^2" office:value-type="float" office:value="0.336560099044">
            <text:p>0.336560099044</text:p>
          </table:table-cell>
          <table:table-cell/>
          <table:table-cell office:value-type="float" office:value="7.35156">
            <text:p>7.35156</text:p>
          </table:table-cell>
          <table:table-cell office:value-type="float" office:value="0.508476">
            <text:p>0.508476</text:p>
          </table:table-cell>
          <table:table-cell office:value-type="float" office:value="0.332702">
            <text:p>0.332702</text:p>
          </table:table-cell>
          <table:table-cell office:value-type="float" office:value="0.286451">
            <text:p>0.286451</text:p>
          </table:table-cell>
          <table:table-cell table:formula="of:=[.O441]^2" office:value-type="float" office:value="0.258547842576">
            <text:p>0.258547842576</text:p>
          </table:table-cell>
          <table:table-cell table:formula="of:=[.P441]^2" office:value-type="float" office:value="0.110690620804">
            <text:p>0.110690620804</text:p>
          </table:table-cell>
          <table:table-cell table:formula="of:=[.Q441]^2" office:value-type="float" office:value="0.082054175401">
            <text:p>0.082054175401</text:p>
          </table:table-cell>
        </table:table-row>
        <table:table-row table:style-name="ro1">
          <table:table-cell office:value-type="float" office:value="7.36719">
            <text:p>7.36719</text:p>
          </table:table-cell>
          <table:table-cell office:value-type="float" office:value="0.762665">
            <text:p>0.762665</text:p>
          </table:table-cell>
          <table:table-cell office:value-type="float" office:value="0.649458">
            <text:p>0.649458</text:p>
          </table:table-cell>
          <table:table-cell office:value-type="float" office:value="0.703592">
            <text:p>0.703592</text:p>
          </table:table-cell>
          <table:table-cell/>
          <table:table-cell office:value-type="float" office:value="7.36719">
            <text:p>7.36719</text:p>
          </table:table-cell>
          <table:table-cell office:value-type="float" office:value="0.500782">
            <text:p>0.500782</text:p>
          </table:table-cell>
          <table:table-cell office:value-type="float" office:value="0.604617">
            <text:p>0.604617</text:p>
          </table:table-cell>
          <table:table-cell office:value-type="float" office:value="0.574116">
            <text:p>0.574116</text:p>
          </table:table-cell>
          <table:table-cell table:formula="of:=[.G442]^2" office:value-type="float" office:value="0.250782611524">
            <text:p>0.250782611524</text:p>
          </table:table-cell>
          <table:table-cell table:formula="of:=[.H442]^2" office:value-type="float" office:value="0.365561716689">
            <text:p>0.365561716689</text:p>
          </table:table-cell>
          <table:table-cell table:formula="of:=[.I442]^2" office:value-type="float" office:value="0.329609181456">
            <text:p>0.329609181456</text:p>
          </table:table-cell>
          <table:table-cell/>
          <table:table-cell office:value-type="float" office:value="7.36719">
            <text:p>7.36719</text:p>
          </table:table-cell>
          <table:table-cell office:value-type="float" office:value="0.510514">
            <text:p>0.510514</text:p>
          </table:table-cell>
          <table:table-cell office:value-type="float" office:value="0.333268">
            <text:p>0.333268</text:p>
          </table:table-cell>
          <table:table-cell office:value-type="float" office:value="0.286544">
            <text:p>0.286544</text:p>
          </table:table-cell>
          <table:table-cell table:formula="of:=[.O442]^2" office:value-type="float" office:value="0.260624544196">
            <text:p>0.260624544196</text:p>
          </table:table-cell>
          <table:table-cell table:formula="of:=[.P442]^2" office:value-type="float" office:value="0.111067559824">
            <text:p>0.111067559824</text:p>
          </table:table-cell>
          <table:table-cell table:formula="of:=[.Q442]^2" office:value-type="float" office:value="0.082107463936">
            <text:p>0.082107463936</text:p>
          </table:table-cell>
        </table:table-row>
        <table:table-row table:style-name="ro1">
          <table:table-cell office:value-type="float" office:value="7.38281">
            <text:p>7.38281</text:p>
          </table:table-cell>
          <table:table-cell office:value-type="float" office:value="0.763133">
            <text:p>0.763133</text:p>
          </table:table-cell>
          <table:table-cell office:value-type="float" office:value="0.64371">
            <text:p>0.64371</text:p>
          </table:table-cell>
          <table:table-cell office:value-type="float" office:value="0.701038">
            <text:p>0.701038</text:p>
          </table:table-cell>
          <table:table-cell/>
          <table:table-cell office:value-type="float" office:value="7.38281">
            <text:p>7.38281</text:p>
          </table:table-cell>
          <table:table-cell office:value-type="float" office:value="0.500484">
            <text:p>0.500484</text:p>
          </table:table-cell>
          <table:table-cell office:value-type="float" office:value="0.598243">
            <text:p>0.598243</text:p>
          </table:table-cell>
          <table:table-cell office:value-type="float" office:value="0.568545">
            <text:p>0.568545</text:p>
          </table:table-cell>
          <table:table-cell table:formula="of:=[.G443]^2" office:value-type="float" office:value="0.250484234256">
            <text:p>0.250484234256</text:p>
          </table:table-cell>
          <table:table-cell table:formula="of:=[.H443]^2" office:value-type="float" office:value="0.357894687049">
            <text:p>0.357894687049</text:p>
          </table:table-cell>
          <table:table-cell table:formula="of:=[.I443]^2" office:value-type="float" office:value="0.323243417025">
            <text:p>0.323243417025</text:p>
          </table:table-cell>
          <table:table-cell/>
          <table:table-cell office:value-type="float" office:value="7.38281">
            <text:p>7.38281</text:p>
          </table:table-cell>
          <table:table-cell office:value-type="float" office:value="0.50963">
            <text:p>0.50963</text:p>
          </table:table-cell>
          <table:table-cell office:value-type="float" office:value="0.330676">
            <text:p>0.330676</text:p>
          </table:table-cell>
          <table:table-cell office:value-type="float" office:value="0.284567">
            <text:p>0.284567</text:p>
          </table:table-cell>
          <table:table-cell table:formula="of:=[.O443]^2" office:value-type="float" office:value="0.2597227369">
            <text:p>0.2597227369</text:p>
          </table:table-cell>
          <table:table-cell table:formula="of:=[.P443]^2" office:value-type="float" office:value="0.109346616976">
            <text:p>0.109346616976</text:p>
          </table:table-cell>
          <table:table-cell table:formula="of:=[.Q443]^2" office:value-type="float" office:value="0.080978377489">
            <text:p>0.080978377489</text:p>
          </table:table-cell>
        </table:table-row>
        <table:table-row table:style-name="ro1">
          <table:table-cell office:value-type="float" office:value="7.39844">
            <text:p>7.39844</text:p>
          </table:table-cell>
          <table:table-cell office:value-type="float" office:value="0.761373">
            <text:p>0.761373</text:p>
          </table:table-cell>
          <table:table-cell office:value-type="float" office:value="0.640458">
            <text:p>0.640458</text:p>
          </table:table-cell>
          <table:table-cell office:value-type="float" office:value="0.694937">
            <text:p>0.694937</text:p>
          </table:table-cell>
          <table:table-cell/>
          <table:table-cell office:value-type="float" office:value="7.39844">
            <text:p>7.39844</text:p>
          </table:table-cell>
          <table:table-cell office:value-type="float" office:value="0.499884">
            <text:p>0.499884</text:p>
          </table:table-cell>
          <table:table-cell office:value-type="float" office:value="0.593578">
            <text:p>0.593578</text:p>
          </table:table-cell>
          <table:table-cell office:value-type="float" office:value="0.569054">
            <text:p>0.569054</text:p>
          </table:table-cell>
          <table:table-cell table:formula="of:=[.G444]^2" office:value-type="float" office:value="0.249884013456">
            <text:p>0.249884013456</text:p>
          </table:table-cell>
          <table:table-cell table:formula="of:=[.H444]^2" office:value-type="float" office:value="0.352334842084">
            <text:p>0.352334842084</text:p>
          </table:table-cell>
          <table:table-cell table:formula="of:=[.I444]^2" office:value-type="float" office:value="0.323822454916">
            <text:p>0.323822454916</text:p>
          </table:table-cell>
          <table:table-cell/>
          <table:table-cell office:value-type="float" office:value="7.39844">
            <text:p>7.39844</text:p>
          </table:table-cell>
          <table:table-cell office:value-type="float" office:value="0.508827">
            <text:p>0.508827</text:p>
          </table:table-cell>
          <table:table-cell office:value-type="float" office:value="0.330314">
            <text:p>0.330314</text:p>
          </table:table-cell>
          <table:table-cell office:value-type="float" office:value="0.281706">
            <text:p>0.281706</text:p>
          </table:table-cell>
          <table:table-cell table:formula="of:=[.O444]^2" office:value-type="float" office:value="0.258904915929">
            <text:p>0.258904915929</text:p>
          </table:table-cell>
          <table:table-cell table:formula="of:=[.P444]^2" office:value-type="float" office:value="0.109107338596">
            <text:p>0.109107338596</text:p>
          </table:table-cell>
          <table:table-cell table:formula="of:=[.Q444]^2" office:value-type="float" office:value="0.079358270436">
            <text:p>0.079358270436</text:p>
          </table:table-cell>
        </table:table-row>
        <table:table-row table:style-name="ro1">
          <table:table-cell office:value-type="float" office:value="7.41406">
            <text:p>7.41406</text:p>
          </table:table-cell>
          <table:table-cell office:value-type="float" office:value="0.76099">
            <text:p>0.76099</text:p>
          </table:table-cell>
          <table:table-cell office:value-type="float" office:value="0.643115">
            <text:p>0.643115</text:p>
          </table:table-cell>
          <table:table-cell office:value-type="float" office:value="0.690408">
            <text:p>0.690408</text:p>
          </table:table-cell>
          <table:table-cell/>
          <table:table-cell office:value-type="float" office:value="7.41406">
            <text:p>7.41406</text:p>
          </table:table-cell>
          <table:table-cell office:value-type="float" office:value="0.498367">
            <text:p>0.498367</text:p>
          </table:table-cell>
          <table:table-cell office:value-type="float" office:value="0.593773">
            <text:p>0.593773</text:p>
          </table:table-cell>
          <table:table-cell office:value-type="float" office:value="0.570349">
            <text:p>0.570349</text:p>
          </table:table-cell>
          <table:table-cell table:formula="of:=[.G445]^2" office:value-type="float" office:value="0.248369666689">
            <text:p>0.248369666689</text:p>
          </table:table-cell>
          <table:table-cell table:formula="of:=[.H445]^2" office:value-type="float" office:value="0.352566375529">
            <text:p>0.352566375529</text:p>
          </table:table-cell>
          <table:table-cell table:formula="of:=[.I445]^2" office:value-type="float" office:value="0.325297981801">
            <text:p>0.325297981801</text:p>
          </table:table-cell>
          <table:table-cell/>
          <table:table-cell office:value-type="float" office:value="7.41406">
            <text:p>7.41406</text:p>
          </table:table-cell>
          <table:table-cell office:value-type="float" office:value="0.507524">
            <text:p>0.507524</text:p>
          </table:table-cell>
          <table:table-cell office:value-type="float" office:value="0.330132">
            <text:p>0.330132</text:p>
          </table:table-cell>
          <table:table-cell office:value-type="float" office:value="0.28102">
            <text:p>0.28102</text:p>
          </table:table-cell>
          <table:table-cell table:formula="of:=[.O445]^2" office:value-type="float" office:value="0.257580610576">
            <text:p>0.257580610576</text:p>
          </table:table-cell>
          <table:table-cell table:formula="of:=[.P445]^2" office:value-type="float" office:value="0.108987137424">
            <text:p>0.108987137424</text:p>
          </table:table-cell>
          <table:table-cell table:formula="of:=[.Q445]^2" office:value-type="float" office:value="0.0789722404">
            <text:p>0.0789722404</text:p>
          </table:table-cell>
        </table:table-row>
        <table:table-row table:style-name="ro1">
          <table:table-cell office:value-type="float" office:value="7.42969">
            <text:p>7.42969</text:p>
          </table:table-cell>
          <table:table-cell office:value-type="float" office:value="0.761918">
            <text:p>0.761918</text:p>
          </table:table-cell>
          <table:table-cell office:value-type="float" office:value="0.64449">
            <text:p>0.64449</text:p>
          </table:table-cell>
          <table:table-cell office:value-type="float" office:value="0.692855">
            <text:p>0.692855</text:p>
          </table:table-cell>
          <table:table-cell/>
          <table:table-cell office:value-type="float" office:value="7.42969">
            <text:p>7.42969</text:p>
          </table:table-cell>
          <table:table-cell office:value-type="float" office:value="0.495378">
            <text:p>0.495378</text:p>
          </table:table-cell>
          <table:table-cell office:value-type="float" office:value="0.594172">
            <text:p>0.594172</text:p>
          </table:table-cell>
          <table:table-cell office:value-type="float" office:value="0.565974">
            <text:p>0.565974</text:p>
          </table:table-cell>
          <table:table-cell table:formula="of:=[.G446]^2" office:value-type="float" office:value="0.245399362884">
            <text:p>0.245399362884</text:p>
          </table:table-cell>
          <table:table-cell table:formula="of:=[.H446]^2" office:value-type="float" office:value="0.353040365584">
            <text:p>0.353040365584</text:p>
          </table:table-cell>
          <table:table-cell table:formula="of:=[.I446]^2" office:value-type="float" office:value="0.320326568676">
            <text:p>0.320326568676</text:p>
          </table:table-cell>
          <table:table-cell/>
          <table:table-cell office:value-type="float" office:value="7.42969">
            <text:p>7.42969</text:p>
          </table:table-cell>
          <table:table-cell office:value-type="float" office:value="0.510036">
            <text:p>0.510036</text:p>
          </table:table-cell>
          <table:table-cell office:value-type="float" office:value="0.330356">
            <text:p>0.330356</text:p>
          </table:table-cell>
          <table:table-cell office:value-type="float" office:value="0.281995">
            <text:p>0.281995</text:p>
          </table:table-cell>
          <table:table-cell table:formula="of:=[.O446]^2" office:value-type="float" office:value="0.260136721296">
            <text:p>0.260136721296</text:p>
          </table:table-cell>
          <table:table-cell table:formula="of:=[.P446]^2" office:value-type="float" office:value="0.109135086736">
            <text:p>0.109135086736</text:p>
          </table:table-cell>
          <table:table-cell table:formula="of:=[.Q446]^2" office:value-type="float" office:value="0.079521180025">
            <text:p>0.079521180025</text:p>
          </table:table-cell>
        </table:table-row>
        <table:table-row table:style-name="ro1">
          <table:table-cell office:value-type="float" office:value="7.44531">
            <text:p>7.44531</text:p>
          </table:table-cell>
          <table:table-cell office:value-type="float" office:value="0.762177">
            <text:p>0.762177</text:p>
          </table:table-cell>
          <table:table-cell office:value-type="float" office:value="0.64065">
            <text:p>0.64065</text:p>
          </table:table-cell>
          <table:table-cell office:value-type="float" office:value="0.700192">
            <text:p>0.700192</text:p>
          </table:table-cell>
          <table:table-cell/>
          <table:table-cell office:value-type="float" office:value="7.44531">
            <text:p>7.44531</text:p>
          </table:table-cell>
          <table:table-cell office:value-type="float" office:value="0.49179">
            <text:p>0.49179</text:p>
          </table:table-cell>
          <table:table-cell office:value-type="float" office:value="0.59518">
            <text:p>0.59518</text:p>
          </table:table-cell>
          <table:table-cell office:value-type="float" office:value="0.563458">
            <text:p>0.563458</text:p>
          </table:table-cell>
          <table:table-cell table:formula="of:=[.G447]^2" office:value-type="float" office:value="0.2418574041">
            <text:p>0.2418574041</text:p>
          </table:table-cell>
          <table:table-cell table:formula="of:=[.H447]^2" office:value-type="float" office:value="0.3542392324">
            <text:p>0.3542392324</text:p>
          </table:table-cell>
          <table:table-cell table:formula="of:=[.I447]^2" office:value-type="float" office:value="0.317484917764">
            <text:p>0.317484917764</text:p>
          </table:table-cell>
          <table:table-cell/>
          <table:table-cell office:value-type="float" office:value="7.44531">
            <text:p>7.44531</text:p>
          </table:table-cell>
          <table:table-cell office:value-type="float" office:value="0.513556">
            <text:p>0.513556</text:p>
          </table:table-cell>
          <table:table-cell office:value-type="float" office:value="0.33193">
            <text:p>0.33193</text:p>
          </table:table-cell>
          <table:table-cell office:value-type="float" office:value="0.283005">
            <text:p>0.283005</text:p>
          </table:table-cell>
          <table:table-cell table:formula="of:=[.O447]^2" office:value-type="float" office:value="0.263739765136">
            <text:p>0.263739765136</text:p>
          </table:table-cell>
          <table:table-cell table:formula="of:=[.P447]^2" office:value-type="float" office:value="0.1101775249">
            <text:p>0.1101775249</text:p>
          </table:table-cell>
          <table:table-cell table:formula="of:=[.Q447]^2" office:value-type="float" office:value="0.080091830025">
            <text:p>0.080091830025</text:p>
          </table:table-cell>
        </table:table-row>
        <table:table-row table:style-name="ro1">
          <table:table-cell office:value-type="float" office:value="7.46094">
            <text:p>7.46094</text:p>
          </table:table-cell>
          <table:table-cell office:value-type="float" office:value="0.76159">
            <text:p>0.76159</text:p>
          </table:table-cell>
          <table:table-cell office:value-type="float" office:value="0.63482">
            <text:p>0.63482</text:p>
          </table:table-cell>
          <table:table-cell office:value-type="float" office:value="0.70221">
            <text:p>0.70221</text:p>
          </table:table-cell>
          <table:table-cell/>
          <table:table-cell office:value-type="float" office:value="7.46094">
            <text:p>7.46094</text:p>
          </table:table-cell>
          <table:table-cell office:value-type="float" office:value="0.486993">
            <text:p>0.486993</text:p>
          </table:table-cell>
          <table:table-cell office:value-type="float" office:value="0.594233">
            <text:p>0.594233</text:p>
          </table:table-cell>
          <table:table-cell office:value-type="float" office:value="0.561317">
            <text:p>0.561317</text:p>
          </table:table-cell>
          <table:table-cell table:formula="of:=[.G448]^2" office:value-type="float" office:value="0.237162182049">
            <text:p>0.237162182049</text:p>
          </table:table-cell>
          <table:table-cell table:formula="of:=[.H448]^2" office:value-type="float" office:value="0.353112858289">
            <text:p>0.353112858289</text:p>
          </table:table-cell>
          <table:table-cell table:formula="of:=[.I448]^2" office:value-type="float" office:value="0.315076774489">
            <text:p>0.315076774489</text:p>
          </table:table-cell>
          <table:table-cell/>
          <table:table-cell office:value-type="float" office:value="7.46094">
            <text:p>7.46094</text:p>
          </table:table-cell>
          <table:table-cell office:value-type="float" office:value="0.511592">
            <text:p>0.511592</text:p>
          </table:table-cell>
          <table:table-cell office:value-type="float" office:value="0.332698">
            <text:p>0.332698</text:p>
          </table:table-cell>
          <table:table-cell office:value-type="float" office:value="0.279894">
            <text:p>0.279894</text:p>
          </table:table-cell>
          <table:table-cell table:formula="of:=[.O448]^2" office:value-type="float" office:value="0.261726374464">
            <text:p>0.261726374464</text:p>
          </table:table-cell>
          <table:table-cell table:formula="of:=[.P448]^2" office:value-type="float" office:value="0.110687959204">
            <text:p>0.110687959204</text:p>
          </table:table-cell>
          <table:table-cell table:formula="of:=[.Q448]^2" office:value-type="float" office:value="0.078340651236">
            <text:p>0.078340651236</text:p>
          </table:table-cell>
        </table:table-row>
        <table:table-row table:style-name="ro1">
          <table:table-cell office:value-type="float" office:value="7.47656">
            <text:p>7.47656</text:p>
          </table:table-cell>
          <table:table-cell office:value-type="float" office:value="0.76">
            <text:p>0.76</text:p>
          </table:table-cell>
          <table:table-cell office:value-type="float" office:value="0.632158">
            <text:p>0.632158</text:p>
          </table:table-cell>
          <table:table-cell office:value-type="float" office:value="0.69613">
            <text:p>0.69613</text:p>
          </table:table-cell>
          <table:table-cell/>
          <table:table-cell office:value-type="float" office:value="7.47656">
            <text:p>7.47656</text:p>
          </table:table-cell>
          <table:table-cell office:value-type="float" office:value="0.48275">
            <text:p>0.48275</text:p>
          </table:table-cell>
          <table:table-cell office:value-type="float" office:value="0.590259">
            <text:p>0.590259</text:p>
          </table:table-cell>
          <table:table-cell office:value-type="float" office:value="0.558006">
            <text:p>0.558006</text:p>
          </table:table-cell>
          <table:table-cell table:formula="of:=[.G449]^2" office:value-type="float" office:value="0.2330475625">
            <text:p>0.2330475625</text:p>
          </table:table-cell>
          <table:table-cell table:formula="of:=[.H449]^2" office:value-type="float" office:value="0.348405687081">
            <text:p>0.348405687081</text:p>
          </table:table-cell>
          <table:table-cell table:formula="of:=[.I449]^2" office:value-type="float" office:value="0.311370696036">
            <text:p>0.311370696036</text:p>
          </table:table-cell>
          <table:table-cell/>
          <table:table-cell office:value-type="float" office:value="7.47656">
            <text:p>7.47656</text:p>
          </table:table-cell>
          <table:table-cell office:value-type="float" office:value="0.510109">
            <text:p>0.510109</text:p>
          </table:table-cell>
          <table:table-cell office:value-type="float" office:value="0.332191">
            <text:p>0.332191</text:p>
          </table:table-cell>
          <table:table-cell office:value-type="float" office:value="0.276865">
            <text:p>0.276865</text:p>
          </table:table-cell>
          <table:table-cell table:formula="of:=[.O449]^2" office:value-type="float" office:value="0.260211191881">
            <text:p>0.260211191881</text:p>
          </table:table-cell>
          <table:table-cell table:formula="of:=[.P449]^2" office:value-type="float" office:value="0.110350860481">
            <text:p>0.110350860481</text:p>
          </table:table-cell>
          <table:table-cell table:formula="of:=[.Q449]^2" office:value-type="float" office:value="0.076654228225">
            <text:p>0.076654228225</text:p>
          </table:table-cell>
        </table:table-row>
        <table:table-row table:style-name="ro1">
          <table:table-cell office:value-type="float" office:value="7.49219">
            <text:p>7.49219</text:p>
          </table:table-cell>
          <table:table-cell office:value-type="float" office:value="0.758108">
            <text:p>0.758108</text:p>
          </table:table-cell>
          <table:table-cell office:value-type="float" office:value="0.633017">
            <text:p>0.633017</text:p>
          </table:table-cell>
          <table:table-cell office:value-type="float" office:value="0.688688">
            <text:p>0.688688</text:p>
          </table:table-cell>
          <table:table-cell/>
          <table:table-cell office:value-type="float" office:value="7.49219">
            <text:p>7.49219</text:p>
          </table:table-cell>
          <table:table-cell office:value-type="float" office:value="0.479577">
            <text:p>0.479577</text:p>
          </table:table-cell>
          <table:table-cell office:value-type="float" office:value="0.586785">
            <text:p>0.586785</text:p>
          </table:table-cell>
          <table:table-cell office:value-type="float" office:value="0.553926">
            <text:p>0.553926</text:p>
          </table:table-cell>
          <table:table-cell table:formula="of:=[.G450]^2" office:value-type="float" office:value="0.229994098929">
            <text:p>0.229994098929</text:p>
          </table:table-cell>
          <table:table-cell table:formula="of:=[.H450]^2" office:value-type="float" office:value="0.344316636225">
            <text:p>0.344316636225</text:p>
          </table:table-cell>
          <table:table-cell table:formula="of:=[.I450]^2" office:value-type="float" office:value="0.306834013476">
            <text:p>0.306834013476</text:p>
          </table:table-cell>
          <table:table-cell/>
          <table:table-cell office:value-type="float" office:value="7.49219">
            <text:p>7.49219</text:p>
          </table:table-cell>
          <table:table-cell office:value-type="float" office:value="0.516665">
            <text:p>0.516665</text:p>
          </table:table-cell>
          <table:table-cell office:value-type="float" office:value="0.331769">
            <text:p>0.331769</text:p>
          </table:table-cell>
          <table:table-cell office:value-type="float" office:value="0.279987">
            <text:p>0.279987</text:p>
          </table:table-cell>
          <table:table-cell table:formula="of:=[.O450]^2" office:value-type="float" office:value="0.266942722225">
            <text:p>0.266942722225</text:p>
          </table:table-cell>
          <table:table-cell table:formula="of:=[.P450]^2" office:value-type="float" office:value="0.110070669361">
            <text:p>0.110070669361</text:p>
          </table:table-cell>
          <table:table-cell table:formula="of:=[.Q450]^2" office:value-type="float" office:value="0.078392720169">
            <text:p>0.078392720169</text:p>
          </table:table-cell>
        </table:table-row>
        <table:table-row table:style-name="ro1">
          <table:table-cell office:value-type="float" office:value="7.50781">
            <text:p>7.50781</text:p>
          </table:table-cell>
          <table:table-cell office:value-type="float" office:value="0.758092">
            <text:p>0.758092</text:p>
          </table:table-cell>
          <table:table-cell office:value-type="float" office:value="0.633518">
            <text:p>0.633518</text:p>
          </table:table-cell>
          <table:table-cell office:value-type="float" office:value="0.68561">
            <text:p>0.68561</text:p>
          </table:table-cell>
          <table:table-cell/>
          <table:table-cell office:value-type="float" office:value="7.50781">
            <text:p>7.50781</text:p>
          </table:table-cell>
          <table:table-cell office:value-type="float" office:value="0.477104">
            <text:p>0.477104</text:p>
          </table:table-cell>
          <table:table-cell office:value-type="float" office:value="0.585884">
            <text:p>0.585884</text:p>
          </table:table-cell>
          <table:table-cell office:value-type="float" office:value="0.551597">
            <text:p>0.551597</text:p>
          </table:table-cell>
          <table:table-cell table:formula="of:=[.G451]^2" office:value-type="float" office:value="0.227628226816">
            <text:p>0.227628226816</text:p>
          </table:table-cell>
          <table:table-cell table:formula="of:=[.H451]^2" office:value-type="float" office:value="0.343260061456">
            <text:p>0.343260061456</text:p>
          </table:table-cell>
          <table:table-cell table:formula="of:=[.I451]^2" office:value-type="float" office:value="0.304259250409">
            <text:p>0.304259250409</text:p>
          </table:table-cell>
          <table:table-cell/>
          <table:table-cell office:value-type="float" office:value="7.50781">
            <text:p>7.50781</text:p>
          </table:table-cell>
          <table:table-cell office:value-type="float" office:value="0.519789">
            <text:p>0.519789</text:p>
          </table:table-cell>
          <table:table-cell office:value-type="float" office:value="0.33071">
            <text:p>0.33071</text:p>
          </table:table-cell>
          <table:table-cell office:value-type="float" office:value="0.283354">
            <text:p>0.283354</text:p>
          </table:table-cell>
          <table:table-cell table:formula="of:=[.O451]^2" office:value-type="float" office:value="0.270180604521">
            <text:p>0.270180604521</text:p>
          </table:table-cell>
          <table:table-cell table:formula="of:=[.P451]^2" office:value-type="float" office:value="0.1093691041">
            <text:p>0.1093691041</text:p>
          </table:table-cell>
          <table:table-cell table:formula="of:=[.Q451]^2" office:value-type="float" office:value="0.080289489316">
            <text:p>0.080289489316</text:p>
          </table:table-cell>
        </table:table-row>
        <table:table-row table:style-name="ro1">
          <table:table-cell office:value-type="float" office:value="7.52344">
            <text:p>7.52344</text:p>
          </table:table-cell>
          <table:table-cell office:value-type="float" office:value="0.758062">
            <text:p>0.758062</text:p>
          </table:table-cell>
          <table:table-cell office:value-type="float" office:value="0.630345">
            <text:p>0.630345</text:p>
          </table:table-cell>
          <table:table-cell office:value-type="float" office:value="0.684843">
            <text:p>0.684843</text:p>
          </table:table-cell>
          <table:table-cell/>
          <table:table-cell office:value-type="float" office:value="7.52344">
            <text:p>7.52344</text:p>
          </table:table-cell>
          <table:table-cell office:value-type="float" office:value="0.475727">
            <text:p>0.475727</text:p>
          </table:table-cell>
          <table:table-cell office:value-type="float" office:value="0.582897">
            <text:p>0.582897</text:p>
          </table:table-cell>
          <table:table-cell office:value-type="float" office:value="0.548677">
            <text:p>0.548677</text:p>
          </table:table-cell>
          <table:table-cell table:formula="of:=[.G452]^2" office:value-type="float" office:value="0.226316178529">
            <text:p>0.226316178529</text:p>
          </table:table-cell>
          <table:table-cell table:formula="of:=[.H452]^2" office:value-type="float" office:value="0.339768912609">
            <text:p>0.339768912609</text:p>
          </table:table-cell>
          <table:table-cell table:formula="of:=[.I452]^2" office:value-type="float" office:value="0.301046450329">
            <text:p>0.301046450329</text:p>
          </table:table-cell>
          <table:table-cell/>
          <table:table-cell office:value-type="float" office:value="7.52344">
            <text:p>7.52344</text:p>
          </table:table-cell>
          <table:table-cell office:value-type="float" office:value="0.514914">
            <text:p>0.514914</text:p>
          </table:table-cell>
          <table:table-cell office:value-type="float" office:value="0.330946">
            <text:p>0.330946</text:p>
          </table:table-cell>
          <table:table-cell office:value-type="float" office:value="0.28269">
            <text:p>0.28269</text:p>
          </table:table-cell>
          <table:table-cell table:formula="of:=[.O452]^2" office:value-type="float" office:value="0.265136427396">
            <text:p>0.265136427396</text:p>
          </table:table-cell>
          <table:table-cell table:formula="of:=[.P452]^2" office:value-type="float" office:value="0.109525254916">
            <text:p>0.109525254916</text:p>
          </table:table-cell>
          <table:table-cell table:formula="of:=[.Q452]^2" office:value-type="float" office:value="0.0799136361">
            <text:p>0.0799136361</text:p>
          </table:table-cell>
        </table:table-row>
        <table:table-row table:style-name="ro1">
          <table:table-cell office:value-type="float" office:value="7.53906">
            <text:p>7.53906</text:p>
          </table:table-cell>
          <table:table-cell office:value-type="float" office:value="0.7566">
            <text:p>0.7566</text:p>
          </table:table-cell>
          <table:table-cell office:value-type="float" office:value="0.627482">
            <text:p>0.627482</text:p>
          </table:table-cell>
          <table:table-cell office:value-type="float" office:value="0.684325">
            <text:p>0.684325</text:p>
          </table:table-cell>
          <table:table-cell/>
          <table:table-cell office:value-type="float" office:value="7.53906">
            <text:p>7.53906</text:p>
          </table:table-cell>
          <table:table-cell office:value-type="float" office:value="0.475132">
            <text:p>0.475132</text:p>
          </table:table-cell>
          <table:table-cell office:value-type="float" office:value="0.579">
            <text:p>0.579</text:p>
          </table:table-cell>
          <table:table-cell office:value-type="float" office:value="0.546744">
            <text:p>0.546744</text:p>
          </table:table-cell>
          <table:table-cell table:formula="of:=[.G453]^2" office:value-type="float" office:value="0.225750417424">
            <text:p>0.225750417424</text:p>
          </table:table-cell>
          <table:table-cell table:formula="of:=[.H453]^2" office:value-type="float" office:value="0.335241">
            <text:p>0.335241</text:p>
          </table:table-cell>
          <table:table-cell table:formula="of:=[.I453]^2" office:value-type="float" office:value="0.298929001536">
            <text:p>0.298929001536</text:p>
          </table:table-cell>
          <table:table-cell/>
          <table:table-cell office:value-type="float" office:value="7.53906">
            <text:p>7.53906</text:p>
          </table:table-cell>
          <table:table-cell office:value-type="float" office:value="0.513479">
            <text:p>0.513479</text:p>
          </table:table-cell>
          <table:table-cell office:value-type="float" office:value="0.332719">
            <text:p>0.332719</text:p>
          </table:table-cell>
          <table:table-cell office:value-type="float" office:value="0.284774">
            <text:p>0.284774</text:p>
          </table:table-cell>
          <table:table-cell table:formula="of:=[.O453]^2" office:value-type="float" office:value="0.263660683441">
            <text:p>0.263660683441</text:p>
          </table:table-cell>
          <table:table-cell table:formula="of:=[.P453]^2" office:value-type="float" office:value="0.110701932961">
            <text:p>0.110701932961</text:p>
          </table:table-cell>
          <table:table-cell table:formula="of:=[.Q453]^2" office:value-type="float" office:value="0.081096231076">
            <text:p>0.081096231076</text:p>
          </table:table-cell>
        </table:table-row>
        <table:table-row table:style-name="ro1">
          <table:table-cell office:value-type="float" office:value="7.55469">
            <text:p>7.55469</text:p>
          </table:table-cell>
          <table:table-cell office:value-type="float" office:value="0.756498">
            <text:p>0.756498</text:p>
          </table:table-cell>
          <table:table-cell office:value-type="float" office:value="0.62571">
            <text:p>0.62571</text:p>
          </table:table-cell>
          <table:table-cell office:value-type="float" office:value="0.68412">
            <text:p>0.68412</text:p>
          </table:table-cell>
          <table:table-cell/>
          <table:table-cell office:value-type="float" office:value="7.55469">
            <text:p>7.55469</text:p>
          </table:table-cell>
          <table:table-cell office:value-type="float" office:value="0.473816">
            <text:p>0.473816</text:p>
          </table:table-cell>
          <table:table-cell office:value-type="float" office:value="0.575259">
            <text:p>0.575259</text:p>
          </table:table-cell>
          <table:table-cell office:value-type="float" office:value="0.54345">
            <text:p>0.54345</text:p>
          </table:table-cell>
          <table:table-cell table:formula="of:=[.G454]^2" office:value-type="float" office:value="0.224501601856">
            <text:p>0.224501601856</text:p>
          </table:table-cell>
          <table:table-cell table:formula="of:=[.H454]^2" office:value-type="float" office:value="0.330922917081">
            <text:p>0.330922917081</text:p>
          </table:table-cell>
          <table:table-cell table:formula="of:=[.I454]^2" office:value-type="float" office:value="0.2953379025">
            <text:p>0.2953379025</text:p>
          </table:table-cell>
          <table:table-cell/>
          <table:table-cell office:value-type="float" office:value="7.55469">
            <text:p>7.55469</text:p>
          </table:table-cell>
          <table:table-cell office:value-type="float" office:value="0.518979">
            <text:p>0.518979</text:p>
          </table:table-cell>
          <table:table-cell office:value-type="float" office:value="0.334015">
            <text:p>0.334015</text:p>
          </table:table-cell>
          <table:table-cell office:value-type="float" office:value="0.288828">
            <text:p>0.288828</text:p>
          </table:table-cell>
          <table:table-cell table:formula="of:=[.O454]^2" office:value-type="float" office:value="0.269339202441">
            <text:p>0.269339202441</text:p>
          </table:table-cell>
          <table:table-cell table:formula="of:=[.P454]^2" office:value-type="float" office:value="0.111566020225">
            <text:p>0.111566020225</text:p>
          </table:table-cell>
          <table:table-cell table:formula="of:=[.Q454]^2" office:value-type="float" office:value="0.083421613584">
            <text:p>0.083421613584</text:p>
          </table:table-cell>
        </table:table-row>
        <table:table-row table:style-name="ro1">
          <table:table-cell office:value-type="float" office:value="7.57031">
            <text:p>7.57031</text:p>
          </table:table-cell>
          <table:table-cell office:value-type="float" office:value="0.757797">
            <text:p>0.757797</text:p>
          </table:table-cell>
          <table:table-cell office:value-type="float" office:value="0.624568">
            <text:p>0.624568</text:p>
          </table:table-cell>
          <table:table-cell office:value-type="float" office:value="0.684735">
            <text:p>0.684735</text:p>
          </table:table-cell>
          <table:table-cell/>
          <table:table-cell office:value-type="float" office:value="7.57031">
            <text:p>7.57031</text:p>
          </table:table-cell>
          <table:table-cell office:value-type="float" office:value="0.472">
            <text:p>0.472</text:p>
          </table:table-cell>
          <table:table-cell office:value-type="float" office:value="0.574364">
            <text:p>0.574364</text:p>
          </table:table-cell>
          <table:table-cell office:value-type="float" office:value="0.541203">
            <text:p>0.541203</text:p>
          </table:table-cell>
          <table:table-cell table:formula="of:=[.G455]^2" office:value-type="float" office:value="0.222784">
            <text:p>0.222784</text:p>
          </table:table-cell>
          <table:table-cell table:formula="of:=[.H455]^2" office:value-type="float" office:value="0.329894004496">
            <text:p>0.329894004496</text:p>
          </table:table-cell>
          <table:table-cell table:formula="of:=[.I455]^2" office:value-type="float" office:value="0.292900687209">
            <text:p>0.292900687209</text:p>
          </table:table-cell>
          <table:table-cell/>
          <table:table-cell office:value-type="float" office:value="7.57031">
            <text:p>7.57031</text:p>
          </table:table-cell>
          <table:table-cell office:value-type="float" office:value="0.523836">
            <text:p>0.523836</text:p>
          </table:table-cell>
          <table:table-cell office:value-type="float" office:value="0.33203">
            <text:p>0.33203</text:p>
          </table:table-cell>
          <table:table-cell office:value-type="float" office:value="0.286305">
            <text:p>0.286305</text:p>
          </table:table-cell>
          <table:table-cell table:formula="of:=[.O455]^2" office:value-type="float" office:value="0.274404154896">
            <text:p>0.274404154896</text:p>
          </table:table-cell>
          <table:table-cell table:formula="of:=[.P455]^2" office:value-type="float" office:value="0.1102439209">
            <text:p>0.1102439209</text:p>
          </table:table-cell>
          <table:table-cell table:formula="of:=[.Q455]^2" office:value-type="float" office:value="0.081970553025">
            <text:p>0.081970553025</text:p>
          </table:table-cell>
        </table:table-row>
        <table:table-row table:style-name="ro1">
          <table:table-cell office:value-type="float" office:value="7.58594">
            <text:p>7.58594</text:p>
          </table:table-cell>
          <table:table-cell office:value-type="float" office:value="0.757855">
            <text:p>0.757855</text:p>
          </table:table-cell>
          <table:table-cell office:value-type="float" office:value="0.624692">
            <text:p>0.624692</text:p>
          </table:table-cell>
          <table:table-cell office:value-type="float" office:value="0.684333">
            <text:p>0.684333</text:p>
          </table:table-cell>
          <table:table-cell/>
          <table:table-cell office:value-type="float" office:value="7.58594">
            <text:p>7.58594</text:p>
          </table:table-cell>
          <table:table-cell office:value-type="float" office:value="0.471083">
            <text:p>0.471083</text:p>
          </table:table-cell>
          <table:table-cell office:value-type="float" office:value="0.571321">
            <text:p>0.571321</text:p>
          </table:table-cell>
          <table:table-cell office:value-type="float" office:value="0.541032">
            <text:p>0.541032</text:p>
          </table:table-cell>
          <table:table-cell table:formula="of:=[.G456]^2" office:value-type="float" office:value="0.221919192889">
            <text:p>0.221919192889</text:p>
          </table:table-cell>
          <table:table-cell table:formula="of:=[.H456]^2" office:value-type="float" office:value="0.326407685041">
            <text:p>0.326407685041</text:p>
          </table:table-cell>
          <table:table-cell table:formula="of:=[.I456]^2" office:value-type="float" office:value="0.292715625024">
            <text:p>0.292715625024</text:p>
          </table:table-cell>
          <table:table-cell/>
          <table:table-cell office:value-type="float" office:value="7.58594">
            <text:p>7.58594</text:p>
          </table:table-cell>
          <table:table-cell office:value-type="float" office:value="0.524073">
            <text:p>0.524073</text:p>
          </table:table-cell>
          <table:table-cell office:value-type="float" office:value="0.329183">
            <text:p>0.329183</text:p>
          </table:table-cell>
          <table:table-cell office:value-type="float" office:value="0.281555">
            <text:p>0.281555</text:p>
          </table:table-cell>
          <table:table-cell table:formula="of:=[.O456]^2" office:value-type="float" office:value="0.274652509329">
            <text:p>0.274652509329</text:p>
          </table:table-cell>
          <table:table-cell table:formula="of:=[.P456]^2" office:value-type="float" office:value="0.108361447489">
            <text:p>0.108361447489</text:p>
          </table:table-cell>
          <table:table-cell table:formula="of:=[.Q456]^2" office:value-type="float" office:value="0.079273218025">
            <text:p>0.079273218025</text:p>
          </table:table-cell>
        </table:table-row>
        <table:table-row table:style-name="ro1">
          <table:table-cell office:value-type="float" office:value="7.60156">
            <text:p>7.60156</text:p>
          </table:table-cell>
          <table:table-cell office:value-type="float" office:value="0.7575">
            <text:p>0.7575</text:p>
          </table:table-cell>
          <table:table-cell office:value-type="float" office:value="0.626543">
            <text:p>0.626543</text:p>
          </table:table-cell>
          <table:table-cell office:value-type="float" office:value="0.684597">
            <text:p>0.684597</text:p>
          </table:table-cell>
          <table:table-cell/>
          <table:table-cell office:value-type="float" office:value="7.60156">
            <text:p>7.60156</text:p>
          </table:table-cell>
          <table:table-cell office:value-type="float" office:value="0.47011">
            <text:p>0.47011</text:p>
          </table:table-cell>
          <table:table-cell office:value-type="float" office:value="0.566664">
            <text:p>0.566664</text:p>
          </table:table-cell>
          <table:table-cell office:value-type="float" office:value="0.542483">
            <text:p>0.542483</text:p>
          </table:table-cell>
          <table:table-cell table:formula="of:=[.G457]^2" office:value-type="float" office:value="0.2210034121">
            <text:p>0.2210034121</text:p>
          </table:table-cell>
          <table:table-cell table:formula="of:=[.H457]^2" office:value-type="float" office:value="0.321108088896">
            <text:p>0.321108088896</text:p>
          </table:table-cell>
          <table:table-cell table:formula="of:=[.I457]^2" office:value-type="float" office:value="0.294287805289">
            <text:p>0.294287805289</text:p>
          </table:table-cell>
          <table:table-cell/>
          <table:table-cell office:value-type="float" office:value="7.60156">
            <text:p>7.60156</text:p>
          </table:table-cell>
          <table:table-cell office:value-type="float" office:value="0.52337">
            <text:p>0.52337</text:p>
          </table:table-cell>
          <table:table-cell office:value-type="float" office:value="0.327647">
            <text:p>0.327647</text:p>
          </table:table-cell>
          <table:table-cell office:value-type="float" office:value="0.280447">
            <text:p>0.280447</text:p>
          </table:table-cell>
          <table:table-cell table:formula="of:=[.O457]^2" office:value-type="float" office:value="0.2739161569">
            <text:p>0.2739161569</text:p>
          </table:table-cell>
          <table:table-cell table:formula="of:=[.P457]^2" office:value-type="float" office:value="0.107352556609">
            <text:p>0.107352556609</text:p>
          </table:table-cell>
          <table:table-cell table:formula="of:=[.Q457]^2" office:value-type="float" office:value="0.078650519809">
            <text:p>0.078650519809</text:p>
          </table:table-cell>
        </table:table-row>
        <table:table-row table:style-name="ro1">
          <table:table-cell office:value-type="float" office:value="7.61719">
            <text:p>7.61719</text:p>
          </table:table-cell>
          <table:table-cell office:value-type="float" office:value="0.757645">
            <text:p>0.757645</text:p>
          </table:table-cell>
          <table:table-cell office:value-type="float" office:value="0.626648">
            <text:p>0.626648</text:p>
          </table:table-cell>
          <table:table-cell office:value-type="float" office:value="0.68235">
            <text:p>0.68235</text:p>
          </table:table-cell>
          <table:table-cell/>
          <table:table-cell office:value-type="float" office:value="7.61719">
            <text:p>7.61719</text:p>
          </table:table-cell>
          <table:table-cell office:value-type="float" office:value="0.470007">
            <text:p>0.470007</text:p>
          </table:table-cell>
          <table:table-cell office:value-type="float" office:value="0.560771">
            <text:p>0.560771</text:p>
          </table:table-cell>
          <table:table-cell office:value-type="float" office:value="0.537464">
            <text:p>0.537464</text:p>
          </table:table-cell>
          <table:table-cell table:formula="of:=[.G458]^2" office:value-type="float" office:value="0.220906580049">
            <text:p>0.220906580049</text:p>
          </table:table-cell>
          <table:table-cell table:formula="of:=[.H458]^2" office:value-type="float" office:value="0.314464114441">
            <text:p>0.314464114441</text:p>
          </table:table-cell>
          <table:table-cell table:formula="of:=[.I458]^2" office:value-type="float" office:value="0.288867551296">
            <text:p>0.288867551296</text:p>
          </table:table-cell>
          <table:table-cell/>
          <table:table-cell office:value-type="float" office:value="7.61719">
            <text:p>7.61719</text:p>
          </table:table-cell>
          <table:table-cell office:value-type="float" office:value="0.525179">
            <text:p>0.525179</text:p>
          </table:table-cell>
          <table:table-cell office:value-type="float" office:value="0.327224">
            <text:p>0.327224</text:p>
          </table:table-cell>
          <table:table-cell office:value-type="float" office:value="0.279602">
            <text:p>0.279602</text:p>
          </table:table-cell>
          <table:table-cell table:formula="of:=[.O458]^2" office:value-type="float" office:value="0.275812982041">
            <text:p>0.275812982041</text:p>
          </table:table-cell>
          <table:table-cell table:formula="of:=[.P458]^2" office:value-type="float" office:value="0.107075546176">
            <text:p>0.107075546176</text:p>
          </table:table-cell>
          <table:table-cell table:formula="of:=[.Q458]^2" office:value-type="float" office:value="0.078177278404">
            <text:p>0.078177278404</text:p>
          </table:table-cell>
        </table:table-row>
        <table:table-row table:style-name="ro1">
          <table:table-cell office:value-type="float" office:value="7.63281">
            <text:p>7.63281</text:p>
          </table:table-cell>
          <table:table-cell office:value-type="float" office:value="0.75848">
            <text:p>0.75848</text:p>
          </table:table-cell>
          <table:table-cell office:value-type="float" office:value="0.62631">
            <text:p>0.62631</text:p>
          </table:table-cell>
          <table:table-cell office:value-type="float" office:value="0.676928">
            <text:p>0.676928</text:p>
          </table:table-cell>
          <table:table-cell/>
          <table:table-cell office:value-type="float" office:value="7.63281">
            <text:p>7.63281</text:p>
          </table:table-cell>
          <table:table-cell office:value-type="float" office:value="0.471432">
            <text:p>0.471432</text:p>
          </table:table-cell>
          <table:table-cell office:value-type="float" office:value="0.560973">
            <text:p>0.560973</text:p>
          </table:table-cell>
          <table:table-cell office:value-type="float" office:value="0.530885">
            <text:p>0.530885</text:p>
          </table:table-cell>
          <table:table-cell table:formula="of:=[.G459]^2" office:value-type="float" office:value="0.222248130624">
            <text:p>0.222248130624</text:p>
          </table:table-cell>
          <table:table-cell table:formula="of:=[.H459]^2" office:value-type="float" office:value="0.314690706729">
            <text:p>0.314690706729</text:p>
          </table:table-cell>
          <table:table-cell table:formula="of:=[.I459]^2" office:value-type="float" office:value="0.281838883225">
            <text:p>0.281838883225</text:p>
          </table:table-cell>
          <table:table-cell/>
          <table:table-cell office:value-type="float" office:value="7.63281">
            <text:p>7.63281</text:p>
          </table:table-cell>
          <table:table-cell office:value-type="float" office:value="0.525986">
            <text:p>0.525986</text:p>
          </table:table-cell>
          <table:table-cell office:value-type="float" office:value="0.326201">
            <text:p>0.326201</text:p>
          </table:table-cell>
          <table:table-cell office:value-type="float" office:value="0.281681">
            <text:p>0.281681</text:p>
          </table:table-cell>
          <table:table-cell table:formula="of:=[.O459]^2" office:value-type="float" office:value="0.276661272196">
            <text:p>0.276661272196</text:p>
          </table:table-cell>
          <table:table-cell table:formula="of:=[.P459]^2" office:value-type="float" office:value="0.106407092401">
            <text:p>0.106407092401</text:p>
          </table:table-cell>
          <table:table-cell table:formula="of:=[.Q459]^2" office:value-type="float" office:value="0.079344185761">
            <text:p>0.079344185761</text:p>
          </table:table-cell>
        </table:table-row>
        <table:table-row table:style-name="ro1">
          <table:table-cell office:value-type="float" office:value="7.64844">
            <text:p>7.64844</text:p>
          </table:table-cell>
          <table:table-cell office:value-type="float" office:value="0.759452">
            <text:p>0.759452</text:p>
          </table:table-cell>
          <table:table-cell office:value-type="float" office:value="0.625668">
            <text:p>0.625668</text:p>
          </table:table-cell>
          <table:table-cell office:value-type="float" office:value="0.671862">
            <text:p>0.671862</text:p>
          </table:table-cell>
          <table:table-cell/>
          <table:table-cell office:value-type="float" office:value="7.64844">
            <text:p>7.64844</text:p>
          </table:table-cell>
          <table:table-cell office:value-type="float" office:value="0.473405">
            <text:p>0.473405</text:p>
          </table:table-cell>
          <table:table-cell office:value-type="float" office:value="0.562923">
            <text:p>0.562923</text:p>
          </table:table-cell>
          <table:table-cell office:value-type="float" office:value="0.526184">
            <text:p>0.526184</text:p>
          </table:table-cell>
          <table:table-cell table:formula="of:=[.G460]^2" office:value-type="float" office:value="0.224112294025">
            <text:p>0.224112294025</text:p>
          </table:table-cell>
          <table:table-cell table:formula="of:=[.H460]^2" office:value-type="float" office:value="0.316882303929">
            <text:p>0.316882303929</text:p>
          </table:table-cell>
          <table:table-cell table:formula="of:=[.I460]^2" office:value-type="float" office:value="0.276869601856">
            <text:p>0.276869601856</text:p>
          </table:table-cell>
          <table:table-cell/>
          <table:table-cell office:value-type="float" office:value="7.64844">
            <text:p>7.64844</text:p>
          </table:table-cell>
          <table:table-cell office:value-type="float" office:value="0.524117">
            <text:p>0.524117</text:p>
          </table:table-cell>
          <table:table-cell office:value-type="float" office:value="0.326196">
            <text:p>0.326196</text:p>
          </table:table-cell>
          <table:table-cell office:value-type="float" office:value="0.281054">
            <text:p>0.281054</text:p>
          </table:table-cell>
          <table:table-cell table:formula="of:=[.O460]^2" office:value-type="float" office:value="0.274698629689">
            <text:p>0.274698629689</text:p>
          </table:table-cell>
          <table:table-cell table:formula="of:=[.P460]^2" office:value-type="float" office:value="0.106403830416">
            <text:p>0.106403830416</text:p>
          </table:table-cell>
          <table:table-cell table:formula="of:=[.Q460]^2" office:value-type="float" office:value="0.078991350916">
            <text:p>0.078991350916</text:p>
          </table:table-cell>
        </table:table-row>
        <table:table-row table:style-name="ro1">
          <table:table-cell office:value-type="float" office:value="7.66406">
            <text:p>7.66406</text:p>
          </table:table-cell>
          <table:table-cell office:value-type="float" office:value="0.759675">
            <text:p>0.759675</text:p>
          </table:table-cell>
          <table:table-cell office:value-type="float" office:value="0.624255">
            <text:p>0.624255</text:p>
          </table:table-cell>
          <table:table-cell office:value-type="float" office:value="0.672045">
            <text:p>0.672045</text:p>
          </table:table-cell>
          <table:table-cell/>
          <table:table-cell office:value-type="float" office:value="7.66406">
            <text:p>7.66406</text:p>
          </table:table-cell>
          <table:table-cell office:value-type="float" office:value="0.473804">
            <text:p>0.473804</text:p>
          </table:table-cell>
          <table:table-cell office:value-type="float" office:value="0.561101">
            <text:p>0.561101</text:p>
          </table:table-cell>
          <table:table-cell office:value-type="float" office:value="0.523662">
            <text:p>0.523662</text:p>
          </table:table-cell>
          <table:table-cell table:formula="of:=[.G461]^2" office:value-type="float" office:value="0.224490230416">
            <text:p>0.224490230416</text:p>
          </table:table-cell>
          <table:table-cell table:formula="of:=[.H461]^2" office:value-type="float" office:value="0.314834332201">
            <text:p>0.314834332201</text:p>
          </table:table-cell>
          <table:table-cell table:formula="of:=[.I461]^2" office:value-type="float" office:value="0.274221890244">
            <text:p>0.274221890244</text:p>
          </table:table-cell>
          <table:table-cell/>
          <table:table-cell office:value-type="float" office:value="7.66406">
            <text:p>7.66406</text:p>
          </table:table-cell>
          <table:table-cell office:value-type="float" office:value="0.5216">
            <text:p>0.5216</text:p>
          </table:table-cell>
          <table:table-cell office:value-type="float" office:value="0.325455">
            <text:p>0.325455</text:p>
          </table:table-cell>
          <table:table-cell office:value-type="float" office:value="0.275606">
            <text:p>0.275606</text:p>
          </table:table-cell>
          <table:table-cell table:formula="of:=[.O461]^2" office:value-type="float" office:value="0.27206656">
            <text:p>0.27206656</text:p>
          </table:table-cell>
          <table:table-cell table:formula="of:=[.P461]^2" office:value-type="float" office:value="0.105920957025">
            <text:p>0.105920957025</text:p>
          </table:table-cell>
          <table:table-cell table:formula="of:=[.Q461]^2" office:value-type="float" office:value="0.075958667236">
            <text:p>0.075958667236</text:p>
          </table:table-cell>
        </table:table-row>
        <table:table-row table:style-name="ro1">
          <table:table-cell office:value-type="float" office:value="7.67969">
            <text:p>7.67969</text:p>
          </table:table-cell>
          <table:table-cell office:value-type="float" office:value="0.75735">
            <text:p>0.75735</text:p>
          </table:table-cell>
          <table:table-cell office:value-type="float" office:value="0.61796">
            <text:p>0.61796</text:p>
          </table:table-cell>
          <table:table-cell office:value-type="float" office:value="0.673243">
            <text:p>0.673243</text:p>
          </table:table-cell>
          <table:table-cell/>
          <table:table-cell office:value-type="float" office:value="7.67969">
            <text:p>7.67969</text:p>
          </table:table-cell>
          <table:table-cell office:value-type="float" office:value="0.473902">
            <text:p>0.473902</text:p>
          </table:table-cell>
          <table:table-cell office:value-type="float" office:value="0.556234">
            <text:p>0.556234</text:p>
          </table:table-cell>
          <table:table-cell office:value-type="float" office:value="0.520079">
            <text:p>0.520079</text:p>
          </table:table-cell>
          <table:table-cell table:formula="of:=[.G462]^2" office:value-type="float" office:value="0.224583105604">
            <text:p>0.224583105604</text:p>
          </table:table-cell>
          <table:table-cell table:formula="of:=[.H462]^2" office:value-type="float" office:value="0.309396262756">
            <text:p>0.309396262756</text:p>
          </table:table-cell>
          <table:table-cell table:formula="of:=[.I462]^2" office:value-type="float" office:value="0.270482166241">
            <text:p>0.270482166241</text:p>
          </table:table-cell>
          <table:table-cell/>
          <table:table-cell office:value-type="float" office:value="7.67969">
            <text:p>7.67969</text:p>
          </table:table-cell>
          <table:table-cell office:value-type="float" office:value="0.519996">
            <text:p>0.519996</text:p>
          </table:table-cell>
          <table:table-cell office:value-type="float" office:value="0.323304">
            <text:p>0.323304</text:p>
          </table:table-cell>
          <table:table-cell office:value-type="float" office:value="0.273467">
            <text:p>0.273467</text:p>
          </table:table-cell>
          <table:table-cell table:formula="of:=[.O462]^2" office:value-type="float" office:value="0.270395840016">
            <text:p>0.270395840016</text:p>
          </table:table-cell>
          <table:table-cell table:formula="of:=[.P462]^2" office:value-type="float" office:value="0.104525476416">
            <text:p>0.104525476416</text:p>
          </table:table-cell>
          <table:table-cell table:formula="of:=[.Q462]^2" office:value-type="float" office:value="0.074784200089">
            <text:p>0.074784200089</text:p>
          </table:table-cell>
        </table:table-row>
        <table:table-row table:style-name="ro1">
          <table:table-cell office:value-type="float" office:value="7.69531">
            <text:p>7.69531</text:p>
          </table:table-cell>
          <table:table-cell office:value-type="float" office:value="0.754692">
            <text:p>0.754692</text:p>
          </table:table-cell>
          <table:table-cell office:value-type="float" office:value="0.611888">
            <text:p>0.611888</text:p>
          </table:table-cell>
          <table:table-cell office:value-type="float" office:value="0.672058">
            <text:p>0.672058</text:p>
          </table:table-cell>
          <table:table-cell/>
          <table:table-cell office:value-type="float" office:value="7.69531">
            <text:p>7.69531</text:p>
          </table:table-cell>
          <table:table-cell office:value-type="float" office:value="0.472024">
            <text:p>0.472024</text:p>
          </table:table-cell>
          <table:table-cell office:value-type="float" office:value="0.54981">
            <text:p>0.54981</text:p>
          </table:table-cell>
          <table:table-cell office:value-type="float" office:value="0.519113">
            <text:p>0.519113</text:p>
          </table:table-cell>
          <table:table-cell table:formula="of:=[.G463]^2" office:value-type="float" office:value="0.222806656576">
            <text:p>0.222806656576</text:p>
          </table:table-cell>
          <table:table-cell table:formula="of:=[.H463]^2" office:value-type="float" office:value="0.3022910361">
            <text:p>0.3022910361</text:p>
          </table:table-cell>
          <table:table-cell table:formula="of:=[.I463]^2" office:value-type="float" office:value="0.269478306769">
            <text:p>0.269478306769</text:p>
          </table:table-cell>
          <table:table-cell/>
          <table:table-cell office:value-type="float" office:value="7.69531">
            <text:p>7.69531</text:p>
          </table:table-cell>
          <table:table-cell office:value-type="float" office:value="0.518711">
            <text:p>0.518711</text:p>
          </table:table-cell>
          <table:table-cell office:value-type="float" office:value="0.319472">
            <text:p>0.319472</text:p>
          </table:table-cell>
          <table:table-cell office:value-type="float" office:value="0.272578">
            <text:p>0.272578</text:p>
          </table:table-cell>
          <table:table-cell table:formula="of:=[.O463]^2" office:value-type="float" office:value="0.269061101521">
            <text:p>0.269061101521</text:p>
          </table:table-cell>
          <table:table-cell table:formula="of:=[.P463]^2" office:value-type="float" office:value="0.102062358784">
            <text:p>0.102062358784</text:p>
          </table:table-cell>
          <table:table-cell table:formula="of:=[.Q463]^2" office:value-type="float" office:value="0.074298766084">
            <text:p>0.074298766084</text:p>
          </table:table-cell>
        </table:table-row>
        <table:table-row table:style-name="ro1">
          <table:table-cell office:value-type="float" office:value="7.71094">
            <text:p>7.71094</text:p>
          </table:table-cell>
          <table:table-cell office:value-type="float" office:value="0.755617">
            <text:p>0.755617</text:p>
          </table:table-cell>
          <table:table-cell office:value-type="float" office:value="0.611508">
            <text:p>0.611508</text:p>
          </table:table-cell>
          <table:table-cell office:value-type="float" office:value="0.667115">
            <text:p>0.667115</text:p>
          </table:table-cell>
          <table:table-cell/>
          <table:table-cell office:value-type="float" office:value="7.71094">
            <text:p>7.71094</text:p>
          </table:table-cell>
          <table:table-cell office:value-type="float" office:value="0.470088">
            <text:p>0.470088</text:p>
          </table:table-cell>
          <table:table-cell office:value-type="float" office:value="0.542919">
            <text:p>0.542919</text:p>
          </table:table-cell>
          <table:table-cell office:value-type="float" office:value="0.52342">
            <text:p>0.52342</text:p>
          </table:table-cell>
          <table:table-cell table:formula="of:=[.G464]^2" office:value-type="float" office:value="0.220982727744">
            <text:p>0.220982727744</text:p>
          </table:table-cell>
          <table:table-cell table:formula="of:=[.H464]^2" office:value-type="float" office:value="0.294761040561">
            <text:p>0.294761040561</text:p>
          </table:table-cell>
          <table:table-cell table:formula="of:=[.I464]^2" office:value-type="float" office:value="0.2739684964">
            <text:p>0.2739684964</text:p>
          </table:table-cell>
          <table:table-cell/>
          <table:table-cell office:value-type="float" office:value="7.71094">
            <text:p>7.71094</text:p>
          </table:table-cell>
          <table:table-cell office:value-type="float" office:value="0.518061">
            <text:p>0.518061</text:p>
          </table:table-cell>
          <table:table-cell office:value-type="float" office:value="0.317633">
            <text:p>0.317633</text:p>
          </table:table-cell>
          <table:table-cell office:value-type="float" office:value="0.272431">
            <text:p>0.272431</text:p>
          </table:table-cell>
          <table:table-cell table:formula="of:=[.O464]^2" office:value-type="float" office:value="0.268387199721">
            <text:p>0.268387199721</text:p>
          </table:table-cell>
          <table:table-cell table:formula="of:=[.P464]^2" office:value-type="float" office:value="0.100890722689">
            <text:p>0.100890722689</text:p>
          </table:table-cell>
          <table:table-cell table:formula="of:=[.Q464]^2" office:value-type="float" office:value="0.074218649761">
            <text:p>0.074218649761</text:p>
          </table:table-cell>
        </table:table-row>
        <table:table-row table:style-name="ro1">
          <table:table-cell office:value-type="float" office:value="7.72656">
            <text:p>7.72656</text:p>
          </table:table-cell>
          <table:table-cell office:value-type="float" office:value="0.757717">
            <text:p>0.757717</text:p>
          </table:table-cell>
          <table:table-cell office:value-type="float" office:value="0.615503">
            <text:p>0.615503</text:p>
          </table:table-cell>
          <table:table-cell office:value-type="float" office:value="0.665945">
            <text:p>0.665945</text:p>
          </table:table-cell>
          <table:table-cell/>
          <table:table-cell office:value-type="float" office:value="7.72656">
            <text:p>7.72656</text:p>
          </table:table-cell>
          <table:table-cell office:value-type="float" office:value="0.468811">
            <text:p>0.468811</text:p>
          </table:table-cell>
          <table:table-cell office:value-type="float" office:value="0.541833">
            <text:p>0.541833</text:p>
          </table:table-cell>
          <table:table-cell office:value-type="float" office:value="0.527294">
            <text:p>0.527294</text:p>
          </table:table-cell>
          <table:table-cell table:formula="of:=[.G465]^2" office:value-type="float" office:value="0.219783753721">
            <text:p>0.219783753721</text:p>
          </table:table-cell>
          <table:table-cell table:formula="of:=[.H465]^2" office:value-type="float" office:value="0.293582999889">
            <text:p>0.293582999889</text:p>
          </table:table-cell>
          <table:table-cell table:formula="of:=[.I465]^2" office:value-type="float" office:value="0.278038962436">
            <text:p>0.278038962436</text:p>
          </table:table-cell>
          <table:table-cell/>
          <table:table-cell office:value-type="float" office:value="7.72656">
            <text:p>7.72656</text:p>
          </table:table-cell>
          <table:table-cell office:value-type="float" office:value="0.515829">
            <text:p>0.515829</text:p>
          </table:table-cell>
          <table:table-cell office:value-type="float" office:value="0.318104">
            <text:p>0.318104</text:p>
          </table:table-cell>
          <table:table-cell office:value-type="float" office:value="0.274063">
            <text:p>0.274063</text:p>
          </table:table-cell>
          <table:table-cell table:formula="of:=[.O465]^2" office:value-type="float" office:value="0.266079557241">
            <text:p>0.266079557241</text:p>
          </table:table-cell>
          <table:table-cell table:formula="of:=[.P465]^2" office:value-type="float" office:value="0.101190154816">
            <text:p>0.101190154816</text:p>
          </table:table-cell>
          <table:table-cell table:formula="of:=[.Q465]^2" office:value-type="float" office:value="0.075110527969">
            <text:p>0.075110527969</text:p>
          </table:table-cell>
        </table:table-row>
        <table:table-row table:style-name="ro1">
          <table:table-cell office:value-type="float" office:value="7.74219">
            <text:p>7.74219</text:p>
          </table:table-cell>
          <table:table-cell office:value-type="float" office:value="0.75724">
            <text:p>0.75724</text:p>
          </table:table-cell>
          <table:table-cell office:value-type="float" office:value="0.612705">
            <text:p>0.612705</text:p>
          </table:table-cell>
          <table:table-cell office:value-type="float" office:value="0.666112">
            <text:p>0.666112</text:p>
          </table:table-cell>
          <table:table-cell/>
          <table:table-cell office:value-type="float" office:value="7.74219">
            <text:p>7.74219</text:p>
          </table:table-cell>
          <table:table-cell office:value-type="float" office:value="0.468701">
            <text:p>0.468701</text:p>
          </table:table-cell>
          <table:table-cell office:value-type="float" office:value="0.54475">
            <text:p>0.54475</text:p>
          </table:table-cell>
          <table:table-cell office:value-type="float" office:value="0.524622">
            <text:p>0.524622</text:p>
          </table:table-cell>
          <table:table-cell table:formula="of:=[.G466]^2" office:value-type="float" office:value="0.219680627401">
            <text:p>0.219680627401</text:p>
          </table:table-cell>
          <table:table-cell table:formula="of:=[.H466]^2" office:value-type="float" office:value="0.2967525625">
            <text:p>0.2967525625</text:p>
          </table:table-cell>
          <table:table-cell table:formula="of:=[.I466]^2" office:value-type="float" office:value="0.275228242884">
            <text:p>0.275228242884</text:p>
          </table:table-cell>
          <table:table-cell/>
          <table:table-cell office:value-type="float" office:value="7.74219">
            <text:p>7.74219</text:p>
          </table:table-cell>
          <table:table-cell office:value-type="float" office:value="0.513467">
            <text:p>0.513467</text:p>
          </table:table-cell>
          <table:table-cell office:value-type="float" office:value="0.318483">
            <text:p>0.318483</text:p>
          </table:table-cell>
          <table:table-cell office:value-type="float" office:value="0.277079">
            <text:p>0.277079</text:p>
          </table:table-cell>
          <table:table-cell table:formula="of:=[.O466]^2" office:value-type="float" office:value="0.263648360089">
            <text:p>0.263648360089</text:p>
          </table:table-cell>
          <table:table-cell table:formula="of:=[.P466]^2" office:value-type="float" office:value="0.101431421289">
            <text:p>0.101431421289</text:p>
          </table:table-cell>
          <table:table-cell table:formula="of:=[.Q466]^2" office:value-type="float" office:value="0.076772772241">
            <text:p>0.076772772241</text:p>
          </table:table-cell>
        </table:table-row>
        <table:table-row table:style-name="ro1">
          <table:table-cell office:value-type="float" office:value="7.75781">
            <text:p>7.75781</text:p>
          </table:table-cell>
          <table:table-cell office:value-type="float" office:value="0.756548">
            <text:p>0.756548</text:p>
          </table:table-cell>
          <table:table-cell office:value-type="float" office:value="0.606827">
            <text:p>0.606827</text:p>
          </table:table-cell>
          <table:table-cell office:value-type="float" office:value="0.665312">
            <text:p>0.665312</text:p>
          </table:table-cell>
          <table:table-cell/>
          <table:table-cell office:value-type="float" office:value="7.75781">
            <text:p>7.75781</text:p>
          </table:table-cell>
          <table:table-cell office:value-type="float" office:value="0.46872">
            <text:p>0.46872</text:p>
          </table:table-cell>
          <table:table-cell office:value-type="float" office:value="0.542321">
            <text:p>0.542321</text:p>
          </table:table-cell>
          <table:table-cell office:value-type="float" office:value="0.516466">
            <text:p>0.516466</text:p>
          </table:table-cell>
          <table:table-cell table:formula="of:=[.G467]^2" office:value-type="float" office:value="0.2196984384">
            <text:p>0.2196984384</text:p>
          </table:table-cell>
          <table:table-cell table:formula="of:=[.H467]^2" office:value-type="float" office:value="0.294112067041">
            <text:p>0.294112067041</text:p>
          </table:table-cell>
          <table:table-cell table:formula="of:=[.I467]^2" office:value-type="float" office:value="0.266737129156">
            <text:p>0.266737129156</text:p>
          </table:table-cell>
          <table:table-cell/>
          <table:table-cell office:value-type="float" office:value="7.75781">
            <text:p>7.75781</text:p>
          </table:table-cell>
          <table:table-cell office:value-type="float" office:value="0.511868">
            <text:p>0.511868</text:p>
          </table:table-cell>
          <table:table-cell office:value-type="float" office:value="0.317352">
            <text:p>0.317352</text:p>
          </table:table-cell>
          <table:table-cell office:value-type="float" office:value="0.279281">
            <text:p>0.279281</text:p>
          </table:table-cell>
          <table:table-cell table:formula="of:=[.O467]^2" office:value-type="float" office:value="0.262008849424">
            <text:p>0.262008849424</text:p>
          </table:table-cell>
          <table:table-cell table:formula="of:=[.P467]^2" office:value-type="float" office:value="0.100712291904">
            <text:p>0.100712291904</text:p>
          </table:table-cell>
          <table:table-cell table:formula="of:=[.Q467]^2" office:value-type="float" office:value="0.077997876961">
            <text:p>0.077997876961</text:p>
          </table:table-cell>
        </table:table-row>
        <table:table-row table:style-name="ro1">
          <table:table-cell office:value-type="float" office:value="7.77344">
            <text:p>7.77344</text:p>
          </table:table-cell>
          <table:table-cell office:value-type="float" office:value="0.755533">
            <text:p>0.755533</text:p>
          </table:table-cell>
          <table:table-cell office:value-type="float" office:value="0.603803">
            <text:p>0.603803</text:p>
          </table:table-cell>
          <table:table-cell office:value-type="float" office:value="0.663792">
            <text:p>0.663792</text:p>
          </table:table-cell>
          <table:table-cell/>
          <table:table-cell office:value-type="float" office:value="7.77344">
            <text:p>7.77344</text:p>
          </table:table-cell>
          <table:table-cell office:value-type="float" office:value="0.470913">
            <text:p>0.470913</text:p>
          </table:table-cell>
          <table:table-cell office:value-type="float" office:value="0.538642">
            <text:p>0.538642</text:p>
          </table:table-cell>
          <table:table-cell office:value-type="float" office:value="0.511106">
            <text:p>0.511106</text:p>
          </table:table-cell>
          <table:table-cell table:formula="of:=[.G468]^2" office:value-type="float" office:value="0.221759053569">
            <text:p>0.221759053569</text:p>
          </table:table-cell>
          <table:table-cell table:formula="of:=[.H468]^2" office:value-type="float" office:value="0.290135204164">
            <text:p>0.290135204164</text:p>
          </table:table-cell>
          <table:table-cell table:formula="of:=[.I468]^2" office:value-type="float" office:value="0.261229343236">
            <text:p>0.261229343236</text:p>
          </table:table-cell>
          <table:table-cell/>
          <table:table-cell office:value-type="float" office:value="7.77344">
            <text:p>7.77344</text:p>
          </table:table-cell>
          <table:table-cell office:value-type="float" office:value="0.511565">
            <text:p>0.511565</text:p>
          </table:table-cell>
          <table:table-cell office:value-type="float" office:value="0.318064">
            <text:p>0.318064</text:p>
          </table:table-cell>
          <table:table-cell office:value-type="float" office:value="0.276741">
            <text:p>0.276741</text:p>
          </table:table-cell>
          <table:table-cell table:formula="of:=[.O468]^2" office:value-type="float" office:value="0.261698749225">
            <text:p>0.261698749225</text:p>
          </table:table-cell>
          <table:table-cell table:formula="of:=[.P468]^2" office:value-type="float" office:value="0.101164708096">
            <text:p>0.101164708096</text:p>
          </table:table-cell>
          <table:table-cell table:formula="of:=[.Q468]^2" office:value-type="float" office:value="0.076585581081">
            <text:p>0.076585581081</text:p>
          </table:table-cell>
        </table:table-row>
        <table:table-row table:style-name="ro1">
          <table:table-cell office:value-type="float" office:value="7.78906">
            <text:p>7.78906</text:p>
          </table:table-cell>
          <table:table-cell office:value-type="float" office:value="0.754043">
            <text:p>0.754043</text:p>
          </table:table-cell>
          <table:table-cell office:value-type="float" office:value="0.605767">
            <text:p>0.605767</text:p>
          </table:table-cell>
          <table:table-cell office:value-type="float" office:value="0.66698">
            <text:p>0.66698</text:p>
          </table:table-cell>
          <table:table-cell/>
          <table:table-cell office:value-type="float" office:value="7.78906">
            <text:p>7.78906</text:p>
          </table:table-cell>
          <table:table-cell office:value-type="float" office:value="0.472957">
            <text:p>0.472957</text:p>
          </table:table-cell>
          <table:table-cell office:value-type="float" office:value="0.533019">
            <text:p>0.533019</text:p>
          </table:table-cell>
          <table:table-cell office:value-type="float" office:value="0.507299">
            <text:p>0.507299</text:p>
          </table:table-cell>
          <table:table-cell table:formula="of:=[.G469]^2" office:value-type="float" office:value="0.223688323849">
            <text:p>0.223688323849</text:p>
          </table:table-cell>
          <table:table-cell table:formula="of:=[.H469]^2" office:value-type="float" office:value="0.284109254361">
            <text:p>0.284109254361</text:p>
          </table:table-cell>
          <table:table-cell table:formula="of:=[.I469]^2" office:value-type="float" office:value="0.257352275401">
            <text:p>0.257352275401</text:p>
          </table:table-cell>
          <table:table-cell/>
          <table:table-cell office:value-type="float" office:value="7.78906">
            <text:p>7.78906</text:p>
          </table:table-cell>
          <table:table-cell office:value-type="float" office:value="0.510309">
            <text:p>0.510309</text:p>
          </table:table-cell>
          <table:table-cell office:value-type="float" office:value="0.32188">
            <text:p>0.32188</text:p>
          </table:table-cell>
          <table:table-cell office:value-type="float" office:value="0.271725">
            <text:p>0.271725</text:p>
          </table:table-cell>
          <table:table-cell table:formula="of:=[.O469]^2" office:value-type="float" office:value="0.260415275481">
            <text:p>0.260415275481</text:p>
          </table:table-cell>
          <table:table-cell table:formula="of:=[.P469]^2" office:value-type="float" office:value="0.1036067344">
            <text:p>0.1036067344</text:p>
          </table:table-cell>
          <table:table-cell table:formula="of:=[.Q469]^2" office:value-type="float" office:value="0.073834475625">
            <text:p>0.073834475625</text:p>
          </table:table-cell>
        </table:table-row>
        <table:table-row table:style-name="ro1">
          <table:table-cell office:value-type="float" office:value="7.80469">
            <text:p>7.80469</text:p>
          </table:table-cell>
          <table:table-cell office:value-type="float" office:value="0.752873">
            <text:p>0.752873</text:p>
          </table:table-cell>
          <table:table-cell office:value-type="float" office:value="0.60074">
            <text:p>0.60074</text:p>
          </table:table-cell>
          <table:table-cell office:value-type="float" office:value="0.668673">
            <text:p>0.668673</text:p>
          </table:table-cell>
          <table:table-cell/>
          <table:table-cell office:value-type="float" office:value="7.80469">
            <text:p>7.80469</text:p>
          </table:table-cell>
          <table:table-cell office:value-type="float" office:value="0.476309">
            <text:p>0.476309</text:p>
          </table:table-cell>
          <table:table-cell office:value-type="float" office:value="0.531511">
            <text:p>0.531511</text:p>
          </table:table-cell>
          <table:table-cell office:value-type="float" office:value="0.509627">
            <text:p>0.509627</text:p>
          </table:table-cell>
          <table:table-cell table:formula="of:=[.G470]^2" office:value-type="float" office:value="0.226870263481">
            <text:p>0.226870263481</text:p>
          </table:table-cell>
          <table:table-cell table:formula="of:=[.H470]^2" office:value-type="float" office:value="0.282503943121">
            <text:p>0.282503943121</text:p>
          </table:table-cell>
          <table:table-cell table:formula="of:=[.I470]^2" office:value-type="float" office:value="0.259719679129">
            <text:p>0.259719679129</text:p>
          </table:table-cell>
          <table:table-cell/>
          <table:table-cell office:value-type="float" office:value="7.80469">
            <text:p>7.80469</text:p>
          </table:table-cell>
          <table:table-cell office:value-type="float" office:value="0.506988">
            <text:p>0.506988</text:p>
          </table:table-cell>
          <table:table-cell office:value-type="float" office:value="0.31947">
            <text:p>0.31947</text:p>
          </table:table-cell>
          <table:table-cell office:value-type="float" office:value="0.267921">
            <text:p>0.267921</text:p>
          </table:table-cell>
          <table:table-cell table:formula="of:=[.O470]^2" office:value-type="float" office:value="0.257036832144">
            <text:p>0.257036832144</text:p>
          </table:table-cell>
          <table:table-cell table:formula="of:=[.P470]^2" office:value-type="float" office:value="0.1020610809">
            <text:p>0.1020610809</text:p>
          </table:table-cell>
          <table:table-cell table:formula="of:=[.Q470]^2" office:value-type="float" office:value="0.071781662241">
            <text:p>0.071781662241</text:p>
          </table:table-cell>
        </table:table-row>
        <table:table-row table:style-name="ro1">
          <table:table-cell office:value-type="float" office:value="7.82031">
            <text:p>7.82031</text:p>
          </table:table-cell>
          <table:table-cell office:value-type="float" office:value="0.752333">
            <text:p>0.752333</text:p>
          </table:table-cell>
          <table:table-cell office:value-type="float" office:value="0.596115">
            <text:p>0.596115</text:p>
          </table:table-cell>
          <table:table-cell office:value-type="float" office:value="0.670162">
            <text:p>0.670162</text:p>
          </table:table-cell>
          <table:table-cell/>
          <table:table-cell office:value-type="float" office:value="7.82031">
            <text:p>7.82031</text:p>
          </table:table-cell>
          <table:table-cell office:value-type="float" office:value="0.476471">
            <text:p>0.476471</text:p>
          </table:table-cell>
          <table:table-cell office:value-type="float" office:value="0.530157">
            <text:p>0.530157</text:p>
          </table:table-cell>
          <table:table-cell office:value-type="float" office:value="0.506614">
            <text:p>0.506614</text:p>
          </table:table-cell>
          <table:table-cell table:formula="of:=[.G471]^2" office:value-type="float" office:value="0.227024613841">
            <text:p>0.227024613841</text:p>
          </table:table-cell>
          <table:table-cell table:formula="of:=[.H471]^2" office:value-type="float" office:value="0.281066444649">
            <text:p>0.281066444649</text:p>
          </table:table-cell>
          <table:table-cell table:formula="of:=[.I471]^2" office:value-type="float" office:value="0.256657744996">
            <text:p>0.256657744996</text:p>
          </table:table-cell>
          <table:table-cell/>
          <table:table-cell office:value-type="float" office:value="7.82031">
            <text:p>7.82031</text:p>
          </table:table-cell>
          <table:table-cell office:value-type="float" office:value="0.501822">
            <text:p>0.501822</text:p>
          </table:table-cell>
          <table:table-cell office:value-type="float" office:value="0.312916">
            <text:p>0.312916</text:p>
          </table:table-cell>
          <table:table-cell office:value-type="float" office:value="0.264497">
            <text:p>0.264497</text:p>
          </table:table-cell>
          <table:table-cell table:formula="of:=[.O471]^2" office:value-type="float" office:value="0.251825319684">
            <text:p>0.251825319684</text:p>
          </table:table-cell>
          <table:table-cell table:formula="of:=[.P471]^2" office:value-type="float" office:value="0.097916423056">
            <text:p>0.097916423056</text:p>
          </table:table-cell>
          <table:table-cell table:formula="of:=[.Q471]^2" office:value-type="float" office:value="0.069958663009">
            <text:p>0.069958663009</text:p>
          </table:table-cell>
        </table:table-row>
        <table:table-row table:style-name="ro1">
          <table:table-cell office:value-type="float" office:value="7.83594">
            <text:p>7.83594</text:p>
          </table:table-cell>
          <table:table-cell office:value-type="float" office:value="0.75175">
            <text:p>0.75175</text:p>
          </table:table-cell>
          <table:table-cell office:value-type="float" office:value="0.596057">
            <text:p>0.596057</text:p>
          </table:table-cell>
          <table:table-cell office:value-type="float" office:value="0.665785">
            <text:p>0.665785</text:p>
          </table:table-cell>
          <table:table-cell/>
          <table:table-cell office:value-type="float" office:value="7.83594">
            <text:p>7.83594</text:p>
          </table:table-cell>
          <table:table-cell office:value-type="float" office:value="0.476764">
            <text:p>0.476764</text:p>
          </table:table-cell>
          <table:table-cell office:value-type="float" office:value="0.532987">
            <text:p>0.532987</text:p>
          </table:table-cell>
          <table:table-cell office:value-type="float" office:value="0.507154">
            <text:p>0.507154</text:p>
          </table:table-cell>
          <table:table-cell table:formula="of:=[.G472]^2" office:value-type="float" office:value="0.227303911696">
            <text:p>0.227303911696</text:p>
          </table:table-cell>
          <table:table-cell table:formula="of:=[.H472]^2" office:value-type="float" office:value="0.284075142169">
            <text:p>0.284075142169</text:p>
          </table:table-cell>
          <table:table-cell table:formula="of:=[.I472]^2" office:value-type="float" office:value="0.257205179716">
            <text:p>0.257205179716</text:p>
          </table:table-cell>
          <table:table-cell/>
          <table:table-cell office:value-type="float" office:value="7.83594">
            <text:p>7.83594</text:p>
          </table:table-cell>
          <table:table-cell office:value-type="float" office:value="0.499545">
            <text:p>0.499545</text:p>
          </table:table-cell>
          <table:table-cell office:value-type="float" office:value="0.311009">
            <text:p>0.311009</text:p>
          </table:table-cell>
          <table:table-cell office:value-type="float" office:value="0.26531">
            <text:p>0.26531</text:p>
          </table:table-cell>
          <table:table-cell table:formula="of:=[.O472]^2" office:value-type="float" office:value="0.249545207025">
            <text:p>0.249545207025</text:p>
          </table:table-cell>
          <table:table-cell table:formula="of:=[.P472]^2" office:value-type="float" office:value="0.096726598081">
            <text:p>0.096726598081</text:p>
          </table:table-cell>
          <table:table-cell table:formula="of:=[.Q472]^2" office:value-type="float" office:value="0.0703893961">
            <text:p>0.0703893961</text:p>
          </table:table-cell>
        </table:table-row>
        <table:table-row table:style-name="ro1">
          <table:table-cell office:value-type="float" office:value="7.85156">
            <text:p>7.85156</text:p>
          </table:table-cell>
          <table:table-cell office:value-type="float" office:value="0.75224">
            <text:p>0.75224</text:p>
          </table:table-cell>
          <table:table-cell office:value-type="float" office:value="0.598792">
            <text:p>0.598792</text:p>
          </table:table-cell>
          <table:table-cell office:value-type="float" office:value="0.66286">
            <text:p>0.66286</text:p>
          </table:table-cell>
          <table:table-cell/>
          <table:table-cell office:value-type="float" office:value="7.85156">
            <text:p>7.85156</text:p>
          </table:table-cell>
          <table:table-cell office:value-type="float" office:value="0.472667">
            <text:p>0.472667</text:p>
          </table:table-cell>
          <table:table-cell office:value-type="float" office:value="0.524457">
            <text:p>0.524457</text:p>
          </table:table-cell>
          <table:table-cell office:value-type="float" office:value="0.500424">
            <text:p>0.500424</text:p>
          </table:table-cell>
          <table:table-cell table:formula="of:=[.G473]^2" office:value-type="float" office:value="0.223414092889">
            <text:p>0.223414092889</text:p>
          </table:table-cell>
          <table:table-cell table:formula="of:=[.H473]^2" office:value-type="float" office:value="0.275055144849">
            <text:p>0.275055144849</text:p>
          </table:table-cell>
          <table:table-cell table:formula="of:=[.I473]^2" office:value-type="float" office:value="0.250424179776">
            <text:p>0.250424179776</text:p>
          </table:table-cell>
          <table:table-cell/>
          <table:table-cell office:value-type="float" office:value="7.85156">
            <text:p>7.85156</text:p>
          </table:table-cell>
          <table:table-cell office:value-type="float" office:value="0.495037">
            <text:p>0.495037</text:p>
          </table:table-cell>
          <table:table-cell office:value-type="float" office:value="0.310747">
            <text:p>0.310747</text:p>
          </table:table-cell>
          <table:table-cell office:value-type="float" office:value="0.265892">
            <text:p>0.265892</text:p>
          </table:table-cell>
          <table:table-cell table:formula="of:=[.O473]^2" office:value-type="float" office:value="0.245061631369">
            <text:p>0.245061631369</text:p>
          </table:table-cell>
          <table:table-cell table:formula="of:=[.P473]^2" office:value-type="float" office:value="0.096563698009">
            <text:p>0.096563698009</text:p>
          </table:table-cell>
          <table:table-cell table:formula="of:=[.Q473]^2" office:value-type="float" office:value="0.070698555664">
            <text:p>0.070698555664</text:p>
          </table:table-cell>
        </table:table-row>
        <table:table-row table:style-name="ro1">
          <table:table-cell office:value-type="float" office:value="7.86719">
            <text:p>7.86719</text:p>
          </table:table-cell>
          <table:table-cell office:value-type="float" office:value="0.753592">
            <text:p>0.753592</text:p>
          </table:table-cell>
          <table:table-cell office:value-type="float" office:value="0.593305">
            <text:p>0.593305</text:p>
          </table:table-cell>
          <table:table-cell office:value-type="float" office:value="0.658543">
            <text:p>0.658543</text:p>
          </table:table-cell>
          <table:table-cell/>
          <table:table-cell office:value-type="float" office:value="7.86719">
            <text:p>7.86719</text:p>
          </table:table-cell>
          <table:table-cell office:value-type="float" office:value="0.472444">
            <text:p>0.472444</text:p>
          </table:table-cell>
          <table:table-cell office:value-type="float" office:value="0.524881">
            <text:p>0.524881</text:p>
          </table:table-cell>
          <table:table-cell office:value-type="float" office:value="0.50278">
            <text:p>0.50278</text:p>
          </table:table-cell>
          <table:table-cell table:formula="of:=[.G474]^2" office:value-type="float" office:value="0.223203333136">
            <text:p>0.223203333136</text:p>
          </table:table-cell>
          <table:table-cell table:formula="of:=[.H474]^2" office:value-type="float" office:value="0.275500064161">
            <text:p>0.275500064161</text:p>
          </table:table-cell>
          <table:table-cell table:formula="of:=[.I474]^2" office:value-type="float" office:value="0.2527877284">
            <text:p>0.2527877284</text:p>
          </table:table-cell>
          <table:table-cell/>
          <table:table-cell office:value-type="float" office:value="7.86719">
            <text:p>7.86719</text:p>
          </table:table-cell>
          <table:table-cell office:value-type="float" office:value="0.489825">
            <text:p>0.489825</text:p>
          </table:table-cell>
          <table:table-cell office:value-type="float" office:value="0.308304">
            <text:p>0.308304</text:p>
          </table:table-cell>
          <table:table-cell office:value-type="float" office:value="0.262593">
            <text:p>0.262593</text:p>
          </table:table-cell>
          <table:table-cell table:formula="of:=[.O474]^2" office:value-type="float" office:value="0.239928530625">
            <text:p>0.239928530625</text:p>
          </table:table-cell>
          <table:table-cell table:formula="of:=[.P474]^2" office:value-type="float" office:value="0.095051356416">
            <text:p>0.095051356416</text:p>
          </table:table-cell>
          <table:table-cell table:formula="of:=[.Q474]^2" office:value-type="float" office:value="0.068955083649">
            <text:p>0.068955083649</text:p>
          </table:table-cell>
        </table:table-row>
        <table:table-row table:style-name="ro1">
          <table:table-cell office:value-type="float" office:value="7.88281">
            <text:p>7.88281</text:p>
          </table:table-cell>
          <table:table-cell office:value-type="float" office:value="0.754937">
            <text:p>0.754937</text:p>
          </table:table-cell>
          <table:table-cell office:value-type="float" office:value="0.59179">
            <text:p>0.59179</text:p>
          </table:table-cell>
          <table:table-cell office:value-type="float" office:value="0.656563">
            <text:p>0.656563</text:p>
          </table:table-cell>
          <table:table-cell/>
          <table:table-cell office:value-type="float" office:value="7.88281">
            <text:p>7.88281</text:p>
          </table:table-cell>
          <table:table-cell office:value-type="float" office:value="0.468892">
            <text:p>0.468892</text:p>
          </table:table-cell>
          <table:table-cell office:value-type="float" office:value="0.518638">
            <text:p>0.518638</text:p>
          </table:table-cell>
          <table:table-cell office:value-type="float" office:value="0.496354">
            <text:p>0.496354</text:p>
          </table:table-cell>
          <table:table-cell table:formula="of:=[.G475]^2" office:value-type="float" office:value="0.219859707664">
            <text:p>0.219859707664</text:p>
          </table:table-cell>
          <table:table-cell table:formula="of:=[.H475]^2" office:value-type="float" office:value="0.268985375044">
            <text:p>0.268985375044</text:p>
          </table:table-cell>
          <table:table-cell table:formula="of:=[.I475]^2" office:value-type="float" office:value="0.246367293316">
            <text:p>0.246367293316</text:p>
          </table:table-cell>
          <table:table-cell/>
          <table:table-cell office:value-type="float" office:value="7.88281">
            <text:p>7.88281</text:p>
          </table:table-cell>
          <table:table-cell office:value-type="float" office:value="0.484368">
            <text:p>0.484368</text:p>
          </table:table-cell>
          <table:table-cell office:value-type="float" office:value="0.304551">
            <text:p>0.304551</text:p>
          </table:table-cell>
          <table:table-cell office:value-type="float" office:value="0.254114">
            <text:p>0.254114</text:p>
          </table:table-cell>
          <table:table-cell table:formula="of:=[.O475]^2" office:value-type="float" office:value="0.234612359424">
            <text:p>0.234612359424</text:p>
          </table:table-cell>
          <table:table-cell table:formula="of:=[.P475]^2" office:value-type="float" office:value="0.092751311601">
            <text:p>0.092751311601</text:p>
          </table:table-cell>
          <table:table-cell table:formula="of:=[.Q475]^2" office:value-type="float" office:value="0.064573924996">
            <text:p>0.064573924996</text:p>
          </table:table-cell>
        </table:table-row>
        <table:table-row table:style-name="ro1">
          <table:table-cell office:value-type="float" office:value="7.89844">
            <text:p>7.89844</text:p>
          </table:table-cell>
          <table:table-cell office:value-type="float" office:value="0.754637">
            <text:p>0.754637</text:p>
          </table:table-cell>
          <table:table-cell office:value-type="float" office:value="0.591072">
            <text:p>0.591072</text:p>
          </table:table-cell>
          <table:table-cell office:value-type="float" office:value="0.65118">
            <text:p>0.65118</text:p>
          </table:table-cell>
          <table:table-cell/>
          <table:table-cell office:value-type="float" office:value="7.89844">
            <text:p>7.89844</text:p>
          </table:table-cell>
          <table:table-cell office:value-type="float" office:value="0.471551">
            <text:p>0.471551</text:p>
          </table:table-cell>
          <table:table-cell office:value-type="float" office:value="0.528621">
            <text:p>0.528621</text:p>
          </table:table-cell>
          <table:table-cell office:value-type="float" office:value="0.50464">
            <text:p>0.50464</text:p>
          </table:table-cell>
          <table:table-cell table:formula="of:=[.G476]^2" office:value-type="float" office:value="0.222360345601">
            <text:p>0.222360345601</text:p>
          </table:table-cell>
          <table:table-cell table:formula="of:=[.H476]^2" office:value-type="float" office:value="0.279440161641">
            <text:p>0.279440161641</text:p>
          </table:table-cell>
          <table:table-cell table:formula="of:=[.I476]^2" office:value-type="float" office:value="0.2546615296">
            <text:p>0.2546615296</text:p>
          </table:table-cell>
          <table:table-cell/>
          <table:table-cell office:value-type="float" office:value="7.89844">
            <text:p>7.89844</text:p>
          </table:table-cell>
          <table:table-cell office:value-type="float" office:value="0.482409">
            <text:p>0.482409</text:p>
          </table:table-cell>
          <table:table-cell office:value-type="float" office:value="0.305033">
            <text:p>0.305033</text:p>
          </table:table-cell>
          <table:table-cell office:value-type="float" office:value="0.248445">
            <text:p>0.248445</text:p>
          </table:table-cell>
          <table:table-cell table:formula="of:=[.O476]^2" office:value-type="float" office:value="0.232718443281">
            <text:p>0.232718443281</text:p>
          </table:table-cell>
          <table:table-cell table:formula="of:=[.P476]^2" office:value-type="float" office:value="0.093045131089">
            <text:p>0.093045131089</text:p>
          </table:table-cell>
          <table:table-cell table:formula="of:=[.Q476]^2" office:value-type="float" office:value="0.061724918025">
            <text:p>0.061724918025</text:p>
          </table:table-cell>
        </table:table-row>
        <table:table-row table:style-name="ro1">
          <table:table-cell office:value-type="float" office:value="7.91406">
            <text:p>7.91406</text:p>
          </table:table-cell>
          <table:table-cell office:value-type="float" office:value="0.75568">
            <text:p>0.75568</text:p>
          </table:table-cell>
          <table:table-cell office:value-type="float" office:value="0.59388">
            <text:p>0.59388</text:p>
          </table:table-cell>
          <table:table-cell office:value-type="float" office:value="0.652083">
            <text:p>0.652083</text:p>
          </table:table-cell>
          <table:table-cell/>
          <table:table-cell office:value-type="float" office:value="7.91406">
            <text:p>7.91406</text:p>
          </table:table-cell>
          <table:table-cell office:value-type="float" office:value="0.467215">
            <text:p>0.467215</text:p>
          </table:table-cell>
          <table:table-cell office:value-type="float" office:value="0.519597">
            <text:p>0.519597</text:p>
          </table:table-cell>
          <table:table-cell office:value-type="float" office:value="0.494972">
            <text:p>0.494972</text:p>
          </table:table-cell>
          <table:table-cell table:formula="of:=[.G477]^2" office:value-type="float" office:value="0.218289856225">
            <text:p>0.218289856225</text:p>
          </table:table-cell>
          <table:table-cell table:formula="of:=[.H477]^2" office:value-type="float" office:value="0.269981042409">
            <text:p>0.269981042409</text:p>
          </table:table-cell>
          <table:table-cell table:formula="of:=[.I477]^2" office:value-type="float" office:value="0.244997280784">
            <text:p>0.244997280784</text:p>
          </table:table-cell>
          <table:table-cell/>
          <table:table-cell office:value-type="float" office:value="7.91406">
            <text:p>7.91406</text:p>
          </table:table-cell>
          <table:table-cell office:value-type="float" office:value="0.473488">
            <text:p>0.473488</text:p>
          </table:table-cell>
          <table:table-cell office:value-type="float" office:value="0.302488">
            <text:p>0.302488</text:p>
          </table:table-cell>
          <table:table-cell office:value-type="float" office:value="0.2446">
            <text:p>0.2446</text:p>
          </table:table-cell>
          <table:table-cell table:formula="of:=[.O477]^2" office:value-type="float" office:value="0.224190886144">
            <text:p>0.224190886144</text:p>
          </table:table-cell>
          <table:table-cell table:formula="of:=[.P477]^2" office:value-type="float" office:value="0.091498990144">
            <text:p>0.091498990144</text:p>
          </table:table-cell>
          <table:table-cell table:formula="of:=[.Q477]^2" office:value-type="float" office:value="0.05982916">
            <text:p>0.05982916</text:p>
          </table:table-cell>
        </table:table-row>
        <table:table-row table:style-name="ro1">
          <table:table-cell office:value-type="float" office:value="7.92969">
            <text:p>7.92969</text:p>
          </table:table-cell>
          <table:table-cell office:value-type="float" office:value="0.758228">
            <text:p>0.758228</text:p>
          </table:table-cell>
          <table:table-cell office:value-type="float" office:value="0.588738">
            <text:p>0.588738</text:p>
          </table:table-cell>
          <table:table-cell office:value-type="float" office:value="0.64974">
            <text:p>0.64974</text:p>
          </table:table-cell>
          <table:table-cell/>
          <table:table-cell office:value-type="float" office:value="7.92969">
            <text:p>7.92969</text:p>
          </table:table-cell>
          <table:table-cell office:value-type="float" office:value="0.4737">
            <text:p>0.4737</text:p>
          </table:table-cell>
          <table:table-cell office:value-type="float" office:value="0.53102">
            <text:p>0.53102</text:p>
          </table:table-cell>
          <table:table-cell office:value-type="float" office:value="0.50423">
            <text:p>0.50423</text:p>
          </table:table-cell>
          <table:table-cell table:formula="of:=[.G478]^2" office:value-type="float" office:value="0.22439169">
            <text:p>0.22439169</text:p>
          </table:table-cell>
          <table:table-cell table:formula="of:=[.H478]^2" office:value-type="float" office:value="0.2819822404">
            <text:p>0.2819822404</text:p>
          </table:table-cell>
          <table:table-cell table:formula="of:=[.I478]^2" office:value-type="float" office:value="0.2542478929">
            <text:p>0.2542478929</text:p>
          </table:table-cell>
          <table:table-cell/>
          <table:table-cell office:value-type="float" office:value="7.92969">
            <text:p>7.92969</text:p>
          </table:table-cell>
          <table:table-cell office:value-type="float" office:value="0.464486">
            <text:p>0.464486</text:p>
          </table:table-cell>
          <table:table-cell office:value-type="float" office:value="0.294246">
            <text:p>0.294246</text:p>
          </table:table-cell>
          <table:table-cell office:value-type="float" office:value="0.240857">
            <text:p>0.240857</text:p>
          </table:table-cell>
          <table:table-cell table:formula="of:=[.O478]^2" office:value-type="float" office:value="0.215747244196">
            <text:p>0.215747244196</text:p>
          </table:table-cell>
          <table:table-cell table:formula="of:=[.P478]^2" office:value-type="float" office:value="0.086580708516">
            <text:p>0.086580708516</text:p>
          </table:table-cell>
          <table:table-cell table:formula="of:=[.Q478]^2" office:value-type="float" office:value="0.058012094449">
            <text:p>0.058012094449</text:p>
          </table:table-cell>
        </table:table-row>
        <table:table-row table:style-name="ro1">
          <table:table-cell office:value-type="float" office:value="7.94531">
            <text:p>7.94531</text:p>
          </table:table-cell>
          <table:table-cell office:value-type="float" office:value="0.760408">
            <text:p>0.760408</text:p>
          </table:table-cell>
          <table:table-cell office:value-type="float" office:value="0.58761">
            <text:p>0.58761</text:p>
          </table:table-cell>
          <table:table-cell office:value-type="float" office:value="0.651935">
            <text:p>0.651935</text:p>
          </table:table-cell>
          <table:table-cell/>
          <table:table-cell office:value-type="float" office:value="7.94531">
            <text:p>7.94531</text:p>
          </table:table-cell>
          <table:table-cell office:value-type="float" office:value="0.469222">
            <text:p>0.469222</text:p>
          </table:table-cell>
          <table:table-cell office:value-type="float" office:value="0.513679">
            <text:p>0.513679</text:p>
          </table:table-cell>
          <table:table-cell office:value-type="float" office:value="0.484734">
            <text:p>0.484734</text:p>
          </table:table-cell>
          <table:table-cell table:formula="of:=[.G479]^2" office:value-type="float" office:value="0.220169285284">
            <text:p>0.220169285284</text:p>
          </table:table-cell>
          <table:table-cell table:formula="of:=[.H479]^2" office:value-type="float" office:value="0.263866115041">
            <text:p>0.263866115041</text:p>
          </table:table-cell>
          <table:table-cell table:formula="of:=[.I479]^2" office:value-type="float" office:value="0.234967050756">
            <text:p>0.234967050756</text:p>
          </table:table-cell>
          <table:table-cell/>
          <table:table-cell office:value-type="float" office:value="7.94531">
            <text:p>7.94531</text:p>
          </table:table-cell>
          <table:table-cell office:value-type="float" office:value="0.455817">
            <text:p>0.455817</text:p>
          </table:table-cell>
          <table:table-cell office:value-type="float" office:value="0.276582">
            <text:p>0.276582</text:p>
          </table:table-cell>
          <table:table-cell office:value-type="float" office:value="0.227623">
            <text:p>0.227623</text:p>
          </table:table-cell>
          <table:table-cell table:formula="of:=[.O479]^2" office:value-type="float" office:value="0.207769137489">
            <text:p>0.207769137489</text:p>
          </table:table-cell>
          <table:table-cell table:formula="of:=[.P479]^2" office:value-type="float" office:value="0.076497602724">
            <text:p>0.076497602724</text:p>
          </table:table-cell>
          <table:table-cell table:formula="of:=[.Q479]^2" office:value-type="float" office:value="0.051812230129">
            <text:p>0.051812230129</text:p>
          </table:table-cell>
        </table:table-row>
        <table:table-row table:style-name="ro1">
          <table:table-cell office:value-type="float" office:value="7.96094">
            <text:p>7.96094</text:p>
          </table:table-cell>
          <table:table-cell office:value-type="float" office:value="0.761118">
            <text:p>0.761118</text:p>
          </table:table-cell>
          <table:table-cell office:value-type="float" office:value="0.58271">
            <text:p>0.58271</text:p>
          </table:table-cell>
          <table:table-cell office:value-type="float" office:value="0.648595">
            <text:p>0.648595</text:p>
          </table:table-cell>
          <table:table-cell/>
          <table:table-cell office:value-type="float" office:value="7.96094">
            <text:p>7.96094</text:p>
          </table:table-cell>
          <table:table-cell office:value-type="float" office:value="0.493299">
            <text:p>0.493299</text:p>
          </table:table-cell>
          <table:table-cell office:value-type="float" office:value="0.527487">
            <text:p>0.527487</text:p>
          </table:table-cell>
          <table:table-cell office:value-type="float" office:value="0.497074">
            <text:p>0.497074</text:p>
          </table:table-cell>
          <table:table-cell table:formula="of:=[.G480]^2" office:value-type="float" office:value="0.243343903401">
            <text:p>0.243343903401</text:p>
          </table:table-cell>
          <table:table-cell table:formula="of:=[.H480]^2" office:value-type="float" office:value="0.278242535169">
            <text:p>0.278242535169</text:p>
          </table:table-cell>
          <table:table-cell table:formula="of:=[.I480]^2" office:value-type="float" office:value="0.247082561476">
            <text:p>0.247082561476</text:p>
          </table:table-cell>
          <table:table-cell/>
          <table:table-cell office:value-type="float" office:value="7.96094">
            <text:p>7.96094</text:p>
          </table:table-cell>
          <table:table-cell office:value-type="float" office:value="0.451152">
            <text:p>0.451152</text:p>
          </table:table-cell>
          <table:table-cell office:value-type="float" office:value="0.257716">
            <text:p>0.257716</text:p>
          </table:table-cell>
          <table:table-cell office:value-type="float" office:value="0.208266">
            <text:p>0.208266</text:p>
          </table:table-cell>
          <table:table-cell table:formula="of:=[.O480]^2" office:value-type="float" office:value="0.203538127104">
            <text:p>0.203538127104</text:p>
          </table:table-cell>
          <table:table-cell table:formula="of:=[.P480]^2" office:value-type="float" office:value="0.066417536656">
            <text:p>0.066417536656</text:p>
          </table:table-cell>
          <table:table-cell table:formula="of:=[.Q480]^2" office:value-type="float" office:value="0.043374726756">
            <text:p>0.043374726756</text:p>
          </table:table-cell>
        </table:table-row>
        <table:table-row table:style-name="ro1">
          <table:table-cell office:value-type="float" office:value="7.97656">
            <text:p>7.97656</text:p>
          </table:table-cell>
          <table:table-cell office:value-type="float" office:value="0.762093">
            <text:p>0.762093</text:p>
          </table:table-cell>
          <table:table-cell office:value-type="float" office:value="0.588715">
            <text:p>0.588715</text:p>
          </table:table-cell>
          <table:table-cell office:value-type="float" office:value="0.65211">
            <text:p>0.65211</text:p>
          </table:table-cell>
          <table:table-cell/>
          <table:table-cell office:value-type="float" office:value="7.97656">
            <text:p>7.97656</text:p>
          </table:table-cell>
          <table:table-cell office:value-type="float" office:value="0.51364">
            <text:p>0.51364</text:p>
          </table:table-cell>
          <table:table-cell office:value-type="float" office:value="0.488452">
            <text:p>0.488452</text:p>
          </table:table-cell>
          <table:table-cell office:value-type="float" office:value="0.462206">
            <text:p>0.462206</text:p>
          </table:table-cell>
          <table:table-cell table:formula="of:=[.G481]^2" office:value-type="float" office:value="0.2638260496">
            <text:p>0.2638260496</text:p>
          </table:table-cell>
          <table:table-cell table:formula="of:=[.H481]^2" office:value-type="float" office:value="0.238585356304">
            <text:p>0.238585356304</text:p>
          </table:table-cell>
          <table:table-cell table:formula="of:=[.I481]^2" office:value-type="float" office:value="0.213634386436">
            <text:p>0.213634386436</text:p>
          </table:table-cell>
          <table:table-cell/>
          <table:table-cell office:value-type="float" office:value="7.97656">
            <text:p>7.97656</text:p>
          </table:table-cell>
          <table:table-cell office:value-type="float" office:value="0.440173">
            <text:p>0.440173</text:p>
          </table:table-cell>
          <table:table-cell office:value-type="float" office:value="0.220672">
            <text:p>0.220672</text:p>
          </table:table-cell>
          <table:table-cell office:value-type="float" office:value="0.166235">
            <text:p>0.166235</text:p>
          </table:table-cell>
          <table:table-cell table:formula="of:=[.O481]^2" office:value-type="float" office:value="0.193752269929">
            <text:p>0.193752269929</text:p>
          </table:table-cell>
          <table:table-cell table:formula="of:=[.P481]^2" office:value-type="float" office:value="0.048696131584">
            <text:p>0.048696131584</text:p>
          </table:table-cell>
          <table:table-cell table:formula="of:=[.Q481]^2" office:value-type="float" office:value="0.027634075225">
            <text:p>0.027634075225</text:p>
          </table:table-cell>
        </table:table-row>
        <table:table-row table:style-name="ro1">
          <table:table-cell office:value-type="float" office:value="7.99219">
            <text:p>7.99219</text:p>
          </table:table-cell>
          <table:table-cell office:value-type="float" office:value="0.762103">
            <text:p>0.762103</text:p>
          </table:table-cell>
          <table:table-cell office:value-type="float" office:value="0.588718">
            <text:p>0.588718</text:p>
          </table:table-cell>
          <table:table-cell office:value-type="float" office:value="0.652117">
            <text:p>0.652117</text:p>
          </table:table-cell>
          <table:table-cell/>
          <table:table-cell office:value-type="float" office:value="7.99219">
            <text:p>7.99219</text:p>
          </table:table-cell>
          <table:table-cell office:value-type="float" office:value="0.513641">
            <text:p>0.513641</text:p>
          </table:table-cell>
          <table:table-cell office:value-type="float" office:value="0.488453">
            <text:p>0.488453</text:p>
          </table:table-cell>
          <table:table-cell office:value-type="float" office:value="0.462207">
            <text:p>0.462207</text:p>
          </table:table-cell>
          <table:table-cell table:formula="of:=[.G482]^2" office:value-type="float" office:value="0.263827076881">
            <text:p>0.263827076881</text:p>
          </table:table-cell>
          <table:table-cell table:formula="of:=[.H482]^2" office:value-type="float" office:value="0.238586333209">
            <text:p>0.238586333209</text:p>
          </table:table-cell>
          <table:table-cell table:formula="of:=[.I482]^2" office:value-type="float" office:value="0.213635310849">
            <text:p>0.213635310849</text:p>
          </table:table-cell>
          <table:table-cell/>
          <table:table-cell office:value-type="float" office:value="7.99219">
            <text:p>7.99219</text:p>
          </table:table-cell>
          <table:table-cell office:value-type="float" office:value="0.440174">
            <text:p>0.440174</text:p>
          </table:table-cell>
          <table:table-cell office:value-type="float" office:value="0.220673">
            <text:p>0.220673</text:p>
          </table:table-cell>
          <table:table-cell office:value-type="float" office:value="0.166234">
            <text:p>0.166234</text:p>
          </table:table-cell>
          <table:table-cell table:formula="of:=[.O482]^2" office:value-type="float" office:value="0.193753150276">
            <text:p>0.193753150276</text:p>
          </table:table-cell>
          <table:table-cell table:formula="of:=[.P482]^2" office:value-type="float" office:value="0.048696572929">
            <text:p>0.048696572929</text:p>
          </table:table-cell>
          <table:table-cell table:formula="of:=[.Q482]^2" office:value-type="float" office:value="0.027633742756">
            <text:p>0.02763374275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D499" table:end-x="0.6669in" table:end-y="0.1024in" draw:z-index="2" draw:style-name="gr1" svg:width="3.1457in" svg:height="2.7496in" svg:x="0.1882in" svg:y="0.0094in">
              <draw:object draw:notify-on-update-of-ranges="Sheet1.A1:Sheet1.A1 Sheet1.A2:Sheet1.A482 Sheet1.B1:Sheet1.B1 Sheet1.B2:Sheet1.B482 Sheet1.A1:Sheet1.A1 Sheet1.A2:Sheet1.A482 Sheet1.C1:Sheet1.C1 Sheet1.C2:Sheet1.C482 Sheet1.A1:Sheet1.A1 Sheet1.A2:Sheet1.A482 Sheet1.D1:Sheet1.D1 Sheet1.D2:Sheet1.D48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L499" table:end-x="0.7437in" table:end-y="0.1358in" draw:z-index="1" draw:style-name="gr1" svg:width="3.1457in" svg:height="2.7492in" svg:x="0.2654in" svg:y="0.0433in">
              <draw:object draw:notify-on-update-of-ranges="Sheet1.F1:Sheet1.F1 Sheet1.F2:Sheet1.F482 Sheet1.J1:Sheet1.J1 Sheet1.J2:Sheet1.J482 Sheet1.F1:Sheet1.F1 Sheet1.F2:Sheet1.F482 Sheet1.K1:Sheet1.K1 Sheet1.K2:Sheet1.K482 Sheet1.F1:Sheet1.F1 Sheet1.F2:Sheet1.F482 Sheet1.L1:Sheet1.L1 Sheet1.L2:Sheet1.L4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Sheet1.U499" table:end-x="0.4787in" table:end-y="0.0941in" draw:z-index="3" draw:style-name="gr1" svg:width="3.1457in" svg:height="2.7492in" svg:x="0in" svg:y="0.0016in">
              <draw:object draw:notify-on-update-of-ranges="Sheet1.N3:Sheet1.N482 Sheet1.R1:Sheet1.R482 Sheet1.R1:Sheet1.R1 Sheet1.R2:Sheet1.R482 Sheet1.N2:Sheet1.N2 Sheet1.N3:Sheet1.N482 Sheet1.R1:Sheet1.R482 Sheet1.S1:Sheet1.S1 Sheet1.S2:Sheet1.S482 Sheet1.N2:Sheet1.N2 Sheet1.N3:Sheet1.N482 Sheet1.R1:Sheet1.R482 Sheet1.T1:Sheet1.T1 Sheet1.T2:Sheet1.T4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444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J1944" table:end-x="0.8665in" table:end-y="0.1457in" draw:z-index="0" draw:style-name="gr1" svg:width="1.3614in" svg:height="2.7492in" svg:x="0.3941in" svg:y="0.0531in">
              <draw:object draw:notify-on-update-of-ranges="Sheet1.F2:Sheet1.F482 Sheet1.G1:Sheet1.G1 Sheet1.G2:Sheet1.G482 Sheet1.F2:Sheet1.F482 Sheet1.H1:Sheet1.H1 Sheet1.H2:Sheet1.H482 Sheet1.F2:Sheet1.F482 Sheet1.I1:Sheet1.I1 Sheet1.I2:Sheet1.I48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1/27/2013</text:date>, <text:time>21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1-27T19:19:52</meta:creation-date>
    <dc:date>2013-01-27T21:04:53</dc:date>
    <dc:creator>Yusuke Koda</dc:creator>
    <meta:editing-duration>PT01H45M01S</meta:editing-duration>
    <meta:editing-cycles>8</meta:editing-cycles>
    <meta:generator>OpenOffice.org/3.2$Unix OpenOffice.org_project/320m12$Build-9483</meta:generator>
    <meta:document-statistic meta:table-count="3" meta:cell-count="86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1cm" svg:height="6.984cm" xlink:href=".." chart:class="chart:scatter" chart:style-name="ch1">
        <chart:legend chart:legend-position="end" svg:x="6.521cm" svg:y="2.835cm" chart:style-name="ch2"/>
        <chart:plot-area chart:style-name="ch3" table:cell-range-address="Sheet1.F1:Sheet1.F482 Sheet1.J1:Sheet1.L482" chart:data-source-has-labels="row" svg:x="0.159cm" svg:y="0.139cm" svg:width="6.204cm" svg:height="6.5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482" chart:label-cell-address="Sheet1.J1:Sheet1.J1" chart:class="chart:scatter">
            <chart:domain table:cell-range-address="Sheet1.F2:Sheet1.F482"/>
            <chart:data-point chart:repeated="481"/>
          </chart:series>
          <chart:series chart:style-name="ch8" chart:values-cell-range-address="Sheet1.K2:Sheet1.K482" chart:label-cell-address="Sheet1.K1:Sheet1.K1" chart:class="chart:scatter">
            <chart:data-point chart:repeated="481"/>
          </chart:series>
          <chart:series chart:style-name="ch9" chart:values-cell-range-address="Sheet1.L2:Sheet1.L482" chart:label-cell-address="Sheet1.L1:Sheet1.L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J1:Sheet1.J1">Z=4</text:p>
              </table:table-cell>
              <table:table-cell office:value-type="string">
                <text:p text:id="Sheet1.K1:Sheet1.K1">Z=24</text:p>
              </table:table-cell>
              <table:table-cell office:value-type="string">
                <text:p text:id="Sheet1.L1:Sheet1.L1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1875">
                <text:p text:id="Sheet1.F2:Sheet1.F482">0.4921875</text:p>
              </table:table-cell>
              <table:table-cell office:value-type="float" office:value="0">
                <text:p text:id="Sheet1.J2:Sheet1.J482">0</text:p>
              </table:table-cell>
              <table:table-cell office:value-type="float" office:value="0">
                <text:p text:id="Sheet1.K2:Sheet1.K482">0</text:p>
              </table:table-cell>
              <table:table-cell office:value-type="float" office:value="0">
                <text:p text:id="Sheet1.L2:Sheet1.L48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101459449729">
                <text:p>0.101459449729</text:p>
              </table:table-cell>
              <table:table-cell office:value-type="float" office:value="0.060031370169">
                <text:p>0.060031370169</text:p>
              </table:table-cell>
              <table:table-cell office:value-type="float" office:value="0.044585589409">
                <text:p>0.044585589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27915590084">
                <text:p>0.527915590084</text:p>
              </table:table-cell>
              <table:table-cell office:value-type="float" office:value="0.305905229569">
                <text:p>0.305905229569</text:p>
              </table:table-cell>
              <table:table-cell office:value-type="float" office:value="0.203937140836">
                <text:p>0.203937140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625">
                <text:p>0.5390625</text:p>
              </table:table-cell>
              <table:table-cell office:value-type="float" office:value="0.780561648036">
                <text:p>0.780561648036</text:p>
              </table:table-cell>
              <table:table-cell office:value-type="float" office:value="0.412262873929">
                <text:p>0.412262873929</text:p>
              </table:table-cell>
              <table:table-cell office:value-type="float" office:value="0.256063324729">
                <text:p>0.256063324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6875">
                <text:p>0.5546875</text:p>
              </table:table-cell>
              <table:table-cell office:value-type="float" office:value="0.905430274681">
                <text:p>0.905430274681</text:p>
              </table:table-cell>
              <table:table-cell office:value-type="float" office:value="0.440354342464">
                <text:p>0.440354342464</text:p>
              </table:table-cell>
              <table:table-cell office:value-type="float" office:value="0.276689676169">
                <text:p>0.276689676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3125">
                <text:p>0.5703125</text:p>
              </table:table-cell>
              <table:table-cell office:value-type="float" office:value="0.971419187236">
                <text:p>0.971419187236</text:p>
              </table:table-cell>
              <table:table-cell office:value-type="float" office:value="0.454905734089">
                <text:p>0.454905734089</text:p>
              </table:table-cell>
              <table:table-cell office:value-type="float" office:value="0.291651842304">
                <text:p>0.291651842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0.989650915344">
                <text:p>0.989650915344</text:p>
              </table:table-cell>
              <table:table-cell office:value-type="float" office:value="0.458847728689">
                <text:p>0.458847728689</text:p>
              </table:table-cell>
              <table:table-cell office:value-type="float" office:value="0.300923559225">
                <text:p>0.300923559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562">
                <text:p>0.601562</text:p>
              </table:table-cell>
              <table:table-cell office:value-type="float" office:value="0.984230663056">
                <text:p>0.984230663056</text:p>
              </table:table-cell>
              <table:table-cell office:value-type="float" office:value="0.455795115876">
                <text:p>0.455795115876</text:p>
              </table:table-cell>
              <table:table-cell office:value-type="float" office:value="0.300871996324">
                <text:p>0.300871996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188">
                <text:p>0.617188</text:p>
              </table:table-cell>
              <table:table-cell office:value-type="float" office:value="0.972263049156">
                <text:p>0.972263049156</text:p>
              </table:table-cell>
              <table:table-cell office:value-type="float" office:value="0.452553543841">
                <text:p>0.452553543841</text:p>
              </table:table-cell>
              <table:table-cell office:value-type="float" office:value="0.299904093225">
                <text:p>0.299904093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812">
                <text:p>0.632812</text:p>
              </table:table-cell>
              <table:table-cell office:value-type="float" office:value="0.948818209329">
                <text:p>0.948818209329</text:p>
              </table:table-cell>
              <table:table-cell office:value-type="float" office:value="0.457763202724">
                <text:p>0.457763202724</text:p>
              </table:table-cell>
              <table:table-cell office:value-type="float" office:value="0.301025600964">
                <text:p>0.301025600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438">
                <text:p>0.648438</text:p>
              </table:table-cell>
              <table:table-cell office:value-type="float" office:value="0.921436807225">
                <text:p>0.921436807225</text:p>
              </table:table-cell>
              <table:table-cell office:value-type="float" office:value="0.462614904964">
                <text:p>0.462614904964</text:p>
              </table:table-cell>
              <table:table-cell office:value-type="float" office:value="0.301892005809">
                <text:p>0.301892005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062">
                <text:p>0.664062</text:p>
              </table:table-cell>
              <table:table-cell office:value-type="float" office:value="0.897430339584">
                <text:p>0.897430339584</text:p>
              </table:table-cell>
              <table:table-cell office:value-type="float" office:value="0.459448086276">
                <text:p>0.459448086276</text:p>
              </table:table-cell>
              <table:table-cell office:value-type="float" office:value="0.304563808129">
                <text:p>0.304563808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688">
                <text:p>0.679688</text:p>
              </table:table-cell>
              <table:table-cell office:value-type="float" office:value="0.8805757921">
                <text:p>0.8805757921</text:p>
              </table:table-cell>
              <table:table-cell office:value-type="float" office:value="0.4600230625">
                <text:p>0.4600230625</text:p>
              </table:table-cell>
              <table:table-cell office:value-type="float" office:value="0.310563227524">
                <text:p>0.310563227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312">
                <text:p>0.695312</text:p>
              </table:table-cell>
              <table:table-cell office:value-type="float" office:value="0.869080740025">
                <text:p>0.869080740025</text:p>
              </table:table-cell>
              <table:table-cell office:value-type="float" office:value="0.461657738116">
                <text:p>0.461657738116</text:p>
              </table:table-cell>
              <table:table-cell office:value-type="float" office:value="0.316145303824">
                <text:p>0.316145303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938">
                <text:p>0.710938</text:p>
              </table:table-cell>
              <table:table-cell office:value-type="float" office:value="0.863799230464">
                <text:p>0.863799230464</text:p>
              </table:table-cell>
              <table:table-cell office:value-type="float" office:value="0.4618425681">
                <text:p>0.4618425681</text:p>
              </table:table-cell>
              <table:table-cell office:value-type="float" office:value="0.319253250625">
                <text:p>0.31925325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6562">
                <text:p>0.726562</text:p>
              </table:table-cell>
              <table:table-cell office:value-type="float" office:value="0.864542916864">
                <text:p>0.864542916864</text:p>
              </table:table-cell>
              <table:table-cell office:value-type="float" office:value="0.459368106289">
                <text:p>0.459368106289</text:p>
              </table:table-cell>
              <table:table-cell office:value-type="float" office:value="0.320285819844">
                <text:p>0.32028581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188">
                <text:p>0.742188</text:p>
              </table:table-cell>
              <table:table-cell office:value-type="float" office:value="0.8695749001">
                <text:p>0.8695749001</text:p>
              </table:table-cell>
              <table:table-cell office:value-type="float" office:value="0.453860910864">
                <text:p>0.453860910864</text:p>
              </table:table-cell>
              <table:table-cell office:value-type="float" office:value="0.323091064921">
                <text:p>0.323091064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812">
                <text:p>0.757812</text:p>
              </table:table-cell>
              <table:table-cell office:value-type="float" office:value="0.877324462336">
                <text:p>0.877324462336</text:p>
              </table:table-cell>
              <table:table-cell office:value-type="float" office:value="0.450941796484">
                <text:p>0.450941796484</text:p>
              </table:table-cell>
              <table:table-cell office:value-type="float" office:value="0.327693278025">
                <text:p>0.327693278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38">
                <text:p>0.773438</text:p>
              </table:table-cell>
              <table:table-cell office:value-type="float" office:value="0.886787589636">
                <text:p>0.886787589636</text:p>
              </table:table-cell>
              <table:table-cell office:value-type="float" office:value="0.448353446464">
                <text:p>0.448353446464</text:p>
              </table:table-cell>
              <table:table-cell office:value-type="float" office:value="0.328794440836">
                <text:p>0.328794440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062">
                <text:p>0.789062</text:p>
              </table:table-cell>
              <table:table-cell office:value-type="float" office:value="0.896187875584">
                <text:p>0.896187875584</text:p>
              </table:table-cell>
              <table:table-cell office:value-type="float" office:value="0.4426906225">
                <text:p>0.4426906225</text:p>
              </table:table-cell>
              <table:table-cell office:value-type="float" office:value="0.328828846096">
                <text:p>0.328828846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688">
                <text:p>0.804688</text:p>
              </table:table-cell>
              <table:table-cell office:value-type="float" office:value="0.907130524356">
                <text:p>0.907130524356</text:p>
              </table:table-cell>
              <table:table-cell office:value-type="float" office:value="0.439738744384">
                <text:p>0.439738744384</text:p>
              </table:table-cell>
              <table:table-cell office:value-type="float" office:value="0.329058260496">
                <text:p>0.329058260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312">
                <text:p>0.820312</text:p>
              </table:table-cell>
              <table:table-cell office:value-type="float" office:value="0.925449772009">
                <text:p>0.925449772009</text:p>
              </table:table-cell>
              <table:table-cell office:value-type="float" office:value="0.440672924224">
                <text:p>0.440672924224</text:p>
              </table:table-cell>
              <table:table-cell office:value-type="float" office:value="0.334149895249">
                <text:p>0.334149895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5938">
                <text:p>0.835938</text:p>
              </table:table-cell>
              <table:table-cell office:value-type="float" office:value="0.947813232249">
                <text:p>0.947813232249</text:p>
              </table:table-cell>
              <table:table-cell office:value-type="float" office:value="0.448196775625">
                <text:p>0.448196775625</text:p>
              </table:table-cell>
              <table:table-cell office:value-type="float" office:value="0.338044565056">
                <text:p>0.33804456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1562">
                <text:p>0.851562</text:p>
              </table:table-cell>
              <table:table-cell office:value-type="float" office:value="0.968718535225">
                <text:p>0.968718535225</text:p>
              </table:table-cell>
              <table:table-cell office:value-type="float" office:value="0.460996187089">
                <text:p>0.460996187089</text:p>
              </table:table-cell>
              <table:table-cell office:value-type="float" office:value="0.336136731529">
                <text:p>0.33613673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7188">
                <text:p>0.867188</text:p>
              </table:table-cell>
              <table:table-cell office:value-type="float" office:value="0.988131426304">
                <text:p>0.988131426304</text:p>
              </table:table-cell>
              <table:table-cell office:value-type="float" office:value="0.466853793289">
                <text:p>0.466853793289</text:p>
              </table:table-cell>
              <table:table-cell office:value-type="float" office:value="0.335007124804">
                <text:p>0.335007124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812">
                <text:p>0.882812</text:p>
              </table:table-cell>
              <table:table-cell office:value-type="float" office:value="1.0091608849">
                <text:p>1.0091608849</text:p>
              </table:table-cell>
              <table:table-cell office:value-type="float" office:value="0.470523286809">
                <text:p>0.470523286809</text:p>
              </table:table-cell>
              <table:table-cell office:value-type="float" office:value="0.339302755009">
                <text:p>0.339302755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438">
                <text:p>0.898438</text:p>
              </table:table-cell>
              <table:table-cell office:value-type="float" office:value="1.0304483121">
                <text:p>1.0304483121</text:p>
              </table:table-cell>
              <table:table-cell office:value-type="float" office:value="0.481286287504">
                <text:p>0.481286287504</text:p>
              </table:table-cell>
              <table:table-cell office:value-type="float" office:value="0.346389925401">
                <text:p>0.346389925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4062">
                <text:p>0.914062</text:p>
              </table:table-cell>
              <table:table-cell office:value-type="float" office:value="1.0529222544">
                <text:p>1.0529222544</text:p>
              </table:table-cell>
              <table:table-cell office:value-type="float" office:value="0.495858205584">
                <text:p>0.495858205584</text:p>
              </table:table-cell>
              <table:table-cell office:value-type="float" office:value="0.3502390761">
                <text:p>0.3502390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688">
                <text:p>0.929688</text:p>
              </table:table-cell>
              <table:table-cell office:value-type="float" office:value="1.0749335041">
                <text:p>1.0749335041</text:p>
              </table:table-cell>
              <table:table-cell office:value-type="float" office:value="0.512352460944">
                <text:p>0.512352460944</text:p>
              </table:table-cell>
              <table:table-cell office:value-type="float" office:value="0.357910241536">
                <text:p>0.357910241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5312">
                <text:p>0.945312</text:p>
              </table:table-cell>
              <table:table-cell office:value-type="float" office:value="1.0931329809">
                <text:p>1.0931329809</text:p>
              </table:table-cell>
              <table:table-cell office:value-type="float" office:value="0.533871342225">
                <text:p>0.533871342225</text:p>
              </table:table-cell>
              <table:table-cell office:value-type="float" office:value="0.366369931225">
                <text:p>0.366369931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938">
                <text:p>0.960938</text:p>
              </table:table-cell>
              <table:table-cell office:value-type="float" office:value="1.1091670489">
                <text:p>1.1091670489</text:p>
              </table:table-cell>
              <table:table-cell office:value-type="float" office:value="0.558688977025">
                <text:p>0.558688977025</text:p>
              </table:table-cell>
              <table:table-cell office:value-type="float" office:value="0.379023691201">
                <text:p>0.379023691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562">
                <text:p>0.976562</text:p>
              </table:table-cell>
              <table:table-cell office:value-type="float" office:value="1.1230912576">
                <text:p>1.1230912576</text:p>
              </table:table-cell>
              <table:table-cell office:value-type="float" office:value="0.5806287601">
                <text:p>0.5806287601</text:p>
              </table:table-cell>
              <table:table-cell office:value-type="float" office:value="0.398679850921">
                <text:p>0.398679850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188">
                <text:p>0.992188</text:p>
              </table:table-cell>
              <table:table-cell office:value-type="float" office:value="1.1340333081">
                <text:p>1.1340333081</text:p>
              </table:table-cell>
              <table:table-cell office:value-type="float" office:value="0.598918114404">
                <text:p>0.598918114404</text:p>
              </table:table-cell>
              <table:table-cell office:value-type="float" office:value="0.414302057569">
                <text:p>0.414302057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812">
                <text:p>1.007812</text:p>
              </table:table-cell>
              <table:table-cell office:value-type="float" office:value="1.1437233025">
                <text:p>1.1437233025</text:p>
              </table:table-cell>
              <table:table-cell office:value-type="float" office:value="0.617950065604">
                <text:p>0.617950065604</text:p>
              </table:table-cell>
              <table:table-cell office:value-type="float" office:value="0.422224444944">
                <text:p>0.422224444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3438">
                <text:p>1.023438</text:p>
              </table:table-cell>
              <table:table-cell office:value-type="float" office:value="1.1487338041">
                <text:p>1.1487338041</text:p>
              </table:table-cell>
              <table:table-cell office:value-type="float" office:value="0.6401120049">
                <text:p>0.6401120049</text:p>
              </table:table-cell>
              <table:table-cell office:value-type="float" office:value="0.431303487169">
                <text:p>0.431303487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9062">
                <text:p>1.039062</text:p>
              </table:table-cell>
              <table:table-cell office:value-type="float" office:value="1.1490339249">
                <text:p>1.1490339249</text:p>
              </table:table-cell>
              <table:table-cell office:value-type="float" office:value="0.667644239025">
                <text:p>0.667644239025</text:p>
              </table:table-cell>
              <table:table-cell office:value-type="float" office:value="0.446778612225">
                <text:p>0.446778612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688">
                <text:p>1.054688</text:p>
              </table:table-cell>
              <table:table-cell office:value-type="float" office:value="1.1495056225">
                <text:p>1.1495056225</text:p>
              </table:table-cell>
              <table:table-cell office:value-type="float" office:value="0.695943029824">
                <text:p>0.695943029824</text:p>
              </table:table-cell>
              <table:table-cell office:value-type="float" office:value="0.467646719409">
                <text:p>0.467646719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0312">
                <text:p>1.070312</text:p>
              </table:table-cell>
              <table:table-cell office:value-type="float" office:value="1.1548511296">
                <text:p>1.1548511296</text:p>
              </table:table-cell>
              <table:table-cell office:value-type="float" office:value="0.7237755625">
                <text:p>0.7237755625</text:p>
              </table:table-cell>
              <table:table-cell office:value-type="float" office:value="0.486570422116">
                <text:p>0.486570422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938">
                <text:p>1.085938</text:p>
              </table:table-cell>
              <table:table-cell office:value-type="float" office:value="1.16143729">
                <text:p>1.16143729</text:p>
              </table:table-cell>
              <table:table-cell office:value-type="float" office:value="0.752512875625">
                <text:p>0.752512875625</text:p>
              </table:table-cell>
              <table:table-cell office:value-type="float" office:value="0.503385993009">
                <text:p>0.503385993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62">
                <text:p>1.101562</text:p>
              </table:table-cell>
              <table:table-cell office:value-type="float" office:value="1.1613726289">
                <text:p>1.1613726289</text:p>
              </table:table-cell>
              <table:table-cell office:value-type="float" office:value="0.778331537361">
                <text:p>0.778331537361</text:p>
              </table:table-cell>
              <table:table-cell office:value-type="float" office:value="0.522426829681">
                <text:p>0.522426829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7188">
                <text:p>1.117188</text:p>
              </table:table-cell>
              <table:table-cell office:value-type="float" office:value="1.1553670144">
                <text:p>1.1553670144</text:p>
              </table:table-cell>
              <table:table-cell office:value-type="float" office:value="0.798649643584">
                <text:p>0.798649643584</text:p>
              </table:table-cell>
              <table:table-cell office:value-type="float" office:value="0.5398575625">
                <text:p>0.539857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2812">
                <text:p>1.132812</text:p>
              </table:table-cell>
              <table:table-cell office:value-type="float" office:value="1.1518440976">
                <text:p>1.1518440976</text:p>
              </table:table-cell>
              <table:table-cell office:value-type="float" office:value="0.8190431001">
                <text:p>0.8190431001</text:p>
              </table:table-cell>
              <table:table-cell office:value-type="float" office:value="0.553544928036">
                <text:p>0.553544928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438">
                <text:p>1.148438</text:p>
              </table:table-cell>
              <table:table-cell office:value-type="float" office:value="1.151329">
                <text:p>1.151329</text:p>
              </table:table-cell>
              <table:table-cell office:value-type="float" office:value="0.837988283889">
                <text:p>0.837988283889</text:p>
              </table:table-cell>
              <table:table-cell office:value-type="float" office:value="0.564100136356">
                <text:p>0.564100136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4062">
                <text:p>1.164062</text:p>
              </table:table-cell>
              <table:table-cell office:value-type="float" office:value="1.1492054401">
                <text:p>1.1492054401</text:p>
              </table:table-cell>
              <table:table-cell office:value-type="float" office:value="0.856800153225">
                <text:p>0.856800153225</text:p>
              </table:table-cell>
              <table:table-cell office:value-type="float" office:value="0.576822022144">
                <text:p>0.576822022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688">
                <text:p>1.179688</text:p>
              </table:table-cell>
              <table:table-cell office:value-type="float" office:value="1.1465055625">
                <text:p>1.1465055625</text:p>
              </table:table-cell>
              <table:table-cell office:value-type="float" office:value="0.880286791696">
                <text:p>0.880286791696</text:p>
              </table:table-cell>
              <table:table-cell office:value-type="float" office:value="0.595931505156">
                <text:p>0.595931505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5312">
                <text:p>1.195312</text:p>
              </table:table-cell>
              <table:table-cell office:value-type="float" office:value="1.1424189456">
                <text:p>1.1424189456</text:p>
              </table:table-cell>
              <table:table-cell office:value-type="float" office:value="0.9030130729">
                <text:p>0.9030130729</text:p>
              </table:table-cell>
              <table:table-cell office:value-type="float" office:value="0.617731549681">
                <text:p>0.617731549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10938">
                <text:p>1.210938</text:p>
              </table:table-cell>
              <table:table-cell office:value-type="float" office:value="1.1355246721">
                <text:p>1.1355246721</text:p>
              </table:table-cell>
              <table:table-cell office:value-type="float" office:value="0.923638245721">
                <text:p>0.923638245721</text:p>
              </table:table-cell>
              <table:table-cell office:value-type="float" office:value="0.636137046724">
                <text:p>0.636137046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6562">
                <text:p>1.226562</text:p>
              </table:table-cell>
              <table:table-cell office:value-type="float" office:value="1.1294800729">
                <text:p>1.1294800729</text:p>
              </table:table-cell>
              <table:table-cell office:value-type="float" office:value="0.942194424889">
                <text:p>0.942194424889</text:p>
              </table:table-cell>
              <table:table-cell office:value-type="float" office:value="0.651468522496">
                <text:p>0.651468522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188">
                <text:p>1.242188</text:p>
              </table:table-cell>
              <table:table-cell office:value-type="float" office:value="1.1244269521">
                <text:p>1.1244269521</text:p>
              </table:table-cell>
              <table:table-cell office:value-type="float" office:value="0.954280858129">
                <text:p>0.954280858129</text:p>
              </table:table-cell>
              <table:table-cell office:value-type="float" office:value="0.667686728641">
                <text:p>0.667686728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7812">
                <text:p>1.257812</text:p>
              </table:table-cell>
              <table:table-cell office:value-type="float" office:value="1.1173335616">
                <text:p>1.1173335616</text:p>
              </table:table-cell>
              <table:table-cell office:value-type="float" office:value="0.960743030625">
                <text:p>0.960743030625</text:p>
              </table:table-cell>
              <table:table-cell office:value-type="float" office:value="0.685999719001">
                <text:p>0.68599971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3438">
                <text:p>1.273438</text:p>
              </table:table-cell>
              <table:table-cell office:value-type="float" office:value="1.10965156">
                <text:p>1.10965156</text:p>
              </table:table-cell>
              <table:table-cell office:value-type="float" office:value="0.9626945689">
                <text:p>0.9626945689</text:p>
              </table:table-cell>
              <table:table-cell office:value-type="float" office:value="0.700530498529">
                <text:p>0.700530498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9062">
                <text:p>1.289062</text:p>
              </table:table-cell>
              <table:table-cell office:value-type="float" office:value="1.1021850225">
                <text:p>1.1021850225</text:p>
              </table:table-cell>
              <table:table-cell office:value-type="float" office:value="0.960388240036">
                <text:p>0.960388240036</text:p>
              </table:table-cell>
              <table:table-cell office:value-type="float" office:value="0.716100135529">
                <text:p>0.716100135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4688">
                <text:p>1.304688</text:p>
              </table:table-cell>
              <table:table-cell office:value-type="float" office:value="1.09077136">
                <text:p>1.09077136</text:p>
              </table:table-cell>
              <table:table-cell office:value-type="float" office:value="0.962162848201">
                <text:p>0.962162848201</text:p>
              </table:table-cell>
              <table:table-cell office:value-type="float" office:value="0.732318331536">
                <text:p>0.732318331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0312">
                <text:p>1.320312</text:p>
              </table:table-cell>
              <table:table-cell office:value-type="float" office:value="1.0776723721">
                <text:p>1.0776723721</text:p>
              </table:table-cell>
              <table:table-cell office:value-type="float" office:value="0.967061792449">
                <text:p>0.967061792449</text:p>
              </table:table-cell>
              <table:table-cell office:value-type="float" office:value="0.748299391849">
                <text:p>0.748299391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5938">
                <text:p>1.335938</text:p>
              </table:table-cell>
              <table:table-cell office:value-type="float" office:value="1.0678122225">
                <text:p>1.0678122225</text:p>
              </table:table-cell>
              <table:table-cell office:value-type="float" office:value="0.9683937649">
                <text:p>0.9683937649</text:p>
              </table:table-cell>
              <table:table-cell office:value-type="float" office:value="0.760043958025">
                <text:p>0.7600439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1562">
                <text:p>1.351562</text:p>
              </table:table-cell>
              <table:table-cell office:value-type="float" office:value="1.0624661776">
                <text:p>1.0624661776</text:p>
              </table:table-cell>
              <table:table-cell office:value-type="float" office:value="0.966507238321">
                <text:p>0.966507238321</text:p>
              </table:table-cell>
              <table:table-cell office:value-type="float" office:value="0.762581281081">
                <text:p>0.762581281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7188">
                <text:p>1.367188</text:p>
              </table:table-cell>
              <table:table-cell office:value-type="float" office:value="1.0582031161">
                <text:p>1.0582031161</text:p>
              </table:table-cell>
              <table:table-cell office:value-type="float" office:value="0.963075300496">
                <text:p>0.963075300496</text:p>
              </table:table-cell>
              <table:table-cell office:value-type="float" office:value="0.765668750625">
                <text:p>0.76566875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2812">
                <text:p>1.382812</text:p>
              </table:table-cell>
              <table:table-cell office:value-type="float" office:value="1.0523271889">
                <text:p>1.0523271889</text:p>
              </table:table-cell>
              <table:table-cell office:value-type="float" office:value="0.959044158864">
                <text:p>0.959044158864</text:p>
              </table:table-cell>
              <table:table-cell office:value-type="float" office:value="0.774862949169">
                <text:p>0.774862949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98438">
                <text:p>1.398438</text:p>
              </table:table-cell>
              <table:table-cell office:value-type="float" office:value="1.04223681">
                <text:p>1.04223681</text:p>
              </table:table-cell>
              <table:table-cell office:value-type="float" office:value="0.956024395225">
                <text:p>0.956024395225</text:p>
              </table:table-cell>
              <table:table-cell office:value-type="float" office:value="0.783494063104">
                <text:p>0.783494063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062">
                <text:p>1.414062</text:p>
              </table:table-cell>
              <table:table-cell office:value-type="float" office:value="1.0316058624">
                <text:p>1.0316058624</text:p>
              </table:table-cell>
              <table:table-cell office:value-type="float" office:value="0.949831515649">
                <text:p>0.949831515649</text:p>
              </table:table-cell>
              <table:table-cell office:value-type="float" office:value="0.782225269225">
                <text:p>0.78222526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9688">
                <text:p>1.429688</text:p>
              </table:table-cell>
              <table:table-cell office:value-type="float" office:value="1.0238404225">
                <text:p>1.0238404225</text:p>
              </table:table-cell>
              <table:table-cell office:value-type="float" office:value="0.9388447236">
                <text:p>0.9388447236</text:p>
              </table:table-cell>
              <table:table-cell office:value-type="float" office:value="0.776312539396">
                <text:p>0.776312539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5312">
                <text:p>1.445312</text:p>
              </table:table-cell>
              <table:table-cell office:value-type="float" office:value="1.0164874041">
                <text:p>1.0164874041</text:p>
              </table:table-cell>
              <table:table-cell office:value-type="float" office:value="0.928418967025">
                <text:p>0.928418967025</text:p>
              </table:table-cell>
              <table:table-cell office:value-type="float" office:value="0.776305490724">
                <text:p>0.776305490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938">
                <text:p>1.460938</text:p>
              </table:table-cell>
              <table:table-cell office:value-type="float" office:value="1.00701225">
                <text:p>1.00701225</text:p>
              </table:table-cell>
              <table:table-cell office:value-type="float" office:value="0.921456005625">
                <text:p>0.921456005625</text:p>
              </table:table-cell>
              <table:table-cell office:value-type="float" office:value="0.7789121536">
                <text:p>0.7789121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6562">
                <text:p>1.476562</text:p>
              </table:table-cell>
              <table:table-cell office:value-type="float" office:value="0.9965429929">
                <text:p>0.9965429929</text:p>
              </table:table-cell>
              <table:table-cell office:value-type="float" office:value="0.920375447044">
                <text:p>0.920375447044</text:p>
              </table:table-cell>
              <table:table-cell office:value-type="float" office:value="0.776499340864">
                <text:p>0.776499340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2188">
                <text:p>1.492188</text:p>
              </table:table-cell>
              <table:table-cell office:value-type="float" office:value="0.986319114496">
                <text:p>0.986319114496</text:p>
              </table:table-cell>
              <table:table-cell office:value-type="float" office:value="0.920624898064">
                <text:p>0.920624898064</text:p>
              </table:table-cell>
              <table:table-cell office:value-type="float" office:value="0.771444265761">
                <text:p>0.7714442657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81">
                <text:p>1.50781</text:p>
              </table:table-cell>
              <table:table-cell office:value-type="float" office:value="0.975231301444">
                <text:p>0.975231301444</text:p>
              </table:table-cell>
              <table:table-cell office:value-type="float" office:value="0.913255454736">
                <text:p>0.913255454736</text:p>
              </table:table-cell>
              <table:table-cell office:value-type="float" office:value="0.767249861184">
                <text:p>0.767249861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344">
                <text:p>1.52344</text:p>
              </table:table-cell>
              <table:table-cell office:value-type="float" office:value="0.964624515409">
                <text:p>0.964624515409</text:p>
              </table:table-cell>
              <table:table-cell office:value-type="float" office:value="0.902862936481">
                <text:p>0.902862936481</text:p>
              </table:table-cell>
              <table:table-cell office:value-type="float" office:value="0.761481371641">
                <text:p>0.761481371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906">
                <text:p>1.53906</text:p>
              </table:table-cell>
              <table:table-cell office:value-type="float" office:value="0.953567874064">
                <text:p>0.953567874064</text:p>
              </table:table-cell>
              <table:table-cell office:value-type="float" office:value="0.894274726921">
                <text:p>0.894274726921</text:p>
              </table:table-cell>
              <table:table-cell office:value-type="float" office:value="0.7569696016">
                <text:p>0.756969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69">
                <text:p>1.55469</text:p>
              </table:table-cell>
              <table:table-cell office:value-type="float" office:value="0.941643166689">
                <text:p>0.941643166689</text:p>
              </table:table-cell>
              <table:table-cell office:value-type="float" office:value="0.885974152644">
                <text:p>0.885974152644</text:p>
              </table:table-cell>
              <table:table-cell office:value-type="float" office:value="0.756818222209">
                <text:p>0.756818222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031">
                <text:p>1.57031</text:p>
              </table:table-cell>
              <table:table-cell office:value-type="float" office:value="0.931311852025">
                <text:p>0.931311852025</text:p>
              </table:table-cell>
              <table:table-cell office:value-type="float" office:value="0.878057080209">
                <text:p>0.878057080209</text:p>
              </table:table-cell>
              <table:table-cell office:value-type="float" office:value="0.758618354169">
                <text:p>0.758618354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94">
                <text:p>1.58594</text:p>
              </table:table-cell>
              <table:table-cell office:value-type="float" office:value="0.921663361089">
                <text:p>0.921663361089</text:p>
              </table:table-cell>
              <table:table-cell office:value-type="float" office:value="0.873150080625">
                <text:p>0.873150080625</text:p>
              </table:table-cell>
              <table:table-cell office:value-type="float" office:value="0.760099754569">
                <text:p>0.760099754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56">
                <text:p>1.60156</text:p>
              </table:table-cell>
              <table:table-cell office:value-type="float" office:value="0.9123688324">
                <text:p>0.9123688324</text:p>
              </table:table-cell>
              <table:table-cell office:value-type="float" office:value="0.868230740521">
                <text:p>0.868230740521</text:p>
              </table:table-cell>
              <table:table-cell office:value-type="float" office:value="0.759812075584">
                <text:p>0.759812075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719">
                <text:p>1.61719</text:p>
              </table:table-cell>
              <table:table-cell office:value-type="float" office:value="0.904650179161">
                <text:p>0.904650179161</text:p>
              </table:table-cell>
              <table:table-cell office:value-type="float" office:value="0.858924875524">
                <text:p>0.858924875524</text:p>
              </table:table-cell>
              <table:table-cell office:value-type="float" office:value="0.756374611204">
                <text:p>0.756374611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1">
                <text:p>1.63281</text:p>
              </table:table-cell>
              <table:table-cell office:value-type="float" office:value="0.8951619769">
                <text:p>0.8951619769</text:p>
              </table:table-cell>
              <table:table-cell office:value-type="float" office:value="0.849619375504">
                <text:p>0.849619375504</text:p>
              </table:table-cell>
              <table:table-cell office:value-type="float" office:value="0.749368966921">
                <text:p>0.749368966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844">
                <text:p>1.64844</text:p>
              </table:table-cell>
              <table:table-cell office:value-type="float" office:value="0.882906416161">
                <text:p>0.882906416161</text:p>
              </table:table-cell>
              <table:table-cell office:value-type="float" office:value="0.844281647104">
                <text:p>0.844281647104</text:p>
              </table:table-cell>
              <table:table-cell office:value-type="float" office:value="0.744137417956">
                <text:p>0.744137417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6406">
                <text:p>1.66406</text:p>
              </table:table-cell>
              <table:table-cell office:value-type="float" office:value="0.8725241281">
                <text:p>0.8725241281</text:p>
              </table:table-cell>
              <table:table-cell office:value-type="float" office:value="0.842744196121">
                <text:p>0.842744196121</text:p>
              </table:table-cell>
              <table:table-cell office:value-type="float" office:value="0.738931071321">
                <text:p>0.738931071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7969">
                <text:p>1.67969</text:p>
              </table:table-cell>
              <table:table-cell office:value-type="float" office:value="0.8634498084">
                <text:p>0.8634498084</text:p>
              </table:table-cell>
              <table:table-cell office:value-type="float" office:value="0.8404122276">
                <text:p>0.8404122276</text:p>
              </table:table-cell>
              <table:table-cell office:value-type="float" office:value="0.735037019649">
                <text:p>0.735037019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531">
                <text:p>1.69531</text:p>
              </table:table-cell>
              <table:table-cell office:value-type="float" office:value="0.852756208704">
                <text:p>0.852756208704</text:p>
              </table:table-cell>
              <table:table-cell office:value-type="float" office:value="0.8338063969">
                <text:p>0.8338063969</text:p>
              </table:table-cell>
              <table:table-cell office:value-type="float" office:value="0.733874922225">
                <text:p>0.733874922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094">
                <text:p>1.71094</text:p>
              </table:table-cell>
              <table:table-cell office:value-type="float" office:value="0.840162892816">
                <text:p>0.840162892816</text:p>
              </table:table-cell>
              <table:table-cell office:value-type="float" office:value="0.826731925504">
                <text:p>0.826731925504</text:p>
              </table:table-cell>
              <table:table-cell office:value-type="float" office:value="0.730961731369">
                <text:p>0.730961731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2656">
                <text:p>1.72656</text:p>
              </table:table-cell>
              <table:table-cell office:value-type="float" office:value="0.827999903025">
                <text:p>0.827999903025</text:p>
              </table:table-cell>
              <table:table-cell office:value-type="float" office:value="0.824011878001">
                <text:p>0.824011878001</text:p>
              </table:table-cell>
              <table:table-cell office:value-type="float" office:value="0.724425681424">
                <text:p>0.724425681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219">
                <text:p>1.74219</text:p>
              </table:table-cell>
              <table:table-cell office:value-type="float" office:value="0.8168002129">
                <text:p>0.8168002129</text:p>
              </table:table-cell>
              <table:table-cell office:value-type="float" office:value="0.822924751104">
                <text:p>0.822924751104</text:p>
              </table:table-cell>
              <table:table-cell office:value-type="float" office:value="0.718919147881">
                <text:p>0.718919147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5781">
                <text:p>1.75781</text:p>
              </table:table-cell>
              <table:table-cell office:value-type="float" office:value="0.803624395401">
                <text:p>0.803624395401</text:p>
              </table:table-cell>
              <table:table-cell office:value-type="float" office:value="0.818912783844">
                <text:p>0.818912783844</text:p>
              </table:table-cell>
              <table:table-cell office:value-type="float" office:value="0.715480831321">
                <text:p>0.715480831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7344">
                <text:p>1.77344</text:p>
              </table:table-cell>
              <table:table-cell office:value-type="float" office:value="0.7922246049">
                <text:p>0.7922246049</text:p>
              </table:table-cell>
              <table:table-cell office:value-type="float" office:value="0.814663292569">
                <text:p>0.814663292569</text:p>
              </table:table-cell>
              <table:table-cell office:value-type="float" office:value="0.708856228096">
                <text:p>0.708856228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906">
                <text:p>1.78906</text:p>
              </table:table-cell>
              <table:table-cell office:value-type="float" office:value="0.783518847556">
                <text:p>0.783518847556</text:p>
              </table:table-cell>
              <table:table-cell office:value-type="float" office:value="0.810743570569">
                <text:p>0.810743570569</text:p>
              </table:table-cell>
              <table:table-cell office:value-type="float" office:value="0.699643583809">
                <text:p>0.699643583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0469">
                <text:p>1.80469</text:p>
              </table:table-cell>
              <table:table-cell office:value-type="float" office:value="0.773743659129">
                <text:p>0.773743659129</text:p>
              </table:table-cell>
              <table:table-cell office:value-type="float" office:value="0.8052370225">
                <text:p>0.8052370225</text:p>
              </table:table-cell>
              <table:table-cell office:value-type="float" office:value="0.696555490801">
                <text:p>0.696555490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031">
                <text:p>1.82031</text:p>
              </table:table-cell>
              <table:table-cell office:value-type="float" office:value="0.765087844249">
                <text:p>0.765087844249</text:p>
              </table:table-cell>
              <table:table-cell office:value-type="float" office:value="0.799869077316">
                <text:p>0.799869077316</text:p>
              </table:table-cell>
              <table:table-cell office:value-type="float" office:value="0.697393680201">
                <text:p>0.697393680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594">
                <text:p>1.83594</text:p>
              </table:table-cell>
              <table:table-cell office:value-type="float" office:value="0.756644241609">
                <text:p>0.756644241609</text:p>
              </table:table-cell>
              <table:table-cell office:value-type="float" office:value="0.793856052196">
                <text:p>0.793856052196</text:p>
              </table:table-cell>
              <table:table-cell office:value-type="float" office:value="0.697806281104">
                <text:p>0.697806281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156">
                <text:p>1.85156</text:p>
              </table:table-cell>
              <table:table-cell office:value-type="float" office:value="0.746413058304">
                <text:p>0.746413058304</text:p>
              </table:table-cell>
              <table:table-cell office:value-type="float" office:value="0.785587959556">
                <text:p>0.785587959556</text:p>
              </table:table-cell>
              <table:table-cell office:value-type="float" office:value="0.697443787161">
                <text:p>0.6974437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719">
                <text:p>1.86719</text:p>
              </table:table-cell>
              <table:table-cell office:value-type="float" office:value="0.7372626496">
                <text:p>0.7372626496</text:p>
              </table:table-cell>
              <table:table-cell office:value-type="float" office:value="0.775868535556">
                <text:p>0.775868535556</text:p>
              </table:table-cell>
              <table:table-cell office:value-type="float" office:value="0.695250789489">
                <text:p>0.695250789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281">
                <text:p>1.88281</text:p>
              </table:table-cell>
              <table:table-cell office:value-type="float" office:value="0.728912967696">
                <text:p>0.728912967696</text:p>
              </table:table-cell>
              <table:table-cell office:value-type="float" office:value="0.769681609225">
                <text:p>0.769681609225</text:p>
              </table:table-cell>
              <table:table-cell office:value-type="float" office:value="0.689949519424">
                <text:p>0.689949519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844">
                <text:p>1.89844</text:p>
              </table:table-cell>
              <table:table-cell office:value-type="float" office:value="0.721300298436">
                <text:p>0.721300298436</text:p>
              </table:table-cell>
              <table:table-cell office:value-type="float" office:value="0.768781747204">
                <text:p>0.768781747204</text:p>
              </table:table-cell>
              <table:table-cell office:value-type="float" office:value="0.682725417984">
                <text:p>0.682725417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06">
                <text:p>1.91406</text:p>
              </table:table-cell>
              <table:table-cell office:value-type="float" office:value="0.7151746624">
                <text:p>0.7151746624</text:p>
              </table:table-cell>
              <table:table-cell office:value-type="float" office:value="0.7696377441">
                <text:p>0.7696377441</text:p>
              </table:table-cell>
              <table:table-cell office:value-type="float" office:value="0.678962816064">
                <text:p>0.678962816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969">
                <text:p>1.92969</text:p>
              </table:table-cell>
              <table:table-cell office:value-type="float" office:value="0.708499292176">
                <text:p>0.708499292176</text:p>
              </table:table-cell>
              <table:table-cell office:value-type="float" office:value="0.76983076">
                <text:p>0.76983076</text:p>
              </table:table-cell>
              <table:table-cell office:value-type="float" office:value="0.681856456516">
                <text:p>0.681856456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31">
                <text:p>1.94531</text:p>
              </table:table-cell>
              <table:table-cell office:value-type="float" office:value="0.7010880361">
                <text:p>0.7010880361</text:p>
              </table:table-cell>
              <table:table-cell office:value-type="float" office:value="0.772050424896">
                <text:p>0.772050424896</text:p>
              </table:table-cell>
              <table:table-cell office:value-type="float" office:value="0.683593279209">
                <text:p>0.683593279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094">
                <text:p>1.96094</text:p>
              </table:table-cell>
              <table:table-cell office:value-type="float" office:value="0.692380424836">
                <text:p>0.692380424836</text:p>
              </table:table-cell>
              <table:table-cell office:value-type="float" office:value="0.775419375241">
                <text:p>0.775419375241</text:p>
              </table:table-cell>
              <table:table-cell office:value-type="float" office:value="0.678694221241">
                <text:p>0.678694221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7656">
                <text:p>1.97656</text:p>
              </table:table-cell>
              <table:table-cell office:value-type="float" office:value="0.682750206369">
                <text:p>0.682750206369</text:p>
              </table:table-cell>
              <table:table-cell office:value-type="float" office:value="0.774157139044">
                <text:p>0.774157139044</text:p>
              </table:table-cell>
              <table:table-cell office:value-type="float" office:value="0.672017934289">
                <text:p>0.672017934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219">
                <text:p>1.99219</text:p>
              </table:table-cell>
              <table:table-cell office:value-type="float" office:value="0.673924423041">
                <text:p>0.673924423041</text:p>
              </table:table-cell>
              <table:table-cell office:value-type="float" office:value="0.765931280625">
                <text:p>0.765931280625</text:p>
              </table:table-cell>
              <table:table-cell office:value-type="float" office:value="0.665981669929">
                <text:p>0.665981669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781">
                <text:p>2.00781</text:p>
              </table:table-cell>
              <table:table-cell office:value-type="float" office:value="0.666980922721">
                <text:p>0.666980922721</text:p>
              </table:table-cell>
              <table:table-cell office:value-type="float" office:value="0.7550567236">
                <text:p>0.7550567236</text:p>
              </table:table-cell>
              <table:table-cell office:value-type="float" office:value="0.661531715716">
                <text:p>0.661531715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344">
                <text:p>2.02344</text:p>
              </table:table-cell>
              <table:table-cell office:value-type="float" office:value="0.662819054769">
                <text:p>0.662819054769</text:p>
              </table:table-cell>
              <table:table-cell office:value-type="float" office:value="0.7491941136">
                <text:p>0.7491941136</text:p>
              </table:table-cell>
              <table:table-cell office:value-type="float" office:value="0.658567956484">
                <text:p>0.658567956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906">
                <text:p>2.03906</text:p>
              </table:table-cell>
              <table:table-cell office:value-type="float" office:value="0.657987034896">
                <text:p>0.657987034896</text:p>
              </table:table-cell>
              <table:table-cell office:value-type="float" office:value="0.7488133156">
                <text:p>0.7488133156</text:p>
              </table:table-cell>
              <table:table-cell office:value-type="float" office:value="0.656769230569">
                <text:p>0.656769230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5469">
                <text:p>2.05469</text:p>
              </table:table-cell>
              <table:table-cell office:value-type="float" office:value="0.651649333504">
                <text:p>0.651649333504</text:p>
              </table:table-cell>
              <table:table-cell office:value-type="float" office:value="0.747732031225">
                <text:p>0.747732031225</text:p>
              </table:table-cell>
              <table:table-cell office:value-type="float" office:value="0.655793855721">
                <text:p>0.655793855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031">
                <text:p>2.07031</text:p>
              </table:table-cell>
              <table:table-cell office:value-type="float" office:value="0.643518422416">
                <text:p>0.643518422416</text:p>
              </table:table-cell>
              <table:table-cell office:value-type="float" office:value="0.743930400196">
                <text:p>0.743930400196</text:p>
              </table:table-cell>
              <table:table-cell office:value-type="float" office:value="0.653693271169">
                <text:p>0.653693271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594">
                <text:p>2.08594</text:p>
              </table:table-cell>
              <table:table-cell office:value-type="float" office:value="0.633230794564">
                <text:p>0.633230794564</text:p>
              </table:table-cell>
              <table:table-cell office:value-type="float" office:value="0.738793539961">
                <text:p>0.738793539961</text:p>
              </table:table-cell>
              <table:table-cell office:value-type="float" office:value="0.646419216004">
                <text:p>0.646419216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0156">
                <text:p>2.10156</text:p>
              </table:table-cell>
              <table:table-cell office:value-type="float" office:value="0.623570812225">
                <text:p>0.623570812225</text:p>
              </table:table-cell>
              <table:table-cell office:value-type="float" office:value="0.736637692176">
                <text:p>0.736637692176</text:p>
              </table:table-cell>
              <table:table-cell office:value-type="float" office:value="0.639118703601">
                <text:p>0.639118703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1719">
                <text:p>2.11719</text:p>
              </table:table-cell>
              <table:table-cell office:value-type="float" office:value="0.617327632804">
                <text:p>0.617327632804</text:p>
              </table:table-cell>
              <table:table-cell office:value-type="float" office:value="0.736611944121">
                <text:p>0.736611944121</text:p>
              </table:table-cell>
              <table:table-cell office:value-type="float" office:value="0.637974405289">
                <text:p>0.637974405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3281">
                <text:p>2.13281</text:p>
              </table:table-cell>
              <table:table-cell office:value-type="float" office:value="0.614339304804">
                <text:p>0.614339304804</text:p>
              </table:table-cell>
              <table:table-cell office:value-type="float" office:value="0.735206783364">
                <text:p>0.735206783364</text:p>
              </table:table-cell>
              <table:table-cell office:value-type="float" office:value="0.638599167376">
                <text:p>0.638599167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844">
                <text:p>2.14844</text:p>
              </table:table-cell>
              <table:table-cell office:value-type="float" office:value="0.614010153744">
                <text:p>0.614010153744</text:p>
              </table:table-cell>
              <table:table-cell office:value-type="float" office:value="0.7322567184">
                <text:p>0.7322567184</text:p>
              </table:table-cell>
              <table:table-cell office:value-type="float" office:value="0.637918495204">
                <text:p>0.637918495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406">
                <text:p>2.16406</text:p>
              </table:table-cell>
              <table:table-cell office:value-type="float" office:value="0.611245639684">
                <text:p>0.611245639684</text:p>
              </table:table-cell>
              <table:table-cell office:value-type="float" office:value="0.733468919184">
                <text:p>0.733468919184</text:p>
              </table:table-cell>
              <table:table-cell office:value-type="float" office:value="0.638025525225">
                <text:p>0.638025525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969">
                <text:p>2.17969</text:p>
              </table:table-cell>
              <table:table-cell office:value-type="float" office:value="0.604450271296">
                <text:p>0.604450271296</text:p>
              </table:table-cell>
              <table:table-cell office:value-type="float" office:value="0.737168202225">
                <text:p>0.737168202225</text:p>
              </table:table-cell>
              <table:table-cell office:value-type="float" office:value="0.637294066249">
                <text:p>0.6372940662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531">
                <text:p>2.19531</text:p>
              </table:table-cell>
              <table:table-cell office:value-type="float" office:value="0.598180043241">
                <text:p>0.598180043241</text:p>
              </table:table-cell>
              <table:table-cell office:value-type="float" office:value="0.738750564036">
                <text:p>0.738750564036</text:p>
              </table:table-cell>
              <table:table-cell office:value-type="float" office:value="0.633937624804">
                <text:p>0.63393762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094">
                <text:p>2.21094</text:p>
              </table:table-cell>
              <table:table-cell office:value-type="float" office:value="0.5936856601">
                <text:p>0.5936856601</text:p>
              </table:table-cell>
              <table:table-cell office:value-type="float" office:value="0.738307125504">
                <text:p>0.738307125504</text:p>
              </table:table-cell>
              <table:table-cell office:value-type="float" office:value="0.631231839001">
                <text:p>0.631231839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656">
                <text:p>2.22656</text:p>
              </table:table-cell>
              <table:table-cell office:value-type="float" office:value="0.589708805625">
                <text:p>0.589708805625</text:p>
              </table:table-cell>
              <table:table-cell office:value-type="float" office:value="0.738411957481">
                <text:p>0.738411957481</text:p>
              </table:table-cell>
              <table:table-cell office:value-type="float" office:value="0.629380422225">
                <text:p>0.629380422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219">
                <text:p>2.24219</text:p>
              </table:table-cell>
              <table:table-cell office:value-type="float" office:value="0.588077327044">
                <text:p>0.588077327044</text:p>
              </table:table-cell>
              <table:table-cell office:value-type="float" office:value="0.737893026049">
                <text:p>0.737893026049</text:p>
              </table:table-cell>
              <table:table-cell office:value-type="float" office:value="0.629237630025">
                <text:p>0.629237630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81">
                <text:p>2.25781</text:p>
              </table:table-cell>
              <table:table-cell office:value-type="float" office:value="0.587582038521">
                <text:p>0.587582038521</text:p>
              </table:table-cell>
              <table:table-cell office:value-type="float" office:value="0.737412060529">
                <text:p>0.737412060529</text:p>
              </table:table-cell>
              <table:table-cell office:value-type="float" office:value="0.630405828361">
                <text:p>0.6304058283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344">
                <text:p>2.27344</text:p>
              </table:table-cell>
              <table:table-cell office:value-type="float" office:value="0.585691743025">
                <text:p>0.585691743025</text:p>
              </table:table-cell>
              <table:table-cell office:value-type="float" office:value="0.737506523524">
                <text:p>0.737506523524</text:p>
              </table:table-cell>
              <table:table-cell office:value-type="float" office:value="0.626068650025">
                <text:p>0.626068650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8906">
                <text:p>2.28906</text:p>
              </table:table-cell>
              <table:table-cell office:value-type="float" office:value="0.582915453121">
                <text:p>0.582915453121</text:p>
              </table:table-cell>
              <table:table-cell office:value-type="float" office:value="0.736055895969">
                <text:p>0.736055895969</text:p>
              </table:table-cell>
              <table:table-cell office:value-type="float" office:value="0.619458721249">
                <text:p>0.619458721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469">
                <text:p>2.30469</text:p>
              </table:table-cell>
              <table:table-cell office:value-type="float" office:value="0.579751279396">
                <text:p>0.579751279396</text:p>
              </table:table-cell>
              <table:table-cell office:value-type="float" office:value="0.733612806144">
                <text:p>0.733612806144</text:p>
              </table:table-cell>
              <table:table-cell office:value-type="float" office:value="0.613587089124">
                <text:p>0.613587089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031">
                <text:p>2.32031</text:p>
              </table:table-cell>
              <table:table-cell office:value-type="float" office:value="0.573780495289">
                <text:p>0.573780495289</text:p>
              </table:table-cell>
              <table:table-cell office:value-type="float" office:value="0.730293303184">
                <text:p>0.730293303184</text:p>
              </table:table-cell>
              <table:table-cell office:value-type="float" office:value="0.607113680625">
                <text:p>0.60711368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594">
                <text:p>2.33594</text:p>
              </table:table-cell>
              <table:table-cell office:value-type="float" office:value="0.5669186436">
                <text:p>0.5669186436</text:p>
              </table:table-cell>
              <table:table-cell office:value-type="float" office:value="0.7275066436">
                <text:p>0.7275066436</text:p>
              </table:table-cell>
              <table:table-cell office:value-type="float" office:value="0.603991654561">
                <text:p>0.6039916545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5156">
                <text:p>2.35156</text:p>
              </table:table-cell>
              <table:table-cell office:value-type="float" office:value="0.563618055025">
                <text:p>0.563618055025</text:p>
              </table:table-cell>
              <table:table-cell office:value-type="float" office:value="0.730594143504">
                <text:p>0.730594143504</text:p>
              </table:table-cell>
              <table:table-cell office:value-type="float" office:value="0.605007063684">
                <text:p>0.605007063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6719">
                <text:p>2.36719</text:p>
              </table:table-cell>
              <table:table-cell office:value-type="float" office:value="0.563233739121">
                <text:p>0.563233739121</text:p>
              </table:table-cell>
              <table:table-cell office:value-type="float" office:value="0.7369879104">
                <text:p>0.7369879104</text:p>
              </table:table-cell>
              <table:table-cell office:value-type="float" office:value="0.605562556041">
                <text:p>0.6055625560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8281">
                <text:p>2.38281</text:p>
              </table:table-cell>
              <table:table-cell office:value-type="float" office:value="0.563597034361">
                <text:p>0.563597034361</text:p>
              </table:table-cell>
              <table:table-cell office:value-type="float" office:value="0.734556985969">
                <text:p>0.734556985969</text:p>
              </table:table-cell>
              <table:table-cell office:value-type="float" office:value="0.600767608464">
                <text:p>0.600767608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44">
                <text:p>2.39844</text:p>
              </table:table-cell>
              <table:table-cell office:value-type="float" office:value="0.562146055696">
                <text:p>0.562146055696</text:p>
              </table:table-cell>
              <table:table-cell office:value-type="float" office:value="0.720111776836">
                <text:p>0.720111776836</text:p>
              </table:table-cell>
              <table:table-cell office:value-type="float" office:value="0.593873679424">
                <text:p>0.593873679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1406">
                <text:p>2.41406</text:p>
              </table:table-cell>
              <table:table-cell office:value-type="float" office:value="0.558678512704">
                <text:p>0.558678512704</text:p>
              </table:table-cell>
              <table:table-cell office:value-type="float" office:value="0.707731847824">
                <text:p>0.707731847824</text:p>
              </table:table-cell>
              <table:table-cell office:value-type="float" office:value="0.591628642276">
                <text:p>0.591628642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2969">
                <text:p>2.42969</text:p>
              </table:table-cell>
              <table:table-cell office:value-type="float" office:value="0.555112913481">
                <text:p>0.555112913481</text:p>
              </table:table-cell>
              <table:table-cell office:value-type="float" office:value="0.708125616004">
                <text:p>0.708125616004</text:p>
              </table:table-cell>
              <table:table-cell office:value-type="float" office:value="0.594581330281">
                <text:p>0.5945813302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4531">
                <text:p>2.44531</text:p>
              </table:table-cell>
              <table:table-cell office:value-type="float" office:value="0.5530004496">
                <text:p>0.5530004496</text:p>
              </table:table-cell>
              <table:table-cell office:value-type="float" office:value="0.7131633601">
                <text:p>0.7131633601</text:p>
              </table:table-cell>
              <table:table-cell office:value-type="float" office:value="0.595923785521">
                <text:p>0.595923785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094">
                <text:p>2.46094</text:p>
              </table:table-cell>
              <table:table-cell office:value-type="float" office:value="0.550785138201">
                <text:p>0.550785138201</text:p>
              </table:table-cell>
              <table:table-cell office:value-type="float" office:value="0.711817878249">
                <text:p>0.711817878249</text:p>
              </table:table-cell>
              <table:table-cell office:value-type="float" office:value="0.595528607025">
                <text:p>0.595528607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7656">
                <text:p>2.47656</text:p>
              </table:table-cell>
              <table:table-cell office:value-type="float" office:value="0.546632507716">
                <text:p>0.546632507716</text:p>
              </table:table-cell>
              <table:table-cell office:value-type="float" office:value="0.706705872964">
                <text:p>0.706705872964</text:p>
              </table:table-cell>
              <table:table-cell office:value-type="float" office:value="0.595145902849">
                <text:p>0.595145902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9219">
                <text:p>2.49219</text:p>
              </table:table-cell>
              <table:table-cell office:value-type="float" office:value="0.540223530001">
                <text:p>0.540223530001</text:p>
              </table:table-cell>
              <table:table-cell office:value-type="float" office:value="0.701049520369">
                <text:p>0.701049520369</text:p>
              </table:table-cell>
              <table:table-cell office:value-type="float" office:value="0.592722913225">
                <text:p>0.592722913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0781">
                <text:p>2.50781</text:p>
              </table:table-cell>
              <table:table-cell office:value-type="float" office:value="0.533408201104">
                <text:p>0.533408201104</text:p>
              </table:table-cell>
              <table:table-cell office:value-type="float" office:value="0.696799215025">
                <text:p>0.696799215025</text:p>
              </table:table-cell>
              <table:table-cell office:value-type="float" office:value="0.5881816249">
                <text:p>0.5881816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344">
                <text:p>2.52344</text:p>
              </table:table-cell>
              <table:table-cell office:value-type="float" office:value="0.529681195264">
                <text:p>0.529681195264</text:p>
              </table:table-cell>
              <table:table-cell office:value-type="float" office:value="0.696962834649">
                <text:p>0.696962834649</text:p>
              </table:table-cell>
              <table:table-cell office:value-type="float" office:value="0.583457656336">
                <text:p>0.583457656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906">
                <text:p>2.53906</text:p>
              </table:table-cell>
              <table:table-cell office:value-type="float" office:value="0.5291835025">
                <text:p>0.5291835025</text:p>
              </table:table-cell>
              <table:table-cell office:value-type="float" office:value="0.698944488841">
                <text:p>0.698944488841</text:p>
              </table:table-cell>
              <table:table-cell office:value-type="float" office:value="0.581090617849">
                <text:p>0.581090617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5469">
                <text:p>2.55469</text:p>
              </table:table-cell>
              <table:table-cell office:value-type="float" office:value="0.528392332836">
                <text:p>0.528392332836</text:p>
              </table:table-cell>
              <table:table-cell office:value-type="float" office:value="0.697306832401">
                <text:p>0.697306832401</text:p>
              </table:table-cell>
              <table:table-cell office:value-type="float" office:value="0.580170132721">
                <text:p>0.580170132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31">
                <text:p>2.57031</text:p>
              </table:table-cell>
              <table:table-cell office:value-type="float" office:value="0.527869090116">
                <text:p>0.527869090116</text:p>
              </table:table-cell>
              <table:table-cell office:value-type="float" office:value="0.689562499201">
                <text:p>0.689562499201</text:p>
              </table:table-cell>
              <table:table-cell office:value-type="float" office:value="0.577785454884">
                <text:p>0.577785454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594">
                <text:p>2.58594</text:p>
              </table:table-cell>
              <table:table-cell office:value-type="float" office:value="0.5273954884">
                <text:p>0.5273954884</text:p>
              </table:table-cell>
              <table:table-cell office:value-type="float" office:value="0.683550286441">
                <text:p>0.683550286441</text:p>
              </table:table-cell>
              <table:table-cell office:value-type="float" office:value="0.5750947225">
                <text:p>0.5750947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156">
                <text:p>2.60156</text:p>
              </table:table-cell>
              <table:table-cell office:value-type="float" office:value="0.524371498225">
                <text:p>0.524371498225</text:p>
              </table:table-cell>
              <table:table-cell office:value-type="float" office:value="0.686175319449">
                <text:p>0.686175319449</text:p>
              </table:table-cell>
              <table:table-cell office:value-type="float" office:value="0.5765061184">
                <text:p>0.5765061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719">
                <text:p>2.61719</text:p>
              </table:table-cell>
              <table:table-cell office:value-type="float" office:value="0.521309992324">
                <text:p>0.521309992324</text:p>
              </table:table-cell>
              <table:table-cell office:value-type="float" office:value="0.691337372089">
                <text:p>0.691337372089</text:p>
              </table:table-cell>
              <table:table-cell office:value-type="float" office:value="0.5785732096">
                <text:p>0.57857320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3281">
                <text:p>2.63281</text:p>
              </table:table-cell>
              <table:table-cell office:value-type="float" office:value="0.519222566041">
                <text:p>0.519222566041</text:p>
              </table:table-cell>
              <table:table-cell office:value-type="float" office:value="0.689550873664">
                <text:p>0.689550873664</text:p>
              </table:table-cell>
              <table:table-cell office:value-type="float" office:value="0.576559269225">
                <text:p>0.576559269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4844">
                <text:p>2.64844</text:p>
              </table:table-cell>
              <table:table-cell office:value-type="float" office:value="0.518137953124">
                <text:p>0.518137953124</text:p>
              </table:table-cell>
              <table:table-cell office:value-type="float" office:value="0.682581654225">
                <text:p>0.682581654225</text:p>
              </table:table-cell>
              <table:table-cell office:value-type="float" office:value="0.578582337316">
                <text:p>0.578582337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406">
                <text:p>2.66406</text:p>
              </table:table-cell>
              <table:table-cell office:value-type="float" office:value="0.519470472049">
                <text:p>0.519470472049</text:p>
              </table:table-cell>
              <table:table-cell office:value-type="float" office:value="0.682305736324">
                <text:p>0.682305736324</text:p>
              </table:table-cell>
              <table:table-cell office:value-type="float" office:value="0.586135704025">
                <text:p>0.586135704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969">
                <text:p>2.67969</text:p>
              </table:table-cell>
              <table:table-cell office:value-type="float" office:value="0.521620506289">
                <text:p>0.521620506289</text:p>
              </table:table-cell>
              <table:table-cell office:value-type="float" office:value="0.686750319616">
                <text:p>0.686750319616</text:p>
              </table:table-cell>
              <table:table-cell office:value-type="float" office:value="0.587914763536">
                <text:p>0.587914763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9531">
                <text:p>2.69531</text:p>
              </table:table-cell>
              <table:table-cell office:value-type="float" office:value="0.522663932025">
                <text:p>0.522663932025</text:p>
              </table:table-cell>
              <table:table-cell office:value-type="float" office:value="0.690137255025">
                <text:p>0.690137255025</text:p>
              </table:table-cell>
              <table:table-cell office:value-type="float" office:value="0.579644686336">
                <text:p>0.5796446863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094">
                <text:p>2.71094</text:p>
              </table:table-cell>
              <table:table-cell office:value-type="float" office:value="0.520386218884">
                <text:p>0.520386218884</text:p>
              </table:table-cell>
              <table:table-cell office:value-type="float" office:value="0.689456212225">
                <text:p>0.689456212225</text:p>
              </table:table-cell>
              <table:table-cell office:value-type="float" office:value="0.570929848801">
                <text:p>0.5709298488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2656">
                <text:p>2.72656</text:p>
              </table:table-cell>
              <table:table-cell office:value-type="float" office:value="0.5161129281">
                <text:p>0.5161129281</text:p>
              </table:table-cell>
              <table:table-cell office:value-type="float" office:value="0.686049414961">
                <text:p>0.686049414961</text:p>
              </table:table-cell>
              <table:table-cell office:value-type="float" office:value="0.566749997584">
                <text:p>0.566749997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219">
                <text:p>2.74219</text:p>
              </table:table-cell>
              <table:table-cell office:value-type="float" office:value="0.510697466161">
                <text:p>0.510697466161</text:p>
              </table:table-cell>
              <table:table-cell office:value-type="float" office:value="0.68442529">
                <text:p>0.68442529</text:p>
              </table:table-cell>
              <table:table-cell office:value-type="float" office:value="0.568277760964">
                <text:p>0.5682777609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5781">
                <text:p>2.75781</text:p>
              </table:table-cell>
              <table:table-cell office:value-type="float" office:value="0.507304336009">
                <text:p>0.507304336009</text:p>
              </table:table-cell>
              <table:table-cell office:value-type="float" office:value="0.6841440369">
                <text:p>0.6841440369</text:p>
              </table:table-cell>
              <table:table-cell office:value-type="float" office:value="0.572999039089">
                <text:p>0.572999039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7344">
                <text:p>2.77344</text:p>
              </table:table-cell>
              <table:table-cell office:value-type="float" office:value="0.506576674564">
                <text:p>0.506576674564</text:p>
              </table:table-cell>
              <table:table-cell office:value-type="float" office:value="0.681562522624">
                <text:p>0.681562522624</text:p>
              </table:table-cell>
              <table:table-cell office:value-type="float" office:value="0.575713702564">
                <text:p>0.575713702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8906">
                <text:p>2.78906</text:p>
              </table:table-cell>
              <table:table-cell office:value-type="float" office:value="0.505657521216">
                <text:p>0.505657521216</text:p>
              </table:table-cell>
              <table:table-cell office:value-type="float" office:value="0.677200618084">
                <text:p>0.677200618084</text:p>
              </table:table-cell>
              <table:table-cell office:value-type="float" office:value="0.573506319204">
                <text:p>0.573506319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0469">
                <text:p>2.80469</text:p>
              </table:table-cell>
              <table:table-cell office:value-type="float" office:value="0.502774592356">
                <text:p>0.502774592356</text:p>
              </table:table-cell>
              <table:table-cell office:value-type="float" office:value="0.6734992489">
                <text:p>0.6734992489</text:p>
              </table:table-cell>
              <table:table-cell office:value-type="float" office:value="0.5691646249">
                <text:p>0.56916462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031">
                <text:p>2.82031</text:p>
              </table:table-cell>
              <table:table-cell office:value-type="float" office:value="0.498976942689">
                <text:p>0.498976942689</text:p>
              </table:table-cell>
              <table:table-cell office:value-type="float" office:value="0.671486830249">
                <text:p>0.671486830249</text:p>
              </table:table-cell>
              <table:table-cell office:value-type="float" office:value="0.566521160976">
                <text:p>0.566521160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594">
                <text:p>2.83594</text:p>
              </table:table-cell>
              <table:table-cell office:value-type="float" office:value="0.494092308889">
                <text:p>0.494092308889</text:p>
              </table:table-cell>
              <table:table-cell office:value-type="float" office:value="0.671468802624">
                <text:p>0.671468802624</text:p>
              </table:table-cell>
              <table:table-cell office:value-type="float" office:value="0.564937134129">
                <text:p>0.564937134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5156">
                <text:p>2.85156</text:p>
              </table:table-cell>
              <table:table-cell office:value-type="float" office:value="0.489686450176">
                <text:p>0.489686450176</text:p>
              </table:table-cell>
              <table:table-cell office:value-type="float" office:value="0.674325095929">
                <text:p>0.674325095929</text:p>
              </table:table-cell>
              <table:table-cell office:value-type="float" office:value="0.5631752025">
                <text:p>0.5631752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6719">
                <text:p>2.86719</text:p>
              </table:table-cell>
              <table:table-cell office:value-type="float" office:value="0.488406697321">
                <text:p>0.488406697321</text:p>
              </table:table-cell>
              <table:table-cell office:value-type="float" office:value="0.6778558224">
                <text:p>0.6778558224</text:p>
              </table:table-cell>
              <table:table-cell office:value-type="float" office:value="0.560415434881">
                <text:p>0.5604154348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281">
                <text:p>2.88281</text:p>
              </table:table-cell>
              <table:table-cell office:value-type="float" office:value="0.488327030416">
                <text:p>0.488327030416</text:p>
              </table:table-cell>
              <table:table-cell office:value-type="float" office:value="0.6770492089">
                <text:p>0.6770492089</text:p>
              </table:table-cell>
              <table:table-cell office:value-type="float" office:value="0.558657584356">
                <text:p>0.558657584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9844">
                <text:p>2.89844</text:p>
              </table:table-cell>
              <table:table-cell office:value-type="float" office:value="0.487004392449">
                <text:p>0.487004392449</text:p>
              </table:table-cell>
              <table:table-cell office:value-type="float" office:value="0.671775305161">
                <text:p>0.671775305161</text:p>
              </table:table-cell>
              <table:table-cell office:value-type="float" office:value="0.558225651025">
                <text:p>0.558225651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406">
                <text:p>2.91406</text:p>
              </table:table-cell>
              <table:table-cell office:value-type="float" office:value="0.484811408656">
                <text:p>0.484811408656</text:p>
              </table:table-cell>
              <table:table-cell office:value-type="float" office:value="0.667261893321">
                <text:p>0.667261893321</text:p>
              </table:table-cell>
              <table:table-cell office:value-type="float" office:value="0.555862695844">
                <text:p>0.555862695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2969">
                <text:p>2.92969</text:p>
              </table:table-cell>
              <table:table-cell office:value-type="float" office:value="0.482173305769">
                <text:p>0.482173305769</text:p>
              </table:table-cell>
              <table:table-cell office:value-type="float" office:value="0.666799630084">
                <text:p>0.666799630084</text:p>
              </table:table-cell>
              <table:table-cell office:value-type="float" office:value="0.550700536464">
                <text:p>0.550700536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4531">
                <text:p>2.94531</text:p>
              </table:table-cell>
              <table:table-cell office:value-type="float" office:value="0.480189403849">
                <text:p>0.480189403849</text:p>
              </table:table-cell>
              <table:table-cell office:value-type="float" office:value="0.666193866849">
                <text:p>0.666193866849</text:p>
              </table:table-cell>
              <table:table-cell office:value-type="float" office:value="0.5493329689">
                <text:p>0.5493329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094">
                <text:p>2.96094</text:p>
              </table:table-cell>
              <table:table-cell office:value-type="float" office:value="0.477988328689">
                <text:p>0.477988328689</text:p>
              </table:table-cell>
              <table:table-cell office:value-type="float" office:value="0.663118691041">
                <text:p>0.663118691041</text:p>
              </table:table-cell>
              <table:table-cell office:value-type="float" office:value="0.552664375396">
                <text:p>0.552664375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656">
                <text:p>2.97656</text:p>
              </table:table-cell>
              <table:table-cell office:value-type="float" office:value="0.475130354209">
                <text:p>0.475130354209</text:p>
              </table:table-cell>
              <table:table-cell office:value-type="float" office:value="0.655887797161">
                <text:p>0.655887797161</text:p>
              </table:table-cell>
              <table:table-cell office:value-type="float" office:value="0.555187421881">
                <text:p>0.555187421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9219">
                <text:p>2.99219</text:p>
              </table:table-cell>
              <table:table-cell office:value-type="float" office:value="0.472980805696">
                <text:p>0.472980805696</text:p>
              </table:table-cell>
              <table:table-cell office:value-type="float" office:value="0.649987463524">
                <text:p>0.649987463524</text:p>
              </table:table-cell>
              <table:table-cell office:value-type="float" office:value="0.554114983321">
                <text:p>0.554114983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781">
                <text:p>3.00781</text:p>
              </table:table-cell>
              <table:table-cell office:value-type="float" office:value="0.470510939844">
                <text:p>0.470510939844</text:p>
              </table:table-cell>
              <table:table-cell office:value-type="float" office:value="0.650013262756">
                <text:p>0.650013262756</text:p>
              </table:table-cell>
              <table:table-cell office:value-type="float" office:value="0.550201963536">
                <text:p>0.5502019635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2344">
                <text:p>3.02344</text:p>
              </table:table-cell>
              <table:table-cell office:value-type="float" office:value="0.466603751056">
                <text:p>0.466603751056</text:p>
              </table:table-cell>
              <table:table-cell office:value-type="float" office:value="0.6517817289">
                <text:p>0.6517817289</text:p>
              </table:table-cell>
              <table:table-cell office:value-type="float" office:value="0.544390157584">
                <text:p>0.544390157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906">
                <text:p>3.03906</text:p>
              </table:table-cell>
              <table:table-cell office:value-type="float" office:value="0.463968047104">
                <text:p>0.463968047104</text:p>
              </table:table-cell>
              <table:table-cell office:value-type="float" office:value="0.649255623696">
                <text:p>0.649255623696</text:p>
              </table:table-cell>
              <table:table-cell office:value-type="float" office:value="0.5410338025">
                <text:p>0.5410338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5469">
                <text:p>3.05469</text:p>
              </table:table-cell>
              <table:table-cell office:value-type="float" office:value="0.463091138064">
                <text:p>0.463091138064</text:p>
              </table:table-cell>
              <table:table-cell office:value-type="float" office:value="0.6489752481">
                <text:p>0.6489752481</text:p>
              </table:table-cell>
              <table:table-cell office:value-type="float" office:value="0.542479387024">
                <text:p>0.5424793870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031">
                <text:p>3.07031</text:p>
              </table:table-cell>
              <table:table-cell office:value-type="float" office:value="0.460854972769">
                <text:p>0.460854972769</text:p>
              </table:table-cell>
              <table:table-cell office:value-type="float" office:value="0.652193532225">
                <text:p>0.652193532225</text:p>
              </table:table-cell>
              <table:table-cell office:value-type="float" office:value="0.544881661921">
                <text:p>0.544881661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8594">
                <text:p>3.08594</text:p>
              </table:table-cell>
              <table:table-cell office:value-type="float" office:value="0.457838983044">
                <text:p>0.457838983044</text:p>
              </table:table-cell>
              <table:table-cell office:value-type="float" office:value="0.649437739129">
                <text:p>0.649437739129</text:p>
              </table:table-cell>
              <table:table-cell office:value-type="float" office:value="0.542678268889">
                <text:p>0.542678268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156">
                <text:p>3.10156</text:p>
              </table:table-cell>
              <table:table-cell office:value-type="float" office:value="0.455226837025">
                <text:p>0.455226837025</text:p>
              </table:table-cell>
              <table:table-cell office:value-type="float" office:value="0.641524106304">
                <text:p>0.641524106304</text:p>
              </table:table-cell>
              <table:table-cell office:value-type="float" office:value="0.536242785796">
                <text:p>0.536242785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719">
                <text:p>3.11719</text:p>
              </table:table-cell>
              <table:table-cell office:value-type="float" office:value="0.451450953801">
                <text:p>0.451450953801</text:p>
              </table:table-cell>
              <table:table-cell office:value-type="float" office:value="0.637525596304">
                <text:p>0.637525596304</text:p>
              </table:table-cell>
              <table:table-cell office:value-type="float" office:value="0.532603661209">
                <text:p>0.532603661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3281">
                <text:p>3.13281</text:p>
              </table:table-cell>
              <table:table-cell office:value-type="float" office:value="0.447447277225">
                <text:p>0.447447277225</text:p>
              </table:table-cell>
              <table:table-cell office:value-type="float" office:value="0.6386567056">
                <text:p>0.6386567056</text:p>
              </table:table-cell>
              <table:table-cell office:value-type="float" office:value="0.534087640969">
                <text:p>0.534087640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844">
                <text:p>3.14844</text:p>
              </table:table-cell>
              <table:table-cell office:value-type="float" office:value="0.446145179481">
                <text:p>0.446145179481</text:p>
              </table:table-cell>
              <table:table-cell office:value-type="float" office:value="0.639587266564">
                <text:p>0.639587266564</text:p>
              </table:table-cell>
              <table:table-cell office:value-type="float" office:value="0.537576374416">
                <text:p>0.537576374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6406">
                <text:p>3.16406</text:p>
              </table:table-cell>
              <table:table-cell office:value-type="float" office:value="0.445998244561">
                <text:p>0.445998244561</text:p>
              </table:table-cell>
              <table:table-cell office:value-type="float" office:value="0.636563026801">
                <text:p>0.636563026801</text:p>
              </table:table-cell>
              <table:table-cell office:value-type="float" office:value="0.536447845476">
                <text:p>0.5364478454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7969">
                <text:p>3.17969</text:p>
              </table:table-cell>
              <table:table-cell office:value-type="float" office:value="0.446602168089">
                <text:p>0.446602168089</text:p>
              </table:table-cell>
              <table:table-cell office:value-type="float" office:value="0.629524817476">
                <text:p>0.629524817476</text:p>
              </table:table-cell>
              <table:table-cell office:value-type="float" office:value="0.529510905625">
                <text:p>0.52951090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9531">
                <text:p>3.19531</text:p>
              </table:table-cell>
              <table:table-cell office:value-type="float" office:value="0.446022286801">
                <text:p>0.446022286801</text:p>
              </table:table-cell>
              <table:table-cell office:value-type="float" office:value="0.621919927161">
                <text:p>0.621919927161</text:p>
              </table:table-cell>
              <table:table-cell office:value-type="float" office:value="0.524587312656">
                <text:p>0.524587312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094">
                <text:p>3.21094</text:p>
              </table:table-cell>
              <table:table-cell office:value-type="float" office:value="0.441399455641">
                <text:p>0.441399455641</text:p>
              </table:table-cell>
              <table:table-cell office:value-type="float" office:value="0.619125054025">
                <text:p>0.619125054025</text:p>
              </table:table-cell>
              <table:table-cell office:value-type="float" office:value="0.523688137569">
                <text:p>0.523688137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656">
                <text:p>3.22656</text:p>
              </table:table-cell>
              <table:table-cell office:value-type="float" office:value="0.433705224969">
                <text:p>0.433705224969</text:p>
              </table:table-cell>
              <table:table-cell office:value-type="float" office:value="0.621683363961">
                <text:p>0.621683363961</text:p>
              </table:table-cell>
              <table:table-cell office:value-type="float" office:value="0.5222230225">
                <text:p>0.5222230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4219">
                <text:p>3.24219</text:p>
              </table:table-cell>
              <table:table-cell office:value-type="float" office:value="0.427063557001">
                <text:p>0.427063557001</text:p>
              </table:table-cell>
              <table:table-cell office:value-type="float" office:value="0.626837976361">
                <text:p>0.626837976361</text:p>
              </table:table-cell>
              <table:table-cell office:value-type="float" office:value="0.519505068289">
                <text:p>0.519505068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5781">
                <text:p>3.25781</text:p>
              </table:table-cell>
              <table:table-cell office:value-type="float" office:value="0.42341049">
                <text:p>0.42341049</text:p>
              </table:table-cell>
              <table:table-cell office:value-type="float" office:value="0.631212771121">
                <text:p>0.631212771121</text:p>
              </table:table-cell>
              <table:table-cell office:value-type="float" office:value="0.516894854116">
                <text:p>0.516894854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7344">
                <text:p>3.27344</text:p>
              </table:table-cell>
              <table:table-cell office:value-type="float" office:value="0.421545040225">
                <text:p>0.421545040225</text:p>
              </table:table-cell>
              <table:table-cell office:value-type="float" office:value="0.632443239169">
                <text:p>0.632443239169</text:p>
              </table:table-cell>
              <table:table-cell office:value-type="float" office:value="0.514408831729">
                <text:p>0.5144088317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906">
                <text:p>3.28906</text:p>
              </table:table-cell>
              <table:table-cell office:value-type="float" office:value="0.420613211209">
                <text:p>0.420613211209</text:p>
              </table:table-cell>
              <table:table-cell office:value-type="float" office:value="0.633580976484">
                <text:p>0.633580976484</text:p>
              </table:table-cell>
              <table:table-cell office:value-type="float" office:value="0.512345303089">
                <text:p>0.5123453030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0469">
                <text:p>3.30469</text:p>
              </table:table-cell>
              <table:table-cell office:value-type="float" office:value="0.420386250384">
                <text:p>0.420386250384</text:p>
              </table:table-cell>
              <table:table-cell office:value-type="float" office:value="0.632562534244">
                <text:p>0.632562534244</text:p>
              </table:table-cell>
              <table:table-cell office:value-type="float" office:value="0.513233258409">
                <text:p>0.5132332584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31">
                <text:p>3.32031</text:p>
              </table:table-cell>
              <table:table-cell office:value-type="float" office:value="0.419533425796">
                <text:p>0.419533425796</text:p>
              </table:table-cell>
              <table:table-cell office:value-type="float" office:value="0.627431915236">
                <text:p>0.627431915236</text:p>
              </table:table-cell>
              <table:table-cell office:value-type="float" office:value="0.514441824516">
                <text:p>0.5144418245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594">
                <text:p>3.33594</text:p>
              </table:table-cell>
              <table:table-cell office:value-type="float" office:value="0.4161282064">
                <text:p>0.4161282064</text:p>
              </table:table-cell>
              <table:table-cell office:value-type="float" office:value="0.621449999041">
                <text:p>0.621449999041</text:p>
              </table:table-cell>
              <table:table-cell office:value-type="float" office:value="0.5124984921">
                <text:p>0.51249849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5156">
                <text:p>3.35156</text:p>
              </table:table-cell>
              <table:table-cell office:value-type="float" office:value="0.411911090809">
                <text:p>0.411911090809</text:p>
              </table:table-cell>
              <table:table-cell office:value-type="float" office:value="0.619422517156">
                <text:p>0.619422517156</text:p>
              </table:table-cell>
              <table:table-cell office:value-type="float" office:value="0.511443813409">
                <text:p>0.511443813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6719">
                <text:p>3.36719</text:p>
              </table:table-cell>
              <table:table-cell office:value-type="float" office:value="0.406990409764">
                <text:p>0.406990409764</text:p>
              </table:table-cell>
              <table:table-cell office:value-type="float" office:value="0.617758272576">
                <text:p>0.617758272576</text:p>
              </table:table-cell>
              <table:table-cell office:value-type="float" office:value="0.511817191396">
                <text:p>0.5118171913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281">
                <text:p>3.38281</text:p>
              </table:table-cell>
              <table:table-cell office:value-type="float" office:value="0.4022730625">
                <text:p>0.4022730625</text:p>
              </table:table-cell>
              <table:table-cell office:value-type="float" office:value="0.6143110884">
                <text:p>0.6143110884</text:p>
              </table:table-cell>
              <table:table-cell office:value-type="float" office:value="0.510283064281">
                <text:p>0.510283064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844">
                <text:p>3.39844</text:p>
              </table:table-cell>
              <table:table-cell office:value-type="float" office:value="0.399469505296">
                <text:p>0.399469505296</text:p>
              </table:table-cell>
              <table:table-cell office:value-type="float" office:value="0.613945901209">
                <text:p>0.613945901209</text:p>
              </table:table-cell>
              <table:table-cell office:value-type="float" office:value="0.510501676036">
                <text:p>0.510501676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1406">
                <text:p>3.41406</text:p>
              </table:table-cell>
              <table:table-cell office:value-type="float" office:value="0.399267279376">
                <text:p>0.399267279376</text:p>
              </table:table-cell>
              <table:table-cell office:value-type="float" office:value="0.615598729201">
                <text:p>0.615598729201</text:p>
              </table:table-cell>
              <table:table-cell office:value-type="float" office:value="0.512478447376">
                <text:p>0.512478447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2969">
                <text:p>3.42969</text:p>
              </table:table-cell>
              <table:table-cell office:value-type="float" office:value="0.399951261889">
                <text:p>0.399951261889</text:p>
              </table:table-cell>
              <table:table-cell office:value-type="float" office:value="0.614830060321">
                <text:p>0.614830060321</text:p>
              </table:table-cell>
              <table:table-cell office:value-type="float" office:value="0.510020220649">
                <text:p>0.510020220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531">
                <text:p>3.44531</text:p>
              </table:table-cell>
              <table:table-cell office:value-type="float" office:value="0.400757366916">
                <text:p>0.400757366916</text:p>
              </table:table-cell>
              <table:table-cell office:value-type="float" office:value="0.614331466849">
                <text:p>0.614331466849</text:p>
              </table:table-cell>
              <table:table-cell office:value-type="float" office:value="0.503686864681">
                <text:p>0.503686864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6094">
                <text:p>3.46094</text:p>
              </table:table-cell>
              <table:table-cell office:value-type="float" office:value="0.399176294416">
                <text:p>0.399176294416</text:p>
              </table:table-cell>
              <table:table-cell office:value-type="float" office:value="0.609728284201">
                <text:p>0.609728284201</text:p>
              </table:table-cell>
              <table:table-cell office:value-type="float" office:value="0.502846919689">
                <text:p>0.5028469196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7656">
                <text:p>3.47656</text:p>
              </table:table-cell>
              <table:table-cell office:value-type="float" office:value="0.39488656">
                <text:p>0.39488656</text:p>
              </table:table-cell>
              <table:table-cell office:value-type="float" office:value="0.600463810816">
                <text:p>0.600463810816</text:p>
              </table:table-cell>
              <table:table-cell office:value-type="float" office:value="0.507633450256">
                <text:p>0.507633450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9219">
                <text:p>3.49219</text:p>
              </table:table-cell>
              <table:table-cell office:value-type="float" office:value="0.390773764161">
                <text:p>0.390773764161</text:p>
              </table:table-cell>
              <table:table-cell office:value-type="float" office:value="0.598884063376">
                <text:p>0.598884063376</text:p>
              </table:table-cell>
              <table:table-cell office:value-type="float" office:value="0.508488791056">
                <text:p>0.508488791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0781">
                <text:p>3.50781</text:p>
              </table:table-cell>
              <table:table-cell office:value-type="float" office:value="0.388409400625">
                <text:p>0.388409400625</text:p>
              </table:table-cell>
              <table:table-cell office:value-type="float" office:value="0.605045955409">
                <text:p>0.605045955409</text:p>
              </table:table-cell>
              <table:table-cell office:value-type="float" office:value="0.5043414289">
                <text:p>0.50434142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2344">
                <text:p>3.52344</text:p>
              </table:table-cell>
              <table:table-cell office:value-type="float" office:value="0.386668817929">
                <text:p>0.386668817929</text:p>
              </table:table-cell>
              <table:table-cell office:value-type="float" office:value="0.607551655936">
                <text:p>0.607551655936</text:p>
              </table:table-cell>
              <table:table-cell office:value-type="float" office:value="0.500540685121">
                <text:p>0.500540685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3906">
                <text:p>3.53906</text:p>
              </table:table-cell>
              <table:table-cell office:value-type="float" office:value="0.386395262449">
                <text:p>0.386395262449</text:p>
              </table:table-cell>
              <table:table-cell office:value-type="float" office:value="0.6014467809">
                <text:p>0.6014467809</text:p>
              </table:table-cell>
              <table:table-cell office:value-type="float" office:value="0.498258103876">
                <text:p>0.498258103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5469">
                <text:p>3.55469</text:p>
              </table:table-cell>
              <table:table-cell office:value-type="float" office:value="0.385419955684">
                <text:p>0.385419955684</text:p>
              </table:table-cell>
              <table:table-cell office:value-type="float" office:value="0.592079464089">
                <text:p>0.592079464089</text:p>
              </table:table-cell>
              <table:table-cell office:value-type="float" office:value="0.494604164961">
                <text:p>0.4946041649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031">
                <text:p>3.57031</text:p>
              </table:table-cell>
              <table:table-cell office:value-type="float" office:value="0.381786816321">
                <text:p>0.381786816321</text:p>
              </table:table-cell>
              <table:table-cell office:value-type="float" office:value="0.587960769796">
                <text:p>0.587960769796</text:p>
              </table:table-cell>
              <table:table-cell office:value-type="float" office:value="0.495538563025">
                <text:p>0.495538563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594">
                <text:p>3.58594</text:p>
              </table:table-cell>
              <table:table-cell office:value-type="float" office:value="0.377876990089">
                <text:p>0.377876990089</text:p>
              </table:table-cell>
              <table:table-cell office:value-type="float" office:value="0.589377108681">
                <text:p>0.589377108681</text:p>
              </table:table-cell>
              <table:table-cell office:value-type="float" office:value="0.5019439104">
                <text:p>0.5019439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0156">
                <text:p>3.60156</text:p>
              </table:table-cell>
              <table:table-cell office:value-type="float" office:value="0.375678281476">
                <text:p>0.375678281476</text:p>
              </table:table-cell>
              <table:table-cell office:value-type="float" office:value="0.58844241">
                <text:p>0.58844241</text:p>
              </table:table-cell>
              <table:table-cell office:value-type="float" office:value="0.5024257924">
                <text:p>0.50242579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19">
                <text:p>3.61719</text:p>
              </table:table-cell>
              <table:table-cell office:value-type="float" office:value="0.375064380625">
                <text:p>0.375064380625</text:p>
              </table:table-cell>
              <table:table-cell office:value-type="float" office:value="0.584770678209">
                <text:p>0.584770678209</text:p>
              </table:table-cell>
              <table:table-cell office:value-type="float" office:value="0.497922164496">
                <text:p>0.497922164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281">
                <text:p>3.63281</text:p>
              </table:table-cell>
              <table:table-cell office:value-type="float" office:value="0.375789842289">
                <text:p>0.375789842289</text:p>
              </table:table-cell>
              <table:table-cell office:value-type="float" office:value="0.583095650449">
                <text:p>0.583095650449</text:p>
              </table:table-cell>
              <table:table-cell office:value-type="float" office:value="0.498159286416">
                <text:p>0.498159286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4844">
                <text:p>3.64844</text:p>
              </table:table-cell>
              <table:table-cell office:value-type="float" office:value="0.377024244529">
                <text:p>0.377024244529</text:p>
              </table:table-cell>
              <table:table-cell office:value-type="float" office:value="0.586408287529">
                <text:p>0.586408287529</text:p>
              </table:table-cell>
              <table:table-cell office:value-type="float" office:value="0.499089970369">
                <text:p>0.499089970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6406">
                <text:p>3.66406</text:p>
              </table:table-cell>
              <table:table-cell office:value-type="float" office:value="0.376830238225">
                <text:p>0.376830238225</text:p>
              </table:table-cell>
              <table:table-cell office:value-type="float" office:value="0.589051645009">
                <text:p>0.589051645009</text:p>
              </table:table-cell>
              <table:table-cell office:value-type="float" office:value="0.494294769721">
                <text:p>0.4942947697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7969">
                <text:p>3.67969</text:p>
              </table:table-cell>
              <table:table-cell office:value-type="float" office:value="0.374249074081">
                <text:p>0.374249074081</text:p>
              </table:table-cell>
              <table:table-cell office:value-type="float" office:value="0.583068160921">
                <text:p>0.583068160921</text:p>
              </table:table-cell>
              <table:table-cell office:value-type="float" office:value="0.487710879769">
                <text:p>0.487710879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9531">
                <text:p>3.69531</text:p>
              </table:table-cell>
              <table:table-cell office:value-type="float" office:value="0.370622828944">
                <text:p>0.370622828944</text:p>
              </table:table-cell>
              <table:table-cell office:value-type="float" office:value="0.572924858724">
                <text:p>0.572924858724</text:p>
              </table:table-cell>
              <table:table-cell office:value-type="float" office:value="0.485986054129">
                <text:p>0.485986054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094">
                <text:p>3.71094</text:p>
              </table:table-cell>
              <table:table-cell office:value-type="float" office:value="0.368859446244">
                <text:p>0.368859446244</text:p>
              </table:table-cell>
              <table:table-cell office:value-type="float" office:value="0.567579917641">
                <text:p>0.567579917641</text:p>
              </table:table-cell>
              <table:table-cell office:value-type="float" office:value="0.491032343169">
                <text:p>0.49103234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2656">
                <text:p>3.72656</text:p>
              </table:table-cell>
              <table:table-cell office:value-type="float" office:value="0.367585138944">
                <text:p>0.367585138944</text:p>
              </table:table-cell>
              <table:table-cell office:value-type="float" office:value="0.567691423209">
                <text:p>0.567691423209</text:p>
              </table:table-cell>
              <table:table-cell office:value-type="float" office:value="0.495344293249">
                <text:p>0.495344293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4219">
                <text:p>3.74219</text:p>
              </table:table-cell>
              <table:table-cell office:value-type="float" office:value="0.367873788676">
                <text:p>0.367873788676</text:p>
              </table:table-cell>
              <table:table-cell office:value-type="float" office:value="0.571667551569">
                <text:p>0.571667551569</text:p>
              </table:table-cell>
              <table:table-cell office:value-type="float" office:value="0.494846123209">
                <text:p>0.494846123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781">
                <text:p>3.75781</text:p>
              </table:table-cell>
              <table:table-cell office:value-type="float" office:value="0.369986310225">
                <text:p>0.369986310225</text:p>
              </table:table-cell>
              <table:table-cell office:value-type="float" office:value="0.576563825124">
                <text:p>0.576563825124</text:p>
              </table:table-cell>
              <table:table-cell office:value-type="float" office:value="0.49168144">
                <text:p>0.49168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7344">
                <text:p>3.77344</text:p>
              </table:table-cell>
              <table:table-cell office:value-type="float" office:value="0.369644544256">
                <text:p>0.369644544256</text:p>
              </table:table-cell>
              <table:table-cell office:value-type="float" office:value="0.577511843364">
                <text:p>0.577511843364</text:p>
              </table:table-cell>
              <table:table-cell office:value-type="float" office:value="0.487905044004">
                <text:p>0.487905044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06">
                <text:p>3.78906</text:p>
              </table:table-cell>
              <table:table-cell office:value-type="float" office:value="0.366444990409">
                <text:p>0.366444990409</text:p>
              </table:table-cell>
              <table:table-cell office:value-type="float" office:value="0.573483600369">
                <text:p>0.573483600369</text:p>
              </table:table-cell>
              <table:table-cell office:value-type="float" office:value="0.486753196329">
                <text:p>0.4867531963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0469">
                <text:p>3.80469</text:p>
              </table:table-cell>
              <table:table-cell office:value-type="float" office:value="0.363336495076">
                <text:p>0.363336495076</text:p>
              </table:table-cell>
              <table:table-cell office:value-type="float" office:value="0.565508512009">
                <text:p>0.565508512009</text:p>
              </table:table-cell>
              <table:table-cell office:value-type="float" office:value="0.488259947536">
                <text:p>0.488259947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031">
                <text:p>3.82031</text:p>
              </table:table-cell>
              <table:table-cell office:value-type="float" office:value="0.361031537881">
                <text:p>0.361031537881</text:p>
              </table:table-cell>
              <table:table-cell office:value-type="float" office:value="0.564743232036">
                <text:p>0.564743232036</text:p>
              </table:table-cell>
              <table:table-cell office:value-type="float" office:value="0.487388289424">
                <text:p>0.487388289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3594">
                <text:p>3.83594</text:p>
              </table:table-cell>
              <table:table-cell office:value-type="float" office:value="0.360181222801">
                <text:p>0.360181222801</text:p>
              </table:table-cell>
              <table:table-cell office:value-type="float" office:value="0.574301761929">
                <text:p>0.574301761929</text:p>
              </table:table-cell>
              <table:table-cell office:value-type="float" office:value="0.480072994129">
                <text:p>0.480072994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5156">
                <text:p>3.85156</text:p>
              </table:table-cell>
              <table:table-cell office:value-type="float" office:value="0.359476990096">
                <text:p>0.359476990096</text:p>
              </table:table-cell>
              <table:table-cell office:value-type="float" office:value="0.5775392016">
                <text:p>0.5775392016</text:p>
              </table:table-cell>
              <table:table-cell office:value-type="float" office:value="0.470520543025">
                <text:p>0.4705205430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6719">
                <text:p>3.86719</text:p>
              </table:table-cell>
              <table:table-cell office:value-type="float" office:value="0.357303867001">
                <text:p>0.357303867001</text:p>
              </table:table-cell>
              <table:table-cell office:value-type="float" office:value="0.569095219456">
                <text:p>0.569095219456</text:p>
              </table:table-cell>
              <table:table-cell office:value-type="float" office:value="0.466067001481">
                <text:p>0.466067001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8281">
                <text:p>3.88281</text:p>
              </table:table-cell>
              <table:table-cell office:value-type="float" office:value="0.354104734489">
                <text:p>0.354104734489</text:p>
              </table:table-cell>
              <table:table-cell office:value-type="float" office:value="0.563579016961">
                <text:p>0.563579016961</text:p>
              </table:table-cell>
              <table:table-cell office:value-type="float" office:value="0.465430950625">
                <text:p>0.46543095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9844">
                <text:p>3.89844</text:p>
              </table:table-cell>
              <table:table-cell office:value-type="float" office:value="0.351699999849">
                <text:p>0.351699999849</text:p>
              </table:table-cell>
              <table:table-cell office:value-type="float" office:value="0.5685612409">
                <text:p>0.5685612409</text:p>
              </table:table-cell>
              <table:table-cell office:value-type="float" office:value="0.4680064921">
                <text:p>0.46800649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06">
                <text:p>3.91406</text:p>
              </table:table-cell>
              <table:table-cell office:value-type="float" office:value="0.3505587264">
                <text:p>0.3505587264</text:p>
              </table:table-cell>
              <table:table-cell office:value-type="float" office:value="0.572725049796">
                <text:p>0.572725049796</text:p>
              </table:table-cell>
              <table:table-cell office:value-type="float" office:value="0.472815763456">
                <text:p>0.4728157634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969">
                <text:p>3.92969</text:p>
              </table:table-cell>
              <table:table-cell office:value-type="float" office:value="0.3507837529">
                <text:p>0.3507837529</text:p>
              </table:table-cell>
              <table:table-cell office:value-type="float" office:value="0.569588693521">
                <text:p>0.569588693521</text:p>
              </table:table-cell>
              <table:table-cell office:value-type="float" office:value="0.4761690025">
                <text:p>0.4761690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531">
                <text:p>3.94531</text:p>
              </table:table-cell>
              <table:table-cell office:value-type="float" office:value="0.352246998016">
                <text:p>0.352246998016</text:p>
              </table:table-cell>
              <table:table-cell office:value-type="float" office:value="0.564317966521">
                <text:p>0.564317966521</text:p>
              </table:table-cell>
              <table:table-cell office:value-type="float" office:value="0.478506994564">
                <text:p>0.4785069945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6094">
                <text:p>3.96094</text:p>
              </table:table-cell>
              <table:table-cell office:value-type="float" office:value="0.353008281025">
                <text:p>0.353008281025</text:p>
              </table:table-cell>
              <table:table-cell office:value-type="float" office:value="0.562111567081">
                <text:p>0.562111567081</text:p>
              </table:table-cell>
              <table:table-cell office:value-type="float" office:value="0.479254367524">
                <text:p>0.479254367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7656">
                <text:p>3.97656</text:p>
              </table:table-cell>
              <table:table-cell office:value-type="float" office:value="0.349725573376">
                <text:p>0.349725573376</text:p>
              </table:table-cell>
              <table:table-cell office:value-type="float" office:value="0.562431002116">
                <text:p>0.562431002116</text:p>
              </table:table-cell>
              <table:table-cell office:value-type="float" office:value="0.4756585024">
                <text:p>0.47565850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9219">
                <text:p>3.99219</text:p>
              </table:table-cell>
              <table:table-cell office:value-type="float" office:value="0.346294587024">
                <text:p>0.346294587024</text:p>
              </table:table-cell>
              <table:table-cell office:value-type="float" office:value="0.563939419681">
                <text:p>0.563939419681</text:p>
              </table:table-cell>
              <table:table-cell office:value-type="float" office:value="0.468474540304">
                <text:p>0.468474540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0781">
                <text:p>4.00781</text:p>
              </table:table-cell>
              <table:table-cell office:value-type="float" office:value="0.345093977809">
                <text:p>0.345093977809</text:p>
              </table:table-cell>
              <table:table-cell office:value-type="float" office:value="0.566494064964">
                <text:p>0.566494064964</text:p>
              </table:table-cell>
              <table:table-cell office:value-type="float" office:value="0.465119908009">
                <text:p>0.465119908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2344">
                <text:p>4.02344</text:p>
              </table:table-cell>
              <table:table-cell office:value-type="float" office:value="0.344774480625">
                <text:p>0.344774480625</text:p>
              </table:table-cell>
              <table:table-cell office:value-type="float" office:value="0.566674717284">
                <text:p>0.566674717284</text:p>
              </table:table-cell>
              <table:table-cell office:value-type="float" office:value="0.465279508996">
                <text:p>0.4652795089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3906">
                <text:p>4.03906</text:p>
              </table:table-cell>
              <table:table-cell office:value-type="float" office:value="0.345385413025">
                <text:p>0.345385413025</text:p>
              </table:table-cell>
              <table:table-cell office:value-type="float" office:value="0.562299017956">
                <text:p>0.562299017956</text:p>
              </table:table-cell>
              <table:table-cell office:value-type="float" office:value="0.464721707025">
                <text:p>0.4647217070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469">
                <text:p>4.05469</text:p>
              </table:table-cell>
              <table:table-cell office:value-type="float" office:value="0.345783985156">
                <text:p>0.345783985156</text:p>
              </table:table-cell>
              <table:table-cell office:value-type="float" office:value="0.557380203241">
                <text:p>0.557380203241</text:p>
              </table:table-cell>
              <table:table-cell office:value-type="float" office:value="0.462404080009">
                <text:p>0.462404080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7031">
                <text:p>4.07031</text:p>
              </table:table-cell>
              <table:table-cell office:value-type="float" office:value="0.346086300681">
                <text:p>0.346086300681</text:p>
              </table:table-cell>
              <table:table-cell office:value-type="float" office:value="0.557324957764">
                <text:p>0.557324957764</text:p>
              </table:table-cell>
              <table:table-cell office:value-type="float" office:value="0.461347959076">
                <text:p>0.461347959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8594">
                <text:p>4.08594</text:p>
              </table:table-cell>
              <table:table-cell office:value-type="float" office:value="0.346644225225">
                <text:p>0.346644225225</text:p>
              </table:table-cell>
              <table:table-cell office:value-type="float" office:value="0.561876173056">
                <text:p>0.561876173056</text:p>
              </table:table-cell>
              <table:table-cell office:value-type="float" office:value="0.465169013089">
                <text:p>0.465169013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0156">
                <text:p>4.10156</text:p>
              </table:table-cell>
              <table:table-cell office:value-type="float" office:value="0.345629937409">
                <text:p>0.345629937409</text:p>
              </table:table-cell>
              <table:table-cell office:value-type="float" office:value="0.561222725904">
                <text:p>0.561222725904</text:p>
              </table:table-cell>
              <table:table-cell office:value-type="float" office:value="0.471127113769">
                <text:p>0.4711271137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1719">
                <text:p>4.11719</text:p>
              </table:table-cell>
              <table:table-cell office:value-type="float" office:value="0.343465151481">
                <text:p>0.343465151481</text:p>
              </table:table-cell>
              <table:table-cell office:value-type="float" office:value="0.557138337889">
                <text:p>0.557138337889</text:p>
              </table:table-cell>
              <table:table-cell office:value-type="float" office:value="0.472561379761">
                <text:p>0.4725613797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3281">
                <text:p>4.13281</text:p>
              </table:table-cell>
              <table:table-cell office:value-type="float" office:value="0.341587647025">
                <text:p>0.341587647025</text:p>
              </table:table-cell>
              <table:table-cell office:value-type="float" office:value="0.557626601536">
                <text:p>0.557626601536</text:p>
              </table:table-cell>
              <table:table-cell office:value-type="float" office:value="0.466915289344">
                <text:p>0.4669152893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844">
                <text:p>4.14844</text:p>
              </table:table-cell>
              <table:table-cell office:value-type="float" office:value="0.340108243344">
                <text:p>0.340108243344</text:p>
              </table:table-cell>
              <table:table-cell office:value-type="float" office:value="0.558049338729">
                <text:p>0.558049338729</text:p>
              </table:table-cell>
              <table:table-cell office:value-type="float" office:value="0.456771870801">
                <text:p>0.4567718708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6406">
                <text:p>4.16406</text:p>
              </table:table-cell>
              <table:table-cell office:value-type="float" office:value="0.338907936964">
                <text:p>0.338907936964</text:p>
              </table:table-cell>
              <table:table-cell office:value-type="float" office:value="0.554082230689">
                <text:p>0.554082230689</text:p>
              </table:table-cell>
              <table:table-cell office:value-type="float" office:value="0.450368499025">
                <text:p>0.4503684990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7969">
                <text:p>4.17969</text:p>
              </table:table-cell>
              <table:table-cell office:value-type="float" office:value="0.337268239504">
                <text:p>0.337268239504</text:p>
              </table:table-cell>
              <table:table-cell office:value-type="float" office:value="0.547973023504">
                <text:p>0.547973023504</text:p>
              </table:table-cell>
              <table:table-cell office:value-type="float" office:value="0.454049564224">
                <text:p>0.454049564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9531">
                <text:p>4.19531</text:p>
              </table:table-cell>
              <table:table-cell office:value-type="float" office:value="0.335984848164">
                <text:p>0.335984848164</text:p>
              </table:table-cell>
              <table:table-cell office:value-type="float" office:value="0.546497955025">
                <text:p>0.546497955025</text:p>
              </table:table-cell>
              <table:table-cell office:value-type="float" office:value="0.4618697521">
                <text:p>0.46186975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1094">
                <text:p>4.21094</text:p>
              </table:table-cell>
              <table:table-cell office:value-type="float" office:value="0.336974445025">
                <text:p>0.336974445025</text:p>
              </table:table-cell>
              <table:table-cell office:value-type="float" office:value="0.549301840201">
                <text:p>0.549301840201</text:p>
              </table:table-cell>
              <table:table-cell office:value-type="float" office:value="0.466986356496">
                <text:p>0.466986356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2656">
                <text:p>4.22656</text:p>
              </table:table-cell>
              <table:table-cell office:value-type="float" office:value="0.339059314944">
                <text:p>0.339059314944</text:p>
              </table:table-cell>
              <table:table-cell office:value-type="float" office:value="0.553452675136">
                <text:p>0.553452675136</text:p>
              </table:table-cell>
              <table:table-cell office:value-type="float" office:value="0.465143096196">
                <text:p>0.465143096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219">
                <text:p>4.24219</text:p>
              </table:table-cell>
              <table:table-cell office:value-type="float" office:value="0.338531967225">
                <text:p>0.338531967225</text:p>
              </table:table-cell>
              <table:table-cell office:value-type="float" office:value="0.554214735936">
                <text:p>0.554214735936</text:p>
              </table:table-cell>
              <table:table-cell office:value-type="float" office:value="0.457320825025">
                <text:p>0.457320825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781">
                <text:p>4.25781</text:p>
              </table:table-cell>
              <table:table-cell office:value-type="float" office:value="0.336038177344">
                <text:p>0.336038177344</text:p>
              </table:table-cell>
              <table:table-cell office:value-type="float" office:value="0.548565385104">
                <text:p>0.548565385104</text:p>
              </table:table-cell>
              <table:table-cell office:value-type="float" office:value="0.451984600804">
                <text:p>0.4519846008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44">
                <text:p>4.27344</text:p>
              </table:table-cell>
              <table:table-cell office:value-type="float" office:value="0.332993627136">
                <text:p>0.332993627136</text:p>
              </table:table-cell>
              <table:table-cell office:value-type="float" office:value="0.544652856036">
                <text:p>0.544652856036</text:p>
              </table:table-cell>
              <table:table-cell office:value-type="float" office:value="0.451217162529">
                <text:p>0.45121716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8906">
                <text:p>4.28906</text:p>
              </table:table-cell>
              <table:table-cell office:value-type="float" office:value="0.330879198841">
                <text:p>0.330879198841</text:p>
              </table:table-cell>
              <table:table-cell office:value-type="float" office:value="0.547314397249">
                <text:p>0.547314397249</text:p>
              </table:table-cell>
              <table:table-cell office:value-type="float" office:value="0.453572616484">
                <text:p>0.4535726164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469">
                <text:p>4.30469</text:p>
              </table:table-cell>
              <table:table-cell office:value-type="float" office:value="0.333361890625">
                <text:p>0.333361890625</text:p>
              </table:table-cell>
              <table:table-cell office:value-type="float" office:value="0.550046205801">
                <text:p>0.550046205801</text:p>
              </table:table-cell>
              <table:table-cell office:value-type="float" office:value="0.455807268225">
                <text:p>0.455807268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031">
                <text:p>4.32031</text:p>
              </table:table-cell>
              <table:table-cell office:value-type="float" office:value="0.338182956225">
                <text:p>0.338182956225</text:p>
              </table:table-cell>
              <table:table-cell office:value-type="float" office:value="0.5489031744">
                <text:p>0.5489031744</text:p>
              </table:table-cell>
              <table:table-cell office:value-type="float" office:value="0.454575305284">
                <text:p>0.454575305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94">
                <text:p>4.33594</text:p>
              </table:table-cell>
              <table:table-cell office:value-type="float" office:value="0.340759392516">
                <text:p>0.340759392516</text:p>
              </table:table-cell>
              <table:table-cell office:value-type="float" office:value="0.550449737929">
                <text:p>0.550449737929</text:p>
              </table:table-cell>
              <table:table-cell office:value-type="float" office:value="0.454845034084">
                <text:p>0.4548450340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156">
                <text:p>4.35156</text:p>
              </table:table-cell>
              <table:table-cell office:value-type="float" office:value="0.3399706249">
                <text:p>0.3399706249</text:p>
              </table:table-cell>
              <table:table-cell office:value-type="float" office:value="0.551386442916">
                <text:p>0.551386442916</text:p>
              </table:table-cell>
              <table:table-cell office:value-type="float" office:value="0.454324529296">
                <text:p>0.454324529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6719">
                <text:p>4.36719</text:p>
              </table:table-cell>
              <table:table-cell office:value-type="float" office:value="0.337265916516">
                <text:p>0.337265916516</text:p>
              </table:table-cell>
              <table:table-cell office:value-type="float" office:value="0.548467623396">
                <text:p>0.548467623396</text:p>
              </table:table-cell>
              <table:table-cell office:value-type="float" office:value="0.452178243364">
                <text:p>0.452178243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8281">
                <text:p>4.38281</text:p>
              </table:table-cell>
              <table:table-cell office:value-type="float" office:value="0.334774488409">
                <text:p>0.334774488409</text:p>
              </table:table-cell>
              <table:table-cell office:value-type="float" office:value="0.543092354704">
                <text:p>0.543092354704</text:p>
              </table:table-cell>
              <table:table-cell office:value-type="float" office:value="0.451133872225">
                <text:p>0.4511338722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9844">
                <text:p>4.39844</text:p>
              </table:table-cell>
              <table:table-cell office:value-type="float" office:value="0.332273850624">
                <text:p>0.332273850624</text:p>
              </table:table-cell>
              <table:table-cell office:value-type="float" office:value="0.536455169761">
                <text:p>0.536455169761</text:p>
              </table:table-cell>
              <table:table-cell office:value-type="float" office:value="0.452793064201">
                <text:p>0.4527930642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1406">
                <text:p>4.41406</text:p>
              </table:table-cell>
              <table:table-cell office:value-type="float" office:value="0.332807841025">
                <text:p>0.332807841025</text:p>
              </table:table-cell>
              <table:table-cell office:value-type="float" office:value="0.532751090404">
                <text:p>0.532751090404</text:p>
              </table:table-cell>
              <table:table-cell office:value-type="float" office:value="0.45373696">
                <text:p>0.45373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2969">
                <text:p>4.42969</text:p>
              </table:table-cell>
              <table:table-cell office:value-type="float" office:value="0.335243316004">
                <text:p>0.335243316004</text:p>
              </table:table-cell>
              <table:table-cell office:value-type="float" office:value="0.533846499904">
                <text:p>0.533846499904</text:p>
              </table:table-cell>
              <table:table-cell office:value-type="float" office:value="0.4498921476">
                <text:p>0.4498921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531">
                <text:p>4.44531</text:p>
              </table:table-cell>
              <table:table-cell office:value-type="float" office:value="0.335263002361">
                <text:p>0.335263002361</text:p>
              </table:table-cell>
              <table:table-cell office:value-type="float" office:value="0.537007564864">
                <text:p>0.537007564864</text:p>
              </table:table-cell>
              <table:table-cell office:value-type="float" office:value="0.445707117769">
                <text:p>0.445707117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6094">
                <text:p>4.46094</text:p>
              </table:table-cell>
              <table:table-cell office:value-type="float" office:value="0.335118263236">
                <text:p>0.335118263236</text:p>
              </table:table-cell>
              <table:table-cell office:value-type="float" office:value="0.536305764241">
                <text:p>0.536305764241</text:p>
              </table:table-cell>
              <table:table-cell office:value-type="float" office:value="0.445651040041">
                <text:p>0.4456510400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7656">
                <text:p>4.47656</text:p>
              </table:table-cell>
              <table:table-cell office:value-type="float" office:value="0.335188892025">
                <text:p>0.335188892025</text:p>
              </table:table-cell>
              <table:table-cell office:value-type="float" office:value="0.534425329936">
                <text:p>0.534425329936</text:p>
              </table:table-cell>
              <table:table-cell office:value-type="float" office:value="0.447404467689">
                <text:p>0.447404467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9219">
                <text:p>4.49219</text:p>
              </table:table-cell>
              <table:table-cell office:value-type="float" office:value="0.333934892641">
                <text:p>0.333934892641</text:p>
              </table:table-cell>
              <table:table-cell office:value-type="float" office:value="0.533357077969">
                <text:p>0.533357077969</text:p>
              </table:table-cell>
              <table:table-cell office:value-type="float" office:value="0.447874146756">
                <text:p>0.4478741467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0781">
                <text:p>4.50781</text:p>
              </table:table-cell>
              <table:table-cell office:value-type="float" office:value="0.332896688784">
                <text:p>0.332896688784</text:p>
              </table:table-cell>
              <table:table-cell office:value-type="float" office:value="0.534286440601">
                <text:p>0.534286440601</text:p>
              </table:table-cell>
              <table:table-cell office:value-type="float" office:value="0.446650285761">
                <text:p>0.4466502857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2344">
                <text:p>4.52344</text:p>
              </table:table-cell>
              <table:table-cell office:value-type="float" office:value="0.331666569025">
                <text:p>0.331666569025</text:p>
              </table:table-cell>
              <table:table-cell office:value-type="float" office:value="0.536900580225">
                <text:p>0.536900580225</text:p>
              </table:table-cell>
              <table:table-cell office:value-type="float" office:value="0.444985053184">
                <text:p>0.444985053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06">
                <text:p>4.53906</text:p>
              </table:table-cell>
              <table:table-cell office:value-type="float" office:value="0.331033376025">
                <text:p>0.331033376025</text:p>
              </table:table-cell>
              <table:table-cell office:value-type="float" office:value="0.539244954889">
                <text:p>0.539244954889</text:p>
              </table:table-cell>
              <table:table-cell office:value-type="float" office:value="0.446113118889">
                <text:p>0.4461131188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5469">
                <text:p>4.55469</text:p>
              </table:table-cell>
              <table:table-cell office:value-type="float" office:value="0.331702276096">
                <text:p>0.331702276096</text:p>
              </table:table-cell>
              <table:table-cell office:value-type="float" office:value="0.539787028804">
                <text:p>0.539787028804</text:p>
              </table:table-cell>
              <table:table-cell office:value-type="float" office:value="0.446713109956">
                <text:p>0.4467131099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7031">
                <text:p>4.57031</text:p>
              </table:table-cell>
              <table:table-cell office:value-type="float" office:value="0.333072111376">
                <text:p>0.333072111376</text:p>
              </table:table-cell>
              <table:table-cell office:value-type="float" office:value="0.53846244">
                <text:p>0.53846244</text:p>
              </table:table-cell>
              <table:table-cell office:value-type="float" office:value="0.444436888921">
                <text:p>0.444436888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8594">
                <text:p>4.58594</text:p>
              </table:table-cell>
              <table:table-cell office:value-type="float" office:value="0.3315801889">
                <text:p>0.3315801889</text:p>
              </table:table-cell>
              <table:table-cell office:value-type="float" office:value="0.536440521241">
                <text:p>0.536440521241</text:p>
              </table:table-cell>
              <table:table-cell office:value-type="float" office:value="0.441978984225">
                <text:p>0.4419789842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0156">
                <text:p>4.60156</text:p>
              </table:table-cell>
              <table:table-cell office:value-type="float" office:value="0.327849001561">
                <text:p>0.327849001561</text:p>
              </table:table-cell>
              <table:table-cell office:value-type="float" office:value="0.537922498624">
                <text:p>0.537922498624</text:p>
              </table:table-cell>
              <table:table-cell office:value-type="float" office:value="0.441230719504">
                <text:p>0.4412307195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1719">
                <text:p>4.61719</text:p>
              </table:table-cell>
              <table:table-cell office:value-type="float" office:value="0.326108381481">
                <text:p>0.326108381481</text:p>
              </table:table-cell>
              <table:table-cell office:value-type="float" office:value="0.539346297604">
                <text:p>0.539346297604</text:p>
              </table:table-cell>
              <table:table-cell office:value-type="float" office:value="0.442726552129">
                <text:p>0.442726552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3281">
                <text:p>4.63281</text:p>
              </table:table-cell>
              <table:table-cell office:value-type="float" office:value="0.326218034025">
                <text:p>0.326218034025</text:p>
              </table:table-cell>
              <table:table-cell office:value-type="float" office:value="0.538201238884">
                <text:p>0.538201238884</text:p>
              </table:table-cell>
              <table:table-cell office:value-type="float" office:value="0.446781285889">
                <text:p>0.446781285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4844">
                <text:p>4.64844</text:p>
              </table:table-cell>
              <table:table-cell office:value-type="float" office:value="0.325829764225">
                <text:p>0.325829764225</text:p>
              </table:table-cell>
              <table:table-cell office:value-type="float" office:value="0.5404014144">
                <text:p>0.5404014144</text:p>
              </table:table-cell>
              <table:table-cell office:value-type="float" office:value="0.4481231364">
                <text:p>0.44812313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6406">
                <text:p>4.66406</text:p>
              </table:table-cell>
              <table:table-cell office:value-type="float" office:value="0.324408845761">
                <text:p>0.324408845761</text:p>
              </table:table-cell>
              <table:table-cell office:value-type="float" office:value="0.543516919696">
                <text:p>0.543516919696</text:p>
              </table:table-cell>
              <table:table-cell office:value-type="float" office:value="0.446252056441">
                <text:p>0.4462520564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7969">
                <text:p>4.67969</text:p>
              </table:table-cell>
              <table:table-cell office:value-type="float" office:value="0.322275342249">
                <text:p>0.322275342249</text:p>
              </table:table-cell>
              <table:table-cell office:value-type="float" office:value="0.538436023524">
                <text:p>0.538436023524</text:p>
              </table:table-cell>
              <table:table-cell office:value-type="float" office:value="0.445974202969">
                <text:p>0.445974202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9531">
                <text:p>4.69531</text:p>
              </table:table-cell>
              <table:table-cell office:value-type="float" office:value="0.319231780036">
                <text:p>0.319231780036</text:p>
              </table:table-cell>
              <table:table-cell office:value-type="float" office:value="0.531844942729">
                <text:p>0.531844942729</text:p>
              </table:table-cell>
              <table:table-cell office:value-type="float" office:value="0.446270761225">
                <text:p>0.4462707612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1094">
                <text:p>4.71094</text:p>
              </table:table-cell>
              <table:table-cell office:value-type="float" office:value="0.317232538756">
                <text:p>0.317232538756</text:p>
              </table:table-cell>
              <table:table-cell office:value-type="float" office:value="0.531493489296">
                <text:p>0.531493489296</text:p>
              </table:table-cell>
              <table:table-cell office:value-type="float" office:value="0.445345344964">
                <text:p>0.4453453449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2656">
                <text:p>4.72656</text:p>
              </table:table-cell>
              <table:table-cell office:value-type="float" office:value="0.317317029481">
                <text:p>0.317317029481</text:p>
              </table:table-cell>
              <table:table-cell office:value-type="float" office:value="0.534475042084">
                <text:p>0.534475042084</text:p>
              </table:table-cell>
              <table:table-cell office:value-type="float" office:value="0.4453026361">
                <text:p>0.44530263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219">
                <text:p>4.74219</text:p>
              </table:table-cell>
              <table:table-cell office:value-type="float" office:value="0.317390263876">
                <text:p>0.317390263876</text:p>
              </table:table-cell>
              <table:table-cell office:value-type="float" office:value="0.5362486441">
                <text:p>0.5362486441</text:p>
              </table:table-cell>
              <table:table-cell office:value-type="float" office:value="0.445606981444">
                <text:p>0.445606981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781">
                <text:p>4.75781</text:p>
              </table:table-cell>
              <table:table-cell office:value-type="float" office:value="0.317888481856">
                <text:p>0.317888481856</text:p>
              </table:table-cell>
              <table:table-cell office:value-type="float" office:value="0.535891346116">
                <text:p>0.535891346116</text:p>
              </table:table-cell>
              <table:table-cell office:value-type="float" office:value="0.443195101441">
                <text:p>0.4431951014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344">
                <text:p>4.77344</text:p>
              </table:table-cell>
              <table:table-cell office:value-type="float" office:value="0.318713315209">
                <text:p>0.318713315209</text:p>
              </table:table-cell>
              <table:table-cell office:value-type="float" office:value="0.5336594704">
                <text:p>0.5336594704</text:p>
              </table:table-cell>
              <table:table-cell office:value-type="float" office:value="0.436956694729">
                <text:p>0.4369566947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8906">
                <text:p>4.78906</text:p>
              </table:table-cell>
              <table:table-cell office:value-type="float" office:value="0.318884960601">
                <text:p>0.318884960601</text:p>
              </table:table-cell>
              <table:table-cell office:value-type="float" office:value="0.531629098641">
                <text:p>0.531629098641</text:p>
              </table:table-cell>
              <table:table-cell office:value-type="float" office:value="0.435025989225">
                <text:p>0.435025989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469">
                <text:p>4.80469</text:p>
              </table:table-cell>
              <table:table-cell office:value-type="float" office:value="0.317491679296">
                <text:p>0.317491679296</text:p>
              </table:table-cell>
              <table:table-cell office:value-type="float" office:value="0.530973085041">
                <text:p>0.530973085041</text:p>
              </table:table-cell>
              <table:table-cell office:value-type="float" office:value="0.440090272449">
                <text:p>0.440090272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031">
                <text:p>4.82031</text:p>
              </table:table-cell>
              <table:table-cell office:value-type="float" office:value="0.314636855625">
                <text:p>0.314636855625</text:p>
              </table:table-cell>
              <table:table-cell office:value-type="float" office:value="0.533219787961">
                <text:p>0.533219787961</text:p>
              </table:table-cell>
              <table:table-cell office:value-type="float" office:value="0.441993610276">
                <text:p>0.4419936102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594">
                <text:p>4.83594</text:p>
              </table:table-cell>
              <table:table-cell office:value-type="float" office:value="0.310954562689">
                <text:p>0.310954562689</text:p>
              </table:table-cell>
              <table:table-cell office:value-type="float" office:value="0.5383450384">
                <text:p>0.5383450384</text:p>
              </table:table-cell>
              <table:table-cell office:value-type="float" office:value="0.437770136164">
                <text:p>0.4377701361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5156">
                <text:p>4.85156</text:p>
              </table:table-cell>
              <table:table-cell office:value-type="float" office:value="0.308188191609">
                <text:p>0.308188191609</text:p>
              </table:table-cell>
              <table:table-cell office:value-type="float" office:value="0.543136572484">
                <text:p>0.543136572484</text:p>
              </table:table-cell>
              <table:table-cell office:value-type="float" office:value="0.4365377041">
                <text:p>0.4365377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6719">
                <text:p>4.86719</text:p>
              </table:table-cell>
              <table:table-cell office:value-type="float" office:value="0.307529029809">
                <text:p>0.307529029809</text:p>
              </table:table-cell>
              <table:table-cell office:value-type="float" office:value="0.541024975936">
                <text:p>0.541024975936</text:p>
              </table:table-cell>
              <table:table-cell office:value-type="float" office:value="0.4386147984">
                <text:p>0.4386147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8281">
                <text:p>4.88281</text:p>
              </table:table-cell>
              <table:table-cell office:value-type="float" office:value="0.307513502521">
                <text:p>0.307513502521</text:p>
              </table:table-cell>
              <table:table-cell office:value-type="float" office:value="0.5339078761">
                <text:p>0.5339078761</text:p>
              </table:table-cell>
              <table:table-cell office:value-type="float" office:value="0.438862526089">
                <text:p>0.4388625260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9844">
                <text:p>4.89844</text:p>
              </table:table-cell>
              <table:table-cell office:value-type="float" office:value="0.305708362281">
                <text:p>0.305708362281</text:p>
              </table:table-cell>
              <table:table-cell office:value-type="float" office:value="0.526849512336">
                <text:p>0.526849512336</text:p>
              </table:table-cell>
              <table:table-cell office:value-type="float" office:value="0.438041451409">
                <text:p>0.438041451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1406">
                <text:p>4.91406</text:p>
              </table:table-cell>
              <table:table-cell office:value-type="float" office:value="0.303955947684">
                <text:p>0.303955947684</text:p>
              </table:table-cell>
              <table:table-cell office:value-type="float" office:value="0.523178802721">
                <text:p>0.523178802721</text:p>
              </table:table-cell>
              <table:table-cell office:value-type="float" office:value="0.435635640729">
                <text:p>0.4356356407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2969">
                <text:p>4.92969</text:p>
              </table:table-cell>
              <table:table-cell office:value-type="float" office:value="0.302749751529">
                <text:p>0.302749751529</text:p>
              </table:table-cell>
              <table:table-cell office:value-type="float" office:value="0.519936176356">
                <text:p>0.519936176356</text:p>
              </table:table-cell>
              <table:table-cell office:value-type="float" office:value="0.434590785225">
                <text:p>0.434590785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4531">
                <text:p>4.94531</text:p>
              </table:table-cell>
              <table:table-cell office:value-type="float" office:value="0.303044745025">
                <text:p>0.303044745025</text:p>
              </table:table-cell>
              <table:table-cell office:value-type="float" office:value="0.518336641936">
                <text:p>0.518336641936</text:p>
              </table:table-cell>
              <table:table-cell office:value-type="float" office:value="0.435386186244">
                <text:p>0.4353861862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6094">
                <text:p>4.96094</text:p>
              </table:table-cell>
              <table:table-cell office:value-type="float" office:value="0.304330962244">
                <text:p>0.304330962244</text:p>
              </table:table-cell>
              <table:table-cell office:value-type="float" office:value="0.521012563344">
                <text:p>0.521012563344</text:p>
              </table:table-cell>
              <table:table-cell office:value-type="float" office:value="0.433265416441">
                <text:p>0.433265416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656">
                <text:p>4.97656</text:p>
              </table:table-cell>
              <table:table-cell office:value-type="float" office:value="0.304114749156">
                <text:p>0.304114749156</text:p>
              </table:table-cell>
              <table:table-cell office:value-type="float" office:value="0.523666427904">
                <text:p>0.523666427904</text:p>
              </table:table-cell>
              <table:table-cell office:value-type="float" office:value="0.431223368976">
                <text:p>0.431223368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9219">
                <text:p>4.99219</text:p>
              </table:table-cell>
              <table:table-cell office:value-type="float" office:value="0.3020381764">
                <text:p>0.3020381764</text:p>
              </table:table-cell>
              <table:table-cell office:value-type="float" office:value="0.520709446404">
                <text:p>0.520709446404</text:p>
              </table:table-cell>
              <table:table-cell office:value-type="float" office:value="0.432798199876">
                <text:p>0.432798199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0781">
                <text:p>5.00781</text:p>
              </table:table-cell>
              <table:table-cell office:value-type="float" office:value="0.300256873849">
                <text:p>0.300256873849</text:p>
              </table:table-cell>
              <table:table-cell office:value-type="float" office:value="0.517150833424">
                <text:p>0.517150833424</text:p>
              </table:table-cell>
              <table:table-cell office:value-type="float" office:value="0.432983740225">
                <text:p>0.432983740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344">
                <text:p>5.02344</text:p>
              </table:table-cell>
              <table:table-cell office:value-type="float" office:value="0.298742044329">
                <text:p>0.298742044329</text:p>
              </table:table-cell>
              <table:table-cell office:value-type="float" office:value="0.516114364921">
                <text:p>0.516114364921</text:p>
              </table:table-cell>
              <table:table-cell office:value-type="float" office:value="0.431423021584">
                <text:p>0.4314230215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3906">
                <text:p>5.03906</text:p>
              </table:table-cell>
              <table:table-cell office:value-type="float" office:value="0.298073413521">
                <text:p>0.298073413521</text:p>
              </table:table-cell>
              <table:table-cell office:value-type="float" office:value="0.513982889476">
                <text:p>0.513982889476</text:p>
              </table:table-cell>
              <table:table-cell office:value-type="float" office:value="0.4322273536">
                <text:p>0.4322273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5469">
                <text:p>5.05469</text:p>
              </table:table-cell>
              <table:table-cell office:value-type="float" office:value="0.298611974116">
                <text:p>0.298611974116</text:p>
              </table:table-cell>
              <table:table-cell office:value-type="float" office:value="0.513839514276">
                <text:p>0.513839514276</text:p>
              </table:table-cell>
              <table:table-cell office:value-type="float" office:value="0.435186937969">
                <text:p>0.4351869379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7031">
                <text:p>5.07031</text:p>
              </table:table-cell>
              <table:table-cell office:value-type="float" office:value="0.297971873424">
                <text:p>0.297971873424</text:p>
              </table:table-cell>
              <table:table-cell office:value-type="float" office:value="0.51897616">
                <text:p>0.51897616</text:p>
              </table:table-cell>
              <table:table-cell office:value-type="float" office:value="0.437017511329">
                <text:p>0.4370175113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8594">
                <text:p>5.08594</text:p>
              </table:table-cell>
              <table:table-cell office:value-type="float" office:value="0.296713341796">
                <text:p>0.296713341796</text:p>
              </table:table-cell>
              <table:table-cell office:value-type="float" office:value="0.526068793636">
                <text:p>0.526068793636</text:p>
              </table:table-cell>
              <table:table-cell office:value-type="float" office:value="0.437120644801">
                <text:p>0.4371206448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0156">
                <text:p>5.10156</text:p>
              </table:table-cell>
              <table:table-cell office:value-type="float" office:value="0.2962951489">
                <text:p>0.2962951489</text:p>
              </table:table-cell>
              <table:table-cell office:value-type="float" office:value="0.526168890625">
                <text:p>0.526168890625</text:p>
              </table:table-cell>
              <table:table-cell office:value-type="float" office:value="0.439155385344">
                <text:p>0.439155385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19">
                <text:p>5.11719</text:p>
              </table:table-cell>
              <table:table-cell office:value-type="float" office:value="0.297233226481">
                <text:p>0.297233226481</text:p>
              </table:table-cell>
              <table:table-cell office:value-type="float" office:value="0.5181408324">
                <text:p>0.5181408324</text:p>
              </table:table-cell>
              <table:table-cell office:value-type="float" office:value="0.438462487225">
                <text:p>0.4384624872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281">
                <text:p>5.13281</text:p>
              </table:table-cell>
              <table:table-cell office:value-type="float" office:value="0.297517884304">
                <text:p>0.297517884304</text:p>
              </table:table-cell>
              <table:table-cell office:value-type="float" office:value="0.511317954225">
                <text:p>0.511317954225</text:p>
              </table:table-cell>
              <table:table-cell office:value-type="float" office:value="0.432466694884">
                <text:p>0.432466694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4844">
                <text:p>5.14844</text:p>
              </table:table-cell>
              <table:table-cell office:value-type="float" office:value="0.297467704836">
                <text:p>0.297467704836</text:p>
              </table:table-cell>
              <table:table-cell office:value-type="float" office:value="0.5103102096">
                <text:p>0.5103102096</text:p>
              </table:table-cell>
              <table:table-cell office:value-type="float" office:value="0.429047270289">
                <text:p>0.4290472702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6406">
                <text:p>5.16406</text:p>
              </table:table-cell>
              <table:table-cell office:value-type="float" office:value="0.298007901801">
                <text:p>0.298007901801</text:p>
              </table:table-cell>
              <table:table-cell office:value-type="float" office:value="0.5131143424">
                <text:p>0.5131143424</text:p>
              </table:table-cell>
              <table:table-cell office:value-type="float" office:value="0.430963364484">
                <text:p>0.430963364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7969">
                <text:p>5.17969</text:p>
              </table:table-cell>
              <table:table-cell office:value-type="float" office:value="0.297574614016">
                <text:p>0.297574614016</text:p>
              </table:table-cell>
              <table:table-cell office:value-type="float" office:value="0.515038746244">
                <text:p>0.515038746244</text:p>
              </table:table-cell>
              <table:table-cell office:value-type="float" office:value="0.432449596881">
                <text:p>0.4324495968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531">
                <text:p>5.19531</text:p>
              </table:table-cell>
              <table:table-cell office:value-type="float" office:value="0.297160175376">
                <text:p>0.297160175376</text:p>
              </table:table-cell>
              <table:table-cell office:value-type="float" office:value="0.515490972529">
                <text:p>0.515490972529</text:p>
              </table:table-cell>
              <table:table-cell office:value-type="float" office:value="0.4319381284">
                <text:p>0.4319381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1094">
                <text:p>5.21094</text:p>
              </table:table-cell>
              <table:table-cell office:value-type="float" office:value="0.298728926721">
                <text:p>0.298728926721</text:p>
              </table:table-cell>
              <table:table-cell office:value-type="float" office:value="0.519838116004">
                <text:p>0.519838116004</text:p>
              </table:table-cell>
              <table:table-cell office:value-type="float" office:value="0.432712680481">
                <text:p>0.4327126804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656">
                <text:p>5.22656</text:p>
              </table:table-cell>
              <table:table-cell office:value-type="float" office:value="0.300689915904">
                <text:p>0.300689915904</text:p>
              </table:table-cell>
              <table:table-cell office:value-type="float" office:value="0.522517905316">
                <text:p>0.522517905316</text:p>
              </table:table-cell>
              <table:table-cell office:value-type="float" office:value="0.433476075321">
                <text:p>0.4334760753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4219">
                <text:p>5.24219</text:p>
              </table:table-cell>
              <table:table-cell office:value-type="float" office:value="0.300296328049">
                <text:p>0.300296328049</text:p>
              </table:table-cell>
              <table:table-cell office:value-type="float" office:value="0.519463264644">
                <text:p>0.519463264644</text:p>
              </table:table-cell>
              <table:table-cell office:value-type="float" office:value="0.430669312516">
                <text:p>0.430669312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5781">
                <text:p>5.25781</text:p>
              </table:table-cell>
              <table:table-cell office:value-type="float" office:value="0.298114908001">
                <text:p>0.298114908001</text:p>
              </table:table-cell>
              <table:table-cell office:value-type="float" office:value="0.515822731264">
                <text:p>0.515822731264</text:p>
              </table:table-cell>
              <table:table-cell office:value-type="float" office:value="0.427175966569">
                <text:p>0.427175966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7344">
                <text:p>5.27344</text:p>
              </table:table-cell>
              <table:table-cell office:value-type="float" office:value="0.295568370244">
                <text:p>0.295568370244</text:p>
              </table:table-cell>
              <table:table-cell office:value-type="float" office:value="0.516068387641">
                <text:p>0.516068387641</text:p>
              </table:table-cell>
              <table:table-cell office:value-type="float" office:value="0.425850215184">
                <text:p>0.425850215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8906">
                <text:p>5.28906</text:p>
              </table:table-cell>
              <table:table-cell office:value-type="float" office:value="0.293195175625">
                <text:p>0.293195175625</text:p>
              </table:table-cell>
              <table:table-cell office:value-type="float" office:value="0.5172054889">
                <text:p>0.5172054889</text:p>
              </table:table-cell>
              <table:table-cell office:value-type="float" office:value="0.424108327696">
                <text:p>0.4241083276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0469">
                <text:p>5.30469</text:p>
              </table:table-cell>
              <table:table-cell office:value-type="float" office:value="0.292012705924">
                <text:p>0.292012705924</text:p>
              </table:table-cell>
              <table:table-cell office:value-type="float" office:value="0.516896292025">
                <text:p>0.516896292025</text:p>
              </table:table-cell>
              <table:table-cell office:value-type="float" office:value="0.425353100481">
                <text:p>0.425353100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2031">
                <text:p>5.32031</text:p>
              </table:table-cell>
              <table:table-cell office:value-type="float" office:value="0.292545765625">
                <text:p>0.292545765625</text:p>
              </table:table-cell>
              <table:table-cell office:value-type="float" office:value="0.515643194889">
                <text:p>0.515643194889</text:p>
              </table:table-cell>
              <table:table-cell office:value-type="float" office:value="0.430955486784">
                <text:p>0.4309554867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3594">
                <text:p>5.33594</text:p>
              </table:table-cell>
              <table:table-cell office:value-type="float" office:value="0.293675118724">
                <text:p>0.293675118724</text:p>
              </table:table-cell>
              <table:table-cell office:value-type="float" office:value="0.511013381904">
                <text:p>0.511013381904</text:p>
              </table:table-cell>
              <table:table-cell office:value-type="float" office:value="0.433798745956">
                <text:p>0.433798745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5156">
                <text:p>5.35156</text:p>
              </table:table-cell>
              <table:table-cell office:value-type="float" office:value="0.293478977169">
                <text:p>0.293478977169</text:p>
              </table:table-cell>
              <table:table-cell office:value-type="float" office:value="0.503891281609">
                <text:p>0.503891281609</text:p>
              </table:table-cell>
              <table:table-cell office:value-type="float" office:value="0.433058757184">
                <text:p>0.433058757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6719">
                <text:p>5.36719</text:p>
              </table:table-cell>
              <table:table-cell office:value-type="float" office:value="0.292560910321">
                <text:p>0.292560910321</text:p>
              </table:table-cell>
              <table:table-cell office:value-type="float" office:value="0.4999621264">
                <text:p>0.4999621264</text:p>
              </table:table-cell>
              <table:table-cell office:value-type="float" office:value="0.433244353369">
                <text:p>0.4332443533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8281">
                <text:p>5.38281</text:p>
              </table:table-cell>
              <table:table-cell office:value-type="float" office:value="0.292384607076">
                <text:p>0.292384607076</text:p>
              </table:table-cell>
              <table:table-cell office:value-type="float" office:value="0.498060478756">
                <text:p>0.498060478756</text:p>
              </table:table-cell>
              <table:table-cell office:value-type="float" office:value="0.430640437824">
                <text:p>0.430640437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9844">
                <text:p>5.39844</text:p>
              </table:table-cell>
              <table:table-cell office:value-type="float" office:value="0.292494925584">
                <text:p>0.292494925584</text:p>
              </table:table-cell>
              <table:table-cell office:value-type="float" office:value="0.497731661001">
                <text:p>0.497731661001</text:p>
              </table:table-cell>
              <table:table-cell office:value-type="float" office:value="0.4303097604">
                <text:p>0.4303097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1406">
                <text:p>5.41406</text:p>
              </table:table-cell>
              <table:table-cell office:value-type="float" office:value="0.291969476964">
                <text:p>0.291969476964</text:p>
              </table:table-cell>
              <table:table-cell office:value-type="float" office:value="0.499955055625">
                <text:p>0.499955055625</text:p>
              </table:table-cell>
              <table:table-cell office:value-type="float" office:value="0.433312810225">
                <text:p>0.4333128102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2969">
                <text:p>5.42969</text:p>
              </table:table-cell>
              <table:table-cell office:value-type="float" office:value="0.291083988484">
                <text:p>0.291083988484</text:p>
              </table:table-cell>
              <table:table-cell office:value-type="float" office:value="0.500475598249">
                <text:p>0.500475598249</text:p>
              </table:table-cell>
              <table:table-cell office:value-type="float" office:value="0.430224487225">
                <text:p>0.4302244872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4531">
                <text:p>5.44531</text:p>
              </table:table-cell>
              <table:table-cell office:value-type="float" office:value="0.290840175616">
                <text:p>0.290840175616</text:p>
              </table:table-cell>
              <table:table-cell office:value-type="float" office:value="0.49688401">
                <text:p>0.49688401</text:p>
              </table:table-cell>
              <table:table-cell office:value-type="float" office:value="0.423798396004">
                <text:p>0.4237983960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6094">
                <text:p>5.46094</text:p>
              </table:table-cell>
              <table:table-cell office:value-type="float" office:value="0.290137358736">
                <text:p>0.290137358736</text:p>
              </table:table-cell>
              <table:table-cell office:value-type="float" office:value="0.495155690929">
                <text:p>0.495155690929</text:p>
              </table:table-cell>
              <table:table-cell office:value-type="float" office:value="0.422262133489">
                <text:p>0.422262133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7656">
                <text:p>5.47656</text:p>
              </table:table-cell>
              <table:table-cell office:value-type="float" office:value="0.289567753225">
                <text:p>0.289567753225</text:p>
              </table:table-cell>
              <table:table-cell office:value-type="float" office:value="0.499039106329">
                <text:p>0.499039106329</text:p>
              </table:table-cell>
              <table:table-cell office:value-type="float" office:value="0.421773612481">
                <text:p>0.421773612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9219">
                <text:p>5.49219</text:p>
              </table:table-cell>
              <table:table-cell office:value-type="float" office:value="0.290484349156">
                <text:p>0.290484349156</text:p>
              </table:table-cell>
              <table:table-cell office:value-type="float" office:value="0.503473974481">
                <text:p>0.503473974481</text:p>
              </table:table-cell>
              <table:table-cell office:value-type="float" office:value="0.418651703089">
                <text:p>0.4186517030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0781">
                <text:p>5.50781</text:p>
              </table:table-cell>
              <table:table-cell office:value-type="float" office:value="0.290940493321">
                <text:p>0.290940493321</text:p>
              </table:table-cell>
              <table:table-cell office:value-type="float" office:value="0.505093068601">
                <text:p>0.505093068601</text:p>
              </table:table-cell>
              <table:table-cell office:value-type="float" office:value="0.422000947456">
                <text:p>0.4220009474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2344">
                <text:p>5.52344</text:p>
              </table:table-cell>
              <table:table-cell office:value-type="float" office:value="0.289943479296">
                <text:p>0.289943479296</text:p>
              </table:table-cell>
              <table:table-cell office:value-type="float" office:value="0.503715253441">
                <text:p>0.503715253441</text:p>
              </table:table-cell>
              <table:table-cell office:value-type="float" office:value="0.430791384409">
                <text:p>0.4307913844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3906">
                <text:p>5.53906</text:p>
              </table:table-cell>
              <table:table-cell office:value-type="float" office:value="0.289812108964">
                <text:p>0.289812108964</text:p>
              </table:table-cell>
              <table:table-cell office:value-type="float" office:value="0.500866182961">
                <text:p>0.500866182961</text:p>
              </table:table-cell>
              <table:table-cell office:value-type="float" office:value="0.431472941956">
                <text:p>0.4314729419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5469">
                <text:p>5.55469</text:p>
              </table:table-cell>
              <table:table-cell office:value-type="float" office:value="0.290374410496">
                <text:p>0.290374410496</text:p>
              </table:table-cell>
              <table:table-cell office:value-type="float" office:value="0.497206906641">
                <text:p>0.497206906641</text:p>
              </table:table-cell>
              <table:table-cell office:value-type="float" office:value="0.425799316089">
                <text:p>0.4257993160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7031">
                <text:p>5.57031</text:p>
              </table:table-cell>
              <table:table-cell office:value-type="float" office:value="0.290056567761">
                <text:p>0.290056567761</text:p>
              </table:table-cell>
              <table:table-cell office:value-type="float" office:value="0.496262482681">
                <text:p>0.496262482681</text:p>
              </table:table-cell>
              <table:table-cell office:value-type="float" office:value="0.424073161681">
                <text:p>0.4240731616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8594">
                <text:p>5.58594</text:p>
              </table:table-cell>
              <table:table-cell office:value-type="float" office:value="0.29062881">
                <text:p>0.29062881</text:p>
              </table:table-cell>
              <table:table-cell office:value-type="float" office:value="0.501269664016">
                <text:p>0.501269664016</text:p>
              </table:table-cell>
              <table:table-cell office:value-type="float" office:value="0.428751253681">
                <text:p>0.4287512536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0156">
                <text:p>5.60156</text:p>
              </table:table-cell>
              <table:table-cell office:value-type="float" office:value="0.291846291984">
                <text:p>0.291846291984</text:p>
              </table:table-cell>
              <table:table-cell office:value-type="float" office:value="0.505589258304">
                <text:p>0.505589258304</text:p>
              </table:table-cell>
              <table:table-cell office:value-type="float" office:value="0.432312825025">
                <text:p>0.4323128250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1719">
                <text:p>5.61719</text:p>
              </table:table-cell>
              <table:table-cell office:value-type="float" office:value="0.292278634384">
                <text:p>0.292278634384</text:p>
              </table:table-cell>
              <table:table-cell office:value-type="float" office:value="0.500866182961">
                <text:p>0.500866182961</text:p>
              </table:table-cell>
              <table:table-cell office:value-type="float" office:value="0.432783726769">
                <text:p>0.4327837267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3281">
                <text:p>5.63281</text:p>
              </table:table-cell>
              <table:table-cell office:value-type="float" office:value="0.292513314025">
                <text:p>0.292513314025</text:p>
              </table:table-cell>
              <table:table-cell office:value-type="float" office:value="0.494691375649">
                <text:p>0.494691375649</text:p>
              </table:table-cell>
              <table:table-cell office:value-type="float" office:value="0.435742571664">
                <text:p>0.435742571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4844">
                <text:p>5.64844</text:p>
              </table:table-cell>
              <table:table-cell office:value-type="float" office:value="0.291244788241">
                <text:p>0.291244788241</text:p>
              </table:table-cell>
              <table:table-cell office:value-type="float" office:value="0.496478070544">
                <text:p>0.496478070544</text:p>
              </table:table-cell>
              <table:table-cell office:value-type="float" office:value="0.440343725056">
                <text:p>0.440343725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6406">
                <text:p>5.66406</text:p>
              </table:table-cell>
              <table:table-cell office:value-type="float" office:value="0.288635413504">
                <text:p>0.288635413504</text:p>
              </table:table-cell>
              <table:table-cell office:value-type="float" office:value="0.503316464704">
                <text:p>0.503316464704</text:p>
              </table:table-cell>
              <table:table-cell office:value-type="float" office:value="0.438841327401">
                <text:p>0.4388413274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69">
                <text:p>5.67969</text:p>
              </table:table-cell>
              <table:table-cell office:value-type="float" office:value="0.288227249424">
                <text:p>0.288227249424</text:p>
              </table:table-cell>
              <table:table-cell office:value-type="float" office:value="0.5083832601">
                <text:p>0.5083832601</text:p>
              </table:table-cell>
              <table:table-cell office:value-type="float" office:value="0.434872983601">
                <text:p>0.4348729836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9531">
                <text:p>5.69531</text:p>
              </table:table-cell>
              <table:table-cell office:value-type="float" office:value="0.289656010809">
                <text:p>0.289656010809</text:p>
              </table:table-cell>
              <table:table-cell office:value-type="float" office:value="0.502549134649">
                <text:p>0.502549134649</text:p>
              </table:table-cell>
              <table:table-cell office:value-type="float" office:value="0.437123289409">
                <text:p>0.4371232894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094">
                <text:p>5.71094</text:p>
              </table:table-cell>
              <table:table-cell office:value-type="float" office:value="0.289787345761">
                <text:p>0.289787345761</text:p>
              </table:table-cell>
              <table:table-cell office:value-type="float" office:value="0.4926776481">
                <text:p>0.4926776481</text:p>
              </table:table-cell>
              <table:table-cell office:value-type="float" office:value="0.439659172624">
                <text:p>0.4396591726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2656">
                <text:p>5.72656</text:p>
              </table:table-cell>
              <table:table-cell office:value-type="float" office:value="0.290055490624">
                <text:p>0.290055490624</text:p>
              </table:table-cell>
              <table:table-cell office:value-type="float" office:value="0.488342404225">
                <text:p>0.488342404225</text:p>
              </table:table-cell>
              <table:table-cell office:value-type="float" office:value="0.436138726464">
                <text:p>0.436138726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4219">
                <text:p>5.74219</text:p>
              </table:table-cell>
              <table:table-cell office:value-type="float" office:value="0.289793805625">
                <text:p>0.289793805625</text:p>
              </table:table-cell>
              <table:table-cell office:value-type="float" office:value="0.487197020025">
                <text:p>0.487197020025</text:p>
              </table:table-cell>
              <table:table-cell office:value-type="float" office:value="0.4344919056">
                <text:p>0.4344919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5781">
                <text:p>5.75781</text:p>
              </table:table-cell>
              <table:table-cell office:value-type="float" office:value="0.288674096656">
                <text:p>0.288674096656</text:p>
              </table:table-cell>
              <table:table-cell office:value-type="float" office:value="0.486902510656">
                <text:p>0.486902510656</text:p>
              </table:table-cell>
              <table:table-cell office:value-type="float" office:value="0.438991054096">
                <text:p>0.4389910540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7344">
                <text:p>5.77344</text:p>
              </table:table-cell>
              <table:table-cell office:value-type="float" office:value="0.287854783441">
                <text:p>0.287854783441</text:p>
              </table:table-cell>
              <table:table-cell office:value-type="float" office:value="0.491897433316">
                <text:p>0.491897433316</text:p>
              </table:table-cell>
              <table:table-cell office:value-type="float" office:value="0.438598903824">
                <text:p>0.4385989038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8906">
                <text:p>5.78906</text:p>
              </table:table-cell>
              <table:table-cell office:value-type="float" office:value="0.2875426129">
                <text:p>0.2875426129</text:p>
              </table:table-cell>
              <table:table-cell office:value-type="float" office:value="0.495089547876">
                <text:p>0.495089547876</text:p>
              </table:table-cell>
              <table:table-cell office:value-type="float" office:value="0.431863208569">
                <text:p>0.4318632085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0469">
                <text:p>5.80469</text:p>
              </table:table-cell>
              <table:table-cell office:value-type="float" office:value="0.287347458304">
                <text:p>0.287347458304</text:p>
              </table:table-cell>
              <table:table-cell office:value-type="float" office:value="0.491517372889">
                <text:p>0.491517372889</text:p>
              </table:table-cell>
              <table:table-cell office:value-type="float" office:value="0.426765612529">
                <text:p>0.426765612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2031">
                <text:p>5.82031</text:p>
              </table:table-cell>
              <table:table-cell office:value-type="float" office:value="0.288525825316">
                <text:p>0.288525825316</text:p>
              </table:table-cell>
              <table:table-cell office:value-type="float" office:value="0.488526908809">
                <text:p>0.488526908809</text:p>
              </table:table-cell>
              <table:table-cell office:value-type="float" office:value="0.425071400625">
                <text:p>0.425071400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3594">
                <text:p>5.83594</text:p>
              </table:table-cell>
              <table:table-cell office:value-type="float" office:value="0.289770119809">
                <text:p>0.289770119809</text:p>
              </table:table-cell>
              <table:table-cell office:value-type="float" office:value="0.489785823409">
                <text:p>0.489785823409</text:p>
              </table:table-cell>
              <table:table-cell office:value-type="float" office:value="0.425243539449">
                <text:p>0.4252435394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5156">
                <text:p>5.85156</text:p>
              </table:table-cell>
              <table:table-cell office:value-type="float" office:value="0.2893148944">
                <text:p>0.2893148944</text:p>
              </table:table-cell>
              <table:table-cell office:value-type="float" office:value="0.488784155161">
                <text:p>0.488784155161</text:p>
              </table:table-cell>
              <table:table-cell office:value-type="float" office:value="0.428888770816">
                <text:p>0.4288887708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6719">
                <text:p>5.86719</text:p>
              </table:table-cell>
              <table:table-cell office:value-type="float" office:value="0.288731051569">
                <text:p>0.288731051569</text:p>
              </table:table-cell>
              <table:table-cell office:value-type="float" office:value="0.4865620516">
                <text:p>0.4865620516</text:p>
              </table:table-cell>
              <table:table-cell office:value-type="float" office:value="0.433659126784">
                <text:p>0.43365912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8281">
                <text:p>5.88281</text:p>
              </table:table-cell>
              <table:table-cell office:value-type="float" office:value="0.286646735236">
                <text:p>0.286646735236</text:p>
              </table:table-cell>
              <table:table-cell office:value-type="float" office:value="0.489097416025">
                <text:p>0.489097416025</text:p>
              </table:table-cell>
              <table:table-cell office:value-type="float" office:value="0.432644271049">
                <text:p>0.432644271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9844">
                <text:p>5.89844</text:p>
              </table:table-cell>
              <table:table-cell office:value-type="float" office:value="0.285119689156">
                <text:p>0.285119689156</text:p>
              </table:table-cell>
              <table:table-cell office:value-type="float" office:value="0.492128907361">
                <text:p>0.492128907361</text:p>
              </table:table-cell>
              <table:table-cell office:value-type="float" office:value="0.428423920681">
                <text:p>0.4284239206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1406">
                <text:p>5.91406</text:p>
              </table:table-cell>
              <table:table-cell office:value-type="float" office:value="0.2872638409">
                <text:p>0.2872638409</text:p>
              </table:table-cell>
              <table:table-cell office:value-type="float" office:value="0.490806731776">
                <text:p>0.490806731776</text:p>
              </table:table-cell>
              <table:table-cell office:value-type="float" office:value="0.422178961009">
                <text:p>0.4221789610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969">
                <text:p>5.92969</text:p>
              </table:table-cell>
              <table:table-cell office:value-type="float" office:value="0.289315970161">
                <text:p>0.289315970161</text:p>
              </table:table-cell>
              <table:table-cell office:value-type="float" office:value="0.485903796624">
                <text:p>0.485903796624</text:p>
              </table:table-cell>
              <table:table-cell office:value-type="float" office:value="0.415475641476">
                <text:p>0.415475641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531">
                <text:p>5.94531</text:p>
              </table:table-cell>
              <table:table-cell office:value-type="float" office:value="0.289667851264">
                <text:p>0.289667851264</text:p>
              </table:table-cell>
              <table:table-cell office:value-type="float" office:value="0.482633099524">
                <text:p>0.482633099524</text:p>
              </table:table-cell>
              <table:table-cell office:value-type="float" office:value="0.415972111681">
                <text:p>0.4159721116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6094">
                <text:p>5.96094</text:p>
              </table:table-cell>
              <table:table-cell office:value-type="float" office:value="0.289141722961">
                <text:p>0.289141722961</text:p>
              </table:table-cell>
              <table:table-cell office:value-type="float" office:value="0.482174694544">
                <text:p>0.482174694544</text:p>
              </table:table-cell>
              <table:table-cell office:value-type="float" office:value="0.421693085641">
                <text:p>0.4216930856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7656">
                <text:p>5.97656</text:p>
              </table:table-cell>
              <table:table-cell office:value-type="float" office:value="0.287766800721">
                <text:p>0.287766800721</text:p>
              </table:table-cell>
              <table:table-cell office:value-type="float" office:value="0.481071249649">
                <text:p>0.481071249649</text:p>
              </table:table-cell>
              <table:table-cell office:value-type="float" office:value="0.423011054449">
                <text:p>0.423011054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9219">
                <text:p>5.99219</text:p>
              </table:table-cell>
              <table:table-cell office:value-type="float" office:value="0.286263521296">
                <text:p>0.286263521296</text:p>
              </table:table-cell>
              <table:table-cell office:value-type="float" office:value="0.481683193156">
                <text:p>0.481683193156</text:p>
              </table:table-cell>
              <table:table-cell office:value-type="float" office:value="0.421151677444">
                <text:p>0.4211516774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0781">
                <text:p>6.00781</text:p>
              </table:table-cell>
              <table:table-cell office:value-type="float" office:value="0.2872745604">
                <text:p>0.2872745604</text:p>
              </table:table-cell>
              <table:table-cell office:value-type="float" office:value="0.481137836881">
                <text:p>0.481137836881</text:p>
              </table:table-cell>
              <table:table-cell office:value-type="float" office:value="0.420512043961">
                <text:p>0.420512043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2344">
                <text:p>6.02344</text:p>
              </table:table-cell>
              <table:table-cell office:value-type="float" office:value="0.288294898761">
                <text:p>0.288294898761</text:p>
              </table:table-cell>
              <table:table-cell office:value-type="float" office:value="0.479818050721">
                <text:p>0.479818050721</text:p>
              </table:table-cell>
              <table:table-cell office:value-type="float" office:value="0.417714030864">
                <text:p>0.417714030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906">
                <text:p>6.03906</text:p>
              </table:table-cell>
              <table:table-cell office:value-type="float" office:value="0.287732469649">
                <text:p>0.287732469649</text:p>
              </table:table-cell>
              <table:table-cell office:value-type="float" office:value="0.481515251569">
                <text:p>0.481515251569</text:p>
              </table:table-cell>
              <table:table-cell office:value-type="float" office:value="0.413559603396">
                <text:p>0.4135596033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5469">
                <text:p>6.05469</text:p>
              </table:table-cell>
              <table:table-cell office:value-type="float" office:value="0.287528671089">
                <text:p>0.287528671089</text:p>
              </table:table-cell>
              <table:table-cell office:value-type="float" office:value="0.480646864369">
                <text:p>0.480646864369</text:p>
              </table:table-cell>
              <table:table-cell office:value-type="float" office:value="0.41563809">
                <text:p>0.415638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7031">
                <text:p>6.07031</text:p>
              </table:table-cell>
              <table:table-cell office:value-type="float" office:value="0.287598383524">
                <text:p>0.287598383524</text:p>
              </table:table-cell>
              <table:table-cell office:value-type="float" office:value="0.47582404">
                <text:p>0.47582404</text:p>
              </table:table-cell>
              <table:table-cell office:value-type="float" office:value="0.422453201296">
                <text:p>0.422453201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8594">
                <text:p>6.08594</text:p>
              </table:table-cell>
              <table:table-cell office:value-type="float" office:value="0.285225424225">
                <text:p>0.285225424225</text:p>
              </table:table-cell>
              <table:table-cell office:value-type="float" office:value="0.474920831025">
                <text:p>0.474920831025</text:p>
              </table:table-cell>
              <table:table-cell office:value-type="float" office:value="0.425617931236">
                <text:p>0.425617931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0156">
                <text:p>6.10156</text:p>
              </table:table-cell>
              <table:table-cell office:value-type="float" office:value="0.2824603609">
                <text:p>0.2824603609</text:p>
              </table:table-cell>
              <table:table-cell office:value-type="float" office:value="0.475408871001">
                <text:p>0.475408871001</text:p>
              </table:table-cell>
              <table:table-cell office:value-type="float" office:value="0.4224350025">
                <text:p>0.42243500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1719">
                <text:p>6.11719</text:p>
              </table:table-cell>
              <table:table-cell office:value-type="float" office:value="0.281171425536">
                <text:p>0.281171425536</text:p>
              </table:table-cell>
              <table:table-cell office:value-type="float" office:value="0.472880401569">
                <text:p>0.472880401569</text:p>
              </table:table-cell>
              <table:table-cell office:value-type="float" office:value="0.416351434009">
                <text:p>0.4163514340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3281">
                <text:p>6.13281</text:p>
              </table:table-cell>
              <table:table-cell office:value-type="float" office:value="0.280658371984">
                <text:p>0.280658371984</text:p>
              </table:table-cell>
              <table:table-cell office:value-type="float" office:value="0.471993732324">
                <text:p>0.471993732324</text:p>
              </table:table-cell>
              <table:table-cell office:value-type="float" office:value="0.413713958436">
                <text:p>0.413713958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4844">
                <text:p>6.14844</text:p>
              </table:table-cell>
              <table:table-cell office:value-type="float" office:value="0.280431675364">
                <text:p>0.280431675364</text:p>
              </table:table-cell>
              <table:table-cell office:value-type="float" office:value="0.476098620001">
                <text:p>0.476098620001</text:p>
              </table:table-cell>
              <table:table-cell office:value-type="float" office:value="0.415320958116">
                <text:p>0.4153209581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6406">
                <text:p>6.16406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0.4813306884">
                <text:p>0.4813306884</text:p>
              </table:table-cell>
              <table:table-cell office:value-type="float" office:value="0.420844125625">
                <text:p>0.420844125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7969">
                <text:p>6.17969</text:p>
              </table:table-cell>
              <table:table-cell office:value-type="float" office:value="0.2786995264">
                <text:p>0.2786995264</text:p>
              </table:table-cell>
              <table:table-cell office:value-type="float" office:value="0.478969189776">
                <text:p>0.478969189776</text:p>
              </table:table-cell>
              <table:table-cell office:value-type="float" office:value="0.424646419201">
                <text:p>0.424646419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9531">
                <text:p>6.19531</text:p>
              </table:table-cell>
              <table:table-cell office:value-type="float" office:value="0.278515840516">
                <text:p>0.278515840516</text:p>
              </table:table-cell>
              <table:table-cell office:value-type="float" office:value="0.472267205089">
                <text:p>0.472267205089</text:p>
              </table:table-cell>
              <table:table-cell office:value-type="float" office:value="0.423483371536">
                <text:p>0.42348337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1094">
                <text:p>6.21094</text:p>
              </table:table-cell>
              <table:table-cell office:value-type="float" office:value="0.279421131609">
                <text:p>0.279421131609</text:p>
              </table:table-cell>
              <table:table-cell office:value-type="float" office:value="0.473299969024">
                <text:p>0.473299969024</text:p>
              </table:table-cell>
              <table:table-cell office:value-type="float" office:value="0.422528600484">
                <text:p>0.4225286004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2656">
                <text:p>6.22656</text:p>
              </table:table-cell>
              <table:table-cell office:value-type="float" office:value="0.279926704561">
                <text:p>0.279926704561</text:p>
              </table:table-cell>
              <table:table-cell office:value-type="float" office:value="0.481865047225">
                <text:p>0.481865047225</text:p>
              </table:table-cell>
              <table:table-cell office:value-type="float" office:value="0.418836774976">
                <text:p>0.4188367749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4219">
                <text:p>6.24219</text:p>
              </table:table-cell>
              <table:table-cell office:value-type="float" office:value="0.280569377344">
                <text:p>0.280569377344</text:p>
              </table:table-cell>
              <table:table-cell office:value-type="float" office:value="0.484456368841">
                <text:p>0.484456368841</text:p>
              </table:table-cell>
              <table:table-cell office:value-type="float" office:value="0.414571152384">
                <text:p>0.4145711523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5781">
                <text:p>6.25781</text:p>
              </table:table-cell>
              <table:table-cell office:value-type="float" office:value="0.280747380736">
                <text:p>0.280747380736</text:p>
              </table:table-cell>
              <table:table-cell office:value-type="float" office:value="0.474083200369">
                <text:p>0.474083200369</text:p>
              </table:table-cell>
              <table:table-cell office:value-type="float" office:value="0.413780854564">
                <text:p>0.4137808545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7344">
                <text:p>6.27344</text:p>
              </table:table-cell>
              <table:table-cell office:value-type="float" office:value="0.280292948329">
                <text:p>0.280292948329</text:p>
              </table:table-cell>
              <table:table-cell office:value-type="float" office:value="0.464107012516">
                <text:p>0.464107012516</text:p>
              </table:table-cell>
              <table:table-cell office:value-type="float" office:value="0.414912474769">
                <text:p>0.4149124747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906">
                <text:p>6.28906</text:p>
              </table:table-cell>
              <table:table-cell office:value-type="float" office:value="0.280679563264">
                <text:p>0.280679563264</text:p>
              </table:table-cell>
              <table:table-cell office:value-type="float" office:value="0.466428897936">
                <text:p>0.466428897936</text:p>
              </table:table-cell>
              <table:table-cell office:value-type="float" office:value="0.4159863009">
                <text:p>0.41598630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0469">
                <text:p>6.30469</text:p>
              </table:table-cell>
              <table:table-cell office:value-type="float" office:value="0.281562890625">
                <text:p>0.281562890625</text:p>
              </table:table-cell>
              <table:table-cell office:value-type="float" office:value="0.472650750016">
                <text:p>0.472650750016</text:p>
              </table:table-cell>
              <table:table-cell office:value-type="float" office:value="0.412288557409">
                <text:p>0.412288557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2031">
                <text:p>6.32031</text:p>
              </table:table-cell>
              <table:table-cell office:value-type="float" office:value="0.282224437504">
                <text:p>0.282224437504</text:p>
              </table:table-cell>
              <table:table-cell office:value-type="float" office:value="0.472576503364">
                <text:p>0.472576503364</text:p>
              </table:table-cell>
              <table:table-cell office:value-type="float" office:value="0.405974139921">
                <text:p>0.4059741399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3594">
                <text:p>6.33594</text:p>
              </table:table-cell>
              <table:table-cell office:value-type="float" office:value="0.282468864484">
                <text:p>0.282468864484</text:p>
              </table:table-cell>
              <table:table-cell office:value-type="float" office:value="0.471308337361">
                <text:p>0.471308337361</text:p>
              </table:table-cell>
              <table:table-cell office:value-type="float" office:value="0.4058072209">
                <text:p>0.40580722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5156">
                <text:p>6.35156</text:p>
              </table:table-cell>
              <table:table-cell office:value-type="float" office:value="0.282871868449">
                <text:p>0.282871868449</text:p>
              </table:table-cell>
              <table:table-cell office:value-type="float" office:value="0.469771789201">
                <text:p>0.469771789201</text:p>
              </table:table-cell>
              <table:table-cell office:value-type="float" office:value="0.410449079569">
                <text:p>0.4104490795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6719">
                <text:p>6.36719</text:p>
              </table:table-cell>
              <table:table-cell office:value-type="float" office:value="0.282559222969">
                <text:p>0.282559222969</text:p>
              </table:table-cell>
              <table:table-cell office:value-type="float" office:value="0.466930322329">
                <text:p>0.466930322329</text:p>
              </table:table-cell>
              <table:table-cell office:value-type="float" office:value="0.413485008784">
                <text:p>0.4134850087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8281">
                <text:p>6.38281</text:p>
              </table:table-cell>
              <table:table-cell office:value-type="float" office:value="0.281147034289">
                <text:p>0.281147034289</text:p>
              </table:table-cell>
              <table:table-cell office:value-type="float" office:value="0.465793965081">
                <text:p>0.465793965081</text:p>
              </table:table-cell>
              <table:table-cell office:value-type="float" office:value="0.412122913024">
                <text:p>0.4121229130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39844">
                <text:p>6.39844</text:p>
              </table:table-cell>
              <table:table-cell office:value-type="float" office:value="0.280091802169">
                <text:p>0.280091802169</text:p>
              </table:table-cell>
              <table:table-cell office:value-type="float" office:value="0.466000100164">
                <text:p>0.466000100164</text:p>
              </table:table-cell>
              <table:table-cell office:value-type="float" office:value="0.408765865104">
                <text:p>0.408765865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1406">
                <text:p>6.41406</text:p>
              </table:table-cell>
              <table:table-cell office:value-type="float" office:value="0.280215657316">
                <text:p>0.280215657316</text:p>
              </table:table-cell>
              <table:table-cell office:value-type="float" office:value="0.463818205764">
                <text:p>0.463818205764</text:p>
              </table:table-cell>
              <table:table-cell office:value-type="float" office:value="0.4063935001">
                <text:p>0.4063935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2969">
                <text:p>6.42969</text:p>
              </table:table-cell>
              <table:table-cell office:value-type="float" office:value="0.278489453841">
                <text:p>0.278489453841</text:p>
              </table:table-cell>
              <table:table-cell office:value-type="float" office:value="0.461330299369">
                <text:p>0.461330299369</text:p>
              </table:table-cell>
              <table:table-cell office:value-type="float" office:value="0.406883239876">
                <text:p>0.4068832398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31">
                <text:p>6.44531</text:p>
              </table:table-cell>
              <table:table-cell office:value-type="float" office:value="0.277502436225">
                <text:p>0.277502436225</text:p>
              </table:table-cell>
              <table:table-cell office:value-type="float" office:value="0.461333016225">
                <text:p>0.461333016225</text:p>
              </table:table-cell>
              <table:table-cell office:value-type="float" office:value="0.4077971881">
                <text:p>0.40779718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6094">
                <text:p>6.46094</text:p>
              </table:table-cell>
              <table:table-cell office:value-type="float" office:value="0.278413467201">
                <text:p>0.278413467201</text:p>
              </table:table-cell>
              <table:table-cell office:value-type="float" office:value="0.462997232721">
                <text:p>0.462997232721</text:p>
              </table:table-cell>
              <table:table-cell office:value-type="float" office:value="0.404414596096">
                <text:p>0.4044145960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7656">
                <text:p>6.47656</text:p>
              </table:table-cell>
              <table:table-cell office:value-type="float" office:value="0.278086420921">
                <text:p>0.278086420921</text:p>
              </table:table-cell>
              <table:table-cell office:value-type="float" office:value="0.463987119556">
                <text:p>0.463987119556</text:p>
              </table:table-cell>
              <table:table-cell office:value-type="float" office:value="0.399724888644">
                <text:p>0.3997248886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9219">
                <text:p>6.49219</text:p>
              </table:table-cell>
              <table:table-cell office:value-type="float" office:value="0.278490509284">
                <text:p>0.278490509284</text:p>
              </table:table-cell>
              <table:table-cell office:value-type="float" office:value="0.460081393849">
                <text:p>0.460081393849</text:p>
              </table:table-cell>
              <table:table-cell office:value-type="float" office:value="0.400497856801">
                <text:p>0.4004978568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0781">
                <text:p>6.50781</text:p>
              </table:table-cell>
              <table:table-cell office:value-type="float" office:value="0.279260459401">
                <text:p>0.279260459401</text:p>
              </table:table-cell>
              <table:table-cell office:value-type="float" office:value="0.459406062025">
                <text:p>0.459406062025</text:p>
              </table:table-cell>
              <table:table-cell office:value-type="float" office:value="0.402632128089">
                <text:p>0.4026321280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2344">
                <text:p>6.52344</text:p>
              </table:table-cell>
              <table:table-cell office:value-type="float" office:value="0.279490911561">
                <text:p>0.279490911561</text:p>
              </table:table-cell>
              <table:table-cell office:value-type="float" office:value="0.461083098961">
                <text:p>0.461083098961</text:p>
              </table:table-cell>
              <table:table-cell office:value-type="float" office:value="0.40094224">
                <text:p>0.400942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3906">
                <text:p>6.53906</text:p>
              </table:table-cell>
              <table:table-cell office:value-type="float" office:value="0.280277065744">
                <text:p>0.280277065744</text:p>
              </table:table-cell>
              <table:table-cell office:value-type="float" office:value="0.460485745281">
                <text:p>0.460485745281</text:p>
              </table:table-cell>
              <table:table-cell office:value-type="float" office:value="0.397773660249">
                <text:p>0.397773660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5469">
                <text:p>6.55469</text:p>
              </table:table-cell>
              <table:table-cell office:value-type="float" office:value="0.281415396196">
                <text:p>0.281415396196</text:p>
              </table:table-cell>
              <table:table-cell office:value-type="float" office:value="0.457207221241">
                <text:p>0.457207221241</text:p>
              </table:table-cell>
              <table:table-cell office:value-type="float" office:value="0.395963113536">
                <text:p>0.3959631135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7031">
                <text:p>6.57031</text:p>
              </table:table-cell>
              <table:table-cell office:value-type="float" office:value="0.282432725136">
                <text:p>0.282432725136</text:p>
              </table:table-cell>
              <table:table-cell office:value-type="float" office:value="0.452926308004">
                <text:p>0.452926308004</text:p>
              </table:table-cell>
              <table:table-cell office:value-type="float" office:value="0.396553575625">
                <text:p>0.39655357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58594">
                <text:p>6.58594</text:p>
              </table:table-cell>
              <table:table-cell office:value-type="float" office:value="0.283935516736">
                <text:p>0.283935516736</text:p>
              </table:table-cell>
              <table:table-cell office:value-type="float" office:value="0.449000505625">
                <text:p>0.449000505625</text:p>
              </table:table-cell>
              <table:table-cell office:value-type="float" office:value="0.397733296921">
                <text:p>0.3977332969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0156">
                <text:p>6.60156</text:p>
              </table:table-cell>
              <table:table-cell office:value-type="float" office:value="0.284852768656">
                <text:p>0.284852768656</text:p>
              </table:table-cell>
              <table:table-cell office:value-type="float" office:value="0.4484713024">
                <text:p>0.4484713024</text:p>
              </table:table-cell>
              <table:table-cell office:value-type="float" office:value="0.398619237769">
                <text:p>0.3986192377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1719">
                <text:p>6.61719</text:p>
              </table:table-cell>
              <table:table-cell office:value-type="float" office:value="0.285462598369">
                <text:p>0.285462598369</text:p>
              </table:table-cell>
              <table:table-cell office:value-type="float" office:value="0.450356419396">
                <text:p>0.450356419396</text:p>
              </table:table-cell>
              <table:table-cell office:value-type="float" office:value="0.399277389456">
                <text:p>0.3992773894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3281">
                <text:p>6.63281</text:p>
              </table:table-cell>
              <table:table-cell office:value-type="float" office:value="0.286518255076">
                <text:p>0.286518255076</text:p>
              </table:table-cell>
              <table:table-cell office:value-type="float" office:value="0.45198729">
                <text:p>0.45198729</text:p>
              </table:table-cell>
              <table:table-cell office:value-type="float" office:value="0.395891381601">
                <text:p>0.3958913816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4844">
                <text:p>6.64844</text:p>
              </table:table-cell>
              <table:table-cell office:value-type="float" office:value="0.285881633041">
                <text:p>0.285881633041</text:p>
              </table:table-cell>
              <table:table-cell office:value-type="float" office:value="0.449338286929">
                <text:p>0.449338286929</text:p>
              </table:table-cell>
              <table:table-cell office:value-type="float" office:value="0.389909078329">
                <text:p>0.389909078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6406">
                <text:p>6.66406</text:p>
              </table:table-cell>
              <table:table-cell office:value-type="float" office:value="0.285217947364">
                <text:p>0.285217947364</text:p>
              </table:table-cell>
              <table:table-cell office:value-type="float" office:value="0.445283951616">
                <text:p>0.445283951616</text:p>
              </table:table-cell>
              <table:table-cell office:value-type="float" office:value="0.387773971225">
                <text:p>0.3877739712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7969">
                <text:p>6.67969</text:p>
              </table:table-cell>
              <table:table-cell office:value-type="float" office:value="0.284421689344">
                <text:p>0.284421689344</text:p>
              </table:table-cell>
              <table:table-cell office:value-type="float" office:value="0.444631575249">
                <text:p>0.444631575249</text:p>
              </table:table-cell>
              <table:table-cell office:value-type="float" office:value="0.387928419921">
                <text:p>0.3879284199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69531">
                <text:p>6.69531</text:p>
              </table:table-cell>
              <table:table-cell office:value-type="float" office:value="0.282321132921">
                <text:p>0.282321132921</text:p>
              </table:table-cell>
              <table:table-cell office:value-type="float" office:value="0.4449690436">
                <text:p>0.4449690436</text:p>
              </table:table-cell>
              <table:table-cell office:value-type="float" office:value="0.389653105284">
                <text:p>0.389653105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1094">
                <text:p>6.71094</text:p>
              </table:table-cell>
              <table:table-cell office:value-type="float" office:value="0.280180721041">
                <text:p>0.280180721041</text:p>
              </table:table-cell>
              <table:table-cell office:value-type="float" office:value="0.446182584961">
                <text:p>0.446182584961</text:p>
              </table:table-cell>
              <table:table-cell office:value-type="float" office:value="0.389311106704">
                <text:p>0.3893111067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2656">
                <text:p>6.72656</text:p>
              </table:table-cell>
              <table:table-cell office:value-type="float" office:value="0.2797246321">
                <text:p>0.2797246321</text:p>
              </table:table-cell>
              <table:table-cell office:value-type="float" office:value="0.444723599376">
                <text:p>0.444723599376</text:p>
              </table:table-cell>
              <table:table-cell office:value-type="float" office:value="0.387183862081">
                <text:p>0.3871838620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4219">
                <text:p>6.74219</text:p>
              </table:table-cell>
              <table:table-cell office:value-type="float" office:value="0.2798304201">
                <text:p>0.2798304201</text:p>
              </table:table-cell>
              <table:table-cell office:value-type="float" office:value="0.4412679184">
                <text:p>0.4412679184</text:p>
              </table:table-cell>
              <table:table-cell office:value-type="float" office:value="0.385870804225">
                <text:p>0.3858708042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5781">
                <text:p>6.75781</text:p>
              </table:table-cell>
              <table:table-cell office:value-type="float" office:value="0.279909774225">
                <text:p>0.279909774225</text:p>
              </table:table-cell>
              <table:table-cell office:value-type="float" office:value="0.441661259776">
                <text:p>0.441661259776</text:p>
              </table:table-cell>
              <table:table-cell office:value-type="float" office:value="0.382545961009">
                <text:p>0.3825459610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7344">
                <text:p>6.77344</text:p>
              </table:table-cell>
              <table:table-cell office:value-type="float" office:value="0.280498403641">
                <text:p>0.280498403641</text:p>
              </table:table-cell>
              <table:table-cell office:value-type="float" office:value="0.439652541969">
                <text:p>0.439652541969</text:p>
              </table:table-cell>
              <table:table-cell office:value-type="float" office:value="0.379138210564">
                <text:p>0.3791382105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78906">
                <text:p>6.78906</text:p>
              </table:table-cell>
              <table:table-cell office:value-type="float" office:value="0.280165900249">
                <text:p>0.280165900249</text:p>
              </table:table-cell>
              <table:table-cell office:value-type="float" office:value="0.434936293009">
                <text:p>0.434936293009</text:p>
              </table:table-cell>
              <table:table-cell office:value-type="float" office:value="0.3790126096">
                <text:p>0.37901260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0469">
                <text:p>6.80469</text:p>
              </table:table-cell>
              <table:table-cell office:value-type="float" office:value="0.279029045824">
                <text:p>0.279029045824</text:p>
              </table:table-cell>
              <table:table-cell office:value-type="float" office:value="0.43507216">
                <text:p>0.43507216</text:p>
              </table:table-cell>
              <table:table-cell office:value-type="float" office:value="0.384159477636">
                <text:p>0.384159477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2031">
                <text:p>6.82031</text:p>
              </table:table-cell>
              <table:table-cell office:value-type="float" office:value="0.278769216196">
                <text:p>0.278769216196</text:p>
              </table:table-cell>
              <table:table-cell office:value-type="float" office:value="0.435776897956">
                <text:p>0.435776897956</text:p>
              </table:table-cell>
              <table:table-cell office:value-type="float" office:value="0.390346299729">
                <text:p>0.3903462997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3594">
                <text:p>6.83594</text:p>
              </table:table-cell>
              <table:table-cell office:value-type="float" office:value="0.279987023044">
                <text:p>0.279987023044</text:p>
              </table:table-cell>
              <table:table-cell office:value-type="float" office:value="0.432415401889">
                <text:p>0.432415401889</text:p>
              </table:table-cell>
              <table:table-cell office:value-type="float" office:value="0.388409400625">
                <text:p>0.388409400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5156">
                <text:p>6.85156</text:p>
              </table:table-cell>
              <table:table-cell office:value-type="float" office:value="0.280863961156">
                <text:p>0.280863961156</text:p>
              </table:table-cell>
              <table:table-cell office:value-type="float" office:value="0.431667396196">
                <text:p>0.431667396196</text:p>
              </table:table-cell>
              <table:table-cell office:value-type="float" office:value="0.3817509796">
                <text:p>0.38175097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6719">
                <text:p>6.86719</text:p>
              </table:table-cell>
              <table:table-cell office:value-type="float" office:value="0.280632943504">
                <text:p>0.280632943504</text:p>
              </table:table-cell>
              <table:table-cell office:value-type="float" office:value="0.433389172329">
                <text:p>0.433389172329</text:p>
              </table:table-cell>
              <table:table-cell office:value-type="float" office:value="0.380198026404">
                <text:p>0.3801980264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8281">
                <text:p>6.88281</text:p>
              </table:table-cell>
              <table:table-cell office:value-type="float" office:value="0.2799150649">
                <text:p>0.2799150649</text:p>
              </table:table-cell>
              <table:table-cell office:value-type="float" office:value="0.433768449321">
                <text:p>0.433768449321</text:p>
              </table:table-cell>
              <table:table-cell office:value-type="float" office:value="0.380523661956">
                <text:p>0.3805236619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9844">
                <text:p>6.89844</text:p>
              </table:table-cell>
              <table:table-cell office:value-type="float" office:value="0.279538493796">
                <text:p>0.279538493796</text:p>
              </table:table-cell>
              <table:table-cell office:value-type="float" office:value="0.429410226436">
                <text:p>0.429410226436</text:p>
              </table:table-cell>
              <table:table-cell office:value-type="float" office:value="0.377251467264">
                <text:p>0.3772514672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1406">
                <text:p>6.91406</text:p>
              </table:table-cell>
              <table:table-cell office:value-type="float" office:value="0.278329049761">
                <text:p>0.278329049761</text:p>
              </table:table-cell>
              <table:table-cell office:value-type="float" office:value="0.425071400625">
                <text:p>0.425071400625</text:p>
              </table:table-cell>
              <table:table-cell office:value-type="float" office:value="0.374344514569">
                <text:p>0.3743445145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2969">
                <text:p>6.92969</text:p>
              </table:table-cell>
              <table:table-cell office:value-type="float" office:value="0.275637600144">
                <text:p>0.275637600144</text:p>
              </table:table-cell>
              <table:table-cell office:value-type="float" office:value="0.425006205625">
                <text:p>0.425006205625</text:p>
              </table:table-cell>
              <table:table-cell office:value-type="float" office:value="0.373098629124">
                <text:p>0.3730986291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531">
                <text:p>6.94531</text:p>
              </table:table-cell>
              <table:table-cell office:value-type="float" office:value="0.273824051524">
                <text:p>0.273824051524</text:p>
              </table:table-cell>
              <table:table-cell office:value-type="float" office:value="0.426355455681">
                <text:p>0.426355455681</text:p>
              </table:table-cell>
              <table:table-cell office:value-type="float" office:value="0.372890979904">
                <text:p>0.3728909799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6094">
                <text:p>6.96094</text:p>
              </table:table-cell>
              <table:table-cell office:value-type="float" office:value="0.272429714704">
                <text:p>0.272429714704</text:p>
              </table:table-cell>
              <table:table-cell office:value-type="float" office:value="0.42627841">
                <text:p>0.42627841</text:p>
              </table:table-cell>
              <table:table-cell office:value-type="float" office:value="0.371351296996">
                <text:p>0.371351296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7656">
                <text:p>6.97656</text:p>
              </table:table-cell>
              <table:table-cell office:value-type="float" office:value="0.270380240361">
                <text:p>0.270380240361</text:p>
              </table:table-cell>
              <table:table-cell office:value-type="float" office:value="0.422107491204">
                <text:p>0.422107491204</text:p>
              </table:table-cell>
              <table:table-cell office:value-type="float" office:value="0.3693722176">
                <text:p>0.3693722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219">
                <text:p>6.99219</text:p>
              </table:table-cell>
              <table:table-cell office:value-type="float" office:value="0.268869212676">
                <text:p>0.268869212676</text:p>
              </table:table-cell>
              <table:table-cell office:value-type="float" office:value="0.416378535076">
                <text:p>0.416378535076</text:p>
              </table:table-cell>
              <table:table-cell office:value-type="float" office:value="0.367820416324">
                <text:p>0.3678204163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0781">
                <text:p>7.00781</text:p>
              </table:table-cell>
              <table:table-cell office:value-type="float" office:value="0.269046577809">
                <text:p>0.269046577809</text:p>
              </table:table-cell>
              <table:table-cell office:value-type="float" office:value="0.413213695489">
                <text:p>0.413213695489</text:p>
              </table:table-cell>
              <table:table-cell office:value-type="float" office:value="0.364329338409">
                <text:p>0.364329338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2344">
                <text:p>7.02344</text:p>
              </table:table-cell>
              <table:table-cell office:value-type="float" office:value="0.269877133009">
                <text:p>0.269877133009</text:p>
              </table:table-cell>
              <table:table-cell office:value-type="float" office:value="0.4117018896">
                <text:p>0.4117018896</text:p>
              </table:table-cell>
              <table:table-cell office:value-type="float" office:value="0.361289953476">
                <text:p>0.361289953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3906">
                <text:p>7.03906</text:p>
              </table:table-cell>
              <table:table-cell office:value-type="float" office:value="0.269782592836">
                <text:p>0.269782592836</text:p>
              </table:table-cell>
              <table:table-cell office:value-type="float" office:value="0.408175320996">
                <text:p>0.408175320996</text:p>
              </table:table-cell>
              <table:table-cell office:value-type="float" office:value="0.362543677456">
                <text:p>0.362543677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5469">
                <text:p>7.05469</text:p>
              </table:table-cell>
              <table:table-cell office:value-type="float" office:value="0.2688733609">
                <text:p>0.2688733609</text:p>
              </table:table-cell>
              <table:table-cell office:value-type="float" office:value="0.404480736144">
                <text:p>0.404480736144</text:p>
              </table:table-cell>
              <table:table-cell office:value-type="float" office:value="0.364226734144">
                <text:p>0.364226734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7031">
                <text:p>7.07031</text:p>
              </table:table-cell>
              <table:table-cell office:value-type="float" office:value="0.268439008321">
                <text:p>0.268439008321</text:p>
              </table:table-cell>
              <table:table-cell office:value-type="float" office:value="0.4034155225">
                <text:p>0.4034155225</text:p>
              </table:table-cell>
              <table:table-cell office:value-type="float" office:value="0.362714698564">
                <text:p>0.3627146985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8594">
                <text:p>7.08594</text:p>
              </table:table-cell>
              <table:table-cell office:value-type="float" office:value="0.267874564356">
                <text:p>0.267874564356</text:p>
              </table:table-cell>
              <table:table-cell office:value-type="float" office:value="0.407668203121">
                <text:p>0.407668203121</text:p>
              </table:table-cell>
              <table:table-cell office:value-type="float" office:value="0.360591843049">
                <text:p>0.3605918430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0156">
                <text:p>7.10156</text:p>
              </table:table-cell>
              <table:table-cell office:value-type="float" office:value="0.267480324225">
                <text:p>0.267480324225</text:p>
              </table:table-cell>
              <table:table-cell office:value-type="float" office:value="0.407718006784">
                <text:p>0.407718006784</text:p>
              </table:table-cell>
              <table:table-cell office:value-type="float" office:value="0.36144144">
                <text:p>0.36144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1719">
                <text:p>7.11719</text:p>
              </table:table-cell>
              <table:table-cell office:value-type="float" office:value="0.267065702656">
                <text:p>0.267065702656</text:p>
              </table:table-cell>
              <table:table-cell office:value-type="float" office:value="0.400158721561">
                <text:p>0.400158721561</text:p>
              </table:table-cell>
              <table:table-cell office:value-type="float" office:value="0.361939404996">
                <text:p>0.361939404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3281">
                <text:p>7.13281</text:p>
              </table:table-cell>
              <table:table-cell office:value-type="float" office:value="0.266165191744">
                <text:p>0.266165191744</text:p>
              </table:table-cell>
              <table:table-cell office:value-type="float" office:value="0.392403269241">
                <text:p>0.392403269241</text:p>
              </table:table-cell>
              <table:table-cell office:value-type="float" office:value="0.360525791844">
                <text:p>0.3605257918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4844">
                <text:p>7.14844</text:p>
              </table:table-cell>
              <table:table-cell office:value-type="float" office:value="0.265287833721">
                <text:p>0.265287833721</text:p>
              </table:table-cell>
              <table:table-cell office:value-type="float" office:value="0.390572501764">
                <text:p>0.390572501764</text:p>
              </table:table-cell>
              <table:table-cell office:value-type="float" office:value="0.355401976336">
                <text:p>0.355401976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6406">
                <text:p>7.16406</text:p>
              </table:table-cell>
              <table:table-cell office:value-type="float" office:value="0.264652629136">
                <text:p>0.264652629136</text:p>
              </table:table-cell>
              <table:table-cell office:value-type="float" office:value="0.395424653584">
                <text:p>0.395424653584</text:p>
              </table:table-cell>
              <table:table-cell office:value-type="float" office:value="0.350670046276">
                <text:p>0.3506700462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7969">
                <text:p>7.17969</text:p>
              </table:table-cell>
              <table:table-cell office:value-type="float" office:value="0.263656575625">
                <text:p>0.263656575625</text:p>
              </table:table-cell>
              <table:table-cell office:value-type="float" office:value="0.397859439121">
                <text:p>0.397859439121</text:p>
              </table:table-cell>
              <table:table-cell office:value-type="float" office:value="0.353778712849">
                <text:p>0.3537787128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9531">
                <text:p>7.19531</text:p>
              </table:table-cell>
              <table:table-cell office:value-type="float" office:value="0.261524846025">
                <text:p>0.261524846025</text:p>
              </table:table-cell>
              <table:table-cell office:value-type="float" office:value="0.3932418681">
                <text:p>0.3932418681</text:p>
              </table:table-cell>
              <table:table-cell office:value-type="float" office:value="0.359793629584">
                <text:p>0.3597936295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1094">
                <text:p>7.21094</text:p>
              </table:table-cell>
              <table:table-cell office:value-type="float" office:value="0.261346910841">
                <text:p>0.261346910841</text:p>
              </table:table-cell>
              <table:table-cell office:value-type="float" office:value="0.3883034596">
                <text:p>0.3883034596</text:p>
              </table:table-cell>
              <table:table-cell office:value-type="float" office:value="0.3595921156">
                <text:p>0.35959211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656">
                <text:p>7.22656</text:p>
              </table:table-cell>
              <table:table-cell office:value-type="float" office:value="0.261449165041">
                <text:p>0.261449165041</text:p>
              </table:table-cell>
              <table:table-cell office:value-type="float" office:value="0.388000672609">
                <text:p>0.388000672609</text:p>
              </table:table-cell>
              <table:table-cell office:value-type="float" office:value="0.3550253056">
                <text:p>0.3550253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4219">
                <text:p>7.24219</text:p>
              </table:table-cell>
              <table:table-cell office:value-type="float" office:value="0.259680948921">
                <text:p>0.259680948921</text:p>
              </table:table-cell>
              <table:table-cell office:value-type="float" office:value="0.386171516329">
                <text:p>0.386171516329</text:p>
              </table:table-cell>
              <table:table-cell office:value-type="float" office:value="0.349480786561">
                <text:p>0.349480786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5781">
                <text:p>7.25781</text:p>
              </table:table-cell>
              <table:table-cell office:value-type="float" office:value="0.258818422564">
                <text:p>0.258818422564</text:p>
              </table:table-cell>
              <table:table-cell office:value-type="float" office:value="0.3819116401">
                <text:p>0.3819116401</text:p>
              </table:table-cell>
              <table:table-cell office:value-type="float" office:value="0.345701665296">
                <text:p>0.3457016652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7344">
                <text:p>7.27344</text:p>
              </table:table-cell>
              <table:table-cell office:value-type="float" office:value="0.2582570761">
                <text:p>0.2582570761</text:p>
              </table:table-cell>
              <table:table-cell office:value-type="float" office:value="0.376215396496">
                <text:p>0.376215396496</text:p>
              </table:table-cell>
              <table:table-cell office:value-type="float" office:value="0.343246000384">
                <text:p>0.343246000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8906">
                <text:p>7.28906</text:p>
              </table:table-cell>
              <table:table-cell office:value-type="float" office:value="0.256371081561">
                <text:p>0.256371081561</text:p>
              </table:table-cell>
              <table:table-cell office:value-type="float" office:value="0.372838466025">
                <text:p>0.372838466025</text:p>
              </table:table-cell>
              <table:table-cell office:value-type="float" office:value="0.34152336">
                <text:p>0.341523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0469">
                <text:p>7.30469</text:p>
              </table:table-cell>
              <table:table-cell office:value-type="float" office:value="0.255263415696">
                <text:p>0.255263415696</text:p>
              </table:table-cell>
              <table:table-cell office:value-type="float" office:value="0.372574731321">
                <text:p>0.372574731321</text:p>
              </table:table-cell>
              <table:table-cell office:value-type="float" office:value="0.339673324225">
                <text:p>0.3396733242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2031">
                <text:p>7.32031</text:p>
              </table:table-cell>
              <table:table-cell office:value-type="float" office:value="0.254517223009">
                <text:p>0.254517223009</text:p>
              </table:table-cell>
              <table:table-cell office:value-type="float" office:value="0.373435876836">
                <text:p>0.373435876836</text:p>
              </table:table-cell>
              <table:table-cell office:value-type="float" office:value="0.338620411921">
                <text:p>0.3386204119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3594">
                <text:p>7.33594</text:p>
              </table:table-cell>
              <table:table-cell office:value-type="float" office:value="0.252257071504">
                <text:p>0.252257071504</text:p>
              </table:table-cell>
              <table:table-cell office:value-type="float" office:value="0.371239178436">
                <text:p>0.371239178436</text:p>
              </table:table-cell>
              <table:table-cell office:value-type="float" office:value="0.337248494361">
                <text:p>0.3372484943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5156">
                <text:p>7.35156</text:p>
              </table:table-cell>
              <table:table-cell office:value-type="float" office:value="0.250955912025">
                <text:p>0.250955912025</text:p>
              </table:table-cell>
              <table:table-cell office:value-type="float" office:value="0.369439074225">
                <text:p>0.369439074225</text:p>
              </table:table-cell>
              <table:table-cell office:value-type="float" office:value="0.336560099044">
                <text:p>0.336560099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6719">
                <text:p>7.36719</text:p>
              </table:table-cell>
              <table:table-cell office:value-type="float" office:value="0.250782611524">
                <text:p>0.250782611524</text:p>
              </table:table-cell>
              <table:table-cell office:value-type="float" office:value="0.365561716689">
                <text:p>0.365561716689</text:p>
              </table:table-cell>
              <table:table-cell office:value-type="float" office:value="0.329609181456">
                <text:p>0.329609181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8281">
                <text:p>7.38281</text:p>
              </table:table-cell>
              <table:table-cell office:value-type="float" office:value="0.250484234256">
                <text:p>0.250484234256</text:p>
              </table:table-cell>
              <table:table-cell office:value-type="float" office:value="0.357894687049">
                <text:p>0.357894687049</text:p>
              </table:table-cell>
              <table:table-cell office:value-type="float" office:value="0.323243417025">
                <text:p>0.323243417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9844">
                <text:p>7.39844</text:p>
              </table:table-cell>
              <table:table-cell office:value-type="float" office:value="0.249884013456">
                <text:p>0.249884013456</text:p>
              </table:table-cell>
              <table:table-cell office:value-type="float" office:value="0.352334842084">
                <text:p>0.352334842084</text:p>
              </table:table-cell>
              <table:table-cell office:value-type="float" office:value="0.323822454916">
                <text:p>0.3238224549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1406">
                <text:p>7.41406</text:p>
              </table:table-cell>
              <table:table-cell office:value-type="float" office:value="0.248369666689">
                <text:p>0.248369666689</text:p>
              </table:table-cell>
              <table:table-cell office:value-type="float" office:value="0.352566375529">
                <text:p>0.352566375529</text:p>
              </table:table-cell>
              <table:table-cell office:value-type="float" office:value="0.325297981801">
                <text:p>0.3252979818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2969">
                <text:p>7.42969</text:p>
              </table:table-cell>
              <table:table-cell office:value-type="float" office:value="0.245399362884">
                <text:p>0.245399362884</text:p>
              </table:table-cell>
              <table:table-cell office:value-type="float" office:value="0.353040365584">
                <text:p>0.353040365584</text:p>
              </table:table-cell>
              <table:table-cell office:value-type="float" office:value="0.320326568676">
                <text:p>0.320326568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4531">
                <text:p>7.44531</text:p>
              </table:table-cell>
              <table:table-cell office:value-type="float" office:value="0.2418574041">
                <text:p>0.2418574041</text:p>
              </table:table-cell>
              <table:table-cell office:value-type="float" office:value="0.3542392324">
                <text:p>0.3542392324</text:p>
              </table:table-cell>
              <table:table-cell office:value-type="float" office:value="0.317484917764">
                <text:p>0.3174849177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6094">
                <text:p>7.46094</text:p>
              </table:table-cell>
              <table:table-cell office:value-type="float" office:value="0.237162182049">
                <text:p>0.237162182049</text:p>
              </table:table-cell>
              <table:table-cell office:value-type="float" office:value="0.353112858289">
                <text:p>0.353112858289</text:p>
              </table:table-cell>
              <table:table-cell office:value-type="float" office:value="0.315076774489">
                <text:p>0.315076774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7656">
                <text:p>7.47656</text:p>
              </table:table-cell>
              <table:table-cell office:value-type="float" office:value="0.2330475625">
                <text:p>0.2330475625</text:p>
              </table:table-cell>
              <table:table-cell office:value-type="float" office:value="0.348405687081">
                <text:p>0.348405687081</text:p>
              </table:table-cell>
              <table:table-cell office:value-type="float" office:value="0.311370696036">
                <text:p>0.3113706960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9219">
                <text:p>7.49219</text:p>
              </table:table-cell>
              <table:table-cell office:value-type="float" office:value="0.229994098929">
                <text:p>0.229994098929</text:p>
              </table:table-cell>
              <table:table-cell office:value-type="float" office:value="0.344316636225">
                <text:p>0.344316636225</text:p>
              </table:table-cell>
              <table:table-cell office:value-type="float" office:value="0.306834013476">
                <text:p>0.3068340134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0781">
                <text:p>7.50781</text:p>
              </table:table-cell>
              <table:table-cell office:value-type="float" office:value="0.227628226816">
                <text:p>0.227628226816</text:p>
              </table:table-cell>
              <table:table-cell office:value-type="float" office:value="0.343260061456">
                <text:p>0.343260061456</text:p>
              </table:table-cell>
              <table:table-cell office:value-type="float" office:value="0.304259250409">
                <text:p>0.3042592504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2344">
                <text:p>7.52344</text:p>
              </table:table-cell>
              <table:table-cell office:value-type="float" office:value="0.226316178529">
                <text:p>0.226316178529</text:p>
              </table:table-cell>
              <table:table-cell office:value-type="float" office:value="0.339768912609">
                <text:p>0.339768912609</text:p>
              </table:table-cell>
              <table:table-cell office:value-type="float" office:value="0.301046450329">
                <text:p>0.3010464503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3906">
                <text:p>7.53906</text:p>
              </table:table-cell>
              <table:table-cell office:value-type="float" office:value="0.225750417424">
                <text:p>0.225750417424</text:p>
              </table:table-cell>
              <table:table-cell office:value-type="float" office:value="0.335241">
                <text:p>0.335241</text:p>
              </table:table-cell>
              <table:table-cell office:value-type="float" office:value="0.298929001536">
                <text:p>0.2989290015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5469">
                <text:p>7.55469</text:p>
              </table:table-cell>
              <table:table-cell office:value-type="float" office:value="0.224501601856">
                <text:p>0.224501601856</text:p>
              </table:table-cell>
              <table:table-cell office:value-type="float" office:value="0.330922917081">
                <text:p>0.330922917081</text:p>
              </table:table-cell>
              <table:table-cell office:value-type="float" office:value="0.2953379025">
                <text:p>0.2953379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7031">
                <text:p>7.57031</text:p>
              </table:table-cell>
              <table:table-cell office:value-type="float" office:value="0.222784">
                <text:p>0.222784</text:p>
              </table:table-cell>
              <table:table-cell office:value-type="float" office:value="0.329894004496">
                <text:p>0.329894004496</text:p>
              </table:table-cell>
              <table:table-cell office:value-type="float" office:value="0.292900687209">
                <text:p>0.2929006872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8594">
                <text:p>7.58594</text:p>
              </table:table-cell>
              <table:table-cell office:value-type="float" office:value="0.221919192889">
                <text:p>0.221919192889</text:p>
              </table:table-cell>
              <table:table-cell office:value-type="float" office:value="0.326407685041">
                <text:p>0.326407685041</text:p>
              </table:table-cell>
              <table:table-cell office:value-type="float" office:value="0.292715625024">
                <text:p>0.2927156250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0156">
                <text:p>7.60156</text:p>
              </table:table-cell>
              <table:table-cell office:value-type="float" office:value="0.2210034121">
                <text:p>0.2210034121</text:p>
              </table:table-cell>
              <table:table-cell office:value-type="float" office:value="0.321108088896">
                <text:p>0.321108088896</text:p>
              </table:table-cell>
              <table:table-cell office:value-type="float" office:value="0.294287805289">
                <text:p>0.2942878052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1719">
                <text:p>7.61719</text:p>
              </table:table-cell>
              <table:table-cell office:value-type="float" office:value="0.220906580049">
                <text:p>0.220906580049</text:p>
              </table:table-cell>
              <table:table-cell office:value-type="float" office:value="0.314464114441">
                <text:p>0.314464114441</text:p>
              </table:table-cell>
              <table:table-cell office:value-type="float" office:value="0.288867551296">
                <text:p>0.288867551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3281">
                <text:p>7.63281</text:p>
              </table:table-cell>
              <table:table-cell office:value-type="float" office:value="0.222248130624">
                <text:p>0.222248130624</text:p>
              </table:table-cell>
              <table:table-cell office:value-type="float" office:value="0.314690706729">
                <text:p>0.314690706729</text:p>
              </table:table-cell>
              <table:table-cell office:value-type="float" office:value="0.281838883225">
                <text:p>0.2818388832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4844">
                <text:p>7.64844</text:p>
              </table:table-cell>
              <table:table-cell office:value-type="float" office:value="0.224112294025">
                <text:p>0.224112294025</text:p>
              </table:table-cell>
              <table:table-cell office:value-type="float" office:value="0.316882303929">
                <text:p>0.316882303929</text:p>
              </table:table-cell>
              <table:table-cell office:value-type="float" office:value="0.276869601856">
                <text:p>0.276869601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6406">
                <text:p>7.66406</text:p>
              </table:table-cell>
              <table:table-cell office:value-type="float" office:value="0.224490230416">
                <text:p>0.224490230416</text:p>
              </table:table-cell>
              <table:table-cell office:value-type="float" office:value="0.314834332201">
                <text:p>0.314834332201</text:p>
              </table:table-cell>
              <table:table-cell office:value-type="float" office:value="0.274221890244">
                <text:p>0.2742218902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7969">
                <text:p>7.67969</text:p>
              </table:table-cell>
              <table:table-cell office:value-type="float" office:value="0.224583105604">
                <text:p>0.224583105604</text:p>
              </table:table-cell>
              <table:table-cell office:value-type="float" office:value="0.309396262756">
                <text:p>0.309396262756</text:p>
              </table:table-cell>
              <table:table-cell office:value-type="float" office:value="0.270482166241">
                <text:p>0.2704821662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9531">
                <text:p>7.69531</text:p>
              </table:table-cell>
              <table:table-cell office:value-type="float" office:value="0.222806656576">
                <text:p>0.222806656576</text:p>
              </table:table-cell>
              <table:table-cell office:value-type="float" office:value="0.3022910361">
                <text:p>0.3022910361</text:p>
              </table:table-cell>
              <table:table-cell office:value-type="float" office:value="0.269478306769">
                <text:p>0.2694783067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1094">
                <text:p>7.71094</text:p>
              </table:table-cell>
              <table:table-cell office:value-type="float" office:value="0.220982727744">
                <text:p>0.220982727744</text:p>
              </table:table-cell>
              <table:table-cell office:value-type="float" office:value="0.294761040561">
                <text:p>0.294761040561</text:p>
              </table:table-cell>
              <table:table-cell office:value-type="float" office:value="0.2739684964">
                <text:p>0.2739684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2656">
                <text:p>7.72656</text:p>
              </table:table-cell>
              <table:table-cell office:value-type="float" office:value="0.219783753721">
                <text:p>0.219783753721</text:p>
              </table:table-cell>
              <table:table-cell office:value-type="float" office:value="0.293582999889">
                <text:p>0.293582999889</text:p>
              </table:table-cell>
              <table:table-cell office:value-type="float" office:value="0.278038962436">
                <text:p>0.2780389624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4219">
                <text:p>7.74219</text:p>
              </table:table-cell>
              <table:table-cell office:value-type="float" office:value="0.219680627401">
                <text:p>0.219680627401</text:p>
              </table:table-cell>
              <table:table-cell office:value-type="float" office:value="0.2967525625">
                <text:p>0.2967525625</text:p>
              </table:table-cell>
              <table:table-cell office:value-type="float" office:value="0.275228242884">
                <text:p>0.2752282428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781">
                <text:p>7.75781</text:p>
              </table:table-cell>
              <table:table-cell office:value-type="float" office:value="0.2196984384">
                <text:p>0.2196984384</text:p>
              </table:table-cell>
              <table:table-cell office:value-type="float" office:value="0.294112067041">
                <text:p>0.294112067041</text:p>
              </table:table-cell>
              <table:table-cell office:value-type="float" office:value="0.266737129156">
                <text:p>0.2667371291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7344">
                <text:p>7.77344</text:p>
              </table:table-cell>
              <table:table-cell office:value-type="float" office:value="0.221759053569">
                <text:p>0.221759053569</text:p>
              </table:table-cell>
              <table:table-cell office:value-type="float" office:value="0.290135204164">
                <text:p>0.290135204164</text:p>
              </table:table-cell>
              <table:table-cell office:value-type="float" office:value="0.261229343236">
                <text:p>0.2612293432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8906">
                <text:p>7.78906</text:p>
              </table:table-cell>
              <table:table-cell office:value-type="float" office:value="0.223688323849">
                <text:p>0.223688323849</text:p>
              </table:table-cell>
              <table:table-cell office:value-type="float" office:value="0.284109254361">
                <text:p>0.284109254361</text:p>
              </table:table-cell>
              <table:table-cell office:value-type="float" office:value="0.257352275401">
                <text:p>0.2573522754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0469">
                <text:p>7.80469</text:p>
              </table:table-cell>
              <table:table-cell office:value-type="float" office:value="0.226870263481">
                <text:p>0.226870263481</text:p>
              </table:table-cell>
              <table:table-cell office:value-type="float" office:value="0.282503943121">
                <text:p>0.282503943121</text:p>
              </table:table-cell>
              <table:table-cell office:value-type="float" office:value="0.259719679129">
                <text:p>0.259719679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2031">
                <text:p>7.82031</text:p>
              </table:table-cell>
              <table:table-cell office:value-type="float" office:value="0.227024613841">
                <text:p>0.227024613841</text:p>
              </table:table-cell>
              <table:table-cell office:value-type="float" office:value="0.281066444649">
                <text:p>0.281066444649</text:p>
              </table:table-cell>
              <table:table-cell office:value-type="float" office:value="0.256657744996">
                <text:p>0.256657744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3594">
                <text:p>7.83594</text:p>
              </table:table-cell>
              <table:table-cell office:value-type="float" office:value="0.227303911696">
                <text:p>0.227303911696</text:p>
              </table:table-cell>
              <table:table-cell office:value-type="float" office:value="0.284075142169">
                <text:p>0.284075142169</text:p>
              </table:table-cell>
              <table:table-cell office:value-type="float" office:value="0.257205179716">
                <text:p>0.2572051797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5156">
                <text:p>7.85156</text:p>
              </table:table-cell>
              <table:table-cell office:value-type="float" office:value="0.223414092889">
                <text:p>0.223414092889</text:p>
              </table:table-cell>
              <table:table-cell office:value-type="float" office:value="0.275055144849">
                <text:p>0.275055144849</text:p>
              </table:table-cell>
              <table:table-cell office:value-type="float" office:value="0.250424179776">
                <text:p>0.2504241797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6719">
                <text:p>7.86719</text:p>
              </table:table-cell>
              <table:table-cell office:value-type="float" office:value="0.223203333136">
                <text:p>0.223203333136</text:p>
              </table:table-cell>
              <table:table-cell office:value-type="float" office:value="0.275500064161">
                <text:p>0.275500064161</text:p>
              </table:table-cell>
              <table:table-cell office:value-type="float" office:value="0.2527877284">
                <text:p>0.25278772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8281">
                <text:p>7.88281</text:p>
              </table:table-cell>
              <table:table-cell office:value-type="float" office:value="0.219859707664">
                <text:p>0.219859707664</text:p>
              </table:table-cell>
              <table:table-cell office:value-type="float" office:value="0.268985375044">
                <text:p>0.268985375044</text:p>
              </table:table-cell>
              <table:table-cell office:value-type="float" office:value="0.246367293316">
                <text:p>0.2463672933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9844">
                <text:p>7.89844</text:p>
              </table:table-cell>
              <table:table-cell office:value-type="float" office:value="0.222360345601">
                <text:p>0.222360345601</text:p>
              </table:table-cell>
              <table:table-cell office:value-type="float" office:value="0.279440161641">
                <text:p>0.279440161641</text:p>
              </table:table-cell>
              <table:table-cell office:value-type="float" office:value="0.2546615296">
                <text:p>0.25466152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1406">
                <text:p>7.91406</text:p>
              </table:table-cell>
              <table:table-cell office:value-type="float" office:value="0.218289856225">
                <text:p>0.218289856225</text:p>
              </table:table-cell>
              <table:table-cell office:value-type="float" office:value="0.269981042409">
                <text:p>0.269981042409</text:p>
              </table:table-cell>
              <table:table-cell office:value-type="float" office:value="0.244997280784">
                <text:p>0.2449972807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2969">
                <text:p>7.92969</text:p>
              </table:table-cell>
              <table:table-cell office:value-type="float" office:value="0.22439169">
                <text:p>0.22439169</text:p>
              </table:table-cell>
              <table:table-cell office:value-type="float" office:value="0.2819822404">
                <text:p>0.2819822404</text:p>
              </table:table-cell>
              <table:table-cell office:value-type="float" office:value="0.2542478929">
                <text:p>0.25424789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4531">
                <text:p>7.94531</text:p>
              </table:table-cell>
              <table:table-cell office:value-type="float" office:value="0.220169285284">
                <text:p>0.220169285284</text:p>
              </table:table-cell>
              <table:table-cell office:value-type="float" office:value="0.263866115041">
                <text:p>0.263866115041</text:p>
              </table:table-cell>
              <table:table-cell office:value-type="float" office:value="0.234967050756">
                <text:p>0.2349670507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6094">
                <text:p>7.96094</text:p>
              </table:table-cell>
              <table:table-cell office:value-type="float" office:value="0.243343903401">
                <text:p>0.243343903401</text:p>
              </table:table-cell>
              <table:table-cell office:value-type="float" office:value="0.278242535169">
                <text:p>0.278242535169</text:p>
              </table:table-cell>
              <table:table-cell office:value-type="float" office:value="0.247082561476">
                <text:p>0.2470825614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7656">
                <text:p>7.97656</text:p>
              </table:table-cell>
              <table:table-cell office:value-type="float" office:value="0.2638260496">
                <text:p>0.2638260496</text:p>
              </table:table-cell>
              <table:table-cell office:value-type="float" office:value="0.238585356304">
                <text:p>0.238585356304</text:p>
              </table:table-cell>
              <table:table-cell office:value-type="float" office:value="0.213634386436">
                <text:p>0.2136343864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9219">
                <text:p>7.99219</text:p>
              </table:table-cell>
              <table:table-cell office:value-type="float" office:value="0.263827076881">
                <text:p>0.263827076881</text:p>
              </table:table-cell>
              <table:table-cell office:value-type="float" office:value="0.238586333209">
                <text:p>0.238586333209</text:p>
              </table:table-cell>
              <table:table-cell office:value-type="float" office:value="0.213635310849">
                <text:p>0.213635310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459cm" svg:height="6.984cm" xlink:href=".." chart:class="chart:scatter" chart:style-name="ch1">
        <chart:legend chart:legend-position="end" svg:x="2.052cm" svg:y="2.199cm" chart:style-name="ch2"/>
        <chart:plot-area chart:style-name="ch3" table:cell-range-address="Sheet1.F1:Sheet1.I482" chart:data-source-has-labels="row" svg:x="0.069cm" svg:y="0.139cm" svg:width="1.915cm" svg:height="6.5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482" chart:label-cell-address="Sheet1.G1:Sheet1.G1" chart:class="chart:scatter">
            <chart:domain table:cell-range-address="Sheet1.F2:Sheet1.F482"/>
            <chart:data-point chart:repeated="481"/>
          </chart:series>
          <chart:series chart:style-name="ch7" chart:values-cell-range-address="Sheet1.H2:Sheet1.H482" chart:label-cell-address="Sheet1.H1:Sheet1.H1" chart:class="chart:scatter">
            <chart:data-point chart:repeated="481"/>
          </chart:series>
          <chart:series chart:style-name="ch8" chart:values-cell-range-address="Sheet1.I2:Sheet1.I482" chart:label-cell-address="Sheet1.I1:Sheet1.I1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G1:Sheet1.G1"/>
              </table:table-cell>
              <table:table-cell office:value-type="string">
                <text:p text:id="Sheet1.H1:Sheet1.H1"/>
              </table:table-cell>
              <table:table-cell office:value-type="string">
                <text:p text:id="Sheet1.I1:Sheet1.I1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1875">
                <text:p text:id="Sheet1.F2:Sheet1.F482">0.4921875</text:p>
              </table:table-cell>
              <table:table-cell office:value-type="float" office:value="1.#NAN">
                <text:p text:id="Sheet1.G2:Sheet1.G482">1.#NAN</text:p>
              </table:table-cell>
              <table:table-cell office:value-type="float" office:value="1.#NAN">
                <text:p text:id="Sheet1.H2:Sheet1.H482">1.#NAN</text:p>
              </table:table-cell>
              <table:table-cell office:value-type="float" office:value="1.#NAN">
                <text:p text:id="Sheet1.I2:Sheet1.I48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8125">
                <text:p>0.5078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4375">
                <text:p>0.5234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625">
                <text:p>0.539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6875">
                <text:p>0.5546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3125">
                <text:p>0.5703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562">
                <text:p>0.601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188">
                <text:p>0.617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812">
                <text:p>0.632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438">
                <text:p>0.648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062">
                <text:p>0.664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688">
                <text:p>0.679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312">
                <text:p>0.695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938">
                <text:p>0.71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6562">
                <text:p>0.726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188">
                <text:p>0.742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812">
                <text:p>0.757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38">
                <text:p>0.773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062">
                <text:p>0.789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688">
                <text:p>0.804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312">
                <text:p>0.820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5938">
                <text:p>0.835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1562">
                <text:p>0.851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7188">
                <text:p>0.867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812">
                <text:p>0.882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438">
                <text:p>0.898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4062">
                <text:p>0.914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688">
                <text:p>0.929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5312">
                <text:p>0.945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938">
                <text:p>0.96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562">
                <text:p>0.976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188">
                <text:p>0.992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812">
                <text:p>1.007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3438">
                <text:p>1.023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9062">
                <text:p>1.039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688">
                <text:p>1.054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0312">
                <text:p>1.070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938">
                <text:p>1.085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62">
                <text:p>1.101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7188">
                <text:p>1.117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2812">
                <text:p>1.132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438">
                <text:p>1.148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4062">
                <text:p>1.164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688">
                <text:p>1.179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5312">
                <text:p>1.195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10938">
                <text:p>1.21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6562">
                <text:p>1.226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188">
                <text:p>1.242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7812">
                <text:p>1.257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3438">
                <text:p>1.273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9062">
                <text:p>1.289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4688">
                <text:p>1.304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0312">
                <text:p>1.320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5938">
                <text:p>1.335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1562">
                <text:p>1.351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7188">
                <text:p>1.367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2812">
                <text:p>1.382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98438">
                <text:p>1.398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062">
                <text:p>1.414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9688">
                <text:p>1.429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5312">
                <text:p>1.445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938">
                <text:p>1.46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6562">
                <text:p>1.476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2188">
                <text:p>1.492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81">
                <text:p>1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344">
                <text:p>1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906">
                <text:p>1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69">
                <text:p>1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031">
                <text:p>1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94">
                <text:p>1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56">
                <text:p>1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719">
                <text:p>1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1">
                <text:p>1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844">
                <text:p>1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6406">
                <text:p>1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7969">
                <text:p>1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531">
                <text:p>1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094">
                <text:p>1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2656">
                <text:p>1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219">
                <text:p>1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5781">
                <text:p>1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7344">
                <text:p>1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906">
                <text:p>1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0469">
                <text:p>1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031">
                <text:p>1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594">
                <text:p>1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156">
                <text:p>1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719">
                <text:p>1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281">
                <text:p>1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844">
                <text:p>1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06">
                <text:p>1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969">
                <text:p>1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31">
                <text:p>1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094">
                <text:p>1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7656">
                <text:p>1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219">
                <text:p>1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781">
                <text:p>2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344">
                <text:p>2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906">
                <text:p>2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5469">
                <text:p>2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031">
                <text:p>2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594">
                <text:p>2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0156">
                <text:p>2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1719">
                <text:p>2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3281">
                <text:p>2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844">
                <text:p>2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406">
                <text:p>2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969">
                <text:p>2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531">
                <text:p>2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094">
                <text:p>2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656">
                <text:p>2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219">
                <text:p>2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81">
                <text:p>2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344">
                <text:p>2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8906">
                <text:p>2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469">
                <text:p>2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031">
                <text:p>2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594">
                <text:p>2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5156">
                <text:p>2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6719">
                <text:p>2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8281">
                <text:p>2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44">
                <text:p>2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1406">
                <text:p>2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2969">
                <text:p>2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4531">
                <text:p>2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094">
                <text:p>2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7656">
                <text:p>2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9219">
                <text:p>2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0781">
                <text:p>2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344">
                <text:p>2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906">
                <text:p>2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5469">
                <text:p>2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31">
                <text:p>2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594">
                <text:p>2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156">
                <text:p>2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719">
                <text:p>2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3281">
                <text:p>2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4844">
                <text:p>2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406">
                <text:p>2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969">
                <text:p>2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9531">
                <text:p>2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094">
                <text:p>2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2656">
                <text:p>2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219">
                <text:p>2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5781">
                <text:p>2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7344">
                <text:p>2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8906">
                <text:p>2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0469">
                <text:p>2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031">
                <text:p>2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594">
                <text:p>2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5156">
                <text:p>2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6719">
                <text:p>2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281">
                <text:p>2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9844">
                <text:p>2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406">
                <text:p>2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2969">
                <text:p>2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4531">
                <text:p>2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094">
                <text:p>2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656">
                <text:p>2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9219">
                <text:p>2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781">
                <text:p>3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2344">
                <text:p>3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906">
                <text:p>3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5469">
                <text:p>3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031">
                <text:p>3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8594">
                <text:p>3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156">
                <text:p>3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719">
                <text:p>3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3281">
                <text:p>3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844">
                <text:p>3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6406">
                <text:p>3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7969">
                <text:p>3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9531">
                <text:p>3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094">
                <text:p>3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656">
                <text:p>3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4219">
                <text:p>3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5781">
                <text:p>3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7344">
                <text:p>3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906">
                <text:p>3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0469">
                <text:p>3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31">
                <text:p>3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594">
                <text:p>3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5156">
                <text:p>3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6719">
                <text:p>3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281">
                <text:p>3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844">
                <text:p>3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1406">
                <text:p>3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2969">
                <text:p>3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531">
                <text:p>3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6094">
                <text:p>3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7656">
                <text:p>3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9219">
                <text:p>3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0781">
                <text:p>3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2344">
                <text:p>3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3906">
                <text:p>3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5469">
                <text:p>3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031">
                <text:p>3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594">
                <text:p>3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0156">
                <text:p>3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19">
                <text:p>3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281">
                <text:p>3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4844">
                <text:p>3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6406">
                <text:p>3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7969">
                <text:p>3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9531">
                <text:p>3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094">
                <text:p>3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2656">
                <text:p>3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4219">
                <text:p>3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781">
                <text:p>3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7344">
                <text:p>3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06">
                <text:p>3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0469">
                <text:p>3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031">
                <text:p>3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3594">
                <text:p>3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5156">
                <text:p>3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6719">
                <text:p>3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8281">
                <text:p>3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9844">
                <text:p>3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06">
                <text:p>3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969">
                <text:p>3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531">
                <text:p>3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6094">
                <text:p>3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7656">
                <text:p>3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9219">
                <text:p>3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0781">
                <text:p>4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2344">
                <text:p>4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3906">
                <text:p>4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469">
                <text:p>4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7031">
                <text:p>4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8594">
                <text:p>4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0156">
                <text:p>4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1719">
                <text:p>4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3281">
                <text:p>4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844">
                <text:p>4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6406">
                <text:p>4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7969">
                <text:p>4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9531">
                <text:p>4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1094">
                <text:p>4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2656">
                <text:p>4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219">
                <text:p>4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781">
                <text:p>4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44">
                <text:p>4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8906">
                <text:p>4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469">
                <text:p>4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031">
                <text:p>4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94">
                <text:p>4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156">
                <text:p>4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6719">
                <text:p>4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8281">
                <text:p>4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9844">
                <text:p>4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1406">
                <text:p>4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2969">
                <text:p>4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531">
                <text:p>4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6094">
                <text:p>4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7656">
                <text:p>4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9219">
                <text:p>4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0781">
                <text:p>4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2344">
                <text:p>4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06">
                <text:p>4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5469">
                <text:p>4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7031">
                <text:p>4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8594">
                <text:p>4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0156">
                <text:p>4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1719">
                <text:p>4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3281">
                <text:p>4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4844">
                <text:p>4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6406">
                <text:p>4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7969">
                <text:p>4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9531">
                <text:p>4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1094">
                <text:p>4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2656">
                <text:p>4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219">
                <text:p>4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781">
                <text:p>4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344">
                <text:p>4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8906">
                <text:p>4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469">
                <text:p>4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031">
                <text:p>4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594">
                <text:p>4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5156">
                <text:p>4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6719">
                <text:p>4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8281">
                <text:p>4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9844">
                <text:p>4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1406">
                <text:p>4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2969">
                <text:p>4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4531">
                <text:p>4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6094">
                <text:p>4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656">
                <text:p>4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9219">
                <text:p>4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0781">
                <text:p>5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344">
                <text:p>5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3906">
                <text:p>5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5469">
                <text:p>5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7031">
                <text:p>5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8594">
                <text:p>5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0156">
                <text:p>5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19">
                <text:p>5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281">
                <text:p>5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4844">
                <text:p>5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6406">
                <text:p>5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7969">
                <text:p>5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531">
                <text:p>5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1094">
                <text:p>5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656">
                <text:p>5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4219">
                <text:p>5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5781">
                <text:p>5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7344">
                <text:p>5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8906">
                <text:p>5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0469">
                <text:p>5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2031">
                <text:p>5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3594">
                <text:p>5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5156">
                <text:p>5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6719">
                <text:p>5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8281">
                <text:p>5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9844">
                <text:p>5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1406">
                <text:p>5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2969">
                <text:p>5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4531">
                <text:p>5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6094">
                <text:p>5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7656">
                <text:p>5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9219">
                <text:p>5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0781">
                <text:p>5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2344">
                <text:p>5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3906">
                <text:p>5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5469">
                <text:p>5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7031">
                <text:p>5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8594">
                <text:p>5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0156">
                <text:p>5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1719">
                <text:p>5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3281">
                <text:p>5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4844">
                <text:p>5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6406">
                <text:p>5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69">
                <text:p>5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9531">
                <text:p>5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094">
                <text:p>5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2656">
                <text:p>5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4219">
                <text:p>5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5781">
                <text:p>5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7344">
                <text:p>5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8906">
                <text:p>5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0469">
                <text:p>5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2031">
                <text:p>5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3594">
                <text:p>5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5156">
                <text:p>5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6719">
                <text:p>5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8281">
                <text:p>5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9844">
                <text:p>5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1406">
                <text:p>5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969">
                <text:p>5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531">
                <text:p>5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6094">
                <text:p>5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7656">
                <text:p>5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9219">
                <text:p>5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0781">
                <text:p>6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2344">
                <text:p>6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906">
                <text:p>6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5469">
                <text:p>6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7031">
                <text:p>6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8594">
                <text:p>6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0156">
                <text:p>6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1719">
                <text:p>6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3281">
                <text:p>6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4844">
                <text:p>6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6406">
                <text:p>6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7969">
                <text:p>6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9531">
                <text:p>6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1094">
                <text:p>6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2656">
                <text:p>6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4219">
                <text:p>6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5781">
                <text:p>6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7344">
                <text:p>6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906">
                <text:p>6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0469">
                <text:p>6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2031">
                <text:p>6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3594">
                <text:p>6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5156">
                <text:p>6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6719">
                <text:p>6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8281">
                <text:p>6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39844">
                <text:p>6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1406">
                <text:p>6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2969">
                <text:p>6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31">
                <text:p>6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6094">
                <text:p>6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7656">
                <text:p>6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9219">
                <text:p>6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0781">
                <text:p>6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2344">
                <text:p>6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3906">
                <text:p>6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5469">
                <text:p>6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7031">
                <text:p>6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58594">
                <text:p>6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0156">
                <text:p>6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1719">
                <text:p>6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3281">
                <text:p>6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4844">
                <text:p>6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6406">
                <text:p>6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7969">
                <text:p>6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69531">
                <text:p>6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1094">
                <text:p>6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2656">
                <text:p>6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4219">
                <text:p>6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5781">
                <text:p>6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7344">
                <text:p>6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78906">
                <text:p>6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0469">
                <text:p>6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2031">
                <text:p>6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3594">
                <text:p>6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5156">
                <text:p>6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6719">
                <text:p>6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8281">
                <text:p>6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9844">
                <text:p>6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1406">
                <text:p>6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2969">
                <text:p>6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531">
                <text:p>6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6094">
                <text:p>6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7656">
                <text:p>6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219">
                <text:p>6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0781">
                <text:p>7.0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2344">
                <text:p>7.0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3906">
                <text:p>7.0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5469">
                <text:p>7.0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7031">
                <text:p>7.0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8594">
                <text:p>7.0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0156">
                <text:p>7.1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1719">
                <text:p>7.1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3281">
                <text:p>7.1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4844">
                <text:p>7.1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6406">
                <text:p>7.1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7969">
                <text:p>7.1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9531">
                <text:p>7.1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1094">
                <text:p>7.2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656">
                <text:p>7.2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4219">
                <text:p>7.2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5781">
                <text:p>7.2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7344">
                <text:p>7.2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8906">
                <text:p>7.2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0469">
                <text:p>7.3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2031">
                <text:p>7.3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3594">
                <text:p>7.3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5156">
                <text:p>7.3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6719">
                <text:p>7.3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8281">
                <text:p>7.3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9844">
                <text:p>7.3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1406">
                <text:p>7.4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2969">
                <text:p>7.4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4531">
                <text:p>7.4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6094">
                <text:p>7.4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7656">
                <text:p>7.4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9219">
                <text:p>7.4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0781">
                <text:p>7.50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2344">
                <text:p>7.52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3906">
                <text:p>7.53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5469">
                <text:p>7.55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7031">
                <text:p>7.57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8594">
                <text:p>7.58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0156">
                <text:p>7.60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1719">
                <text:p>7.6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3281">
                <text:p>7.6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4844">
                <text:p>7.64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6406">
                <text:p>7.6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7969">
                <text:p>7.6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9531">
                <text:p>7.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1094">
                <text:p>7.7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2656">
                <text:p>7.7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4219">
                <text:p>7.74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781">
                <text:p>7.75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7344">
                <text:p>7.77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8906">
                <text:p>7.78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0469">
                <text:p>7.80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2031">
                <text:p>7.82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3594">
                <text:p>7.83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5156">
                <text:p>7.8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6719">
                <text:p>7.86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8281">
                <text:p>7.8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9844">
                <text:p>7.8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1406">
                <text:p>7.91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2969">
                <text:p>7.92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4531">
                <text:p>7.94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6094">
                <text:p>7.96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7656">
                <text:p>7.97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9219">
                <text:p>7.99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1cm" svg:height="6.985cm" xlink:href=".." chart:class="chart:scatter" chart:style-name="ch1">
        <chart:legend chart:legend-position="end" svg:x="6.521cm" svg:y="2.835cm" chart:style-name="ch2"/>
        <chart:plot-area chart:style-name="ch3" table:cell-range-address="Sheet1.A1:Sheet1.D482" chart:data-source-has-labels="row" svg:x="0.159cm" svg:y="0.139cm" svg:width="6.204cm" svg:height="6.5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82" chart:label-cell-address="Sheet1.B1:Sheet1.B1" chart:class="chart:scatter">
            <chart:domain table:cell-range-address="Sheet1.A2:Sheet1.A482"/>
            <chart:data-point chart:repeated="481"/>
          </chart:series>
          <chart:series chart:style-name="ch8" chart:values-cell-range-address="Sheet1.C2:Sheet1.C482" chart:label-cell-address="Sheet1.C1:Sheet1.C1" chart:class="chart:scatter">
            <chart:data-point chart:repeated="481"/>
          </chart:series>
          <chart:series chart:style-name="ch9" chart:values-cell-range-address="Sheet1.D2:Sheet1.D482" chart:label-cell-address="Sheet1.D1:Sheet1.D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Z=4</text:p>
              </table:table-cell>
              <table:table-cell office:value-type="string">
                <text:p text:id="Sheet1.C1:Sheet1.C1">Z=24</text:p>
              </table:table-cell>
              <table:table-cell office:value-type="string">
                <text:p text:id="Sheet1.D1:Sheet1.D1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1875">
                <text:p text:id="Sheet1.A2:Sheet1.A482">0.4921875</text:p>
              </table:table-cell>
              <table:table-cell office:value-type="float" office:value="0">
                <text:p text:id="Sheet1.B2:Sheet1.B482">0</text:p>
              </table:table-cell>
              <table:table-cell office:value-type="float" office:value="0">
                <text:p text:id="Sheet1.C2:Sheet1.C482">0</text:p>
              </table:table-cell>
              <table:table-cell office:value-type="float" office:value="0">
                <text:p text:id="Sheet1.D2:Sheet1.D48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00055578">
                <text:p>0.00055578</text:p>
              </table:table-cell>
              <table:table-cell office:value-type="float" office:value="-0.000654715">
                <text:p>-0.000654715</text:p>
              </table:table-cell>
              <table:table-cell office:value-type="float" office:value="-0.00248808">
                <text:p>-0.00248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4375">
                <text:p>0.5234375</text:p>
              </table:table-cell>
              <table:table-cell office:value-type="float" office:value="0.00884527">
                <text:p>0.00884527</text:p>
              </table:table-cell>
              <table:table-cell office:value-type="float" office:value="-0.00492145">
                <text:p>-0.00492145</text:p>
              </table:table-cell>
              <table:table-cell office:value-type="float" office:value="-0.0140268">
                <text:p>-0.0140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26201">
                <text:p>0.026201</text:p>
              </table:table-cell>
              <table:table-cell office:value-type="float" office:value="-0.0132075">
                <text:p>-0.0132075</text:p>
              </table:table-cell>
              <table:table-cell office:value-type="float" office:value="-0.025116">
                <text:p>-0.025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6875">
                <text:p>0.5546875</text:p>
              </table:table-cell>
              <table:table-cell office:value-type="float" office:value="0.044408">
                <text:p>0.044408</text:p>
              </table:table-cell>
              <table:table-cell office:value-type="float" office:value="-0.0228355">
                <text:p>-0.0228355</text:p>
              </table:table-cell>
              <table:table-cell office:value-type="float" office:value="-0.0327495">
                <text:p>-0.0327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3125">
                <text:p>0.5703125</text:p>
              </table:table-cell>
              <table:table-cell office:value-type="float" office:value="0.0550475">
                <text:p>0.0550475</text:p>
              </table:table-cell>
              <table:table-cell office:value-type="float" office:value="-0.0326977">
                <text:p>-0.0326977</text:p>
              </table:table-cell>
              <table:table-cell office:value-type="float" office:value="-0.0438363">
                <text:p>-0.0438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0.0540078">
                <text:p>0.0540078</text:p>
              </table:table-cell>
              <table:table-cell office:value-type="float" office:value="-0.0459655">
                <text:p>-0.0459655</text:p>
              </table:table-cell>
              <table:table-cell office:value-type="float" office:value="-0.0581852">
                <text:p>-0.0581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562">
                <text:p>0.601562</text:p>
              </table:table-cell>
              <table:table-cell office:value-type="float" office:value="0.04418">
                <text:p>0.04418</text:p>
              </table:table-cell>
              <table:table-cell office:value-type="float" office:value="-0.063287">
                <text:p>-0.063287</text:p>
              </table:table-cell>
              <table:table-cell office:value-type="float" office:value="-0.0743337">
                <text:p>-0.0743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188">
                <text:p>0.617188</text:p>
              </table:table-cell>
              <table:table-cell office:value-type="float" office:value="0.0354763">
                <text:p>0.0354763</text:p>
              </table:table-cell>
              <table:table-cell office:value-type="float" office:value="-0.0807535">
                <text:p>-0.0807535</text:p>
              </table:table-cell>
              <table:table-cell office:value-type="float" office:value="-0.0889848">
                <text:p>-0.0889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812">
                <text:p>0.632812</text:p>
              </table:table-cell>
              <table:table-cell office:value-type="float" office:value="0.0272167">
                <text:p>0.0272167</text:p>
              </table:table-cell>
              <table:table-cell office:value-type="float" office:value="-0.095261">
                <text:p>-0.095261</text:p>
              </table:table-cell>
              <table:table-cell office:value-type="float" office:value="-0.101384">
                <text:p>-0.101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438">
                <text:p>0.648438</text:p>
              </table:table-cell>
              <table:table-cell office:value-type="float" office:value="0.0182593">
                <text:p>0.0182593</text:p>
              </table:table-cell>
              <table:table-cell office:value-type="float" office:value="-0.106217">
                <text:p>-0.106217</text:p>
              </table:table-cell>
              <table:table-cell office:value-type="float" office:value="-0.111673">
                <text:p>-0.111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062">
                <text:p>0.664062</text:p>
              </table:table-cell>
              <table:table-cell office:value-type="float" office:value="0.0119447">
                <text:p>0.0119447</text:p>
              </table:table-cell>
              <table:table-cell office:value-type="float" office:value="-0.1167">
                <text:p>-0.1167</text:p>
              </table:table-cell>
              <table:table-cell office:value-type="float" office:value="-0.121498">
                <text:p>-0.121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688">
                <text:p>0.679688</text:p>
              </table:table-cell>
              <table:table-cell office:value-type="float" office:value="0.00927912">
                <text:p>0.00927912</text:p>
              </table:table-cell>
              <table:table-cell office:value-type="float" office:value="-0.128308">
                <text:p>-0.128308</text:p>
              </table:table-cell>
              <table:table-cell office:value-type="float" office:value="-0.131336">
                <text:p>-0.131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312">
                <text:p>0.695312</text:p>
              </table:table-cell>
              <table:table-cell office:value-type="float" office:value="0.00768422">
                <text:p>0.00768422</text:p>
              </table:table-cell>
              <table:table-cell office:value-type="float" office:value="-0.137694">
                <text:p>-0.137694</text:p>
              </table:table-cell>
              <table:table-cell office:value-type="float" office:value="-0.141633">
                <text:p>-0.141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938">
                <text:p>0.710938</text:p>
              </table:table-cell>
              <table:table-cell office:value-type="float" office:value="0.00647965">
                <text:p>0.00647965</text:p>
              </table:table-cell>
              <table:table-cell office:value-type="float" office:value="-0.14242">
                <text:p>-0.14242</text:p>
              </table:table-cell>
              <table:table-cell office:value-type="float" office:value="-0.151764">
                <text:p>-0.15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6562">
                <text:p>0.726562</text:p>
              </table:table-cell>
              <table:table-cell office:value-type="float" office:value="0.00533152">
                <text:p>0.00533152</text:p>
              </table:table-cell>
              <table:table-cell office:value-type="float" office:value="-0.145459">
                <text:p>-0.145459</text:p>
              </table:table-cell>
              <table:table-cell office:value-type="float" office:value="-0.16182">
                <text:p>-0.16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188">
                <text:p>0.742188</text:p>
              </table:table-cell>
              <table:table-cell office:value-type="float" office:value="0.00335012">
                <text:p>0.00335012</text:p>
              </table:table-cell>
              <table:table-cell office:value-type="float" office:value="-0.150954">
                <text:p>-0.150954</text:p>
              </table:table-cell>
              <table:table-cell office:value-type="float" office:value="-0.171841">
                <text:p>-0.171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812">
                <text:p>0.757812</text:p>
              </table:table-cell>
              <table:table-cell office:value-type="float" office:value="0.0047422">
                <text:p>0.0047422</text:p>
              </table:table-cell>
              <table:table-cell office:value-type="float" office:value="-0.155713">
                <text:p>-0.155713</text:p>
              </table:table-cell>
              <table:table-cell office:value-type="float" office:value="-0.179791">
                <text:p>-0.17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38">
                <text:p>0.773438</text:p>
              </table:table-cell>
              <table:table-cell office:value-type="float" office:value="0.0104641">
                <text:p>0.0104641</text:p>
              </table:table-cell>
              <table:table-cell office:value-type="float" office:value="-0.154542">
                <text:p>-0.154542</text:p>
              </table:table-cell>
              <table:table-cell office:value-type="float" office:value="-0.184989">
                <text:p>-0.18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062">
                <text:p>0.789062</text:p>
              </table:table-cell>
              <table:table-cell office:value-type="float" office:value="0.014242">
                <text:p>0.014242</text:p>
              </table:table-cell>
              <table:table-cell office:value-type="float" office:value="-0.149974">
                <text:p>-0.149974</text:p>
              </table:table-cell>
              <table:table-cell office:value-type="float" office:value="-0.188067">
                <text:p>-0.188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688">
                <text:p>0.804688</text:p>
              </table:table-cell>
              <table:table-cell office:value-type="float" office:value="0.0182707">
                <text:p>0.0182707</text:p>
              </table:table-cell>
              <table:table-cell office:value-type="float" office:value="-0.146007">
                <text:p>-0.146007</text:p>
              </table:table-cell>
              <table:table-cell office:value-type="float" office:value="-0.189701">
                <text:p>-0.189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312">
                <text:p>0.820312</text:p>
              </table:table-cell>
              <table:table-cell office:value-type="float" office:value="0.0271105">
                <text:p>0.0271105</text:p>
              </table:table-cell>
              <table:table-cell office:value-type="float" office:value="-0.140942">
                <text:p>-0.140942</text:p>
              </table:table-cell>
              <table:table-cell office:value-type="float" office:value="-0.189195">
                <text:p>-0.18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5938">
                <text:p>0.835938</text:p>
              </table:table-cell>
              <table:table-cell office:value-type="float" office:value="0.036277">
                <text:p>0.036277</text:p>
              </table:table-cell>
              <table:table-cell office:value-type="float" office:value="-0.134109">
                <text:p>-0.134109</text:p>
              </table:table-cell>
              <table:table-cell office:value-type="float" office:value="-0.184659">
                <text:p>-0.184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1562">
                <text:p>0.851562</text:p>
              </table:table-cell>
              <table:table-cell office:value-type="float" office:value="0.0431767">
                <text:p>0.0431767</text:p>
              </table:table-cell>
              <table:table-cell office:value-type="float" office:value="-0.125234">
                <text:p>-0.125234</text:p>
              </table:table-cell>
              <table:table-cell office:value-type="float" office:value="-0.178641">
                <text:p>-0.178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7188">
                <text:p>0.867188</text:p>
              </table:table-cell>
              <table:table-cell office:value-type="float" office:value="0.0508843">
                <text:p>0.0508843</text:p>
              </table:table-cell>
              <table:table-cell office:value-type="float" office:value="-0.115088">
                <text:p>-0.115088</text:p>
              </table:table-cell>
              <table:table-cell office:value-type="float" office:value="-0.175477">
                <text:p>-0.175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812">
                <text:p>0.882812</text:p>
              </table:table-cell>
              <table:table-cell office:value-type="float" office:value="0.0601352">
                <text:p>0.0601352</text:p>
              </table:table-cell>
              <table:table-cell office:value-type="float" office:value="-0.105005">
                <text:p>-0.105005</text:p>
              </table:table-cell>
              <table:table-cell office:value-type="float" office:value="-0.173986">
                <text:p>-0.17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438">
                <text:p>0.898438</text:p>
              </table:table-cell>
              <table:table-cell office:value-type="float" office:value="0.0711613">
                <text:p>0.0711613</text:p>
              </table:table-cell>
              <table:table-cell office:value-type="float" office:value="-0.0956675">
                <text:p>-0.0956675</text:p>
              </table:table-cell>
              <table:table-cell office:value-type="float" office:value="-0.170175">
                <text:p>-0.170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4062">
                <text:p>0.914062</text:p>
              </table:table-cell>
              <table:table-cell office:value-type="float" office:value="0.0832975">
                <text:p>0.0832975</text:p>
              </table:table-cell>
              <table:table-cell office:value-type="float" office:value="-0.0839295">
                <text:p>-0.0839295</text:p>
              </table:table-cell>
              <table:table-cell office:value-type="float" office:value="-0.165185">
                <text:p>-0.165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688">
                <text:p>0.929688</text:p>
              </table:table-cell>
              <table:table-cell office:value-type="float" office:value="0.0927683">
                <text:p>0.0927683</text:p>
              </table:table-cell>
              <table:table-cell office:value-type="float" office:value="-0.0693333">
                <text:p>-0.0693333</text:p>
              </table:table-cell>
              <table:table-cell office:value-type="float" office:value="-0.15869">
                <text:p>-0.15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5312">
                <text:p>0.945312</text:p>
              </table:table-cell>
              <table:table-cell office:value-type="float" office:value="0.100787">
                <text:p>0.100787</text:p>
              </table:table-cell>
              <table:table-cell office:value-type="float" office:value="-0.056395">
                <text:p>-0.056395</text:p>
              </table:table-cell>
              <table:table-cell office:value-type="float" office:value="-0.149269">
                <text:p>-0.149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938">
                <text:p>0.960938</text:p>
              </table:table-cell>
              <table:table-cell office:value-type="float" office:value="0.111804">
                <text:p>0.111804</text:p>
              </table:table-cell>
              <table:table-cell office:value-type="float" office:value="-0.0434345">
                <text:p>-0.0434345</text:p>
              </table:table-cell>
              <table:table-cell office:value-type="float" office:value="-0.139392">
                <text:p>-0.139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562">
                <text:p>0.976562</text:p>
              </table:table-cell>
              <table:table-cell office:value-type="float" office:value="0.122915">
                <text:p>0.122915</text:p>
              </table:table-cell>
              <table:table-cell office:value-type="float" office:value="-0.0271292">
                <text:p>-0.0271292</text:p>
              </table:table-cell>
              <table:table-cell office:value-type="float" office:value="-0.127162">
                <text:p>-0.127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188">
                <text:p>0.992188</text:p>
              </table:table-cell>
              <table:table-cell office:value-type="float" office:value="0.130944">
                <text:p>0.130944</text:p>
              </table:table-cell>
              <table:table-cell office:value-type="float" office:value="-0.0103023">
                <text:p>-0.0103023</text:p>
              </table:table-cell>
              <table:table-cell office:value-type="float" office:value="-0.112295">
                <text:p>-0.112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812">
                <text:p>1.007812</text:p>
              </table:table-cell>
              <table:table-cell office:value-type="float" office:value="0.138791">
                <text:p>0.138791</text:p>
              </table:table-cell>
              <table:table-cell office:value-type="float" office:value="0.004315">
                <text:p>0.004315</text:p>
              </table:table-cell>
              <table:table-cell office:value-type="float" office:value="-0.0998877">
                <text:p>-0.0998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3438">
                <text:p>1.023438</text:p>
              </table:table-cell>
              <table:table-cell office:value-type="float" office:value="0.149315">
                <text:p>0.149315</text:p>
              </table:table-cell>
              <table:table-cell office:value-type="float" office:value="0.0196194">
                <text:p>0.0196194</text:p>
              </table:table-cell>
              <table:table-cell office:value-type="float" office:value="-0.0902338">
                <text:p>-0.0902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9062">
                <text:p>1.039062</text:p>
              </table:table-cell>
              <table:table-cell office:value-type="float" office:value="0.159828">
                <text:p>0.159828</text:p>
              </table:table-cell>
              <table:table-cell office:value-type="float" office:value="0.0398453">
                <text:p>0.0398453</text:p>
              </table:table-cell>
              <table:table-cell office:value-type="float" office:value="-0.0797015">
                <text:p>-0.0797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688">
                <text:p>1.054688</text:p>
              </table:table-cell>
              <table:table-cell office:value-type="float" office:value="0.167033">
                <text:p>0.167033</text:p>
              </table:table-cell>
              <table:table-cell office:value-type="float" office:value="0.0612917">
                <text:p>0.0612917</text:p>
              </table:table-cell>
              <table:table-cell office:value-type="float" office:value="-0.0657153">
                <text:p>-0.065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0312">
                <text:p>1.070312</text:p>
              </table:table-cell>
              <table:table-cell office:value-type="float" office:value="0.173618">
                <text:p>0.173618</text:p>
              </table:table-cell>
              <table:table-cell office:value-type="float" office:value="0.0784672">
                <text:p>0.0784672</text:p>
              </table:table-cell>
              <table:table-cell office:value-type="float" office:value="-0.049157">
                <text:p>-0.049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938">
                <text:p>1.085938</text:p>
              </table:table-cell>
              <table:table-cell office:value-type="float" office:value="0.18257">
                <text:p>0.18257</text:p>
              </table:table-cell>
              <table:table-cell office:value-type="float" office:value="0.0943407">
                <text:p>0.0943407</text:p>
              </table:table-cell>
              <table:table-cell office:value-type="float" office:value="-0.032675">
                <text:p>-0.03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62">
                <text:p>1.101562</text:p>
              </table:table-cell>
              <table:table-cell office:value-type="float" office:value="0.191461">
                <text:p>0.191461</text:p>
              </table:table-cell>
              <table:table-cell office:value-type="float" office:value="0.1123">
                <text:p>0.1123</text:p>
              </table:table-cell>
              <table:table-cell office:value-type="float" office:value="-0.0176798">
                <text:p>-0.0176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7188">
                <text:p>1.117188</text:p>
              </table:table-cell>
              <table:table-cell office:value-type="float" office:value="0.199214">
                <text:p>0.199214</text:p>
              </table:table-cell>
              <table:table-cell office:value-type="float" office:value="0.131471">
                <text:p>0.131471</text:p>
              </table:table-cell>
              <table:table-cell office:value-type="float" office:value="-0.00605233">
                <text:p>-0.00605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2812">
                <text:p>1.132812</text:p>
              </table:table-cell>
              <table:table-cell office:value-type="float" office:value="0.207485">
                <text:p>0.207485</text:p>
              </table:table-cell>
              <table:table-cell office:value-type="float" office:value="0.149791">
                <text:p>0.149791</text:p>
              </table:table-cell>
              <table:table-cell office:value-type="float" office:value="0.00860305">
                <text:p>0.00860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438">
                <text:p>1.148438</text:p>
              </table:table-cell>
              <table:table-cell office:value-type="float" office:value="0.216218">
                <text:p>0.216218</text:p>
              </table:table-cell>
              <table:table-cell office:value-type="float" office:value="0.166876">
                <text:p>0.166876</text:p>
              </table:table-cell>
              <table:table-cell office:value-type="float" office:value="0.0302242">
                <text:p>0.0302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4062">
                <text:p>1.164062</text:p>
              </table:table-cell>
              <table:table-cell office:value-type="float" office:value="0.225273">
                <text:p>0.225273</text:p>
              </table:table-cell>
              <table:table-cell office:value-type="float" office:value="0.183213">
                <text:p>0.183213</text:p>
              </table:table-cell>
              <table:table-cell office:value-type="float" office:value="0.0485082">
                <text:p>0.0485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688">
                <text:p>1.179688</text:p>
              </table:table-cell>
              <table:table-cell office:value-type="float" office:value="0.235472">
                <text:p>0.235472</text:p>
              </table:table-cell>
              <table:table-cell office:value-type="float" office:value="0.199913">
                <text:p>0.199913</text:p>
              </table:table-cell>
              <table:table-cell office:value-type="float" office:value="0.062266">
                <text:p>0.062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5312">
                <text:p>1.195312</text:p>
              </table:table-cell>
              <table:table-cell office:value-type="float" office:value="0.245394">
                <text:p>0.245394</text:p>
              </table:table-cell>
              <table:table-cell office:value-type="float" office:value="0.22079">
                <text:p>0.22079</text:p>
              </table:table-cell>
              <table:table-cell office:value-type="float" office:value="0.0812767">
                <text:p>0.0812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10938">
                <text:p>1.210938</text:p>
              </table:table-cell>
              <table:table-cell office:value-type="float" office:value="0.253653">
                <text:p>0.253653</text:p>
              </table:table-cell>
              <table:table-cell office:value-type="float" office:value="0.244612">
                <text:p>0.244612</text:p>
              </table:table-cell>
              <table:table-cell office:value-type="float" office:value="0.104645">
                <text:p>0.104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6562">
                <text:p>1.226562</text:p>
              </table:table-cell>
              <table:table-cell office:value-type="float" office:value="0.261992">
                <text:p>0.261992</text:p>
              </table:table-cell>
              <table:table-cell office:value-type="float" office:value="0.262908">
                <text:p>0.262908</text:p>
              </table:table-cell>
              <table:table-cell office:value-type="float" office:value="0.124855">
                <text:p>0.124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188">
                <text:p>1.242188</text:p>
              </table:table-cell>
              <table:table-cell office:value-type="float" office:value="0.272345">
                <text:p>0.272345</text:p>
              </table:table-cell>
              <table:table-cell office:value-type="float" office:value="0.27745">
                <text:p>0.27745</text:p>
              </table:table-cell>
              <table:table-cell office:value-type="float" office:value="0.14041">
                <text:p>0.14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7812">
                <text:p>1.257812</text:p>
              </table:table-cell>
              <table:table-cell office:value-type="float" office:value="0.283893">
                <text:p>0.283893</text:p>
              </table:table-cell>
              <table:table-cell office:value-type="float" office:value="0.294522">
                <text:p>0.294522</text:p>
              </table:table-cell>
              <table:table-cell office:value-type="float" office:value="0.155833">
                <text:p>0.155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3438">
                <text:p>1.273438</text:p>
              </table:table-cell>
              <table:table-cell office:value-type="float" office:value="0.294435">
                <text:p>0.294435</text:p>
              </table:table-cell>
              <table:table-cell office:value-type="float" office:value="0.31247">
                <text:p>0.31247</text:p>
              </table:table-cell>
              <table:table-cell office:value-type="float" office:value="0.174098">
                <text:p>0.174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9062">
                <text:p>1.289062</text:p>
              </table:table-cell>
              <table:table-cell office:value-type="float" office:value="0.303207">
                <text:p>0.303207</text:p>
              </table:table-cell>
              <table:table-cell office:value-type="float" office:value="0.329152">
                <text:p>0.329152</text:p>
              </table:table-cell>
              <table:table-cell office:value-type="float" office:value="0.193214">
                <text:p>0.193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4688">
                <text:p>1.304688</text:p>
              </table:table-cell>
              <table:table-cell office:value-type="float" office:value="0.311147">
                <text:p>0.311147</text:p>
              </table:table-cell>
              <table:table-cell office:value-type="float" office:value="0.344813">
                <text:p>0.344813</text:p>
              </table:table-cell>
              <table:table-cell office:value-type="float" office:value="0.209986">
                <text:p>0.209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0312">
                <text:p>1.320312</text:p>
              </table:table-cell>
              <table:table-cell office:value-type="float" office:value="0.319275">
                <text:p>0.319275</text:p>
              </table:table-cell>
              <table:table-cell office:value-type="float" office:value="0.359927">
                <text:p>0.359927</text:p>
              </table:table-cell>
              <table:table-cell office:value-type="float" office:value="0.225326">
                <text:p>0.225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5938">
                <text:p>1.335938</text:p>
              </table:table-cell>
              <table:table-cell office:value-type="float" office:value="0.328115">
                <text:p>0.328115</text:p>
              </table:table-cell>
              <table:table-cell office:value-type="float" office:value="0.372365">
                <text:p>0.372365</text:p>
              </table:table-cell>
              <table:table-cell office:value-type="float" office:value="0.240978">
                <text:p>0.240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1562">
                <text:p>1.351562</text:p>
              </table:table-cell>
              <table:table-cell office:value-type="float" office:value="0.3373">
                <text:p>0.3373</text:p>
              </table:table-cell>
              <table:table-cell office:value-type="float" office:value="0.382948">
                <text:p>0.382948</text:p>
              </table:table-cell>
              <table:table-cell office:value-type="float" office:value="0.256132">
                <text:p>0.256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7188">
                <text:p>1.367188</text:p>
              </table:table-cell>
              <table:table-cell office:value-type="float" office:value="0.345513">
                <text:p>0.345513</text:p>
              </table:table-cell>
              <table:table-cell office:value-type="float" office:value="0.396825">
                <text:p>0.396825</text:p>
              </table:table-cell>
              <table:table-cell office:value-type="float" office:value="0.271365">
                <text:p>0.271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2812">
                <text:p>1.382812</text:p>
              </table:table-cell>
              <table:table-cell office:value-type="float" office:value="0.35284">
                <text:p>0.35284</text:p>
              </table:table-cell>
              <table:table-cell office:value-type="float" office:value="0.411783">
                <text:p>0.411783</text:p>
              </table:table-cell>
              <table:table-cell office:value-type="float" office:value="0.285852">
                <text:p>0.285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98438">
                <text:p>1.398438</text:p>
              </table:table-cell>
              <table:table-cell office:value-type="float" office:value="0.35986">
                <text:p>0.35986</text:p>
              </table:table-cell>
              <table:table-cell office:value-type="float" office:value="0.422538">
                <text:p>0.422538</text:p>
              </table:table-cell>
              <table:table-cell office:value-type="float" office:value="0.298108">
                <text:p>0.298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062">
                <text:p>1.414062</text:p>
              </table:table-cell>
              <table:table-cell office:value-type="float" office:value="0.367345">
                <text:p>0.367345</text:p>
              </table:table-cell>
              <table:table-cell office:value-type="float" office:value="0.43285">
                <text:p>0.43285</text:p>
              </table:table-cell>
              <table:table-cell office:value-type="float" office:value="0.310332">
                <text:p>0.310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9688">
                <text:p>1.429688</text:p>
              </table:table-cell>
              <table:table-cell office:value-type="float" office:value="0.375867">
                <text:p>0.375867</text:p>
              </table:table-cell>
              <table:table-cell office:value-type="float" office:value="0.445482">
                <text:p>0.445482</text:p>
              </table:table-cell>
              <table:table-cell office:value-type="float" office:value="0.32544">
                <text:p>0.32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5312">
                <text:p>1.445312</text:p>
              </table:table-cell>
              <table:table-cell office:value-type="float" office:value="0.383213">
                <text:p>0.383213</text:p>
              </table:table-cell>
              <table:table-cell office:value-type="float" office:value="0.457148">
                <text:p>0.457148</text:p>
              </table:table-cell>
              <table:table-cell office:value-type="float" office:value="0.343347">
                <text:p>0.343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938">
                <text:p>1.460938</text:p>
              </table:table-cell>
              <table:table-cell office:value-type="float" office:value="0.388793">
                <text:p>0.388793</text:p>
              </table:table-cell>
              <table:table-cell office:value-type="float" office:value="0.466538">
                <text:p>0.466538</text:p>
              </table:table-cell>
              <table:table-cell office:value-type="float" office:value="0.359865">
                <text:p>0.359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6562">
                <text:p>1.476562</text:p>
              </table:table-cell>
              <table:table-cell office:value-type="float" office:value="0.395665">
                <text:p>0.395665</text:p>
              </table:table-cell>
              <table:table-cell office:value-type="float" office:value="0.476393">
                <text:p>0.476393</text:p>
              </table:table-cell>
              <table:table-cell office:value-type="float" office:value="0.372535">
                <text:p>0.372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2188">
                <text:p>1.492188</text:p>
              </table:table-cell>
              <table:table-cell office:value-type="float" office:value="0.403567">
                <text:p>0.403567</text:p>
              </table:table-cell>
              <table:table-cell office:value-type="float" office:value="0.486632">
                <text:p>0.486632</text:p>
              </table:table-cell>
              <table:table-cell office:value-type="float" office:value="0.383242">
                <text:p>0.383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81">
                <text:p>1.50781</text:p>
              </table:table-cell>
              <table:table-cell office:value-type="float" office:value="0.410158">
                <text:p>0.410158</text:p>
              </table:table-cell>
              <table:table-cell office:value-type="float" office:value="0.495645">
                <text:p>0.49564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344">
                <text:p>1.52344</text:p>
              </table:table-cell>
              <table:table-cell office:value-type="float" office:value="0.41628">
                <text:p>0.41628</text:p>
              </table:table-cell>
              <table:table-cell office:value-type="float" office:value="0.503753">
                <text:p>0.503753</text:p>
              </table:table-cell>
              <table:table-cell office:value-type="float" office:value="0.407862">
                <text:p>0.407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906">
                <text:p>1.53906</text:p>
              </table:table-cell>
              <table:table-cell office:value-type="float" office:value="0.423338">
                <text:p>0.423338</text:p>
              </table:table-cell>
              <table:table-cell office:value-type="float" office:value="0.511272">
                <text:p>0.511272</text:p>
              </table:table-cell>
              <table:table-cell office:value-type="float" office:value="0.420525">
                <text:p>0.420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69">
                <text:p>1.55469</text:p>
              </table:table-cell>
              <table:table-cell office:value-type="float" office:value="0.431525">
                <text:p>0.431525</text:p>
              </table:table-cell>
              <table:table-cell office:value-type="float" office:value="0.51937">
                <text:p>0.51937</text:p>
              </table:table-cell>
              <table:table-cell office:value-type="float" office:value="0.432087">
                <text:p>0.43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031">
                <text:p>1.57031</text:p>
              </table:table-cell>
              <table:table-cell office:value-type="float" office:value="0.439097">
                <text:p>0.439097</text:p>
              </table:table-cell>
              <table:table-cell office:value-type="float" office:value="0.530015">
                <text:p>0.530015</text:p>
              </table:table-cell>
              <table:table-cell office:value-type="float" office:value="0.443027">
                <text:p>0.443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94">
                <text:p>1.58594</text:p>
              </table:table-cell>
              <table:table-cell office:value-type="float" office:value="0.44388">
                <text:p>0.44388</text:p>
              </table:table-cell>
              <table:table-cell office:value-type="float" office:value="0.540105">
                <text:p>0.540105</text:p>
              </table:table-cell>
              <table:table-cell office:value-type="float" office:value="0.4522">
                <text:p>0.4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56">
                <text:p>1.60156</text:p>
              </table:table-cell>
              <table:table-cell office:value-type="float" office:value="0.44827">
                <text:p>0.44827</text:p>
              </table:table-cell>
              <table:table-cell office:value-type="float" office:value="0.546268">
                <text:p>0.546268</text:p>
              </table:table-cell>
              <table:table-cell office:value-type="float" office:value="0.46073">
                <text:p>0.46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719">
                <text:p>1.61719</text:p>
              </table:table-cell>
              <table:table-cell office:value-type="float" office:value="0.455838">
                <text:p>0.455838</text:p>
              </table:table-cell>
              <table:table-cell office:value-type="float" office:value="0.553293">
                <text:p>0.553293</text:p>
              </table:table-cell>
              <table:table-cell office:value-type="float" office:value="0.469433">
                <text:p>0.469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1">
                <text:p>1.63281</text:p>
              </table:table-cell>
              <table:table-cell office:value-type="float" office:value="0.464368">
                <text:p>0.464368</text:p>
              </table:table-cell>
              <table:table-cell office:value-type="float" office:value="0.565055">
                <text:p>0.565055</text:p>
              </table:table-cell>
              <table:table-cell office:value-type="float" office:value="0.476828">
                <text:p>0.476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844">
                <text:p>1.64844</text:p>
              </table:table-cell>
              <table:table-cell office:value-type="float" office:value="0.46882">
                <text:p>0.46882</text:p>
              </table:table-cell>
              <table:table-cell office:value-type="float" office:value="0.575665">
                <text:p>0.575665</text:p>
              </table:table-cell>
              <table:table-cell office:value-type="float" office:value="0.484702">
                <text:p>0.484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6406">
                <text:p>1.66406</text:p>
              </table:table-cell>
              <table:table-cell office:value-type="float" office:value="0.47047">
                <text:p>0.47047</text:p>
              </table:table-cell>
              <table:table-cell office:value-type="float" office:value="0.580248">
                <text:p>0.580248</text:p>
              </table:table-cell>
              <table:table-cell office:value-type="float" office:value="0.495412">
                <text:p>0.495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7969">
                <text:p>1.67969</text:p>
              </table:table-cell>
              <table:table-cell office:value-type="float" office:value="0.475238">
                <text:p>0.475238</text:p>
              </table:table-cell>
              <table:table-cell office:value-type="float" office:value="0.58444">
                <text:p>0.58444</text:p>
              </table:table-cell>
              <table:table-cell office:value-type="float" office:value="0.505763">
                <text:p>0.505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531">
                <text:p>1.69531</text:p>
              </table:table-cell>
              <table:table-cell office:value-type="float" office:value="0.483357">
                <text:p>0.483357</text:p>
              </table:table-cell>
              <table:table-cell office:value-type="float" office:value="0.593695">
                <text:p>0.593695</text:p>
              </table:table-cell>
              <table:table-cell office:value-type="float" office:value="0.513228">
                <text:p>0.513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094">
                <text:p>1.71094</text:p>
              </table:table-cell>
              <table:table-cell office:value-type="float" office:value="0.48986">
                <text:p>0.48986</text:p>
              </table:table-cell>
              <table:table-cell office:value-type="float" office:value="0.603092">
                <text:p>0.603092</text:p>
              </table:table-cell>
              <table:table-cell office:value-type="float" office:value="0.518672">
                <text:p>0.518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2656">
                <text:p>1.72656</text:p>
              </table:table-cell>
              <table:table-cell office:value-type="float" office:value="0.49406">
                <text:p>0.49406</text:p>
              </table:table-cell>
              <table:table-cell office:value-type="float" office:value="0.608837">
                <text:p>0.608837</text:p>
              </table:table-cell>
              <table:table-cell office:value-type="float" office:value="0.524327">
                <text:p>0.524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219">
                <text:p>1.74219</text:p>
              </table:table-cell>
              <table:table-cell office:value-type="float" office:value="0.49805">
                <text:p>0.49805</text:p>
              </table:table-cell>
              <table:table-cell office:value-type="float" office:value="0.614055">
                <text:p>0.614055</text:p>
              </table:table-cell>
              <table:table-cell office:value-type="float" office:value="0.531695">
                <text:p>0.531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5781">
                <text:p>1.75781</text:p>
              </table:table-cell>
              <table:table-cell office:value-type="float" office:value="0.501985">
                <text:p>0.501985</text:p>
              </table:table-cell>
              <table:table-cell office:value-type="float" office:value="0.619707">
                <text:p>0.619707</text:p>
              </table:table-cell>
              <table:table-cell office:value-type="float" office:value="0.538713">
                <text:p>0.538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7344">
                <text:p>1.77344</text:p>
              </table:table-cell>
              <table:table-cell office:value-type="float" office:value="0.507972">
                <text:p>0.507972</text:p>
              </table:table-cell>
              <table:table-cell office:value-type="float" office:value="0.624888">
                <text:p>0.624888</text:p>
              </table:table-cell>
              <table:table-cell office:value-type="float" office:value="0.544118">
                <text:p>0.544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906">
                <text:p>1.78906</text:p>
              </table:table-cell>
              <table:table-cell office:value-type="float" office:value="0.516153">
                <text:p>0.516153</text:p>
              </table:table-cell>
              <table:table-cell office:value-type="float" office:value="0.629407">
                <text:p>0.629407</text:p>
              </table:table-cell>
              <table:table-cell office:value-type="float" office:value="0.550412">
                <text:p>0.550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0469">
                <text:p>1.80469</text:p>
              </table:table-cell>
              <table:table-cell office:value-type="float" office:value="0.521185">
                <text:p>0.521185</text:p>
              </table:table-cell>
              <table:table-cell office:value-type="float" office:value="0.63449">
                <text:p>0.63449</text:p>
              </table:table-cell>
              <table:table-cell office:value-type="float" office:value="0.557055">
                <text:p>0.557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031">
                <text:p>1.82031</text:p>
              </table:table-cell>
              <table:table-cell office:value-type="float" office:value="0.5233">
                <text:p>0.5233</text:p>
              </table:table-cell>
              <table:table-cell office:value-type="float" office:value="0.642115">
                <text:p>0.642115</text:p>
              </table:table-cell>
              <table:table-cell office:value-type="float" office:value="0.560495">
                <text:p>0.56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594">
                <text:p>1.83594</text:p>
              </table:table-cell>
              <table:table-cell office:value-type="float" office:value="0.528328">
                <text:p>0.528328</text:p>
              </table:table-cell>
              <table:table-cell office:value-type="float" office:value="0.651435">
                <text:p>0.651435</text:p>
              </table:table-cell>
              <table:table-cell office:value-type="float" office:value="0.563263">
                <text:p>0.563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156">
                <text:p>1.85156</text:p>
              </table:table-cell>
              <table:table-cell office:value-type="float" office:value="0.53455">
                <text:p>0.53455</text:p>
              </table:table-cell>
              <table:table-cell office:value-type="float" office:value="0.657635">
                <text:p>0.657635</text:p>
              </table:table-cell>
              <table:table-cell office:value-type="float" office:value="0.569363">
                <text:p>0.569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719">
                <text:p>1.86719</text:p>
              </table:table-cell>
              <table:table-cell office:value-type="float" office:value="0.537517">
                <text:p>0.537517</text:p>
              </table:table-cell>
              <table:table-cell office:value-type="float" office:value="0.659545">
                <text:p>0.659545</text:p>
              </table:table-cell>
              <table:table-cell office:value-type="float" office:value="0.575795">
                <text:p>0.575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281">
                <text:p>1.88281</text:p>
              </table:table-cell>
              <table:table-cell office:value-type="float" office:value="0.538875">
                <text:p>0.538875</text:p>
              </table:table-cell>
              <table:table-cell office:value-type="float" office:value="0.662705">
                <text:p>0.662705</text:p>
              </table:table-cell>
              <table:table-cell office:value-type="float" office:value="0.579515">
                <text:p>0.579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844">
                <text:p>1.89844</text:p>
              </table:table-cell>
              <table:table-cell office:value-type="float" office:value="0.542175">
                <text:p>0.542175</text:p>
              </table:table-cell>
              <table:table-cell office:value-type="float" office:value="0.668543">
                <text:p>0.668543</text:p>
              </table:table-cell>
              <table:table-cell office:value-type="float" office:value="0.58384">
                <text:p>0.58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06">
                <text:p>1.91406</text:p>
              </table:table-cell>
              <table:table-cell office:value-type="float" office:value="0.54668">
                <text:p>0.54668</text:p>
              </table:table-cell>
              <table:table-cell office:value-type="float" office:value="0.672253">
                <text:p>0.672253</text:p>
              </table:table-cell>
              <table:table-cell office:value-type="float" office:value="0.591285">
                <text:p>0.591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969">
                <text:p>1.92969</text:p>
              </table:table-cell>
              <table:table-cell office:value-type="float" office:value="0.549812">
                <text:p>0.549812</text:p>
              </table:table-cell>
              <table:table-cell office:value-type="float" office:value="0.673272">
                <text:p>0.673272</text:p>
              </table:table-cell>
              <table:table-cell office:value-type="float" office:value="0.599765">
                <text:p>0.599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31">
                <text:p>1.94531</text:p>
              </table:table-cell>
              <table:table-cell office:value-type="float" office:value="0.55118">
                <text:p>0.55118</text:p>
              </table:table-cell>
              <table:table-cell office:value-type="float" office:value="0.676065">
                <text:p>0.676065</text:p>
              </table:table-cell>
              <table:table-cell office:value-type="float" office:value="0.60689">
                <text:p>0.60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094">
                <text:p>1.96094</text:p>
              </table:table-cell>
              <table:table-cell office:value-type="float" office:value="0.552978">
                <text:p>0.552978</text:p>
              </table:table-cell>
              <table:table-cell office:value-type="float" office:value="0.68126">
                <text:p>0.68126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7656">
                <text:p>1.97656</text:p>
              </table:table-cell>
              <table:table-cell office:value-type="float" office:value="0.557338">
                <text:p>0.557338</text:p>
              </table:table-cell>
              <table:table-cell office:value-type="float" office:value="0.685562">
                <text:p>0.685562</text:p>
              </table:table-cell>
              <table:table-cell office:value-type="float" office:value="0.61555">
                <text:p>0.61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219">
                <text:p>1.99219</text:p>
              </table:table-cell>
              <table:table-cell office:value-type="float" office:value="0.562865">
                <text:p>0.562865</text:p>
              </table:table-cell>
              <table:table-cell office:value-type="float" office:value="0.687783">
                <text:p>0.687783</text:p>
              </table:table-cell>
              <table:table-cell office:value-type="float" office:value="0.619585">
                <text:p>0.619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781">
                <text:p>2.00781</text:p>
              </table:table-cell>
              <table:table-cell office:value-type="float" office:value="0.564342">
                <text:p>0.564342</text:p>
              </table:table-cell>
              <table:table-cell office:value-type="float" office:value="0.69029">
                <text:p>0.69029</text:p>
              </table:table-cell>
              <table:table-cell office:value-type="float" office:value="0.624077">
                <text:p>0.624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344">
                <text:p>2.02344</text:p>
              </table:table-cell>
              <table:table-cell office:value-type="float" office:value="0.561915">
                <text:p>0.561915</text:p>
              </table:table-cell>
              <table:table-cell office:value-type="float" office:value="0.695695">
                <text:p>0.695695</text:p>
              </table:table-cell>
              <table:table-cell office:value-type="float" office:value="0.627123">
                <text:p>0.627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906">
                <text:p>2.03906</text:p>
              </table:table-cell>
              <table:table-cell office:value-type="float" office:value="0.56227">
                <text:p>0.56227</text:p>
              </table:table-cell>
              <table:table-cell office:value-type="float" office:value="0.702413">
                <text:p>0.702413</text:p>
              </table:table-cell>
              <table:table-cell office:value-type="float" office:value="0.628967">
                <text:p>0.628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5469">
                <text:p>2.05469</text:p>
              </table:table-cell>
              <table:table-cell office:value-type="float" office:value="0.566828">
                <text:p>0.566828</text:p>
              </table:table-cell>
              <table:table-cell office:value-type="float" office:value="0.70623">
                <text:p>0.70623</text:p>
              </table:table-cell>
              <table:table-cell office:value-type="float" office:value="0.632672">
                <text:p>0.632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031">
                <text:p>2.07031</text:p>
              </table:table-cell>
              <table:table-cell office:value-type="float" office:value="0.568672">
                <text:p>0.568672</text:p>
              </table:table-cell>
              <table:table-cell office:value-type="float" office:value="0.70786">
                <text:p>0.70786</text:p>
              </table:table-cell>
              <table:table-cell office:value-type="float" office:value="0.639713">
                <text:p>0.6397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594">
                <text:p>2.08594</text:p>
              </table:table-cell>
              <table:table-cell office:value-type="float" office:value="0.56733">
                <text:p>0.56733</text:p>
              </table:table-cell>
              <table:table-cell office:value-type="float" office:value="0.71074">
                <text:p>0.71074</text:p>
              </table:table-cell>
              <table:table-cell office:value-type="float" office:value="0.647473">
                <text:p>0.647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0156">
                <text:p>2.10156</text:p>
              </table:table-cell>
              <table:table-cell office:value-type="float" office:value="0.569372">
                <text:p>0.569372</text:p>
              </table:table-cell>
              <table:table-cell office:value-type="float" office:value="0.714617">
                <text:p>0.714617</text:p>
              </table:table-cell>
              <table:table-cell office:value-type="float" office:value="0.65225">
                <text:p>0.65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1719">
                <text:p>2.11719</text:p>
              </table:table-cell>
              <table:table-cell office:value-type="float" office:value="0.57315">
                <text:p>0.57315</text:p>
              </table:table-cell>
              <table:table-cell office:value-type="float" office:value="0.71727">
                <text:p>0.71727</text:p>
              </table:table-cell>
              <table:table-cell office:value-type="float" office:value="0.654822">
                <text:p>0.6548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3281">
                <text:p>2.13281</text:p>
              </table:table-cell>
              <table:table-cell office:value-type="float" office:value="0.572908">
                <text:p>0.572908</text:p>
              </table:table-cell>
              <table:table-cell office:value-type="float" office:value="0.718575">
                <text:p>0.718575</text:p>
              </table:table-cell>
              <table:table-cell office:value-type="float" office:value="0.658112">
                <text:p>0.658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844">
                <text:p>2.14844</text:p>
              </table:table-cell>
              <table:table-cell office:value-type="float" office:value="0.571715">
                <text:p>0.571715</text:p>
              </table:table-cell>
              <table:table-cell office:value-type="float" office:value="0.72069">
                <text:p>0.72069</text:p>
              </table:table-cell>
              <table:table-cell office:value-type="float" office:value="0.661732">
                <text:p>0.661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406">
                <text:p>2.16406</text:p>
              </table:table-cell>
              <table:table-cell office:value-type="float" office:value="0.573963">
                <text:p>0.573963</text:p>
              </table:table-cell>
              <table:table-cell office:value-type="float" office:value="0.723378">
                <text:p>0.723378</text:p>
              </table:table-cell>
              <table:table-cell office:value-type="float" office:value="0.665165">
                <text:p>0.665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969">
                <text:p>2.17969</text:p>
              </table:table-cell>
              <table:table-cell office:value-type="float" office:value="0.576693">
                <text:p>0.576693</text:p>
              </table:table-cell>
              <table:table-cell office:value-type="float" office:value="0.7255">
                <text:p>0.7255</text:p>
              </table:table-cell>
              <table:table-cell office:value-type="float" office:value="0.671032">
                <text:p>0.671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531">
                <text:p>2.19531</text:p>
              </table:table-cell>
              <table:table-cell office:value-type="float" office:value="0.577227">
                <text:p>0.577227</text:p>
              </table:table-cell>
              <table:table-cell office:value-type="float" office:value="0.727978">
                <text:p>0.727978</text:p>
              </table:table-cell>
              <table:table-cell office:value-type="float" office:value="0.676982">
                <text:p>0.676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094">
                <text:p>2.21094</text:p>
              </table:table-cell>
              <table:table-cell office:value-type="float" office:value="0.578268">
                <text:p>0.578268</text:p>
              </table:table-cell>
              <table:table-cell office:value-type="float" office:value="0.731732">
                <text:p>0.731732</text:p>
              </table:table-cell>
              <table:table-cell office:value-type="float" office:value="0.678615">
                <text:p>0.678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656">
                <text:p>2.22656</text:p>
              </table:table-cell>
              <table:table-cell office:value-type="float" office:value="0.581433">
                <text:p>0.581433</text:p>
              </table:table-cell>
              <table:table-cell office:value-type="float" office:value="0.734452">
                <text:p>0.734452</text:p>
              </table:table-cell>
              <table:table-cell office:value-type="float" office:value="0.67802">
                <text:p>0.67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219">
                <text:p>2.24219</text:p>
              </table:table-cell>
              <table:table-cell office:value-type="float" office:value="0.583987">
                <text:p>0.583987</text:p>
              </table:table-cell>
              <table:table-cell office:value-type="float" office:value="0.73453">
                <text:p>0.73453</text:p>
              </table:table-cell>
              <table:table-cell office:value-type="float" office:value="0.678688">
                <text:p>0.678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81">
                <text:p>2.25781</text:p>
              </table:table-cell>
              <table:table-cell office:value-type="float" office:value="0.585133">
                <text:p>0.585133</text:p>
              </table:table-cell>
              <table:table-cell office:value-type="float" office:value="0.733402">
                <text:p>0.733402</text:p>
              </table:table-cell>
              <table:table-cell office:value-type="float" office:value="0.68166">
                <text:p>0.68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344">
                <text:p>2.27344</text:p>
              </table:table-cell>
              <table:table-cell office:value-type="float" office:value="0.585447">
                <text:p>0.585447</text:p>
              </table:table-cell>
              <table:table-cell office:value-type="float" office:value="0.734293">
                <text:p>0.734293</text:p>
              </table:table-cell>
              <table:table-cell office:value-type="float" office:value="0.686768">
                <text:p>0.686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8906">
                <text:p>2.28906</text:p>
              </table:table-cell>
              <table:table-cell office:value-type="float" office:value="0.583593">
                <text:p>0.583593</text:p>
              </table:table-cell>
              <table:table-cell office:value-type="float" office:value="0.738847">
                <text:p>0.738847</text:p>
              </table:table-cell>
              <table:table-cell office:value-type="float" office:value="0.691513">
                <text:p>0.691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469">
                <text:p>2.30469</text:p>
              </table:table-cell>
              <table:table-cell office:value-type="float" office:value="0.581935">
                <text:p>0.581935</text:p>
              </table:table-cell>
              <table:table-cell office:value-type="float" office:value="0.743057">
                <text:p>0.743057</text:p>
              </table:table-cell>
              <table:table-cell office:value-type="float" office:value="0.694288">
                <text:p>0.694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031">
                <text:p>2.32031</text:p>
              </table:table-cell>
              <table:table-cell office:value-type="float" office:value="0.58332">
                <text:p>0.58332</text:p>
              </table:table-cell>
              <table:table-cell office:value-type="float" office:value="0.742545">
                <text:p>0.742545</text:p>
              </table:table-cell>
              <table:table-cell office:value-type="float" office:value="0.695307">
                <text:p>0.695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594">
                <text:p>2.33594</text:p>
              </table:table-cell>
              <table:table-cell office:value-type="float" office:value="0.584945">
                <text:p>0.584945</text:p>
              </table:table-cell>
              <table:table-cell office:value-type="float" office:value="0.740623">
                <text:p>0.740623</text:p>
              </table:table-cell>
              <table:table-cell office:value-type="float" office:value="0.69519">
                <text:p>0.69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5156">
                <text:p>2.35156</text:p>
              </table:table-cell>
              <table:table-cell office:value-type="float" office:value="0.585068">
                <text:p>0.585068</text:p>
              </table:table-cell>
              <table:table-cell office:value-type="float" office:value="0.742492">
                <text:p>0.742492</text:p>
              </table:table-cell>
              <table:table-cell office:value-type="float" office:value="0.697405">
                <text:p>0.6974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6719">
                <text:p>2.36719</text:p>
              </table:table-cell>
              <table:table-cell office:value-type="float" office:value="0.583875">
                <text:p>0.583875</text:p>
              </table:table-cell>
              <table:table-cell office:value-type="float" office:value="0.745883">
                <text:p>0.745883</text:p>
              </table:table-cell>
              <table:table-cell office:value-type="float" office:value="0.703888">
                <text:p>0.7038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8281">
                <text:p>2.38281</text:p>
              </table:table-cell>
              <table:table-cell office:value-type="float" office:value="0.584045">
                <text:p>0.584045</text:p>
              </table:table-cell>
              <table:table-cell office:value-type="float" office:value="0.746885">
                <text:p>0.746885</text:p>
              </table:table-cell>
              <table:table-cell office:value-type="float" office:value="0.710113">
                <text:p>0.710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44">
                <text:p>2.39844</text:p>
              </table:table-cell>
              <table:table-cell office:value-type="float" office:value="0.587767">
                <text:p>0.587767</text:p>
              </table:table-cell>
              <table:table-cell office:value-type="float" office:value="0.746922">
                <text:p>0.746922</text:p>
              </table:table-cell>
              <table:table-cell office:value-type="float" office:value="0.710705">
                <text:p>0.7107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1406">
                <text:p>2.41406</text:p>
              </table:table-cell>
              <table:table-cell office:value-type="float" office:value="0.589182">
                <text:p>0.589182</text:p>
              </table:table-cell>
              <table:table-cell office:value-type="float" office:value="0.74879">
                <text:p>0.74879</text:p>
              </table:table-cell>
              <table:table-cell office:value-type="float" office:value="0.707393">
                <text:p>0.7073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2969">
                <text:p>2.42969</text:p>
              </table:table-cell>
              <table:table-cell office:value-type="float" office:value="0.586435">
                <text:p>0.586435</text:p>
              </table:table-cell>
              <table:table-cell office:value-type="float" office:value="0.751458">
                <text:p>0.751458</text:p>
              </table:table-cell>
              <table:table-cell office:value-type="float" office:value="0.707985">
                <text:p>0.70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4531">
                <text:p>2.44531</text:p>
              </table:table-cell>
              <table:table-cell office:value-type="float" office:value="0.585948">
                <text:p>0.585948</text:p>
              </table:table-cell>
              <table:table-cell office:value-type="float" office:value="0.75193">
                <text:p>0.75193</text:p>
              </table:table-cell>
              <table:table-cell office:value-type="float" office:value="0.71414">
                <text:p>0.714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094">
                <text:p>2.46094</text:p>
              </table:table-cell>
              <table:table-cell office:value-type="float" office:value="0.58862">
                <text:p>0.58862</text:p>
              </table:table-cell>
              <table:table-cell office:value-type="float" office:value="0.751113">
                <text:p>0.751113</text:p>
              </table:table-cell>
              <table:table-cell office:value-type="float" office:value="0.71985">
                <text:p>0.71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7656">
                <text:p>2.47656</text:p>
              </table:table-cell>
              <table:table-cell office:value-type="float" office:value="0.589225">
                <text:p>0.589225</text:p>
              </table:table-cell>
              <table:table-cell office:value-type="float" office:value="0.752608">
                <text:p>0.752608</text:p>
              </table:table-cell>
              <table:table-cell office:value-type="float" office:value="0.72169">
                <text:p>0.72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9219">
                <text:p>2.49219</text:p>
              </table:table-cell>
              <table:table-cell office:value-type="float" office:value="0.587393">
                <text:p>0.587393</text:p>
              </table:table-cell>
              <table:table-cell office:value-type="float" office:value="0.754812">
                <text:p>0.754812</text:p>
              </table:table-cell>
              <table:table-cell office:value-type="float" office:value="0.72103">
                <text:p>0.72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0781">
                <text:p>2.50781</text:p>
              </table:table-cell>
              <table:table-cell office:value-type="float" office:value="0.588573">
                <text:p>0.588573</text:p>
              </table:table-cell>
              <table:table-cell office:value-type="float" office:value="0.7527">
                <text:p>0.7527</text:p>
              </table:table-cell>
              <table:table-cell office:value-type="float" office:value="0.720625">
                <text:p>0.72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344">
                <text:p>2.52344</text:p>
              </table:table-cell>
              <table:table-cell office:value-type="float" office:value="0.59238">
                <text:p>0.59238</text:p>
              </table:table-cell>
              <table:table-cell office:value-type="float" office:value="0.749417">
                <text:p>0.749417</text:p>
              </table:table-cell>
              <table:table-cell office:value-type="float" office:value="0.721963">
                <text:p>0.721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906">
                <text:p>2.53906</text:p>
              </table:table-cell>
              <table:table-cell office:value-type="float" office:value="0.59408">
                <text:p>0.59408</text:p>
              </table:table-cell>
              <table:table-cell office:value-type="float" office:value="0.751742">
                <text:p>0.751742</text:p>
              </table:table-cell>
              <table:table-cell office:value-type="float" office:value="0.724018">
                <text:p>0.724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5469">
                <text:p>2.55469</text:p>
              </table:table-cell>
              <table:table-cell office:value-type="float" office:value="0.593872">
                <text:p>0.593872</text:p>
              </table:table-cell>
              <table:table-cell office:value-type="float" office:value="0.755245">
                <text:p>0.755245</text:p>
              </table:table-cell>
              <table:table-cell office:value-type="float" office:value="0.725585">
                <text:p>0.725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31">
                <text:p>2.57031</text:p>
              </table:table-cell>
              <table:table-cell office:value-type="float" office:value="0.593815">
                <text:p>0.593815</text:p>
              </table:table-cell>
              <table:table-cell office:value-type="float" office:value="0.75397">
                <text:p>0.75397</text:p>
              </table:table-cell>
              <table:table-cell office:value-type="float" office:value="0.725977">
                <text:p>0.7259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594">
                <text:p>2.58594</text:p>
              </table:table-cell>
              <table:table-cell office:value-type="float" office:value="0.595105">
                <text:p>0.595105</text:p>
              </table:table-cell>
              <table:table-cell office:value-type="float" office:value="0.751397">
                <text:p>0.751397</text:p>
              </table:table-cell>
              <table:table-cell office:value-type="float" office:value="0.726218">
                <text:p>0.7262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156">
                <text:p>2.60156</text:p>
              </table:table-cell>
              <table:table-cell office:value-type="float" office:value="0.597235">
                <text:p>0.597235</text:p>
              </table:table-cell>
              <table:table-cell office:value-type="float" office:value="0.751045">
                <text:p>0.751045</text:p>
              </table:table-cell>
              <table:table-cell office:value-type="float" office:value="0.728252">
                <text:p>0.7282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719">
                <text:p>2.61719</text:p>
              </table:table-cell>
              <table:table-cell office:value-type="float" office:value="0.599185">
                <text:p>0.599185</text:p>
              </table:table-cell>
              <table:table-cell office:value-type="float" office:value="0.751943">
                <text:p>0.751943</text:p>
              </table:table-cell>
              <table:table-cell office:value-type="float" office:value="0.733015">
                <text:p>0.733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3281">
                <text:p>2.63281</text:p>
              </table:table-cell>
              <table:table-cell office:value-type="float" office:value="0.600452">
                <text:p>0.600452</text:p>
              </table:table-cell>
              <table:table-cell office:value-type="float" office:value="0.753407">
                <text:p>0.753407</text:p>
              </table:table-cell>
              <table:table-cell office:value-type="float" office:value="0.738672">
                <text:p>0.738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4844">
                <text:p>2.64844</text:p>
              </table:table-cell>
              <table:table-cell office:value-type="float" office:value="0.600918">
                <text:p>0.600918</text:p>
              </table:table-cell>
              <table:table-cell office:value-type="float" office:value="0.75527">
                <text:p>0.75527</text:p>
              </table:table-cell>
              <table:table-cell office:value-type="float" office:value="0.741403">
                <text:p>0.7414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406">
                <text:p>2.66406</text:p>
              </table:table-cell>
              <table:table-cell office:value-type="float" office:value="0.601812">
                <text:p>0.601812</text:p>
              </table:table-cell>
              <table:table-cell office:value-type="float" office:value="0.755235">
                <text:p>0.755235</text:p>
              </table:table-cell>
              <table:table-cell office:value-type="float" office:value="0.740335">
                <text:p>0.7403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969">
                <text:p>2.67969</text:p>
              </table:table-cell>
              <table:table-cell office:value-type="float" office:value="0.602697">
                <text:p>0.602697</text:p>
              </table:table-cell>
              <table:table-cell office:value-type="float" office:value="0.75325">
                <text:p>0.75325</text:p>
              </table:table-cell>
              <table:table-cell office:value-type="float" office:value="0.737685">
                <text:p>0.737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9531">
                <text:p>2.69531</text:p>
              </table:table-cell>
              <table:table-cell office:value-type="float" office:value="0.602973">
                <text:p>0.602973</text:p>
              </table:table-cell>
              <table:table-cell office:value-type="float" office:value="0.75312">
                <text:p>0.75312</text:p>
              </table:table-cell>
              <table:table-cell office:value-type="float" office:value="0.73668">
                <text:p>0.73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094">
                <text:p>2.71094</text:p>
              </table:table-cell>
              <table:table-cell office:value-type="float" office:value="0.603927">
                <text:p>0.603927</text:p>
              </table:table-cell>
              <table:table-cell office:value-type="float" office:value="0.75488">
                <text:p>0.75488</text:p>
              </table:table-cell>
              <table:table-cell office:value-type="float" office:value="0.736912">
                <text:p>0.736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2656">
                <text:p>2.72656</text:p>
              </table:table-cell>
              <table:table-cell office:value-type="float" office:value="0.605165">
                <text:p>0.605165</text:p>
              </table:table-cell>
              <table:table-cell office:value-type="float" office:value="0.75592">
                <text:p>0.75592</text:p>
              </table:table-cell>
              <table:table-cell office:value-type="float" office:value="0.736992">
                <text:p>0.7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219">
                <text:p>2.74219</text:p>
              </table:table-cell>
              <table:table-cell office:value-type="float" office:value="0.606085">
                <text:p>0.606085</text:p>
              </table:table-cell>
              <table:table-cell office:value-type="float" office:value="0.754658">
                <text:p>0.754658</text:p>
              </table:table-cell>
              <table:table-cell office:value-type="float" office:value="0.739588">
                <text:p>0.739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5781">
                <text:p>2.75781</text:p>
              </table:table-cell>
              <table:table-cell office:value-type="float" office:value="0.608512">
                <text:p>0.608512</text:p>
              </table:table-cell>
              <table:table-cell office:value-type="float" office:value="0.75126">
                <text:p>0.75126</text:p>
              </table:table-cell>
              <table:table-cell office:value-type="float" office:value="0.742945">
                <text:p>0.7429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7344">
                <text:p>2.77344</text:p>
              </table:table-cell>
              <table:table-cell office:value-type="float" office:value="0.61164">
                <text:p>0.61164</text:p>
              </table:table-cell>
              <table:table-cell office:value-type="float" office:value="0.748902">
                <text:p>0.748902</text:p>
              </table:table-cell>
              <table:table-cell office:value-type="float" office:value="0.744027">
                <text:p>0.744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8906">
                <text:p>2.78906</text:p>
              </table:table-cell>
              <table:table-cell office:value-type="float" office:value="0.612175">
                <text:p>0.612175</text:p>
              </table:table-cell>
              <table:table-cell office:value-type="float" office:value="0.74893">
                <text:p>0.74893</text:p>
              </table:table-cell>
              <table:table-cell office:value-type="float" office:value="0.74553">
                <text:p>0.74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0469">
                <text:p>2.80469</text:p>
              </table:table-cell>
              <table:table-cell office:value-type="float" office:value="0.612137">
                <text:p>0.612137</text:p>
              </table:table-cell>
              <table:table-cell office:value-type="float" office:value="0.74824">
                <text:p>0.74824</text:p>
              </table:table-cell>
              <table:table-cell office:value-type="float" office:value="0.748073">
                <text:p>0.748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031">
                <text:p>2.82031</text:p>
              </table:table-cell>
              <table:table-cell office:value-type="float" office:value="0.615692">
                <text:p>0.615692</text:p>
              </table:table-cell>
              <table:table-cell office:value-type="float" office:value="0.746647">
                <text:p>0.746647</text:p>
              </table:table-cell>
              <table:table-cell office:value-type="float" office:value="0.748795">
                <text:p>0.7487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594">
                <text:p>2.83594</text:p>
              </table:table-cell>
              <table:table-cell office:value-type="float" office:value="0.61981">
                <text:p>0.61981</text:p>
              </table:table-cell>
              <table:table-cell office:value-type="float" office:value="0.74548">
                <text:p>0.74548</text:p>
              </table:table-cell>
              <table:table-cell office:value-type="float" office:value="0.74772">
                <text:p>0.74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5156">
                <text:p>2.85156</text:p>
              </table:table-cell>
              <table:table-cell office:value-type="float" office:value="0.620438">
                <text:p>0.620438</text:p>
              </table:table-cell>
              <table:table-cell office:value-type="float" office:value="0.744495">
                <text:p>0.744495</text:p>
              </table:table-cell>
              <table:table-cell office:value-type="float" office:value="0.74708">
                <text:p>0.74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6719">
                <text:p>2.86719</text:p>
              </table:table-cell>
              <table:table-cell office:value-type="float" office:value="0.619772">
                <text:p>0.619772</text:p>
              </table:table-cell>
              <table:table-cell office:value-type="float" office:value="0.743847">
                <text:p>0.743847</text:p>
              </table:table-cell>
              <table:table-cell office:value-type="float" office:value="0.74748">
                <text:p>0.74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281">
                <text:p>2.88281</text:p>
              </table:table-cell>
              <table:table-cell office:value-type="float" office:value="0.620115">
                <text:p>0.620115</text:p>
              </table:table-cell>
              <table:table-cell office:value-type="float" office:value="0.744855">
                <text:p>0.744855</text:p>
              </table:table-cell>
              <table:table-cell office:value-type="float" office:value="0.748045">
                <text:p>0.748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9844">
                <text:p>2.89844</text:p>
              </table:table-cell>
              <table:table-cell office:value-type="float" office:value="0.621965">
                <text:p>0.621965</text:p>
              </table:table-cell>
              <table:table-cell office:value-type="float" office:value="0.747783">
                <text:p>0.747783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406">
                <text:p>2.91406</text:p>
              </table:table-cell>
              <table:table-cell office:value-type="float" office:value="0.626737">
                <text:p>0.626737</text:p>
              </table:table-cell>
              <table:table-cell office:value-type="float" office:value="0.75036">
                <text:p>0.75036</text:p>
              </table:table-cell>
              <table:table-cell office:value-type="float" office:value="0.752568">
                <text:p>0.752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2969">
                <text:p>2.92969</text:p>
              </table:table-cell>
              <table:table-cell office:value-type="float" office:value="0.632505">
                <text:p>0.632505</text:p>
              </table:table-cell>
              <table:table-cell office:value-type="float" office:value="0.750558">
                <text:p>0.750558</text:p>
              </table:table-cell>
              <table:table-cell office:value-type="float" office:value="0.755158">
                <text:p>0.755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4531">
                <text:p>2.94531</text:p>
              </table:table-cell>
              <table:table-cell office:value-type="float" office:value="0.63532">
                <text:p>0.63532</text:p>
              </table:table-cell>
              <table:table-cell office:value-type="float" office:value="0.748783">
                <text:p>0.748783</text:p>
              </table:table-cell>
              <table:table-cell office:value-type="float" office:value="0.755572">
                <text:p>0.755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094">
                <text:p>2.96094</text:p>
              </table:table-cell>
              <table:table-cell office:value-type="float" office:value="0.635575">
                <text:p>0.635575</text:p>
              </table:table-cell>
              <table:table-cell office:value-type="float" office:value="0.748333">
                <text:p>0.748333</text:p>
              </table:table-cell>
              <table:table-cell office:value-type="float" office:value="0.752883">
                <text:p>0.752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656">
                <text:p>2.97656</text:p>
              </table:table-cell>
              <table:table-cell office:value-type="float" office:value="0.637145">
                <text:p>0.637145</text:p>
              </table:table-cell>
              <table:table-cell office:value-type="float" office:value="0.749943">
                <text:p>0.749943</text:p>
              </table:table-cell>
              <table:table-cell office:value-type="float" office:value="0.748372">
                <text:p>0.748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9219">
                <text:p>2.99219</text:p>
              </table:table-cell>
              <table:table-cell office:value-type="float" office:value="0.639598">
                <text:p>0.639598</text:p>
              </table:table-cell>
              <table:table-cell office:value-type="float" office:value="0.75017">
                <text:p>0.75017</text:p>
              </table:table-cell>
              <table:table-cell office:value-type="float" office:value="0.745165">
                <text:p>0.7451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781">
                <text:p>3.00781</text:p>
              </table:table-cell>
              <table:table-cell office:value-type="float" office:value="0.64065">
                <text:p>0.64065</text:p>
              </table:table-cell>
              <table:table-cell office:value-type="float" office:value="0.74924">
                <text:p>0.74924</text:p>
              </table:table-cell>
              <table:table-cell office:value-type="float" office:value="0.743937">
                <text:p>0.743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2344">
                <text:p>3.02344</text:p>
              </table:table-cell>
              <table:table-cell office:value-type="float" office:value="0.642355">
                <text:p>0.642355</text:p>
              </table:table-cell>
              <table:table-cell office:value-type="float" office:value="0.750048">
                <text:p>0.750048</text:p>
              </table:table-cell>
              <table:table-cell office:value-type="float" office:value="0.74422">
                <text:p>0.744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906">
                <text:p>3.03906</text:p>
              </table:table-cell>
              <table:table-cell office:value-type="float" office:value="0.645545">
                <text:p>0.645545</text:p>
              </table:table-cell>
              <table:table-cell office:value-type="float" office:value="0.750988">
                <text:p>0.750988</text:p>
              </table:table-cell>
              <table:table-cell office:value-type="float" office:value="0.745505">
                <text:p>0.745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5469">
                <text:p>3.05469</text:p>
              </table:table-cell>
              <table:table-cell office:value-type="float" office:value="0.646338">
                <text:p>0.646338</text:p>
              </table:table-cell>
              <table:table-cell office:value-type="float" office:value="0.750152">
                <text:p>0.750152</text:p>
              </table:table-cell>
              <table:table-cell office:value-type="float" office:value="0.745995">
                <text:p>0.745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031">
                <text:p>3.07031</text:p>
              </table:table-cell>
              <table:table-cell office:value-type="float" office:value="0.645352">
                <text:p>0.645352</text:p>
              </table:table-cell>
              <table:table-cell office:value-type="float" office:value="0.750333">
                <text:p>0.750333</text:p>
              </table:table-cell>
              <table:table-cell office:value-type="float" office:value="0.746437">
                <text:p>0.746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8594">
                <text:p>3.08594</text:p>
              </table:table-cell>
              <table:table-cell office:value-type="float" office:value="0.646745">
                <text:p>0.646745</text:p>
              </table:table-cell>
              <table:table-cell office:value-type="float" office:value="0.75055">
                <text:p>0.75055</text:p>
              </table:table-cell>
              <table:table-cell office:value-type="float" office:value="0.747922">
                <text:p>0.747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156">
                <text:p>3.10156</text:p>
              </table:table-cell>
              <table:table-cell office:value-type="float" office:value="0.648093">
                <text:p>0.648093</text:p>
              </table:table-cell>
              <table:table-cell office:value-type="float" office:value="0.747092">
                <text:p>0.747092</text:p>
              </table:table-cell>
              <table:table-cell office:value-type="float" office:value="0.747463">
                <text:p>0.747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719">
                <text:p>3.11719</text:p>
              </table:table-cell>
              <table:table-cell office:value-type="float" office:value="0.6471">
                <text:p>0.6471</text:p>
              </table:table-cell>
              <table:table-cell office:value-type="float" office:value="0.743185">
                <text:p>0.743185</text:p>
              </table:table-cell>
              <table:table-cell office:value-type="float" office:value="0.7451">
                <text:p>0.74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3281">
                <text:p>3.13281</text:p>
              </table:table-cell>
              <table:table-cell office:value-type="float" office:value="0.649023">
                <text:p>0.649023</text:p>
              </table:table-cell>
              <table:table-cell office:value-type="float" office:value="0.742495">
                <text:p>0.742495</text:p>
              </table:table-cell>
              <table:table-cell office:value-type="float" office:value="0.74531">
                <text:p>0.74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844">
                <text:p>3.14844</text:p>
              </table:table-cell>
              <table:table-cell office:value-type="float" office:value="0.653592">
                <text:p>0.653592</text:p>
              </table:table-cell>
              <table:table-cell office:value-type="float" office:value="0.742765">
                <text:p>0.742765</text:p>
              </table:table-cell>
              <table:table-cell office:value-type="float" office:value="0.748038">
                <text:p>0.748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6406">
                <text:p>3.16406</text:p>
              </table:table-cell>
              <table:table-cell office:value-type="float" office:value="0.654132">
                <text:p>0.654132</text:p>
              </table:table-cell>
              <table:table-cell office:value-type="float" office:value="0.741513">
                <text:p>0.741513</text:p>
              </table:table-cell>
              <table:table-cell office:value-type="float" office:value="0.750077">
                <text:p>0.7500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7969">
                <text:p>3.17969</text:p>
              </table:table-cell>
              <table:table-cell office:value-type="float" office:value="0.651237">
                <text:p>0.651237</text:p>
              </table:table-cell>
              <table:table-cell office:value-type="float" office:value="0.739123">
                <text:p>0.739123</text:p>
              </table:table-cell>
              <table:table-cell office:value-type="float" office:value="0.751458">
                <text:p>0.751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9531">
                <text:p>3.19531</text:p>
              </table:table-cell>
              <table:table-cell office:value-type="float" office:value="0.651798">
                <text:p>0.651798</text:p>
              </table:table-cell>
              <table:table-cell office:value-type="float" office:value="0.736543">
                <text:p>0.736543</text:p>
              </table:table-cell>
              <table:table-cell office:value-type="float" office:value="0.752172">
                <text:p>0.752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094">
                <text:p>3.21094</text:p>
              </table:table-cell>
              <table:table-cell office:value-type="float" office:value="0.656757">
                <text:p>0.656757</text:p>
              </table:table-cell>
              <table:table-cell office:value-type="float" office:value="0.73492">
                <text:p>0.73492</text:p>
              </table:table-cell>
              <table:table-cell office:value-type="float" office:value="0.752783">
                <text:p>0.75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656">
                <text:p>3.22656</text:p>
              </table:table-cell>
              <table:table-cell office:value-type="float" office:value="0.659127">
                <text:p>0.659127</text:p>
              </table:table-cell>
              <table:table-cell office:value-type="float" office:value="0.733832">
                <text:p>0.733832</text:p>
              </table:table-cell>
              <table:table-cell office:value-type="float" office:value="0.752993">
                <text:p>0.752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4219">
                <text:p>3.24219</text:p>
              </table:table-cell>
              <table:table-cell office:value-type="float" office:value="0.657093">
                <text:p>0.657093</text:p>
              </table:table-cell>
              <table:table-cell office:value-type="float" office:value="0.731655">
                <text:p>0.731655</text:p>
              </table:table-cell>
              <table:table-cell office:value-type="float" office:value="0.75174">
                <text:p>0.75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5781">
                <text:p>3.25781</text:p>
              </table:table-cell>
              <table:table-cell office:value-type="float" office:value="0.655845">
                <text:p>0.655845</text:p>
              </table:table-cell>
              <table:table-cell office:value-type="float" office:value="0.728688">
                <text:p>0.728688</text:p>
              </table:table-cell>
              <table:table-cell office:value-type="float" office:value="0.750682">
                <text:p>0.7506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7344">
                <text:p>3.27344</text:p>
              </table:table-cell>
              <table:table-cell office:value-type="float" office:value="0.657393">
                <text:p>0.657393</text:p>
              </table:table-cell>
              <table:table-cell office:value-type="float" office:value="0.72771">
                <text:p>0.72771</text:p>
              </table:table-cell>
              <table:table-cell office:value-type="float" office:value="0.751257">
                <text:p>0.7512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906">
                <text:p>3.28906</text:p>
              </table:table-cell>
              <table:table-cell office:value-type="float" office:value="0.659205">
                <text:p>0.659205</text:p>
              </table:table-cell>
              <table:table-cell office:value-type="float" office:value="0.728987">
                <text:p>0.728987</text:p>
              </table:table-cell>
              <table:table-cell office:value-type="float" office:value="0.750705">
                <text:p>0.7507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0469">
                <text:p>3.30469</text:p>
              </table:table-cell>
              <table:table-cell office:value-type="float" office:value="0.660388">
                <text:p>0.660388</text:p>
              </table:table-cell>
              <table:table-cell office:value-type="float" office:value="0.729897">
                <text:p>0.729897</text:p>
              </table:table-cell>
              <table:table-cell office:value-type="float" office:value="0.747562">
                <text:p>0.7475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31">
                <text:p>3.32031</text:p>
              </table:table-cell>
              <table:table-cell office:value-type="float" office:value="0.662167">
                <text:p>0.662167</text:p>
              </table:table-cell>
              <table:table-cell office:value-type="float" office:value="0.728555">
                <text:p>0.728555</text:p>
              </table:table-cell>
              <table:table-cell office:value-type="float" office:value="0.746458">
                <text:p>0.746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594">
                <text:p>3.33594</text:p>
              </table:table-cell>
              <table:table-cell office:value-type="float" office:value="0.663978">
                <text:p>0.663978</text:p>
              </table:table-cell>
              <table:table-cell office:value-type="float" office:value="0.725975">
                <text:p>0.725975</text:p>
              </table:table-cell>
              <table:table-cell office:value-type="float" office:value="0.749682">
                <text:p>0.7496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5156">
                <text:p>3.35156</text:p>
              </table:table-cell>
              <table:table-cell office:value-type="float" office:value="0.663825">
                <text:p>0.663825</text:p>
              </table:table-cell>
              <table:table-cell office:value-type="float" office:value="0.726158">
                <text:p>0.726158</text:p>
              </table:table-cell>
              <table:table-cell office:value-type="float" office:value="0.753055">
                <text:p>0.753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6719">
                <text:p>3.36719</text:p>
              </table:table-cell>
              <table:table-cell office:value-type="float" office:value="0.662728">
                <text:p>0.662728</text:p>
              </table:table-cell>
              <table:table-cell office:value-type="float" office:value="0.729713">
                <text:p>0.729713</text:p>
              </table:table-cell>
              <table:table-cell office:value-type="float" office:value="0.753922">
                <text:p>0.753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281">
                <text:p>3.38281</text:p>
              </table:table-cell>
              <table:table-cell office:value-type="float" office:value="0.66422">
                <text:p>0.66422</text:p>
              </table:table-cell>
              <table:table-cell office:value-type="float" office:value="0.731933">
                <text:p>0.731933</text:p>
              </table:table-cell>
              <table:table-cell office:value-type="float" office:value="0.753202">
                <text:p>0.753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844">
                <text:p>3.39844</text:p>
              </table:table-cell>
              <table:table-cell office:value-type="float" office:value="0.66686">
                <text:p>0.66686</text:p>
              </table:table-cell>
              <table:table-cell office:value-type="float" office:value="0.732035">
                <text:p>0.732035</text:p>
              </table:table-cell>
              <table:table-cell office:value-type="float" office:value="0.750888">
                <text:p>0.750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1406">
                <text:p>3.41406</text:p>
              </table:table-cell>
              <table:table-cell office:value-type="float" office:value="0.667048">
                <text:p>0.667048</text:p>
              </table:table-cell>
              <table:table-cell office:value-type="float" office:value="0.731678">
                <text:p>0.731678</text:p>
              </table:table-cell>
              <table:table-cell office:value-type="float" office:value="0.74587">
                <text:p>0.745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2969">
                <text:p>3.42969</text:p>
              </table:table-cell>
              <table:table-cell office:value-type="float" office:value="0.666788">
                <text:p>0.666788</text:p>
              </table:table-cell>
              <table:table-cell office:value-type="float" office:value="0.729028">
                <text:p>0.729028</text:p>
              </table:table-cell>
              <table:table-cell office:value-type="float" office:value="0.74136">
                <text:p>0.74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531">
                <text:p>3.44531</text:p>
              </table:table-cell>
              <table:table-cell office:value-type="float" office:value="0.66734">
                <text:p>0.66734</text:p>
              </table:table-cell>
              <table:table-cell office:value-type="float" office:value="0.726055">
                <text:p>0.726055</text:p>
              </table:table-cell>
              <table:table-cell office:value-type="float" office:value="0.742608">
                <text:p>0.742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6094">
                <text:p>3.46094</text:p>
              </table:table-cell>
              <table:table-cell office:value-type="float" office:value="0.66602">
                <text:p>0.66602</text:p>
              </table:table-cell>
              <table:table-cell office:value-type="float" office:value="0.727197">
                <text:p>0.727197</text:p>
              </table:table-cell>
              <table:table-cell office:value-type="float" office:value="0.74914">
                <text:p>0.74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7656">
                <text:p>3.47656</text:p>
              </table:table-cell>
              <table:table-cell office:value-type="float" office:value="0.664237">
                <text:p>0.664237</text:p>
              </table:table-cell>
              <table:table-cell office:value-type="float" office:value="0.731427">
                <text:p>0.731427</text:p>
              </table:table-cell>
              <table:table-cell office:value-type="float" office:value="0.75416">
                <text:p>0.75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9219">
                <text:p>3.49219</text:p>
              </table:table-cell>
              <table:table-cell office:value-type="float" office:value="0.666825">
                <text:p>0.666825</text:p>
              </table:table-cell>
              <table:table-cell office:value-type="float" office:value="0.733742">
                <text:p>0.733742</text:p>
              </table:table-cell>
              <table:table-cell office:value-type="float" office:value="0.754467">
                <text:p>0.754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0781">
                <text:p>3.50781</text:p>
              </table:table-cell>
              <table:table-cell office:value-type="float" office:value="0.672818">
                <text:p>0.672818</text:p>
              </table:table-cell>
              <table:table-cell office:value-type="float" office:value="0.73195">
                <text:p>0.73195</text:p>
              </table:table-cell>
              <table:table-cell office:value-type="float" office:value="0.753265">
                <text:p>0.753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2344">
                <text:p>3.52344</text:p>
              </table:table-cell>
              <table:table-cell office:value-type="float" office:value="0.67585">
                <text:p>0.67585</text:p>
              </table:table-cell>
              <table:table-cell office:value-type="float" office:value="0.729662">
                <text:p>0.729662</text:p>
              </table:table-cell>
              <table:table-cell office:value-type="float" office:value="0.75081">
                <text:p>0.75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3906">
                <text:p>3.53906</text:p>
              </table:table-cell>
              <table:table-cell office:value-type="float" office:value="0.673905">
                <text:p>0.673905</text:p>
              </table:table-cell>
              <table:table-cell office:value-type="float" office:value="0.728443">
                <text:p>0.728443</text:p>
              </table:table-cell>
              <table:table-cell office:value-type="float" office:value="0.746565">
                <text:p>0.746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5469">
                <text:p>3.55469</text:p>
              </table:table-cell>
              <table:table-cell office:value-type="float" office:value="0.672685">
                <text:p>0.672685</text:p>
              </table:table-cell>
              <table:table-cell office:value-type="float" office:value="0.726373">
                <text:p>0.726373</text:p>
              </table:table-cell>
              <table:table-cell office:value-type="float" office:value="0.74576">
                <text:p>0.745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031">
                <text:p>3.57031</text:p>
              </table:table-cell>
              <table:table-cell office:value-type="float" office:value="0.67521">
                <text:p>0.67521</text:p>
              </table:table-cell>
              <table:table-cell office:value-type="float" office:value="0.723437">
                <text:p>0.723437</text:p>
              </table:table-cell>
              <table:table-cell office:value-type="float" office:value="0.74961">
                <text:p>0.74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594">
                <text:p>3.58594</text:p>
              </table:table-cell>
              <table:table-cell office:value-type="float" office:value="0.677127">
                <text:p>0.677127</text:p>
              </table:table-cell>
              <table:table-cell office:value-type="float" office:value="0.721935">
                <text:p>0.721935</text:p>
              </table:table-cell>
              <table:table-cell office:value-type="float" office:value="0.751908">
                <text:p>0.751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0156">
                <text:p>3.60156</text:p>
              </table:table-cell>
              <table:table-cell office:value-type="float" office:value="0.676392">
                <text:p>0.676392</text:p>
              </table:table-cell>
              <table:table-cell office:value-type="float" office:value="0.722025">
                <text:p>0.722025</text:p>
              </table:table-cell>
              <table:table-cell office:value-type="float" office:value="0.75026">
                <text:p>0.750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19">
                <text:p>3.61719</text:p>
              </table:table-cell>
              <table:table-cell office:value-type="float" office:value="0.675282">
                <text:p>0.675282</text:p>
              </table:table-cell>
              <table:table-cell office:value-type="float" office:value="0.721343">
                <text:p>0.721343</text:p>
              </table:table-cell>
              <table:table-cell office:value-type="float" office:value="0.747073">
                <text:p>0.7470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281">
                <text:p>3.63281</text:p>
              </table:table-cell>
              <table:table-cell office:value-type="float" office:value="0.675685">
                <text:p>0.675685</text:p>
              </table:table-cell>
              <table:table-cell office:value-type="float" office:value="0.72016">
                <text:p>0.72016</text:p>
              </table:table-cell>
              <table:table-cell office:value-type="float" office:value="0.744597">
                <text:p>0.744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4844">
                <text:p>3.64844</text:p>
              </table:table-cell>
              <table:table-cell office:value-type="float" office:value="0.677405">
                <text:p>0.677405</text:p>
              </table:table-cell>
              <table:table-cell office:value-type="float" office:value="0.719868">
                <text:p>0.719868</text:p>
              </table:table-cell>
              <table:table-cell office:value-type="float" office:value="0.743535">
                <text:p>0.7435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6406">
                <text:p>3.66406</text:p>
              </table:table-cell>
              <table:table-cell office:value-type="float" office:value="0.678903">
                <text:p>0.678903</text:p>
              </table:table-cell>
              <table:table-cell office:value-type="float" office:value="0.718988">
                <text:p>0.718988</text:p>
              </table:table-cell>
              <table:table-cell office:value-type="float" office:value="0.742188">
                <text:p>0.742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7969">
                <text:p>3.67969</text:p>
              </table:table-cell>
              <table:table-cell office:value-type="float" office:value="0.680815">
                <text:p>0.680815</text:p>
              </table:table-cell>
              <table:table-cell office:value-type="float" office:value="0.716875">
                <text:p>0.716875</text:p>
              </table:table-cell>
              <table:table-cell office:value-type="float" office:value="0.740692">
                <text:p>0.7406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9531">
                <text:p>3.69531</text:p>
              </table:table-cell>
              <table:table-cell office:value-type="float" office:value="0.683523">
                <text:p>0.683523</text:p>
              </table:table-cell>
              <table:table-cell office:value-type="float" office:value="0.716715">
                <text:p>0.716715</text:p>
              </table:table-cell>
              <table:table-cell office:value-type="float" office:value="0.740898">
                <text:p>0.7408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094">
                <text:p>3.71094</text:p>
              </table:table-cell>
              <table:table-cell office:value-type="float" office:value="0.684275">
                <text:p>0.684275</text:p>
              </table:table-cell>
              <table:table-cell office:value-type="float" office:value="0.719615">
                <text:p>0.719615</text:p>
              </table:table-cell>
              <table:table-cell office:value-type="float" office:value="0.741387">
                <text:p>0.7413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2656">
                <text:p>3.72656</text:p>
              </table:table-cell>
              <table:table-cell office:value-type="float" office:value="0.683258">
                <text:p>0.683258</text:p>
              </table:table-cell>
              <table:table-cell office:value-type="float" office:value="0.722012">
                <text:p>0.722012</text:p>
              </table:table-cell>
              <table:table-cell office:value-type="float" office:value="0.741498">
                <text:p>0.741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4219">
                <text:p>3.74219</text:p>
              </table:table-cell>
              <table:table-cell office:value-type="float" office:value="0.68379">
                <text:p>0.68379</text:p>
              </table:table-cell>
              <table:table-cell office:value-type="float" office:value="0.721763">
                <text:p>0.721763</text:p>
              </table:table-cell>
              <table:table-cell office:value-type="float" office:value="0.74275">
                <text:p>0.74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781">
                <text:p>3.75781</text:p>
              </table:table-cell>
              <table:table-cell office:value-type="float" office:value="0.684907">
                <text:p>0.684907</text:p>
              </table:table-cell>
              <table:table-cell office:value-type="float" office:value="0.719553">
                <text:p>0.719553</text:p>
              </table:table-cell>
              <table:table-cell office:value-type="float" office:value="0.742718">
                <text:p>0.742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7344">
                <text:p>3.77344</text:p>
              </table:table-cell>
              <table:table-cell office:value-type="float" office:value="0.684703">
                <text:p>0.684703</text:p>
              </table:table-cell>
              <table:table-cell office:value-type="float" office:value="0.718437">
                <text:p>0.718437</text:p>
              </table:table-cell>
              <table:table-cell office:value-type="float" office:value="0.740568">
                <text:p>0.740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06">
                <text:p>3.78906</text:p>
              </table:table-cell>
              <table:table-cell office:value-type="float" office:value="0.685225">
                <text:p>0.685225</text:p>
              </table:table-cell>
              <table:table-cell office:value-type="float" office:value="0.721188">
                <text:p>0.721188</text:p>
              </table:table-cell>
              <table:table-cell office:value-type="float" office:value="0.740405">
                <text:p>0.740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0469">
                <text:p>3.80469</text:p>
              </table:table-cell>
              <table:table-cell office:value-type="float" office:value="0.686993">
                <text:p>0.686993</text:p>
              </table:table-cell>
              <table:table-cell office:value-type="float" office:value="0.726115">
                <text:p>0.726115</text:p>
              </table:table-cell>
              <table:table-cell office:value-type="float" office:value="0.742518">
                <text:p>0.7425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031">
                <text:p>3.82031</text:p>
              </table:table-cell>
              <table:table-cell office:value-type="float" office:value="0.68701">
                <text:p>0.68701</text:p>
              </table:table-cell>
              <table:table-cell office:value-type="float" office:value="0.726438">
                <text:p>0.726438</text:p>
              </table:table-cell>
              <table:table-cell office:value-type="float" office:value="0.74273">
                <text:p>0.74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3594">
                <text:p>3.83594</text:p>
              </table:table-cell>
              <table:table-cell office:value-type="float" office:value="0.68729">
                <text:p>0.68729</text:p>
              </table:table-cell>
              <table:table-cell office:value-type="float" office:value="0.720222">
                <text:p>0.720222</text:p>
              </table:table-cell>
              <table:table-cell office:value-type="float" office:value="0.741465">
                <text:p>0.741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5156">
                <text:p>3.85156</text:p>
              </table:table-cell>
              <table:table-cell office:value-type="float" office:value="0.690302">
                <text:p>0.690302</text:p>
              </table:table-cell>
              <table:table-cell office:value-type="float" office:value="0.71654">
                <text:p>0.71654</text:p>
              </table:table-cell>
              <table:table-cell office:value-type="float" office:value="0.742113">
                <text:p>0.742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6719">
                <text:p>3.86719</text:p>
              </table:table-cell>
              <table:table-cell office:value-type="float" office:value="0.691097">
                <text:p>0.691097</text:p>
              </table:table-cell>
              <table:table-cell office:value-type="float" office:value="0.719315">
                <text:p>0.719315</text:p>
              </table:table-cell>
              <table:table-cell office:value-type="float" office:value="0.743927">
                <text:p>0.7439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8281">
                <text:p>3.88281</text:p>
              </table:table-cell>
              <table:table-cell office:value-type="float" office:value="0.68831">
                <text:p>0.68831</text:p>
              </table:table-cell>
              <table:table-cell office:value-type="float" office:value="0.72255">
                <text:p>0.72255</text:p>
              </table:table-cell>
              <table:table-cell office:value-type="float" office:value="0.743293">
                <text:p>0.7432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9844">
                <text:p>3.89844</text:p>
              </table:table-cell>
              <table:table-cell office:value-type="float" office:value="0.6892">
                <text:p>0.6892</text:p>
              </table:table-cell>
              <table:table-cell office:value-type="float" office:value="0.721323">
                <text:p>0.721323</text:p>
              </table:table-cell>
              <table:table-cell office:value-type="float" office:value="0.73956">
                <text:p>0.73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06">
                <text:p>3.91406</text:p>
              </table:table-cell>
              <table:table-cell office:value-type="float" office:value="0.69468">
                <text:p>0.69468</text:p>
              </table:table-cell>
              <table:table-cell office:value-type="float" office:value="0.71877">
                <text:p>0.71877</text:p>
              </table:table-cell>
              <table:table-cell office:value-type="float" office:value="0.737895">
                <text:p>0.7378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969">
                <text:p>3.92969</text:p>
              </table:table-cell>
              <table:table-cell office:value-type="float" office:value="0.696285">
                <text:p>0.696285</text:p>
              </table:table-cell>
              <table:table-cell office:value-type="float" office:value="0.719635">
                <text:p>0.719635</text:p>
              </table:table-cell>
              <table:table-cell office:value-type="float" office:value="0.740602">
                <text:p>0.740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531">
                <text:p>3.94531</text:p>
              </table:table-cell>
              <table:table-cell office:value-type="float" office:value="0.692355">
                <text:p>0.692355</text:p>
              </table:table-cell>
              <table:table-cell office:value-type="float" office:value="0.723455">
                <text:p>0.723455</text:p>
              </table:table-cell>
              <table:table-cell office:value-type="float" office:value="0.743395">
                <text:p>0.743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6094">
                <text:p>3.96094</text:p>
              </table:table-cell>
              <table:table-cell office:value-type="float" office:value="0.691858">
                <text:p>0.691858</text:p>
              </table:table-cell>
              <table:table-cell office:value-type="float" office:value="0.725048">
                <text:p>0.725048</text:p>
              </table:table-cell>
              <table:table-cell office:value-type="float" office:value="0.744493">
                <text:p>0.744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7656">
                <text:p>3.97656</text:p>
              </table:table-cell>
              <table:table-cell office:value-type="float" office:value="0.696432">
                <text:p>0.696432</text:p>
              </table:table-cell>
              <table:table-cell office:value-type="float" office:value="0.723383">
                <text:p>0.723383</text:p>
              </table:table-cell>
              <table:table-cell office:value-type="float" office:value="0.74481">
                <text:p>0.74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9219">
                <text:p>3.99219</text:p>
              </table:table-cell>
              <table:table-cell office:value-type="float" office:value="0.697762">
                <text:p>0.697762</text:p>
              </table:table-cell>
              <table:table-cell office:value-type="float" office:value="0.723055">
                <text:p>0.723055</text:p>
              </table:table-cell>
              <table:table-cell office:value-type="float" office:value="0.742528">
                <text:p>0.7425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0781">
                <text:p>4.00781</text:p>
              </table:table-cell>
              <table:table-cell office:value-type="float" office:value="0.69429">
                <text:p>0.69429</text:p>
              </table:table-cell>
              <table:table-cell office:value-type="float" office:value="0.726205">
                <text:p>0.726205</text:p>
              </table:table-cell>
              <table:table-cell office:value-type="float" office:value="0.73814">
                <text:p>0.738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2344">
                <text:p>4.02344</text:p>
              </table:table-cell>
              <table:table-cell office:value-type="float" office:value="0.693202">
                <text:p>0.693202</text:p>
              </table:table-cell>
              <table:table-cell office:value-type="float" office:value="0.730075">
                <text:p>0.730075</text:p>
              </table:table-cell>
              <table:table-cell office:value-type="float" office:value="0.738525">
                <text:p>0.738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3906">
                <text:p>4.03906</text:p>
              </table:table-cell>
              <table:table-cell office:value-type="float" office:value="0.69485">
                <text:p>0.69485</text:p>
              </table:table-cell>
              <table:table-cell office:value-type="float" office:value="0.730583">
                <text:p>0.730583</text:p>
              </table:table-cell>
              <table:table-cell office:value-type="float" office:value="0.74504">
                <text:p>0.74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469">
                <text:p>4.05469</text:p>
              </table:table-cell>
              <table:table-cell office:value-type="float" office:value="0.694165">
                <text:p>0.694165</text:p>
              </table:table-cell>
              <table:table-cell office:value-type="float" office:value="0.727625">
                <text:p>0.727625</text:p>
              </table:table-cell>
              <table:table-cell office:value-type="float" office:value="0.748445">
                <text:p>0.7484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7031">
                <text:p>4.07031</text:p>
              </table:table-cell>
              <table:table-cell office:value-type="float" office:value="0.694745">
                <text:p>0.694745</text:p>
              </table:table-cell>
              <table:table-cell office:value-type="float" office:value="0.726582">
                <text:p>0.726582</text:p>
              </table:table-cell>
              <table:table-cell office:value-type="float" office:value="0.74532">
                <text:p>0.745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8594">
                <text:p>4.08594</text:p>
              </table:table-cell>
              <table:table-cell office:value-type="float" office:value="0.69842">
                <text:p>0.69842</text:p>
              </table:table-cell>
              <table:table-cell office:value-type="float" office:value="0.727655">
                <text:p>0.727655</text:p>
              </table:table-cell>
              <table:table-cell office:value-type="float" office:value="0.741612">
                <text:p>0.741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0156">
                <text:p>4.10156</text:p>
              </table:table-cell>
              <table:table-cell office:value-type="float" office:value="0.697242">
                <text:p>0.697242</text:p>
              </table:table-cell>
              <table:table-cell office:value-type="float" office:value="0.725555">
                <text:p>0.725555</text:p>
              </table:table-cell>
              <table:table-cell office:value-type="float" office:value="0.740515">
                <text:p>0.7405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1719">
                <text:p>4.11719</text:p>
              </table:table-cell>
              <table:table-cell office:value-type="float" office:value="0.693558">
                <text:p>0.693558</text:p>
              </table:table-cell>
              <table:table-cell office:value-type="float" office:value="0.720807">
                <text:p>0.720807</text:p>
              </table:table-cell>
              <table:table-cell office:value-type="float" office:value="0.74039">
                <text:p>0.74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3281">
                <text:p>4.13281</text:p>
              </table:table-cell>
              <table:table-cell office:value-type="float" office:value="0.69661">
                <text:p>0.69661</text:p>
              </table:table-cell>
              <table:table-cell office:value-type="float" office:value="0.71831">
                <text:p>0.71831</text:p>
              </table:table-cell>
              <table:table-cell office:value-type="float" office:value="0.738585">
                <text:p>0.738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844">
                <text:p>4.14844</text:p>
              </table:table-cell>
              <table:table-cell office:value-type="float" office:value="0.70132">
                <text:p>0.70132</text:p>
              </table:table-cell>
              <table:table-cell office:value-type="float" office:value="0.72002">
                <text:p>0.72002</text:p>
              </table:table-cell>
              <table:table-cell office:value-type="float" office:value="0.734705">
                <text:p>0.7347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6406">
                <text:p>4.16406</text:p>
              </table:table-cell>
              <table:table-cell office:value-type="float" office:value="0.69902">
                <text:p>0.69902</text:p>
              </table:table-cell>
              <table:table-cell office:value-type="float" office:value="0.722035">
                <text:p>0.722035</text:p>
              </table:table-cell>
              <table:table-cell office:value-type="float" office:value="0.731838">
                <text:p>0.7318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7969">
                <text:p>4.17969</text:p>
              </table:table-cell>
              <table:table-cell office:value-type="float" office:value="0.694663">
                <text:p>0.694663</text:p>
              </table:table-cell>
              <table:table-cell office:value-type="float" office:value="0.721348">
                <text:p>0.721348</text:p>
              </table:table-cell>
              <table:table-cell office:value-type="float" office:value="0.733537">
                <text:p>0.7335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9531">
                <text:p>4.19531</text:p>
              </table:table-cell>
              <table:table-cell office:value-type="float" office:value="0.6956">
                <text:p>0.6956</text:p>
              </table:table-cell>
              <table:table-cell office:value-type="float" office:value="0.721377">
                <text:p>0.721377</text:p>
              </table:table-cell>
              <table:table-cell office:value-type="float" office:value="0.7398">
                <text:p>0.73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1094">
                <text:p>4.21094</text:p>
              </table:table-cell>
              <table:table-cell office:value-type="float" office:value="0.698083">
                <text:p>0.698083</text:p>
              </table:table-cell>
              <table:table-cell office:value-type="float" office:value="0.723905">
                <text:p>0.723905</text:p>
              </table:table-cell>
              <table:table-cell office:value-type="float" office:value="0.744825">
                <text:p>0.744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2656">
                <text:p>4.22656</text:p>
              </table:table-cell>
              <table:table-cell office:value-type="float" office:value="0.69849">
                <text:p>0.69849</text:p>
              </table:table-cell>
              <table:table-cell office:value-type="float" office:value="0.725197">
                <text:p>0.725197</text:p>
              </table:table-cell>
              <table:table-cell office:value-type="float" office:value="0.744698">
                <text:p>0.7446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219">
                <text:p>4.24219</text:p>
              </table:table-cell>
              <table:table-cell office:value-type="float" office:value="0.69959">
                <text:p>0.69959</text:p>
              </table:table-cell>
              <table:table-cell office:value-type="float" office:value="0.724518">
                <text:p>0.724518</text:p>
              </table:table-cell>
              <table:table-cell office:value-type="float" office:value="0.743185">
                <text:p>0.7431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781">
                <text:p>4.25781</text:p>
              </table:table-cell>
              <table:table-cell office:value-type="float" office:value="0.7017">
                <text:p>0.7017</text:p>
              </table:table-cell>
              <table:table-cell office:value-type="float" office:value="0.724845">
                <text:p>0.724845</text:p>
              </table:table-cell>
              <table:table-cell office:value-type="float" office:value="0.743927">
                <text:p>0.7439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44">
                <text:p>4.27344</text:p>
              </table:table-cell>
              <table:table-cell office:value-type="float" office:value="0.702765">
                <text:p>0.702765</text:p>
              </table:table-cell>
              <table:table-cell office:value-type="float" office:value="0.724147">
                <text:p>0.724147</text:p>
              </table:table-cell>
              <table:table-cell office:value-type="float" office:value="0.74441">
                <text:p>0.744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8906">
                <text:p>4.28906</text:p>
              </table:table-cell>
              <table:table-cell office:value-type="float" office:value="0.702287">
                <text:p>0.702287</text:p>
              </table:table-cell>
              <table:table-cell office:value-type="float" office:value="0.722502">
                <text:p>0.722502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469">
                <text:p>4.30469</text:p>
              </table:table-cell>
              <table:table-cell office:value-type="float" office:value="0.700562">
                <text:p>0.700562</text:p>
              </table:table-cell>
              <table:table-cell office:value-type="float" office:value="0.724695">
                <text:p>0.724695</text:p>
              </table:table-cell>
              <table:table-cell office:value-type="float" office:value="0.740327">
                <text:p>0.7403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031">
                <text:p>4.32031</text:p>
              </table:table-cell>
              <table:table-cell office:value-type="float" office:value="0.70018">
                <text:p>0.70018</text:p>
              </table:table-cell>
              <table:table-cell office:value-type="float" office:value="0.729212">
                <text:p>0.729212</text:p>
              </table:table-cell>
              <table:table-cell office:value-type="float" office:value="0.739685">
                <text:p>0.7396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94">
                <text:p>4.33594</text:p>
              </table:table-cell>
              <table:table-cell office:value-type="float" office:value="0.703715">
                <text:p>0.703715</text:p>
              </table:table-cell>
              <table:table-cell office:value-type="float" office:value="0.730408">
                <text:p>0.730408</text:p>
              </table:table-cell>
              <table:table-cell office:value-type="float" office:value="0.742723">
                <text:p>0.742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156">
                <text:p>4.35156</text:p>
              </table:table-cell>
              <table:table-cell office:value-type="float" office:value="0.70839">
                <text:p>0.70839</text:p>
              </table:table-cell>
              <table:table-cell office:value-type="float" office:value="0.727548">
                <text:p>0.727548</text:p>
              </table:table-cell>
              <table:table-cell office:value-type="float" office:value="0.747195">
                <text:p>0.7471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6719">
                <text:p>4.36719</text:p>
              </table:table-cell>
              <table:table-cell office:value-type="float" office:value="0.710338">
                <text:p>0.710338</text:p>
              </table:table-cell>
              <table:table-cell office:value-type="float" office:value="0.726682">
                <text:p>0.726682</text:p>
              </table:table-cell>
              <table:table-cell office:value-type="float" office:value="0.748688">
                <text:p>0.748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8281">
                <text:p>4.38281</text:p>
              </table:table-cell>
              <table:table-cell office:value-type="float" office:value="0.708602">
                <text:p>0.708602</text:p>
              </table:table-cell>
              <table:table-cell office:value-type="float" office:value="0.729415">
                <text:p>0.729415</text:p>
              </table:table-cell>
              <table:table-cell office:value-type="float" office:value="0.74757">
                <text:p>0.747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9844">
                <text:p>4.39844</text:p>
              </table:table-cell>
              <table:table-cell office:value-type="float" office:value="0.706057">
                <text:p>0.706057</text:p>
              </table:table-cell>
              <table:table-cell office:value-type="float" office:value="0.729088">
                <text:p>0.729088</text:p>
              </table:table-cell>
              <table:table-cell office:value-type="float" office:value="0.747317">
                <text:p>0.7473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1406">
                <text:p>4.41406</text:p>
              </table:table-cell>
              <table:table-cell office:value-type="float" office:value="0.708108">
                <text:p>0.708108</text:p>
              </table:table-cell>
              <table:table-cell office:value-type="float" office:value="0.72545">
                <text:p>0.72545</text:p>
              </table:table-cell>
              <table:table-cell office:value-type="float" office:value="0.748417">
                <text:p>0.7484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2969">
                <text:p>4.42969</text:p>
              </table:table-cell>
              <table:table-cell office:value-type="float" office:value="0.713585">
                <text:p>0.713585</text:p>
              </table:table-cell>
              <table:table-cell office:value-type="float" office:value="0.726427">
                <text:p>0.726427</text:p>
              </table:table-cell>
              <table:table-cell office:value-type="float" office:value="0.749337">
                <text:p>0.7493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531">
                <text:p>4.44531</text:p>
              </table:table-cell>
              <table:table-cell office:value-type="float" office:value="0.715563">
                <text:p>0.715563</text:p>
              </table:table-cell>
              <table:table-cell office:value-type="float" office:value="0.731535">
                <text:p>0.731535</text:p>
              </table:table-cell>
              <table:table-cell office:value-type="float" office:value="0.748428">
                <text:p>0.748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6094">
                <text:p>4.46094</text:p>
              </table:table-cell>
              <table:table-cell office:value-type="float" office:value="0.714092">
                <text:p>0.714092</text:p>
              </table:table-cell>
              <table:table-cell office:value-type="float" office:value="0.731325">
                <text:p>0.731325</text:p>
              </table:table-cell>
              <table:table-cell office:value-type="float" office:value="0.748155">
                <text:p>0.7481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7656">
                <text:p>4.47656</text:p>
              </table:table-cell>
              <table:table-cell office:value-type="float" office:value="0.714515">
                <text:p>0.714515</text:p>
              </table:table-cell>
              <table:table-cell office:value-type="float" office:value="0.72525">
                <text:p>0.72525</text:p>
              </table:table-cell>
              <table:table-cell office:value-type="float" office:value="0.750185">
                <text:p>0.7501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9219">
                <text:p>4.49219</text:p>
              </table:table-cell>
              <table:table-cell office:value-type="float" office:value="0.716225">
                <text:p>0.716225</text:p>
              </table:table-cell>
              <table:table-cell office:value-type="float" office:value="0.72265">
                <text:p>0.72265</text:p>
              </table:table-cell>
              <table:table-cell office:value-type="float" office:value="0.751565">
                <text:p>0.7515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0781">
                <text:p>4.50781</text:p>
              </table:table-cell>
              <table:table-cell office:value-type="float" office:value="0.71638">
                <text:p>0.71638</text:p>
              </table:table-cell>
              <table:table-cell office:value-type="float" office:value="0.725852">
                <text:p>0.725852</text:p>
              </table:table-cell>
              <table:table-cell office:value-type="float" office:value="0.750588">
                <text:p>0.750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2344">
                <text:p>4.52344</text:p>
              </table:table-cell>
              <table:table-cell office:value-type="float" office:value="0.716902">
                <text:p>0.716902</text:p>
              </table:table-cell>
              <table:table-cell office:value-type="float" office:value="0.72862">
                <text:p>0.72862</text:p>
              </table:table-cell>
              <table:table-cell office:value-type="float" office:value="0.747208">
                <text:p>0.747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06">
                <text:p>4.53906</text:p>
              </table:table-cell>
              <table:table-cell office:value-type="float" office:value="0.719695">
                <text:p>0.719695</text:p>
              </table:table-cell>
              <table:table-cell office:value-type="float" office:value="0.727035">
                <text:p>0.727035</text:p>
              </table:table-cell>
              <table:table-cell office:value-type="float" office:value="0.74324">
                <text:p>0.743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5469">
                <text:p>4.55469</text:p>
              </table:table-cell>
              <table:table-cell office:value-type="float" office:value="0.721088">
                <text:p>0.721088</text:p>
              </table:table-cell>
              <table:table-cell office:value-type="float" office:value="0.724293">
                <text:p>0.724293</text:p>
              </table:table-cell>
              <table:table-cell office:value-type="float" office:value="0.742447">
                <text:p>0.7424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7031">
                <text:p>4.57031</text:p>
              </table:table-cell>
              <table:table-cell office:value-type="float" office:value="0.721015">
                <text:p>0.721015</text:p>
              </table:table-cell>
              <table:table-cell office:value-type="float" office:value="0.725253">
                <text:p>0.725253</text:p>
              </table:table-cell>
              <table:table-cell office:value-type="float" office:value="0.744715">
                <text:p>0.7447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8594">
                <text:p>4.58594</text:p>
              </table:table-cell>
              <table:table-cell office:value-type="float" office:value="0.723962">
                <text:p>0.723962</text:p>
              </table:table-cell>
              <table:table-cell office:value-type="float" office:value="0.729972">
                <text:p>0.729972</text:p>
              </table:table-cell>
              <table:table-cell office:value-type="float" office:value="0.746397">
                <text:p>0.7463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0156">
                <text:p>4.60156</text:p>
              </table:table-cell>
              <table:table-cell office:value-type="float" office:value="0.727552">
                <text:p>0.727552</text:p>
              </table:table-cell>
              <table:table-cell office:value-type="float" office:value="0.734818">
                <text:p>0.734818</text:p>
              </table:table-cell>
              <table:table-cell office:value-type="float" office:value="0.745438">
                <text:p>0.7454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1719">
                <text:p>4.61719</text:p>
              </table:table-cell>
              <table:table-cell office:value-type="float" office:value="0.727375">
                <text:p>0.727375</text:p>
              </table:table-cell>
              <table:table-cell office:value-type="float" office:value="0.73673">
                <text:p>0.73673</text:p>
              </table:table-cell>
              <table:table-cell office:value-type="float" office:value="0.744043">
                <text:p>0.7440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3281">
                <text:p>4.63281</text:p>
              </table:table-cell>
              <table:table-cell office:value-type="float" office:value="0.72649">
                <text:p>0.72649</text:p>
              </table:table-cell>
              <table:table-cell office:value-type="float" office:value="0.734698">
                <text:p>0.734698</text:p>
              </table:table-cell>
              <table:table-cell office:value-type="float" office:value="0.74501">
                <text:p>0.745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4844">
                <text:p>4.64844</text:p>
              </table:table-cell>
              <table:table-cell office:value-type="float" office:value="0.729068">
                <text:p>0.729068</text:p>
              </table:table-cell>
              <table:table-cell office:value-type="float" office:value="0.730875">
                <text:p>0.730875</text:p>
              </table:table-cell>
              <table:table-cell office:value-type="float" office:value="0.747455">
                <text:p>0.747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6406">
                <text:p>4.66406</text:p>
              </table:table-cell>
              <table:table-cell office:value-type="float" office:value="0.732643">
                <text:p>0.732643</text:p>
              </table:table-cell>
              <table:table-cell office:value-type="float" office:value="0.730932">
                <text:p>0.730932</text:p>
              </table:table-cell>
              <table:table-cell office:value-type="float" office:value="0.75016">
                <text:p>0.750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7969">
                <text:p>4.67969</text:p>
              </table:table-cell>
              <table:table-cell office:value-type="float" office:value="0.733748">
                <text:p>0.733748</text:p>
              </table:table-cell>
              <table:table-cell office:value-type="float" office:value="0.735783">
                <text:p>0.73578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9531">
                <text:p>4.69531</text:p>
              </table:table-cell>
              <table:table-cell office:value-type="float" office:value="0.73317">
                <text:p>0.73317</text:p>
              </table:table-cell>
              <table:table-cell office:value-type="float" office:value="0.736952">
                <text:p>0.736952</text:p>
              </table:table-cell>
              <table:table-cell office:value-type="float" office:value="0.754822">
                <text:p>0.7548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1094">
                <text:p>4.71094</text:p>
              </table:table-cell>
              <table:table-cell office:value-type="float" office:value="0.733517">
                <text:p>0.733517</text:p>
              </table:table-cell>
              <table:table-cell office:value-type="float" office:value="0.7316">
                <text:p>0.7316</text:p>
              </table:table-cell>
              <table:table-cell office:value-type="float" office:value="0.753653">
                <text:p>0.7536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2656">
                <text:p>4.72656</text:p>
              </table:table-cell>
              <table:table-cell office:value-type="float" office:value="0.735223">
                <text:p>0.735223</text:p>
              </table:table-cell>
              <table:table-cell office:value-type="float" office:value="0.72705">
                <text:p>0.72705</text:p>
              </table:table-cell>
              <table:table-cell office:value-type="float" office:value="0.749608">
                <text:p>0.7496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219">
                <text:p>4.74219</text:p>
              </table:table-cell>
              <table:table-cell office:value-type="float" office:value="0.736355">
                <text:p>0.736355</text:p>
              </table:table-cell>
              <table:table-cell office:value-type="float" office:value="0.72739">
                <text:p>0.72739</text:p>
              </table:table-cell>
              <table:table-cell office:value-type="float" office:value="0.747562">
                <text:p>0.7475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781">
                <text:p>4.75781</text:p>
              </table:table-cell>
              <table:table-cell office:value-type="float" office:value="0.736193">
                <text:p>0.736193</text:p>
              </table:table-cell>
              <table:table-cell office:value-type="float" office:value="0.729078">
                <text:p>0.729078</text:p>
              </table:table-cell>
              <table:table-cell office:value-type="float" office:value="0.75088">
                <text:p>0.75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344">
                <text:p>4.77344</text:p>
              </table:table-cell>
              <table:table-cell office:value-type="float" office:value="0.73647">
                <text:p>0.73647</text:p>
              </table:table-cell>
              <table:table-cell office:value-type="float" office:value="0.729107">
                <text:p>0.729107</text:p>
              </table:table-cell>
              <table:table-cell office:value-type="float" office:value="0.75564">
                <text:p>0.755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8906">
                <text:p>4.78906</text:p>
              </table:table-cell>
              <table:table-cell office:value-type="float" office:value="0.739615">
                <text:p>0.739615</text:p>
              </table:table-cell>
              <table:table-cell office:value-type="float" office:value="0.728117">
                <text:p>0.728117</text:p>
              </table:table-cell>
              <table:table-cell office:value-type="float" office:value="0.755598">
                <text:p>0.7555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469">
                <text:p>4.80469</text:p>
              </table:table-cell>
              <table:table-cell office:value-type="float" office:value="0.743625">
                <text:p>0.743625</text:p>
              </table:table-cell>
              <table:table-cell office:value-type="float" office:value="0.729402">
                <text:p>0.729402</text:p>
              </table:table-cell>
              <table:table-cell office:value-type="float" office:value="0.750867">
                <text:p>0.7508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031">
                <text:p>4.82031</text:p>
              </table:table-cell>
              <table:table-cell office:value-type="float" office:value="0.743375">
                <text:p>0.743375</text:p>
              </table:table-cell>
              <table:table-cell office:value-type="float" office:value="0.733548">
                <text:p>0.733548</text:p>
              </table:table-cell>
              <table:table-cell office:value-type="float" office:value="0.74783">
                <text:p>0.747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594">
                <text:p>4.83594</text:p>
              </table:table-cell>
              <table:table-cell office:value-type="float" office:value="0.740965">
                <text:p>0.740965</text:p>
              </table:table-cell>
              <table:table-cell office:value-type="float" office:value="0.73566">
                <text:p>0.73566</text:p>
              </table:table-cell>
              <table:table-cell office:value-type="float" office:value="0.748892">
                <text:p>0.748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5156">
                <text:p>4.85156</text:p>
              </table:table-cell>
              <table:table-cell office:value-type="float" office:value="0.743158">
                <text:p>0.743158</text:p>
              </table:table-cell>
              <table:table-cell office:value-type="float" office:value="0.73231">
                <text:p>0.73231</text:p>
              </table:table-cell>
              <table:table-cell office:value-type="float" office:value="0.75067">
                <text:p>0.750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6719">
                <text:p>4.86719</text:p>
              </table:table-cell>
              <table:table-cell office:value-type="float" office:value="0.747288">
                <text:p>0.747288</text:p>
              </table:table-cell>
              <table:table-cell office:value-type="float" office:value="0.729887">
                <text:p>0.729887</text:p>
              </table:table-cell>
              <table:table-cell office:value-type="float" office:value="0.751583">
                <text:p>0.751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8281">
                <text:p>4.88281</text:p>
              </table:table-cell>
              <table:table-cell office:value-type="float" office:value="0.748255">
                <text:p>0.748255</text:p>
              </table:table-cell>
              <table:table-cell office:value-type="float" office:value="0.7325">
                <text:p>0.7325</text:p>
              </table:table-cell>
              <table:table-cell office:value-type="float" office:value="0.753655">
                <text:p>0.7536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9844">
                <text:p>4.89844</text:p>
              </table:table-cell>
              <table:table-cell office:value-type="float" office:value="0.74822">
                <text:p>0.74822</text:p>
              </table:table-cell>
              <table:table-cell office:value-type="float" office:value="0.735168">
                <text:p>0.735168</text:p>
              </table:table-cell>
              <table:table-cell office:value-type="float" office:value="0.758155">
                <text:p>0.758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1406">
                <text:p>4.91406</text:p>
              </table:table-cell>
              <table:table-cell office:value-type="float" office:value="0.748875">
                <text:p>0.748875</text:p>
              </table:table-cell>
              <table:table-cell office:value-type="float" office:value="0.7344">
                <text:p>0.7344</text:p>
              </table:table-cell>
              <table:table-cell office:value-type="float" office:value="0.760318">
                <text:p>0.7603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2969">
                <text:p>4.92969</text:p>
              </table:table-cell>
              <table:table-cell office:value-type="float" office:value="0.75071">
                <text:p>0.75071</text:p>
              </table:table-cell>
              <table:table-cell office:value-type="float" office:value="0.732925">
                <text:p>0.732925</text:p>
              </table:table-cell>
              <table:table-cell office:value-type="float" office:value="0.756952">
                <text:p>0.756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4531">
                <text:p>4.94531</text:p>
              </table:table-cell>
              <table:table-cell office:value-type="float" office:value="0.75375">
                <text:p>0.75375</text:p>
              </table:table-cell>
              <table:table-cell office:value-type="float" office:value="0.733205">
                <text:p>0.733205</text:p>
              </table:table-cell>
              <table:table-cell office:value-type="float" office:value="0.753795">
                <text:p>0.753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6094">
                <text:p>4.96094</text:p>
              </table:table-cell>
              <table:table-cell office:value-type="float" office:value="0.75413">
                <text:p>0.75413</text:p>
              </table:table-cell>
              <table:table-cell office:value-type="float" office:value="0.73422">
                <text:p>0.73422</text:p>
              </table:table-cell>
              <table:table-cell office:value-type="float" office:value="0.754555">
                <text:p>0.7545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656">
                <text:p>4.97656</text:p>
              </table:table-cell>
              <table:table-cell office:value-type="float" office:value="0.752145">
                <text:p>0.752145</text:p>
              </table:table-cell>
              <table:table-cell office:value-type="float" office:value="0.735533">
                <text:p>0.735533</text:p>
              </table:table-cell>
              <table:table-cell office:value-type="float" office:value="0.755375">
                <text:p>0.755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9219">
                <text:p>4.99219</text:p>
              </table:table-cell>
              <table:table-cell office:value-type="float" office:value="0.753163">
                <text:p>0.753163</text:p>
              </table:table-cell>
              <table:table-cell office:value-type="float" office:value="0.736172">
                <text:p>0.736172</text:p>
              </table:table-cell>
              <table:table-cell office:value-type="float" office:value="0.75435">
                <text:p>0.754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0781">
                <text:p>5.00781</text:p>
              </table:table-cell>
              <table:table-cell office:value-type="float" office:value="0.756965">
                <text:p>0.756965</text:p>
              </table:table-cell>
              <table:table-cell office:value-type="float" office:value="0.733485">
                <text:p>0.733485</text:p>
              </table:table-cell>
              <table:table-cell office:value-type="float" office:value="0.752005">
                <text:p>0.752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344">
                <text:p>5.02344</text:p>
              </table:table-cell>
              <table:table-cell office:value-type="float" office:value="0.75822">
                <text:p>0.75822</text:p>
              </table:table-cell>
              <table:table-cell office:value-type="float" office:value="0.73084">
                <text:p>0.73084</text:p>
              </table:table-cell>
              <table:table-cell office:value-type="float" office:value="0.750607">
                <text:p>0.7506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3906">
                <text:p>5.03906</text:p>
              </table:table-cell>
              <table:table-cell office:value-type="float" office:value="0.756238">
                <text:p>0.756238</text:p>
              </table:table-cell>
              <table:table-cell office:value-type="float" office:value="0.73229">
                <text:p>0.73229</text:p>
              </table:table-cell>
              <table:table-cell office:value-type="float" office:value="0.753663">
                <text:p>0.7536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5469">
                <text:p>5.05469</text:p>
              </table:table-cell>
              <table:table-cell office:value-type="float" office:value="0.756683">
                <text:p>0.756683</text:p>
              </table:table-cell>
              <table:table-cell office:value-type="float" office:value="0.7329">
                <text:p>0.7329</text:p>
              </table:table-cell>
              <table:table-cell office:value-type="float" office:value="0.75782">
                <text:p>0.757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7031">
                <text:p>5.07031</text:p>
              </table:table-cell>
              <table:table-cell office:value-type="float" office:value="0.761035">
                <text:p>0.761035</text:p>
              </table:table-cell>
              <table:table-cell office:value-type="float" office:value="0.728585">
                <text:p>0.728585</text:p>
              </table:table-cell>
              <table:table-cell office:value-type="float" office:value="0.755713">
                <text:p>0.7557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8594">
                <text:p>5.08594</text:p>
              </table:table-cell>
              <table:table-cell office:value-type="float" office:value="0.764392">
                <text:p>0.764392</text:p>
              </table:table-cell>
              <table:table-cell office:value-type="float" office:value="0.72813">
                <text:p>0.72813</text:p>
              </table:table-cell>
              <table:table-cell office:value-type="float" office:value="0.750595">
                <text:p>0.7505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0156">
                <text:p>5.10156</text:p>
              </table:table-cell>
              <table:table-cell office:value-type="float" office:value="0.764052">
                <text:p>0.764052</text:p>
              </table:table-cell>
              <table:table-cell office:value-type="float" office:value="0.735547">
                <text:p>0.735547</text:p>
              </table:table-cell>
              <table:table-cell office:value-type="float" office:value="0.75023">
                <text:p>0.750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19">
                <text:p>5.11719</text:p>
              </table:table-cell>
              <table:table-cell office:value-type="float" office:value="0.762015">
                <text:p>0.762015</text:p>
              </table:table-cell>
              <table:table-cell office:value-type="float" office:value="0.741322">
                <text:p>0.741322</text:p>
              </table:table-cell>
              <table:table-cell office:value-type="float" office:value="0.75333">
                <text:p>0.75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281">
                <text:p>5.13281</text:p>
              </table:table-cell>
              <table:table-cell office:value-type="float" office:value="0.761712">
                <text:p>0.761712</text:p>
              </table:table-cell>
              <table:table-cell office:value-type="float" office:value="0.738375">
                <text:p>0.738375</text:p>
              </table:table-cell>
              <table:table-cell office:value-type="float" office:value="0.755568">
                <text:p>0.7555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4844">
                <text:p>5.14844</text:p>
              </table:table-cell>
              <table:table-cell office:value-type="float" office:value="0.76323">
                <text:p>0.76323</text:p>
              </table:table-cell>
              <table:table-cell office:value-type="float" office:value="0.733113">
                <text:p>0.733113</text:p>
              </table:table-cell>
              <table:table-cell office:value-type="float" office:value="0.75576">
                <text:p>0.755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6406">
                <text:p>5.16406</text:p>
              </table:table-cell>
              <table:table-cell office:value-type="float" office:value="0.76435">
                <text:p>0.76435</text:p>
              </table:table-cell>
              <table:table-cell office:value-type="float" office:value="0.734622">
                <text:p>0.734622</text:p>
              </table:table-cell>
              <table:table-cell office:value-type="float" office:value="0.75516">
                <text:p>0.755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7969">
                <text:p>5.17969</text:p>
              </table:table-cell>
              <table:table-cell office:value-type="float" office:value="0.76663">
                <text:p>0.76663</text:p>
              </table:table-cell>
              <table:table-cell office:value-type="float" office:value="0.738492">
                <text:p>0.738492</text:p>
              </table:table-cell>
              <table:table-cell office:value-type="float" office:value="0.758313">
                <text:p>0.7583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531">
                <text:p>5.19531</text:p>
              </table:table-cell>
              <table:table-cell office:value-type="float" office:value="0.768872">
                <text:p>0.768872</text:p>
              </table:table-cell>
              <table:table-cell office:value-type="float" office:value="0.738248">
                <text:p>0.738248</text:p>
              </table:table-cell>
              <table:table-cell office:value-type="float" office:value="0.764035">
                <text:p>0.7640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1094">
                <text:p>5.21094</text:p>
              </table:table-cell>
              <table:table-cell office:value-type="float" office:value="0.766688">
                <text:p>0.766688</text:p>
              </table:table-cell>
              <table:table-cell office:value-type="float" office:value="0.737893">
                <text:p>0.737893</text:p>
              </table:table-cell>
              <table:table-cell office:value-type="float" office:value="0.76392">
                <text:p>0.76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656">
                <text:p>5.22656</text:p>
              </table:table-cell>
              <table:table-cell office:value-type="float" office:value="0.763488">
                <text:p>0.763488</text:p>
              </table:table-cell>
              <table:table-cell office:value-type="float" office:value="0.739727">
                <text:p>0.739727</text:p>
              </table:table-cell>
              <table:table-cell office:value-type="float" office:value="0.757175">
                <text:p>0.7571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4219">
                <text:p>5.24219</text:p>
              </table:table-cell>
              <table:table-cell office:value-type="float" office:value="0.764318">
                <text:p>0.764318</text:p>
              </table:table-cell>
              <table:table-cell office:value-type="float" office:value="0.739643">
                <text:p>0.739643</text:p>
              </table:table-cell>
              <table:table-cell office:value-type="float" office:value="0.75185">
                <text:p>0.75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5781">
                <text:p>5.25781</text:p>
              </table:table-cell>
              <table:table-cell office:value-type="float" office:value="0.76676">
                <text:p>0.76676</text:p>
              </table:table-cell>
              <table:table-cell office:value-type="float" office:value="0.735817">
                <text:p>0.735817</text:p>
              </table:table-cell>
              <table:table-cell office:value-type="float" office:value="0.75063">
                <text:p>0.750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7344">
                <text:p>5.27344</text:p>
              </table:table-cell>
              <table:table-cell office:value-type="float" office:value="0.7669">
                <text:p>0.7669</text:p>
              </table:table-cell>
              <table:table-cell office:value-type="float" office:value="0.732767">
                <text:p>0.732767</text:p>
              </table:table-cell>
              <table:table-cell office:value-type="float" office:value="0.75153">
                <text:p>0.75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8906">
                <text:p>5.28906</text:p>
              </table:table-cell>
              <table:table-cell office:value-type="float" office:value="0.766455">
                <text:p>0.766455</text:p>
              </table:table-cell>
              <table:table-cell office:value-type="float" office:value="0.734865">
                <text:p>0.734865</text:p>
              </table:table-cell>
              <table:table-cell office:value-type="float" office:value="0.753507">
                <text:p>0.7535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0469">
                <text:p>5.30469</text:p>
              </table:table-cell>
              <table:table-cell office:value-type="float" office:value="0.766677">
                <text:p>0.766677</text:p>
              </table:table-cell>
              <table:table-cell office:value-type="float" office:value="0.738828">
                <text:p>0.738828</text:p>
              </table:table-cell>
              <table:table-cell office:value-type="float" office:value="0.755387">
                <text:p>0.755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2031">
                <text:p>5.32031</text:p>
              </table:table-cell>
              <table:table-cell office:value-type="float" office:value="0.766677">
                <text:p>0.766677</text:p>
              </table:table-cell>
              <table:table-cell office:value-type="float" office:value="0.73967">
                <text:p>0.73967</text:p>
              </table:table-cell>
              <table:table-cell office:value-type="float" office:value="0.7562">
                <text:p>0.75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3594">
                <text:p>5.33594</text:p>
              </table:table-cell>
              <table:table-cell office:value-type="float" office:value="0.766288">
                <text:p>0.766288</text:p>
              </table:table-cell>
              <table:table-cell office:value-type="float" office:value="0.736857">
                <text:p>0.736857</text:p>
              </table:table-cell>
              <table:table-cell office:value-type="float" office:value="0.756375">
                <text:p>0.756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5156">
                <text:p>5.35156</text:p>
              </table:table-cell>
              <table:table-cell office:value-type="float" office:value="0.766473">
                <text:p>0.766473</text:p>
              </table:table-cell>
              <table:table-cell office:value-type="float" office:value="0.732967">
                <text:p>0.732967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6719">
                <text:p>5.36719</text:p>
              </table:table-cell>
              <table:table-cell office:value-type="float" office:value="0.766995">
                <text:p>0.766995</text:p>
              </table:table-cell>
              <table:table-cell office:value-type="float" office:value="0.731895">
                <text:p>0.731895</text:p>
              </table:table-cell>
              <table:table-cell office:value-type="float" office:value="0.758445">
                <text:p>0.758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8281">
                <text:p>5.38281</text:p>
              </table:table-cell>
              <table:table-cell office:value-type="float" office:value="0.766542">
                <text:p>0.766542</text:p>
              </table:table-cell>
              <table:table-cell office:value-type="float" office:value="0.735065">
                <text:p>0.735065</text:p>
              </table:table-cell>
              <table:table-cell office:value-type="float" office:value="0.762105">
                <text:p>0.762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9844">
                <text:p>5.39844</text:p>
              </table:table-cell>
              <table:table-cell office:value-type="float" office:value="0.76578">
                <text:p>0.76578</text:p>
              </table:table-cell>
              <table:table-cell office:value-type="float" office:value="0.738798">
                <text:p>0.738798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1406">
                <text:p>5.41406</text:p>
              </table:table-cell>
              <table:table-cell office:value-type="float" office:value="0.76588">
                <text:p>0.76588</text:p>
              </table:table-cell>
              <table:table-cell office:value-type="float" office:value="0.738995">
                <text:p>0.738995</text:p>
              </table:table-cell>
              <table:table-cell office:value-type="float" office:value="0.766765">
                <text:p>0.7667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2969">
                <text:p>5.42969</text:p>
              </table:table-cell>
              <table:table-cell office:value-type="float" office:value="0.765132">
                <text:p>0.765132</text:p>
              </table:table-cell>
              <table:table-cell office:value-type="float" office:value="0.736787">
                <text:p>0.736787</text:p>
              </table:table-cell>
              <table:table-cell office:value-type="float" office:value="0.762315">
                <text:p>0.7623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4531">
                <text:p>5.44531</text:p>
              </table:table-cell>
              <table:table-cell office:value-type="float" office:value="0.7634">
                <text:p>0.7634</text:p>
              </table:table-cell>
              <table:table-cell office:value-type="float" office:value="0.732843">
                <text:p>0.732843</text:p>
              </table:table-cell>
              <table:table-cell office:value-type="float" office:value="0.759597">
                <text:p>0.7595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6094">
                <text:p>5.46094</text:p>
              </table:table-cell>
              <table:table-cell office:value-type="float" office:value="0.762417">
                <text:p>0.762417</text:p>
              </table:table-cell>
              <table:table-cell office:value-type="float" office:value="0.72952">
                <text:p>0.72952</text:p>
              </table:table-cell>
              <table:table-cell office:value-type="float" office:value="0.762868">
                <text:p>0.7628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7656">
                <text:p>5.47656</text:p>
              </table:table-cell>
              <table:table-cell office:value-type="float" office:value="0.761697">
                <text:p>0.761697</text:p>
              </table:table-cell>
              <table:table-cell office:value-type="float" office:value="0.72959">
                <text:p>0.72959</text:p>
              </table:table-cell>
              <table:table-cell office:value-type="float" office:value="0.766598">
                <text:p>0.7665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9219">
                <text:p>5.49219</text:p>
              </table:table-cell>
              <table:table-cell office:value-type="float" office:value="0.760957">
                <text:p>0.760957</text:p>
              </table:table-cell>
              <table:table-cell office:value-type="float" office:value="0.73203">
                <text:p>0.73203</text:p>
              </table:table-cell>
              <table:table-cell office:value-type="float" office:value="0.767595">
                <text:p>0.7675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0781">
                <text:p>5.50781</text:p>
              </table:table-cell>
              <table:table-cell office:value-type="float" office:value="0.761">
                <text:p>0.761</text:p>
              </table:table-cell>
              <table:table-cell office:value-type="float" office:value="0.736042">
                <text:p>0.736042</text:p>
              </table:table-cell>
              <table:table-cell office:value-type="float" office:value="0.765962">
                <text:p>0.7659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2344">
                <text:p>5.52344</text:p>
              </table:table-cell>
              <table:table-cell office:value-type="float" office:value="0.7613">
                <text:p>0.7613</text:p>
              </table:table-cell>
              <table:table-cell office:value-type="float" office:value="0.740687">
                <text:p>0.740687</text:p>
              </table:table-cell>
              <table:table-cell office:value-type="float" office:value="0.763138">
                <text:p>0.763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3906">
                <text:p>5.53906</text:p>
              </table:table-cell>
              <table:table-cell office:value-type="float" office:value="0.76143">
                <text:p>0.76143</text:p>
              </table:table-cell>
              <table:table-cell office:value-type="float" office:value="0.744035">
                <text:p>0.744035</text:p>
              </table:table-cell>
              <table:table-cell office:value-type="float" office:value="0.762485">
                <text:p>0.762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5469">
                <text:p>5.55469</text:p>
              </table:table-cell>
              <table:table-cell office:value-type="float" office:value="0.761428">
                <text:p>0.761428</text:p>
              </table:table-cell>
              <table:table-cell office:value-type="float" office:value="0.743607">
                <text:p>0.743607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7031">
                <text:p>5.57031</text:p>
              </table:table-cell>
              <table:table-cell office:value-type="float" office:value="0.76105">
                <text:p>0.76105</text:p>
              </table:table-cell>
              <table:table-cell office:value-type="float" office:value="0.740495">
                <text:p>0.740495</text:p>
              </table:table-cell>
              <table:table-cell office:value-type="float" office:value="0.757485">
                <text:p>0.7574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8594">
                <text:p>5.58594</text:p>
              </table:table-cell>
              <table:table-cell office:value-type="float" office:value="0.76085">
                <text:p>0.76085</text:p>
              </table:table-cell>
              <table:table-cell office:value-type="float" office:value="0.738203">
                <text:p>0.738203</text:p>
              </table:table-cell>
              <table:table-cell office:value-type="float" office:value="0.752595">
                <text:p>0.7525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0156">
                <text:p>5.60156</text:p>
              </table:table-cell>
              <table:table-cell office:value-type="float" office:value="0.760025">
                <text:p>0.760025</text:p>
              </table:table-cell>
              <table:table-cell office:value-type="float" office:value="0.737108">
                <text:p>0.737108</text:p>
              </table:table-cell>
              <table:table-cell office:value-type="float" office:value="0.754223">
                <text:p>0.7542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1719">
                <text:p>5.61719</text:p>
              </table:table-cell>
              <table:table-cell office:value-type="float" office:value="0.757605">
                <text:p>0.757605</text:p>
              </table:table-cell>
              <table:table-cell office:value-type="float" office:value="0.736355">
                <text:p>0.736355</text:p>
              </table:table-cell>
              <table:table-cell office:value-type="float" office:value="0.76022">
                <text:p>0.760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3281">
                <text:p>5.63281</text:p>
              </table:table-cell>
              <table:table-cell office:value-type="float" office:value="0.75809">
                <text:p>0.75809</text:p>
              </table:table-cell>
              <table:table-cell office:value-type="float" office:value="0.73565">
                <text:p>0.73565</text:p>
              </table:table-cell>
              <table:table-cell office:value-type="float" office:value="0.76291">
                <text:p>0.762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4844">
                <text:p>5.64844</text:p>
              </table:table-cell>
              <table:table-cell office:value-type="float" office:value="0.762455">
                <text:p>0.762455</text:p>
              </table:table-cell>
              <table:table-cell office:value-type="float" office:value="0.734707">
                <text:p>0.734707</text:p>
              </table:table-cell>
              <table:table-cell office:value-type="float" office:value="0.760725">
                <text:p>0.7607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6406">
                <text:p>5.66406</text:p>
              </table:table-cell>
              <table:table-cell office:value-type="float" office:value="0.763417">
                <text:p>0.763417</text:p>
              </table:table-cell>
              <table:table-cell office:value-type="float" office:value="0.734483">
                <text:p>0.734483</text:p>
              </table:table-cell>
              <table:table-cell office:value-type="float" office:value="0.756805">
                <text:p>0.756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69">
                <text:p>5.67969</text:p>
              </table:table-cell>
              <table:table-cell office:value-type="float" office:value="0.760813">
                <text:p>0.760813</text:p>
              </table:table-cell>
              <table:table-cell office:value-type="float" office:value="0.735642">
                <text:p>0.735642</text:p>
              </table:table-cell>
              <table:table-cell office:value-type="float" office:value="0.753775">
                <text:p>0.7537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9531">
                <text:p>5.69531</text:p>
              </table:table-cell>
              <table:table-cell office:value-type="float" office:value="0.761643">
                <text:p>0.761643</text:p>
              </table:table-cell>
              <table:table-cell office:value-type="float" office:value="0.736663">
                <text:p>0.736663</text:p>
              </table:table-cell>
              <table:table-cell office:value-type="float" office:value="0.754318">
                <text:p>0.7543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094">
                <text:p>5.71094</text:p>
              </table:table-cell>
              <table:table-cell office:value-type="float" office:value="0.764037">
                <text:p>0.764037</text:p>
              </table:table-cell>
              <table:table-cell office:value-type="float" office:value="0.735438">
                <text:p>0.735438</text:p>
              </table:table-cell>
              <table:table-cell office:value-type="float" office:value="0.757903">
                <text:p>0.7579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2656">
                <text:p>5.72656</text:p>
              </table:table-cell>
              <table:table-cell office:value-type="float" office:value="0.762995">
                <text:p>0.762995</text:p>
              </table:table-cell>
              <table:table-cell office:value-type="float" office:value="0.732917">
                <text:p>0.732917</text:p>
              </table:table-cell>
              <table:table-cell office:value-type="float" office:value="0.759403">
                <text:p>0.7594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4219">
                <text:p>5.74219</text:p>
              </table:table-cell>
              <table:table-cell office:value-type="float" office:value="0.761832">
                <text:p>0.761832</text:p>
              </table:table-cell>
              <table:table-cell office:value-type="float" office:value="0.73445">
                <text:p>0.73445</text:p>
              </table:table-cell>
              <table:table-cell office:value-type="float" office:value="0.757665">
                <text:p>0.7576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5781">
                <text:p>5.75781</text:p>
              </table:table-cell>
              <table:table-cell office:value-type="float" office:value="0.763763">
                <text:p>0.763763</text:p>
              </table:table-cell>
              <table:table-cell office:value-type="float" office:value="0.737958">
                <text:p>0.737958</text:p>
              </table:table-cell>
              <table:table-cell office:value-type="float" office:value="0.75583">
                <text:p>0.755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7344">
                <text:p>5.77344</text:p>
              </table:table-cell>
              <table:table-cell office:value-type="float" office:value="0.765972">
                <text:p>0.765972</text:p>
              </table:table-cell>
              <table:table-cell office:value-type="float" office:value="0.737583">
                <text:p>0.737583</text:p>
              </table:table-cell>
              <table:table-cell office:value-type="float" office:value="0.755387">
                <text:p>0.7553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8906">
                <text:p>5.78906</text:p>
              </table:table-cell>
              <table:table-cell office:value-type="float" office:value="0.765803">
                <text:p>0.765803</text:p>
              </table:table-cell>
              <table:table-cell office:value-type="float" office:value="0.735658">
                <text:p>0.735658</text:p>
              </table:table-cell>
              <table:table-cell office:value-type="float" office:value="0.757423">
                <text:p>0.757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0469">
                <text:p>5.80469</text:p>
              </table:table-cell>
              <table:table-cell office:value-type="float" office:value="0.765662">
                <text:p>0.765662</text:p>
              </table:table-cell>
              <table:table-cell office:value-type="float" office:value="0.734863">
                <text:p>0.734863</text:p>
              </table:table-cell>
              <table:table-cell office:value-type="float" office:value="0.762245">
                <text:p>0.7622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2031">
                <text:p>5.82031</text:p>
              </table:table-cell>
              <table:table-cell office:value-type="float" office:value="0.768507">
                <text:p>0.768507</text:p>
              </table:table-cell>
              <table:table-cell office:value-type="float" office:value="0.734823">
                <text:p>0.734823</text:p>
              </table:table-cell>
              <table:table-cell office:value-type="float" office:value="0.76636">
                <text:p>0.766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3594">
                <text:p>5.83594</text:p>
              </table:table-cell>
              <table:table-cell office:value-type="float" office:value="0.77228">
                <text:p>0.77228</text:p>
              </table:table-cell>
              <table:table-cell office:value-type="float" office:value="0.736403">
                <text:p>0.736403</text:p>
              </table:table-cell>
              <table:table-cell office:value-type="float" office:value="0.766005">
                <text:p>0.766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5156">
                <text:p>5.85156</text:p>
              </table:table-cell>
              <table:table-cell office:value-type="float" office:value="0.773398">
                <text:p>0.773398</text:p>
              </table:table-cell>
              <table:table-cell office:value-type="float" office:value="0.738358">
                <text:p>0.738358</text:p>
              </table:table-cell>
              <table:table-cell office:value-type="float" office:value="0.761845">
                <text:p>0.7618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6719">
                <text:p>5.86719</text:p>
              </table:table-cell>
              <table:table-cell office:value-type="float" office:value="0.771492">
                <text:p>0.771492</text:p>
              </table:table-cell>
              <table:table-cell office:value-type="float" office:value="0.737807">
                <text:p>0.737807</text:p>
              </table:table-cell>
              <table:table-cell office:value-type="float" office:value="0.758292">
                <text:p>0.758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8281">
                <text:p>5.88281</text:p>
              </table:table-cell>
              <table:table-cell office:value-type="float" office:value="0.76934">
                <text:p>0.76934</text:p>
              </table:table-cell>
              <table:table-cell office:value-type="float" office:value="0.734553">
                <text:p>0.734553</text:p>
              </table:table-cell>
              <table:table-cell office:value-type="float" office:value="0.759978">
                <text:p>0.7599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9844">
                <text:p>5.89844</text:p>
              </table:table-cell>
              <table:table-cell office:value-type="float" office:value="0.769377">
                <text:p>0.769377</text:p>
              </table:table-cell>
              <table:table-cell office:value-type="float" office:value="0.732485">
                <text:p>0.732485</text:p>
              </table:table-cell>
              <table:table-cell office:value-type="float" office:value="0.76534">
                <text:p>0.765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1406">
                <text:p>5.91406</text:p>
              </table:table-cell>
              <table:table-cell office:value-type="float" office:value="0.771307">
                <text:p>0.771307</text:p>
              </table:table-cell>
              <table:table-cell office:value-type="float" office:value="0.734688">
                <text:p>0.734688</text:p>
              </table:table-cell>
              <table:table-cell office:value-type="float" office:value="0.767025">
                <text:p>0.767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969">
                <text:p>5.92969</text:p>
              </table:table-cell>
              <table:table-cell office:value-type="float" office:value="0.771508">
                <text:p>0.771508</text:p>
              </table:table-cell>
              <table:table-cell office:value-type="float" office:value="0.739845">
                <text:p>0.739845</text:p>
              </table:table-cell>
              <table:table-cell office:value-type="float" office:value="0.762857">
                <text:p>0.762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531">
                <text:p>5.94531</text:p>
              </table:table-cell>
              <table:table-cell office:value-type="float" office:value="0.768942">
                <text:p>0.768942</text:p>
              </table:table-cell>
              <table:table-cell office:value-type="float" office:value="0.741567">
                <text:p>0.741567</text:p>
              </table:table-cell>
              <table:table-cell office:value-type="float" office:value="0.758995">
                <text:p>0.7589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6094">
                <text:p>5.96094</text:p>
              </table:table-cell>
              <table:table-cell office:value-type="float" office:value="0.768088">
                <text:p>0.768088</text:p>
              </table:table-cell>
              <table:table-cell office:value-type="float" office:value="0.738065">
                <text:p>0.738065</text:p>
              </table:table-cell>
              <table:table-cell office:value-type="float" office:value="0.758952">
                <text:p>0.7589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7656">
                <text:p>5.97656</text:p>
              </table:table-cell>
              <table:table-cell office:value-type="float" office:value="0.77043">
                <text:p>0.77043</text:p>
              </table:table-cell>
              <table:table-cell office:value-type="float" office:value="0.7358">
                <text:p>0.7358</text:p>
              </table:table-cell>
              <table:table-cell office:value-type="float" office:value="0.760895">
                <text:p>0.7608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9219">
                <text:p>5.99219</text:p>
              </table:table-cell>
              <table:table-cell office:value-type="float" office:value="0.7716">
                <text:p>0.7716</text:p>
              </table:table-cell>
              <table:table-cell office:value-type="float" office:value="0.736035">
                <text:p>0.736035</text:p>
              </table:table-cell>
              <table:table-cell office:value-type="float" office:value="0.763377">
                <text:p>0.7633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0781">
                <text:p>6.00781</text:p>
              </table:table-cell>
              <table:table-cell office:value-type="float" office:value="0.77057">
                <text:p>0.77057</text:p>
              </table:table-cell>
              <table:table-cell office:value-type="float" office:value="0.733795">
                <text:p>0.733795</text:p>
              </table:table-cell>
              <table:table-cell office:value-type="float" office:value="0.764265">
                <text:p>0.7642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2344">
                <text:p>6.02344</text:p>
              </table:table-cell>
              <table:table-cell office:value-type="float" office:value="0.77092">
                <text:p>0.77092</text:p>
              </table:table-cell>
              <table:table-cell office:value-type="float" office:value="0.730878">
                <text:p>0.730878</text:p>
              </table:table-cell>
              <table:table-cell office:value-type="float" office:value="0.7622">
                <text:p>0.76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906">
                <text:p>6.03906</text:p>
              </table:table-cell>
              <table:table-cell office:value-type="float" office:value="0.772777">
                <text:p>0.772777</text:p>
              </table:table-cell>
              <table:table-cell office:value-type="float" office:value="0.732285">
                <text:p>0.732285</text:p>
              </table:table-cell>
              <table:table-cell office:value-type="float" office:value="0.760532">
                <text:p>0.7605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5469">
                <text:p>6.05469</text:p>
              </table:table-cell>
              <table:table-cell office:value-type="float" office:value="0.773008">
                <text:p>0.773008</text:p>
              </table:table-cell>
              <table:table-cell office:value-type="float" office:value="0.736162">
                <text:p>0.736162</text:p>
              </table:table-cell>
              <table:table-cell office:value-type="float" office:value="0.762485">
                <text:p>0.762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7031">
                <text:p>6.07031</text:p>
              </table:table-cell>
              <table:table-cell office:value-type="float" office:value="0.772762">
                <text:p>0.772762</text:p>
              </table:table-cell>
              <table:table-cell office:value-type="float" office:value="0.7363">
                <text:p>0.7363</text:p>
              </table:table-cell>
              <table:table-cell office:value-type="float" office:value="0.76424">
                <text:p>0.764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8594">
                <text:p>6.08594</text:p>
              </table:table-cell>
              <table:table-cell office:value-type="float" office:value="0.773202">
                <text:p>0.773202</text:p>
              </table:table-cell>
              <table:table-cell office:value-type="float" office:value="0.732068">
                <text:p>0.732068</text:p>
              </table:table-cell>
              <table:table-cell office:value-type="float" office:value="0.76218">
                <text:p>0.76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0156">
                <text:p>6.10156</text:p>
              </table:table-cell>
              <table:table-cell office:value-type="float" office:value="0.773208">
                <text:p>0.773208</text:p>
              </table:table-cell>
              <table:table-cell office:value-type="float" office:value="0.729227">
                <text:p>0.729227</text:p>
              </table:table-cell>
              <table:table-cell office:value-type="float" office:value="0.759953">
                <text:p>0.7599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1719">
                <text:p>6.11719</text:p>
              </table:table-cell>
              <table:table-cell office:value-type="float" office:value="0.77352">
                <text:p>0.77352</text:p>
              </table:table-cell>
              <table:table-cell office:value-type="float" office:value="0.732087">
                <text:p>0.732087</text:p>
              </table:table-cell>
              <table:table-cell office:value-type="float" office:value="0.75926">
                <text:p>0.759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3281">
                <text:p>6.13281</text:p>
              </table:table-cell>
              <table:table-cell office:value-type="float" office:value="0.775235">
                <text:p>0.775235</text:p>
              </table:table-cell>
              <table:table-cell office:value-type="float" office:value="0.737908">
                <text:p>0.737908</text:p>
              </table:table-cell>
              <table:table-cell office:value-type="float" office:value="0.757375">
                <text:p>0.757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4844">
                <text:p>6.14844</text:p>
              </table:table-cell>
              <table:table-cell office:value-type="float" office:value="0.776507">
                <text:p>0.776507</text:p>
              </table:table-cell>
              <table:table-cell office:value-type="float" office:value="0.739603">
                <text:p>0.739603</text:p>
              </table:table-cell>
              <table:table-cell office:value-type="float" office:value="0.75426">
                <text:p>0.75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6406">
                <text:p>6.16406</text:p>
              </table:table-cell>
              <table:table-cell office:value-type="float" office:value="0.77433">
                <text:p>0.77433</text:p>
              </table:table-cell>
              <table:table-cell office:value-type="float" office:value="0.733718">
                <text:p>0.733718</text:p>
              </table:table-cell>
              <table:table-cell office:value-type="float" office:value="0.75158">
                <text:p>0.75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7969">
                <text:p>6.17969</text:p>
              </table:table-cell>
              <table:table-cell office:value-type="float" office:value="0.770808">
                <text:p>0.770808</text:p>
              </table:table-cell>
              <table:table-cell office:value-type="float" office:value="0.72321">
                <text:p>0.72321</text:p>
              </table:table-cell>
              <table:table-cell office:value-type="float" office:value="0.750505">
                <text:p>0.750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9531">
                <text:p>6.19531</text:p>
              </table:table-cell>
              <table:table-cell office:value-type="float" office:value="0.769725">
                <text:p>0.769725</text:p>
              </table:table-cell>
              <table:table-cell office:value-type="float" office:value="0.717037">
                <text:p>0.717037</text:p>
              </table:table-cell>
              <table:table-cell office:value-type="float" office:value="0.752598">
                <text:p>0.7525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1094">
                <text:p>6.21094</text:p>
              </table:table-cell>
              <table:table-cell office:value-type="float" office:value="0.76996">
                <text:p>0.76996</text:p>
              </table:table-cell>
              <table:table-cell office:value-type="float" office:value="0.723105">
                <text:p>0.723105</text:p>
              </table:table-cell>
              <table:table-cell office:value-type="float" office:value="0.75626">
                <text:p>0.756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2656">
                <text:p>6.22656</text:p>
              </table:table-cell>
              <table:table-cell office:value-type="float" office:value="0.769827">
                <text:p>0.769827</text:p>
              </table:table-cell>
              <table:table-cell office:value-type="float" office:value="0.734603">
                <text:p>0.734603</text:p>
              </table:table-cell>
              <table:table-cell office:value-type="float" office:value="0.757095">
                <text:p>0.7570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4219">
                <text:p>6.24219</text:p>
              </table:table-cell>
              <table:table-cell office:value-type="float" office:value="0.770265">
                <text:p>0.770265</text:p>
              </table:table-cell>
              <table:table-cell office:value-type="float" office:value="0.737567">
                <text:p>0.737567</text:p>
              </table:table-cell>
              <table:table-cell office:value-type="float" office:value="0.755645">
                <text:p>0.7556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5781">
                <text:p>6.25781</text:p>
              </table:table-cell>
              <table:table-cell office:value-type="float" office:value="0.77156">
                <text:p>0.77156</text:p>
              </table:table-cell>
              <table:table-cell office:value-type="float" office:value="0.732028">
                <text:p>0.732028</text:p>
              </table:table-cell>
              <table:table-cell office:value-type="float" office:value="0.756225">
                <text:p>0.7562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7344">
                <text:p>6.27344</text:p>
              </table:table-cell>
              <table:table-cell office:value-type="float" office:value="0.771745">
                <text:p>0.771745</text:p>
              </table:table-cell>
              <table:table-cell office:value-type="float" office:value="0.728013">
                <text:p>0.728013</text:p>
              </table:table-cell>
              <table:table-cell office:value-type="float" office:value="0.75822">
                <text:p>0.758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906">
                <text:p>6.28906</text:p>
              </table:table-cell>
              <table:table-cell office:value-type="float" office:value="0.7716">
                <text:p>0.7716</text:p>
              </table:table-cell>
              <table:table-cell office:value-type="float" office:value="0.729023">
                <text:p>0.729023</text:p>
              </table:table-cell>
              <table:table-cell office:value-type="float" office:value="0.75833">
                <text:p>0.758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0469">
                <text:p>6.30469</text:p>
              </table:table-cell>
              <table:table-cell office:value-type="float" office:value="0.77302">
                <text:p>0.77302</text:p>
              </table:table-cell>
              <table:table-cell office:value-type="float" office:value="0.730885">
                <text:p>0.730885</text:p>
              </table:table-cell>
              <table:table-cell office:value-type="float" office:value="0.755495">
                <text:p>0.755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2031">
                <text:p>6.32031</text:p>
              </table:table-cell>
              <table:table-cell office:value-type="float" office:value="0.773752">
                <text:p>0.773752</text:p>
              </table:table-cell>
              <table:table-cell office:value-type="float" office:value="0.728842">
                <text:p>0.728842</text:p>
              </table:table-cell>
              <table:table-cell office:value-type="float" office:value="0.750795">
                <text:p>0.7507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3594">
                <text:p>6.33594</text:p>
              </table:table-cell>
              <table:table-cell office:value-type="float" office:value="0.7722">
                <text:p>0.7722</text:p>
              </table:table-cell>
              <table:table-cell office:value-type="float" office:value="0.72227">
                <text:p>0.72227</text:p>
              </table:table-cell>
              <table:table-cell office:value-type="float" office:value="0.748627">
                <text:p>0.748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5156">
                <text:p>6.35156</text:p>
              </table:table-cell>
              <table:table-cell office:value-type="float" office:value="0.770712">
                <text:p>0.770712</text:p>
              </table:table-cell>
              <table:table-cell office:value-type="float" office:value="0.716862">
                <text:p>0.716862</text:p>
              </table:table-cell>
              <table:table-cell office:value-type="float" office:value="0.751955">
                <text:p>0.7519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6719">
                <text:p>6.36719</text:p>
              </table:table-cell>
              <table:table-cell office:value-type="float" office:value="0.772008">
                <text:p>0.772008</text:p>
              </table:table-cell>
              <table:table-cell office:value-type="float" office:value="0.718055">
                <text:p>0.718055</text:p>
              </table:table-cell>
              <table:table-cell office:value-type="float" office:value="0.75659">
                <text:p>0.756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8281">
                <text:p>6.38281</text:p>
              </table:table-cell>
              <table:table-cell office:value-type="float" office:value="0.774112">
                <text:p>0.774112</text:p>
              </table:table-cell>
              <table:table-cell office:value-type="float" office:value="0.72211">
                <text:p>0.72211</text:p>
              </table:table-cell>
              <table:table-cell office:value-type="float" office:value="0.757155">
                <text:p>0.757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39844">
                <text:p>6.39844</text:p>
              </table:table-cell>
              <table:table-cell office:value-type="float" office:value="0.77291">
                <text:p>0.77291</text:p>
              </table:table-cell>
              <table:table-cell office:value-type="float" office:value="0.72277">
                <text:p>0.72277</text:p>
              </table:table-cell>
              <table:table-cell office:value-type="float" office:value="0.755177">
                <text:p>0.7551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1406">
                <text:p>6.41406</text:p>
              </table:table-cell>
              <table:table-cell office:value-type="float" office:value="0.769068">
                <text:p>0.769068</text:p>
              </table:table-cell>
              <table:table-cell office:value-type="float" office:value="0.71965">
                <text:p>0.71965</text:p>
              </table:table-cell>
              <table:table-cell office:value-type="float" office:value="0.75542">
                <text:p>0.755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2969">
                <text:p>6.42969</text:p>
              </table:table-cell>
              <table:table-cell office:value-type="float" office:value="0.768383">
                <text:p>0.768383</text:p>
              </table:table-cell>
              <table:table-cell office:value-type="float" office:value="0.717225">
                <text:p>0.717225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31">
                <text:p>6.44531</text:p>
              </table:table-cell>
              <table:table-cell office:value-type="float" office:value="0.770603">
                <text:p>0.770603</text:p>
              </table:table-cell>
              <table:table-cell office:value-type="float" office:value="0.718115">
                <text:p>0.718115</text:p>
              </table:table-cell>
              <table:table-cell office:value-type="float" office:value="0.756935">
                <text:p>0.7569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6094">
                <text:p>6.46094</text:p>
              </table:table-cell>
              <table:table-cell office:value-type="float" office:value="0.771495">
                <text:p>0.771495</text:p>
              </table:table-cell>
              <table:table-cell office:value-type="float" office:value="0.718668">
                <text:p>0.718668</text:p>
              </table:table-cell>
              <table:table-cell office:value-type="float" office:value="0.752622">
                <text:p>0.7526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7656">
                <text:p>6.47656</text:p>
              </table:table-cell>
              <table:table-cell office:value-type="float" office:value="0.771662">
                <text:p>0.771662</text:p>
              </table:table-cell>
              <table:table-cell office:value-type="float" office:value="0.716372">
                <text:p>0.716372</text:p>
              </table:table-cell>
              <table:table-cell office:value-type="float" office:value="0.74799">
                <text:p>0.747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9219">
                <text:p>6.49219</text:p>
              </table:table-cell>
              <table:table-cell office:value-type="float" office:value="0.773005">
                <text:p>0.773005</text:p>
              </table:table-cell>
              <table:table-cell office:value-type="float" office:value="0.7144">
                <text:p>0.7144</text:p>
              </table:table-cell>
              <table:table-cell office:value-type="float" office:value="0.748042">
                <text:p>0.7480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0781">
                <text:p>6.50781</text:p>
              </table:table-cell>
              <table:table-cell office:value-type="float" office:value="0.774948">
                <text:p>0.774948</text:p>
              </table:table-cell>
              <table:table-cell office:value-type="float" office:value="0.715487">
                <text:p>0.715487</text:p>
              </table:table-cell>
              <table:table-cell office:value-type="float" office:value="0.749308">
                <text:p>0.7493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2344">
                <text:p>6.52344</text:p>
              </table:table-cell>
              <table:table-cell office:value-type="float" office:value="0.77556">
                <text:p>0.77556</text:p>
              </table:table-cell>
              <table:table-cell office:value-type="float" office:value="0.71848">
                <text:p>0.71848</text:p>
              </table:table-cell>
              <table:table-cell office:value-type="float" office:value="0.746305">
                <text:p>0.7463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3906">
                <text:p>6.53906</text:p>
              </table:table-cell>
              <table:table-cell office:value-type="float" office:value="0.775017">
                <text:p>0.775017</text:p>
              </table:table-cell>
              <table:table-cell office:value-type="float" office:value="0.72111">
                <text:p>0.72111</text:p>
              </table:table-cell>
              <table:table-cell office:value-type="float" office:value="0.74257">
                <text:p>0.742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5469">
                <text:p>6.55469</text:p>
              </table:table-cell>
              <table:table-cell office:value-type="float" office:value="0.775795">
                <text:p>0.775795</text:p>
              </table:table-cell>
              <table:table-cell office:value-type="float" office:value="0.721532">
                <text:p>0.721532</text:p>
              </table:table-cell>
              <table:table-cell office:value-type="float" office:value="0.741138">
                <text:p>0.7411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7031">
                <text:p>6.57031</text:p>
              </table:table-cell>
              <table:table-cell office:value-type="float" office:value="0.77677">
                <text:p>0.77677</text:p>
              </table:table-cell>
              <table:table-cell office:value-type="float" office:value="0.718285">
                <text:p>0.718285</text:p>
              </table:table-cell>
              <table:table-cell office:value-type="float" office:value="0.740795">
                <text:p>0.7407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58594">
                <text:p>6.58594</text:p>
              </table:table-cell>
              <table:table-cell office:value-type="float" office:value="0.77663">
                <text:p>0.77663</text:p>
              </table:table-cell>
              <table:table-cell office:value-type="float" office:value="0.714548">
                <text:p>0.714548</text:p>
              </table:table-cell>
              <table:table-cell office:value-type="float" office:value="0.742172">
                <text:p>0.742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0156">
                <text:p>6.60156</text:p>
              </table:table-cell>
              <table:table-cell office:value-type="float" office:value="0.776083">
                <text:p>0.776083</text:p>
              </table:table-cell>
              <table:table-cell office:value-type="float" office:value="0.714563">
                <text:p>0.714563</text:p>
              </table:table-cell>
              <table:table-cell office:value-type="float" office:value="0.745448">
                <text:p>0.7454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1719">
                <text:p>6.61719</text:p>
              </table:table-cell>
              <table:table-cell office:value-type="float" office:value="0.77617">
                <text:p>0.77617</text:p>
              </table:table-cell>
              <table:table-cell office:value-type="float" office:value="0.716838">
                <text:p>0.716838</text:p>
              </table:table-cell>
              <table:table-cell office:value-type="float" office:value="0.748762">
                <text:p>0.748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3281">
                <text:p>6.63281</text:p>
              </table:table-cell>
              <table:table-cell office:value-type="float" office:value="0.776965">
                <text:p>0.776965</text:p>
              </table:table-cell>
              <table:table-cell office:value-type="float" office:value="0.717553">
                <text:p>0.717553</text:p>
              </table:table-cell>
              <table:table-cell office:value-type="float" office:value="0.747702">
                <text:p>0.747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4844">
                <text:p>6.64844</text:p>
              </table:table-cell>
              <table:table-cell office:value-type="float" office:value="0.776748">
                <text:p>0.776748</text:p>
              </table:table-cell>
              <table:table-cell office:value-type="float" office:value="0.716012">
                <text:p>0.716012</text:p>
              </table:table-cell>
              <table:table-cell office:value-type="float" office:value="0.740245">
                <text:p>0.7402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6406">
                <text:p>6.66406</text:p>
              </table:table-cell>
              <table:table-cell office:value-type="float" office:value="0.775308">
                <text:p>0.775308</text:p>
              </table:table-cell>
              <table:table-cell office:value-type="float" office:value="0.71417">
                <text:p>0.71417</text:p>
              </table:table-cell>
              <table:table-cell office:value-type="float" office:value="0.732668">
                <text:p>0.732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7969">
                <text:p>6.67969</text:p>
              </table:table-cell>
              <table:table-cell office:value-type="float" office:value="0.77466">
                <text:p>0.77466</text:p>
              </table:table-cell>
              <table:table-cell office:value-type="float" office:value="0.713705">
                <text:p>0.713705</text:p>
              </table:table-cell>
              <table:table-cell office:value-type="float" office:value="0.732008">
                <text:p>0.7320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69531">
                <text:p>6.69531</text:p>
              </table:table-cell>
              <table:table-cell office:value-type="float" office:value="0.774743">
                <text:p>0.774743</text:p>
              </table:table-cell>
              <table:table-cell office:value-type="float" office:value="0.713682">
                <text:p>0.713682</text:p>
              </table:table-cell>
              <table:table-cell office:value-type="float" office:value="0.73551">
                <text:p>0.735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1094">
                <text:p>6.71094</text:p>
              </table:table-cell>
              <table:table-cell office:value-type="float" office:value="0.776395">
                <text:p>0.776395</text:p>
              </table:table-cell>
              <table:table-cell office:value-type="float" office:value="0.71403">
                <text:p>0.71403</text:p>
              </table:table-cell>
              <table:table-cell office:value-type="float" office:value="0.737645">
                <text:p>0.737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2656">
                <text:p>6.72656</text:p>
              </table:table-cell>
              <table:table-cell office:value-type="float" office:value="0.778975">
                <text:p>0.778975</text:p>
              </table:table-cell>
              <table:table-cell office:value-type="float" office:value="0.714527">
                <text:p>0.714527</text:p>
              </table:table-cell>
              <table:table-cell office:value-type="float" office:value="0.737522">
                <text:p>0.737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4219">
                <text:p>6.74219</text:p>
              </table:table-cell>
              <table:table-cell office:value-type="float" office:value="0.779255">
                <text:p>0.779255</text:p>
              </table:table-cell>
              <table:table-cell office:value-type="float" office:value="0.713207">
                <text:p>0.713207</text:p>
              </table:table-cell>
              <table:table-cell office:value-type="float" office:value="0.734505">
                <text:p>0.734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5781">
                <text:p>6.75781</text:p>
              </table:table-cell>
              <table:table-cell office:value-type="float" office:value="0.777092">
                <text:p>0.777092</text:p>
              </table:table-cell>
              <table:table-cell office:value-type="float" office:value="0.710998">
                <text:p>0.710998</text:p>
              </table:table-cell>
              <table:table-cell office:value-type="float" office:value="0.730795">
                <text:p>0.730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7344">
                <text:p>6.77344</text:p>
              </table:table-cell>
              <table:table-cell office:value-type="float" office:value="0.776383">
                <text:p>0.776383</text:p>
              </table:table-cell>
              <table:table-cell office:value-type="float" office:value="0.710083">
                <text:p>0.710083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78906">
                <text:p>6.78906</text:p>
              </table:table-cell>
              <table:table-cell office:value-type="float" office:value="0.777292">
                <text:p>0.777292</text:p>
              </table:table-cell>
              <table:table-cell office:value-type="float" office:value="0.7097">
                <text:p>0.7097</text:p>
              </table:table-cell>
              <table:table-cell office:value-type="float" office:value="0.729012">
                <text:p>0.7290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0469">
                <text:p>6.80469</text:p>
              </table:table-cell>
              <table:table-cell office:value-type="float" office:value="0.77765">
                <text:p>0.77765</text:p>
              </table:table-cell>
              <table:table-cell office:value-type="float" office:value="0.708995">
                <text:p>0.708995</text:p>
              </table:table-cell>
              <table:table-cell office:value-type="float" office:value="0.727683">
                <text:p>0.7276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2031">
                <text:p>6.82031</text:p>
              </table:table-cell>
              <table:table-cell office:value-type="float" office:value="0.776568">
                <text:p>0.776568</text:p>
              </table:table-cell>
              <table:table-cell office:value-type="float" office:value="0.707982">
                <text:p>0.707982</text:p>
              </table:table-cell>
              <table:table-cell office:value-type="float" office:value="0.729972">
                <text:p>0.7299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3594">
                <text:p>6.83594</text:p>
              </table:table-cell>
              <table:table-cell office:value-type="float" office:value="0.775853">
                <text:p>0.775853</text:p>
              </table:table-cell>
              <table:table-cell office:value-type="float" office:value="0.707185">
                <text:p>0.707185</text:p>
              </table:table-cell>
              <table:table-cell office:value-type="float" office:value="0.736055">
                <text:p>0.736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5156">
                <text:p>6.85156</text:p>
              </table:table-cell>
              <table:table-cell office:value-type="float" office:value="0.777332">
                <text:p>0.777332</text:p>
              </table:table-cell>
              <table:table-cell office:value-type="float" office:value="0.70767">
                <text:p>0.70767</text:p>
              </table:table-cell>
              <table:table-cell office:value-type="float" office:value="0.736735">
                <text:p>0.736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6719">
                <text:p>6.86719</text:p>
              </table:table-cell>
              <table:table-cell office:value-type="float" office:value="0.778183">
                <text:p>0.778183</text:p>
              </table:table-cell>
              <table:table-cell office:value-type="float" office:value="0.707483">
                <text:p>0.707483</text:p>
              </table:table-cell>
              <table:table-cell office:value-type="float" office:value="0.72948">
                <text:p>0.729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8281">
                <text:p>6.88281</text:p>
              </table:table-cell>
              <table:table-cell office:value-type="float" office:value="0.776105">
                <text:p>0.776105</text:p>
              </table:table-cell>
              <table:table-cell office:value-type="float" office:value="0.705002">
                <text:p>0.705002</text:p>
              </table:table-cell>
              <table:table-cell office:value-type="float" office:value="0.723665">
                <text:p>0.7236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9844">
                <text:p>6.89844</text:p>
              </table:table-cell>
              <table:table-cell office:value-type="float" office:value="0.774727">
                <text:p>0.774727</text:p>
              </table:table-cell>
              <table:table-cell office:value-type="float" office:value="0.701903">
                <text:p>0.701903</text:p>
              </table:table-cell>
              <table:table-cell office:value-type="float" office:value="0.723795">
                <text:p>0.7237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1406">
                <text:p>6.91406</text:p>
              </table:table-cell>
              <table:table-cell office:value-type="float" office:value="0.77607">
                <text:p>0.77607</text:p>
              </table:table-cell>
              <table:table-cell office:value-type="float" office:value="0.699848">
                <text:p>0.699848</text:p>
              </table:table-cell>
              <table:table-cell office:value-type="float" office:value="0.726323">
                <text:p>0.726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2969">
                <text:p>6.92969</text:p>
              </table:table-cell>
              <table:table-cell office:value-type="float" office:value="0.776818">
                <text:p>0.776818</text:p>
              </table:table-cell>
              <table:table-cell office:value-type="float" office:value="0.700278">
                <text:p>0.700278</text:p>
              </table:table-cell>
              <table:table-cell office:value-type="float" office:value="0.72879">
                <text:p>0.728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531">
                <text:p>6.94531</text:p>
              </table:table-cell>
              <table:table-cell office:value-type="float" office:value="0.776978">
                <text:p>0.776978</text:p>
              </table:table-cell>
              <table:table-cell office:value-type="float" office:value="0.702575">
                <text:p>0.702575</text:p>
              </table:table-cell>
              <table:table-cell office:value-type="float" office:value="0.73082">
                <text:p>0.730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6094">
                <text:p>6.96094</text:p>
              </table:table-cell>
              <table:table-cell office:value-type="float" office:value="0.778233">
                <text:p>0.778233</text:p>
              </table:table-cell>
              <table:table-cell office:value-type="float" office:value="0.70268">
                <text:p>0.70268</text:p>
              </table:table-cell>
              <table:table-cell office:value-type="float" office:value="0.730632">
                <text:p>0.7306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7656">
                <text:p>6.97656</text:p>
              </table:table-cell>
              <table:table-cell office:value-type="float" office:value="0.778553">
                <text:p>0.778553</text:p>
              </table:table-cell>
              <table:table-cell office:value-type="float" office:value="0.697437">
                <text:p>0.697437</text:p>
              </table:table-cell>
              <table:table-cell office:value-type="float" office:value="0.727628">
                <text:p>0.7276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219">
                <text:p>6.99219</text:p>
              </table:table-cell>
              <table:table-cell office:value-type="float" office:value="0.777025">
                <text:p>0.777025</text:p>
              </table:table-cell>
              <table:table-cell office:value-type="float" office:value="0.691375">
                <text:p>0.691375</text:p>
              </table:table-cell>
              <table:table-cell office:value-type="float" office:value="0.724245">
                <text:p>0.724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0781">
                <text:p>7.00781</text:p>
              </table:table-cell>
              <table:table-cell office:value-type="float" office:value="0.775365">
                <text:p>0.775365</text:p>
              </table:table-cell>
              <table:table-cell office:value-type="float" office:value="0.68953">
                <text:p>0.68953</text:p>
              </table:table-cell>
              <table:table-cell office:value-type="float" office:value="0.722342">
                <text:p>0.7223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2344">
                <text:p>7.02344</text:p>
              </table:table-cell>
              <table:table-cell office:value-type="float" office:value="0.775055">
                <text:p>0.775055</text:p>
              </table:table-cell>
              <table:table-cell office:value-type="float" office:value="0.688002">
                <text:p>0.688002</text:p>
              </table:table-cell>
              <table:table-cell office:value-type="float" office:value="0.723158">
                <text:p>0.7231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3906">
                <text:p>7.03906</text:p>
              </table:table-cell>
              <table:table-cell office:value-type="float" office:value="0.77572">
                <text:p>0.77572</text:p>
              </table:table-cell>
              <table:table-cell office:value-type="float" office:value="0.68614">
                <text:p>0.68614</text:p>
              </table:table-cell>
              <table:table-cell office:value-type="float" office:value="0.725118">
                <text:p>0.7251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5469">
                <text:p>7.05469</text:p>
              </table:table-cell>
              <table:table-cell office:value-type="float" office:value="0.773947">
                <text:p>0.773947</text:p>
              </table:table-cell>
              <table:table-cell office:value-type="float" office:value="0.686448">
                <text:p>0.686448</text:p>
              </table:table-cell>
              <table:table-cell office:value-type="float" office:value="0.725475">
                <text:p>0.7254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7031">
                <text:p>7.07031</text:p>
              </table:table-cell>
              <table:table-cell office:value-type="float" office:value="0.77183">
                <text:p>0.77183</text:p>
              </table:table-cell>
              <table:table-cell office:value-type="float" office:value="0.68786">
                <text:p>0.68786</text:p>
              </table:table-cell>
              <table:table-cell office:value-type="float" office:value="0.72405">
                <text:p>0.724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8594">
                <text:p>7.08594</text:p>
              </table:table-cell>
              <table:table-cell office:value-type="float" office:value="0.772255">
                <text:p>0.772255</text:p>
              </table:table-cell>
              <table:table-cell office:value-type="float" office:value="0.689278">
                <text:p>0.689278</text:p>
              </table:table-cell>
              <table:table-cell office:value-type="float" office:value="0.721393">
                <text:p>0.721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0156">
                <text:p>7.10156</text:p>
              </table:table-cell>
              <table:table-cell office:value-type="float" office:value="0.771858">
                <text:p>0.771858</text:p>
              </table:table-cell>
              <table:table-cell office:value-type="float" office:value="0.689483">
                <text:p>0.689483</text:p>
              </table:table-cell>
              <table:table-cell office:value-type="float" office:value="0.72012">
                <text:p>0.720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1719">
                <text:p>7.11719</text:p>
              </table:table-cell>
              <table:table-cell office:value-type="float" office:value="0.76989">
                <text:p>0.76989</text:p>
              </table:table-cell>
              <table:table-cell office:value-type="float" office:value="0.688425">
                <text:p>0.688425</text:p>
              </table:table-cell>
              <table:table-cell office:value-type="float" office:value="0.72007">
                <text:p>0.720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3281">
                <text:p>7.13281</text:p>
              </table:table-cell>
              <table:table-cell office:value-type="float" office:value="0.770535">
                <text:p>0.770535</text:p>
              </table:table-cell>
              <table:table-cell office:value-type="float" office:value="0.686493">
                <text:p>0.686493</text:p>
              </table:table-cell>
              <table:table-cell office:value-type="float" office:value="0.71695">
                <text:p>0.716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4844">
                <text:p>7.14844</text:p>
              </table:table-cell>
              <table:table-cell office:value-type="float" office:value="0.772322">
                <text:p>0.772322</text:p>
              </table:table-cell>
              <table:table-cell office:value-type="float" office:value="0.685045">
                <text:p>0.685045</text:p>
              </table:table-cell>
              <table:table-cell office:value-type="float" office:value="0.71265">
                <text:p>0.71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6406">
                <text:p>7.16406</text:p>
              </table:table-cell>
              <table:table-cell office:value-type="float" office:value="0.77213">
                <text:p>0.77213</text:p>
              </table:table-cell>
              <table:table-cell office:value-type="float" office:value="0.686165">
                <text:p>0.686165</text:p>
              </table:table-cell>
              <table:table-cell office:value-type="float" office:value="0.711965">
                <text:p>0.7119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7969">
                <text:p>7.17969</text:p>
              </table:table-cell>
              <table:table-cell office:value-type="float" office:value="0.770123">
                <text:p>0.770123</text:p>
              </table:table-cell>
              <table:table-cell office:value-type="float" office:value="0.685237">
                <text:p>0.685237</text:p>
              </table:table-cell>
              <table:table-cell office:value-type="float" office:value="0.71267">
                <text:p>0.712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9531">
                <text:p>7.19531</text:p>
              </table:table-cell>
              <table:table-cell office:value-type="float" office:value="0.768965">
                <text:p>0.768965</text:p>
              </table:table-cell>
              <table:table-cell office:value-type="float" office:value="0.678837">
                <text:p>0.678837</text:p>
              </table:table-cell>
              <table:table-cell office:value-type="float" office:value="0.711282">
                <text:p>0.7112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1094">
                <text:p>7.21094</text:p>
              </table:table-cell>
              <table:table-cell office:value-type="float" office:value="0.76863">
                <text:p>0.76863</text:p>
              </table:table-cell>
              <table:table-cell office:value-type="float" office:value="0.673295">
                <text:p>0.673295</text:p>
              </table:table-cell>
              <table:table-cell office:value-type="float" office:value="0.707597">
                <text:p>0.707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656">
                <text:p>7.22656</text:p>
              </table:table-cell>
              <table:table-cell office:value-type="float" office:value="0.7676">
                <text:p>0.7676</text:p>
              </table:table-cell>
              <table:table-cell office:value-type="float" office:value="0.673135">
                <text:p>0.673135</text:p>
              </table:table-cell>
              <table:table-cell office:value-type="float" office:value="0.705638">
                <text:p>0.7056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4219">
                <text:p>7.24219</text:p>
              </table:table-cell>
              <table:table-cell office:value-type="float" office:value="0.767187">
                <text:p>0.767187</text:p>
              </table:table-cell>
              <table:table-cell office:value-type="float" office:value="0.672668">
                <text:p>0.672668</text:p>
              </table:table-cell>
              <table:table-cell office:value-type="float" office:value="0.70668">
                <text:p>0.70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5781">
                <text:p>7.25781</text:p>
              </table:table-cell>
              <table:table-cell office:value-type="float" office:value="0.768708">
                <text:p>0.768708</text:p>
              </table:table-cell>
              <table:table-cell office:value-type="float" office:value="0.66768">
                <text:p>0.66768</text:p>
              </table:table-cell>
              <table:table-cell office:value-type="float" office:value="0.7057">
                <text:p>0.70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7344">
                <text:p>7.27344</text:p>
              </table:table-cell>
              <table:table-cell office:value-type="float" office:value="0.769673">
                <text:p>0.769673</text:p>
              </table:table-cell>
              <table:table-cell office:value-type="float" office:value="0.66162">
                <text:p>0.66162</text:p>
              </table:table-cell>
              <table:table-cell office:value-type="float" office:value="0.702935">
                <text:p>0.7029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8906">
                <text:p>7.28906</text:p>
              </table:table-cell>
              <table:table-cell office:value-type="float" office:value="0.76852">
                <text:p>0.76852</text:p>
              </table:table-cell>
              <table:table-cell office:value-type="float" office:value="0.65687">
                <text:p>0.65687</text:p>
              </table:table-cell>
              <table:table-cell office:value-type="float" office:value="0.703835">
                <text:p>0.703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0469">
                <text:p>7.30469</text:p>
              </table:table-cell>
              <table:table-cell office:value-type="float" office:value="0.768158">
                <text:p>0.768158</text:p>
              </table:table-cell>
              <table:table-cell office:value-type="float" office:value="0.653502">
                <text:p>0.653502</text:p>
              </table:table-cell>
              <table:table-cell office:value-type="float" office:value="0.704888">
                <text:p>0.7048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2031">
                <text:p>7.32031</text:p>
              </table:table-cell>
              <table:table-cell office:value-type="float" office:value="0.767227">
                <text:p>0.767227</text:p>
              </table:table-cell>
              <table:table-cell office:value-type="float" office:value="0.650827">
                <text:p>0.650827</text:p>
              </table:table-cell>
              <table:table-cell office:value-type="float" office:value="0.701598">
                <text:p>0.7015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3594">
                <text:p>7.33594</text:p>
              </table:table-cell>
              <table:table-cell office:value-type="float" office:value="0.763807">
                <text:p>0.763807</text:p>
              </table:table-cell>
              <table:table-cell office:value-type="float" office:value="0.649463">
                <text:p>0.649463</text:p>
              </table:table-cell>
              <table:table-cell office:value-type="float" office:value="0.69932">
                <text:p>0.699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5156">
                <text:p>7.35156</text:p>
              </table:table-cell>
              <table:table-cell office:value-type="float" office:value="0.761613">
                <text:p>0.761613</text:p>
              </table:table-cell>
              <table:table-cell office:value-type="float" office:value="0.65078">
                <text:p>0.65078</text:p>
              </table:table-cell>
              <table:table-cell office:value-type="float" office:value="0.701782">
                <text:p>0.701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6719">
                <text:p>7.36719</text:p>
              </table:table-cell>
              <table:table-cell office:value-type="float" office:value="0.762665">
                <text:p>0.762665</text:p>
              </table:table-cell>
              <table:table-cell office:value-type="float" office:value="0.649458">
                <text:p>0.649458</text:p>
              </table:table-cell>
              <table:table-cell office:value-type="float" office:value="0.703592">
                <text:p>0.703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8281">
                <text:p>7.38281</text:p>
              </table:table-cell>
              <table:table-cell office:value-type="float" office:value="0.763133">
                <text:p>0.763133</text:p>
              </table:table-cell>
              <table:table-cell office:value-type="float" office:value="0.64371">
                <text:p>0.64371</text:p>
              </table:table-cell>
              <table:table-cell office:value-type="float" office:value="0.701038">
                <text:p>0.701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9844">
                <text:p>7.39844</text:p>
              </table:table-cell>
              <table:table-cell office:value-type="float" office:value="0.761373">
                <text:p>0.761373</text:p>
              </table:table-cell>
              <table:table-cell office:value-type="float" office:value="0.640458">
                <text:p>0.640458</text:p>
              </table:table-cell>
              <table:table-cell office:value-type="float" office:value="0.694937">
                <text:p>0.6949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1406">
                <text:p>7.41406</text:p>
              </table:table-cell>
              <table:table-cell office:value-type="float" office:value="0.76099">
                <text:p>0.76099</text:p>
              </table:table-cell>
              <table:table-cell office:value-type="float" office:value="0.643115">
                <text:p>0.643115</text:p>
              </table:table-cell>
              <table:table-cell office:value-type="float" office:value="0.690408">
                <text:p>0.6904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2969">
                <text:p>7.42969</text:p>
              </table:table-cell>
              <table:table-cell office:value-type="float" office:value="0.761918">
                <text:p>0.761918</text:p>
              </table:table-cell>
              <table:table-cell office:value-type="float" office:value="0.64449">
                <text:p>0.64449</text:p>
              </table:table-cell>
              <table:table-cell office:value-type="float" office:value="0.692855">
                <text:p>0.6928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4531">
                <text:p>7.44531</text:p>
              </table:table-cell>
              <table:table-cell office:value-type="float" office:value="0.762177">
                <text:p>0.762177</text:p>
              </table:table-cell>
              <table:table-cell office:value-type="float" office:value="0.64065">
                <text:p>0.64065</text:p>
              </table:table-cell>
              <table:table-cell office:value-type="float" office:value="0.700192">
                <text:p>0.7001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6094">
                <text:p>7.46094</text:p>
              </table:table-cell>
              <table:table-cell office:value-type="float" office:value="0.76159">
                <text:p>0.76159</text:p>
              </table:table-cell>
              <table:table-cell office:value-type="float" office:value="0.63482">
                <text:p>0.63482</text:p>
              </table:table-cell>
              <table:table-cell office:value-type="float" office:value="0.70221">
                <text:p>0.702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7656">
                <text:p>7.47656</text:p>
              </table:table-cell>
              <table:table-cell office:value-type="float" office:value="0.76">
                <text:p>0.76</text:p>
              </table:table-cell>
              <table:table-cell office:value-type="float" office:value="0.632158">
                <text:p>0.632158</text:p>
              </table:table-cell>
              <table:table-cell office:value-type="float" office:value="0.69613">
                <text:p>0.696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9219">
                <text:p>7.49219</text:p>
              </table:table-cell>
              <table:table-cell office:value-type="float" office:value="0.758108">
                <text:p>0.758108</text:p>
              </table:table-cell>
              <table:table-cell office:value-type="float" office:value="0.633017">
                <text:p>0.633017</text:p>
              </table:table-cell>
              <table:table-cell office:value-type="float" office:value="0.688688">
                <text:p>0.6886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0781">
                <text:p>7.50781</text:p>
              </table:table-cell>
              <table:table-cell office:value-type="float" office:value="0.758092">
                <text:p>0.758092</text:p>
              </table:table-cell>
              <table:table-cell office:value-type="float" office:value="0.633518">
                <text:p>0.633518</text:p>
              </table:table-cell>
              <table:table-cell office:value-type="float" office:value="0.68561">
                <text:p>0.685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2344">
                <text:p>7.52344</text:p>
              </table:table-cell>
              <table:table-cell office:value-type="float" office:value="0.758062">
                <text:p>0.758062</text:p>
              </table:table-cell>
              <table:table-cell office:value-type="float" office:value="0.630345">
                <text:p>0.630345</text:p>
              </table:table-cell>
              <table:table-cell office:value-type="float" office:value="0.684843">
                <text:p>0.6848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3906">
                <text:p>7.53906</text:p>
              </table:table-cell>
              <table:table-cell office:value-type="float" office:value="0.7566">
                <text:p>0.7566</text:p>
              </table:table-cell>
              <table:table-cell office:value-type="float" office:value="0.627482">
                <text:p>0.627482</text:p>
              </table:table-cell>
              <table:table-cell office:value-type="float" office:value="0.684325">
                <text:p>0.6843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5469">
                <text:p>7.55469</text:p>
              </table:table-cell>
              <table:table-cell office:value-type="float" office:value="0.756498">
                <text:p>0.756498</text:p>
              </table:table-cell>
              <table:table-cell office:value-type="float" office:value="0.62571">
                <text:p>0.62571</text:p>
              </table:table-cell>
              <table:table-cell office:value-type="float" office:value="0.68412">
                <text:p>0.684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7031">
                <text:p>7.57031</text:p>
              </table:table-cell>
              <table:table-cell office:value-type="float" office:value="0.757797">
                <text:p>0.757797</text:p>
              </table:table-cell>
              <table:table-cell office:value-type="float" office:value="0.624568">
                <text:p>0.624568</text:p>
              </table:table-cell>
              <table:table-cell office:value-type="float" office:value="0.684735">
                <text:p>0.684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8594">
                <text:p>7.58594</text:p>
              </table:table-cell>
              <table:table-cell office:value-type="float" office:value="0.757855">
                <text:p>0.757855</text:p>
              </table:table-cell>
              <table:table-cell office:value-type="float" office:value="0.624692">
                <text:p>0.624692</text:p>
              </table:table-cell>
              <table:table-cell office:value-type="float" office:value="0.684333">
                <text:p>0.684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0156">
                <text:p>7.60156</text:p>
              </table:table-cell>
              <table:table-cell office:value-type="float" office:value="0.7575">
                <text:p>0.7575</text:p>
              </table:table-cell>
              <table:table-cell office:value-type="float" office:value="0.626543">
                <text:p>0.626543</text:p>
              </table:table-cell>
              <table:table-cell office:value-type="float" office:value="0.684597">
                <text:p>0.6845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1719">
                <text:p>7.61719</text:p>
              </table:table-cell>
              <table:table-cell office:value-type="float" office:value="0.757645">
                <text:p>0.757645</text:p>
              </table:table-cell>
              <table:table-cell office:value-type="float" office:value="0.626648">
                <text:p>0.626648</text:p>
              </table:table-cell>
              <table:table-cell office:value-type="float" office:value="0.68235">
                <text:p>0.68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3281">
                <text:p>7.63281</text:p>
              </table:table-cell>
              <table:table-cell office:value-type="float" office:value="0.75848">
                <text:p>0.75848</text:p>
              </table:table-cell>
              <table:table-cell office:value-type="float" office:value="0.62631">
                <text:p>0.62631</text:p>
              </table:table-cell>
              <table:table-cell office:value-type="float" office:value="0.676928">
                <text:p>0.6769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4844">
                <text:p>7.64844</text:p>
              </table:table-cell>
              <table:table-cell office:value-type="float" office:value="0.759452">
                <text:p>0.759452</text:p>
              </table:table-cell>
              <table:table-cell office:value-type="float" office:value="0.625668">
                <text:p>0.625668</text:p>
              </table:table-cell>
              <table:table-cell office:value-type="float" office:value="0.671862">
                <text:p>0.6718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6406">
                <text:p>7.66406</text:p>
              </table:table-cell>
              <table:table-cell office:value-type="float" office:value="0.759675">
                <text:p>0.759675</text:p>
              </table:table-cell>
              <table:table-cell office:value-type="float" office:value="0.624255">
                <text:p>0.624255</text:p>
              </table:table-cell>
              <table:table-cell office:value-type="float" office:value="0.672045">
                <text:p>0.6720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7969">
                <text:p>7.67969</text:p>
              </table:table-cell>
              <table:table-cell office:value-type="float" office:value="0.75735">
                <text:p>0.75735</text:p>
              </table:table-cell>
              <table:table-cell office:value-type="float" office:value="0.61796">
                <text:p>0.61796</text:p>
              </table:table-cell>
              <table:table-cell office:value-type="float" office:value="0.673243">
                <text:p>0.6732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9531">
                <text:p>7.69531</text:p>
              </table:table-cell>
              <table:table-cell office:value-type="float" office:value="0.754692">
                <text:p>0.754692</text:p>
              </table:table-cell>
              <table:table-cell office:value-type="float" office:value="0.611888">
                <text:p>0.611888</text:p>
              </table:table-cell>
              <table:table-cell office:value-type="float" office:value="0.672058">
                <text:p>0.6720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1094">
                <text:p>7.71094</text:p>
              </table:table-cell>
              <table:table-cell office:value-type="float" office:value="0.755617">
                <text:p>0.755617</text:p>
              </table:table-cell>
              <table:table-cell office:value-type="float" office:value="0.611508">
                <text:p>0.611508</text:p>
              </table:table-cell>
              <table:table-cell office:value-type="float" office:value="0.667115">
                <text:p>0.6671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2656">
                <text:p>7.72656</text:p>
              </table:table-cell>
              <table:table-cell office:value-type="float" office:value="0.757717">
                <text:p>0.757717</text:p>
              </table:table-cell>
              <table:table-cell office:value-type="float" office:value="0.615503">
                <text:p>0.615503</text:p>
              </table:table-cell>
              <table:table-cell office:value-type="float" office:value="0.665945">
                <text:p>0.6659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4219">
                <text:p>7.74219</text:p>
              </table:table-cell>
              <table:table-cell office:value-type="float" office:value="0.75724">
                <text:p>0.75724</text:p>
              </table:table-cell>
              <table:table-cell office:value-type="float" office:value="0.612705">
                <text:p>0.612705</text:p>
              </table:table-cell>
              <table:table-cell office:value-type="float" office:value="0.666112">
                <text:p>0.666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781">
                <text:p>7.75781</text:p>
              </table:table-cell>
              <table:table-cell office:value-type="float" office:value="0.756548">
                <text:p>0.756548</text:p>
              </table:table-cell>
              <table:table-cell office:value-type="float" office:value="0.606827">
                <text:p>0.606827</text:p>
              </table:table-cell>
              <table:table-cell office:value-type="float" office:value="0.665312">
                <text:p>0.6653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7344">
                <text:p>7.77344</text:p>
              </table:table-cell>
              <table:table-cell office:value-type="float" office:value="0.755533">
                <text:p>0.755533</text:p>
              </table:table-cell>
              <table:table-cell office:value-type="float" office:value="0.603803">
                <text:p>0.603803</text:p>
              </table:table-cell>
              <table:table-cell office:value-type="float" office:value="0.663792">
                <text:p>0.6637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8906">
                <text:p>7.78906</text:p>
              </table:table-cell>
              <table:table-cell office:value-type="float" office:value="0.754043">
                <text:p>0.754043</text:p>
              </table:table-cell>
              <table:table-cell office:value-type="float" office:value="0.605767">
                <text:p>0.605767</text:p>
              </table:table-cell>
              <table:table-cell office:value-type="float" office:value="0.66698">
                <text:p>0.666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0469">
                <text:p>7.80469</text:p>
              </table:table-cell>
              <table:table-cell office:value-type="float" office:value="0.752873">
                <text:p>0.752873</text:p>
              </table:table-cell>
              <table:table-cell office:value-type="float" office:value="0.60074">
                <text:p>0.60074</text:p>
              </table:table-cell>
              <table:table-cell office:value-type="float" office:value="0.668673">
                <text:p>0.6686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2031">
                <text:p>7.82031</text:p>
              </table:table-cell>
              <table:table-cell office:value-type="float" office:value="0.752333">
                <text:p>0.752333</text:p>
              </table:table-cell>
              <table:table-cell office:value-type="float" office:value="0.596115">
                <text:p>0.596115</text:p>
              </table:table-cell>
              <table:table-cell office:value-type="float" office:value="0.670162">
                <text:p>0.6701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3594">
                <text:p>7.83594</text:p>
              </table:table-cell>
              <table:table-cell office:value-type="float" office:value="0.75175">
                <text:p>0.75175</text:p>
              </table:table-cell>
              <table:table-cell office:value-type="float" office:value="0.596057">
                <text:p>0.596057</text:p>
              </table:table-cell>
              <table:table-cell office:value-type="float" office:value="0.665785">
                <text:p>0.6657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5156">
                <text:p>7.85156</text:p>
              </table:table-cell>
              <table:table-cell office:value-type="float" office:value="0.75224">
                <text:p>0.75224</text:p>
              </table:table-cell>
              <table:table-cell office:value-type="float" office:value="0.598792">
                <text:p>0.598792</text:p>
              </table:table-cell>
              <table:table-cell office:value-type="float" office:value="0.66286">
                <text:p>0.662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6719">
                <text:p>7.86719</text:p>
              </table:table-cell>
              <table:table-cell office:value-type="float" office:value="0.753592">
                <text:p>0.753592</text:p>
              </table:table-cell>
              <table:table-cell office:value-type="float" office:value="0.593305">
                <text:p>0.593305</text:p>
              </table:table-cell>
              <table:table-cell office:value-type="float" office:value="0.658543">
                <text:p>0.6585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8281">
                <text:p>7.88281</text:p>
              </table:table-cell>
              <table:table-cell office:value-type="float" office:value="0.754937">
                <text:p>0.754937</text:p>
              </table:table-cell>
              <table:table-cell office:value-type="float" office:value="0.59179">
                <text:p>0.59179</text:p>
              </table:table-cell>
              <table:table-cell office:value-type="float" office:value="0.656563">
                <text:p>0.656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9844">
                <text:p>7.89844</text:p>
              </table:table-cell>
              <table:table-cell office:value-type="float" office:value="0.754637">
                <text:p>0.754637</text:p>
              </table:table-cell>
              <table:table-cell office:value-type="float" office:value="0.591072">
                <text:p>0.591072</text:p>
              </table:table-cell>
              <table:table-cell office:value-type="float" office:value="0.65118">
                <text:p>0.651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1406">
                <text:p>7.91406</text:p>
              </table:table-cell>
              <table:table-cell office:value-type="float" office:value="0.75568">
                <text:p>0.75568</text:p>
              </table:table-cell>
              <table:table-cell office:value-type="float" office:value="0.59388">
                <text:p>0.59388</text:p>
              </table:table-cell>
              <table:table-cell office:value-type="float" office:value="0.652083">
                <text:p>0.6520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2969">
                <text:p>7.92969</text:p>
              </table:table-cell>
              <table:table-cell office:value-type="float" office:value="0.758228">
                <text:p>0.758228</text:p>
              </table:table-cell>
              <table:table-cell office:value-type="float" office:value="0.588738">
                <text:p>0.588738</text:p>
              </table:table-cell>
              <table:table-cell office:value-type="float" office:value="0.64974">
                <text:p>0.649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4531">
                <text:p>7.94531</text:p>
              </table:table-cell>
              <table:table-cell office:value-type="float" office:value="0.760408">
                <text:p>0.760408</text:p>
              </table:table-cell>
              <table:table-cell office:value-type="float" office:value="0.58761">
                <text:p>0.58761</text:p>
              </table:table-cell>
              <table:table-cell office:value-type="float" office:value="0.651935">
                <text:p>0.6519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6094">
                <text:p>7.96094</text:p>
              </table:table-cell>
              <table:table-cell office:value-type="float" office:value="0.761118">
                <text:p>0.761118</text:p>
              </table:table-cell>
              <table:table-cell office:value-type="float" office:value="0.58271">
                <text:p>0.58271</text:p>
              </table:table-cell>
              <table:table-cell office:value-type="float" office:value="0.648595">
                <text:p>0.6485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7656">
                <text:p>7.97656</text:p>
              </table:table-cell>
              <table:table-cell office:value-type="float" office:value="0.762093">
                <text:p>0.762093</text:p>
              </table:table-cell>
              <table:table-cell office:value-type="float" office:value="0.588715">
                <text:p>0.588715</text:p>
              </table:table-cell>
              <table:table-cell office:value-type="float" office:value="0.65211">
                <text:p>0.65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9219">
                <text:p>7.99219</text:p>
              </table:table-cell>
              <table:table-cell office:value-type="float" office:value="0.762103">
                <text:p>0.762103</text:p>
              </table:table-cell>
              <table:table-cell office:value-type="float" office:value="0.588718">
                <text:p>0.588718</text:p>
              </table:table-cell>
              <table:table-cell office:value-type="float" office:value="0.652117">
                <text:p>0.652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1cm" svg:height="6.984cm" xlink:href=".." chart:class="chart:scatter" chart:column-mapping="1 2" chart:style-name="ch1">
        <chart:legend chart:legend-position="end" svg:x="6.521cm" svg:y="2.835cm" chart:style-name="ch2"/>
        <chart:plot-area chart:style-name="ch3" table:cell-range-address="Sheet1.N3:Sheet1.N482 Sheet1.R1:Sheet1.T482" chart:data-source-has-labels="row" svg:x="0.159cm" svg:y="0.139cm" svg:width="6.204cm" svg:height="6.5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482" chart:label-cell-address="Sheet1.R1:Sheet1.R1" chart:class="chart:scatter">
            <chart:domain table:cell-range-address="Sheet1.N3:Sheet1.N482 Sheet1.R1:Sheet1.R482"/>
            <chart:data-point chart:repeated="962"/>
          </chart:series>
          <chart:series chart:style-name="ch8" chart:values-cell-range-address="Sheet1.S2:Sheet1.S482" chart:label-cell-address="Sheet1.S1:Sheet1.S1" chart:class="chart:scatter">
            <chart:data-point chart:repeated="962"/>
          </chart:series>
          <chart:series chart:style-name="ch9" chart:values-cell-range-address="Sheet1.T2:Sheet1.T482" chart:label-cell-address="Sheet1.T1:Sheet1.T1" chart:class="chart:scatter">
            <chart:data-point chart:repeated="9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 Column R</text:p>
              </table:table-cell>
              <table:table-cell office:value-type="string">
                <text:p text:id="Sheet1.R1:Sheet1.R1">Z=4</text:p>
              </table:table-cell>
              <table:table-cell office:value-type="string">
                <text:p text:id="Sheet1.S1:Sheet1.S1">Z=24</text:p>
              </table:table-cell>
              <table:table-cell office:value-type="string">
                <text:p text:id="Sheet1.T1:Sheet1.T1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78125">
                <text:p text:id="Sheet1.N3:Sheet1.N482 Sheet1.R1:Sheet1.R482">0.5078125</text:p>
              </table:table-cell>
              <table:table-cell office:value-type="float" office:value="0">
                <text:p text:id="Sheet1.R2:Sheet1.R482">0</text:p>
              </table:table-cell>
              <table:table-cell office:value-type="float" office:value="0">
                <text:p text:id="Sheet1.S2:Sheet1.S482">0</text:p>
              </table:table-cell>
              <table:table-cell office:value-type="float" office:value="0">
                <text:p text:id="Sheet1.T2:Sheet1.T48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4375">
                <text:p>0.5234375</text:p>
              </table:table-cell>
              <table:table-cell office:value-type="float" office:value="0.00037843088089">
                <text:p>0.00037843088089</text:p>
              </table:table-cell>
              <table:table-cell office:value-type="float" office:value="0.00075736691209">
                <text:p>0.00075736691209</text:p>
              </table:table-cell>
              <table:table-cell office:value-type="float" office:value="0.00100922488489">
                <text:p>0.0010092248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584577988929">
                <text:p>0.00584577988929</text:p>
              </table:table-cell>
              <table:table-cell office:value-type="float" office:value="0.00971693205025">
                <text:p>0.00971693205025</text:p>
              </table:table-cell>
              <table:table-cell office:value-type="float" office:value="0.012305021184">
                <text:p>0.01230502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46875">
                <text:p>0.5546875</text:p>
              </table:table-cell>
              <table:table-cell office:value-type="float" office:value="0.024725046564">
                <text:p>0.024725046564</text:p>
              </table:table-cell>
              <table:table-cell office:value-type="float" office:value="0.028533628561">
                <text:p>0.028533628561</text:p>
              </table:table-cell>
              <table:table-cell office:value-type="float" office:value="0.029257076209">
                <text:p>0.029257076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03125">
                <text:p>0.5703125</text:p>
              </table:table-cell>
              <table:table-cell office:value-type="float" office:value="0.0548636929">
                <text:p>0.0548636929</text:p>
              </table:table-cell>
              <table:table-cell office:value-type="float" office:value="0.044775406404">
                <text:p>0.044775406404</text:p>
              </table:table-cell>
              <table:table-cell office:value-type="float" office:value="0.040327467489">
                <text:p>0.040327467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59375">
                <text:p>0.5859375</text:p>
              </table:table-cell>
              <table:table-cell office:value-type="float" office:value="0.092041851456">
                <text:p>0.092041851456</text:p>
              </table:table-cell>
              <table:table-cell office:value-type="float" office:value="0.055386327649">
                <text:p>0.055386327649</text:p>
              </table:table-cell>
              <table:table-cell office:value-type="float" office:value="0.051002350569">
                <text:p>0.051002350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562">
                <text:p>0.601562</text:p>
              </table:table-cell>
              <table:table-cell office:value-type="float" office:value="0.129082836961">
                <text:p>0.129082836961</text:p>
              </table:table-cell>
              <table:table-cell office:value-type="float" office:value="0.061520369089">
                <text:p>0.061520369089</text:p>
              </table:table-cell>
              <table:table-cell office:value-type="float" office:value="0.058384573641">
                <text:p>0.058384573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188">
                <text:p>0.617188</text:p>
              </table:table-cell>
              <table:table-cell office:value-type="float" office:value="0.161681997409">
                <text:p>0.161681997409</text:p>
              </table:table-cell>
              <table:table-cell office:value-type="float" office:value="0.065381467204">
                <text:p>0.065381467204</text:p>
              </table:table-cell>
              <table:table-cell office:value-type="float" office:value="0.0633277225">
                <text:p>0.0633277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812">
                <text:p>0.632812</text:p>
              </table:table-cell>
              <table:table-cell office:value-type="float" office:value="0.189812705625">
                <text:p>0.189812705625</text:p>
              </table:table-cell>
              <table:table-cell office:value-type="float" office:value="0.070185785476">
                <text:p>0.070185785476</text:p>
              </table:table-cell>
              <table:table-cell office:value-type="float" office:value="0.068646620025">
                <text:p>0.068646620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8438">
                <text:p>0.648438</text:p>
              </table:table-cell>
              <table:table-cell office:value-type="float" office:value="0.216200820676">
                <text:p>0.216200820676</text:p>
              </table:table-cell>
              <table:table-cell office:value-type="float" office:value="0.074449305316">
                <text:p>0.074449305316</text:p>
              </table:table-cell>
              <table:table-cell office:value-type="float" office:value="0.072527337481">
                <text:p>0.072527337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4062">
                <text:p>0.664062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0.076001667856">
                <text:p>0.076001667856</text:p>
              </table:table-cell>
              <table:table-cell office:value-type="float" office:value="0.075665155329">
                <text:p>0.075665155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9688">
                <text:p>0.679688</text:p>
              </table:table-cell>
              <table:table-cell office:value-type="float" office:value="0.264116849929">
                <text:p>0.264116849929</text:p>
              </table:table-cell>
              <table:table-cell office:value-type="float" office:value="0.075110527969">
                <text:p>0.075110527969</text:p>
              </table:table-cell>
              <table:table-cell office:value-type="float" office:value="0.077097296896">
                <text:p>0.077097296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312">
                <text:p>0.695312</text:p>
              </table:table-cell>
              <table:table-cell office:value-type="float" office:value="0.288700961481">
                <text:p>0.288700961481</text:p>
              </table:table-cell>
              <table:table-cell office:value-type="float" office:value="0.075612900484">
                <text:p>0.075612900484</text:p>
              </table:table-cell>
              <table:table-cell office:value-type="float" office:value="0.078233768209">
                <text:p>0.078233768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0938">
                <text:p>0.710938</text:p>
              </table:table-cell>
              <table:table-cell office:value-type="float" office:value="0.312321146449">
                <text:p>0.312321146449</text:p>
              </table:table-cell>
              <table:table-cell office:value-type="float" office:value="0.078312664336">
                <text:p>0.078312664336</text:p>
              </table:table-cell>
              <table:table-cell office:value-type="float" office:value="0.079931729284">
                <text:p>0.079931729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562">
                <text:p>0.726562</text:p>
              </table:table-cell>
              <table:table-cell office:value-type="float" office:value="0.334390410225">
                <text:p>0.334390410225</text:p>
              </table:table-cell>
              <table:table-cell office:value-type="float" office:value="0.080066927521">
                <text:p>0.080066927521</text:p>
              </table:table-cell>
              <table:table-cell office:value-type="float" office:value="0.080737244449">
                <text:p>0.080737244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2188">
                <text:p>0.742188</text:p>
              </table:table-cell>
              <table:table-cell office:value-type="float" office:value="0.358105299561">
                <text:p>0.358105299561</text:p>
              </table:table-cell>
              <table:table-cell office:value-type="float" office:value="0.082020377664">
                <text:p>0.082020377664</text:p>
              </table:table-cell>
              <table:table-cell office:value-type="float" office:value="0.080714514609">
                <text:p>0.080714514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7812">
                <text:p>0.757812</text:p>
              </table:table-cell>
              <table:table-cell office:value-type="float" office:value="0.379748040169">
                <text:p>0.379748040169</text:p>
              </table:table-cell>
              <table:table-cell office:value-type="float" office:value="0.085213783396">
                <text:p>0.085213783396</text:p>
              </table:table-cell>
              <table:table-cell office:value-type="float" office:value="0.082137267216">
                <text:p>0.082137267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3438">
                <text:p>0.773438</text:p>
              </table:table-cell>
              <table:table-cell office:value-type="float" office:value="0.398713947844">
                <text:p>0.398713947844</text:p>
              </table:table-cell>
              <table:table-cell office:value-type="float" office:value="0.088043945284">
                <text:p>0.088043945284</text:p>
              </table:table-cell>
              <table:table-cell office:value-type="float" office:value="0.084930862041">
                <text:p>0.084930862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9062">
                <text:p>0.789062</text:p>
              </table:table-cell>
              <table:table-cell office:value-type="float" office:value="0.417673960729">
                <text:p>0.417673960729</text:p>
              </table:table-cell>
              <table:table-cell office:value-type="float" office:value="0.089241405289">
                <text:p>0.089241405289</text:p>
              </table:table-cell>
              <table:table-cell office:value-type="float" office:value="0.0875272225">
                <text:p>0.0875272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4688">
                <text:p>0.804688</text:p>
              </table:table-cell>
              <table:table-cell office:value-type="float" office:value="0.436983136209">
                <text:p>0.436983136209</text:p>
              </table:table-cell>
              <table:table-cell office:value-type="float" office:value="0.092181460996">
                <text:p>0.092181460996</text:p>
              </table:table-cell>
              <table:table-cell office:value-type="float" office:value="0.088808172049">
                <text:p>0.088808172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0312">
                <text:p>0.820312</text:p>
              </table:table-cell>
              <table:table-cell office:value-type="float" office:value="0.454387890889">
                <text:p>0.454387890889</text:p>
              </table:table-cell>
              <table:table-cell office:value-type="float" office:value="0.094449270276">
                <text:p>0.094449270276</text:p>
              </table:table-cell>
              <table:table-cell office:value-type="float" office:value="0.088444380816">
                <text:p>0.088444380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5938">
                <text:p>0.835938</text:p>
              </table:table-cell>
              <table:table-cell office:value-type="float" office:value="0.4694168196">
                <text:p>0.4694168196</text:p>
              </table:table-cell>
              <table:table-cell office:value-type="float" office:value="0.096518334276">
                <text:p>0.096518334276</text:p>
              </table:table-cell>
              <table:table-cell office:value-type="float" office:value="0.089110011169">
                <text:p>0.089110011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1562">
                <text:p>0.851562</text:p>
              </table:table-cell>
              <table:table-cell office:value-type="float" office:value="0.484400688121">
                <text:p>0.484400688121</text:p>
              </table:table-cell>
              <table:table-cell office:value-type="float" office:value="0.099558549841">
                <text:p>0.099558549841</text:p>
              </table:table-cell>
              <table:table-cell office:value-type="float" office:value="0.091833847681">
                <text:p>0.091833847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7188">
                <text:p>0.867188</text:p>
              </table:table-cell>
              <table:table-cell office:value-type="float" office:value="0.497567998225">
                <text:p>0.497567998225</text:p>
              </table:table-cell>
              <table:table-cell office:value-type="float" office:value="0.102503065921">
                <text:p>0.102503065921</text:p>
              </table:table-cell>
              <table:table-cell office:value-type="float" office:value="0.09217296">
                <text:p>0.09217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2812">
                <text:p>0.882812</text:p>
              </table:table-cell>
              <table:table-cell office:value-type="float" office:value="0.508450285249">
                <text:p>0.508450285249</text:p>
              </table:table-cell>
              <table:table-cell office:value-type="float" office:value="0.106030338129">
                <text:p>0.106030338129</text:p>
              </table:table-cell>
              <table:table-cell office:value-type="float" office:value="0.091655746009">
                <text:p>0.091655746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8438">
                <text:p>0.898438</text:p>
              </table:table-cell>
              <table:table-cell office:value-type="float" office:value="0.517792498084">
                <text:p>0.517792498084</text:p>
              </table:table-cell>
              <table:table-cell office:value-type="float" office:value="0.108944884624">
                <text:p>0.108944884624</text:p>
              </table:table-cell>
              <table:table-cell office:value-type="float" office:value="0.090981260161">
                <text:p>0.090981260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062">
                <text:p>0.914062</text:p>
              </table:table-cell>
              <table:table-cell office:value-type="float" office:value="0.526086201124">
                <text:p>0.526086201124</text:p>
              </table:table-cell>
              <table:table-cell office:value-type="float" office:value="0.111199573156">
                <text:p>0.111199573156</text:p>
              </table:table-cell>
              <table:table-cell office:value-type="float" office:value="0.091646058361">
                <text:p>0.091646058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9688">
                <text:p>0.929688</text:p>
              </table:table-cell>
              <table:table-cell office:value-type="float" office:value="0.5340247929">
                <text:p>0.5340247929</text:p>
              </table:table-cell>
              <table:table-cell office:value-type="float" office:value="0.113652591376">
                <text:p>0.113652591376</text:p>
              </table:table-cell>
              <table:table-cell office:value-type="float" office:value="0.0920879716">
                <text:p>0.0920879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5312">
                <text:p>0.945312</text:p>
              </table:table-cell>
              <table:table-cell office:value-type="float" office:value="0.539184741264">
                <text:p>0.539184741264</text:p>
              </table:table-cell>
              <table:table-cell office:value-type="float" office:value="0.115385899225">
                <text:p>0.115385899225</text:p>
              </table:table-cell>
              <table:table-cell office:value-type="float" office:value="0.092411136064">
                <text:p>0.09241113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0938">
                <text:p>0.960938</text:p>
              </table:table-cell>
              <table:table-cell office:value-type="float" office:value="0.543661427556">
                <text:p>0.543661427556</text:p>
              </table:table-cell>
              <table:table-cell office:value-type="float" office:value="0.1157564529">
                <text:p>0.1157564529</text:p>
              </table:table-cell>
              <table:table-cell office:value-type="float" office:value="0.0943656961">
                <text:p>0.0943656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6562">
                <text:p>0.976562</text:p>
              </table:table-cell>
              <table:table-cell office:value-type="float" office:value="0.547375063104">
                <text:p>0.547375063104</text:p>
              </table:table-cell>
              <table:table-cell office:value-type="float" office:value="0.117691535844">
                <text:p>0.117691535844</text:p>
              </table:table-cell>
              <table:table-cell office:value-type="float" office:value="0.097760652889">
                <text:p>0.097760652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2188">
                <text:p>0.992188</text:p>
              </table:table-cell>
              <table:table-cell office:value-type="float" office:value="0.550124823616">
                <text:p>0.550124823616</text:p>
              </table:table-cell>
              <table:table-cell office:value-type="float" office:value="0.119663413776">
                <text:p>0.119663413776</text:p>
              </table:table-cell>
              <table:table-cell office:value-type="float" office:value="0.102362883364">
                <text:p>0.102362883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7812">
                <text:p>1.007812</text:p>
              </table:table-cell>
              <table:table-cell office:value-type="float" office:value="0.551515654881">
                <text:p>0.551515654881</text:p>
              </table:table-cell>
              <table:table-cell office:value-type="float" office:value="0.120243191121">
                <text:p>0.120243191121</text:p>
              </table:table-cell>
              <table:table-cell office:value-type="float" office:value="0.104934532096">
                <text:p>0.104934532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3438">
                <text:p>1.023438</text:p>
              </table:table-cell>
              <table:table-cell office:value-type="float" office:value="0.553599985849">
                <text:p>0.553599985849</text:p>
              </table:table-cell>
              <table:table-cell office:value-type="float" office:value="0.120729146521">
                <text:p>0.120729146521</text:p>
              </table:table-cell>
              <table:table-cell office:value-type="float" office:value="0.105169841401">
                <text:p>0.105169841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062">
                <text:p>1.039062</text:p>
              </table:table-cell>
              <table:table-cell office:value-type="float" office:value="0.554749384225">
                <text:p>0.554749384225</text:p>
              </table:table-cell>
              <table:table-cell office:value-type="float" office:value="0.122789971396">
                <text:p>0.122789971396</text:p>
              </table:table-cell>
              <table:table-cell office:value-type="float" office:value="0.106183436164">
                <text:p>0.106183436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4688">
                <text:p>1.054688</text:p>
              </table:table-cell>
              <table:table-cell office:value-type="float" office:value="0.555727011841">
                <text:p>0.555727011841</text:p>
              </table:table-cell>
              <table:table-cell office:value-type="float" office:value="0.123915264256">
                <text:p>0.123915264256</text:p>
              </table:table-cell>
              <table:table-cell office:value-type="float" office:value="0.109539817024">
                <text:p>0.109539817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0312">
                <text:p>1.070312</text:p>
              </table:table-cell>
              <table:table-cell office:value-type="float" office:value="0.555610724449">
                <text:p>0.555610724449</text:p>
              </table:table-cell>
              <table:table-cell office:value-type="float" office:value="0.123021353536">
                <text:p>0.123021353536</text:p>
              </table:table-cell>
              <table:table-cell office:value-type="float" office:value="0.111319653316">
                <text:p>0.111319653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938">
                <text:p>1.085938</text:p>
              </table:table-cell>
              <table:table-cell office:value-type="float" office:value="0.552652480836">
                <text:p>0.552652480836</text:p>
              </table:table-cell>
              <table:table-cell office:value-type="float" office:value="0.1218917569">
                <text:p>0.1218917569</text:p>
              </table:table-cell>
              <table:table-cell office:value-type="float" office:value="0.111485203236">
                <text:p>0.111485203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1562">
                <text:p>1.101562</text:p>
              </table:table-cell>
              <table:table-cell office:value-type="float" office:value="0.547639960729">
                <text:p>0.547639960729</text:p>
              </table:table-cell>
              <table:table-cell office:value-type="float" office:value="0.1213546896">
                <text:p>0.1213546896</text:p>
              </table:table-cell>
              <table:table-cell office:value-type="float" office:value="0.1132255201">
                <text:p>0.1132255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7188">
                <text:p>1.117188</text:p>
              </table:table-cell>
              <table:table-cell office:value-type="float" office:value="0.542883081636">
                <text:p>0.542883081636</text:p>
              </table:table-cell>
              <table:table-cell office:value-type="float" office:value="0.119093319801">
                <text:p>0.119093319801</text:p>
              </table:table-cell>
              <table:table-cell office:value-type="float" office:value="0.115879648921">
                <text:p>0.115879648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2812">
                <text:p>1.132812</text:p>
              </table:table-cell>
              <table:table-cell office:value-type="float" office:value="0.539571048025">
                <text:p>0.539571048025</text:p>
              </table:table-cell>
              <table:table-cell office:value-type="float" office:value="0.117850083849">
                <text:p>0.117850083849</text:p>
              </table:table-cell>
              <table:table-cell office:value-type="float" office:value="0.113695747344">
                <text:p>0.113695747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8438">
                <text:p>1.148438</text:p>
              </table:table-cell>
              <table:table-cell office:value-type="float" office:value="0.535873777156">
                <text:p>0.535873777156</text:p>
              </table:table-cell>
              <table:table-cell office:value-type="float" office:value="0.117742314496">
                <text:p>0.117742314496</text:p>
              </table:table-cell>
              <table:table-cell office:value-type="float" office:value="0.1086163849">
                <text:p>0.1086163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64062">
                <text:p>1.164062</text:p>
              </table:table-cell>
              <table:table-cell office:value-type="float" office:value="0.530342236516">
                <text:p>0.530342236516</text:p>
              </table:table-cell>
              <table:table-cell office:value-type="float" office:value="0.116869627044">
                <text:p>0.116869627044</text:p>
              </table:table-cell>
              <table:table-cell office:value-type="float" office:value="0.105530771025">
                <text:p>0.105530771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9688">
                <text:p>1.179688</text:p>
              </table:table-cell>
              <table:table-cell office:value-type="float" office:value="0.523210628889">
                <text:p>0.523210628889</text:p>
              </table:table-cell>
              <table:table-cell office:value-type="float" office:value="0.11451456">
                <text:p>0.11451456</text:p>
              </table:table-cell>
              <table:table-cell office:value-type="float" office:value="0.105207463449">
                <text:p>0.105207463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95312">
                <text:p>1.195312</text:p>
              </table:table-cell>
              <table:table-cell office:value-type="float" office:value="0.517444280896">
                <text:p>0.517444280896</text:p>
              </table:table-cell>
              <table:table-cell office:value-type="float" office:value="0.113607421249">
                <text:p>0.113607421249</text:p>
              </table:table-cell>
              <table:table-cell office:value-type="float" office:value="0.105537917956">
                <text:p>0.105537917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10938">
                <text:p>1.210938</text:p>
              </table:table-cell>
              <table:table-cell office:value-type="float" office:value="0.512223627204">
                <text:p>0.512223627204</text:p>
              </table:table-cell>
              <table:table-cell office:value-type="float" office:value="0.113834711236">
                <text:p>0.113834711236</text:p>
              </table:table-cell>
              <table:table-cell office:value-type="float" office:value="0.1054690576">
                <text:p>0.1054690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6562">
                <text:p>1.226562</text:p>
              </table:table-cell>
              <table:table-cell office:value-type="float" office:value="0.506192406784">
                <text:p>0.506192406784</text:p>
              </table:table-cell>
              <table:table-cell office:value-type="float" office:value="0.111727742049">
                <text:p>0.111727742049</text:p>
              </table:table-cell>
              <table:table-cell office:value-type="float" office:value="0.1053521764">
                <text:p>0.105352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2188">
                <text:p>1.242188</text:p>
              </table:table-cell>
              <table:table-cell office:value-type="float" office:value="0.500093651929">
                <text:p>0.500093651929</text:p>
              </table:table-cell>
              <table:table-cell office:value-type="float" office:value="0.108118646596">
                <text:p>0.108118646596</text:p>
              </table:table-cell>
              <table:table-cell office:value-type="float" office:value="0.105428141809">
                <text:p>0.105428141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7812">
                <text:p>1.257812</text:p>
              </table:table-cell>
              <table:table-cell office:value-type="float" office:value="0.493992499716">
                <text:p>0.493992499716</text:p>
              </table:table-cell>
              <table:table-cell office:value-type="float" office:value="0.106260352576">
                <text:p>0.106260352576</text:p>
              </table:table-cell>
              <table:table-cell office:value-type="float" office:value="0.105444377284">
                <text:p>0.105444377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3438">
                <text:p>1.273438</text:p>
              </table:table-cell>
              <table:table-cell office:value-type="float" office:value="0.488226407824">
                <text:p>0.488226407824</text:p>
              </table:table-cell>
              <table:table-cell office:value-type="float" office:value="0.104985720225">
                <text:p>0.104985720225</text:p>
              </table:table-cell>
              <table:table-cell office:value-type="float" office:value="0.104527416249">
                <text:p>0.104527416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89062">
                <text:p>1.289062</text:p>
              </table:table-cell>
              <table:table-cell office:value-type="float" office:value="0.481833116164">
                <text:p>0.481833116164</text:p>
              </table:table-cell>
              <table:table-cell office:value-type="float" office:value="0.102306581316">
                <text:p>0.102306581316</text:p>
              </table:table-cell>
              <table:table-cell office:value-type="float" office:value="0.1024704121">
                <text:p>0.1024704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04688">
                <text:p>1.304688</text:p>
              </table:table-cell>
              <table:table-cell office:value-type="float" office:value="0.474966315684">
                <text:p>0.474966315684</text:p>
              </table:table-cell>
              <table:table-cell office:value-type="float" office:value="0.0995023936">
                <text:p>0.0995023936</text:p>
              </table:table-cell>
              <table:table-cell office:value-type="float" office:value="0.101616225529">
                <text:p>0.101616225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0312">
                <text:p>1.320312</text:p>
              </table:table-cell>
              <table:table-cell office:value-type="float" office:value="0.468564892324">
                <text:p>0.468564892324</text:p>
              </table:table-cell>
              <table:table-cell office:value-type="float" office:value="0.0973190416">
                <text:p>0.0973190416</text:p>
              </table:table-cell>
              <table:table-cell office:value-type="float" office:value="0.102610668241">
                <text:p>0.102610668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35938">
                <text:p>1.335938</text:p>
              </table:table-cell>
              <table:table-cell office:value-type="float" office:value="0.463337514721">
                <text:p>0.463337514721</text:p>
              </table:table-cell>
              <table:table-cell office:value-type="float" office:value="0.096875317504">
                <text:p>0.096875317504</text:p>
              </table:table-cell>
              <table:table-cell office:value-type="float" office:value="0.101443524004">
                <text:p>0.101443524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1562">
                <text:p>1.351562</text:p>
              </table:table-cell>
              <table:table-cell office:value-type="float" office:value="0.459147180816">
                <text:p>0.459147180816</text:p>
              </table:table-cell>
              <table:table-cell office:value-type="float" office:value="0.096572399121">
                <text:p>0.096572399121</text:p>
              </table:table-cell>
              <table:table-cell office:value-type="float" office:value="0.099313849881">
                <text:p>0.099313849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7188">
                <text:p>1.367188</text:p>
              </table:table-cell>
              <table:table-cell office:value-type="float" office:value="0.452704245889">
                <text:p>0.452704245889</text:p>
              </table:table-cell>
              <table:table-cell office:value-type="float" office:value="0.095685667561">
                <text:p>0.095685667561</text:p>
              </table:table-cell>
              <table:table-cell office:value-type="float" office:value="0.097170605284">
                <text:p>0.097170605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2812">
                <text:p>1.382812</text:p>
              </table:table-cell>
              <table:table-cell office:value-type="float" office:value="0.447516847089">
                <text:p>0.447516847089</text:p>
              </table:table-cell>
              <table:table-cell office:value-type="float" office:value="0.094395803121">
                <text:p>0.094395803121</text:p>
              </table:table-cell>
              <table:table-cell office:value-type="float" office:value="0.096811211025">
                <text:p>0.096811211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98438">
                <text:p>1.398438</text:p>
              </table:table-cell>
              <table:table-cell office:value-type="float" office:value="0.444004997569">
                <text:p>0.444004997569</text:p>
              </table:table-cell>
              <table:table-cell office:value-type="float" office:value="0.092739129961">
                <text:p>0.092739129961</text:p>
              </table:table-cell>
              <table:table-cell office:value-type="float" office:value="0.096283607616">
                <text:p>0.096283607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4062">
                <text:p>1.414062</text:p>
              </table:table-cell>
              <table:table-cell office:value-type="float" office:value="0.440149979844">
                <text:p>0.440149979844</text:p>
              </table:table-cell>
              <table:table-cell office:value-type="float" office:value="0.090388618609">
                <text:p>0.090388618609</text:p>
              </table:table-cell>
              <table:table-cell office:value-type="float" office:value="0.095841014724">
                <text:p>0.095841014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29688">
                <text:p>1.429688</text:p>
              </table:table-cell>
              <table:table-cell office:value-type="float" office:value="0.435400702801">
                <text:p>0.435400702801</text:p>
              </table:table-cell>
              <table:table-cell office:value-type="float" office:value="0.088075994176">
                <text:p>0.088075994176</text:p>
              </table:table-cell>
              <table:table-cell office:value-type="float" office:value="0.095836680625">
                <text:p>0.09583668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45312">
                <text:p>1.445312</text:p>
              </table:table-cell>
              <table:table-cell office:value-type="float" office:value="0.433144310769">
                <text:p>0.433144310769</text:p>
              </table:table-cell>
              <table:table-cell office:value-type="float" office:value="0.086758524304">
                <text:p>0.086758524304</text:p>
              </table:table-cell>
              <table:table-cell office:value-type="float" office:value="0.094069183849">
                <text:p>0.094069183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60938">
                <text:p>1.460938</text:p>
              </table:table-cell>
              <table:table-cell office:value-type="float" office:value="0.431153764129">
                <text:p>0.431153764129</text:p>
              </table:table-cell>
              <table:table-cell office:value-type="float" office:value="0.085256992144">
                <text:p>0.085256992144</text:p>
              </table:table-cell>
              <table:table-cell office:value-type="float" office:value="0.090882955024">
                <text:p>0.090882955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76562">
                <text:p>1.476562</text:p>
              </table:table-cell>
              <table:table-cell office:value-type="float" office:value="0.427385140009">
                <text:p>0.427385140009</text:p>
              </table:table-cell>
              <table:table-cell office:value-type="float" office:value="0.083059816401">
                <text:p>0.083059816401</text:p>
              </table:table-cell>
              <table:table-cell office:value-type="float" office:value="0.089429108209">
                <text:p>0.089429108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2188">
                <text:p>1.492188</text:p>
              </table:table-cell>
              <table:table-cell office:value-type="float" office:value="0.423915583744">
                <text:p>0.423915583744</text:p>
              </table:table-cell>
              <table:table-cell office:value-type="float" office:value="0.081062061796">
                <text:p>0.081062061796</text:p>
              </table:table-cell>
              <table:table-cell office:value-type="float" office:value="0.088602070921">
                <text:p>0.088602070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781">
                <text:p>1.50781</text:p>
              </table:table-cell>
              <table:table-cell office:value-type="float" office:value="0.422522100289">
                <text:p>0.422522100289</text:p>
              </table:table-cell>
              <table:table-cell office:value-type="float" office:value="0.079977536809">
                <text:p>0.079977536809</text:p>
              </table:table-cell>
              <table:table-cell office:value-type="float" office:value="0.086728483009">
                <text:p>0.086728483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2344">
                <text:p>1.52344</text:p>
              </table:table-cell>
              <table:table-cell office:value-type="float" office:value="0.422085401761">
                <text:p>0.422085401761</text:p>
              </table:table-cell>
              <table:table-cell office:value-type="float" office:value="0.078135902784">
                <text:p>0.078135902784</text:p>
              </table:table-cell>
              <table:table-cell office:value-type="float" office:value="0.086147533081">
                <text:p>0.086147533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906">
                <text:p>1.53906</text:p>
              </table:table-cell>
              <table:table-cell office:value-type="float" office:value="0.420918083524">
                <text:p>0.420918083524</text:p>
              </table:table-cell>
              <table:table-cell office:value-type="float" office:value="0.0771950656">
                <text:p>0.0771950656</text:p>
              </table:table-cell>
              <table:table-cell office:value-type="float" office:value="0.085732425601">
                <text:p>0.085732425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5469">
                <text:p>1.55469</text:p>
              </table:table-cell>
              <table:table-cell office:value-type="float" office:value="0.418135529956">
                <text:p>0.418135529956</text:p>
              </table:table-cell>
              <table:table-cell office:value-type="float" office:value="0.076488752356">
                <text:p>0.076488752356</text:p>
              </table:table-cell>
              <table:table-cell office:value-type="float" office:value="0.084559987264">
                <text:p>0.084559987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031">
                <text:p>1.57031</text:p>
              </table:table-cell>
              <table:table-cell office:value-type="float" office:value="0.4162185225">
                <text:p>0.4162185225</text:p>
              </table:table-cell>
              <table:table-cell office:value-type="float" office:value="0.075362877529">
                <text:p>0.075362877529</text:p>
              </table:table-cell>
              <table:table-cell office:value-type="float" office:value="0.083722843801">
                <text:p>0.083722843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594">
                <text:p>1.58594</text:p>
              </table:table-cell>
              <table:table-cell office:value-type="float" office:value="0.415656141796">
                <text:p>0.415656141796</text:p>
              </table:table-cell>
              <table:table-cell office:value-type="float" office:value="0.075824231044">
                <text:p>0.075824231044</text:p>
              </table:table-cell>
              <table:table-cell office:value-type="float" office:value="0.0829036849">
                <text:p>0.0829036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0156">
                <text:p>1.60156</text:p>
              </table:table-cell>
              <table:table-cell office:value-type="float" office:value="0.413568606649">
                <text:p>0.413568606649</text:p>
              </table:table-cell>
              <table:table-cell office:value-type="float" office:value="0.076938000129">
                <text:p>0.076938000129</text:p>
              </table:table-cell>
              <table:table-cell office:value-type="float" office:value="0.08168164">
                <text:p>0.08168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719">
                <text:p>1.61719</text:p>
              </table:table-cell>
              <table:table-cell office:value-type="float" office:value="0.410107036816">
                <text:p>0.410107036816</text:p>
              </table:table-cell>
              <table:table-cell office:value-type="float" office:value="0.077300124841">
                <text:p>0.077300124841</text:p>
              </table:table-cell>
              <table:table-cell office:value-type="float" office:value="0.079457461924">
                <text:p>0.079457461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281">
                <text:p>1.63281</text:p>
              </table:table-cell>
              <table:table-cell office:value-type="float" office:value="0.40844881">
                <text:p>0.40844881</text:p>
              </table:table-cell>
              <table:table-cell office:value-type="float" office:value="0.075897495025">
                <text:p>0.075897495025</text:p>
              </table:table-cell>
              <table:table-cell office:value-type="float" office:value="0.077431966756">
                <text:p>0.07743196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844">
                <text:p>1.64844</text:p>
              </table:table-cell>
              <table:table-cell office:value-type="float" office:value="0.407081004841">
                <text:p>0.407081004841</text:p>
              </table:table-cell>
              <table:table-cell office:value-type="float" office:value="0.073095070321">
                <text:p>0.073095070321</text:p>
              </table:table-cell>
              <table:table-cell office:value-type="float" office:value="0.0770451049">
                <text:p>0.0770451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6406">
                <text:p>1.66406</text:p>
              </table:table-cell>
              <table:table-cell office:value-type="float" office:value="0.404087791041">
                <text:p>0.404087791041</text:p>
              </table:table-cell>
              <table:table-cell office:value-type="float" office:value="0.071079825664">
                <text:p>0.071079825664</text:p>
              </table:table-cell>
              <table:table-cell office:value-type="float" office:value="0.076474924681">
                <text:p>0.076474924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7969">
                <text:p>1.67969</text:p>
              </table:table-cell>
              <table:table-cell office:value-type="float" office:value="0.400948572025">
                <text:p>0.400948572025</text:p>
              </table:table-cell>
              <table:table-cell office:value-type="float" office:value="0.070162473924">
                <text:p>0.070162473924</text:p>
              </table:table-cell>
              <table:table-cell office:value-type="float" office:value="0.074205573649">
                <text:p>0.074205573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9531">
                <text:p>1.69531</text:p>
              </table:table-cell>
              <table:table-cell office:value-type="float" office:value="0.399637644561">
                <text:p>0.399637644561</text:p>
              </table:table-cell>
              <table:table-cell office:value-type="float" office:value="0.069518704896">
                <text:p>0.069518704896</text:p>
              </table:table-cell>
              <table:table-cell office:value-type="float" office:value="0.073668273561">
                <text:p>0.073668273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1094">
                <text:p>1.71094</text:p>
              </table:table-cell>
              <table:table-cell office:value-type="float" office:value="0.397960367281">
                <text:p>0.397960367281</text:p>
              </table:table-cell>
              <table:table-cell office:value-type="float" office:value="0.068547617856">
                <text:p>0.068547617856</text:p>
              </table:table-cell>
              <table:table-cell office:value-type="float" office:value="0.073736143936">
                <text:p>0.073736143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2656">
                <text:p>1.72656</text:p>
              </table:table-cell>
              <table:table-cell office:value-type="float" office:value="0.3938943121">
                <text:p>0.3938943121</text:p>
              </table:table-cell>
              <table:table-cell office:value-type="float" office:value="0.068134572676">
                <text:p>0.068134572676</text:p>
              </table:table-cell>
              <table:table-cell office:value-type="float" office:value="0.073358097409">
                <text:p>0.073358097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4219">
                <text:p>1.74219</text:p>
              </table:table-cell>
              <table:table-cell office:value-type="float" office:value="0.390736257921">
                <text:p>0.390736257921</text:p>
              </table:table-cell>
              <table:table-cell office:value-type="float" office:value="0.069719762025">
                <text:p>0.069719762025</text:p>
              </table:table-cell>
              <table:table-cell office:value-type="float" office:value="0.073644390625">
                <text:p>0.073644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5781">
                <text:p>1.75781</text:p>
              </table:table-cell>
              <table:table-cell office:value-type="float" office:value="0.389774213761">
                <text:p>0.389774213761</text:p>
              </table:table-cell>
              <table:table-cell office:value-type="float" office:value="0.070367111824">
                <text:p>0.070367111824</text:p>
              </table:table-cell>
              <table:table-cell office:value-type="float" office:value="0.072630789001">
                <text:p>0.072630789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344">
                <text:p>1.77344</text:p>
              </table:table-cell>
              <table:table-cell office:value-type="float" office:value="0.387172661824">
                <text:p>0.387172661824</text:p>
              </table:table-cell>
              <table:table-cell office:value-type="float" office:value="0.069557732644">
                <text:p>0.069557732644</text:p>
              </table:table-cell>
              <table:table-cell office:value-type="float" office:value="0.071635451904">
                <text:p>0.071635451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8906">
                <text:p>1.78906</text:p>
              </table:table-cell>
              <table:table-cell office:value-type="float" office:value="0.383308336161">
                <text:p>0.383308336161</text:p>
              </table:table-cell>
              <table:table-cell office:value-type="float" office:value="0.068739401124">
                <text:p>0.068739401124</text:p>
              </table:table-cell>
              <table:table-cell office:value-type="float" office:value="0.070092033001">
                <text:p>0.070092033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0469">
                <text:p>1.80469</text:p>
              </table:table-cell>
              <table:table-cell office:value-type="float" office:value="0.381673133209">
                <text:p>0.381673133209</text:p>
              </table:table-cell>
              <table:table-cell office:value-type="float" office:value="0.068484273025">
                <text:p>0.068484273025</text:p>
              </table:table-cell>
              <table:table-cell office:value-type="float" office:value="0.068202978649">
                <text:p>0.06820297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031">
                <text:p>1.82031</text:p>
              </table:table-cell>
              <table:table-cell office:value-type="float" office:value="0.378612549225">
                <text:p>0.378612549225</text:p>
              </table:table-cell>
              <table:table-cell office:value-type="float" office:value="0.0673039249">
                <text:p>0.0673039249</text:p>
              </table:table-cell>
              <table:table-cell office:value-type="float" office:value="0.067424873569">
                <text:p>0.067424873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3594">
                <text:p>1.83594</text:p>
              </table:table-cell>
              <table:table-cell office:value-type="float" office:value="0.374317594225">
                <text:p>0.374317594225</text:p>
              </table:table-cell>
              <table:table-cell office:value-type="float" office:value="0.066323761156">
                <text:p>0.066323761156</text:p>
              </table:table-cell>
              <table:table-cell office:value-type="float" office:value="0.067466945536">
                <text:p>0.067466945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5156">
                <text:p>1.85156</text:p>
              </table:table-cell>
              <table:table-cell office:value-type="float" office:value="0.3720512016">
                <text:p>0.3720512016</text:p>
              </table:table-cell>
              <table:table-cell office:value-type="float" office:value="0.067311708025">
                <text:p>0.067311708025</text:p>
              </table:table-cell>
              <table:table-cell office:value-type="float" office:value="0.067723296169">
                <text:p>0.067723296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6719">
                <text:p>1.86719</text:p>
              </table:table-cell>
              <table:table-cell office:value-type="float" office:value="0.3695545681">
                <text:p>0.3695545681</text:p>
              </table:table-cell>
              <table:table-cell office:value-type="float" office:value="0.067474218564">
                <text:p>0.067474218564</text:p>
              </table:table-cell>
              <table:table-cell office:value-type="float" office:value="0.068594752836">
                <text:p>0.0685947528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8281">
                <text:p>1.88281</text:p>
              </table:table-cell>
              <table:table-cell office:value-type="float" office:value="0.365005680649">
                <text:p>0.365005680649</text:p>
              </table:table-cell>
              <table:table-cell office:value-type="float" office:value="0.066696161536">
                <text:p>0.066696161536</text:p>
              </table:table-cell>
              <table:table-cell office:value-type="float" office:value="0.068065157449">
                <text:p>0.068065157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844">
                <text:p>1.89844</text:p>
              </table:table-cell>
              <table:table-cell office:value-type="float" office:value="0.360880137289">
                <text:p>0.360880137289</text:p>
              </table:table-cell>
              <table:table-cell office:value-type="float" office:value="0.066730772329">
                <text:p>0.066730772329</text:p>
              </table:table-cell>
              <table:table-cell office:value-type="float" office:value="0.067936337316">
                <text:p>0.067936337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406">
                <text:p>1.91406</text:p>
              </table:table-cell>
              <table:table-cell office:value-type="float" office:value="0.359749243681">
                <text:p>0.359749243681</text:p>
              </table:table-cell>
              <table:table-cell office:value-type="float" office:value="0.067349592324">
                <text:p>0.067349592324</text:p>
              </table:table-cell>
              <table:table-cell office:value-type="float" office:value="0.067547490201">
                <text:p>0.067547490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969">
                <text:p>1.92969</text:p>
              </table:table-cell>
              <table:table-cell office:value-type="float" office:value="0.359257583161">
                <text:p>0.359257583161</text:p>
              </table:table-cell>
              <table:table-cell office:value-type="float" office:value="0.066964500625">
                <text:p>0.066964500625</text:p>
              </table:table-cell>
              <table:table-cell office:value-type="float" office:value="0.066669305616">
                <text:p>0.066669305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4531">
                <text:p>1.94531</text:p>
              </table:table-cell>
              <table:table-cell office:value-type="float" office:value="0.356069984656">
                <text:p>0.356069984656</text:p>
              </table:table-cell>
              <table:table-cell office:value-type="float" office:value="0.065959594276">
                <text:p>0.065959594276</text:p>
              </table:table-cell>
              <table:table-cell office:value-type="float" office:value="0.066211009225">
                <text:p>0.066211009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6094">
                <text:p>1.96094</text:p>
              </table:table-cell>
              <table:table-cell office:value-type="float" office:value="0.350571752281">
                <text:p>0.350571752281</text:p>
              </table:table-cell>
              <table:table-cell office:value-type="float" office:value="0.065122956864">
                <text:p>0.065122956864</text:p>
              </table:table-cell>
              <table:table-cell office:value-type="float" office:value="0.066001720464">
                <text:p>0.0660017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56">
                <text:p>1.97656</text:p>
              </table:table-cell>
              <table:table-cell office:value-type="float" office:value="0.346188670884">
                <text:p>0.346188670884</text:p>
              </table:table-cell>
              <table:table-cell office:value-type="float" office:value="0.065672262756">
                <text:p>0.065672262756</text:p>
              </table:table-cell>
              <table:table-cell office:value-type="float" office:value="0.066364972996">
                <text:p>0.066364972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219">
                <text:p>1.99219</text:p>
              </table:table-cell>
              <table:table-cell office:value-type="float" office:value="0.344605394961">
                <text:p>0.344605394961</text:p>
              </table:table-cell>
              <table:table-cell office:value-type="float" office:value="0.066092697225">
                <text:p>0.066092697225</text:p>
              </table:table-cell>
              <table:table-cell office:value-type="float" office:value="0.0661569841">
                <text:p>0.0661569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0781">
                <text:p>2.00781</text:p>
              </table:table-cell>
              <table:table-cell office:value-type="float" office:value="0.341810945316">
                <text:p>0.341810945316</text:p>
              </table:table-cell>
              <table:table-cell office:value-type="float" office:value="0.066221816896">
                <text:p>0.066221816896</text:p>
              </table:table-cell>
              <table:table-cell office:value-type="float" office:value="0.064971970816">
                <text:p>0.064971970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344">
                <text:p>2.02344</text:p>
              </table:table-cell>
              <table:table-cell office:value-type="float" office:value="0.336926846116">
                <text:p>0.336926846116</text:p>
              </table:table-cell>
              <table:table-cell office:value-type="float" office:value="0.0661312656">
                <text:p>0.0661312656</text:p>
              </table:table-cell>
              <table:table-cell office:value-type="float" office:value="0.064737678096">
                <text:p>0.064737678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3906">
                <text:p>2.03906</text:p>
              </table:table-cell>
              <table:table-cell office:value-type="float" office:value="0.332690164849">
                <text:p>0.332690164849</text:p>
              </table:table-cell>
              <table:table-cell office:value-type="float" office:value="0.065843046801">
                <text:p>0.065843046801</text:p>
              </table:table-cell>
              <table:table-cell office:value-type="float" office:value="0.067111047364">
                <text:p>0.067111047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5469">
                <text:p>2.05469</text:p>
              </table:table-cell>
              <table:table-cell office:value-type="float" office:value="0.330780268225">
                <text:p>0.330780268225</text:p>
              </table:table-cell>
              <table:table-cell office:value-type="float" office:value="0.0646023889">
                <text:p>0.0646023889</text:p>
              </table:table-cell>
              <table:table-cell office:value-type="float" office:value="0.068458106025">
                <text:p>0.068458106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031">
                <text:p>2.07031</text:p>
              </table:table-cell>
              <table:table-cell office:value-type="float" office:value="0.3287531569">
                <text:p>0.3287531569</text:p>
              </table:table-cell>
              <table:table-cell office:value-type="float" office:value="0.0638926729">
                <text:p>0.0638926729</text:p>
              </table:table-cell>
              <table:table-cell office:value-type="float" office:value="0.067379180625">
                <text:p>0.06737918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8594">
                <text:p>2.08594</text:p>
              </table:table-cell>
              <table:table-cell office:value-type="float" office:value="0.323475425001">
                <text:p>0.323475425001</text:p>
              </table:table-cell>
              <table:table-cell office:value-type="float" office:value="0.064076821956">
                <text:p>0.064076821956</text:p>
              </table:table-cell>
              <table:table-cell office:value-type="float" office:value="0.065525248441">
                <text:p>0.0655252484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0156">
                <text:p>2.10156</text:p>
              </table:table-cell>
              <table:table-cell office:value-type="float" office:value="0.318223476769">
                <text:p>0.318223476769</text:p>
              </table:table-cell>
              <table:table-cell office:value-type="float" office:value="0.064656284176">
                <text:p>0.064656284176</text:p>
              </table:table-cell>
              <table:table-cell office:value-type="float" office:value="0.064382465169">
                <text:p>0.064382465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1719">
                <text:p>2.11719</text:p>
              </table:table-cell>
              <table:table-cell office:value-type="float" office:value="0.316605406329">
                <text:p>0.316605406329</text:p>
              </table:table-cell>
              <table:table-cell office:value-type="float" office:value="0.063683550736">
                <text:p>0.063683550736</text:p>
              </table:table-cell>
              <table:table-cell office:value-type="float" office:value="0.063749180196">
                <text:p>0.063749180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3281">
                <text:p>2.13281</text:p>
              </table:table-cell>
              <table:table-cell office:value-type="float" office:value="0.316785488569">
                <text:p>0.316785488569</text:p>
              </table:table-cell>
              <table:table-cell office:value-type="float" office:value="0.061942249924">
                <text:p>0.061942249924</text:p>
              </table:table-cell>
              <table:table-cell office:value-type="float" office:value="0.062987446729">
                <text:p>0.062987446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4844">
                <text:p>2.14844</text:p>
              </table:table-cell>
              <table:table-cell office:value-type="float" office:value="0.315047586681">
                <text:p>0.315047586681</text:p>
              </table:table-cell>
              <table:table-cell office:value-type="float" office:value="0.061749268036">
                <text:p>0.061749268036</text:p>
              </table:table-cell>
              <table:table-cell office:value-type="float" office:value="0.062705668921">
                <text:p>0.062705668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6406">
                <text:p>2.16406</text:p>
              </table:table-cell>
              <table:table-cell office:value-type="float" office:value="0.312692337721">
                <text:p>0.312692337721</text:p>
              </table:table-cell>
              <table:table-cell office:value-type="float" office:value="0.062474502601">
                <text:p>0.062474502601</text:p>
              </table:table-cell>
              <table:table-cell office:value-type="float" office:value="0.062094659344">
                <text:p>0.0620946593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7969">
                <text:p>2.17969</text:p>
              </table:table-cell>
              <table:table-cell office:value-type="float" office:value="0.310519761049">
                <text:p>0.310519761049</text:p>
              </table:table-cell>
              <table:table-cell office:value-type="float" office:value="0.063056734321">
                <text:p>0.063056734321</text:p>
              </table:table-cell>
              <table:table-cell office:value-type="float" office:value="0.061997016064">
                <text:p>0.061997016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9531">
                <text:p>2.19531</text:p>
              </table:table-cell>
              <table:table-cell office:value-type="float" office:value="0.309227190724">
                <text:p>0.309227190724</text:p>
              </table:table-cell>
              <table:table-cell office:value-type="float" office:value="0.062393545369">
                <text:p>0.062393545369</text:p>
              </table:table-cell>
              <table:table-cell office:value-type="float" office:value="0.062694150544">
                <text:p>0.062694150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1094">
                <text:p>2.21094</text:p>
              </table:table-cell>
              <table:table-cell office:value-type="float" office:value="0.310596665344">
                <text:p>0.310596665344</text:p>
              </table:table-cell>
              <table:table-cell office:value-type="float" office:value="0.062428020736">
                <text:p>0.062428020736</text:p>
              </table:table-cell>
              <table:table-cell office:value-type="float" office:value="0.062477002116">
                <text:p>0.062477002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2656">
                <text:p>2.22656</text:p>
              </table:table-cell>
              <table:table-cell office:value-type="float" office:value="0.310985790921">
                <text:p>0.310985790921</text:p>
              </table:table-cell>
              <table:table-cell office:value-type="float" office:value="0.063526177936">
                <text:p>0.063526177936</text:p>
              </table:table-cell>
              <table:table-cell office:value-type="float" office:value="0.062248254016">
                <text:p>0.062248254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4219">
                <text:p>2.24219</text:p>
              </table:table-cell>
              <table:table-cell office:value-type="float" office:value="0.308027220004">
                <text:p>0.308027220004</text:p>
              </table:table-cell>
              <table:table-cell office:value-type="float" office:value="0.062546008464">
                <text:p>0.062546008464</text:p>
              </table:table-cell>
              <table:table-cell office:value-type="float" office:value="0.062100141601">
                <text:p>0.06210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5781">
                <text:p>2.25781</text:p>
              </table:table-cell>
              <table:table-cell office:value-type="float" office:value="0.306614697984">
                <text:p>0.306614697984</text:p>
              </table:table-cell>
              <table:table-cell office:value-type="float" office:value="0.060126472849">
                <text:p>0.060126472849</text:p>
              </table:table-cell>
              <table:table-cell office:value-type="float" office:value="0.061503504001">
                <text:p>0.061503504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7344">
                <text:p>2.27344</text:p>
              </table:table-cell>
              <table:table-cell office:value-type="float" office:value="0.306488460996">
                <text:p>0.306488460996</text:p>
              </table:table-cell>
              <table:table-cell office:value-type="float" office:value="0.059483307664">
                <text:p>0.059483307664</text:p>
              </table:table-cell>
              <table:table-cell office:value-type="float" office:value="0.060405842176">
                <text:p>0.060405842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06">
                <text:p>2.28906</text:p>
              </table:table-cell>
              <table:table-cell office:value-type="float" office:value="0.306379962256">
                <text:p>0.306379962256</text:p>
              </table:table-cell>
              <table:table-cell office:value-type="float" office:value="0.061064340544">
                <text:p>0.061064340544</text:p>
              </table:table-cell>
              <table:table-cell office:value-type="float" office:value="0.060271232004">
                <text:p>0.060271232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0469">
                <text:p>2.30469</text:p>
              </table:table-cell>
              <table:table-cell office:value-type="float" office:value="0.306887192676">
                <text:p>0.306887192676</text:p>
              </table:table-cell>
              <table:table-cell office:value-type="float" office:value="0.062310643641">
                <text:p>0.062310643641</text:p>
              </table:table-cell>
              <table:table-cell office:value-type="float" office:value="0.060500257024">
                <text:p>0.060500257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031">
                <text:p>2.32031</text:p>
              </table:table-cell>
              <table:table-cell office:value-type="float" office:value="0.307959513481">
                <text:p>0.307959513481</text:p>
              </table:table-cell>
              <table:table-cell office:value-type="float" office:value="0.062129550564">
                <text:p>0.062129550564</text:p>
              </table:table-cell>
              <table:table-cell office:value-type="float" office:value="0.0607425316">
                <text:p>0.0607425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594">
                <text:p>2.33594</text:p>
              </table:table-cell>
              <table:table-cell office:value-type="float" office:value="0.307609999876">
                <text:p>0.307609999876</text:p>
              </table:table-cell>
              <table:table-cell office:value-type="float" office:value="0.060699655129">
                <text:p>0.060699655129</text:p>
              </table:table-cell>
              <table:table-cell office:value-type="float" office:value="0.060331149376">
                <text:p>0.060331149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5156">
                <text:p>2.35156</text:p>
              </table:table-cell>
              <table:table-cell office:value-type="float" office:value="0.305539195536">
                <text:p>0.305539195536</text:p>
              </table:table-cell>
              <table:table-cell office:value-type="float" office:value="0.061197853924">
                <text:p>0.061197853924</text:p>
              </table:table-cell>
              <table:table-cell office:value-type="float" office:value="0.060570624321">
                <text:p>0.060570624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6719">
                <text:p>2.36719</text:p>
              </table:table-cell>
              <table:table-cell office:value-type="float" office:value="0.3036340609">
                <text:p>0.3036340609</text:p>
              </table:table-cell>
              <table:table-cell office:value-type="float" office:value="0.062676123904">
                <text:p>0.062676123904</text:p>
              </table:table-cell>
              <table:table-cell office:value-type="float" office:value="0.061423674244">
                <text:p>0.061423674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8281">
                <text:p>2.38281</text:p>
              </table:table-cell>
              <table:table-cell office:value-type="float" office:value="0.304004465956">
                <text:p>0.304004465956</text:p>
              </table:table-cell>
              <table:table-cell office:value-type="float" office:value="0.0631466641">
                <text:p>0.0631466641</text:p>
              </table:table-cell>
              <table:table-cell office:value-type="float" office:value="0.061513424361">
                <text:p>0.0615134243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9844">
                <text:p>2.39844</text:p>
              </table:table-cell>
              <table:table-cell office:value-type="float" office:value="0.305402127424">
                <text:p>0.305402127424</text:p>
              </table:table-cell>
              <table:table-cell office:value-type="float" office:value="0.063251244004">
                <text:p>0.063251244004</text:p>
              </table:table-cell>
              <table:table-cell office:value-type="float" office:value="0.060737109601">
                <text:p>0.0607371096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1406">
                <text:p>2.41406</text:p>
              </table:table-cell>
              <table:table-cell office:value-type="float" office:value="0.306122078089">
                <text:p>0.306122078089</text:p>
              </table:table-cell>
              <table:table-cell office:value-type="float" office:value="0.063380076516">
                <text:p>0.063380076516</text:p>
              </table:table-cell>
              <table:table-cell office:value-type="float" office:value="0.059933894596">
                <text:p>0.059933894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2969">
                <text:p>2.42969</text:p>
              </table:table-cell>
              <table:table-cell office:value-type="float" office:value="0.305656391044">
                <text:p>0.305656391044</text:p>
              </table:table-cell>
              <table:table-cell office:value-type="float" office:value="0.062541006724">
                <text:p>0.062541006724</text:p>
              </table:table-cell>
              <table:table-cell office:value-type="float" office:value="0.058763092921">
                <text:p>0.0587630929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4531">
                <text:p>2.44531</text:p>
              </table:table-cell>
              <table:table-cell office:value-type="float" office:value="0.304204093209">
                <text:p>0.304204093209</text:p>
              </table:table-cell>
              <table:table-cell office:value-type="float" office:value="0.060745489156">
                <text:p>0.060745489156</text:p>
              </table:table-cell>
              <table:table-cell office:value-type="float" office:value="0.059057262289">
                <text:p>0.059057262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6094">
                <text:p>2.46094</text:p>
              </table:table-cell>
              <table:table-cell office:value-type="float" office:value="0.301413078121">
                <text:p>0.301413078121</text:p>
              </table:table-cell>
              <table:table-cell office:value-type="float" office:value="0.060654823524">
                <text:p>0.060654823524</text:p>
              </table:table-cell>
              <table:table-cell office:value-type="float" office:value="0.059667344361">
                <text:p>0.059667344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7656">
                <text:p>2.47656</text:p>
              </table:table-cell>
              <table:table-cell office:value-type="float" office:value="0.299698217809">
                <text:p>0.299698217809</text:p>
              </table:table-cell>
              <table:table-cell office:value-type="float" office:value="0.062402038416">
                <text:p>0.062402038416</text:p>
              </table:table-cell>
              <table:table-cell office:value-type="float" office:value="0.059923612849">
                <text:p>0.059923612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9219">
                <text:p>2.49219</text:p>
              </table:table-cell>
              <table:table-cell office:value-type="float" office:value="0.300370859721">
                <text:p>0.300370859721</text:p>
              </table:table-cell>
              <table:table-cell office:value-type="float" office:value="0.063927054244">
                <text:p>0.063927054244</text:p>
              </table:table-cell>
              <table:table-cell office:value-type="float" office:value="0.060182393041">
                <text:p>0.060182393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0781">
                <text:p>2.50781</text:p>
              </table:table-cell>
              <table:table-cell office:value-type="float" office:value="0.299467239696">
                <text:p>0.299467239696</text:p>
              </table:table-cell>
              <table:table-cell office:value-type="float" office:value="0.064881768961">
                <text:p>0.064881768961</text:p>
              </table:table-cell>
              <table:table-cell office:value-type="float" office:value="0.060463859236">
                <text:p>0.060463859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2344">
                <text:p>2.52344</text:p>
              </table:table-cell>
              <table:table-cell office:value-type="float" office:value="0.298015544464">
                <text:p>0.298015544464</text:p>
              </table:table-cell>
              <table:table-cell office:value-type="float" office:value="0.065032650225">
                <text:p>0.065032650225</text:p>
              </table:table-cell>
              <table:table-cell office:value-type="float" office:value="0.060413707264">
                <text:p>0.0604137072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3906">
                <text:p>2.53906</text:p>
              </table:table-cell>
              <table:table-cell office:value-type="float" office:value="0.297724100881">
                <text:p>0.297724100881</text:p>
              </table:table-cell>
              <table:table-cell office:value-type="float" office:value="0.064196863641">
                <text:p>0.064196863641</text:p>
              </table:table-cell>
              <table:table-cell office:value-type="float" office:value="0.059701058244">
                <text:p>0.059701058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5469">
                <text:p>2.55469</text:p>
              </table:table-cell>
              <table:table-cell office:value-type="float" office:value="0.298414190529">
                <text:p>0.298414190529</text:p>
              </table:table-cell>
              <table:table-cell office:value-type="float" office:value="0.063607362025">
                <text:p>0.063607362025</text:p>
              </table:table-cell>
              <table:table-cell office:value-type="float" office:value="0.05924356">
                <text:p>0.05924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031">
                <text:p>2.57031</text:p>
              </table:table-cell>
              <table:table-cell office:value-type="float" office:value="0.297921655684">
                <text:p>0.297921655684</text:p>
              </table:table-cell>
              <table:table-cell office:value-type="float" office:value="0.063129577536">
                <text:p>0.063129577536</text:p>
              </table:table-cell>
              <table:table-cell office:value-type="float" office:value="0.059207055625">
                <text:p>0.05920705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8594">
                <text:p>2.58594</text:p>
              </table:table-cell>
              <table:table-cell office:value-type="float" office:value="0.297252853681">
                <text:p>0.297252853681</text:p>
              </table:table-cell>
              <table:table-cell office:value-type="float" office:value="0.062952315409">
                <text:p>0.062952315409</text:p>
              </table:table-cell>
              <table:table-cell office:value-type="float" office:value="0.059116087044">
                <text:p>0.0591160870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0156">
                <text:p>2.60156</text:p>
              </table:table-cell>
              <table:table-cell office:value-type="float" office:value="0.296682838596">
                <text:p>0.296682838596</text:p>
              </table:table-cell>
              <table:table-cell office:value-type="float" office:value="0.063793625476">
                <text:p>0.063793625476</text:p>
              </table:table-cell>
              <table:table-cell office:value-type="float" office:value="0.058494808449">
                <text:p>0.058494808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1719">
                <text:p>2.61719</text:p>
              </table:table-cell>
              <table:table-cell office:value-type="float" office:value="0.296560841476">
                <text:p>0.296560841476</text:p>
              </table:table-cell>
              <table:table-cell office:value-type="float" office:value="0.064748364849">
                <text:p>0.064748364849</text:p>
              </table:table-cell>
              <table:table-cell office:value-type="float" office:value="0.059006725569">
                <text:p>0.059006725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3281">
                <text:p>2.63281</text:p>
              </table:table-cell>
              <table:table-cell office:value-type="float" office:value="0.297274662441">
                <text:p>0.297274662441</text:p>
              </table:table-cell>
              <table:table-cell office:value-type="float" office:value="0.065556993681">
                <text:p>0.065556993681</text:p>
              </table:table-cell>
              <table:table-cell office:value-type="float" office:value="0.060388639081">
                <text:p>0.0603886390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4844">
                <text:p>2.64844</text:p>
              </table:table-cell>
              <table:table-cell office:value-type="float" office:value="0.297446979769">
                <text:p>0.297446979769</text:p>
              </table:table-cell>
              <table:table-cell office:value-type="float" office:value="0.065736344881">
                <text:p>0.065736344881</text:p>
              </table:table-cell>
              <table:table-cell office:value-type="float" office:value="0.061616147076">
                <text:p>0.061616147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6406">
                <text:p>2.66406</text:p>
              </table:table-cell>
              <table:table-cell office:value-type="float" office:value="0.298052667364">
                <text:p>0.298052667364</text:p>
              </table:table-cell>
              <table:table-cell office:value-type="float" office:value="0.065589771025">
                <text:p>0.065589771025</text:p>
              </table:table-cell>
              <table:table-cell office:value-type="float" office:value="0.062343597969">
                <text:p>0.0623435979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7969">
                <text:p>2.67969</text:p>
              </table:table-cell>
              <table:table-cell office:value-type="float" office:value="0.298233947664">
                <text:p>0.298233947664</text:p>
              </table:table-cell>
              <table:table-cell office:value-type="float" office:value="0.066567612049">
                <text:p>0.066567612049</text:p>
              </table:table-cell>
              <table:table-cell office:value-type="float" office:value="0.063373531081">
                <text:p>0.063373531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9531">
                <text:p>2.69531</text:p>
              </table:table-cell>
              <table:table-cell office:value-type="float" office:value="0.2960121649">
                <text:p>0.2960121649</text:p>
              </table:table-cell>
              <table:table-cell office:value-type="float" office:value="0.067041637776">
                <text:p>0.067041637776</text:p>
              </table:table-cell>
              <table:table-cell office:value-type="float" office:value="0.063121035121">
                <text:p>0.063121035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1094">
                <text:p>2.71094</text:p>
              </table:table-cell>
              <table:table-cell office:value-type="float" office:value="0.2956205641">
                <text:p>0.2956205641</text:p>
              </table:table-cell>
              <table:table-cell office:value-type="float" office:value="0.068098033936">
                <text:p>0.068098033936</text:p>
              </table:table-cell>
              <table:table-cell office:value-type="float" office:value="0.061267635529">
                <text:p>0.061267635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2656">
                <text:p>2.72656</text:p>
              </table:table-cell>
              <table:table-cell office:value-type="float" office:value="0.296984671369">
                <text:p>0.296984671369</text:p>
              </table:table-cell>
              <table:table-cell office:value-type="float" office:value="0.069615767104">
                <text:p>0.069615767104</text:p>
              </table:table-cell>
              <table:table-cell office:value-type="float" office:value="0.060906784849">
                <text:p>0.060906784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4219">
                <text:p>2.74219</text:p>
              </table:table-cell>
              <table:table-cell office:value-type="float" office:value="0.297430618384">
                <text:p>0.297430618384</text:p>
              </table:table-cell>
              <table:table-cell office:value-type="float" office:value="0.071577116521">
                <text:p>0.071577116521</text:p>
              </table:table-cell>
              <table:table-cell office:value-type="float" office:value="0.060134319729">
                <text:p>0.0601343197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781">
                <text:p>2.75781</text:p>
              </table:table-cell>
              <table:table-cell office:value-type="float" office:value="0.298180431481">
                <text:p>0.298180431481</text:p>
              </table:table-cell>
              <table:table-cell office:value-type="float" office:value="0.072098694144">
                <text:p>0.072098694144</text:p>
              </table:table-cell>
              <table:table-cell office:value-type="float" office:value="0.060176014864">
                <text:p>0.0601760148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7344">
                <text:p>2.77344</text:p>
              </table:table-cell>
              <table:table-cell office:value-type="float" office:value="0.298458986596">
                <text:p>0.298458986596</text:p>
              </table:table-cell>
              <table:table-cell office:value-type="float" office:value="0.071701843984">
                <text:p>0.071701843984</text:p>
              </table:table-cell>
              <table:table-cell office:value-type="float" office:value="0.060131867524">
                <text:p>0.0601318675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8906">
                <text:p>2.78906</text:p>
              </table:table-cell>
              <table:table-cell office:value-type="float" office:value="0.297415348164">
                <text:p>0.297415348164</text:p>
              </table:table-cell>
              <table:table-cell office:value-type="float" office:value="0.071506503649">
                <text:p>0.071506503649</text:p>
              </table:table-cell>
              <table:table-cell office:value-type="float" office:value="0.0603488356">
                <text:p>0.0603488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0469">
                <text:p>2.80469</text:p>
              </table:table-cell>
              <table:table-cell office:value-type="float" office:value="0.2963822481">
                <text:p>0.2963822481</text:p>
              </table:table-cell>
              <table:table-cell office:value-type="float" office:value="0.0719097856">
                <text:p>0.0719097856</text:p>
              </table:table-cell>
              <table:table-cell office:value-type="float" office:value="0.060429930625">
                <text:p>0.06042993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2031">
                <text:p>2.82031</text:p>
              </table:table-cell>
              <table:table-cell office:value-type="float" office:value="0.297882357796">
                <text:p>0.297882357796</text:p>
              </table:table-cell>
              <table:table-cell office:value-type="float" office:value="0.071820248049">
                <text:p>0.071820248049</text:p>
              </table:table-cell>
              <table:table-cell office:value-type="float" office:value="0.060382741441">
                <text:p>0.060382741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3594">
                <text:p>2.83594</text:p>
              </table:table-cell>
              <table:table-cell office:value-type="float" office:value="0.298407635289">
                <text:p>0.298407635289</text:p>
              </table:table-cell>
              <table:table-cell office:value-type="float" office:value="0.070972689649">
                <text:p>0.070972689649</text:p>
              </table:table-cell>
              <table:table-cell office:value-type="float" office:value="0.060790354249">
                <text:p>0.0607903542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5156">
                <text:p>2.85156</text:p>
              </table:table-cell>
              <table:table-cell office:value-type="float" office:value="0.295208575561">
                <text:p>0.295208575561</text:p>
              </table:table-cell>
              <table:table-cell office:value-type="float" office:value="0.072701415424">
                <text:p>0.072701415424</text:p>
              </table:table-cell>
              <table:table-cell office:value-type="float" office:value="0.060876679824">
                <text:p>0.060876679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6719">
                <text:p>2.86719</text:p>
              </table:table-cell>
              <table:table-cell office:value-type="float" office:value="0.292087283401">
                <text:p>0.292087283401</text:p>
              </table:table-cell>
              <table:table-cell office:value-type="float" office:value="0.0749992996">
                <text:p>0.0749992996</text:p>
              </table:table-cell>
              <table:table-cell office:value-type="float" office:value="0.059828181604">
                <text:p>0.059828181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8281">
                <text:p>2.88281</text:p>
              </table:table-cell>
              <table:table-cell office:value-type="float" office:value="0.293605757316">
                <text:p>0.293605757316</text:p>
              </table:table-cell>
              <table:table-cell office:value-type="float" office:value="0.0756140004">
                <text:p>0.0756140004</text:p>
              </table:table-cell>
              <table:table-cell office:value-type="float" office:value="0.058614346816">
                <text:p>0.0586143468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9844">
                <text:p>2.89844</text:p>
              </table:table-cell>
              <table:table-cell office:value-type="float" office:value="0.295610777401">
                <text:p>0.295610777401</text:p>
              </table:table-cell>
              <table:table-cell office:value-type="float" office:value="0.07628644">
                <text:p>0.07628644</text:p>
              </table:table-cell>
              <table:table-cell office:value-type="float" office:value="0.059184671841">
                <text:p>0.0591846718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1406">
                <text:p>2.91406</text:p>
              </table:table-cell>
              <table:table-cell office:value-type="float" office:value="0.293588418244">
                <text:p>0.293588418244</text:p>
              </table:table-cell>
              <table:table-cell office:value-type="float" office:value="0.076987936089">
                <text:p>0.076987936089</text:p>
              </table:table-cell>
              <table:table-cell office:value-type="float" office:value="0.060496813521">
                <text:p>0.060496813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2969">
                <text:p>2.92969</text:p>
              </table:table-cell>
              <table:table-cell office:value-type="float" office:value="0.290412132201">
                <text:p>0.290412132201</text:p>
              </table:table-cell>
              <table:table-cell office:value-type="float" office:value="0.075714126244">
                <text:p>0.075714126244</text:p>
              </table:table-cell>
              <table:table-cell office:value-type="float" office:value="0.061534755844">
                <text:p>0.061534755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4531">
                <text:p>2.94531</text:p>
              </table:table-cell>
              <table:table-cell office:value-type="float" office:value="0.289938094681">
                <text:p>0.289938094681</text:p>
              </table:table-cell>
              <table:table-cell office:value-type="float" office:value="0.072772615696">
                <text:p>0.072772615696</text:p>
              </table:table-cell>
              <table:table-cell office:value-type="float" office:value="0.062932746496">
                <text:p>0.062932746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6094">
                <text:p>2.96094</text:p>
              </table:table-cell>
              <table:table-cell office:value-type="float" office:value="0.289455836121">
                <text:p>0.289455836121</text:p>
              </table:table-cell>
              <table:table-cell office:value-type="float" office:value="0.072655585209">
                <text:p>0.072655585209</text:p>
              </table:table-cell>
              <table:table-cell office:value-type="float" office:value="0.063773926225">
                <text:p>0.063773926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7656">
                <text:p>2.97656</text:p>
              </table:table-cell>
              <table:table-cell office:value-type="float" office:value="0.287356035136">
                <text:p>0.287356035136</text:p>
              </table:table-cell>
              <table:table-cell office:value-type="float" office:value="0.074546473024">
                <text:p>0.074546473024</text:p>
              </table:table-cell>
              <table:table-cell office:value-type="float" office:value="0.063138623076">
                <text:p>0.063138623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9219">
                <text:p>2.99219</text:p>
              </table:table-cell>
              <table:table-cell office:value-type="float" office:value="0.284791928281">
                <text:p>0.284791928281</text:p>
              </table:table-cell>
              <table:table-cell office:value-type="float" office:value="0.077006805001">
                <text:p>0.077006805001</text:p>
              </table:table-cell>
              <table:table-cell office:value-type="float" office:value="0.061535748096">
                <text:p>0.0615357480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0781">
                <text:p>3.00781</text:p>
              </table:table-cell>
              <table:table-cell office:value-type="float" office:value="0.2832261961">
                <text:p>0.2832261961</text:p>
              </table:table-cell>
              <table:table-cell office:value-type="float" office:value="0.078324977956">
                <text:p>0.078324977956</text:p>
              </table:table-cell>
              <table:table-cell office:value-type="float" office:value="0.061131573504">
                <text:p>0.061131573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2344">
                <text:p>3.02344</text:p>
              </table:table-cell>
              <table:table-cell office:value-type="float" office:value="0.282561349225">
                <text:p>0.282561349225</text:p>
              </table:table-cell>
              <table:table-cell office:value-type="float" office:value="0.079801730064">
                <text:p>0.079801730064</text:p>
              </table:table-cell>
              <table:table-cell office:value-type="float" office:value="0.062133538756">
                <text:p>0.062133538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3906">
                <text:p>3.03906</text:p>
              </table:table-cell>
              <table:table-cell office:value-type="float" office:value="0.281276426025">
                <text:p>0.281276426025</text:p>
              </table:table-cell>
              <table:table-cell office:value-type="float" office:value="0.080627034601">
                <text:p>0.080627034601</text:p>
              </table:table-cell>
              <table:table-cell office:value-type="float" office:value="0.063426407716">
                <text:p>0.063426407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5469">
                <text:p>3.05469</text:p>
              </table:table-cell>
              <table:table-cell office:value-type="float" office:value="0.279826188196">
                <text:p>0.279826188196</text:p>
              </table:table-cell>
              <table:table-cell office:value-type="float" office:value="0.079611444025">
                <text:p>0.079611444025</text:p>
              </table:table-cell>
              <table:table-cell office:value-type="float" office:value="0.064057079025">
                <text:p>0.064057079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7031">
                <text:p>3.07031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0.079894979649">
                <text:p>0.079894979649</text:p>
              </table:table-cell>
              <table:table-cell office:value-type="float" office:value="0.063588195889">
                <text:p>0.063588195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8594">
                <text:p>3.08594</text:p>
              </table:table-cell>
              <table:table-cell office:value-type="float" office:value="0.278464123809">
                <text:p>0.278464123809</text:p>
              </table:table-cell>
              <table:table-cell office:value-type="float" office:value="0.079858238464">
                <text:p>0.079858238464</text:p>
              </table:table-cell>
              <table:table-cell office:value-type="float" office:value="0.063590717584">
                <text:p>0.063590717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0156">
                <text:p>3.10156</text:p>
              </table:table-cell>
              <table:table-cell office:value-type="float" office:value="0.2772127801">
                <text:p>0.2772127801</text:p>
              </table:table-cell>
              <table:table-cell office:value-type="float" office:value="0.080123529721">
                <text:p>0.080123529721</text:p>
              </table:table-cell>
              <table:table-cell office:value-type="float" office:value="0.063023592025">
                <text:p>0.0630235920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1719">
                <text:p>3.11719</text:p>
              </table:table-cell>
              <table:table-cell office:value-type="float" office:value="0.2766023649">
                <text:p>0.2766023649</text:p>
              </table:table-cell>
              <table:table-cell office:value-type="float" office:value="0.080163163161">
                <text:p>0.080163163161</text:p>
              </table:table-cell>
              <table:table-cell office:value-type="float" office:value="0.061232492304">
                <text:p>0.061232492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3281">
                <text:p>3.13281</text:p>
              </table:table-cell>
              <table:table-cell office:value-type="float" office:value="0.274895733025">
                <text:p>0.274895733025</text:p>
              </table:table-cell>
              <table:table-cell office:value-type="float" office:value="0.0797045824">
                <text:p>0.0797045824</text:p>
              </table:table-cell>
              <table:table-cell office:value-type="float" office:value="0.061126628644">
                <text:p>0.0611266286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844">
                <text:p>3.14844</text:p>
              </table:table-cell>
              <table:table-cell office:value-type="float" office:value="0.272833852225">
                <text:p>0.272833852225</text:p>
              </table:table-cell>
              <table:table-cell office:value-type="float" office:value="0.079401095524">
                <text:p>0.079401095524</text:p>
              </table:table-cell>
              <table:table-cell office:value-type="float" office:value="0.062540506561">
                <text:p>0.062540506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6406">
                <text:p>3.16406</text:p>
              </table:table-cell>
              <table:table-cell office:value-type="float" office:value="0.272065516801">
                <text:p>0.272065516801</text:p>
              </table:table-cell>
              <table:table-cell office:value-type="float" office:value="0.080226597049">
                <text:p>0.080226597049</text:p>
              </table:table-cell>
              <table:table-cell office:value-type="float" office:value="0.063406765249">
                <text:p>0.063406765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7969">
                <text:p>3.17969</text:p>
              </table:table-cell>
              <table:table-cell office:value-type="float" office:value="0.271344102649">
                <text:p>0.271344102649</text:p>
              </table:table-cell>
              <table:table-cell office:value-type="float" office:value="0.081536518116">
                <text:p>0.081536518116</text:p>
              </table:table-cell>
              <table:table-cell office:value-type="float" office:value="0.064574433225">
                <text:p>0.0645744332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9531">
                <text:p>3.19531</text:p>
              </table:table-cell>
              <table:table-cell office:value-type="float" office:value="0.268874397961">
                <text:p>0.268874397961</text:p>
              </table:table-cell>
              <table:table-cell office:value-type="float" office:value="0.083884957641">
                <text:p>0.083884957641</text:p>
              </table:table-cell>
              <table:table-cell office:value-type="float" office:value="0.064772286016">
                <text:p>0.064772286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1094">
                <text:p>3.21094</text:p>
              </table:table-cell>
              <table:table-cell office:value-type="float" office:value="0.266148682816">
                <text:p>0.266148682816</text:p>
              </table:table-cell>
              <table:table-cell office:value-type="float" office:value="0.087069845776">
                <text:p>0.087069845776</text:p>
              </table:table-cell>
              <table:table-cell office:value-type="float" office:value="0.064930684225">
                <text:p>0.064930684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2656">
                <text:p>3.22656</text:p>
              </table:table-cell>
              <table:table-cell office:value-type="float" office:value="0.264164132961">
                <text:p>0.264164132961</text:p>
              </table:table-cell>
              <table:table-cell office:value-type="float" office:value="0.087945461136">
                <text:p>0.087945461136</text:p>
              </table:table-cell>
              <table:table-cell office:value-type="float" office:value="0.064876674681">
                <text:p>0.064876674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4219">
                <text:p>3.24219</text:p>
              </table:table-cell>
              <table:table-cell office:value-type="float" office:value="0.263406059361">
                <text:p>0.263406059361</text:p>
              </table:table-cell>
              <table:table-cell office:value-type="float" office:value="0.086829230224">
                <text:p>0.086829230224</text:p>
              </table:table-cell>
              <table:table-cell office:value-type="float" office:value="0.064374345841">
                <text:p>0.0643743458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5781">
                <text:p>3.25781</text:p>
              </table:table-cell>
              <table:table-cell office:value-type="float" office:value="0.261549393561">
                <text:p>0.261549393561</text:p>
              </table:table-cell>
              <table:table-cell office:value-type="float" office:value="0.085888852624">
                <text:p>0.085888852624</text:p>
              </table:table-cell>
              <table:table-cell office:value-type="float" office:value="0.065192898241">
                <text:p>0.0651928982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7344">
                <text:p>3.27344</text:p>
              </table:table-cell>
              <table:table-cell office:value-type="float" office:value="0.2601204004">
                <text:p>0.2601204004</text:p>
              </table:table-cell>
              <table:table-cell office:value-type="float" office:value="0.086950086129">
                <text:p>0.086950086129</text:p>
              </table:table-cell>
              <table:table-cell office:value-type="float" office:value="0.066415474944">
                <text:p>0.066415474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8906">
                <text:p>3.28906</text:p>
              </table:table-cell>
              <table:table-cell office:value-type="float" office:value="0.260662323601">
                <text:p>0.260662323601</text:p>
              </table:table-cell>
              <table:table-cell office:value-type="float" office:value="0.089337025449">
                <text:p>0.089337025449</text:p>
              </table:table-cell>
              <table:table-cell office:value-type="float" office:value="0.066273808969">
                <text:p>0.066273808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0469">
                <text:p>3.30469</text:p>
              </table:table-cell>
              <table:table-cell office:value-type="float" office:value="0.260473453956">
                <text:p>0.260473453956</text:p>
              </table:table-cell>
              <table:table-cell office:value-type="float" office:value="0.089733797136">
                <text:p>0.089733797136</text:p>
              </table:table-cell>
              <table:table-cell office:value-type="float" office:value="0.065438244481">
                <text:p>0.065438244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2031">
                <text:p>3.32031</text:p>
              </table:table-cell>
              <table:table-cell office:value-type="float" office:value="0.258638359225">
                <text:p>0.258638359225</text:p>
              </table:table-cell>
              <table:table-cell office:value-type="float" office:value="0.088574092996">
                <text:p>0.088574092996</text:p>
              </table:table-cell>
              <table:table-cell office:value-type="float" office:value="0.065714809801">
                <text:p>0.0657148098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3594">
                <text:p>3.33594</text:p>
              </table:table-cell>
              <table:table-cell office:value-type="float" office:value="0.257568430144">
                <text:p>0.257568430144</text:p>
              </table:table-cell>
              <table:table-cell office:value-type="float" office:value="0.0887205796">
                <text:p>0.0887205796</text:p>
              </table:table-cell>
              <table:table-cell office:value-type="float" office:value="0.066449497284">
                <text:p>0.066449497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5156">
                <text:p>3.35156</text:p>
              </table:table-cell>
              <table:table-cell office:value-type="float" office:value="0.256409564161">
                <text:p>0.256409564161</text:p>
              </table:table-cell>
              <table:table-cell office:value-type="float" office:value="0.0900120004">
                <text:p>0.0900120004</text:p>
              </table:table-cell>
              <table:table-cell office:value-type="float" office:value="0.067362049764">
                <text:p>0.0673620497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6719">
                <text:p>3.36719</text:p>
              </table:table-cell>
              <table:table-cell office:value-type="float" office:value="0.254639325924">
                <text:p>0.254639325924</text:p>
              </table:table-cell>
              <table:table-cell office:value-type="float" office:value="0.090616050625">
                <text:p>0.090616050625</text:p>
              </table:table-cell>
              <table:table-cell office:value-type="float" office:value="0.068511492009">
                <text:p>0.068511492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8281">
                <text:p>3.38281</text:p>
              </table:table-cell>
              <table:table-cell office:value-type="float" office:value="0.254904824161">
                <text:p>0.254904824161</text:p>
              </table:table-cell>
              <table:table-cell office:value-type="float" office:value="0.089853060025">
                <text:p>0.089853060025</text:p>
              </table:table-cell>
              <table:table-cell office:value-type="float" office:value="0.069340582276">
                <text:p>0.069340582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9844">
                <text:p>3.39844</text:p>
              </table:table-cell>
              <table:table-cell office:value-type="float" office:value="0.256940513449">
                <text:p>0.256940513449</text:p>
              </table:table-cell>
              <table:table-cell office:value-type="float" office:value="0.090989102736">
                <text:p>0.090989102736</text:p>
              </table:table-cell>
              <table:table-cell office:value-type="float" office:value="0.069367444129">
                <text:p>0.069367444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41406">
                <text:p>3.41406</text:p>
              </table:table-cell>
              <table:table-cell office:value-type="float" office:value="0.257143310649">
                <text:p>0.257143310649</text:p>
              </table:table-cell>
              <table:table-cell office:value-type="float" office:value="0.092338192384">
                <text:p>0.092338192384</text:p>
              </table:table-cell>
              <table:table-cell office:value-type="float" office:value="0.068712661161">
                <text:p>0.0687126611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2969">
                <text:p>3.42969</text:p>
              </table:table-cell>
              <table:table-cell office:value-type="float" office:value="0.256084578304">
                <text:p>0.256084578304</text:p>
              </table:table-cell>
              <table:table-cell office:value-type="float" office:value="0.092856106729">
                <text:p>0.092856106729</text:p>
              </table:table-cell>
              <table:table-cell office:value-type="float" office:value="0.067530857689">
                <text:p>0.067530857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4531">
                <text:p>3.44531</text:p>
              </table:table-cell>
              <table:table-cell office:value-type="float" office:value="0.254905833924">
                <text:p>0.254905833924</text:p>
              </table:table-cell>
              <table:table-cell office:value-type="float" office:value="0.092191784161">
                <text:p>0.092191784161</text:p>
              </table:table-cell>
              <table:table-cell office:value-type="float" office:value="0.067254123556">
                <text:p>0.067254123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6094">
                <text:p>3.46094</text:p>
              </table:table-cell>
              <table:table-cell office:value-type="float" office:value="0.254880590449">
                <text:p>0.254880590449</text:p>
              </table:table-cell>
              <table:table-cell office:value-type="float" office:value="0.092860982361">
                <text:p>0.092860982361</text:p>
              </table:table-cell>
              <table:table-cell office:value-type="float" office:value="0.069086968336">
                <text:p>0.069086968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7656">
                <text:p>3.47656</text:p>
              </table:table-cell>
              <table:table-cell office:value-type="float" office:value="0.254584830096">
                <text:p>0.254584830096</text:p>
              </table:table-cell>
              <table:table-cell office:value-type="float" office:value="0.093925086784">
                <text:p>0.093925086784</text:p>
              </table:table-cell>
              <table:table-cell office:value-type="float" office:value="0.070980682084">
                <text:p>0.070980682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9219">
                <text:p>3.49219</text:p>
              </table:table-cell>
              <table:table-cell office:value-type="float" office:value="0.254793762441">
                <text:p>0.254793762441</text:p>
              </table:table-cell>
              <table:table-cell office:value-type="float" office:value="0.095896128241">
                <text:p>0.095896128241</text:p>
              </table:table-cell>
              <table:table-cell office:value-type="float" office:value="0.071418286564">
                <text:p>0.071418286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50781">
                <text:p>3.50781</text:p>
              </table:table-cell>
              <table:table-cell office:value-type="float" office:value="0.254392123129">
                <text:p>0.254392123129</text:p>
              </table:table-cell>
              <table:table-cell office:value-type="float" office:value="0.097697504356">
                <text:p>0.097697504356</text:p>
              </table:table-cell>
              <table:table-cell office:value-type="float" office:value="0.071116622329">
                <text:p>0.0711166223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2344">
                <text:p>3.52344</text:p>
              </table:table-cell>
              <table:table-cell office:value-type="float" office:value="0.253334042329">
                <text:p>0.253334042329</text:p>
              </table:table-cell>
              <table:table-cell office:value-type="float" office:value="0.095493978441">
                <text:p>0.095493978441</text:p>
              </table:table-cell>
              <table:table-cell office:value-type="float" office:value="0.070333692025">
                <text:p>0.070333692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3906">
                <text:p>3.53906</text:p>
              </table:table-cell>
              <table:table-cell office:value-type="float" office:value="0.252627869641">
                <text:p>0.252627869641</text:p>
              </table:table-cell>
              <table:table-cell office:value-type="float" office:value="0.092073406096">
                <text:p>0.092073406096</text:p>
              </table:table-cell>
              <table:table-cell office:value-type="float" office:value="0.071068628569">
                <text:p>0.071068628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5469">
                <text:p>3.55469</text:p>
              </table:table-cell>
              <table:table-cell office:value-type="float" office:value="0.251629647129">
                <text:p>0.251629647129</text:p>
              </table:table-cell>
              <table:table-cell office:value-type="float" office:value="0.091689656809">
                <text:p>0.091689656809</text:p>
              </table:table-cell>
              <table:table-cell office:value-type="float" office:value="0.072608152681">
                <text:p>0.072608152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7031">
                <text:p>3.57031</text:p>
              </table:table-cell>
              <table:table-cell office:value-type="float" office:value="0.250154023716">
                <text:p>0.250154023716</text:p>
              </table:table-cell>
              <table:table-cell office:value-type="float" office:value="0.0929762064">
                <text:p>0.0929762064</text:p>
              </table:table-cell>
              <table:table-cell office:value-type="float" office:value="0.0737828569">
                <text:p>0.0737828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8594">
                <text:p>3.58594</text:p>
              </table:table-cell>
              <table:table-cell office:value-type="float" office:value="0.249087833569">
                <text:p>0.249087833569</text:p>
              </table:table-cell>
              <table:table-cell office:value-type="float" office:value="0.094914518724">
                <text:p>0.094914518724</text:p>
              </table:table-cell>
              <table:table-cell office:value-type="float" office:value="0.073810565761">
                <text:p>0.0738105657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0156">
                <text:p>3.60156</text:p>
              </table:table-cell>
              <table:table-cell office:value-type="float" office:value="0.248917175056">
                <text:p>0.248917175056</text:p>
              </table:table-cell>
              <table:table-cell office:value-type="float" office:value="0.096083260729">
                <text:p>0.096083260729</text:p>
              </table:table-cell>
              <table:table-cell office:value-type="float" office:value="0.072514949796">
                <text:p>0.072514949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1719">
                <text:p>3.61719</text:p>
              </table:table-cell>
              <table:table-cell office:value-type="float" office:value="0.2494503025">
                <text:p>0.2494503025</text:p>
              </table:table-cell>
              <table:table-cell office:value-type="float" office:value="0.096188060164">
                <text:p>0.096188060164</text:p>
              </table:table-cell>
              <table:table-cell office:value-type="float" office:value="0.071348820544">
                <text:p>0.0713488205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3281">
                <text:p>3.63281</text:p>
              </table:table-cell>
              <table:table-cell office:value-type="float" office:value="0.2496301369">
                <text:p>0.2496301369</text:p>
              </table:table-cell>
              <table:table-cell office:value-type="float" office:value="0.096628344201">
                <text:p>0.096628344201</text:p>
              </table:table-cell>
              <table:table-cell office:value-type="float" office:value="0.071528967601">
                <text:p>0.071528967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4844">
                <text:p>3.64844</text:p>
              </table:table-cell>
              <table:table-cell office:value-type="float" office:value="0.2487515625">
                <text:p>0.2487515625</text:p>
              </table:table-cell>
              <table:table-cell office:value-type="float" office:value="0.097654375009">
                <text:p>0.097654375009</text:p>
              </table:table-cell>
              <table:table-cell office:value-type="float" office:value="0.072290001424">
                <text:p>0.0722900014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406">
                <text:p>3.66406</text:p>
              </table:table-cell>
              <table:table-cell office:value-type="float" office:value="0.247321214596">
                <text:p>0.247321214596</text:p>
              </table:table-cell>
              <table:table-cell office:value-type="float" office:value="0.097357104441">
                <text:p>0.097357104441</text:p>
              </table:table-cell>
              <table:table-cell office:value-type="float" office:value="0.073727997841">
                <text:p>0.073727997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7969">
                <text:p>3.67969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0.095281490329">
                <text:p>0.095281490329</text:p>
              </table:table-cell>
              <table:table-cell office:value-type="float" office:value="0.073293649984">
                <text:p>0.0732936499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9531">
                <text:p>3.69531</text:p>
              </table:table-cell>
              <table:table-cell office:value-type="float" office:value="0.243387315649">
                <text:p>0.243387315649</text:p>
              </table:table-cell>
              <table:table-cell office:value-type="float" office:value="0.094580236521">
                <text:p>0.094580236521</text:p>
              </table:table-cell>
              <table:table-cell office:value-type="float" office:value="0.071833648324">
                <text:p>0.071833648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71094">
                <text:p>3.71094</text:p>
              </table:table-cell>
              <table:table-cell office:value-type="float" office:value="0.241567335025">
                <text:p>0.241567335025</text:p>
              </table:table-cell>
              <table:table-cell office:value-type="float" office:value="0.095311125625">
                <text:p>0.095311125625</text:p>
              </table:table-cell>
              <table:table-cell office:value-type="float" office:value="0.0723018321">
                <text:p>0.07230183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2656">
                <text:p>3.72656</text:p>
              </table:table-cell>
              <table:table-cell office:value-type="float" office:value="0.2427138756">
                <text:p>0.2427138756</text:p>
              </table:table-cell>
              <table:table-cell office:value-type="float" office:value="0.097392053929">
                <text:p>0.097392053929</text:p>
              </table:table-cell>
              <table:table-cell office:value-type="float" office:value="0.072801213489">
                <text:p>0.072801213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4219">
                <text:p>3.74219</text:p>
              </table:table-cell>
              <table:table-cell office:value-type="float" office:value="0.244527283009">
                <text:p>0.244527283009</text:p>
              </table:table-cell>
              <table:table-cell office:value-type="float" office:value="0.1005460681">
                <text:p>0.1005460681</text:p>
              </table:table-cell>
              <table:table-cell office:value-type="float" office:value="0.072365842081">
                <text:p>0.072365842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5781">
                <text:p>3.75781</text:p>
              </table:table-cell>
              <table:table-cell office:value-type="float" office:value="0.244535195025">
                <text:p>0.244535195025</text:p>
              </table:table-cell>
              <table:table-cell office:value-type="float" office:value="0.102181876281">
                <text:p>0.102181876281</text:p>
              </table:table-cell>
              <table:table-cell office:value-type="float" office:value="0.071468536896">
                <text:p>0.0714685368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7344">
                <text:p>3.77344</text:p>
              </table:table-cell>
              <table:table-cell office:value-type="float" office:value="0.243632075281">
                <text:p>0.243632075281</text:p>
              </table:table-cell>
              <table:table-cell office:value-type="float" office:value="0.100637410756">
                <text:p>0.100637410756</text:p>
              </table:table-cell>
              <table:table-cell office:value-type="float" office:value="0.071276718529">
                <text:p>0.0712767185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8906">
                <text:p>3.78906</text:p>
              </table:table-cell>
              <table:table-cell office:value-type="float" office:value="0.244099236096">
                <text:p>0.244099236096</text:p>
              </table:table-cell>
              <table:table-cell office:value-type="float" office:value="0.098739864441">
                <text:p>0.098739864441</text:p>
              </table:table-cell>
              <table:table-cell office:value-type="float" office:value="0.0709583044">
                <text:p>0.07095830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80469">
                <text:p>3.80469</text:p>
              </table:table-cell>
              <table:table-cell office:value-type="float" office:value="0.2431278864">
                <text:p>0.2431278864</text:p>
              </table:table-cell>
              <table:table-cell office:value-type="float" office:value="0.099202951225">
                <text:p>0.099202951225</text:p>
              </table:table-cell>
              <table:table-cell office:value-type="float" office:value="0.071574976225">
                <text:p>0.071574976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2031">
                <text:p>3.82031</text:p>
              </table:table-cell>
              <table:table-cell office:value-type="float" office:value="0.241367829264">
                <text:p>0.241367829264</text:p>
              </table:table-cell>
              <table:table-cell office:value-type="float" office:value="0.101223876649">
                <text:p>0.101223876649</text:p>
              </table:table-cell>
              <table:table-cell office:value-type="float" office:value="0.071998842276">
                <text:p>0.0719988422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3594">
                <text:p>3.83594</text:p>
              </table:table-cell>
              <table:table-cell office:value-type="float" office:value="0.240386245264">
                <text:p>0.240386245264</text:p>
              </table:table-cell>
              <table:table-cell office:value-type="float" office:value="0.102229191289">
                <text:p>0.102229191289</text:p>
              </table:table-cell>
              <table:table-cell office:value-type="float" office:value="0.070526893761">
                <text:p>0.07052689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5156">
                <text:p>3.85156</text:p>
              </table:table-cell>
              <table:table-cell office:value-type="float" office:value="0.239673889225">
                <text:p>0.239673889225</text:p>
              </table:table-cell>
              <table:table-cell office:value-type="float" office:value="0.100559386321">
                <text:p>0.100559386321</text:p>
              </table:table-cell>
              <table:table-cell office:value-type="float" office:value="0.070502994576">
                <text:p>0.070502994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6719">
                <text:p>3.86719</text:p>
              </table:table-cell>
              <table:table-cell office:value-type="float" office:value="0.238795436889">
                <text:p>0.238795436889</text:p>
              </table:table-cell>
              <table:table-cell office:value-type="float" office:value="0.099562967296">
                <text:p>0.099562967296</text:p>
              </table:table-cell>
              <table:table-cell office:value-type="float" office:value="0.073863824841">
                <text:p>0.0738638248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8281">
                <text:p>3.88281</text:p>
              </table:table-cell>
              <table:table-cell office:value-type="float" office:value="0.238631273001">
                <text:p>0.238631273001</text:p>
              </table:table-cell>
              <table:table-cell office:value-type="float" office:value="0.099688590225">
                <text:p>0.099688590225</text:p>
              </table:table-cell>
              <table:table-cell office:value-type="float" office:value="0.077173951204">
                <text:p>0.0771739512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9844">
                <text:p>3.89844</text:p>
              </table:table-cell>
              <table:table-cell office:value-type="float" office:value="0.238871675025">
                <text:p>0.238871675025</text:p>
              </table:table-cell>
              <table:table-cell office:value-type="float" office:value="0.101743136784">
                <text:p>0.101743136784</text:p>
              </table:table-cell>
              <table:table-cell office:value-type="float" office:value="0.076523050384">
                <text:p>0.0765230503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1406">
                <text:p>3.91406</text:p>
              </table:table-cell>
              <table:table-cell office:value-type="float" office:value="0.238161568324">
                <text:p>0.238161568324</text:p>
              </table:table-cell>
              <table:table-cell office:value-type="float" office:value="0.102244539049">
                <text:p>0.102244539049</text:p>
              </table:table-cell>
              <table:table-cell office:value-type="float" office:value="0.073739945601">
                <text:p>0.073739945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2969">
                <text:p>3.92969</text:p>
              </table:table-cell>
              <table:table-cell office:value-type="float" office:value="0.235745207296">
                <text:p>0.235745207296</text:p>
              </table:table-cell>
              <table:table-cell office:value-type="float" office:value="0.101584988176">
                <text:p>0.101584988176</text:p>
              </table:table-cell>
              <table:table-cell office:value-type="float" office:value="0.072831975876">
                <text:p>0.0728319758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4531">
                <text:p>3.94531</text:p>
              </table:table-cell>
              <table:table-cell office:value-type="float" office:value="0.236094922816">
                <text:p>0.236094922816</text:p>
              </table:table-cell>
              <table:table-cell office:value-type="float" office:value="0.101523165129">
                <text:p>0.101523165129</text:p>
              </table:table-cell>
              <table:table-cell office:value-type="float" office:value="0.074116795536">
                <text:p>0.074116795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6094">
                <text:p>3.96094</text:p>
              </table:table-cell>
              <table:table-cell office:value-type="float" office:value="0.239303920969">
                <text:p>0.239303920969</text:p>
              </table:table-cell>
              <table:table-cell office:value-type="float" office:value="0.101408491809">
                <text:p>0.101408491809</text:p>
              </table:table-cell>
              <table:table-cell office:value-type="float" office:value="0.076293621369">
                <text:p>0.0762936213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7656">
                <text:p>3.97656</text:p>
              </table:table-cell>
              <table:table-cell office:value-type="float" office:value="0.239142516484">
                <text:p>0.239142516484</text:p>
              </table:table-cell>
              <table:table-cell office:value-type="float" office:value="0.102203614249">
                <text:p>0.102203614249</text:p>
              </table:table-cell>
              <table:table-cell office:value-type="float" office:value="0.076614918436">
                <text:p>0.0766149184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9219">
                <text:p>3.99219</text:p>
              </table:table-cell>
              <table:table-cell office:value-type="float" office:value="0.237631875625">
                <text:p>0.237631875625</text:p>
              </table:table-cell>
              <table:table-cell office:value-type="float" office:value="0.102808727044">
                <text:p>0.102808727044</text:p>
              </table:table-cell>
              <table:table-cell office:value-type="float" office:value="0.076560676416">
                <text:p>0.076560676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00781">
                <text:p>4.00781</text:p>
              </table:table-cell>
              <table:table-cell office:value-type="float" office:value="0.239712076816">
                <text:p>0.239712076816</text:p>
              </table:table-cell>
              <table:table-cell office:value-type="float" office:value="0.102162697641">
                <text:p>0.102162697641</text:p>
              </table:table-cell>
              <table:table-cell office:value-type="float" office:value="0.075435369025">
                <text:p>0.075435369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2344">
                <text:p>4.02344</text:p>
              </table:table-cell>
              <table:table-cell office:value-type="float" office:value="0.243290630025">
                <text:p>0.243290630025</text:p>
              </table:table-cell>
              <table:table-cell office:value-type="float" office:value="0.101879064225">
                <text:p>0.101879064225</text:p>
              </table:table-cell>
              <table:table-cell office:value-type="float" office:value="0.075016279881">
                <text:p>0.075016279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3906">
                <text:p>4.03906</text:p>
              </table:table-cell>
              <table:table-cell office:value-type="float" office:value="0.24383844">
                <text:p>0.24383844</text:p>
              </table:table-cell>
              <table:table-cell office:value-type="float" office:value="0.103014037764">
                <text:p>0.103014037764</text:p>
              </table:table-cell>
              <table:table-cell office:value-type="float" office:value="0.075094633156">
                <text:p>0.075094633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5469">
                <text:p>4.05469</text:p>
              </table:table-cell>
              <table:table-cell office:value-type="float" office:value="0.242926751376">
                <text:p>0.242926751376</text:p>
              </table:table-cell>
              <table:table-cell office:value-type="float" office:value="0.105310634256">
                <text:p>0.105310634256</text:p>
              </table:table-cell>
              <table:table-cell office:value-type="float" office:value="0.076080533929">
                <text:p>0.076080533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7031">
                <text:p>4.07031</text:p>
              </table:table-cell>
              <table:table-cell office:value-type="float" office:value="0.244927989604">
                <text:p>0.244927989604</text:p>
              </table:table-cell>
              <table:table-cell office:value-type="float" office:value="0.105740731684">
                <text:p>0.105740731684</text:p>
              </table:table-cell>
              <table:table-cell office:value-type="float" office:value="0.077701005001">
                <text:p>0.077701005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8594">
                <text:p>4.08594</text:p>
              </table:table-cell>
              <table:table-cell office:value-type="float" office:value="0.246845017225">
                <text:p>0.246845017225</text:p>
              </table:table-cell>
              <table:table-cell office:value-type="float" office:value="0.103923706384">
                <text:p>0.103923706384</text:p>
              </table:table-cell>
              <table:table-cell office:value-type="float" office:value="0.078448167396">
                <text:p>0.0784481673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10156">
                <text:p>4.10156</text:p>
              </table:table-cell>
              <table:table-cell office:value-type="float" office:value="0.244766678121">
                <text:p>0.244766678121</text:p>
              </table:table-cell>
              <table:table-cell office:value-type="float" office:value="0.103620897604">
                <text:p>0.103620897604</text:p>
              </table:table-cell>
              <table:table-cell office:value-type="float" office:value="0.077240638084">
                <text:p>0.077240638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1719">
                <text:p>4.11719</text:p>
              </table:table-cell>
              <table:table-cell office:value-type="float" office:value="0.244457069476">
                <text:p>0.244457069476</text:p>
              </table:table-cell>
              <table:table-cell office:value-type="float" office:value="0.103723287721">
                <text:p>0.103723287721</text:p>
              </table:table-cell>
              <table:table-cell office:value-type="float" office:value="0.0759057601">
                <text:p>0.0759057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3281">
                <text:p>4.13281</text:p>
              </table:table-cell>
              <table:table-cell office:value-type="float" office:value="0.247676424241">
                <text:p>0.247676424241</text:p>
              </table:table-cell>
              <table:table-cell office:value-type="float" office:value="0.104259243664">
                <text:p>0.104259243664</text:p>
              </table:table-cell>
              <table:table-cell office:value-type="float" office:value="0.074981225929">
                <text:p>0.0749812259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4844">
                <text:p>4.14844</text:p>
              </table:table-cell>
              <table:table-cell office:value-type="float" office:value="0.248002008004">
                <text:p>0.248002008004</text:p>
              </table:table-cell>
              <table:table-cell office:value-type="float" office:value="0.104041728025">
                <text:p>0.104041728025</text:p>
              </table:table-cell>
              <table:table-cell office:value-type="float" office:value="0.075435369025">
                <text:p>0.075435369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6406">
                <text:p>4.16406</text:p>
              </table:table-cell>
              <table:table-cell office:value-type="float" office:value="0.244665761769">
                <text:p>0.244665761769</text:p>
              </table:table-cell>
              <table:table-cell office:value-type="float" office:value="0.1043419204">
                <text:p>0.1043419204</text:p>
              </table:table-cell>
              <table:table-cell office:value-type="float" office:value="0.076157233156">
                <text:p>0.076157233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7969">
                <text:p>4.17969</text:p>
              </table:table-cell>
              <table:table-cell office:value-type="float" office:value="0.2445698116">
                <text:p>0.2445698116</text:p>
              </table:table-cell>
              <table:table-cell office:value-type="float" office:value="0.107319794409">
                <text:p>0.107319794409</text:p>
              </table:table-cell>
              <table:table-cell office:value-type="float" office:value="0.077301236961">
                <text:p>0.0773012369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9531">
                <text:p>4.19531</text:p>
              </table:table-cell>
              <table:table-cell office:value-type="float" office:value="0.247319225344">
                <text:p>0.247319225344</text:p>
              </table:table-cell>
              <table:table-cell office:value-type="float" office:value="0.108931022209">
                <text:p>0.108931022209</text:p>
              </table:table-cell>
              <table:table-cell office:value-type="float" office:value="0.078131989441">
                <text:p>0.078131989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1094">
                <text:p>4.21094</text:p>
              </table:table-cell>
              <table:table-cell office:value-type="float" office:value="0.248612929321">
                <text:p>0.248612929321</text:p>
              </table:table-cell>
              <table:table-cell office:value-type="float" office:value="0.108158107876">
                <text:p>0.108158107876</text:p>
              </table:table-cell>
              <table:table-cell office:value-type="float" office:value="0.077498208225">
                <text:p>0.0774982082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2656">
                <text:p>4.22656</text:p>
              </table:table-cell>
              <table:table-cell office:value-type="float" office:value="0.247529135529">
                <text:p>0.247529135529</text:p>
              </table:table-cell>
              <table:table-cell office:value-type="float" office:value="0.107836708225">
                <text:p>0.107836708225</text:p>
              </table:table-cell>
              <table:table-cell office:value-type="float" office:value="0.077055652921">
                <text:p>0.0770556529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4219">
                <text:p>4.24219</text:p>
              </table:table-cell>
              <table:table-cell office:value-type="float" office:value="0.246128108769">
                <text:p>0.246128108769</text:p>
              </table:table-cell>
              <table:table-cell office:value-type="float" office:value="0.107591216121">
                <text:p>0.107591216121</text:p>
              </table:table-cell>
              <table:table-cell office:value-type="float" office:value="0.076886416656">
                <text:p>0.076886416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5781">
                <text:p>4.25781</text:p>
              </table:table-cell>
              <table:table-cell office:value-type="float" office:value="0.246056673681">
                <text:p>0.246056673681</text:p>
              </table:table-cell>
              <table:table-cell office:value-type="float" office:value="0.104670366784">
                <text:p>0.104670366784</text:p>
              </table:table-cell>
              <table:table-cell office:value-type="float" office:value="0.079317146689">
                <text:p>0.0793171466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7344">
                <text:p>4.27344</text:p>
              </table:table-cell>
              <table:table-cell office:value-type="float" office:value="0.246090405625">
                <text:p>0.246090405625</text:p>
              </table:table-cell>
              <table:table-cell office:value-type="float" office:value="0.1016908321">
                <text:p>0.1016908321</text:p>
              </table:table-cell>
              <table:table-cell office:value-type="float" office:value="0.081452589201">
                <text:p>0.081452589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8906">
                <text:p>4.28906</text:p>
              </table:table-cell>
              <table:table-cell office:value-type="float" office:value="0.246170776336">
                <text:p>0.246170776336</text:p>
              </table:table-cell>
              <table:table-cell office:value-type="float" office:value="0.100566997129">
                <text:p>0.100566997129</text:p>
              </table:table-cell>
              <table:table-cell office:value-type="float" office:value="0.080812275625">
                <text:p>0.08081227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0469">
                <text:p>4.30469</text:p>
              </table:table-cell>
              <table:table-cell office:value-type="float" office:value="0.245263648081">
                <text:p>0.245263648081</text:p>
              </table:table-cell>
              <table:table-cell office:value-type="float" office:value="0.100903428409">
                <text:p>0.100903428409</text:p>
              </table:table-cell>
              <table:table-cell office:value-type="float" office:value="0.078551833441">
                <text:p>0.0785518334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2031">
                <text:p>4.32031</text:p>
              </table:table-cell>
              <table:table-cell office:value-type="float" office:value="0.243922393225">
                <text:p>0.243922393225</text:p>
              </table:table-cell>
              <table:table-cell office:value-type="float" office:value="0.099987499264">
                <text:p>0.099987499264</text:p>
              </table:table-cell>
              <table:table-cell office:value-type="float" office:value="0.076975173136">
                <text:p>0.076975173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3594">
                <text:p>4.33594</text:p>
              </table:table-cell>
              <table:table-cell office:value-type="float" office:value="0.244088366809">
                <text:p>0.244088366809</text:p>
              </table:table-cell>
              <table:table-cell office:value-type="float" office:value="0.1009777729">
                <text:p>0.1009777729</text:p>
              </table:table-cell>
              <table:table-cell office:value-type="float" office:value="0.076324007824">
                <text:p>0.076324007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5156">
                <text:p>4.35156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0.103848285025">
                <text:p>0.103848285025</text:p>
              </table:table-cell>
              <table:table-cell office:value-type="float" office:value="0.076310747536">
                <text:p>0.0763107475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6719">
                <text:p>4.36719</text:p>
              </table:table-cell>
              <table:table-cell office:value-type="float" office:value="0.243671564161">
                <text:p>0.243671564161</text:p>
              </table:table-cell>
              <table:table-cell office:value-type="float" office:value="0.104525476416">
                <text:p>0.104525476416</text:p>
              </table:table-cell>
              <table:table-cell office:value-type="float" office:value="0.076851482841">
                <text:p>0.076851482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8281">
                <text:p>4.38281</text:p>
              </table:table-cell>
              <table:table-cell office:value-type="float" office:value="0.241273510416">
                <text:p>0.241273510416</text:p>
              </table:table-cell>
              <table:table-cell office:value-type="float" office:value="0.104855506596">
                <text:p>0.104855506596</text:p>
              </table:table-cell>
              <table:table-cell office:value-type="float" office:value="0.078609579876">
                <text:p>0.078609579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9844">
                <text:p>4.39844</text:p>
              </table:table-cell>
              <table:table-cell office:value-type="float" office:value="0.242717816896">
                <text:p>0.242717816896</text:p>
              </table:table-cell>
              <table:table-cell office:value-type="float" office:value="0.104403949456">
                <text:p>0.104403949456</text:p>
              </table:table-cell>
              <table:table-cell office:value-type="float" office:value="0.078915484561">
                <text:p>0.078915484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1406">
                <text:p>4.41406</text:p>
              </table:table-cell>
              <table:table-cell office:value-type="float" office:value="0.245660000881">
                <text:p>0.245660000881</text:p>
              </table:table-cell>
              <table:table-cell office:value-type="float" office:value="0.103971422916">
                <text:p>0.103971422916</text:p>
              </table:table-cell>
              <table:table-cell office:value-type="float" office:value="0.077143951504">
                <text:p>0.0771439515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2969">
                <text:p>4.42969</text:p>
              </table:table-cell>
              <table:table-cell office:value-type="float" office:value="0.242837056225">
                <text:p>0.242837056225</text:p>
              </table:table-cell>
              <table:table-cell office:value-type="float" office:value="0.104182409529">
                <text:p>0.104182409529</text:p>
              </table:table-cell>
              <table:table-cell office:value-type="float" office:value="0.076356610929">
                <text:p>0.0763566109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4531">
                <text:p>4.44531</text:p>
              </table:table-cell>
              <table:table-cell office:value-type="float" office:value="0.239871714289">
                <text:p>0.239871714289</text:p>
              </table:table-cell>
              <table:table-cell office:value-type="float" office:value="0.105063498225">
                <text:p>0.105063498225</text:p>
              </table:table-cell>
              <table:table-cell office:value-type="float" office:value="0.076854255076">
                <text:p>0.076854255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6094">
                <text:p>4.46094</text:p>
              </table:table-cell>
              <table:table-cell office:value-type="float" office:value="0.242584815841">
                <text:p>0.242584815841</text:p>
              </table:table-cell>
              <table:table-cell office:value-type="float" office:value="0.104625077764">
                <text:p>0.104625077764</text:p>
              </table:table-cell>
              <table:table-cell office:value-type="float" office:value="0.077362972164">
                <text:p>0.0773629721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7656">
                <text:p>4.47656</text:p>
              </table:table-cell>
              <table:table-cell office:value-type="float" office:value="0.244384888609">
                <text:p>0.244384888609</text:p>
              </table:table-cell>
              <table:table-cell office:value-type="float" office:value="0.104476986441">
                <text:p>0.104476986441</text:p>
              </table:table-cell>
              <table:table-cell office:value-type="float" office:value="0.076776097225">
                <text:p>0.076776097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9219">
                <text:p>4.49219</text:p>
              </table:table-cell>
              <table:table-cell office:value-type="float" office:value="0.241358986089">
                <text:p>0.241358986089</text:p>
              </table:table-cell>
              <table:table-cell office:value-type="float" office:value="0.105460614009">
                <text:p>0.105460614009</text:p>
              </table:table-cell>
              <table:table-cell office:value-type="float" office:value="0.076438978576">
                <text:p>0.0764389785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0781">
                <text:p>4.50781</text:p>
              </table:table-cell>
              <table:table-cell office:value-type="float" office:value="0.239901101209">
                <text:p>0.239901101209</text:p>
              </table:table-cell>
              <table:table-cell office:value-type="float" office:value="0.105782358564">
                <text:p>0.105782358564</text:p>
              </table:table-cell>
              <table:table-cell office:value-type="float" office:value="0.078157707489">
                <text:p>0.0781577074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2344">
                <text:p>4.52344</text:p>
              </table:table-cell>
              <table:table-cell office:value-type="float" office:value="0.242153552281">
                <text:p>0.242153552281</text:p>
              </table:table-cell>
              <table:table-cell office:value-type="float" office:value="0.104594674921">
                <text:p>0.104594674921</text:p>
              </table:table-cell>
              <table:table-cell office:value-type="float" office:value="0.080711673604">
                <text:p>0.0807116736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3906">
                <text:p>4.53906</text:p>
              </table:table-cell>
              <table:table-cell office:value-type="float" office:value="0.243063790225">
                <text:p>0.243063790225</text:p>
              </table:table-cell>
              <table:table-cell office:value-type="float" office:value="0.104142389521">
                <text:p>0.104142389521</text:p>
              </table:table-cell>
              <table:table-cell office:value-type="float" office:value="0.080260589809">
                <text:p>0.080260589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5469">
                <text:p>4.55469</text:p>
              </table:table-cell>
              <table:table-cell office:value-type="float" office:value="0.240270550276">
                <text:p>0.240270550276</text:p>
              </table:table-cell>
              <table:table-cell office:value-type="float" office:value="0.104819890081">
                <text:p>0.104819890081</text:p>
              </table:table-cell>
              <table:table-cell office:value-type="float" office:value="0.079490727481">
                <text:p>0.0794907274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7031">
                <text:p>4.57031</text:p>
              </table:table-cell>
              <table:table-cell office:value-type="float" office:value="0.238539444025">
                <text:p>0.238539444025</text:p>
              </table:table-cell>
              <table:table-cell office:value-type="float" office:value="0.105389181769">
                <text:p>0.105389181769</text:p>
              </table:table-cell>
              <table:table-cell office:value-type="float" office:value="0.079757102569">
                <text:p>0.079757102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8594">
                <text:p>4.58594</text:p>
              </table:table-cell>
              <table:table-cell office:value-type="float" office:value="0.238516977924">
                <text:p>0.238516977924</text:p>
              </table:table-cell>
              <table:table-cell office:value-type="float" office:value="0.104912505604">
                <text:p>0.104912505604</text:p>
              </table:table-cell>
              <table:table-cell office:value-type="float" office:value="0.079130815204">
                <text:p>0.0791308152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60156">
                <text:p>4.60156</text:p>
              </table:table-cell>
              <table:table-cell office:value-type="float" office:value="0.238782731716">
                <text:p>0.238782731716</text:p>
              </table:table-cell>
              <table:table-cell office:value-type="float" office:value="0.105185408329">
                <text:p>0.105185408329</text:p>
              </table:table-cell>
              <table:table-cell office:value-type="float" office:value="0.0787139136">
                <text:p>0.0787139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1719">
                <text:p>4.61719</text:p>
              </table:table-cell>
              <table:table-cell office:value-type="float" office:value="0.238891225225">
                <text:p>0.238891225225</text:p>
              </table:table-cell>
              <table:table-cell office:value-type="float" office:value="0.105574955929">
                <text:p>0.105574955929</text:p>
              </table:table-cell>
              <table:table-cell office:value-type="float" office:value="0.0804743424">
                <text:p>0.0804743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3281">
                <text:p>4.63281</text:p>
              </table:table-cell>
              <table:table-cell office:value-type="float" office:value="0.237981035889">
                <text:p>0.237981035889</text:p>
              </table:table-cell>
              <table:table-cell office:value-type="float" office:value="0.1068897636">
                <text:p>0.1068897636</text:p>
              </table:table-cell>
              <table:table-cell office:value-type="float" office:value="0.081482273401">
                <text:p>0.0814822734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4844">
                <text:p>4.64844</text:p>
              </table:table-cell>
              <table:table-cell office:value-type="float" office:value="0.237467137636">
                <text:p>0.237467137636</text:p>
              </table:table-cell>
              <table:table-cell office:value-type="float" office:value="0.107923419289">
                <text:p>0.107923419289</text:p>
              </table:table-cell>
              <table:table-cell office:value-type="float" office:value="0.0808094329">
                <text:p>0.08080943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6406">
                <text:p>4.66406</text:p>
              </table:table-cell>
              <table:table-cell office:value-type="float" office:value="0.236117274561">
                <text:p>0.236117274561</text:p>
              </table:table-cell>
              <table:table-cell office:value-type="float" office:value="0.106790396944">
                <text:p>0.106790396944</text:p>
              </table:table-cell>
              <table:table-cell office:value-type="float" office:value="0.080835019225">
                <text:p>0.0808350192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7969">
                <text:p>4.67969</text:p>
              </table:table-cell>
              <table:table-cell office:value-type="float" office:value="0.235233730081">
                <text:p>0.235233730081</text:p>
              </table:table-cell>
              <table:table-cell office:value-type="float" office:value="0.105391778881">
                <text:p>0.105391778881</text:p>
              </table:table-cell>
              <table:table-cell office:value-type="float" office:value="0.081979715041">
                <text:p>0.081979715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9531">
                <text:p>4.69531</text:p>
              </table:table-cell>
              <table:table-cell office:value-type="float" office:value="0.2359627776">
                <text:p>0.2359627776</text:p>
              </table:table-cell>
              <table:table-cell office:value-type="float" office:value="0.104443373329">
                <text:p>0.104443373329</text:p>
              </table:table-cell>
              <table:table-cell office:value-type="float" office:value="0.0832726449">
                <text:p>0.0832726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71094">
                <text:p>4.71094</text:p>
              </table:table-cell>
              <table:table-cell office:value-type="float" office:value="0.237220624809">
                <text:p>0.237220624809</text:p>
              </table:table-cell>
              <table:table-cell office:value-type="float" office:value="0.105409310224">
                <text:p>0.105409310224</text:p>
              </table:table-cell>
              <table:table-cell office:value-type="float" office:value="0.083508284484">
                <text:p>0.0835082844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2656">
                <text:p>4.72656</text:p>
              </table:table-cell>
              <table:table-cell office:value-type="float" office:value="0.238001525316">
                <text:p>0.238001525316</text:p>
              </table:table-cell>
              <table:table-cell office:value-type="float" office:value="0.107827513641">
                <text:p>0.107827513641</text:p>
              </table:table-cell>
              <table:table-cell office:value-type="float" office:value="0.082014649924">
                <text:p>0.0820146499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4219">
                <text:p>4.74219</text:p>
              </table:table-cell>
              <table:table-cell office:value-type="float" office:value="0.238024942884">
                <text:p>0.238024942884</text:p>
              </table:table-cell>
              <table:table-cell office:value-type="float" office:value="0.107873490481">
                <text:p>0.107873490481</text:p>
              </table:table-cell>
              <table:table-cell office:value-type="float" office:value="0.080435199321">
                <text:p>0.0804351993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5781">
                <text:p>4.75781</text:p>
              </table:table-cell>
              <table:table-cell office:value-type="float" office:value="0.236460457984">
                <text:p>0.236460457984</text:p>
              </table:table-cell>
              <table:table-cell office:value-type="float" office:value="0.107186176449">
                <text:p>0.107186176449</text:p>
              </table:table-cell>
              <table:table-cell office:value-type="float" office:value="0.079798340196">
                <text:p>0.079798340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7344">
                <text:p>4.77344</text:p>
              </table:table-cell>
              <table:table-cell office:value-type="float" office:value="0.23609881">
                <text:p>0.23609881</text:p>
              </table:table-cell>
              <table:table-cell office:value-type="float" office:value="0.108898680004">
                <text:p>0.108898680004</text:p>
              </table:table-cell>
              <table:table-cell office:value-type="float" office:value="0.080893598724">
                <text:p>0.0808935987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8906">
                <text:p>4.78906</text:p>
              </table:table-cell>
              <table:table-cell office:value-type="float" office:value="0.236610253476">
                <text:p>0.236610253476</text:p>
              </table:table-cell>
              <table:table-cell office:value-type="float" office:value="0.110112476224">
                <text:p>0.110112476224</text:p>
              </table:table-cell>
              <table:table-cell office:value-type="float" office:value="0.081901854225">
                <text:p>0.081901854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0469">
                <text:p>4.80469</text:p>
              </table:table-cell>
              <table:table-cell office:value-type="float" office:value="0.234530024089">
                <text:p>0.234530024089</text:p>
              </table:table-cell>
              <table:table-cell office:value-type="float" office:value="0.1091972025">
                <text:p>0.1091972025</text:p>
              </table:table-cell>
              <table:table-cell office:value-type="float" office:value="0.081050673636">
                <text:p>0.081050673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2031">
                <text:p>4.82031</text:p>
              </table:table-cell>
              <table:table-cell office:value-type="float" office:value="0.234417683889">
                <text:p>0.234417683889</text:p>
              </table:table-cell>
              <table:table-cell office:value-type="float" office:value="0.1097398129">
                <text:p>0.1097398129</text:p>
              </table:table-cell>
              <table:table-cell office:value-type="float" office:value="0.079765010329">
                <text:p>0.0797650103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3594">
                <text:p>4.83594</text:p>
              </table:table-cell>
              <table:table-cell office:value-type="float" office:value="0.235388958561">
                <text:p>0.235388958561</text:p>
              </table:table-cell>
              <table:table-cell office:value-type="float" office:value="0.1112022409">
                <text:p>0.1112022409</text:p>
              </table:table-cell>
              <table:table-cell office:value-type="float" office:value="0.080450515044">
                <text:p>0.0804505150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5156">
                <text:p>4.85156</text:p>
              </table:table-cell>
              <table:table-cell office:value-type="float" office:value="0.234293753521">
                <text:p>0.234293753521</text:p>
              </table:table-cell>
              <table:table-cell office:value-type="float" office:value="0.113240999169">
                <text:p>0.113240999169</text:p>
              </table:table-cell>
              <table:table-cell office:value-type="float" office:value="0.081682783204">
                <text:p>0.0816827832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6719">
                <text:p>4.86719</text:p>
              </table:table-cell>
              <table:table-cell office:value-type="float" office:value="0.231576538176">
                <text:p>0.231576538176</text:p>
              </table:table-cell>
              <table:table-cell office:value-type="float" office:value="0.113919075361">
                <text:p>0.113919075361</text:p>
              </table:table-cell>
              <table:table-cell office:value-type="float" office:value="0.082017513769">
                <text:p>0.08201751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8281">
                <text:p>4.88281</text:p>
              </table:table-cell>
              <table:table-cell office:value-type="float" office:value="0.2319096649">
                <text:p>0.2319096649</text:p>
              </table:table-cell>
              <table:table-cell office:value-type="float" office:value="0.114285915844">
                <text:p>0.114285915844</text:p>
              </table:table-cell>
              <table:table-cell office:value-type="float" office:value="0.0816473476">
                <text:p>0.0816473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9844">
                <text:p>4.89844</text:p>
              </table:table-cell>
              <table:table-cell office:value-type="float" office:value="0.231609262564">
                <text:p>0.231609262564</text:p>
              </table:table-cell>
              <table:table-cell office:value-type="float" office:value="0.114668922384">
                <text:p>0.114668922384</text:p>
              </table:table-cell>
              <table:table-cell office:value-type="float" office:value="0.082314479025">
                <text:p>0.082314479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91406">
                <text:p>4.91406</text:p>
              </table:table-cell>
              <table:table-cell office:value-type="float" office:value="0.230142791824">
                <text:p>0.230142791824</text:p>
              </table:table-cell>
              <table:table-cell office:value-type="float" office:value="0.112724033536">
                <text:p>0.112724033536</text:p>
              </table:table-cell>
              <table:table-cell office:value-type="float" office:value="0.082379906361">
                <text:p>0.0823799063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2969">
                <text:p>4.92969</text:p>
              </table:table-cell>
              <table:table-cell office:value-type="float" office:value="0.230531538769">
                <text:p>0.230531538769</text:p>
              </table:table-cell>
              <table:table-cell office:value-type="float" office:value="0.110849709481">
                <text:p>0.110849709481</text:p>
              </table:table-cell>
              <table:table-cell office:value-type="float" office:value="0.081119584225">
                <text:p>0.081119584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4531">
                <text:p>4.94531</text:p>
              </table:table-cell>
              <table:table-cell office:value-type="float" office:value="0.231674718276">
                <text:p>0.231674718276</text:p>
              </table:table-cell>
              <table:table-cell office:value-type="float" office:value="0.111560008036">
                <text:p>0.111560008036</text:p>
              </table:table-cell>
              <table:table-cell office:value-type="float" office:value="0.081036439561">
                <text:p>0.0810364395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6094">
                <text:p>4.96094</text:p>
              </table:table-cell>
              <table:table-cell office:value-type="float" office:value="0.230427840841">
                <text:p>0.230427840841</text:p>
              </table:table-cell>
              <table:table-cell office:value-type="float" office:value="0.114365036041">
                <text:p>0.114365036041</text:p>
              </table:table-cell>
              <table:table-cell office:value-type="float" office:value="0.081180546084">
                <text:p>0.081180546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7656">
                <text:p>4.97656</text:p>
              </table:table-cell>
              <table:table-cell office:value-type="float" office:value="0.2298339481">
                <text:p>0.2298339481</text:p>
              </table:table-cell>
              <table:table-cell office:value-type="float" office:value="0.114173031025">
                <text:p>0.114173031025</text:p>
              </table:table-cell>
              <table:table-cell office:value-type="float" office:value="0.080594099881">
                <text:p>0.080594099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9219">
                <text:p>4.99219</text:p>
              </table:table-cell>
              <table:table-cell office:value-type="float" office:value="0.231775807761">
                <text:p>0.231775807761</text:p>
              </table:table-cell>
              <table:table-cell office:value-type="float" office:value="0.111784572964">
                <text:p>0.111784572964</text:p>
              </table:table-cell>
              <table:table-cell office:value-type="float" office:value="0.080379621169">
                <text:p>0.0803796211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0781">
                <text:p>5.00781</text:p>
              </table:table-cell>
              <table:table-cell office:value-type="float" office:value="0.232726161889">
                <text:p>0.232726161889</text:p>
              </table:table-cell>
              <table:table-cell office:value-type="float" office:value="0.111280286569">
                <text:p>0.111280286569</text:p>
              </table:table-cell>
              <table:table-cell office:value-type="float" office:value="0.080986914724">
                <text:p>0.080986914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2344">
                <text:p>5.02344</text:p>
              </table:table-cell>
              <table:table-cell office:value-type="float" office:value="0.231184025856">
                <text:p>0.231184025856</text:p>
              </table:table-cell>
              <table:table-cell office:value-type="float" office:value="0.1117765489">
                <text:p>0.1117765489</text:p>
              </table:table-cell>
              <table:table-cell office:value-type="float" office:value="0.081527951961">
                <text:p>0.0815279519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3906">
                <text:p>5.03906</text:p>
              </table:table-cell>
              <table:table-cell office:value-type="float" office:value="0.231089795524">
                <text:p>0.231089795524</text:p>
              </table:table-cell>
              <table:table-cell office:value-type="float" office:value="0.112074300625">
                <text:p>0.112074300625</text:p>
              </table:table-cell>
              <table:table-cell office:value-type="float" office:value="0.081017083225">
                <text:p>0.081017083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5469">
                <text:p>5.05469</text:p>
              </table:table-cell>
              <table:table-cell office:value-type="float" office:value="0.232426195236">
                <text:p>0.232426195236</text:p>
              </table:table-cell>
              <table:table-cell office:value-type="float" office:value="0.112269224356">
                <text:p>0.112269224356</text:p>
              </table:table-cell>
              <table:table-cell office:value-type="float" office:value="0.079085250841">
                <text:p>0.079085250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7031">
                <text:p>5.07031</text:p>
              </table:table-cell>
              <table:table-cell office:value-type="float" office:value="0.232734845476">
                <text:p>0.232734845476</text:p>
              </table:table-cell>
              <table:table-cell office:value-type="float" office:value="0.113544063369">
                <text:p>0.113544063369</text:p>
              </table:table-cell>
              <table:table-cell office:value-type="float" office:value="0.077177284864">
                <text:p>0.077177284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8594">
                <text:p>5.08594</text:p>
              </table:table-cell>
              <table:table-cell office:value-type="float" office:value="0.230237788561">
                <text:p>0.230237788561</text:p>
              </table:table-cell>
              <table:table-cell office:value-type="float" office:value="0.112669649569">
                <text:p>0.112669649569</text:p>
              </table:table-cell>
              <table:table-cell office:value-type="float" office:value="0.077379105241">
                <text:p>0.0773791052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0156">
                <text:p>5.10156</text:p>
              </table:table-cell>
              <table:table-cell office:value-type="float" office:value="0.229056045604">
                <text:p>0.229056045604</text:p>
              </table:table-cell>
              <table:table-cell office:value-type="float" office:value="0.110924966916">
                <text:p>0.110924966916</text:p>
              </table:table-cell>
              <table:table-cell office:value-type="float" office:value="0.077860531225">
                <text:p>0.077860531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1719">
                <text:p>5.11719</text:p>
              </table:table-cell>
              <table:table-cell office:value-type="float" office:value="0.230855264676">
                <text:p>0.230855264676</text:p>
              </table:table-cell>
              <table:table-cell office:value-type="float" office:value="0.108934322704">
                <text:p>0.108934322704</text:p>
              </table:table-cell>
              <table:table-cell office:value-type="float" office:value="0.078675762064">
                <text:p>0.078675762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3281">
                <text:p>5.13281</text:p>
              </table:table-cell>
              <table:table-cell office:value-type="float" office:value="0.232339424256">
                <text:p>0.232339424256</text:p>
              </table:table-cell>
              <table:table-cell office:value-type="float" office:value="0.109036002436">
                <text:p>0.109036002436</text:p>
              </table:table-cell>
              <table:table-cell office:value-type="float" office:value="0.079038012769">
                <text:p>0.0790380127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4844">
                <text:p>5.14844</text:p>
              </table:table-cell>
              <table:table-cell office:value-type="float" office:value="0.230494089604">
                <text:p>0.230494089604</text:p>
              </table:table-cell>
              <table:table-cell office:value-type="float" office:value="0.1098325881">
                <text:p>0.1098325881</text:p>
              </table:table-cell>
              <table:table-cell office:value-type="float" office:value="0.080267389225">
                <text:p>0.0802673892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6406">
                <text:p>5.16406</text:p>
              </table:table-cell>
              <table:table-cell office:value-type="float" office:value="0.228913445601">
                <text:p>0.228913445601</text:p>
              </table:table-cell>
              <table:table-cell office:value-type="float" office:value="0.108556411441">
                <text:p>0.108556411441</text:p>
              </table:table-cell>
              <table:table-cell office:value-type="float" office:value="0.080581041424">
                <text:p>0.0805810414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7969">
                <text:p>5.17969</text:p>
              </table:table-cell>
              <table:table-cell office:value-type="float" office:value="0.229900111441">
                <text:p>0.229900111441</text:p>
              </table:table-cell>
              <table:table-cell office:value-type="float" office:value="0.107974016836">
                <text:p>0.107974016836</text:p>
              </table:table-cell>
              <table:table-cell office:value-type="float" office:value="0.079599029689">
                <text:p>0.0795990296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9531">
                <text:p>5.19531</text:p>
              </table:table-cell>
              <table:table-cell office:value-type="float" office:value="0.231047494276">
                <text:p>0.231047494276</text:p>
              </table:table-cell>
              <table:table-cell office:value-type="float" office:value="0.107750688516">
                <text:p>0.107750688516</text:p>
              </table:table-cell>
              <table:table-cell office:value-type="float" office:value="0.079303065664">
                <text:p>0.0793030656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21094">
                <text:p>5.21094</text:p>
              </table:table-cell>
              <table:table-cell office:value-type="float" office:value="0.230645825536">
                <text:p>0.230645825536</text:p>
              </table:table-cell>
              <table:table-cell office:value-type="float" office:value="0.108450345124">
                <text:p>0.108450345124</text:p>
              </table:table-cell>
              <table:table-cell office:value-type="float" office:value="0.079931729284">
                <text:p>0.079931729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2656">
                <text:p>5.22656</text:p>
              </table:table-cell>
              <table:table-cell office:value-type="float" office:value="0.230353922304">
                <text:p>0.230353922304</text:p>
              </table:table-cell>
              <table:table-cell office:value-type="float" office:value="0.108427952656">
                <text:p>0.108427952656</text:p>
              </table:table-cell>
              <table:table-cell office:value-type="float" office:value="0.081339610401">
                <text:p>0.0813396104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4219">
                <text:p>5.24219</text:p>
              </table:table-cell>
              <table:table-cell office:value-type="float" office:value="0.2310821041">
                <text:p>0.2310821041</text:p>
              </table:table-cell>
              <table:table-cell office:value-type="float" office:value="0.107651578609">
                <text:p>0.107651578609</text:p>
              </table:table-cell>
              <table:table-cell office:value-type="float" office:value="0.081279159025">
                <text:p>0.0812791590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5781">
                <text:p>5.25781</text:p>
              </table:table-cell>
              <table:table-cell office:value-type="float" office:value="0.232119676944">
                <text:p>0.232119676944</text:p>
              </table:table-cell>
              <table:table-cell office:value-type="float" office:value="0.108612430096">
                <text:p>0.108612430096</text:p>
              </table:table-cell>
              <table:table-cell office:value-type="float" office:value="0.079239435025">
                <text:p>0.07923943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7344">
                <text:p>5.27344</text:p>
              </table:table-cell>
              <table:table-cell office:value-type="float" office:value="0.232631617761">
                <text:p>0.232631617761</text:p>
              </table:table-cell>
              <table:table-cell office:value-type="float" office:value="0.109993712409">
                <text:p>0.109993712409</text:p>
              </table:table-cell>
              <table:table-cell office:value-type="float" office:value="0.079085250841">
                <text:p>0.0790852508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8906">
                <text:p>5.28906</text:p>
              </table:table-cell>
              <table:table-cell office:value-type="float" office:value="0.232980947761">
                <text:p>0.232980947761</text:p>
              </table:table-cell>
              <table:table-cell office:value-type="float" office:value="0.110745190656">
                <text:p>0.110745190656</text:p>
              </table:table-cell>
              <table:table-cell office:value-type="float" office:value="0.079340805625">
                <text:p>0.07934080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0469">
                <text:p>5.30469</text:p>
              </table:table-cell>
              <table:table-cell office:value-type="float" office:value="0.233493836944">
                <text:p>0.233493836944</text:p>
              </table:table-cell>
              <table:table-cell office:value-type="float" office:value="0.110821744201">
                <text:p>0.110821744201</text:p>
              </table:table-cell>
              <table:table-cell office:value-type="float" office:value="0.080121831364">
                <text:p>0.080121831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2031">
                <text:p>5.32031</text:p>
              </table:table-cell>
              <table:table-cell office:value-type="float" office:value="0.233277408144">
                <text:p>0.233277408144</text:p>
              </table:table-cell>
              <table:table-cell office:value-type="float" office:value="0.112281957225">
                <text:p>0.112281957225</text:p>
              </table:table-cell>
              <table:table-cell office:value-type="float" office:value="0.082486712025">
                <text:p>0.0824867120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3594">
                <text:p>5.33594</text:p>
              </table:table-cell>
              <table:table-cell office:value-type="float" office:value="0.230069878336">
                <text:p>0.230069878336</text:p>
              </table:table-cell>
              <table:table-cell office:value-type="float" office:value="0.113995367424">
                <text:p>0.113995367424</text:p>
              </table:table-cell>
              <table:table-cell office:value-type="float" office:value="0.082397128401">
                <text:p>0.0823971284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5156">
                <text:p>5.35156</text:p>
              </table:table-cell>
              <table:table-cell office:value-type="float" office:value="0.2296997329">
                <text:p>0.2296997329</text:p>
              </table:table-cell>
              <table:table-cell office:value-type="float" office:value="0.112283967744">
                <text:p>0.112283967744</text:p>
              </table:table-cell>
              <table:table-cell office:value-type="float" office:value="0.081724515625">
                <text:p>0.08172451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6719">
                <text:p>5.36719</text:p>
              </table:table-cell>
              <table:table-cell office:value-type="float" office:value="0.233165368384">
                <text:p>0.233165368384</text:p>
              </table:table-cell>
              <table:table-cell office:value-type="float" office:value="0.110911645156">
                <text:p>0.110911645156</text:p>
              </table:table-cell>
              <table:table-cell office:value-type="float" office:value="0.081711937609">
                <text:p>0.0817119376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8281">
                <text:p>5.38281</text:p>
              </table:table-cell>
              <table:table-cell office:value-type="float" office:value="0.234166952464">
                <text:p>0.234166952464</text:p>
              </table:table-cell>
              <table:table-cell office:value-type="float" office:value="0.112348313856">
                <text:p>0.112348313856</text:p>
              </table:table-cell>
              <table:table-cell office:value-type="float" office:value="0.080292322881">
                <text:p>0.0802923228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9844">
                <text:p>5.39844</text:p>
              </table:table-cell>
              <table:table-cell office:value-type="float" office:value="0.232530341796">
                <text:p>0.232530341796</text:p>
              </table:table-cell>
              <table:table-cell office:value-type="float" office:value="0.114864055056">
                <text:p>0.114864055056</text:p>
              </table:table-cell>
              <table:table-cell office:value-type="float" office:value="0.078166653889">
                <text:p>0.0781666538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41406">
                <text:p>5.41406</text:p>
              </table:table-cell>
              <table:table-cell office:value-type="float" office:value="0.233243600209">
                <text:p>0.233243600209</text:p>
              </table:table-cell>
              <table:table-cell office:value-type="float" office:value="0.113647871689">
                <text:p>0.113647871689</text:p>
              </table:table-cell>
              <table:table-cell office:value-type="float" office:value="0.079355453401">
                <text:p>0.0793554534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2969">
                <text:p>5.42969</text:p>
              </table:table-cell>
              <table:table-cell office:value-type="float" office:value="0.234863329129">
                <text:p>0.234863329129</text:p>
              </table:table-cell>
              <table:table-cell office:value-type="float" office:value="0.109979120161">
                <text:p>0.109979120161</text:p>
              </table:table-cell>
              <table:table-cell office:value-type="float" office:value="0.079917028416">
                <text:p>0.0799170284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4531">
                <text:p>5.44531</text:p>
              </table:table-cell>
              <table:table-cell office:value-type="float" office:value="0.235078552801">
                <text:p>0.235078552801</text:p>
              </table:table-cell>
              <table:table-cell office:value-type="float" office:value="0.108776614969">
                <text:p>0.108776614969</text:p>
              </table:table-cell>
              <table:table-cell office:value-type="float" office:value="0.08031556">
                <text:p>0.08031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6094">
                <text:p>5.46094</text:p>
              </table:table-cell>
              <table:table-cell office:value-type="float" office:value="0.235987066225">
                <text:p>0.235987066225</text:p>
              </table:table-cell>
              <table:table-cell office:value-type="float" office:value="0.109641778884">
                <text:p>0.109641778884</text:p>
              </table:table-cell>
              <table:table-cell office:value-type="float" office:value="0.082412055625">
                <text:p>0.082412055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7656">
                <text:p>5.47656</text:p>
              </table:table-cell>
              <table:table-cell office:value-type="float" office:value="0.236070628641">
                <text:p>0.236070628641</text:p>
              </table:table-cell>
              <table:table-cell office:value-type="float" office:value="0.110187483025">
                <text:p>0.110187483025</text:p>
              </table:table-cell>
              <table:table-cell office:value-type="float" office:value="0.084199209241">
                <text:p>0.0841992092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9219">
                <text:p>5.49219</text:p>
              </table:table-cell>
              <table:table-cell office:value-type="float" office:value="0.236233909521">
                <text:p>0.236233909521</text:p>
              </table:table-cell>
              <table:table-cell office:value-type="float" office:value="0.111182900481">
                <text:p>0.111182900481</text:p>
              </table:table-cell>
              <table:table-cell office:value-type="float" office:value="0.086057156025">
                <text:p>0.0860571560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50781">
                <text:p>5.50781</text:p>
              </table:table-cell>
              <table:table-cell office:value-type="float" office:value="0.2374807824">
                <text:p>0.2374807824</text:p>
              </table:table-cell>
              <table:table-cell office:value-type="float" office:value="0.111968536689">
                <text:p>0.111968536689</text:p>
              </table:table-cell>
              <table:table-cell office:value-type="float" office:value="0.0857376961">
                <text:p>0.0857376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2344">
                <text:p>5.52344</text:p>
              </table:table-cell>
              <table:table-cell office:value-type="float" office:value="0.2390134321">
                <text:p>0.2390134321</text:p>
              </table:table-cell>
              <table:table-cell office:value-type="float" office:value="0.111570028441">
                <text:p>0.111570028441</text:p>
              </table:table-cell>
              <table:table-cell office:value-type="float" office:value="0.082942272009">
                <text:p>0.082942272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3906">
                <text:p>5.53906</text:p>
              </table:table-cell>
              <table:table-cell office:value-type="float" office:value="0.240176446084">
                <text:p>0.240176446084</text:p>
              </table:table-cell>
              <table:table-cell office:value-type="float" office:value="0.1120107024">
                <text:p>0.1120107024</text:p>
              </table:table-cell>
              <table:table-cell office:value-type="float" office:value="0.079906286329">
                <text:p>0.0799062863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5469">
                <text:p>5.55469</text:p>
              </table:table-cell>
              <table:table-cell office:value-type="float" office:value="0.241959707236">
                <text:p>0.241959707236</text:p>
              </table:table-cell>
              <table:table-cell office:value-type="float" office:value="0.111971882884">
                <text:p>0.111971882884</text:p>
              </table:table-cell>
              <table:table-cell office:value-type="float" office:value="0.080297990161">
                <text:p>0.0802979901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7031">
                <text:p>5.57031</text:p>
              </table:table-cell>
              <table:table-cell office:value-type="float" office:value="0.244447181056">
                <text:p>0.244447181056</text:p>
              </table:table-cell>
              <table:table-cell office:value-type="float" office:value="0.113531933025">
                <text:p>0.113531933025</text:p>
              </table:table-cell>
              <table:table-cell office:value-type="float" office:value="0.0836424241">
                <text:p>0.08364242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8594">
                <text:p>5.58594</text:p>
              </table:table-cell>
              <table:table-cell office:value-type="float" office:value="0.245811690436">
                <text:p>0.245811690436</text:p>
              </table:table-cell>
              <table:table-cell office:value-type="float" office:value="0.115122454209">
                <text:p>0.115122454209</text:p>
              </table:table-cell>
              <table:table-cell office:value-type="float" office:value="0.084459403161">
                <text:p>0.084459403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60156">
                <text:p>5.60156</text:p>
              </table:table-cell>
              <table:table-cell office:value-type="float" office:value="0.245742284176">
                <text:p>0.245742284176</text:p>
              </table:table-cell>
              <table:table-cell office:value-type="float" office:value="0.115068851524">
                <text:p>0.115068851524</text:p>
              </table:table-cell>
              <table:table-cell office:value-type="float" office:value="0.082986053329">
                <text:p>0.0829860533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1719">
                <text:p>5.61719</text:p>
              </table:table-cell>
              <table:table-cell office:value-type="float" office:value="0.245475657025">
                <text:p>0.245475657025</text:p>
              </table:table-cell>
              <table:table-cell office:value-type="float" office:value="0.113707212025">
                <text:p>0.113707212025</text:p>
              </table:table-cell>
              <table:table-cell office:value-type="float" office:value="0.081524525625">
                <text:p>0.08152452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3281">
                <text:p>5.63281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0.1123858576">
                <text:p>0.1123858576</text:p>
              </table:table-cell>
              <table:table-cell office:value-type="float" office:value="0.080655432001">
                <text:p>0.080655432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4844">
                <text:p>5.64844</text:p>
              </table:table-cell>
              <table:table-cell office:value-type="float" office:value="0.246527145225">
                <text:p>0.246527145225</text:p>
              </table:table-cell>
              <table:table-cell office:value-type="float" office:value="0.113354095761">
                <text:p>0.113354095761</text:p>
              </table:table-cell>
              <table:table-cell office:value-type="float" office:value="0.080203372804">
                <text:p>0.0802033728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6406">
                <text:p>5.66406</text:p>
              </table:table-cell>
              <table:table-cell office:value-type="float" office:value="0.245063611521">
                <text:p>0.245063611521</text:p>
              </table:table-cell>
              <table:table-cell office:value-type="float" office:value="0.116497294489">
                <text:p>0.116497294489</text:p>
              </table:table-cell>
              <table:table-cell office:value-type="float" office:value="0.080811138529">
                <text:p>0.0808111385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7969">
                <text:p>5.67969</text:p>
              </table:table-cell>
              <table:table-cell office:value-type="float" office:value="0.2443720356">
                <text:p>0.2443720356</text:p>
              </table:table-cell>
              <table:table-cell office:value-type="float" office:value="0.117051568384">
                <text:p>0.117051568384</text:p>
              </table:table-cell>
              <table:table-cell office:value-type="float" office:value="0.082767262249">
                <text:p>0.0827672622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9531">
                <text:p>5.69531</text:p>
              </table:table-cell>
              <table:table-cell office:value-type="float" office:value="0.245245819729">
                <text:p>0.245245819729</text:p>
              </table:table-cell>
              <table:table-cell office:value-type="float" office:value="0.117022831396">
                <text:p>0.117022831396</text:p>
              </table:table-cell>
              <table:table-cell office:value-type="float" office:value="0.083568402724">
                <text:p>0.0835684027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1094">
                <text:p>5.71094</text:p>
              </table:table-cell>
              <table:table-cell office:value-type="float" office:value="0.244564866225">
                <text:p>0.244564866225</text:p>
              </table:table-cell>
              <table:table-cell office:value-type="float" office:value="0.1155796009">
                <text:p>0.1155796009</text:p>
              </table:table-cell>
              <table:table-cell office:value-type="float" office:value="0.081364139536">
                <text:p>0.081364139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2656">
                <text:p>5.72656</text:p>
              </table:table-cell>
              <table:table-cell office:value-type="float" office:value="0.245553945156">
                <text:p>0.245553945156</text:p>
              </table:table-cell>
              <table:table-cell office:value-type="float" office:value="0.1129296025">
                <text:p>0.1129296025</text:p>
              </table:table-cell>
              <table:table-cell office:value-type="float" office:value="0.080116736401">
                <text:p>0.080116736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4219">
                <text:p>5.74219</text:p>
              </table:table-cell>
              <table:table-cell office:value-type="float" office:value="0.248946113025">
                <text:p>0.248946113025</text:p>
              </table:table-cell>
              <table:table-cell office:value-type="float" office:value="0.112289999409">
                <text:p>0.112289999409</text:p>
              </table:table-cell>
              <table:table-cell office:value-type="float" office:value="0.080186947929">
                <text:p>0.0801869479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5781">
                <text:p>5.75781</text:p>
              </table:table-cell>
              <table:table-cell office:value-type="float" office:value="0.247969141225">
                <text:p>0.247969141225</text:p>
              </table:table-cell>
              <table:table-cell office:value-type="float" office:value="0.114500347641">
                <text:p>0.114500347641</text:p>
              </table:table-cell>
              <table:table-cell office:value-type="float" office:value="0.080371683001">
                <text:p>0.080371683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7344">
                <text:p>5.77344</text:p>
              </table:table-cell>
              <table:table-cell office:value-type="float" office:value="0.243635036836">
                <text:p>0.243635036836</text:p>
              </table:table-cell>
              <table:table-cell office:value-type="float" office:value="0.116184176164">
                <text:p>0.116184176164</text:p>
              </table:table-cell>
              <table:table-cell office:value-type="float" office:value="0.080017699876">
                <text:p>0.0800176998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8906">
                <text:p>5.78906</text:p>
              </table:table-cell>
              <table:table-cell office:value-type="float" office:value="0.246875821956">
                <text:p>0.246875821956</text:p>
              </table:table-cell>
              <table:table-cell office:value-type="float" office:value="0.114674340496">
                <text:p>0.114674340496</text:p>
              </table:table-cell>
              <table:table-cell office:value-type="float" office:value="0.079726040164">
                <text:p>0.0797260401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80469">
                <text:p>5.80469</text:p>
              </table:table-cell>
              <table:table-cell office:value-type="float" office:value="0.252121481689">
                <text:p>0.252121481689</text:p>
              </table:table-cell>
              <table:table-cell office:value-type="float" office:value="0.112367084944">
                <text:p>0.112367084944</text:p>
              </table:table-cell>
              <table:table-cell office:value-type="float" office:value="0.081248371681">
                <text:p>0.081248371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2031">
                <text:p>5.82031</text:p>
              </table:table-cell>
              <table:table-cell office:value-type="float" office:value="0.250824678976">
                <text:p>0.250824678976</text:p>
              </table:table-cell>
              <table:table-cell office:value-type="float" office:value="0.113579110225">
                <text:p>0.113579110225</text:p>
              </table:table-cell>
              <table:table-cell office:value-type="float" office:value="0.081842338561">
                <text:p>0.0818423385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3594">
                <text:p>5.83594</text:p>
              </table:table-cell>
              <table:table-cell office:value-type="float" office:value="0.248047825936">
                <text:p>0.248047825936</text:p>
              </table:table-cell>
              <table:table-cell office:value-type="float" office:value="0.114680436025">
                <text:p>0.114680436025</text:p>
              </table:table-cell>
              <table:table-cell office:value-type="float" office:value="0.082441914129">
                <text:p>0.0824419141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5156">
                <text:p>5.85156</text:p>
              </table:table-cell>
              <table:table-cell office:value-type="float" office:value="0.249122770884">
                <text:p>0.249122770884</text:p>
              </table:table-cell>
              <table:table-cell office:value-type="float" office:value="0.113689678041">
                <text:p>0.113689678041</text:p>
              </table:table-cell>
              <table:table-cell office:value-type="float" office:value="0.08439025">
                <text:p>0.084390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6719">
                <text:p>5.86719</text:p>
              </table:table-cell>
              <table:table-cell office:value-type="float" office:value="0.251009016064">
                <text:p>0.251009016064</text:p>
              </table:table-cell>
              <table:table-cell office:value-type="float" office:value="0.1144333584">
                <text:p>0.1144333584</text:p>
              </table:table-cell>
              <table:table-cell office:value-type="float" office:value="0.084881909025">
                <text:p>0.0848819090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8281">
                <text:p>5.88281</text:p>
              </table:table-cell>
              <table:table-cell office:value-type="float" office:value="0.250784614656">
                <text:p>0.250784614656</text:p>
              </table:table-cell>
              <table:table-cell office:value-type="float" office:value="0.115318651396">
                <text:p>0.115318651396</text:p>
              </table:table-cell>
              <table:table-cell office:value-type="float" office:value="0.084267703521">
                <text:p>0.0842677035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9844">
                <text:p>5.89844</text:p>
              </table:table-cell>
              <table:table-cell office:value-type="float" office:value="0.251585505889">
                <text:p>0.251585505889</text:p>
              </table:table-cell>
              <table:table-cell office:value-type="float" office:value="0.114944731225">
                <text:p>0.114944731225</text:p>
              </table:table-cell>
              <table:table-cell office:value-type="float" office:value="0.083865264025">
                <text:p>0.0838652640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91406">
                <text:p>5.91406</text:p>
              </table:table-cell>
              <table:table-cell office:value-type="float" office:value="0.251114238769">
                <text:p>0.251114238769</text:p>
              </table:table-cell>
              <table:table-cell office:value-type="float" office:value="0.113880601444">
                <text:p>0.113880601444</text:p>
              </table:table-cell>
              <table:table-cell office:value-type="float" office:value="0.083633748025">
                <text:p>0.083633748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2969">
                <text:p>5.92969</text:p>
              </table:table-cell>
              <table:table-cell office:value-type="float" office:value="0.249629137641">
                <text:p>0.249629137641</text:p>
              </table:table-cell>
              <table:table-cell office:value-type="float" office:value="0.113924475729">
                <text:p>0.113924475729</text:p>
              </table:table-cell>
              <table:table-cell office:value-type="float" office:value="0.083173983201">
                <text:p>0.083173983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4531">
                <text:p>5.94531</text:p>
              </table:table-cell>
              <table:table-cell office:value-type="float" office:value="0.250993986049">
                <text:p>0.250993986049</text:p>
              </table:table-cell>
              <table:table-cell office:value-type="float" office:value="0.116673480625">
                <text:p>0.116673480625</text:p>
              </table:table-cell>
              <table:table-cell office:value-type="float" office:value="0.084046648464">
                <text:p>0.084046648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6094">
                <text:p>5.96094</text:p>
              </table:table-cell>
              <table:table-cell office:value-type="float" office:value="0.253054272025">
                <text:p>0.253054272025</text:p>
              </table:table-cell>
              <table:table-cell office:value-type="float" office:value="0.119373014016">
                <text:p>0.119373014016</text:p>
              </table:table-cell>
              <table:table-cell office:value-type="float" office:value="0.085824389764">
                <text:p>0.0858243897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7656">
                <text:p>5.97656</text:p>
              </table:table-cell>
              <table:table-cell office:value-type="float" office:value="0.252505245001">
                <text:p>0.252505245001</text:p>
              </table:table-cell>
              <table:table-cell office:value-type="float" office:value="0.119619831321">
                <text:p>0.119619831321</text:p>
              </table:table-cell>
              <table:table-cell office:value-type="float" office:value="0.085447474596">
                <text:p>0.085447474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9219">
                <text:p>5.99219</text:p>
              </table:table-cell>
              <table:table-cell office:value-type="float" office:value="0.2503401156">
                <text:p>0.2503401156</text:p>
              </table:table-cell>
              <table:table-cell office:value-type="float" office:value="0.119376469081">
                <text:p>0.119376469081</text:p>
              </table:table-cell>
              <table:table-cell office:value-type="float" office:value="0.085071972241">
                <text:p>0.0850719722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00781">
                <text:p>6.00781</text:p>
              </table:table-cell>
              <table:table-cell office:value-type="float" office:value="0.251080164241">
                <text:p>0.251080164241</text:p>
              </table:table-cell>
              <table:table-cell office:value-type="float" office:value="0.118952561025">
                <text:p>0.118952561025</text:p>
              </table:table-cell>
              <table:table-cell office:value-type="float" office:value="0.0860659569">
                <text:p>0.0860659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2344">
                <text:p>6.02344</text:p>
              </table:table-cell>
              <table:table-cell office:value-type="float" office:value="0.254499061441">
                <text:p>0.254499061441</text:p>
              </table:table-cell>
              <table:table-cell office:value-type="float" office:value="0.117927680836">
                <text:p>0.117927680836</text:p>
              </table:table-cell>
              <table:table-cell office:value-type="float" office:value="0.087009660676">
                <text:p>0.0870096606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3906">
                <text:p>6.03906</text:p>
              </table:table-cell>
              <table:table-cell office:value-type="float" office:value="0.255089644096">
                <text:p>0.255089644096</text:p>
              </table:table-cell>
              <table:table-cell office:value-type="float" office:value="0.116116014564">
                <text:p>0.116116014564</text:p>
              </table:table-cell>
              <table:table-cell office:value-type="float" office:value="0.087761100025">
                <text:p>0.087761100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5469">
                <text:p>6.05469</text:p>
              </table:table-cell>
              <table:table-cell office:value-type="float" office:value="0.253912186609">
                <text:p>0.253912186609</text:p>
              </table:table-cell>
              <table:table-cell office:value-type="float" office:value="0.115608160144">
                <text:p>0.115608160144</text:p>
              </table:table-cell>
              <table:table-cell office:value-type="float" office:value="0.086408366209">
                <text:p>0.0864083662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7031">
                <text:p>6.07031</text:p>
              </table:table-cell>
              <table:table-cell office:value-type="float" office:value="0.255927727449">
                <text:p>0.255927727449</text:p>
              </table:table-cell>
              <table:table-cell office:value-type="float" office:value="0.115415793441">
                <text:p>0.115415793441</text:p>
              </table:table-cell>
              <table:table-cell office:value-type="float" office:value="0.083973607524">
                <text:p>0.0839736075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8594">
                <text:p>6.08594</text:p>
              </table:table-cell>
              <table:table-cell office:value-type="float" office:value="0.259020941481">
                <text:p>0.259020941481</text:p>
              </table:table-cell>
              <table:table-cell office:value-type="float" office:value="0.116476133796">
                <text:p>0.116476133796</text:p>
              </table:table-cell>
              <table:table-cell office:value-type="float" office:value="0.082899653929">
                <text:p>0.0828996539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0156">
                <text:p>6.10156</text:p>
              </table:table-cell>
              <table:table-cell office:value-type="float" office:value="0.260129580841">
                <text:p>0.260129580841</text:p>
              </table:table-cell>
              <table:table-cell office:value-type="float" office:value="0.118144125841">
                <text:p>0.118144125841</text:p>
              </table:table-cell>
              <table:table-cell office:value-type="float" office:value="0.081309381904">
                <text:p>0.0813093819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1719">
                <text:p>6.11719</text:p>
              </table:table-cell>
              <table:table-cell office:value-type="float" office:value="0.2579319369">
                <text:p>0.2579319369</text:p>
              </table:table-cell>
              <table:table-cell office:value-type="float" office:value="0.117180928489">
                <text:p>0.117180928489</text:p>
              </table:table-cell>
              <table:table-cell office:value-type="float" office:value="0.081051812416">
                <text:p>0.0810518124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3281">
                <text:p>6.13281</text:p>
              </table:table-cell>
              <table:table-cell office:value-type="float" office:value="0.257517681444">
                <text:p>0.257517681444</text:p>
              </table:table-cell>
              <table:table-cell office:value-type="float" office:value="0.116229173776">
                <text:p>0.116229173776</text:p>
              </table:table-cell>
              <table:table-cell office:value-type="float" office:value="0.080947647169">
                <text:p>0.0809476471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4844">
                <text:p>6.14844</text:p>
              </table:table-cell>
              <table:table-cell office:value-type="float" office:value="0.2603958841">
                <text:p>0.2603958841</text:p>
              </table:table-cell>
              <table:table-cell office:value-type="float" office:value="0.116508899556">
                <text:p>0.116508899556</text:p>
              </table:table-cell>
              <table:table-cell office:value-type="float" office:value="0.081349877961">
                <text:p>0.0813498779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6406">
                <text:p>6.16406</text:p>
              </table:table-cell>
              <table:table-cell office:value-type="float" office:value="0.261575988025">
                <text:p>0.261575988025</text:p>
              </table:table-cell>
              <table:table-cell office:value-type="float" office:value="0.116563519396">
                <text:p>0.116563519396</text:p>
              </table:table-cell>
              <table:table-cell office:value-type="float" office:value="0.0814246225">
                <text:p>0.08142462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7969">
                <text:p>6.17969</text:p>
              </table:table-cell>
              <table:table-cell office:value-type="float" office:value="0.259240850649">
                <text:p>0.259240850649</text:p>
              </table:table-cell>
              <table:table-cell office:value-type="float" office:value="0.118094635201">
                <text:p>0.118094635201</text:p>
              </table:table-cell>
              <table:table-cell office:value-type="float" office:value="0.081825174601">
                <text:p>0.081825174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9531">
                <text:p>6.19531</text:p>
              </table:table-cell>
              <table:table-cell office:value-type="float" office:value="0.257857793209">
                <text:p>0.257857793209</text:p>
              </table:table-cell>
              <table:table-cell office:value-type="float" office:value="0.118647180304">
                <text:p>0.118647180304</text:p>
              </table:table-cell>
              <table:table-cell office:value-type="float" office:value="0.081972270864">
                <text:p>0.081972270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21094">
                <text:p>6.21094</text:p>
              </table:table-cell>
              <table:table-cell office:value-type="float" office:value="0.260825725521">
                <text:p>0.260825725521</text:p>
              </table:table-cell>
              <table:table-cell office:value-type="float" office:value="0.119202396049">
                <text:p>0.119202396049</text:p>
              </table:table-cell>
              <table:table-cell office:value-type="float" office:value="0.082992391056">
                <text:p>0.0829923910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2656">
                <text:p>6.22656</text:p>
              </table:table-cell>
              <table:table-cell office:value-type="float" office:value="0.263752090624">
                <text:p>0.263752090624</text:p>
              </table:table-cell>
              <table:table-cell office:value-type="float" office:value="0.118573479025">
                <text:p>0.118573479025</text:p>
              </table:table-cell>
              <table:table-cell office:value-type="float" office:value="0.083513486169">
                <text:p>0.0835134861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4219">
                <text:p>6.24219</text:p>
              </table:table-cell>
              <table:table-cell office:value-type="float" office:value="0.262719803844">
                <text:p>0.262719803844</text:p>
              </table:table-cell>
              <table:table-cell office:value-type="float" office:value="0.117850770436">
                <text:p>0.117850770436</text:p>
              </table:table-cell>
              <table:table-cell office:value-type="float" office:value="0.082819630656">
                <text:p>0.0828196306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5781">
                <text:p>6.25781</text:p>
              </table:table-cell>
              <table:table-cell office:value-type="float" office:value="0.261135308196">
                <text:p>0.261135308196</text:p>
              </table:table-cell>
              <table:table-cell office:value-type="float" office:value="0.117701827929">
                <text:p>0.117701827929</text:p>
              </table:table-cell>
              <table:table-cell office:value-type="float" office:value="0.082911171249">
                <text:p>0.082911171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7344">
                <text:p>6.27344</text:p>
              </table:table-cell>
              <table:table-cell office:value-type="float" office:value="0.262401087001">
                <text:p>0.262401087001</text:p>
              </table:table-cell>
              <table:table-cell office:value-type="float" office:value="0.116489103025">
                <text:p>0.116489103025</text:p>
              </table:table-cell>
              <table:table-cell office:value-type="float" office:value="0.083406017601">
                <text:p>0.0834060176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8906">
                <text:p>6.28906</text:p>
              </table:table-cell>
              <table:table-cell office:value-type="float" office:value="0.263561077924">
                <text:p>0.263561077924</text:p>
              </table:table-cell>
              <table:table-cell office:value-type="float" office:value="0.116597663296">
                <text:p>0.116597663296</text:p>
              </table:table-cell>
              <table:table-cell office:value-type="float" office:value="0.0838913296">
                <text:p>0.0838913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30469">
                <text:p>6.30469</text:p>
              </table:table-cell>
              <table:table-cell office:value-type="float" office:value="0.264770964481">
                <text:p>0.264770964481</text:p>
              </table:table-cell>
              <table:table-cell office:value-type="float" office:value="0.116518457104">
                <text:p>0.116518457104</text:p>
              </table:table-cell>
              <table:table-cell office:value-type="float" office:value="0.084544866756">
                <text:p>0.0845448667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2031">
                <text:p>6.32031</text:p>
              </table:table-cell>
              <table:table-cell office:value-type="float" office:value="0.266789811289">
                <text:p>0.266789811289</text:p>
              </table:table-cell>
              <table:table-cell office:value-type="float" office:value="0.115931397169">
                <text:p>0.115931397169</text:p>
              </table:table-cell>
              <table:table-cell office:value-type="float" office:value="0.0854451361">
                <text:p>0.08544513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3594">
                <text:p>6.33594</text:p>
              </table:table-cell>
              <table:table-cell office:value-type="float" office:value="0.267869388721">
                <text:p>0.267869388721</text:p>
              </table:table-cell>
              <table:table-cell office:value-type="float" office:value="0.116251675849">
                <text:p>0.116251675849</text:p>
              </table:table-cell>
              <table:table-cell office:value-type="float" office:value="0.086750866225">
                <text:p>0.086750866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5156">
                <text:p>6.35156</text:p>
              </table:table-cell>
              <table:table-cell office:value-type="float" office:value="0.266796009529">
                <text:p>0.266796009529</text:p>
              </table:table-cell>
              <table:table-cell office:value-type="float" office:value="0.1162264464">
                <text:p>0.1162264464</text:p>
              </table:table-cell>
              <table:table-cell office:value-type="float" office:value="0.086327254225">
                <text:p>0.086327254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6719">
                <text:p>6.36719</text:p>
              </table:table-cell>
              <table:table-cell office:value-type="float" office:value="0.266890024996">
                <text:p>0.266890024996</text:p>
              </table:table-cell>
              <table:table-cell office:value-type="float" office:value="0.117338447209">
                <text:p>0.117338447209</text:p>
              </table:table-cell>
              <table:table-cell office:value-type="float" office:value="0.085134401284">
                <text:p>0.0851344012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8281">
                <text:p>6.38281</text:p>
              </table:table-cell>
              <table:table-cell office:value-type="float" office:value="0.268576843536">
                <text:p>0.268576843536</text:p>
              </table:table-cell>
              <table:table-cell office:value-type="float" office:value="0.11840481">
                <text:p>0.11840481</text:p>
              </table:table-cell>
              <table:table-cell office:value-type="float" office:value="0.084789868969">
                <text:p>0.084789868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9844">
                <text:p>6.39844</text:p>
              </table:table-cell>
              <table:table-cell office:value-type="float" office:value="0.269179380625">
                <text:p>0.269179380625</text:p>
              </table:table-cell>
              <table:table-cell office:value-type="float" office:value="0.119104363225">
                <text:p>0.119104363225</text:p>
              </table:table-cell>
              <table:table-cell office:value-type="float" office:value="0.084745614321">
                <text:p>0.0847456143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41406">
                <text:p>6.41406</text:p>
              </table:table-cell>
              <table:table-cell office:value-type="float" office:value="0.266546070961">
                <text:p>0.266546070961</text:p>
              </table:table-cell>
              <table:table-cell office:value-type="float" office:value="0.120343772836">
                <text:p>0.120343772836</text:p>
              </table:table-cell>
              <table:table-cell office:value-type="float" office:value="0.0851063929">
                <text:p>0.0851063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2969">
                <text:p>6.42969</text:p>
              </table:table-cell>
              <table:table-cell office:value-type="float" office:value="0.265708289961">
                <text:p>0.265708289961</text:p>
              </table:table-cell>
              <table:table-cell office:value-type="float" office:value="0.118430274769">
                <text:p>0.118430274769</text:p>
              </table:table-cell>
              <table:table-cell office:value-type="float" office:value="0.084333321604">
                <text:p>0.0843333216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4531">
                <text:p>6.44531</text:p>
              </table:table-cell>
              <table:table-cell office:value-type="float" office:value="0.267614809225">
                <text:p>0.267614809225</text:p>
              </table:table-cell>
              <table:table-cell office:value-type="float" office:value="0.116668698624">
                <text:p>0.116668698624</text:p>
              </table:table-cell>
              <table:table-cell office:value-type="float" office:value="0.083954483001">
                <text:p>0.083954483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6094">
                <text:p>6.46094</text:p>
              </table:table-cell>
              <table:table-cell office:value-type="float" office:value="0.266908623424">
                <text:p>0.266908623424</text:p>
              </table:table-cell>
              <table:table-cell office:value-type="float" office:value="0.116989993444">
                <text:p>0.116989993444</text:p>
              </table:table-cell>
              <table:table-cell office:value-type="float" office:value="0.083899439716">
                <text:p>0.0838994397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7656">
                <text:p>6.47656</text:p>
              </table:table-cell>
              <table:table-cell office:value-type="float" office:value="0.2644427776">
                <text:p>0.2644427776</text:p>
              </table:table-cell>
              <table:table-cell office:value-type="float" office:value="0.118660958784">
                <text:p>0.118660958784</text:p>
              </table:table-cell>
              <table:table-cell office:value-type="float" office:value="0.083871635236">
                <text:p>0.083871635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9219">
                <text:p>6.49219</text:p>
              </table:table-cell>
              <table:table-cell office:value-type="float" office:value="0.264262824225">
                <text:p>0.264262824225</text:p>
              </table:table-cell>
              <table:table-cell office:value-type="float" office:value="0.118386229329">
                <text:p>0.118386229329</text:p>
              </table:table-cell>
              <table:table-cell office:value-type="float" office:value="0.082344319849">
                <text:p>0.0823443198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50781">
                <text:p>6.50781</text:p>
              </table:table-cell>
              <table:table-cell office:value-type="float" office:value="0.264686583529">
                <text:p>0.264686583529</text:p>
              </table:table-cell>
              <table:table-cell office:value-type="float" office:value="0.116098295824">
                <text:p>0.116098295824</text:p>
              </table:table-cell>
              <table:table-cell office:value-type="float" office:value="0.081507395025">
                <text:p>0.0815073950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2344">
                <text:p>6.52344</text:p>
              </table:table-cell>
              <table:table-cell office:value-type="float" office:value="0.264065460129">
                <text:p>0.264065460129</text:p>
              </table:table-cell>
              <table:table-cell office:value-type="float" office:value="0.117679872025">
                <text:p>0.117679872025</text:p>
              </table:table-cell>
              <table:table-cell office:value-type="float" office:value="0.080562307225">
                <text:p>0.0805623072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3906">
                <text:p>6.53906</text:p>
              </table:table-cell>
              <table:table-cell office:value-type="float" office:value="0.262862315401">
                <text:p>0.262862315401</text:p>
              </table:table-cell>
              <table:table-cell office:value-type="float" office:value="0.119145090276">
                <text:p>0.119145090276</text:p>
              </table:table-cell>
              <table:table-cell office:value-type="float" office:value="0.080677585444">
                <text:p>0.080677585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5469">
                <text:p>6.55469</text:p>
              </table:table-cell>
              <table:table-cell office:value-type="float" office:value="0.264115822084">
                <text:p>0.264115822084</text:p>
              </table:table-cell>
              <table:table-cell office:value-type="float" office:value="0.118320864484">
                <text:p>0.118320864484</text:p>
              </table:table-cell>
              <table:table-cell office:value-type="float" office:value="0.082364982049">
                <text:p>0.0823649820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7031">
                <text:p>6.57031</text:p>
              </table:table-cell>
              <table:table-cell office:value-type="float" office:value="0.2663901769">
                <text:p>0.2663901769</text:p>
              </table:table-cell>
              <table:table-cell office:value-type="float" office:value="0.118086387769">
                <text:p>0.118086387769</text:p>
              </table:table-cell>
              <table:table-cell office:value-type="float" office:value="0.083280147889">
                <text:p>0.083280147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8594">
                <text:p>6.58594</text:p>
              </table:table-cell>
              <table:table-cell office:value-type="float" office:value="0.265306376241">
                <text:p>0.265306376241</text:p>
              </table:table-cell>
              <table:table-cell office:value-type="float" office:value="0.119823284025">
                <text:p>0.119823284025</text:p>
              </table:table-cell>
              <table:table-cell office:value-type="float" office:value="0.084086080576">
                <text:p>0.084086080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60156">
                <text:p>6.60156</text:p>
              </table:table-cell>
              <table:table-cell office:value-type="float" office:value="0.263878443481">
                <text:p>0.263878443481</text:p>
              </table:table-cell>
              <table:table-cell office:value-type="float" office:value="0.119711156049">
                <text:p>0.119711156049</text:p>
              </table:table-cell>
              <table:table-cell office:value-type="float" office:value="0.084398384196">
                <text:p>0.084398384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1719">
                <text:p>6.61719</text:p>
              </table:table-cell>
              <table:table-cell office:value-type="float" office:value="0.264619705744">
                <text:p>0.264619705744</text:p>
              </table:table-cell>
              <table:table-cell office:value-type="float" office:value="0.116659818025">
                <text:p>0.116659818025</text:p>
              </table:table-cell>
              <table:table-cell office:value-type="float" office:value="0.083103628729">
                <text:p>0.0831036287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3281">
                <text:p>6.63281</text:p>
              </table:table-cell>
              <table:table-cell office:value-type="float" office:value="0.263053074769">
                <text:p>0.263053074769</text:p>
              </table:table-cell>
              <table:table-cell office:value-type="float" office:value="0.115317972225">
                <text:p>0.115317972225</text:p>
              </table:table-cell>
              <table:table-cell office:value-type="float" office:value="0.082340876401">
                <text:p>0.0823408764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4844">
                <text:p>6.64844</text:p>
              </table:table-cell>
              <table:table-cell office:value-type="float" office:value="0.2604469156">
                <text:p>0.2604469156</text:p>
              </table:table-cell>
              <table:table-cell office:value-type="float" office:value="0.117206261316">
                <text:p>0.117206261316</text:p>
              </table:table-cell>
              <table:table-cell office:value-type="float" office:value="0.082824235264">
                <text:p>0.082824235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6406">
                <text:p>6.66406</text:p>
              </table:table-cell>
              <table:table-cell office:value-type="float" office:value="0.260576558089">
                <text:p>0.260576558089</text:p>
              </table:table-cell>
              <table:table-cell office:value-type="float" office:value="0.118593451876">
                <text:p>0.118593451876</text:p>
              </table:table-cell>
              <table:table-cell office:value-type="float" office:value="0.083259371209">
                <text:p>0.0832593712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7969">
                <text:p>6.67969</text:p>
              </table:table-cell>
              <table:table-cell office:value-type="float" office:value="0.260851261696">
                <text:p>0.260851261696</text:p>
              </table:table-cell>
              <table:table-cell office:value-type="float" office:value="0.118072642689">
                <text:p>0.118072642689</text:p>
              </table:table-cell>
              <table:table-cell office:value-type="float" office:value="0.082910595364">
                <text:p>0.082910595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9531">
                <text:p>6.69531</text:p>
              </table:table-cell>
              <table:table-cell office:value-type="float" office:value="0.259818556176">
                <text:p>0.259818556176</text:p>
              </table:table-cell>
              <table:table-cell office:value-type="float" office:value="0.117646256016">
                <text:p>0.117646256016</text:p>
              </table:table-cell>
              <table:table-cell office:value-type="float" office:value="0.082895623056">
                <text:p>0.082895623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71094">
                <text:p>6.71094</text:p>
              </table:table-cell>
              <table:table-cell office:value-type="float" office:value="0.258431923044">
                <text:p>0.258431923044</text:p>
              </table:table-cell>
              <table:table-cell office:value-type="float" office:value="0.118648558116">
                <text:p>0.118648558116</text:p>
              </table:table-cell>
              <table:table-cell office:value-type="float" office:value="0.084346099776">
                <text:p>0.0843460997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2656">
                <text:p>6.72656</text:p>
              </table:table-cell>
              <table:table-cell office:value-type="float" office:value="0.257227494976">
                <text:p>0.257227494976</text:p>
              </table:table-cell>
              <table:table-cell office:value-type="float" office:value="0.120866780281">
                <text:p>0.120866780281</text:p>
              </table:table-cell>
              <table:table-cell office:value-type="float" office:value="0.084623391801">
                <text:p>0.0846233918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4219">
                <text:p>6.74219</text:p>
              </table:table-cell>
              <table:table-cell office:value-type="float" office:value="0.257279229529">
                <text:p>0.257279229529</text:p>
              </table:table-cell>
              <table:table-cell office:value-type="float" office:value="0.119573490436">
                <text:p>0.119573490436</text:p>
              </table:table-cell>
              <table:table-cell office:value-type="float" office:value="0.084164972544">
                <text:p>0.0841649725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5781">
                <text:p>6.75781</text:p>
              </table:table-cell>
              <table:table-cell office:value-type="float" office:value="0.256904018449">
                <text:p>0.256904018449</text:p>
              </table:table-cell>
              <table:table-cell office:value-type="float" office:value="0.117332281444">
                <text:p>0.117332281444</text:p>
              </table:table-cell>
              <table:table-cell office:value-type="float" office:value="0.083220133441">
                <text:p>0.0832201334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7344">
                <text:p>6.77344</text:p>
              </table:table-cell>
              <table:table-cell office:value-type="float" office:value="0.255643494544">
                <text:p>0.255643494544</text:p>
              </table:table-cell>
              <table:table-cell office:value-type="float" office:value="0.116454292516">
                <text:p>0.116454292516</text:p>
              </table:table-cell>
              <table:table-cell office:value-type="float" office:value="0.082844957584">
                <text:p>0.0828449575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8906">
                <text:p>6.78906</text:p>
              </table:table-cell>
              <table:table-cell office:value-type="float" office:value="0.254739250089">
                <text:p>0.254739250089</text:p>
              </table:table-cell>
              <table:table-cell office:value-type="float" office:value="0.115998823396">
                <text:p>0.115998823396</text:p>
              </table:table-cell>
              <table:table-cell office:value-type="float" office:value="0.083518110025">
                <text:p>0.083518110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80469">
                <text:p>6.80469</text:p>
              </table:table-cell>
              <table:table-cell office:value-type="float" office:value="0.254689790224">
                <text:p>0.254689790224</text:p>
              </table:table-cell>
              <table:table-cell office:value-type="float" office:value="0.116394921889">
                <text:p>0.116394921889</text:p>
              </table:table-cell>
              <table:table-cell office:value-type="float" office:value="0.083970130176">
                <text:p>0.083970130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2031">
                <text:p>6.82031</text:p>
              </table:table-cell>
              <table:table-cell office:value-type="float" office:value="0.255602036041">
                <text:p>0.255602036041</text:p>
              </table:table-cell>
              <table:table-cell office:value-type="float" office:value="0.113829312996">
                <text:p>0.113829312996</text:p>
              </table:table-cell>
              <table:table-cell office:value-type="float" office:value="0.0835903744">
                <text:p>0.08359037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3594">
                <text:p>6.83594</text:p>
              </table:table-cell>
              <table:table-cell office:value-type="float" office:value="0.256834076944">
                <text:p>0.256834076944</text:p>
              </table:table-cell>
              <table:table-cell office:value-type="float" office:value="0.111306307876">
                <text:p>0.111306307876</text:p>
              </table:table-cell>
              <table:table-cell office:value-type="float" office:value="0.083526202081">
                <text:p>0.083526202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5156">
                <text:p>6.85156</text:p>
              </table:table-cell>
              <table:table-cell office:value-type="float" office:value="0.256559471289">
                <text:p>0.256559471289</text:p>
              </table:table-cell>
              <table:table-cell office:value-type="float" office:value="0.111369705841">
                <text:p>0.111369705841</text:p>
              </table:table-cell>
              <table:table-cell office:value-type="float" office:value="0.085393112841">
                <text:p>0.0853931128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6719">
                <text:p>6.86719</text:p>
              </table:table-cell>
              <table:table-cell office:value-type="float" office:value="0.2560056409">
                <text:p>0.2560056409</text:p>
              </table:table-cell>
              <table:table-cell office:value-type="float" office:value="0.114111542416">
                <text:p>0.114111542416</text:p>
              </table:table-cell>
              <table:table-cell office:value-type="float" office:value="0.086819801104">
                <text:p>0.0868198011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8281">
                <text:p>6.88281</text:p>
              </table:table-cell>
              <table:table-cell office:value-type="float" office:value="0.257906544025">
                <text:p>0.257906544025</text:p>
              </table:table-cell>
              <table:table-cell office:value-type="float" office:value="0.116207355664">
                <text:p>0.116207355664</text:p>
              </table:table-cell>
              <table:table-cell office:value-type="float" office:value="0.086776787241">
                <text:p>0.0867767872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9844">
                <text:p>6.89844</text:p>
              </table:table-cell>
              <table:table-cell office:value-type="float" office:value="0.260016366724">
                <text:p>0.260016366724</text:p>
              </table:table-cell>
              <table:table-cell office:value-type="float" office:value="0.117031725801">
                <text:p>0.117031725801</text:p>
              </table:table-cell>
              <table:table-cell office:value-type="float" office:value="0.085113978049">
                <text:p>0.0851139780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1406">
                <text:p>6.91406</text:p>
              </table:table-cell>
              <table:table-cell office:value-type="float" office:value="0.259230667609">
                <text:p>0.259230667609</text:p>
              </table:table-cell>
              <table:table-cell office:value-type="float" office:value="0.115047820969">
                <text:p>0.115047820969</text:p>
              </table:table-cell>
              <table:table-cell office:value-type="float" office:value="0.083794038784">
                <text:p>0.083794038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2969">
                <text:p>6.92969</text:p>
              </table:table-cell>
              <table:table-cell office:value-type="float" office:value="0.257045958009">
                <text:p>0.257045958009</text:p>
              </table:table-cell>
              <table:table-cell office:value-type="float" office:value="0.114030483856">
                <text:p>0.114030483856</text:p>
              </table:table-cell>
              <table:table-cell office:value-type="float" office:value="0.083195902969">
                <text:p>0.0831959029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4531">
                <text:p>6.94531</text:p>
              </table:table-cell>
              <table:table-cell office:value-type="float" office:value="0.254878571025">
                <text:p>0.254878571025</text:p>
              </table:table-cell>
              <table:table-cell office:value-type="float" office:value="0.113790179584">
                <text:p>0.113790179584</text:p>
              </table:table-cell>
              <table:table-cell office:value-type="float" office:value="0.0813333361">
                <text:p>0.08133333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6094">
                <text:p>6.96094</text:p>
              </table:table-cell>
              <table:table-cell office:value-type="float" office:value="0.255083583364">
                <text:p>0.255083583364</text:p>
              </table:table-cell>
              <table:table-cell office:value-type="float" office:value="0.112676362929">
                <text:p>0.112676362929</text:p>
              </table:table-cell>
              <table:table-cell office:value-type="float" office:value="0.0806276025">
                <text:p>0.08062760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7656">
                <text:p>6.97656</text:p>
              </table:table-cell>
              <table:table-cell office:value-type="float" office:value="0.2552371441">
                <text:p>0.2552371441</text:p>
              </table:table-cell>
              <table:table-cell office:value-type="float" office:value="0.1109356249">
                <text:p>0.1109356249</text:p>
              </table:table-cell>
              <table:table-cell office:value-type="float" office:value="0.080659976049">
                <text:p>0.0806599760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9219">
                <text:p>6.99219</text:p>
              </table:table-cell>
              <table:table-cell office:value-type="float" office:value="0.253699586596">
                <text:p>0.253699586596</text:p>
              </table:table-cell>
              <table:table-cell office:value-type="float" office:value="0.111521266704">
                <text:p>0.111521266704</text:p>
              </table:table-cell>
              <table:table-cell office:value-type="float" office:value="0.081735379236">
                <text:p>0.081735379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00781">
                <text:p>7.00781</text:p>
              </table:table-cell>
              <table:table-cell office:value-type="float" office:value="0.250134017956">
                <text:p>0.250134017956</text:p>
              </table:table-cell>
              <table:table-cell office:value-type="float" office:value="0.114187223056">
                <text:p>0.114187223056</text:p>
              </table:table-cell>
              <table:table-cell office:value-type="float" office:value="0.083231673001">
                <text:p>0.0832316730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2344">
                <text:p>7.02344</text:p>
              </table:table-cell>
              <table:table-cell office:value-type="float" office:value="0.249659116281">
                <text:p>0.249659116281</text:p>
              </table:table-cell>
              <table:table-cell office:value-type="float" office:value="0.115765299049">
                <text:p>0.115765299049</text:p>
              </table:table-cell>
              <table:table-cell office:value-type="float" office:value="0.081546798096">
                <text:p>0.0815467980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3906">
                <text:p>7.03906</text:p>
              </table:table-cell>
              <table:table-cell office:value-type="float" office:value="0.253810409616">
                <text:p>0.253810409616</text:p>
              </table:table-cell>
              <table:table-cell office:value-type="float" office:value="0.115053248025">
                <text:p>0.115053248025</text:p>
              </table:table-cell>
              <table:table-cell office:value-type="float" office:value="0.079002593476">
                <text:p>0.079002593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5469">
                <text:p>7.05469</text:p>
              </table:table-cell>
              <table:table-cell office:value-type="float" office:value="0.253800333796">
                <text:p>0.253800333796</text:p>
              </table:table-cell>
              <table:table-cell office:value-type="float" office:value="0.113371603849">
                <text:p>0.113371603849</text:p>
              </table:table-cell>
              <table:table-cell office:value-type="float" office:value="0.080890754569">
                <text:p>0.0808907545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7031">
                <text:p>7.07031</text:p>
              </table:table-cell>
              <table:table-cell office:value-type="float" office:value="0.251306703025">
                <text:p>0.251306703025</text:p>
              </table:table-cell>
              <table:table-cell office:value-type="float" office:value="0.113606747136">
                <text:p>0.113606747136</text:p>
              </table:table-cell>
              <table:table-cell office:value-type="float" office:value="0.081975133969">
                <text:p>0.0819751339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8594">
                <text:p>7.08594</text:p>
              </table:table-cell>
              <table:table-cell office:value-type="float" office:value="0.252254058001">
                <text:p>0.252254058001</text:p>
              </table:table-cell>
              <table:table-cell office:value-type="float" office:value="0.114148028164">
                <text:p>0.114148028164</text:p>
              </table:table-cell>
              <table:table-cell office:value-type="float" office:value="0.080534493796">
                <text:p>0.0805344937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0156">
                <text:p>7.10156</text:p>
              </table:table-cell>
              <table:table-cell office:value-type="float" office:value="0.252723376656">
                <text:p>0.252723376656</text:p>
              </table:table-cell>
              <table:table-cell office:value-type="float" office:value="0.112843590084">
                <text:p>0.112843590084</text:p>
              </table:table-cell>
              <table:table-cell office:value-type="float" office:value="0.080032975801">
                <text:p>0.080032975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1719">
                <text:p>7.11719</text:p>
              </table:table-cell>
              <table:table-cell office:value-type="float" office:value="0.250276076176">
                <text:p>0.250276076176</text:p>
              </table:table-cell>
              <table:table-cell office:value-type="float" office:value="0.110355511204">
                <text:p>0.110355511204</text:p>
              </table:table-cell>
              <table:table-cell office:value-type="float" office:value="0.080717355664">
                <text:p>0.0807173556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3281">
                <text:p>7.13281</text:p>
              </table:table-cell>
              <table:table-cell office:value-type="float" office:value="0.252138553956">
                <text:p>0.252138553956</text:p>
              </table:table-cell>
              <table:table-cell office:value-type="float" office:value="0.109097429401">
                <text:p>0.109097429401</text:p>
              </table:table-cell>
              <table:table-cell office:value-type="float" office:value="0.081868660129">
                <text:p>0.0818686601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4844">
                <text:p>7.14844</text:p>
              </table:table-cell>
              <table:table-cell office:value-type="float" office:value="0.255101765776">
                <text:p>0.255101765776</text:p>
              </table:table-cell>
              <table:table-cell office:value-type="float" office:value="0.109928054916">
                <text:p>0.109928054916</text:p>
              </table:table-cell>
              <table:table-cell office:value-type="float" office:value="0.083410638481">
                <text:p>0.0834106384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6406">
                <text:p>7.16406</text:p>
              </table:table-cell>
              <table:table-cell office:value-type="float" office:value="0.2540764836">
                <text:p>0.2540764836</text:p>
              </table:table-cell>
              <table:table-cell office:value-type="float" office:value="0.112083004944">
                <text:p>0.112083004944</text:p>
              </table:table-cell>
              <table:table-cell office:value-type="float" office:value="0.082565999649">
                <text:p>0.0825659996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7969">
                <text:p>7.17969</text:p>
              </table:table-cell>
              <table:table-cell office:value-type="float" office:value="0.252846054244">
                <text:p>0.252846054244</text:p>
              </table:table-cell>
              <table:table-cell office:value-type="float" office:value="0.113814468496">
                <text:p>0.113814468496</text:p>
              </table:table-cell>
              <table:table-cell office:value-type="float" office:value="0.080736676164">
                <text:p>0.0807366761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9531">
                <text:p>7.19531</text:p>
              </table:table-cell>
              <table:table-cell office:value-type="float" office:value="0.253187093329">
                <text:p>0.253187093329</text:p>
              </table:table-cell>
              <table:table-cell office:value-type="float" office:value="0.113767917025">
                <text:p>0.113767917025</text:p>
              </table:table-cell>
              <table:table-cell office:value-type="float" office:value="0.079124626681">
                <text:p>0.0791246266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21094">
                <text:p>7.21094</text:p>
              </table:table-cell>
              <table:table-cell office:value-type="float" office:value="0.2523655696">
                <text:p>0.2523655696</text:p>
              </table:table-cell>
              <table:table-cell office:value-type="float" office:value="0.112975309924">
                <text:p>0.112975309924</text:p>
              </table:table-cell>
              <table:table-cell office:value-type="float" office:value="0.079737334884">
                <text:p>0.0797373348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2656">
                <text:p>7.22656</text:p>
              </table:table-cell>
              <table:table-cell office:value-type="float" office:value="0.253715704804">
                <text:p>0.253715704804</text:p>
              </table:table-cell>
              <table:table-cell office:value-type="float" office:value="0.110946949569">
                <text:p>0.110946949569</text:p>
              </table:table-cell>
              <table:table-cell office:value-type="float" office:value="0.081423481104">
                <text:p>0.0814234811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4219">
                <text:p>7.24219</text:p>
              </table:table-cell>
              <table:table-cell office:value-type="float" office:value="0.257660805609">
                <text:p>0.257660805609</text:p>
              </table:table-cell>
              <table:table-cell office:value-type="float" office:value="0.1080831376">
                <text:p>0.1080831376</text:p>
              </table:table-cell>
              <table:table-cell office:value-type="float" office:value="0.081620490249">
                <text:p>0.0816204902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5781">
                <text:p>7.25781</text:p>
              </table:table-cell>
              <table:table-cell office:value-type="float" office:value="0.256026892081">
                <text:p>0.256026892081</text:p>
              </table:table-cell>
              <table:table-cell office:value-type="float" office:value="0.1073807361">
                <text:p>0.1073807361</text:p>
              </table:table-cell>
              <table:table-cell office:value-type="float" office:value="0.080943095025">
                <text:p>0.080943095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7344">
                <text:p>7.27344</text:p>
              </table:table-cell>
              <table:table-cell office:value-type="float" office:value="0.254434492225">
                <text:p>0.254434492225</text:p>
              </table:table-cell>
              <table:table-cell office:value-type="float" office:value="0.109588805764">
                <text:p>0.109588805764</text:p>
              </table:table-cell>
              <table:table-cell office:value-type="float" office:value="0.079423076041">
                <text:p>0.079423076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8906">
                <text:p>7.28906</text:p>
              </table:table-cell>
              <table:table-cell office:value-type="float" office:value="0.255565636225">
                <text:p>0.255565636225</text:p>
              </table:table-cell>
              <table:table-cell office:value-type="float" office:value="0.110824407409">
                <text:p>0.110824407409</text:p>
              </table:table-cell>
              <table:table-cell office:value-type="float" office:value="0.079580974201">
                <text:p>0.0795809742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30469">
                <text:p>7.30469</text:p>
              </table:table-cell>
              <table:table-cell office:value-type="float" office:value="0.255205822041">
                <text:p>0.255205822041</text:p>
              </table:table-cell>
              <table:table-cell office:value-type="float" office:value="0.109463707609">
                <text:p>0.109463707609</text:p>
              </table:table-cell>
              <table:table-cell office:value-type="float" office:value="0.0816187761">
                <text:p>0.08161877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2031">
                <text:p>7.32031</text:p>
              </table:table-cell>
              <table:table-cell office:value-type="float" office:value="0.255967188624">
                <text:p>0.255967188624</text:p>
              </table:table-cell>
              <table:table-cell office:value-type="float" office:value="0.107270660484">
                <text:p>0.107270660484</text:p>
              </table:table-cell>
              <table:table-cell office:value-type="float" office:value="0.082656825001">
                <text:p>0.082656825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3594">
                <text:p>7.33594</text:p>
              </table:table-cell>
              <table:table-cell office:value-type="float" office:value="0.255595969225">
                <text:p>0.255595969225</text:p>
              </table:table-cell>
              <table:table-cell office:value-type="float" office:value="0.107692267225">
                <text:p>0.107692267225</text:p>
              </table:table-cell>
              <table:table-cell office:value-type="float" office:value="0.081648490564">
                <text:p>0.0816484905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5156">
                <text:p>7.35156</text:p>
              </table:table-cell>
              <table:table-cell office:value-type="float" office:value="0.255421073664">
                <text:p>0.255421073664</text:p>
              </table:table-cell>
              <table:table-cell office:value-type="float" office:value="0.108612430096">
                <text:p>0.108612430096</text:p>
              </table:table-cell>
              <table:table-cell office:value-type="float" office:value="0.081040424976">
                <text:p>0.0810404249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6719">
                <text:p>7.36719</text:p>
              </table:table-cell>
              <table:table-cell office:value-type="float" office:value="0.258547842576">
                <text:p>0.258547842576</text:p>
              </table:table-cell>
              <table:table-cell office:value-type="float" office:value="0.110690620804">
                <text:p>0.110690620804</text:p>
              </table:table-cell>
              <table:table-cell office:value-type="float" office:value="0.082054175401">
                <text:p>0.0820541754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8281">
                <text:p>7.38281</text:p>
              </table:table-cell>
              <table:table-cell office:value-type="float" office:value="0.260624544196">
                <text:p>0.260624544196</text:p>
              </table:table-cell>
              <table:table-cell office:value-type="float" office:value="0.111067559824">
                <text:p>0.111067559824</text:p>
              </table:table-cell>
              <table:table-cell office:value-type="float" office:value="0.082107463936">
                <text:p>0.0821074639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9844">
                <text:p>7.39844</text:p>
              </table:table-cell>
              <table:table-cell office:value-type="float" office:value="0.2597227369">
                <text:p>0.2597227369</text:p>
              </table:table-cell>
              <table:table-cell office:value-type="float" office:value="0.109346616976">
                <text:p>0.109346616976</text:p>
              </table:table-cell>
              <table:table-cell office:value-type="float" office:value="0.080978377489">
                <text:p>0.0809783774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41406">
                <text:p>7.41406</text:p>
              </table:table-cell>
              <table:table-cell office:value-type="float" office:value="0.258904915929">
                <text:p>0.258904915929</text:p>
              </table:table-cell>
              <table:table-cell office:value-type="float" office:value="0.109107338596">
                <text:p>0.109107338596</text:p>
              </table:table-cell>
              <table:table-cell office:value-type="float" office:value="0.079358270436">
                <text:p>0.0793582704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2969">
                <text:p>7.42969</text:p>
              </table:table-cell>
              <table:table-cell office:value-type="float" office:value="0.257580610576">
                <text:p>0.257580610576</text:p>
              </table:table-cell>
              <table:table-cell office:value-type="float" office:value="0.108987137424">
                <text:p>0.108987137424</text:p>
              </table:table-cell>
              <table:table-cell office:value-type="float" office:value="0.0789722404">
                <text:p>0.07897224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4531">
                <text:p>7.44531</text:p>
              </table:table-cell>
              <table:table-cell office:value-type="float" office:value="0.260136721296">
                <text:p>0.260136721296</text:p>
              </table:table-cell>
              <table:table-cell office:value-type="float" office:value="0.109135086736">
                <text:p>0.109135086736</text:p>
              </table:table-cell>
              <table:table-cell office:value-type="float" office:value="0.079521180025">
                <text:p>0.0795211800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6094">
                <text:p>7.46094</text:p>
              </table:table-cell>
              <table:table-cell office:value-type="float" office:value="0.263739765136">
                <text:p>0.263739765136</text:p>
              </table:table-cell>
              <table:table-cell office:value-type="float" office:value="0.1101775249">
                <text:p>0.1101775249</text:p>
              </table:table-cell>
              <table:table-cell office:value-type="float" office:value="0.080091830025">
                <text:p>0.080091830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7656">
                <text:p>7.47656</text:p>
              </table:table-cell>
              <table:table-cell office:value-type="float" office:value="0.261726374464">
                <text:p>0.261726374464</text:p>
              </table:table-cell>
              <table:table-cell office:value-type="float" office:value="0.110687959204">
                <text:p>0.110687959204</text:p>
              </table:table-cell>
              <table:table-cell office:value-type="float" office:value="0.078340651236">
                <text:p>0.078340651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9219">
                <text:p>7.49219</text:p>
              </table:table-cell>
              <table:table-cell office:value-type="float" office:value="0.260211191881">
                <text:p>0.260211191881</text:p>
              </table:table-cell>
              <table:table-cell office:value-type="float" office:value="0.110350860481">
                <text:p>0.110350860481</text:p>
              </table:table-cell>
              <table:table-cell office:value-type="float" office:value="0.076654228225">
                <text:p>0.0766542282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50781">
                <text:p>7.50781</text:p>
              </table:table-cell>
              <table:table-cell office:value-type="float" office:value="0.266942722225">
                <text:p>0.266942722225</text:p>
              </table:table-cell>
              <table:table-cell office:value-type="float" office:value="0.110070669361">
                <text:p>0.110070669361</text:p>
              </table:table-cell>
              <table:table-cell office:value-type="float" office:value="0.078392720169">
                <text:p>0.078392720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2344">
                <text:p>7.52344</text:p>
              </table:table-cell>
              <table:table-cell office:value-type="float" office:value="0.270180604521">
                <text:p>0.270180604521</text:p>
              </table:table-cell>
              <table:table-cell office:value-type="float" office:value="0.1093691041">
                <text:p>0.1093691041</text:p>
              </table:table-cell>
              <table:table-cell office:value-type="float" office:value="0.080289489316">
                <text:p>0.0802894893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3906">
                <text:p>7.53906</text:p>
              </table:table-cell>
              <table:table-cell office:value-type="float" office:value="0.265136427396">
                <text:p>0.265136427396</text:p>
              </table:table-cell>
              <table:table-cell office:value-type="float" office:value="0.109525254916">
                <text:p>0.109525254916</text:p>
              </table:table-cell>
              <table:table-cell office:value-type="float" office:value="0.0799136361">
                <text:p>0.07991363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5469">
                <text:p>7.55469</text:p>
              </table:table-cell>
              <table:table-cell office:value-type="float" office:value="0.263660683441">
                <text:p>0.263660683441</text:p>
              </table:table-cell>
              <table:table-cell office:value-type="float" office:value="0.110701932961">
                <text:p>0.110701932961</text:p>
              </table:table-cell>
              <table:table-cell office:value-type="float" office:value="0.081096231076">
                <text:p>0.0810962310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7031">
                <text:p>7.57031</text:p>
              </table:table-cell>
              <table:table-cell office:value-type="float" office:value="0.269339202441">
                <text:p>0.269339202441</text:p>
              </table:table-cell>
              <table:table-cell office:value-type="float" office:value="0.111566020225">
                <text:p>0.111566020225</text:p>
              </table:table-cell>
              <table:table-cell office:value-type="float" office:value="0.083421613584">
                <text:p>0.083421613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8594">
                <text:p>7.58594</text:p>
              </table:table-cell>
              <table:table-cell office:value-type="float" office:value="0.274404154896">
                <text:p>0.274404154896</text:p>
              </table:table-cell>
              <table:table-cell office:value-type="float" office:value="0.1102439209">
                <text:p>0.1102439209</text:p>
              </table:table-cell>
              <table:table-cell office:value-type="float" office:value="0.081970553025">
                <text:p>0.081970553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60156">
                <text:p>7.60156</text:p>
              </table:table-cell>
              <table:table-cell office:value-type="float" office:value="0.274652509329">
                <text:p>0.274652509329</text:p>
              </table:table-cell>
              <table:table-cell office:value-type="float" office:value="0.108361447489">
                <text:p>0.108361447489</text:p>
              </table:table-cell>
              <table:table-cell office:value-type="float" office:value="0.079273218025">
                <text:p>0.0792732180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1719">
                <text:p>7.61719</text:p>
              </table:table-cell>
              <table:table-cell office:value-type="float" office:value="0.2739161569">
                <text:p>0.2739161569</text:p>
              </table:table-cell>
              <table:table-cell office:value-type="float" office:value="0.107352556609">
                <text:p>0.107352556609</text:p>
              </table:table-cell>
              <table:table-cell office:value-type="float" office:value="0.078650519809">
                <text:p>0.0786505198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3281">
                <text:p>7.63281</text:p>
              </table:table-cell>
              <table:table-cell office:value-type="float" office:value="0.275812982041">
                <text:p>0.275812982041</text:p>
              </table:table-cell>
              <table:table-cell office:value-type="float" office:value="0.107075546176">
                <text:p>0.107075546176</text:p>
              </table:table-cell>
              <table:table-cell office:value-type="float" office:value="0.078177278404">
                <text:p>0.0781772784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4844">
                <text:p>7.64844</text:p>
              </table:table-cell>
              <table:table-cell office:value-type="float" office:value="0.276661272196">
                <text:p>0.276661272196</text:p>
              </table:table-cell>
              <table:table-cell office:value-type="float" office:value="0.106407092401">
                <text:p>0.106407092401</text:p>
              </table:table-cell>
              <table:table-cell office:value-type="float" office:value="0.079344185761">
                <text:p>0.079344185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6406">
                <text:p>7.66406</text:p>
              </table:table-cell>
              <table:table-cell office:value-type="float" office:value="0.274698629689">
                <text:p>0.274698629689</text:p>
              </table:table-cell>
              <table:table-cell office:value-type="float" office:value="0.106403830416">
                <text:p>0.106403830416</text:p>
              </table:table-cell>
              <table:table-cell office:value-type="float" office:value="0.078991350916">
                <text:p>0.0789913509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7969">
                <text:p>7.67969</text:p>
              </table:table-cell>
              <table:table-cell office:value-type="float" office:value="0.27206656">
                <text:p>0.27206656</text:p>
              </table:table-cell>
              <table:table-cell office:value-type="float" office:value="0.105920957025">
                <text:p>0.105920957025</text:p>
              </table:table-cell>
              <table:table-cell office:value-type="float" office:value="0.075958667236">
                <text:p>0.0759586672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9531">
                <text:p>7.69531</text:p>
              </table:table-cell>
              <table:table-cell office:value-type="float" office:value="0.270395840016">
                <text:p>0.270395840016</text:p>
              </table:table-cell>
              <table:table-cell office:value-type="float" office:value="0.104525476416">
                <text:p>0.104525476416</text:p>
              </table:table-cell>
              <table:table-cell office:value-type="float" office:value="0.074784200089">
                <text:p>0.0747842000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1094">
                <text:p>7.71094</text:p>
              </table:table-cell>
              <table:table-cell office:value-type="float" office:value="0.269061101521">
                <text:p>0.269061101521</text:p>
              </table:table-cell>
              <table:table-cell office:value-type="float" office:value="0.102062358784">
                <text:p>0.102062358784</text:p>
              </table:table-cell>
              <table:table-cell office:value-type="float" office:value="0.074298766084">
                <text:p>0.0742987660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2656">
                <text:p>7.72656</text:p>
              </table:table-cell>
              <table:table-cell office:value-type="float" office:value="0.268387199721">
                <text:p>0.268387199721</text:p>
              </table:table-cell>
              <table:table-cell office:value-type="float" office:value="0.100890722689">
                <text:p>0.100890722689</text:p>
              </table:table-cell>
              <table:table-cell office:value-type="float" office:value="0.074218649761">
                <text:p>0.0742186497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4219">
                <text:p>7.74219</text:p>
              </table:table-cell>
              <table:table-cell office:value-type="float" office:value="0.266079557241">
                <text:p>0.266079557241</text:p>
              </table:table-cell>
              <table:table-cell office:value-type="float" office:value="0.101190154816">
                <text:p>0.101190154816</text:p>
              </table:table-cell>
              <table:table-cell office:value-type="float" office:value="0.075110527969">
                <text:p>0.0751105279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781">
                <text:p>7.75781</text:p>
              </table:table-cell>
              <table:table-cell office:value-type="float" office:value="0.263648360089">
                <text:p>0.263648360089</text:p>
              </table:table-cell>
              <table:table-cell office:value-type="float" office:value="0.101431421289">
                <text:p>0.101431421289</text:p>
              </table:table-cell>
              <table:table-cell office:value-type="float" office:value="0.076772772241">
                <text:p>0.0767727722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7344">
                <text:p>7.77344</text:p>
              </table:table-cell>
              <table:table-cell office:value-type="float" office:value="0.262008849424">
                <text:p>0.262008849424</text:p>
              </table:table-cell>
              <table:table-cell office:value-type="float" office:value="0.100712291904">
                <text:p>0.100712291904</text:p>
              </table:table-cell>
              <table:table-cell office:value-type="float" office:value="0.077997876961">
                <text:p>0.0779978769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8906">
                <text:p>7.78906</text:p>
              </table:table-cell>
              <table:table-cell office:value-type="float" office:value="0.261698749225">
                <text:p>0.261698749225</text:p>
              </table:table-cell>
              <table:table-cell office:value-type="float" office:value="0.101164708096">
                <text:p>0.101164708096</text:p>
              </table:table-cell>
              <table:table-cell office:value-type="float" office:value="0.076585581081">
                <text:p>0.0765855810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80469">
                <text:p>7.80469</text:p>
              </table:table-cell>
              <table:table-cell office:value-type="float" office:value="0.260415275481">
                <text:p>0.260415275481</text:p>
              </table:table-cell>
              <table:table-cell office:value-type="float" office:value="0.1036067344">
                <text:p>0.1036067344</text:p>
              </table:table-cell>
              <table:table-cell office:value-type="float" office:value="0.073834475625">
                <text:p>0.073834475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2031">
                <text:p>7.82031</text:p>
              </table:table-cell>
              <table:table-cell office:value-type="float" office:value="0.257036832144">
                <text:p>0.257036832144</text:p>
              </table:table-cell>
              <table:table-cell office:value-type="float" office:value="0.1020610809">
                <text:p>0.1020610809</text:p>
              </table:table-cell>
              <table:table-cell office:value-type="float" office:value="0.071781662241">
                <text:p>0.0717816622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3594">
                <text:p>7.83594</text:p>
              </table:table-cell>
              <table:table-cell office:value-type="float" office:value="0.251825319684">
                <text:p>0.251825319684</text:p>
              </table:table-cell>
              <table:table-cell office:value-type="float" office:value="0.097916423056">
                <text:p>0.097916423056</text:p>
              </table:table-cell>
              <table:table-cell office:value-type="float" office:value="0.069958663009">
                <text:p>0.0699586630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5156">
                <text:p>7.85156</text:p>
              </table:table-cell>
              <table:table-cell office:value-type="float" office:value="0.249545207025">
                <text:p>0.249545207025</text:p>
              </table:table-cell>
              <table:table-cell office:value-type="float" office:value="0.096726598081">
                <text:p>0.096726598081</text:p>
              </table:table-cell>
              <table:table-cell office:value-type="float" office:value="0.0703893961">
                <text:p>0.0703893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6719">
                <text:p>7.86719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0.096563698009">
                <text:p>0.096563698009</text:p>
              </table:table-cell>
              <table:table-cell office:value-type="float" office:value="0.070698555664">
                <text:p>0.070698555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8281">
                <text:p>7.88281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0.095051356416">
                <text:p>0.095051356416</text:p>
              </table:table-cell>
              <table:table-cell office:value-type="float" office:value="0.068955083649">
                <text:p>0.0689550836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9844">
                <text:p>7.89844</text:p>
              </table:table-cell>
              <table:table-cell office:value-type="float" office:value="0.234612359424">
                <text:p>0.234612359424</text:p>
              </table:table-cell>
              <table:table-cell office:value-type="float" office:value="0.092751311601">
                <text:p>0.092751311601</text:p>
              </table:table-cell>
              <table:table-cell office:value-type="float" office:value="0.064573924996">
                <text:p>0.06457392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91406">
                <text:p>7.91406</text:p>
              </table:table-cell>
              <table:table-cell office:value-type="float" office:value="0.232718443281">
                <text:p>0.232718443281</text:p>
              </table:table-cell>
              <table:table-cell office:value-type="float" office:value="0.093045131089">
                <text:p>0.093045131089</text:p>
              </table:table-cell>
              <table:table-cell office:value-type="float" office:value="0.061724918025">
                <text:p>0.0617249180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2969">
                <text:p>7.92969</text:p>
              </table:table-cell>
              <table:table-cell office:value-type="float" office:value="0.224190886144">
                <text:p>0.224190886144</text:p>
              </table:table-cell>
              <table:table-cell office:value-type="float" office:value="0.091498990144">
                <text:p>0.091498990144</text:p>
              </table:table-cell>
              <table:table-cell office:value-type="float" office:value="0.05982916">
                <text:p>0.059829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4531">
                <text:p>7.94531</text:p>
              </table:table-cell>
              <table:table-cell office:value-type="float" office:value="0.215747244196">
                <text:p>0.215747244196</text:p>
              </table:table-cell>
              <table:table-cell office:value-type="float" office:value="0.086580708516">
                <text:p>0.086580708516</text:p>
              </table:table-cell>
              <table:table-cell office:value-type="float" office:value="0.058012094449">
                <text:p>0.0580120944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6094">
                <text:p>7.96094</text:p>
              </table:table-cell>
              <table:table-cell office:value-type="float" office:value="0.207769137489">
                <text:p>0.207769137489</text:p>
              </table:table-cell>
              <table:table-cell office:value-type="float" office:value="0.076497602724">
                <text:p>0.076497602724</text:p>
              </table:table-cell>
              <table:table-cell office:value-type="float" office:value="0.051812230129">
                <text:p>0.051812230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7656">
                <text:p>7.97656</text:p>
              </table:table-cell>
              <table:table-cell office:value-type="float" office:value="0.203538127104">
                <text:p>0.203538127104</text:p>
              </table:table-cell>
              <table:table-cell office:value-type="float" office:value="0.066417536656">
                <text:p>0.066417536656</text:p>
              </table:table-cell>
              <table:table-cell office:value-type="float" office:value="0.043374726756">
                <text:p>0.0433747267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9219">
                <text:p>7.99219</text:p>
              </table:table-cell>
              <table:table-cell office:value-type="float" office:value="0.193752269929">
                <text:p>0.193752269929</text:p>
              </table:table-cell>
              <table:table-cell office:value-type="float" office:value="0.048696131584">
                <text:p>0.048696131584</text:p>
              </table:table-cell>
              <table:table-cell office:value-type="float" office:value="0.027634075225">
                <text:p>0.0276340752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0.193753150276">
                <text:p>0.193753150276</text:p>
              </table:table-cell>
              <table:table-cell office:value-type="float" office:value="0.048696572929">
                <text:p>0.048696572929</text:p>
              </table:table-cell>
              <table:table-cell office:value-type="float" office:value="0.027633742756">
                <text:p>0.0276337427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37843088089">
                <text:p>0.0003784308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584577988929">
                <text:p>0.00584577988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4725046564">
                <text:p>0.024725046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48636929">
                <text:p>0.0548636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2041851456">
                <text:p>0.092041851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29082836961">
                <text:p>0.129082836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1681997409">
                <text:p>0.161681997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9812705625">
                <text:p>0.18981270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16200820676">
                <text:p>0.216200820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4116849929">
                <text:p>0.264116849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88700961481">
                <text:p>0.28870096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2321146449">
                <text:p>0.312321146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34390410225">
                <text:p>0.334390410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58105299561">
                <text:p>0.35810529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79748040169">
                <text:p>0.379748040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98713947844">
                <text:p>0.398713947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17673960729">
                <text:p>0.417673960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36983136209">
                <text:p>0.436983136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4387890889">
                <text:p>0.454387890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694168196">
                <text:p>0.469416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84400688121">
                <text:p>0.48440068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97567998225">
                <text:p>0.497567998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8450285249">
                <text:p>0.508450285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17792498084">
                <text:p>0.517792498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6086201124">
                <text:p>0.526086201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340247929">
                <text:p>0.5340247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39184741264">
                <text:p>0.539184741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43661427556">
                <text:p>0.543661427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47375063104">
                <text:p>0.547375063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50124823616">
                <text:p>0.550124823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51515654881">
                <text:p>0.551515654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53599985849">
                <text:p>0.553599985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54749384225">
                <text:p>0.55474938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5727011841">
                <text:p>0.555727011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55610724449">
                <text:p>0.555610724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52652480836">
                <text:p>0.552652480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47639960729">
                <text:p>0.547639960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42883081636">
                <text:p>0.542883081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39571048025">
                <text:p>0.539571048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35873777156">
                <text:p>0.535873777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30342236516">
                <text:p>0.530342236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3210628889">
                <text:p>0.52321062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17444280896">
                <text:p>0.517444280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12223627204">
                <text:p>0.512223627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06192406784">
                <text:p>0.5061924067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00093651929">
                <text:p>0.500093651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93992499716">
                <text:p>0.493992499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88226407824">
                <text:p>0.488226407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81833116164">
                <text:p>0.481833116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74966315684">
                <text:p>0.474966315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8564892324">
                <text:p>0.468564892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3337514721">
                <text:p>0.463337514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59147180816">
                <text:p>0.459147180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2704245889">
                <text:p>0.45270424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47516847089">
                <text:p>0.447516847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44004997569">
                <text:p>0.444004997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40149979844">
                <text:p>0.44014997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35400702801">
                <text:p>0.435400702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33144310769">
                <text:p>0.433144310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31153764129">
                <text:p>0.431153764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27385140009">
                <text:p>0.427385140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23915583744">
                <text:p>0.423915583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2522100289">
                <text:p>0.422522100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22085401761">
                <text:p>0.422085401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20918083524">
                <text:p>0.420918083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8135529956">
                <text:p>0.418135529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62185225">
                <text:p>0.416218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5656141796">
                <text:p>0.415656141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3568606649">
                <text:p>0.413568606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0107036816">
                <text:p>0.410107036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0844881">
                <text:p>0.40844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07081004841">
                <text:p>0.407081004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04087791041">
                <text:p>0.404087791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00948572025">
                <text:p>0.400948572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99637644561">
                <text:p>0.399637644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97960367281">
                <text:p>0.397960367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938943121">
                <text:p>0.3938943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90736257921">
                <text:p>0.3907362579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9774213761">
                <text:p>0.389774213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87172661824">
                <text:p>0.387172661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3308336161">
                <text:p>0.383308336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81673133209">
                <text:p>0.38167313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78612549225">
                <text:p>0.3786125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4317594225">
                <text:p>0.37431759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720512016">
                <text:p>0.3720512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695545681">
                <text:p>0.3695545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65005680649">
                <text:p>0.36500568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60880137289">
                <text:p>0.360880137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59749243681">
                <text:p>0.35974924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59257583161">
                <text:p>0.359257583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56069984656">
                <text:p>0.356069984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50571752281">
                <text:p>0.350571752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6188670884">
                <text:p>0.346188670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4605394961">
                <text:p>0.344605394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41810945316">
                <text:p>0.341810945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36926846116">
                <text:p>0.336926846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32690164849">
                <text:p>0.332690164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30780268225">
                <text:p>0.330780268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287531569">
                <text:p>0.3287531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23475425001">
                <text:p>0.323475425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18223476769">
                <text:p>0.318223476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16605406329">
                <text:p>0.316605406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16785488569">
                <text:p>0.316785488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15047586681">
                <text:p>0.315047586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12692337721">
                <text:p>0.312692337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10519761049">
                <text:p>0.310519761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09227190724">
                <text:p>0.309227190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10596665344">
                <text:p>0.310596665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10985790921">
                <text:p>0.3109857909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08027220004">
                <text:p>0.308027220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06614697984">
                <text:p>0.306614697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06488460996">
                <text:p>0.306488460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6379962256">
                <text:p>0.306379962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06887192676">
                <text:p>0.306887192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07959513481">
                <text:p>0.307959513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07609999876">
                <text:p>0.307609999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5539195536">
                <text:p>0.305539195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036340609">
                <text:p>0.3036340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04004465956">
                <text:p>0.304004465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05402127424">
                <text:p>0.305402127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06122078089">
                <text:p>0.30612207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05656391044">
                <text:p>0.305656391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4204093209">
                <text:p>0.30420409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01413078121">
                <text:p>0.30141307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9698217809">
                <text:p>0.299698217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0370859721">
                <text:p>0.300370859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99467239696">
                <text:p>0.299467239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98015544464">
                <text:p>0.298015544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7724100881">
                <text:p>0.297724100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98414190529">
                <text:p>0.298414190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97921655684">
                <text:p>0.297921655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97252853681">
                <text:p>0.29725285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96682838596">
                <text:p>0.296682838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6560841476">
                <text:p>0.296560841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97274662441">
                <text:p>0.29727466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97446979769">
                <text:p>0.297446979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98052667364">
                <text:p>0.298052667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98233947664">
                <text:p>0.298233947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60121649">
                <text:p>0.2960121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956205641">
                <text:p>0.2956205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96984671369">
                <text:p>0.29698467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7430618384">
                <text:p>0.297430618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8180431481">
                <text:p>0.29818043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98458986596">
                <text:p>0.298458986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97415348164">
                <text:p>0.297415348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963822481">
                <text:p>0.2963822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97882357796">
                <text:p>0.297882357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98407635289">
                <text:p>0.298407635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95208575561">
                <text:p>0.295208575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92087283401">
                <text:p>0.292087283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93605757316">
                <text:p>0.293605757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95610777401">
                <text:p>0.295610777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93588418244">
                <text:p>0.293588418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90412132201">
                <text:p>0.290412132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89938094681">
                <text:p>0.289938094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89455836121">
                <text:p>0.289455836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87356035136">
                <text:p>0.287356035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84791928281">
                <text:p>0.28479192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832261961">
                <text:p>0.2832261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82561349225">
                <text:p>0.2825613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81276426025">
                <text:p>0.281276426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79826188196">
                <text:p>0.27982618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78464123809">
                <text:p>0.278464123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772127801">
                <text:p>0.2772127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766023649">
                <text:p>0.2766023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74895733025">
                <text:p>0.27489573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72833852225">
                <text:p>0.27283385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72065516801">
                <text:p>0.272065516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71344102649">
                <text:p>0.271344102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8874397961">
                <text:p>0.268874397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6148682816">
                <text:p>0.266148682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4164132961">
                <text:p>0.264164132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3406059361">
                <text:p>0.263406059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1549393561">
                <text:p>0.261549393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01204004">
                <text:p>0.2601204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0662323601">
                <text:p>0.260662323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0473453956">
                <text:p>0.260473453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58638359225">
                <text:p>0.25863835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57568430144">
                <text:p>0.257568430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56409564161">
                <text:p>0.25640956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54639325924">
                <text:p>0.254639325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54904824161">
                <text:p>0.25490482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56940513449">
                <text:p>0.256940513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57143310649">
                <text:p>0.25714331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56084578304">
                <text:p>0.256084578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54905833924">
                <text:p>0.254905833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54880590449">
                <text:p>0.254880590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54584830096">
                <text:p>0.254584830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54793762441">
                <text:p>0.25479376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54392123129">
                <text:p>0.254392123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3334042329">
                <text:p>0.253334042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52627869641">
                <text:p>0.252627869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51629647129">
                <text:p>0.251629647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50154023716">
                <text:p>0.250154023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49087833569">
                <text:p>0.249087833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48917175056">
                <text:p>0.248917175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494503025">
                <text:p>0.249450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496301369">
                <text:p>0.249630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87515625">
                <text:p>0.248751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47321214596">
                <text:p>0.247321214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43387315649">
                <text:p>0.243387315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41567335025">
                <text:p>0.24156733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427138756">
                <text:p>0.2427138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44527283009">
                <text:p>0.244527283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44535195025">
                <text:p>0.24453519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43632075281">
                <text:p>0.243632075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44099236096">
                <text:p>0.244099236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431278864">
                <text:p>0.2431278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41367829264">
                <text:p>0.241367829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40386245264">
                <text:p>0.2403862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39673889225">
                <text:p>0.23967388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38795436889">
                <text:p>0.238795436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38631273001">
                <text:p>0.238631273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38871675025">
                <text:p>0.23887167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38161568324">
                <text:p>0.238161568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35745207296">
                <text:p>0.235745207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36094922816">
                <text:p>0.236094922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39303920969">
                <text:p>0.239303920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39142516484">
                <text:p>0.2391425164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37631875625">
                <text:p>0.23763187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39712076816">
                <text:p>0.239712076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43290630025">
                <text:p>0.243290630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4383844">
                <text:p>0.24383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42926751376">
                <text:p>0.242926751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44927989604">
                <text:p>0.244927989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46845017225">
                <text:p>0.246845017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44766678121">
                <text:p>0.24476667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44457069476">
                <text:p>0.244457069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47676424241">
                <text:p>0.247676424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48002008004">
                <text:p>0.248002008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44665761769">
                <text:p>0.244665761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445698116">
                <text:p>0.2445698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47319225344">
                <text:p>0.247319225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48612929321">
                <text:p>0.248612929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47529135529">
                <text:p>0.247529135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46128108769">
                <text:p>0.24612810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46056673681">
                <text:p>0.24605667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46090405625">
                <text:p>0.24609040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46170776336">
                <text:p>0.246170776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45263648081">
                <text:p>0.245263648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43922393225">
                <text:p>0.243922393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44088366809">
                <text:p>0.244088366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43671564161">
                <text:p>0.24367156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41273510416">
                <text:p>0.241273510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42717816896">
                <text:p>0.242717816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45660000881">
                <text:p>0.245660000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42837056225">
                <text:p>0.24283705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39871714289">
                <text:p>0.239871714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42584815841">
                <text:p>0.242584815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4384888609">
                <text:p>0.244384888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41358986089">
                <text:p>0.241358986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39901101209">
                <text:p>0.239901101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42153552281">
                <text:p>0.242153552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43063790225">
                <text:p>0.243063790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40270550276">
                <text:p>0.240270550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38539444025">
                <text:p>0.238539444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38516977924">
                <text:p>0.238516977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38782731716">
                <text:p>0.238782731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8891225225">
                <text:p>0.23889122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37981035889">
                <text:p>0.23798103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37467137636">
                <text:p>0.237467137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36117274561">
                <text:p>0.236117274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35233730081">
                <text:p>0.235233730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359627776">
                <text:p>0.2359627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37220624809">
                <text:p>0.237220624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8001525316">
                <text:p>0.238001525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38024942884">
                <text:p>0.238024942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6460457984">
                <text:p>0.236460457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609881">
                <text:p>0.23609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36610253476">
                <text:p>0.236610253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34530024089">
                <text:p>0.234530024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34417683889">
                <text:p>0.234417683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5388958561">
                <text:p>0.235388958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34293753521">
                <text:p>0.234293753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31576538176">
                <text:p>0.231576538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19096649">
                <text:p>0.2319096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1609262564">
                <text:p>0.231609262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0142791824">
                <text:p>0.230142791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0531538769">
                <text:p>0.23053153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1674718276">
                <text:p>0.231674718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0427840841">
                <text:p>0.230427840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298339481">
                <text:p>0.2298339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1775807761">
                <text:p>0.23177580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2726161889">
                <text:p>0.232726161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31184025856">
                <text:p>0.231184025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1089795524">
                <text:p>0.231089795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2426195236">
                <text:p>0.232426195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32734845476">
                <text:p>0.232734845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30237788561">
                <text:p>0.230237788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29056045604">
                <text:p>0.229056045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0855264676">
                <text:p>0.230855264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2339424256">
                <text:p>0.232339424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0494089604">
                <text:p>0.230494089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28913445601">
                <text:p>0.228913445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29900111441">
                <text:p>0.22990011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31047494276">
                <text:p>0.231047494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30645825536">
                <text:p>0.230645825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30353922304">
                <text:p>0.230353922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310821041">
                <text:p>0.2310821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32119676944">
                <text:p>0.23211967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32631617761">
                <text:p>0.23263161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32980947761">
                <text:p>0.23298094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3493836944">
                <text:p>0.23349383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33277408144">
                <text:p>0.233277408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30069878336">
                <text:p>0.230069878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296997329">
                <text:p>0.2296997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33165368384">
                <text:p>0.233165368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34166952464">
                <text:p>0.234166952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32530341796">
                <text:p>0.232530341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33243600209">
                <text:p>0.233243600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34863329129">
                <text:p>0.234863329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35078552801">
                <text:p>0.235078552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35987066225">
                <text:p>0.23598706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36070628641">
                <text:p>0.236070628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36233909521">
                <text:p>0.236233909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374807824">
                <text:p>0.2374807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390134321">
                <text:p>0.2390134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40176446084">
                <text:p>0.240176446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41959707236">
                <text:p>0.241959707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44447181056">
                <text:p>0.244447181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45811690436">
                <text:p>0.245811690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45742284176">
                <text:p>0.245742284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45475657025">
                <text:p>0.245475657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6527145225">
                <text:p>0.24652714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45063611521">
                <text:p>0.245063611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443720356">
                <text:p>0.2443720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5245819729">
                <text:p>0.245245819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44564866225">
                <text:p>0.24456486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45553945156">
                <text:p>0.24555394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48946113025">
                <text:p>0.24894611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47969141225">
                <text:p>0.247969141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43635036836">
                <text:p>0.243635036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46875821956">
                <text:p>0.246875821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52121481689">
                <text:p>0.252121481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50824678976">
                <text:p>0.250824678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48047825936">
                <text:p>0.248047825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49122770884">
                <text:p>0.249122770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1009016064">
                <text:p>0.251009016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50784614656">
                <text:p>0.250784614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51585505889">
                <text:p>0.25158550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51114238769">
                <text:p>0.25111423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49629137641">
                <text:p>0.249629137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50993986049">
                <text:p>0.250993986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53054272025">
                <text:p>0.253054272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52505245001">
                <text:p>0.252505245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503401156">
                <text:p>0.2503401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51080164241">
                <text:p>0.251080164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54499061441">
                <text:p>0.25449906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55089644096">
                <text:p>0.255089644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53912186609">
                <text:p>0.253912186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55927727449">
                <text:p>0.255927727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59020941481">
                <text:p>0.25902094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60129580841">
                <text:p>0.260129580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579319369">
                <text:p>0.2579319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57517681444">
                <text:p>0.257517681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603958841">
                <text:p>0.2603958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61575988025">
                <text:p>0.261575988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59240850649">
                <text:p>0.25924085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57857793209">
                <text:p>0.25785779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60825725521">
                <text:p>0.260825725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63752090624">
                <text:p>0.263752090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62719803844">
                <text:p>0.262719803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61135308196">
                <text:p>0.26113530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62401087001">
                <text:p>0.262401087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63561077924">
                <text:p>0.263561077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64770964481">
                <text:p>0.264770964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66789811289">
                <text:p>0.26678981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67869388721">
                <text:p>0.267869388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66796009529">
                <text:p>0.266796009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66890024996">
                <text:p>0.266890024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68576843536">
                <text:p>0.268576843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69179380625">
                <text:p>0.26917938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66546070961">
                <text:p>0.266546070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65708289961">
                <text:p>0.265708289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67614809225">
                <text:p>0.26761480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66908623424">
                <text:p>0.266908623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644427776">
                <text:p>0.2644427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64262824225">
                <text:p>0.26426282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64686583529">
                <text:p>0.264686583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64065460129">
                <text:p>0.264065460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62862315401">
                <text:p>0.262862315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64115822084">
                <text:p>0.264115822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663901769">
                <text:p>0.2663901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65306376241">
                <text:p>0.265306376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63878443481">
                <text:p>0.263878443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64619705744">
                <text:p>0.264619705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63053074769">
                <text:p>0.263053074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604469156">
                <text:p>0.2604469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60576558089">
                <text:p>0.26057655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0851261696">
                <text:p>0.260851261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59818556176">
                <text:p>0.259818556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58431923044">
                <text:p>0.258431923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57227494976">
                <text:p>0.257227494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57279229529">
                <text:p>0.257279229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56904018449">
                <text:p>0.256904018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55643494544">
                <text:p>0.255643494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54739250089">
                <text:p>0.254739250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54689790224">
                <text:p>0.254689790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55602036041">
                <text:p>0.255602036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56834076944">
                <text:p>0.25683407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56559471289">
                <text:p>0.25655947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560056409">
                <text:p>0.2560056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57906544025">
                <text:p>0.257906544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60016366724">
                <text:p>0.260016366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59230667609">
                <text:p>0.259230667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57045958009">
                <text:p>0.257045958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54878571025">
                <text:p>0.254878571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55083583364">
                <text:p>0.255083583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552371441">
                <text:p>0.255237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53699586596">
                <text:p>0.253699586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50134017956">
                <text:p>0.250134017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49659116281">
                <text:p>0.249659116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53810409616">
                <text:p>0.253810409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53800333796">
                <text:p>0.25380033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51306703025">
                <text:p>0.25130670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52254058001">
                <text:p>0.252254058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52723376656">
                <text:p>0.252723376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50276076176">
                <text:p>0.250276076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52138553956">
                <text:p>0.252138553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55101765776">
                <text:p>0.255101765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540764836">
                <text:p>0.2540764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52846054244">
                <text:p>0.252846054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53187093329">
                <text:p>0.253187093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523655696">
                <text:p>0.2523655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53715704804">
                <text:p>0.253715704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7660805609">
                <text:p>0.257660805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56026892081">
                <text:p>0.256026892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54434492225">
                <text:p>0.25443449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55565636225">
                <text:p>0.25556563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55205822041">
                <text:p>0.255205822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55967188624">
                <text:p>0.255967188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55595969225">
                <text:p>0.25559596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55421073664">
                <text:p>0.255421073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58547842576">
                <text:p>0.258547842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60624544196">
                <text:p>0.260624544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597227369">
                <text:p>0.2597227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58904915929">
                <text:p>0.258904915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57580610576">
                <text:p>0.257580610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60136721296">
                <text:p>0.260136721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63739765136">
                <text:p>0.263739765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61726374464">
                <text:p>0.261726374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60211191881">
                <text:p>0.260211191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66942722225">
                <text:p>0.26694272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70180604521">
                <text:p>0.270180604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65136427396">
                <text:p>0.2651364273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63660683441">
                <text:p>0.263660683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69339202441">
                <text:p>0.26933920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74404154896">
                <text:p>0.274404154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74652509329">
                <text:p>0.274652509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739161569">
                <text:p>0.2739161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5812982041">
                <text:p>0.275812982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76661272196">
                <text:p>0.276661272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74698629689">
                <text:p>0.274698629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7206656">
                <text:p>0.27206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70395840016">
                <text:p>0.270395840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69061101521">
                <text:p>0.269061101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68387199721">
                <text:p>0.268387199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66079557241">
                <text:p>0.266079557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63648360089">
                <text:p>0.263648360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62008849424">
                <text:p>0.262008849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61698749225">
                <text:p>0.2616987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60415275481">
                <text:p>0.260415275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57036832144">
                <text:p>0.257036832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51825319684">
                <text:p>0.251825319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49545207025">
                <text:p>0.249545207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34612359424">
                <text:p>0.234612359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32718443281">
                <text:p>0.23271844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4190886144">
                <text:p>0.224190886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15747244196">
                <text:p>0.215747244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07769137489">
                <text:p>0.2077691374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03538127104">
                <text:p>0.203538127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93752269929">
                <text:p>0.193752269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93753150276">
                <text:p>0.193753150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